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146in"/>
    </style:style>
    <style:style style:name="co3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GenerateRandomNumbers" table:style-name="ta1" table:print="false">
        <table:table-column table:style-name="co1" table:default-cell-style-name="Default"/>
        <table:table-column table:style-name="co2" table:number-columns-repeated="12" table:default-cell-style-name="ce1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2" office:value-type="string">
            <text:p>Generate Random Number Sums</text:p>
          </table:table-cell>
          <table:table-cell table:style-name="Default"/>
          <table:table-cell table:style-name="ce2"/>
          <table:table-cell table:style-name="Default" table:number-columns-repeated="8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2" office:value-type="string">
            <text:p>Approximation of the Normal Distribution</text:p>
          </table:table-cell>
          <table:table-cell table:style-name="Default"/>
          <table:table-cell table:style-name="ce2"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style-name="Default" table:formula="of:=AVERAGE([.N13:.N1012])" office:value-type="float" office:value="-0.0130251751397736">
            <text:p>-0.0130251751</text:p>
          </table:table-cell>
          <table:table-cell table:style-name="Default" office:value-type="string">
            <text:p><text:s/>= Average of the Sum and Centered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/>
          <table:table-cell table:style-name="Default" table:number-columns-repeated="5"/>
          <table:table-cell table:style-name="Default" table:formula="of:=SQRT(SUM([.P13:.P1012])/(1000-1))" office:value-type="float" office:value="0.9662172696992">
            <text:p>0.9662172697</text:p>
          </table:table-cell>
          <table:table-cell table:style-name="Default" office:value-type="string">
            <text:p><text:s/>= Standard Deviation = sqrt(sum((Xi-Xmean)^2/(n-1))</text:p>
          </table:table-cell>
          <table:table-cell table:style-name="Default" table:number-columns-repeated="6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2"/>
        </table:table-row>
        <table:table-row table:style-name="ro3">
          <table:table-cell table:number-columns-repeated="13"/>
          <table:table-cell office:value-type="string">
            <text:p>Xi</text:p>
          </table:table-cell>
          <table:table-cell table:style-name="ce1" office:value-type="string">
            <text:p>Xi-Xmean</text:p>
          </table:table-cell>
          <table:table-cell table:style-name="ce1" office:value-type="string">
            <text:p>(Xi-Xmean)^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Sum&amp;Center</text:p>
          </table:table-cell>
          <table:table-cell table:style-name="ce1" office:value-type="string">
            <text:p>Subtract Avg</text:p>
          </table:table-cell>
          <table:table-cell table:style-name="ce1" office:value-type="string">
            <text:p>Square pf</text:p>
          </table:table-cell>
        </table:table-row>
        <table:table-row table:style-name="ro1">
          <table:table-cell table:number-columns-repeated="14"/>
          <table:table-cell table:style-name="ce1" office:value-type="string">
            <text:p>from Sum&amp;Center</text:p>
          </table:table-cell>
          <table:table-cell table:style-name="ce1" office:value-type="string">
            <text:p>Centered Sum</text:p>
          </table:table-cell>
        </table:table-row>
        <table:table-row table:style-name="ro1">
          <table:table-cell/>
          <table:table-cell table:formula="of:=RAND()" office:value-type="float" office:value="0.60986532154493">
            <text:p>0.6098653215</text:p>
          </table:table-cell>
          <table:table-cell table:formula="of:=RAND()" office:value-type="float" office:value="0.566600545309484">
            <text:p>0.5666005453</text:p>
          </table:table-cell>
          <table:table-cell table:formula="of:=RAND()" office:value-type="float" office:value="0.972752325003967">
            <text:p>0.972752325</text:p>
          </table:table-cell>
          <table:table-cell table:formula="of:=RAND()" office:value-type="float" office:value="0.883026452967897">
            <text:p>0.883026453</text:p>
          </table:table-cell>
          <table:table-cell table:formula="of:=RAND()" office:value-type="float" office:value="0.595980895916">
            <text:p>0.5959808959</text:p>
          </table:table-cell>
          <table:table-cell table:formula="of:=RAND()" office:value-type="float" office:value="0.649759197840467">
            <text:p>0.6497591978</text:p>
          </table:table-cell>
          <table:table-cell table:formula="of:=RAND()" office:value-type="float" office:value="0.345896444516256">
            <text:p>0.3458964445</text:p>
          </table:table-cell>
          <table:table-cell table:formula="of:=RAND()" office:value-type="float" office:value="0.763588169589639">
            <text:p>0.7635881696</text:p>
          </table:table-cell>
          <table:table-cell table:formula="of:=RAND()" office:value-type="float" office:value="0.607109584845603">
            <text:p>0.6071095848</text:p>
          </table:table-cell>
          <table:table-cell table:formula="of:=RAND()" office:value-type="float" office:value="0.380398323293775">
            <text:p>0.3803983233</text:p>
          </table:table-cell>
          <table:table-cell table:formula="of:=RAND()" office:value-type="float" office:value="0.0341267592739314">
            <text:p>0.0341267593</text:p>
          </table:table-cell>
          <table:table-cell table:formula="of:=RAND()" office:value-type="float" office:value="0.254878299543634">
            <text:p>0.2548782995</text:p>
          </table:table-cell>
          <table:table-cell table:formula="of:=SUM([.B13:.M13])-6" office:value-type="float" office:value="0.663982319645584">
            <text:p>0.6639823196</text:p>
          </table:table-cell>
          <table:table-cell table:formula="of:=[.N13]-[.$G$6]" office:value-type="float" office:value="0.677007494785357">
            <text:p>0.6770074948</text:p>
          </table:table-cell>
          <table:table-cell table:formula="of:=[.O13]*[.O13]" office:value-type="float" office:value="0.458339147995546">
            <text:p>0.458339148</text:p>
          </table:table-cell>
        </table:table-row>
        <table:table-row table:style-name="ro1">
          <table:table-cell/>
          <table:table-cell table:formula="of:=RAND()" office:value-type="float" office:value="0.170582339866087">
            <text:p>0.1705823399</text:p>
          </table:table-cell>
          <table:table-cell table:formula="of:=RAND()" office:value-type="float" office:value="0.998910210328177">
            <text:p>0.9989102103</text:p>
          </table:table-cell>
          <table:table-cell table:formula="of:=RAND()" office:value-type="float" office:value="0.379887707531452">
            <text:p>0.3798877075</text:p>
          </table:table-cell>
          <table:table-cell table:formula="of:=RAND()" office:value-type="float" office:value="0.965666638454422">
            <text:p>0.9656666385</text:p>
          </table:table-cell>
          <table:table-cell table:formula="of:=RAND()" office:value-type="float" office:value="0.570384160382673">
            <text:p>0.5703841604</text:p>
          </table:table-cell>
          <table:table-cell table:formula="of:=RAND()" office:value-type="float" office:value="0.069742429535836">
            <text:p>0.0697424295</text:p>
          </table:table-cell>
          <table:table-cell table:formula="of:=RAND()" office:value-type="float" office:value="0.335866915760562">
            <text:p>0.3358669158</text:p>
          </table:table-cell>
          <table:table-cell table:formula="of:=RAND()" office:value-type="float" office:value="0.406281500356272">
            <text:p>0.4062815004</text:p>
          </table:table-cell>
          <table:table-cell table:formula="of:=RAND()" office:value-type="float" office:value="0.700433986959979">
            <text:p>0.700433987</text:p>
          </table:table-cell>
          <table:table-cell table:formula="of:=RAND()" office:value-type="float" office:value="0.921863378025591">
            <text:p>0.921863378</text:p>
          </table:table-cell>
          <table:table-cell table:formula="of:=RAND()" office:value-type="float" office:value="0.218171218177304">
            <text:p>0.2181712182</text:p>
          </table:table-cell>
          <table:table-cell table:formula="of:=RAND()" office:value-type="float" office:value="0.307325150119141">
            <text:p>0.3073251501</text:p>
          </table:table-cell>
          <table:table-cell table:formula="of:=SUM([.B14:.M14])-6" office:value-type="float" office:value="0.0451156354974955">
            <text:p>0.0451156355</text:p>
          </table:table-cell>
          <table:table-cell table:formula="of:=[.N14]-[.$G$6]" office:value-type="float" office:value="0.0581408106372692">
            <text:p>0.0581408106</text:p>
          </table:table-cell>
          <table:table-cell table:formula="of:=[.O14]*[.O14]" office:value-type="float" office:value="0.00338035386155879">
            <text:p>0.0033803539</text:p>
          </table:table-cell>
        </table:table-row>
        <table:table-row table:style-name="ro1">
          <table:table-cell/>
          <table:table-cell table:formula="of:=RAND()" office:value-type="float" office:value="0.658794385846704">
            <text:p>0.6587943858</text:p>
          </table:table-cell>
          <table:table-cell table:formula="of:=RAND()" office:value-type="float" office:value="0.618267296580598">
            <text:p>0.6182672966</text:p>
          </table:table-cell>
          <table:table-cell table:formula="of:=RAND()" office:value-type="float" office:value="0.252141236560419">
            <text:p>0.2521412366</text:p>
          </table:table-cell>
          <table:table-cell table:formula="of:=RAND()" office:value-type="float" office:value="0.707808308536187">
            <text:p>0.7078083085</text:p>
          </table:table-cell>
          <table:table-cell table:formula="of:=RAND()" office:value-type="float" office:value="0.4667767516803">
            <text:p>0.4667767517</text:p>
          </table:table-cell>
          <table:table-cell table:formula="of:=RAND()" office:value-type="float" office:value="0.723871567985043">
            <text:p>0.723871568</text:p>
          </table:table-cell>
          <table:table-cell table:formula="of:=RAND()" office:value-type="float" office:value="0.595457823481411">
            <text:p>0.5954578235</text:p>
          </table:table-cell>
          <table:table-cell table:formula="of:=RAND()" office:value-type="float" office:value="0.719028133666143">
            <text:p>0.7190281337</text:p>
          </table:table-cell>
          <table:table-cell table:formula="of:=RAND()" office:value-type="float" office:value="0.113836146192625">
            <text:p>0.1138361462</text:p>
          </table:table-cell>
          <table:table-cell table:formula="of:=RAND()" office:value-type="float" office:value="0.9813844547607">
            <text:p>0.9813844548</text:p>
          </table:table-cell>
          <table:table-cell table:formula="of:=RAND()" office:value-type="float" office:value="0.677874452667311">
            <text:p>0.6778744527</text:p>
          </table:table-cell>
          <table:table-cell table:formula="of:=RAND()" office:value-type="float" office:value="0.128540423465893">
            <text:p>0.1285404235</text:p>
          </table:table-cell>
          <table:table-cell table:formula="of:=SUM([.B15:.M15])-6" office:value-type="float" office:value="0.643780981423333">
            <text:p>0.6437809814</text:p>
          </table:table-cell>
          <table:table-cell table:formula="of:=[.N15]-[.$G$6]" office:value-type="float" office:value="0.656806156563107">
            <text:p>0.6568061566</text:p>
          </table:table-cell>
          <table:table-cell table:formula="of:=[.O15]*[.O15]" office:value-type="float" office:value="0.431394327299201">
            <text:p>0.4313943273</text:p>
          </table:table-cell>
        </table:table-row>
        <table:table-row table:style-name="ro1">
          <table:table-cell/>
          <table:table-cell table:formula="of:=RAND()" office:value-type="float" office:value="0.650950968731195">
            <text:p>0.6509509687</text:p>
          </table:table-cell>
          <table:table-cell table:formula="of:=RAND()" office:value-type="float" office:value="0.0153911004308611">
            <text:p>0.0153911004</text:p>
          </table:table-cell>
          <table:table-cell table:formula="of:=RAND()" office:value-type="float" office:value="0.707610301906243">
            <text:p>0.7076103019</text:p>
          </table:table-cell>
          <table:table-cell table:formula="of:=RAND()" office:value-type="float" office:value="0.689574654446915">
            <text:p>0.6895746544</text:p>
          </table:table-cell>
          <table:table-cell table:formula="of:=RAND()" office:value-type="float" office:value="0.7960785117466">
            <text:p>0.7960785117</text:p>
          </table:table-cell>
          <table:table-cell table:formula="of:=RAND()" office:value-type="float" office:value="0.602328586624935">
            <text:p>0.6023285866</text:p>
          </table:table-cell>
          <table:table-cell table:formula="of:=RAND()" office:value-type="float" office:value="0.552715518511832">
            <text:p>0.5527155185</text:p>
          </table:table-cell>
          <table:table-cell table:formula="of:=RAND()" office:value-type="float" office:value="0.563787390012294">
            <text:p>0.56378739</text:p>
          </table:table-cell>
          <table:table-cell table:formula="of:=RAND()" office:value-type="float" office:value="0.598931060405448">
            <text:p>0.5989310604</text:p>
          </table:table-cell>
          <table:table-cell table:formula="of:=RAND()" office:value-type="float" office:value="0.0458266821224242">
            <text:p>0.0458266821</text:p>
          </table:table-cell>
          <table:table-cell table:formula="of:=RAND()" office:value-type="float" office:value="0.0162506988272071">
            <text:p>0.0162506988</text:p>
          </table:table-cell>
          <table:table-cell table:formula="of:=RAND()" office:value-type="float" office:value="0.150019684806466">
            <text:p>0.1500196848</text:p>
          </table:table-cell>
          <table:table-cell table:formula="of:=SUM([.B16:.M16])-6" office:value-type="float" office:value="-0.61053484142758">
            <text:p>-0.6105348414</text:p>
          </table:table-cell>
          <table:table-cell table:formula="of:=[.N16]-[.$G$6]" office:value-type="float" office:value="-0.597509666287806">
            <text:p>-0.5975096663</text:p>
          </table:table-cell>
          <table:table-cell table:formula="of:=[.O16]*[.O16]" office:value-type="float" office:value="0.357017801307365">
            <text:p>0.3570178013</text:p>
          </table:table-cell>
        </table:table-row>
        <table:table-row table:style-name="ro1">
          <table:table-cell/>
          <table:table-cell table:formula="of:=RAND()" office:value-type="float" office:value="0.704818383790553">
            <text:p>0.7048183838</text:p>
          </table:table-cell>
          <table:table-cell table:formula="of:=RAND()" office:value-type="float" office:value="0.76954934746027">
            <text:p>0.7695493475</text:p>
          </table:table-cell>
          <table:table-cell table:formula="of:=RAND()" office:value-type="float" office:value="0.539181439438835">
            <text:p>0.5391814394</text:p>
          </table:table-cell>
          <table:table-cell table:formula="of:=RAND()" office:value-type="float" office:value="0.465737285092473">
            <text:p>0.4657372851</text:p>
          </table:table-cell>
          <table:table-cell table:formula="of:=RAND()" office:value-type="float" office:value="0.854363176273182">
            <text:p>0.8543631763</text:p>
          </table:table-cell>
          <table:table-cell table:formula="of:=RAND()" office:value-type="float" office:value="0.0658393956255168">
            <text:p>0.0658393956</text:p>
          </table:table-cell>
          <table:table-cell table:formula="of:=RAND()" office:value-type="float" office:value="0.710614137584344">
            <text:p>0.7106141376</text:p>
          </table:table-cell>
          <table:table-cell table:formula="of:=RAND()" office:value-type="float" office:value="0.231942747719586">
            <text:p>0.2319427477</text:p>
          </table:table-cell>
          <table:table-cell table:formula="of:=RAND()" office:value-type="float" office:value="0.641079345019534">
            <text:p>0.641079345</text:p>
          </table:table-cell>
          <table:table-cell table:formula="of:=RAND()" office:value-type="float" office:value="0.701446276623756">
            <text:p>0.7014462766</text:p>
          </table:table-cell>
          <table:table-cell table:formula="of:=RAND()" office:value-type="float" office:value="0.602129269624129">
            <text:p>0.6021292696</text:p>
          </table:table-cell>
          <table:table-cell table:formula="of:=RAND()" office:value-type="float" office:value="0.241147084860131">
            <text:p>0.2411470849</text:p>
          </table:table-cell>
          <table:table-cell table:formula="of:=SUM([.B17:.M17])-6" office:value-type="float" office:value="0.527847889112309">
            <text:p>0.5278478891</text:p>
          </table:table-cell>
          <table:table-cell table:formula="of:=[.N17]-[.$G$6]" office:value-type="float" office:value="0.540873064252082">
            <text:p>0.5408730643</text:p>
          </table:table-cell>
          <table:table-cell table:formula="of:=[.O17]*[.O17]" office:value-type="float" office:value="0.292543671633437">
            <text:p>0.2925436716</text:p>
          </table:table-cell>
        </table:table-row>
        <table:table-row table:style-name="ro1">
          <table:table-cell/>
          <table:table-cell table:formula="of:=RAND()" office:value-type="float" office:value="0.31947980960831">
            <text:p>0.3194798096</text:p>
          </table:table-cell>
          <table:table-cell table:formula="of:=RAND()" office:value-type="float" office:value="0.870702855056152">
            <text:p>0.8707028551</text:p>
          </table:table-cell>
          <table:table-cell table:formula="of:=RAND()" office:value-type="float" office:value="0.696044807089493">
            <text:p>0.6960448071</text:p>
          </table:table-cell>
          <table:table-cell table:formula="of:=RAND()" office:value-type="float" office:value="0.164048973470926">
            <text:p>0.1640489735</text:p>
          </table:table-cell>
          <table:table-cell table:formula="of:=RAND()" office:value-type="float" office:value="0.92672516265884">
            <text:p>0.9267251627</text:p>
          </table:table-cell>
          <table:table-cell table:formula="of:=RAND()" office:value-type="float" office:value="0.171865216689184">
            <text:p>0.1718652167</text:p>
          </table:table-cell>
          <table:table-cell table:formula="of:=RAND()" office:value-type="float" office:value="0.112954818177968">
            <text:p>0.1129548182</text:p>
          </table:table-cell>
          <table:table-cell table:formula="of:=RAND()" office:value-type="float" office:value="0.958021661266685">
            <text:p>0.9580216613</text:p>
          </table:table-cell>
          <table:table-cell table:formula="of:=RAND()" office:value-type="float" office:value="0.462138130795211">
            <text:p>0.4621381308</text:p>
          </table:table-cell>
          <table:table-cell table:formula="of:=RAND()" office:value-type="float" office:value="0.440114045049995">
            <text:p>0.440114045</text:p>
          </table:table-cell>
          <table:table-cell table:formula="of:=RAND()" office:value-type="float" office:value="0.204920678166673">
            <text:p>0.2049206782</text:p>
          </table:table-cell>
          <table:table-cell table:formula="of:=RAND()" office:value-type="float" office:value="0.346291984198615">
            <text:p>0.3462919842</text:p>
          </table:table-cell>
          <table:table-cell table:formula="of:=SUM([.B18:.M18])-6" office:value-type="float" office:value="-0.326691857771948">
            <text:p>-0.3266918578</text:p>
          </table:table-cell>
          <table:table-cell table:formula="of:=[.N18]-[.$G$6]" office:value-type="float" office:value="-0.313666682632174">
            <text:p>-0.3136666826</text:p>
          </table:table-cell>
          <table:table-cell table:formula="of:=[.O18]*[.O18]" office:value-type="float" office:value="0.0983867877934732">
            <text:p>0.0983867878</text:p>
          </table:table-cell>
        </table:table-row>
        <table:table-row table:style-name="ro1">
          <table:table-cell/>
          <table:table-cell table:formula="of:=RAND()" office:value-type="float" office:value="0.962548163719475">
            <text:p>0.9625481637</text:p>
          </table:table-cell>
          <table:table-cell table:formula="of:=RAND()" office:value-type="float" office:value="0.261262391461059">
            <text:p>0.2612623915</text:p>
          </table:table-cell>
          <table:table-cell table:formula="of:=RAND()" office:value-type="float" office:value="0.600922438781709">
            <text:p>0.6009224388</text:p>
          </table:table-cell>
          <table:table-cell table:formula="of:=RAND()" office:value-type="float" office:value="0.435341876931489">
            <text:p>0.4353418769</text:p>
          </table:table-cell>
          <table:table-cell table:formula="of:=RAND()" office:value-type="float" office:value="0.580327866598964">
            <text:p>0.5803278666</text:p>
          </table:table-cell>
          <table:table-cell table:formula="of:=RAND()" office:value-type="float" office:value="0.403500306187198">
            <text:p>0.4035003062</text:p>
          </table:table-cell>
          <table:table-cell table:formula="of:=RAND()" office:value-type="float" office:value="0.835890012327582">
            <text:p>0.8358900123</text:p>
          </table:table-cell>
          <table:table-cell table:formula="of:=RAND()" office:value-type="float" office:value="0.912480411119759">
            <text:p>0.9124804111</text:p>
          </table:table-cell>
          <table:table-cell table:formula="of:=RAND()" office:value-type="float" office:value="0.845297346590087">
            <text:p>0.8452973466</text:p>
          </table:table-cell>
          <table:table-cell table:formula="of:=RAND()" office:value-type="float" office:value="0.913570847129449">
            <text:p>0.9135708471</text:p>
          </table:table-cell>
          <table:table-cell table:formula="of:=RAND()" office:value-type="float" office:value="0.151223414111882">
            <text:p>0.1512234141</text:p>
          </table:table-cell>
          <table:table-cell table:formula="of:=RAND()" office:value-type="float" office:value="0.288139398675412">
            <text:p>0.2881393987</text:p>
          </table:table-cell>
          <table:table-cell table:formula="of:=SUM([.B19:.M19])-6" office:value-type="float" office:value="1.19050447363406">
            <text:p>1.1905044736</text:p>
          </table:table-cell>
          <table:table-cell table:formula="of:=[.N19]-[.$G$6]" office:value-type="float" office:value="1.20352964877384">
            <text:p>1.2035296488</text:p>
          </table:table-cell>
          <table:table-cell table:formula="of:=[.O19]*[.O19]" office:value-type="float" office:value="1.44848361547768">
            <text:p>1.4484836155</text:p>
          </table:table-cell>
        </table:table-row>
        <table:table-row table:style-name="ro1">
          <table:table-cell/>
          <table:table-cell table:formula="of:=RAND()" office:value-type="float" office:value="0.64963945816271">
            <text:p>0.6496394582</text:p>
          </table:table-cell>
          <table:table-cell table:formula="of:=RAND()" office:value-type="float" office:value="0.515938059892505">
            <text:p>0.5159380599</text:p>
          </table:table-cell>
          <table:table-cell table:formula="of:=RAND()" office:value-type="float" office:value="0.904563903110102">
            <text:p>0.9045639031</text:p>
          </table:table-cell>
          <table:table-cell table:formula="of:=RAND()" office:value-type="float" office:value="0.292060441803187">
            <text:p>0.2920604418</text:p>
          </table:table-cell>
          <table:table-cell table:formula="of:=RAND()" office:value-type="float" office:value="0.121686764992774">
            <text:p>0.121686765</text:p>
          </table:table-cell>
          <table:table-cell table:formula="of:=RAND()" office:value-type="float" office:value="0.888636249350384">
            <text:p>0.8886362494</text:p>
          </table:table-cell>
          <table:table-cell table:formula="of:=RAND()" office:value-type="float" office:value="0.981824859278277">
            <text:p>0.9818248593</text:p>
          </table:table-cell>
          <table:table-cell table:formula="of:=RAND()" office:value-type="float" office:value="0.392884551547468">
            <text:p>0.3928845515</text:p>
          </table:table-cell>
          <table:table-cell table:formula="of:=RAND()" office:value-type="float" office:value="0.791602405253798">
            <text:p>0.7916024053</text:p>
          </table:table-cell>
          <table:table-cell table:formula="of:=RAND()" office:value-type="float" office:value="0.305616490542889">
            <text:p>0.3056164905</text:p>
          </table:table-cell>
          <table:table-cell table:formula="of:=RAND()" office:value-type="float" office:value="0.147842996520922">
            <text:p>0.1478429965</text:p>
          </table:table-cell>
          <table:table-cell table:formula="of:=RAND()" office:value-type="float" office:value="0.30086345365271">
            <text:p>0.3008634537</text:p>
          </table:table-cell>
          <table:table-cell table:formula="of:=SUM([.B20:.M20])-6" office:value-type="float" office:value="0.293159634107724">
            <text:p>0.2931596341</text:p>
          </table:table-cell>
          <table:table-cell table:formula="of:=[.N20]-[.$G$6]" office:value-type="float" office:value="0.306184809247497">
            <text:p>0.3061848092</text:p>
          </table:table-cell>
          <table:table-cell table:formula="of:=[.O20]*[.O20]" office:value-type="float" office:value="0.0937491374139264">
            <text:p>0.0937491374</text:p>
          </table:table-cell>
        </table:table-row>
        <table:table-row table:style-name="ro1">
          <table:table-cell/>
          <table:table-cell table:formula="of:=RAND()" office:value-type="float" office:value="0.276967178797349">
            <text:p>0.2769671788</text:p>
          </table:table-cell>
          <table:table-cell table:formula="of:=RAND()" office:value-type="float" office:value="0.740740502253175">
            <text:p>0.7407405023</text:p>
          </table:table-cell>
          <table:table-cell table:formula="of:=RAND()" office:value-type="float" office:value="0.957562290132046">
            <text:p>0.9575622901</text:p>
          </table:table-cell>
          <table:table-cell table:formula="of:=RAND()" office:value-type="float" office:value="0.879807806108147">
            <text:p>0.8798078061</text:p>
          </table:table-cell>
          <table:table-cell table:formula="of:=RAND()" office:value-type="float" office:value="0.777280185837299">
            <text:p>0.7772801858</text:p>
          </table:table-cell>
          <table:table-cell table:formula="of:=RAND()" office:value-type="float" office:value="0.933692840393633">
            <text:p>0.9336928404</text:p>
          </table:table-cell>
          <table:table-cell table:formula="of:=RAND()" office:value-type="float" office:value="0.788531243335456">
            <text:p>0.7885312433</text:p>
          </table:table-cell>
          <table:table-cell table:formula="of:=RAND()" office:value-type="float" office:value="0.313975430093706">
            <text:p>0.3139754301</text:p>
          </table:table-cell>
          <table:table-cell table:formula="of:=RAND()" office:value-type="float" office:value="0.577540578320622">
            <text:p>0.5775405783</text:p>
          </table:table-cell>
          <table:table-cell table:formula="of:=RAND()" office:value-type="float" office:value="0.407435421133414">
            <text:p>0.4074354211</text:p>
          </table:table-cell>
          <table:table-cell table:formula="of:=RAND()" office:value-type="float" office:value="0.0140171193052083">
            <text:p>0.0140171193</text:p>
          </table:table-cell>
          <table:table-cell table:formula="of:=RAND()" office:value-type="float" office:value="0.785783692728728">
            <text:p>0.7857836927</text:p>
          </table:table-cell>
          <table:table-cell table:formula="of:=SUM([.B21:.M21])-6" office:value-type="float" office:value="1.45333428843878">
            <text:p>1.4533342884</text:p>
          </table:table-cell>
          <table:table-cell table:formula="of:=[.N21]-[.$G$6]" office:value-type="float" office:value="1.46635946357856">
            <text:p>1.4663594636</text:p>
          </table:table-cell>
          <table:table-cell table:formula="of:=[.O21]*[.O21]" office:value-type="float" office:value="2.15021007642639">
            <text:p>2.1502100764</text:p>
          </table:table-cell>
        </table:table-row>
        <table:table-row table:style-name="ro1">
          <table:table-cell/>
          <table:table-cell table:formula="of:=RAND()" office:value-type="float" office:value="0.80426580272615">
            <text:p>0.8042658027</text:p>
          </table:table-cell>
          <table:table-cell table:formula="of:=RAND()" office:value-type="float" office:value="0.965253308182582">
            <text:p>0.9652533082</text:p>
          </table:table-cell>
          <table:table-cell table:formula="of:=RAND()" office:value-type="float" office:value="0.627650080015883">
            <text:p>0.62765008</text:p>
          </table:table-cell>
          <table:table-cell table:formula="of:=RAND()" office:value-type="float" office:value="0.193437080830336">
            <text:p>0.1934370808</text:p>
          </table:table-cell>
          <table:table-cell table:formula="of:=RAND()" office:value-type="float" office:value="0.317654116312042">
            <text:p>0.3176541163</text:p>
          </table:table-cell>
          <table:table-cell table:formula="of:=RAND()" office:value-type="float" office:value="0.872415520949289">
            <text:p>0.8724155209</text:p>
          </table:table-cell>
          <table:table-cell table:formula="of:=RAND()" office:value-type="float" office:value="0.734408093849197">
            <text:p>0.7344080938</text:p>
          </table:table-cell>
          <table:table-cell table:formula="of:=RAND()" office:value-type="float" office:value="0.1790951192379">
            <text:p>0.1790951192</text:p>
          </table:table-cell>
          <table:table-cell table:formula="of:=RAND()" office:value-type="float" office:value="0.657793639460579">
            <text:p>0.6577936395</text:p>
          </table:table-cell>
          <table:table-cell table:formula="of:=RAND()" office:value-type="float" office:value="0.482272224035114">
            <text:p>0.482272224</text:p>
          </table:table-cell>
          <table:table-cell table:formula="of:=RAND()" office:value-type="float" office:value="0.0715647528413683">
            <text:p>0.0715647528</text:p>
          </table:table-cell>
          <table:table-cell table:formula="of:=RAND()" office:value-type="float" office:value="0.483829903183505">
            <text:p>0.4838299032</text:p>
          </table:table-cell>
          <table:table-cell table:formula="of:=SUM([.B22:.M22])-6" office:value-type="float" office:value="0.389639641623944">
            <text:p>0.3896396416</text:p>
          </table:table-cell>
          <table:table-cell table:formula="of:=[.N22]-[.$G$6]" office:value-type="float" office:value="0.402664816763718">
            <text:p>0.4026648168</text:p>
          </table:table-cell>
          <table:table-cell table:formula="of:=[.O22]*[.O22]" office:value-type="float" office:value="0.162138954659358">
            <text:p>0.1621389547</text:p>
          </table:table-cell>
        </table:table-row>
        <table:table-row table:style-name="ro1">
          <table:table-cell/>
          <table:table-cell table:formula="of:=RAND()" office:value-type="float" office:value="0.415434253402054">
            <text:p>0.4154342534</text:p>
          </table:table-cell>
          <table:table-cell table:formula="of:=RAND()" office:value-type="float" office:value="0.398102055536583">
            <text:p>0.3981020555</text:p>
          </table:table-cell>
          <table:table-cell table:formula="of:=RAND()" office:value-type="float" office:value="0.14512339537032">
            <text:p>0.1451233954</text:p>
          </table:table-cell>
          <table:table-cell table:formula="of:=RAND()" office:value-type="float" office:value="0.459232369903475">
            <text:p>0.4592323699</text:p>
          </table:table-cell>
          <table:table-cell table:formula="of:=RAND()" office:value-type="float" office:value="0.683348407736048">
            <text:p>0.6833484077</text:p>
          </table:table-cell>
          <table:table-cell table:formula="of:=RAND()" office:value-type="float" office:value="0.0850500189699233">
            <text:p>0.085050019</text:p>
          </table:table-cell>
          <table:table-cell table:formula="of:=RAND()" office:value-type="float" office:value="0.888565676752478">
            <text:p>0.8885656768</text:p>
          </table:table-cell>
          <table:table-cell table:formula="of:=RAND()" office:value-type="float" office:value="0.562581817153841">
            <text:p>0.5625818172</text:p>
          </table:table-cell>
          <table:table-cell table:formula="of:=RAND()" office:value-type="float" office:value="0.285308411577716">
            <text:p>0.2853084116</text:p>
          </table:table-cell>
          <table:table-cell table:formula="of:=RAND()" office:value-type="float" office:value="0.812913478119299">
            <text:p>0.8129134781</text:p>
          </table:table-cell>
          <table:table-cell table:formula="of:=RAND()" office:value-type="float" office:value="0.0615491271018982">
            <text:p>0.0615491271</text:p>
          </table:table-cell>
          <table:table-cell table:formula="of:=RAND()" office:value-type="float" office:value="0.859978018095717">
            <text:p>0.8599780181</text:p>
          </table:table-cell>
          <table:table-cell table:formula="of:=SUM([.B23:.M23])-6" office:value-type="float" office:value="-0.342812970280647">
            <text:p>-0.3428129703</text:p>
          </table:table-cell>
          <table:table-cell table:formula="of:=[.N23]-[.$G$6]" office:value-type="float" office:value="-0.329787795140874">
            <text:p>-0.3297877951</text:p>
          </table:table-cell>
          <table:table-cell table:formula="of:=[.O23]*[.O23]" office:value-type="float" office:value="0.108759989823879">
            <text:p>0.1087599898</text:p>
          </table:table-cell>
        </table:table-row>
        <table:table-row table:style-name="ro1">
          <table:table-cell/>
          <table:table-cell table:formula="of:=RAND()" office:value-type="float" office:value="0.200504023814574">
            <text:p>0.2005040238</text:p>
          </table:table-cell>
          <table:table-cell table:formula="of:=RAND()" office:value-type="float" office:value="0.350118174916133">
            <text:p>0.3501181749</text:p>
          </table:table-cell>
          <table:table-cell table:formula="of:=RAND()" office:value-type="float" office:value="0.0279904196504503">
            <text:p>0.0279904197</text:p>
          </table:table-cell>
          <table:table-cell table:formula="of:=RAND()" office:value-type="float" office:value="0.548665566137061">
            <text:p>0.5486655661</text:p>
          </table:table-cell>
          <table:table-cell table:formula="of:=RAND()" office:value-type="float" office:value="0.982703132322058">
            <text:p>0.9827031323</text:p>
          </table:table-cell>
          <table:table-cell table:formula="of:=RAND()" office:value-type="float" office:value="0.868317823624238">
            <text:p>0.8683178236</text:p>
          </table:table-cell>
          <table:table-cell table:formula="of:=RAND()" office:value-type="float" office:value="0.550469923764467">
            <text:p>0.5504699238</text:p>
          </table:table-cell>
          <table:table-cell table:formula="of:=RAND()" office:value-type="float" office:value="0.0549258550163358">
            <text:p>0.054925855</text:p>
          </table:table-cell>
          <table:table-cell table:formula="of:=RAND()" office:value-type="float" office:value="0.32759487000294">
            <text:p>0.32759487</text:p>
          </table:table-cell>
          <table:table-cell table:formula="of:=RAND()" office:value-type="float" office:value="0.814130873652175">
            <text:p>0.8141308737</text:p>
          </table:table-cell>
          <table:table-cell table:formula="of:=RAND()" office:value-type="float" office:value="0.890214664395899">
            <text:p>0.8902146644</text:p>
          </table:table-cell>
          <table:table-cell table:formula="of:=RAND()" office:value-type="float" office:value="0.849167259642854">
            <text:p>0.8491672596</text:p>
          </table:table-cell>
          <table:table-cell table:formula="of:=SUM([.B24:.M24])-6" office:value-type="float" office:value="0.464802586939186">
            <text:p>0.4648025869</text:p>
          </table:table-cell>
          <table:table-cell table:formula="of:=[.N24]-[.$G$6]" office:value-type="float" office:value="0.47782776207896">
            <text:p>0.4778277621</text:p>
          </table:table-cell>
          <table:table-cell table:formula="of:=[.O24]*[.O24]" office:value-type="float" office:value="0.228319370213387">
            <text:p>0.2283193702</text:p>
          </table:table-cell>
        </table:table-row>
        <table:table-row table:style-name="ro1">
          <table:table-cell/>
          <table:table-cell table:formula="of:=RAND()" office:value-type="float" office:value="0.0915782074443996">
            <text:p>0.0915782074</text:p>
          </table:table-cell>
          <table:table-cell table:formula="of:=RAND()" office:value-type="float" office:value="0.544798542512581">
            <text:p>0.5447985425</text:p>
          </table:table-cell>
          <table:table-cell table:formula="of:=RAND()" office:value-type="float" office:value="0.849610660690814">
            <text:p>0.8496106607</text:p>
          </table:table-cell>
          <table:table-cell table:formula="of:=RAND()" office:value-type="float" office:value="0.221109181642532">
            <text:p>0.2211091816</text:p>
          </table:table-cell>
          <table:table-cell table:formula="of:=RAND()" office:value-type="float" office:value="0.0992052806541324">
            <text:p>0.0992052807</text:p>
          </table:table-cell>
          <table:table-cell table:formula="of:=RAND()" office:value-type="float" office:value="0.671598280081525">
            <text:p>0.6715982801</text:p>
          </table:table-cell>
          <table:table-cell table:formula="of:=RAND()" office:value-type="float" office:value="0.537259285338223">
            <text:p>0.5372592853</text:p>
          </table:table-cell>
          <table:table-cell table:formula="of:=RAND()" office:value-type="float" office:value="0.306740287225693">
            <text:p>0.3067402872</text:p>
          </table:table-cell>
          <table:table-cell table:formula="of:=RAND()" office:value-type="float" office:value="0.727092631626874">
            <text:p>0.7270926316</text:p>
          </table:table-cell>
          <table:table-cell table:formula="of:=RAND()" office:value-type="float" office:value="0.382327002007514">
            <text:p>0.382327002</text:p>
          </table:table-cell>
          <table:table-cell table:formula="of:=RAND()" office:value-type="float" office:value="0.481106114806607">
            <text:p>0.4811061148</text:p>
          </table:table-cell>
          <table:table-cell table:formula="of:=RAND()" office:value-type="float" office:value="0.939448785968125">
            <text:p>0.939448786</text:p>
          </table:table-cell>
          <table:table-cell table:formula="of:=SUM([.B25:.M25])-6" office:value-type="float" office:value="-0.148125740000978">
            <text:p>-0.14812574</text:p>
          </table:table-cell>
          <table:table-cell table:formula="of:=[.N25]-[.$G$6]" office:value-type="float" office:value="-0.135100564861204">
            <text:p>-0.1351005649</text:p>
          </table:table-cell>
          <table:table-cell table:formula="of:=[.O25]*[.O25]" office:value-type="float" office:value="0.0182521626258165">
            <text:p>0.0182521626</text:p>
          </table:table-cell>
        </table:table-row>
        <table:table-row table:style-name="ro1">
          <table:table-cell/>
          <table:table-cell table:formula="of:=RAND()" office:value-type="float" office:value="0.0762412988115102">
            <text:p>0.0762412988</text:p>
          </table:table-cell>
          <table:table-cell table:formula="of:=RAND()" office:value-type="float" office:value="0.832455106312409">
            <text:p>0.8324551063</text:p>
          </table:table-cell>
          <table:table-cell table:formula="of:=RAND()" office:value-type="float" office:value="0.620793651090935">
            <text:p>0.6207936511</text:p>
          </table:table-cell>
          <table:table-cell table:formula="of:=RAND()" office:value-type="float" office:value="0.411073045106605">
            <text:p>0.4110730451</text:p>
          </table:table-cell>
          <table:table-cell table:formula="of:=RAND()" office:value-type="float" office:value="0.720972366863862">
            <text:p>0.7209723669</text:p>
          </table:table-cell>
          <table:table-cell table:formula="of:=RAND()" office:value-type="float" office:value="0.500675353687257">
            <text:p>0.5006753537</text:p>
          </table:table-cell>
          <table:table-cell table:formula="of:=RAND()" office:value-type="float" office:value="0.804636341053993">
            <text:p>0.8046363411</text:p>
          </table:table-cell>
          <table:table-cell table:formula="of:=RAND()" office:value-type="float" office:value="0.758464204613119">
            <text:p>0.7584642046</text:p>
          </table:table-cell>
          <table:table-cell table:formula="of:=RAND()" office:value-type="float" office:value="0.593866633949801">
            <text:p>0.5938666339</text:p>
          </table:table-cell>
          <table:table-cell table:formula="of:=RAND()" office:value-type="float" office:value="0.744317034259439">
            <text:p>0.7443170343</text:p>
          </table:table-cell>
          <table:table-cell table:formula="of:=RAND()" office:value-type="float" office:value="0.102557746926323">
            <text:p>0.1025577469</text:p>
          </table:table-cell>
          <table:table-cell table:formula="of:=RAND()" office:value-type="float" office:value="0.912749559618533">
            <text:p>0.9127495596</text:p>
          </table:table-cell>
          <table:table-cell table:formula="of:=SUM([.B26:.M26])-6" office:value-type="float" office:value="1.07880234229378">
            <text:p>1.0788023423</text:p>
          </table:table-cell>
          <table:table-cell table:formula="of:=[.N26]-[.$G$6]" office:value-type="float" office:value="1.09182751743356">
            <text:p>1.0918275174</text:p>
          </table:table-cell>
          <table:table-cell table:formula="of:=[.O26]*[.O26]" office:value-type="float" office:value="1.19208732782513">
            <text:p>1.1920873278</text:p>
          </table:table-cell>
        </table:table-row>
        <table:table-row table:style-name="ro1">
          <table:table-cell/>
          <table:table-cell table:formula="of:=RAND()" office:value-type="float" office:value="0.190913716331124">
            <text:p>0.1909137163</text:p>
          </table:table-cell>
          <table:table-cell table:formula="of:=RAND()" office:value-type="float" office:value="0.983215721789748">
            <text:p>0.9832157218</text:p>
          </table:table-cell>
          <table:table-cell table:formula="of:=RAND()" office:value-type="float" office:value="0.561266043689102">
            <text:p>0.5612660437</text:p>
          </table:table-cell>
          <table:table-cell table:formula="of:=RAND()" office:value-type="float" office:value="0.980703923618421">
            <text:p>0.9807039236</text:p>
          </table:table-cell>
          <table:table-cell table:formula="of:=RAND()" office:value-type="float" office:value="0.503340458264574">
            <text:p>0.5033404583</text:p>
          </table:table-cell>
          <table:table-cell table:formula="of:=RAND()" office:value-type="float" office:value="0.215781360398978">
            <text:p>0.2157813604</text:p>
          </table:table-cell>
          <table:table-cell table:formula="of:=RAND()" office:value-type="float" office:value="0.463288184953854">
            <text:p>0.463288185</text:p>
          </table:table-cell>
          <table:table-cell table:formula="of:=RAND()" office:value-type="float" office:value="0.266934505198151">
            <text:p>0.2669345052</text:p>
          </table:table-cell>
          <table:table-cell table:formula="of:=RAND()" office:value-type="float" office:value="0.956036699702963">
            <text:p>0.9560366997</text:p>
          </table:table-cell>
          <table:table-cell table:formula="of:=RAND()" office:value-type="float" office:value="0.925909768091515">
            <text:p>0.9259097681</text:p>
          </table:table-cell>
          <table:table-cell table:formula="of:=RAND()" office:value-type="float" office:value="0.801947927800939">
            <text:p>0.8019479278</text:p>
          </table:table-cell>
          <table:table-cell table:formula="of:=RAND()" office:value-type="float" office:value="0.566662425873801">
            <text:p>0.5666624259</text:p>
          </table:table-cell>
          <table:table-cell table:formula="of:=SUM([.B27:.M27])-6" office:value-type="float" office:value="1.41600073571317">
            <text:p>1.4160007357</text:p>
          </table:table-cell>
          <table:table-cell table:formula="of:=[.N27]-[.$G$6]" office:value-type="float" office:value="1.42902591085294">
            <text:p>1.4290259109</text:p>
          </table:table-cell>
          <table:table-cell table:formula="of:=[.O27]*[.O27]" office:value-type="float" office:value="2.04211505388908">
            <text:p>2.0421150539</text:p>
          </table:table-cell>
        </table:table-row>
        <table:table-row table:style-name="ro1">
          <table:table-cell/>
          <table:table-cell table:formula="of:=RAND()" office:value-type="float" office:value="0.374045974109322">
            <text:p>0.3740459741</text:p>
          </table:table-cell>
          <table:table-cell table:formula="of:=RAND()" office:value-type="float" office:value="0.332941524684429">
            <text:p>0.3329415247</text:p>
          </table:table-cell>
          <table:table-cell table:formula="of:=RAND()" office:value-type="float" office:value="0.0427458984777331">
            <text:p>0.0427458985</text:p>
          </table:table-cell>
          <table:table-cell table:formula="of:=RAND()" office:value-type="float" office:value="0.33898297441192">
            <text:p>0.3389829744</text:p>
          </table:table-cell>
          <table:table-cell table:formula="of:=RAND()" office:value-type="float" office:value="0.747081705601886">
            <text:p>0.7470817056</text:p>
          </table:table-cell>
          <table:table-cell table:formula="of:=RAND()" office:value-type="float" office:value="0.0654675802215934">
            <text:p>0.0654675802</text:p>
          </table:table-cell>
          <table:table-cell table:formula="of:=RAND()" office:value-type="float" office:value="0.750493739033118">
            <text:p>0.750493739</text:p>
          </table:table-cell>
          <table:table-cell table:formula="of:=RAND()" office:value-type="float" office:value="0.618696087040007">
            <text:p>0.618696087</text:p>
          </table:table-cell>
          <table:table-cell table:formula="of:=RAND()" office:value-type="float" office:value="0.920866035623476">
            <text:p>0.9208660356</text:p>
          </table:table-cell>
          <table:table-cell table:formula="of:=RAND()" office:value-type="float" office:value="0.873441627016291">
            <text:p>0.873441627</text:p>
          </table:table-cell>
          <table:table-cell table:formula="of:=RAND()" office:value-type="float" office:value="0.140811509918422">
            <text:p>0.1408115099</text:p>
          </table:table-cell>
          <table:table-cell table:formula="of:=RAND()" office:value-type="float" office:value="0.908933630678803">
            <text:p>0.9089336307</text:p>
          </table:table-cell>
          <table:table-cell table:formula="of:=SUM([.B28:.M28])-6" office:value-type="float" office:value="0.114508286816999">
            <text:p>0.1145082868</text:p>
          </table:table-cell>
          <table:table-cell table:formula="of:=[.N28]-[.$G$6]" office:value-type="float" office:value="0.127533461956773">
            <text:p>0.127533462</text:p>
          </table:table-cell>
          <table:table-cell table:formula="of:=[.O28]*[.O28]" office:value-type="float" office:value="0.0162647839186797">
            <text:p>0.0162647839</text:p>
          </table:table-cell>
        </table:table-row>
        <table:table-row table:style-name="ro1">
          <table:table-cell/>
          <table:table-cell table:formula="of:=RAND()" office:value-type="float" office:value="0.101501303026453">
            <text:p>0.101501303</text:p>
          </table:table-cell>
          <table:table-cell table:formula="of:=RAND()" office:value-type="float" office:value="0.0538445466663688">
            <text:p>0.0538445467</text:p>
          </table:table-cell>
          <table:table-cell table:formula="of:=RAND()" office:value-type="float" office:value="0.937067754101008">
            <text:p>0.9370677541</text:p>
          </table:table-cell>
          <table:table-cell table:formula="of:=RAND()" office:value-type="float" office:value="0.953308657975867">
            <text:p>0.953308658</text:p>
          </table:table-cell>
          <table:table-cell table:formula="of:=RAND()" office:value-type="float" office:value="0.132691650185734">
            <text:p>0.1326916502</text:p>
          </table:table-cell>
          <table:table-cell table:formula="of:=RAND()" office:value-type="float" office:value="0.980463195824996">
            <text:p>0.9804631958</text:p>
          </table:table-cell>
          <table:table-cell table:formula="of:=RAND()" office:value-type="float" office:value="0.816111112013459">
            <text:p>0.816111112</text:p>
          </table:table-cell>
          <table:table-cell table:formula="of:=RAND()" office:value-type="float" office:value="0.3939107444603">
            <text:p>0.3939107445</text:p>
          </table:table-cell>
          <table:table-cell table:formula="of:=RAND()" office:value-type="float" office:value="0.864768936298788">
            <text:p>0.8647689363</text:p>
          </table:table-cell>
          <table:table-cell table:formula="of:=RAND()" office:value-type="float" office:value="0.183406937634572">
            <text:p>0.1834069376</text:p>
          </table:table-cell>
          <table:table-cell table:formula="of:=RAND()" office:value-type="float" office:value="0.925374490674585">
            <text:p>0.9253744907</text:p>
          </table:table-cell>
          <table:table-cell table:formula="of:=RAND()" office:value-type="float" office:value="0.711053720442578">
            <text:p>0.7110537204</text:p>
          </table:table-cell>
          <table:table-cell table:formula="of:=SUM([.B29:.M29])-6" office:value-type="float" office:value="1.05350304930471">
            <text:p>1.0535030493</text:p>
          </table:table-cell>
          <table:table-cell table:formula="of:=[.N29]-[.$G$6]" office:value-type="float" office:value="1.06652822444448">
            <text:p>1.0665282244</text:p>
          </table:table-cell>
          <table:table-cell table:formula="of:=[.O29]*[.O29]" office:value-type="float" office:value="1.1374824535367">
            <text:p>1.1374824535</text:p>
          </table:table-cell>
        </table:table-row>
        <table:table-row table:style-name="ro1">
          <table:table-cell/>
          <table:table-cell table:formula="of:=RAND()" office:value-type="float" office:value="0.282943030586466">
            <text:p>0.2829430306</text:p>
          </table:table-cell>
          <table:table-cell table:formula="of:=RAND()" office:value-type="float" office:value="0.318790727294981">
            <text:p>0.3187907273</text:p>
          </table:table-cell>
          <table:table-cell table:formula="of:=RAND()" office:value-type="float" office:value="0.601207272149622">
            <text:p>0.6012072721</text:p>
          </table:table-cell>
          <table:table-cell table:formula="of:=RAND()" office:value-type="float" office:value="0.301078917924315">
            <text:p>0.3010789179</text:p>
          </table:table-cell>
          <table:table-cell table:formula="of:=RAND()" office:value-type="float" office:value="0.461209833621979">
            <text:p>0.4612098336</text:p>
          </table:table-cell>
          <table:table-cell table:formula="of:=RAND()" office:value-type="float" office:value="0.0807971199974418">
            <text:p>0.08079712</text:p>
          </table:table-cell>
          <table:table-cell table:formula="of:=RAND()" office:value-type="float" office:value="0.0419424052815884">
            <text:p>0.0419424053</text:p>
          </table:table-cell>
          <table:table-cell table:formula="of:=RAND()" office:value-type="float" office:value="0.542180138872936">
            <text:p>0.5421801389</text:p>
          </table:table-cell>
          <table:table-cell table:formula="of:=RAND()" office:value-type="float" office:value="0.582401364576072">
            <text:p>0.5824013646</text:p>
          </table:table-cell>
          <table:table-cell table:formula="of:=RAND()" office:value-type="float" office:value="0.676069059176371">
            <text:p>0.6760690592</text:p>
          </table:table-cell>
          <table:table-cell table:formula="of:=RAND()" office:value-type="float" office:value="0.0144751654006541">
            <text:p>0.0144751654</text:p>
          </table:table-cell>
          <table:table-cell table:formula="of:=RAND()" office:value-type="float" office:value="0.0300570202525705">
            <text:p>0.0300570203</text:p>
          </table:table-cell>
          <table:table-cell table:formula="of:=SUM([.B30:.M30])-6" office:value-type="float" office:value="-2.066847944865">
            <text:p>-2.0668479449</text:p>
          </table:table-cell>
          <table:table-cell table:formula="of:=[.N30]-[.$G$6]" office:value-type="float" office:value="-2.05382276972523">
            <text:p>-2.0538227697</text:p>
          </table:table-cell>
          <table:table-cell table:formula="of:=[.O30]*[.O30]" office:value-type="float" office:value="4.21818796944181">
            <text:p>4.2181879694</text:p>
          </table:table-cell>
        </table:table-row>
        <table:table-row table:style-name="ro1">
          <table:table-cell/>
          <table:table-cell table:formula="of:=RAND()" office:value-type="float" office:value="0.684595180442557">
            <text:p>0.6845951804</text:p>
          </table:table-cell>
          <table:table-cell table:formula="of:=RAND()" office:value-type="float" office:value="0.158456029836088">
            <text:p>0.1584560298</text:p>
          </table:table-cell>
          <table:table-cell table:formula="of:=RAND()" office:value-type="float" office:value="0.108396001392975">
            <text:p>0.1083960014</text:p>
          </table:table-cell>
          <table:table-cell table:formula="of:=RAND()" office:value-type="float" office:value="0.388415225315839">
            <text:p>0.3884152253</text:p>
          </table:table-cell>
          <table:table-cell table:formula="of:=RAND()" office:value-type="float" office:value="0.954379755770788">
            <text:p>0.9543797558</text:p>
          </table:table-cell>
          <table:table-cell table:formula="of:=RAND()" office:value-type="float" office:value="0.825137461768463">
            <text:p>0.8251374618</text:p>
          </table:table-cell>
          <table:table-cell table:formula="of:=RAND()" office:value-type="float" office:value="0.783521877834573">
            <text:p>0.7835218778</text:p>
          </table:table-cell>
          <table:table-cell table:formula="of:=RAND()" office:value-type="float" office:value="0.871187605662271">
            <text:p>0.8711876057</text:p>
          </table:table-cell>
          <table:table-cell table:formula="of:=RAND()" office:value-type="float" office:value="0.0104667518753558">
            <text:p>0.0104667519</text:p>
          </table:table-cell>
          <table:table-cell table:formula="of:=RAND()" office:value-type="float" office:value="0.0733210889156908">
            <text:p>0.0733210889</text:p>
          </table:table-cell>
          <table:table-cell table:formula="of:=RAND()" office:value-type="float" office:value="0.0324556231498718">
            <text:p>0.0324556231</text:p>
          </table:table-cell>
          <table:table-cell table:formula="of:=RAND()" office:value-type="float" office:value="0.866794276284054">
            <text:p>0.8667942763</text:p>
          </table:table-cell>
          <table:table-cell table:formula="of:=SUM([.B31:.M31])-6" office:value-type="float" office:value="-0.242873121751472">
            <text:p>-0.2428731218</text:p>
          </table:table-cell>
          <table:table-cell table:formula="of:=[.N31]-[.$G$6]" office:value-type="float" office:value="-0.229847946611699">
            <text:p>-0.2298479466</text:p>
          </table:table-cell>
          <table:table-cell table:formula="of:=[.O31]*[.O31]" office:value-type="float" office:value="0.0528300785616143">
            <text:p>0.0528300786</text:p>
          </table:table-cell>
        </table:table-row>
        <table:table-row table:style-name="ro1">
          <table:table-cell/>
          <table:table-cell table:formula="of:=RAND()" office:value-type="float" office:value="0.873329379130155">
            <text:p>0.8733293791</text:p>
          </table:table-cell>
          <table:table-cell table:formula="of:=RAND()" office:value-type="float" office:value="0.817441053455696">
            <text:p>0.8174410535</text:p>
          </table:table-cell>
          <table:table-cell table:formula="of:=RAND()" office:value-type="float" office:value="0.977373178116977">
            <text:p>0.9773731781</text:p>
          </table:table-cell>
          <table:table-cell table:formula="of:=RAND()" office:value-type="float" office:value="0.630213556578383">
            <text:p>0.6302135566</text:p>
          </table:table-cell>
          <table:table-cell table:formula="of:=RAND()" office:value-type="float" office:value="0.0844573869835585">
            <text:p>0.084457387</text:p>
          </table:table-cell>
          <table:table-cell table:formula="of:=RAND()" office:value-type="float" office:value="0.52386218495667">
            <text:p>0.523862185</text:p>
          </table:table-cell>
          <table:table-cell table:formula="of:=RAND()" office:value-type="float" office:value="0.980641217203811">
            <text:p>0.9806412172</text:p>
          </table:table-cell>
          <table:table-cell table:formula="of:=RAND()" office:value-type="float" office:value="0.385780363809317">
            <text:p>0.3857803638</text:p>
          </table:table-cell>
          <table:table-cell table:formula="of:=RAND()" office:value-type="float" office:value="0.01194345834665">
            <text:p>0.0119434583</text:p>
          </table:table-cell>
          <table:table-cell table:formula="of:=RAND()" office:value-type="float" office:value="0.120646554045379">
            <text:p>0.120646554</text:p>
          </table:table-cell>
          <table:table-cell table:formula="of:=RAND()" office:value-type="float" office:value="0.430373296141624">
            <text:p>0.4303732961</text:p>
          </table:table-cell>
          <table:table-cell table:formula="of:=RAND()" office:value-type="float" office:value="0.218126833206043">
            <text:p>0.2181268332</text:p>
          </table:table-cell>
          <table:table-cell table:formula="of:=SUM([.B32:.M32])-6" office:value-type="float" office:value="0.0541884619742632">
            <text:p>0.054188462</text:p>
          </table:table-cell>
          <table:table-cell table:formula="of:=[.N32]-[.$G$6]" office:value-type="float" office:value="0.0672136371140368">
            <text:p>0.0672136371</text:p>
          </table:table-cell>
          <table:table-cell table:formula="of:=[.O32]*[.O32]" office:value-type="float" office:value="0.00451767301409743">
            <text:p>0.004517673</text:p>
          </table:table-cell>
        </table:table-row>
        <table:table-row table:style-name="ro1">
          <table:table-cell/>
          <table:table-cell table:formula="of:=RAND()" office:value-type="float" office:value="0.598005034262314">
            <text:p>0.5980050343</text:p>
          </table:table-cell>
          <table:table-cell table:formula="of:=RAND()" office:value-type="float" office:value="0.33178319525905">
            <text:p>0.3317831953</text:p>
          </table:table-cell>
          <table:table-cell table:formula="of:=RAND()" office:value-type="float" office:value="0.993311252212152">
            <text:p>0.9933112522</text:p>
          </table:table-cell>
          <table:table-cell table:formula="of:=RAND()" office:value-type="float" office:value="0.194225315237418">
            <text:p>0.1942253152</text:p>
          </table:table-cell>
          <table:table-cell table:formula="of:=RAND()" office:value-type="float" office:value="0.0861800978891552">
            <text:p>0.0861800979</text:p>
          </table:table-cell>
          <table:table-cell table:formula="of:=RAND()" office:value-type="float" office:value="0.518950717523694">
            <text:p>0.5189507175</text:p>
          </table:table-cell>
          <table:table-cell table:formula="of:=RAND()" office:value-type="float" office:value="0.281662740977481">
            <text:p>0.281662741</text:p>
          </table:table-cell>
          <table:table-cell table:formula="of:=RAND()" office:value-type="float" office:value="0.14556159125641">
            <text:p>0.1455615913</text:p>
          </table:table-cell>
          <table:table-cell table:formula="of:=RAND()" office:value-type="float" office:value="0.701366047374904">
            <text:p>0.7013660474</text:p>
          </table:table-cell>
          <table:table-cell table:formula="of:=RAND()" office:value-type="float" office:value="0.147514856187627">
            <text:p>0.1475148562</text:p>
          </table:table-cell>
          <table:table-cell table:formula="of:=RAND()" office:value-type="float" office:value="0.0124494847841561">
            <text:p>0.0124494848</text:p>
          </table:table-cell>
          <table:table-cell table:formula="of:=RAND()" office:value-type="float" office:value="0.835273660486564">
            <text:p>0.8352736605</text:p>
          </table:table-cell>
          <table:table-cell table:formula="of:=SUM([.B33:.M33])-6" office:value-type="float" office:value="-1.15371600654908">
            <text:p>-1.1537160065</text:p>
          </table:table-cell>
          <table:table-cell table:formula="of:=[.N33]-[.$G$6]" office:value-type="float" office:value="-1.1406908314093">
            <text:p>-1.1406908314</text:p>
          </table:table-cell>
          <table:table-cell table:formula="of:=[.O33]*[.O33]" office:value-type="float" office:value="1.30117557286124">
            <text:p>1.3011755729</text:p>
          </table:table-cell>
        </table:table-row>
        <table:table-row table:style-name="ro1">
          <table:table-cell/>
          <table:table-cell table:formula="of:=RAND()" office:value-type="float" office:value="0.847597056766972">
            <text:p>0.8475970568</text:p>
          </table:table-cell>
          <table:table-cell table:formula="of:=RAND()" office:value-type="float" office:value="0.190096989739686">
            <text:p>0.1900969897</text:p>
          </table:table-cell>
          <table:table-cell table:formula="of:=RAND()" office:value-type="float" office:value="0.738131914287806">
            <text:p>0.7381319143</text:p>
          </table:table-cell>
          <table:table-cell table:formula="of:=RAND()" office:value-type="float" office:value="0.360814970452338">
            <text:p>0.3608149705</text:p>
          </table:table-cell>
          <table:table-cell table:formula="of:=RAND()" office:value-type="float" office:value="0.579973700456321">
            <text:p>0.5799737005</text:p>
          </table:table-cell>
          <table:table-cell table:formula="of:=RAND()" office:value-type="float" office:value="0.293254000134766">
            <text:p>0.2932540001</text:p>
          </table:table-cell>
          <table:table-cell table:formula="of:=RAND()" office:value-type="float" office:value="0.342322730692103">
            <text:p>0.3423227307</text:p>
          </table:table-cell>
          <table:table-cell table:formula="of:=RAND()" office:value-type="float" office:value="0.587078558281064">
            <text:p>0.5870785583</text:p>
          </table:table-cell>
          <table:table-cell table:formula="of:=RAND()" office:value-type="float" office:value="0.744460677262396">
            <text:p>0.7444606773</text:p>
          </table:table-cell>
          <table:table-cell table:formula="of:=RAND()" office:value-type="float" office:value="0.898407876025885">
            <text:p>0.898407876</text:p>
          </table:table-cell>
          <table:table-cell table:formula="of:=RAND()" office:value-type="float" office:value="0.680772039107978">
            <text:p>0.6807720391</text:p>
          </table:table-cell>
          <table:table-cell table:formula="of:=RAND()" office:value-type="float" office:value="0.544829846126959">
            <text:p>0.5448298461</text:p>
          </table:table-cell>
          <table:table-cell table:formula="of:=SUM([.B34:.M34])-6" office:value-type="float" office:value="0.807740359334275">
            <text:p>0.8077403593</text:p>
          </table:table-cell>
          <table:table-cell table:formula="of:=[.N34]-[.$G$6]" office:value-type="float" office:value="0.820765534474049">
            <text:p>0.8207655345</text:p>
          </table:table-cell>
          <table:table-cell table:formula="of:=[.O34]*[.O34]" office:value-type="float" office:value="0.673656062580471">
            <text:p>0.6736560626</text:p>
          </table:table-cell>
        </table:table-row>
        <table:table-row table:style-name="ro1">
          <table:table-cell/>
          <table:table-cell table:formula="of:=RAND()" office:value-type="float" office:value="0.682793759042397">
            <text:p>0.682793759</text:p>
          </table:table-cell>
          <table:table-cell table:formula="of:=RAND()" office:value-type="float" office:value="0.529584153788164">
            <text:p>0.5295841538</text:p>
          </table:table-cell>
          <table:table-cell table:formula="of:=RAND()" office:value-type="float" office:value="0.495164764579386">
            <text:p>0.4951647646</text:p>
          </table:table-cell>
          <table:table-cell table:formula="of:=RAND()" office:value-type="float" office:value="0.672691650222987">
            <text:p>0.6726916502</text:p>
          </table:table-cell>
          <table:table-cell table:formula="of:=RAND()" office:value-type="float" office:value="0.248393782414496">
            <text:p>0.2483937824</text:p>
          </table:table-cell>
          <table:table-cell table:formula="of:=RAND()" office:value-type="float" office:value="0.97258634888567">
            <text:p>0.9725863489</text:p>
          </table:table-cell>
          <table:table-cell table:formula="of:=RAND()" office:value-type="float" office:value="0.518660222180188">
            <text:p>0.5186602222</text:p>
          </table:table-cell>
          <table:table-cell table:formula="of:=RAND()" office:value-type="float" office:value="0.821477030869573">
            <text:p>0.8214770309</text:p>
          </table:table-cell>
          <table:table-cell table:formula="of:=RAND()" office:value-type="float" office:value="0.0114037632010877">
            <text:p>0.0114037632</text:p>
          </table:table-cell>
          <table:table-cell table:formula="of:=RAND()" office:value-type="float" office:value="0.0651308309752494">
            <text:p>0.065130831</text:p>
          </table:table-cell>
          <table:table-cell table:formula="of:=RAND()" office:value-type="float" office:value="0.742740663001314">
            <text:p>0.742740663</text:p>
          </table:table-cell>
          <table:table-cell table:formula="of:=RAND()" office:value-type="float" office:value="0.934074538294226">
            <text:p>0.9340745383</text:p>
          </table:table-cell>
          <table:table-cell table:formula="of:=SUM([.B35:.M35])-6" office:value-type="float" office:value="0.694701507454738">
            <text:p>0.6947015075</text:p>
          </table:table-cell>
          <table:table-cell table:formula="of:=[.N35]-[.$G$6]" office:value-type="float" office:value="0.707726682594512">
            <text:p>0.7077266826</text:p>
          </table:table-cell>
          <table:table-cell table:formula="of:=[.O35]*[.O35]" office:value-type="float" office:value="0.500877057256233">
            <text:p>0.5008770573</text:p>
          </table:table-cell>
        </table:table-row>
        <table:table-row table:style-name="ro1">
          <table:table-cell/>
          <table:table-cell table:formula="of:=RAND()" office:value-type="float" office:value="0.483265017624944">
            <text:p>0.4832650176</text:p>
          </table:table-cell>
          <table:table-cell table:formula="of:=RAND()" office:value-type="float" office:value="0.777447625761852">
            <text:p>0.7774476258</text:p>
          </table:table-cell>
          <table:table-cell table:formula="of:=RAND()" office:value-type="float" office:value="0.380190938943997">
            <text:p>0.3801909389</text:p>
          </table:table-cell>
          <table:table-cell table:formula="of:=RAND()" office:value-type="float" office:value="0.270798643352464">
            <text:p>0.2707986434</text:p>
          </table:table-cell>
          <table:table-cell table:formula="of:=RAND()" office:value-type="float" office:value="0.680644117761403">
            <text:p>0.6806441178</text:p>
          </table:table-cell>
          <table:table-cell table:formula="of:=RAND()" office:value-type="float" office:value="0.74717609770596">
            <text:p>0.7471760977</text:p>
          </table:table-cell>
          <table:table-cell table:formula="of:=RAND()" office:value-type="float" office:value="0.993570653023198">
            <text:p>0.993570653</text:p>
          </table:table-cell>
          <table:table-cell table:formula="of:=RAND()" office:value-type="float" office:value="0.501643262337893">
            <text:p>0.5016432623</text:p>
          </table:table-cell>
          <table:table-cell table:formula="of:=RAND()" office:value-type="float" office:value="0.330100986175239">
            <text:p>0.3301009862</text:p>
          </table:table-cell>
          <table:table-cell table:formula="of:=RAND()" office:value-type="float" office:value="0.696165745146573">
            <text:p>0.6961657451</text:p>
          </table:table-cell>
          <table:table-cell table:formula="of:=RAND()" office:value-type="float" office:value="0.156967586837709">
            <text:p>0.1569675868</text:p>
          </table:table-cell>
          <table:table-cell table:formula="of:=RAND()" office:value-type="float" office:value="0.54131746198982">
            <text:p>0.541317462</text:p>
          </table:table-cell>
          <table:table-cell table:formula="of:=SUM([.B36:.M36])-6" office:value-type="float" office:value="0.559288136661053">
            <text:p>0.5592881367</text:p>
          </table:table-cell>
          <table:table-cell table:formula="of:=[.N36]-[.$G$6]" office:value-type="float" office:value="0.572313311800826">
            <text:p>0.5723133118</text:p>
          </table:table-cell>
          <table:table-cell table:formula="of:=[.O36]*[.O36]" office:value-type="float" office:value="0.32754252686443">
            <text:p>0.3275425269</text:p>
          </table:table-cell>
        </table:table-row>
        <table:table-row table:style-name="ro1">
          <table:table-cell/>
          <table:table-cell table:formula="of:=RAND()" office:value-type="float" office:value="0.673928186530247">
            <text:p>0.6739281865</text:p>
          </table:table-cell>
          <table:table-cell table:formula="of:=RAND()" office:value-type="float" office:value="0.161452059866861">
            <text:p>0.1614520599</text:p>
          </table:table-cell>
          <table:table-cell table:formula="of:=RAND()" office:value-type="float" office:value="0.149830700829625">
            <text:p>0.1498307008</text:p>
          </table:table-cell>
          <table:table-cell table:formula="of:=RAND()" office:value-type="float" office:value="0.909048022702336">
            <text:p>0.9090480227</text:p>
          </table:table-cell>
          <table:table-cell table:formula="of:=RAND()" office:value-type="float" office:value="0.660167786758393">
            <text:p>0.6601677868</text:p>
          </table:table-cell>
          <table:table-cell table:formula="of:=RAND()" office:value-type="float" office:value="0.0792895085178316">
            <text:p>0.0792895085</text:p>
          </table:table-cell>
          <table:table-cell table:formula="of:=RAND()" office:value-type="float" office:value="0.59880790556781">
            <text:p>0.5988079056</text:p>
          </table:table-cell>
          <table:table-cell table:formula="of:=RAND()" office:value-type="float" office:value="0.856381215155125">
            <text:p>0.8563812152</text:p>
          </table:table-cell>
          <table:table-cell table:formula="of:=RAND()" office:value-type="float" office:value="0.380608562845737">
            <text:p>0.3806085628</text:p>
          </table:table-cell>
          <table:table-cell table:formula="of:=RAND()" office:value-type="float" office:value="0.0537931644357741">
            <text:p>0.0537931644</text:p>
          </table:table-cell>
          <table:table-cell table:formula="of:=RAND()" office:value-type="float" office:value="0.816439548274502">
            <text:p>0.8164395483</text:p>
          </table:table-cell>
          <table:table-cell table:formula="of:=RAND()" office:value-type="float" office:value="0.728021901100874">
            <text:p>0.7280219011</text:p>
          </table:table-cell>
          <table:table-cell table:formula="of:=SUM([.B37:.M37])-6" office:value-type="float" office:value="0.0677685625851154">
            <text:p>0.0677685626</text:p>
          </table:table-cell>
          <table:table-cell table:formula="of:=[.N37]-[.$G$6]" office:value-type="float" office:value="0.0807937377248891">
            <text:p>0.0807937377</text:p>
          </table:table-cell>
          <table:table-cell table:formula="of:=[.O37]*[.O37]" office:value-type="float" office:value="0.00652762805555816">
            <text:p>0.0065276281</text:p>
          </table:table-cell>
        </table:table-row>
        <table:table-row table:style-name="ro1">
          <table:table-cell/>
          <table:table-cell table:formula="of:=RAND()" office:value-type="float" office:value="0.274661300471053">
            <text:p>0.2746613005</text:p>
          </table:table-cell>
          <table:table-cell table:formula="of:=RAND()" office:value-type="float" office:value="0.196924832416698">
            <text:p>0.1969248324</text:p>
          </table:table-cell>
          <table:table-cell table:formula="of:=RAND()" office:value-type="float" office:value="0.51213400089182">
            <text:p>0.5121340009</text:p>
          </table:table-cell>
          <table:table-cell table:formula="of:=RAND()" office:value-type="float" office:value="0.885130959330127">
            <text:p>0.8851309593</text:p>
          </table:table-cell>
          <table:table-cell table:formula="of:=RAND()" office:value-type="float" office:value="0.609048524172977">
            <text:p>0.6090485242</text:p>
          </table:table-cell>
          <table:table-cell table:formula="of:=RAND()" office:value-type="float" office:value="0.186104776803404">
            <text:p>0.1861047768</text:p>
          </table:table-cell>
          <table:table-cell table:formula="of:=RAND()" office:value-type="float" office:value="0.593918451108038">
            <text:p>0.5939184511</text:p>
          </table:table-cell>
          <table:table-cell table:formula="of:=RAND()" office:value-type="float" office:value="0.139538872754201">
            <text:p>0.1395388728</text:p>
          </table:table-cell>
          <table:table-cell table:formula="of:=RAND()" office:value-type="float" office:value="0.893420584965497">
            <text:p>0.893420585</text:p>
          </table:table-cell>
          <table:table-cell table:formula="of:=RAND()" office:value-type="float" office:value="0.850488065509126">
            <text:p>0.8504880655</text:p>
          </table:table-cell>
          <table:table-cell table:formula="of:=RAND()" office:value-type="float" office:value="0.376946190139279">
            <text:p>0.3769461901</text:p>
          </table:table-cell>
          <table:table-cell table:formula="of:=RAND()" office:value-type="float" office:value="0.100279011297971">
            <text:p>0.1002790113</text:p>
          </table:table-cell>
          <table:table-cell table:formula="of:=SUM([.B38:.M38])-6" office:value-type="float" office:value="-0.38140443013981">
            <text:p>-0.3814044301</text:p>
          </table:table-cell>
          <table:table-cell table:formula="of:=[.N38]-[.$G$6]" office:value-type="float" office:value="-0.368379255000036">
            <text:p>-0.368379255</text:p>
          </table:table-cell>
          <table:table-cell table:formula="of:=[.O38]*[.O38]" office:value-type="float" office:value="0.135703275514382">
            <text:p>0.1357032755</text:p>
          </table:table-cell>
        </table:table-row>
        <table:table-row table:style-name="ro1">
          <table:table-cell/>
          <table:table-cell table:formula="of:=RAND()" office:value-type="float" office:value="0.636588557623327">
            <text:p>0.6365885576</text:p>
          </table:table-cell>
          <table:table-cell table:formula="of:=RAND()" office:value-type="float" office:value="0.767409591004252">
            <text:p>0.767409591</text:p>
          </table:table-cell>
          <table:table-cell table:formula="of:=RAND()" office:value-type="float" office:value="0.227218217216432">
            <text:p>0.2272182172</text:p>
          </table:table-cell>
          <table:table-cell table:formula="of:=RAND()" office:value-type="float" office:value="0.181641154224053">
            <text:p>0.1816411542</text:p>
          </table:table-cell>
          <table:table-cell table:formula="of:=RAND()" office:value-type="float" office:value="0.462977005401626">
            <text:p>0.4629770054</text:p>
          </table:table-cell>
          <table:table-cell table:formula="of:=RAND()" office:value-type="float" office:value="0.0612203208729625">
            <text:p>0.0612203209</text:p>
          </table:table-cell>
          <table:table-cell table:formula="of:=RAND()" office:value-type="float" office:value="0.706368747865781">
            <text:p>0.7063687479</text:p>
          </table:table-cell>
          <table:table-cell table:formula="of:=RAND()" office:value-type="float" office:value="0.965627442346886">
            <text:p>0.9656274423</text:p>
          </table:table-cell>
          <table:table-cell table:formula="of:=RAND()" office:value-type="float" office:value="0.789256354328245">
            <text:p>0.7892563543</text:p>
          </table:table-cell>
          <table:table-cell table:formula="of:=RAND()" office:value-type="float" office:value="0.927579580806196">
            <text:p>0.9275795808</text:p>
          </table:table-cell>
          <table:table-cell table:formula="of:=RAND()" office:value-type="float" office:value="0.238438318250701">
            <text:p>0.2384383183</text:p>
          </table:table-cell>
          <table:table-cell table:formula="of:=RAND()" office:value-type="float" office:value="0.068906472530216">
            <text:p>0.0689064725</text:p>
          </table:table-cell>
          <table:table-cell table:formula="of:=SUM([.B39:.M39])-6" office:value-type="float" office:value="0.0332317624706775">
            <text:p>0.0332317625</text:p>
          </table:table-cell>
          <table:table-cell table:formula="of:=[.N39]-[.$G$6]" office:value-type="float" office:value="0.0462569376104511">
            <text:p>0.0462569376</text:p>
          </table:table-cell>
          <table:table-cell table:formula="of:=[.O39]*[.O39]" office:value-type="float" office:value="0.00213970427709717">
            <text:p>0.0021397043</text:p>
          </table:table-cell>
        </table:table-row>
        <table:table-row table:style-name="ro1">
          <table:table-cell/>
          <table:table-cell table:formula="of:=RAND()" office:value-type="float" office:value="0.195530788740143">
            <text:p>0.1955307887</text:p>
          </table:table-cell>
          <table:table-cell table:formula="of:=RAND()" office:value-type="float" office:value="0.720119145466015">
            <text:p>0.7201191455</text:p>
          </table:table-cell>
          <table:table-cell table:formula="of:=RAND()" office:value-type="float" office:value="0.108190925093368">
            <text:p>0.1081909251</text:p>
          </table:table-cell>
          <table:table-cell table:formula="of:=RAND()" office:value-type="float" office:value="0.190529788844287">
            <text:p>0.1905297888</text:p>
          </table:table-cell>
          <table:table-cell table:formula="of:=RAND()" office:value-type="float" office:value="0.0789068373851478">
            <text:p>0.0789068374</text:p>
          </table:table-cell>
          <table:table-cell table:formula="of:=RAND()" office:value-type="float" office:value="0.0674751927144825">
            <text:p>0.0674751927</text:p>
          </table:table-cell>
          <table:table-cell table:formula="of:=RAND()" office:value-type="float" office:value="0.544015071354806">
            <text:p>0.5440150714</text:p>
          </table:table-cell>
          <table:table-cell table:formula="of:=RAND()" office:value-type="float" office:value="0.275602336740121">
            <text:p>0.2756023367</text:p>
          </table:table-cell>
          <table:table-cell table:formula="of:=RAND()" office:value-type="float" office:value="0.135717256926">
            <text:p>0.1357172569</text:p>
          </table:table-cell>
          <table:table-cell table:formula="of:=RAND()" office:value-type="float" office:value="0.863885574275628">
            <text:p>0.8638855743</text:p>
          </table:table-cell>
          <table:table-cell table:formula="of:=RAND()" office:value-type="float" office:value="0.46435257117264">
            <text:p>0.4643525712</text:p>
          </table:table-cell>
          <table:table-cell table:formula="of:=RAND()" office:value-type="float" office:value="0.5204415502958">
            <text:p>0.5204415503</text:p>
          </table:table-cell>
          <table:table-cell table:formula="of:=SUM([.B40:.M40])-6" office:value-type="float" office:value="-1.83523296099156">
            <text:p>-1.835232961</text:p>
          </table:table-cell>
          <table:table-cell table:formula="of:=[.N40]-[.$G$6]" office:value-type="float" office:value="-1.82220778585179">
            <text:p>-1.8222077859</text:p>
          </table:table-cell>
          <table:table-cell table:formula="of:=[.O40]*[.O40]" office:value-type="float" office:value="3.32044121481887">
            <text:p>3.3204412148</text:p>
          </table:table-cell>
        </table:table-row>
        <table:table-row table:style-name="ro1">
          <table:table-cell/>
          <table:table-cell table:formula="of:=RAND()" office:value-type="float" office:value="0.906286719022319">
            <text:p>0.906286719</text:p>
          </table:table-cell>
          <table:table-cell table:formula="of:=RAND()" office:value-type="float" office:value="0.135229288134724">
            <text:p>0.1352292881</text:p>
          </table:table-cell>
          <table:table-cell table:formula="of:=RAND()" office:value-type="float" office:value="0.815031057689339">
            <text:p>0.8150310577</text:p>
          </table:table-cell>
          <table:table-cell table:formula="of:=RAND()" office:value-type="float" office:value="0.938352880533785">
            <text:p>0.9383528805</text:p>
          </table:table-cell>
          <table:table-cell table:formula="of:=RAND()" office:value-type="float" office:value="0.544942696811631">
            <text:p>0.5449426968</text:p>
          </table:table-cell>
          <table:table-cell table:formula="of:=RAND()" office:value-type="float" office:value="0.356552308425307">
            <text:p>0.3565523084</text:p>
          </table:table-cell>
          <table:table-cell table:formula="of:=RAND()" office:value-type="float" office:value="0.862464931793511">
            <text:p>0.8624649318</text:p>
          </table:table-cell>
          <table:table-cell table:formula="of:=RAND()" office:value-type="float" office:value="0.949532669503242">
            <text:p>0.9495326695</text:p>
          </table:table-cell>
          <table:table-cell table:formula="of:=RAND()" office:value-type="float" office:value="0.585193461272866">
            <text:p>0.5851934613</text:p>
          </table:table-cell>
          <table:table-cell table:formula="of:=RAND()" office:value-type="float" office:value="0.923036800231785">
            <text:p>0.9230368002</text:p>
          </table:table-cell>
          <table:table-cell table:formula="of:=RAND()" office:value-type="float" office:value="0.314407854340971">
            <text:p>0.3144078543</text:p>
          </table:table-cell>
          <table:table-cell table:formula="of:=RAND()" office:value-type="float" office:value="0.218069085618481">
            <text:p>0.2180690856</text:p>
          </table:table-cell>
          <table:table-cell table:formula="of:=SUM([.B41:.M41])-6" office:value-type="float" office:value="1.54909975337796">
            <text:p>1.5490997534</text:p>
          </table:table-cell>
          <table:table-cell table:formula="of:=[.N41]-[.$G$6]" office:value-type="float" office:value="1.56212492851773">
            <text:p>1.5621249285</text:p>
          </table:table-cell>
          <table:table-cell table:formula="of:=[.O41]*[.O41]" office:value-type="float" office:value="2.44023429229653">
            <text:p>2.4402342923</text:p>
          </table:table-cell>
        </table:table-row>
        <table:table-row table:style-name="ro1">
          <table:table-cell/>
          <table:table-cell table:formula="of:=RAND()" office:value-type="float" office:value="0.90563137549907">
            <text:p>0.9056313755</text:p>
          </table:table-cell>
          <table:table-cell table:formula="of:=RAND()" office:value-type="float" office:value="0.0331218170467764">
            <text:p>0.033121817</text:p>
          </table:table-cell>
          <table:table-cell table:formula="of:=RAND()" office:value-type="float" office:value="0.423987372545525">
            <text:p>0.4239873725</text:p>
          </table:table-cell>
          <table:table-cell table:formula="of:=RAND()" office:value-type="float" office:value="0.328694847179577">
            <text:p>0.3286948472</text:p>
          </table:table-cell>
          <table:table-cell table:formula="of:=RAND()" office:value-type="float" office:value="0.0860823376569897">
            <text:p>0.0860823377</text:p>
          </table:table-cell>
          <table:table-cell table:formula="of:=RAND()" office:value-type="float" office:value="0.42215338232927">
            <text:p>0.4221533823</text:p>
          </table:table-cell>
          <table:table-cell table:formula="of:=RAND()" office:value-type="float" office:value="0.860198190435767">
            <text:p>0.8601981904</text:p>
          </table:table-cell>
          <table:table-cell table:formula="of:=RAND()" office:value-type="float" office:value="0.372224927647039">
            <text:p>0.3722249276</text:p>
          </table:table-cell>
          <table:table-cell table:formula="of:=RAND()" office:value-type="float" office:value="0.791828120592982">
            <text:p>0.7918281206</text:p>
          </table:table-cell>
          <table:table-cell table:formula="of:=RAND()" office:value-type="float" office:value="0.179181775776669">
            <text:p>0.1791817758</text:p>
          </table:table-cell>
          <table:table-cell table:formula="of:=RAND()" office:value-type="float" office:value="0.76289254729636">
            <text:p>0.7628925473</text:p>
          </table:table-cell>
          <table:table-cell table:formula="of:=RAND()" office:value-type="float" office:value="0.329925740836188">
            <text:p>0.3299257408</text:p>
          </table:table-cell>
          <table:table-cell table:formula="of:=SUM([.B42:.M42])-6" office:value-type="float" office:value="-0.504077565157786">
            <text:p>-0.5040775652</text:p>
          </table:table-cell>
          <table:table-cell table:formula="of:=[.N42]-[.$G$6]" office:value-type="float" office:value="-0.491052390018012">
            <text:p>-0.49105239</text:p>
          </table:table-cell>
          <table:table-cell table:formula="of:=[.O42]*[.O42]" office:value-type="float" office:value="0.241132449742402">
            <text:p>0.2411324497</text:p>
          </table:table-cell>
        </table:table-row>
        <table:table-row table:style-name="ro1">
          <table:table-cell/>
          <table:table-cell table:formula="of:=RAND()" office:value-type="float" office:value="0.646674326853827">
            <text:p>0.6466743269</text:p>
          </table:table-cell>
          <table:table-cell table:formula="of:=RAND()" office:value-type="float" office:value="0.845463831210509">
            <text:p>0.8454638312</text:p>
          </table:table-cell>
          <table:table-cell table:formula="of:=RAND()" office:value-type="float" office:value="0.715077697532252">
            <text:p>0.7150776975</text:p>
          </table:table-cell>
          <table:table-cell table:formula="of:=RAND()" office:value-type="float" office:value="0.020712471799925">
            <text:p>0.0207124718</text:p>
          </table:table-cell>
          <table:table-cell table:formula="of:=RAND()" office:value-type="float" office:value="0.729140863055363">
            <text:p>0.7291408631</text:p>
          </table:table-cell>
          <table:table-cell table:formula="of:=RAND()" office:value-type="float" office:value="0.710797466570511">
            <text:p>0.7107974666</text:p>
          </table:table-cell>
          <table:table-cell table:formula="of:=RAND()" office:value-type="float" office:value="0.830871050944552">
            <text:p>0.8308710509</text:p>
          </table:table-cell>
          <table:table-cell table:formula="of:=RAND()" office:value-type="float" office:value="0.860382292186841">
            <text:p>0.8603822922</text:p>
          </table:table-cell>
          <table:table-cell table:formula="of:=RAND()" office:value-type="float" office:value="0.961104689631611">
            <text:p>0.9611046896</text:p>
          </table:table-cell>
          <table:table-cell table:formula="of:=RAND()" office:value-type="float" office:value="0.722813444212079">
            <text:p>0.7228134442</text:p>
          </table:table-cell>
          <table:table-cell table:formula="of:=RAND()" office:value-type="float" office:value="0.825439359759912">
            <text:p>0.8254393598</text:p>
          </table:table-cell>
          <table:table-cell table:formula="of:=RAND()" office:value-type="float" office:value="0.446030251448974">
            <text:p>0.4460302514</text:p>
          </table:table-cell>
          <table:table-cell table:formula="of:=SUM([.B43:.M43])-6" office:value-type="float" office:value="2.31450774520636">
            <text:p>2.3145077452</text:p>
          </table:table-cell>
          <table:table-cell table:formula="of:=[.N43]-[.$G$6]" office:value-type="float" office:value="2.32753292034613">
            <text:p>2.3275329203</text:p>
          </table:table-cell>
          <table:table-cell table:formula="of:=[.O43]*[.O43]" office:value-type="float" office:value="5.41740949529498">
            <text:p>5.4174094953</text:p>
          </table:table-cell>
        </table:table-row>
        <table:table-row table:style-name="ro1">
          <table:table-cell/>
          <table:table-cell table:formula="of:=RAND()" office:value-type="float" office:value="0.763586421729997">
            <text:p>0.7635864217</text:p>
          </table:table-cell>
          <table:table-cell table:formula="of:=RAND()" office:value-type="float" office:value="0.0955890237819403">
            <text:p>0.0955890238</text:p>
          </table:table-cell>
          <table:table-cell table:formula="of:=RAND()" office:value-type="float" office:value="0.177153586875647">
            <text:p>0.1771535869</text:p>
          </table:table-cell>
          <table:table-cell table:formula="of:=RAND()" office:value-type="float" office:value="0.708177935099229">
            <text:p>0.7081779351</text:p>
          </table:table-cell>
          <table:table-cell table:formula="of:=RAND()" office:value-type="float" office:value="0.0159997644368559">
            <text:p>0.0159997644</text:p>
          </table:table-cell>
          <table:table-cell table:formula="of:=RAND()" office:value-type="float" office:value="0.247162201674655">
            <text:p>0.2471622017</text:p>
          </table:table-cell>
          <table:table-cell table:formula="of:=RAND()" office:value-type="float" office:value="0.827711645746604">
            <text:p>0.8277116457</text:p>
          </table:table-cell>
          <table:table-cell table:formula="of:=RAND()" office:value-type="float" office:value="0.861966606928036">
            <text:p>0.8619666069</text:p>
          </table:table-cell>
          <table:table-cell table:formula="of:=RAND()" office:value-type="float" office:value="0.424813892692328">
            <text:p>0.4248138927</text:p>
          </table:table-cell>
          <table:table-cell table:formula="of:=RAND()" office:value-type="float" office:value="0.0902927073184401">
            <text:p>0.0902927073</text:p>
          </table:table-cell>
          <table:table-cell table:formula="of:=RAND()" office:value-type="float" office:value="0.86516244080849">
            <text:p>0.8651624408</text:p>
          </table:table-cell>
          <table:table-cell table:formula="of:=RAND()" office:value-type="float" office:value="0.00288077769801021">
            <text:p>0.0028807777</text:p>
          </table:table-cell>
          <table:table-cell table:formula="of:=SUM([.B44:.M44])-6" office:value-type="float" office:value="-0.919502995209768">
            <text:p>-0.9195029952</text:p>
          </table:table-cell>
          <table:table-cell table:formula="of:=[.N44]-[.$G$6]" office:value-type="float" office:value="-0.906477820069995">
            <text:p>-0.9064778201</text:p>
          </table:table-cell>
          <table:table-cell table:formula="of:=[.O44]*[.O44]" office:value-type="float" office:value="0.82170203827885">
            <text:p>0.8217020383</text:p>
          </table:table-cell>
        </table:table-row>
        <table:table-row table:style-name="ro1">
          <table:table-cell/>
          <table:table-cell table:formula="of:=RAND()" office:value-type="float" office:value="0.889736443990842">
            <text:p>0.889736444</text:p>
          </table:table-cell>
          <table:table-cell table:formula="of:=RAND()" office:value-type="float" office:value="0.808984698727727">
            <text:p>0.8089846987</text:p>
          </table:table-cell>
          <table:table-cell table:formula="of:=RAND()" office:value-type="float" office:value="0.985313640208915">
            <text:p>0.9853136402</text:p>
          </table:table-cell>
          <table:table-cell table:formula="of:=RAND()" office:value-type="float" office:value="0.438976776320487">
            <text:p>0.4389767763</text:p>
          </table:table-cell>
          <table:table-cell table:formula="of:=RAND()" office:value-type="float" office:value="0.865949155995622">
            <text:p>0.865949156</text:p>
          </table:table-cell>
          <table:table-cell table:formula="of:=RAND()" office:value-type="float" office:value="0.0459664035588503">
            <text:p>0.0459664036</text:p>
          </table:table-cell>
          <table:table-cell table:formula="of:=RAND()" office:value-type="float" office:value="0.194226253312081">
            <text:p>0.1942262533</text:p>
          </table:table-cell>
          <table:table-cell table:formula="of:=RAND()" office:value-type="float" office:value="0.00635972968302667">
            <text:p>0.0063597297</text:p>
          </table:table-cell>
          <table:table-cell table:formula="of:=RAND()" office:value-type="float" office:value="0.247467840090394">
            <text:p>0.2474678401</text:p>
          </table:table-cell>
          <table:table-cell table:formula="of:=RAND()" office:value-type="float" office:value="0.484810990514234">
            <text:p>0.4848109905</text:p>
          </table:table-cell>
          <table:table-cell table:formula="of:=RAND()" office:value-type="float" office:value="0.92120964336209">
            <text:p>0.9212096434</text:p>
          </table:table-cell>
          <table:table-cell table:formula="of:=RAND()" office:value-type="float" office:value="0.426378869684413">
            <text:p>0.4263788697</text:p>
          </table:table-cell>
          <table:table-cell table:formula="of:=SUM([.B45:.M45])-6" office:value-type="float" office:value="0.315380445448682">
            <text:p>0.3153804454</text:p>
          </table:table-cell>
          <table:table-cell table:formula="of:=[.N45]-[.$G$6]" office:value-type="float" office:value="0.328405620588455">
            <text:p>0.3284056206</text:p>
          </table:table-cell>
          <table:table-cell table:formula="of:=[.O45]*[.O45]" office:value-type="float" office:value="0.107850251634088">
            <text:p>0.1078502516</text:p>
          </table:table-cell>
        </table:table-row>
        <table:table-row table:style-name="ro1">
          <table:table-cell/>
          <table:table-cell table:formula="of:=RAND()" office:value-type="float" office:value="0.43787856050767">
            <text:p>0.4378785605</text:p>
          </table:table-cell>
          <table:table-cell table:formula="of:=RAND()" office:value-type="float" office:value="0.496897366130725">
            <text:p>0.4968973661</text:p>
          </table:table-cell>
          <table:table-cell table:formula="of:=RAND()" office:value-type="float" office:value="0.671608177479357">
            <text:p>0.6716081775</text:p>
          </table:table-cell>
          <table:table-cell table:formula="of:=RAND()" office:value-type="float" office:value="0.262612111400813">
            <text:p>0.2626121114</text:p>
          </table:table-cell>
          <table:table-cell table:formula="of:=RAND()" office:value-type="float" office:value="0.0130624563898891">
            <text:p>0.0130624564</text:p>
          </table:table-cell>
          <table:table-cell table:formula="of:=RAND()" office:value-type="float" office:value="0.249701753258705">
            <text:p>0.2497017533</text:p>
          </table:table-cell>
          <table:table-cell table:formula="of:=RAND()" office:value-type="float" office:value="0.477997429436073">
            <text:p>0.4779974294</text:p>
          </table:table-cell>
          <table:table-cell table:formula="of:=RAND()" office:value-type="float" office:value="0.565201321151108">
            <text:p>0.5652013212</text:p>
          </table:table-cell>
          <table:table-cell table:formula="of:=RAND()" office:value-type="float" office:value="0.291566517902538">
            <text:p>0.2915665179</text:p>
          </table:table-cell>
          <table:table-cell table:formula="of:=RAND()" office:value-type="float" office:value="0.512595946202055">
            <text:p>0.5125959462</text:p>
          </table:table-cell>
          <table:table-cell table:formula="of:=RAND()" office:value-type="float" office:value="0.45603519747965">
            <text:p>0.4560351975</text:p>
          </table:table-cell>
          <table:table-cell table:formula="of:=RAND()" office:value-type="float" office:value="0.727205834118649">
            <text:p>0.7272058341</text:p>
          </table:table-cell>
          <table:table-cell table:formula="of:=SUM([.B46:.M46])-6" office:value-type="float" office:value="-0.837637328542769">
            <text:p>-0.8376373285</text:p>
          </table:table-cell>
          <table:table-cell table:formula="of:=[.N46]-[.$G$6]" office:value-type="float" office:value="-0.824612153402995">
            <text:p>-0.8246121534</text:p>
          </table:table-cell>
          <table:table-cell table:formula="of:=[.O46]*[.O46]" office:value-type="float" office:value="0.679985203539925">
            <text:p>0.6799852035</text:p>
          </table:table-cell>
        </table:table-row>
        <table:table-row table:style-name="ro1">
          <table:table-cell/>
          <table:table-cell table:formula="of:=RAND()" office:value-type="float" office:value="0.404139739228413">
            <text:p>0.4041397392</text:p>
          </table:table-cell>
          <table:table-cell table:formula="of:=RAND()" office:value-type="float" office:value="0.267196614760905">
            <text:p>0.2671966148</text:p>
          </table:table-cell>
          <table:table-cell table:formula="of:=RAND()" office:value-type="float" office:value="0.761993304360658">
            <text:p>0.7619933044</text:p>
          </table:table-cell>
          <table:table-cell table:formula="of:=RAND()" office:value-type="float" office:value="0.676615707343444">
            <text:p>0.6766157073</text:p>
          </table:table-cell>
          <table:table-cell table:formula="of:=RAND()" office:value-type="float" office:value="0.953533431747928">
            <text:p>0.9535334317</text:p>
          </table:table-cell>
          <table:table-cell table:formula="of:=RAND()" office:value-type="float" office:value="0.872894363244996">
            <text:p>0.8728943632</text:p>
          </table:table-cell>
          <table:table-cell table:formula="of:=RAND()" office:value-type="float" office:value="0.288680533645675">
            <text:p>0.2886805336</text:p>
          </table:table-cell>
          <table:table-cell table:formula="of:=RAND()" office:value-type="float" office:value="0.912309568142518">
            <text:p>0.9123095681</text:p>
          </table:table-cell>
          <table:table-cell table:formula="of:=RAND()" office:value-type="float" office:value="0.743973796954379">
            <text:p>0.743973797</text:p>
          </table:table-cell>
          <table:table-cell table:formula="of:=RAND()" office:value-type="float" office:value="0.989391666604206">
            <text:p>0.9893916666</text:p>
          </table:table-cell>
          <table:table-cell table:formula="of:=RAND()" office:value-type="float" office:value="0.22699455008842">
            <text:p>0.2269945501</text:p>
          </table:table-cell>
          <table:table-cell table:formula="of:=RAND()" office:value-type="float" office:value="0.689004383515567">
            <text:p>0.6890043835</text:p>
          </table:table-cell>
          <table:table-cell table:formula="of:=SUM([.B47:.M47])-6" office:value-type="float" office:value="1.78672765963711">
            <text:p>1.7867276596</text:p>
          </table:table-cell>
          <table:table-cell table:formula="of:=[.N47]-[.$G$6]" office:value-type="float" office:value="1.79975283477688">
            <text:p>1.7997528348</text:p>
          </table:table-cell>
          <table:table-cell table:formula="of:=[.O47]*[.O47]" office:value-type="float" office:value="3.23911026628742">
            <text:p>3.2391102663</text:p>
          </table:table-cell>
        </table:table-row>
        <table:table-row table:style-name="ro1">
          <table:table-cell/>
          <table:table-cell table:formula="of:=RAND()" office:value-type="float" office:value="0.184298501117155">
            <text:p>0.1842985011</text:p>
          </table:table-cell>
          <table:table-cell table:formula="of:=RAND()" office:value-type="float" office:value="0.841967314248905">
            <text:p>0.8419673142</text:p>
          </table:table-cell>
          <table:table-cell table:formula="of:=RAND()" office:value-type="float" office:value="0.768944457871839">
            <text:p>0.7689444579</text:p>
          </table:table-cell>
          <table:table-cell table:formula="of:=RAND()" office:value-type="float" office:value="0.739144797204062">
            <text:p>0.7391447972</text:p>
          </table:table-cell>
          <table:table-cell table:formula="of:=RAND()" office:value-type="float" office:value="0.491032160585746">
            <text:p>0.4910321606</text:p>
          </table:table-cell>
          <table:table-cell table:formula="of:=RAND()" office:value-type="float" office:value="0.00829986110329628">
            <text:p>0.0082998611</text:p>
          </table:table-cell>
          <table:table-cell table:formula="of:=RAND()" office:value-type="float" office:value="0.109832231188193">
            <text:p>0.1098322312</text:p>
          </table:table-cell>
          <table:table-cell table:formula="of:=RAND()" office:value-type="float" office:value="0.850242622895166">
            <text:p>0.8502426229</text:p>
          </table:table-cell>
          <table:table-cell table:formula="of:=RAND()" office:value-type="float" office:value="0.277544718468562">
            <text:p>0.2775447185</text:p>
          </table:table-cell>
          <table:table-cell table:formula="of:=RAND()" office:value-type="float" office:value="0.70149842556566">
            <text:p>0.7014984256</text:p>
          </table:table-cell>
          <table:table-cell table:formula="of:=RAND()" office:value-type="float" office:value="0.651832170784473">
            <text:p>0.6518321708</text:p>
          </table:table-cell>
          <table:table-cell table:formula="of:=RAND()" office:value-type="float" office:value="0.604576668236405">
            <text:p>0.6045766682</text:p>
          </table:table-cell>
          <table:table-cell table:formula="of:=SUM([.B48:.M48])-6" office:value-type="float" office:value="0.229213929269463">
            <text:p>0.2292139293</text:p>
          </table:table-cell>
          <table:table-cell table:formula="of:=[.N48]-[.$G$6]" office:value-type="float" office:value="0.242239104409236">
            <text:p>0.2422391044</text:p>
          </table:table-cell>
          <table:table-cell table:formula="of:=[.O48]*[.O48]" office:value-type="float" office:value="0.058679783704989">
            <text:p>0.0586797837</text:p>
          </table:table-cell>
        </table:table-row>
        <table:table-row table:style-name="ro1">
          <table:table-cell/>
          <table:table-cell table:formula="of:=RAND()" office:value-type="float" office:value="0.839142866199836">
            <text:p>0.8391428662</text:p>
          </table:table-cell>
          <table:table-cell table:formula="of:=RAND()" office:value-type="float" office:value="0.935193848097697">
            <text:p>0.9351938481</text:p>
          </table:table-cell>
          <table:table-cell table:formula="of:=RAND()" office:value-type="float" office:value="0.293494052952155">
            <text:p>0.293494053</text:p>
          </table:table-cell>
          <table:table-cell table:formula="of:=RAND()" office:value-type="float" office:value="0.253602424170822">
            <text:p>0.2536024242</text:p>
          </table:table-cell>
          <table:table-cell table:formula="of:=RAND()" office:value-type="float" office:value="0.115724593400955">
            <text:p>0.1157245934</text:p>
          </table:table-cell>
          <table:table-cell table:formula="of:=RAND()" office:value-type="float" office:value="0.445944544859231">
            <text:p>0.4459445449</text:p>
          </table:table-cell>
          <table:table-cell table:formula="of:=RAND()" office:value-type="float" office:value="0.833890127716586">
            <text:p>0.8338901277</text:p>
          </table:table-cell>
          <table:table-cell table:formula="of:=RAND()" office:value-type="float" office:value="0.0826556209940463">
            <text:p>0.082655621</text:p>
          </table:table-cell>
          <table:table-cell table:formula="of:=RAND()" office:value-type="float" office:value="0.638596110977232">
            <text:p>0.638596111</text:p>
          </table:table-cell>
          <table:table-cell table:formula="of:=RAND()" office:value-type="float" office:value="0.711828281637281">
            <text:p>0.7118282816</text:p>
          </table:table-cell>
          <table:table-cell table:formula="of:=RAND()" office:value-type="float" office:value="0.919907817617059">
            <text:p>0.9199078176</text:p>
          </table:table-cell>
          <table:table-cell table:formula="of:=RAND()" office:value-type="float" office:value="0.826994477538392">
            <text:p>0.8269944775</text:p>
          </table:table-cell>
          <table:table-cell table:formula="of:=SUM([.B49:.M49])-6" office:value-type="float" office:value="0.896974766161293">
            <text:p>0.8969747662</text:p>
          </table:table-cell>
          <table:table-cell table:formula="of:=[.N49]-[.$G$6]" office:value-type="float" office:value="0.909999941301066">
            <text:p>0.9099999413</text:p>
          </table:table-cell>
          <table:table-cell table:formula="of:=[.O49]*[.O49]" office:value-type="float" office:value="0.828099893167944">
            <text:p>0.8280998932</text:p>
          </table:table-cell>
        </table:table-row>
        <table:table-row table:style-name="ro1">
          <table:table-cell/>
          <table:table-cell table:formula="of:=RAND()" office:value-type="float" office:value="0.527839703019708">
            <text:p>0.527839703</text:p>
          </table:table-cell>
          <table:table-cell table:formula="of:=RAND()" office:value-type="float" office:value="0.407748781144619">
            <text:p>0.4077487811</text:p>
          </table:table-cell>
          <table:table-cell table:formula="of:=RAND()" office:value-type="float" office:value="0.243479610653594">
            <text:p>0.2434796107</text:p>
          </table:table-cell>
          <table:table-cell table:formula="of:=RAND()" office:value-type="float" office:value="0.00766825396567583">
            <text:p>0.007668254</text:p>
          </table:table-cell>
          <table:table-cell table:formula="of:=RAND()" office:value-type="float" office:value="0.0856359400786459">
            <text:p>0.0856359401</text:p>
          </table:table-cell>
          <table:table-cell table:formula="of:=RAND()" office:value-type="float" office:value="0.521692380076274">
            <text:p>0.5216923801</text:p>
          </table:table-cell>
          <table:table-cell table:formula="of:=RAND()" office:value-type="float" office:value="0.257498634746298">
            <text:p>0.2574986347</text:p>
          </table:table-cell>
          <table:table-cell table:formula="of:=RAND()" office:value-type="float" office:value="0.617822073865682">
            <text:p>0.6178220739</text:p>
          </table:table-cell>
          <table:table-cell table:formula="of:=RAND()" office:value-type="float" office:value="0.612154579954222">
            <text:p>0.61215458</text:p>
          </table:table-cell>
          <table:table-cell table:formula="of:=RAND()" office:value-type="float" office:value="0.706740607041866">
            <text:p>0.706740607</text:p>
          </table:table-cell>
          <table:table-cell table:formula="of:=RAND()" office:value-type="float" office:value="0.164679170120507">
            <text:p>0.1646791701</text:p>
          </table:table-cell>
          <table:table-cell table:formula="of:=RAND()" office:value-type="float" office:value="0.072612110292539">
            <text:p>0.0726121103</text:p>
          </table:table-cell>
          <table:table-cell table:formula="of:=SUM([.B50:.M50])-6" office:value-type="float" office:value="-1.77442815504037">
            <text:p>-1.774428155</text:p>
          </table:table-cell>
          <table:table-cell table:formula="of:=[.N50]-[.$G$6]" office:value-type="float" office:value="-1.76140297990059">
            <text:p>-1.7614029799</text:p>
          </table:table-cell>
          <table:table-cell table:formula="of:=[.O50]*[.O50]" office:value-type="float" office:value="3.1025404576027">
            <text:p>3.1025404576</text:p>
          </table:table-cell>
        </table:table-row>
        <table:table-row table:style-name="ro1">
          <table:table-cell/>
          <table:table-cell table:formula="of:=RAND()" office:value-type="float" office:value="0.603325585601851">
            <text:p>0.6033255856</text:p>
          </table:table-cell>
          <table:table-cell table:formula="of:=RAND()" office:value-type="float" office:value="0.512408360373229">
            <text:p>0.5124083604</text:p>
          </table:table-cell>
          <table:table-cell table:formula="of:=RAND()" office:value-type="float" office:value="0.188468762207776">
            <text:p>0.1884687622</text:p>
          </table:table-cell>
          <table:table-cell table:formula="of:=RAND()" office:value-type="float" office:value="0.463297360343859">
            <text:p>0.4632973603</text:p>
          </table:table-cell>
          <table:table-cell table:formula="of:=RAND()" office:value-type="float" office:value="0.288831010693684">
            <text:p>0.2888310107</text:p>
          </table:table-cell>
          <table:table-cell table:formula="of:=RAND()" office:value-type="float" office:value="0.887080255895853">
            <text:p>0.8870802559</text:p>
          </table:table-cell>
          <table:table-cell table:formula="of:=RAND()" office:value-type="float" office:value="0.103492201538757">
            <text:p>0.1034922015</text:p>
          </table:table-cell>
          <table:table-cell table:formula="of:=RAND()" office:value-type="float" office:value="0.393985208123922">
            <text:p>0.3939852081</text:p>
          </table:table-cell>
          <table:table-cell table:formula="of:=RAND()" office:value-type="float" office:value="0.379663652274758">
            <text:p>0.3796636523</text:p>
          </table:table-cell>
          <table:table-cell table:formula="of:=RAND()" office:value-type="float" office:value="0.101279892493039">
            <text:p>0.1012798925</text:p>
          </table:table-cell>
          <table:table-cell table:formula="of:=RAND()" office:value-type="float" office:value="0.189295660937205">
            <text:p>0.1892956609</text:p>
          </table:table-cell>
          <table:table-cell table:formula="of:=RAND()" office:value-type="float" office:value="0.988596100360155">
            <text:p>0.9885961004</text:p>
          </table:table-cell>
          <table:table-cell table:formula="of:=SUM([.B51:.M51])-6" office:value-type="float" office:value="-0.900275949155912">
            <text:p>-0.9002759492</text:p>
          </table:table-cell>
          <table:table-cell table:formula="of:=[.N51]-[.$G$6]" office:value-type="float" office:value="-0.887250774016138">
            <text:p>-0.887250774</text:p>
          </table:table-cell>
          <table:table-cell table:formula="of:=[.O51]*[.O51]" office:value-type="float" office:value="0.787213935992236">
            <text:p>0.787213936</text:p>
          </table:table-cell>
        </table:table-row>
        <table:table-row table:style-name="ro1">
          <table:table-cell/>
          <table:table-cell table:formula="of:=RAND()" office:value-type="float" office:value="0.959086954127997">
            <text:p>0.9590869541</text:p>
          </table:table-cell>
          <table:table-cell table:formula="of:=RAND()" office:value-type="float" office:value="0.0155817808117718">
            <text:p>0.0155817808</text:p>
          </table:table-cell>
          <table:table-cell table:formula="of:=RAND()" office:value-type="float" office:value="0.498030223650858">
            <text:p>0.4980302237</text:p>
          </table:table-cell>
          <table:table-cell table:formula="of:=RAND()" office:value-type="float" office:value="0.166335708461702">
            <text:p>0.1663357085</text:p>
          </table:table-cell>
          <table:table-cell table:formula="of:=RAND()" office:value-type="float" office:value="0.0443857242353261">
            <text:p>0.0443857242</text:p>
          </table:table-cell>
          <table:table-cell table:formula="of:=RAND()" office:value-type="float" office:value="0.551061975536868">
            <text:p>0.5510619755</text:p>
          </table:table-cell>
          <table:table-cell table:formula="of:=RAND()" office:value-type="float" office:value="0.676248675910756">
            <text:p>0.6762486759</text:p>
          </table:table-cell>
          <table:table-cell table:formula="of:=RAND()" office:value-type="float" office:value="0.536355405813083">
            <text:p>0.5363554058</text:p>
          </table:table-cell>
          <table:table-cell table:formula="of:=RAND()" office:value-type="float" office:value="0.909554237499833">
            <text:p>0.9095542375</text:p>
          </table:table-cell>
          <table:table-cell table:formula="of:=RAND()" office:value-type="float" office:value="0.569266077596694">
            <text:p>0.5692660776</text:p>
          </table:table-cell>
          <table:table-cell table:formula="of:=RAND()" office:value-type="float" office:value="0.958167102886364">
            <text:p>0.9581671029</text:p>
          </table:table-cell>
          <table:table-cell table:formula="of:=RAND()" office:value-type="float" office:value="0.000145004130899906">
            <text:p>0.0001450041</text:p>
          </table:table-cell>
          <table:table-cell table:formula="of:=SUM([.B52:.M52])-6" office:value-type="float" office:value="-0.115781129337847">
            <text:p>-0.1157811293</text:p>
          </table:table-cell>
          <table:table-cell table:formula="of:=[.N52]-[.$G$6]" office:value-type="float" office:value="-0.102755954198074">
            <text:p>-0.1027559542</text:p>
          </table:table-cell>
          <table:table-cell table:formula="of:=[.O52]*[.O52]" office:value-type="float" office:value="0.0105587861231566">
            <text:p>0.0105587861</text:p>
          </table:table-cell>
        </table:table-row>
        <table:table-row table:style-name="ro1">
          <table:table-cell/>
          <table:table-cell table:formula="of:=RAND()" office:value-type="float" office:value="0.234807232394814">
            <text:p>0.2348072324</text:p>
          </table:table-cell>
          <table:table-cell table:formula="of:=RAND()" office:value-type="float" office:value="0.584631867939606">
            <text:p>0.5846318679</text:p>
          </table:table-cell>
          <table:table-cell table:formula="of:=RAND()" office:value-type="float" office:value="0.572004671441391">
            <text:p>0.5720046714</text:p>
          </table:table-cell>
          <table:table-cell table:formula="of:=RAND()" office:value-type="float" office:value="0.289405639981851">
            <text:p>0.28940564</text:p>
          </table:table-cell>
          <table:table-cell table:formula="of:=RAND()" office:value-type="float" office:value="0.845618310617283">
            <text:p>0.8456183106</text:p>
          </table:table-cell>
          <table:table-cell table:formula="of:=RAND()" office:value-type="float" office:value="0.362842776346952">
            <text:p>0.3628427763</text:p>
          </table:table-cell>
          <table:table-cell table:formula="of:=RAND()" office:value-type="float" office:value="0.965689319418743">
            <text:p>0.9656893194</text:p>
          </table:table-cell>
          <table:table-cell table:formula="of:=RAND()" office:value-type="float" office:value="0.271773267770186">
            <text:p>0.2717732678</text:p>
          </table:table-cell>
          <table:table-cell table:formula="of:=RAND()" office:value-type="float" office:value="0.0338518037460744">
            <text:p>0.0338518037</text:p>
          </table:table-cell>
          <table:table-cell table:formula="of:=RAND()" office:value-type="float" office:value="0.772963886614889">
            <text:p>0.7729638866</text:p>
          </table:table-cell>
          <table:table-cell table:formula="of:=RAND()" office:value-type="float" office:value="0.130004762439057">
            <text:p>0.1300047624</text:p>
          </table:table-cell>
          <table:table-cell table:formula="of:=RAND()" office:value-type="float" office:value="0.970190807944164">
            <text:p>0.9701908079</text:p>
          </table:table-cell>
          <table:table-cell table:formula="of:=SUM([.B53:.M53])-6" office:value-type="float" office:value="0.0337843466550112">
            <text:p>0.0337843467</text:p>
          </table:table-cell>
          <table:table-cell table:formula="of:=[.N53]-[.$G$6]" office:value-type="float" office:value="0.0468095217947848">
            <text:p>0.0468095218</text:p>
          </table:table-cell>
          <table:table-cell table:formula="of:=[.O53]*[.O53]" office:value-type="float" office:value="0.00219113133065643">
            <text:p>0.0021911313</text:p>
          </table:table-cell>
        </table:table-row>
        <table:table-row table:style-name="ro1">
          <table:table-cell/>
          <table:table-cell table:formula="of:=RAND()" office:value-type="float" office:value="0.551377964438871">
            <text:p>0.5513779644</text:p>
          </table:table-cell>
          <table:table-cell table:formula="of:=RAND()" office:value-type="float" office:value="0.222684101900086">
            <text:p>0.2226841019</text:p>
          </table:table-cell>
          <table:table-cell table:formula="of:=RAND()" office:value-type="float" office:value="0.536730707157403">
            <text:p>0.5367307072</text:p>
          </table:table-cell>
          <table:table-cell table:formula="of:=RAND()" office:value-type="float" office:value="0.493637371808291">
            <text:p>0.4936373718</text:p>
          </table:table-cell>
          <table:table-cell table:formula="of:=RAND()" office:value-type="float" office:value="0.602325198706239">
            <text:p>0.6023251987</text:p>
          </table:table-cell>
          <table:table-cell table:formula="of:=RAND()" office:value-type="float" office:value="0.0999989944975823">
            <text:p>0.0999989945</text:p>
          </table:table-cell>
          <table:table-cell table:formula="of:=RAND()" office:value-type="float" office:value="0.0743530134204775">
            <text:p>0.0743530134</text:p>
          </table:table-cell>
          <table:table-cell table:formula="of:=RAND()" office:value-type="float" office:value="0.327961466973647">
            <text:p>0.327961467</text:p>
          </table:table-cell>
          <table:table-cell table:formula="of:=RAND()" office:value-type="float" office:value="0.909466683398932">
            <text:p>0.9094666834</text:p>
          </table:table-cell>
          <table:table-cell table:formula="of:=RAND()" office:value-type="float" office:value="0.58495214744471">
            <text:p>0.5849521474</text:p>
          </table:table-cell>
          <table:table-cell table:formula="of:=RAND()" office:value-type="float" office:value="0.992672336753458">
            <text:p>0.9926723368</text:p>
          </table:table-cell>
          <table:table-cell table:formula="of:=RAND()" office:value-type="float" office:value="0.0761120186652988">
            <text:p>0.0761120187</text:p>
          </table:table-cell>
          <table:table-cell table:formula="of:=SUM([.B54:.M54])-6" office:value-type="float" office:value="-0.527727994835004">
            <text:p>-0.5277279948</text:p>
          </table:table-cell>
          <table:table-cell table:formula="of:=[.N54]-[.$G$6]" office:value-type="float" office:value="-0.514702819695231">
            <text:p>-0.5147028197</text:p>
          </table:table-cell>
          <table:table-cell table:formula="of:=[.O54]*[.O54]" office:value-type="float" office:value="0.264918992602221">
            <text:p>0.2649189926</text:p>
          </table:table-cell>
        </table:table-row>
        <table:table-row table:style-name="ro1">
          <table:table-cell/>
          <table:table-cell table:formula="of:=RAND()" office:value-type="float" office:value="0.503606508253142">
            <text:p>0.5036065083</text:p>
          </table:table-cell>
          <table:table-cell table:formula="of:=RAND()" office:value-type="float" office:value="0.466049329377711">
            <text:p>0.4660493294</text:p>
          </table:table-cell>
          <table:table-cell table:formula="of:=RAND()" office:value-type="float" office:value="0.0470301869791001">
            <text:p>0.047030187</text:p>
          </table:table-cell>
          <table:table-cell table:formula="of:=RAND()" office:value-type="float" office:value="0.659196256892756">
            <text:p>0.6591962569</text:p>
          </table:table-cell>
          <table:table-cell table:formula="of:=RAND()" office:value-type="float" office:value="0.0373243044596165">
            <text:p>0.0373243045</text:p>
          </table:table-cell>
          <table:table-cell table:formula="of:=RAND()" office:value-type="float" office:value="0.960163276875392">
            <text:p>0.9601632769</text:p>
          </table:table-cell>
          <table:table-cell table:formula="of:=RAND()" office:value-type="float" office:value="0.1638828960713">
            <text:p>0.1638828961</text:p>
          </table:table-cell>
          <table:table-cell table:formula="of:=RAND()" office:value-type="float" office:value="0.724800523836166">
            <text:p>0.7248005238</text:p>
          </table:table-cell>
          <table:table-cell table:formula="of:=RAND()" office:value-type="float" office:value="0.843574366532266">
            <text:p>0.8435743665</text:p>
          </table:table-cell>
          <table:table-cell table:formula="of:=RAND()" office:value-type="float" office:value="0.681109165307134">
            <text:p>0.6811091653</text:p>
          </table:table-cell>
          <table:table-cell table:formula="of:=RAND()" office:value-type="float" office:value="0.242017076583579">
            <text:p>0.2420170766</text:p>
          </table:table-cell>
          <table:table-cell table:formula="of:=RAND()" office:value-type="float" office:value="0.575448306975886">
            <text:p>0.575448307</text:p>
          </table:table-cell>
          <table:table-cell table:formula="of:=SUM([.B55:.M55])-6" office:value-type="float" office:value="-0.0957978018559516">
            <text:p>-0.0957978019</text:p>
          </table:table-cell>
          <table:table-cell table:formula="of:=[.N55]-[.$G$6]" office:value-type="float" office:value="-0.0827726267161779">
            <text:p>-0.0827726267</text:p>
          </table:table-cell>
          <table:table-cell table:formula="of:=[.O55]*[.O55]" office:value-type="float" office:value="0.00685130773349573">
            <text:p>0.0068513077</text:p>
          </table:table-cell>
        </table:table-row>
        <table:table-row table:style-name="ro1">
          <table:table-cell/>
          <table:table-cell table:formula="of:=RAND()" office:value-type="float" office:value="0.0926215143408626">
            <text:p>0.0926215143</text:p>
          </table:table-cell>
          <table:table-cell table:formula="of:=RAND()" office:value-type="float" office:value="0.964108611689881">
            <text:p>0.9641086117</text:p>
          </table:table-cell>
          <table:table-cell table:formula="of:=RAND()" office:value-type="float" office:value="0.646576420636848">
            <text:p>0.6465764206</text:p>
          </table:table-cell>
          <table:table-cell table:formula="of:=RAND()" office:value-type="float" office:value="0.406080713262782">
            <text:p>0.4060807133</text:p>
          </table:table-cell>
          <table:table-cell table:formula="of:=RAND()" office:value-type="float" office:value="0.366252112668008">
            <text:p>0.3662521127</text:p>
          </table:table-cell>
          <table:table-cell table:formula="of:=RAND()" office:value-type="float" office:value="0.921373102348298">
            <text:p>0.9213731023</text:p>
          </table:table-cell>
          <table:table-cell table:formula="of:=RAND()" office:value-type="float" office:value="0.371578355086967">
            <text:p>0.3715783551</text:p>
          </table:table-cell>
          <table:table-cell table:formula="of:=RAND()" office:value-type="float" office:value="0.75488618016243">
            <text:p>0.7548861802</text:p>
          </table:table-cell>
          <table:table-cell table:formula="of:=RAND()" office:value-type="float" office:value="0.475211277138442">
            <text:p>0.4752112771</text:p>
          </table:table-cell>
          <table:table-cell table:formula="of:=RAND()" office:value-type="float" office:value="0.106822724454105">
            <text:p>0.1068227245</text:p>
          </table:table-cell>
          <table:table-cell table:formula="of:=RAND()" office:value-type="float" office:value="0.188993764575571">
            <text:p>0.1889937646</text:p>
          </table:table-cell>
          <table:table-cell table:formula="of:=RAND()" office:value-type="float" office:value="0.25773766473867">
            <text:p>0.2577376647</text:p>
          </table:table-cell>
          <table:table-cell table:formula="of:=SUM([.B56:.M56])-6" office:value-type="float" office:value="-0.447757558897138">
            <text:p>-0.4477575589</text:p>
          </table:table-cell>
          <table:table-cell table:formula="of:=[.N56]-[.$G$6]" office:value-type="float" office:value="-0.434732383757364">
            <text:p>-0.4347323838</text:p>
          </table:table-cell>
          <table:table-cell table:formula="of:=[.O56]*[.O56]" office:value-type="float" office:value="0.18899224548736">
            <text:p>0.1889922455</text:p>
          </table:table-cell>
        </table:table-row>
        <table:table-row table:style-name="ro1">
          <table:table-cell/>
          <table:table-cell table:formula="of:=RAND()" office:value-type="float" office:value="0.403152190847322">
            <text:p>0.4031521908</text:p>
          </table:table-cell>
          <table:table-cell table:formula="of:=RAND()" office:value-type="float" office:value="0.468533444218338">
            <text:p>0.4685334442</text:p>
          </table:table-cell>
          <table:table-cell table:formula="of:=RAND()" office:value-type="float" office:value="0.416664994554594">
            <text:p>0.4166649946</text:p>
          </table:table-cell>
          <table:table-cell table:formula="of:=RAND()" office:value-type="float" office:value="0.877477939007804">
            <text:p>0.877477939</text:p>
          </table:table-cell>
          <table:table-cell table:formula="of:=RAND()" office:value-type="float" office:value="0.475043705897406">
            <text:p>0.4750437059</text:p>
          </table:table-cell>
          <table:table-cell table:formula="of:=RAND()" office:value-type="float" office:value="0.506554327905178">
            <text:p>0.5065543279</text:p>
          </table:table-cell>
          <table:table-cell table:formula="of:=RAND()" office:value-type="float" office:value="0.315731557318941">
            <text:p>0.3157315573</text:p>
          </table:table-cell>
          <table:table-cell table:formula="of:=RAND()" office:value-type="float" office:value="0.222429575165734">
            <text:p>0.2224295752</text:p>
          </table:table-cell>
          <table:table-cell table:formula="of:=RAND()" office:value-type="float" office:value="0.357384611153975">
            <text:p>0.3573846112</text:p>
          </table:table-cell>
          <table:table-cell table:formula="of:=RAND()" office:value-type="float" office:value="0.497556597227231">
            <text:p>0.4975565972</text:p>
          </table:table-cell>
          <table:table-cell table:formula="of:=RAND()" office:value-type="float" office:value="0.137475954601541">
            <text:p>0.1374759546</text:p>
          </table:table-cell>
          <table:table-cell table:formula="of:=RAND()" office:value-type="float" office:value="0.296276633860543">
            <text:p>0.2962766339</text:p>
          </table:table-cell>
          <table:table-cell table:formula="of:=SUM([.B57:.M57])-6" office:value-type="float" office:value="-1.02571846824139">
            <text:p>-1.0257184682</text:p>
          </table:table-cell>
          <table:table-cell table:formula="of:=[.N57]-[.$G$6]" office:value-type="float" office:value="-1.01269329310162">
            <text:p>-1.0126932931</text:p>
          </table:table-cell>
          <table:table-cell table:formula="of:=[.O57]*[.O57]" office:value-type="float" office:value="1.025547705893">
            <text:p>1.0255477059</text:p>
          </table:table-cell>
        </table:table-row>
        <table:table-row table:style-name="ro1">
          <table:table-cell/>
          <table:table-cell table:formula="of:=RAND()" office:value-type="float" office:value="0.524084385018796">
            <text:p>0.524084385</text:p>
          </table:table-cell>
          <table:table-cell table:formula="of:=RAND()" office:value-type="float" office:value="0.307787754107267">
            <text:p>0.3077877541</text:p>
          </table:table-cell>
          <table:table-cell table:formula="of:=RAND()" office:value-type="float" office:value="0.203552647959441">
            <text:p>0.203552648</text:p>
          </table:table-cell>
          <table:table-cell table:formula="of:=RAND()" office:value-type="float" office:value="0.886054119560868">
            <text:p>0.8860541196</text:p>
          </table:table-cell>
          <table:table-cell table:formula="of:=RAND()" office:value-type="float" office:value="0.0201140730641782">
            <text:p>0.0201140731</text:p>
          </table:table-cell>
          <table:table-cell table:formula="of:=RAND()" office:value-type="float" office:value="0.198024296667427">
            <text:p>0.1980242967</text:p>
          </table:table-cell>
          <table:table-cell table:formula="of:=RAND()" office:value-type="float" office:value="0.411428833147511">
            <text:p>0.4114288331</text:p>
          </table:table-cell>
          <table:table-cell table:formula="of:=RAND()" office:value-type="float" office:value="0.670421762624756">
            <text:p>0.6704217626</text:p>
          </table:table-cell>
          <table:table-cell table:formula="of:=RAND()" office:value-type="float" office:value="0.0570441093295813">
            <text:p>0.0570441093</text:p>
          </table:table-cell>
          <table:table-cell table:formula="of:=RAND()" office:value-type="float" office:value="0.414855709066615">
            <text:p>0.4148557091</text:p>
          </table:table-cell>
          <table:table-cell table:formula="of:=RAND()" office:value-type="float" office:value="0.152042900212109">
            <text:p>0.1520429002</text:p>
          </table:table-cell>
          <table:table-cell table:formula="of:=RAND()" office:value-type="float" office:value="0.613367895362899">
            <text:p>0.6133678954</text:p>
          </table:table-cell>
          <table:table-cell table:formula="of:=SUM([.B58:.M58])-6" office:value-type="float" office:value="-1.54122151387855">
            <text:p>-1.5412215139</text:p>
          </table:table-cell>
          <table:table-cell table:formula="of:=[.N58]-[.$G$6]" office:value-type="float" office:value="-1.52819633873878">
            <text:p>-1.5281963387</text:p>
          </table:table-cell>
          <table:table-cell table:formula="of:=[.O58]*[.O58]" office:value-type="float" office:value="2.33538404973461">
            <text:p>2.3353840497</text:p>
          </table:table-cell>
        </table:table-row>
        <table:table-row table:style-name="ro1">
          <table:table-cell/>
          <table:table-cell table:formula="of:=RAND()" office:value-type="float" office:value="0.0875213886611164">
            <text:p>0.0875213887</text:p>
          </table:table-cell>
          <table:table-cell table:formula="of:=RAND()" office:value-type="float" office:value="0.482660525711253">
            <text:p>0.4826605257</text:p>
          </table:table-cell>
          <table:table-cell table:formula="of:=RAND()" office:value-type="float" office:value="0.834009195677936">
            <text:p>0.8340091957</text:p>
          </table:table-cell>
          <table:table-cell table:formula="of:=RAND()" office:value-type="float" office:value="0.744904167251661">
            <text:p>0.7449041673</text:p>
          </table:table-cell>
          <table:table-cell table:formula="of:=RAND()" office:value-type="float" office:value="0.695340505801141">
            <text:p>0.6953405058</text:p>
          </table:table-cell>
          <table:table-cell table:formula="of:=RAND()" office:value-type="float" office:value="0.026379588060081">
            <text:p>0.0263795881</text:p>
          </table:table-cell>
          <table:table-cell table:formula="of:=RAND()" office:value-type="float" office:value="0.159564279718325">
            <text:p>0.1595642797</text:p>
          </table:table-cell>
          <table:table-cell table:formula="of:=RAND()" office:value-type="float" office:value="0.270375855267048">
            <text:p>0.2703758553</text:p>
          </table:table-cell>
          <table:table-cell table:formula="of:=RAND()" office:value-type="float" office:value="0.644961650017649">
            <text:p>0.64496165</text:p>
          </table:table-cell>
          <table:table-cell table:formula="of:=RAND()" office:value-type="float" office:value="0.650450289715081">
            <text:p>0.6504502897</text:p>
          </table:table-cell>
          <table:table-cell table:formula="of:=RAND()" office:value-type="float" office:value="0.283353114500642">
            <text:p>0.2833531145</text:p>
          </table:table-cell>
          <table:table-cell table:formula="of:=RAND()" office:value-type="float" office:value="0.460500486893579">
            <text:p>0.4605004869</text:p>
          </table:table-cell>
          <table:table-cell table:formula="of:=SUM([.B59:.M59])-6" office:value-type="float" office:value="-0.659978952724487">
            <text:p>-0.6599789527</text:p>
          </table:table-cell>
          <table:table-cell table:formula="of:=[.N59]-[.$G$6]" office:value-type="float" office:value="-0.646953777584713">
            <text:p>-0.6469537776</text:p>
          </table:table-cell>
          <table:table-cell table:formula="of:=[.O59]*[.O59]" office:value-type="float" office:value="0.41854919033113">
            <text:p>0.4185491903</text:p>
          </table:table-cell>
        </table:table-row>
        <table:table-row table:style-name="ro1">
          <table:table-cell/>
          <table:table-cell table:formula="of:=RAND()" office:value-type="float" office:value="0.786714197136462">
            <text:p>0.7867141971</text:p>
          </table:table-cell>
          <table:table-cell table:formula="of:=RAND()" office:value-type="float" office:value="0.723754725186154">
            <text:p>0.7237547252</text:p>
          </table:table-cell>
          <table:table-cell table:formula="of:=RAND()" office:value-type="float" office:value="0.248498327331617">
            <text:p>0.2484983273</text:p>
          </table:table-cell>
          <table:table-cell table:formula="of:=RAND()" office:value-type="float" office:value="0.797347638290376">
            <text:p>0.7973476383</text:p>
          </table:table-cell>
          <table:table-cell table:formula="of:=RAND()" office:value-type="float" office:value="0.579692269675434">
            <text:p>0.5796922697</text:p>
          </table:table-cell>
          <table:table-cell table:formula="of:=RAND()" office:value-type="float" office:value="0.227231663418934">
            <text:p>0.2272316634</text:p>
          </table:table-cell>
          <table:table-cell table:formula="of:=RAND()" office:value-type="float" office:value="0.789867224404588">
            <text:p>0.7898672244</text:p>
          </table:table-cell>
          <table:table-cell table:formula="of:=RAND()" office:value-type="float" office:value="0.39447116618976">
            <text:p>0.3944711662</text:p>
          </table:table-cell>
          <table:table-cell table:formula="of:=RAND()" office:value-type="float" office:value="0.161031713709235">
            <text:p>0.1610317137</text:p>
          </table:table-cell>
          <table:table-cell table:formula="of:=RAND()" office:value-type="float" office:value="0.572705250000581">
            <text:p>0.57270525</text:p>
          </table:table-cell>
          <table:table-cell table:formula="of:=RAND()" office:value-type="float" office:value="0.543320785043761">
            <text:p>0.543320785</text:p>
          </table:table-cell>
          <table:table-cell table:formula="of:=RAND()" office:value-type="float" office:value="0.149923971155658">
            <text:p>0.1499239712</text:p>
          </table:table-cell>
          <table:table-cell table:formula="of:=SUM([.B60:.M60])-6" office:value-type="float" office:value="-0.0254410684574395">
            <text:p>-0.0254410685</text:p>
          </table:table-cell>
          <table:table-cell table:formula="of:=[.N60]-[.$G$6]" office:value-type="float" office:value="-0.0124158933176659">
            <text:p>-0.0124158933</text:p>
          </table:table-cell>
          <table:table-cell table:formula="of:=[.O60]*[.O60]" office:value-type="float" office:value="0.000154154406875661">
            <text:p>0.0001541544</text:p>
          </table:table-cell>
        </table:table-row>
        <table:table-row table:style-name="ro1">
          <table:table-cell/>
          <table:table-cell table:formula="of:=RAND()" office:value-type="float" office:value="0.916444885078818">
            <text:p>0.9164448851</text:p>
          </table:table-cell>
          <table:table-cell table:formula="of:=RAND()" office:value-type="float" office:value="0.513515371829271">
            <text:p>0.5135153718</text:p>
          </table:table-cell>
          <table:table-cell table:formula="of:=RAND()" office:value-type="float" office:value="0.0815398204140365">
            <text:p>0.0815398204</text:p>
          </table:table-cell>
          <table:table-cell table:formula="of:=RAND()" office:value-type="float" office:value="0.58438805048354">
            <text:p>0.5843880505</text:p>
          </table:table-cell>
          <table:table-cell table:formula="of:=RAND()" office:value-type="float" office:value="0.118858101777732">
            <text:p>0.1188581018</text:p>
          </table:table-cell>
          <table:table-cell table:formula="of:=RAND()" office:value-type="float" office:value="0.748171816812828">
            <text:p>0.7481718168</text:p>
          </table:table-cell>
          <table:table-cell table:formula="of:=RAND()" office:value-type="float" office:value="0.977457155007869">
            <text:p>0.977457155</text:p>
          </table:table-cell>
          <table:table-cell table:formula="of:=RAND()" office:value-type="float" office:value="0.132284861290827">
            <text:p>0.1322848613</text:p>
          </table:table-cell>
          <table:table-cell table:formula="of:=RAND()" office:value-type="float" office:value="0.486811068607494">
            <text:p>0.4868110686</text:p>
          </table:table-cell>
          <table:table-cell table:formula="of:=RAND()" office:value-type="float" office:value="0.258278615539893">
            <text:p>0.2582786155</text:p>
          </table:table-cell>
          <table:table-cell table:formula="of:=RAND()" office:value-type="float" office:value="0.691833172226325">
            <text:p>0.6918331722</text:p>
          </table:table-cell>
          <table:table-cell table:formula="of:=RAND()" office:value-type="float" office:value="0.42894873348996">
            <text:p>0.4289487335</text:p>
          </table:table-cell>
          <table:table-cell table:formula="of:=SUM([.B61:.M61])-6" office:value-type="float" office:value="-0.0614683474414051">
            <text:p>-0.0614683474</text:p>
          </table:table-cell>
          <table:table-cell table:formula="of:=[.N61]-[.$G$6]" office:value-type="float" office:value="-0.0484431723016314">
            <text:p>-0.0484431723</text:p>
          </table:table-cell>
          <table:table-cell table:formula="of:=[.O61]*[.O61]" office:value-type="float" office:value="0.00234674094264555">
            <text:p>0.0023467409</text:p>
          </table:table-cell>
        </table:table-row>
        <table:table-row table:style-name="ro1">
          <table:table-cell/>
          <table:table-cell table:formula="of:=RAND()" office:value-type="float" office:value="0.949823665898293">
            <text:p>0.9498236659</text:p>
          </table:table-cell>
          <table:table-cell table:formula="of:=RAND()" office:value-type="float" office:value="0.0187065666541457">
            <text:p>0.0187065667</text:p>
          </table:table-cell>
          <table:table-cell table:formula="of:=RAND()" office:value-type="float" office:value="0.605717214522883">
            <text:p>0.6057172145</text:p>
          </table:table-cell>
          <table:table-cell table:formula="of:=RAND()" office:value-type="float" office:value="0.0597003966104239">
            <text:p>0.0597003966</text:p>
          </table:table-cell>
          <table:table-cell table:formula="of:=RAND()" office:value-type="float" office:value="0.427448962582275">
            <text:p>0.4274489626</text:p>
          </table:table-cell>
          <table:table-cell table:formula="of:=RAND()" office:value-type="float" office:value="0.202985281124711">
            <text:p>0.2029852811</text:p>
          </table:table-cell>
          <table:table-cell table:formula="of:=RAND()" office:value-type="float" office:value="0.0637338228989393">
            <text:p>0.0637338229</text:p>
          </table:table-cell>
          <table:table-cell table:formula="of:=RAND()" office:value-type="float" office:value="0.62933145952411">
            <text:p>0.6293314595</text:p>
          </table:table-cell>
          <table:table-cell table:formula="of:=RAND()" office:value-type="float" office:value="0.979330360190943">
            <text:p>0.9793303602</text:p>
          </table:table-cell>
          <table:table-cell table:formula="of:=RAND()" office:value-type="float" office:value="0.431879737181589">
            <text:p>0.4318797372</text:p>
          </table:table-cell>
          <table:table-cell table:formula="of:=RAND()" office:value-type="float" office:value="0.534671045141295">
            <text:p>0.5346710451</text:p>
          </table:table-cell>
          <table:table-cell table:formula="of:=RAND()" office:value-type="float" office:value="0.584474233910441">
            <text:p>0.5844742339</text:p>
          </table:table-cell>
          <table:table-cell table:formula="of:=SUM([.B62:.M62])-6" office:value-type="float" office:value="-0.51219725375995">
            <text:p>-0.5121972538</text:p>
          </table:table-cell>
          <table:table-cell table:formula="of:=[.N62]-[.$G$6]" office:value-type="float" office:value="-0.499172078620177">
            <text:p>-0.4991720786</text:p>
          </table:table-cell>
          <table:table-cell table:formula="of:=[.O62]*[.O62]" office:value-type="float" office:value="0.249172764073988">
            <text:p>0.2491727641</text:p>
          </table:table-cell>
        </table:table-row>
        <table:table-row table:style-name="ro1">
          <table:table-cell/>
          <table:table-cell table:formula="of:=RAND()" office:value-type="float" office:value="0.211609790334478">
            <text:p>0.2116097903</text:p>
          </table:table-cell>
          <table:table-cell table:formula="of:=RAND()" office:value-type="float" office:value="0.414652771549299">
            <text:p>0.4146527715</text:p>
          </table:table-cell>
          <table:table-cell table:formula="of:=RAND()" office:value-type="float" office:value="0.595209032762796">
            <text:p>0.5952090328</text:p>
          </table:table-cell>
          <table:table-cell table:formula="of:=RAND()" office:value-type="float" office:value="0.0991706771310419">
            <text:p>0.0991706771</text:p>
          </table:table-cell>
          <table:table-cell table:formula="of:=RAND()" office:value-type="float" office:value="0.521826438372955">
            <text:p>0.5218264384</text:p>
          </table:table-cell>
          <table:table-cell table:formula="of:=RAND()" office:value-type="float" office:value="0.697334367781878">
            <text:p>0.6973343678</text:p>
          </table:table-cell>
          <table:table-cell table:formula="of:=RAND()" office:value-type="float" office:value="0.406386551447213">
            <text:p>0.4063865514</text:p>
          </table:table-cell>
          <table:table-cell table:formula="of:=RAND()" office:value-type="float" office:value="0.577669330406934">
            <text:p>0.5776693304</text:p>
          </table:table-cell>
          <table:table-cell table:formula="of:=RAND()" office:value-type="float" office:value="0.622813485562801">
            <text:p>0.6228134856</text:p>
          </table:table-cell>
          <table:table-cell table:formula="of:=RAND()" office:value-type="float" office:value="0.652965636225417">
            <text:p>0.6529656362</text:p>
          </table:table-cell>
          <table:table-cell table:formula="of:=RAND()" office:value-type="float" office:value="0.843680556165054">
            <text:p>0.8436805562</text:p>
          </table:table-cell>
          <table:table-cell table:formula="of:=RAND()" office:value-type="float" office:value="0.0336359499488026">
            <text:p>0.0336359499</text:p>
          </table:table-cell>
          <table:table-cell table:formula="of:=SUM([.B63:.M63])-6" office:value-type="float" office:value="-0.32304541231133">
            <text:p>-0.3230454123</text:p>
          </table:table-cell>
          <table:table-cell table:formula="of:=[.N63]-[.$G$6]" office:value-type="float" office:value="-0.310020237171557">
            <text:p>-0.3100202372</text:p>
          </table:table-cell>
          <table:table-cell table:formula="of:=[.O63]*[.O63]" office:value-type="float" office:value="0.0961125474559083">
            <text:p>0.0961125475</text:p>
          </table:table-cell>
        </table:table-row>
        <table:table-row table:style-name="ro1">
          <table:table-cell/>
          <table:table-cell table:formula="of:=RAND()" office:value-type="float" office:value="0.955399040831253">
            <text:p>0.9553990408</text:p>
          </table:table-cell>
          <table:table-cell table:formula="of:=RAND()" office:value-type="float" office:value="0.624551396816969">
            <text:p>0.6245513968</text:p>
          </table:table-cell>
          <table:table-cell table:formula="of:=RAND()" office:value-type="float" office:value="0.6988692691084">
            <text:p>0.6988692691</text:p>
          </table:table-cell>
          <table:table-cell table:formula="of:=RAND()" office:value-type="float" office:value="0.617516905535013">
            <text:p>0.6175169055</text:p>
          </table:table-cell>
          <table:table-cell table:formula="of:=RAND()" office:value-type="float" office:value="0.617571571841836">
            <text:p>0.6175715718</text:p>
          </table:table-cell>
          <table:table-cell table:formula="of:=RAND()" office:value-type="float" office:value="0.813570575555787">
            <text:p>0.8135705756</text:p>
          </table:table-cell>
          <table:table-cell table:formula="of:=RAND()" office:value-type="float" office:value="0.41931000398472">
            <text:p>0.419310004</text:p>
          </table:table-cell>
          <table:table-cell table:formula="of:=RAND()" office:value-type="float" office:value="0.691915228962898">
            <text:p>0.691915229</text:p>
          </table:table-cell>
          <table:table-cell table:formula="of:=RAND()" office:value-type="float" office:value="0.729085667291656">
            <text:p>0.7290856673</text:p>
          </table:table-cell>
          <table:table-cell table:formula="of:=RAND()" office:value-type="float" office:value="0.999640991445631">
            <text:p>0.9996409914</text:p>
          </table:table-cell>
          <table:table-cell table:formula="of:=RAND()" office:value-type="float" office:value="0.9991559186019">
            <text:p>0.9991559186</text:p>
          </table:table-cell>
          <table:table-cell table:formula="of:=RAND()" office:value-type="float" office:value="0.127981191268191">
            <text:p>0.1279811913</text:p>
          </table:table-cell>
          <table:table-cell table:formula="of:=SUM([.B64:.M64])-6" office:value-type="float" office:value="2.29456776124425">
            <text:p>2.2945677612</text:p>
          </table:table-cell>
          <table:table-cell table:formula="of:=[.N64]-[.$G$6]" office:value-type="float" office:value="2.30759293638403">
            <text:p>2.3075929364</text:p>
          </table:table-cell>
          <table:table-cell table:formula="of:=[.O64]*[.O64]" office:value-type="float" office:value="5.32498516004945">
            <text:p>5.32498516</text:p>
          </table:table-cell>
        </table:table-row>
        <table:table-row table:style-name="ro1">
          <table:table-cell/>
          <table:table-cell table:formula="of:=RAND()" office:value-type="float" office:value="0.939122129231691">
            <text:p>0.9391221292</text:p>
          </table:table-cell>
          <table:table-cell table:formula="of:=RAND()" office:value-type="float" office:value="0.754258382599801">
            <text:p>0.7542583826</text:p>
          </table:table-cell>
          <table:table-cell table:formula="of:=RAND()" office:value-type="float" office:value="0.145997927524149">
            <text:p>0.1459979275</text:p>
          </table:table-cell>
          <table:table-cell table:formula="of:=RAND()" office:value-type="float" office:value="0.937801983673126">
            <text:p>0.9378019837</text:p>
          </table:table-cell>
          <table:table-cell table:formula="of:=RAND()" office:value-type="float" office:value="0.0404415025841445">
            <text:p>0.0404415026</text:p>
          </table:table-cell>
          <table:table-cell table:formula="of:=RAND()" office:value-type="float" office:value="0.538709671236575">
            <text:p>0.5387096712</text:p>
          </table:table-cell>
          <table:table-cell table:formula="of:=RAND()" office:value-type="float" office:value="0.732281872304156">
            <text:p>0.7322818723</text:p>
          </table:table-cell>
          <table:table-cell table:formula="of:=RAND()" office:value-type="float" office:value="0.335797732695937">
            <text:p>0.3357977327</text:p>
          </table:table-cell>
          <table:table-cell table:formula="of:=RAND()" office:value-type="float" office:value="0.393563080579042">
            <text:p>0.3935630806</text:p>
          </table:table-cell>
          <table:table-cell table:formula="of:=RAND()" office:value-type="float" office:value="0.310000338591635">
            <text:p>0.3100003386</text:p>
          </table:table-cell>
          <table:table-cell table:formula="of:=RAND()" office:value-type="float" office:value="0.3178215038497">
            <text:p>0.3178215038</text:p>
          </table:table-cell>
          <table:table-cell table:formula="of:=RAND()" office:value-type="float" office:value="0.850460059475154">
            <text:p>0.8504600595</text:p>
          </table:table-cell>
          <table:table-cell table:formula="of:=SUM([.B65:.M65])-6" office:value-type="float" office:value="0.296256184345111">
            <text:p>0.2962561843</text:p>
          </table:table-cell>
          <table:table-cell table:formula="of:=[.N65]-[.$G$6]" office:value-type="float" office:value="0.309281359484885">
            <text:p>0.3092813595</text:p>
          </table:table-cell>
          <table:table-cell table:formula="of:=[.O65]*[.O65]" office:value-type="float" office:value="0.0956549593248186">
            <text:p>0.0956549593</text:p>
          </table:table-cell>
        </table:table-row>
        <table:table-row table:style-name="ro1">
          <table:table-cell/>
          <table:table-cell table:formula="of:=RAND()" office:value-type="float" office:value="0.243822902673855">
            <text:p>0.2438229027</text:p>
          </table:table-cell>
          <table:table-cell table:formula="of:=RAND()" office:value-type="float" office:value="0.729245727183297">
            <text:p>0.7292457272</text:p>
          </table:table-cell>
          <table:table-cell table:formula="of:=RAND()" office:value-type="float" office:value="0.253242262173444">
            <text:p>0.2532422622</text:p>
          </table:table-cell>
          <table:table-cell table:formula="of:=RAND()" office:value-type="float" office:value="0.362659499514848">
            <text:p>0.3626594995</text:p>
          </table:table-cell>
          <table:table-cell table:formula="of:=RAND()" office:value-type="float" office:value="0.98460711655207">
            <text:p>0.9846071166</text:p>
          </table:table-cell>
          <table:table-cell table:formula="of:=RAND()" office:value-type="float" office:value="0.455754332942888">
            <text:p>0.4557543329</text:p>
          </table:table-cell>
          <table:table-cell table:formula="of:=RAND()" office:value-type="float" office:value="0.566821631975472">
            <text:p>0.566821632</text:p>
          </table:table-cell>
          <table:table-cell table:formula="of:=RAND()" office:value-type="float" office:value="0.36271838680841">
            <text:p>0.3627183868</text:p>
          </table:table-cell>
          <table:table-cell table:formula="of:=RAND()" office:value-type="float" office:value="0.862499692942947">
            <text:p>0.8624996929</text:p>
          </table:table-cell>
          <table:table-cell table:formula="of:=RAND()" office:value-type="float" office:value="0.00379472994245589">
            <text:p>0.0037947299</text:p>
          </table:table-cell>
          <table:table-cell table:formula="of:=RAND()" office:value-type="float" office:value="0.240106729790568">
            <text:p>0.2401067298</text:p>
          </table:table-cell>
          <table:table-cell table:formula="of:=RAND()" office:value-type="float" office:value="0.561279828427359">
            <text:p>0.5612798284</text:p>
          </table:table-cell>
          <table:table-cell table:formula="of:=SUM([.B66:.M66])-6" office:value-type="float" office:value="-0.373447159072384">
            <text:p>-0.3734471591</text:p>
          </table:table-cell>
          <table:table-cell table:formula="of:=[.N66]-[.$G$6]" office:value-type="float" office:value="-0.360421983932611">
            <text:p>-0.3604219839</text:p>
          </table:table-cell>
          <table:table-cell table:formula="of:=[.O66]*[.O66]" office:value-type="float" office:value="0.129904006501919">
            <text:p>0.1299040065</text:p>
          </table:table-cell>
        </table:table-row>
        <table:table-row table:style-name="ro1">
          <table:table-cell/>
          <table:table-cell table:formula="of:=RAND()" office:value-type="float" office:value="0.893792648334056">
            <text:p>0.8937926483</text:p>
          </table:table-cell>
          <table:table-cell table:formula="of:=RAND()" office:value-type="float" office:value="0.696977125480771">
            <text:p>0.6969771255</text:p>
          </table:table-cell>
          <table:table-cell table:formula="of:=RAND()" office:value-type="float" office:value="0.500742986565456">
            <text:p>0.5007429866</text:p>
          </table:table-cell>
          <table:table-cell table:formula="of:=RAND()" office:value-type="float" office:value="0.916356655070558">
            <text:p>0.9163566551</text:p>
          </table:table-cell>
          <table:table-cell table:formula="of:=RAND()" office:value-type="float" office:value="0.557506444398314">
            <text:p>0.5575064444</text:p>
          </table:table-cell>
          <table:table-cell table:formula="of:=RAND()" office:value-type="float" office:value="0.272293177666143">
            <text:p>0.2722931777</text:p>
          </table:table-cell>
          <table:table-cell table:formula="of:=RAND()" office:value-type="float" office:value="0.456775955390185">
            <text:p>0.4567759554</text:p>
          </table:table-cell>
          <table:table-cell table:formula="of:=RAND()" office:value-type="float" office:value="0.772217956371605">
            <text:p>0.7722179564</text:p>
          </table:table-cell>
          <table:table-cell table:formula="of:=RAND()" office:value-type="float" office:value="0.258123972918838">
            <text:p>0.2581239729</text:p>
          </table:table-cell>
          <table:table-cell table:formula="of:=RAND()" office:value-type="float" office:value="0.39771102857776">
            <text:p>0.3977110286</text:p>
          </table:table-cell>
          <table:table-cell table:formula="of:=RAND()" office:value-type="float" office:value="0.914985137293115">
            <text:p>0.9149851373</text:p>
          </table:table-cell>
          <table:table-cell table:formula="of:=RAND()" office:value-type="float" office:value="0.0693416777066886">
            <text:p>0.0693416777</text:p>
          </table:table-cell>
          <table:table-cell table:formula="of:=SUM([.B67:.M67])-6" office:value-type="float" office:value="0.70682476577349">
            <text:p>0.7068247658</text:p>
          </table:table-cell>
          <table:table-cell table:formula="of:=[.N67]-[.$G$6]" office:value-type="float" office:value="0.719849940913264">
            <text:p>0.7198499409</text:p>
          </table:table-cell>
          <table:table-cell table:formula="of:=[.O67]*[.O67]" office:value-type="float" office:value="0.518183937432829">
            <text:p>0.5181839374</text:p>
          </table:table-cell>
        </table:table-row>
        <table:table-row table:style-name="ro1">
          <table:table-cell/>
          <table:table-cell table:formula="of:=RAND()" office:value-type="float" office:value="0.430604277877137">
            <text:p>0.4306042779</text:p>
          </table:table-cell>
          <table:table-cell table:formula="of:=RAND()" office:value-type="float" office:value="0.94034982775338">
            <text:p>0.9403498278</text:p>
          </table:table-cell>
          <table:table-cell table:formula="of:=RAND()" office:value-type="float" office:value="0.0904063698835671">
            <text:p>0.0904063699</text:p>
          </table:table-cell>
          <table:table-cell table:formula="of:=RAND()" office:value-type="float" office:value="0.0608300061430782">
            <text:p>0.0608300061</text:p>
          </table:table-cell>
          <table:table-cell table:formula="of:=RAND()" office:value-type="float" office:value="0.559566056355834">
            <text:p>0.5595660564</text:p>
          </table:table-cell>
          <table:table-cell table:formula="of:=RAND()" office:value-type="float" office:value="0.982625991571695">
            <text:p>0.9826259916</text:p>
          </table:table-cell>
          <table:table-cell table:formula="of:=RAND()" office:value-type="float" office:value="0.810454428661615">
            <text:p>0.8104544287</text:p>
          </table:table-cell>
          <table:table-cell table:formula="of:=RAND()" office:value-type="float" office:value="0.501290479442105">
            <text:p>0.5012904794</text:p>
          </table:table-cell>
          <table:table-cell table:formula="of:=RAND()" office:value-type="float" office:value="0.529328246600926">
            <text:p>0.5293282466</text:p>
          </table:table-cell>
          <table:table-cell table:formula="of:=RAND()" office:value-type="float" office:value="0.15305677219294">
            <text:p>0.1530567722</text:p>
          </table:table-cell>
          <table:table-cell table:formula="of:=RAND()" office:value-type="float" office:value="0.252680401317775">
            <text:p>0.2526804013</text:p>
          </table:table-cell>
          <table:table-cell table:formula="of:=RAND()" office:value-type="float" office:value="0.218547041760758">
            <text:p>0.2185470418</text:p>
          </table:table-cell>
          <table:table-cell table:formula="of:=SUM([.B68:.M68])-6" office:value-type="float" office:value="-0.470260100439191">
            <text:p>-0.4702601004</text:p>
          </table:table-cell>
          <table:table-cell table:formula="of:=[.N68]-[.$G$6]" office:value-type="float" office:value="-0.457234925299417">
            <text:p>-0.4572349253</text:p>
          </table:table-cell>
          <table:table-cell table:formula="of:=[.O68]*[.O68]" office:value-type="float" office:value="0.209063776913564">
            <text:p>0.2090637769</text:p>
          </table:table-cell>
        </table:table-row>
        <table:table-row table:style-name="ro1">
          <table:table-cell/>
          <table:table-cell table:formula="of:=RAND()" office:value-type="float" office:value="0.593028186820447">
            <text:p>0.5930281868</text:p>
          </table:table-cell>
          <table:table-cell table:formula="of:=RAND()" office:value-type="float" office:value="0.354755392298102">
            <text:p>0.3547553923</text:p>
          </table:table-cell>
          <table:table-cell table:formula="of:=RAND()" office:value-type="float" office:value="0.0943164923228323">
            <text:p>0.0943164923</text:p>
          </table:table-cell>
          <table:table-cell table:formula="of:=RAND()" office:value-type="float" office:value="0.181677917018533">
            <text:p>0.181677917</text:p>
          </table:table-cell>
          <table:table-cell table:formula="of:=RAND()" office:value-type="float" office:value="0.455073265591636">
            <text:p>0.4550732656</text:p>
          </table:table-cell>
          <table:table-cell table:formula="of:=RAND()" office:value-type="float" office:value="0.110681123100221">
            <text:p>0.1106811231</text:p>
          </table:table-cell>
          <table:table-cell table:formula="of:=RAND()" office:value-type="float" office:value="0.758412274997681">
            <text:p>0.758412275</text:p>
          </table:table-cell>
          <table:table-cell table:formula="of:=RAND()" office:value-type="float" office:value="0.136514268117026">
            <text:p>0.1365142681</text:p>
          </table:table-cell>
          <table:table-cell table:formula="of:=RAND()" office:value-type="float" office:value="0.0832732669077814">
            <text:p>0.0832732669</text:p>
          </table:table-cell>
          <table:table-cell table:formula="of:=RAND()" office:value-type="float" office:value="0.676740581868216">
            <text:p>0.6767405819</text:p>
          </table:table-cell>
          <table:table-cell table:formula="of:=RAND()" office:value-type="float" office:value="0.34881258639507">
            <text:p>0.3488125864</text:p>
          </table:table-cell>
          <table:table-cell table:formula="of:=RAND()" office:value-type="float" office:value="0.942132349824533">
            <text:p>0.9421323498</text:p>
          </table:table-cell>
          <table:table-cell table:formula="of:=SUM([.B69:.M69])-6" office:value-type="float" office:value="-1.26458229473792">
            <text:p>-1.2645822947</text:p>
          </table:table-cell>
          <table:table-cell table:formula="of:=[.N69]-[.$G$6]" office:value-type="float" office:value="-1.25155711959815">
            <text:p>-1.2515571196</text:p>
          </table:table-cell>
          <table:table-cell table:formula="of:=[.O69]*[.O69]" office:value-type="float" office:value="1.56639522361681">
            <text:p>1.5663952236</text:p>
          </table:table-cell>
        </table:table-row>
        <table:table-row table:style-name="ro1">
          <table:table-cell/>
          <table:table-cell table:formula="of:=RAND()" office:value-type="float" office:value="0.105727213202044">
            <text:p>0.1057272132</text:p>
          </table:table-cell>
          <table:table-cell table:formula="of:=RAND()" office:value-type="float" office:value="0.582936072256416">
            <text:p>0.5829360723</text:p>
          </table:table-cell>
          <table:table-cell table:formula="of:=RAND()" office:value-type="float" office:value="0.596625215606764">
            <text:p>0.5966252156</text:p>
          </table:table-cell>
          <table:table-cell table:formula="of:=RAND()" office:value-type="float" office:value="0.714182867435738">
            <text:p>0.7141828674</text:p>
          </table:table-cell>
          <table:table-cell table:formula="of:=RAND()" office:value-type="float" office:value="0.186274969484657">
            <text:p>0.1862749695</text:p>
          </table:table-cell>
          <table:table-cell table:formula="of:=RAND()" office:value-type="float" office:value="0.307330615120009">
            <text:p>0.3073306151</text:p>
          </table:table-cell>
          <table:table-cell table:formula="of:=RAND()" office:value-type="float" office:value="0.280574917327613">
            <text:p>0.2805749173</text:p>
          </table:table-cell>
          <table:table-cell table:formula="of:=RAND()" office:value-type="float" office:value="0.179690690943971">
            <text:p>0.1796906909</text:p>
          </table:table-cell>
          <table:table-cell table:formula="of:=RAND()" office:value-type="float" office:value="0.272400846937671">
            <text:p>0.2724008469</text:p>
          </table:table-cell>
          <table:table-cell table:formula="of:=RAND()" office:value-type="float" office:value="0.389433367643505">
            <text:p>0.3894333676</text:p>
          </table:table-cell>
          <table:table-cell table:formula="of:=RAND()" office:value-type="float" office:value="0.221306032733992">
            <text:p>0.2213060327</text:p>
          </table:table-cell>
          <table:table-cell table:formula="of:=RAND()" office:value-type="float" office:value="0.929246816784143">
            <text:p>0.9292468168</text:p>
          </table:table-cell>
          <table:table-cell table:formula="of:=SUM([.B70:.M70])-6" office:value-type="float" office:value="-1.23427037452348">
            <text:p>-1.2342703745</text:p>
          </table:table-cell>
          <table:table-cell table:formula="of:=[.N70]-[.$G$6]" office:value-type="float" office:value="-1.2212451993837">
            <text:p>-1.2212451994</text:p>
          </table:table-cell>
          <table:table-cell table:formula="of:=[.O70]*[.O70]" office:value-type="float" office:value="1.49143983701774">
            <text:p>1.491439837</text:p>
          </table:table-cell>
        </table:table-row>
        <table:table-row table:style-name="ro1">
          <table:table-cell/>
          <table:table-cell table:formula="of:=RAND()" office:value-type="float" office:value="0.583441025111824">
            <text:p>0.5834410251</text:p>
          </table:table-cell>
          <table:table-cell table:formula="of:=RAND()" office:value-type="float" office:value="0.837822668021545">
            <text:p>0.837822668</text:p>
          </table:table-cell>
          <table:table-cell table:formula="of:=RAND()" office:value-type="float" office:value="0.154417331330478">
            <text:p>0.1544173313</text:p>
          </table:table-cell>
          <table:table-cell table:formula="of:=RAND()" office:value-type="float" office:value="0.770323162665591">
            <text:p>0.7703231627</text:p>
          </table:table-cell>
          <table:table-cell table:formula="of:=RAND()" office:value-type="float" office:value="0.988581927260384">
            <text:p>0.9885819273</text:p>
          </table:table-cell>
          <table:table-cell table:formula="of:=RAND()" office:value-type="float" office:value="0.510832769563422">
            <text:p>0.5108327696</text:p>
          </table:table-cell>
          <table:table-cell table:formula="of:=RAND()" office:value-type="float" office:value="0.690987220965326">
            <text:p>0.690987221</text:p>
          </table:table-cell>
          <table:table-cell table:formula="of:=RAND()" office:value-type="float" office:value="0.260681325569749">
            <text:p>0.2606813256</text:p>
          </table:table-cell>
          <table:table-cell table:formula="of:=RAND()" office:value-type="float" office:value="0.5425238404423">
            <text:p>0.5425238404</text:p>
          </table:table-cell>
          <table:table-cell table:formula="of:=RAND()" office:value-type="float" office:value="0.413729413412511">
            <text:p>0.4137294134</text:p>
          </table:table-cell>
          <table:table-cell table:formula="of:=RAND()" office:value-type="float" office:value="0.14546807250008">
            <text:p>0.1454680725</text:p>
          </table:table-cell>
          <table:table-cell table:formula="of:=RAND()" office:value-type="float" office:value="0.888871566392481">
            <text:p>0.8888715664</text:p>
          </table:table-cell>
          <table:table-cell table:formula="of:=SUM([.B71:.M71])-6" office:value-type="float" office:value="0.787680323235691">
            <text:p>0.7876803232</text:p>
          </table:table-cell>
          <table:table-cell table:formula="of:=[.N71]-[.$G$6]" office:value-type="float" office:value="0.800705498375464">
            <text:p>0.8007054984</text:p>
          </table:table-cell>
          <table:table-cell table:formula="of:=[.O71]*[.O71]" office:value-type="float" office:value="0.641129295128701">
            <text:p>0.6411292951</text:p>
          </table:table-cell>
        </table:table-row>
        <table:table-row table:style-name="ro1">
          <table:table-cell/>
          <table:table-cell table:formula="of:=RAND()" office:value-type="float" office:value="0.797966864425689">
            <text:p>0.7979668644</text:p>
          </table:table-cell>
          <table:table-cell table:formula="of:=RAND()" office:value-type="float" office:value="0.282188504002988">
            <text:p>0.282188504</text:p>
          </table:table-cell>
          <table:table-cell table:formula="of:=RAND()" office:value-type="float" office:value="0.312729268800467">
            <text:p>0.3127292688</text:p>
          </table:table-cell>
          <table:table-cell table:formula="of:=RAND()" office:value-type="float" office:value="0.644253691425547">
            <text:p>0.6442536914</text:p>
          </table:table-cell>
          <table:table-cell table:formula="of:=RAND()" office:value-type="float" office:value="0.679833580041304">
            <text:p>0.67983358</text:p>
          </table:table-cell>
          <table:table-cell table:formula="of:=RAND()" office:value-type="float" office:value="0.437305690953508">
            <text:p>0.437305691</text:p>
          </table:table-cell>
          <table:table-cell table:formula="of:=RAND()" office:value-type="float" office:value="0.196921634022146">
            <text:p>0.196921634</text:p>
          </table:table-cell>
          <table:table-cell table:formula="of:=RAND()" office:value-type="float" office:value="0.252537704305723">
            <text:p>0.2525377043</text:p>
          </table:table-cell>
          <table:table-cell table:formula="of:=RAND()" office:value-type="float" office:value="0.304813463706523">
            <text:p>0.3048134637</text:p>
          </table:table-cell>
          <table:table-cell table:formula="of:=RAND()" office:value-type="float" office:value="0.0354256436694413">
            <text:p>0.0354256437</text:p>
          </table:table-cell>
          <table:table-cell table:formula="of:=RAND()" office:value-type="float" office:value="0.707064349669963">
            <text:p>0.7070643497</text:p>
          </table:table-cell>
          <table:table-cell table:formula="of:=RAND()" office:value-type="float" office:value="0.100494047859684">
            <text:p>0.1004940479</text:p>
          </table:table-cell>
          <table:table-cell table:formula="of:=SUM([.B72:.M72])-6" office:value-type="float" office:value="-1.24846555711702">
            <text:p>-1.2484655571</text:p>
          </table:table-cell>
          <table:table-cell table:formula="of:=[.N72]-[.$G$6]" office:value-type="float" office:value="-1.23544038197724">
            <text:p>-1.235440382</text:p>
          </table:table-cell>
          <table:table-cell table:formula="of:=[.O72]*[.O72]" office:value-type="float" office:value="1.52631293742007">
            <text:p>1.5263129374</text:p>
          </table:table-cell>
        </table:table-row>
        <table:table-row table:style-name="ro1">
          <table:table-cell/>
          <table:table-cell table:formula="of:=RAND()" office:value-type="float" office:value="0.89003610261716">
            <text:p>0.8900361026</text:p>
          </table:table-cell>
          <table:table-cell table:formula="of:=RAND()" office:value-type="float" office:value="0.430883816443384">
            <text:p>0.4308838164</text:p>
          </table:table-cell>
          <table:table-cell table:formula="of:=RAND()" office:value-type="float" office:value="0.998012986499816">
            <text:p>0.9980129865</text:p>
          </table:table-cell>
          <table:table-cell table:formula="of:=RAND()" office:value-type="float" office:value="0.306318327551708">
            <text:p>0.3063183276</text:p>
          </table:table-cell>
          <table:table-cell table:formula="of:=RAND()" office:value-type="float" office:value="0.0466291450429708">
            <text:p>0.046629145</text:p>
          </table:table-cell>
          <table:table-cell table:formula="of:=RAND()" office:value-type="float" office:value="0.948432617820799">
            <text:p>0.9484326178</text:p>
          </table:table-cell>
          <table:table-cell table:formula="of:=RAND()" office:value-type="float" office:value="0.0775820964481682">
            <text:p>0.0775820964</text:p>
          </table:table-cell>
          <table:table-cell table:formula="of:=RAND()" office:value-type="float" office:value="0.298512559151277">
            <text:p>0.2985125592</text:p>
          </table:table-cell>
          <table:table-cell table:formula="of:=RAND()" office:value-type="float" office:value="0.74993441044353">
            <text:p>0.7499344104</text:p>
          </table:table-cell>
          <table:table-cell table:formula="of:=RAND()" office:value-type="float" office:value="0.0776260129641742">
            <text:p>0.077626013</text:p>
          </table:table-cell>
          <table:table-cell table:formula="of:=RAND()" office:value-type="float" office:value="0.378290435066447">
            <text:p>0.3782904351</text:p>
          </table:table-cell>
          <table:table-cell table:formula="of:=RAND()" office:value-type="float" office:value="0.853692504344508">
            <text:p>0.8536925043</text:p>
          </table:table-cell>
          <table:table-cell table:formula="of:=SUM([.B73:.M73])-6" office:value-type="float" office:value="0.0559510143939406">
            <text:p>0.0559510144</text:p>
          </table:table-cell>
          <table:table-cell table:formula="of:=[.N73]-[.$G$6]" office:value-type="float" office:value="0.0689761895337142">
            <text:p>0.0689761895</text:p>
          </table:table-cell>
          <table:table-cell table:formula="of:=[.O73]*[.O73]" office:value-type="float" office:value="0.00475771472259087">
            <text:p>0.0047577147</text:p>
          </table:table-cell>
        </table:table-row>
        <table:table-row table:style-name="ro1">
          <table:table-cell/>
          <table:table-cell table:formula="of:=RAND()" office:value-type="float" office:value="0.940484989900142">
            <text:p>0.9404849899</text:p>
          </table:table-cell>
          <table:table-cell table:formula="of:=RAND()" office:value-type="float" office:value="0.745455088792369">
            <text:p>0.7454550888</text:p>
          </table:table-cell>
          <table:table-cell table:formula="of:=RAND()" office:value-type="float" office:value="0.463656336069107">
            <text:p>0.4636563361</text:p>
          </table:table-cell>
          <table:table-cell table:formula="of:=RAND()" office:value-type="float" office:value="0.401007405715063">
            <text:p>0.4010074057</text:p>
          </table:table-cell>
          <table:table-cell table:formula="of:=RAND()" office:value-type="float" office:value="0.30678021046333">
            <text:p>0.3067802105</text:p>
          </table:table-cell>
          <table:table-cell table:formula="of:=RAND()" office:value-type="float" office:value="0.80064349854365">
            <text:p>0.8006434985</text:p>
          </table:table-cell>
          <table:table-cell table:formula="of:=RAND()" office:value-type="float" office:value="0.910602341638878">
            <text:p>0.9106023416</text:p>
          </table:table-cell>
          <table:table-cell table:formula="of:=RAND()" office:value-type="float" office:value="0.660134996753186">
            <text:p>0.6601349968</text:p>
          </table:table-cell>
          <table:table-cell table:formula="of:=RAND()" office:value-type="float" office:value="0.468876663129777">
            <text:p>0.4688766631</text:p>
          </table:table-cell>
          <table:table-cell table:formula="of:=RAND()" office:value-type="float" office:value="0.644096161006019">
            <text:p>0.644096161</text:p>
          </table:table-cell>
          <table:table-cell table:formula="of:=RAND()" office:value-type="float" office:value="0.670558671234176">
            <text:p>0.6705586712</text:p>
          </table:table-cell>
          <table:table-cell table:formula="of:=RAND()" office:value-type="float" office:value="0.528551846975461">
            <text:p>0.528551847</text:p>
          </table:table-cell>
          <table:table-cell table:formula="of:=SUM([.B74:.M74])-6" office:value-type="float" office:value="1.54084821022116">
            <text:p>1.5408482102</text:p>
          </table:table-cell>
          <table:table-cell table:formula="of:=[.N74]-[.$G$6]" office:value-type="float" office:value="1.55387338536093">
            <text:p>1.5538733854</text:p>
          </table:table-cell>
          <table:table-cell table:formula="of:=[.O74]*[.O74]" office:value-type="float" office:value="2.41452249773304">
            <text:p>2.4145224977</text:p>
          </table:table-cell>
        </table:table-row>
        <table:table-row table:style-name="ro1">
          <table:table-cell/>
          <table:table-cell table:formula="of:=RAND()" office:value-type="float" office:value="0.755774595309049">
            <text:p>0.7557745953</text:p>
          </table:table-cell>
          <table:table-cell table:formula="of:=RAND()" office:value-type="float" office:value="0.640805217670277">
            <text:p>0.6408052177</text:p>
          </table:table-cell>
          <table:table-cell table:formula="of:=RAND()" office:value-type="float" office:value="0.466304576490074">
            <text:p>0.4663045765</text:p>
          </table:table-cell>
          <table:table-cell table:formula="of:=RAND()" office:value-type="float" office:value="0.471002095611766">
            <text:p>0.4710020956</text:p>
          </table:table-cell>
          <table:table-cell table:formula="of:=RAND()" office:value-type="float" office:value="0.398290183395147">
            <text:p>0.3982901834</text:p>
          </table:table-cell>
          <table:table-cell table:formula="of:=RAND()" office:value-type="float" office:value="0.39304262236692">
            <text:p>0.3930426224</text:p>
          </table:table-cell>
          <table:table-cell table:formula="of:=RAND()" office:value-type="float" office:value="0.244741835864261">
            <text:p>0.2447418359</text:p>
          </table:table-cell>
          <table:table-cell table:formula="of:=RAND()" office:value-type="float" office:value="0.937049115775153">
            <text:p>0.9370491158</text:p>
          </table:table-cell>
          <table:table-cell table:formula="of:=RAND()" office:value-type="float" office:value="0.612402783939615">
            <text:p>0.6124027839</text:p>
          </table:table-cell>
          <table:table-cell table:formula="of:=RAND()" office:value-type="float" office:value="0.547011680202559">
            <text:p>0.5470116802</text:p>
          </table:table-cell>
          <table:table-cell table:formula="of:=RAND()" office:value-type="float" office:value="0.889316669432446">
            <text:p>0.8893166694</text:p>
          </table:table-cell>
          <table:table-cell table:formula="of:=RAND()" office:value-type="float" office:value="0.584590734215453">
            <text:p>0.5845907342</text:p>
          </table:table-cell>
          <table:table-cell table:formula="of:=SUM([.B75:.M75])-6" office:value-type="float" office:value="0.94033211027272">
            <text:p>0.9403321103</text:p>
          </table:table-cell>
          <table:table-cell table:formula="of:=[.N75]-[.$G$6]" office:value-type="float" office:value="0.953357285412494">
            <text:p>0.9533572854</text:p>
          </table:table-cell>
          <table:table-cell table:formula="of:=[.O75]*[.O75]" office:value-type="float" office:value="0.90889011364908">
            <text:p>0.9088901136</text:p>
          </table:table-cell>
        </table:table-row>
        <table:table-row table:style-name="ro1">
          <table:table-cell/>
          <table:table-cell table:formula="of:=RAND()" office:value-type="float" office:value="0.267308279871941">
            <text:p>0.2673082799</text:p>
          </table:table-cell>
          <table:table-cell table:formula="of:=RAND()" office:value-type="float" office:value="0.377986463252455">
            <text:p>0.3779864633</text:p>
          </table:table-cell>
          <table:table-cell table:formula="of:=RAND()" office:value-type="float" office:value="0.380573541857302">
            <text:p>0.3805735419</text:p>
          </table:table-cell>
          <table:table-cell table:formula="of:=RAND()" office:value-type="float" office:value="0.882913208333775">
            <text:p>0.8829132083</text:p>
          </table:table-cell>
          <table:table-cell table:formula="of:=RAND()" office:value-type="float" office:value="0.941736701875925">
            <text:p>0.9417367019</text:p>
          </table:table-cell>
          <table:table-cell table:formula="of:=RAND()" office:value-type="float" office:value="0.0425366295967251">
            <text:p>0.0425366296</text:p>
          </table:table-cell>
          <table:table-cell table:formula="of:=RAND()" office:value-type="float" office:value="0.667148796375841">
            <text:p>0.6671487964</text:p>
          </table:table-cell>
          <table:table-cell table:formula="of:=RAND()" office:value-type="float" office:value="0.669319724664092">
            <text:p>0.6693197247</text:p>
          </table:table-cell>
          <table:table-cell table:formula="of:=RAND()" office:value-type="float" office:value="0.117679392918944">
            <text:p>0.1176793929</text:p>
          </table:table-cell>
          <table:table-cell table:formula="of:=RAND()" office:value-type="float" office:value="0.135169968940318">
            <text:p>0.1351699689</text:p>
          </table:table-cell>
          <table:table-cell table:formula="of:=RAND()" office:value-type="float" office:value="0.114662517793477">
            <text:p>0.1146625178</text:p>
          </table:table-cell>
          <table:table-cell table:formula="of:=RAND()" office:value-type="float" office:value="0.243521241704002">
            <text:p>0.2435212417</text:p>
          </table:table-cell>
          <table:table-cell table:formula="of:=SUM([.B76:.M76])-6" office:value-type="float" office:value="-1.1594435328152">
            <text:p>-1.1594435328</text:p>
          </table:table-cell>
          <table:table-cell table:formula="of:=[.N76]-[.$G$6]" office:value-type="float" office:value="-1.14641835767543">
            <text:p>-1.1464183577</text:p>
          </table:table-cell>
          <table:table-cell table:formula="of:=[.O76]*[.O76]" office:value-type="float" office:value="1.31427505081523">
            <text:p>1.3142750508</text:p>
          </table:table-cell>
        </table:table-row>
        <table:table-row table:style-name="ro1">
          <table:table-cell/>
          <table:table-cell table:formula="of:=RAND()" office:value-type="float" office:value="0.791075302055106">
            <text:p>0.7910753021</text:p>
          </table:table-cell>
          <table:table-cell table:formula="of:=RAND()" office:value-type="float" office:value="0.571160734631121">
            <text:p>0.5711607346</text:p>
          </table:table-cell>
          <table:table-cell table:formula="of:=RAND()" office:value-type="float" office:value="0.339354143012315">
            <text:p>0.339354143</text:p>
          </table:table-cell>
          <table:table-cell table:formula="of:=RAND()" office:value-type="float" office:value="0.596343584125862">
            <text:p>0.5963435841</text:p>
          </table:table-cell>
          <table:table-cell table:formula="of:=RAND()" office:value-type="float" office:value="0.359546452993527">
            <text:p>0.359546453</text:p>
          </table:table-cell>
          <table:table-cell table:formula="of:=RAND()" office:value-type="float" office:value="0.601242032367736">
            <text:p>0.6012420324</text:p>
          </table:table-cell>
          <table:table-cell table:formula="of:=RAND()" office:value-type="float" office:value="0.764633767306805">
            <text:p>0.7646337673</text:p>
          </table:table-cell>
          <table:table-cell table:formula="of:=RAND()" office:value-type="float" office:value="0.737379570258781">
            <text:p>0.7373795703</text:p>
          </table:table-cell>
          <table:table-cell table:formula="of:=RAND()" office:value-type="float" office:value="0.850524712353945">
            <text:p>0.8505247124</text:p>
          </table:table-cell>
          <table:table-cell table:formula="of:=RAND()" office:value-type="float" office:value="0.537964237621054">
            <text:p>0.5379642376</text:p>
          </table:table-cell>
          <table:table-cell table:formula="of:=RAND()" office:value-type="float" office:value="0.681150041753426">
            <text:p>0.6811500418</text:p>
          </table:table-cell>
          <table:table-cell table:formula="of:=RAND()" office:value-type="float" office:value="0.91438998398371">
            <text:p>0.914389984</text:p>
          </table:table-cell>
          <table:table-cell table:formula="of:=SUM([.B77:.M77])-6" office:value-type="float" office:value="1.74476456246339">
            <text:p>1.7447645625</text:p>
          </table:table-cell>
          <table:table-cell table:formula="of:=[.N77]-[.$G$6]" office:value-type="float" office:value="1.75778973760316">
            <text:p>1.7577897376</text:p>
          </table:table-cell>
          <table:table-cell table:formula="of:=[.O77]*[.O77]" office:value-type="float" office:value="3.08982476162299">
            <text:p>3.0898247616</text:p>
          </table:table-cell>
        </table:table-row>
        <table:table-row table:style-name="ro1">
          <table:table-cell/>
          <table:table-cell table:formula="of:=RAND()" office:value-type="float" office:value="0.974557333393022">
            <text:p>0.9745573334</text:p>
          </table:table-cell>
          <table:table-cell table:formula="of:=RAND()" office:value-type="float" office:value="0.771770038409159">
            <text:p>0.7717700384</text:p>
          </table:table-cell>
          <table:table-cell table:formula="of:=RAND()" office:value-type="float" office:value="0.577904880279675">
            <text:p>0.5779048803</text:p>
          </table:table-cell>
          <table:table-cell table:formula="of:=RAND()" office:value-type="float" office:value="0.310459986329079">
            <text:p>0.3104599863</text:p>
          </table:table-cell>
          <table:table-cell table:formula="of:=RAND()" office:value-type="float" office:value="0.538692699512467">
            <text:p>0.5386926995</text:p>
          </table:table-cell>
          <table:table-cell table:formula="of:=RAND()" office:value-type="float" office:value="0.73720729816705">
            <text:p>0.7372072982</text:p>
          </table:table-cell>
          <table:table-cell table:formula="of:=RAND()" office:value-type="float" office:value="0.806677486049011">
            <text:p>0.806677486</text:p>
          </table:table-cell>
          <table:table-cell table:formula="of:=RAND()" office:value-type="float" office:value="0.559938123216853">
            <text:p>0.5599381232</text:p>
          </table:table-cell>
          <table:table-cell table:formula="of:=RAND()" office:value-type="float" office:value="0.961520056705922">
            <text:p>0.9615200567</text:p>
          </table:table-cell>
          <table:table-cell table:formula="of:=RAND()" office:value-type="float" office:value="0.396653688512743">
            <text:p>0.3966536885</text:p>
          </table:table-cell>
          <table:table-cell table:formula="of:=RAND()" office:value-type="float" office:value="0.0370577543508261">
            <text:p>0.0370577544</text:p>
          </table:table-cell>
          <table:table-cell table:formula="of:=RAND()" office:value-type="float" office:value="0.645798433339223">
            <text:p>0.6457984333</text:p>
          </table:table-cell>
          <table:table-cell table:formula="of:=SUM([.B78:.M78])-6" office:value-type="float" office:value="1.31823777826503">
            <text:p>1.3182377783</text:p>
          </table:table-cell>
          <table:table-cell table:formula="of:=[.N78]-[.$G$6]" office:value-type="float" office:value="1.3312629534048">
            <text:p>1.3312629534</text:p>
          </table:table-cell>
          <table:table-cell table:formula="of:=[.O78]*[.O78]" office:value-type="float" office:value="1.77226105110808">
            <text:p>1.7722610511</text:p>
          </table:table-cell>
        </table:table-row>
        <table:table-row table:style-name="ro1">
          <table:table-cell/>
          <table:table-cell table:formula="of:=RAND()" office:value-type="float" office:value="0.753033088520169">
            <text:p>0.7530330885</text:p>
          </table:table-cell>
          <table:table-cell table:formula="of:=RAND()" office:value-type="float" office:value="0.282301829196513">
            <text:p>0.2823018292</text:p>
          </table:table-cell>
          <table:table-cell table:formula="of:=RAND()" office:value-type="float" office:value="0.535279418574646">
            <text:p>0.5352794186</text:p>
          </table:table-cell>
          <table:table-cell table:formula="of:=RAND()" office:value-type="float" office:value="0.146754712099209">
            <text:p>0.1467547121</text:p>
          </table:table-cell>
          <table:table-cell table:formula="of:=RAND()" office:value-type="float" office:value="0.949658285593614">
            <text:p>0.9496582856</text:p>
          </table:table-cell>
          <table:table-cell table:formula="of:=RAND()" office:value-type="float" office:value="0.755666254786775">
            <text:p>0.7556662548</text:p>
          </table:table-cell>
          <table:table-cell table:formula="of:=RAND()" office:value-type="float" office:value="0.375246652169153">
            <text:p>0.3752466522</text:p>
          </table:table-cell>
          <table:table-cell table:formula="of:=RAND()" office:value-type="float" office:value="0.813591436017305">
            <text:p>0.813591436</text:p>
          </table:table-cell>
          <table:table-cell table:formula="of:=RAND()" office:value-type="float" office:value="0.131933467229828">
            <text:p>0.1319334672</text:p>
          </table:table-cell>
          <table:table-cell table:formula="of:=RAND()" office:value-type="float" office:value="0.201556171290576">
            <text:p>0.2015561713</text:p>
          </table:table-cell>
          <table:table-cell table:formula="of:=RAND()" office:value-type="float" office:value="0.742762004490942">
            <text:p>0.7427620045</text:p>
          </table:table-cell>
          <table:table-cell table:formula="of:=RAND()" office:value-type="float" office:value="0.0372468351852149">
            <text:p>0.0372468352</text:p>
          </table:table-cell>
          <table:table-cell table:formula="of:=SUM([.B79:.M79])-6" office:value-type="float" office:value="-0.274969844846055">
            <text:p>-0.2749698448</text:p>
          </table:table-cell>
          <table:table-cell table:formula="of:=[.N79]-[.$G$6]" office:value-type="float" office:value="-0.261944669706281">
            <text:p>-0.2619446697</text:p>
          </table:table-cell>
          <table:table-cell table:formula="of:=[.O79]*[.O79]" office:value-type="float" office:value="0.0686150099875328">
            <text:p>0.06861501</text:p>
          </table:table-cell>
        </table:table-row>
        <table:table-row table:style-name="ro1">
          <table:table-cell/>
          <table:table-cell table:formula="of:=RAND()" office:value-type="float" office:value="0.0495410095900297">
            <text:p>0.0495410096</text:p>
          </table:table-cell>
          <table:table-cell table:formula="of:=RAND()" office:value-type="float" office:value="0.185593735659495">
            <text:p>0.1855937357</text:p>
          </table:table-cell>
          <table:table-cell table:formula="of:=RAND()" office:value-type="float" office:value="0.718004331691191">
            <text:p>0.7180043317</text:p>
          </table:table-cell>
          <table:table-cell table:formula="of:=RAND()" office:value-type="float" office:value="0.958370607579127">
            <text:p>0.9583706076</text:p>
          </table:table-cell>
          <table:table-cell table:formula="of:=RAND()" office:value-type="float" office:value="0.702479881467298">
            <text:p>0.7024798815</text:p>
          </table:table-cell>
          <table:table-cell table:formula="of:=RAND()" office:value-type="float" office:value="0.291185929207131">
            <text:p>0.2911859292</text:p>
          </table:table-cell>
          <table:table-cell table:formula="of:=RAND()" office:value-type="float" office:value="0.657518978230655">
            <text:p>0.6575189782</text:p>
          </table:table-cell>
          <table:table-cell table:formula="of:=RAND()" office:value-type="float" office:value="0.0480111837387085">
            <text:p>0.0480111837</text:p>
          </table:table-cell>
          <table:table-cell table:formula="of:=RAND()" office:value-type="float" office:value="0.824160635238513">
            <text:p>0.8241606352</text:p>
          </table:table-cell>
          <table:table-cell table:formula="of:=RAND()" office:value-type="float" office:value="0.592149448813871">
            <text:p>0.5921494488</text:p>
          </table:table-cell>
          <table:table-cell table:formula="of:=RAND()" office:value-type="float" office:value="0.492252335883677">
            <text:p>0.4922523359</text:p>
          </table:table-cell>
          <table:table-cell table:formula="of:=RAND()" office:value-type="float" office:value="0.174359693424776">
            <text:p>0.1743596934</text:p>
          </table:table-cell>
          <table:table-cell table:formula="of:=SUM([.B80:.M80])-6" office:value-type="float" office:value="-0.306372229475528">
            <text:p>-0.3063722295</text:p>
          </table:table-cell>
          <table:table-cell table:formula="of:=[.N80]-[.$G$6]" office:value-type="float" office:value="-0.293347054335754">
            <text:p>-0.2933470543</text:p>
          </table:table-cell>
          <table:table-cell table:formula="of:=[.O80]*[.O80]" office:value-type="float" office:value="0.086052494287464">
            <text:p>0.0860524943</text:p>
          </table:table-cell>
        </table:table-row>
        <table:table-row table:style-name="ro1">
          <table:table-cell/>
          <table:table-cell table:formula="of:=RAND()" office:value-type="float" office:value="0.127614050870761">
            <text:p>0.1276140509</text:p>
          </table:table-cell>
          <table:table-cell table:formula="of:=RAND()" office:value-type="float" office:value="0.51649458380416">
            <text:p>0.5164945838</text:p>
          </table:table-cell>
          <table:table-cell table:formula="of:=RAND()" office:value-type="float" office:value="0.203239620430395">
            <text:p>0.2032396204</text:p>
          </table:table-cell>
          <table:table-cell table:formula="of:=RAND()" office:value-type="float" office:value="0.424106891732663">
            <text:p>0.4241068917</text:p>
          </table:table-cell>
          <table:table-cell table:formula="of:=RAND()" office:value-type="float" office:value="0.318025169894099">
            <text:p>0.3180251699</text:p>
          </table:table-cell>
          <table:table-cell table:formula="of:=RAND()" office:value-type="float" office:value="0.3469143868424">
            <text:p>0.3469143868</text:p>
          </table:table-cell>
          <table:table-cell table:formula="of:=RAND()" office:value-type="float" office:value="0.481593862175942">
            <text:p>0.4815938622</text:p>
          </table:table-cell>
          <table:table-cell table:formula="of:=RAND()" office:value-type="float" office:value="0.105817893287167">
            <text:p>0.1058178933</text:p>
          </table:table-cell>
          <table:table-cell table:formula="of:=RAND()" office:value-type="float" office:value="0.806878034723923">
            <text:p>0.8068780347</text:p>
          </table:table-cell>
          <table:table-cell table:formula="of:=RAND()" office:value-type="float" office:value="0.655907621607184">
            <text:p>0.6559076216</text:p>
          </table:table-cell>
          <table:table-cell table:formula="of:=RAND()" office:value-type="float" office:value="0.55590535281226">
            <text:p>0.5559053528</text:p>
          </table:table-cell>
          <table:table-cell table:formula="of:=RAND()" office:value-type="float" office:value="0.180507555603981">
            <text:p>0.1805075556</text:p>
          </table:table-cell>
          <table:table-cell table:formula="of:=SUM([.B81:.M81])-6" office:value-type="float" office:value="-1.27699497621506">
            <text:p>-1.2769949762</text:p>
          </table:table-cell>
          <table:table-cell table:formula="of:=[.N81]-[.$G$6]" office:value-type="float" office:value="-1.26396980107529">
            <text:p>-1.2639698011</text:p>
          </table:table-cell>
          <table:table-cell table:formula="of:=[.O81]*[.O81]" office:value-type="float" office:value="1.59761965803031">
            <text:p>1.597619658</text:p>
          </table:table-cell>
        </table:table-row>
        <table:table-row table:style-name="ro1">
          <table:table-cell/>
          <table:table-cell table:formula="of:=RAND()" office:value-type="float" office:value="0.0140475004445761">
            <text:p>0.0140475004</text:p>
          </table:table-cell>
          <table:table-cell table:formula="of:=RAND()" office:value-type="float" office:value="0.768627836136147">
            <text:p>0.7686278361</text:p>
          </table:table-cell>
          <table:table-cell table:formula="of:=RAND()" office:value-type="float" office:value="0.328303672838956">
            <text:p>0.3283036728</text:p>
          </table:table-cell>
          <table:table-cell table:formula="of:=RAND()" office:value-type="float" office:value="0.500129562569782">
            <text:p>0.5001295626</text:p>
          </table:table-cell>
          <table:table-cell table:formula="of:=RAND()" office:value-type="float" office:value="0.2056234839838">
            <text:p>0.205623484</text:p>
          </table:table-cell>
          <table:table-cell table:formula="of:=RAND()" office:value-type="float" office:value="0.0856093743350357">
            <text:p>0.0856093743</text:p>
          </table:table-cell>
          <table:table-cell table:formula="of:=RAND()" office:value-type="float" office:value="0.651877052383497">
            <text:p>0.6518770524</text:p>
          </table:table-cell>
          <table:table-cell table:formula="of:=RAND()" office:value-type="float" office:value="0.308238869998604">
            <text:p>0.30823887</text:p>
          </table:table-cell>
          <table:table-cell table:formula="of:=RAND()" office:value-type="float" office:value="0.0681275203824043">
            <text:p>0.0681275204</text:p>
          </table:table-cell>
          <table:table-cell table:formula="of:=RAND()" office:value-type="float" office:value="0.905332349473611">
            <text:p>0.9053323495</text:p>
          </table:table-cell>
          <table:table-cell table:formula="of:=RAND()" office:value-type="float" office:value="0.769784585339949">
            <text:p>0.7697845853</text:p>
          </table:table-cell>
          <table:table-cell table:formula="of:=RAND()" office:value-type="float" office:value="0.658184266183525">
            <text:p>0.6581842662</text:p>
          </table:table-cell>
          <table:table-cell table:formula="of:=SUM([.B82:.M82])-6" office:value-type="float" office:value="-0.736113925930113">
            <text:p>-0.7361139259</text:p>
          </table:table-cell>
          <table:table-cell table:formula="of:=[.N82]-[.$G$6]" office:value-type="float" office:value="-0.723088750790339">
            <text:p>-0.7230887508</text:p>
          </table:table-cell>
          <table:table-cell table:formula="of:=[.O82]*[.O82]" office:value-type="float" office:value="0.522857341519533">
            <text:p>0.5228573415</text:p>
          </table:table-cell>
        </table:table-row>
        <table:table-row table:style-name="ro1">
          <table:table-cell/>
          <table:table-cell table:formula="of:=RAND()" office:value-type="float" office:value="0.56784500204958">
            <text:p>0.567845002</text:p>
          </table:table-cell>
          <table:table-cell table:formula="of:=RAND()" office:value-type="float" office:value="0.927372180158272">
            <text:p>0.9273721802</text:p>
          </table:table-cell>
          <table:table-cell table:formula="of:=RAND()" office:value-type="float" office:value="0.584377651102841">
            <text:p>0.5843776511</text:p>
          </table:table-cell>
          <table:table-cell table:formula="of:=RAND()" office:value-type="float" office:value="0.734071088954806">
            <text:p>0.734071089</text:p>
          </table:table-cell>
          <table:table-cell table:formula="of:=RAND()" office:value-type="float" office:value="0.961786136729643">
            <text:p>0.9617861367</text:p>
          </table:table-cell>
          <table:table-cell table:formula="of:=RAND()" office:value-type="float" office:value="0.115406008902937">
            <text:p>0.1154060089</text:p>
          </table:table-cell>
          <table:table-cell table:formula="of:=RAND()" office:value-type="float" office:value="0.716461830539629">
            <text:p>0.7164618305</text:p>
          </table:table-cell>
          <table:table-cell table:formula="of:=RAND()" office:value-type="float" office:value="0.662333718501031">
            <text:p>0.6623337185</text:p>
          </table:table-cell>
          <table:table-cell table:formula="of:=RAND()" office:value-type="float" office:value="0.311546495882794">
            <text:p>0.3115464959</text:p>
          </table:table-cell>
          <table:table-cell table:formula="of:=RAND()" office:value-type="float" office:value="0.305471814470366">
            <text:p>0.3054718145</text:p>
          </table:table-cell>
          <table:table-cell table:formula="of:=RAND()" office:value-type="float" office:value="0.328380804508924">
            <text:p>0.3283808045</text:p>
          </table:table-cell>
          <table:table-cell table:formula="of:=RAND()" office:value-type="float" office:value="0.86441124859266">
            <text:p>0.8644112486</text:p>
          </table:table-cell>
          <table:table-cell table:formula="of:=SUM([.B83:.M83])-6" office:value-type="float" office:value="1.07946398039348">
            <text:p>1.0794639804</text:p>
          </table:table-cell>
          <table:table-cell table:formula="of:=[.N83]-[.$G$6]" office:value-type="float" office:value="1.09248915553326">
            <text:p>1.0924891555</text:p>
          </table:table-cell>
          <table:table-cell table:formula="of:=[.O83]*[.O83]" office:value-type="float" office:value="1.19353255495777">
            <text:p>1.193532555</text:p>
          </table:table-cell>
        </table:table-row>
        <table:table-row table:style-name="ro1">
          <table:table-cell/>
          <table:table-cell table:formula="of:=RAND()" office:value-type="float" office:value="0.0482122881803662">
            <text:p>0.0482122882</text:p>
          </table:table-cell>
          <table:table-cell table:formula="of:=RAND()" office:value-type="float" office:value="0.0797218061052263">
            <text:p>0.0797218061</text:p>
          </table:table-cell>
          <table:table-cell table:formula="of:=RAND()" office:value-type="float" office:value="0.405899367528036">
            <text:p>0.4058993675</text:p>
          </table:table-cell>
          <table:table-cell table:formula="of:=RAND()" office:value-type="float" office:value="0.28152651223354">
            <text:p>0.2815265122</text:p>
          </table:table-cell>
          <table:table-cell table:formula="of:=RAND()" office:value-type="float" office:value="0.241146273445338">
            <text:p>0.2411462734</text:p>
          </table:table-cell>
          <table:table-cell table:formula="of:=RAND()" office:value-type="float" office:value="0.533901391783729">
            <text:p>0.5339013918</text:p>
          </table:table-cell>
          <table:table-cell table:formula="of:=RAND()" office:value-type="float" office:value="0.0657262203749269">
            <text:p>0.0657262204</text:p>
          </table:table-cell>
          <table:table-cell table:formula="of:=RAND()" office:value-type="float" office:value="0.712867597583681">
            <text:p>0.7128675976</text:p>
          </table:table-cell>
          <table:table-cell table:formula="of:=RAND()" office:value-type="float" office:value="0.260624626418576">
            <text:p>0.2606246264</text:p>
          </table:table-cell>
          <table:table-cell table:formula="of:=RAND()" office:value-type="float" office:value="0.707530796295032">
            <text:p>0.7075307963</text:p>
          </table:table-cell>
          <table:table-cell table:formula="of:=RAND()" office:value-type="float" office:value="0.515683188801631">
            <text:p>0.5156831888</text:p>
          </table:table-cell>
          <table:table-cell table:formula="of:=RAND()" office:value-type="float" office:value="0.821824159706011">
            <text:p>0.8218241597</text:p>
          </table:table-cell>
          <table:table-cell table:formula="of:=SUM([.B84:.M84])-6" office:value-type="float" office:value="-1.32533577154391">
            <text:p>-1.3253357715</text:p>
          </table:table-cell>
          <table:table-cell table:formula="of:=[.N84]-[.$G$6]" office:value-type="float" office:value="-1.31231059640413">
            <text:p>-1.3123105964</text:p>
          </table:table-cell>
          <table:table-cell table:formula="of:=[.O84]*[.O84]" office:value-type="float" office:value="1.72215910143457">
            <text:p>1.7221591014</text:p>
          </table:table-cell>
        </table:table-row>
        <table:table-row table:style-name="ro1">
          <table:table-cell/>
          <table:table-cell table:formula="of:=RAND()" office:value-type="float" office:value="0.89531342801638">
            <text:p>0.895313428</text:p>
          </table:table-cell>
          <table:table-cell table:formula="of:=RAND()" office:value-type="float" office:value="0.202998210676014">
            <text:p>0.2029982107</text:p>
          </table:table-cell>
          <table:table-cell table:formula="of:=RAND()" office:value-type="float" office:value="0.353212033165619">
            <text:p>0.3532120332</text:p>
          </table:table-cell>
          <table:table-cell table:formula="of:=RAND()" office:value-type="float" office:value="0.12337840651162">
            <text:p>0.1233784065</text:p>
          </table:table-cell>
          <table:table-cell table:formula="of:=RAND()" office:value-type="float" office:value="0.879548546858132">
            <text:p>0.8795485469</text:p>
          </table:table-cell>
          <table:table-cell table:formula="of:=RAND()" office:value-type="float" office:value="0.360890951473266">
            <text:p>0.3608909515</text:p>
          </table:table-cell>
          <table:table-cell table:formula="of:=RAND()" office:value-type="float" office:value="0.474923544330522">
            <text:p>0.4749235443</text:p>
          </table:table-cell>
          <table:table-cell table:formula="of:=RAND()" office:value-type="float" office:value="0.593326285947114">
            <text:p>0.5933262859</text:p>
          </table:table-cell>
          <table:table-cell table:formula="of:=RAND()" office:value-type="float" office:value="0.262923035770655">
            <text:p>0.2629230358</text:p>
          </table:table-cell>
          <table:table-cell table:formula="of:=RAND()" office:value-type="float" office:value="0.940731623210013">
            <text:p>0.9407316232</text:p>
          </table:table-cell>
          <table:table-cell table:formula="of:=RAND()" office:value-type="float" office:value="0.377559368032962">
            <text:p>0.377559368</text:p>
          </table:table-cell>
          <table:table-cell table:formula="of:=RAND()" office:value-type="float" office:value="0.465214342344552">
            <text:p>0.4652143423</text:p>
          </table:table-cell>
          <table:table-cell table:formula="of:=SUM([.B85:.M85])-6" office:value-type="float" office:value="-0.0699802236631513">
            <text:p>-0.0699802237</text:p>
          </table:table-cell>
          <table:table-cell table:formula="of:=[.N85]-[.$G$6]" office:value-type="float" office:value="-0.0569550485233776">
            <text:p>-0.0569550485</text:p>
          </table:table-cell>
          <table:table-cell table:formula="of:=[.O85]*[.O85]" office:value-type="float" office:value="0.0032438775523003">
            <text:p>0.0032438776</text:p>
          </table:table-cell>
        </table:table-row>
        <table:table-row table:style-name="ro1">
          <table:table-cell/>
          <table:table-cell table:formula="of:=RAND()" office:value-type="float" office:value="0.0866382506210357">
            <text:p>0.0866382506</text:p>
          </table:table-cell>
          <table:table-cell table:formula="of:=RAND()" office:value-type="float" office:value="0.749526701169089">
            <text:p>0.7495267012</text:p>
          </table:table-cell>
          <table:table-cell table:formula="of:=RAND()" office:value-type="float" office:value="0.703157647978514">
            <text:p>0.703157648</text:p>
          </table:table-cell>
          <table:table-cell table:formula="of:=RAND()" office:value-type="float" office:value="0.459995440440252">
            <text:p>0.4599954404</text:p>
          </table:table-cell>
          <table:table-cell table:formula="of:=RAND()" office:value-type="float" office:value="0.252320141997188">
            <text:p>0.252320142</text:p>
          </table:table-cell>
          <table:table-cell table:formula="of:=RAND()" office:value-type="float" office:value="0.697494849562645">
            <text:p>0.6974948496</text:p>
          </table:table-cell>
          <table:table-cell table:formula="of:=RAND()" office:value-type="float" office:value="0.210794419283047">
            <text:p>0.2107944193</text:p>
          </table:table-cell>
          <table:table-cell table:formula="of:=RAND()" office:value-type="float" office:value="0.940030551049858">
            <text:p>0.940030551</text:p>
          </table:table-cell>
          <table:table-cell table:formula="of:=RAND()" office:value-type="float" office:value="0.500256801955402">
            <text:p>0.500256802</text:p>
          </table:table-cell>
          <table:table-cell table:formula="of:=RAND()" office:value-type="float" office:value="0.851914838887751">
            <text:p>0.8519148389</text:p>
          </table:table-cell>
          <table:table-cell table:formula="of:=RAND()" office:value-type="float" office:value="0.290581615641713">
            <text:p>0.2905816156</text:p>
          </table:table-cell>
          <table:table-cell table:formula="of:=RAND()" office:value-type="float" office:value="0.35387527756393">
            <text:p>0.3538752776</text:p>
          </table:table-cell>
          <table:table-cell table:formula="of:=SUM([.B86:.M86])-6" office:value-type="float" office:value="0.0965865361504257">
            <text:p>0.0965865362</text:p>
          </table:table-cell>
          <table:table-cell table:formula="of:=[.N86]-[.$G$6]" office:value-type="float" office:value="0.109611711290199">
            <text:p>0.1096117113</text:p>
          </table:table-cell>
          <table:table-cell table:formula="of:=[.O86]*[.O86]" office:value-type="float" office:value="0.012014727251966">
            <text:p>0.0120147273</text:p>
          </table:table-cell>
        </table:table-row>
        <table:table-row table:style-name="ro1">
          <table:table-cell/>
          <table:table-cell table:formula="of:=RAND()" office:value-type="float" office:value="0.344733608420938">
            <text:p>0.3447336084</text:p>
          </table:table-cell>
          <table:table-cell table:formula="of:=RAND()" office:value-type="float" office:value="0.799744164338335">
            <text:p>0.7997441643</text:p>
          </table:table-cell>
          <table:table-cell table:formula="of:=RAND()" office:value-type="float" office:value="0.577977834036574">
            <text:p>0.577977834</text:p>
          </table:table-cell>
          <table:table-cell table:formula="of:=RAND()" office:value-type="float" office:value="0.888620981946588">
            <text:p>0.8886209819</text:p>
          </table:table-cell>
          <table:table-cell table:formula="of:=RAND()" office:value-type="float" office:value="0.430627022171393">
            <text:p>0.4306270222</text:p>
          </table:table-cell>
          <table:table-cell table:formula="of:=RAND()" office:value-type="float" office:value="0.982571641914547">
            <text:p>0.9825716419</text:p>
          </table:table-cell>
          <table:table-cell table:formula="of:=RAND()" office:value-type="float" office:value="0.00970279751345515">
            <text:p>0.0097027975</text:p>
          </table:table-cell>
          <table:table-cell table:formula="of:=RAND()" office:value-type="float" office:value="0.510849155951291">
            <text:p>0.510849156</text:p>
          </table:table-cell>
          <table:table-cell table:formula="of:=RAND()" office:value-type="float" office:value="0.799628004198894">
            <text:p>0.7996280042</text:p>
          </table:table-cell>
          <table:table-cell table:formula="of:=RAND()" office:value-type="float" office:value="0.598392308223993">
            <text:p>0.5983923082</text:p>
          </table:table-cell>
          <table:table-cell table:formula="of:=RAND()" office:value-type="float" office:value="0.0133356461301446">
            <text:p>0.0133356461</text:p>
          </table:table-cell>
          <table:table-cell table:formula="of:=RAND()" office:value-type="float" office:value="0.069416225887835">
            <text:p>0.0694162259</text:p>
          </table:table-cell>
          <table:table-cell table:formula="of:=SUM([.B87:.M87])-6" office:value-type="float" office:value="0.0255993907339871">
            <text:p>0.0255993907</text:p>
          </table:table-cell>
          <table:table-cell table:formula="of:=[.N87]-[.$G$6]" office:value-type="float" office:value="0.0386245658737607">
            <text:p>0.0386245659</text:p>
          </table:table-cell>
          <table:table-cell table:formula="of:=[.O87]*[.O87]" office:value-type="float" office:value="0.00149185708893648">
            <text:p>0.0014918571</text:p>
          </table:table-cell>
        </table:table-row>
        <table:table-row table:style-name="ro1">
          <table:table-cell/>
          <table:table-cell table:formula="of:=RAND()" office:value-type="float" office:value="0.70390242850408">
            <text:p>0.7039024285</text:p>
          </table:table-cell>
          <table:table-cell table:formula="of:=RAND()" office:value-type="float" office:value="0.188226612983271">
            <text:p>0.188226613</text:p>
          </table:table-cell>
          <table:table-cell table:formula="of:=RAND()" office:value-type="float" office:value="0.629610555712134">
            <text:p>0.6296105557</text:p>
          </table:table-cell>
          <table:table-cell table:formula="of:=RAND()" office:value-type="float" office:value="0.00958553049713373">
            <text:p>0.0095855305</text:p>
          </table:table-cell>
          <table:table-cell table:formula="of:=RAND()" office:value-type="float" office:value="0.145913337124512">
            <text:p>0.1459133371</text:p>
          </table:table-cell>
          <table:table-cell table:formula="of:=RAND()" office:value-type="float" office:value="0.698364675976336">
            <text:p>0.698364676</text:p>
          </table:table-cell>
          <table:table-cell table:formula="of:=RAND()" office:value-type="float" office:value="0.87881310004741">
            <text:p>0.8788131</text:p>
          </table:table-cell>
          <table:table-cell table:formula="of:=RAND()" office:value-type="float" office:value="0.957805743440986">
            <text:p>0.9578057434</text:p>
          </table:table-cell>
          <table:table-cell table:formula="of:=RAND()" office:value-type="float" office:value="0.0731405331753194">
            <text:p>0.0731405332</text:p>
          </table:table-cell>
          <table:table-cell table:formula="of:=RAND()" office:value-type="float" office:value="0.66215654509142">
            <text:p>0.6621565451</text:p>
          </table:table-cell>
          <table:table-cell table:formula="of:=RAND()" office:value-type="float" office:value="0.280672013293952">
            <text:p>0.2806720133</text:p>
          </table:table-cell>
          <table:table-cell table:formula="of:=RAND()" office:value-type="float" office:value="0.501284190220758">
            <text:p>0.5012841902</text:p>
          </table:table-cell>
          <table:table-cell table:formula="of:=SUM([.B88:.M88])-6" office:value-type="float" office:value="-0.270524733932689">
            <text:p>-0.2705247339</text:p>
          </table:table-cell>
          <table:table-cell table:formula="of:=[.N88]-[.$G$6]" office:value-type="float" office:value="-0.257499558792915">
            <text:p>-0.2574995588</text:p>
          </table:table-cell>
          <table:table-cell table:formula="of:=[.O88]*[.O88]" office:value-type="float" office:value="0.066306022778546">
            <text:p>0.0663060228</text:p>
          </table:table-cell>
        </table:table-row>
        <table:table-row table:style-name="ro1">
          <table:table-cell/>
          <table:table-cell table:formula="of:=RAND()" office:value-type="float" office:value="0.993146944325417">
            <text:p>0.9931469443</text:p>
          </table:table-cell>
          <table:table-cell table:formula="of:=RAND()" office:value-type="float" office:value="0.978343062102795">
            <text:p>0.9783430621</text:p>
          </table:table-cell>
          <table:table-cell table:formula="of:=RAND()" office:value-type="float" office:value="0.513941999757662">
            <text:p>0.5139419998</text:p>
          </table:table-cell>
          <table:table-cell table:formula="of:=RAND()" office:value-type="float" office:value="0.607004058314487">
            <text:p>0.6070040583</text:p>
          </table:table-cell>
          <table:table-cell table:formula="of:=RAND()" office:value-type="float" office:value="0.2793307909742">
            <text:p>0.279330791</text:p>
          </table:table-cell>
          <table:table-cell table:formula="of:=RAND()" office:value-type="float" office:value="0.448306268779561">
            <text:p>0.4483062688</text:p>
          </table:table-cell>
          <table:table-cell table:formula="of:=RAND()" office:value-type="float" office:value="0.437394382664934">
            <text:p>0.4373943827</text:p>
          </table:table-cell>
          <table:table-cell table:formula="of:=RAND()" office:value-type="float" office:value="0.32870737137273">
            <text:p>0.3287073714</text:p>
          </table:table-cell>
          <table:table-cell table:formula="of:=RAND()" office:value-type="float" office:value="0.545664090197533">
            <text:p>0.5456640902</text:p>
          </table:table-cell>
          <table:table-cell table:formula="of:=RAND()" office:value-type="float" office:value="0.96622378192842">
            <text:p>0.9662237819</text:p>
          </table:table-cell>
          <table:table-cell table:formula="of:=RAND()" office:value-type="float" office:value="0.604129483923316">
            <text:p>0.6041294839</text:p>
          </table:table-cell>
          <table:table-cell table:formula="of:=RAND()" office:value-type="float" office:value="0.375678105046973">
            <text:p>0.375678105</text:p>
          </table:table-cell>
          <table:table-cell table:formula="of:=SUM([.B89:.M89])-6" office:value-type="float" office:value="1.07787033938803">
            <text:p>1.0778703394</text:p>
          </table:table-cell>
          <table:table-cell table:formula="of:=[.N89]-[.$G$6]" office:value-type="float" office:value="1.0908955145278">
            <text:p>1.0908955145</text:p>
          </table:table-cell>
          <table:table-cell table:formula="of:=[.O89]*[.O89]" office:value-type="float" office:value="1.19005302361688">
            <text:p>1.1900530236</text:p>
          </table:table-cell>
        </table:table-row>
        <table:table-row table:style-name="ro1">
          <table:table-cell/>
          <table:table-cell table:formula="of:=RAND()" office:value-type="float" office:value="0.190806152764708">
            <text:p>0.1908061528</text:p>
          </table:table-cell>
          <table:table-cell table:formula="of:=RAND()" office:value-type="float" office:value="0.594920431263745">
            <text:p>0.5949204313</text:p>
          </table:table-cell>
          <table:table-cell table:formula="of:=RAND()" office:value-type="float" office:value="0.108326718676835">
            <text:p>0.1083267187</text:p>
          </table:table-cell>
          <table:table-cell table:formula="of:=RAND()" office:value-type="float" office:value="0.111544744577259">
            <text:p>0.1115447446</text:p>
          </table:table-cell>
          <table:table-cell table:formula="of:=RAND()" office:value-type="float" office:value="0.842807445209473">
            <text:p>0.8428074452</text:p>
          </table:table-cell>
          <table:table-cell table:formula="of:=RAND()" office:value-type="float" office:value="0.561489868909121">
            <text:p>0.5614898689</text:p>
          </table:table-cell>
          <table:table-cell table:formula="of:=RAND()" office:value-type="float" office:value="0.87613192317076">
            <text:p>0.8761319232</text:p>
          </table:table-cell>
          <table:table-cell table:formula="of:=RAND()" office:value-type="float" office:value="0.0992749363649637">
            <text:p>0.0992749364</text:p>
          </table:table-cell>
          <table:table-cell table:formula="of:=RAND()" office:value-type="float" office:value="0.989190698135644">
            <text:p>0.9891906981</text:p>
          </table:table-cell>
          <table:table-cell table:formula="of:=RAND()" office:value-type="float" office:value="0.693708758801222">
            <text:p>0.6937087588</text:p>
          </table:table-cell>
          <table:table-cell table:formula="of:=RAND()" office:value-type="float" office:value="0.0713995161931962">
            <text:p>0.0713995162</text:p>
          </table:table-cell>
          <table:table-cell table:formula="of:=RAND()" office:value-type="float" office:value="0.520042814780027">
            <text:p>0.5200428148</text:p>
          </table:table-cell>
          <table:table-cell table:formula="of:=SUM([.B90:.M90])-6" office:value-type="float" office:value="-0.340355991153046">
            <text:p>-0.3403559912</text:p>
          </table:table-cell>
          <table:table-cell table:formula="of:=[.N90]-[.$G$6]" office:value-type="float" office:value="-0.327330816013273">
            <text:p>-0.327330816</text:p>
          </table:table-cell>
          <table:table-cell table:formula="of:=[.O90]*[.O90]" office:value-type="float" office:value="0.107145463111915">
            <text:p>0.1071454631</text:p>
          </table:table-cell>
        </table:table-row>
        <table:table-row table:style-name="ro1">
          <table:table-cell/>
          <table:table-cell table:formula="of:=RAND()" office:value-type="float" office:value="0.270120250061154">
            <text:p>0.2701202501</text:p>
          </table:table-cell>
          <table:table-cell table:formula="of:=RAND()" office:value-type="float" office:value="0.614395032869652">
            <text:p>0.6143950329</text:p>
          </table:table-cell>
          <table:table-cell table:formula="of:=RAND()" office:value-type="float" office:value="0.645178530132398">
            <text:p>0.6451785301</text:p>
          </table:table-cell>
          <table:table-cell table:formula="of:=RAND()" office:value-type="float" office:value="0.452156940009445">
            <text:p>0.45215694</text:p>
          </table:table-cell>
          <table:table-cell table:formula="of:=RAND()" office:value-type="float" office:value="0.968320740154013">
            <text:p>0.9683207402</text:p>
          </table:table-cell>
          <table:table-cell table:formula="of:=RAND()" office:value-type="float" office:value="0.200762038119137">
            <text:p>0.2007620381</text:p>
          </table:table-cell>
          <table:table-cell table:formula="of:=RAND()" office:value-type="float" office:value="0.349847877165303">
            <text:p>0.3498478772</text:p>
          </table:table-cell>
          <table:table-cell table:formula="of:=RAND()" office:value-type="float" office:value="0.960986702237278">
            <text:p>0.9609867022</text:p>
          </table:table-cell>
          <table:table-cell table:formula="of:=RAND()" office:value-type="float" office:value="0.992751581827179">
            <text:p>0.9927515818</text:p>
          </table:table-cell>
          <table:table-cell table:formula="of:=RAND()" office:value-type="float" office:value="0.0492063781712204">
            <text:p>0.0492063782</text:p>
          </table:table-cell>
          <table:table-cell table:formula="of:=RAND()" office:value-type="float" office:value="0.818894298747182">
            <text:p>0.8188942987</text:p>
          </table:table-cell>
          <table:table-cell table:formula="of:=RAND()" office:value-type="float" office:value="0.812143912073225">
            <text:p>0.8121439121</text:p>
          </table:table-cell>
          <table:table-cell table:formula="of:=SUM([.B91:.M91])-6" office:value-type="float" office:value="1.13476428156719">
            <text:p>1.1347642816</text:p>
          </table:table-cell>
          <table:table-cell table:formula="of:=[.N91]-[.$G$6]" office:value-type="float" office:value="1.14778945670696">
            <text:p>1.1477894567</text:p>
          </table:table-cell>
          <table:table-cell table:formula="of:=[.O91]*[.O91]" office:value-type="float" office:value="1.31742063692766">
            <text:p>1.3174206369</text:p>
          </table:table-cell>
        </table:table-row>
        <table:table-row table:style-name="ro1">
          <table:table-cell/>
          <table:table-cell table:formula="of:=RAND()" office:value-type="float" office:value="0.423150370130315">
            <text:p>0.4231503701</text:p>
          </table:table-cell>
          <table:table-cell table:formula="of:=RAND()" office:value-type="float" office:value="0.373828082345426">
            <text:p>0.3738280823</text:p>
          </table:table-cell>
          <table:table-cell table:formula="of:=RAND()" office:value-type="float" office:value="0.409009808208793">
            <text:p>0.4090098082</text:p>
          </table:table-cell>
          <table:table-cell table:formula="of:=RAND()" office:value-type="float" office:value="0.439997920300812">
            <text:p>0.4399979203</text:p>
          </table:table-cell>
          <table:table-cell table:formula="of:=RAND()" office:value-type="float" office:value="0.369279499165714">
            <text:p>0.3692794992</text:p>
          </table:table-cell>
          <table:table-cell table:formula="of:=RAND()" office:value-type="float" office:value="0.901990567566827">
            <text:p>0.9019905676</text:p>
          </table:table-cell>
          <table:table-cell table:formula="of:=RAND()" office:value-type="float" office:value="0.0411588829010725">
            <text:p>0.0411588829</text:p>
          </table:table-cell>
          <table:table-cell table:formula="of:=RAND()" office:value-type="float" office:value="0.640490506775677">
            <text:p>0.6404905068</text:p>
          </table:table-cell>
          <table:table-cell table:formula="of:=RAND()" office:value-type="float" office:value="0.0268397310283035">
            <text:p>0.026839731</text:p>
          </table:table-cell>
          <table:table-cell table:formula="of:=RAND()" office:value-type="float" office:value="0.500934602459893">
            <text:p>0.5009346025</text:p>
          </table:table-cell>
          <table:table-cell table:formula="of:=RAND()" office:value-type="float" office:value="0.770076850429177">
            <text:p>0.7700768504</text:p>
          </table:table-cell>
          <table:table-cell table:formula="of:=RAND()" office:value-type="float" office:value="0.678181888768449">
            <text:p>0.6781818888</text:p>
          </table:table-cell>
          <table:table-cell table:formula="of:=SUM([.B92:.M92])-6" office:value-type="float" office:value="-0.42506128991954">
            <text:p>-0.4250612899</text:p>
          </table:table-cell>
          <table:table-cell table:formula="of:=[.N92]-[.$G$6]" office:value-type="float" office:value="-0.412036114779767">
            <text:p>-0.4120361148</text:p>
          </table:table-cell>
          <table:table-cell table:formula="of:=[.O92]*[.O92]" office:value-type="float" office:value="0.169773759882805">
            <text:p>0.1697737599</text:p>
          </table:table-cell>
        </table:table-row>
        <table:table-row table:style-name="ro1">
          <table:table-cell/>
          <table:table-cell table:formula="of:=RAND()" office:value-type="float" office:value="0.49252446484752">
            <text:p>0.4925244648</text:p>
          </table:table-cell>
          <table:table-cell table:formula="of:=RAND()" office:value-type="float" office:value="0.199633388314396">
            <text:p>0.1996333883</text:p>
          </table:table-cell>
          <table:table-cell table:formula="of:=RAND()" office:value-type="float" office:value="0.421788065927103">
            <text:p>0.4217880659</text:p>
          </table:table-cell>
          <table:table-cell table:formula="of:=RAND()" office:value-type="float" office:value="0.104997102636844">
            <text:p>0.1049971026</text:p>
          </table:table-cell>
          <table:table-cell table:formula="of:=RAND()" office:value-type="float" office:value="0.708540522027761">
            <text:p>0.708540522</text:p>
          </table:table-cell>
          <table:table-cell table:formula="of:=RAND()" office:value-type="float" office:value="0.801008836133406">
            <text:p>0.8010088361</text:p>
          </table:table-cell>
          <table:table-cell table:formula="of:=RAND()" office:value-type="float" office:value="0.082212382927537">
            <text:p>0.0822123829</text:p>
          </table:table-cell>
          <table:table-cell table:formula="of:=RAND()" office:value-type="float" office:value="0.327791618881747">
            <text:p>0.3277916189</text:p>
          </table:table-cell>
          <table:table-cell table:formula="of:=RAND()" office:value-type="float" office:value="0.0972029122058302">
            <text:p>0.0972029122</text:p>
          </table:table-cell>
          <table:table-cell table:formula="of:=RAND()" office:value-type="float" office:value="0.653730105375871">
            <text:p>0.6537301054</text:p>
          </table:table-cell>
          <table:table-cell table:formula="of:=RAND()" office:value-type="float" office:value="0.18495015357621">
            <text:p>0.1849501536</text:p>
          </table:table-cell>
          <table:table-cell table:formula="of:=RAND()" office:value-type="float" office:value="0.43035771464929">
            <text:p>0.4303577146</text:p>
          </table:table-cell>
          <table:table-cell table:formula="of:=SUM([.B93:.M93])-6" office:value-type="float" office:value="-1.49526273249649">
            <text:p>-1.4952627325</text:p>
          </table:table-cell>
          <table:table-cell table:formula="of:=[.N93]-[.$G$6]" office:value-type="float" office:value="-1.48223755735671">
            <text:p>-1.4822375574</text:p>
          </table:table-cell>
          <table:table-cell table:formula="of:=[.O93]*[.O93]" office:value-type="float" office:value="2.19702817643879">
            <text:p>2.1970281764</text:p>
          </table:table-cell>
        </table:table-row>
        <table:table-row table:style-name="ro1">
          <table:table-cell/>
          <table:table-cell table:formula="of:=RAND()" office:value-type="float" office:value="0.527249220293015">
            <text:p>0.5272492203</text:p>
          </table:table-cell>
          <table:table-cell table:formula="of:=RAND()" office:value-type="float" office:value="0.307350928429514">
            <text:p>0.3073509284</text:p>
          </table:table-cell>
          <table:table-cell table:formula="of:=RAND()" office:value-type="float" office:value="0.067392521770671">
            <text:p>0.0673925218</text:p>
          </table:table-cell>
          <table:table-cell table:formula="of:=RAND()" office:value-type="float" office:value="0.979446373647079">
            <text:p>0.9794463736</text:p>
          </table:table-cell>
          <table:table-cell table:formula="of:=RAND()" office:value-type="float" office:value="0.30404285271652">
            <text:p>0.3040428527</text:p>
          </table:table-cell>
          <table:table-cell table:formula="of:=RAND()" office:value-type="float" office:value="0.498546678107232">
            <text:p>0.4985466781</text:p>
          </table:table-cell>
          <table:table-cell table:formula="of:=RAND()" office:value-type="float" office:value="0.845533694839105">
            <text:p>0.8455336948</text:p>
          </table:table-cell>
          <table:table-cell table:formula="of:=RAND()" office:value-type="float" office:value="0.731939690653235">
            <text:p>0.7319396907</text:p>
          </table:table-cell>
          <table:table-cell table:formula="of:=RAND()" office:value-type="float" office:value="0.135763820260763">
            <text:p>0.1357638203</text:p>
          </table:table-cell>
          <table:table-cell table:formula="of:=RAND()" office:value-type="float" office:value="0.780708722770214">
            <text:p>0.7807087228</text:p>
          </table:table-cell>
          <table:table-cell table:formula="of:=RAND()" office:value-type="float" office:value="0.620338212000206">
            <text:p>0.620338212</text:p>
          </table:table-cell>
          <table:table-cell table:formula="of:=RAND()" office:value-type="float" office:value="0.717882898868993">
            <text:p>0.7178828989</text:p>
          </table:table-cell>
          <table:table-cell table:formula="of:=SUM([.B94:.M94])-6" office:value-type="float" office:value="0.516195614356548">
            <text:p>0.5161956144</text:p>
          </table:table-cell>
          <table:table-cell table:formula="of:=[.N94]-[.$G$6]" office:value-type="float" office:value="0.529220789496321">
            <text:p>0.5292207895</text:p>
          </table:table-cell>
          <table:table-cell table:formula="of:=[.O94]*[.O94]" office:value-type="float" office:value="0.28007464403511">
            <text:p>0.280074644</text:p>
          </table:table-cell>
        </table:table-row>
        <table:table-row table:style-name="ro1">
          <table:table-cell/>
          <table:table-cell table:formula="of:=RAND()" office:value-type="float" office:value="0.413985737133771">
            <text:p>0.4139857371</text:p>
          </table:table-cell>
          <table:table-cell table:formula="of:=RAND()" office:value-type="float" office:value="0.225135259563103">
            <text:p>0.2251352596</text:p>
          </table:table-cell>
          <table:table-cell table:formula="of:=RAND()" office:value-type="float" office:value="0.552197628421709">
            <text:p>0.5521976284</text:p>
          </table:table-cell>
          <table:table-cell table:formula="of:=RAND()" office:value-type="float" office:value="0.413059712853283">
            <text:p>0.4130597129</text:p>
          </table:table-cell>
          <table:table-cell table:formula="of:=RAND()" office:value-type="float" office:value="0.355596893467009">
            <text:p>0.3555968935</text:p>
          </table:table-cell>
          <table:table-cell table:formula="of:=RAND()" office:value-type="float" office:value="0.937138239387423">
            <text:p>0.9371382394</text:p>
          </table:table-cell>
          <table:table-cell table:formula="of:=RAND()" office:value-type="float" office:value="0.961110355798155">
            <text:p>0.9611103558</text:p>
          </table:table-cell>
          <table:table-cell table:formula="of:=RAND()" office:value-type="float" office:value="0.62910453369841">
            <text:p>0.6291045337</text:p>
          </table:table-cell>
          <table:table-cell table:formula="of:=RAND()" office:value-type="float" office:value="0.522570078726858">
            <text:p>0.5225700787</text:p>
          </table:table-cell>
          <table:table-cell table:formula="of:=RAND()" office:value-type="float" office:value="0.116906698327512">
            <text:p>0.1169066983</text:p>
          </table:table-cell>
          <table:table-cell table:formula="of:=RAND()" office:value-type="float" office:value="0.409387734951451">
            <text:p>0.409387735</text:p>
          </table:table-cell>
          <table:table-cell table:formula="of:=RAND()" office:value-type="float" office:value="0.751237232005224">
            <text:p>0.751237232</text:p>
          </table:table-cell>
          <table:table-cell table:formula="of:=SUM([.B95:.M95])-6" office:value-type="float" office:value="0.287430104333907">
            <text:p>0.2874301043</text:p>
          </table:table-cell>
          <table:table-cell table:formula="of:=[.N95]-[.$G$6]" office:value-type="float" office:value="0.300455279473681">
            <text:p>0.3004552795</text:p>
          </table:table-cell>
          <table:table-cell table:formula="of:=[.O95]*[.O95]" office:value-type="float" office:value="0.0902733749636078">
            <text:p>0.090273375</text:p>
          </table:table-cell>
        </table:table-row>
        <table:table-row table:style-name="ro1">
          <table:table-cell/>
          <table:table-cell table:formula="of:=RAND()" office:value-type="float" office:value="0.771932553732768">
            <text:p>0.7719325537</text:p>
          </table:table-cell>
          <table:table-cell table:formula="of:=RAND()" office:value-type="float" office:value="0.615158170228824">
            <text:p>0.6151581702</text:p>
          </table:table-cell>
          <table:table-cell table:formula="of:=RAND()" office:value-type="float" office:value="0.00801003002561629">
            <text:p>0.00801003</text:p>
          </table:table-cell>
          <table:table-cell table:formula="of:=RAND()" office:value-type="float" office:value="0.702447219984606">
            <text:p>0.70244722</text:p>
          </table:table-cell>
          <table:table-cell table:formula="of:=RAND()" office:value-type="float" office:value="0.104717701906338">
            <text:p>0.1047177019</text:p>
          </table:table-cell>
          <table:table-cell table:formula="of:=RAND()" office:value-type="float" office:value="0.163466499187052">
            <text:p>0.1634664992</text:p>
          </table:table-cell>
          <table:table-cell table:formula="of:=RAND()" office:value-type="float" office:value="0.826356391655281">
            <text:p>0.8263563917</text:p>
          </table:table-cell>
          <table:table-cell table:formula="of:=RAND()" office:value-type="float" office:value="0.161804500035942">
            <text:p>0.1618045</text:p>
          </table:table-cell>
          <table:table-cell table:formula="of:=RAND()" office:value-type="float" office:value="0.923184040701017">
            <text:p>0.9231840407</text:p>
          </table:table-cell>
          <table:table-cell table:formula="of:=RAND()" office:value-type="float" office:value="0.479427034966648">
            <text:p>0.479427035</text:p>
          </table:table-cell>
          <table:table-cell table:formula="of:=RAND()" office:value-type="float" office:value="0.564109636936337">
            <text:p>0.5641096369</text:p>
          </table:table-cell>
          <table:table-cell table:formula="of:=RAND()" office:value-type="float" office:value="0.807136128656566">
            <text:p>0.8071361287</text:p>
          </table:table-cell>
          <table:table-cell table:formula="of:=SUM([.B96:.M96])-6" office:value-type="float" office:value="0.127749908016995">
            <text:p>0.127749908</text:p>
          </table:table-cell>
          <table:table-cell table:formula="of:=[.N96]-[.$G$6]" office:value-type="float" office:value="0.140775083156768">
            <text:p>0.1407750832</text:p>
          </table:table-cell>
          <table:table-cell table:formula="of:=[.O96]*[.O96]" office:value-type="float" office:value="0.019817624037795">
            <text:p>0.019817624</text:p>
          </table:table-cell>
        </table:table-row>
        <table:table-row table:style-name="ro1">
          <table:table-cell/>
          <table:table-cell table:formula="of:=RAND()" office:value-type="float" office:value="0.454306793166325">
            <text:p>0.4543067932</text:p>
          </table:table-cell>
          <table:table-cell table:formula="of:=RAND()" office:value-type="float" office:value="0.487141025485471">
            <text:p>0.4871410255</text:p>
          </table:table-cell>
          <table:table-cell table:formula="of:=RAND()" office:value-type="float" office:value="0.0495286828372628">
            <text:p>0.0495286828</text:p>
          </table:table-cell>
          <table:table-cell table:formula="of:=RAND()" office:value-type="float" office:value="0.427200351143256">
            <text:p>0.4272003511</text:p>
          </table:table-cell>
          <table:table-cell table:formula="of:=RAND()" office:value-type="float" office:value="0.351322476519272">
            <text:p>0.3513224765</text:p>
          </table:table-cell>
          <table:table-cell table:formula="of:=RAND()" office:value-type="float" office:value="0.0499500273726881">
            <text:p>0.0499500274</text:p>
          </table:table-cell>
          <table:table-cell table:formula="of:=RAND()" office:value-type="float" office:value="0.977610493544489">
            <text:p>0.9776104935</text:p>
          </table:table-cell>
          <table:table-cell table:formula="of:=RAND()" office:value-type="float" office:value="0.165866279276088">
            <text:p>0.1658662793</text:p>
          </table:table-cell>
          <table:table-cell table:formula="of:=RAND()" office:value-type="float" office:value="0.92900185729377">
            <text:p>0.9290018573</text:p>
          </table:table-cell>
          <table:table-cell table:formula="of:=RAND()" office:value-type="float" office:value="0.482026000274345">
            <text:p>0.4820260003</text:p>
          </table:table-cell>
          <table:table-cell table:formula="of:=RAND()" office:value-type="float" office:value="0.99721985287033">
            <text:p>0.9972198529</text:p>
          </table:table-cell>
          <table:table-cell table:formula="of:=RAND()" office:value-type="float" office:value="0.696167671354488">
            <text:p>0.6961676714</text:p>
          </table:table-cell>
          <table:table-cell table:formula="of:=SUM([.B97:.M97])-6" office:value-type="float" office:value="0.0673415111377835">
            <text:p>0.0673415111</text:p>
          </table:table-cell>
          <table:table-cell table:formula="of:=[.N97]-[.$G$6]" office:value-type="float" office:value="0.0803666862775572">
            <text:p>0.0803666863</text:p>
          </table:table-cell>
          <table:table-cell table:formula="of:=[.O97]*[.O97]" office:value-type="float" office:value="0.00645880426323529">
            <text:p>0.0064588043</text:p>
          </table:table-cell>
        </table:table-row>
        <table:table-row table:style-name="ro1">
          <table:table-cell/>
          <table:table-cell table:formula="of:=RAND()" office:value-type="float" office:value="0.216126655926928">
            <text:p>0.2161266559</text:p>
          </table:table-cell>
          <table:table-cell table:formula="of:=RAND()" office:value-type="float" office:value="0.216616180725396">
            <text:p>0.2166161807</text:p>
          </table:table-cell>
          <table:table-cell table:formula="of:=RAND()" office:value-type="float" office:value="0.623457158682868">
            <text:p>0.6234571587</text:p>
          </table:table-cell>
          <table:table-cell table:formula="of:=RAND()" office:value-type="float" office:value="0.19997123372741">
            <text:p>0.1999712337</text:p>
          </table:table-cell>
          <table:table-cell table:formula="of:=RAND()" office:value-type="float" office:value="0.390549556352198">
            <text:p>0.3905495564</text:p>
          </table:table-cell>
          <table:table-cell table:formula="of:=RAND()" office:value-type="float" office:value="0.849718928802758">
            <text:p>0.8497189288</text:p>
          </table:table-cell>
          <table:table-cell table:formula="of:=RAND()" office:value-type="float" office:value="0.267289432929829">
            <text:p>0.2672894329</text:p>
          </table:table-cell>
          <table:table-cell table:formula="of:=RAND()" office:value-type="float" office:value="0.624549575848505">
            <text:p>0.6245495758</text:p>
          </table:table-cell>
          <table:table-cell table:formula="of:=RAND()" office:value-type="float" office:value="0.89560872502625">
            <text:p>0.895608725</text:p>
          </table:table-cell>
          <table:table-cell table:formula="of:=RAND()" office:value-type="float" office:value="0.03448201646097">
            <text:p>0.0344820165</text:p>
          </table:table-cell>
          <table:table-cell table:formula="of:=RAND()" office:value-type="float" office:value="0.656989929499105">
            <text:p>0.6569899295</text:p>
          </table:table-cell>
          <table:table-cell table:formula="of:=RAND()" office:value-type="float" office:value="0.173698229948059">
            <text:p>0.1736982299</text:p>
          </table:table-cell>
          <table:table-cell table:formula="of:=SUM([.B98:.M98])-6" office:value-type="float" office:value="-0.850942376069725">
            <text:p>-0.8509423761</text:p>
          </table:table-cell>
          <table:table-cell table:formula="of:=[.N98]-[.$G$6]" office:value-type="float" office:value="-0.837917200929951">
            <text:p>-0.8379172009</text:p>
          </table:table-cell>
          <table:table-cell table:formula="of:=[.O98]*[.O98]" office:value-type="float" office:value="0.702105235614284">
            <text:p>0.7021052356</text:p>
          </table:table-cell>
        </table:table-row>
        <table:table-row table:style-name="ro1">
          <table:table-cell/>
          <table:table-cell table:formula="of:=RAND()" office:value-type="float" office:value="0.948451507370919">
            <text:p>0.9484515074</text:p>
          </table:table-cell>
          <table:table-cell table:formula="of:=RAND()" office:value-type="float" office:value="0.324415098875761">
            <text:p>0.3244150989</text:p>
          </table:table-cell>
          <table:table-cell table:formula="of:=RAND()" office:value-type="float" office:value="0.30687497719191">
            <text:p>0.3068749772</text:p>
          </table:table-cell>
          <table:table-cell table:formula="of:=RAND()" office:value-type="float" office:value="0.981317751575261">
            <text:p>0.9813177516</text:p>
          </table:table-cell>
          <table:table-cell table:formula="of:=RAND()" office:value-type="float" office:value="0.663149723084644">
            <text:p>0.6631497231</text:p>
          </table:table-cell>
          <table:table-cell table:formula="of:=RAND()" office:value-type="float" office:value="0.747744219843298">
            <text:p>0.7477442198</text:p>
          </table:table-cell>
          <table:table-cell table:formula="of:=RAND()" office:value-type="float" office:value="0.578646076144651">
            <text:p>0.5786460761</text:p>
          </table:table-cell>
          <table:table-cell table:formula="of:=RAND()" office:value-type="float" office:value="0.484915838576853">
            <text:p>0.4849158386</text:p>
          </table:table-cell>
          <table:table-cell table:formula="of:=RAND()" office:value-type="float" office:value="0.992819095496088">
            <text:p>0.9928190955</text:p>
          </table:table-cell>
          <table:table-cell table:formula="of:=RAND()" office:value-type="float" office:value="0.292034935904667">
            <text:p>0.2920349359</text:p>
          </table:table-cell>
          <table:table-cell table:formula="of:=RAND()" office:value-type="float" office:value="0.0291872564703226">
            <text:p>0.0291872565</text:p>
          </table:table-cell>
          <table:table-cell table:formula="of:=RAND()" office:value-type="float" office:value="0.741033866070211">
            <text:p>0.7410338661</text:p>
          </table:table-cell>
          <table:table-cell table:formula="of:=SUM([.B99:.M99])-6" office:value-type="float" office:value="1.09059034660459">
            <text:p>1.0905903466</text:p>
          </table:table-cell>
          <table:table-cell table:formula="of:=[.N99]-[.$G$6]" office:value-type="float" office:value="1.10361552174436">
            <text:p>1.1036155217</text:p>
          </table:table-cell>
          <table:table-cell table:formula="of:=[.O99]*[.O99]" office:value-type="float" office:value="1.21796721983507">
            <text:p>1.2179672198</text:p>
          </table:table-cell>
        </table:table-row>
        <table:table-row table:style-name="ro1">
          <table:table-cell/>
          <table:table-cell table:formula="of:=RAND()" office:value-type="float" office:value="0.0148546416312456">
            <text:p>0.0148546416</text:p>
          </table:table-cell>
          <table:table-cell table:formula="of:=RAND()" office:value-type="float" office:value="0.241267457837239">
            <text:p>0.2412674578</text:p>
          </table:table-cell>
          <table:table-cell table:formula="of:=RAND()" office:value-type="float" office:value="0.0922066250350326">
            <text:p>0.092206625</text:p>
          </table:table-cell>
          <table:table-cell table:formula="of:=RAND()" office:value-type="float" office:value="0.477715492248535">
            <text:p>0.4777154922</text:p>
          </table:table-cell>
          <table:table-cell table:formula="of:=RAND()" office:value-type="float" office:value="0.471471847733483">
            <text:p>0.4714718477</text:p>
          </table:table-cell>
          <table:table-cell table:formula="of:=RAND()" office:value-type="float" office:value="0.914831494214013">
            <text:p>0.9148314942</text:p>
          </table:table-cell>
          <table:table-cell table:formula="of:=RAND()" office:value-type="float" office:value="0.0329262809827924">
            <text:p>0.032926281</text:p>
          </table:table-cell>
          <table:table-cell table:formula="of:=RAND()" office:value-type="float" office:value="0.827527803834528">
            <text:p>0.8275278038</text:p>
          </table:table-cell>
          <table:table-cell table:formula="of:=RAND()" office:value-type="float" office:value="0.153033648850396">
            <text:p>0.1530336489</text:p>
          </table:table-cell>
          <table:table-cell table:formula="of:=RAND()" office:value-type="float" office:value="0.954257394419983">
            <text:p>0.9542573944</text:p>
          </table:table-cell>
          <table:table-cell table:formula="of:=RAND()" office:value-type="float" office:value="0.0160710809286684">
            <text:p>0.0160710809</text:p>
          </table:table-cell>
          <table:table-cell table:formula="of:=RAND()" office:value-type="float" office:value="0.115331033244729">
            <text:p>0.1153310332</text:p>
          </table:table-cell>
          <table:table-cell table:formula="of:=SUM([.B100:.M100])-6" office:value-type="float" office:value="-1.68850519903936">
            <text:p>-1.688505199</text:p>
          </table:table-cell>
          <table:table-cell table:formula="of:=[.N100]-[.$G$6]" office:value-type="float" office:value="-1.67548002389958">
            <text:p>-1.6754800239</text:p>
          </table:table-cell>
          <table:table-cell table:formula="of:=[.O100]*[.O100]" office:value-type="float" office:value="2.80723331048654">
            <text:p>2.8072333105</text:p>
          </table:table-cell>
        </table:table-row>
        <table:table-row table:style-name="ro1">
          <table:table-cell/>
          <table:table-cell table:formula="of:=RAND()" office:value-type="float" office:value="0.112171402899548">
            <text:p>0.1121714029</text:p>
          </table:table-cell>
          <table:table-cell table:formula="of:=RAND()" office:value-type="float" office:value="0.917879431508482">
            <text:p>0.9178794315</text:p>
          </table:table-cell>
          <table:table-cell table:formula="of:=RAND()" office:value-type="float" office:value="0.370309428544715">
            <text:p>0.3703094285</text:p>
          </table:table-cell>
          <table:table-cell table:formula="of:=RAND()" office:value-type="float" office:value="0.452576814452186">
            <text:p>0.4525768145</text:p>
          </table:table-cell>
          <table:table-cell table:formula="of:=RAND()" office:value-type="float" office:value="0.865900686010718">
            <text:p>0.865900686</text:p>
          </table:table-cell>
          <table:table-cell table:formula="of:=RAND()" office:value-type="float" office:value="0.292346169007942">
            <text:p>0.292346169</text:p>
          </table:table-cell>
          <table:table-cell table:formula="of:=RAND()" office:value-type="float" office:value="0.0706159982364625">
            <text:p>0.0706159982</text:p>
          </table:table-cell>
          <table:table-cell table:formula="of:=RAND()" office:value-type="float" office:value="0.896953273331746">
            <text:p>0.8969532733</text:p>
          </table:table-cell>
          <table:table-cell table:formula="of:=RAND()" office:value-type="float" office:value="0.729971692664549">
            <text:p>0.7299716927</text:p>
          </table:table-cell>
          <table:table-cell table:formula="of:=RAND()" office:value-type="float" office:value="0.711914788000286">
            <text:p>0.711914788</text:p>
          </table:table-cell>
          <table:table-cell table:formula="of:=RAND()" office:value-type="float" office:value="0.68464640295133">
            <text:p>0.684646403</text:p>
          </table:table-cell>
          <table:table-cell table:formula="of:=RAND()" office:value-type="float" office:value="0.7018327570986">
            <text:p>0.7018327571</text:p>
          </table:table-cell>
          <table:table-cell table:formula="of:=SUM([.B101:.M101])-6" office:value-type="float" office:value="0.807118844706565">
            <text:p>0.8071188447</text:p>
          </table:table-cell>
          <table:table-cell table:formula="of:=[.N101]-[.$G$6]" office:value-type="float" office:value="0.820144019846339">
            <text:p>0.8201440198</text:p>
          </table:table-cell>
          <table:table-cell table:formula="of:=[.O101]*[.O101]" office:value-type="float" office:value="0.672636213289712">
            <text:p>0.6726362133</text:p>
          </table:table-cell>
        </table:table-row>
        <table:table-row table:style-name="ro1">
          <table:table-cell/>
          <table:table-cell table:formula="of:=RAND()" office:value-type="float" office:value="0.837079367600381">
            <text:p>0.8370793676</text:p>
          </table:table-cell>
          <table:table-cell table:formula="of:=RAND()" office:value-type="float" office:value="0.131589878583327">
            <text:p>0.1315898786</text:p>
          </table:table-cell>
          <table:table-cell table:formula="of:=RAND()" office:value-type="float" office:value="0.119586579501629">
            <text:p>0.1195865795</text:p>
          </table:table-cell>
          <table:table-cell table:formula="of:=RAND()" office:value-type="float" office:value="0.620846710400656">
            <text:p>0.6208467104</text:p>
          </table:table-cell>
          <table:table-cell table:formula="of:=RAND()" office:value-type="float" office:value="0.491318210493773">
            <text:p>0.4913182105</text:p>
          </table:table-cell>
          <table:table-cell table:formula="of:=RAND()" office:value-type="float" office:value="0.677907434292138">
            <text:p>0.6779074343</text:p>
          </table:table-cell>
          <table:table-cell table:formula="of:=RAND()" office:value-type="float" office:value="0.918424056144431">
            <text:p>0.9184240561</text:p>
          </table:table-cell>
          <table:table-cell table:formula="of:=RAND()" office:value-type="float" office:value="0.316965951118618">
            <text:p>0.3169659511</text:p>
          </table:table-cell>
          <table:table-cell table:formula="of:=RAND()" office:value-type="float" office:value="0.560045358259231">
            <text:p>0.5600453583</text:p>
          </table:table-cell>
          <table:table-cell table:formula="of:=RAND()" office:value-type="float" office:value="0.205980216851458">
            <text:p>0.2059802169</text:p>
          </table:table-cell>
          <table:table-cell table:formula="of:=RAND()" office:value-type="float" office:value="0.0713935429230332">
            <text:p>0.0713935429</text:p>
          </table:table-cell>
          <table:table-cell table:formula="of:=RAND()" office:value-type="float" office:value="0.773666351335123">
            <text:p>0.7736663513</text:p>
          </table:table-cell>
          <table:table-cell table:formula="of:=SUM([.B102:.M102])-6" office:value-type="float" office:value="-0.275196342496201">
            <text:p>-0.2751963425</text:p>
          </table:table-cell>
          <table:table-cell table:formula="of:=[.N102]-[.$G$6]" office:value-type="float" office:value="-0.262171167356428">
            <text:p>-0.2621711674</text:p>
          </table:table-cell>
          <table:table-cell table:formula="of:=[.O102]*[.O102]" office:value-type="float" office:value="0.0687337209930321">
            <text:p>0.068733721</text:p>
          </table:table-cell>
        </table:table-row>
        <table:table-row table:style-name="ro1">
          <table:table-cell/>
          <table:table-cell table:formula="of:=RAND()" office:value-type="float" office:value="0.525339230895042">
            <text:p>0.5253392309</text:p>
          </table:table-cell>
          <table:table-cell table:formula="of:=RAND()" office:value-type="float" office:value="0.983889028429985">
            <text:p>0.9838890284</text:p>
          </table:table-cell>
          <table:table-cell table:formula="of:=RAND()" office:value-type="float" office:value="0.698796139098704">
            <text:p>0.6987961391</text:p>
          </table:table-cell>
          <table:table-cell table:formula="of:=RAND()" office:value-type="float" office:value="0.360940290382132">
            <text:p>0.3609402904</text:p>
          </table:table-cell>
          <table:table-cell table:formula="of:=RAND()" office:value-type="float" office:value="0.989114492200315">
            <text:p>0.9891144922</text:p>
          </table:table-cell>
          <table:table-cell table:formula="of:=RAND()" office:value-type="float" office:value="0.40234656771645">
            <text:p>0.4023465677</text:p>
          </table:table-cell>
          <table:table-cell table:formula="of:=RAND()" office:value-type="float" office:value="0.884570034686476">
            <text:p>0.8845700347</text:p>
          </table:table-cell>
          <table:table-cell table:formula="of:=RAND()" office:value-type="float" office:value="0.429078883724287">
            <text:p>0.4290788837</text:p>
          </table:table-cell>
          <table:table-cell table:formula="of:=RAND()" office:value-type="float" office:value="0.417604513699189">
            <text:p>0.4176045137</text:p>
          </table:table-cell>
          <table:table-cell table:formula="of:=RAND()" office:value-type="float" office:value="0.720944539410993">
            <text:p>0.7209445394</text:p>
          </table:table-cell>
          <table:table-cell table:formula="of:=RAND()" office:value-type="float" office:value="0.550265138037503">
            <text:p>0.550265138</text:p>
          </table:table-cell>
          <table:table-cell table:formula="of:=RAND()" office:value-type="float" office:value="0.161094116279855">
            <text:p>0.1610941163</text:p>
          </table:table-cell>
          <table:table-cell table:formula="of:=SUM([.B103:.M103])-6" office:value-type="float" office:value="1.12398297456093">
            <text:p>1.1239829746</text:p>
          </table:table-cell>
          <table:table-cell table:formula="of:=[.N103]-[.$G$6]" office:value-type="float" office:value="1.13700814970071">
            <text:p>1.1370081497</text:p>
          </table:table-cell>
          <table:table-cell table:formula="of:=[.O103]*[.O103]" office:value-type="float" office:value="1.29278753248582">
            <text:p>1.2927875325</text:p>
          </table:table-cell>
        </table:table-row>
        <table:table-row table:style-name="ro1">
          <table:table-cell/>
          <table:table-cell table:formula="of:=RAND()" office:value-type="float" office:value="0.933823996689171">
            <text:p>0.9338239967</text:p>
          </table:table-cell>
          <table:table-cell table:formula="of:=RAND()" office:value-type="float" office:value="0.984157622558996">
            <text:p>0.9841576226</text:p>
          </table:table-cell>
          <table:table-cell table:formula="of:=RAND()" office:value-type="float" office:value="0.518614345230162">
            <text:p>0.5186143452</text:p>
          </table:table-cell>
          <table:table-cell table:formula="of:=RAND()" office:value-type="float" office:value="0.602487452793866">
            <text:p>0.6024874528</text:p>
          </table:table-cell>
          <table:table-cell table:formula="of:=RAND()" office:value-type="float" office:value="0.605885158060119">
            <text:p>0.6058851581</text:p>
          </table:table-cell>
          <table:table-cell table:formula="of:=RAND()" office:value-type="float" office:value="0.984915936598554">
            <text:p>0.9849159366</text:p>
          </table:table-cell>
          <table:table-cell table:formula="of:=RAND()" office:value-type="float" office:value="0.951135887531564">
            <text:p>0.9511358875</text:p>
          </table:table-cell>
          <table:table-cell table:formula="of:=RAND()" office:value-type="float" office:value="0.830076467944309">
            <text:p>0.8300764679</text:p>
          </table:table-cell>
          <table:table-cell table:formula="of:=RAND()" office:value-type="float" office:value="0.0963316829875112">
            <text:p>0.096331683</text:p>
          </table:table-cell>
          <table:table-cell table:formula="of:=RAND()" office:value-type="float" office:value="0.520005815895274">
            <text:p>0.5200058159</text:p>
          </table:table-cell>
          <table:table-cell table:formula="of:=RAND()" office:value-type="float" office:value="0.0930550755001605">
            <text:p>0.0930550755</text:p>
          </table:table-cell>
          <table:table-cell table:formula="of:=RAND()" office:value-type="float" office:value="0.960192114813253">
            <text:p>0.9601921148</text:p>
          </table:table-cell>
          <table:table-cell table:formula="of:=SUM([.B104:.M104])-6" office:value-type="float" office:value="2.08068155660294">
            <text:p>2.0806815566</text:p>
          </table:table-cell>
          <table:table-cell table:formula="of:=[.N104]-[.$G$6]" office:value-type="float" office:value="2.09370673174271">
            <text:p>2.0937067317</text:p>
          </table:table-cell>
          <table:table-cell table:formula="of:=[.O104]*[.O104]" office:value-type="float" office:value="4.38360787854476">
            <text:p>4.3836078785</text:p>
          </table:table-cell>
        </table:table-row>
        <table:table-row table:style-name="ro1">
          <table:table-cell/>
          <table:table-cell table:formula="of:=RAND()" office:value-type="float" office:value="0.421872839098796">
            <text:p>0.4218728391</text:p>
          </table:table-cell>
          <table:table-cell table:formula="of:=RAND()" office:value-type="float" office:value="0.907712748972699">
            <text:p>0.907712749</text:p>
          </table:table-cell>
          <table:table-cell table:formula="of:=RAND()" office:value-type="float" office:value="0.49042857857421">
            <text:p>0.4904285786</text:p>
          </table:table-cell>
          <table:table-cell table:formula="of:=RAND()" office:value-type="float" office:value="0.282856520963833">
            <text:p>0.282856521</text:p>
          </table:table-cell>
          <table:table-cell table:formula="of:=RAND()" office:value-type="float" office:value="0.535438890103251">
            <text:p>0.5354388901</text:p>
          </table:table-cell>
          <table:table-cell table:formula="of:=RAND()" office:value-type="float" office:value="0.0911031740251929">
            <text:p>0.091103174</text:p>
          </table:table-cell>
          <table:table-cell table:formula="of:=RAND()" office:value-type="float" office:value="0.778995378641412">
            <text:p>0.7789953786</text:p>
          </table:table-cell>
          <table:table-cell table:formula="of:=RAND()" office:value-type="float" office:value="0.632397981127724">
            <text:p>0.6323979811</text:p>
          </table:table-cell>
          <table:table-cell table:formula="of:=RAND()" office:value-type="float" office:value="0.160183250671253">
            <text:p>0.1601832507</text:p>
          </table:table-cell>
          <table:table-cell table:formula="of:=RAND()" office:value-type="float" office:value="0.132812903495505">
            <text:p>0.1328129035</text:p>
          </table:table-cell>
          <table:table-cell table:formula="of:=RAND()" office:value-type="float" office:value="0.687876347219572">
            <text:p>0.6878763472</text:p>
          </table:table-cell>
          <table:table-cell table:formula="of:=RAND()" office:value-type="float" office:value="0.655443050665781">
            <text:p>0.6554430507</text:p>
          </table:table-cell>
          <table:table-cell table:formula="of:=SUM([.B105:.M105])-6" office:value-type="float" office:value="-0.222878336440772">
            <text:p>-0.2228783364</text:p>
          </table:table-cell>
          <table:table-cell table:formula="of:=[.N105]-[.$G$6]" office:value-type="float" office:value="-0.209853161300998">
            <text:p>-0.2098531613</text:p>
          </table:table-cell>
          <table:table-cell table:formula="of:=[.O105]*[.O105]" office:value-type="float" office:value="0.0440383493080228">
            <text:p>0.0440383493</text:p>
          </table:table-cell>
        </table:table-row>
        <table:table-row table:style-name="ro1">
          <table:table-cell/>
          <table:table-cell table:formula="of:=RAND()" office:value-type="float" office:value="0.888176689855754">
            <text:p>0.8881766899</text:p>
          </table:table-cell>
          <table:table-cell table:formula="of:=RAND()" office:value-type="float" office:value="0.336125175701454">
            <text:p>0.3361251757</text:p>
          </table:table-cell>
          <table:table-cell table:formula="of:=RAND()" office:value-type="float" office:value="0.851921876892448">
            <text:p>0.8519218769</text:p>
          </table:table-cell>
          <table:table-cell table:formula="of:=RAND()" office:value-type="float" office:value="0.889722264138982">
            <text:p>0.8897222641</text:p>
          </table:table-cell>
          <table:table-cell table:formula="of:=RAND()" office:value-type="float" office:value="0.31967147346586">
            <text:p>0.3196714735</text:p>
          </table:table-cell>
          <table:table-cell table:formula="of:=RAND()" office:value-type="float" office:value="0.588158860104159">
            <text:p>0.5881588601</text:p>
          </table:table-cell>
          <table:table-cell table:formula="of:=RAND()" office:value-type="float" office:value="0.27246671798639">
            <text:p>0.272466718</text:p>
          </table:table-cell>
          <table:table-cell table:formula="of:=RAND()" office:value-type="float" office:value="0.918291610199958">
            <text:p>0.9182916102</text:p>
          </table:table-cell>
          <table:table-cell table:formula="of:=RAND()" office:value-type="float" office:value="0.49337531090714">
            <text:p>0.4933753109</text:p>
          </table:table-cell>
          <table:table-cell table:formula="of:=RAND()" office:value-type="float" office:value="0.665645157452673">
            <text:p>0.6656451575</text:p>
          </table:table-cell>
          <table:table-cell table:formula="of:=RAND()" office:value-type="float" office:value="0.565932841971517">
            <text:p>0.565932842</text:p>
          </table:table-cell>
          <table:table-cell table:formula="of:=RAND()" office:value-type="float" office:value="0.618568421341479">
            <text:p>0.6185684213</text:p>
          </table:table-cell>
          <table:table-cell table:formula="of:=SUM([.B106:.M106])-6" office:value-type="float" office:value="1.40805640001781">
            <text:p>1.4080564</text:p>
          </table:table-cell>
          <table:table-cell table:formula="of:=[.N106]-[.$G$6]" office:value-type="float" office:value="1.42108157515759">
            <text:p>1.4210815752</text:p>
          </table:table-cell>
          <table:table-cell table:formula="of:=[.O106]*[.O106]" office:value-type="float" office:value="2.01947284325237">
            <text:p>2.0194728433</text:p>
          </table:table-cell>
        </table:table-row>
        <table:table-row table:style-name="ro1">
          <table:table-cell/>
          <table:table-cell table:formula="of:=RAND()" office:value-type="float" office:value="0.427356947679073">
            <text:p>0.4273569477</text:p>
          </table:table-cell>
          <table:table-cell table:formula="of:=RAND()" office:value-type="float" office:value="0.504194557666779">
            <text:p>0.5041945577</text:p>
          </table:table-cell>
          <table:table-cell table:formula="of:=RAND()" office:value-type="float" office:value="0.188353579957038">
            <text:p>0.18835358</text:p>
          </table:table-cell>
          <table:table-cell table:formula="of:=RAND()" office:value-type="float" office:value="0.920686640776694">
            <text:p>0.9206866408</text:p>
          </table:table-cell>
          <table:table-cell table:formula="of:=RAND()" office:value-type="float" office:value="0.761154243722558">
            <text:p>0.7611542437</text:p>
          </table:table-cell>
          <table:table-cell table:formula="of:=RAND()" office:value-type="float" office:value="0.950985504081473">
            <text:p>0.9509855041</text:p>
          </table:table-cell>
          <table:table-cell table:formula="of:=RAND()" office:value-type="float" office:value="0.294516268186271">
            <text:p>0.2945162682</text:p>
          </table:table-cell>
          <table:table-cell table:formula="of:=RAND()" office:value-type="float" office:value="0.685323112644255">
            <text:p>0.6853231126</text:p>
          </table:table-cell>
          <table:table-cell table:formula="of:=RAND()" office:value-type="float" office:value="0.428673158632591">
            <text:p>0.4286731586</text:p>
          </table:table-cell>
          <table:table-cell table:formula="of:=RAND()" office:value-type="float" office:value="0.565216046059504">
            <text:p>0.5652160461</text:p>
          </table:table-cell>
          <table:table-cell table:formula="of:=RAND()" office:value-type="float" office:value="0.611469506053254">
            <text:p>0.6114695061</text:p>
          </table:table-cell>
          <table:table-cell table:formula="of:=RAND()" office:value-type="float" office:value="0.172239519888535">
            <text:p>0.1722395199</text:p>
          </table:table-cell>
          <table:table-cell table:formula="of:=SUM([.B107:.M107])-6" office:value-type="float" office:value="0.510169085348025">
            <text:p>0.5101690853</text:p>
          </table:table-cell>
          <table:table-cell table:formula="of:=[.N107]-[.$G$6]" office:value-type="float" office:value="0.523194260487799">
            <text:p>0.5231942605</text:p>
          </table:table-cell>
          <table:table-cell table:formula="of:=[.O107]*[.O107]" office:value-type="float" office:value="0.273732234207374">
            <text:p>0.2737322342</text:p>
          </table:table-cell>
        </table:table-row>
        <table:table-row table:style-name="ro1">
          <table:table-cell/>
          <table:table-cell table:formula="of:=RAND()" office:value-type="float" office:value="0.0558449497912079">
            <text:p>0.0558449498</text:p>
          </table:table-cell>
          <table:table-cell table:formula="of:=RAND()" office:value-type="float" office:value="0.979796659899876">
            <text:p>0.9797966599</text:p>
          </table:table-cell>
          <table:table-cell table:formula="of:=RAND()" office:value-type="float" office:value="0.648023964371532">
            <text:p>0.6480239644</text:p>
          </table:table-cell>
          <table:table-cell table:formula="of:=RAND()" office:value-type="float" office:value="0.752779459115118">
            <text:p>0.7527794591</text:p>
          </table:table-cell>
          <table:table-cell table:formula="of:=RAND()" office:value-type="float" office:value="0.459958924213424">
            <text:p>0.4599589242</text:p>
          </table:table-cell>
          <table:table-cell table:formula="of:=RAND()" office:value-type="float" office:value="0.864812980638817">
            <text:p>0.8648129806</text:p>
          </table:table-cell>
          <table:table-cell table:formula="of:=RAND()" office:value-type="float" office:value="0.504516300512478">
            <text:p>0.5045163005</text:p>
          </table:table-cell>
          <table:table-cell table:formula="of:=RAND()" office:value-type="float" office:value="0.397157438565046">
            <text:p>0.3971574386</text:p>
          </table:table-cell>
          <table:table-cell table:formula="of:=RAND()" office:value-type="float" office:value="0.760016349842772">
            <text:p>0.7600163498</text:p>
          </table:table-cell>
          <table:table-cell table:formula="of:=RAND()" office:value-type="float" office:value="0.159846029942855">
            <text:p>0.1598460299</text:p>
          </table:table-cell>
          <table:table-cell table:formula="of:=RAND()" office:value-type="float" office:value="0.928056915057823">
            <text:p>0.9280569151</text:p>
          </table:table-cell>
          <table:table-cell table:formula="of:=RAND()" office:value-type="float" office:value="0.967103020986542">
            <text:p>0.967103021</text:p>
          </table:table-cell>
          <table:table-cell table:formula="of:=SUM([.B108:.M108])-6" office:value-type="float" office:value="1.47791299293749">
            <text:p>1.4779129929</text:p>
          </table:table-cell>
          <table:table-cell table:formula="of:=[.N108]-[.$G$6]" office:value-type="float" office:value="1.49093816807726">
            <text:p>1.4909381681</text:p>
          </table:table-cell>
          <table:table-cell table:formula="of:=[.O108]*[.O108]" office:value-type="float" office:value="2.22289662102959">
            <text:p>2.222896621</text:p>
          </table:table-cell>
        </table:table-row>
        <table:table-row table:style-name="ro1">
          <table:table-cell/>
          <table:table-cell table:formula="of:=RAND()" office:value-type="float" office:value="0.980832849396393">
            <text:p>0.9808328494</text:p>
          </table:table-cell>
          <table:table-cell table:formula="of:=RAND()" office:value-type="float" office:value="0.564527310198173">
            <text:p>0.5645273102</text:p>
          </table:table-cell>
          <table:table-cell table:formula="of:=RAND()" office:value-type="float" office:value="0.850508265895769">
            <text:p>0.8505082659</text:p>
          </table:table-cell>
          <table:table-cell table:formula="of:=RAND()" office:value-type="float" office:value="0.876620276132599">
            <text:p>0.8766202761</text:p>
          </table:table-cell>
          <table:table-cell table:formula="of:=RAND()" office:value-type="float" office:value="0.625388293527067">
            <text:p>0.6253882935</text:p>
          </table:table-cell>
          <table:table-cell table:formula="of:=RAND()" office:value-type="float" office:value="0.104445645119995">
            <text:p>0.1044456451</text:p>
          </table:table-cell>
          <table:table-cell table:formula="of:=RAND()" office:value-type="float" office:value="0.764939291169867">
            <text:p>0.7649392912</text:p>
          </table:table-cell>
          <table:table-cell table:formula="of:=RAND()" office:value-type="float" office:value="0.523167233914137">
            <text:p>0.5231672339</text:p>
          </table:table-cell>
          <table:table-cell table:formula="of:=RAND()" office:value-type="float" office:value="0.864557199878618">
            <text:p>0.8645571999</text:p>
          </table:table-cell>
          <table:table-cell table:formula="of:=RAND()" office:value-type="float" office:value="0.122943989699706">
            <text:p>0.1229439897</text:p>
          </table:table-cell>
          <table:table-cell table:formula="of:=RAND()" office:value-type="float" office:value="0.123528792522848">
            <text:p>0.1235287925</text:p>
          </table:table-cell>
          <table:table-cell table:formula="of:=RAND()" office:value-type="float" office:value="0.494795596459881">
            <text:p>0.4947955965</text:p>
          </table:table-cell>
          <table:table-cell table:formula="of:=SUM([.B109:.M109])-6" office:value-type="float" office:value="0.896254743915051">
            <text:p>0.8962547439</text:p>
          </table:table-cell>
          <table:table-cell table:formula="of:=[.N109]-[.$G$6]" office:value-type="float" office:value="0.909279919054825">
            <text:p>0.9092799191</text:p>
          </table:table-cell>
          <table:table-cell table:formula="of:=[.O109]*[.O109]" office:value-type="float" office:value="0.826789971196349">
            <text:p>0.8267899712</text:p>
          </table:table-cell>
        </table:table-row>
        <table:table-row table:style-name="ro1">
          <table:table-cell/>
          <table:table-cell table:formula="of:=RAND()" office:value-type="float" office:value="0.131397850578651">
            <text:p>0.1313978506</text:p>
          </table:table-cell>
          <table:table-cell table:formula="of:=RAND()" office:value-type="float" office:value="0.213223678292707">
            <text:p>0.2132236783</text:p>
          </table:table-cell>
          <table:table-cell table:formula="of:=RAND()" office:value-type="float" office:value="0.22585875284858">
            <text:p>0.2258587528</text:p>
          </table:table-cell>
          <table:table-cell table:formula="of:=RAND()" office:value-type="float" office:value="0.184545352589339">
            <text:p>0.1845453526</text:p>
          </table:table-cell>
          <table:table-cell table:formula="of:=RAND()" office:value-type="float" office:value="0.51553676254116">
            <text:p>0.5155367625</text:p>
          </table:table-cell>
          <table:table-cell table:formula="of:=RAND()" office:value-type="float" office:value="0.611325713573024">
            <text:p>0.6113257136</text:p>
          </table:table-cell>
          <table:table-cell table:formula="of:=RAND()" office:value-type="float" office:value="0.206867795204744">
            <text:p>0.2068677952</text:p>
          </table:table-cell>
          <table:table-cell table:formula="of:=RAND()" office:value-type="float" office:value="0.523852825164795">
            <text:p>0.5238528252</text:p>
          </table:table-cell>
          <table:table-cell table:formula="of:=RAND()" office:value-type="float" office:value="0.941202414920554">
            <text:p>0.9412024149</text:p>
          </table:table-cell>
          <table:table-cell table:formula="of:=RAND()" office:value-type="float" office:value="0.885197345167398">
            <text:p>0.8851973452</text:p>
          </table:table-cell>
          <table:table-cell table:formula="of:=RAND()" office:value-type="float" office:value="0.852299769641832">
            <text:p>0.8522997696</text:p>
          </table:table-cell>
          <table:table-cell table:formula="of:=RAND()" office:value-type="float" office:value="0.709889337420464">
            <text:p>0.7098893374</text:p>
          </table:table-cell>
          <table:table-cell table:formula="of:=SUM([.B110:.M110])-6" office:value-type="float" office:value="0.00119759794324636">
            <text:p>0.0011975979</text:p>
          </table:table-cell>
          <table:table-cell table:formula="of:=[.N110]-[.$G$6]" office:value-type="float" office:value="0.01422277308302">
            <text:p>0.0142227731</text:p>
          </table:table-cell>
          <table:table-cell table:formula="of:=[.O110]*[.O110]" office:value-type="float" office:value="0.000202287274171078">
            <text:p>0.0002022873</text:p>
          </table:table-cell>
        </table:table-row>
        <table:table-row table:style-name="ro1">
          <table:table-cell/>
          <table:table-cell table:formula="of:=RAND()" office:value-type="float" office:value="0.68750404426828">
            <text:p>0.6875040443</text:p>
          </table:table-cell>
          <table:table-cell table:formula="of:=RAND()" office:value-type="float" office:value="0.130207305774093">
            <text:p>0.1302073058</text:p>
          </table:table-cell>
          <table:table-cell table:formula="of:=RAND()" office:value-type="float" office:value="0.825542584760115">
            <text:p>0.8255425848</text:p>
          </table:table-cell>
          <table:table-cell table:formula="of:=RAND()" office:value-type="float" office:value="0.801410787506029">
            <text:p>0.8014107875</text:p>
          </table:table-cell>
          <table:table-cell table:formula="of:=RAND()" office:value-type="float" office:value="0.572475571651012">
            <text:p>0.5724755717</text:p>
          </table:table-cell>
          <table:table-cell table:formula="of:=RAND()" office:value-type="float" office:value="0.950883992481977">
            <text:p>0.9508839925</text:p>
          </table:table-cell>
          <table:table-cell table:formula="of:=RAND()" office:value-type="float" office:value="0.745848902501166">
            <text:p>0.7458489025</text:p>
          </table:table-cell>
          <table:table-cell table:formula="of:=RAND()" office:value-type="float" office:value="0.616764300968498">
            <text:p>0.616764301</text:p>
          </table:table-cell>
          <table:table-cell table:formula="of:=RAND()" office:value-type="float" office:value="0.418631038162857">
            <text:p>0.4186310382</text:p>
          </table:table-cell>
          <table:table-cell table:formula="of:=RAND()" office:value-type="float" office:value="0.492662236560136">
            <text:p>0.4926622366</text:p>
          </table:table-cell>
          <table:table-cell table:formula="of:=RAND()" office:value-type="float" office:value="0.471202204702422">
            <text:p>0.4712022047</text:p>
          </table:table-cell>
          <table:table-cell table:formula="of:=RAND()" office:value-type="float" office:value="0.951748020481318">
            <text:p>0.9517480205</text:p>
          </table:table-cell>
          <table:table-cell table:formula="of:=SUM([.B111:.M111])-6" office:value-type="float" office:value="1.6648809898179">
            <text:p>1.6648809898</text:p>
          </table:table-cell>
          <table:table-cell table:formula="of:=[.N111]-[.$G$6]" office:value-type="float" office:value="1.67790616495768">
            <text:p>1.677906165</text:p>
          </table:table-cell>
          <table:table-cell table:formula="of:=[.O111]*[.O111]" office:value-type="float" office:value="2.81536909840298">
            <text:p>2.8153690984</text:p>
          </table:table-cell>
        </table:table-row>
        <table:table-row table:style-name="ro1">
          <table:table-cell/>
          <table:table-cell table:formula="of:=RAND()" office:value-type="float" office:value="0.218129218788818">
            <text:p>0.2181292188</text:p>
          </table:table-cell>
          <table:table-cell table:formula="of:=RAND()" office:value-type="float" office:value="0.802411356009543">
            <text:p>0.802411356</text:p>
          </table:table-cell>
          <table:table-cell table:formula="of:=RAND()" office:value-type="float" office:value="0.27300552255474">
            <text:p>0.2730055226</text:p>
          </table:table-cell>
          <table:table-cell table:formula="of:=RAND()" office:value-type="float" office:value="0.769237636355683">
            <text:p>0.7692376364</text:p>
          </table:table-cell>
          <table:table-cell table:formula="of:=RAND()" office:value-type="float" office:value="0.981093697017059">
            <text:p>0.981093697</text:p>
          </table:table-cell>
          <table:table-cell table:formula="of:=RAND()" office:value-type="float" office:value="0.515790725592524">
            <text:p>0.5157907256</text:p>
          </table:table-cell>
          <table:table-cell table:formula="of:=RAND()" office:value-type="float" office:value="0.340391729958355">
            <text:p>0.34039173</text:p>
          </table:table-cell>
          <table:table-cell table:formula="of:=RAND()" office:value-type="float" office:value="0.814642092213035">
            <text:p>0.8146420922</text:p>
          </table:table-cell>
          <table:table-cell table:formula="of:=RAND()" office:value-type="float" office:value="0.686298003420234">
            <text:p>0.6862980034</text:p>
          </table:table-cell>
          <table:table-cell table:formula="of:=RAND()" office:value-type="float" office:value="0.0183960739523172">
            <text:p>0.018396074</text:p>
          </table:table-cell>
          <table:table-cell table:formula="of:=RAND()" office:value-type="float" office:value="0.848068265710026">
            <text:p>0.8480682657</text:p>
          </table:table-cell>
          <table:table-cell table:formula="of:=RAND()" office:value-type="float" office:value="0.596385802375153">
            <text:p>0.5963858024</text:p>
          </table:table-cell>
          <table:table-cell table:formula="of:=SUM([.B112:.M112])-6" office:value-type="float" office:value="0.863850123947486">
            <text:p>0.8638501239</text:p>
          </table:table-cell>
          <table:table-cell table:formula="of:=[.N112]-[.$G$6]" office:value-type="float" office:value="0.87687529908726">
            <text:p>0.8768752991</text:p>
          </table:table-cell>
          <table:table-cell table:formula="of:=[.O112]*[.O112]" office:value-type="float" office:value="0.768910290149371">
            <text:p>0.7689102901</text:p>
          </table:table-cell>
        </table:table-row>
        <table:table-row table:style-name="ro1">
          <table:table-cell/>
          <table:table-cell table:formula="of:=RAND()" office:value-type="float" office:value="0.797231808770448">
            <text:p>0.7972318088</text:p>
          </table:table-cell>
          <table:table-cell table:formula="of:=RAND()" office:value-type="float" office:value="0.891090972116217">
            <text:p>0.8910909721</text:p>
          </table:table-cell>
          <table:table-cell table:formula="of:=RAND()" office:value-type="float" office:value="0.123072990449145">
            <text:p>0.1230729904</text:p>
          </table:table-cell>
          <table:table-cell table:formula="of:=RAND()" office:value-type="float" office:value="0.471133575774729">
            <text:p>0.4711335758</text:p>
          </table:table-cell>
          <table:table-cell table:formula="of:=RAND()" office:value-type="float" office:value="0.385136451106519">
            <text:p>0.3851364511</text:p>
          </table:table-cell>
          <table:table-cell table:formula="of:=RAND()" office:value-type="float" office:value="0.192765281302854">
            <text:p>0.1927652813</text:p>
          </table:table-cell>
          <table:table-cell table:formula="of:=RAND()" office:value-type="float" office:value="0.347284244373441">
            <text:p>0.3472842444</text:p>
          </table:table-cell>
          <table:table-cell table:formula="of:=RAND()" office:value-type="float" office:value="0.518526050262153">
            <text:p>0.5185260503</text:p>
          </table:table-cell>
          <table:table-cell table:formula="of:=RAND()" office:value-type="float" office:value="0.208096506539732">
            <text:p>0.2080965065</text:p>
          </table:table-cell>
          <table:table-cell table:formula="of:=RAND()" office:value-type="float" office:value="0.0336708468385041">
            <text:p>0.0336708468</text:p>
          </table:table-cell>
          <table:table-cell table:formula="of:=RAND()" office:value-type="float" office:value="0.291744772577658">
            <text:p>0.2917447726</text:p>
          </table:table-cell>
          <table:table-cell table:formula="of:=RAND()" office:value-type="float" office:value="0.822665883461013">
            <text:p>0.8226658835</text:p>
          </table:table-cell>
          <table:table-cell table:formula="of:=SUM([.B113:.M113])-6" office:value-type="float" office:value="-0.917580616427586">
            <text:p>-0.9175806164</text:p>
          </table:table-cell>
          <table:table-cell table:formula="of:=[.N113]-[.$G$6]" office:value-type="float" office:value="-0.904555441287812">
            <text:p>-0.9045554413</text:p>
          </table:table-cell>
          <table:table-cell table:formula="of:=[.O113]*[.O113]" office:value-type="float" office:value="0.818220546363388">
            <text:p>0.8182205464</text:p>
          </table:table-cell>
        </table:table-row>
        <table:table-row table:style-name="ro1">
          <table:table-cell/>
          <table:table-cell table:formula="of:=RAND()" office:value-type="float" office:value="0.930178008740768">
            <text:p>0.9301780087</text:p>
          </table:table-cell>
          <table:table-cell table:formula="of:=RAND()" office:value-type="float" office:value="0.0649406583979726">
            <text:p>0.0649406584</text:p>
          </table:table-cell>
          <table:table-cell table:formula="of:=RAND()" office:value-type="float" office:value="0.689539049053565">
            <text:p>0.6895390491</text:p>
          </table:table-cell>
          <table:table-cell table:formula="of:=RAND()" office:value-type="float" office:value="0.44370979978703">
            <text:p>0.4437097998</text:p>
          </table:table-cell>
          <table:table-cell table:formula="of:=RAND()" office:value-type="float" office:value="0.656792095629498">
            <text:p>0.6567920956</text:p>
          </table:table-cell>
          <table:table-cell table:formula="of:=RAND()" office:value-type="float" office:value="0.0101156309247017">
            <text:p>0.0101156309</text:p>
          </table:table-cell>
          <table:table-cell table:formula="of:=RAND()" office:value-type="float" office:value="0.856893433956429">
            <text:p>0.856893434</text:p>
          </table:table-cell>
          <table:table-cell table:formula="of:=RAND()" office:value-type="float" office:value="0.601872236235067">
            <text:p>0.6018722362</text:p>
          </table:table-cell>
          <table:table-cell table:formula="of:=RAND()" office:value-type="float" office:value="0.152501007309183">
            <text:p>0.1525010073</text:p>
          </table:table-cell>
          <table:table-cell table:formula="of:=RAND()" office:value-type="float" office:value="0.211107320850715">
            <text:p>0.2111073209</text:p>
          </table:table-cell>
          <table:table-cell table:formula="of:=RAND()" office:value-type="float" office:value="0.597908846568316">
            <text:p>0.5979088466</text:p>
          </table:table-cell>
          <table:table-cell table:formula="of:=RAND()" office:value-type="float" office:value="0.958689664723352">
            <text:p>0.9586896647</text:p>
          </table:table-cell>
          <table:table-cell table:formula="of:=SUM([.B114:.M114])-6" office:value-type="float" office:value="0.174247752176598">
            <text:p>0.1742477522</text:p>
          </table:table-cell>
          <table:table-cell table:formula="of:=[.N114]-[.$G$6]" office:value-type="float" office:value="0.187272927316371">
            <text:p>0.1872729273</text:p>
          </table:table-cell>
          <table:table-cell table:formula="of:=[.O114]*[.O114]" office:value-type="float" office:value="0.0350711493056429">
            <text:p>0.0350711493</text:p>
          </table:table-cell>
        </table:table-row>
        <table:table-row table:style-name="ro1">
          <table:table-cell/>
          <table:table-cell table:formula="of:=RAND()" office:value-type="float" office:value="0.169598011299968">
            <text:p>0.1695980113</text:p>
          </table:table-cell>
          <table:table-cell table:formula="of:=RAND()" office:value-type="float" office:value="0.268253006739542">
            <text:p>0.2682530067</text:p>
          </table:table-cell>
          <table:table-cell table:formula="of:=RAND()" office:value-type="float" office:value="0.830220246687532">
            <text:p>0.8302202467</text:p>
          </table:table-cell>
          <table:table-cell table:formula="of:=RAND()" office:value-type="float" office:value="0.74175495444797">
            <text:p>0.7417549544</text:p>
          </table:table-cell>
          <table:table-cell table:formula="of:=RAND()" office:value-type="float" office:value="0.992356941336766">
            <text:p>0.9923569413</text:p>
          </table:table-cell>
          <table:table-cell table:formula="of:=RAND()" office:value-type="float" office:value="0.12804237101227">
            <text:p>0.128042371</text:p>
          </table:table-cell>
          <table:table-cell table:formula="of:=RAND()" office:value-type="float" office:value="0.810078375507146">
            <text:p>0.8100783755</text:p>
          </table:table-cell>
          <table:table-cell table:formula="of:=RAND()" office:value-type="float" office:value="0.76942282775417">
            <text:p>0.7694228278</text:p>
          </table:table-cell>
          <table:table-cell table:formula="of:=RAND()" office:value-type="float" office:value="0.497268585022539">
            <text:p>0.497268585</text:p>
          </table:table-cell>
          <table:table-cell table:formula="of:=RAND()" office:value-type="float" office:value="0.106698557035998">
            <text:p>0.106698557</text:p>
          </table:table-cell>
          <table:table-cell table:formula="of:=RAND()" office:value-type="float" office:value="0.669939174083993">
            <text:p>0.6699391741</text:p>
          </table:table-cell>
          <table:table-cell table:formula="of:=RAND()" office:value-type="float" office:value="0.145548845408484">
            <text:p>0.1455488454</text:p>
          </table:table-cell>
          <table:table-cell table:formula="of:=SUM([.B115:.M115])-6" office:value-type="float" office:value="0.129181896336377">
            <text:p>0.1291818963</text:p>
          </table:table-cell>
          <table:table-cell table:formula="of:=[.N115]-[.$G$6]" office:value-type="float" office:value="0.14220707147615">
            <text:p>0.1422070715</text:p>
          </table:table-cell>
          <table:table-cell table:formula="of:=[.O115]*[.O115]" office:value-type="float" office:value="0.0202228511778229">
            <text:p>0.0202228512</text:p>
          </table:table-cell>
        </table:table-row>
        <table:table-row table:style-name="ro1">
          <table:table-cell/>
          <table:table-cell table:formula="of:=RAND()" office:value-type="float" office:value="0.64804454264231">
            <text:p>0.6480445426</text:p>
          </table:table-cell>
          <table:table-cell table:formula="of:=RAND()" office:value-type="float" office:value="0.796087740687653">
            <text:p>0.7960877407</text:p>
          </table:table-cell>
          <table:table-cell table:formula="of:=RAND()" office:value-type="float" office:value="0.717671998310834">
            <text:p>0.7176719983</text:p>
          </table:table-cell>
          <table:table-cell table:formula="of:=RAND()" office:value-type="float" office:value="0.17248551431112">
            <text:p>0.1724855143</text:p>
          </table:table-cell>
          <table:table-cell table:formula="of:=RAND()" office:value-type="float" office:value="0.8600755603984">
            <text:p>0.8600755604</text:p>
          </table:table-cell>
          <table:table-cell table:formula="of:=RAND()" office:value-type="float" office:value="0.209465220104903">
            <text:p>0.2094652201</text:p>
          </table:table-cell>
          <table:table-cell table:formula="of:=RAND()" office:value-type="float" office:value="0.789046586258337">
            <text:p>0.7890465863</text:p>
          </table:table-cell>
          <table:table-cell table:formula="of:=RAND()" office:value-type="float" office:value="0.537566618993878">
            <text:p>0.537566619</text:p>
          </table:table-cell>
          <table:table-cell table:formula="of:=RAND()" office:value-type="float" office:value="0.121408972889185">
            <text:p>0.1214089729</text:p>
          </table:table-cell>
          <table:table-cell table:formula="of:=RAND()" office:value-type="float" office:value="0.519990663742647">
            <text:p>0.5199906637</text:p>
          </table:table-cell>
          <table:table-cell table:formula="of:=RAND()" office:value-type="float" office:value="0.0900484737940133">
            <text:p>0.0900484738</text:p>
          </table:table-cell>
          <table:table-cell table:formula="of:=RAND()" office:value-type="float" office:value="0.869279862614349">
            <text:p>0.8692798626</text:p>
          </table:table-cell>
          <table:table-cell table:formula="of:=SUM([.B116:.M116])-6" office:value-type="float" office:value="0.331171754747629">
            <text:p>0.3311717547</text:p>
          </table:table-cell>
          <table:table-cell table:formula="of:=[.N116]-[.$G$6]" office:value-type="float" office:value="0.344196929887403">
            <text:p>0.3441969299</text:p>
          </table:table-cell>
          <table:table-cell table:formula="of:=[.O116]*[.O116]" office:value-type="float" office:value="0.118471526543914">
            <text:p>0.1184715265</text:p>
          </table:table-cell>
        </table:table-row>
        <table:table-row table:style-name="ro1">
          <table:table-cell/>
          <table:table-cell table:formula="of:=RAND()" office:value-type="float" office:value="0.68395801843144">
            <text:p>0.6839580184</text:p>
          </table:table-cell>
          <table:table-cell table:formula="of:=RAND()" office:value-type="float" office:value="0.922356680966914">
            <text:p>0.922356681</text:p>
          </table:table-cell>
          <table:table-cell table:formula="of:=RAND()" office:value-type="float" office:value="0.616296623600647">
            <text:p>0.6162966236</text:p>
          </table:table-cell>
          <table:table-cell table:formula="of:=RAND()" office:value-type="float" office:value="0.960123144788668">
            <text:p>0.9601231448</text:p>
          </table:table-cell>
          <table:table-cell table:formula="of:=RAND()" office:value-type="float" office:value="0.258641485357657">
            <text:p>0.2586414854</text:p>
          </table:table-cell>
          <table:table-cell table:formula="of:=RAND()" office:value-type="float" office:value="0.0811743182130158">
            <text:p>0.0811743182</text:p>
          </table:table-cell>
          <table:table-cell table:formula="of:=RAND()" office:value-type="float" office:value="0.994876564713195">
            <text:p>0.9948765647</text:p>
          </table:table-cell>
          <table:table-cell table:formula="of:=RAND()" office:value-type="float" office:value="0.481300854124129">
            <text:p>0.4813008541</text:p>
          </table:table-cell>
          <table:table-cell table:formula="of:=RAND()" office:value-type="float" office:value="0.881780465599149">
            <text:p>0.8817804656</text:p>
          </table:table-cell>
          <table:table-cell table:formula="of:=RAND()" office:value-type="float" office:value="0.708951072301716">
            <text:p>0.7089510723</text:p>
          </table:table-cell>
          <table:table-cell table:formula="of:=RAND()" office:value-type="float" office:value="0.913442574674264">
            <text:p>0.9134425747</text:p>
          </table:table-cell>
          <table:table-cell table:formula="of:=RAND()" office:value-type="float" office:value="0.953674538293853">
            <text:p>0.9536745383</text:p>
          </table:table-cell>
          <table:table-cell table:formula="of:=SUM([.B117:.M117])-6" office:value-type="float" office:value="2.45657634106465">
            <text:p>2.4565763411</text:p>
          </table:table-cell>
          <table:table-cell table:formula="of:=[.N117]-[.$G$6]" office:value-type="float" office:value="2.46960151620442">
            <text:p>2.4696015162</text:p>
          </table:table-cell>
          <table:table-cell table:formula="of:=[.O117]*[.O117]" office:value-type="float" office:value="6.09893164883917">
            <text:p>6.0989316488</text:p>
          </table:table-cell>
        </table:table-row>
        <table:table-row table:style-name="ro1">
          <table:table-cell/>
          <table:table-cell table:formula="of:=RAND()" office:value-type="float" office:value="0.609400683315471">
            <text:p>0.6094006833</text:p>
          </table:table-cell>
          <table:table-cell table:formula="of:=RAND()" office:value-type="float" office:value="0.852504277834669">
            <text:p>0.8525042778</text:p>
          </table:table-cell>
          <table:table-cell table:formula="of:=RAND()" office:value-type="float" office:value="0.563333172351122">
            <text:p>0.5633331724</text:p>
          </table:table-cell>
          <table:table-cell table:formula="of:=RAND()" office:value-type="float" office:value="0.0140231165569276">
            <text:p>0.0140231166</text:p>
          </table:table-cell>
          <table:table-cell table:formula="of:=RAND()" office:value-type="float" office:value="0.180059012724087">
            <text:p>0.1800590127</text:p>
          </table:table-cell>
          <table:table-cell table:formula="of:=RAND()" office:value-type="float" office:value="0.786523085553199">
            <text:p>0.7865230856</text:p>
          </table:table-cell>
          <table:table-cell table:formula="of:=RAND()" office:value-type="float" office:value="0.190149717032909">
            <text:p>0.190149717</text:p>
          </table:table-cell>
          <table:table-cell table:formula="of:=RAND()" office:value-type="float" office:value="0.710050512570888">
            <text:p>0.7100505126</text:p>
          </table:table-cell>
          <table:table-cell table:formula="of:=RAND()" office:value-type="float" office:value="0.952329050283879">
            <text:p>0.9523290503</text:p>
          </table:table-cell>
          <table:table-cell table:formula="of:=RAND()" office:value-type="float" office:value="0.366816331632435">
            <text:p>0.3668163316</text:p>
          </table:table-cell>
          <table:table-cell table:formula="of:=RAND()" office:value-type="float" office:value="0.575059585040435">
            <text:p>0.575059585</text:p>
          </table:table-cell>
          <table:table-cell table:formula="of:=RAND()" office:value-type="float" office:value="0.750398370670155">
            <text:p>0.7503983707</text:p>
          </table:table-cell>
          <table:table-cell table:formula="of:=SUM([.B118:.M118])-6" office:value-type="float" office:value="0.550646915566176">
            <text:p>0.5506469156</text:p>
          </table:table-cell>
          <table:table-cell table:formula="of:=[.N118]-[.$G$6]" office:value-type="float" office:value="0.56367209070595">
            <text:p>0.5636720907</text:p>
          </table:table-cell>
          <table:table-cell table:formula="of:=[.O118]*[.O118]" office:value-type="float" office:value="0.317726225840816">
            <text:p>0.3177262258</text:p>
          </table:table-cell>
        </table:table-row>
        <table:table-row table:style-name="ro1">
          <table:table-cell/>
          <table:table-cell table:formula="of:=RAND()" office:value-type="float" office:value="0.407174892257899">
            <text:p>0.4071748923</text:p>
          </table:table-cell>
          <table:table-cell table:formula="of:=RAND()" office:value-type="float" office:value="0.560074648121372">
            <text:p>0.5600746481</text:p>
          </table:table-cell>
          <table:table-cell table:formula="of:=RAND()" office:value-type="float" office:value="0.70925685018301">
            <text:p>0.7092568502</text:p>
          </table:table-cell>
          <table:table-cell table:formula="of:=RAND()" office:value-type="float" office:value="0.785116837825626">
            <text:p>0.7851168378</text:p>
          </table:table-cell>
          <table:table-cell table:formula="of:=RAND()" office:value-type="float" office:value="0.534865449648351">
            <text:p>0.5348654496</text:p>
          </table:table-cell>
          <table:table-cell table:formula="of:=RAND()" office:value-type="float" office:value="0.283710410119966">
            <text:p>0.2837104101</text:p>
          </table:table-cell>
          <table:table-cell table:formula="of:=RAND()" office:value-type="float" office:value="0.726758230244741">
            <text:p>0.7267582302</text:p>
          </table:table-cell>
          <table:table-cell table:formula="of:=RAND()" office:value-type="float" office:value="0.99373367941007">
            <text:p>0.9937336794</text:p>
          </table:table-cell>
          <table:table-cell table:formula="of:=RAND()" office:value-type="float" office:value="0.857788594672456">
            <text:p>0.8577885947</text:p>
          </table:table-cell>
          <table:table-cell table:formula="of:=RAND()" office:value-type="float" office:value="0.606938079698011">
            <text:p>0.6069380797</text:p>
          </table:table-cell>
          <table:table-cell table:formula="of:=RAND()" office:value-type="float" office:value="0.901069742627442">
            <text:p>0.9010697426</text:p>
          </table:table-cell>
          <table:table-cell table:formula="of:=RAND()" office:value-type="float" office:value="0.48135124403052">
            <text:p>0.481351244</text:p>
          </table:table-cell>
          <table:table-cell table:formula="of:=SUM([.B119:.M119])-6" office:value-type="float" office:value="1.84783865883946">
            <text:p>1.8478386588</text:p>
          </table:table-cell>
          <table:table-cell table:formula="of:=[.N119]-[.$G$6]" office:value-type="float" office:value="1.86086383397924">
            <text:p>1.860863834</text:p>
          </table:table-cell>
          <table:table-cell table:formula="of:=[.O119]*[.O119]" office:value-type="float" office:value="3.46281420861191">
            <text:p>3.4628142086</text:p>
          </table:table-cell>
        </table:table-row>
        <table:table-row table:style-name="ro1">
          <table:table-cell/>
          <table:table-cell table:formula="of:=RAND()" office:value-type="float" office:value="0.294148553162813">
            <text:p>0.2941485532</text:p>
          </table:table-cell>
          <table:table-cell table:formula="of:=RAND()" office:value-type="float" office:value="0.143053242238238">
            <text:p>0.1430532422</text:p>
          </table:table-cell>
          <table:table-cell table:formula="of:=RAND()" office:value-type="float" office:value="0.200206858571619">
            <text:p>0.2002068586</text:p>
          </table:table-cell>
          <table:table-cell table:formula="of:=RAND()" office:value-type="float" office:value="0.190477961907163">
            <text:p>0.1904779619</text:p>
          </table:table-cell>
          <table:table-cell table:formula="of:=RAND()" office:value-type="float" office:value="0.160457451362163">
            <text:p>0.1604574514</text:p>
          </table:table-cell>
          <table:table-cell table:formula="of:=RAND()" office:value-type="float" office:value="0.408724373439327">
            <text:p>0.4087243734</text:p>
          </table:table-cell>
          <table:table-cell table:formula="of:=RAND()" office:value-type="float" office:value="0.683118688175455">
            <text:p>0.6831186882</text:p>
          </table:table-cell>
          <table:table-cell table:formula="of:=RAND()" office:value-type="float" office:value="0.502580196596682">
            <text:p>0.5025801966</text:p>
          </table:table-cell>
          <table:table-cell table:formula="of:=RAND()" office:value-type="float" office:value="0.255710201105103">
            <text:p>0.2557102011</text:p>
          </table:table-cell>
          <table:table-cell table:formula="of:=RAND()" office:value-type="float" office:value="0.0518739437684417">
            <text:p>0.0518739438</text:p>
          </table:table-cell>
          <table:table-cell table:formula="of:=RAND()" office:value-type="float" office:value="0.685480502899736">
            <text:p>0.6854805029</text:p>
          </table:table-cell>
          <table:table-cell table:formula="of:=RAND()" office:value-type="float" office:value="0.453573376871645">
            <text:p>0.4535733769</text:p>
          </table:table-cell>
          <table:table-cell table:formula="of:=SUM([.B120:.M120])-6" office:value-type="float" office:value="-1.97059464990161">
            <text:p>-1.9705946499</text:p>
          </table:table-cell>
          <table:table-cell table:formula="of:=[.N120]-[.$G$6]" office:value-type="float" office:value="-1.95756947476184">
            <text:p>-1.9575694748</text:p>
          </table:table-cell>
          <table:table-cell table:formula="of:=[.O120]*[.O120]" office:value-type="float" office:value="3.83207824851935">
            <text:p>3.8320782485</text:p>
          </table:table-cell>
        </table:table-row>
        <table:table-row table:style-name="ro1">
          <table:table-cell/>
          <table:table-cell table:formula="of:=RAND()" office:value-type="float" office:value="0.479675575857982">
            <text:p>0.4796755759</text:p>
          </table:table-cell>
          <table:table-cell table:formula="of:=RAND()" office:value-type="float" office:value="0.1377005612012">
            <text:p>0.1377005612</text:p>
          </table:table-cell>
          <table:table-cell table:formula="of:=RAND()" office:value-type="float" office:value="0.428270087344572">
            <text:p>0.4282700873</text:p>
          </table:table-cell>
          <table:table-cell table:formula="of:=RAND()" office:value-type="float" office:value="0.80673969257623">
            <text:p>0.8067396926</text:p>
          </table:table-cell>
          <table:table-cell table:formula="of:=RAND()" office:value-type="float" office:value="0.554754591081291">
            <text:p>0.5547545911</text:p>
          </table:table-cell>
          <table:table-cell table:formula="of:=RAND()" office:value-type="float" office:value="0.581258293706924">
            <text:p>0.5812582937</text:p>
          </table:table-cell>
          <table:table-cell table:formula="of:=RAND()" office:value-type="float" office:value="0.821446126326919">
            <text:p>0.8214461263</text:p>
          </table:table-cell>
          <table:table-cell table:formula="of:=RAND()" office:value-type="float" office:value="0.568720259005204">
            <text:p>0.568720259</text:p>
          </table:table-cell>
          <table:table-cell table:formula="of:=RAND()" office:value-type="float" office:value="0.450115795247257">
            <text:p>0.4501157952</text:p>
          </table:table-cell>
          <table:table-cell table:formula="of:=RAND()" office:value-type="float" office:value="0.53452994977124">
            <text:p>0.5345299498</text:p>
          </table:table-cell>
          <table:table-cell table:formula="of:=RAND()" office:value-type="float" office:value="0.523595015984029">
            <text:p>0.523595016</text:p>
          </table:table-cell>
          <table:table-cell table:formula="of:=RAND()" office:value-type="float" office:value="0.252653774572536">
            <text:p>0.2526537746</text:p>
          </table:table-cell>
          <table:table-cell table:formula="of:=SUM([.B121:.M121])-6" office:value-type="float" office:value="0.139459722675383">
            <text:p>0.1394597227</text:p>
          </table:table-cell>
          <table:table-cell table:formula="of:=[.N121]-[.$G$6]" office:value-type="float" office:value="0.152484897815157">
            <text:p>0.1524848978</text:p>
          </table:table-cell>
          <table:table-cell table:formula="of:=[.O121]*[.O121]" office:value-type="float" office:value="0.0232516440616988">
            <text:p>0.0232516441</text:p>
          </table:table-cell>
        </table:table-row>
        <table:table-row table:style-name="ro1">
          <table:table-cell/>
          <table:table-cell table:formula="of:=RAND()" office:value-type="float" office:value="0.716676487354562">
            <text:p>0.7166764874</text:p>
          </table:table-cell>
          <table:table-cell table:formula="of:=RAND()" office:value-type="float" office:value="0.322075378382578">
            <text:p>0.3220753784</text:p>
          </table:table-cell>
          <table:table-cell table:formula="of:=RAND()" office:value-type="float" office:value="0.370123837143183">
            <text:p>0.3701238371</text:p>
          </table:table-cell>
          <table:table-cell table:formula="of:=RAND()" office:value-type="float" office:value="0.304652989143506">
            <text:p>0.3046529891</text:p>
          </table:table-cell>
          <table:table-cell table:formula="of:=RAND()" office:value-type="float" office:value="0.227077503921464">
            <text:p>0.2270775039</text:p>
          </table:table-cell>
          <table:table-cell table:formula="of:=RAND()" office:value-type="float" office:value="0.238237672718242">
            <text:p>0.2382376727</text:p>
          </table:table-cell>
          <table:table-cell table:formula="of:=RAND()" office:value-type="float" office:value="0.190463371342048">
            <text:p>0.1904633713</text:p>
          </table:table-cell>
          <table:table-cell table:formula="of:=RAND()" office:value-type="float" office:value="0.110368628054857">
            <text:p>0.1103686281</text:p>
          </table:table-cell>
          <table:table-cell table:formula="of:=RAND()" office:value-type="float" office:value="0.760615568375215">
            <text:p>0.7606155684</text:p>
          </table:table-cell>
          <table:table-cell table:formula="of:=RAND()" office:value-type="float" office:value="0.557456217007712">
            <text:p>0.557456217</text:p>
          </table:table-cell>
          <table:table-cell table:formula="of:=RAND()" office:value-type="float" office:value="0.236276234732941">
            <text:p>0.2362762347</text:p>
          </table:table-cell>
          <table:table-cell table:formula="of:=RAND()" office:value-type="float" office:value="0.295538792619482">
            <text:p>0.2955387926</text:p>
          </table:table-cell>
          <table:table-cell table:formula="of:=SUM([.B122:.M122])-6" office:value-type="float" office:value="-1.67043731920421">
            <text:p>-1.6704373192</text:p>
          </table:table-cell>
          <table:table-cell table:formula="of:=[.N122]-[.$G$6]" office:value-type="float" office:value="-1.65741214406444">
            <text:p>-1.6574121441</text:p>
          </table:table-cell>
          <table:table-cell table:formula="of:=[.O122]*[.O122]" office:value-type="float" office:value="2.74701501529228">
            <text:p>2.7470150153</text:p>
          </table:table-cell>
        </table:table-row>
        <table:table-row table:style-name="ro1">
          <table:table-cell/>
          <table:table-cell table:formula="of:=RAND()" office:value-type="float" office:value="0.734038065187633">
            <text:p>0.7340380652</text:p>
          </table:table-cell>
          <table:table-cell table:formula="of:=RAND()" office:value-type="float" office:value="0.932302815839648">
            <text:p>0.9323028158</text:p>
          </table:table-cell>
          <table:table-cell table:formula="of:=RAND()" office:value-type="float" office:value="0.233871250879019">
            <text:p>0.2338712509</text:p>
          </table:table-cell>
          <table:table-cell table:formula="of:=RAND()" office:value-type="float" office:value="0.885850203223527">
            <text:p>0.8858502032</text:p>
          </table:table-cell>
          <table:table-cell table:formula="of:=RAND()" office:value-type="float" office:value="0.348556290380657">
            <text:p>0.3485562904</text:p>
          </table:table-cell>
          <table:table-cell table:formula="of:=RAND()" office:value-type="float" office:value="0.197529478697106">
            <text:p>0.1975294787</text:p>
          </table:table-cell>
          <table:table-cell table:formula="of:=RAND()" office:value-type="float" office:value="0.0113408712204546">
            <text:p>0.0113408712</text:p>
          </table:table-cell>
          <table:table-cell table:formula="of:=RAND()" office:value-type="float" office:value="0.296688937349245">
            <text:p>0.2966889373</text:p>
          </table:table-cell>
          <table:table-cell table:formula="of:=RAND()" office:value-type="float" office:value="0.582450182875618">
            <text:p>0.5824501829</text:p>
          </table:table-cell>
          <table:table-cell table:formula="of:=RAND()" office:value-type="float" office:value="0.602764142910019">
            <text:p>0.6027641429</text:p>
          </table:table-cell>
          <table:table-cell table:formula="of:=RAND()" office:value-type="float" office:value="0.886679207207635">
            <text:p>0.8866792072</text:p>
          </table:table-cell>
          <table:table-cell table:formula="of:=RAND()" office:value-type="float" office:value="0.53005335200578">
            <text:p>0.530053352</text:p>
          </table:table-cell>
          <table:table-cell table:formula="of:=SUM([.B123:.M123])-6" office:value-type="float" office:value="0.242124797776341">
            <text:p>0.2421247978</text:p>
          </table:table-cell>
          <table:table-cell table:formula="of:=[.N123]-[.$G$6]" office:value-type="float" office:value="0.255149972916115">
            <text:p>0.2551499729</text:p>
          </table:table-cell>
          <table:table-cell table:formula="of:=[.O123]*[.O123]" office:value-type="float" office:value="0.0651015086790943">
            <text:p>0.0651015087</text:p>
          </table:table-cell>
        </table:table-row>
        <table:table-row table:style-name="ro1">
          <table:table-cell/>
          <table:table-cell table:formula="of:=RAND()" office:value-type="float" office:value="0.10807037865743">
            <text:p>0.1080703787</text:p>
          </table:table-cell>
          <table:table-cell table:formula="of:=RAND()" office:value-type="float" office:value="0.904449314810336">
            <text:p>0.9044493148</text:p>
          </table:table-cell>
          <table:table-cell table:formula="of:=RAND()" office:value-type="float" office:value="0.877706392202526">
            <text:p>0.8777063922</text:p>
          </table:table-cell>
          <table:table-cell table:formula="of:=RAND()" office:value-type="float" office:value="0.489869154291227">
            <text:p>0.4898691543</text:p>
          </table:table-cell>
          <table:table-cell table:formula="of:=RAND()" office:value-type="float" office:value="0.355780126992613">
            <text:p>0.355780127</text:p>
          </table:table-cell>
          <table:table-cell table:formula="of:=RAND()" office:value-type="float" office:value="0.364360040286556">
            <text:p>0.3643600403</text:p>
          </table:table-cell>
          <table:table-cell table:formula="of:=RAND()" office:value-type="float" office:value="0.402597837150097">
            <text:p>0.4025978372</text:p>
          </table:table-cell>
          <table:table-cell table:formula="of:=RAND()" office:value-type="float" office:value="0.229340088320896">
            <text:p>0.2293400883</text:p>
          </table:table-cell>
          <table:table-cell table:formula="of:=RAND()" office:value-type="float" office:value="0.584116075886413">
            <text:p>0.5841160759</text:p>
          </table:table-cell>
          <table:table-cell table:formula="of:=RAND()" office:value-type="float" office:value="0.657679294934496">
            <text:p>0.6576792949</text:p>
          </table:table-cell>
          <table:table-cell table:formula="of:=RAND()" office:value-type="float" office:value="0.94703454291448">
            <text:p>0.9470345429</text:p>
          </table:table-cell>
          <table:table-cell table:formula="of:=RAND()" office:value-type="float" office:value="0.552361289039254">
            <text:p>0.552361289</text:p>
          </table:table-cell>
          <table:table-cell table:formula="of:=SUM([.B124:.M124])-6" office:value-type="float" office:value="0.473364535486326">
            <text:p>0.4733645355</text:p>
          </table:table-cell>
          <table:table-cell table:formula="of:=[.N124]-[.$G$6]" office:value-type="float" office:value="0.486389710626099">
            <text:p>0.4863897106</text:p>
          </table:table-cell>
          <table:table-cell table:formula="of:=[.O124]*[.O124]" office:value-type="float" office:value="0.236574950602941">
            <text:p>0.2365749506</text:p>
          </table:table-cell>
        </table:table-row>
        <table:table-row table:style-name="ro1">
          <table:table-cell/>
          <table:table-cell table:formula="of:=RAND()" office:value-type="float" office:value="0.978515483206138">
            <text:p>0.9785154832</text:p>
          </table:table-cell>
          <table:table-cell table:formula="of:=RAND()" office:value-type="float" office:value="0.72928431048058">
            <text:p>0.7292843105</text:p>
          </table:table-cell>
          <table:table-cell table:formula="of:=RAND()" office:value-type="float" office:value="0.430921862833202">
            <text:p>0.4309218628</text:p>
          </table:table-cell>
          <table:table-cell table:formula="of:=RAND()" office:value-type="float" office:value="0.890187304932624">
            <text:p>0.8901873049</text:p>
          </table:table-cell>
          <table:table-cell table:formula="of:=RAND()" office:value-type="float" office:value="0.135661116801202">
            <text:p>0.1356611168</text:p>
          </table:table-cell>
          <table:table-cell table:formula="of:=RAND()" office:value-type="float" office:value="0.172791791148484">
            <text:p>0.1727917911</text:p>
          </table:table-cell>
          <table:table-cell table:formula="of:=RAND()" office:value-type="float" office:value="0.394568585790694">
            <text:p>0.3945685858</text:p>
          </table:table-cell>
          <table:table-cell table:formula="of:=RAND()" office:value-type="float" office:value="0.256194405723363">
            <text:p>0.2561944057</text:p>
          </table:table-cell>
          <table:table-cell table:formula="of:=RAND()" office:value-type="float" office:value="0.553602539468557">
            <text:p>0.5536025395</text:p>
          </table:table-cell>
          <table:table-cell table:formula="of:=RAND()" office:value-type="float" office:value="0.95460737333633">
            <text:p>0.9546073733</text:p>
          </table:table-cell>
          <table:table-cell table:formula="of:=RAND()" office:value-type="float" office:value="0.141491115326062">
            <text:p>0.1414911153</text:p>
          </table:table-cell>
          <table:table-cell table:formula="of:=RAND()" office:value-type="float" office:value="0.968121293699369">
            <text:p>0.9681212937</text:p>
          </table:table-cell>
          <table:table-cell table:formula="of:=SUM([.B125:.M125])-6" office:value-type="float" office:value="0.605947182746604">
            <text:p>0.6059471827</text:p>
          </table:table-cell>
          <table:table-cell table:formula="of:=[.N125]-[.$G$6]" office:value-type="float" office:value="0.618972357886378">
            <text:p>0.6189723579</text:p>
          </table:table-cell>
          <table:table-cell table:formula="of:=[.O125]*[.O125]" office:value-type="float" office:value="0.383126779827422">
            <text:p>0.3831267798</text:p>
          </table:table-cell>
        </table:table-row>
        <table:table-row table:style-name="ro1">
          <table:table-cell/>
          <table:table-cell table:formula="of:=RAND()" office:value-type="float" office:value="0.894912813790143">
            <text:p>0.8949128138</text:p>
          </table:table-cell>
          <table:table-cell table:formula="of:=RAND()" office:value-type="float" office:value="0.636467252392322">
            <text:p>0.6364672524</text:p>
          </table:table-cell>
          <table:table-cell table:formula="of:=RAND()" office:value-type="float" office:value="0.461744813015685">
            <text:p>0.461744813</text:p>
          </table:table-cell>
          <table:table-cell table:formula="of:=RAND()" office:value-type="float" office:value="0.367497693281621">
            <text:p>0.3674976933</text:p>
          </table:table-cell>
          <table:table-cell table:formula="of:=RAND()" office:value-type="float" office:value="0.937011612346396">
            <text:p>0.9370116123</text:p>
          </table:table-cell>
          <table:table-cell table:formula="of:=RAND()" office:value-type="float" office:value="0.70184031361714">
            <text:p>0.7018403136</text:p>
          </table:table-cell>
          <table:table-cell table:formula="of:=RAND()" office:value-type="float" office:value="0.0339708914980292">
            <text:p>0.0339708915</text:p>
          </table:table-cell>
          <table:table-cell table:formula="of:=RAND()" office:value-type="float" office:value="0.877575750928372">
            <text:p>0.8775757509</text:p>
          </table:table-cell>
          <table:table-cell table:formula="of:=RAND()" office:value-type="float" office:value="0.929874328663573">
            <text:p>0.9298743287</text:p>
          </table:table-cell>
          <table:table-cell table:formula="of:=RAND()" office:value-type="float" office:value="0.874912175815553">
            <text:p>0.8749121758</text:p>
          </table:table-cell>
          <table:table-cell table:formula="of:=RAND()" office:value-type="float" office:value="0.576143164653331">
            <text:p>0.5761431647</text:p>
          </table:table-cell>
          <table:table-cell table:formula="of:=RAND()" office:value-type="float" office:value="0.0676804149989039">
            <text:p>0.067680415</text:p>
          </table:table-cell>
          <table:table-cell table:formula="of:=SUM([.B126:.M126])-6" office:value-type="float" office:value="1.35963122500107">
            <text:p>1.359631225</text:p>
          </table:table-cell>
          <table:table-cell table:formula="of:=[.N126]-[.$G$6]" office:value-type="float" office:value="1.37265640014084">
            <text:p>1.3726564001</text:p>
          </table:table-cell>
          <table:table-cell table:formula="of:=[.O126]*[.O126]" office:value-type="float" office:value="1.88418559284761">
            <text:p>1.8841855928</text:p>
          </table:table-cell>
        </table:table-row>
        <table:table-row table:style-name="ro1">
          <table:table-cell/>
          <table:table-cell table:formula="of:=RAND()" office:value-type="float" office:value="0.152453527087346">
            <text:p>0.1524535271</text:p>
          </table:table-cell>
          <table:table-cell table:formula="of:=RAND()" office:value-type="float" office:value="0.16007069661282">
            <text:p>0.1600706966</text:p>
          </table:table-cell>
          <table:table-cell table:formula="of:=RAND()" office:value-type="float" office:value="0.98404554463923">
            <text:p>0.9840455446</text:p>
          </table:table-cell>
          <table:table-cell table:formula="of:=RAND()" office:value-type="float" office:value="0.389856003923342">
            <text:p>0.3898560039</text:p>
          </table:table-cell>
          <table:table-cell table:formula="of:=RAND()" office:value-type="float" office:value="0.542178550735116">
            <text:p>0.5421785507</text:p>
          </table:table-cell>
          <table:table-cell table:formula="of:=RAND()" office:value-type="float" office:value="0.615003416547552">
            <text:p>0.6150034165</text:p>
          </table:table-cell>
          <table:table-cell table:formula="of:=RAND()" office:value-type="float" office:value="0.00651774788275361">
            <text:p>0.0065177479</text:p>
          </table:table-cell>
          <table:table-cell table:formula="of:=RAND()" office:value-type="float" office:value="0.936564033385366">
            <text:p>0.9365640334</text:p>
          </table:table-cell>
          <table:table-cell table:formula="of:=RAND()" office:value-type="float" office:value="0.51216281298548">
            <text:p>0.512162813</text:p>
          </table:table-cell>
          <table:table-cell table:formula="of:=RAND()" office:value-type="float" office:value="0.632055319147185">
            <text:p>0.6320553191</text:p>
          </table:table-cell>
          <table:table-cell table:formula="of:=RAND()" office:value-type="float" office:value="0.056445017689839">
            <text:p>0.0564450177</text:p>
          </table:table-cell>
          <table:table-cell table:formula="of:=RAND()" office:value-type="float" office:value="0.872123055625707">
            <text:p>0.8721230556</text:p>
          </table:table-cell>
          <table:table-cell table:formula="of:=SUM([.B127:.M127])-6" office:value-type="float" office:value="-0.140524273738265">
            <text:p>-0.1405242737</text:p>
          </table:table-cell>
          <table:table-cell table:formula="of:=[.N127]-[.$G$6]" office:value-type="float" office:value="-0.127499098598491">
            <text:p>-0.1274990986</text:p>
          </table:table-cell>
          <table:table-cell table:formula="of:=[.O127]*[.O127]" office:value-type="float" office:value="0.0162560201434278">
            <text:p>0.0162560201</text:p>
          </table:table-cell>
        </table:table-row>
        <table:table-row table:style-name="ro1">
          <table:table-cell/>
          <table:table-cell table:formula="of:=RAND()" office:value-type="float" office:value="0.16090477607213">
            <text:p>0.1609047761</text:p>
          </table:table-cell>
          <table:table-cell table:formula="of:=RAND()" office:value-type="float" office:value="0.712696596514434">
            <text:p>0.7126965965</text:p>
          </table:table-cell>
          <table:table-cell table:formula="of:=RAND()" office:value-type="float" office:value="0.748247879790142">
            <text:p>0.7482478798</text:p>
          </table:table-cell>
          <table:table-cell table:formula="of:=RAND()" office:value-type="float" office:value="0.184348796727136">
            <text:p>0.1843487967</text:p>
          </table:table-cell>
          <table:table-cell table:formula="of:=RAND()" office:value-type="float" office:value="0.837022190913558">
            <text:p>0.8370221909</text:p>
          </table:table-cell>
          <table:table-cell table:formula="of:=RAND()" office:value-type="float" office:value="0.62308550067246">
            <text:p>0.6230855007</text:p>
          </table:table-cell>
          <table:table-cell table:formula="of:=RAND()" office:value-type="float" office:value="0.100414024665952">
            <text:p>0.1004140247</text:p>
          </table:table-cell>
          <table:table-cell table:formula="of:=RAND()" office:value-type="float" office:value="0.50711089419201">
            <text:p>0.5071108942</text:p>
          </table:table-cell>
          <table:table-cell table:formula="of:=RAND()" office:value-type="float" office:value="0.98785555572249">
            <text:p>0.9878555557</text:p>
          </table:table-cell>
          <table:table-cell table:formula="of:=RAND()" office:value-type="float" office:value="0.593427114188671">
            <text:p>0.5934271142</text:p>
          </table:table-cell>
          <table:table-cell table:formula="of:=RAND()" office:value-type="float" office:value="0.324709716485813">
            <text:p>0.3247097165</text:p>
          </table:table-cell>
          <table:table-cell table:formula="of:=RAND()" office:value-type="float" office:value="0.123691133921966">
            <text:p>0.1236911339</text:p>
          </table:table-cell>
          <table:table-cell table:formula="of:=SUM([.B128:.M128])-6" office:value-type="float" office:value="-0.096485820133239">
            <text:p>-0.0964858201</text:p>
          </table:table-cell>
          <table:table-cell table:formula="of:=[.N128]-[.$G$6]" office:value-type="float" office:value="-0.0834606449934654">
            <text:p>-0.083460645</text:p>
          </table:table-cell>
          <table:table-cell table:formula="of:=[.O128]*[.O128]" office:value-type="float" office:value="0.00696567926272526">
            <text:p>0.0069656793</text:p>
          </table:table-cell>
        </table:table-row>
        <table:table-row table:style-name="ro1">
          <table:table-cell/>
          <table:table-cell table:formula="of:=RAND()" office:value-type="float" office:value="0.00412415503524244">
            <text:p>0.004124155</text:p>
          </table:table-cell>
          <table:table-cell table:formula="of:=RAND()" office:value-type="float" office:value="0.674054291332141">
            <text:p>0.6740542913</text:p>
          </table:table-cell>
          <table:table-cell table:formula="of:=RAND()" office:value-type="float" office:value="0.0713777975179255">
            <text:p>0.0713777975</text:p>
          </table:table-cell>
          <table:table-cell table:formula="of:=RAND()" office:value-type="float" office:value="0.673984291730449">
            <text:p>0.6739842917</text:p>
          </table:table-cell>
          <table:table-cell table:formula="of:=RAND()" office:value-type="float" office:value="0.438365943264216">
            <text:p>0.4383659433</text:p>
          </table:table-cell>
          <table:table-cell table:formula="of:=RAND()" office:value-type="float" office:value="0.738061363110319">
            <text:p>0.7380613631</text:p>
          </table:table-cell>
          <table:table-cell table:formula="of:=RAND()" office:value-type="float" office:value="0.553082740632817">
            <text:p>0.5530827406</text:p>
          </table:table-cell>
          <table:table-cell table:formula="of:=RAND()" office:value-type="float" office:value="0.605109598021954">
            <text:p>0.605109598</text:p>
          </table:table-cell>
          <table:table-cell table:formula="of:=RAND()" office:value-type="float" office:value="0.600763730704784">
            <text:p>0.6007637307</text:p>
          </table:table-cell>
          <table:table-cell table:formula="of:=RAND()" office:value-type="float" office:value="0.112711195833981">
            <text:p>0.1127111958</text:p>
          </table:table-cell>
          <table:table-cell table:formula="of:=RAND()" office:value-type="float" office:value="0.549252921715379">
            <text:p>0.5492529217</text:p>
          </table:table-cell>
          <table:table-cell table:formula="of:=RAND()" office:value-type="float" office:value="0.973617405164987">
            <text:p>0.9736174052</text:p>
          </table:table-cell>
          <table:table-cell table:formula="of:=SUM([.B129:.M129])-6" office:value-type="float" office:value="-0.00549456593580544">
            <text:p>-0.0054945659</text:p>
          </table:table-cell>
          <table:table-cell table:formula="of:=[.N129]-[.$G$6]" office:value-type="float" office:value="0.0075306092039682">
            <text:p>0.0075306092</text:p>
          </table:table-cell>
          <table:table-cell table:formula="of:=[.O129]*[.O129]" office:value-type="float" office:value="0.0000567100749828905">
            <text:p>5.67100749828905E-005</text:p>
          </table:table-cell>
        </table:table-row>
        <table:table-row table:style-name="ro1">
          <table:table-cell/>
          <table:table-cell table:formula="of:=RAND()" office:value-type="float" office:value="0.502939944854006">
            <text:p>0.5029399449</text:p>
          </table:table-cell>
          <table:table-cell table:formula="of:=RAND()" office:value-type="float" office:value="0.778268139343709">
            <text:p>0.7782681393</text:p>
          </table:table-cell>
          <table:table-cell table:formula="of:=RAND()" office:value-type="float" office:value="0.401931112166494">
            <text:p>0.4019311122</text:p>
          </table:table-cell>
          <table:table-cell table:formula="of:=RAND()" office:value-type="float" office:value="0.666798651684076">
            <text:p>0.6667986517</text:p>
          </table:table-cell>
          <table:table-cell table:formula="of:=RAND()" office:value-type="float" office:value="0.766933199251071">
            <text:p>0.7669331993</text:p>
          </table:table-cell>
          <table:table-cell table:formula="of:=RAND()" office:value-type="float" office:value="0.787143770605326">
            <text:p>0.7871437706</text:p>
          </table:table-cell>
          <table:table-cell table:formula="of:=RAND()" office:value-type="float" office:value="0.60079833236523">
            <text:p>0.6007983324</text:p>
          </table:table-cell>
          <table:table-cell table:formula="of:=RAND()" office:value-type="float" office:value="0.185402085771784">
            <text:p>0.1854020858</text:p>
          </table:table-cell>
          <table:table-cell table:formula="of:=RAND()" office:value-type="float" office:value="0.537842340534553">
            <text:p>0.5378423405</text:p>
          </table:table-cell>
          <table:table-cell table:formula="of:=RAND()" office:value-type="float" office:value="0.63114076666534">
            <text:p>0.6311407667</text:p>
          </table:table-cell>
          <table:table-cell table:formula="of:=RAND()" office:value-type="float" office:value="0.579950045328587">
            <text:p>0.5799500453</text:p>
          </table:table-cell>
          <table:table-cell table:formula="of:=RAND()" office:value-type="float" office:value="0.749019707087427">
            <text:p>0.7490197071</text:p>
          </table:table-cell>
          <table:table-cell table:formula="of:=SUM([.B130:.M130])-6" office:value-type="float" office:value="1.1881680956576">
            <text:p>1.1881680957</text:p>
          </table:table-cell>
          <table:table-cell table:formula="of:=[.N130]-[.$G$6]" office:value-type="float" office:value="1.20119327079738">
            <text:p>1.2011932708</text:p>
          </table:table-cell>
          <table:table-cell table:formula="of:=[.O130]*[.O130]" office:value-type="float" office:value="1.4428652738089">
            <text:p>1.4428652738</text:p>
          </table:table-cell>
        </table:table-row>
        <table:table-row table:style-name="ro1">
          <table:table-cell/>
          <table:table-cell table:formula="of:=RAND()" office:value-type="float" office:value="0.723993450636044">
            <text:p>0.7239934506</text:p>
          </table:table-cell>
          <table:table-cell table:formula="of:=RAND()" office:value-type="float" office:value="0.440084059489891">
            <text:p>0.4400840595</text:p>
          </table:table-cell>
          <table:table-cell table:formula="of:=RAND()" office:value-type="float" office:value="0.2253559732344">
            <text:p>0.2253559732</text:p>
          </table:table-cell>
          <table:table-cell table:formula="of:=RAND()" office:value-type="float" office:value="0.742941954173148">
            <text:p>0.7429419542</text:p>
          </table:table-cell>
          <table:table-cell table:formula="of:=RAND()" office:value-type="float" office:value="0.878264071187004">
            <text:p>0.8782640712</text:p>
          </table:table-cell>
          <table:table-cell table:formula="of:=RAND()" office:value-type="float" office:value="0.0855272260960192">
            <text:p>0.0855272261</text:p>
          </table:table-cell>
          <table:table-cell table:formula="of:=RAND()" office:value-type="float" office:value="0.0364375873468816">
            <text:p>0.0364375873</text:p>
          </table:table-cell>
          <table:table-cell table:formula="of:=RAND()" office:value-type="float" office:value="0.216875332873315">
            <text:p>0.2168753329</text:p>
          </table:table-cell>
          <table:table-cell table:formula="of:=RAND()" office:value-type="float" office:value="0.346048946492374">
            <text:p>0.3460489465</text:p>
          </table:table-cell>
          <table:table-cell table:formula="of:=RAND()" office:value-type="float" office:value="0.896464238874614">
            <text:p>0.8964642389</text:p>
          </table:table-cell>
          <table:table-cell table:formula="of:=RAND()" office:value-type="float" office:value="0.433164708083496">
            <text:p>0.4331647081</text:p>
          </table:table-cell>
          <table:table-cell table:formula="of:=RAND()" office:value-type="float" office:value="0.377905853325501">
            <text:p>0.3779058533</text:p>
          </table:table-cell>
          <table:table-cell table:formula="of:=SUM([.B131:.M131])-6" office:value-type="float" office:value="-0.596936598187313">
            <text:p>-0.5969365982</text:p>
          </table:table-cell>
          <table:table-cell table:formula="of:=[.N131]-[.$G$6]" office:value-type="float" office:value="-0.583911423047539">
            <text:p>-0.583911423</text:p>
          </table:table-cell>
          <table:table-cell table:formula="of:=[.O131]*[.O131]" office:value-type="float" office:value="0.340952549965402">
            <text:p>0.34095255</text:p>
          </table:table-cell>
        </table:table-row>
        <table:table-row table:style-name="ro1">
          <table:table-cell/>
          <table:table-cell table:formula="of:=RAND()" office:value-type="float" office:value="0.441019142046571">
            <text:p>0.441019142</text:p>
          </table:table-cell>
          <table:table-cell table:formula="of:=RAND()" office:value-type="float" office:value="0.5894793511834">
            <text:p>0.5894793512</text:p>
          </table:table-cell>
          <table:table-cell table:formula="of:=RAND()" office:value-type="float" office:value="0.781910438556224">
            <text:p>0.7819104386</text:p>
          </table:table-cell>
          <table:table-cell table:formula="of:=RAND()" office:value-type="float" office:value="0.8546969932504">
            <text:p>0.8546969933</text:p>
          </table:table-cell>
          <table:table-cell table:formula="of:=RAND()" office:value-type="float" office:value="0.813066741684452">
            <text:p>0.8130667417</text:p>
          </table:table-cell>
          <table:table-cell table:formula="of:=RAND()" office:value-type="float" office:value="0.89627530076541">
            <text:p>0.8962753008</text:p>
          </table:table-cell>
          <table:table-cell table:formula="of:=RAND()" office:value-type="float" office:value="0.323616107227281">
            <text:p>0.3236161072</text:p>
          </table:table-cell>
          <table:table-cell table:formula="of:=RAND()" office:value-type="float" office:value="0.725283881882206">
            <text:p>0.7252838819</text:p>
          </table:table-cell>
          <table:table-cell table:formula="of:=RAND()" office:value-type="float" office:value="0.577807107707486">
            <text:p>0.5778071077</text:p>
          </table:table-cell>
          <table:table-cell table:formula="of:=RAND()" office:value-type="float" office:value="0.789598291972652">
            <text:p>0.789598292</text:p>
          </table:table-cell>
          <table:table-cell table:formula="of:=RAND()" office:value-type="float" office:value="0.192932608537376">
            <text:p>0.1929326085</text:p>
          </table:table-cell>
          <table:table-cell table:formula="of:=RAND()" office:value-type="float" office:value="0.632731423480436">
            <text:p>0.6327314235</text:p>
          </table:table-cell>
          <table:table-cell table:formula="of:=SUM([.B132:.M132])-6" office:value-type="float" office:value="1.61841738829389">
            <text:p>1.6184173883</text:p>
          </table:table-cell>
          <table:table-cell table:formula="of:=[.N132]-[.$G$6]" office:value-type="float" office:value="1.63144256343367">
            <text:p>1.6314425634</text:p>
          </table:table-cell>
          <table:table-cell table:formula="of:=[.O132]*[.O132]" office:value-type="float" office:value="2.66160483778301">
            <text:p>2.6616048378</text:p>
          </table:table-cell>
        </table:table-row>
        <table:table-row table:style-name="ro1">
          <table:table-cell/>
          <table:table-cell table:formula="of:=RAND()" office:value-type="float" office:value="0.735037687700242">
            <text:p>0.7350376877</text:p>
          </table:table-cell>
          <table:table-cell table:formula="of:=RAND()" office:value-type="float" office:value="0.0663392110727727">
            <text:p>0.0663392111</text:p>
          </table:table-cell>
          <table:table-cell table:formula="of:=RAND()" office:value-type="float" office:value="0.160976315382868">
            <text:p>0.1609763154</text:p>
          </table:table-cell>
          <table:table-cell table:formula="of:=RAND()" office:value-type="float" office:value="0.484181029489264">
            <text:p>0.4841810295</text:p>
          </table:table-cell>
          <table:table-cell table:formula="of:=RAND()" office:value-type="float" office:value="0.667342956410721">
            <text:p>0.6673429564</text:p>
          </table:table-cell>
          <table:table-cell table:formula="of:=RAND()" office:value-type="float" office:value="0.432213219814003">
            <text:p>0.4322132198</text:p>
          </table:table-cell>
          <table:table-cell table:formula="of:=RAND()" office:value-type="float" office:value="0.376576970797032">
            <text:p>0.3765769708</text:p>
          </table:table-cell>
          <table:table-cell table:formula="of:=RAND()" office:value-type="float" office:value="0.612603364745155">
            <text:p>0.6126033647</text:p>
          </table:table-cell>
          <table:table-cell table:formula="of:=RAND()" office:value-type="float" office:value="0.761841924628243">
            <text:p>0.7618419246</text:p>
          </table:table-cell>
          <table:table-cell table:formula="of:=RAND()" office:value-type="float" office:value="0.594572797417641">
            <text:p>0.5945727974</text:p>
          </table:table-cell>
          <table:table-cell table:formula="of:=RAND()" office:value-type="float" office:value="0.32994153839536">
            <text:p>0.3299415384</text:p>
          </table:table-cell>
          <table:table-cell table:formula="of:=RAND()" office:value-type="float" office:value="0.537380519323051">
            <text:p>0.5373805193</text:p>
          </table:table-cell>
          <table:table-cell table:formula="of:=SUM([.B133:.M133])-6" office:value-type="float" office:value="-0.240992464823648">
            <text:p>-0.2409924648</text:p>
          </table:table-cell>
          <table:table-cell table:formula="of:=[.N133]-[.$G$6]" office:value-type="float" office:value="-0.227967289683875">
            <text:p>-0.2279672897</text:p>
          </table:table-cell>
          <table:table-cell table:formula="of:=[.O133]*[.O133]" office:value-type="float" office:value="0.0519690851658116">
            <text:p>0.0519690852</text:p>
          </table:table-cell>
        </table:table-row>
        <table:table-row table:style-name="ro1">
          <table:table-cell/>
          <table:table-cell table:formula="of:=RAND()" office:value-type="float" office:value="0.42853244394064">
            <text:p>0.4285324439</text:p>
          </table:table-cell>
          <table:table-cell table:formula="of:=RAND()" office:value-type="float" office:value="0.861381497932598">
            <text:p>0.8613814979</text:p>
          </table:table-cell>
          <table:table-cell table:formula="of:=RAND()" office:value-type="float" office:value="0.884003113256767">
            <text:p>0.8840031133</text:p>
          </table:table-cell>
          <table:table-cell table:formula="of:=RAND()" office:value-type="float" office:value="0.494612603681162">
            <text:p>0.4946126037</text:p>
          </table:table-cell>
          <table:table-cell table:formula="of:=RAND()" office:value-type="float" office:value="0.0724040607456118">
            <text:p>0.0724040607</text:p>
          </table:table-cell>
          <table:table-cell table:formula="of:=RAND()" office:value-type="float" office:value="0.330922174267471">
            <text:p>0.3309221743</text:p>
          </table:table-cell>
          <table:table-cell table:formula="of:=RAND()" office:value-type="float" office:value="0.187518260674551">
            <text:p>0.1875182607</text:p>
          </table:table-cell>
          <table:table-cell table:formula="of:=RAND()" office:value-type="float" office:value="0.999201202997938">
            <text:p>0.999201203</text:p>
          </table:table-cell>
          <table:table-cell table:formula="of:=RAND()" office:value-type="float" office:value="0.408979863859713">
            <text:p>0.4089798639</text:p>
          </table:table-cell>
          <table:table-cell table:formula="of:=RAND()" office:value-type="float" office:value="0.126742632128298">
            <text:p>0.1267426321</text:p>
          </table:table-cell>
          <table:table-cell table:formula="of:=RAND()" office:value-type="float" office:value="0.0622338806279004">
            <text:p>0.0622338806</text:p>
          </table:table-cell>
          <table:table-cell table:formula="of:=RAND()" office:value-type="float" office:value="0.396823753137141">
            <text:p>0.3968237531</text:p>
          </table:table-cell>
          <table:table-cell table:formula="of:=SUM([.B134:.M134])-6" office:value-type="float" office:value="-0.746644512750208">
            <text:p>-0.7466445128</text:p>
          </table:table-cell>
          <table:table-cell table:formula="of:=[.N134]-[.$G$6]" office:value-type="float" office:value="-0.733619337610435">
            <text:p>-0.7336193376</text:p>
          </table:table-cell>
          <table:table-cell table:formula="of:=[.O134]*[.O134]" office:value-type="float" office:value="0.538197332515973">
            <text:p>0.5381973325</text:p>
          </table:table-cell>
        </table:table-row>
        <table:table-row table:style-name="ro1">
          <table:table-cell/>
          <table:table-cell table:formula="of:=RAND()" office:value-type="float" office:value="0.295555261429399">
            <text:p>0.2955552614</text:p>
          </table:table-cell>
          <table:table-cell table:formula="of:=RAND()" office:value-type="float" office:value="0.793119920184836">
            <text:p>0.7931199202</text:p>
          </table:table-cell>
          <table:table-cell table:formula="of:=RAND()" office:value-type="float" office:value="0.584905743366107">
            <text:p>0.5849057434</text:p>
          </table:table-cell>
          <table:table-cell table:formula="of:=RAND()" office:value-type="float" office:value="0.38999981735833">
            <text:p>0.3899998174</text:p>
          </table:table-cell>
          <table:table-cell table:formula="of:=RAND()" office:value-type="float" office:value="0.913697262993082">
            <text:p>0.913697263</text:p>
          </table:table-cell>
          <table:table-cell table:formula="of:=RAND()" office:value-type="float" office:value="0.163569619646296">
            <text:p>0.1635696196</text:p>
          </table:table-cell>
          <table:table-cell table:formula="of:=RAND()" office:value-type="float" office:value="0.336091338424012">
            <text:p>0.3360913384</text:p>
          </table:table-cell>
          <table:table-cell table:formula="of:=RAND()" office:value-type="float" office:value="0.802799009019509">
            <text:p>0.802799009</text:p>
          </table:table-cell>
          <table:table-cell table:formula="of:=RAND()" office:value-type="float" office:value="0.641053702216595">
            <text:p>0.6410537022</text:p>
          </table:table-cell>
          <table:table-cell table:formula="of:=RAND()" office:value-type="float" office:value="0.771847547730431">
            <text:p>0.7718475477</text:p>
          </table:table-cell>
          <table:table-cell table:formula="of:=RAND()" office:value-type="float" office:value="0.735008779913187">
            <text:p>0.7350087799</text:p>
          </table:table-cell>
          <table:table-cell table:formula="of:=RAND()" office:value-type="float" office:value="0.686114680720493">
            <text:p>0.6861146807</text:p>
          </table:table-cell>
          <table:table-cell table:formula="of:=SUM([.B135:.M135])-6" office:value-type="float" office:value="1.11376268300228">
            <text:p>1.113762683</text:p>
          </table:table-cell>
          <table:table-cell table:formula="of:=[.N135]-[.$G$6]" office:value-type="float" office:value="1.12678785814205">
            <text:p>1.1267878581</text:p>
          </table:table-cell>
          <table:table-cell table:formula="of:=[.O135]*[.O135]" office:value-type="float" office:value="1.26965087725635">
            <text:p>1.2696508773</text:p>
          </table:table-cell>
        </table:table-row>
        <table:table-row table:style-name="ro1">
          <table:table-cell/>
          <table:table-cell table:formula="of:=RAND()" office:value-type="float" office:value="0.137493847170845">
            <text:p>0.1374938472</text:p>
          </table:table-cell>
          <table:table-cell table:formula="of:=RAND()" office:value-type="float" office:value="0.161410757573321">
            <text:p>0.1614107576</text:p>
          </table:table-cell>
          <table:table-cell table:formula="of:=RAND()" office:value-type="float" office:value="0.215285456040874">
            <text:p>0.215285456</text:p>
          </table:table-cell>
          <table:table-cell table:formula="of:=RAND()" office:value-type="float" office:value="0.975621558027342">
            <text:p>0.975621558</text:p>
          </table:table-cell>
          <table:table-cell table:formula="of:=RAND()" office:value-type="float" office:value="0.918990690959618">
            <text:p>0.918990691</text:p>
          </table:table-cell>
          <table:table-cell table:formula="of:=RAND()" office:value-type="float" office:value="0.133478732313961">
            <text:p>0.1334787323</text:p>
          </table:table-cell>
          <table:table-cell table:formula="of:=RAND()" office:value-type="float" office:value="0.646678600460291">
            <text:p>0.6466786005</text:p>
          </table:table-cell>
          <table:table-cell table:formula="of:=RAND()" office:value-type="float" office:value="0.190950677962974">
            <text:p>0.190950678</text:p>
          </table:table-cell>
          <table:table-cell table:formula="of:=RAND()" office:value-type="float" office:value="0.350233996286988">
            <text:p>0.3502339963</text:p>
          </table:table-cell>
          <table:table-cell table:formula="of:=RAND()" office:value-type="float" office:value="0.18219272303395">
            <text:p>0.182192723</text:p>
          </table:table-cell>
          <table:table-cell table:formula="of:=RAND()" office:value-type="float" office:value="0.750519828172401">
            <text:p>0.7505198282</text:p>
          </table:table-cell>
          <table:table-cell table:formula="of:=RAND()" office:value-type="float" office:value="0.979333848925307">
            <text:p>0.9793338489</text:p>
          </table:table-cell>
          <table:table-cell table:formula="of:=SUM([.B136:.M136])-6" office:value-type="float" office:value="-0.357809283072129">
            <text:p>-0.3578092831</text:p>
          </table:table-cell>
          <table:table-cell table:formula="of:=[.N136]-[.$G$6]" office:value-type="float" office:value="-0.344784107932355">
            <text:p>-0.3447841079</text:p>
          </table:table-cell>
          <table:table-cell table:formula="of:=[.O136]*[.O136]" office:value-type="float" office:value="0.11887608108271">
            <text:p>0.1188760811</text:p>
          </table:table-cell>
        </table:table-row>
        <table:table-row table:style-name="ro1">
          <table:table-cell/>
          <table:table-cell table:formula="of:=RAND()" office:value-type="float" office:value="0.628593787783757">
            <text:p>0.6285937878</text:p>
          </table:table-cell>
          <table:table-cell table:formula="of:=RAND()" office:value-type="float" office:value="0.914222887484357">
            <text:p>0.9142228875</text:p>
          </table:table-cell>
          <table:table-cell table:formula="of:=RAND()" office:value-type="float" office:value="0.497187915025279">
            <text:p>0.497187915</text:p>
          </table:table-cell>
          <table:table-cell table:formula="of:=RAND()" office:value-type="float" office:value="0.642486584372819">
            <text:p>0.6424865844</text:p>
          </table:table-cell>
          <table:table-cell table:formula="of:=RAND()" office:value-type="float" office:value="0.912996545201167">
            <text:p>0.9129965452</text:p>
          </table:table-cell>
          <table:table-cell table:formula="of:=RAND()" office:value-type="float" office:value="0.844680370530114">
            <text:p>0.8446803705</text:p>
          </table:table-cell>
          <table:table-cell table:formula="of:=RAND()" office:value-type="float" office:value="0.739652598276734">
            <text:p>0.7396525983</text:p>
          </table:table-cell>
          <table:table-cell table:formula="of:=RAND()" office:value-type="float" office:value="0.906635966617614">
            <text:p>0.9066359666</text:p>
          </table:table-cell>
          <table:table-cell table:formula="of:=RAND()" office:value-type="float" office:value="0.0978109331335872">
            <text:p>0.0978109331</text:p>
          </table:table-cell>
          <table:table-cell table:formula="of:=RAND()" office:value-type="float" office:value="0.941641465993598">
            <text:p>0.941641466</text:p>
          </table:table-cell>
          <table:table-cell table:formula="of:=RAND()" office:value-type="float" office:value="0.154527264181525">
            <text:p>0.1545272642</text:p>
          </table:table-cell>
          <table:table-cell table:formula="of:=RAND()" office:value-type="float" office:value="0.878034084569663">
            <text:p>0.8780340846</text:p>
          </table:table-cell>
          <table:table-cell table:formula="of:=SUM([.B137:.M137])-6" office:value-type="float" office:value="2.15847040317021">
            <text:p>2.1584704032</text:p>
          </table:table-cell>
          <table:table-cell table:formula="of:=[.N137]-[.$G$6]" office:value-type="float" office:value="2.17149557830999">
            <text:p>2.1714955783</text:p>
          </table:table-cell>
          <table:table-cell table:formula="of:=[.O137]*[.O137]" office:value-type="float" office:value="4.71539304661982">
            <text:p>4.7153930466</text:p>
          </table:table-cell>
        </table:table-row>
        <table:table-row table:style-name="ro1">
          <table:table-cell/>
          <table:table-cell table:formula="of:=RAND()" office:value-type="float" office:value="0.992670498089865">
            <text:p>0.9926704981</text:p>
          </table:table-cell>
          <table:table-cell table:formula="of:=RAND()" office:value-type="float" office:value="0.497799098491669">
            <text:p>0.4977990985</text:p>
          </table:table-cell>
          <table:table-cell table:formula="of:=RAND()" office:value-type="float" office:value="0.276110635139048">
            <text:p>0.2761106351</text:p>
          </table:table-cell>
          <table:table-cell table:formula="of:=RAND()" office:value-type="float" office:value="0.123332150513306">
            <text:p>0.1233321505</text:p>
          </table:table-cell>
          <table:table-cell table:formula="of:=RAND()" office:value-type="float" office:value="0.192211911315098">
            <text:p>0.1922119113</text:p>
          </table:table-cell>
          <table:table-cell table:formula="of:=RAND()" office:value-type="float" office:value="0.915690639987588">
            <text:p>0.91569064</text:p>
          </table:table-cell>
          <table:table-cell table:formula="of:=RAND()" office:value-type="float" office:value="0.316254817415029">
            <text:p>0.3162548174</text:p>
          </table:table-cell>
          <table:table-cell table:formula="of:=RAND()" office:value-type="float" office:value="0.0572566951159388">
            <text:p>0.0572566951</text:p>
          </table:table-cell>
          <table:table-cell table:formula="of:=RAND()" office:value-type="float" office:value="0.530327605782077">
            <text:p>0.5303276058</text:p>
          </table:table-cell>
          <table:table-cell table:formula="of:=RAND()" office:value-type="float" office:value="0.336721873609349">
            <text:p>0.3367218736</text:p>
          </table:table-cell>
          <table:table-cell table:formula="of:=RAND()" office:value-type="float" office:value="0.759042275603861">
            <text:p>0.7590422756</text:p>
          </table:table-cell>
          <table:table-cell table:formula="of:=RAND()" office:value-type="float" office:value="0.0768382071983069">
            <text:p>0.0768382072</text:p>
          </table:table-cell>
          <table:table-cell table:formula="of:=SUM([.B138:.M138])-6" office:value-type="float" office:value="-0.925743591738865">
            <text:p>-0.9257435917</text:p>
          </table:table-cell>
          <table:table-cell table:formula="of:=[.N138]-[.$G$6]" office:value-type="float" office:value="-0.912718416599091">
            <text:p>-0.9127184166</text:p>
          </table:table-cell>
          <table:table-cell table:formula="of:=[.O138]*[.O138]" office:value-type="float" office:value="0.833054907999152">
            <text:p>0.833054908</text:p>
          </table:table-cell>
        </table:table-row>
        <table:table-row table:style-name="ro1">
          <table:table-cell/>
          <table:table-cell table:formula="of:=RAND()" office:value-type="float" office:value="0.484241791768">
            <text:p>0.4842417918</text:p>
          </table:table-cell>
          <table:table-cell table:formula="of:=RAND()" office:value-type="float" office:value="0.692899628309533">
            <text:p>0.6928996283</text:p>
          </table:table-cell>
          <table:table-cell table:formula="of:=RAND()" office:value-type="float" office:value="0.947991877794266">
            <text:p>0.9479918778</text:p>
          </table:table-cell>
          <table:table-cell table:formula="of:=RAND()" office:value-type="float" office:value="0.507778357481584">
            <text:p>0.5077783575</text:p>
          </table:table-cell>
          <table:table-cell table:formula="of:=RAND()" office:value-type="float" office:value="0.490266784792766">
            <text:p>0.4902667848</text:p>
          </table:table-cell>
          <table:table-cell table:formula="of:=RAND()" office:value-type="float" office:value="0.453103273874149">
            <text:p>0.4531032739</text:p>
          </table:table-cell>
          <table:table-cell table:formula="of:=RAND()" office:value-type="float" office:value="0.851909392047673">
            <text:p>0.851909392</text:p>
          </table:table-cell>
          <table:table-cell table:formula="of:=RAND()" office:value-type="float" office:value="0.387729228241369">
            <text:p>0.3877292282</text:p>
          </table:table-cell>
          <table:table-cell table:formula="of:=RAND()" office:value-type="float" office:value="0.066453107399866">
            <text:p>0.0664531074</text:p>
          </table:table-cell>
          <table:table-cell table:formula="of:=RAND()" office:value-type="float" office:value="0.365266123553738">
            <text:p>0.3652661236</text:p>
          </table:table-cell>
          <table:table-cell table:formula="of:=RAND()" office:value-type="float" office:value="0.0702307836618274">
            <text:p>0.0702307837</text:p>
          </table:table-cell>
          <table:table-cell table:formula="of:=RAND()" office:value-type="float" office:value="0.541939163347706">
            <text:p>0.5419391633</text:p>
          </table:table-cell>
          <table:table-cell table:formula="of:=SUM([.B139:.M139])-6" office:value-type="float" office:value="-0.140190487727523">
            <text:p>-0.1401904877</text:p>
          </table:table-cell>
          <table:table-cell table:formula="of:=[.N139]-[.$G$6]" office:value-type="float" office:value="-0.127165312587749">
            <text:p>-0.1271653126</text:p>
          </table:table-cell>
          <table:table-cell table:formula="of:=[.O139]*[.O139]" office:value-type="float" office:value="0.01617101672554">
            <text:p>0.0161710167</text:p>
          </table:table-cell>
        </table:table-row>
        <table:table-row table:style-name="ro1">
          <table:table-cell/>
          <table:table-cell table:formula="of:=RAND()" office:value-type="float" office:value="0.329352960456163">
            <text:p>0.3293529605</text:p>
          </table:table-cell>
          <table:table-cell table:formula="of:=RAND()" office:value-type="float" office:value="0.250791888218373">
            <text:p>0.2507918882</text:p>
          </table:table-cell>
          <table:table-cell table:formula="of:=RAND()" office:value-type="float" office:value="0.0922921339515597">
            <text:p>0.092292134</text:p>
          </table:table-cell>
          <table:table-cell table:formula="of:=RAND()" office:value-type="float" office:value="0.816927816951647">
            <text:p>0.816927817</text:p>
          </table:table-cell>
          <table:table-cell table:formula="of:=RAND()" office:value-type="float" office:value="0.344875917071477">
            <text:p>0.3448759171</text:p>
          </table:table-cell>
          <table:table-cell table:formula="of:=RAND()" office:value-type="float" office:value="0.274608618579805">
            <text:p>0.2746086186</text:p>
          </table:table-cell>
          <table:table-cell table:formula="of:=RAND()" office:value-type="float" office:value="0.13479335187003">
            <text:p>0.1347933519</text:p>
          </table:table-cell>
          <table:table-cell table:formula="of:=RAND()" office:value-type="float" office:value="0.677587474463508">
            <text:p>0.6775874745</text:p>
          </table:table-cell>
          <table:table-cell table:formula="of:=RAND()" office:value-type="float" office:value="0.0362987075932324">
            <text:p>0.0362987076</text:p>
          </table:table-cell>
          <table:table-cell table:formula="of:=RAND()" office:value-type="float" office:value="0.0758848458062857">
            <text:p>0.0758848458</text:p>
          </table:table-cell>
          <table:table-cell table:formula="of:=RAND()" office:value-type="float" office:value="0.690561291063204">
            <text:p>0.6905612911</text:p>
          </table:table-cell>
          <table:table-cell table:formula="of:=RAND()" office:value-type="float" office:value="0.206255150493234">
            <text:p>0.2062551505</text:p>
          </table:table-cell>
          <table:table-cell table:formula="of:=SUM([.B140:.M140])-6" office:value-type="float" office:value="-2.06976984348148">
            <text:p>-2.0697698435</text:p>
          </table:table-cell>
          <table:table-cell table:formula="of:=[.N140]-[.$G$6]" office:value-type="float" office:value="-2.05674466834171">
            <text:p>-2.0567446683</text:p>
          </table:table-cell>
          <table:table-cell table:formula="of:=[.O140]*[.O140]" office:value-type="float" office:value="4.23019863075204">
            <text:p>4.2301986308</text:p>
          </table:table-cell>
        </table:table-row>
        <table:table-row table:style-name="ro1">
          <table:table-cell/>
          <table:table-cell table:formula="of:=RAND()" office:value-type="float" office:value="0.300432242453098">
            <text:p>0.3004322425</text:p>
          </table:table-cell>
          <table:table-cell table:formula="of:=RAND()" office:value-type="float" office:value="0.506502257892862">
            <text:p>0.5065022579</text:p>
          </table:table-cell>
          <table:table-cell table:formula="of:=RAND()" office:value-type="float" office:value="0.498199470341206">
            <text:p>0.4981994703</text:p>
          </table:table-cell>
          <table:table-cell table:formula="of:=RAND()" office:value-type="float" office:value="0.540340496925637">
            <text:p>0.5403404969</text:p>
          </table:table-cell>
          <table:table-cell table:formula="of:=RAND()" office:value-type="float" office:value="0.579874327871949">
            <text:p>0.5798743279</text:p>
          </table:table-cell>
          <table:table-cell table:formula="of:=RAND()" office:value-type="float" office:value="0.673122882843018">
            <text:p>0.6731228828</text:p>
          </table:table-cell>
          <table:table-cell table:formula="of:=RAND()" office:value-type="float" office:value="0.942072588484734">
            <text:p>0.9420725885</text:p>
          </table:table-cell>
          <table:table-cell table:formula="of:=RAND()" office:value-type="float" office:value="0.170413461048156">
            <text:p>0.170413461</text:p>
          </table:table-cell>
          <table:table-cell table:formula="of:=RAND()" office:value-type="float" office:value="0.0835661308374256">
            <text:p>0.0835661308</text:p>
          </table:table-cell>
          <table:table-cell table:formula="of:=RAND()" office:value-type="float" office:value="0.777120604645461">
            <text:p>0.7771206046</text:p>
          </table:table-cell>
          <table:table-cell table:formula="of:=RAND()" office:value-type="float" office:value="0.705341859022155">
            <text:p>0.705341859</text:p>
          </table:table-cell>
          <table:table-cell table:formula="of:=RAND()" office:value-type="float" office:value="0.508780303876847">
            <text:p>0.5087803039</text:p>
          </table:table-cell>
          <table:table-cell table:formula="of:=SUM([.B141:.M141])-6" office:value-type="float" office:value="0.285766626242548">
            <text:p>0.2857666262</text:p>
          </table:table-cell>
          <table:table-cell table:formula="of:=[.N141]-[.$G$6]" office:value-type="float" office:value="0.298791801382322">
            <text:p>0.2987918014</text:p>
          </table:table-cell>
          <table:table-cell table:formula="of:=[.O141]*[.O141]" office:value-type="float" office:value="0.0892765405732929">
            <text:p>0.0892765406</text:p>
          </table:table-cell>
        </table:table-row>
        <table:table-row table:style-name="ro1">
          <table:table-cell/>
          <table:table-cell table:formula="of:=RAND()" office:value-type="float" office:value="0.864684376399964">
            <text:p>0.8646843764</text:p>
          </table:table-cell>
          <table:table-cell table:formula="of:=RAND()" office:value-type="float" office:value="0.359491159906611">
            <text:p>0.3594911599</text:p>
          </table:table-cell>
          <table:table-cell table:formula="of:=RAND()" office:value-type="float" office:value="0.943460844224319">
            <text:p>0.9434608442</text:p>
          </table:table-cell>
          <table:table-cell table:formula="of:=RAND()" office:value-type="float" office:value="0.289377382025123">
            <text:p>0.289377382</text:p>
          </table:table-cell>
          <table:table-cell table:formula="of:=RAND()" office:value-type="float" office:value="0.539565967395902">
            <text:p>0.5395659674</text:p>
          </table:table-cell>
          <table:table-cell table:formula="of:=RAND()" office:value-type="float" office:value="0.0418838211335242">
            <text:p>0.0418838211</text:p>
          </table:table-cell>
          <table:table-cell table:formula="of:=RAND()" office:value-type="float" office:value="0.490535710006952">
            <text:p>0.49053571</text:p>
          </table:table-cell>
          <table:table-cell table:formula="of:=RAND()" office:value-type="float" office:value="0.29748162208125">
            <text:p>0.2974816221</text:p>
          </table:table-cell>
          <table:table-cell table:formula="of:=RAND()" office:value-type="float" office:value="0.0724644013680518">
            <text:p>0.0724644014</text:p>
          </table:table-cell>
          <table:table-cell table:formula="of:=RAND()" office:value-type="float" office:value="0.494924935046583">
            <text:p>0.494924935</text:p>
          </table:table-cell>
          <table:table-cell table:formula="of:=RAND()" office:value-type="float" office:value="0.550520866876468">
            <text:p>0.5505208669</text:p>
          </table:table-cell>
          <table:table-cell table:formula="of:=RAND()" office:value-type="float" office:value="0.340515285264701">
            <text:p>0.3405152853</text:p>
          </table:table-cell>
          <table:table-cell table:formula="of:=SUM([.B142:.M142])-6" office:value-type="float" office:value="-0.715093628270552">
            <text:p>-0.7150936283</text:p>
          </table:table-cell>
          <table:table-cell table:formula="of:=[.N142]-[.$G$6]" office:value-type="float" office:value="-0.702068453130778">
            <text:p>-0.7020684531</text:p>
          </table:table-cell>
          <table:table-cell table:formula="of:=[.O142]*[.O142]" office:value-type="float" office:value="0.492900112881443">
            <text:p>0.4929001129</text:p>
          </table:table-cell>
        </table:table-row>
        <table:table-row table:style-name="ro1">
          <table:table-cell/>
          <table:table-cell table:formula="of:=RAND()" office:value-type="float" office:value="0.749346711905673">
            <text:p>0.7493467119</text:p>
          </table:table-cell>
          <table:table-cell table:formula="of:=RAND()" office:value-type="float" office:value="0.721030924702063">
            <text:p>0.7210309247</text:p>
          </table:table-cell>
          <table:table-cell table:formula="of:=RAND()" office:value-type="float" office:value="0.884685440687463">
            <text:p>0.8846854407</text:p>
          </table:table-cell>
          <table:table-cell table:formula="of:=RAND()" office:value-type="float" office:value="0.170456009218469">
            <text:p>0.1704560092</text:p>
          </table:table-cell>
          <table:table-cell table:formula="of:=RAND()" office:value-type="float" office:value="0.00718886288814247">
            <text:p>0.0071888629</text:p>
          </table:table-cell>
          <table:table-cell table:formula="of:=RAND()" office:value-type="float" office:value="0.88473684922792">
            <text:p>0.8847368492</text:p>
          </table:table-cell>
          <table:table-cell table:formula="of:=RAND()" office:value-type="float" office:value="0.386054374044761">
            <text:p>0.386054374</text:p>
          </table:table-cell>
          <table:table-cell table:formula="of:=RAND()" office:value-type="float" office:value="0.500901799183339">
            <text:p>0.5009017992</text:p>
          </table:table-cell>
          <table:table-cell table:formula="of:=RAND()" office:value-type="float" office:value="0.353311198530719">
            <text:p>0.3533111985</text:p>
          </table:table-cell>
          <table:table-cell table:formula="of:=RAND()" office:value-type="float" office:value="0.309010579250753">
            <text:p>0.3090105793</text:p>
          </table:table-cell>
          <table:table-cell table:formula="of:=RAND()" office:value-type="float" office:value="0.971570359775797">
            <text:p>0.9715703598</text:p>
          </table:table-cell>
          <table:table-cell table:formula="of:=RAND()" office:value-type="float" office:value="0.900249811355025">
            <text:p>0.9002498114</text:p>
          </table:table-cell>
          <table:table-cell table:formula="of:=SUM([.B143:.M143])-6" office:value-type="float" office:value="0.838542920770124">
            <text:p>0.8385429208</text:p>
          </table:table-cell>
          <table:table-cell table:formula="of:=[.N143]-[.$G$6]" office:value-type="float" office:value="0.851568095909897">
            <text:p>0.8515680959</text:p>
          </table:table-cell>
          <table:table-cell table:formula="of:=[.O143]*[.O143]" office:value-type="float" office:value="0.725168221971608">
            <text:p>0.725168222</text:p>
          </table:table-cell>
        </table:table-row>
        <table:table-row table:style-name="ro1">
          <table:table-cell/>
          <table:table-cell table:formula="of:=RAND()" office:value-type="float" office:value="0.583134179934859">
            <text:p>0.5831341799</text:p>
          </table:table-cell>
          <table:table-cell table:formula="of:=RAND()" office:value-type="float" office:value="0.696699204621837">
            <text:p>0.6966992046</text:p>
          </table:table-cell>
          <table:table-cell table:formula="of:=RAND()" office:value-type="float" office:value="0.178930518915877">
            <text:p>0.1789305189</text:p>
          </table:table-cell>
          <table:table-cell table:formula="of:=RAND()" office:value-type="float" office:value="0.473312070127577">
            <text:p>0.4733120701</text:p>
          </table:table-cell>
          <table:table-cell table:formula="of:=RAND()" office:value-type="float" office:value="0.445817642845213">
            <text:p>0.4458176428</text:p>
          </table:table-cell>
          <table:table-cell table:formula="of:=RAND()" office:value-type="float" office:value="0.248984690522775">
            <text:p>0.2489846905</text:p>
          </table:table-cell>
          <table:table-cell table:formula="of:=RAND()" office:value-type="float" office:value="0.933565425686538">
            <text:p>0.9335654257</text:p>
          </table:table-cell>
          <table:table-cell table:formula="of:=RAND()" office:value-type="float" office:value="0.710698431590572">
            <text:p>0.7106984316</text:p>
          </table:table-cell>
          <table:table-cell table:formula="of:=RAND()" office:value-type="float" office:value="0.681266820989549">
            <text:p>0.681266821</text:p>
          </table:table-cell>
          <table:table-cell table:formula="of:=RAND()" office:value-type="float" office:value="0.237164503661916">
            <text:p>0.2371645037</text:p>
          </table:table-cell>
          <table:table-cell table:formula="of:=RAND()" office:value-type="float" office:value="0.425244909478352">
            <text:p>0.4252449095</text:p>
          </table:table-cell>
          <table:table-cell table:formula="of:=RAND()" office:value-type="float" office:value="0.518251929664984">
            <text:p>0.5182519297</text:p>
          </table:table-cell>
          <table:table-cell table:formula="of:=SUM([.B144:.M144])-6" office:value-type="float" office:value="0.133070328040048">
            <text:p>0.133070328</text:p>
          </table:table-cell>
          <table:table-cell table:formula="of:=[.N144]-[.$G$6]" office:value-type="float" office:value="0.146095503179822">
            <text:p>0.1460955032</text:p>
          </table:table-cell>
          <table:table-cell table:formula="of:=[.O144]*[.O144]" office:value-type="float" office:value="0.0213438960493654">
            <text:p>0.021343896</text:p>
          </table:table-cell>
        </table:table-row>
        <table:table-row table:style-name="ro1">
          <table:table-cell/>
          <table:table-cell table:formula="of:=RAND()" office:value-type="float" office:value="0.60267464350909">
            <text:p>0.6026746435</text:p>
          </table:table-cell>
          <table:table-cell table:formula="of:=RAND()" office:value-type="float" office:value="0.0376936111133546">
            <text:p>0.0376936111</text:p>
          </table:table-cell>
          <table:table-cell table:formula="of:=RAND()" office:value-type="float" office:value="0.961252121953294">
            <text:p>0.961252122</text:p>
          </table:table-cell>
          <table:table-cell table:formula="of:=RAND()" office:value-type="float" office:value="0.30489239632152">
            <text:p>0.3048923963</text:p>
          </table:table-cell>
          <table:table-cell table:formula="of:=RAND()" office:value-type="float" office:value="0.605609739897773">
            <text:p>0.6056097399</text:p>
          </table:table-cell>
          <table:table-cell table:formula="of:=RAND()" office:value-type="float" office:value="0.62887571612373">
            <text:p>0.6288757161</text:p>
          </table:table-cell>
          <table:table-cell table:formula="of:=RAND()" office:value-type="float" office:value="0.819487865548581">
            <text:p>0.8194878655</text:p>
          </table:table-cell>
          <table:table-cell table:formula="of:=RAND()" office:value-type="float" office:value="0.31416123220697">
            <text:p>0.3141612322</text:p>
          </table:table-cell>
          <table:table-cell table:formula="of:=RAND()" office:value-type="float" office:value="0.388010133057833">
            <text:p>0.3880101331</text:p>
          </table:table-cell>
          <table:table-cell table:formula="of:=RAND()" office:value-type="float" office:value="0.360045653535053">
            <text:p>0.3600456535</text:p>
          </table:table-cell>
          <table:table-cell table:formula="of:=RAND()" office:value-type="float" office:value="0.731886972906068">
            <text:p>0.7318869729</text:p>
          </table:table-cell>
          <table:table-cell table:formula="of:=RAND()" office:value-type="float" office:value="0.632482464192435">
            <text:p>0.6324824642</text:p>
          </table:table-cell>
          <table:table-cell table:formula="of:=SUM([.B145:.M145])-6" office:value-type="float" office:value="0.387072550365701">
            <text:p>0.3870725504</text:p>
          </table:table-cell>
          <table:table-cell table:formula="of:=[.N145]-[.$G$6]" office:value-type="float" office:value="0.400097725505475">
            <text:p>0.4000977255</text:p>
          </table:table-cell>
          <table:table-cell table:formula="of:=[.O145]*[.O145]" office:value-type="float" office:value="0.160078189954654">
            <text:p>0.16007819</text:p>
          </table:table-cell>
        </table:table-row>
        <table:table-row table:style-name="ro1">
          <table:table-cell/>
          <table:table-cell table:formula="of:=RAND()" office:value-type="float" office:value="0.8870760044083">
            <text:p>0.8870760044</text:p>
          </table:table-cell>
          <table:table-cell table:formula="of:=RAND()" office:value-type="float" office:value="0.0228402891661972">
            <text:p>0.0228402892</text:p>
          </table:table-cell>
          <table:table-cell table:formula="of:=RAND()" office:value-type="float" office:value="0.308599047595635">
            <text:p>0.3085990476</text:p>
          </table:table-cell>
          <table:table-cell table:formula="of:=RAND()" office:value-type="float" office:value="0.563089483883232">
            <text:p>0.5630894839</text:p>
          </table:table-cell>
          <table:table-cell table:formula="of:=RAND()" office:value-type="float" office:value="0.405817351769656">
            <text:p>0.4058173518</text:p>
          </table:table-cell>
          <table:table-cell table:formula="of:=RAND()" office:value-type="float" office:value="0.720625619869679">
            <text:p>0.7206256199</text:p>
          </table:table-cell>
          <table:table-cell table:formula="of:=RAND()" office:value-type="float" office:value="0.623098404612392">
            <text:p>0.6230984046</text:p>
          </table:table-cell>
          <table:table-cell table:formula="of:=RAND()" office:value-type="float" office:value="0.675573689397424">
            <text:p>0.6755736894</text:p>
          </table:table-cell>
          <table:table-cell table:formula="of:=RAND()" office:value-type="float" office:value="0.224082526285201">
            <text:p>0.2240825263</text:p>
          </table:table-cell>
          <table:table-cell table:formula="of:=RAND()" office:value-type="float" office:value="0.298410639632493">
            <text:p>0.2984106396</text:p>
          </table:table-cell>
          <table:table-cell table:formula="of:=RAND()" office:value-type="float" office:value="0.129297894891351">
            <text:p>0.1292978949</text:p>
          </table:table-cell>
          <table:table-cell table:formula="of:=RAND()" office:value-type="float" office:value="0.652078434592113">
            <text:p>0.6520784346</text:p>
          </table:table-cell>
          <table:table-cell table:formula="of:=SUM([.B146:.M146])-6" office:value-type="float" office:value="-0.489410613896325">
            <text:p>-0.4894106139</text:p>
          </table:table-cell>
          <table:table-cell table:formula="of:=[.N146]-[.$G$6]" office:value-type="float" office:value="-0.476385438756552">
            <text:p>-0.4763854388</text:p>
          </table:table-cell>
          <table:table-cell table:formula="of:=[.O146]*[.O146]" office:value-type="float" office:value="0.226943086259272">
            <text:p>0.2269430863</text:p>
          </table:table-cell>
        </table:table-row>
        <table:table-row table:style-name="ro1">
          <table:table-cell/>
          <table:table-cell table:formula="of:=RAND()" office:value-type="float" office:value="0.869380700401962">
            <text:p>0.8693807004</text:p>
          </table:table-cell>
          <table:table-cell table:formula="of:=RAND()" office:value-type="float" office:value="0.000581174390390515">
            <text:p>0.0005811744</text:p>
          </table:table-cell>
          <table:table-cell table:formula="of:=RAND()" office:value-type="float" office:value="0.23427931079641">
            <text:p>0.2342793108</text:p>
          </table:table-cell>
          <table:table-cell table:formula="of:=RAND()" office:value-type="float" office:value="0.521887957118452">
            <text:p>0.5218879571</text:p>
          </table:table-cell>
          <table:table-cell table:formula="of:=RAND()" office:value-type="float" office:value="0.691241872496903">
            <text:p>0.6912418725</text:p>
          </table:table-cell>
          <table:table-cell table:formula="of:=RAND()" office:value-type="float" office:value="0.297172212274745">
            <text:p>0.2971722123</text:p>
          </table:table-cell>
          <table:table-cell table:formula="of:=RAND()" office:value-type="float" office:value="0.852743258466944">
            <text:p>0.8527432585</text:p>
          </table:table-cell>
          <table:table-cell table:formula="of:=RAND()" office:value-type="float" office:value="0.132180673535913">
            <text:p>0.1321806735</text:p>
          </table:table-cell>
          <table:table-cell table:formula="of:=RAND()" office:value-type="float" office:value="0.980884989257902">
            <text:p>0.9808849893</text:p>
          </table:table-cell>
          <table:table-cell table:formula="of:=RAND()" office:value-type="float" office:value="0.71554336999543">
            <text:p>0.71554337</text:p>
          </table:table-cell>
          <table:table-cell table:formula="of:=RAND()" office:value-type="float" office:value="0.800276424502954">
            <text:p>0.8002764245</text:p>
          </table:table-cell>
          <table:table-cell table:formula="of:=RAND()" office:value-type="float" office:value="0.535157335456461">
            <text:p>0.5351573355</text:p>
          </table:table-cell>
          <table:table-cell table:formula="of:=SUM([.B147:.M147])-6" office:value-type="float" office:value="0.631329278694466">
            <text:p>0.6313292787</text:p>
          </table:table-cell>
          <table:table-cell table:formula="of:=[.N147]-[.$G$6]" office:value-type="float" office:value="0.644354453834239">
            <text:p>0.6443544538</text:p>
          </table:table-cell>
          <table:table-cell table:formula="of:=[.O147]*[.O147]" office:value-type="float" office:value="0.415192662176021">
            <text:p>0.4151926622</text:p>
          </table:table-cell>
        </table:table-row>
        <table:table-row table:style-name="ro1">
          <table:table-cell/>
          <table:table-cell table:formula="of:=RAND()" office:value-type="float" office:value="0.744803288951516">
            <text:p>0.744803289</text:p>
          </table:table-cell>
          <table:table-cell table:formula="of:=RAND()" office:value-type="float" office:value="0.143010229803622">
            <text:p>0.1430102298</text:p>
          </table:table-cell>
          <table:table-cell table:formula="of:=RAND()" office:value-type="float" office:value="0.364352782489732">
            <text:p>0.3643527825</text:p>
          </table:table-cell>
          <table:table-cell table:formula="of:=RAND()" office:value-type="float" office:value="0.625794249819592">
            <text:p>0.6257942498</text:p>
          </table:table-cell>
          <table:table-cell table:formula="of:=RAND()" office:value-type="float" office:value="0.0617102808319032">
            <text:p>0.0617102808</text:p>
          </table:table-cell>
          <table:table-cell table:formula="of:=RAND()" office:value-type="float" office:value="0.52382793254219">
            <text:p>0.5238279325</text:p>
          </table:table-cell>
          <table:table-cell table:formula="of:=RAND()" office:value-type="float" office:value="0.29917745734565">
            <text:p>0.2991774573</text:p>
          </table:table-cell>
          <table:table-cell table:formula="of:=RAND()" office:value-type="float" office:value="0.488326465245336">
            <text:p>0.4883264652</text:p>
          </table:table-cell>
          <table:table-cell table:formula="of:=RAND()" office:value-type="float" office:value="0.888417800888419">
            <text:p>0.8884178009</text:p>
          </table:table-cell>
          <table:table-cell table:formula="of:=RAND()" office:value-type="float" office:value="0.889605146134272">
            <text:p>0.8896051461</text:p>
          </table:table-cell>
          <table:table-cell table:formula="of:=RAND()" office:value-type="float" office:value="0.856535993050784">
            <text:p>0.8565359931</text:p>
          </table:table-cell>
          <table:table-cell table:formula="of:=RAND()" office:value-type="float" office:value="0.1990394317545">
            <text:p>0.1990394318</text:p>
          </table:table-cell>
          <table:table-cell table:formula="of:=SUM([.B148:.M148])-6" office:value-type="float" office:value="0.0846010588575155">
            <text:p>0.0846010589</text:p>
          </table:table-cell>
          <table:table-cell table:formula="of:=[.N148]-[.$G$6]" office:value-type="float" office:value="0.0976262339972891">
            <text:p>0.097626234</text:p>
          </table:table-cell>
          <table:table-cell table:formula="of:=[.O148]*[.O148]" office:value-type="float" office:value="0.00953088156449345">
            <text:p>0.0095308816</text:p>
          </table:table-cell>
        </table:table-row>
        <table:table-row table:style-name="ro1">
          <table:table-cell/>
          <table:table-cell table:formula="of:=RAND()" office:value-type="float" office:value="0.448967225616798">
            <text:p>0.4489672256</text:p>
          </table:table-cell>
          <table:table-cell table:formula="of:=RAND()" office:value-type="float" office:value="0.532592673320323">
            <text:p>0.5325926733</text:p>
          </table:table-cell>
          <table:table-cell table:formula="of:=RAND()" office:value-type="float" office:value="0.542868627700955">
            <text:p>0.5428686277</text:p>
          </table:table-cell>
          <table:table-cell table:formula="of:=RAND()" office:value-type="float" office:value="0.257397348526865">
            <text:p>0.2573973485</text:p>
          </table:table-cell>
          <table:table-cell table:formula="of:=RAND()" office:value-type="float" office:value="0.0521880844607949">
            <text:p>0.0521880845</text:p>
          </table:table-cell>
          <table:table-cell table:formula="of:=RAND()" office:value-type="float" office:value="0.813300665235147">
            <text:p>0.8133006652</text:p>
          </table:table-cell>
          <table:table-cell table:formula="of:=RAND()" office:value-type="float" office:value="0.0132521926425397">
            <text:p>0.0132521926</text:p>
          </table:table-cell>
          <table:table-cell table:formula="of:=RAND()" office:value-type="float" office:value="0.580975669901818">
            <text:p>0.5809756699</text:p>
          </table:table-cell>
          <table:table-cell table:formula="of:=RAND()" office:value-type="float" office:value="0.620381827699021">
            <text:p>0.6203818277</text:p>
          </table:table-cell>
          <table:table-cell table:formula="of:=RAND()" office:value-type="float" office:value="0.777131514856592">
            <text:p>0.7771315149</text:p>
          </table:table-cell>
          <table:table-cell table:formula="of:=RAND()" office:value-type="float" office:value="0.842827811837196">
            <text:p>0.8428278118</text:p>
          </table:table-cell>
          <table:table-cell table:formula="of:=RAND()" office:value-type="float" office:value="0.721675714943558">
            <text:p>0.7216757149</text:p>
          </table:table-cell>
          <table:table-cell table:formula="of:=SUM([.B149:.M149])-6" office:value-type="float" office:value="0.203559356741607">
            <text:p>0.2035593567</text:p>
          </table:table-cell>
          <table:table-cell table:formula="of:=[.N149]-[.$G$6]" office:value-type="float" office:value="0.216584531881381">
            <text:p>0.2165845319</text:p>
          </table:table-cell>
          <table:table-cell table:formula="of:=[.O149]*[.O149]" office:value-type="float" office:value="0.0469088594502769">
            <text:p>0.0469088595</text:p>
          </table:table-cell>
        </table:table-row>
        <table:table-row table:style-name="ro1">
          <table:table-cell/>
          <table:table-cell table:formula="of:=RAND()" office:value-type="float" office:value="0.748609858797863">
            <text:p>0.7486098588</text:p>
          </table:table-cell>
          <table:table-cell table:formula="of:=RAND()" office:value-type="float" office:value="0.444894597865641">
            <text:p>0.4448945979</text:p>
          </table:table-cell>
          <table:table-cell table:formula="of:=RAND()" office:value-type="float" office:value="0.998779039597139">
            <text:p>0.9987790396</text:p>
          </table:table-cell>
          <table:table-cell table:formula="of:=RAND()" office:value-type="float" office:value="0.0814886596053839">
            <text:p>0.0814886596</text:p>
          </table:table-cell>
          <table:table-cell table:formula="of:=RAND()" office:value-type="float" office:value="0.960762994829565">
            <text:p>0.9607629948</text:p>
          </table:table-cell>
          <table:table-cell table:formula="of:=RAND()" office:value-type="float" office:value="0.289307526545599">
            <text:p>0.2893075265</text:p>
          </table:table-cell>
          <table:table-cell table:formula="of:=RAND()" office:value-type="float" office:value="0.642734177410603">
            <text:p>0.6427341774</text:p>
          </table:table-cell>
          <table:table-cell table:formula="of:=RAND()" office:value-type="float" office:value="0.220853300532326">
            <text:p>0.2208533005</text:p>
          </table:table-cell>
          <table:table-cell table:formula="of:=RAND()" office:value-type="float" office:value="0.385609066579491">
            <text:p>0.3856090666</text:p>
          </table:table-cell>
          <table:table-cell table:formula="of:=RAND()" office:value-type="float" office:value="0.569452861789614">
            <text:p>0.5694528618</text:p>
          </table:table-cell>
          <table:table-cell table:formula="of:=RAND()" office:value-type="float" office:value="0.543649201979861">
            <text:p>0.543649202</text:p>
          </table:table-cell>
          <table:table-cell table:formula="of:=RAND()" office:value-type="float" office:value="0.781751807313412">
            <text:p>0.7817518073</text:p>
          </table:table-cell>
          <table:table-cell table:formula="of:=SUM([.B150:.M150])-6" office:value-type="float" office:value="0.667893092846498">
            <text:p>0.6678930928</text:p>
          </table:table-cell>
          <table:table-cell table:formula="of:=[.N150]-[.$G$6]" office:value-type="float" office:value="0.680918267986272">
            <text:p>0.680918268</text:p>
          </table:table-cell>
          <table:table-cell table:formula="of:=[.O150]*[.O150]" office:value-type="float" office:value="0.463649687677424">
            <text:p>0.4636496877</text:p>
          </table:table-cell>
        </table:table-row>
        <table:table-row table:style-name="ro1">
          <table:table-cell/>
          <table:table-cell table:formula="of:=RAND()" office:value-type="float" office:value="0.811273859348148">
            <text:p>0.8112738593</text:p>
          </table:table-cell>
          <table:table-cell table:formula="of:=RAND()" office:value-type="float" office:value="0.786623029736802">
            <text:p>0.7866230297</text:p>
          </table:table-cell>
          <table:table-cell table:formula="of:=RAND()" office:value-type="float" office:value="0.760342441266403">
            <text:p>0.7603424413</text:p>
          </table:table-cell>
          <table:table-cell table:formula="of:=RAND()" office:value-type="float" office:value="0.380215310957283">
            <text:p>0.380215311</text:p>
          </table:table-cell>
          <table:table-cell table:formula="of:=RAND()" office:value-type="float" office:value="0.380859290016815">
            <text:p>0.38085929</text:p>
          </table:table-cell>
          <table:table-cell table:formula="of:=RAND()" office:value-type="float" office:value="0.514817030634731">
            <text:p>0.5148170306</text:p>
          </table:table-cell>
          <table:table-cell table:formula="of:=RAND()" office:value-type="float" office:value="0.277687881374732">
            <text:p>0.2776878814</text:p>
          </table:table-cell>
          <table:table-cell table:formula="of:=RAND()" office:value-type="float" office:value="0.280605932697654">
            <text:p>0.2806059327</text:p>
          </table:table-cell>
          <table:table-cell table:formula="of:=RAND()" office:value-type="float" office:value="0.0960697359405458">
            <text:p>0.0960697359</text:p>
          </table:table-cell>
          <table:table-cell table:formula="of:=RAND()" office:value-type="float" office:value="0.907147290417925">
            <text:p>0.9071472904</text:p>
          </table:table-cell>
          <table:table-cell table:formula="of:=RAND()" office:value-type="float" office:value="0.629619515966624">
            <text:p>0.629619516</text:p>
          </table:table-cell>
          <table:table-cell table:formula="of:=RAND()" office:value-type="float" office:value="0.0145566815044731">
            <text:p>0.0145566815</text:p>
          </table:table-cell>
          <table:table-cell table:formula="of:=SUM([.B151:.M151])-6" office:value-type="float" office:value="-0.160182000137866">
            <text:p>-0.1601820001</text:p>
          </table:table-cell>
          <table:table-cell table:formula="of:=[.N151]-[.$G$6]" office:value-type="float" office:value="-0.147156824998092">
            <text:p>-0.147156825</text:p>
          </table:table-cell>
          <table:table-cell table:formula="of:=[.O151]*[.O151]" office:value-type="float" office:value="0.021655131143519">
            <text:p>0.0216551311</text:p>
          </table:table-cell>
        </table:table-row>
        <table:table-row table:style-name="ro1">
          <table:table-cell/>
          <table:table-cell table:formula="of:=RAND()" office:value-type="float" office:value="0.293882915517315">
            <text:p>0.2938829155</text:p>
          </table:table-cell>
          <table:table-cell table:formula="of:=RAND()" office:value-type="float" office:value="0.48415113100782">
            <text:p>0.484151131</text:p>
          </table:table-cell>
          <table:table-cell table:formula="of:=RAND()" office:value-type="float" office:value="0.22496698377654">
            <text:p>0.2249669838</text:p>
          </table:table-cell>
          <table:table-cell table:formula="of:=RAND()" office:value-type="float" office:value="0.930873550008982">
            <text:p>0.93087355</text:p>
          </table:table-cell>
          <table:table-cell table:formula="of:=RAND()" office:value-type="float" office:value="0.934370824368671">
            <text:p>0.9343708244</text:p>
          </table:table-cell>
          <table:table-cell table:formula="of:=RAND()" office:value-type="float" office:value="0.217483815271407">
            <text:p>0.2174838153</text:p>
          </table:table-cell>
          <table:table-cell table:formula="of:=RAND()" office:value-type="float" office:value="0.211026932112873">
            <text:p>0.2110269321</text:p>
          </table:table-cell>
          <table:table-cell table:formula="of:=RAND()" office:value-type="float" office:value="0.801850226242095">
            <text:p>0.8018502262</text:p>
          </table:table-cell>
          <table:table-cell table:formula="of:=RAND()" office:value-type="float" office:value="0.38404082856141">
            <text:p>0.3840408286</text:p>
          </table:table-cell>
          <table:table-cell table:formula="of:=RAND()" office:value-type="float" office:value="0.012813137145713">
            <text:p>0.0128131371</text:p>
          </table:table-cell>
          <table:table-cell table:formula="of:=RAND()" office:value-type="float" office:value="0.0387399322353303">
            <text:p>0.0387399322</text:p>
          </table:table-cell>
          <table:table-cell table:formula="of:=RAND()" office:value-type="float" office:value="0.0648970957845449">
            <text:p>0.0648970958</text:p>
          </table:table-cell>
          <table:table-cell table:formula="of:=SUM([.B152:.M152])-6" office:value-type="float" office:value="-1.4009026279673">
            <text:p>-1.400902628</text:p>
          </table:table-cell>
          <table:table-cell table:formula="of:=[.N152]-[.$G$6]" office:value-type="float" office:value="-1.38787745282752">
            <text:p>-1.3878774528</text:p>
          </table:table-cell>
          <table:table-cell table:formula="of:=[.O152]*[.O152]" office:value-type="float" office:value="1.92620382406702">
            <text:p>1.9262038241</text:p>
          </table:table-cell>
        </table:table-row>
        <table:table-row table:style-name="ro1">
          <table:table-cell/>
          <table:table-cell table:formula="of:=RAND()" office:value-type="float" office:value="0.994565836386755">
            <text:p>0.9945658364</text:p>
          </table:table-cell>
          <table:table-cell table:formula="of:=RAND()" office:value-type="float" office:value="0.976084616966546">
            <text:p>0.976084617</text:p>
          </table:table-cell>
          <table:table-cell table:formula="of:=RAND()" office:value-type="float" office:value="0.813411910785362">
            <text:p>0.8134119108</text:p>
          </table:table-cell>
          <table:table-cell table:formula="of:=RAND()" office:value-type="float" office:value="0.0527758025564253">
            <text:p>0.0527758026</text:p>
          </table:table-cell>
          <table:table-cell table:formula="of:=RAND()" office:value-type="float" office:value="0.361481560626999">
            <text:p>0.3614815606</text:p>
          </table:table-cell>
          <table:table-cell table:formula="of:=RAND()" office:value-type="float" office:value="0.939366423757747">
            <text:p>0.9393664238</text:p>
          </table:table-cell>
          <table:table-cell table:formula="of:=RAND()" office:value-type="float" office:value="0.5273936255835">
            <text:p>0.5273936256</text:p>
          </table:table-cell>
          <table:table-cell table:formula="of:=RAND()" office:value-type="float" office:value="0.253288562875241">
            <text:p>0.2532885629</text:p>
          </table:table-cell>
          <table:table-cell table:formula="of:=RAND()" office:value-type="float" office:value="0.321889273589477">
            <text:p>0.3218892736</text:p>
          </table:table-cell>
          <table:table-cell table:formula="of:=RAND()" office:value-type="float" office:value="0.699916485929862">
            <text:p>0.6999164859</text:p>
          </table:table-cell>
          <table:table-cell table:formula="of:=RAND()" office:value-type="float" office:value="0.981751858955249">
            <text:p>0.981751859</text:p>
          </table:table-cell>
          <table:table-cell table:formula="of:=RAND()" office:value-type="float" office:value="0.70028672600165">
            <text:p>0.700286726</text:p>
          </table:table-cell>
          <table:table-cell table:formula="of:=SUM([.B153:.M153])-6" office:value-type="float" office:value="1.62221268401481">
            <text:p>1.622212684</text:p>
          </table:table-cell>
          <table:table-cell table:formula="of:=[.N153]-[.$G$6]" office:value-type="float" office:value="1.63523785915459">
            <text:p>1.6352378592</text:p>
          </table:table-cell>
          <table:table-cell table:formula="of:=[.O153]*[.O153]" office:value-type="float" office:value="2.67400285601247">
            <text:p>2.674002856</text:p>
          </table:table-cell>
        </table:table-row>
        <table:table-row table:style-name="ro1">
          <table:table-cell/>
          <table:table-cell table:formula="of:=RAND()" office:value-type="float" office:value="0.0215688645839691">
            <text:p>0.0215688646</text:p>
          </table:table-cell>
          <table:table-cell table:formula="of:=RAND()" office:value-type="float" office:value="0.369659296004102">
            <text:p>0.369659296</text:p>
          </table:table-cell>
          <table:table-cell table:formula="of:=RAND()" office:value-type="float" office:value="0.011536113684997">
            <text:p>0.0115361137</text:p>
          </table:table-cell>
          <table:table-cell table:formula="of:=RAND()" office:value-type="float" office:value="0.612923663109541">
            <text:p>0.6129236631</text:p>
          </table:table-cell>
          <table:table-cell table:formula="of:=RAND()" office:value-type="float" office:value="0.11857330519706">
            <text:p>0.1185733052</text:p>
          </table:table-cell>
          <table:table-cell table:formula="of:=RAND()" office:value-type="float" office:value="0.528946126578376">
            <text:p>0.5289461266</text:p>
          </table:table-cell>
          <table:table-cell table:formula="of:=RAND()" office:value-type="float" office:value="0.65381283336319">
            <text:p>0.6538128334</text:p>
          </table:table-cell>
          <table:table-cell table:formula="of:=RAND()" office:value-type="float" office:value="0.461464208317921">
            <text:p>0.4614642083</text:p>
          </table:table-cell>
          <table:table-cell table:formula="of:=RAND()" office:value-type="float" office:value="0.18124690069817">
            <text:p>0.1812469007</text:p>
          </table:table-cell>
          <table:table-cell table:formula="of:=RAND()" office:value-type="float" office:value="0.00467112031765282">
            <text:p>0.0046711203</text:p>
          </table:table-cell>
          <table:table-cell table:formula="of:=RAND()" office:value-type="float" office:value="0.513266085647047">
            <text:p>0.5132660856</text:p>
          </table:table-cell>
          <table:table-cell table:formula="of:=RAND()" office:value-type="float" office:value="0.220607326366007">
            <text:p>0.2206073264</text:p>
          </table:table-cell>
          <table:table-cell table:formula="of:=SUM([.B154:.M154])-6" office:value-type="float" office:value="-2.30172415613197">
            <text:p>-2.3017241561</text:p>
          </table:table-cell>
          <table:table-cell table:formula="of:=[.N154]-[.$G$6]" office:value-type="float" office:value="-2.28869898099219">
            <text:p>-2.288698981</text:p>
          </table:table-cell>
          <table:table-cell table:formula="of:=[.O154]*[.O154]" office:value-type="float" office:value="5.23814302559471">
            <text:p>5.2381430256</text:p>
          </table:table-cell>
        </table:table-row>
        <table:table-row table:style-name="ro1">
          <table:table-cell/>
          <table:table-cell table:formula="of:=RAND()" office:value-type="float" office:value="0.510316715575755">
            <text:p>0.5103167156</text:p>
          </table:table-cell>
          <table:table-cell table:formula="of:=RAND()" office:value-type="float" office:value="0.040583623573184">
            <text:p>0.0405836236</text:p>
          </table:table-cell>
          <table:table-cell table:formula="of:=RAND()" office:value-type="float" office:value="0.232665587216616">
            <text:p>0.2326655872</text:p>
          </table:table-cell>
          <table:table-cell table:formula="of:=RAND()" office:value-type="float" office:value="0.402136872988194">
            <text:p>0.402136873</text:p>
          </table:table-cell>
          <table:table-cell table:formula="of:=RAND()" office:value-type="float" office:value="0.208088150015101">
            <text:p>0.20808815</text:p>
          </table:table-cell>
          <table:table-cell table:formula="of:=RAND()" office:value-type="float" office:value="0.480100067332387">
            <text:p>0.4801000673</text:p>
          </table:table-cell>
          <table:table-cell table:formula="of:=RAND()" office:value-type="float" office:value="0.872408203082159">
            <text:p>0.8724082031</text:p>
          </table:table-cell>
          <table:table-cell table:formula="of:=RAND()" office:value-type="float" office:value="0.760659255320206">
            <text:p>0.7606592553</text:p>
          </table:table-cell>
          <table:table-cell table:formula="of:=RAND()" office:value-type="float" office:value="0.854707764461637">
            <text:p>0.8547077645</text:p>
          </table:table-cell>
          <table:table-cell table:formula="of:=RAND()" office:value-type="float" office:value="0.422008564462885">
            <text:p>0.4220085645</text:p>
          </table:table-cell>
          <table:table-cell table:formula="of:=RAND()" office:value-type="float" office:value="0.899414508370683">
            <text:p>0.8994145084</text:p>
          </table:table-cell>
          <table:table-cell table:formula="of:=RAND()" office:value-type="float" office:value="0.734245111234486">
            <text:p>0.7342451112</text:p>
          </table:table-cell>
          <table:table-cell table:formula="of:=SUM([.B155:.M155])-6" office:value-type="float" office:value="0.417334423633292">
            <text:p>0.4173344236</text:p>
          </table:table-cell>
          <table:table-cell table:formula="of:=[.N155]-[.$G$6]" office:value-type="float" office:value="0.430359598773066">
            <text:p>0.4303595988</text:p>
          </table:table-cell>
          <table:table-cell table:formula="of:=[.O155]*[.O155]" office:value-type="float" office:value="0.185209384256114">
            <text:p>0.1852093843</text:p>
          </table:table-cell>
        </table:table-row>
        <table:table-row table:style-name="ro1">
          <table:table-cell/>
          <table:table-cell table:formula="of:=RAND()" office:value-type="float" office:value="0.3815461427439">
            <text:p>0.3815461427</text:p>
          </table:table-cell>
          <table:table-cell table:formula="of:=RAND()" office:value-type="float" office:value="0.735332576092333">
            <text:p>0.7353325761</text:p>
          </table:table-cell>
          <table:table-cell table:formula="of:=RAND()" office:value-type="float" office:value="0.285045343218371">
            <text:p>0.2850453432</text:p>
          </table:table-cell>
          <table:table-cell table:formula="of:=RAND()" office:value-type="float" office:value="0.351859251502901">
            <text:p>0.3518592515</text:p>
          </table:table-cell>
          <table:table-cell table:formula="of:=RAND()" office:value-type="float" office:value="0.97533315862529">
            <text:p>0.9753331586</text:p>
          </table:table-cell>
          <table:table-cell table:formula="of:=RAND()" office:value-type="float" office:value="0.439144856994972">
            <text:p>0.439144857</text:p>
          </table:table-cell>
          <table:table-cell table:formula="of:=RAND()" office:value-type="float" office:value="0.351563642499968">
            <text:p>0.3515636425</text:p>
          </table:table-cell>
          <table:table-cell table:formula="of:=RAND()" office:value-type="float" office:value="0.445739257149398">
            <text:p>0.4457392571</text:p>
          </table:table-cell>
          <table:table-cell table:formula="of:=RAND()" office:value-type="float" office:value="0.411910566268489">
            <text:p>0.4119105663</text:p>
          </table:table-cell>
          <table:table-cell table:formula="of:=RAND()" office:value-type="float" office:value="0.740344896679744">
            <text:p>0.7403448967</text:p>
          </table:table-cell>
          <table:table-cell table:formula="of:=RAND()" office:value-type="float" office:value="0.531263947021216">
            <text:p>0.531263947</text:p>
          </table:table-cell>
          <table:table-cell table:formula="of:=RAND()" office:value-type="float" office:value="0.120238930452615">
            <text:p>0.1202389305</text:p>
          </table:table-cell>
          <table:table-cell table:formula="of:=SUM([.B156:.M156])-6" office:value-type="float" office:value="-0.230677430750802">
            <text:p>-0.2306774308</text:p>
          </table:table-cell>
          <table:table-cell table:formula="of:=[.N156]-[.$G$6]" office:value-type="float" office:value="-0.217652255611029">
            <text:p>-0.2176522556</text:p>
          </table:table-cell>
          <table:table-cell table:formula="of:=[.O156]*[.O156]" office:value-type="float" office:value="0.0473725043725685">
            <text:p>0.0473725044</text:p>
          </table:table-cell>
        </table:table-row>
        <table:table-row table:style-name="ro1">
          <table:table-cell/>
          <table:table-cell table:formula="of:=RAND()" office:value-type="float" office:value="0.850725698983297">
            <text:p>0.850725699</text:p>
          </table:table-cell>
          <table:table-cell table:formula="of:=RAND()" office:value-type="float" office:value="0.405316605698317">
            <text:p>0.4053166057</text:p>
          </table:table-cell>
          <table:table-cell table:formula="of:=RAND()" office:value-type="float" office:value="0.131287132855505">
            <text:p>0.1312871329</text:p>
          </table:table-cell>
          <table:table-cell table:formula="of:=RAND()" office:value-type="float" office:value="0.441333035938442">
            <text:p>0.4413330359</text:p>
          </table:table-cell>
          <table:table-cell table:formula="of:=RAND()" office:value-type="float" office:value="0.261279566446319">
            <text:p>0.2612795664</text:p>
          </table:table-cell>
          <table:table-cell table:formula="of:=RAND()" office:value-type="float" office:value="0.169099076883867">
            <text:p>0.1690990769</text:p>
          </table:table-cell>
          <table:table-cell table:formula="of:=RAND()" office:value-type="float" office:value="0.826335821067914">
            <text:p>0.8263358211</text:p>
          </table:table-cell>
          <table:table-cell table:formula="of:=RAND()" office:value-type="float" office:value="0.427910420810804">
            <text:p>0.4279104208</text:p>
          </table:table-cell>
          <table:table-cell table:formula="of:=RAND()" office:value-type="float" office:value="0.805182933108881">
            <text:p>0.8051829331</text:p>
          </table:table-cell>
          <table:table-cell table:formula="of:=RAND()" office:value-type="float" office:value="0.656177003169432">
            <text:p>0.6561770032</text:p>
          </table:table-cell>
          <table:table-cell table:formula="of:=RAND()" office:value-type="float" office:value="0.823520005913451">
            <text:p>0.8235200059</text:p>
          </table:table-cell>
          <table:table-cell table:formula="of:=RAND()" office:value-type="float" office:value="0.437550792936236">
            <text:p>0.4375507929</text:p>
          </table:table-cell>
          <table:table-cell table:formula="of:=SUM([.B157:.M157])-6" office:value-type="float" office:value="0.235718093812466">
            <text:p>0.2357180938</text:p>
          </table:table-cell>
          <table:table-cell table:formula="of:=[.N157]-[.$G$6]" office:value-type="float" office:value="0.248743268952239">
            <text:p>0.248743269</text:p>
          </table:table-cell>
          <table:table-cell table:formula="of:=[.O157]*[.O157]" office:value-type="float" office:value="0.0618732138490461">
            <text:p>0.0618732138</text:p>
          </table:table-cell>
        </table:table-row>
        <table:table-row table:style-name="ro1">
          <table:table-cell/>
          <table:table-cell table:formula="of:=RAND()" office:value-type="float" office:value="0.342458208790049">
            <text:p>0.3424582088</text:p>
          </table:table-cell>
          <table:table-cell table:formula="of:=RAND()" office:value-type="float" office:value="0.565381877822802">
            <text:p>0.5653818778</text:p>
          </table:table-cell>
          <table:table-cell table:formula="of:=RAND()" office:value-type="float" office:value="0.966395451687276">
            <text:p>0.9663954517</text:p>
          </table:table-cell>
          <table:table-cell table:formula="of:=RAND()" office:value-type="float" office:value="0.503378478111699">
            <text:p>0.5033784781</text:p>
          </table:table-cell>
          <table:table-cell table:formula="of:=RAND()" office:value-type="float" office:value="0.506747447419912">
            <text:p>0.5067474474</text:p>
          </table:table-cell>
          <table:table-cell table:formula="of:=RAND()" office:value-type="float" office:value="0.222918417071924">
            <text:p>0.2229184171</text:p>
          </table:table-cell>
          <table:table-cell table:formula="of:=RAND()" office:value-type="float" office:value="0.652502634329721">
            <text:p>0.6525026343</text:p>
          </table:table-cell>
          <table:table-cell table:formula="of:=RAND()" office:value-type="float" office:value="0.11098659876734">
            <text:p>0.1109865988</text:p>
          </table:table-cell>
          <table:table-cell table:formula="of:=RAND()" office:value-type="float" office:value="0.618298326153308">
            <text:p>0.6182983262</text:p>
          </table:table-cell>
          <table:table-cell table:formula="of:=RAND()" office:value-type="float" office:value="0.0629188376478851">
            <text:p>0.0629188376</text:p>
          </table:table-cell>
          <table:table-cell table:formula="of:=RAND()" office:value-type="float" office:value="0.426964331883937">
            <text:p>0.4269643319</text:p>
          </table:table-cell>
          <table:table-cell table:formula="of:=RAND()" office:value-type="float" office:value="0.941680675139651">
            <text:p>0.9416806751</text:p>
          </table:table-cell>
          <table:table-cell table:formula="of:=SUM([.B158:.M158])-6" office:value-type="float" office:value="-0.0793687151744962">
            <text:p>-0.0793687152</text:p>
          </table:table-cell>
          <table:table-cell table:formula="of:=[.N158]-[.$G$6]" office:value-type="float" office:value="-0.0663435400347225">
            <text:p>-0.06634354</text:p>
          </table:table-cell>
          <table:table-cell table:formula="of:=[.O158]*[.O158]" office:value-type="float" office:value="0.00440146530433883">
            <text:p>0.0044014653</text:p>
          </table:table-cell>
        </table:table-row>
        <table:table-row table:style-name="ro1">
          <table:table-cell/>
          <table:table-cell table:formula="of:=RAND()" office:value-type="float" office:value="0.73443466424942">
            <text:p>0.7344346642</text:p>
          </table:table-cell>
          <table:table-cell table:formula="of:=RAND()" office:value-type="float" office:value="0.230397735023871">
            <text:p>0.230397735</text:p>
          </table:table-cell>
          <table:table-cell table:formula="of:=RAND()" office:value-type="float" office:value="0.146287039155141">
            <text:p>0.1462870392</text:p>
          </table:table-cell>
          <table:table-cell table:formula="of:=RAND()" office:value-type="float" office:value="0.839127967134118">
            <text:p>0.8391279671</text:p>
          </table:table-cell>
          <table:table-cell table:formula="of:=RAND()" office:value-type="float" office:value="0.45597433228977">
            <text:p>0.4559743323</text:p>
          </table:table-cell>
          <table:table-cell table:formula="of:=RAND()" office:value-type="float" office:value="0.449282461078838">
            <text:p>0.4492824611</text:p>
          </table:table-cell>
          <table:table-cell table:formula="of:=RAND()" office:value-type="float" office:value="0.69080991204828">
            <text:p>0.690809912</text:p>
          </table:table-cell>
          <table:table-cell table:formula="of:=RAND()" office:value-type="float" office:value="0.161645658314228">
            <text:p>0.1616456583</text:p>
          </table:table-cell>
          <table:table-cell table:formula="of:=RAND()" office:value-type="float" office:value="0.0222973828203976">
            <text:p>0.0222973828</text:p>
          </table:table-cell>
          <table:table-cell table:formula="of:=RAND()" office:value-type="float" office:value="0.49877989361994">
            <text:p>0.4987798936</text:p>
          </table:table-cell>
          <table:table-cell table:formula="of:=RAND()" office:value-type="float" office:value="0.40731676062569">
            <text:p>0.4073167606</text:p>
          </table:table-cell>
          <table:table-cell table:formula="of:=RAND()" office:value-type="float" office:value="0.608235855353996">
            <text:p>0.6082358554</text:p>
          </table:table-cell>
          <table:table-cell table:formula="of:=SUM([.B159:.M159])-6" office:value-type="float" office:value="-0.75541033828631">
            <text:p>-0.7554103383</text:p>
          </table:table-cell>
          <table:table-cell table:formula="of:=[.N159]-[.$G$6]" office:value-type="float" office:value="-0.742385163146537">
            <text:p>-0.7423851631</text:p>
          </table:table-cell>
          <table:table-cell table:formula="of:=[.O159]*[.O159]" office:value-type="float" office:value="0.55113573046011">
            <text:p>0.5511357305</text:p>
          </table:table-cell>
        </table:table-row>
        <table:table-row table:style-name="ro1">
          <table:table-cell/>
          <table:table-cell table:formula="of:=RAND()" office:value-type="float" office:value="0.410537683870643">
            <text:p>0.4105376839</text:p>
          </table:table-cell>
          <table:table-cell table:formula="of:=RAND()" office:value-type="float" office:value="0.978529830463231">
            <text:p>0.9785298305</text:p>
          </table:table-cell>
          <table:table-cell table:formula="of:=RAND()" office:value-type="float" office:value="0.59723678487353">
            <text:p>0.5972367849</text:p>
          </table:table-cell>
          <table:table-cell table:formula="of:=RAND()" office:value-type="float" office:value="0.591187490848824">
            <text:p>0.5911874908</text:p>
          </table:table-cell>
          <table:table-cell table:formula="of:=RAND()" office:value-type="float" office:value="0.0757029799278826">
            <text:p>0.0757029799</text:p>
          </table:table-cell>
          <table:table-cell table:formula="of:=RAND()" office:value-type="float" office:value="0.462864594068378">
            <text:p>0.4628645941</text:p>
          </table:table-cell>
          <table:table-cell table:formula="of:=RAND()" office:value-type="float" office:value="0.0544677551370114">
            <text:p>0.0544677551</text:p>
          </table:table-cell>
          <table:table-cell table:formula="of:=RAND()" office:value-type="float" office:value="0.530355293070897">
            <text:p>0.5303552931</text:p>
          </table:table-cell>
          <table:table-cell table:formula="of:=RAND()" office:value-type="float" office:value="0.633633672492579">
            <text:p>0.6336336725</text:p>
          </table:table-cell>
          <table:table-cell table:formula="of:=RAND()" office:value-type="float" office:value="0.994187291478738">
            <text:p>0.9941872915</text:p>
          </table:table-cell>
          <table:table-cell table:formula="of:=RAND()" office:value-type="float" office:value="0.529526841593906">
            <text:p>0.5295268416</text:p>
          </table:table-cell>
          <table:table-cell table:formula="of:=RAND()" office:value-type="float" office:value="0.199908001348376">
            <text:p>0.1999080013</text:p>
          </table:table-cell>
          <table:table-cell table:formula="of:=SUM([.B160:.M160])-6" office:value-type="float" office:value="0.0581382191739976">
            <text:p>0.0581382192</text:p>
          </table:table-cell>
          <table:table-cell table:formula="of:=[.N160]-[.$G$6]" office:value-type="float" office:value="0.0711633943137713">
            <text:p>0.0711633943</text:p>
          </table:table-cell>
          <table:table-cell table:formula="of:=[.O160]*[.O160]" office:value-type="float" office:value="0.0050642286902573">
            <text:p>0.0050642287</text:p>
          </table:table-cell>
        </table:table-row>
        <table:table-row table:style-name="ro1">
          <table:table-cell/>
          <table:table-cell table:formula="of:=RAND()" office:value-type="float" office:value="0.855635451851413">
            <text:p>0.8556354519</text:p>
          </table:table-cell>
          <table:table-cell table:formula="of:=RAND()" office:value-type="float" office:value="0.653671779669821">
            <text:p>0.6536717797</text:p>
          </table:table-cell>
          <table:table-cell table:formula="of:=RAND()" office:value-type="float" office:value="0.884126577526331">
            <text:p>0.8841265775</text:p>
          </table:table-cell>
          <table:table-cell table:formula="of:=RAND()" office:value-type="float" office:value="0.472376260673627">
            <text:p>0.4723762607</text:p>
          </table:table-cell>
          <table:table-cell table:formula="of:=RAND()" office:value-type="float" office:value="0.421734287636355">
            <text:p>0.4217342876</text:p>
          </table:table-cell>
          <table:table-cell table:formula="of:=RAND()" office:value-type="float" office:value="0.333001111401245">
            <text:p>0.3330011114</text:p>
          </table:table-cell>
          <table:table-cell table:formula="of:=RAND()" office:value-type="float" office:value="0.613934608176351">
            <text:p>0.6139346082</text:p>
          </table:table-cell>
          <table:table-cell table:formula="of:=RAND()" office:value-type="float" office:value="0.0700015518814325">
            <text:p>0.0700015519</text:p>
          </table:table-cell>
          <table:table-cell table:formula="of:=RAND()" office:value-type="float" office:value="0.449461379321292">
            <text:p>0.4494613793</text:p>
          </table:table-cell>
          <table:table-cell table:formula="of:=RAND()" office:value-type="float" office:value="0.616900835651904">
            <text:p>0.6169008357</text:p>
          </table:table-cell>
          <table:table-cell table:formula="of:=RAND()" office:value-type="float" office:value="0.664108106167987">
            <text:p>0.6641081062</text:p>
          </table:table-cell>
          <table:table-cell table:formula="of:=RAND()" office:value-type="float" office:value="0.0365950886625797">
            <text:p>0.0365950887</text:p>
          </table:table-cell>
          <table:table-cell table:formula="of:=SUM([.B161:.M161])-6" office:value-type="float" office:value="0.0715470386203378">
            <text:p>0.0715470386</text:p>
          </table:table-cell>
          <table:table-cell table:formula="of:=[.N161]-[.$G$6]" office:value-type="float" office:value="0.0845722137601115">
            <text:p>0.0845722138</text:p>
          </table:table-cell>
          <table:table-cell table:formula="of:=[.O161]*[.O161]" office:value-type="float" office:value="0.00715245934028599">
            <text:p>0.0071524593</text:p>
          </table:table-cell>
        </table:table-row>
        <table:table-row table:style-name="ro1">
          <table:table-cell/>
          <table:table-cell table:formula="of:=RAND()" office:value-type="float" office:value="0.286964038386941">
            <text:p>0.2869640384</text:p>
          </table:table-cell>
          <table:table-cell table:formula="of:=RAND()" office:value-type="float" office:value="0.887327452423051">
            <text:p>0.8873274524</text:p>
          </table:table-cell>
          <table:table-cell table:formula="of:=RAND()" office:value-type="float" office:value="0.943481503752992">
            <text:p>0.9434815038</text:p>
          </table:table-cell>
          <table:table-cell table:formula="of:=RAND()" office:value-type="float" office:value="0.979285013396293">
            <text:p>0.9792850134</text:p>
          </table:table-cell>
          <table:table-cell table:formula="of:=RAND()" office:value-type="float" office:value="0.717969245975837">
            <text:p>0.717969246</text:p>
          </table:table-cell>
          <table:table-cell table:formula="of:=RAND()" office:value-type="float" office:value="0.686565403593704">
            <text:p>0.6865654036</text:p>
          </table:table-cell>
          <table:table-cell table:formula="of:=RAND()" office:value-type="float" office:value="0.21407850459218">
            <text:p>0.2140785046</text:p>
          </table:table-cell>
          <table:table-cell table:formula="of:=RAND()" office:value-type="float" office:value="0.0563692301511765">
            <text:p>0.0563692302</text:p>
          </table:table-cell>
          <table:table-cell table:formula="of:=RAND()" office:value-type="float" office:value="0.340334126958624">
            <text:p>0.340334127</text:p>
          </table:table-cell>
          <table:table-cell table:formula="of:=RAND()" office:value-type="float" office:value="0.697580392938107">
            <text:p>0.6975803929</text:p>
          </table:table-cell>
          <table:table-cell table:formula="of:=RAND()" office:value-type="float" office:value="0.436857878230512">
            <text:p>0.4368578782</text:p>
          </table:table-cell>
          <table:table-cell table:formula="of:=RAND()" office:value-type="float" office:value="0.184175844769925">
            <text:p>0.1841758448</text:p>
          </table:table-cell>
          <table:table-cell table:formula="of:=SUM([.B162:.M162])-6" office:value-type="float" office:value="0.430988635169342">
            <text:p>0.4309886352</text:p>
          </table:table-cell>
          <table:table-cell table:formula="of:=[.N162]-[.$G$6]" office:value-type="float" office:value="0.444013810309116">
            <text:p>0.4440138103</text:p>
          </table:table-cell>
          <table:table-cell table:formula="of:=[.O162]*[.O162]" office:value-type="float" office:value="0.197148263745219">
            <text:p>0.1971482637</text:p>
          </table:table-cell>
        </table:table-row>
        <table:table-row table:style-name="ro1">
          <table:table-cell/>
          <table:table-cell table:formula="of:=RAND()" office:value-type="float" office:value="0.0680625385139138">
            <text:p>0.0680625385</text:p>
          </table:table-cell>
          <table:table-cell table:formula="of:=RAND()" office:value-type="float" office:value="0.365846702130511">
            <text:p>0.3658467021</text:p>
          </table:table-cell>
          <table:table-cell table:formula="of:=RAND()" office:value-type="float" office:value="0.330295602558181">
            <text:p>0.3302956026</text:p>
          </table:table-cell>
          <table:table-cell table:formula="of:=RAND()" office:value-type="float" office:value="0.220518546178937">
            <text:p>0.2205185462</text:p>
          </table:table-cell>
          <table:table-cell table:formula="of:=RAND()" office:value-type="float" office:value="0.0591723297256976">
            <text:p>0.0591723297</text:p>
          </table:table-cell>
          <table:table-cell table:formula="of:=RAND()" office:value-type="float" office:value="0.0247606581542641">
            <text:p>0.0247606582</text:p>
          </table:table-cell>
          <table:table-cell table:formula="of:=RAND()" office:value-type="float" office:value="0.124643167713657">
            <text:p>0.1246431677</text:p>
          </table:table-cell>
          <table:table-cell table:formula="of:=RAND()" office:value-type="float" office:value="0.188911309931427">
            <text:p>0.1889113099</text:p>
          </table:table-cell>
          <table:table-cell table:formula="of:=RAND()" office:value-type="float" office:value="0.323119055479765">
            <text:p>0.3231190555</text:p>
          </table:table-cell>
          <table:table-cell table:formula="of:=RAND()" office:value-type="float" office:value="0.492170854005963">
            <text:p>0.492170854</text:p>
          </table:table-cell>
          <table:table-cell table:formula="of:=RAND()" office:value-type="float" office:value="0.77230925229378">
            <text:p>0.7723092523</text:p>
          </table:table-cell>
          <table:table-cell table:formula="of:=RAND()" office:value-type="float" office:value="0.881145204184577">
            <text:p>0.8811452042</text:p>
          </table:table-cell>
          <table:table-cell table:formula="of:=SUM([.B163:.M163])-6" office:value-type="float" office:value="-2.14904477912933">
            <text:p>-2.1490447791</text:p>
          </table:table-cell>
          <table:table-cell table:formula="of:=[.N163]-[.$G$6]" office:value-type="float" office:value="-2.13601960398955">
            <text:p>-2.136019604</text:p>
          </table:table-cell>
          <table:table-cell table:formula="of:=[.O163]*[.O163]" office:value-type="float" office:value="4.56257974862769">
            <text:p>4.5625797486</text:p>
          </table:table-cell>
        </table:table-row>
        <table:table-row table:style-name="ro1">
          <table:table-cell/>
          <table:table-cell table:formula="of:=RAND()" office:value-type="float" office:value="0.847144363913685">
            <text:p>0.8471443639</text:p>
          </table:table-cell>
          <table:table-cell table:formula="of:=RAND()" office:value-type="float" office:value="0.0339964423328638">
            <text:p>0.0339964423</text:p>
          </table:table-cell>
          <table:table-cell table:formula="of:=RAND()" office:value-type="float" office:value="0.474535475019366">
            <text:p>0.474535475</text:p>
          </table:table-cell>
          <table:table-cell table:formula="of:=RAND()" office:value-type="float" office:value="0.951940957223997">
            <text:p>0.9519409572</text:p>
          </table:table-cell>
          <table:table-cell table:formula="of:=RAND()" office:value-type="float" office:value="0.417316365288571">
            <text:p>0.4173163653</text:p>
          </table:table-cell>
          <table:table-cell table:formula="of:=RAND()" office:value-type="float" office:value="0.329848045250401">
            <text:p>0.3298480453</text:p>
          </table:table-cell>
          <table:table-cell table:formula="of:=RAND()" office:value-type="float" office:value="0.10536282020621">
            <text:p>0.1053628202</text:p>
          </table:table-cell>
          <table:table-cell table:formula="of:=RAND()" office:value-type="float" office:value="0.212908789282665">
            <text:p>0.2129087893</text:p>
          </table:table-cell>
          <table:table-cell table:formula="of:=RAND()" office:value-type="float" office:value="0.10506700980477">
            <text:p>0.1050670098</text:p>
          </table:table-cell>
          <table:table-cell table:formula="of:=RAND()" office:value-type="float" office:value="0.118473919341341">
            <text:p>0.1184739193</text:p>
          </table:table-cell>
          <table:table-cell table:formula="of:=RAND()" office:value-type="float" office:value="0.997077951906249">
            <text:p>0.9970779519</text:p>
          </table:table-cell>
          <table:table-cell table:formula="of:=RAND()" office:value-type="float" office:value="0.0166375793050975">
            <text:p>0.0166375793</text:p>
          </table:table-cell>
          <table:table-cell table:formula="of:=SUM([.B164:.M164])-6" office:value-type="float" office:value="-1.38969028112479">
            <text:p>-1.3896902811</text:p>
          </table:table-cell>
          <table:table-cell table:formula="of:=[.N164]-[.$G$6]" office:value-type="float" office:value="-1.37666510598501">
            <text:p>-1.376665106</text:p>
          </table:table-cell>
          <table:table-cell table:formula="of:=[.O164]*[.O164]" office:value-type="float" office:value="1.89520681403672">
            <text:p>1.895206814</text:p>
          </table:table-cell>
        </table:table-row>
        <table:table-row table:style-name="ro1">
          <table:table-cell/>
          <table:table-cell table:formula="of:=RAND()" office:value-type="float" office:value="0.331488201161847">
            <text:p>0.3314882012</text:p>
          </table:table-cell>
          <table:table-cell table:formula="of:=RAND()" office:value-type="float" office:value="0.213894796324894">
            <text:p>0.2138947963</text:p>
          </table:table-cell>
          <table:table-cell table:formula="of:=RAND()" office:value-type="float" office:value="0.15071226330474">
            <text:p>0.1507122633</text:p>
          </table:table-cell>
          <table:table-cell table:formula="of:=RAND()" office:value-type="float" office:value="0.76977552822791">
            <text:p>0.7697755282</text:p>
          </table:table-cell>
          <table:table-cell table:formula="of:=RAND()" office:value-type="float" office:value="0.906150297261775">
            <text:p>0.9061502973</text:p>
          </table:table-cell>
          <table:table-cell table:formula="of:=RAND()" office:value-type="float" office:value="0.23240003013052">
            <text:p>0.2324000301</text:p>
          </table:table-cell>
          <table:table-cell table:formula="of:=RAND()" office:value-type="float" office:value="0.292367869056761">
            <text:p>0.2923678691</text:p>
          </table:table-cell>
          <table:table-cell table:formula="of:=RAND()" office:value-type="float" office:value="0.437593787908554">
            <text:p>0.4375937879</text:p>
          </table:table-cell>
          <table:table-cell table:formula="of:=RAND()" office:value-type="float" office:value="0.097676994279027">
            <text:p>0.0976769943</text:p>
          </table:table-cell>
          <table:table-cell table:formula="of:=RAND()" office:value-type="float" office:value="0.396487879799679">
            <text:p>0.3964878798</text:p>
          </table:table-cell>
          <table:table-cell table:formula="of:=RAND()" office:value-type="float" office:value="0.0228750230744481">
            <text:p>0.0228750231</text:p>
          </table:table-cell>
          <table:table-cell table:formula="of:=RAND()" office:value-type="float" office:value="0.540639941580594">
            <text:p>0.5406399416</text:p>
          </table:table-cell>
          <table:table-cell table:formula="of:=SUM([.B165:.M165])-6" office:value-type="float" office:value="-1.60793738788925">
            <text:p>-1.6079373879</text:p>
          </table:table-cell>
          <table:table-cell table:formula="of:=[.N165]-[.$G$6]" office:value-type="float" office:value="-1.59491221274948">
            <text:p>-1.5949122127</text:p>
          </table:table-cell>
          <table:table-cell table:formula="of:=[.O165]*[.O165]" office:value-type="float" office:value="2.54374496637743">
            <text:p>2.5437449664</text:p>
          </table:table-cell>
        </table:table-row>
        <table:table-row table:style-name="ro1">
          <table:table-cell/>
          <table:table-cell table:formula="of:=RAND()" office:value-type="float" office:value="0.769813362509012">
            <text:p>0.7698133625</text:p>
          </table:table-cell>
          <table:table-cell table:formula="of:=RAND()" office:value-type="float" office:value="0.576739927055314">
            <text:p>0.5767399271</text:p>
          </table:table-cell>
          <table:table-cell table:formula="of:=RAND()" office:value-type="float" office:value="0.965646639233455">
            <text:p>0.9656466392</text:p>
          </table:table-cell>
          <table:table-cell table:formula="of:=RAND()" office:value-type="float" office:value="0.288041324820369">
            <text:p>0.2880413248</text:p>
          </table:table-cell>
          <table:table-cell table:formula="of:=RAND()" office:value-type="float" office:value="0.510882426286116">
            <text:p>0.5108824263</text:p>
          </table:table-cell>
          <table:table-cell table:formula="of:=RAND()" office:value-type="float" office:value="0.360826040618122">
            <text:p>0.3608260406</text:p>
          </table:table-cell>
          <table:table-cell table:formula="of:=RAND()" office:value-type="float" office:value="0.80505833378993">
            <text:p>0.8050583338</text:p>
          </table:table-cell>
          <table:table-cell table:formula="of:=RAND()" office:value-type="float" office:value="0.547412638086826">
            <text:p>0.5474126381</text:p>
          </table:table-cell>
          <table:table-cell table:formula="of:=RAND()" office:value-type="float" office:value="0.0550642998423427">
            <text:p>0.0550642998</text:p>
          </table:table-cell>
          <table:table-cell table:formula="of:=RAND()" office:value-type="float" office:value="0.726696407189593">
            <text:p>0.7266964072</text:p>
          </table:table-cell>
          <table:table-cell table:formula="of:=RAND()" office:value-type="float" office:value="0.499745810870081">
            <text:p>0.4997458109</text:p>
          </table:table-cell>
          <table:table-cell table:formula="of:=RAND()" office:value-type="float" office:value="0.751158328726888">
            <text:p>0.7511583287</text:p>
          </table:table-cell>
          <table:table-cell table:formula="of:=SUM([.B166:.M166])-6" office:value-type="float" office:value="0.857085539028049">
            <text:p>0.857085539</text:p>
          </table:table-cell>
          <table:table-cell table:formula="of:=[.N166]-[.$G$6]" office:value-type="float" office:value="0.870110714167822">
            <text:p>0.8701107142</text:p>
          </table:table-cell>
          <table:table-cell table:formula="of:=[.O166]*[.O166]" office:value-type="float" office:value="0.757092654909637">
            <text:p>0.7570926549</text:p>
          </table:table-cell>
        </table:table-row>
        <table:table-row table:style-name="ro1">
          <table:table-cell/>
          <table:table-cell table:formula="of:=RAND()" office:value-type="float" office:value="0.226442521670833">
            <text:p>0.2264425217</text:p>
          </table:table-cell>
          <table:table-cell table:formula="of:=RAND()" office:value-type="float" office:value="0.751266253413633">
            <text:p>0.7512662534</text:p>
          </table:table-cell>
          <table:table-cell table:formula="of:=RAND()" office:value-type="float" office:value="0.104141910560429">
            <text:p>0.1041419106</text:p>
          </table:table-cell>
          <table:table-cell table:formula="of:=RAND()" office:value-type="float" office:value="0.423920708708465">
            <text:p>0.4239207087</text:p>
          </table:table-cell>
          <table:table-cell table:formula="of:=RAND()" office:value-type="float" office:value="0.557818200439215">
            <text:p>0.5578182004</text:p>
          </table:table-cell>
          <table:table-cell table:formula="of:=RAND()" office:value-type="float" office:value="0.630621863296256">
            <text:p>0.6306218633</text:p>
          </table:table-cell>
          <table:table-cell table:formula="of:=RAND()" office:value-type="float" office:value="0.138549501309171">
            <text:p>0.1385495013</text:p>
          </table:table-cell>
          <table:table-cell table:formula="of:=RAND()" office:value-type="float" office:value="0.122185381362215">
            <text:p>0.1221853814</text:p>
          </table:table-cell>
          <table:table-cell table:formula="of:=RAND()" office:value-type="float" office:value="0.0495710556861013">
            <text:p>0.0495710557</text:p>
          </table:table-cell>
          <table:table-cell table:formula="of:=RAND()" office:value-type="float" office:value="0.931590673513711">
            <text:p>0.9315906735</text:p>
          </table:table-cell>
          <table:table-cell table:formula="of:=RAND()" office:value-type="float" office:value="0.141431759577245">
            <text:p>0.1414317596</text:p>
          </table:table-cell>
          <table:table-cell table:formula="of:=RAND()" office:value-type="float" office:value="0.0469709006138146">
            <text:p>0.0469709006</text:p>
          </table:table-cell>
          <table:table-cell table:formula="of:=SUM([.B167:.M167])-6" office:value-type="float" office:value="-1.87548926984891">
            <text:p>-1.8754892698</text:p>
          </table:table-cell>
          <table:table-cell table:formula="of:=[.N167]-[.$G$6]" office:value-type="float" office:value="-1.86246409470914">
            <text:p>-1.8624640947</text:p>
          </table:table-cell>
          <table:table-cell table:formula="of:=[.O167]*[.O167]" office:value-type="float" office:value="3.46877250408073">
            <text:p>3.4687725041</text:p>
          </table:table-cell>
        </table:table-row>
        <table:table-row table:style-name="ro1">
          <table:table-cell/>
          <table:table-cell table:formula="of:=RAND()" office:value-type="float" office:value="0.215796367498115">
            <text:p>0.2157963675</text:p>
          </table:table-cell>
          <table:table-cell table:formula="of:=RAND()" office:value-type="float" office:value="0.54131219140254">
            <text:p>0.5413121914</text:p>
          </table:table-cell>
          <table:table-cell table:formula="of:=RAND()" office:value-type="float" office:value="0.852683175355196">
            <text:p>0.8526831754</text:p>
          </table:table-cell>
          <table:table-cell table:formula="of:=RAND()" office:value-type="float" office:value="0.492889219662175">
            <text:p>0.4928892197</text:p>
          </table:table-cell>
          <table:table-cell table:formula="of:=RAND()" office:value-type="float" office:value="0.512903175549582">
            <text:p>0.5129031755</text:p>
          </table:table-cell>
          <table:table-cell table:formula="of:=RAND()" office:value-type="float" office:value="0.4519277298823">
            <text:p>0.4519277299</text:p>
          </table:table-cell>
          <table:table-cell table:formula="of:=RAND()" office:value-type="float" office:value="0.361491582356393">
            <text:p>0.3614915824</text:p>
          </table:table-cell>
          <table:table-cell table:formula="of:=RAND()" office:value-type="float" office:value="0.216497385874391">
            <text:p>0.2164973859</text:p>
          </table:table-cell>
          <table:table-cell table:formula="of:=RAND()" office:value-type="float" office:value="0.0930027035064995">
            <text:p>0.0930027035</text:p>
          </table:table-cell>
          <table:table-cell table:formula="of:=RAND()" office:value-type="float" office:value="0.680714001879096">
            <text:p>0.6807140019</text:p>
          </table:table-cell>
          <table:table-cell table:formula="of:=RAND()" office:value-type="float" office:value="0.146764278877527">
            <text:p>0.1467642789</text:p>
          </table:table-cell>
          <table:table-cell table:formula="of:=RAND()" office:value-type="float" office:value="0.118069363059476">
            <text:p>0.1180693631</text:p>
          </table:table-cell>
          <table:table-cell table:formula="of:=SUM([.B168:.M168])-6" office:value-type="float" office:value="-1.31594882509671">
            <text:p>-1.3159488251</text:p>
          </table:table-cell>
          <table:table-cell table:formula="of:=[.N168]-[.$G$6]" office:value-type="float" office:value="-1.30292364995694">
            <text:p>-1.30292365</text:p>
          </table:table-cell>
          <table:table-cell table:formula="of:=[.O168]*[.O168]" office:value-type="float" office:value="1.69761003761711">
            <text:p>1.6976100376</text:p>
          </table:table-cell>
        </table:table-row>
        <table:table-row table:style-name="ro1">
          <table:table-cell/>
          <table:table-cell table:formula="of:=RAND()" office:value-type="float" office:value="0.754292792174965">
            <text:p>0.7542927922</text:p>
          </table:table-cell>
          <table:table-cell table:formula="of:=RAND()" office:value-type="float" office:value="0.294935590587556">
            <text:p>0.2949355906</text:p>
          </table:table-cell>
          <table:table-cell table:formula="of:=RAND()" office:value-type="float" office:value="0.777602861169726">
            <text:p>0.7776028612</text:p>
          </table:table-cell>
          <table:table-cell table:formula="of:=RAND()" office:value-type="float" office:value="0.425131083698943">
            <text:p>0.4251310837</text:p>
          </table:table-cell>
          <table:table-cell table:formula="of:=RAND()" office:value-type="float" office:value="0.506286497693509">
            <text:p>0.5062864977</text:p>
          </table:table-cell>
          <table:table-cell table:formula="of:=RAND()" office:value-type="float" office:value="0.800570140127093">
            <text:p>0.8005701401</text:p>
          </table:table-cell>
          <table:table-cell table:formula="of:=RAND()" office:value-type="float" office:value="0.818644454004243">
            <text:p>0.818644454</text:p>
          </table:table-cell>
          <table:table-cell table:formula="of:=RAND()" office:value-type="float" office:value="0.33976364787668">
            <text:p>0.3397636479</text:p>
          </table:table-cell>
          <table:table-cell table:formula="of:=RAND()" office:value-type="float" office:value="0.729624534957111">
            <text:p>0.729624535</text:p>
          </table:table-cell>
          <table:table-cell table:formula="of:=RAND()" office:value-type="float" office:value="0.917200247757137">
            <text:p>0.9172002478</text:p>
          </table:table-cell>
          <table:table-cell table:formula="of:=RAND()" office:value-type="float" office:value="0.156324967509136">
            <text:p>0.1563249675</text:p>
          </table:table-cell>
          <table:table-cell table:formula="of:=RAND()" office:value-type="float" office:value="0.766417434904724">
            <text:p>0.7664174349</text:p>
          </table:table-cell>
          <table:table-cell table:formula="of:=SUM([.B169:.M169])-6" office:value-type="float" office:value="1.28679425246082">
            <text:p>1.2867942525</text:p>
          </table:table-cell>
          <table:table-cell table:formula="of:=[.N169]-[.$G$6]" office:value-type="float" office:value="1.2998194276006">
            <text:p>1.2998194276</text:p>
          </table:table-cell>
          <table:table-cell table:formula="of:=[.O169]*[.O169]" office:value-type="float" office:value="1.68953054436794">
            <text:p>1.6895305444</text:p>
          </table:table-cell>
        </table:table-row>
        <table:table-row table:style-name="ro1">
          <table:table-cell/>
          <table:table-cell table:formula="of:=RAND()" office:value-type="float" office:value="0.484954109648243">
            <text:p>0.4849541096</text:p>
          </table:table-cell>
          <table:table-cell table:formula="of:=RAND()" office:value-type="float" office:value="0.292991956695914">
            <text:p>0.2929919567</text:p>
          </table:table-cell>
          <table:table-cell table:formula="of:=RAND()" office:value-type="float" office:value="0.142018599901348">
            <text:p>0.1420185999</text:p>
          </table:table-cell>
          <table:table-cell table:formula="of:=RAND()" office:value-type="float" office:value="0.706562654813752">
            <text:p>0.7065626548</text:p>
          </table:table-cell>
          <table:table-cell table:formula="of:=RAND()" office:value-type="float" office:value="0.263650259235874">
            <text:p>0.2636502592</text:p>
          </table:table-cell>
          <table:table-cell table:formula="of:=RAND()" office:value-type="float" office:value="0.947718627518043">
            <text:p>0.9477186275</text:p>
          </table:table-cell>
          <table:table-cell table:formula="of:=RAND()" office:value-type="float" office:value="0.870979803381488">
            <text:p>0.8709798034</text:p>
          </table:table-cell>
          <table:table-cell table:formula="of:=RAND()" office:value-type="float" office:value="0.0601362246088684">
            <text:p>0.0601362246</text:p>
          </table:table-cell>
          <table:table-cell table:formula="of:=RAND()" office:value-type="float" office:value="0.684727386338636">
            <text:p>0.6847273863</text:p>
          </table:table-cell>
          <table:table-cell table:formula="of:=RAND()" office:value-type="float" office:value="0.870802860241383">
            <text:p>0.8708028602</text:p>
          </table:table-cell>
          <table:table-cell table:formula="of:=RAND()" office:value-type="float" office:value="0.155417786678299">
            <text:p>0.1554177867</text:p>
          </table:table-cell>
          <table:table-cell table:formula="of:=RAND()" office:value-type="float" office:value="0.377045708009973">
            <text:p>0.377045708</text:p>
          </table:table-cell>
          <table:table-cell table:formula="of:=SUM([.B170:.M170])-6" office:value-type="float" office:value="-0.142994022928178">
            <text:p>-0.1429940229</text:p>
          </table:table-cell>
          <table:table-cell table:formula="of:=[.N170]-[.$G$6]" office:value-type="float" office:value="-0.129968847788405">
            <text:p>-0.1299688478</text:p>
          </table:table-cell>
          <table:table-cell table:formula="of:=[.O170]*[.O170]" office:value-type="float" office:value="0.0168919013954455">
            <text:p>0.0168919014</text:p>
          </table:table-cell>
        </table:table-row>
        <table:table-row table:style-name="ro1">
          <table:table-cell/>
          <table:table-cell table:formula="of:=RAND()" office:value-type="float" office:value="0.442928418051451">
            <text:p>0.4429284181</text:p>
          </table:table-cell>
          <table:table-cell table:formula="of:=RAND()" office:value-type="float" office:value="0.489967618603259">
            <text:p>0.4899676186</text:p>
          </table:table-cell>
          <table:table-cell table:formula="of:=RAND()" office:value-type="float" office:value="0.824417468626052">
            <text:p>0.8244174686</text:p>
          </table:table-cell>
          <table:table-cell table:formula="of:=RAND()" office:value-type="float" office:value="0.298489166656509">
            <text:p>0.2984891667</text:p>
          </table:table-cell>
          <table:table-cell table:formula="of:=RAND()" office:value-type="float" office:value="0.989462389843538">
            <text:p>0.9894623898</text:p>
          </table:table-cell>
          <table:table-cell table:formula="of:=RAND()" office:value-type="float" office:value="0.393298277864233">
            <text:p>0.3932982779</text:p>
          </table:table-cell>
          <table:table-cell table:formula="of:=RAND()" office:value-type="float" office:value="0.397096948465332">
            <text:p>0.3970969485</text:p>
          </table:table-cell>
          <table:table-cell table:formula="of:=RAND()" office:value-type="float" office:value="0.78819966246374">
            <text:p>0.7881996625</text:p>
          </table:table-cell>
          <table:table-cell table:formula="of:=RAND()" office:value-type="float" office:value="0.205227329162881">
            <text:p>0.2052273292</text:p>
          </table:table-cell>
          <table:table-cell table:formula="of:=RAND()" office:value-type="float" office:value="0.194391962839291">
            <text:p>0.1943919628</text:p>
          </table:table-cell>
          <table:table-cell table:formula="of:=RAND()" office:value-type="float" office:value="0.367714879335836">
            <text:p>0.3677148793</text:p>
          </table:table-cell>
          <table:table-cell table:formula="of:=RAND()" office:value-type="float" office:value="0.236162910005078">
            <text:p>0.23616291</text:p>
          </table:table-cell>
          <table:table-cell table:formula="of:=SUM([.B171:.M171])-6" office:value-type="float" office:value="-0.3726429680828">
            <text:p>-0.3726429681</text:p>
          </table:table-cell>
          <table:table-cell table:formula="of:=[.N171]-[.$G$6]" office:value-type="float" office:value="-0.359617792943027">
            <text:p>-0.3596177929</text:p>
          </table:table-cell>
          <table:table-cell table:formula="of:=[.O171]*[.O171]" office:value-type="float" office:value="0.129324957001214">
            <text:p>0.129324957</text:p>
          </table:table-cell>
        </table:table-row>
        <table:table-row table:style-name="ro1">
          <table:table-cell/>
          <table:table-cell table:formula="of:=RAND()" office:value-type="float" office:value="0.624801112338901">
            <text:p>0.6248011123</text:p>
          </table:table-cell>
          <table:table-cell table:formula="of:=RAND()" office:value-type="float" office:value="0.136241962667555">
            <text:p>0.1362419627</text:p>
          </table:table-cell>
          <table:table-cell table:formula="of:=RAND()" office:value-type="float" office:value="0.534553868928924">
            <text:p>0.5345538689</text:p>
          </table:table-cell>
          <table:table-cell table:formula="of:=RAND()" office:value-type="float" office:value="0.644144902238622">
            <text:p>0.6441449022</text:p>
          </table:table-cell>
          <table:table-cell table:formula="of:=RAND()" office:value-type="float" office:value="0.813125245273113">
            <text:p>0.8131252453</text:p>
          </table:table-cell>
          <table:table-cell table:formula="of:=RAND()" office:value-type="float" office:value="0.587387556442991">
            <text:p>0.5873875564</text:p>
          </table:table-cell>
          <table:table-cell table:formula="of:=RAND()" office:value-type="float" office:value="0.605225067585707">
            <text:p>0.6052250676</text:p>
          </table:table-cell>
          <table:table-cell table:formula="of:=RAND()" office:value-type="float" office:value="0.551180961774662">
            <text:p>0.5511809618</text:p>
          </table:table-cell>
          <table:table-cell table:formula="of:=RAND()" office:value-type="float" office:value="0.736858516233042">
            <text:p>0.7368585162</text:p>
          </table:table-cell>
          <table:table-cell table:formula="of:=RAND()" office:value-type="float" office:value="0.698799076955766">
            <text:p>0.698799077</text:p>
          </table:table-cell>
          <table:table-cell table:formula="of:=RAND()" office:value-type="float" office:value="0.623639872763306">
            <text:p>0.6236398728</text:p>
          </table:table-cell>
          <table:table-cell table:formula="of:=RAND()" office:value-type="float" office:value="0.16358271962963">
            <text:p>0.1635827196</text:p>
          </table:table-cell>
          <table:table-cell table:formula="of:=SUM([.B172:.M172])-6" office:value-type="float" office:value="0.719540862832218">
            <text:p>0.7195408628</text:p>
          </table:table-cell>
          <table:table-cell table:formula="of:=[.N172]-[.$G$6]" office:value-type="float" office:value="0.732566037971992">
            <text:p>0.732566038</text:p>
          </table:table-cell>
          <table:table-cell table:formula="of:=[.O172]*[.O172]" office:value-type="float" office:value="0.536652999989982">
            <text:p>0.536653</text:p>
          </table:table-cell>
        </table:table-row>
        <table:table-row table:style-name="ro1">
          <table:table-cell/>
          <table:table-cell table:formula="of:=RAND()" office:value-type="float" office:value="0.65971616958268">
            <text:p>0.6597161696</text:p>
          </table:table-cell>
          <table:table-cell table:formula="of:=RAND()" office:value-type="float" office:value="0.905482650734484">
            <text:p>0.9054826507</text:p>
          </table:table-cell>
          <table:table-cell table:formula="of:=RAND()" office:value-type="float" office:value="0.13102729502134">
            <text:p>0.131027295</text:p>
          </table:table-cell>
          <table:table-cell table:formula="of:=RAND()" office:value-type="float" office:value="0.693407566752285">
            <text:p>0.6934075668</text:p>
          </table:table-cell>
          <table:table-cell table:formula="of:=RAND()" office:value-type="float" office:value="0.151006188709289">
            <text:p>0.1510061887</text:p>
          </table:table-cell>
          <table:table-cell table:formula="of:=RAND()" office:value-type="float" office:value="0.532116352347657">
            <text:p>0.5321163523</text:p>
          </table:table-cell>
          <table:table-cell table:formula="of:=RAND()" office:value-type="float" office:value="0.616815293440595">
            <text:p>0.6168152934</text:p>
          </table:table-cell>
          <table:table-cell table:formula="of:=RAND()" office:value-type="float" office:value="0.629077176796272">
            <text:p>0.6290771768</text:p>
          </table:table-cell>
          <table:table-cell table:formula="of:=RAND()" office:value-type="float" office:value="0.966594193130732">
            <text:p>0.9665941931</text:p>
          </table:table-cell>
          <table:table-cell table:formula="of:=RAND()" office:value-type="float" office:value="0.484148580348119">
            <text:p>0.4841485803</text:p>
          </table:table-cell>
          <table:table-cell table:formula="of:=RAND()" office:value-type="float" office:value="0.355978577863425">
            <text:p>0.3559785779</text:p>
          </table:table-cell>
          <table:table-cell table:formula="of:=RAND()" office:value-type="float" office:value="0.272197305457667">
            <text:p>0.2721973055</text:p>
          </table:table-cell>
          <table:table-cell table:formula="of:=SUM([.B173:.M173])-6" office:value-type="float" office:value="0.397567350184545">
            <text:p>0.3975673502</text:p>
          </table:table-cell>
          <table:table-cell table:formula="of:=[.N173]-[.$G$6]" office:value-type="float" office:value="0.410592525324319">
            <text:p>0.4105925253</text:p>
          </table:table-cell>
          <table:table-cell table:formula="of:=[.O173]*[.O173]" office:value-type="float" office:value="0.168586221852201">
            <text:p>0.1685862219</text:p>
          </table:table-cell>
        </table:table-row>
        <table:table-row table:style-name="ro1">
          <table:table-cell/>
          <table:table-cell table:formula="of:=RAND()" office:value-type="float" office:value="0.155662313103676">
            <text:p>0.1556623131</text:p>
          </table:table-cell>
          <table:table-cell table:formula="of:=RAND()" office:value-type="float" office:value="0.867156348191202">
            <text:p>0.8671563482</text:p>
          </table:table-cell>
          <table:table-cell table:formula="of:=RAND()" office:value-type="float" office:value="0.0913643811363727">
            <text:p>0.0913643811</text:p>
          </table:table-cell>
          <table:table-cell table:formula="of:=RAND()" office:value-type="float" office:value="0.0971288583241403">
            <text:p>0.0971288583</text:p>
          </table:table-cell>
          <table:table-cell table:formula="of:=RAND()" office:value-type="float" office:value="0.747937428532168">
            <text:p>0.7479374285</text:p>
          </table:table-cell>
          <table:table-cell table:formula="of:=RAND()" office:value-type="float" office:value="0.0214187074452639">
            <text:p>0.0214187074</text:p>
          </table:table-cell>
          <table:table-cell table:formula="of:=RAND()" office:value-type="float" office:value="0.70142080145888">
            <text:p>0.7014208015</text:p>
          </table:table-cell>
          <table:table-cell table:formula="of:=RAND()" office:value-type="float" office:value="0.869104438694194">
            <text:p>0.8691044387</text:p>
          </table:table-cell>
          <table:table-cell table:formula="of:=RAND()" office:value-type="float" office:value="0.35500409360975">
            <text:p>0.3550040936</text:p>
          </table:table-cell>
          <table:table-cell table:formula="of:=RAND()" office:value-type="float" office:value="0.623132465872914">
            <text:p>0.6231324659</text:p>
          </table:table-cell>
          <table:table-cell table:formula="of:=RAND()" office:value-type="float" office:value="0.132059198338538">
            <text:p>0.1320591983</text:p>
          </table:table-cell>
          <table:table-cell table:formula="of:=RAND()" office:value-type="float" office:value="0.750316442921758">
            <text:p>0.7503164429</text:p>
          </table:table-cell>
          <table:table-cell table:formula="of:=SUM([.B174:.M174])-6" office:value-type="float" office:value="-0.588294522371143">
            <text:p>-0.5882945224</text:p>
          </table:table-cell>
          <table:table-cell table:formula="of:=[.N174]-[.$G$6]" office:value-type="float" office:value="-0.575269347231369">
            <text:p>-0.5752693472</text:p>
          </table:table-cell>
          <table:table-cell table:formula="of:=[.O174]*[.O174]" office:value-type="float" office:value="0.330934821864006">
            <text:p>0.3309348219</text:p>
          </table:table-cell>
        </table:table-row>
        <table:table-row table:style-name="ro1">
          <table:table-cell/>
          <table:table-cell table:formula="of:=RAND()" office:value-type="float" office:value="0.649089407874271">
            <text:p>0.6490894079</text:p>
          </table:table-cell>
          <table:table-cell table:formula="of:=RAND()" office:value-type="float" office:value="0.715090333484113">
            <text:p>0.7150903335</text:p>
          </table:table-cell>
          <table:table-cell table:formula="of:=RAND()" office:value-type="float" office:value="0.405577352270484">
            <text:p>0.4055773523</text:p>
          </table:table-cell>
          <table:table-cell table:formula="of:=RAND()" office:value-type="float" office:value="0.727901880862191">
            <text:p>0.7279018809</text:p>
          </table:table-cell>
          <table:table-cell table:formula="of:=RAND()" office:value-type="float" office:value="0.0193101612385362">
            <text:p>0.0193101612</text:p>
          </table:table-cell>
          <table:table-cell table:formula="of:=RAND()" office:value-type="float" office:value="0.68407087912783">
            <text:p>0.6840708791</text:p>
          </table:table-cell>
          <table:table-cell table:formula="of:=RAND()" office:value-type="float" office:value="0.262650492135435">
            <text:p>0.2626504921</text:p>
          </table:table-cell>
          <table:table-cell table:formula="of:=RAND()" office:value-type="float" office:value="0.544177570380271">
            <text:p>0.5441775704</text:p>
          </table:table-cell>
          <table:table-cell table:formula="of:=RAND()" office:value-type="float" office:value="0.15771869267337">
            <text:p>0.1577186927</text:p>
          </table:table-cell>
          <table:table-cell table:formula="of:=RAND()" office:value-type="float" office:value="0.772240597289056">
            <text:p>0.7722405973</text:p>
          </table:table-cell>
          <table:table-cell table:formula="of:=RAND()" office:value-type="float" office:value="0.852341563208029">
            <text:p>0.8523415632</text:p>
          </table:table-cell>
          <table:table-cell table:formula="of:=RAND()" office:value-type="float" office:value="0.207500028656796">
            <text:p>0.2075000287</text:p>
          </table:table-cell>
          <table:table-cell table:formula="of:=SUM([.B175:.M175])-6" office:value-type="float" office:value="-0.00233104079961777">
            <text:p>-0.0023310408</text:p>
          </table:table-cell>
          <table:table-cell table:formula="of:=[.N175]-[.$G$6]" office:value-type="float" office:value="0.0106941343401559">
            <text:p>0.0106941343</text:p>
          </table:table-cell>
          <table:table-cell table:formula="of:=[.O175]*[.O175]" office:value-type="float" office:value="0.000114364509285301">
            <text:p>0.0001143645</text:p>
          </table:table-cell>
        </table:table-row>
        <table:table-row table:style-name="ro1">
          <table:table-cell/>
          <table:table-cell table:formula="of:=RAND()" office:value-type="float" office:value="0.533067010343075">
            <text:p>0.5330670103</text:p>
          </table:table-cell>
          <table:table-cell table:formula="of:=RAND()" office:value-type="float" office:value="0.50473229540512">
            <text:p>0.5047322954</text:p>
          </table:table-cell>
          <table:table-cell table:formula="of:=RAND()" office:value-type="float" office:value="0.145209370646626">
            <text:p>0.1452093706</text:p>
          </table:table-cell>
          <table:table-cell table:formula="of:=RAND()" office:value-type="float" office:value="0.322353858035058">
            <text:p>0.322353858</text:p>
          </table:table-cell>
          <table:table-cell table:formula="of:=RAND()" office:value-type="float" office:value="0.686991092981771">
            <text:p>0.686991093</text:p>
          </table:table-cell>
          <table:table-cell table:formula="of:=RAND()" office:value-type="float" office:value="0.717626831261441">
            <text:p>0.7176268313</text:p>
          </table:table-cell>
          <table:table-cell table:formula="of:=RAND()" office:value-type="float" office:value="0.862096206983551">
            <text:p>0.862096207</text:p>
          </table:table-cell>
          <table:table-cell table:formula="of:=RAND()" office:value-type="float" office:value="0.120729325106367">
            <text:p>0.1207293251</text:p>
          </table:table-cell>
          <table:table-cell table:formula="of:=RAND()" office:value-type="float" office:value="0.815514228772372">
            <text:p>0.8155142288</text:p>
          </table:table-cell>
          <table:table-cell table:formula="of:=RAND()" office:value-type="float" office:value="0.822786710225046">
            <text:p>0.8227867102</text:p>
          </table:table-cell>
          <table:table-cell table:formula="of:=RAND()" office:value-type="float" office:value="0.0867732835467905">
            <text:p>0.0867732835</text:p>
          </table:table-cell>
          <table:table-cell table:formula="of:=RAND()" office:value-type="float" office:value="0.702073729131371">
            <text:p>0.7020737291</text:p>
          </table:table-cell>
          <table:table-cell table:formula="of:=SUM([.B176:.M176])-6" office:value-type="float" office:value="0.319953942438588">
            <text:p>0.3199539424</text:p>
          </table:table-cell>
          <table:table-cell table:formula="of:=[.N176]-[.$G$6]" office:value-type="float" office:value="0.332979117578361">
            <text:p>0.3329791176</text:p>
          </table:table-cell>
          <table:table-cell table:formula="of:=[.O176]*[.O176]" office:value-type="float" office:value="0.110875092743264">
            <text:p>0.1108750927</text:p>
          </table:table-cell>
        </table:table-row>
        <table:table-row table:style-name="ro1">
          <table:table-cell/>
          <table:table-cell table:formula="of:=RAND()" office:value-type="float" office:value="0.998171136248857">
            <text:p>0.9981711362</text:p>
          </table:table-cell>
          <table:table-cell table:formula="of:=RAND()" office:value-type="float" office:value="0.378235982032493">
            <text:p>0.378235982</text:p>
          </table:table-cell>
          <table:table-cell table:formula="of:=RAND()" office:value-type="float" office:value="0.71091846190393">
            <text:p>0.7109184619</text:p>
          </table:table-cell>
          <table:table-cell table:formula="of:=RAND()" office:value-type="float" office:value="0.211106402566656">
            <text:p>0.2111064026</text:p>
          </table:table-cell>
          <table:table-cell table:formula="of:=RAND()" office:value-type="float" office:value="0.680925868917257">
            <text:p>0.6809258689</text:p>
          </table:table-cell>
          <table:table-cell table:formula="of:=RAND()" office:value-type="float" office:value="0.0646961687598377">
            <text:p>0.0646961688</text:p>
          </table:table-cell>
          <table:table-cell table:formula="of:=RAND()" office:value-type="float" office:value="0.445105955237523">
            <text:p>0.4451059552</text:p>
          </table:table-cell>
          <table:table-cell table:formula="of:=RAND()" office:value-type="float" office:value="0.811244662152603">
            <text:p>0.8112446622</text:p>
          </table:table-cell>
          <table:table-cell table:formula="of:=RAND()" office:value-type="float" office:value="0.63925782032311">
            <text:p>0.6392578203</text:p>
          </table:table-cell>
          <table:table-cell table:formula="of:=RAND()" office:value-type="float" office:value="0.661056341603398">
            <text:p>0.6610563416</text:p>
          </table:table-cell>
          <table:table-cell table:formula="of:=RAND()" office:value-type="float" office:value="0.96971095376648">
            <text:p>0.9697109538</text:p>
          </table:table-cell>
          <table:table-cell table:formula="of:=RAND()" office:value-type="float" office:value="0.616963003994897">
            <text:p>0.616963004</text:p>
          </table:table-cell>
          <table:table-cell table:formula="of:=SUM([.B177:.M177])-6" office:value-type="float" office:value="1.18739275750704">
            <text:p>1.1873927575</text:p>
          </table:table-cell>
          <table:table-cell table:formula="of:=[.N177]-[.$G$6]" office:value-type="float" office:value="1.20041793264681">
            <text:p>1.2004179326</text:p>
          </table:table-cell>
          <table:table-cell table:formula="of:=[.O177]*[.O177]" office:value-type="float" office:value="1.44100321302005">
            <text:p>1.441003213</text:p>
          </table:table-cell>
        </table:table-row>
        <table:table-row table:style-name="ro1">
          <table:table-cell/>
          <table:table-cell table:formula="of:=RAND()" office:value-type="float" office:value="0.283713287208229">
            <text:p>0.2837132872</text:p>
          </table:table-cell>
          <table:table-cell table:formula="of:=RAND()" office:value-type="float" office:value="0.510664673289284">
            <text:p>0.5106646733</text:p>
          </table:table-cell>
          <table:table-cell table:formula="of:=RAND()" office:value-type="float" office:value="0.357961498433724">
            <text:p>0.3579614984</text:p>
          </table:table-cell>
          <table:table-cell table:formula="of:=RAND()" office:value-type="float" office:value="0.987747856415808">
            <text:p>0.9877478564</text:p>
          </table:table-cell>
          <table:table-cell table:formula="of:=RAND()" office:value-type="float" office:value="0.228055450133979">
            <text:p>0.2280554501</text:p>
          </table:table-cell>
          <table:table-cell table:formula="of:=RAND()" office:value-type="float" office:value="0.526278414996341">
            <text:p>0.526278415</text:p>
          </table:table-cell>
          <table:table-cell table:formula="of:=RAND()" office:value-type="float" office:value="0.779960228363052">
            <text:p>0.7799602284</text:p>
          </table:table-cell>
          <table:table-cell table:formula="of:=RAND()" office:value-type="float" office:value="0.449493354186416">
            <text:p>0.4494933542</text:p>
          </table:table-cell>
          <table:table-cell table:formula="of:=RAND()" office:value-type="float" office:value="0.420949438354">
            <text:p>0.4209494384</text:p>
          </table:table-cell>
          <table:table-cell table:formula="of:=RAND()" office:value-type="float" office:value="0.657497720094398">
            <text:p>0.6574977201</text:p>
          </table:table-cell>
          <table:table-cell table:formula="of:=RAND()" office:value-type="float" office:value="0.933629700215533">
            <text:p>0.9336297002</text:p>
          </table:table-cell>
          <table:table-cell table:formula="of:=RAND()" office:value-type="float" office:value="0.79123871261254">
            <text:p>0.7912387126</text:p>
          </table:table-cell>
          <table:table-cell table:formula="of:=SUM([.B178:.M178])-6" office:value-type="float" office:value="0.927190334303305">
            <text:p>0.9271903343</text:p>
          </table:table-cell>
          <table:table-cell table:formula="of:=[.N178]-[.$G$6]" office:value-type="float" office:value="0.940215509443078">
            <text:p>0.9402155094</text:p>
          </table:table-cell>
          <table:table-cell table:formula="of:=[.O178]*[.O178]" office:value-type="float" office:value="0.884005204197307">
            <text:p>0.8840052042</text:p>
          </table:table-cell>
        </table:table-row>
        <table:table-row table:style-name="ro1">
          <table:table-cell/>
          <table:table-cell table:formula="of:=RAND()" office:value-type="float" office:value="0.696469272021204">
            <text:p>0.696469272</text:p>
          </table:table-cell>
          <table:table-cell table:formula="of:=RAND()" office:value-type="float" office:value="0.817664743866771">
            <text:p>0.8176647439</text:p>
          </table:table-cell>
          <table:table-cell table:formula="of:=RAND()" office:value-type="float" office:value="0.38920261268504">
            <text:p>0.3892026127</text:p>
          </table:table-cell>
          <table:table-cell table:formula="of:=RAND()" office:value-type="float" office:value="0.266899004112929">
            <text:p>0.2668990041</text:p>
          </table:table-cell>
          <table:table-cell table:formula="of:=RAND()" office:value-type="float" office:value="0.271344346692786">
            <text:p>0.2713443467</text:p>
          </table:table-cell>
          <table:table-cell table:formula="of:=RAND()" office:value-type="float" office:value="0.519585422705859">
            <text:p>0.5195854227</text:p>
          </table:table-cell>
          <table:table-cell table:formula="of:=RAND()" office:value-type="float" office:value="0.488114561885595">
            <text:p>0.4881145619</text:p>
          </table:table-cell>
          <table:table-cell table:formula="of:=RAND()" office:value-type="float" office:value="0.809793195454404">
            <text:p>0.8097931955</text:p>
          </table:table-cell>
          <table:table-cell table:formula="of:=RAND()" office:value-type="float" office:value="0.0510403339285404">
            <text:p>0.0510403339</text:p>
          </table:table-cell>
          <table:table-cell table:formula="of:=RAND()" office:value-type="float" office:value="0.898708938155323">
            <text:p>0.8987089382</text:p>
          </table:table-cell>
          <table:table-cell table:formula="of:=RAND()" office:value-type="float" office:value="0.77659884467721">
            <text:p>0.7765988447</text:p>
          </table:table-cell>
          <table:table-cell table:formula="of:=RAND()" office:value-type="float" office:value="0.731897079851478">
            <text:p>0.7318970799</text:p>
          </table:table-cell>
          <table:table-cell table:formula="of:=SUM([.B179:.M179])-6" office:value-type="float" office:value="0.71731835603714">
            <text:p>0.717318356</text:p>
          </table:table-cell>
          <table:table-cell table:formula="of:=[.N179]-[.$G$6]" office:value-type="float" office:value="0.730343531176914">
            <text:p>0.7303435312</text:p>
          </table:table-cell>
          <table:table-cell table:formula="of:=[.O179]*[.O179]" office:value-type="float" office:value="0.533401673531963">
            <text:p>0.5334016735</text:p>
          </table:table-cell>
        </table:table-row>
        <table:table-row table:style-name="ro1">
          <table:table-cell/>
          <table:table-cell table:formula="of:=RAND()" office:value-type="float" office:value="0.656877764267847">
            <text:p>0.6568777643</text:p>
          </table:table-cell>
          <table:table-cell table:formula="of:=RAND()" office:value-type="float" office:value="0.216645644512027">
            <text:p>0.2166456445</text:p>
          </table:table-cell>
          <table:table-cell table:formula="of:=RAND()" office:value-type="float" office:value="0.0191479120403528">
            <text:p>0.019147912</text:p>
          </table:table-cell>
          <table:table-cell table:formula="of:=RAND()" office:value-type="float" office:value="0.8395221659448">
            <text:p>0.8395221659</text:p>
          </table:table-cell>
          <table:table-cell table:formula="of:=RAND()" office:value-type="float" office:value="0.92340935417451">
            <text:p>0.9234093542</text:p>
          </table:table-cell>
          <table:table-cell table:formula="of:=RAND()" office:value-type="float" office:value="0.325868651736528">
            <text:p>0.3258686517</text:p>
          </table:table-cell>
          <table:table-cell table:formula="of:=RAND()" office:value-type="float" office:value="0.356812951620668">
            <text:p>0.3568129516</text:p>
          </table:table-cell>
          <table:table-cell table:formula="of:=RAND()" office:value-type="float" office:value="0.0427009491249919">
            <text:p>0.0427009491</text:p>
          </table:table-cell>
          <table:table-cell table:formula="of:=RAND()" office:value-type="float" office:value="0.0292353897821158">
            <text:p>0.0292353898</text:p>
          </table:table-cell>
          <table:table-cell table:formula="of:=RAND()" office:value-type="float" office:value="0.305394933791831">
            <text:p>0.3053949338</text:p>
          </table:table-cell>
          <table:table-cell table:formula="of:=RAND()" office:value-type="float" office:value="0.168276905314997">
            <text:p>0.1682769053</text:p>
          </table:table-cell>
          <table:table-cell table:formula="of:=RAND()" office:value-type="float" office:value="0.0889280899427831">
            <text:p>0.0889280899</text:p>
          </table:table-cell>
          <table:table-cell table:formula="of:=SUM([.B180:.M180])-6" office:value-type="float" office:value="-2.02717928774655">
            <text:p>-2.0271792877</text:p>
          </table:table-cell>
          <table:table-cell table:formula="of:=[.N180]-[.$G$6]" office:value-type="float" office:value="-2.01415411260677">
            <text:p>-2.0141541126</text:p>
          </table:table-cell>
          <table:table-cell table:formula="of:=[.O180]*[.O180]" office:value-type="float" office:value="4.05681678933079">
            <text:p>4.0568167893</text:p>
          </table:table-cell>
        </table:table-row>
        <table:table-row table:style-name="ro1">
          <table:table-cell/>
          <table:table-cell table:formula="of:=RAND()" office:value-type="float" office:value="0.722794517409056">
            <text:p>0.7227945174</text:p>
          </table:table-cell>
          <table:table-cell table:formula="of:=RAND()" office:value-type="float" office:value="0.721722631715238">
            <text:p>0.7217226317</text:p>
          </table:table-cell>
          <table:table-cell table:formula="of:=RAND()" office:value-type="float" office:value="0.460708230501041">
            <text:p>0.4607082305</text:p>
          </table:table-cell>
          <table:table-cell table:formula="of:=RAND()" office:value-type="float" office:value="0.650290381861851">
            <text:p>0.6502903819</text:p>
          </table:table-cell>
          <table:table-cell table:formula="of:=RAND()" office:value-type="float" office:value="0.331016027834266">
            <text:p>0.3310160278</text:p>
          </table:table-cell>
          <table:table-cell table:formula="of:=RAND()" office:value-type="float" office:value="0.157654628623277">
            <text:p>0.1576546286</text:p>
          </table:table-cell>
          <table:table-cell table:formula="of:=RAND()" office:value-type="float" office:value="0.364124267362058">
            <text:p>0.3641242674</text:p>
          </table:table-cell>
          <table:table-cell table:formula="of:=RAND()" office:value-type="float" office:value="0.60574274789542">
            <text:p>0.6057427479</text:p>
          </table:table-cell>
          <table:table-cell table:formula="of:=RAND()" office:value-type="float" office:value="0.994239788968116">
            <text:p>0.994239789</text:p>
          </table:table-cell>
          <table:table-cell table:formula="of:=RAND()" office:value-type="float" office:value="0.463969384785742">
            <text:p>0.4639693848</text:p>
          </table:table-cell>
          <table:table-cell table:formula="of:=RAND()" office:value-type="float" office:value="0.238770591327921">
            <text:p>0.2387705913</text:p>
          </table:table-cell>
          <table:table-cell table:formula="of:=RAND()" office:value-type="float" office:value="0.737794522196054">
            <text:p>0.7377945222</text:p>
          </table:table-cell>
          <table:table-cell table:formula="of:=SUM([.B181:.M181])-6" office:value-type="float" office:value="0.44882772048004">
            <text:p>0.4488277205</text:p>
          </table:table-cell>
          <table:table-cell table:formula="of:=[.N181]-[.$G$6]" office:value-type="float" office:value="0.461852895619813">
            <text:p>0.4618528956</text:p>
          </table:table-cell>
          <table:table-cell table:formula="of:=[.O181]*[.O181]" office:value-type="float" office:value="0.213308097192406">
            <text:p>0.2133080972</text:p>
          </table:table-cell>
        </table:table-row>
        <table:table-row table:style-name="ro1">
          <table:table-cell/>
          <table:table-cell table:formula="of:=RAND()" office:value-type="float" office:value="0.646879229694605">
            <text:p>0.6468792297</text:p>
          </table:table-cell>
          <table:table-cell table:formula="of:=RAND()" office:value-type="float" office:value="0.987046551890671">
            <text:p>0.9870465519</text:p>
          </table:table-cell>
          <table:table-cell table:formula="of:=RAND()" office:value-type="float" office:value="0.506852951599285">
            <text:p>0.5068529516</text:p>
          </table:table-cell>
          <table:table-cell table:formula="of:=RAND()" office:value-type="float" office:value="0.349667930742726">
            <text:p>0.3496679307</text:p>
          </table:table-cell>
          <table:table-cell table:formula="of:=RAND()" office:value-type="float" office:value="0.578307615127414">
            <text:p>0.5783076151</text:p>
          </table:table-cell>
          <table:table-cell table:formula="of:=RAND()" office:value-type="float" office:value="0.451067296322435">
            <text:p>0.4510672963</text:p>
          </table:table-cell>
          <table:table-cell table:formula="of:=RAND()" office:value-type="float" office:value="0.0860204866621643">
            <text:p>0.0860204867</text:p>
          </table:table-cell>
          <table:table-cell table:formula="of:=RAND()" office:value-type="float" office:value="0.465721974615008">
            <text:p>0.4657219746</text:p>
          </table:table-cell>
          <table:table-cell table:formula="of:=RAND()" office:value-type="float" office:value="0.162490184651688">
            <text:p>0.1624901847</text:p>
          </table:table-cell>
          <table:table-cell table:formula="of:=RAND()" office:value-type="float" office:value="0.437072940403596">
            <text:p>0.4370729404</text:p>
          </table:table-cell>
          <table:table-cell table:formula="of:=RAND()" office:value-type="float" office:value="0.290064980275929">
            <text:p>0.2900649803</text:p>
          </table:table-cell>
          <table:table-cell table:formula="of:=RAND()" office:value-type="float" office:value="0.955038007581607">
            <text:p>0.9550380076</text:p>
          </table:table-cell>
          <table:table-cell table:formula="of:=SUM([.B182:.M182])-6" office:value-type="float" office:value="-0.0837698504328728">
            <text:p>-0.0837698504</text:p>
          </table:table-cell>
          <table:table-cell table:formula="of:=[.N182]-[.$G$6]" office:value-type="float" office:value="-0.0707446752930991">
            <text:p>-0.0707446753</text:p>
          </table:table-cell>
          <table:table-cell table:formula="of:=[.O182]*[.O182]" office:value-type="float" office:value="0.00500480908232603">
            <text:p>0.0050048091</text:p>
          </table:table-cell>
        </table:table-row>
        <table:table-row table:style-name="ro1">
          <table:table-cell/>
          <table:table-cell table:formula="of:=RAND()" office:value-type="float" office:value="0.443190122954547">
            <text:p>0.443190123</text:p>
          </table:table-cell>
          <table:table-cell table:formula="of:=RAND()" office:value-type="float" office:value="0.0506444172933698">
            <text:p>0.0506444173</text:p>
          </table:table-cell>
          <table:table-cell table:formula="of:=RAND()" office:value-type="float" office:value="0.258411003043875">
            <text:p>0.258411003</text:p>
          </table:table-cell>
          <table:table-cell table:formula="of:=RAND()" office:value-type="float" office:value="0.638126164441928">
            <text:p>0.6381261644</text:p>
          </table:table-cell>
          <table:table-cell table:formula="of:=RAND()" office:value-type="float" office:value="0.0406315494328737">
            <text:p>0.0406315494</text:p>
          </table:table-cell>
          <table:table-cell table:formula="of:=RAND()" office:value-type="float" office:value="0.701761101605371">
            <text:p>0.7017611016</text:p>
          </table:table-cell>
          <table:table-cell table:formula="of:=RAND()" office:value-type="float" office:value="0.659044231288135">
            <text:p>0.6590442313</text:p>
          </table:table-cell>
          <table:table-cell table:formula="of:=RAND()" office:value-type="float" office:value="0.74895240762271">
            <text:p>0.7489524076</text:p>
          </table:table-cell>
          <table:table-cell table:formula="of:=RAND()" office:value-type="float" office:value="0.066886552143842">
            <text:p>0.0668865521</text:p>
          </table:table-cell>
          <table:table-cell table:formula="of:=RAND()" office:value-type="float" office:value="0.950402413029224">
            <text:p>0.950402413</text:p>
          </table:table-cell>
          <table:table-cell table:formula="of:=RAND()" office:value-type="float" office:value="0.817650424549356">
            <text:p>0.8176504245</text:p>
          </table:table-cell>
          <table:table-cell table:formula="of:=RAND()" office:value-type="float" office:value="0.650614385027438">
            <text:p>0.650614385</text:p>
          </table:table-cell>
          <table:table-cell table:formula="of:=SUM([.B183:.M183])-6" office:value-type="float" office:value="0.02631477243267">
            <text:p>0.0263147724</text:p>
          </table:table-cell>
          <table:table-cell table:formula="of:=[.N183]-[.$G$6]" office:value-type="float" office:value="0.0393399475724436">
            <text:p>0.0393399476</text:p>
          </table:table-cell>
          <table:table-cell table:formula="of:=[.O183]*[.O183]" office:value-type="float" office:value="0.00154763147500261">
            <text:p>0.0015476315</text:p>
          </table:table-cell>
        </table:table-row>
        <table:table-row table:style-name="ro1">
          <table:table-cell/>
          <table:table-cell table:formula="of:=RAND()" office:value-type="float" office:value="0.373453008709475">
            <text:p>0.3734530087</text:p>
          </table:table-cell>
          <table:table-cell table:formula="of:=RAND()" office:value-type="float" office:value="0.416038234252483">
            <text:p>0.4160382343</text:p>
          </table:table-cell>
          <table:table-cell table:formula="of:=RAND()" office:value-type="float" office:value="0.227731259539723">
            <text:p>0.2277312595</text:p>
          </table:table-cell>
          <table:table-cell table:formula="of:=RAND()" office:value-type="float" office:value="0.761350760934874">
            <text:p>0.7613507609</text:p>
          </table:table-cell>
          <table:table-cell table:formula="of:=RAND()" office:value-type="float" office:value="0.634016754804179">
            <text:p>0.6340167548</text:p>
          </table:table-cell>
          <table:table-cell table:formula="of:=RAND()" office:value-type="float" office:value="0.700735565740615">
            <text:p>0.7007355657</text:p>
          </table:table-cell>
          <table:table-cell table:formula="of:=RAND()" office:value-type="float" office:value="0.570461858762428">
            <text:p>0.5704618588</text:p>
          </table:table-cell>
          <table:table-cell table:formula="of:=RAND()" office:value-type="float" office:value="0.949157822877169">
            <text:p>0.9491578229</text:p>
          </table:table-cell>
          <table:table-cell table:formula="of:=RAND()" office:value-type="float" office:value="0.272097827401012">
            <text:p>0.2720978274</text:p>
          </table:table-cell>
          <table:table-cell table:formula="of:=RAND()" office:value-type="float" office:value="0.0253308245446533">
            <text:p>0.0253308245</text:p>
          </table:table-cell>
          <table:table-cell table:formula="of:=RAND()" office:value-type="float" office:value="0.779306991491467">
            <text:p>0.7793069915</text:p>
          </table:table-cell>
          <table:table-cell table:formula="of:=RAND()" office:value-type="float" office:value="0.928201120579615">
            <text:p>0.9282011206</text:p>
          </table:table-cell>
          <table:table-cell table:formula="of:=SUM([.B184:.M184])-6" office:value-type="float" office:value="0.637882029637694">
            <text:p>0.6378820296</text:p>
          </table:table-cell>
          <table:table-cell table:formula="of:=[.N184]-[.$G$6]" office:value-type="float" office:value="0.650907204777468">
            <text:p>0.6509072048</text:p>
          </table:table-cell>
          <table:table-cell table:formula="of:=[.O184]*[.O184]" office:value-type="float" office:value="0.423680189231217">
            <text:p>0.4236801892</text:p>
          </table:table-cell>
        </table:table-row>
        <table:table-row table:style-name="ro1">
          <table:table-cell/>
          <table:table-cell table:formula="of:=RAND()" office:value-type="float" office:value="0.888530127005652">
            <text:p>0.888530127</text:p>
          </table:table-cell>
          <table:table-cell table:formula="of:=RAND()" office:value-type="float" office:value="0.0634842794388533">
            <text:p>0.0634842794</text:p>
          </table:table-cell>
          <table:table-cell table:formula="of:=RAND()" office:value-type="float" office:value="0.857619073009118">
            <text:p>0.857619073</text:p>
          </table:table-cell>
          <table:table-cell table:formula="of:=RAND()" office:value-type="float" office:value="0.896629535593092">
            <text:p>0.8966295356</text:p>
          </table:table-cell>
          <table:table-cell table:formula="of:=RAND()" office:value-type="float" office:value="0.793801927007735">
            <text:p>0.793801927</text:p>
          </table:table-cell>
          <table:table-cell table:formula="of:=RAND()" office:value-type="float" office:value="0.624612132785842">
            <text:p>0.6246121328</text:p>
          </table:table-cell>
          <table:table-cell table:formula="of:=RAND()" office:value-type="float" office:value="0.85687965946272">
            <text:p>0.8568796595</text:p>
          </table:table-cell>
          <table:table-cell table:formula="of:=RAND()" office:value-type="float" office:value="0.824500310700387">
            <text:p>0.8245003107</text:p>
          </table:table-cell>
          <table:table-cell table:formula="of:=RAND()" office:value-type="float" office:value="0.434343799715862">
            <text:p>0.4343437997</text:p>
          </table:table-cell>
          <table:table-cell table:formula="of:=RAND()" office:value-type="float" office:value="0.657573115080595">
            <text:p>0.6575731151</text:p>
          </table:table-cell>
          <table:table-cell table:formula="of:=RAND()" office:value-type="float" office:value="0.202079698443413">
            <text:p>0.2020796984</text:p>
          </table:table-cell>
          <table:table-cell table:formula="of:=RAND()" office:value-type="float" office:value="0.905224533518776">
            <text:p>0.9052245335</text:p>
          </table:table-cell>
          <table:table-cell table:formula="of:=SUM([.B185:.M185])-6" office:value-type="float" office:value="2.00527819176204">
            <text:p>2.0052781918</text:p>
          </table:table-cell>
          <table:table-cell table:formula="of:=[.N185]-[.$G$6]" office:value-type="float" office:value="2.01830336690182">
            <text:p>2.0183033669</text:p>
          </table:table-cell>
          <table:table-cell table:formula="of:=[.O185]*[.O185]" office:value-type="float" office:value="4.07354848084722">
            <text:p>4.0735484808</text:p>
          </table:table-cell>
        </table:table-row>
        <table:table-row table:style-name="ro1">
          <table:table-cell/>
          <table:table-cell table:formula="of:=RAND()" office:value-type="float" office:value="0.460285290377215">
            <text:p>0.4602852904</text:p>
          </table:table-cell>
          <table:table-cell table:formula="of:=RAND()" office:value-type="float" office:value="0.738014568341896">
            <text:p>0.7380145683</text:p>
          </table:table-cell>
          <table:table-cell table:formula="of:=RAND()" office:value-type="float" office:value="0.545333008980379">
            <text:p>0.545333009</text:p>
          </table:table-cell>
          <table:table-cell table:formula="of:=RAND()" office:value-type="float" office:value="0.47366923163645">
            <text:p>0.4736692316</text:p>
          </table:table-cell>
          <table:table-cell table:formula="of:=RAND()" office:value-type="float" office:value="0.892998039023951">
            <text:p>0.892998039</text:p>
          </table:table-cell>
          <table:table-cell table:formula="of:=RAND()" office:value-type="float" office:value="0.497562855947763">
            <text:p>0.4975628559</text:p>
          </table:table-cell>
          <table:table-cell table:formula="of:=RAND()" office:value-type="float" office:value="0.0250857356004417">
            <text:p>0.0250857356</text:p>
          </table:table-cell>
          <table:table-cell table:formula="of:=RAND()" office:value-type="float" office:value="0.0641423270571977">
            <text:p>0.0641423271</text:p>
          </table:table-cell>
          <table:table-cell table:formula="of:=RAND()" office:value-type="float" office:value="0.282905546249822">
            <text:p>0.2829055462</text:p>
          </table:table-cell>
          <table:table-cell table:formula="of:=RAND()" office:value-type="float" office:value="0.876184712164104">
            <text:p>0.8761847122</text:p>
          </table:table-cell>
          <table:table-cell table:formula="of:=RAND()" office:value-type="float" office:value="0.652961589861661">
            <text:p>0.6529615899</text:p>
          </table:table-cell>
          <table:table-cell table:formula="of:=RAND()" office:value-type="float" office:value="0.997686644783244">
            <text:p>0.9976866448</text:p>
          </table:table-cell>
          <table:table-cell table:formula="of:=SUM([.B186:.M186])-6" office:value-type="float" office:value="0.506829550024122">
            <text:p>0.50682955</text:p>
          </table:table-cell>
          <table:table-cell table:formula="of:=[.N186]-[.$G$6]" office:value-type="float" office:value="0.519854725163896">
            <text:p>0.5198547252</text:p>
          </table:table-cell>
          <table:table-cell table:formula="of:=[.O186]*[.O186]" office:value-type="float" office:value="0.270248935275229">
            <text:p>0.2702489353</text:p>
          </table:table-cell>
        </table:table-row>
        <table:table-row table:style-name="ro1">
          <table:table-cell/>
          <table:table-cell table:formula="of:=RAND()" office:value-type="float" office:value="0.361686676042154">
            <text:p>0.361686676</text:p>
          </table:table-cell>
          <table:table-cell table:formula="of:=RAND()" office:value-type="float" office:value="0.918650539591908">
            <text:p>0.9186505396</text:p>
          </table:table-cell>
          <table:table-cell table:formula="of:=RAND()" office:value-type="float" office:value="0.347287889569998">
            <text:p>0.3472878896</text:p>
          </table:table-cell>
          <table:table-cell table:formula="of:=RAND()" office:value-type="float" office:value="0.832845917902887">
            <text:p>0.8328459179</text:p>
          </table:table-cell>
          <table:table-cell table:formula="of:=RAND()" office:value-type="float" office:value="0.325616838177666">
            <text:p>0.3256168382</text:p>
          </table:table-cell>
          <table:table-cell table:formula="of:=RAND()" office:value-type="float" office:value="0.900576675310731">
            <text:p>0.9005766753</text:p>
          </table:table-cell>
          <table:table-cell table:formula="of:=RAND()" office:value-type="float" office:value="0.0595056833699346">
            <text:p>0.0595056834</text:p>
          </table:table-cell>
          <table:table-cell table:formula="of:=RAND()" office:value-type="float" office:value="0.614480104064569">
            <text:p>0.6144801041</text:p>
          </table:table-cell>
          <table:table-cell table:formula="of:=RAND()" office:value-type="float" office:value="0.386432948289439">
            <text:p>0.3864329483</text:p>
          </table:table-cell>
          <table:table-cell table:formula="of:=RAND()" office:value-type="float" office:value="0.964397151721641">
            <text:p>0.9643971517</text:p>
          </table:table-cell>
          <table:table-cell table:formula="of:=RAND()" office:value-type="float" office:value="0.189899143064395">
            <text:p>0.1898991431</text:p>
          </table:table-cell>
          <table:table-cell table:formula="of:=RAND()" office:value-type="float" office:value="0.870033942395821">
            <text:p>0.8700339424</text:p>
          </table:table-cell>
          <table:table-cell table:formula="of:=SUM([.B187:.M187])-6" office:value-type="float" office:value="0.771413509501144">
            <text:p>0.7714135095</text:p>
          </table:table-cell>
          <table:table-cell table:formula="of:=[.N187]-[.$G$6]" office:value-type="float" office:value="0.784438684640918">
            <text:p>0.7844386846</text:p>
          </table:table-cell>
          <table:table-cell table:formula="of:=[.O187]*[.O187]" office:value-type="float" office:value="0.615344049961174">
            <text:p>0.61534405</text:p>
          </table:table-cell>
        </table:table-row>
        <table:table-row table:style-name="ro1">
          <table:table-cell/>
          <table:table-cell table:formula="of:=RAND()" office:value-type="float" office:value="0.586431906791404">
            <text:p>0.5864319068</text:p>
          </table:table-cell>
          <table:table-cell table:formula="of:=RAND()" office:value-type="float" office:value="0.58395486115478">
            <text:p>0.5839548612</text:p>
          </table:table-cell>
          <table:table-cell table:formula="of:=RAND()" office:value-type="float" office:value="0.150621065171435">
            <text:p>0.1506210652</text:p>
          </table:table-cell>
          <table:table-cell table:formula="of:=RAND()" office:value-type="float" office:value="0.243975064950064">
            <text:p>0.243975065</text:p>
          </table:table-cell>
          <table:table-cell table:formula="of:=RAND()" office:value-type="float" office:value="0.196388483280316">
            <text:p>0.1963884833</text:p>
          </table:table-cell>
          <table:table-cell table:formula="of:=RAND()" office:value-type="float" office:value="0.742441180162132">
            <text:p>0.7424411802</text:p>
          </table:table-cell>
          <table:table-cell table:formula="of:=RAND()" office:value-type="float" office:value="0.0553721839096397">
            <text:p>0.0553721839</text:p>
          </table:table-cell>
          <table:table-cell table:formula="of:=RAND()" office:value-type="float" office:value="0.335838252678514">
            <text:p>0.3358382527</text:p>
          </table:table-cell>
          <table:table-cell table:formula="of:=RAND()" office:value-type="float" office:value="0.56591690541245">
            <text:p>0.5659169054</text:p>
          </table:table-cell>
          <table:table-cell table:formula="of:=RAND()" office:value-type="float" office:value="0.824514617444947">
            <text:p>0.8245146174</text:p>
          </table:table-cell>
          <table:table-cell table:formula="of:=RAND()" office:value-type="float" office:value="0.325337622314692">
            <text:p>0.3253376223</text:p>
          </table:table-cell>
          <table:table-cell table:formula="of:=RAND()" office:value-type="float" office:value="0.0569823551923037">
            <text:p>0.0569823552</text:p>
          </table:table-cell>
          <table:table-cell table:formula="of:=SUM([.B188:.M188])-6" office:value-type="float" office:value="-1.33222550153732">
            <text:p>-1.3322255015</text:p>
          </table:table-cell>
          <table:table-cell table:formula="of:=[.N188]-[.$G$6]" office:value-type="float" office:value="-1.31920032639755">
            <text:p>-1.3192003264</text:p>
          </table:table-cell>
          <table:table-cell table:formula="of:=[.O188]*[.O188]" office:value-type="float" office:value="1.7402895011674">
            <text:p>1.7402895012</text:p>
          </table:table-cell>
        </table:table-row>
        <table:table-row table:style-name="ro1">
          <table:table-cell/>
          <table:table-cell table:formula="of:=RAND()" office:value-type="float" office:value="0.221480479463935">
            <text:p>0.2214804795</text:p>
          </table:table-cell>
          <table:table-cell table:formula="of:=RAND()" office:value-type="float" office:value="0.651142158545554">
            <text:p>0.6511421585</text:p>
          </table:table-cell>
          <table:table-cell table:formula="of:=RAND()" office:value-type="float" office:value="0.10190188488923">
            <text:p>0.1019018849</text:p>
          </table:table-cell>
          <table:table-cell table:formula="of:=RAND()" office:value-type="float" office:value="0.485193365020677">
            <text:p>0.485193365</text:p>
          </table:table-cell>
          <table:table-cell table:formula="of:=RAND()" office:value-type="float" office:value="0.574803992174566">
            <text:p>0.5748039922</text:p>
          </table:table-cell>
          <table:table-cell table:formula="of:=RAND()" office:value-type="float" office:value="0.952127682976425">
            <text:p>0.952127683</text:p>
          </table:table-cell>
          <table:table-cell table:formula="of:=RAND()" office:value-type="float" office:value="0.794872452039272">
            <text:p>0.794872452</text:p>
          </table:table-cell>
          <table:table-cell table:formula="of:=RAND()" office:value-type="float" office:value="0.725615522358567">
            <text:p>0.7256155224</text:p>
          </table:table-cell>
          <table:table-cell table:formula="of:=RAND()" office:value-type="float" office:value="0.451941399369389">
            <text:p>0.4519413994</text:p>
          </table:table-cell>
          <table:table-cell table:formula="of:=RAND()" office:value-type="float" office:value="0.400984140112996">
            <text:p>0.4009841401</text:p>
          </table:table-cell>
          <table:table-cell table:formula="of:=RAND()" office:value-type="float" office:value="0.295193233061582">
            <text:p>0.2951932331</text:p>
          </table:table-cell>
          <table:table-cell table:formula="of:=RAND()" office:value-type="float" office:value="0.0691243053879589">
            <text:p>0.0691243054</text:p>
          </table:table-cell>
          <table:table-cell table:formula="of:=SUM([.B189:.M189])-6" office:value-type="float" office:value="-0.27561938459985">
            <text:p>-0.2756193846</text:p>
          </table:table-cell>
          <table:table-cell table:formula="of:=[.N189]-[.$G$6]" office:value-type="float" office:value="-0.262594209460076">
            <text:p>-0.2625942095</text:p>
          </table:table-cell>
          <table:table-cell table:formula="of:=[.O189]*[.O189]" office:value-type="float" office:value="0.0689557188419622">
            <text:p>0.0689557188</text:p>
          </table:table-cell>
        </table:table-row>
        <table:table-row table:style-name="ro1">
          <table:table-cell/>
          <table:table-cell table:formula="of:=RAND()" office:value-type="float" office:value="0.847890326520428">
            <text:p>0.8478903265</text:p>
          </table:table-cell>
          <table:table-cell table:formula="of:=RAND()" office:value-type="float" office:value="0.951319404877722">
            <text:p>0.9513194049</text:p>
          </table:table-cell>
          <table:table-cell table:formula="of:=RAND()" office:value-type="float" office:value="0.457546996185556">
            <text:p>0.4575469962</text:p>
          </table:table-cell>
          <table:table-cell table:formula="of:=RAND()" office:value-type="float" office:value="0.872222226811573">
            <text:p>0.8722222268</text:p>
          </table:table-cell>
          <table:table-cell table:formula="of:=RAND()" office:value-type="float" office:value="0.400333077646792">
            <text:p>0.4003330776</text:p>
          </table:table-cell>
          <table:table-cell table:formula="of:=RAND()" office:value-type="float" office:value="0.949439436430112">
            <text:p>0.9494394364</text:p>
          </table:table-cell>
          <table:table-cell table:formula="of:=RAND()" office:value-type="float" office:value="0.565879782196134">
            <text:p>0.5658797822</text:p>
          </table:table-cell>
          <table:table-cell table:formula="of:=RAND()" office:value-type="float" office:value="0.207056540297344">
            <text:p>0.2070565403</text:p>
          </table:table-cell>
          <table:table-cell table:formula="of:=RAND()" office:value-type="float" office:value="0.236341543728486">
            <text:p>0.2363415437</text:p>
          </table:table-cell>
          <table:table-cell table:formula="of:=RAND()" office:value-type="float" office:value="0.0422241291962564">
            <text:p>0.0422241292</text:p>
          </table:table-cell>
          <table:table-cell table:formula="of:=RAND()" office:value-type="float" office:value="0.498800885630772">
            <text:p>0.4988008856</text:p>
          </table:table-cell>
          <table:table-cell table:formula="of:=RAND()" office:value-type="float" office:value="0.630645140539855">
            <text:p>0.6306451405</text:p>
          </table:table-cell>
          <table:table-cell table:formula="of:=SUM([.B190:.M190])-6" office:value-type="float" office:value="0.65969949006103">
            <text:p>0.6596994901</text:p>
          </table:table-cell>
          <table:table-cell table:formula="of:=[.N190]-[.$G$6]" office:value-type="float" office:value="0.672724665200803">
            <text:p>0.6727246652</text:p>
          </table:table-cell>
          <table:table-cell table:formula="of:=[.O190]*[.O190]" office:value-type="float" office:value="0.452558475169533">
            <text:p>0.4525584752</text:p>
          </table:table-cell>
        </table:table-row>
        <table:table-row table:style-name="ro1">
          <table:table-cell/>
          <table:table-cell table:formula="of:=RAND()" office:value-type="float" office:value="0.830441099358723">
            <text:p>0.8304410994</text:p>
          </table:table-cell>
          <table:table-cell table:formula="of:=RAND()" office:value-type="float" office:value="0.530893916497007">
            <text:p>0.5308939165</text:p>
          </table:table-cell>
          <table:table-cell table:formula="of:=RAND()" office:value-type="float" office:value="0.498960979050025">
            <text:p>0.4989609791</text:p>
          </table:table-cell>
          <table:table-cell table:formula="of:=RAND()" office:value-type="float" office:value="0.941480875946581">
            <text:p>0.9414808759</text:p>
          </table:table-cell>
          <table:table-cell table:formula="of:=RAND()" office:value-type="float" office:value="0.701751477550715">
            <text:p>0.7017514776</text:p>
          </table:table-cell>
          <table:table-cell table:formula="of:=RAND()" office:value-type="float" office:value="0.84778071870096">
            <text:p>0.8477807187</text:p>
          </table:table-cell>
          <table:table-cell table:formula="of:=RAND()" office:value-type="float" office:value="0.1436849294696">
            <text:p>0.1436849295</text:p>
          </table:table-cell>
          <table:table-cell table:formula="of:=RAND()" office:value-type="float" office:value="0.0249716313555837">
            <text:p>0.0249716314</text:p>
          </table:table-cell>
          <table:table-cell table:formula="of:=RAND()" office:value-type="float" office:value="0.643618264468387">
            <text:p>0.6436182645</text:p>
          </table:table-cell>
          <table:table-cell table:formula="of:=RAND()" office:value-type="float" office:value="0.128538129385561">
            <text:p>0.1285381294</text:p>
          </table:table-cell>
          <table:table-cell table:formula="of:=RAND()" office:value-type="float" office:value="0.766494915820658">
            <text:p>0.7664949158</text:p>
          </table:table-cell>
          <table:table-cell table:formula="of:=RAND()" office:value-type="float" office:value="0.184385298518464">
            <text:p>0.1843852985</text:p>
          </table:table-cell>
          <table:table-cell table:formula="of:=SUM([.B191:.M191])-6" office:value-type="float" office:value="0.243002236122265">
            <text:p>0.2430022361</text:p>
          </table:table-cell>
          <table:table-cell table:formula="of:=[.N191]-[.$G$6]" office:value-type="float" office:value="0.256027411262039">
            <text:p>0.2560274113</text:p>
          </table:table-cell>
          <table:table-cell table:formula="of:=[.O191]*[.O191]" office:value-type="float" office:value="0.0655500353175413">
            <text:p>0.0655500353</text:p>
          </table:table-cell>
        </table:table-row>
        <table:table-row table:style-name="ro1">
          <table:table-cell/>
          <table:table-cell table:formula="of:=RAND()" office:value-type="float" office:value="0.0684173440095037">
            <text:p>0.068417344</text:p>
          </table:table-cell>
          <table:table-cell table:formula="of:=RAND()" office:value-type="float" office:value="0.661850407253951">
            <text:p>0.6618504073</text:p>
          </table:table-cell>
          <table:table-cell table:formula="of:=RAND()" office:value-type="float" office:value="0.357608041027561">
            <text:p>0.357608041</text:p>
          </table:table-cell>
          <table:table-cell table:formula="of:=RAND()" office:value-type="float" office:value="0.944745631655678">
            <text:p>0.9447456317</text:p>
          </table:table-cell>
          <table:table-cell table:formula="of:=RAND()" office:value-type="float" office:value="0.382080126320943">
            <text:p>0.3820801263</text:p>
          </table:table-cell>
          <table:table-cell table:formula="of:=RAND()" office:value-type="float" office:value="0.667665238492191">
            <text:p>0.6676652385</text:p>
          </table:table-cell>
          <table:table-cell table:formula="of:=RAND()" office:value-type="float" office:value="0.777264148695394">
            <text:p>0.7772641487</text:p>
          </table:table-cell>
          <table:table-cell table:formula="of:=RAND()" office:value-type="float" office:value="0.813988975249231">
            <text:p>0.8139889752</text:p>
          </table:table-cell>
          <table:table-cell table:formula="of:=RAND()" office:value-type="float" office:value="0.236321149393916">
            <text:p>0.2363211494</text:p>
          </table:table-cell>
          <table:table-cell table:formula="of:=RAND()" office:value-type="float" office:value="0.615639014169574">
            <text:p>0.6156390142</text:p>
          </table:table-cell>
          <table:table-cell table:formula="of:=RAND()" office:value-type="float" office:value="0.99726803926751">
            <text:p>0.9972680393</text:p>
          </table:table-cell>
          <table:table-cell table:formula="of:=RAND()" office:value-type="float" office:value="0.183006483362988">
            <text:p>0.1830064834</text:p>
          </table:table-cell>
          <table:table-cell table:formula="of:=SUM([.B192:.M192])-6" office:value-type="float" office:value="0.705854598898441">
            <text:p>0.7058545989</text:p>
          </table:table-cell>
          <table:table-cell table:formula="of:=[.N192]-[.$G$6]" office:value-type="float" office:value="0.718879774038214">
            <text:p>0.718879774</text:p>
          </table:table-cell>
          <table:table-cell table:formula="of:=[.O192]*[.O192]" office:value-type="float" office:value="0.516788129521234">
            <text:p>0.5167881295</text:p>
          </table:table-cell>
        </table:table-row>
        <table:table-row table:style-name="ro1">
          <table:table-cell/>
          <table:table-cell table:formula="of:=RAND()" office:value-type="float" office:value="0.428719595540315">
            <text:p>0.4287195955</text:p>
          </table:table-cell>
          <table:table-cell table:formula="of:=RAND()" office:value-type="float" office:value="0.817701881984249">
            <text:p>0.817701882</text:p>
          </table:table-cell>
          <table:table-cell table:formula="of:=RAND()" office:value-type="float" office:value="0.362214301014319">
            <text:p>0.362214301</text:p>
          </table:table-cell>
          <table:table-cell table:formula="of:=RAND()" office:value-type="float" office:value="0.865493420977145">
            <text:p>0.865493421</text:p>
          </table:table-cell>
          <table:table-cell table:formula="of:=RAND()" office:value-type="float" office:value="0.265407691011205">
            <text:p>0.265407691</text:p>
          </table:table-cell>
          <table:table-cell table:formula="of:=RAND()" office:value-type="float" office:value="0.420485303737223">
            <text:p>0.4204853037</text:p>
          </table:table-cell>
          <table:table-cell table:formula="of:=RAND()" office:value-type="float" office:value="0.968197867507115">
            <text:p>0.9681978675</text:p>
          </table:table-cell>
          <table:table-cell table:formula="of:=RAND()" office:value-type="float" office:value="0.463395039085299">
            <text:p>0.4633950391</text:p>
          </table:table-cell>
          <table:table-cell table:formula="of:=RAND()" office:value-type="float" office:value="0.0413431522902101">
            <text:p>0.0413431523</text:p>
          </table:table-cell>
          <table:table-cell table:formula="of:=RAND()" office:value-type="float" office:value="0.330860816640779">
            <text:p>0.3308608166</text:p>
          </table:table-cell>
          <table:table-cell table:formula="of:=RAND()" office:value-type="float" office:value="0.613992307102308">
            <text:p>0.6139923071</text:p>
          </table:table-cell>
          <table:table-cell table:formula="of:=RAND()" office:value-type="float" office:value="0.191452567698434">
            <text:p>0.1914525677</text:p>
          </table:table-cell>
          <table:table-cell table:formula="of:=SUM([.B193:.M193])-6" office:value-type="float" office:value="-0.230736055411398">
            <text:p>-0.2307360554</text:p>
          </table:table-cell>
          <table:table-cell table:formula="of:=[.N193]-[.$G$6]" office:value-type="float" office:value="-0.217710880271625">
            <text:p>-0.2177108803</text:p>
          </table:table-cell>
          <table:table-cell table:formula="of:=[.O193]*[.O193]" office:value-type="float" office:value="0.0473980273886457">
            <text:p>0.0473980274</text:p>
          </table:table-cell>
        </table:table-row>
        <table:table-row table:style-name="ro1">
          <table:table-cell/>
          <table:table-cell table:formula="of:=RAND()" office:value-type="float" office:value="0.655465878546238">
            <text:p>0.6554658785</text:p>
          </table:table-cell>
          <table:table-cell table:formula="of:=RAND()" office:value-type="float" office:value="0.634404085576534">
            <text:p>0.6344040856</text:p>
          </table:table-cell>
          <table:table-cell table:formula="of:=RAND()" office:value-type="float" office:value="0.132680526468903">
            <text:p>0.1326805265</text:p>
          </table:table-cell>
          <table:table-cell table:formula="of:=RAND()" office:value-type="float" office:value="0.641662715701386">
            <text:p>0.6416627157</text:p>
          </table:table-cell>
          <table:table-cell table:formula="of:=RAND()" office:value-type="float" office:value="0.361119903391227">
            <text:p>0.3611199034</text:p>
          </table:table-cell>
          <table:table-cell table:formula="of:=RAND()" office:value-type="float" office:value="0.843720259377733">
            <text:p>0.8437202594</text:p>
          </table:table-cell>
          <table:table-cell table:formula="of:=RAND()" office:value-type="float" office:value="0.0553300546016544">
            <text:p>0.0553300546</text:p>
          </table:table-cell>
          <table:table-cell table:formula="of:=RAND()" office:value-type="float" office:value="0.0844905260019004">
            <text:p>0.084490526</text:p>
          </table:table-cell>
          <table:table-cell table:formula="of:=RAND()" office:value-type="float" office:value="0.990915362490341">
            <text:p>0.9909153625</text:p>
          </table:table-cell>
          <table:table-cell table:formula="of:=RAND()" office:value-type="float" office:value="0.0897108651697636">
            <text:p>0.0897108652</text:p>
          </table:table-cell>
          <table:table-cell table:formula="of:=RAND()" office:value-type="float" office:value="0.920620559481904">
            <text:p>0.9206205595</text:p>
          </table:table-cell>
          <table:table-cell table:formula="of:=RAND()" office:value-type="float" office:value="0.945530630415306">
            <text:p>0.9455306304</text:p>
          </table:table-cell>
          <table:table-cell table:formula="of:=SUM([.B194:.M194])-6" office:value-type="float" office:value="0.35565136722289">
            <text:p>0.3556513672</text:p>
          </table:table-cell>
          <table:table-cell table:formula="of:=[.N194]-[.$G$6]" office:value-type="float" office:value="0.368676542362664">
            <text:p>0.3686765424</text:p>
          </table:table-cell>
          <table:table-cell table:formula="of:=[.O194]*[.O194]" office:value-type="float" office:value="0.135922392888489">
            <text:p>0.1359223929</text:p>
          </table:table-cell>
        </table:table-row>
        <table:table-row table:style-name="ro1">
          <table:table-cell/>
          <table:table-cell table:formula="of:=RAND()" office:value-type="float" office:value="0.268768389476463">
            <text:p>0.2687683895</text:p>
          </table:table-cell>
          <table:table-cell table:formula="of:=RAND()" office:value-type="float" office:value="0.268188642570749">
            <text:p>0.2681886426</text:p>
          </table:table-cell>
          <table:table-cell table:formula="of:=RAND()" office:value-type="float" office:value="0.806182365398854">
            <text:p>0.8061823654</text:p>
          </table:table-cell>
          <table:table-cell table:formula="of:=RAND()" office:value-type="float" office:value="0.153985717799515">
            <text:p>0.1539857178</text:p>
          </table:table-cell>
          <table:table-cell table:formula="of:=RAND()" office:value-type="float" office:value="0.685426308540627">
            <text:p>0.6854263085</text:p>
          </table:table-cell>
          <table:table-cell table:formula="of:=RAND()" office:value-type="float" office:value="0.525546959601343">
            <text:p>0.5255469596</text:p>
          </table:table-cell>
          <table:table-cell table:formula="of:=RAND()" office:value-type="float" office:value="0.895627486519516">
            <text:p>0.8956274865</text:p>
          </table:table-cell>
          <table:table-cell table:formula="of:=RAND()" office:value-type="float" office:value="0.696102218702436">
            <text:p>0.6961022187</text:p>
          </table:table-cell>
          <table:table-cell table:formula="of:=RAND()" office:value-type="float" office:value="0.267033299198374">
            <text:p>0.2670332992</text:p>
          </table:table-cell>
          <table:table-cell table:formula="of:=RAND()" office:value-type="float" office:value="0.459688634378836">
            <text:p>0.4596886344</text:p>
          </table:table-cell>
          <table:table-cell table:formula="of:=RAND()" office:value-type="float" office:value="0.214732484892011">
            <text:p>0.2147324849</text:p>
          </table:table-cell>
          <table:table-cell table:formula="of:=RAND()" office:value-type="float" office:value="0.0761486203409731">
            <text:p>0.0761486203</text:p>
          </table:table-cell>
          <table:table-cell table:formula="of:=SUM([.B195:.M195])-6" office:value-type="float" office:value="-0.682568872580305">
            <text:p>-0.6825688726</text:p>
          </table:table-cell>
          <table:table-cell table:formula="of:=[.N195]-[.$G$6]" office:value-type="float" office:value="-0.669543697440531">
            <text:p>-0.6695436974</text:p>
          </table:table-cell>
          <table:table-cell table:formula="of:=[.O195]*[.O195]" office:value-type="float" office:value="0.448288762782337">
            <text:p>0.4482887628</text:p>
          </table:table-cell>
        </table:table-row>
        <table:table-row table:style-name="ro1">
          <table:table-cell/>
          <table:table-cell table:formula="of:=RAND()" office:value-type="float" office:value="0.302341112634167">
            <text:p>0.3023411126</text:p>
          </table:table-cell>
          <table:table-cell table:formula="of:=RAND()" office:value-type="float" office:value="0.0279109564144164">
            <text:p>0.0279109564</text:p>
          </table:table-cell>
          <table:table-cell table:formula="of:=RAND()" office:value-type="float" office:value="0.240304072154686">
            <text:p>0.2403040722</text:p>
          </table:table-cell>
          <table:table-cell table:formula="of:=RAND()" office:value-type="float" office:value="0.0947360880672932">
            <text:p>0.0947360881</text:p>
          </table:table-cell>
          <table:table-cell table:formula="of:=RAND()" office:value-type="float" office:value="0.413522453047335">
            <text:p>0.413522453</text:p>
          </table:table-cell>
          <table:table-cell table:formula="of:=RAND()" office:value-type="float" office:value="0.268751009833068">
            <text:p>0.2687510098</text:p>
          </table:table-cell>
          <table:table-cell table:formula="of:=RAND()" office:value-type="float" office:value="0.932760391151533">
            <text:p>0.9327603912</text:p>
          </table:table-cell>
          <table:table-cell table:formula="of:=RAND()" office:value-type="float" office:value="0.948136524297297">
            <text:p>0.9481365243</text:p>
          </table:table-cell>
          <table:table-cell table:formula="of:=RAND()" office:value-type="float" office:value="0.746109952218831">
            <text:p>0.7461099522</text:p>
          </table:table-cell>
          <table:table-cell table:formula="of:=RAND()" office:value-type="float" office:value="0.0990220443345606">
            <text:p>0.0990220443</text:p>
          </table:table-cell>
          <table:table-cell table:formula="of:=RAND()" office:value-type="float" office:value="0.675188869703561">
            <text:p>0.6751888697</text:p>
          </table:table-cell>
          <table:table-cell table:formula="of:=RAND()" office:value-type="float" office:value="0.470456719165668">
            <text:p>0.4704567192</text:p>
          </table:table-cell>
          <table:table-cell table:formula="of:=SUM([.B196:.M196])-6" office:value-type="float" office:value="-0.780759806977585">
            <text:p>-0.780759807</text:p>
          </table:table-cell>
          <table:table-cell table:formula="of:=[.N196]-[.$G$6]" office:value-type="float" office:value="-0.767734631837811">
            <text:p>-0.7677346318</text:p>
          </table:table-cell>
          <table:table-cell table:formula="of:=[.O196]*[.O196]" office:value-type="float" office:value="0.58941646492314">
            <text:p>0.5894164649</text:p>
          </table:table-cell>
        </table:table-row>
        <table:table-row table:style-name="ro1">
          <table:table-cell/>
          <table:table-cell table:formula="of:=RAND()" office:value-type="float" office:value="0.150505770230666">
            <text:p>0.1505057702</text:p>
          </table:table-cell>
          <table:table-cell table:formula="of:=RAND()" office:value-type="float" office:value="0.915581235429272">
            <text:p>0.9155812354</text:p>
          </table:table-cell>
          <table:table-cell table:formula="of:=RAND()" office:value-type="float" office:value="0.747367174364626">
            <text:p>0.7473671744</text:p>
          </table:table-cell>
          <table:table-cell table:formula="of:=RAND()" office:value-type="float" office:value="0.481824345653877">
            <text:p>0.4818243457</text:p>
          </table:table-cell>
          <table:table-cell table:formula="of:=RAND()" office:value-type="float" office:value="0.0986703969538212">
            <text:p>0.098670397</text:p>
          </table:table-cell>
          <table:table-cell table:formula="of:=RAND()" office:value-type="float" office:value="0.243324402486905">
            <text:p>0.2433244025</text:p>
          </table:table-cell>
          <table:table-cell table:formula="of:=RAND()" office:value-type="float" office:value="0.270470124436542">
            <text:p>0.2704701244</text:p>
          </table:table-cell>
          <table:table-cell table:formula="of:=RAND()" office:value-type="float" office:value="0.854699339484796">
            <text:p>0.8546993395</text:p>
          </table:table-cell>
          <table:table-cell table:formula="of:=RAND()" office:value-type="float" office:value="0.788454248337075">
            <text:p>0.7884542483</text:p>
          </table:table-cell>
          <table:table-cell table:formula="of:=RAND()" office:value-type="float" office:value="0.83921017148532">
            <text:p>0.8392101715</text:p>
          </table:table-cell>
          <table:table-cell table:formula="of:=RAND()" office:value-type="float" office:value="0.477910562884063">
            <text:p>0.4779105629</text:p>
          </table:table-cell>
          <table:table-cell table:formula="of:=RAND()" office:value-type="float" office:value="0.0149518682155758">
            <text:p>0.0149518682</text:p>
          </table:table-cell>
          <table:table-cell table:formula="of:=SUM([.B197:.M197])-6" office:value-type="float" office:value="-0.117030360037461">
            <text:p>-0.11703036</text:p>
          </table:table-cell>
          <table:table-cell table:formula="of:=[.N197]-[.$G$6]" office:value-type="float" office:value="-0.104005184897687">
            <text:p>-0.1040051849</text:p>
          </table:table-cell>
          <table:table-cell table:formula="of:=[.O197]*[.O197]" office:value-type="float" office:value="0.0108170784856021">
            <text:p>0.0108170785</text:p>
          </table:table-cell>
        </table:table-row>
        <table:table-row table:style-name="ro1">
          <table:table-cell/>
          <table:table-cell table:formula="of:=RAND()" office:value-type="float" office:value="0.531306735007092">
            <text:p>0.531306735</text:p>
          </table:table-cell>
          <table:table-cell table:formula="of:=RAND()" office:value-type="float" office:value="0.715464636450633">
            <text:p>0.7154646365</text:p>
          </table:table-cell>
          <table:table-cell table:formula="of:=RAND()" office:value-type="float" office:value="0.963032349711284">
            <text:p>0.9630323497</text:p>
          </table:table-cell>
          <table:table-cell table:formula="of:=RAND()" office:value-type="float" office:value="0.506893217563629">
            <text:p>0.5068932176</text:p>
          </table:table-cell>
          <table:table-cell table:formula="of:=RAND()" office:value-type="float" office:value="0.686440030112863">
            <text:p>0.6864400301</text:p>
          </table:table-cell>
          <table:table-cell table:formula="of:=RAND()" office:value-type="float" office:value="0.054290117463097">
            <text:p>0.0542901175</text:p>
          </table:table-cell>
          <table:table-cell table:formula="of:=RAND()" office:value-type="float" office:value="0.200354983564466">
            <text:p>0.2003549836</text:p>
          </table:table-cell>
          <table:table-cell table:formula="of:=RAND()" office:value-type="float" office:value="0.953500966541469">
            <text:p>0.9535009665</text:p>
          </table:table-cell>
          <table:table-cell table:formula="of:=RAND()" office:value-type="float" office:value="0.24597776774317">
            <text:p>0.2459777677</text:p>
          </table:table-cell>
          <table:table-cell table:formula="of:=RAND()" office:value-type="float" office:value="0.479495622683317">
            <text:p>0.4794956227</text:p>
          </table:table-cell>
          <table:table-cell table:formula="of:=RAND()" office:value-type="float" office:value="0.183905645972118">
            <text:p>0.183905646</text:p>
          </table:table-cell>
          <table:table-cell table:formula="of:=RAND()" office:value-type="float" office:value="0.556973605183885">
            <text:p>0.5569736052</text:p>
          </table:table-cell>
          <table:table-cell table:formula="of:=SUM([.B198:.M198])-6" office:value-type="float" office:value="0.0776356779970229">
            <text:p>0.077635678</text:p>
          </table:table-cell>
          <table:table-cell table:formula="of:=[.N198]-[.$G$6]" office:value-type="float" office:value="0.0906608531367965">
            <text:p>0.0906608531</text:p>
          </table:table-cell>
          <table:table-cell table:formula="of:=[.O198]*[.O198]" office:value-type="float" office:value="0.00821939029149178">
            <text:p>0.0082193903</text:p>
          </table:table-cell>
        </table:table-row>
        <table:table-row table:style-name="ro1">
          <table:table-cell/>
          <table:table-cell table:formula="of:=RAND()" office:value-type="float" office:value="0.73791707190685">
            <text:p>0.7379170719</text:p>
          </table:table-cell>
          <table:table-cell table:formula="of:=RAND()" office:value-type="float" office:value="0.443922728998587">
            <text:p>0.443922729</text:p>
          </table:table-cell>
          <table:table-cell table:formula="of:=RAND()" office:value-type="float" office:value="0.802191875409335">
            <text:p>0.8021918754</text:p>
          </table:table-cell>
          <table:table-cell table:formula="of:=RAND()" office:value-type="float" office:value="0.132905419217423">
            <text:p>0.1329054192</text:p>
          </table:table-cell>
          <table:table-cell table:formula="of:=RAND()" office:value-type="float" office:value="0.776974279433489">
            <text:p>0.7769742794</text:p>
          </table:table-cell>
          <table:table-cell table:formula="of:=RAND()" office:value-type="float" office:value="0.382693690480664">
            <text:p>0.3826936905</text:p>
          </table:table-cell>
          <table:table-cell table:formula="of:=RAND()" office:value-type="float" office:value="0.206289508612826">
            <text:p>0.2062895086</text:p>
          </table:table-cell>
          <table:table-cell table:formula="of:=RAND()" office:value-type="float" office:value="0.0832541103009135">
            <text:p>0.0832541103</text:p>
          </table:table-cell>
          <table:table-cell table:formula="of:=RAND()" office:value-type="float" office:value="0.510765808867291">
            <text:p>0.5107658089</text:p>
          </table:table-cell>
          <table:table-cell table:formula="of:=RAND()" office:value-type="float" office:value="0.651568064233288">
            <text:p>0.6515680642</text:p>
          </table:table-cell>
          <table:table-cell table:formula="of:=RAND()" office:value-type="float" office:value="0.562604534439743">
            <text:p>0.5626045344</text:p>
          </table:table-cell>
          <table:table-cell table:formula="of:=RAND()" office:value-type="float" office:value="0.689524433575571">
            <text:p>0.6895244336</text:p>
          </table:table-cell>
          <table:table-cell table:formula="of:=SUM([.B199:.M199])-6" office:value-type="float" office:value="-0.0193884745240212">
            <text:p>-0.0193884745</text:p>
          </table:table-cell>
          <table:table-cell table:formula="of:=[.N199]-[.$G$6]" office:value-type="float" office:value="-0.00636329938424751">
            <text:p>-0.0063632994</text:p>
          </table:table-cell>
          <table:table-cell table:formula="of:=[.O199]*[.O199]" office:value-type="float" office:value="0.0000404915790535648">
            <text:p>4.04915790535648E-005</text:p>
          </table:table-cell>
        </table:table-row>
        <table:table-row table:style-name="ro1">
          <table:table-cell/>
          <table:table-cell table:formula="of:=RAND()" office:value-type="float" office:value="0.3219162854366">
            <text:p>0.3219162854</text:p>
          </table:table-cell>
          <table:table-cell table:formula="of:=RAND()" office:value-type="float" office:value="0.765026269247755">
            <text:p>0.7650262692</text:p>
          </table:table-cell>
          <table:table-cell table:formula="of:=RAND()" office:value-type="float" office:value="0.0757294793147594">
            <text:p>0.0757294793</text:p>
          </table:table-cell>
          <table:table-cell table:formula="of:=RAND()" office:value-type="float" office:value="0.351071273209527">
            <text:p>0.3510712732</text:p>
          </table:table-cell>
          <table:table-cell table:formula="of:=RAND()" office:value-type="float" office:value="0.360666240565479">
            <text:p>0.3606662406</text:p>
          </table:table-cell>
          <table:table-cell table:formula="of:=RAND()" office:value-type="float" office:value="0.383405896369368">
            <text:p>0.3834058964</text:p>
          </table:table-cell>
          <table:table-cell table:formula="of:=RAND()" office:value-type="float" office:value="0.774900604970753">
            <text:p>0.774900605</text:p>
          </table:table-cell>
          <table:table-cell table:formula="of:=RAND()" office:value-type="float" office:value="0.0560058834962547">
            <text:p>0.0560058835</text:p>
          </table:table-cell>
          <table:table-cell table:formula="of:=RAND()" office:value-type="float" office:value="0.177207551663741">
            <text:p>0.1772075517</text:p>
          </table:table-cell>
          <table:table-cell table:formula="of:=RAND()" office:value-type="float" office:value="0.102728805504739">
            <text:p>0.1027288055</text:p>
          </table:table-cell>
          <table:table-cell table:formula="of:=RAND()" office:value-type="float" office:value="0.870353147387505">
            <text:p>0.8703531474</text:p>
          </table:table-cell>
          <table:table-cell table:formula="of:=RAND()" office:value-type="float" office:value="0.62846099329181">
            <text:p>0.6284609933</text:p>
          </table:table-cell>
          <table:table-cell table:formula="of:=SUM([.B200:.M200])-6" office:value-type="float" office:value="-1.13252756954171">
            <text:p>-1.1325275695</text:p>
          </table:table-cell>
          <table:table-cell table:formula="of:=[.N200]-[.$G$6]" office:value-type="float" office:value="-1.11950239440193">
            <text:p>-1.1195023944</text:p>
          </table:table-cell>
          <table:table-cell table:formula="of:=[.O200]*[.O200]" office:value-type="float" office:value="1.25328561107166">
            <text:p>1.2532856111</text:p>
          </table:table-cell>
        </table:table-row>
        <table:table-row table:style-name="ro1">
          <table:table-cell/>
          <table:table-cell table:formula="of:=RAND()" office:value-type="float" office:value="0.535034331260249">
            <text:p>0.5350343313</text:p>
          </table:table-cell>
          <table:table-cell table:formula="of:=RAND()" office:value-type="float" office:value="0.830513024237007">
            <text:p>0.8305130242</text:p>
          </table:table-cell>
          <table:table-cell table:formula="of:=RAND()" office:value-type="float" office:value="0.41076205833815">
            <text:p>0.4107620583</text:p>
          </table:table-cell>
          <table:table-cell table:formula="of:=RAND()" office:value-type="float" office:value="0.263035495067015">
            <text:p>0.2630354951</text:p>
          </table:table-cell>
          <table:table-cell table:formula="of:=RAND()" office:value-type="float" office:value="0.582046633819118">
            <text:p>0.5820466338</text:p>
          </table:table-cell>
          <table:table-cell table:formula="of:=RAND()" office:value-type="float" office:value="0.150142417522147">
            <text:p>0.1501424175</text:p>
          </table:table-cell>
          <table:table-cell table:formula="of:=RAND()" office:value-type="float" office:value="0.0463363311719149">
            <text:p>0.0463363312</text:p>
          </table:table-cell>
          <table:table-cell table:formula="of:=RAND()" office:value-type="float" office:value="0.640447265002877">
            <text:p>0.640447265</text:p>
          </table:table-cell>
          <table:table-cell table:formula="of:=RAND()" office:value-type="float" office:value="0.713499904144555">
            <text:p>0.7134999041</text:p>
          </table:table-cell>
          <table:table-cell table:formula="of:=RAND()" office:value-type="float" office:value="0.551700462354347">
            <text:p>0.5517004624</text:p>
          </table:table-cell>
          <table:table-cell table:formula="of:=RAND()" office:value-type="float" office:value="0.496217585867271">
            <text:p>0.4962175859</text:p>
          </table:table-cell>
          <table:table-cell table:formula="of:=RAND()" office:value-type="float" office:value="0.174525456503034">
            <text:p>0.1745254565</text:p>
          </table:table-cell>
          <table:table-cell table:formula="of:=SUM([.B201:.M201])-6" office:value-type="float" office:value="-0.605739034712315">
            <text:p>-0.6057390347</text:p>
          </table:table-cell>
          <table:table-cell table:formula="of:=[.N201]-[.$G$6]" office:value-type="float" office:value="-0.592713859572541">
            <text:p>-0.5927138596</text:p>
          </table:table-cell>
          <table:table-cell table:formula="of:=[.O201]*[.O201]" office:value-type="float" office:value="0.351309719329378">
            <text:p>0.3513097193</text:p>
          </table:table-cell>
        </table:table-row>
        <table:table-row table:style-name="ro1">
          <table:table-cell/>
          <table:table-cell table:formula="of:=RAND()" office:value-type="float" office:value="0.306999242631719">
            <text:p>0.3069992426</text:p>
          </table:table-cell>
          <table:table-cell table:formula="of:=RAND()" office:value-type="float" office:value="0.133938911836594">
            <text:p>0.1339389118</text:p>
          </table:table-cell>
          <table:table-cell table:formula="of:=RAND()" office:value-type="float" office:value="0.132273353869095">
            <text:p>0.1322733539</text:p>
          </table:table-cell>
          <table:table-cell table:formula="of:=RAND()" office:value-type="float" office:value="0.697083733510226">
            <text:p>0.6970837335</text:p>
          </table:table-cell>
          <table:table-cell table:formula="of:=RAND()" office:value-type="float" office:value="0.854259355925024">
            <text:p>0.8542593559</text:p>
          </table:table-cell>
          <table:table-cell table:formula="of:=RAND()" office:value-type="float" office:value="0.118079889100045">
            <text:p>0.1180798891</text:p>
          </table:table-cell>
          <table:table-cell table:formula="of:=RAND()" office:value-type="float" office:value="0.993945656344295">
            <text:p>0.9939456563</text:p>
          </table:table-cell>
          <table:table-cell table:formula="of:=RAND()" office:value-type="float" office:value="0.462949819397181">
            <text:p>0.4629498194</text:p>
          </table:table-cell>
          <table:table-cell table:formula="of:=RAND()" office:value-type="float" office:value="0.564088372047991">
            <text:p>0.564088372</text:p>
          </table:table-cell>
          <table:table-cell table:formula="of:=RAND()" office:value-type="float" office:value="0.780653239460662">
            <text:p>0.7806532395</text:p>
          </table:table-cell>
          <table:table-cell table:formula="of:=RAND()" office:value-type="float" office:value="0.938602155307308">
            <text:p>0.9386021553</text:p>
          </table:table-cell>
          <table:table-cell table:formula="of:=RAND()" office:value-type="float" office:value="0.876644471660256">
            <text:p>0.8766444717</text:p>
          </table:table-cell>
          <table:table-cell table:formula="of:=SUM([.B202:.M202])-6" office:value-type="float" office:value="0.859518201090395">
            <text:p>0.8595182011</text:p>
          </table:table-cell>
          <table:table-cell table:formula="of:=[.N202]-[.$G$6]" office:value-type="float" office:value="0.872543376230169">
            <text:p>0.8725433762</text:p>
          </table:table-cell>
          <table:table-cell table:formula="of:=[.O202]*[.O202]" office:value-type="float" office:value="0.761331943403142">
            <text:p>0.7613319434</text:p>
          </table:table-cell>
        </table:table-row>
        <table:table-row table:style-name="ro1">
          <table:table-cell/>
          <table:table-cell table:formula="of:=RAND()" office:value-type="float" office:value="0.368794901529327">
            <text:p>0.3687949015</text:p>
          </table:table-cell>
          <table:table-cell table:formula="of:=RAND()" office:value-type="float" office:value="0.739520681090653">
            <text:p>0.7395206811</text:p>
          </table:table-cell>
          <table:table-cell table:formula="of:=RAND()" office:value-type="float" office:value="0.957659363979474">
            <text:p>0.957659364</text:p>
          </table:table-cell>
          <table:table-cell table:formula="of:=RAND()" office:value-type="float" office:value="0.00183146446943283">
            <text:p>0.0018314645</text:p>
          </table:table-cell>
          <table:table-cell table:formula="of:=RAND()" office:value-type="float" office:value="0.644682486075908">
            <text:p>0.6446824861</text:p>
          </table:table-cell>
          <table:table-cell table:formula="of:=RAND()" office:value-type="float" office:value="0.0300657073967159">
            <text:p>0.0300657074</text:p>
          </table:table-cell>
          <table:table-cell table:formula="of:=RAND()" office:value-type="float" office:value="0.875208018813282">
            <text:p>0.8752080188</text:p>
          </table:table-cell>
          <table:table-cell table:formula="of:=RAND()" office:value-type="float" office:value="0.653442247770727">
            <text:p>0.6534422478</text:p>
          </table:table-cell>
          <table:table-cell table:formula="of:=RAND()" office:value-type="float" office:value="0.312859514495358">
            <text:p>0.3128595145</text:p>
          </table:table-cell>
          <table:table-cell table:formula="of:=RAND()" office:value-type="float" office:value="0.0491145448759198">
            <text:p>0.0491145449</text:p>
          </table:table-cell>
          <table:table-cell table:formula="of:=RAND()" office:value-type="float" office:value="0.985905688954517">
            <text:p>0.985905689</text:p>
          </table:table-cell>
          <table:table-cell table:formula="of:=RAND()" office:value-type="float" office:value="0.370710984803736">
            <text:p>0.3707109848</text:p>
          </table:table-cell>
          <table:table-cell table:formula="of:=SUM([.B203:.M203])-6" office:value-type="float" office:value="-0.0102043957449496">
            <text:p>-0.0102043957</text:p>
          </table:table-cell>
          <table:table-cell table:formula="of:=[.N203]-[.$G$6]" office:value-type="float" office:value="0.00282077939482406">
            <text:p>0.0028207794</text:p>
          </table:table-cell>
          <table:table-cell table:formula="of:=[.O203]*[.O203]" office:value-type="float" office:value="0.00000795679639426398">
            <text:p>7.95679639426398E-006</text:p>
          </table:table-cell>
        </table:table-row>
        <table:table-row table:style-name="ro1">
          <table:table-cell/>
          <table:table-cell table:formula="of:=RAND()" office:value-type="float" office:value="0.548048958415166">
            <text:p>0.5480489584</text:p>
          </table:table-cell>
          <table:table-cell table:formula="of:=RAND()" office:value-type="float" office:value="0.13951410446316">
            <text:p>0.1395141045</text:p>
          </table:table-cell>
          <table:table-cell table:formula="of:=RAND()" office:value-type="float" office:value="0.877413028618321">
            <text:p>0.8774130286</text:p>
          </table:table-cell>
          <table:table-cell table:formula="of:=RAND()" office:value-type="float" office:value="0.207883287221193">
            <text:p>0.2078832872</text:p>
          </table:table-cell>
          <table:table-cell table:formula="of:=RAND()" office:value-type="float" office:value="0.395115544786677">
            <text:p>0.3951155448</text:p>
          </table:table-cell>
          <table:table-cell table:formula="of:=RAND()" office:value-type="float" office:value="0.673093516379595">
            <text:p>0.6730935164</text:p>
          </table:table-cell>
          <table:table-cell table:formula="of:=RAND()" office:value-type="float" office:value="0.202955778455362">
            <text:p>0.2029557785</text:p>
          </table:table-cell>
          <table:table-cell table:formula="of:=RAND()" office:value-type="float" office:value="0.23177324864082">
            <text:p>0.2317732486</text:p>
          </table:table-cell>
          <table:table-cell table:formula="of:=RAND()" office:value-type="float" office:value="0.208286790875718">
            <text:p>0.2082867909</text:p>
          </table:table-cell>
          <table:table-cell table:formula="of:=RAND()" office:value-type="float" office:value="0.749956367304549">
            <text:p>0.7499563673</text:p>
          </table:table-cell>
          <table:table-cell table:formula="of:=RAND()" office:value-type="float" office:value="0.265666350256652">
            <text:p>0.2656663503</text:p>
          </table:table-cell>
          <table:table-cell table:formula="of:=RAND()" office:value-type="float" office:value="0.890189916826785">
            <text:p>0.8901899168</text:p>
          </table:table-cell>
          <table:table-cell table:formula="of:=SUM([.B204:.M204])-6" office:value-type="float" office:value="-0.610103107756004">
            <text:p>-0.6101031078</text:p>
          </table:table-cell>
          <table:table-cell table:formula="of:=[.N204]-[.$G$6]" office:value-type="float" office:value="-0.59707793261623">
            <text:p>-0.5970779326</text:p>
          </table:table-cell>
          <table:table-cell table:formula="of:=[.O204]*[.O204]" office:value-type="float" office:value="0.356502057617271">
            <text:p>0.3565020576</text:p>
          </table:table-cell>
        </table:table-row>
        <table:table-row table:style-name="ro1">
          <table:table-cell/>
          <table:table-cell table:formula="of:=RAND()" office:value-type="float" office:value="0.912598419701681">
            <text:p>0.9125984197</text:p>
          </table:table-cell>
          <table:table-cell table:formula="of:=RAND()" office:value-type="float" office:value="0.932582095498219">
            <text:p>0.9325820955</text:p>
          </table:table-cell>
          <table:table-cell table:formula="of:=RAND()" office:value-type="float" office:value="0.243701010476798">
            <text:p>0.2437010105</text:p>
          </table:table-cell>
          <table:table-cell table:formula="of:=RAND()" office:value-type="float" office:value="0.42188731348142">
            <text:p>0.4218873135</text:p>
          </table:table-cell>
          <table:table-cell table:formula="of:=RAND()" office:value-type="float" office:value="0.855666260467842">
            <text:p>0.8556662605</text:p>
          </table:table-cell>
          <table:table-cell table:formula="of:=RAND()" office:value-type="float" office:value="0.473585611442104">
            <text:p>0.4735856114</text:p>
          </table:table-cell>
          <table:table-cell table:formula="of:=RAND()" office:value-type="float" office:value="0.759210513206199">
            <text:p>0.7592105132</text:p>
          </table:table-cell>
          <table:table-cell table:formula="of:=RAND()" office:value-type="float" office:value="0.445576995611191">
            <text:p>0.4455769956</text:p>
          </table:table-cell>
          <table:table-cell table:formula="of:=RAND()" office:value-type="float" office:value="0.097910932963714">
            <text:p>0.097910933</text:p>
          </table:table-cell>
          <table:table-cell table:formula="of:=RAND()" office:value-type="float" office:value="0.0225873922463506">
            <text:p>0.0225873922</text:p>
          </table:table-cell>
          <table:table-cell table:formula="of:=RAND()" office:value-type="float" office:value="0.0494201688561589">
            <text:p>0.0494201689</text:p>
          </table:table-cell>
          <table:table-cell table:formula="of:=RAND()" office:value-type="float" office:value="0.729619000805542">
            <text:p>0.7296190008</text:p>
          </table:table-cell>
          <table:table-cell table:formula="of:=SUM([.B205:.M205])-6" office:value-type="float" office:value="-0.055654285242781">
            <text:p>-0.0556542852</text:p>
          </table:table-cell>
          <table:table-cell table:formula="of:=[.N205]-[.$G$6]" office:value-type="float" office:value="-0.0426291101030074">
            <text:p>-0.0426291101</text:p>
          </table:table-cell>
          <table:table-cell table:formula="of:=[.O205]*[.O205]" office:value-type="float" office:value="0.00181724102817433">
            <text:p>0.001817241</text:p>
          </table:table-cell>
        </table:table-row>
        <table:table-row table:style-name="ro1">
          <table:table-cell/>
          <table:table-cell table:formula="of:=RAND()" office:value-type="float" office:value="0.0666862721554935">
            <text:p>0.0666862722</text:p>
          </table:table-cell>
          <table:table-cell table:formula="of:=RAND()" office:value-type="float" office:value="0.610388078028336">
            <text:p>0.610388078</text:p>
          </table:table-cell>
          <table:table-cell table:formula="of:=RAND()" office:value-type="float" office:value="0.211202640086412">
            <text:p>0.2112026401</text:p>
          </table:table-cell>
          <table:table-cell table:formula="of:=RAND()" office:value-type="float" office:value="0.172135900007561">
            <text:p>0.1721359</text:p>
          </table:table-cell>
          <table:table-cell table:formula="of:=RAND()" office:value-type="float" office:value="0.834037183318287">
            <text:p>0.8340371833</text:p>
          </table:table-cell>
          <table:table-cell table:formula="of:=RAND()" office:value-type="float" office:value="0.049772763857618">
            <text:p>0.0497727639</text:p>
          </table:table-cell>
          <table:table-cell table:formula="of:=RAND()" office:value-type="float" office:value="0.752588647184894">
            <text:p>0.7525886472</text:p>
          </table:table-cell>
          <table:table-cell table:formula="of:=RAND()" office:value-type="float" office:value="0.409163693198934">
            <text:p>0.4091636932</text:p>
          </table:table-cell>
          <table:table-cell table:formula="of:=RAND()" office:value-type="float" office:value="0.529118190286681">
            <text:p>0.5291181903</text:p>
          </table:table-cell>
          <table:table-cell table:formula="of:=RAND()" office:value-type="float" office:value="0.820904287742451">
            <text:p>0.8209042877</text:p>
          </table:table-cell>
          <table:table-cell table:formula="of:=RAND()" office:value-type="float" office:value="0.272739549633116">
            <text:p>0.2727395496</text:p>
          </table:table-cell>
          <table:table-cell table:formula="of:=RAND()" office:value-type="float" office:value="0.196917064720765">
            <text:p>0.1969170647</text:p>
          </table:table-cell>
          <table:table-cell table:formula="of:=SUM([.B206:.M206])-6" office:value-type="float" office:value="-1.07434572977945">
            <text:p>-1.0743457298</text:p>
          </table:table-cell>
          <table:table-cell table:formula="of:=[.N206]-[.$G$6]" office:value-type="float" office:value="-1.06132055463968">
            <text:p>-1.0613205546</text:p>
          </table:table-cell>
          <table:table-cell table:formula="of:=[.O206]*[.O206]" office:value-type="float" office:value="1.12640131970067">
            <text:p>1.1264013197</text:p>
          </table:table-cell>
        </table:table-row>
        <table:table-row table:style-name="ro1">
          <table:table-cell/>
          <table:table-cell table:formula="of:=RAND()" office:value-type="float" office:value="0.847167189931497">
            <text:p>0.8471671899</text:p>
          </table:table-cell>
          <table:table-cell table:formula="of:=RAND()" office:value-type="float" office:value="0.360275631770492">
            <text:p>0.3602756318</text:p>
          </table:table-cell>
          <table:table-cell table:formula="of:=RAND()" office:value-type="float" office:value="0.92379518575035">
            <text:p>0.9237951858</text:p>
          </table:table-cell>
          <table:table-cell table:formula="of:=RAND()" office:value-type="float" office:value="0.758192754350603">
            <text:p>0.7581927544</text:p>
          </table:table-cell>
          <table:table-cell table:formula="of:=RAND()" office:value-type="float" office:value="0.223916816757992">
            <text:p>0.2239168168</text:p>
          </table:table-cell>
          <table:table-cell table:formula="of:=RAND()" office:value-type="float" office:value="0.927985859336332">
            <text:p>0.9279858593</text:p>
          </table:table-cell>
          <table:table-cell table:formula="of:=RAND()" office:value-type="float" office:value="0.0225037578493357">
            <text:p>0.0225037578</text:p>
          </table:table-cell>
          <table:table-cell table:formula="of:=RAND()" office:value-type="float" office:value="0.380567891523242">
            <text:p>0.3805678915</text:p>
          </table:table-cell>
          <table:table-cell table:formula="of:=RAND()" office:value-type="float" office:value="0.955559243680909">
            <text:p>0.9555592437</text:p>
          </table:table-cell>
          <table:table-cell table:formula="of:=RAND()" office:value-type="float" office:value="0.390676138689741">
            <text:p>0.3906761387</text:p>
          </table:table-cell>
          <table:table-cell table:formula="of:=RAND()" office:value-type="float" office:value="0.327727511525154">
            <text:p>0.3277275115</text:p>
          </table:table-cell>
          <table:table-cell table:formula="of:=RAND()" office:value-type="float" office:value="0.487192220985889">
            <text:p>0.487192221</text:p>
          </table:table-cell>
          <table:table-cell table:formula="of:=SUM([.B207:.M207])-6" office:value-type="float" office:value="0.605560202151537">
            <text:p>0.6055602022</text:p>
          </table:table-cell>
          <table:table-cell table:formula="of:=[.N207]-[.$G$6]" office:value-type="float" office:value="0.618585377291311">
            <text:p>0.6185853773</text:p>
          </table:table-cell>
          <table:table-cell table:formula="of:=[.O207]*[.O207]" office:value-type="float" office:value="0.382647868998633">
            <text:p>0.382647869</text:p>
          </table:table-cell>
        </table:table-row>
        <table:table-row table:style-name="ro1">
          <table:table-cell/>
          <table:table-cell table:formula="of:=RAND()" office:value-type="float" office:value="0.668091339524835">
            <text:p>0.6680913395</text:p>
          </table:table-cell>
          <table:table-cell table:formula="of:=RAND()" office:value-type="float" office:value="0.217816004762426">
            <text:p>0.2178160048</text:p>
          </table:table-cell>
          <table:table-cell table:formula="of:=RAND()" office:value-type="float" office:value="0.308183118700981">
            <text:p>0.3081831187</text:p>
          </table:table-cell>
          <table:table-cell table:formula="of:=RAND()" office:value-type="float" office:value="0.091515485662967">
            <text:p>0.0915154857</text:p>
          </table:table-cell>
          <table:table-cell table:formula="of:=RAND()" office:value-type="float" office:value="0.559119561919943">
            <text:p>0.5591195619</text:p>
          </table:table-cell>
          <table:table-cell table:formula="of:=RAND()" office:value-type="float" office:value="0.582345924573019">
            <text:p>0.5823459246</text:p>
          </table:table-cell>
          <table:table-cell table:formula="of:=RAND()" office:value-type="float" office:value="0.0338390124961734">
            <text:p>0.0338390125</text:p>
          </table:table-cell>
          <table:table-cell table:formula="of:=RAND()" office:value-type="float" office:value="0.934722462203354">
            <text:p>0.9347224622</text:p>
          </table:table-cell>
          <table:table-cell table:formula="of:=RAND()" office:value-type="float" office:value="0.0806906307116151">
            <text:p>0.0806906307</text:p>
          </table:table-cell>
          <table:table-cell table:formula="of:=RAND()" office:value-type="float" office:value="0.639998125843704">
            <text:p>0.6399981258</text:p>
          </table:table-cell>
          <table:table-cell table:formula="of:=RAND()" office:value-type="float" office:value="0.2915106236469">
            <text:p>0.2915106236</text:p>
          </table:table-cell>
          <table:table-cell table:formula="of:=RAND()" office:value-type="float" office:value="0.710034253774211">
            <text:p>0.7100342538</text:p>
          </table:table-cell>
          <table:table-cell table:formula="of:=SUM([.B208:.M208])-6" office:value-type="float" office:value="-0.882133456179872">
            <text:p>-0.8821334562</text:p>
          </table:table-cell>
          <table:table-cell table:formula="of:=[.N208]-[.$G$6]" office:value-type="float" office:value="-0.869108281040099">
            <text:p>-0.869108281</text:p>
          </table:table-cell>
          <table:table-cell table:formula="of:=[.O208]*[.O208]" office:value-type="float" office:value="0.755349204172475">
            <text:p>0.7553492042</text:p>
          </table:table-cell>
        </table:table-row>
        <table:table-row table:style-name="ro1">
          <table:table-cell/>
          <table:table-cell table:formula="of:=RAND()" office:value-type="float" office:value="0.274357104441151">
            <text:p>0.2743571044</text:p>
          </table:table-cell>
          <table:table-cell table:formula="of:=RAND()" office:value-type="float" office:value="0.229671659646556">
            <text:p>0.2296716596</text:p>
          </table:table-cell>
          <table:table-cell table:formula="of:=RAND()" office:value-type="float" office:value="0.188932982739061">
            <text:p>0.1889329827</text:p>
          </table:table-cell>
          <table:table-cell table:formula="of:=RAND()" office:value-type="float" office:value="0.998381569515914">
            <text:p>0.9983815695</text:p>
          </table:table-cell>
          <table:table-cell table:formula="of:=RAND()" office:value-type="float" office:value="0.902096973499283">
            <text:p>0.9020969735</text:p>
          </table:table-cell>
          <table:table-cell table:formula="of:=RAND()" office:value-type="float" office:value="0.459643989102915">
            <text:p>0.4596439891</text:p>
          </table:table-cell>
          <table:table-cell table:formula="of:=RAND()" office:value-type="float" office:value="0.110434661153704">
            <text:p>0.1104346612</text:p>
          </table:table-cell>
          <table:table-cell table:formula="of:=RAND()" office:value-type="float" office:value="0.238436426967382">
            <text:p>0.238436427</text:p>
          </table:table-cell>
          <table:table-cell table:formula="of:=RAND()" office:value-type="float" office:value="0.374292404856533">
            <text:p>0.3742924049</text:p>
          </table:table-cell>
          <table:table-cell table:formula="of:=RAND()" office:value-type="float" office:value="0.55047316569835">
            <text:p>0.5504731657</text:p>
          </table:table-cell>
          <table:table-cell table:formula="of:=RAND()" office:value-type="float" office:value="0.692223098827526">
            <text:p>0.6922230988</text:p>
          </table:table-cell>
          <table:table-cell table:formula="of:=RAND()" office:value-type="float" office:value="0.238271696260199">
            <text:p>0.2382716963</text:p>
          </table:table-cell>
          <table:table-cell table:formula="of:=SUM([.B209:.M209])-6" office:value-type="float" office:value="-0.742784267291427">
            <text:p>-0.7427842673</text:p>
          </table:table-cell>
          <table:table-cell table:formula="of:=[.N209]-[.$G$6]" office:value-type="float" office:value="-0.729759092151653">
            <text:p>-0.7297590922</text:p>
          </table:table-cell>
          <table:table-cell table:formula="of:=[.O209]*[.O209]" office:value-type="float" office:value="0.532548332578005">
            <text:p>0.5325483326</text:p>
          </table:table-cell>
        </table:table-row>
        <table:table-row table:style-name="ro1">
          <table:table-cell/>
          <table:table-cell table:formula="of:=RAND()" office:value-type="float" office:value="0.416833838447928">
            <text:p>0.4168338384</text:p>
          </table:table-cell>
          <table:table-cell table:formula="of:=RAND()" office:value-type="float" office:value="0.539215699071065">
            <text:p>0.5392156991</text:p>
          </table:table-cell>
          <table:table-cell table:formula="of:=RAND()" office:value-type="float" office:value="0.606323877815157">
            <text:p>0.6063238778</text:p>
          </table:table-cell>
          <table:table-cell table:formula="of:=RAND()" office:value-type="float" office:value="0.589626181172207">
            <text:p>0.5896261812</text:p>
          </table:table-cell>
          <table:table-cell table:formula="of:=RAND()" office:value-type="float" office:value="0.18859100015834">
            <text:p>0.1885910002</text:p>
          </table:table-cell>
          <table:table-cell table:formula="of:=RAND()" office:value-type="float" office:value="0.817664699163288">
            <text:p>0.8176646992</text:p>
          </table:table-cell>
          <table:table-cell table:formula="of:=RAND()" office:value-type="float" office:value="0.719713508384302">
            <text:p>0.7197135084</text:p>
          </table:table-cell>
          <table:table-cell table:formula="of:=RAND()" office:value-type="float" office:value="0.00332964258268476">
            <text:p>0.0033296426</text:p>
          </table:table-cell>
          <table:table-cell table:formula="of:=RAND()" office:value-type="float" office:value="0.585413248511031">
            <text:p>0.5854132485</text:p>
          </table:table-cell>
          <table:table-cell table:formula="of:=RAND()" office:value-type="float" office:value="0.175909295910969">
            <text:p>0.1759092959</text:p>
          </table:table-cell>
          <table:table-cell table:formula="of:=RAND()" office:value-type="float" office:value="0.950331286760047">
            <text:p>0.9503312868</text:p>
          </table:table-cell>
          <table:table-cell table:formula="of:=RAND()" office:value-type="float" office:value="0.106356449658051">
            <text:p>0.1063564497</text:p>
          </table:table-cell>
          <table:table-cell table:formula="of:=SUM([.B210:.M210])-6" office:value-type="float" office:value="-0.300691272364929">
            <text:p>-0.3006912724</text:p>
          </table:table-cell>
          <table:table-cell table:formula="of:=[.N210]-[.$G$6]" office:value-type="float" office:value="-0.287666097225156">
            <text:p>-0.2876660972</text:p>
          </table:table-cell>
          <table:table-cell table:formula="of:=[.O210]*[.O210]" office:value-type="float" office:value="0.0827517834927527">
            <text:p>0.0827517835</text:p>
          </table:table-cell>
        </table:table-row>
        <table:table-row table:style-name="ro1">
          <table:table-cell/>
          <table:table-cell table:formula="of:=RAND()" office:value-type="float" office:value="0.952447132673115">
            <text:p>0.9524471327</text:p>
          </table:table-cell>
          <table:table-cell table:formula="of:=RAND()" office:value-type="float" office:value="0.903158213943243">
            <text:p>0.9031582139</text:p>
          </table:table-cell>
          <table:table-cell table:formula="of:=RAND()" office:value-type="float" office:value="0.568595281802118">
            <text:p>0.5685952818</text:p>
          </table:table-cell>
          <table:table-cell table:formula="of:=RAND()" office:value-type="float" office:value="0.30177714349702">
            <text:p>0.3017771435</text:p>
          </table:table-cell>
          <table:table-cell table:formula="of:=RAND()" office:value-type="float" office:value="0.618759623728693">
            <text:p>0.6187596237</text:p>
          </table:table-cell>
          <table:table-cell table:formula="of:=RAND()" office:value-type="float" office:value="0.521257772343233">
            <text:p>0.5212577723</text:p>
          </table:table-cell>
          <table:table-cell table:formula="of:=RAND()" office:value-type="float" office:value="0.880532915471122">
            <text:p>0.8805329155</text:p>
          </table:table-cell>
          <table:table-cell table:formula="of:=RAND()" office:value-type="float" office:value="0.507422978291288">
            <text:p>0.5074229783</text:p>
          </table:table-cell>
          <table:table-cell table:formula="of:=RAND()" office:value-type="float" office:value="0.356138595147058">
            <text:p>0.3561385951</text:p>
          </table:table-cell>
          <table:table-cell table:formula="of:=RAND()" office:value-type="float" office:value="0.17985996324569">
            <text:p>0.1798599632</text:p>
          </table:table-cell>
          <table:table-cell table:formula="of:=RAND()" office:value-type="float" office:value="0.673525884514675">
            <text:p>0.6735258845</text:p>
          </table:table-cell>
          <table:table-cell table:formula="of:=RAND()" office:value-type="float" office:value="0.646310448413715">
            <text:p>0.6463104484</text:p>
          </table:table-cell>
          <table:table-cell table:formula="of:=SUM([.B211:.M211])-6" office:value-type="float" office:value="1.10978595307097">
            <text:p>1.1097859531</text:p>
          </table:table-cell>
          <table:table-cell table:formula="of:=[.N211]-[.$G$6]" office:value-type="float" office:value="1.12281112821074">
            <text:p>1.1228111282</text:p>
          </table:table-cell>
          <table:table-cell table:formula="of:=[.O211]*[.O211]" office:value-type="float" office:value="1.26070482963388">
            <text:p>1.2607048296</text:p>
          </table:table-cell>
        </table:table-row>
        <table:table-row table:style-name="ro1">
          <table:table-cell/>
          <table:table-cell table:formula="of:=RAND()" office:value-type="float" office:value="0.345921239815652">
            <text:p>0.3459212398</text:p>
          </table:table-cell>
          <table:table-cell table:formula="of:=RAND()" office:value-type="float" office:value="0.850041151279584">
            <text:p>0.8500411513</text:p>
          </table:table-cell>
          <table:table-cell table:formula="of:=RAND()" office:value-type="float" office:value="0.810583615908399">
            <text:p>0.8105836159</text:p>
          </table:table-cell>
          <table:table-cell table:formula="of:=RAND()" office:value-type="float" office:value="0.541623832192272">
            <text:p>0.5416238322</text:p>
          </table:table-cell>
          <table:table-cell table:formula="of:=RAND()" office:value-type="float" office:value="0.440185570158064">
            <text:p>0.4401855702</text:p>
          </table:table-cell>
          <table:table-cell table:formula="of:=RAND()" office:value-type="float" office:value="0.84673968446441">
            <text:p>0.8467396845</text:p>
          </table:table-cell>
          <table:table-cell table:formula="of:=RAND()" office:value-type="float" office:value="0.330982251558453">
            <text:p>0.3309822516</text:p>
          </table:table-cell>
          <table:table-cell table:formula="of:=RAND()" office:value-type="float" office:value="0.199803226161748">
            <text:p>0.1998032262</text:p>
          </table:table-cell>
          <table:table-cell table:formula="of:=RAND()" office:value-type="float" office:value="0.463813770096749">
            <text:p>0.4638137701</text:p>
          </table:table-cell>
          <table:table-cell table:formula="of:=RAND()" office:value-type="float" office:value="0.0929338687565178">
            <text:p>0.0929338688</text:p>
          </table:table-cell>
          <table:table-cell table:formula="of:=RAND()" office:value-type="float" office:value="0.942840766627342">
            <text:p>0.9428407666</text:p>
          </table:table-cell>
          <table:table-cell table:formula="of:=RAND()" office:value-type="float" office:value="0.870663624024019">
            <text:p>0.870663624</text:p>
          </table:table-cell>
          <table:table-cell table:formula="of:=SUM([.B212:.M212])-6" office:value-type="float" office:value="0.736132601043209">
            <text:p>0.736132601</text:p>
          </table:table-cell>
          <table:table-cell table:formula="of:=[.N212]-[.$G$6]" office:value-type="float" office:value="0.749157776182983">
            <text:p>0.7491577762</text:p>
          </table:table-cell>
          <table:table-cell table:formula="of:=[.O212]*[.O212]" office:value-type="float" office:value="0.561237373615433">
            <text:p>0.5612373736</text:p>
          </table:table-cell>
        </table:table-row>
        <table:table-row table:style-name="ro1">
          <table:table-cell/>
          <table:table-cell table:formula="of:=RAND()" office:value-type="float" office:value="0.767085735918954">
            <text:p>0.7670857359</text:p>
          </table:table-cell>
          <table:table-cell table:formula="of:=RAND()" office:value-type="float" office:value="0.0362149300053716">
            <text:p>0.03621493</text:p>
          </table:table-cell>
          <table:table-cell table:formula="of:=RAND()" office:value-type="float" office:value="0.666902919998392">
            <text:p>0.66690292</text:p>
          </table:table-cell>
          <table:table-cell table:formula="of:=RAND()" office:value-type="float" office:value="0.178170043276623">
            <text:p>0.1781700433</text:p>
          </table:table-cell>
          <table:table-cell table:formula="of:=RAND()" office:value-type="float" office:value="0.636702069779858">
            <text:p>0.6367020698</text:p>
          </table:table-cell>
          <table:table-cell table:formula="of:=RAND()" office:value-type="float" office:value="0.730113021796569">
            <text:p>0.7301130218</text:p>
          </table:table-cell>
          <table:table-cell table:formula="of:=RAND()" office:value-type="float" office:value="0.901162036461756">
            <text:p>0.9011620365</text:p>
          </table:table-cell>
          <table:table-cell table:formula="of:=RAND()" office:value-type="float" office:value="0.907464359188452">
            <text:p>0.9074643592</text:p>
          </table:table-cell>
          <table:table-cell table:formula="of:=RAND()" office:value-type="float" office:value="0.784034311072901">
            <text:p>0.7840343111</text:p>
          </table:table-cell>
          <table:table-cell table:formula="of:=RAND()" office:value-type="float" office:value="0.618010882055387">
            <text:p>0.6180108821</text:p>
          </table:table-cell>
          <table:table-cell table:formula="of:=RAND()" office:value-type="float" office:value="0.706372443819419">
            <text:p>0.7063724438</text:p>
          </table:table-cell>
          <table:table-cell table:formula="of:=RAND()" office:value-type="float" office:value="0.331213826313615">
            <text:p>0.3312138263</text:p>
          </table:table-cell>
          <table:table-cell table:formula="of:=SUM([.B213:.M213])-6" office:value-type="float" office:value="1.2634465796873">
            <text:p>1.2634465797</text:p>
          </table:table-cell>
          <table:table-cell table:formula="of:=[.N213]-[.$G$6]" office:value-type="float" office:value="1.27647175482707">
            <text:p>1.2764717548</text:p>
          </table:table-cell>
          <table:table-cell table:formula="of:=[.O213]*[.O213]" office:value-type="float" office:value="1.6293801408713">
            <text:p>1.6293801409</text:p>
          </table:table-cell>
        </table:table-row>
        <table:table-row table:style-name="ro1">
          <table:table-cell/>
          <table:table-cell table:formula="of:=RAND()" office:value-type="float" office:value="0.190259248018265">
            <text:p>0.190259248</text:p>
          </table:table-cell>
          <table:table-cell table:formula="of:=RAND()" office:value-type="float" office:value="0.836246428545564">
            <text:p>0.8362464285</text:p>
          </table:table-cell>
          <table:table-cell table:formula="of:=RAND()" office:value-type="float" office:value="0.395512739662081">
            <text:p>0.3955127397</text:p>
          </table:table-cell>
          <table:table-cell table:formula="of:=RAND()" office:value-type="float" office:value="0.347819602116942">
            <text:p>0.3478196021</text:p>
          </table:table-cell>
          <table:table-cell table:formula="of:=RAND()" office:value-type="float" office:value="0.885636024409905">
            <text:p>0.8856360244</text:p>
          </table:table-cell>
          <table:table-cell table:formula="of:=RAND()" office:value-type="float" office:value="0.359113670419902">
            <text:p>0.3591136704</text:p>
          </table:table-cell>
          <table:table-cell table:formula="of:=RAND()" office:value-type="float" office:value="0.280648372834548">
            <text:p>0.2806483728</text:p>
          </table:table-cell>
          <table:table-cell table:formula="of:=RAND()" office:value-type="float" office:value="0.24969998258166">
            <text:p>0.2496999826</text:p>
          </table:table-cell>
          <table:table-cell table:formula="of:=RAND()" office:value-type="float" office:value="0.381322170142084">
            <text:p>0.3813221701</text:p>
          </table:table-cell>
          <table:table-cell table:formula="of:=RAND()" office:value-type="float" office:value="0.684357404243201">
            <text:p>0.6843574042</text:p>
          </table:table-cell>
          <table:table-cell table:formula="of:=RAND()" office:value-type="float" office:value="0.039890370098874">
            <text:p>0.0398903701</text:p>
          </table:table-cell>
          <table:table-cell table:formula="of:=RAND()" office:value-type="float" office:value="0.113553056959063">
            <text:p>0.113553057</text:p>
          </table:table-cell>
          <table:table-cell table:formula="of:=SUM([.B214:.M214])-6" office:value-type="float" office:value="-1.23594092996791">
            <text:p>-1.23594093</text:p>
          </table:table-cell>
          <table:table-cell table:formula="of:=[.N214]-[.$G$6]" office:value-type="float" office:value="-1.22291575482814">
            <text:p>-1.2229157548</text:p>
          </table:table-cell>
          <table:table-cell table:formula="of:=[.O214]*[.O214]" office:value-type="float" office:value="1.49552294340687">
            <text:p>1.4955229434</text:p>
          </table:table-cell>
        </table:table-row>
        <table:table-row table:style-name="ro1">
          <table:table-cell/>
          <table:table-cell table:formula="of:=RAND()" office:value-type="float" office:value="0.821165490662679">
            <text:p>0.8211654907</text:p>
          </table:table-cell>
          <table:table-cell table:formula="of:=RAND()" office:value-type="float" office:value="0.538881525862962">
            <text:p>0.5388815259</text:p>
          </table:table-cell>
          <table:table-cell table:formula="of:=RAND()" office:value-type="float" office:value="0.155367946950719">
            <text:p>0.155367947</text:p>
          </table:table-cell>
          <table:table-cell table:formula="of:=RAND()" office:value-type="float" office:value="0.67930259485729">
            <text:p>0.6793025949</text:p>
          </table:table-cell>
          <table:table-cell table:formula="of:=RAND()" office:value-type="float" office:value="0.811968597816303">
            <text:p>0.8119685978</text:p>
          </table:table-cell>
          <table:table-cell table:formula="of:=RAND()" office:value-type="float" office:value="0.134629499400035">
            <text:p>0.1346294994</text:p>
          </table:table-cell>
          <table:table-cell table:formula="of:=RAND()" office:value-type="float" office:value="0.625758828828111">
            <text:p>0.6257588288</text:p>
          </table:table-cell>
          <table:table-cell table:formula="of:=RAND()" office:value-type="float" office:value="0.895907641621307">
            <text:p>0.8959076416</text:p>
          </table:table-cell>
          <table:table-cell table:formula="of:=RAND()" office:value-type="float" office:value="0.408819298492745">
            <text:p>0.4088192985</text:p>
          </table:table-cell>
          <table:table-cell table:formula="of:=RAND()" office:value-type="float" office:value="0.449703223537654">
            <text:p>0.4497032235</text:p>
          </table:table-cell>
          <table:table-cell table:formula="of:=RAND()" office:value-type="float" office:value="0.577271824702621">
            <text:p>0.5772718247</text:p>
          </table:table-cell>
          <table:table-cell table:formula="of:=RAND()" office:value-type="float" office:value="0.0578331453725696">
            <text:p>0.0578331454</text:p>
          </table:table-cell>
          <table:table-cell table:formula="of:=SUM([.B215:.M215])-6" office:value-type="float" office:value="0.156609618104994">
            <text:p>0.1566096181</text:p>
          </table:table-cell>
          <table:table-cell table:formula="of:=[.N215]-[.$G$6]" office:value-type="float" office:value="0.169634793244768">
            <text:p>0.1696347932</text:p>
          </table:table-cell>
          <table:table-cell table:formula="of:=[.O215]*[.O215]" office:value-type="float" office:value="0.0287759630791952">
            <text:p>0.0287759631</text:p>
          </table:table-cell>
        </table:table-row>
        <table:table-row table:style-name="ro1">
          <table:table-cell/>
          <table:table-cell table:formula="of:=RAND()" office:value-type="float" office:value="0.256732706679031">
            <text:p>0.2567327067</text:p>
          </table:table-cell>
          <table:table-cell table:formula="of:=RAND()" office:value-type="float" office:value="0.679628572426736">
            <text:p>0.6796285724</text:p>
          </table:table-cell>
          <table:table-cell table:formula="of:=RAND()" office:value-type="float" office:value="0.835637854877859">
            <text:p>0.8356378549</text:p>
          </table:table-cell>
          <table:table-cell table:formula="of:=RAND()" office:value-type="float" office:value="0.510666555492207">
            <text:p>0.5106665555</text:p>
          </table:table-cell>
          <table:table-cell table:formula="of:=RAND()" office:value-type="float" office:value="0.75849715876393">
            <text:p>0.7584971588</text:p>
          </table:table-cell>
          <table:table-cell table:formula="of:=RAND()" office:value-type="float" office:value="0.678860767977312">
            <text:p>0.678860768</text:p>
          </table:table-cell>
          <table:table-cell table:formula="of:=RAND()" office:value-type="float" office:value="0.163365656277165">
            <text:p>0.1633656563</text:p>
          </table:table-cell>
          <table:table-cell table:formula="of:=RAND()" office:value-type="float" office:value="0.698436727514491">
            <text:p>0.6984367275</text:p>
          </table:table-cell>
          <table:table-cell table:formula="of:=RAND()" office:value-type="float" office:value="0.730148363858461">
            <text:p>0.7301483639</text:p>
          </table:table-cell>
          <table:table-cell table:formula="of:=RAND()" office:value-type="float" office:value="0.139500496909022">
            <text:p>0.1395004969</text:p>
          </table:table-cell>
          <table:table-cell table:formula="of:=RAND()" office:value-type="float" office:value="0.588429020019248">
            <text:p>0.58842902</text:p>
          </table:table-cell>
          <table:table-cell table:formula="of:=RAND()" office:value-type="float" office:value="0.423762607621029">
            <text:p>0.4237626076</text:p>
          </table:table-cell>
          <table:table-cell table:formula="of:=SUM([.B216:.M216])-6" office:value-type="float" office:value="0.463666488416493">
            <text:p>0.4636664884</text:p>
          </table:table-cell>
          <table:table-cell table:formula="of:=[.N216]-[.$G$6]" office:value-type="float" office:value="0.476691663556267">
            <text:p>0.4766916636</text:p>
          </table:table-cell>
          <table:table-cell table:formula="of:=[.O216]*[.O216]" office:value-type="float" office:value="0.227234942104041">
            <text:p>0.2272349421</text:p>
          </table:table-cell>
        </table:table-row>
        <table:table-row table:style-name="ro1">
          <table:table-cell/>
          <table:table-cell table:formula="of:=RAND()" office:value-type="float" office:value="0.510002679657191">
            <text:p>0.5100026797</text:p>
          </table:table-cell>
          <table:table-cell table:formula="of:=RAND()" office:value-type="float" office:value="0.918751750839874">
            <text:p>0.9187517508</text:p>
          </table:table-cell>
          <table:table-cell table:formula="of:=RAND()" office:value-type="float" office:value="0.44745361036621">
            <text:p>0.4474536104</text:p>
          </table:table-cell>
          <table:table-cell table:formula="of:=RAND()" office:value-type="float" office:value="0.440427898662165">
            <text:p>0.4404278987</text:p>
          </table:table-cell>
          <table:table-cell table:formula="of:=RAND()" office:value-type="float" office:value="0.170866414438933">
            <text:p>0.1708664144</text:p>
          </table:table-cell>
          <table:table-cell table:formula="of:=RAND()" office:value-type="float" office:value="0.0595729046035558">
            <text:p>0.0595729046</text:p>
          </table:table-cell>
          <table:table-cell table:formula="of:=RAND()" office:value-type="float" office:value="0.54758002795279">
            <text:p>0.547580028</text:p>
          </table:table-cell>
          <table:table-cell table:formula="of:=RAND()" office:value-type="float" office:value="0.839801089838147">
            <text:p>0.8398010898</text:p>
          </table:table-cell>
          <table:table-cell table:formula="of:=RAND()" office:value-type="float" office:value="0.715474266093224">
            <text:p>0.7154742661</text:p>
          </table:table-cell>
          <table:table-cell table:formula="of:=RAND()" office:value-type="float" office:value="0.272190032759681">
            <text:p>0.2721900328</text:p>
          </table:table-cell>
          <table:table-cell table:formula="of:=RAND()" office:value-type="float" office:value="0.505995061947033">
            <text:p>0.5059950619</text:p>
          </table:table-cell>
          <table:table-cell table:formula="of:=RAND()" office:value-type="float" office:value="0.747707640752196">
            <text:p>0.7477076408</text:p>
          </table:table-cell>
          <table:table-cell table:formula="of:=SUM([.B217:.M217])-6" office:value-type="float" office:value="0.175823377911001">
            <text:p>0.1758233779</text:p>
          </table:table-cell>
          <table:table-cell table:formula="of:=[.N217]-[.$G$6]" office:value-type="float" office:value="0.188848553050775">
            <text:p>0.1888485531</text:p>
          </table:table-cell>
          <table:table-cell table:formula="of:=[.O217]*[.O217]" office:value-type="float" office:value="0.0356637759893714">
            <text:p>0.035663776</text:p>
          </table:table-cell>
        </table:table-row>
        <table:table-row table:style-name="ro1">
          <table:table-cell/>
          <table:table-cell table:formula="of:=RAND()" office:value-type="float" office:value="0.669090235140175">
            <text:p>0.6690902351</text:p>
          </table:table-cell>
          <table:table-cell table:formula="of:=RAND()" office:value-type="float" office:value="0.988487629685551">
            <text:p>0.9884876297</text:p>
          </table:table-cell>
          <table:table-cell table:formula="of:=RAND()" office:value-type="float" office:value="0.245861613191664">
            <text:p>0.2458616132</text:p>
          </table:table-cell>
          <table:table-cell table:formula="of:=RAND()" office:value-type="float" office:value="0.10088052880019">
            <text:p>0.1008805288</text:p>
          </table:table-cell>
          <table:table-cell table:formula="of:=RAND()" office:value-type="float" office:value="0.79147638939321">
            <text:p>0.7914763894</text:p>
          </table:table-cell>
          <table:table-cell table:formula="of:=RAND()" office:value-type="float" office:value="0.311544545460492">
            <text:p>0.3115445455</text:p>
          </table:table-cell>
          <table:table-cell table:formula="of:=RAND()" office:value-type="float" office:value="0.551027083070949">
            <text:p>0.5510270831</text:p>
          </table:table-cell>
          <table:table-cell table:formula="of:=RAND()" office:value-type="float" office:value="0.943026825319976">
            <text:p>0.9430268253</text:p>
          </table:table-cell>
          <table:table-cell table:formula="of:=RAND()" office:value-type="float" office:value="0.902075493009761">
            <text:p>0.902075493</text:p>
          </table:table-cell>
          <table:table-cell table:formula="of:=RAND()" office:value-type="float" office:value="0.981680100318044">
            <text:p>0.9816801003</text:p>
          </table:table-cell>
          <table:table-cell table:formula="of:=RAND()" office:value-type="float" office:value="0.863051072927192">
            <text:p>0.8630510729</text:p>
          </table:table-cell>
          <table:table-cell table:formula="of:=RAND()" office:value-type="float" office:value="0.755150197539479">
            <text:p>0.7551501975</text:p>
          </table:table-cell>
          <table:table-cell table:formula="of:=SUM([.B218:.M218])-6" office:value-type="float" office:value="2.10335171385668">
            <text:p>2.1033517139</text:p>
          </table:table-cell>
          <table:table-cell table:formula="of:=[.N218]-[.$G$6]" office:value-type="float" office:value="2.11637688899646">
            <text:p>2.116376889</text:p>
          </table:table-cell>
          <table:table-cell table:formula="of:=[.O218]*[.O218]" office:value-type="float" office:value="4.47905113627832">
            <text:p>4.4790511363</text:p>
          </table:table-cell>
        </table:table-row>
        <table:table-row table:style-name="ro1">
          <table:table-cell/>
          <table:table-cell table:formula="of:=RAND()" office:value-type="float" office:value="0.104559878120199">
            <text:p>0.1045598781</text:p>
          </table:table-cell>
          <table:table-cell table:formula="of:=RAND()" office:value-type="float" office:value="0.875988387037069">
            <text:p>0.875988387</text:p>
          </table:table-cell>
          <table:table-cell table:formula="of:=RAND()" office:value-type="float" office:value="0.390746926190332">
            <text:p>0.3907469262</text:p>
          </table:table-cell>
          <table:table-cell table:formula="of:=RAND()" office:value-type="float" office:value="0.442630949430168">
            <text:p>0.4426309494</text:p>
          </table:table-cell>
          <table:table-cell table:formula="of:=RAND()" office:value-type="float" office:value="0.61667674803175">
            <text:p>0.616676748</text:p>
          </table:table-cell>
          <table:table-cell table:formula="of:=RAND()" office:value-type="float" office:value="0.651593901915476">
            <text:p>0.6515939019</text:p>
          </table:table-cell>
          <table:table-cell table:formula="of:=RAND()" office:value-type="float" office:value="0.727841936750338">
            <text:p>0.7278419368</text:p>
          </table:table-cell>
          <table:table-cell table:formula="of:=RAND()" office:value-type="float" office:value="0.694986956659704">
            <text:p>0.6949869567</text:p>
          </table:table-cell>
          <table:table-cell table:formula="of:=RAND()" office:value-type="float" office:value="0.957186548039317">
            <text:p>0.957186548</text:p>
          </table:table-cell>
          <table:table-cell table:formula="of:=RAND()" office:value-type="float" office:value="0.637374826008454">
            <text:p>0.637374826</text:p>
          </table:table-cell>
          <table:table-cell table:formula="of:=RAND()" office:value-type="float" office:value="0.689582451945171">
            <text:p>0.6895824519</text:p>
          </table:table-cell>
          <table:table-cell table:formula="of:=RAND()" office:value-type="float" office:value="0.26197364856489">
            <text:p>0.2619736486</text:p>
          </table:table-cell>
          <table:table-cell table:formula="of:=SUM([.B219:.M219])-6" office:value-type="float" office:value="1.05114315869287">
            <text:p>1.0511431587</text:p>
          </table:table-cell>
          <table:table-cell table:formula="of:=[.N219]-[.$G$6]" office:value-type="float" office:value="1.06416833383264">
            <text:p>1.0641683338</text:p>
          </table:table-cell>
          <table:table-cell table:formula="of:=[.O219]*[.O219]" office:value-type="float" office:value="1.13245424273214">
            <text:p>1.1324542427</text:p>
          </table:table-cell>
        </table:table-row>
        <table:table-row table:style-name="ro1">
          <table:table-cell/>
          <table:table-cell table:formula="of:=RAND()" office:value-type="float" office:value="0.40270059206523">
            <text:p>0.4027005921</text:p>
          </table:table-cell>
          <table:table-cell table:formula="of:=RAND()" office:value-type="float" office:value="0.565500965109095">
            <text:p>0.5655009651</text:p>
          </table:table-cell>
          <table:table-cell table:formula="of:=RAND()" office:value-type="float" office:value="0.283109734766185">
            <text:p>0.2831097348</text:p>
          </table:table-cell>
          <table:table-cell table:formula="of:=RAND()" office:value-type="float" office:value="0.76335886423476">
            <text:p>0.7633588642</text:p>
          </table:table-cell>
          <table:table-cell table:formula="of:=RAND()" office:value-type="float" office:value="0.868055968778208">
            <text:p>0.8680559688</text:p>
          </table:table-cell>
          <table:table-cell table:formula="of:=RAND()" office:value-type="float" office:value="0.00959384208545089">
            <text:p>0.0095938421</text:p>
          </table:table-cell>
          <table:table-cell table:formula="of:=RAND()" office:value-type="float" office:value="0.826686315005645">
            <text:p>0.826686315</text:p>
          </table:table-cell>
          <table:table-cell table:formula="of:=RAND()" office:value-type="float" office:value="0.126829117303714">
            <text:p>0.1268291173</text:p>
          </table:table-cell>
          <table:table-cell table:formula="of:=RAND()" office:value-type="float" office:value="0.353632873157039">
            <text:p>0.3536328732</text:p>
          </table:table-cell>
          <table:table-cell table:formula="of:=RAND()" office:value-type="float" office:value="0.332403549924493">
            <text:p>0.3324035499</text:p>
          </table:table-cell>
          <table:table-cell table:formula="of:=RAND()" office:value-type="float" office:value="0.857188309310004">
            <text:p>0.8571883093</text:p>
          </table:table-cell>
          <table:table-cell table:formula="of:=RAND()" office:value-type="float" office:value="0.355688233627006">
            <text:p>0.3556882336</text:p>
          </table:table-cell>
          <table:table-cell table:formula="of:=SUM([.B220:.M220])-6" office:value-type="float" office:value="-0.255251634633169">
            <text:p>-0.2552516346</text:p>
          </table:table-cell>
          <table:table-cell table:formula="of:=[.N220]-[.$G$6]" office:value-type="float" office:value="-0.242226459493395">
            <text:p>-0.2422264595</text:p>
          </table:table-cell>
          <table:table-cell table:formula="of:=[.O220]*[.O220]" office:value-type="float" office:value="0.0586736576787053">
            <text:p>0.0586736577</text:p>
          </table:table-cell>
        </table:table-row>
        <table:table-row table:style-name="ro1">
          <table:table-cell/>
          <table:table-cell table:formula="of:=RAND()" office:value-type="float" office:value="0.492482613539323">
            <text:p>0.4924826135</text:p>
          </table:table-cell>
          <table:table-cell table:formula="of:=RAND()" office:value-type="float" office:value="0.0472410405054688">
            <text:p>0.0472410405</text:p>
          </table:table-cell>
          <table:table-cell table:formula="of:=RAND()" office:value-type="float" office:value="0.414075008360669">
            <text:p>0.4140750084</text:p>
          </table:table-cell>
          <table:table-cell table:formula="of:=RAND()" office:value-type="float" office:value="0.730456079123542">
            <text:p>0.7304560791</text:p>
          </table:table-cell>
          <table:table-cell table:formula="of:=RAND()" office:value-type="float" office:value="0.0529207084327936">
            <text:p>0.0529207084</text:p>
          </table:table-cell>
          <table:table-cell table:formula="of:=RAND()" office:value-type="float" office:value="0.982966295676306">
            <text:p>0.9829662957</text:p>
          </table:table-cell>
          <table:table-cell table:formula="of:=RAND()" office:value-type="float" office:value="0.934429474640638">
            <text:p>0.9344294746</text:p>
          </table:table-cell>
          <table:table-cell table:formula="of:=RAND()" office:value-type="float" office:value="0.766990279080346">
            <text:p>0.7669902791</text:p>
          </table:table-cell>
          <table:table-cell table:formula="of:=RAND()" office:value-type="float" office:value="0.122542299795896">
            <text:p>0.1225422998</text:p>
          </table:table-cell>
          <table:table-cell table:formula="of:=RAND()" office:value-type="float" office:value="0.947646303800866">
            <text:p>0.9476463038</text:p>
          </table:table-cell>
          <table:table-cell table:formula="of:=RAND()" office:value-type="float" office:value="0.186484111007303">
            <text:p>0.186484111</text:p>
          </table:table-cell>
          <table:table-cell table:formula="of:=RAND()" office:value-type="float" office:value="0.884608914609998">
            <text:p>0.8846089146</text:p>
          </table:table-cell>
          <table:table-cell table:formula="of:=SUM([.B221:.M221])-6" office:value-type="float" office:value="0.562843128573149">
            <text:p>0.5628431286</text:p>
          </table:table-cell>
          <table:table-cell table:formula="of:=[.N221]-[.$G$6]" office:value-type="float" office:value="0.575868303712923">
            <text:p>0.5758683037</text:p>
          </table:table-cell>
          <table:table-cell table:formula="of:=[.O221]*[.O221]" office:value-type="float" office:value="0.331624303221199">
            <text:p>0.3316243032</text:p>
          </table:table-cell>
        </table:table-row>
        <table:table-row table:style-name="ro1">
          <table:table-cell/>
          <table:table-cell table:formula="of:=RAND()" office:value-type="float" office:value="0.341102253878489">
            <text:p>0.3411022539</text:p>
          </table:table-cell>
          <table:table-cell table:formula="of:=RAND()" office:value-type="float" office:value="0.684328919276595">
            <text:p>0.6843289193</text:p>
          </table:table-cell>
          <table:table-cell table:formula="of:=RAND()" office:value-type="float" office:value="0.231655497569591">
            <text:p>0.2316554976</text:p>
          </table:table-cell>
          <table:table-cell table:formula="of:=RAND()" office:value-type="float" office:value="0.638424606993794">
            <text:p>0.638424607</text:p>
          </table:table-cell>
          <table:table-cell table:formula="of:=RAND()" office:value-type="float" office:value="0.17923749005422">
            <text:p>0.1792374901</text:p>
          </table:table-cell>
          <table:table-cell table:formula="of:=RAND()" office:value-type="float" office:value="0.431495718192309">
            <text:p>0.4314957182</text:p>
          </table:table-cell>
          <table:table-cell table:formula="of:=RAND()" office:value-type="float" office:value="0.972777872812003">
            <text:p>0.9727778728</text:p>
          </table:table-cell>
          <table:table-cell table:formula="of:=RAND()" office:value-type="float" office:value="0.881244809599593">
            <text:p>0.8812448096</text:p>
          </table:table-cell>
          <table:table-cell table:formula="of:=RAND()" office:value-type="float" office:value="0.606879987753928">
            <text:p>0.6068799878</text:p>
          </table:table-cell>
          <table:table-cell table:formula="of:=RAND()" office:value-type="float" office:value="0.84399603237398">
            <text:p>0.8439960324</text:p>
          </table:table-cell>
          <table:table-cell table:formula="of:=RAND()" office:value-type="float" office:value="0.498785729520023">
            <text:p>0.4987857295</text:p>
          </table:table-cell>
          <table:table-cell table:formula="of:=RAND()" office:value-type="float" office:value="0.951686024665833">
            <text:p>0.9516860247</text:p>
          </table:table-cell>
          <table:table-cell table:formula="of:=SUM([.B222:.M222])-6" office:value-type="float" office:value="1.26161494269036">
            <text:p>1.2616149427</text:p>
          </table:table-cell>
          <table:table-cell table:formula="of:=[.N222]-[.$G$6]" office:value-type="float" office:value="1.27464011783013">
            <text:p>1.2746401178</text:p>
          </table:table-cell>
          <table:table-cell table:formula="of:=[.O222]*[.O222]" office:value-type="float" office:value="1.62470742998201">
            <text:p>1.62470743</text:p>
          </table:table-cell>
        </table:table-row>
        <table:table-row table:style-name="ro1">
          <table:table-cell/>
          <table:table-cell table:formula="of:=RAND()" office:value-type="float" office:value="0.689606379484758">
            <text:p>0.6896063795</text:p>
          </table:table-cell>
          <table:table-cell table:formula="of:=RAND()" office:value-type="float" office:value="0.603807267965749">
            <text:p>0.603807268</text:p>
          </table:table-cell>
          <table:table-cell table:formula="of:=RAND()" office:value-type="float" office:value="0.933577580843121">
            <text:p>0.9335775808</text:p>
          </table:table-cell>
          <table:table-cell table:formula="of:=RAND()" office:value-type="float" office:value="0.809788179351017">
            <text:p>0.8097881794</text:p>
          </table:table-cell>
          <table:table-cell table:formula="of:=RAND()" office:value-type="float" office:value="0.790126955602318">
            <text:p>0.7901269556</text:p>
          </table:table-cell>
          <table:table-cell table:formula="of:=RAND()" office:value-type="float" office:value="0.293758483603597">
            <text:p>0.2937584836</text:p>
          </table:table-cell>
          <table:table-cell table:formula="of:=RAND()" office:value-type="float" office:value="0.418451789533719">
            <text:p>0.4184517895</text:p>
          </table:table-cell>
          <table:table-cell table:formula="of:=RAND()" office:value-type="float" office:value="0.23133150790818">
            <text:p>0.2313315079</text:p>
          </table:table-cell>
          <table:table-cell table:formula="of:=RAND()" office:value-type="float" office:value="0.192432764917612">
            <text:p>0.1924327649</text:p>
          </table:table-cell>
          <table:table-cell table:formula="of:=RAND()" office:value-type="float" office:value="0.897047797450796">
            <text:p>0.8970477975</text:p>
          </table:table-cell>
          <table:table-cell table:formula="of:=RAND()" office:value-type="float" office:value="0.496129268780351">
            <text:p>0.4961292688</text:p>
          </table:table-cell>
          <table:table-cell table:formula="of:=RAND()" office:value-type="float" office:value="0.487677630735561">
            <text:p>0.4876776307</text:p>
          </table:table-cell>
          <table:table-cell table:formula="of:=SUM([.B223:.M223])-6" office:value-type="float" office:value="0.843735606176779">
            <text:p>0.8437356062</text:p>
          </table:table-cell>
          <table:table-cell table:formula="of:=[.N223]-[.$G$6]" office:value-type="float" office:value="0.856760781316552">
            <text:p>0.8567607813</text:p>
          </table:table-cell>
          <table:table-cell table:formula="of:=[.O223]*[.O223]" office:value-type="float" office:value="0.734039036402149">
            <text:p>0.7340390364</text:p>
          </table:table-cell>
        </table:table-row>
        <table:table-row table:style-name="ro1">
          <table:table-cell/>
          <table:table-cell table:formula="of:=RAND()" office:value-type="float" office:value="0.959820282645524">
            <text:p>0.9598202826</text:p>
          </table:table-cell>
          <table:table-cell table:formula="of:=RAND()" office:value-type="float" office:value="0.686795434914529">
            <text:p>0.6867954349</text:p>
          </table:table-cell>
          <table:table-cell table:formula="of:=RAND()" office:value-type="float" office:value="0.950198860606179">
            <text:p>0.9501988606</text:p>
          </table:table-cell>
          <table:table-cell table:formula="of:=RAND()" office:value-type="float" office:value="0.122480320977047">
            <text:p>0.122480321</text:p>
          </table:table-cell>
          <table:table-cell table:formula="of:=RAND()" office:value-type="float" office:value="0.102686476428062">
            <text:p>0.1026864764</text:p>
          </table:table-cell>
          <table:table-cell table:formula="of:=RAND()" office:value-type="float" office:value="0.299640279496089">
            <text:p>0.2996402795</text:p>
          </table:table-cell>
          <table:table-cell table:formula="of:=RAND()" office:value-type="float" office:value="0.155577532015741">
            <text:p>0.155577532</text:p>
          </table:table-cell>
          <table:table-cell table:formula="of:=RAND()" office:value-type="float" office:value="0.956764715258032">
            <text:p>0.9567647153</text:p>
          </table:table-cell>
          <table:table-cell table:formula="of:=RAND()" office:value-type="float" office:value="0.583387194434181">
            <text:p>0.5833871944</text:p>
          </table:table-cell>
          <table:table-cell table:formula="of:=RAND()" office:value-type="float" office:value="0.474910783814266">
            <text:p>0.4749107838</text:p>
          </table:table-cell>
          <table:table-cell table:formula="of:=RAND()" office:value-type="float" office:value="0.370833896100521">
            <text:p>0.3708338961</text:p>
          </table:table-cell>
          <table:table-cell table:formula="of:=RAND()" office:value-type="float" office:value="0.739641409134492">
            <text:p>0.7396414091</text:p>
          </table:table-cell>
          <table:table-cell table:formula="of:=SUM([.B224:.M224])-6" office:value-type="float" office:value="0.402737185824662">
            <text:p>0.4027371858</text:p>
          </table:table-cell>
          <table:table-cell table:formula="of:=[.N224]-[.$G$6]" office:value-type="float" office:value="0.415762360964436">
            <text:p>0.415762361</text:p>
          </table:table-cell>
          <table:table-cell table:formula="of:=[.O224]*[.O224]" office:value-type="float" office:value="0.172858340794722">
            <text:p>0.1728583408</text:p>
          </table:table-cell>
        </table:table-row>
        <table:table-row table:style-name="ro1">
          <table:table-cell/>
          <table:table-cell table:formula="of:=RAND()" office:value-type="float" office:value="0.00738298567011952">
            <text:p>0.0073829857</text:p>
          </table:table-cell>
          <table:table-cell table:formula="of:=RAND()" office:value-type="float" office:value="0.55570594407618">
            <text:p>0.5557059441</text:p>
          </table:table-cell>
          <table:table-cell table:formula="of:=RAND()" office:value-type="float" office:value="0.330908402334899">
            <text:p>0.3309084023</text:p>
          </table:table-cell>
          <table:table-cell table:formula="of:=RAND()" office:value-type="float" office:value="0.550559567753226">
            <text:p>0.5505595678</text:p>
          </table:table-cell>
          <table:table-cell table:formula="of:=RAND()" office:value-type="float" office:value="0.291818071389571">
            <text:p>0.2918180714</text:p>
          </table:table-cell>
          <table:table-cell table:formula="of:=RAND()" office:value-type="float" office:value="0.589666952379048">
            <text:p>0.5896669524</text:p>
          </table:table-cell>
          <table:table-cell table:formula="of:=RAND()" office:value-type="float" office:value="0.969968254445121">
            <text:p>0.9699682544</text:p>
          </table:table-cell>
          <table:table-cell table:formula="of:=RAND()" office:value-type="float" office:value="0.126559721538797">
            <text:p>0.1265597215</text:p>
          </table:table-cell>
          <table:table-cell table:formula="of:=RAND()" office:value-type="float" office:value="0.246672726469114">
            <text:p>0.2466727265</text:p>
          </table:table-cell>
          <table:table-cell table:formula="of:=RAND()" office:value-type="float" office:value="0.762293916195631">
            <text:p>0.7622939162</text:p>
          </table:table-cell>
          <table:table-cell table:formula="of:=RAND()" office:value-type="float" office:value="0.173479015473276">
            <text:p>0.1734790155</text:p>
          </table:table-cell>
          <table:table-cell table:formula="of:=RAND()" office:value-type="float" office:value="0.466278930194676">
            <text:p>0.4662789302</text:p>
          </table:table-cell>
          <table:table-cell table:formula="of:=SUM([.B225:.M225])-6" office:value-type="float" office:value="-0.928705512080342">
            <text:p>-0.9287055121</text:p>
          </table:table-cell>
          <table:table-cell table:formula="of:=[.N225]-[.$G$6]" office:value-type="float" office:value="-0.915680336940568">
            <text:p>-0.9156803369</text:p>
          </table:table-cell>
          <table:table-cell table:formula="of:=[.O225]*[.O225]" office:value-type="float" office:value="0.838470479459592">
            <text:p>0.8384704795</text:p>
          </table:table-cell>
        </table:table-row>
        <table:table-row table:style-name="ro1">
          <table:table-cell/>
          <table:table-cell table:formula="of:=RAND()" office:value-type="float" office:value="0.451870213262737">
            <text:p>0.4518702133</text:p>
          </table:table-cell>
          <table:table-cell table:formula="of:=RAND()" office:value-type="float" office:value="0.236283960053697">
            <text:p>0.2362839601</text:p>
          </table:table-cell>
          <table:table-cell table:formula="of:=RAND()" office:value-type="float" office:value="0.9777227176819">
            <text:p>0.9777227177</text:p>
          </table:table-cell>
          <table:table-cell table:formula="of:=RAND()" office:value-type="float" office:value="0.0755324547644705">
            <text:p>0.0755324548</text:p>
          </table:table-cell>
          <table:table-cell table:formula="of:=RAND()" office:value-type="float" office:value="0.169296489562839">
            <text:p>0.1692964896</text:p>
          </table:table-cell>
          <table:table-cell table:formula="of:=RAND()" office:value-type="float" office:value="0.183199316030368">
            <text:p>0.183199316</text:p>
          </table:table-cell>
          <table:table-cell table:formula="of:=RAND()" office:value-type="float" office:value="0.5493410078343">
            <text:p>0.5493410078</text:p>
          </table:table-cell>
          <table:table-cell table:formula="of:=RAND()" office:value-type="float" office:value="0.165703852428123">
            <text:p>0.1657038524</text:p>
          </table:table-cell>
          <table:table-cell table:formula="of:=RAND()" office:value-type="float" office:value="0.385736619355157">
            <text:p>0.3857366194</text:p>
          </table:table-cell>
          <table:table-cell table:formula="of:=RAND()" office:value-type="float" office:value="0.646496443310753">
            <text:p>0.6464964433</text:p>
          </table:table-cell>
          <table:table-cell table:formula="of:=RAND()" office:value-type="float" office:value="0.490257659927011">
            <text:p>0.4902576599</text:p>
          </table:table-cell>
          <table:table-cell table:formula="of:=RAND()" office:value-type="float" office:value="0.678120437543839">
            <text:p>0.6781204375</text:p>
          </table:table-cell>
          <table:table-cell table:formula="of:=SUM([.B226:.M226])-6" office:value-type="float" office:value="-0.990438828244805">
            <text:p>-0.9904388282</text:p>
          </table:table-cell>
          <table:table-cell table:formula="of:=[.N226]-[.$G$6]" office:value-type="float" office:value="-0.977413653105032">
            <text:p>-0.9774136531</text:p>
          </table:table-cell>
          <table:table-cell table:formula="of:=[.O226]*[.O226]" office:value-type="float" office:value="0.955337449276123">
            <text:p>0.9553374493</text:p>
          </table:table-cell>
        </table:table-row>
        <table:table-row table:style-name="ro1">
          <table:table-cell/>
          <table:table-cell table:formula="of:=RAND()" office:value-type="float" office:value="0.0363547257147729">
            <text:p>0.0363547257</text:p>
          </table:table-cell>
          <table:table-cell table:formula="of:=RAND()" office:value-type="float" office:value="0.414710651151836">
            <text:p>0.4147106512</text:p>
          </table:table-cell>
          <table:table-cell table:formula="of:=RAND()" office:value-type="float" office:value="0.798278351780027">
            <text:p>0.7982783518</text:p>
          </table:table-cell>
          <table:table-cell table:formula="of:=RAND()" office:value-type="float" office:value="0.341874586418271">
            <text:p>0.3418745864</text:p>
          </table:table-cell>
          <table:table-cell table:formula="of:=RAND()" office:value-type="float" office:value="0.47695131925866">
            <text:p>0.4769513193</text:p>
          </table:table-cell>
          <table:table-cell table:formula="of:=RAND()" office:value-type="float" office:value="0.195651285583153">
            <text:p>0.1956512856</text:p>
          </table:table-cell>
          <table:table-cell table:formula="of:=RAND()" office:value-type="float" office:value="0.549415942048654">
            <text:p>0.549415942</text:p>
          </table:table-cell>
          <table:table-cell table:formula="of:=RAND()" office:value-type="float" office:value="0.081573587609455">
            <text:p>0.0815735876</text:p>
          </table:table-cell>
          <table:table-cell table:formula="of:=RAND()" office:value-type="float" office:value="0.964782558148727">
            <text:p>0.9647825581</text:p>
          </table:table-cell>
          <table:table-cell table:formula="of:=RAND()" office:value-type="float" office:value="0.677291185595095">
            <text:p>0.6772911856</text:p>
          </table:table-cell>
          <table:table-cell table:formula="of:=RAND()" office:value-type="float" office:value="0.41021860926412">
            <text:p>0.4102186093</text:p>
          </table:table-cell>
          <table:table-cell table:formula="of:=RAND()" office:value-type="float" office:value="0.564740639645606">
            <text:p>0.5647406396</text:p>
          </table:table-cell>
          <table:table-cell table:formula="of:=SUM([.B227:.M227])-6" office:value-type="float" office:value="-0.488156557781622">
            <text:p>-0.4881565578</text:p>
          </table:table-cell>
          <table:table-cell table:formula="of:=[.N227]-[.$G$6]" office:value-type="float" office:value="-0.475131382641848">
            <text:p>-0.4751313826</text:p>
          </table:table-cell>
          <table:table-cell table:formula="of:=[.O227]*[.O227]" office:value-type="float" office:value="0.225749830771154">
            <text:p>0.2257498308</text:p>
          </table:table-cell>
        </table:table-row>
        <table:table-row table:style-name="ro1">
          <table:table-cell/>
          <table:table-cell table:formula="of:=RAND()" office:value-type="float" office:value="0.889601286267862">
            <text:p>0.8896012863</text:p>
          </table:table-cell>
          <table:table-cell table:formula="of:=RAND()" office:value-type="float" office:value="0.954749921802431">
            <text:p>0.9547499218</text:p>
          </table:table-cell>
          <table:table-cell table:formula="of:=RAND()" office:value-type="float" office:value="0.629331254167482">
            <text:p>0.6293312542</text:p>
          </table:table-cell>
          <table:table-cell table:formula="of:=RAND()" office:value-type="float" office:value="0.390178025932983">
            <text:p>0.3901780259</text:p>
          </table:table-cell>
          <table:table-cell table:formula="of:=RAND()" office:value-type="float" office:value="0.791372115025297">
            <text:p>0.791372115</text:p>
          </table:table-cell>
          <table:table-cell table:formula="of:=RAND()" office:value-type="float" office:value="0.481505801668391">
            <text:p>0.4815058017</text:p>
          </table:table-cell>
          <table:table-cell table:formula="of:=RAND()" office:value-type="float" office:value="0.831954487366602">
            <text:p>0.8319544874</text:p>
          </table:table-cell>
          <table:table-cell table:formula="of:=RAND()" office:value-type="float" office:value="0.860835305182263">
            <text:p>0.8608353052</text:p>
          </table:table-cell>
          <table:table-cell table:formula="of:=RAND()" office:value-type="float" office:value="0.771854183403775">
            <text:p>0.7718541834</text:p>
          </table:table-cell>
          <table:table-cell table:formula="of:=RAND()" office:value-type="float" office:value="0.404257647925988">
            <text:p>0.4042576479</text:p>
          </table:table-cell>
          <table:table-cell table:formula="of:=RAND()" office:value-type="float" office:value="0.381588867167011">
            <text:p>0.3815888672</text:p>
          </table:table-cell>
          <table:table-cell table:formula="of:=RAND()" office:value-type="float" office:value="0.0348524504806846">
            <text:p>0.0348524505</text:p>
          </table:table-cell>
          <table:table-cell table:formula="of:=SUM([.B228:.M228])-6" office:value-type="float" office:value="1.42208134639077">
            <text:p>1.4220813464</text:p>
          </table:table-cell>
          <table:table-cell table:formula="of:=[.N228]-[.$G$6]" office:value-type="float" office:value="1.43510652153054">
            <text:p>1.4351065215</text:p>
          </table:table-cell>
          <table:table-cell table:formula="of:=[.O228]*[.O228]" office:value-type="float" office:value="2.05953072813949">
            <text:p>2.0595307281</text:p>
          </table:table-cell>
        </table:table-row>
        <table:table-row table:style-name="ro1">
          <table:table-cell/>
          <table:table-cell table:formula="of:=RAND()" office:value-type="float" office:value="0.0342067931778729">
            <text:p>0.0342067932</text:p>
          </table:table-cell>
          <table:table-cell table:formula="of:=RAND()" office:value-type="float" office:value="0.44171327771619">
            <text:p>0.4417132777</text:p>
          </table:table-cell>
          <table:table-cell table:formula="of:=RAND()" office:value-type="float" office:value="0.798508178675547">
            <text:p>0.7985081787</text:p>
          </table:table-cell>
          <table:table-cell table:formula="of:=RAND()" office:value-type="float" office:value="0.0588767742738128">
            <text:p>0.0588767743</text:p>
          </table:table-cell>
          <table:table-cell table:formula="of:=RAND()" office:value-type="float" office:value="0.214292107382789">
            <text:p>0.2142921074</text:p>
          </table:table-cell>
          <table:table-cell table:formula="of:=RAND()" office:value-type="float" office:value="0.611222621519119">
            <text:p>0.6112226215</text:p>
          </table:table-cell>
          <table:table-cell table:formula="of:=RAND()" office:value-type="float" office:value="0.734257258474827">
            <text:p>0.7342572585</text:p>
          </table:table-cell>
          <table:table-cell table:formula="of:=RAND()" office:value-type="float" office:value="0.103707798058167">
            <text:p>0.1037077981</text:p>
          </table:table-cell>
          <table:table-cell table:formula="of:=RAND()" office:value-type="float" office:value="0.521186141995713">
            <text:p>0.521186142</text:p>
          </table:table-cell>
          <table:table-cell table:formula="of:=RAND()" office:value-type="float" office:value="0.108012730488554">
            <text:p>0.1080127305</text:p>
          </table:table-cell>
          <table:table-cell table:formula="of:=RAND()" office:value-type="float" office:value="0.531015703221783">
            <text:p>0.5310157032</text:p>
          </table:table-cell>
          <table:table-cell table:formula="of:=RAND()" office:value-type="float" office:value="0.821330812294036">
            <text:p>0.8213308123</text:p>
          </table:table-cell>
          <table:table-cell table:formula="of:=SUM([.B229:.M229])-6" office:value-type="float" office:value="-1.02166980272159">
            <text:p>-1.0216698027</text:p>
          </table:table-cell>
          <table:table-cell table:formula="of:=[.N229]-[.$G$6]" office:value-type="float" office:value="-1.00864462758182">
            <text:p>-1.0086446276</text:p>
          </table:table-cell>
          <table:table-cell table:formula="of:=[.O229]*[.O229]" office:value-type="float" office:value="1.01736398474966">
            <text:p>1.0173639847</text:p>
          </table:table-cell>
        </table:table-row>
        <table:table-row table:style-name="ro1">
          <table:table-cell/>
          <table:table-cell table:formula="of:=RAND()" office:value-type="float" office:value="0.573401502100751">
            <text:p>0.5734015021</text:p>
          </table:table-cell>
          <table:table-cell table:formula="of:=RAND()" office:value-type="float" office:value="0.400199468713254">
            <text:p>0.4001994687</text:p>
          </table:table-cell>
          <table:table-cell table:formula="of:=RAND()" office:value-type="float" office:value="0.658016433706507">
            <text:p>0.6580164337</text:p>
          </table:table-cell>
          <table:table-cell table:formula="of:=RAND()" office:value-type="float" office:value="0.884287914028391">
            <text:p>0.884287914</text:p>
          </table:table-cell>
          <table:table-cell table:formula="of:=RAND()" office:value-type="float" office:value="0.128759866813198">
            <text:p>0.1287598668</text:p>
          </table:table-cell>
          <table:table-cell table:formula="of:=RAND()" office:value-type="float" office:value="0.194683738984168">
            <text:p>0.194683739</text:p>
          </table:table-cell>
          <table:table-cell table:formula="of:=RAND()" office:value-type="float" office:value="0.148254411760718">
            <text:p>0.1482544118</text:p>
          </table:table-cell>
          <table:table-cell table:formula="of:=RAND()" office:value-type="float" office:value="0.982830534921959">
            <text:p>0.9828305349</text:p>
          </table:table-cell>
          <table:table-cell table:formula="of:=RAND()" office:value-type="float" office:value="0.138948005391285">
            <text:p>0.1389480054</text:p>
          </table:table-cell>
          <table:table-cell table:formula="of:=RAND()" office:value-type="float" office:value="0.349062279099599">
            <text:p>0.3490622791</text:p>
          </table:table-cell>
          <table:table-cell table:formula="of:=RAND()" office:value-type="float" office:value="0.0216350378468633">
            <text:p>0.0216350378</text:p>
          </table:table-cell>
          <table:table-cell table:formula="of:=RAND()" office:value-type="float" office:value="0.211545767728239">
            <text:p>0.2115457677</text:p>
          </table:table-cell>
          <table:table-cell table:formula="of:=SUM([.B230:.M230])-6" office:value-type="float" office:value="-1.30837503890507">
            <text:p>-1.3083750389</text:p>
          </table:table-cell>
          <table:table-cell table:formula="of:=[.N230]-[.$G$6]" office:value-type="float" office:value="-1.2953498637653">
            <text:p>-1.2953498638</text:p>
          </table:table-cell>
          <table:table-cell table:formula="of:=[.O230]*[.O230]" office:value-type="float" office:value="1.67793126955677">
            <text:p>1.6779312696</text:p>
          </table:table-cell>
        </table:table-row>
        <table:table-row table:style-name="ro1">
          <table:table-cell/>
          <table:table-cell table:formula="of:=RAND()" office:value-type="float" office:value="0.980033365776762">
            <text:p>0.9800333658</text:p>
          </table:table-cell>
          <table:table-cell table:formula="of:=RAND()" office:value-type="float" office:value="0.495271990308538">
            <text:p>0.4952719903</text:p>
          </table:table-cell>
          <table:table-cell table:formula="of:=RAND()" office:value-type="float" office:value="0.524721156572923">
            <text:p>0.5247211566</text:p>
          </table:table-cell>
          <table:table-cell table:formula="of:=RAND()" office:value-type="float" office:value="0.674975279485807">
            <text:p>0.6749752795</text:p>
          </table:table-cell>
          <table:table-cell table:formula="of:=RAND()" office:value-type="float" office:value="0.377402532147244">
            <text:p>0.3774025321</text:p>
          </table:table-cell>
          <table:table-cell table:formula="of:=RAND()" office:value-type="float" office:value="0.536332482472062">
            <text:p>0.5363324825</text:p>
          </table:table-cell>
          <table:table-cell table:formula="of:=RAND()" office:value-type="float" office:value="0.896558360895142">
            <text:p>0.8965583609</text:p>
          </table:table-cell>
          <table:table-cell table:formula="of:=RAND()" office:value-type="float" office:value="0.913050532108173">
            <text:p>0.9130505321</text:p>
          </table:table-cell>
          <table:table-cell table:formula="of:=RAND()" office:value-type="float" office:value="0.202139807166532">
            <text:p>0.2021398072</text:p>
          </table:table-cell>
          <table:table-cell table:formula="of:=RAND()" office:value-type="float" office:value="0.618960075080395">
            <text:p>0.6189600751</text:p>
          </table:table-cell>
          <table:table-cell table:formula="of:=RAND()" office:value-type="float" office:value="0.331522878492251">
            <text:p>0.3315228785</text:p>
          </table:table-cell>
          <table:table-cell table:formula="of:=RAND()" office:value-type="float" office:value="0.329485908150673">
            <text:p>0.3294859082</text:p>
          </table:table-cell>
          <table:table-cell table:formula="of:=SUM([.B231:.M231])-6" office:value-type="float" office:value="0.880454368656501">
            <text:p>0.8804543687</text:p>
          </table:table-cell>
          <table:table-cell table:formula="of:=[.N231]-[.$G$6]" office:value-type="float" office:value="0.893479543796275">
            <text:p>0.8934795438</text:p>
          </table:table-cell>
          <table:table-cell table:formula="of:=[.O231]*[.O231]" office:value-type="float" office:value="0.798305695182399">
            <text:p>0.7983056952</text:p>
          </table:table-cell>
        </table:table-row>
        <table:table-row table:style-name="ro1">
          <table:table-cell/>
          <table:table-cell table:formula="of:=RAND()" office:value-type="float" office:value="0.616210493724793">
            <text:p>0.6162104937</text:p>
          </table:table-cell>
          <table:table-cell table:formula="of:=RAND()" office:value-type="float" office:value="0.678753273561597">
            <text:p>0.6787532736</text:p>
          </table:table-cell>
          <table:table-cell table:formula="of:=RAND()" office:value-type="float" office:value="0.0971274715848267">
            <text:p>0.0971274716</text:p>
          </table:table-cell>
          <table:table-cell table:formula="of:=RAND()" office:value-type="float" office:value="0.58769433782436">
            <text:p>0.5876943378</text:p>
          </table:table-cell>
          <table:table-cell table:formula="of:=RAND()" office:value-type="float" office:value="0.786171762505546">
            <text:p>0.7861717625</text:p>
          </table:table-cell>
          <table:table-cell table:formula="of:=RAND()" office:value-type="float" office:value="0.75599826592952">
            <text:p>0.7559982659</text:p>
          </table:table-cell>
          <table:table-cell table:formula="of:=RAND()" office:value-type="float" office:value="0.915438966359943">
            <text:p>0.9154389664</text:p>
          </table:table-cell>
          <table:table-cell table:formula="of:=RAND()" office:value-type="float" office:value="0.209242947865278">
            <text:p>0.2092429479</text:p>
          </table:table-cell>
          <table:table-cell table:formula="of:=RAND()" office:value-type="float" office:value="0.47043496160768">
            <text:p>0.4704349616</text:p>
          </table:table-cell>
          <table:table-cell table:formula="of:=RAND()" office:value-type="float" office:value="0.706288800109178">
            <text:p>0.7062888001</text:p>
          </table:table-cell>
          <table:table-cell table:formula="of:=RAND()" office:value-type="float" office:value="0.610790160950273">
            <text:p>0.610790161</text:p>
          </table:table-cell>
          <table:table-cell table:formula="of:=RAND()" office:value-type="float" office:value="0.38114884449169">
            <text:p>0.3811488445</text:p>
          </table:table-cell>
          <table:table-cell table:formula="of:=SUM([.B232:.M232])-6" office:value-type="float" office:value="0.815300286514685">
            <text:p>0.8153002865</text:p>
          </table:table-cell>
          <table:table-cell table:formula="of:=[.N232]-[.$G$6]" office:value-type="float" office:value="0.828325461654458">
            <text:p>0.8283254617</text:p>
          </table:table-cell>
          <table:table-cell table:formula="of:=[.O232]*[.O232]" office:value-type="float" office:value="0.686123070425071">
            <text:p>0.6861230704</text:p>
          </table:table-cell>
        </table:table-row>
        <table:table-row table:style-name="ro1">
          <table:table-cell/>
          <table:table-cell table:formula="of:=RAND()" office:value-type="float" office:value="0.284400427248329">
            <text:p>0.2844004272</text:p>
          </table:table-cell>
          <table:table-cell table:formula="of:=RAND()" office:value-type="float" office:value="0.827517378376797">
            <text:p>0.8275173784</text:p>
          </table:table-cell>
          <table:table-cell table:formula="of:=RAND()" office:value-type="float" office:value="0.0218599073123187">
            <text:p>0.0218599073</text:p>
          </table:table-cell>
          <table:table-cell table:formula="of:=RAND()" office:value-type="float" office:value="0.392463653348386">
            <text:p>0.3924636533</text:p>
          </table:table-cell>
          <table:table-cell table:formula="of:=RAND()" office:value-type="float" office:value="0.59549597511068">
            <text:p>0.5954959751</text:p>
          </table:table-cell>
          <table:table-cell table:formula="of:=RAND()" office:value-type="float" office:value="0.632157535292208">
            <text:p>0.6321575353</text:p>
          </table:table-cell>
          <table:table-cell table:formula="of:=RAND()" office:value-type="float" office:value="0.638131183339283">
            <text:p>0.6381311833</text:p>
          </table:table-cell>
          <table:table-cell table:formula="of:=RAND()" office:value-type="float" office:value="0.701396073680371">
            <text:p>0.7013960737</text:p>
          </table:table-cell>
          <table:table-cell table:formula="of:=RAND()" office:value-type="float" office:value="0.313322016270831">
            <text:p>0.3133220163</text:p>
          </table:table-cell>
          <table:table-cell table:formula="of:=RAND()" office:value-type="float" office:value="0.238702228525653">
            <text:p>0.2387022285</text:p>
          </table:table-cell>
          <table:table-cell table:formula="of:=RAND()" office:value-type="float" office:value="0.269382569473237">
            <text:p>0.2693825695</text:p>
          </table:table-cell>
          <table:table-cell table:formula="of:=RAND()" office:value-type="float" office:value="0.420720209367573">
            <text:p>0.4207202094</text:p>
          </table:table-cell>
          <table:table-cell table:formula="of:=SUM([.B233:.M233])-6" office:value-type="float" office:value="-0.664450842654333">
            <text:p>-0.6644508427</text:p>
          </table:table-cell>
          <table:table-cell table:formula="of:=[.N233]-[.$G$6]" office:value-type="float" office:value="-0.651425667514559">
            <text:p>-0.6514256675</text:p>
          </table:table-cell>
          <table:table-cell table:formula="of:=[.O233]*[.O233]" office:value-type="float" office:value="0.424355400296789">
            <text:p>0.4243554003</text:p>
          </table:table-cell>
        </table:table-row>
        <table:table-row table:style-name="ro1">
          <table:table-cell/>
          <table:table-cell table:formula="of:=RAND()" office:value-type="float" office:value="0.978341098176315">
            <text:p>0.9783410982</text:p>
          </table:table-cell>
          <table:table-cell table:formula="of:=RAND()" office:value-type="float" office:value="0.386399021372199">
            <text:p>0.3863990214</text:p>
          </table:table-cell>
          <table:table-cell table:formula="of:=RAND()" office:value-type="float" office:value="0.419340340420604">
            <text:p>0.4193403404</text:p>
          </table:table-cell>
          <table:table-cell table:formula="of:=RAND()" office:value-type="float" office:value="0.46786592155695">
            <text:p>0.4678659216</text:p>
          </table:table-cell>
          <table:table-cell table:formula="of:=RAND()" office:value-type="float" office:value="0.310275013092905">
            <text:p>0.3102750131</text:p>
          </table:table-cell>
          <table:table-cell table:formula="of:=RAND()" office:value-type="float" office:value="0.201240556547418">
            <text:p>0.2012405565</text:p>
          </table:table-cell>
          <table:table-cell table:formula="of:=RAND()" office:value-type="float" office:value="0.102667717728764">
            <text:p>0.1026677177</text:p>
          </table:table-cell>
          <table:table-cell table:formula="of:=RAND()" office:value-type="float" office:value="0.0416538643185049">
            <text:p>0.0416538643</text:p>
          </table:table-cell>
          <table:table-cell table:formula="of:=RAND()" office:value-type="float" office:value="0.215884934412315">
            <text:p>0.2158849344</text:p>
          </table:table-cell>
          <table:table-cell table:formula="of:=RAND()" office:value-type="float" office:value="0.360812281724066">
            <text:p>0.3608122817</text:p>
          </table:table-cell>
          <table:table-cell table:formula="of:=RAND()" office:value-type="float" office:value="0.752347755711526">
            <text:p>0.7523477557</text:p>
          </table:table-cell>
          <table:table-cell table:formula="of:=RAND()" office:value-type="float" office:value="0.945911805145443">
            <text:p>0.9459118051</text:p>
          </table:table-cell>
          <table:table-cell table:formula="of:=SUM([.B234:.M234])-6" office:value-type="float" office:value="-0.817259689792991">
            <text:p>-0.8172596898</text:p>
          </table:table-cell>
          <table:table-cell table:formula="of:=[.N234]-[.$G$6]" office:value-type="float" office:value="-0.804234514653217">
            <text:p>-0.8042345147</text:p>
          </table:table-cell>
          <table:table-cell table:formula="of:=[.O234]*[.O234]" office:value-type="float" office:value="0.646793154559496">
            <text:p>0.6467931546</text:p>
          </table:table-cell>
        </table:table-row>
        <table:table-row table:style-name="ro1">
          <table:table-cell/>
          <table:table-cell table:formula="of:=RAND()" office:value-type="float" office:value="0.916047706734389">
            <text:p>0.9160477067</text:p>
          </table:table-cell>
          <table:table-cell table:formula="of:=RAND()" office:value-type="float" office:value="0.285164039116353">
            <text:p>0.2851640391</text:p>
          </table:table-cell>
          <table:table-cell table:formula="of:=RAND()" office:value-type="float" office:value="0.817096570972353">
            <text:p>0.817096571</text:p>
          </table:table-cell>
          <table:table-cell table:formula="of:=RAND()" office:value-type="float" office:value="0.625433699693531">
            <text:p>0.6254336997</text:p>
          </table:table-cell>
          <table:table-cell table:formula="of:=RAND()" office:value-type="float" office:value="0.0731198703870177">
            <text:p>0.0731198704</text:p>
          </table:table-cell>
          <table:table-cell table:formula="of:=RAND()" office:value-type="float" office:value="0.642796045402065">
            <text:p>0.6427960454</text:p>
          </table:table-cell>
          <table:table-cell table:formula="of:=RAND()" office:value-type="float" office:value="0.519108072388917">
            <text:p>0.5191080724</text:p>
          </table:table-cell>
          <table:table-cell table:formula="of:=RAND()" office:value-type="float" office:value="0.378535278374329">
            <text:p>0.3785352784</text:p>
          </table:table-cell>
          <table:table-cell table:formula="of:=RAND()" office:value-type="float" office:value="0.948078844929114">
            <text:p>0.9480788449</text:p>
          </table:table-cell>
          <table:table-cell table:formula="of:=RAND()" office:value-type="float" office:value="0.836010180879384">
            <text:p>0.8360101809</text:p>
          </table:table-cell>
          <table:table-cell table:formula="of:=RAND()" office:value-type="float" office:value="0.299571120878682">
            <text:p>0.2995711209</text:p>
          </table:table-cell>
          <table:table-cell table:formula="of:=RAND()" office:value-type="float" office:value="0.429593955399469">
            <text:p>0.4295939554</text:p>
          </table:table-cell>
          <table:table-cell table:formula="of:=SUM([.B235:.M235])-6" office:value-type="float" office:value="0.770555385155603">
            <text:p>0.7705553852</text:p>
          </table:table-cell>
          <table:table-cell table:formula="of:=[.N235]-[.$G$6]" office:value-type="float" office:value="0.783580560295377">
            <text:p>0.7835805603</text:p>
          </table:table-cell>
          <table:table-cell table:formula="of:=[.O235]*[.O235]" office:value-type="float" office:value="0.613998494472817">
            <text:p>0.6139984945</text:p>
          </table:table-cell>
        </table:table-row>
        <table:table-row table:style-name="ro1">
          <table:table-cell/>
          <table:table-cell table:formula="of:=RAND()" office:value-type="float" office:value="0.751957136904821">
            <text:p>0.7519571369</text:p>
          </table:table-cell>
          <table:table-cell table:formula="of:=RAND()" office:value-type="float" office:value="0.241671429481357">
            <text:p>0.2416714295</text:p>
          </table:table-cell>
          <table:table-cell table:formula="of:=RAND()" office:value-type="float" office:value="0.265626973239705">
            <text:p>0.2656269732</text:p>
          </table:table-cell>
          <table:table-cell table:formula="of:=RAND()" office:value-type="float" office:value="0.664527928922325">
            <text:p>0.6645279289</text:p>
          </table:table-cell>
          <table:table-cell table:formula="of:=RAND()" office:value-type="float" office:value="0.453794043976814">
            <text:p>0.453794044</text:p>
          </table:table-cell>
          <table:table-cell table:formula="of:=RAND()" office:value-type="float" office:value="0.687694163993001">
            <text:p>0.687694164</text:p>
          </table:table-cell>
          <table:table-cell table:formula="of:=RAND()" office:value-type="float" office:value="0.649652144405991">
            <text:p>0.6496521444</text:p>
          </table:table-cell>
          <table:table-cell table:formula="of:=RAND()" office:value-type="float" office:value="0.691224578535184">
            <text:p>0.6912245785</text:p>
          </table:table-cell>
          <table:table-cell table:formula="of:=RAND()" office:value-type="float" office:value="0.55480359820649">
            <text:p>0.5548035982</text:p>
          </table:table-cell>
          <table:table-cell table:formula="of:=RAND()" office:value-type="float" office:value="0.830955317942426">
            <text:p>0.8309553179</text:p>
          </table:table-cell>
          <table:table-cell table:formula="of:=RAND()" office:value-type="float" office:value="0.224514392903075">
            <text:p>0.2245143929</text:p>
          </table:table-cell>
          <table:table-cell table:formula="of:=RAND()" office:value-type="float" office:value="0.181035556364805">
            <text:p>0.1810355564</text:p>
          </table:table-cell>
          <table:table-cell table:formula="of:=SUM([.B236:.M236])-6" office:value-type="float" office:value="0.197457264875993">
            <text:p>0.1974572649</text:p>
          </table:table-cell>
          <table:table-cell table:formula="of:=[.N236]-[.$G$6]" office:value-type="float" office:value="0.210482440015767">
            <text:p>0.21048244</text:p>
          </table:table-cell>
          <table:table-cell table:formula="of:=[.O236]*[.O236]" office:value-type="float" office:value="0.0443028575549909">
            <text:p>0.0443028576</text:p>
          </table:table-cell>
        </table:table-row>
        <table:table-row table:style-name="ro1">
          <table:table-cell/>
          <table:table-cell table:formula="of:=RAND()" office:value-type="float" office:value="0.939732246100903">
            <text:p>0.9397322461</text:p>
          </table:table-cell>
          <table:table-cell table:formula="of:=RAND()" office:value-type="float" office:value="0.0711296841036528">
            <text:p>0.0711296841</text:p>
          </table:table-cell>
          <table:table-cell table:formula="of:=RAND()" office:value-type="float" office:value="0.0972180315293372">
            <text:p>0.0972180315</text:p>
          </table:table-cell>
          <table:table-cell table:formula="of:=RAND()" office:value-type="float" office:value="0.305062898434699">
            <text:p>0.3050628984</text:p>
          </table:table-cell>
          <table:table-cell table:formula="of:=RAND()" office:value-type="float" office:value="0.793969832826406">
            <text:p>0.7939698328</text:p>
          </table:table-cell>
          <table:table-cell table:formula="of:=RAND()" office:value-type="float" office:value="0.394844924798235">
            <text:p>0.3948449248</text:p>
          </table:table-cell>
          <table:table-cell table:formula="of:=RAND()" office:value-type="float" office:value="0.176687281345949">
            <text:p>0.1766872813</text:p>
          </table:table-cell>
          <table:table-cell table:formula="of:=RAND()" office:value-type="float" office:value="0.586560587631539">
            <text:p>0.5865605876</text:p>
          </table:table-cell>
          <table:table-cell table:formula="of:=RAND()" office:value-type="float" office:value="0.505017253570259">
            <text:p>0.5050172536</text:p>
          </table:table-cell>
          <table:table-cell table:formula="of:=RAND()" office:value-type="float" office:value="0.355292995227501">
            <text:p>0.3552929952</text:p>
          </table:table-cell>
          <table:table-cell table:formula="of:=RAND()" office:value-type="float" office:value="0.143430573632941">
            <text:p>0.1434305736</text:p>
          </table:table-cell>
          <table:table-cell table:formula="of:=RAND()" office:value-type="float" office:value="0.256152291083708">
            <text:p>0.2561522911</text:p>
          </table:table-cell>
          <table:table-cell table:formula="of:=SUM([.B237:.M237])-6" office:value-type="float" office:value="-1.37490139971487">
            <text:p>-1.3749013997</text:p>
          </table:table-cell>
          <table:table-cell table:formula="of:=[.N237]-[.$G$6]" office:value-type="float" office:value="-1.3618762245751">
            <text:p>-1.3618762246</text:p>
          </table:table-cell>
          <table:table-cell table:formula="of:=[.O237]*[.O237]" office:value-type="float" office:value="1.85470685106292">
            <text:p>1.8547068511</text:p>
          </table:table-cell>
        </table:table-row>
        <table:table-row table:style-name="ro1">
          <table:table-cell/>
          <table:table-cell table:formula="of:=RAND()" office:value-type="float" office:value="0.504675269825384">
            <text:p>0.5046752698</text:p>
          </table:table-cell>
          <table:table-cell table:formula="of:=RAND()" office:value-type="float" office:value="0.886551887728274">
            <text:p>0.8865518877</text:p>
          </table:table-cell>
          <table:table-cell table:formula="of:=RAND()" office:value-type="float" office:value="0.572889615315944">
            <text:p>0.5728896153</text:p>
          </table:table-cell>
          <table:table-cell table:formula="of:=RAND()" office:value-type="float" office:value="0.155318670440465">
            <text:p>0.1553186704</text:p>
          </table:table-cell>
          <table:table-cell table:formula="of:=RAND()" office:value-type="float" office:value="0.317029891302809">
            <text:p>0.3170298913</text:p>
          </table:table-cell>
          <table:table-cell table:formula="of:=RAND()" office:value-type="float" office:value="0.251717567676678">
            <text:p>0.2517175677</text:p>
          </table:table-cell>
          <table:table-cell table:formula="of:=RAND()" office:value-type="float" office:value="0.912200332386419">
            <text:p>0.9122003324</text:p>
          </table:table-cell>
          <table:table-cell table:formula="of:=RAND()" office:value-type="float" office:value="0.704701547510922">
            <text:p>0.7047015475</text:p>
          </table:table-cell>
          <table:table-cell table:formula="of:=RAND()" office:value-type="float" office:value="0.472366289701313">
            <text:p>0.4723662897</text:p>
          </table:table-cell>
          <table:table-cell table:formula="of:=RAND()" office:value-type="float" office:value="0.968816379085183">
            <text:p>0.9688163791</text:p>
          </table:table-cell>
          <table:table-cell table:formula="of:=RAND()" office:value-type="float" office:value="0.29919213661924">
            <text:p>0.2991921366</text:p>
          </table:table-cell>
          <table:table-cell table:formula="of:=RAND()" office:value-type="float" office:value="0.391923391260207">
            <text:p>0.3919233913</text:p>
          </table:table-cell>
          <table:table-cell table:formula="of:=SUM([.B238:.M238])-6" office:value-type="float" office:value="0.437382978852838">
            <text:p>0.4373829789</text:p>
          </table:table-cell>
          <table:table-cell table:formula="of:=[.N238]-[.$G$6]" office:value-type="float" office:value="0.450408153992612">
            <text:p>0.450408154</text:p>
          </table:table-cell>
          <table:table-cell table:formula="of:=[.O238]*[.O238]" office:value-type="float" office:value="0.202867505183032">
            <text:p>0.2028675052</text:p>
          </table:table-cell>
        </table:table-row>
        <table:table-row table:style-name="ro1">
          <table:table-cell/>
          <table:table-cell table:formula="of:=RAND()" office:value-type="float" office:value="0.323077493114397">
            <text:p>0.3230774931</text:p>
          </table:table-cell>
          <table:table-cell table:formula="of:=RAND()" office:value-type="float" office:value="0.11560457572341">
            <text:p>0.1156045757</text:p>
          </table:table-cell>
          <table:table-cell table:formula="of:=RAND()" office:value-type="float" office:value="0.159269894938916">
            <text:p>0.1592698949</text:p>
          </table:table-cell>
          <table:table-cell table:formula="of:=RAND()" office:value-type="float" office:value="0.810653057647869">
            <text:p>0.8106530576</text:p>
          </table:table-cell>
          <table:table-cell table:formula="of:=RAND()" office:value-type="float" office:value="0.0811687535606325">
            <text:p>0.0811687536</text:p>
          </table:table-cell>
          <table:table-cell table:formula="of:=RAND()" office:value-type="float" office:value="0.79602506570518">
            <text:p>0.7960250657</text:p>
          </table:table-cell>
          <table:table-cell table:formula="of:=RAND()" office:value-type="float" office:value="0.0504507457371801">
            <text:p>0.0504507457</text:p>
          </table:table-cell>
          <table:table-cell table:formula="of:=RAND()" office:value-type="float" office:value="0.629890827694908">
            <text:p>0.6298908277</text:p>
          </table:table-cell>
          <table:table-cell table:formula="of:=RAND()" office:value-type="float" office:value="0.372053764062002">
            <text:p>0.3720537641</text:p>
          </table:table-cell>
          <table:table-cell table:formula="of:=RAND()" office:value-type="float" office:value="0.182937122881413">
            <text:p>0.1829371229</text:p>
          </table:table-cell>
          <table:table-cell table:formula="of:=RAND()" office:value-type="float" office:value="0.851804315345362">
            <text:p>0.8518043153</text:p>
          </table:table-cell>
          <table:table-cell table:formula="of:=RAND()" office:value-type="float" office:value="0.947600461775437">
            <text:p>0.9476004618</text:p>
          </table:table-cell>
          <table:table-cell table:formula="of:=SUM([.B239:.M239])-6" office:value-type="float" office:value="-0.679463921813294">
            <text:p>-0.6794639218</text:p>
          </table:table-cell>
          <table:table-cell table:formula="of:=[.N239]-[.$G$6]" office:value-type="float" office:value="-0.666438746673521">
            <text:p>-0.6664387467</text:p>
          </table:table-cell>
          <table:table-cell table:formula="of:=[.O239]*[.O239]" office:value-type="float" office:value="0.444140603067773">
            <text:p>0.4441406031</text:p>
          </table:table-cell>
        </table:table-row>
        <table:table-row table:style-name="ro1">
          <table:table-cell/>
          <table:table-cell table:formula="of:=RAND()" office:value-type="float" office:value="0.429941140348092">
            <text:p>0.4299411403</text:p>
          </table:table-cell>
          <table:table-cell table:formula="of:=RAND()" office:value-type="float" office:value="0.195953062502667">
            <text:p>0.1959530625</text:p>
          </table:table-cell>
          <table:table-cell table:formula="of:=RAND()" office:value-type="float" office:value="0.747560241492465">
            <text:p>0.7475602415</text:p>
          </table:table-cell>
          <table:table-cell table:formula="of:=RAND()" office:value-type="float" office:value="0.658915184671059">
            <text:p>0.6589151847</text:p>
          </table:table-cell>
          <table:table-cell table:formula="of:=RAND()" office:value-type="float" office:value="0.565209440188482">
            <text:p>0.5652094402</text:p>
          </table:table-cell>
          <table:table-cell table:formula="of:=RAND()" office:value-type="float" office:value="0.434321308974177">
            <text:p>0.434321309</text:p>
          </table:table-cell>
          <table:table-cell table:formula="of:=RAND()" office:value-type="float" office:value="0.677084376104176">
            <text:p>0.6770843761</text:p>
          </table:table-cell>
          <table:table-cell table:formula="of:=RAND()" office:value-type="float" office:value="0.32345755607821">
            <text:p>0.3234575561</text:p>
          </table:table-cell>
          <table:table-cell table:formula="of:=RAND()" office:value-type="float" office:value="0.582076183520258">
            <text:p>0.5820761835</text:p>
          </table:table-cell>
          <table:table-cell table:formula="of:=RAND()" office:value-type="float" office:value="0.823706926312298">
            <text:p>0.8237069263</text:p>
          </table:table-cell>
          <table:table-cell table:formula="of:=RAND()" office:value-type="float" office:value="0.638786352239549">
            <text:p>0.6387863522</text:p>
          </table:table-cell>
          <table:table-cell table:formula="of:=RAND()" office:value-type="float" office:value="0.673893346916884">
            <text:p>0.6738933469</text:p>
          </table:table-cell>
          <table:table-cell table:formula="of:=SUM([.B240:.M240])-6" office:value-type="float" office:value="0.750905119348317">
            <text:p>0.7509051193</text:p>
          </table:table-cell>
          <table:table-cell table:formula="of:=[.N240]-[.$G$6]" office:value-type="float" office:value="0.763930294488091">
            <text:p>0.7639302945</text:p>
          </table:table-cell>
          <table:table-cell table:formula="of:=[.O240]*[.O240]" office:value-type="float" office:value="0.583589494836661">
            <text:p>0.5835894948</text:p>
          </table:table-cell>
        </table:table-row>
        <table:table-row table:style-name="ro1">
          <table:table-cell/>
          <table:table-cell table:formula="of:=RAND()" office:value-type="float" office:value="0.995805480051786">
            <text:p>0.9958054801</text:p>
          </table:table-cell>
          <table:table-cell table:formula="of:=RAND()" office:value-type="float" office:value="0.926199181703851">
            <text:p>0.9261991817</text:p>
          </table:table-cell>
          <table:table-cell table:formula="of:=RAND()" office:value-type="float" office:value="0.797458092914894">
            <text:p>0.7974580929</text:p>
          </table:table-cell>
          <table:table-cell table:formula="of:=RAND()" office:value-type="float" office:value="0.449197272537276">
            <text:p>0.4491972725</text:p>
          </table:table-cell>
          <table:table-cell table:formula="of:=RAND()" office:value-type="float" office:value="0.708306388463825">
            <text:p>0.7083063885</text:p>
          </table:table-cell>
          <table:table-cell table:formula="of:=RAND()" office:value-type="float" office:value="0.814829550450668">
            <text:p>0.8148295505</text:p>
          </table:table-cell>
          <table:table-cell table:formula="of:=RAND()" office:value-type="float" office:value="0.488334787543863">
            <text:p>0.4883347875</text:p>
          </table:table-cell>
          <table:table-cell table:formula="of:=RAND()" office:value-type="float" office:value="0.832025933545083">
            <text:p>0.8320259335</text:p>
          </table:table-cell>
          <table:table-cell table:formula="of:=RAND()" office:value-type="float" office:value="0.452657882357016">
            <text:p>0.4526578824</text:p>
          </table:table-cell>
          <table:table-cell table:formula="of:=RAND()" office:value-type="float" office:value="0.732733908807859">
            <text:p>0.7327339088</text:p>
          </table:table-cell>
          <table:table-cell table:formula="of:=RAND()" office:value-type="float" office:value="0.1727163142059">
            <text:p>0.1727163142</text:p>
          </table:table-cell>
          <table:table-cell table:formula="of:=RAND()" office:value-type="float" office:value="0.928176274523139">
            <text:p>0.9281762745</text:p>
          </table:table-cell>
          <table:table-cell table:formula="of:=SUM([.B241:.M241])-6" office:value-type="float" office:value="2.29844106710516">
            <text:p>2.2984410671</text:p>
          </table:table-cell>
          <table:table-cell table:formula="of:=[.N241]-[.$G$6]" office:value-type="float" office:value="2.31146624224493">
            <text:p>2.3114662422</text:p>
          </table:table-cell>
          <table:table-cell table:formula="of:=[.O241]*[.O241]" office:value-type="float" office:value="5.34287618903791">
            <text:p>5.342876189</text:p>
          </table:table-cell>
        </table:table-row>
        <table:table-row table:style-name="ro1">
          <table:table-cell/>
          <table:table-cell table:formula="of:=RAND()" office:value-type="float" office:value="0.896750218933448">
            <text:p>0.8967502189</text:p>
          </table:table-cell>
          <table:table-cell table:formula="of:=RAND()" office:value-type="float" office:value="0.947118705138564">
            <text:p>0.9471187051</text:p>
          </table:table-cell>
          <table:table-cell table:formula="of:=RAND()" office:value-type="float" office:value="0.0499714692123234">
            <text:p>0.0499714692</text:p>
          </table:table-cell>
          <table:table-cell table:formula="of:=RAND()" office:value-type="float" office:value="0.270257237600163">
            <text:p>0.2702572376</text:p>
          </table:table-cell>
          <table:table-cell table:formula="of:=RAND()" office:value-type="float" office:value="0.824112359900028">
            <text:p>0.8241123599</text:p>
          </table:table-cell>
          <table:table-cell table:formula="of:=RAND()" office:value-type="float" office:value="0.968453379813582">
            <text:p>0.9684533798</text:p>
          </table:table-cell>
          <table:table-cell table:formula="of:=RAND()" office:value-type="float" office:value="0.961286509642378">
            <text:p>0.9612865096</text:p>
          </table:table-cell>
          <table:table-cell table:formula="of:=RAND()" office:value-type="float" office:value="0.961565049830824">
            <text:p>0.9615650498</text:p>
          </table:table-cell>
          <table:table-cell table:formula="of:=RAND()" office:value-type="float" office:value="0.726530984975398">
            <text:p>0.726530985</text:p>
          </table:table-cell>
          <table:table-cell table:formula="of:=RAND()" office:value-type="float" office:value="0.881463732104749">
            <text:p>0.8814637321</text:p>
          </table:table-cell>
          <table:table-cell table:formula="of:=RAND()" office:value-type="float" office:value="0.186357919126749">
            <text:p>0.1863579191</text:p>
          </table:table-cell>
          <table:table-cell table:formula="of:=RAND()" office:value-type="float" office:value="0.325107238255441">
            <text:p>0.3251072383</text:p>
          </table:table-cell>
          <table:table-cell table:formula="of:=SUM([.B242:.M242])-6" office:value-type="float" office:value="1.99897480453365">
            <text:p>1.9989748045</text:p>
          </table:table-cell>
          <table:table-cell table:formula="of:=[.N242]-[.$G$6]" office:value-type="float" office:value="2.01199997967342">
            <text:p>2.0119999797</text:p>
          </table:table-cell>
          <table:table-cell table:formula="of:=[.O242]*[.O242]" office:value-type="float" office:value="4.04814391820584">
            <text:p>4.0481439182</text:p>
          </table:table-cell>
        </table:table-row>
        <table:table-row table:style-name="ro1">
          <table:table-cell/>
          <table:table-cell table:formula="of:=RAND()" office:value-type="float" office:value="0.764716973761097">
            <text:p>0.7647169738</text:p>
          </table:table-cell>
          <table:table-cell table:formula="of:=RAND()" office:value-type="float" office:value="0.156275447225198">
            <text:p>0.1562754472</text:p>
          </table:table-cell>
          <table:table-cell table:formula="of:=RAND()" office:value-type="float" office:value="0.726374269695953">
            <text:p>0.7263742697</text:p>
          </table:table-cell>
          <table:table-cell table:formula="of:=RAND()" office:value-type="float" office:value="0.0342764952220023">
            <text:p>0.0342764952</text:p>
          </table:table-cell>
          <table:table-cell table:formula="of:=RAND()" office:value-type="float" office:value="0.423431603703648">
            <text:p>0.4234316037</text:p>
          </table:table-cell>
          <table:table-cell table:formula="of:=RAND()" office:value-type="float" office:value="0.128044414333999">
            <text:p>0.1280444143</text:p>
          </table:table-cell>
          <table:table-cell table:formula="of:=RAND()" office:value-type="float" office:value="0.847162242978811">
            <text:p>0.847162243</text:p>
          </table:table-cell>
          <table:table-cell table:formula="of:=RAND()" office:value-type="float" office:value="0.125115715898573">
            <text:p>0.1251157159</text:p>
          </table:table-cell>
          <table:table-cell table:formula="of:=RAND()" office:value-type="float" office:value="0.162822465412319">
            <text:p>0.1628224654</text:p>
          </table:table-cell>
          <table:table-cell table:formula="of:=RAND()" office:value-type="float" office:value="0.965178382117301">
            <text:p>0.9651783821</text:p>
          </table:table-cell>
          <table:table-cell table:formula="of:=RAND()" office:value-type="float" office:value="0.276276574702933">
            <text:p>0.2762765747</text:p>
          </table:table-cell>
          <table:table-cell table:formula="of:=RAND()" office:value-type="float" office:value="0.724225948797539">
            <text:p>0.7242259488</text:p>
          </table:table-cell>
          <table:table-cell table:formula="of:=SUM([.B243:.M243])-6" office:value-type="float" office:value="-0.666099466150627">
            <text:p>-0.6660994662</text:p>
          </table:table-cell>
          <table:table-cell table:formula="of:=[.N243]-[.$G$6]" office:value-type="float" office:value="-0.653074291010853">
            <text:p>-0.653074291</text:p>
          </table:table-cell>
          <table:table-cell table:formula="of:=[.O243]*[.O243]" office:value-type="float" office:value="0.426506029579328">
            <text:p>0.4265060296</text:p>
          </table:table-cell>
        </table:table-row>
        <table:table-row table:style-name="ro1">
          <table:table-cell/>
          <table:table-cell table:formula="of:=RAND()" office:value-type="float" office:value="0.581810161238536">
            <text:p>0.5818101612</text:p>
          </table:table-cell>
          <table:table-cell table:formula="of:=RAND()" office:value-type="float" office:value="0.975035302573815">
            <text:p>0.9750353026</text:p>
          </table:table-cell>
          <table:table-cell table:formula="of:=RAND()" office:value-type="float" office:value="0.234736383426934">
            <text:p>0.2347363834</text:p>
          </table:table-cell>
          <table:table-cell table:formula="of:=RAND()" office:value-type="float" office:value="0.235268350457773">
            <text:p>0.2352683505</text:p>
          </table:table-cell>
          <table:table-cell table:formula="of:=RAND()" office:value-type="float" office:value="0.956407321384177">
            <text:p>0.9564073214</text:p>
          </table:table-cell>
          <table:table-cell table:formula="of:=RAND()" office:value-type="float" office:value="0.550812672590837">
            <text:p>0.5508126726</text:p>
          </table:table-cell>
          <table:table-cell table:formula="of:=RAND()" office:value-type="float" office:value="0.532470502192155">
            <text:p>0.5324705022</text:p>
          </table:table-cell>
          <table:table-cell table:formula="of:=RAND()" office:value-type="float" office:value="0.446482463972643">
            <text:p>0.446482464</text:p>
          </table:table-cell>
          <table:table-cell table:formula="of:=RAND()" office:value-type="float" office:value="0.260290203383192">
            <text:p>0.2602902034</text:p>
          </table:table-cell>
          <table:table-cell table:formula="of:=RAND()" office:value-type="float" office:value="0.276617305818945">
            <text:p>0.2766173058</text:p>
          </table:table-cell>
          <table:table-cell table:formula="of:=RAND()" office:value-type="float" office:value="0.665968038374558">
            <text:p>0.6659680384</text:p>
          </table:table-cell>
          <table:table-cell table:formula="of:=RAND()" office:value-type="float" office:value="0.0786678991280496">
            <text:p>0.0786678991</text:p>
          </table:table-cell>
          <table:table-cell table:formula="of:=SUM([.B244:.M244])-6" office:value-type="float" office:value="-0.205433395458385">
            <text:p>-0.2054333955</text:p>
          </table:table-cell>
          <table:table-cell table:formula="of:=[.N244]-[.$G$6]" office:value-type="float" office:value="-0.192408220318612">
            <text:p>-0.1924082203</text:p>
          </table:table-cell>
          <table:table-cell table:formula="of:=[.O244]*[.O244]" office:value-type="float" office:value="0.0370209232461754">
            <text:p>0.0370209232</text:p>
          </table:table-cell>
        </table:table-row>
        <table:table-row table:style-name="ro1">
          <table:table-cell/>
          <table:table-cell table:formula="of:=RAND()" office:value-type="float" office:value="0.234072047052905">
            <text:p>0.2340720471</text:p>
          </table:table-cell>
          <table:table-cell table:formula="of:=RAND()" office:value-type="float" office:value="0.0311924093402922">
            <text:p>0.0311924093</text:p>
          </table:table-cell>
          <table:table-cell table:formula="of:=RAND()" office:value-type="float" office:value="0.978375223698095">
            <text:p>0.9783752237</text:p>
          </table:table-cell>
          <table:table-cell table:formula="of:=RAND()" office:value-type="float" office:value="0.906816153088585">
            <text:p>0.9068161531</text:p>
          </table:table-cell>
          <table:table-cell table:formula="of:=RAND()" office:value-type="float" office:value="0.490275724092498">
            <text:p>0.4902757241</text:p>
          </table:table-cell>
          <table:table-cell table:formula="of:=RAND()" office:value-type="float" office:value="0.399244787171483">
            <text:p>0.3992447872</text:p>
          </table:table-cell>
          <table:table-cell table:formula="of:=RAND()" office:value-type="float" office:value="0.716606085188687">
            <text:p>0.7166060852</text:p>
          </table:table-cell>
          <table:table-cell table:formula="of:=RAND()" office:value-type="float" office:value="0.201676875120029">
            <text:p>0.2016768751</text:p>
          </table:table-cell>
          <table:table-cell table:formula="of:=RAND()" office:value-type="float" office:value="0.0666881636716425">
            <text:p>0.0666881637</text:p>
          </table:table-cell>
          <table:table-cell table:formula="of:=RAND()" office:value-type="float" office:value="0.904385464964435">
            <text:p>0.904385465</text:p>
          </table:table-cell>
          <table:table-cell table:formula="of:=RAND()" office:value-type="float" office:value="0.894813392078504">
            <text:p>0.8948133921</text:p>
          </table:table-cell>
          <table:table-cell table:formula="of:=RAND()" office:value-type="float" office:value="0.163401445606723">
            <text:p>0.1634014456</text:p>
          </table:table-cell>
          <table:table-cell table:formula="of:=SUM([.B245:.M245])-6" office:value-type="float" office:value="-0.0124522289261222">
            <text:p>-0.0124522289</text:p>
          </table:table-cell>
          <table:table-cell table:formula="of:=[.N245]-[.$G$6]" office:value-type="float" office:value="0.000572946213651449">
            <text:p>0.0005729462</text:p>
          </table:table-cell>
          <table:table-cell table:formula="of:=[.O245]*[.O245]" office:value-type="float" office:value="0.000000328267363737531">
            <text:p>3.28267363737531E-007</text:p>
          </table:table-cell>
        </table:table-row>
        <table:table-row table:style-name="ro1">
          <table:table-cell/>
          <table:table-cell table:formula="of:=RAND()" office:value-type="float" office:value="0.423621432622895">
            <text:p>0.4236214326</text:p>
          </table:table-cell>
          <table:table-cell table:formula="of:=RAND()" office:value-type="float" office:value="0.342878992436454">
            <text:p>0.3428789924</text:p>
          </table:table-cell>
          <table:table-cell table:formula="of:=RAND()" office:value-type="float" office:value="0.719769806833938">
            <text:p>0.7197698068</text:p>
          </table:table-cell>
          <table:table-cell table:formula="of:=RAND()" office:value-type="float" office:value="0.147736235754564">
            <text:p>0.1477362358</text:p>
          </table:table-cell>
          <table:table-cell table:formula="of:=RAND()" office:value-type="float" office:value="0.154445779509842">
            <text:p>0.1544457795</text:p>
          </table:table-cell>
          <table:table-cell table:formula="of:=RAND()" office:value-type="float" office:value="0.287342029158026">
            <text:p>0.2873420292</text:p>
          </table:table-cell>
          <table:table-cell table:formula="of:=RAND()" office:value-type="float" office:value="0.0205342192202806">
            <text:p>0.0205342192</text:p>
          </table:table-cell>
          <table:table-cell table:formula="of:=RAND()" office:value-type="float" office:value="0.748358335578814">
            <text:p>0.7483583356</text:p>
          </table:table-cell>
          <table:table-cell table:formula="of:=RAND()" office:value-type="float" office:value="0.480558068025857">
            <text:p>0.480558068</text:p>
          </table:table-cell>
          <table:table-cell table:formula="of:=RAND()" office:value-type="float" office:value="0.655984402867034">
            <text:p>0.6559844029</text:p>
          </table:table-cell>
          <table:table-cell table:formula="of:=RAND()" office:value-type="float" office:value="0.574350944254547">
            <text:p>0.5743509443</text:p>
          </table:table-cell>
          <table:table-cell table:formula="of:=RAND()" office:value-type="float" office:value="0.643619315698743">
            <text:p>0.6436193157</text:p>
          </table:table-cell>
          <table:table-cell table:formula="of:=SUM([.B246:.M246])-6" office:value-type="float" office:value="-0.800800438039005">
            <text:p>-0.800800438</text:p>
          </table:table-cell>
          <table:table-cell table:formula="of:=[.N246]-[.$G$6]" office:value-type="float" office:value="-0.787775262899231">
            <text:p>-0.7877752629</text:p>
          </table:table-cell>
          <table:table-cell table:formula="of:=[.O246]*[.O246]" office:value-type="float" office:value="0.620589864835953">
            <text:p>0.6205898648</text:p>
          </table:table-cell>
        </table:table-row>
        <table:table-row table:style-name="ro1">
          <table:table-cell/>
          <table:table-cell table:formula="of:=RAND()" office:value-type="float" office:value="0.657687877770513">
            <text:p>0.6576878778</text:p>
          </table:table-cell>
          <table:table-cell table:formula="of:=RAND()" office:value-type="float" office:value="0.987456784816459">
            <text:p>0.9874567848</text:p>
          </table:table-cell>
          <table:table-cell table:formula="of:=RAND()" office:value-type="float" office:value="0.0757699206005782">
            <text:p>0.0757699206</text:p>
          </table:table-cell>
          <table:table-cell table:formula="of:=RAND()" office:value-type="float" office:value="0.381311614066362">
            <text:p>0.3813116141</text:p>
          </table:table-cell>
          <table:table-cell table:formula="of:=RAND()" office:value-type="float" office:value="0.665378921665251">
            <text:p>0.6653789217</text:p>
          </table:table-cell>
          <table:table-cell table:formula="of:=RAND()" office:value-type="float" office:value="0.241305374074727">
            <text:p>0.2413053741</text:p>
          </table:table-cell>
          <table:table-cell table:formula="of:=RAND()" office:value-type="float" office:value="0.643755561904982">
            <text:p>0.6437555619</text:p>
          </table:table-cell>
          <table:table-cell table:formula="of:=RAND()" office:value-type="float" office:value="0.920593915041536">
            <text:p>0.920593915</text:p>
          </table:table-cell>
          <table:table-cell table:formula="of:=RAND()" office:value-type="float" office:value="0.539313543122262">
            <text:p>0.5393135431</text:p>
          </table:table-cell>
          <table:table-cell table:formula="of:=RAND()" office:value-type="float" office:value="0.754323141183704">
            <text:p>0.7543231412</text:p>
          </table:table-cell>
          <table:table-cell table:formula="of:=RAND()" office:value-type="float" office:value="0.59106030780822">
            <text:p>0.5910603078</text:p>
          </table:table-cell>
          <table:table-cell table:formula="of:=RAND()" office:value-type="float" office:value="0.358361907768995">
            <text:p>0.3583619078</text:p>
          </table:table-cell>
          <table:table-cell table:formula="of:=SUM([.B247:.M247])-6" office:value-type="float" office:value="0.81631886982359">
            <text:p>0.8163188698</text:p>
          </table:table-cell>
          <table:table-cell table:formula="of:=[.N247]-[.$G$6]" office:value-type="float" office:value="0.829344044963364">
            <text:p>0.829344045</text:p>
          </table:table-cell>
          <table:table-cell table:formula="of:=[.O247]*[.O247]" office:value-type="float" office:value="0.687811544916194">
            <text:p>0.6878115449</text:p>
          </table:table-cell>
        </table:table-row>
        <table:table-row table:style-name="ro1">
          <table:table-cell/>
          <table:table-cell table:formula="of:=RAND()" office:value-type="float" office:value="0.77242838172242">
            <text:p>0.7724283817</text:p>
          </table:table-cell>
          <table:table-cell table:formula="of:=RAND()" office:value-type="float" office:value="0.930917169665918">
            <text:p>0.9309171697</text:p>
          </table:table-cell>
          <table:table-cell table:formula="of:=RAND()" office:value-type="float" office:value="0.838734841905534">
            <text:p>0.8387348419</text:p>
          </table:table-cell>
          <table:table-cell table:formula="of:=RAND()" office:value-type="float" office:value="0.843477831222117">
            <text:p>0.8434778312</text:p>
          </table:table-cell>
          <table:table-cell table:formula="of:=RAND()" office:value-type="float" office:value="0.925970951328054">
            <text:p>0.9259709513</text:p>
          </table:table-cell>
          <table:table-cell table:formula="of:=RAND()" office:value-type="float" office:value="0.336126761976629">
            <text:p>0.336126762</text:p>
          </table:table-cell>
          <table:table-cell table:formula="of:=RAND()" office:value-type="float" office:value="0.0924446650315076">
            <text:p>0.092444665</text:p>
          </table:table-cell>
          <table:table-cell table:formula="of:=RAND()" office:value-type="float" office:value="0.581693951040506">
            <text:p>0.581693951</text:p>
          </table:table-cell>
          <table:table-cell table:formula="of:=RAND()" office:value-type="float" office:value="0.690255899447948">
            <text:p>0.6902558994</text:p>
          </table:table-cell>
          <table:table-cell table:formula="of:=RAND()" office:value-type="float" office:value="0.576676273951307">
            <text:p>0.576676274</text:p>
          </table:table-cell>
          <table:table-cell table:formula="of:=RAND()" office:value-type="float" office:value="0.0779432610142976">
            <text:p>0.077943261</text:p>
          </table:table-cell>
          <table:table-cell table:formula="of:=RAND()" office:value-type="float" office:value="0.781825741752982">
            <text:p>0.7818257418</text:p>
          </table:table-cell>
          <table:table-cell table:formula="of:=SUM([.B248:.M248])-6" office:value-type="float" office:value="1.44849573005922">
            <text:p>1.4484957301</text:p>
          </table:table-cell>
          <table:table-cell table:formula="of:=[.N248]-[.$G$6]" office:value-type="float" office:value="1.461520905199">
            <text:p>1.4615209052</text:p>
          </table:table-cell>
          <table:table-cell table:formula="of:=[.O248]*[.O248]" office:value-type="float" office:value="2.13604335633369">
            <text:p>2.1360433563</text:p>
          </table:table-cell>
        </table:table-row>
        <table:table-row table:style-name="ro1">
          <table:table-cell/>
          <table:table-cell table:formula="of:=RAND()" office:value-type="float" office:value="0.133184917736799">
            <text:p>0.1331849177</text:p>
          </table:table-cell>
          <table:table-cell table:formula="of:=RAND()" office:value-type="float" office:value="0.618350502103567">
            <text:p>0.6183505021</text:p>
          </table:table-cell>
          <table:table-cell table:formula="of:=RAND()" office:value-type="float" office:value="0.147929436527193">
            <text:p>0.1479294365</text:p>
          </table:table-cell>
          <table:table-cell table:formula="of:=RAND()" office:value-type="float" office:value="0.980336604872718">
            <text:p>0.9803366049</text:p>
          </table:table-cell>
          <table:table-cell table:formula="of:=RAND()" office:value-type="float" office:value="0.0564693962223828">
            <text:p>0.0564693962</text:p>
          </table:table-cell>
          <table:table-cell table:formula="of:=RAND()" office:value-type="float" office:value="0.648071496281773">
            <text:p>0.6480714963</text:p>
          </table:table-cell>
          <table:table-cell table:formula="of:=RAND()" office:value-type="float" office:value="0.198873378103599">
            <text:p>0.1988733781</text:p>
          </table:table-cell>
          <table:table-cell table:formula="of:=RAND()" office:value-type="float" office:value="0.993886361364275">
            <text:p>0.9938863614</text:p>
          </table:table-cell>
          <table:table-cell table:formula="of:=RAND()" office:value-type="float" office:value="0.961113285040483">
            <text:p>0.961113285</text:p>
          </table:table-cell>
          <table:table-cell table:formula="of:=RAND()" office:value-type="float" office:value="0.777985647553578">
            <text:p>0.7779856476</text:p>
          </table:table-cell>
          <table:table-cell table:formula="of:=RAND()" office:value-type="float" office:value="0.712512820027769">
            <text:p>0.71251282</text:p>
          </table:table-cell>
          <table:table-cell table:formula="of:=RAND()" office:value-type="float" office:value="0.777937303064391">
            <text:p>0.7779373031</text:p>
          </table:table-cell>
          <table:table-cell table:formula="of:=SUM([.B249:.M249])-6" office:value-type="float" office:value="1.00665114889853">
            <text:p>1.0066511489</text:p>
          </table:table-cell>
          <table:table-cell table:formula="of:=[.N249]-[.$G$6]" office:value-type="float" office:value="1.0196763240383">
            <text:p>1.019676324</text:p>
          </table:table-cell>
          <table:table-cell table:formula="of:=[.O249]*[.O249]" office:value-type="float" office:value="1.03973980580426">
            <text:p>1.0397398058</text:p>
          </table:table-cell>
        </table:table-row>
        <table:table-row table:style-name="ro1">
          <table:table-cell/>
          <table:table-cell table:formula="of:=RAND()" office:value-type="float" office:value="0.532854764489457">
            <text:p>0.5328547645</text:p>
          </table:table-cell>
          <table:table-cell table:formula="of:=RAND()" office:value-type="float" office:value="0.845863200491294">
            <text:p>0.8458632005</text:p>
          </table:table-cell>
          <table:table-cell table:formula="of:=RAND()" office:value-type="float" office:value="0.945453661959618">
            <text:p>0.945453662</text:p>
          </table:table-cell>
          <table:table-cell table:formula="of:=RAND()" office:value-type="float" office:value="0.81886861496605">
            <text:p>0.818868615</text:p>
          </table:table-cell>
          <table:table-cell table:formula="of:=RAND()" office:value-type="float" office:value="0.450639283750206">
            <text:p>0.4506392838</text:p>
          </table:table-cell>
          <table:table-cell table:formula="of:=RAND()" office:value-type="float" office:value="0.459880905691534">
            <text:p>0.4598809057</text:p>
          </table:table-cell>
          <table:table-cell table:formula="of:=RAND()" office:value-type="float" office:value="0.273008420364931">
            <text:p>0.2730084204</text:p>
          </table:table-cell>
          <table:table-cell table:formula="of:=RAND()" office:value-type="float" office:value="0.41496254876256">
            <text:p>0.4149625488</text:p>
          </table:table-cell>
          <table:table-cell table:formula="of:=RAND()" office:value-type="float" office:value="0.38976429682225">
            <text:p>0.3897642968</text:p>
          </table:table-cell>
          <table:table-cell table:formula="of:=RAND()" office:value-type="float" office:value="0.306962733855471">
            <text:p>0.3069627339</text:p>
          </table:table-cell>
          <table:table-cell table:formula="of:=RAND()" office:value-type="float" office:value="0.788105905056">
            <text:p>0.7881059051</text:p>
          </table:table-cell>
          <table:table-cell table:formula="of:=RAND()" office:value-type="float" office:value="0.532444382784888">
            <text:p>0.5324443828</text:p>
          </table:table-cell>
          <table:table-cell table:formula="of:=SUM([.B250:.M250])-6" office:value-type="float" office:value="0.75880871899426">
            <text:p>0.758808719</text:p>
          </table:table-cell>
          <table:table-cell table:formula="of:=[.N250]-[.$G$6]" office:value-type="float" office:value="0.771833894134034">
            <text:p>0.7718338941</text:p>
          </table:table-cell>
          <table:table-cell table:formula="of:=[.O250]*[.O250]" office:value-type="float" office:value="0.595727560134106">
            <text:p>0.5957275601</text:p>
          </table:table-cell>
        </table:table-row>
        <table:table-row table:style-name="ro1">
          <table:table-cell/>
          <table:table-cell table:formula="of:=RAND()" office:value-type="float" office:value="0.546006796183065">
            <text:p>0.5460067962</text:p>
          </table:table-cell>
          <table:table-cell table:formula="of:=RAND()" office:value-type="float" office:value="0.111131279962137">
            <text:p>0.11113128</text:p>
          </table:table-cell>
          <table:table-cell table:formula="of:=RAND()" office:value-type="float" office:value="0.439160831505433">
            <text:p>0.4391608315</text:p>
          </table:table-cell>
          <table:table-cell table:formula="of:=RAND()" office:value-type="float" office:value="0.998709020903334">
            <text:p>0.9987090209</text:p>
          </table:table-cell>
          <table:table-cell table:formula="of:=RAND()" office:value-type="float" office:value="0.215196622069925">
            <text:p>0.2151966221</text:p>
          </table:table-cell>
          <table:table-cell table:formula="of:=RAND()" office:value-type="float" office:value="0.836997852427885">
            <text:p>0.8369978524</text:p>
          </table:table-cell>
          <table:table-cell table:formula="of:=RAND()" office:value-type="float" office:value="0.535670577548444">
            <text:p>0.5356705775</text:p>
          </table:table-cell>
          <table:table-cell table:formula="of:=RAND()" office:value-type="float" office:value="0.722802612930536">
            <text:p>0.7228026129</text:p>
          </table:table-cell>
          <table:table-cell table:formula="of:=RAND()" office:value-type="float" office:value="0.510082162450999">
            <text:p>0.5100821625</text:p>
          </table:table-cell>
          <table:table-cell table:formula="of:=RAND()" office:value-type="float" office:value="0.802174618467689">
            <text:p>0.8021746185</text:p>
          </table:table-cell>
          <table:table-cell table:formula="of:=RAND()" office:value-type="float" office:value="0.310460802866146">
            <text:p>0.3104608029</text:p>
          </table:table-cell>
          <table:table-cell table:formula="of:=RAND()" office:value-type="float" office:value="0.47781826602295">
            <text:p>0.477818266</text:p>
          </table:table-cell>
          <table:table-cell table:formula="of:=SUM([.B251:.M251])-6" office:value-type="float" office:value="0.506211443338543">
            <text:p>0.5062114433</text:p>
          </table:table-cell>
          <table:table-cell table:formula="of:=[.N251]-[.$G$6]" office:value-type="float" office:value="0.519236618478317">
            <text:p>0.5192366185</text:p>
          </table:table-cell>
          <table:table-cell table:formula="of:=[.O251]*[.O251]" office:value-type="float" office:value="0.269606665968797">
            <text:p>0.269606666</text:p>
          </table:table-cell>
        </table:table-row>
        <table:table-row table:style-name="ro1">
          <table:table-cell/>
          <table:table-cell table:formula="of:=RAND()" office:value-type="float" office:value="0.226994453929365">
            <text:p>0.2269944539</text:p>
          </table:table-cell>
          <table:table-cell table:formula="of:=RAND()" office:value-type="float" office:value="0.225348513340577">
            <text:p>0.2253485133</text:p>
          </table:table-cell>
          <table:table-cell table:formula="of:=RAND()" office:value-type="float" office:value="0.424964720383287">
            <text:p>0.4249647204</text:p>
          </table:table-cell>
          <table:table-cell table:formula="of:=RAND()" office:value-type="float" office:value="0.0700971966143698">
            <text:p>0.0700971966</text:p>
          </table:table-cell>
          <table:table-cell table:formula="of:=RAND()" office:value-type="float" office:value="0.664734615711495">
            <text:p>0.6647346157</text:p>
          </table:table-cell>
          <table:table-cell table:formula="of:=RAND()" office:value-type="float" office:value="0.912400923902169">
            <text:p>0.9124009239</text:p>
          </table:table-cell>
          <table:table-cell table:formula="of:=RAND()" office:value-type="float" office:value="0.0718059223145247">
            <text:p>0.0718059223</text:p>
          </table:table-cell>
          <table:table-cell table:formula="of:=RAND()" office:value-type="float" office:value="0.687813483178616">
            <text:p>0.6878134832</text:p>
          </table:table-cell>
          <table:table-cell table:formula="of:=RAND()" office:value-type="float" office:value="0.26280095637776">
            <text:p>0.2628009564</text:p>
          </table:table-cell>
          <table:table-cell table:formula="of:=RAND()" office:value-type="float" office:value="0.266931406920776">
            <text:p>0.2669314069</text:p>
          </table:table-cell>
          <table:table-cell table:formula="of:=RAND()" office:value-type="float" office:value="0.0600345935672522">
            <text:p>0.0600345936</text:p>
          </table:table-cell>
          <table:table-cell table:formula="of:=RAND()" office:value-type="float" office:value="0.791905137943104">
            <text:p>0.7919051379</text:p>
          </table:table-cell>
          <table:table-cell table:formula="of:=SUM([.B252:.M252])-6" office:value-type="float" office:value="-1.33416807581671">
            <text:p>-1.3341680758</text:p>
          </table:table-cell>
          <table:table-cell table:formula="of:=[.N252]-[.$G$6]" office:value-type="float" office:value="-1.32114290067693">
            <text:p>-1.3211429007</text:p>
          </table:table-cell>
          <table:table-cell table:formula="of:=[.O252]*[.O252]" office:value-type="float" office:value="1.74541856400906">
            <text:p>1.745418564</text:p>
          </table:table-cell>
        </table:table-row>
        <table:table-row table:style-name="ro1">
          <table:table-cell/>
          <table:table-cell table:formula="of:=RAND()" office:value-type="float" office:value="0.07426309841685">
            <text:p>0.0742630984</text:p>
          </table:table-cell>
          <table:table-cell table:formula="of:=RAND()" office:value-type="float" office:value="0.383199002360925">
            <text:p>0.3831990024</text:p>
          </table:table-cell>
          <table:table-cell table:formula="of:=RAND()" office:value-type="float" office:value="0.102928954176605">
            <text:p>0.1029289542</text:p>
          </table:table-cell>
          <table:table-cell table:formula="of:=RAND()" office:value-type="float" office:value="0.345292660640553">
            <text:p>0.3452926606</text:p>
          </table:table-cell>
          <table:table-cell table:formula="of:=RAND()" office:value-type="float" office:value="0.0499509861692786">
            <text:p>0.0499509862</text:p>
          </table:table-cell>
          <table:table-cell table:formula="of:=RAND()" office:value-type="float" office:value="0.945751908235252">
            <text:p>0.9457519082</text:p>
          </table:table-cell>
          <table:table-cell table:formula="of:=RAND()" office:value-type="float" office:value="0.940385378431529">
            <text:p>0.9403853784</text:p>
          </table:table-cell>
          <table:table-cell table:formula="of:=RAND()" office:value-type="float" office:value="0.292107244953513">
            <text:p>0.292107245</text:p>
          </table:table-cell>
          <table:table-cell table:formula="of:=RAND()" office:value-type="float" office:value="0.288927000481635">
            <text:p>0.2889270005</text:p>
          </table:table-cell>
          <table:table-cell table:formula="of:=RAND()" office:value-type="float" office:value="0.049179966095835">
            <text:p>0.0491799661</text:p>
          </table:table-cell>
          <table:table-cell table:formula="of:=RAND()" office:value-type="float" office:value="0.882990261074156">
            <text:p>0.8829902611</text:p>
          </table:table-cell>
          <table:table-cell table:formula="of:=RAND()" office:value-type="float" office:value="0.434154467657208">
            <text:p>0.4341544677</text:p>
          </table:table-cell>
          <table:table-cell table:formula="of:=SUM([.B253:.M253])-6" office:value-type="float" office:value="-1.21086907130666">
            <text:p>-1.2108690713</text:p>
          </table:table-cell>
          <table:table-cell table:formula="of:=[.N253]-[.$G$6]" office:value-type="float" office:value="-1.19784389616689">
            <text:p>-1.1978438962</text:p>
          </table:table-cell>
          <table:table-cell table:formula="of:=[.O253]*[.O253]" office:value-type="float" office:value="1.43482999958427">
            <text:p>1.4348299996</text:p>
          </table:table-cell>
        </table:table-row>
        <table:table-row table:style-name="ro1">
          <table:table-cell/>
          <table:table-cell table:formula="of:=RAND()" office:value-type="float" office:value="0.940379248466343">
            <text:p>0.9403792485</text:p>
          </table:table-cell>
          <table:table-cell table:formula="of:=RAND()" office:value-type="float" office:value="0.00241739605553448">
            <text:p>0.0024173961</text:p>
          </table:table-cell>
          <table:table-cell table:formula="of:=RAND()" office:value-type="float" office:value="0.481633555842564">
            <text:p>0.4816335558</text:p>
          </table:table-cell>
          <table:table-cell table:formula="of:=RAND()" office:value-type="float" office:value="0.149751791032031">
            <text:p>0.149751791</text:p>
          </table:table-cell>
          <table:table-cell table:formula="of:=RAND()" office:value-type="float" office:value="0.752298978623003">
            <text:p>0.7522989786</text:p>
          </table:table-cell>
          <table:table-cell table:formula="of:=RAND()" office:value-type="float" office:value="0.483573224861175">
            <text:p>0.4835732249</text:p>
          </table:table-cell>
          <table:table-cell table:formula="of:=RAND()" office:value-type="float" office:value="0.333640015916899">
            <text:p>0.3336400159</text:p>
          </table:table-cell>
          <table:table-cell table:formula="of:=RAND()" office:value-type="float" office:value="0.658239016775042">
            <text:p>0.6582390168</text:p>
          </table:table-cell>
          <table:table-cell table:formula="of:=RAND()" office:value-type="float" office:value="0.215501329163089">
            <text:p>0.2155013292</text:p>
          </table:table-cell>
          <table:table-cell table:formula="of:=RAND()" office:value-type="float" office:value="0.78034883714281">
            <text:p>0.7803488371</text:p>
          </table:table-cell>
          <table:table-cell table:formula="of:=RAND()" office:value-type="float" office:value="0.853968880139291">
            <text:p>0.8539688801</text:p>
          </table:table-cell>
          <table:table-cell table:formula="of:=RAND()" office:value-type="float" office:value="0.421705321175978">
            <text:p>0.4217053212</text:p>
          </table:table-cell>
          <table:table-cell table:formula="of:=SUM([.B254:.M254])-6" office:value-type="float" office:value="0.0734575951937586">
            <text:p>0.0734575952</text:p>
          </table:table-cell>
          <table:table-cell table:formula="of:=[.N254]-[.$G$6]" office:value-type="float" office:value="0.0864827703335322">
            <text:p>0.0864827703</text:p>
          </table:table-cell>
          <table:table-cell table:formula="of:=[.O254]*[.O254]" office:value-type="float" office:value="0.00747926956456248">
            <text:p>0.0074792696</text:p>
          </table:table-cell>
        </table:table-row>
        <table:table-row table:style-name="ro1">
          <table:table-cell/>
          <table:table-cell table:formula="of:=RAND()" office:value-type="float" office:value="0.382343124598265">
            <text:p>0.3823431246</text:p>
          </table:table-cell>
          <table:table-cell table:formula="of:=RAND()" office:value-type="float" office:value="0.1771710740868">
            <text:p>0.1771710741</text:p>
          </table:table-cell>
          <table:table-cell table:formula="of:=RAND()" office:value-type="float" office:value="0.645870072534308">
            <text:p>0.6458700725</text:p>
          </table:table-cell>
          <table:table-cell table:formula="of:=RAND()" office:value-type="float" office:value="0.197558228857815">
            <text:p>0.1975582289</text:p>
          </table:table-cell>
          <table:table-cell table:formula="of:=RAND()" office:value-type="float" office:value="0.80874415114522">
            <text:p>0.8087441511</text:p>
          </table:table-cell>
          <table:table-cell table:formula="of:=RAND()" office:value-type="float" office:value="0.319593565538526">
            <text:p>0.3195935655</text:p>
          </table:table-cell>
          <table:table-cell table:formula="of:=RAND()" office:value-type="float" office:value="0.921857698587701">
            <text:p>0.9218576986</text:p>
          </table:table-cell>
          <table:table-cell table:formula="of:=RAND()" office:value-type="float" office:value="0.0737014806363732">
            <text:p>0.0737014806</text:p>
          </table:table-cell>
          <table:table-cell table:formula="of:=RAND()" office:value-type="float" office:value="0.540223381947726">
            <text:p>0.5402233819</text:p>
          </table:table-cell>
          <table:table-cell table:formula="of:=RAND()" office:value-type="float" office:value="0.276219582185149">
            <text:p>0.2762195822</text:p>
          </table:table-cell>
          <table:table-cell table:formula="of:=RAND()" office:value-type="float" office:value="0.213691541692242">
            <text:p>0.2136915417</text:p>
          </table:table-cell>
          <table:table-cell table:formula="of:=RAND()" office:value-type="float" office:value="0.579800873761997">
            <text:p>0.5798008738</text:p>
          </table:table-cell>
          <table:table-cell table:formula="of:=SUM([.B255:.M255])-6" office:value-type="float" office:value="-0.863225224427879">
            <text:p>-0.8632252244</text:p>
          </table:table-cell>
          <table:table-cell table:formula="of:=[.N255]-[.$G$6]" office:value-type="float" office:value="-0.850200049288105">
            <text:p>-0.8502000493</text:p>
          </table:table-cell>
          <table:table-cell table:formula="of:=[.O255]*[.O255]" office:value-type="float" office:value="0.722840123809497">
            <text:p>0.7228401238</text:p>
          </table:table-cell>
        </table:table-row>
        <table:table-row table:style-name="ro1">
          <table:table-cell/>
          <table:table-cell table:formula="of:=RAND()" office:value-type="float" office:value="0.893981215776876">
            <text:p>0.8939812158</text:p>
          </table:table-cell>
          <table:table-cell table:formula="of:=RAND()" office:value-type="float" office:value="0.57846219628118">
            <text:p>0.5784621963</text:p>
          </table:table-cell>
          <table:table-cell table:formula="of:=RAND()" office:value-type="float" office:value="0.544980437727645">
            <text:p>0.5449804377</text:p>
          </table:table-cell>
          <table:table-cell table:formula="of:=RAND()" office:value-type="float" office:value="0.389284632634372">
            <text:p>0.3892846326</text:p>
          </table:table-cell>
          <table:table-cell table:formula="of:=RAND()" office:value-type="float" office:value="0.714163930853829">
            <text:p>0.7141639309</text:p>
          </table:table-cell>
          <table:table-cell table:formula="of:=RAND()" office:value-type="float" office:value="0.504560972331092">
            <text:p>0.5045609723</text:p>
          </table:table-cell>
          <table:table-cell table:formula="of:=RAND()" office:value-type="float" office:value="0.356518490239978">
            <text:p>0.3565184902</text:p>
          </table:table-cell>
          <table:table-cell table:formula="of:=RAND()" office:value-type="float" office:value="0.219370514852926">
            <text:p>0.2193705149</text:p>
          </table:table-cell>
          <table:table-cell table:formula="of:=RAND()" office:value-type="float" office:value="0.33607473410666">
            <text:p>0.3360747341</text:p>
          </table:table-cell>
          <table:table-cell table:formula="of:=RAND()" office:value-type="float" office:value="0.132636454189196">
            <text:p>0.1326364542</text:p>
          </table:table-cell>
          <table:table-cell table:formula="of:=RAND()" office:value-type="float" office:value="0.778937911614776">
            <text:p>0.7789379116</text:p>
          </table:table-cell>
          <table:table-cell table:formula="of:=RAND()" office:value-type="float" office:value="0.927786811254919">
            <text:p>0.9277868113</text:p>
          </table:table-cell>
          <table:table-cell table:formula="of:=SUM([.B256:.M256])-6" office:value-type="float" office:value="0.376758301863447">
            <text:p>0.3767583019</text:p>
          </table:table-cell>
          <table:table-cell table:formula="of:=[.N256]-[.$G$6]" office:value-type="float" office:value="0.38978347700322">
            <text:p>0.389783477</text:p>
          </table:table-cell>
          <table:table-cell table:formula="of:=[.O256]*[.O256]" office:value-type="float" office:value="0.15193115894472">
            <text:p>0.1519311589</text:p>
          </table:table-cell>
        </table:table-row>
        <table:table-row table:style-name="ro1">
          <table:table-cell/>
          <table:table-cell table:formula="of:=RAND()" office:value-type="float" office:value="0.550551828462631">
            <text:p>0.5505518285</text:p>
          </table:table-cell>
          <table:table-cell table:formula="of:=RAND()" office:value-type="float" office:value="0.324186801211908">
            <text:p>0.3241868012</text:p>
          </table:table-cell>
          <table:table-cell table:formula="of:=RAND()" office:value-type="float" office:value="0.793336381670088">
            <text:p>0.7933363817</text:p>
          </table:table-cell>
          <table:table-cell table:formula="of:=RAND()" office:value-type="float" office:value="0.518918141489849">
            <text:p>0.5189181415</text:p>
          </table:table-cell>
          <table:table-cell table:formula="of:=RAND()" office:value-type="float" office:value="0.420348424464464">
            <text:p>0.4203484245</text:p>
          </table:table-cell>
          <table:table-cell table:formula="of:=RAND()" office:value-type="float" office:value="0.639798294752836">
            <text:p>0.6397982948</text:p>
          </table:table-cell>
          <table:table-cell table:formula="of:=RAND()" office:value-type="float" office:value="0.0114030530676246">
            <text:p>0.0114030531</text:p>
          </table:table-cell>
          <table:table-cell table:formula="of:=RAND()" office:value-type="float" office:value="0.926399572286755">
            <text:p>0.9263995723</text:p>
          </table:table-cell>
          <table:table-cell table:formula="of:=RAND()" office:value-type="float" office:value="0.393909909296781">
            <text:p>0.3939099093</text:p>
          </table:table-cell>
          <table:table-cell table:formula="of:=RAND()" office:value-type="float" office:value="0.399456640472636">
            <text:p>0.3994566405</text:p>
          </table:table-cell>
          <table:table-cell table:formula="of:=RAND()" office:value-type="float" office:value="0.817159827100113">
            <text:p>0.8171598271</text:p>
          </table:table-cell>
          <table:table-cell table:formula="of:=RAND()" office:value-type="float" office:value="0.221960792085156">
            <text:p>0.2219607921</text:p>
          </table:table-cell>
          <table:table-cell table:formula="of:=SUM([.B257:.M257])-6" office:value-type="float" office:value="0.0174296663608402">
            <text:p>0.0174296664</text:p>
          </table:table-cell>
          <table:table-cell table:formula="of:=[.N257]-[.$G$6]" office:value-type="float" office:value="0.0304548415006138">
            <text:p>0.0304548415</text:p>
          </table:table-cell>
          <table:table-cell table:formula="of:=[.O257]*[.O257]" office:value-type="float" office:value="0.000927497370827511">
            <text:p>0.0009274974</text:p>
          </table:table-cell>
        </table:table-row>
        <table:table-row table:style-name="ro1">
          <table:table-cell/>
          <table:table-cell table:formula="of:=RAND()" office:value-type="float" office:value="0.365522988839075">
            <text:p>0.3655229888</text:p>
          </table:table-cell>
          <table:table-cell table:formula="of:=RAND()" office:value-type="float" office:value="0.581695887958631">
            <text:p>0.581695888</text:p>
          </table:table-cell>
          <table:table-cell table:formula="of:=RAND()" office:value-type="float" office:value="0.382959964917973">
            <text:p>0.3829599649</text:p>
          </table:table-cell>
          <table:table-cell table:formula="of:=RAND()" office:value-type="float" office:value="0.0135067622177303">
            <text:p>0.0135067622</text:p>
          </table:table-cell>
          <table:table-cell table:formula="of:=RAND()" office:value-type="float" office:value="0.771274491213262">
            <text:p>0.7712744912</text:p>
          </table:table-cell>
          <table:table-cell table:formula="of:=RAND()" office:value-type="float" office:value="0.359762492123991">
            <text:p>0.3597624921</text:p>
          </table:table-cell>
          <table:table-cell table:formula="of:=RAND()" office:value-type="float" office:value="0.983833647565916">
            <text:p>0.9838336476</text:p>
          </table:table-cell>
          <table:table-cell table:formula="of:=RAND()" office:value-type="float" office:value="0.58783371723257">
            <text:p>0.5878337172</text:p>
          </table:table-cell>
          <table:table-cell table:formula="of:=RAND()" office:value-type="float" office:value="0.905814149882644">
            <text:p>0.9058141499</text:p>
          </table:table-cell>
          <table:table-cell table:formula="of:=RAND()" office:value-type="float" office:value="0.885275039356202">
            <text:p>0.8852750394</text:p>
          </table:table-cell>
          <table:table-cell table:formula="of:=RAND()" office:value-type="float" office:value="0.102943436708301">
            <text:p>0.1029434367</text:p>
          </table:table-cell>
          <table:table-cell table:formula="of:=RAND()" office:value-type="float" office:value="0.355396521976218">
            <text:p>0.355396522</text:p>
          </table:table-cell>
          <table:table-cell table:formula="of:=SUM([.B258:.M258])-6" office:value-type="float" office:value="0.295819099992514">
            <text:p>0.2958191</text:p>
          </table:table-cell>
          <table:table-cell table:formula="of:=[.N258]-[.$G$6]" office:value-type="float" office:value="0.308844275132287">
            <text:p>0.3088442751</text:p>
          </table:table-cell>
          <table:table-cell table:formula="of:=[.O258]*[.O258]" office:value-type="float" office:value="0.095384786281988">
            <text:p>0.0953847863</text:p>
          </table:table-cell>
        </table:table-row>
        <table:table-row table:style-name="ro1">
          <table:table-cell/>
          <table:table-cell table:formula="of:=RAND()" office:value-type="float" office:value="0.245868021156639">
            <text:p>0.2458680212</text:p>
          </table:table-cell>
          <table:table-cell table:formula="of:=RAND()" office:value-type="float" office:value="0.0602541877888143">
            <text:p>0.0602541878</text:p>
          </table:table-cell>
          <table:table-cell table:formula="of:=RAND()" office:value-type="float" office:value="0.770558200310916">
            <text:p>0.7705582003</text:p>
          </table:table-cell>
          <table:table-cell table:formula="of:=RAND()" office:value-type="float" office:value="0.964890566654503">
            <text:p>0.9648905667</text:p>
          </table:table-cell>
          <table:table-cell table:formula="of:=RAND()" office:value-type="float" office:value="0.974552802508697">
            <text:p>0.9745528025</text:p>
          </table:table-cell>
          <table:table-cell table:formula="of:=RAND()" office:value-type="float" office:value="0.535313386237249">
            <text:p>0.5353133862</text:p>
          </table:table-cell>
          <table:table-cell table:formula="of:=RAND()" office:value-type="float" office:value="0.578644440276548">
            <text:p>0.5786444403</text:p>
          </table:table-cell>
          <table:table-cell table:formula="of:=RAND()" office:value-type="float" office:value="0.248462349874899">
            <text:p>0.2484623499</text:p>
          </table:table-cell>
          <table:table-cell table:formula="of:=RAND()" office:value-type="float" office:value="0.656781554687768">
            <text:p>0.6567815547</text:p>
          </table:table-cell>
          <table:table-cell table:formula="of:=RAND()" office:value-type="float" office:value="0.285138165345415">
            <text:p>0.2851381653</text:p>
          </table:table-cell>
          <table:table-cell table:formula="of:=RAND()" office:value-type="float" office:value="0.125685623381287">
            <text:p>0.1256856234</text:p>
          </table:table-cell>
          <table:table-cell table:formula="of:=RAND()" office:value-type="float" office:value="0.927308289799839">
            <text:p>0.9273082898</text:p>
          </table:table-cell>
          <table:table-cell table:formula="of:=SUM([.B259:.M259])-6" office:value-type="float" office:value="0.373457588022575">
            <text:p>0.373457588</text:p>
          </table:table-cell>
          <table:table-cell table:formula="of:=[.N259]-[.$G$6]" office:value-type="float" office:value="0.386482763162348">
            <text:p>0.3864827632</text:p>
          </table:table-cell>
          <table:table-cell table:formula="of:=[.O259]*[.O259]" office:value-type="float" office:value="0.149368926221604">
            <text:p>0.1493689262</text:p>
          </table:table-cell>
        </table:table-row>
        <table:table-row table:style-name="ro1">
          <table:table-cell/>
          <table:table-cell table:formula="of:=RAND()" office:value-type="float" office:value="0.71853017155081">
            <text:p>0.7185301716</text:p>
          </table:table-cell>
          <table:table-cell table:formula="of:=RAND()" office:value-type="float" office:value="0.840832622721791">
            <text:p>0.8408326227</text:p>
          </table:table-cell>
          <table:table-cell table:formula="of:=RAND()" office:value-type="float" office:value="0.946447529364377">
            <text:p>0.9464475294</text:p>
          </table:table-cell>
          <table:table-cell table:formula="of:=RAND()" office:value-type="float" office:value="0.581502861343324">
            <text:p>0.5815028613</text:p>
          </table:table-cell>
          <table:table-cell table:formula="of:=RAND()" office:value-type="float" office:value="0.162644942291081">
            <text:p>0.1626449423</text:p>
          </table:table-cell>
          <table:table-cell table:formula="of:=RAND()" office:value-type="float" office:value="0.5182447261177">
            <text:p>0.5182447261</text:p>
          </table:table-cell>
          <table:table-cell table:formula="of:=RAND()" office:value-type="float" office:value="0.203032909892499">
            <text:p>0.2030329099</text:p>
          </table:table-cell>
          <table:table-cell table:formula="of:=RAND()" office:value-type="float" office:value="0.57415832974948">
            <text:p>0.5741583297</text:p>
          </table:table-cell>
          <table:table-cell table:formula="of:=RAND()" office:value-type="float" office:value="0.917284608352929">
            <text:p>0.9172846084</text:p>
          </table:table-cell>
          <table:table-cell table:formula="of:=RAND()" office:value-type="float" office:value="0.40901108388789">
            <text:p>0.4090110839</text:p>
          </table:table-cell>
          <table:table-cell table:formula="of:=RAND()" office:value-type="float" office:value="0.428057532291859">
            <text:p>0.4280575323</text:p>
          </table:table-cell>
          <table:table-cell table:formula="of:=RAND()" office:value-type="float" office:value="0.321056740824133">
            <text:p>0.3210567408</text:p>
          </table:table-cell>
          <table:table-cell table:formula="of:=SUM([.B260:.M260])-6" office:value-type="float" office:value="0.620804058387876">
            <text:p>0.6208040584</text:p>
          </table:table-cell>
          <table:table-cell table:formula="of:=[.N260]-[.$G$6]" office:value-type="float" office:value="0.633829233527649">
            <text:p>0.6338292335</text:p>
          </table:table-cell>
          <table:table-cell table:formula="of:=[.O260]*[.O260]" office:value-type="float" office:value="0.401739497274247">
            <text:p>0.4017394973</text:p>
          </table:table-cell>
        </table:table-row>
        <table:table-row table:style-name="ro1">
          <table:table-cell/>
          <table:table-cell table:formula="of:=RAND()" office:value-type="float" office:value="0.0996980350464582">
            <text:p>0.099698035</text:p>
          </table:table-cell>
          <table:table-cell table:formula="of:=RAND()" office:value-type="float" office:value="0.960027370834723">
            <text:p>0.9600273708</text:p>
          </table:table-cell>
          <table:table-cell table:formula="of:=RAND()" office:value-type="float" office:value="0.948017434915528">
            <text:p>0.9480174349</text:p>
          </table:table-cell>
          <table:table-cell table:formula="of:=RAND()" office:value-type="float" office:value="0.399196750950068">
            <text:p>0.399196751</text:p>
          </table:table-cell>
          <table:table-cell table:formula="of:=RAND()" office:value-type="float" office:value="0.607234459137544">
            <text:p>0.6072344591</text:p>
          </table:table-cell>
          <table:table-cell table:formula="of:=RAND()" office:value-type="float" office:value="0.337770532583818">
            <text:p>0.3377705326</text:p>
          </table:table-cell>
          <table:table-cell table:formula="of:=RAND()" office:value-type="float" office:value="0.634401977760717">
            <text:p>0.6344019778</text:p>
          </table:table-cell>
          <table:table-cell table:formula="of:=RAND()" office:value-type="float" office:value="0.105080958921462">
            <text:p>0.1050809589</text:p>
          </table:table-cell>
          <table:table-cell table:formula="of:=RAND()" office:value-type="float" office:value="0.410664485767484">
            <text:p>0.4106644858</text:p>
          </table:table-cell>
          <table:table-cell table:formula="of:=RAND()" office:value-type="float" office:value="0.481489997822791">
            <text:p>0.4814899978</text:p>
          </table:table-cell>
          <table:table-cell table:formula="of:=RAND()" office:value-type="float" office:value="0.616783242439851">
            <text:p>0.6167832424</text:p>
          </table:table-cell>
          <table:table-cell table:formula="of:=RAND()" office:value-type="float" office:value="0.0453462870791554">
            <text:p>0.0453462871</text:p>
          </table:table-cell>
          <table:table-cell table:formula="of:=SUM([.B261:.M261])-6" office:value-type="float" office:value="-0.3542884667404">
            <text:p>-0.3542884667</text:p>
          </table:table-cell>
          <table:table-cell table:formula="of:=[.N261]-[.$G$6]" office:value-type="float" office:value="-0.341263291600626">
            <text:p>-0.3412632916</text:p>
          </table:table-cell>
          <table:table-cell table:formula="of:=[.O261]*[.O261]" office:value-type="float" office:value="0.116460634194094">
            <text:p>0.1164606342</text:p>
          </table:table-cell>
        </table:table-row>
        <table:table-row table:style-name="ro1">
          <table:table-cell/>
          <table:table-cell table:formula="of:=RAND()" office:value-type="float" office:value="0.751850193599239">
            <text:p>0.7518501936</text:p>
          </table:table-cell>
          <table:table-cell table:formula="of:=RAND()" office:value-type="float" office:value="0.796805202029645">
            <text:p>0.796805202</text:p>
          </table:table-cell>
          <table:table-cell table:formula="of:=RAND()" office:value-type="float" office:value="0.398794572567567">
            <text:p>0.3987945726</text:p>
          </table:table-cell>
          <table:table-cell table:formula="of:=RAND()" office:value-type="float" office:value="0.48099057818763">
            <text:p>0.4809905782</text:p>
          </table:table-cell>
          <table:table-cell table:formula="of:=RAND()" office:value-type="float" office:value="0.420790916774422">
            <text:p>0.4207909168</text:p>
          </table:table-cell>
          <table:table-cell table:formula="of:=RAND()" office:value-type="float" office:value="0.368134003365412">
            <text:p>0.3681340034</text:p>
          </table:table-cell>
          <table:table-cell table:formula="of:=RAND()" office:value-type="float" office:value="0.25183524005115">
            <text:p>0.2518352401</text:p>
          </table:table-cell>
          <table:table-cell table:formula="of:=RAND()" office:value-type="float" office:value="0.0471810537856072">
            <text:p>0.0471810538</text:p>
          </table:table-cell>
          <table:table-cell table:formula="of:=RAND()" office:value-type="float" office:value="0.120414913166314">
            <text:p>0.1204149132</text:p>
          </table:table-cell>
          <table:table-cell table:formula="of:=RAND()" office:value-type="float" office:value="0.218092552386224">
            <text:p>0.2180925524</text:p>
          </table:table-cell>
          <table:table-cell table:formula="of:=RAND()" office:value-type="float" office:value="0.728748718509451">
            <text:p>0.7287487185</text:p>
          </table:table-cell>
          <table:table-cell table:formula="of:=RAND()" office:value-type="float" office:value="0.727934302063659">
            <text:p>0.7279343021</text:p>
          </table:table-cell>
          <table:table-cell table:formula="of:=SUM([.B262:.M262])-6" office:value-type="float" office:value="-0.688427753513679">
            <text:p>-0.6884277535</text:p>
          </table:table-cell>
          <table:table-cell table:formula="of:=[.N262]-[.$G$6]" office:value-type="float" office:value="-0.675402578373905">
            <text:p>-0.6754025784</text:p>
          </table:table-cell>
          <table:table-cell table:formula="of:=[.O262]*[.O262]" office:value-type="float" office:value="0.456168642874119">
            <text:p>0.4561686429</text:p>
          </table:table-cell>
        </table:table-row>
        <table:table-row table:style-name="ro1">
          <table:table-cell/>
          <table:table-cell table:formula="of:=RAND()" office:value-type="float" office:value="0.0924362377263606">
            <text:p>0.0924362377</text:p>
          </table:table-cell>
          <table:table-cell table:formula="of:=RAND()" office:value-type="float" office:value="0.328816418303177">
            <text:p>0.3288164183</text:p>
          </table:table-cell>
          <table:table-cell table:formula="of:=RAND()" office:value-type="float" office:value="0.274866774212569">
            <text:p>0.2748667742</text:p>
          </table:table-cell>
          <table:table-cell table:formula="of:=RAND()" office:value-type="float" office:value="0.431482075946406">
            <text:p>0.4314820759</text:p>
          </table:table-cell>
          <table:table-cell table:formula="of:=RAND()" office:value-type="float" office:value="0.444012400927022">
            <text:p>0.4440124009</text:p>
          </table:table-cell>
          <table:table-cell table:formula="of:=RAND()" office:value-type="float" office:value="0.784689238993451">
            <text:p>0.784689239</text:p>
          </table:table-cell>
          <table:table-cell table:formula="of:=RAND()" office:value-type="float" office:value="0.095801058690995">
            <text:p>0.0958010587</text:p>
          </table:table-cell>
          <table:table-cell table:formula="of:=RAND()" office:value-type="float" office:value="0.408928528428078">
            <text:p>0.4089285284</text:p>
          </table:table-cell>
          <table:table-cell table:formula="of:=RAND()" office:value-type="float" office:value="0.647202918073162">
            <text:p>0.6472029181</text:p>
          </table:table-cell>
          <table:table-cell table:formula="of:=RAND()" office:value-type="float" office:value="0.180691047571599">
            <text:p>0.1806910476</text:p>
          </table:table-cell>
          <table:table-cell table:formula="of:=RAND()" office:value-type="float" office:value="0.311675220029429">
            <text:p>0.31167522</text:p>
          </table:table-cell>
          <table:table-cell table:formula="of:=RAND()" office:value-type="float" office:value="0.665715356357396">
            <text:p>0.6657153564</text:p>
          </table:table-cell>
          <table:table-cell table:formula="of:=SUM([.B263:.M263])-6" office:value-type="float" office:value="-1.33368272474036">
            <text:p>-1.3336827247</text:p>
          </table:table-cell>
          <table:table-cell table:formula="of:=[.N263]-[.$G$6]" office:value-type="float" office:value="-1.32065754960058">
            <text:p>-1.3206575496</text:p>
          </table:table-cell>
          <table:table-cell table:formula="of:=[.O263]*[.O263]" office:value-type="float" office:value="1.74413636331702">
            <text:p>1.7441363633</text:p>
          </table:table-cell>
        </table:table-row>
        <table:table-row table:style-name="ro1">
          <table:table-cell/>
          <table:table-cell table:formula="of:=RAND()" office:value-type="float" office:value="0.265607427805662">
            <text:p>0.2656074278</text:p>
          </table:table-cell>
          <table:table-cell table:formula="of:=RAND()" office:value-type="float" office:value="0.00613845908083022">
            <text:p>0.0061384591</text:p>
          </table:table-cell>
          <table:table-cell table:formula="of:=RAND()" office:value-type="float" office:value="0.352326699066907">
            <text:p>0.3523266991</text:p>
          </table:table-cell>
          <table:table-cell table:formula="of:=RAND()" office:value-type="float" office:value="0.458122068317607">
            <text:p>0.4581220683</text:p>
          </table:table-cell>
          <table:table-cell table:formula="of:=RAND()" office:value-type="float" office:value="0.124116146471351">
            <text:p>0.1241161465</text:p>
          </table:table-cell>
          <table:table-cell table:formula="of:=RAND()" office:value-type="float" office:value="0.51984268752858">
            <text:p>0.5198426875</text:p>
          </table:table-cell>
          <table:table-cell table:formula="of:=RAND()" office:value-type="float" office:value="0.650110248476267">
            <text:p>0.6501102485</text:p>
          </table:table-cell>
          <table:table-cell table:formula="of:=RAND()" office:value-type="float" office:value="0.272883456433192">
            <text:p>0.2728834564</text:p>
          </table:table-cell>
          <table:table-cell table:formula="of:=RAND()" office:value-type="float" office:value="0.70644574938342">
            <text:p>0.7064457494</text:p>
          </table:table-cell>
          <table:table-cell table:formula="of:=RAND()" office:value-type="float" office:value="0.569241709541529">
            <text:p>0.5692417095</text:p>
          </table:table-cell>
          <table:table-cell table:formula="of:=RAND()" office:value-type="float" office:value="0.460292271105573">
            <text:p>0.4602922711</text:p>
          </table:table-cell>
          <table:table-cell table:formula="of:=RAND()" office:value-type="float" office:value="0.612297890009359">
            <text:p>0.61229789</text:p>
          </table:table-cell>
          <table:table-cell table:formula="of:=SUM([.B264:.M264])-6" office:value-type="float" office:value="-1.00257518677972">
            <text:p>-1.0025751868</text:p>
          </table:table-cell>
          <table:table-cell table:formula="of:=[.N264]-[.$G$6]" office:value-type="float" office:value="-0.989550011639949">
            <text:p>-0.9895500116</text:p>
          </table:table-cell>
          <table:table-cell table:formula="of:=[.O264]*[.O264]" office:value-type="float" office:value="0.979209225536623">
            <text:p>0.9792092255</text:p>
          </table:table-cell>
        </table:table-row>
        <table:table-row table:style-name="ro1">
          <table:table-cell/>
          <table:table-cell table:formula="of:=RAND()" office:value-type="float" office:value="0.354657430900261">
            <text:p>0.3546574309</text:p>
          </table:table-cell>
          <table:table-cell table:formula="of:=RAND()" office:value-type="float" office:value="0.801483611343429">
            <text:p>0.8014836113</text:p>
          </table:table-cell>
          <table:table-cell table:formula="of:=RAND()" office:value-type="float" office:value="0.716741890413687">
            <text:p>0.7167418904</text:p>
          </table:table-cell>
          <table:table-cell table:formula="of:=RAND()" office:value-type="float" office:value="0.150184990372509">
            <text:p>0.1501849904</text:p>
          </table:table-cell>
          <table:table-cell table:formula="of:=RAND()" office:value-type="float" office:value="0.409333164105192">
            <text:p>0.4093331641</text:p>
          </table:table-cell>
          <table:table-cell table:formula="of:=RAND()" office:value-type="float" office:value="0.0539800624828786">
            <text:p>0.0539800625</text:p>
          </table:table-cell>
          <table:table-cell table:formula="of:=RAND()" office:value-type="float" office:value="0.124971591634676">
            <text:p>0.1249715916</text:p>
          </table:table-cell>
          <table:table-cell table:formula="of:=RAND()" office:value-type="float" office:value="0.82008179067634">
            <text:p>0.8200817907</text:p>
          </table:table-cell>
          <table:table-cell table:formula="of:=RAND()" office:value-type="float" office:value="0.942074819467962">
            <text:p>0.9420748195</text:p>
          </table:table-cell>
          <table:table-cell table:formula="of:=RAND()" office:value-type="float" office:value="0.505155287217349">
            <text:p>0.5051552872</text:p>
          </table:table-cell>
          <table:table-cell table:formula="of:=RAND()" office:value-type="float" office:value="0.636121774790809">
            <text:p>0.6361217748</text:p>
          </table:table-cell>
          <table:table-cell table:formula="of:=RAND()" office:value-type="float" office:value="0.544929697643966">
            <text:p>0.5449296976</text:p>
          </table:table-cell>
          <table:table-cell table:formula="of:=SUM([.B265:.M265])-6" office:value-type="float" office:value="0.0597161110490561">
            <text:p>0.059716111</text:p>
          </table:table-cell>
          <table:table-cell table:formula="of:=[.N265]-[.$G$6]" office:value-type="float" office:value="0.0727412861888297">
            <text:p>0.0727412862</text:p>
          </table:table-cell>
          <table:table-cell table:formula="of:=[.O265]*[.O265]" office:value-type="float" office:value="0.00529129471640523">
            <text:p>0.0052912947</text:p>
          </table:table-cell>
        </table:table-row>
        <table:table-row table:style-name="ro1">
          <table:table-cell/>
          <table:table-cell table:formula="of:=RAND()" office:value-type="float" office:value="0.248500729212537">
            <text:p>0.2485007292</text:p>
          </table:table-cell>
          <table:table-cell table:formula="of:=RAND()" office:value-type="float" office:value="0.887513664318249">
            <text:p>0.8875136643</text:p>
          </table:table-cell>
          <table:table-cell table:formula="of:=RAND()" office:value-type="float" office:value="0.14982617017813">
            <text:p>0.1498261702</text:p>
          </table:table-cell>
          <table:table-cell table:formula="of:=RAND()" office:value-type="float" office:value="0.37811344396323">
            <text:p>0.378113444</text:p>
          </table:table-cell>
          <table:table-cell table:formula="of:=RAND()" office:value-type="float" office:value="0.273649583337829">
            <text:p>0.2736495833</text:p>
          </table:table-cell>
          <table:table-cell table:formula="of:=RAND()" office:value-type="float" office:value="0.596664062701166">
            <text:p>0.5966640627</text:p>
          </table:table-cell>
          <table:table-cell table:formula="of:=RAND()" office:value-type="float" office:value="0.360417825169861">
            <text:p>0.3604178252</text:p>
          </table:table-cell>
          <table:table-cell table:formula="of:=RAND()" office:value-type="float" office:value="0.411564609734342">
            <text:p>0.4115646097</text:p>
          </table:table-cell>
          <table:table-cell table:formula="of:=RAND()" office:value-type="float" office:value="0.602757933083922">
            <text:p>0.6027579331</text:p>
          </table:table-cell>
          <table:table-cell table:formula="of:=RAND()" office:value-type="float" office:value="0.527927356772125">
            <text:p>0.5279273568</text:p>
          </table:table-cell>
          <table:table-cell table:formula="of:=RAND()" office:value-type="float" office:value="0.423036867985502">
            <text:p>0.423036868</text:p>
          </table:table-cell>
          <table:table-cell table:formula="of:=RAND()" office:value-type="float" office:value="0.71615939331241">
            <text:p>0.7161593933</text:p>
          </table:table-cell>
          <table:table-cell table:formula="of:=SUM([.B266:.M266])-6" office:value-type="float" office:value="-0.423868360230699">
            <text:p>-0.4238683602</text:p>
          </table:table-cell>
          <table:table-cell table:formula="of:=[.N266]-[.$G$6]" office:value-type="float" office:value="-0.410843185090926">
            <text:p>-0.4108431851</text:p>
          </table:table-cell>
          <table:table-cell table:formula="of:=[.O266]*[.O266]" office:value-type="float" office:value="0.168792122735657">
            <text:p>0.1687921227</text:p>
          </table:table-cell>
        </table:table-row>
        <table:table-row table:style-name="ro1">
          <table:table-cell/>
          <table:table-cell table:formula="of:=RAND()" office:value-type="float" office:value="0.704347176710144">
            <text:p>0.7043471767</text:p>
          </table:table-cell>
          <table:table-cell table:formula="of:=RAND()" office:value-type="float" office:value="0.580418087774888">
            <text:p>0.5804180878</text:p>
          </table:table-cell>
          <table:table-cell table:formula="of:=RAND()" office:value-type="float" office:value="0.436130062676966">
            <text:p>0.4361300627</text:p>
          </table:table-cell>
          <table:table-cell table:formula="of:=RAND()" office:value-type="float" office:value="0.717356398236007">
            <text:p>0.7173563982</text:p>
          </table:table-cell>
          <table:table-cell table:formula="of:=RAND()" office:value-type="float" office:value="0.969165731221437">
            <text:p>0.9691657312</text:p>
          </table:table-cell>
          <table:table-cell table:formula="of:=RAND()" office:value-type="float" office:value="0.371522648958489">
            <text:p>0.371522649</text:p>
          </table:table-cell>
          <table:table-cell table:formula="of:=RAND()" office:value-type="float" office:value="0.394737141439691">
            <text:p>0.3947371414</text:p>
          </table:table-cell>
          <table:table-cell table:formula="of:=RAND()" office:value-type="float" office:value="0.589908418245614">
            <text:p>0.5899084182</text:p>
          </table:table-cell>
          <table:table-cell table:formula="of:=RAND()" office:value-type="float" office:value="0.606065939413384">
            <text:p>0.6060659394</text:p>
          </table:table-cell>
          <table:table-cell table:formula="of:=RAND()" office:value-type="float" office:value="0.864868446951732">
            <text:p>0.864868447</text:p>
          </table:table-cell>
          <table:table-cell table:formula="of:=RAND()" office:value-type="float" office:value="0.489018729655072">
            <text:p>0.4890187297</text:p>
          </table:table-cell>
          <table:table-cell table:formula="of:=RAND()" office:value-type="float" office:value="0.253232713323086">
            <text:p>0.2532327133</text:p>
          </table:table-cell>
          <table:table-cell table:formula="of:=SUM([.B267:.M267])-6" office:value-type="float" office:value="0.97677149460651">
            <text:p>0.9767714946</text:p>
          </table:table-cell>
          <table:table-cell table:formula="of:=[.N267]-[.$G$6]" office:value-type="float" office:value="0.989796669746283">
            <text:p>0.9897966697</text:p>
          </table:table-cell>
          <table:table-cell table:formula="of:=[.O267]*[.O267]" office:value-type="float" office:value="0.979697447440833">
            <text:p>0.9796974474</text:p>
          </table:table-cell>
        </table:table-row>
        <table:table-row table:style-name="ro1">
          <table:table-cell/>
          <table:table-cell table:formula="of:=RAND()" office:value-type="float" office:value="0.150388740934432">
            <text:p>0.1503887409</text:p>
          </table:table-cell>
          <table:table-cell table:formula="of:=RAND()" office:value-type="float" office:value="0.191753966268152">
            <text:p>0.1917539663</text:p>
          </table:table-cell>
          <table:table-cell table:formula="of:=RAND()" office:value-type="float" office:value="0.994542729342356">
            <text:p>0.9945427293</text:p>
          </table:table-cell>
          <table:table-cell table:formula="of:=RAND()" office:value-type="float" office:value="0.538197336485609">
            <text:p>0.5381973365</text:p>
          </table:table-cell>
          <table:table-cell table:formula="of:=RAND()" office:value-type="float" office:value="0.403806652873755">
            <text:p>0.4038066529</text:p>
          </table:table-cell>
          <table:table-cell table:formula="of:=RAND()" office:value-type="float" office:value="0.468603570247069">
            <text:p>0.4686035702</text:p>
          </table:table-cell>
          <table:table-cell table:formula="of:=RAND()" office:value-type="float" office:value="0.401362770469859">
            <text:p>0.4013627705</text:p>
          </table:table-cell>
          <table:table-cell table:formula="of:=RAND()" office:value-type="float" office:value="0.483339903643355">
            <text:p>0.4833399036</text:p>
          </table:table-cell>
          <table:table-cell table:formula="of:=RAND()" office:value-type="float" office:value="0.124690410215408">
            <text:p>0.1246904102</text:p>
          </table:table-cell>
          <table:table-cell table:formula="of:=RAND()" office:value-type="float" office:value="0.561370670329779">
            <text:p>0.5613706703</text:p>
          </table:table-cell>
          <table:table-cell table:formula="of:=RAND()" office:value-type="float" office:value="0.581503986380994">
            <text:p>0.5815039864</text:p>
          </table:table-cell>
          <table:table-cell table:formula="of:=RAND()" office:value-type="float" office:value="0.797828121343628">
            <text:p>0.7978281213</text:p>
          </table:table-cell>
          <table:table-cell table:formula="of:=SUM([.B268:.M268])-6" office:value-type="float" office:value="-0.302611141465604">
            <text:p>-0.3026111415</text:p>
          </table:table-cell>
          <table:table-cell table:formula="of:=[.N268]-[.$G$6]" office:value-type="float" office:value="-0.289585966325831">
            <text:p>-0.2895859663</text:p>
          </table:table-cell>
          <table:table-cell table:formula="of:=[.O268]*[.O268]" office:value-type="float" office:value="0.0838600318928651">
            <text:p>0.0838600319</text:p>
          </table:table-cell>
        </table:table-row>
        <table:table-row table:style-name="ro1">
          <table:table-cell/>
          <table:table-cell table:formula="of:=RAND()" office:value-type="float" office:value="0.249462404521182">
            <text:p>0.2494624045</text:p>
          </table:table-cell>
          <table:table-cell table:formula="of:=RAND()" office:value-type="float" office:value="0.557738395873457">
            <text:p>0.5577383959</text:p>
          </table:table-cell>
          <table:table-cell table:formula="of:=RAND()" office:value-type="float" office:value="0.809460784774274">
            <text:p>0.8094607848</text:p>
          </table:table-cell>
          <table:table-cell table:formula="of:=RAND()" office:value-type="float" office:value="0.213589403312653">
            <text:p>0.2135894033</text:p>
          </table:table-cell>
          <table:table-cell table:formula="of:=RAND()" office:value-type="float" office:value="0.485135927330703">
            <text:p>0.4851359273</text:p>
          </table:table-cell>
          <table:table-cell table:formula="of:=RAND()" office:value-type="float" office:value="0.588797797216103">
            <text:p>0.5887977972</text:p>
          </table:table-cell>
          <table:table-cell table:formula="of:=RAND()" office:value-type="float" office:value="0.565289169782773">
            <text:p>0.5652891698</text:p>
          </table:table-cell>
          <table:table-cell table:formula="of:=RAND()" office:value-type="float" office:value="0.818243362242356">
            <text:p>0.8182433622</text:p>
          </table:table-cell>
          <table:table-cell table:formula="of:=RAND()" office:value-type="float" office:value="0.0810009138658643">
            <text:p>0.0810009139</text:p>
          </table:table-cell>
          <table:table-cell table:formula="of:=RAND()" office:value-type="float" office:value="0.889630712103099">
            <text:p>0.8896307121</text:p>
          </table:table-cell>
          <table:table-cell table:formula="of:=RAND()" office:value-type="float" office:value="0.455091266194359">
            <text:p>0.4550912662</text:p>
          </table:table-cell>
          <table:table-cell table:formula="of:=RAND()" office:value-type="float" office:value="0.415144342696294">
            <text:p>0.4151443427</text:p>
          </table:table-cell>
          <table:table-cell table:formula="of:=SUM([.B269:.M269])-6" office:value-type="float" office:value="0.128584479913116">
            <text:p>0.1285844799</text:p>
          </table:table-cell>
          <table:table-cell table:formula="of:=[.N269]-[.$G$6]" office:value-type="float" office:value="0.141609655052889">
            <text:p>0.1416096551</text:p>
          </table:table-cell>
          <table:table-cell table:formula="of:=[.O269]*[.O269]" office:value-type="float" office:value="0.0200532944041983">
            <text:p>0.0200532944</text:p>
          </table:table-cell>
        </table:table-row>
        <table:table-row table:style-name="ro1">
          <table:table-cell/>
          <table:table-cell table:formula="of:=RAND()" office:value-type="float" office:value="0.295955437468365">
            <text:p>0.2959554375</text:p>
          </table:table-cell>
          <table:table-cell table:formula="of:=RAND()" office:value-type="float" office:value="0.203378577250987">
            <text:p>0.2033785773</text:p>
          </table:table-cell>
          <table:table-cell table:formula="of:=RAND()" office:value-type="float" office:value="0.444654905237258">
            <text:p>0.4446549052</text:p>
          </table:table-cell>
          <table:table-cell table:formula="of:=RAND()" office:value-type="float" office:value="0.799759112996981">
            <text:p>0.799759113</text:p>
          </table:table-cell>
          <table:table-cell table:formula="of:=RAND()" office:value-type="float" office:value="0.272485094843432">
            <text:p>0.2724850948</text:p>
          </table:table-cell>
          <table:table-cell table:formula="of:=RAND()" office:value-type="float" office:value="0.151304768864065">
            <text:p>0.1513047689</text:p>
          </table:table-cell>
          <table:table-cell table:formula="of:=RAND()" office:value-type="float" office:value="0.213140267180279">
            <text:p>0.2131402672</text:p>
          </table:table-cell>
          <table:table-cell table:formula="of:=RAND()" office:value-type="float" office:value="0.168068413855508">
            <text:p>0.1680684139</text:p>
          </table:table-cell>
          <table:table-cell table:formula="of:=RAND()" office:value-type="float" office:value="0.547969772713259">
            <text:p>0.5479697727</text:p>
          </table:table-cell>
          <table:table-cell table:formula="of:=RAND()" office:value-type="float" office:value="0.444146391935647">
            <text:p>0.4441463919</text:p>
          </table:table-cell>
          <table:table-cell table:formula="of:=RAND()" office:value-type="float" office:value="0.451843107817695">
            <text:p>0.4518431078</text:p>
          </table:table-cell>
          <table:table-cell table:formula="of:=RAND()" office:value-type="float" office:value="0.610841270303354">
            <text:p>0.6108412703</text:p>
          </table:table-cell>
          <table:table-cell table:formula="of:=SUM([.B270:.M270])-6" office:value-type="float" office:value="-1.39645287953317">
            <text:p>-1.3964528795</text:p>
          </table:table-cell>
          <table:table-cell table:formula="of:=[.N270]-[.$G$6]" office:value-type="float" office:value="-1.3834277043934">
            <text:p>-1.3834277044</text:p>
          </table:table-cell>
          <table:table-cell table:formula="of:=[.O270]*[.O270]" office:value-type="float" office:value="1.91387221328319">
            <text:p>1.9138722133</text:p>
          </table:table-cell>
        </table:table-row>
        <table:table-row table:style-name="ro1">
          <table:table-cell/>
          <table:table-cell table:formula="of:=RAND()" office:value-type="float" office:value="0.558322832221165">
            <text:p>0.5583228322</text:p>
          </table:table-cell>
          <table:table-cell table:formula="of:=RAND()" office:value-type="float" office:value="0.436942945932969">
            <text:p>0.4369429459</text:p>
          </table:table-cell>
          <table:table-cell table:formula="of:=RAND()" office:value-type="float" office:value="0.770624953787774">
            <text:p>0.7706249538</text:p>
          </table:table-cell>
          <table:table-cell table:formula="of:=RAND()" office:value-type="float" office:value="0.303614447824657">
            <text:p>0.3036144478</text:p>
          </table:table-cell>
          <table:table-cell table:formula="of:=RAND()" office:value-type="float" office:value="0.0462577159050852">
            <text:p>0.0462577159</text:p>
          </table:table-cell>
          <table:table-cell table:formula="of:=RAND()" office:value-type="float" office:value="0.777383406180888">
            <text:p>0.7773834062</text:p>
          </table:table-cell>
          <table:table-cell table:formula="of:=RAND()" office:value-type="float" office:value="0.0189549927599728">
            <text:p>0.0189549928</text:p>
          </table:table-cell>
          <table:table-cell table:formula="of:=RAND()" office:value-type="float" office:value="0.968990692403168">
            <text:p>0.9689906924</text:p>
          </table:table-cell>
          <table:table-cell table:formula="of:=RAND()" office:value-type="float" office:value="0.742562322178856">
            <text:p>0.7425623222</text:p>
          </table:table-cell>
          <table:table-cell table:formula="of:=RAND()" office:value-type="float" office:value="0.203842880669981">
            <text:p>0.2038428807</text:p>
          </table:table-cell>
          <table:table-cell table:formula="of:=RAND()" office:value-type="float" office:value="0.946138125378639">
            <text:p>0.9461381254</text:p>
          </table:table-cell>
          <table:table-cell table:formula="of:=RAND()" office:value-type="float" office:value="0.400418797507882">
            <text:p>0.4004187975</text:p>
          </table:table-cell>
          <table:table-cell table:formula="of:=SUM([.B271:.M271])-6" office:value-type="float" office:value="0.174054112751037">
            <text:p>0.1740541128</text:p>
          </table:table-cell>
          <table:table-cell table:formula="of:=[.N271]-[.$G$6]" office:value-type="float" office:value="0.187079287890811">
            <text:p>0.1870792879</text:p>
          </table:table-cell>
          <table:table-cell table:formula="of:=[.O271]*[.O271]" office:value-type="float" office:value="0.0349986599577328">
            <text:p>0.03499866</text:p>
          </table:table-cell>
        </table:table-row>
        <table:table-row table:style-name="ro1">
          <table:table-cell/>
          <table:table-cell table:formula="of:=RAND()" office:value-type="float" office:value="0.979486077092588">
            <text:p>0.9794860771</text:p>
          </table:table-cell>
          <table:table-cell table:formula="of:=RAND()" office:value-type="float" office:value="0.908307174919173">
            <text:p>0.9083071749</text:p>
          </table:table-cell>
          <table:table-cell table:formula="of:=RAND()" office:value-type="float" office:value="0.791145061142743">
            <text:p>0.7911450611</text:p>
          </table:table-cell>
          <table:table-cell table:formula="of:=RAND()" office:value-type="float" office:value="0.687810792354867">
            <text:p>0.6878107924</text:p>
          </table:table-cell>
          <table:table-cell table:formula="of:=RAND()" office:value-type="float" office:value="0.487352164229378">
            <text:p>0.4873521642</text:p>
          </table:table-cell>
          <table:table-cell table:formula="of:=RAND()" office:value-type="float" office:value="0.404403970111162">
            <text:p>0.4044039701</text:p>
          </table:table-cell>
          <table:table-cell table:formula="of:=RAND()" office:value-type="float" office:value="0.537534532835707">
            <text:p>0.5375345328</text:p>
          </table:table-cell>
          <table:table-cell table:formula="of:=RAND()" office:value-type="float" office:value="0.371622792212293">
            <text:p>0.3716227922</text:p>
          </table:table-cell>
          <table:table-cell table:formula="of:=RAND()" office:value-type="float" office:value="0.583164731506258">
            <text:p>0.5831647315</text:p>
          </table:table-cell>
          <table:table-cell table:formula="of:=RAND()" office:value-type="float" office:value="0.818015209399164">
            <text:p>0.8180152094</text:p>
          </table:table-cell>
          <table:table-cell table:formula="of:=RAND()" office:value-type="float" office:value="0.217168950941414">
            <text:p>0.2171689509</text:p>
          </table:table-cell>
          <table:table-cell table:formula="of:=RAND()" office:value-type="float" office:value="0.468031510943547">
            <text:p>0.4680315109</text:p>
          </table:table-cell>
          <table:table-cell table:formula="of:=SUM([.B272:.M272])-6" office:value-type="float" office:value="1.25404296768829">
            <text:p>1.2540429677</text:p>
          </table:table-cell>
          <table:table-cell table:formula="of:=[.N272]-[.$G$6]" office:value-type="float" office:value="1.26706814282807">
            <text:p>1.2670681428</text:p>
          </table:table-cell>
          <table:table-cell table:formula="of:=[.O272]*[.O272]" office:value-type="float" office:value="1.60546167856976">
            <text:p>1.6054616786</text:p>
          </table:table-cell>
        </table:table-row>
        <table:table-row table:style-name="ro1">
          <table:table-cell/>
          <table:table-cell table:formula="of:=RAND()" office:value-type="float" office:value="0.368037095060572">
            <text:p>0.3680370951</text:p>
          </table:table-cell>
          <table:table-cell table:formula="of:=RAND()" office:value-type="float" office:value="0.703772814711556">
            <text:p>0.7037728147</text:p>
          </table:table-cell>
          <table:table-cell table:formula="of:=RAND()" office:value-type="float" office:value="0.0882087943609804">
            <text:p>0.0882087944</text:p>
          </table:table-cell>
          <table:table-cell table:formula="of:=RAND()" office:value-type="float" office:value="0.611679217312485">
            <text:p>0.6116792173</text:p>
          </table:table-cell>
          <table:table-cell table:formula="of:=RAND()" office:value-type="float" office:value="0.102296687429771">
            <text:p>0.1022966874</text:p>
          </table:table-cell>
          <table:table-cell table:formula="of:=RAND()" office:value-type="float" office:value="0.61607261467725">
            <text:p>0.6160726147</text:p>
          </table:table-cell>
          <table:table-cell table:formula="of:=RAND()" office:value-type="float" office:value="0.616530656348914">
            <text:p>0.6165306563</text:p>
          </table:table-cell>
          <table:table-cell table:formula="of:=RAND()" office:value-type="float" office:value="0.393383982824162">
            <text:p>0.3933839828</text:p>
          </table:table-cell>
          <table:table-cell table:formula="of:=RAND()" office:value-type="float" office:value="0.182365949032828">
            <text:p>0.182365949</text:p>
          </table:table-cell>
          <table:table-cell table:formula="of:=RAND()" office:value-type="float" office:value="0.927724720910192">
            <text:p>0.9277247209</text:p>
          </table:table-cell>
          <table:table-cell table:formula="of:=RAND()" office:value-type="float" office:value="0.760715183801949">
            <text:p>0.7607151838</text:p>
          </table:table-cell>
          <table:table-cell table:formula="of:=RAND()" office:value-type="float" office:value="0.226490349508822">
            <text:p>0.2264903495</text:p>
          </table:table-cell>
          <table:table-cell table:formula="of:=SUM([.B273:.M273])-6" office:value-type="float" office:value="-0.402721934020519">
            <text:p>-0.402721934</text:p>
          </table:table-cell>
          <table:table-cell table:formula="of:=[.N273]-[.$G$6]" office:value-type="float" office:value="-0.389696758880746">
            <text:p>-0.3896967589</text:p>
          </table:table-cell>
          <table:table-cell table:formula="of:=[.O273]*[.O273]" office:value-type="float" office:value="0.151863563882158">
            <text:p>0.1518635639</text:p>
          </table:table-cell>
        </table:table-row>
        <table:table-row table:style-name="ro1">
          <table:table-cell/>
          <table:table-cell table:formula="of:=RAND()" office:value-type="float" office:value="0.478174332063645">
            <text:p>0.4781743321</text:p>
          </table:table-cell>
          <table:table-cell table:formula="of:=RAND()" office:value-type="float" office:value="0.183280667290092">
            <text:p>0.1832806673</text:p>
          </table:table-cell>
          <table:table-cell table:formula="of:=RAND()" office:value-type="float" office:value="0.276378000387922">
            <text:p>0.2763780004</text:p>
          </table:table-cell>
          <table:table-cell table:formula="of:=RAND()" office:value-type="float" office:value="0.652768873376772">
            <text:p>0.6527688734</text:p>
          </table:table-cell>
          <table:table-cell table:formula="of:=RAND()" office:value-type="float" office:value="0.900484544457868">
            <text:p>0.9004845445</text:p>
          </table:table-cell>
          <table:table-cell table:formula="of:=RAND()" office:value-type="float" office:value="0.988521788502112">
            <text:p>0.9885217885</text:p>
          </table:table-cell>
          <table:table-cell table:formula="of:=RAND()" office:value-type="float" office:value="0.609364217380062">
            <text:p>0.6093642174</text:p>
          </table:table-cell>
          <table:table-cell table:formula="of:=RAND()" office:value-type="float" office:value="0.942318808985874">
            <text:p>0.942318809</text:p>
          </table:table-cell>
          <table:table-cell table:formula="of:=RAND()" office:value-type="float" office:value="0.906371467048302">
            <text:p>0.906371467</text:p>
          </table:table-cell>
          <table:table-cell table:formula="of:=RAND()" office:value-type="float" office:value="0.325994392624125">
            <text:p>0.3259943926</text:p>
          </table:table-cell>
          <table:table-cell table:formula="of:=RAND()" office:value-type="float" office:value="0.717394111910835">
            <text:p>0.7173941119</text:p>
          </table:table-cell>
          <table:table-cell table:formula="of:=RAND()" office:value-type="float" office:value="0.662357756868005">
            <text:p>0.6623577569</text:p>
          </table:table-cell>
          <table:table-cell table:formula="of:=SUM([.B274:.M274])-6" office:value-type="float" office:value="1.64340896089561">
            <text:p>1.6434089609</text:p>
          </table:table-cell>
          <table:table-cell table:formula="of:=[.N274]-[.$G$6]" office:value-type="float" office:value="1.65643413603539">
            <text:p>1.656434136</text:p>
          </table:table-cell>
          <table:table-cell table:formula="of:=[.O274]*[.O274]" office:value-type="float" office:value="2.7437740470233">
            <text:p>2.743774047</text:p>
          </table:table-cell>
        </table:table-row>
        <table:table-row table:style-name="ro1">
          <table:table-cell/>
          <table:table-cell table:formula="of:=RAND()" office:value-type="float" office:value="0.846704686526209">
            <text:p>0.8467046865</text:p>
          </table:table-cell>
          <table:table-cell table:formula="of:=RAND()" office:value-type="float" office:value="0.87805353756994">
            <text:p>0.8780535376</text:p>
          </table:table-cell>
          <table:table-cell table:formula="of:=RAND()" office:value-type="float" office:value="0.842514466261491">
            <text:p>0.8425144663</text:p>
          </table:table-cell>
          <table:table-cell table:formula="of:=RAND()" office:value-type="float" office:value="0.115501437801868">
            <text:p>0.1155014378</text:p>
          </table:table-cell>
          <table:table-cell table:formula="of:=RAND()" office:value-type="float" office:value="0.351721167797223">
            <text:p>0.3517211678</text:p>
          </table:table-cell>
          <table:table-cell table:formula="of:=RAND()" office:value-type="float" office:value="0.518749264767394">
            <text:p>0.5187492648</text:p>
          </table:table-cell>
          <table:table-cell table:formula="of:=RAND()" office:value-type="float" office:value="0.825611108681187">
            <text:p>0.8256111087</text:p>
          </table:table-cell>
          <table:table-cell table:formula="of:=RAND()" office:value-type="float" office:value="0.762503506150097">
            <text:p>0.7625035062</text:p>
          </table:table-cell>
          <table:table-cell table:formula="of:=RAND()" office:value-type="float" office:value="0.276147844502702">
            <text:p>0.2761478445</text:p>
          </table:table-cell>
          <table:table-cell table:formula="of:=RAND()" office:value-type="float" office:value="0.566110082902014">
            <text:p>0.5661100829</text:p>
          </table:table-cell>
          <table:table-cell table:formula="of:=RAND()" office:value-type="float" office:value="0.878235476789996">
            <text:p>0.8782354768</text:p>
          </table:table-cell>
          <table:table-cell table:formula="of:=RAND()" office:value-type="float" office:value="0.484742249595001">
            <text:p>0.4847422496</text:p>
          </table:table-cell>
          <table:table-cell table:formula="of:=SUM([.B275:.M275])-6" office:value-type="float" office:value="1.34659482934512">
            <text:p>1.3465948293</text:p>
          </table:table-cell>
          <table:table-cell table:formula="of:=[.N275]-[.$G$6]" office:value-type="float" office:value="1.3596200044849">
            <text:p>1.3596200045</text:p>
          </table:table-cell>
          <table:table-cell table:formula="of:=[.O275]*[.O275]" office:value-type="float" office:value="1.84856655659551">
            <text:p>1.8485665566</text:p>
          </table:table-cell>
        </table:table-row>
        <table:table-row table:style-name="ro1">
          <table:table-cell/>
          <table:table-cell table:formula="of:=RAND()" office:value-type="float" office:value="0.15443395008333">
            <text:p>0.1544339501</text:p>
          </table:table-cell>
          <table:table-cell table:formula="of:=RAND()" office:value-type="float" office:value="0.050374046433717">
            <text:p>0.0503740464</text:p>
          </table:table-cell>
          <table:table-cell table:formula="of:=RAND()" office:value-type="float" office:value="0.340014952234924">
            <text:p>0.3400149522</text:p>
          </table:table-cell>
          <table:table-cell table:formula="of:=RAND()" office:value-type="float" office:value="0.957805239362642">
            <text:p>0.9578052394</text:p>
          </table:table-cell>
          <table:table-cell table:formula="of:=RAND()" office:value-type="float" office:value="0.354070433648303">
            <text:p>0.3540704336</text:p>
          </table:table-cell>
          <table:table-cell table:formula="of:=RAND()" office:value-type="float" office:value="0.375693831592798">
            <text:p>0.3756938316</text:p>
          </table:table-cell>
          <table:table-cell table:formula="of:=RAND()" office:value-type="float" office:value="0.652033906895667">
            <text:p>0.6520339069</text:p>
          </table:table-cell>
          <table:table-cell table:formula="of:=RAND()" office:value-type="float" office:value="0.828740986529738">
            <text:p>0.8287409865</text:p>
          </table:table-cell>
          <table:table-cell table:formula="of:=RAND()" office:value-type="float" office:value="0.64268164220266">
            <text:p>0.6426816422</text:p>
          </table:table-cell>
          <table:table-cell table:formula="of:=RAND()" office:value-type="float" office:value="0.310919190291315">
            <text:p>0.3109191903</text:p>
          </table:table-cell>
          <table:table-cell table:formula="of:=RAND()" office:value-type="float" office:value="0.923107339767739">
            <text:p>0.9231073398</text:p>
          </table:table-cell>
          <table:table-cell table:formula="of:=RAND()" office:value-type="float" office:value="0.0672397627495229">
            <text:p>0.0672397627</text:p>
          </table:table-cell>
          <table:table-cell table:formula="of:=SUM([.B276:.M276])-6" office:value-type="float" office:value="-0.342884718207642">
            <text:p>-0.3428847182</text:p>
          </table:table-cell>
          <table:table-cell table:formula="of:=[.N276]-[.$G$6]" office:value-type="float" office:value="-0.329859543067869">
            <text:p>-0.3298595431</text:p>
          </table:table-cell>
          <table:table-cell table:formula="of:=[.O276]*[.O276]" office:value-type="float" office:value="0.108807318152943">
            <text:p>0.1088073182</text:p>
          </table:table-cell>
        </table:table-row>
        <table:table-row table:style-name="ro1">
          <table:table-cell/>
          <table:table-cell table:formula="of:=RAND()" office:value-type="float" office:value="0.380450870841742">
            <text:p>0.3804508708</text:p>
          </table:table-cell>
          <table:table-cell table:formula="of:=RAND()" office:value-type="float" office:value="0.727347598178312">
            <text:p>0.7273475982</text:p>
          </table:table-cell>
          <table:table-cell table:formula="of:=RAND()" office:value-type="float" office:value="0.253741743974388">
            <text:p>0.253741744</text:p>
          </table:table-cell>
          <table:table-cell table:formula="of:=RAND()" office:value-type="float" office:value="0.406330756610259">
            <text:p>0.4063307566</text:p>
          </table:table-cell>
          <table:table-cell table:formula="of:=RAND()" office:value-type="float" office:value="0.902198824100196">
            <text:p>0.9021988241</text:p>
          </table:table-cell>
          <table:table-cell table:formula="of:=RAND()" office:value-type="float" office:value="0.683144444366917">
            <text:p>0.6831444444</text:p>
          </table:table-cell>
          <table:table-cell table:formula="of:=RAND()" office:value-type="float" office:value="0.111066407058388">
            <text:p>0.1110664071</text:p>
          </table:table-cell>
          <table:table-cell table:formula="of:=RAND()" office:value-type="float" office:value="0.839254173217341">
            <text:p>0.8392541732</text:p>
          </table:table-cell>
          <table:table-cell table:formula="of:=RAND()" office:value-type="float" office:value="0.834351000608876">
            <text:p>0.8343510006</text:p>
          </table:table-cell>
          <table:table-cell table:formula="of:=RAND()" office:value-type="float" office:value="0.626378550659865">
            <text:p>0.6263785507</text:p>
          </table:table-cell>
          <table:table-cell table:formula="of:=RAND()" office:value-type="float" office:value="0.992735939333215">
            <text:p>0.9927359393</text:p>
          </table:table-cell>
          <table:table-cell table:formula="of:=RAND()" office:value-type="float" office:value="0.944872843101621">
            <text:p>0.9448728431</text:p>
          </table:table-cell>
          <table:table-cell table:formula="of:=SUM([.B277:.M277])-6" office:value-type="float" office:value="1.70187315205112">
            <text:p>1.7018731521</text:p>
          </table:table-cell>
          <table:table-cell table:formula="of:=[.N277]-[.$G$6]" office:value-type="float" office:value="1.71489832719089">
            <text:p>1.7148983272</text:p>
          </table:table-cell>
          <table:table-cell table:formula="of:=[.O277]*[.O277]" office:value-type="float" office:value="2.94087627260213">
            <text:p>2.9408762726</text:p>
          </table:table-cell>
        </table:table-row>
        <table:table-row table:style-name="ro1">
          <table:table-cell/>
          <table:table-cell table:formula="of:=RAND()" office:value-type="float" office:value="0.970836087362841">
            <text:p>0.9708360874</text:p>
          </table:table-cell>
          <table:table-cell table:formula="of:=RAND()" office:value-type="float" office:value="0.836383513174951">
            <text:p>0.8363835132</text:p>
          </table:table-cell>
          <table:table-cell table:formula="of:=RAND()" office:value-type="float" office:value="0.506987765897065">
            <text:p>0.5069877659</text:p>
          </table:table-cell>
          <table:table-cell table:formula="of:=RAND()" office:value-type="float" office:value="0.393041172763333">
            <text:p>0.3930411728</text:p>
          </table:table-cell>
          <table:table-cell table:formula="of:=RAND()" office:value-type="float" office:value="0.0160806849598885">
            <text:p>0.016080685</text:p>
          </table:table-cell>
          <table:table-cell table:formula="of:=RAND()" office:value-type="float" office:value="0.0846313170623034">
            <text:p>0.0846313171</text:p>
          </table:table-cell>
          <table:table-cell table:formula="of:=RAND()" office:value-type="float" office:value="0.27399786002934">
            <text:p>0.27399786</text:p>
          </table:table-cell>
          <table:table-cell table:formula="of:=RAND()" office:value-type="float" office:value="0.41413702792488">
            <text:p>0.4141370279</text:p>
          </table:table-cell>
          <table:table-cell table:formula="of:=RAND()" office:value-type="float" office:value="0.873126375488937">
            <text:p>0.8731263755</text:p>
          </table:table-cell>
          <table:table-cell table:formula="of:=RAND()" office:value-type="float" office:value="0.128758551552892">
            <text:p>0.1287585516</text:p>
          </table:table-cell>
          <table:table-cell table:formula="of:=RAND()" office:value-type="float" office:value="0.18238119664602">
            <text:p>0.1823811966</text:p>
          </table:table-cell>
          <table:table-cell table:formula="of:=RAND()" office:value-type="float" office:value="0.451084519969299">
            <text:p>0.45108452</text:p>
          </table:table-cell>
          <table:table-cell table:formula="of:=SUM([.B278:.M278])-6" office:value-type="float" office:value="-0.86855392716825">
            <text:p>-0.8685539272</text:p>
          </table:table-cell>
          <table:table-cell table:formula="of:=[.N278]-[.$G$6]" office:value-type="float" office:value="-0.855528752028476">
            <text:p>-0.855528752</text:p>
          </table:table-cell>
          <table:table-cell table:formula="of:=[.O278]*[.O278]" office:value-type="float" office:value="0.731929445547402">
            <text:p>0.7319294455</text:p>
          </table:table-cell>
        </table:table-row>
        <table:table-row table:style-name="ro1">
          <table:table-cell/>
          <table:table-cell table:formula="of:=RAND()" office:value-type="float" office:value="0.828659223858267">
            <text:p>0.8286592239</text:p>
          </table:table-cell>
          <table:table-cell table:formula="of:=RAND()" office:value-type="float" office:value="0.249357485445216">
            <text:p>0.2493574854</text:p>
          </table:table-cell>
          <table:table-cell table:formula="of:=RAND()" office:value-type="float" office:value="0.513918329495937">
            <text:p>0.5139183295</text:p>
          </table:table-cell>
          <table:table-cell table:formula="of:=RAND()" office:value-type="float" office:value="0.785403658868745">
            <text:p>0.7854036589</text:p>
          </table:table-cell>
          <table:table-cell table:formula="of:=RAND()" office:value-type="float" office:value="0.0302141029387712">
            <text:p>0.0302141029</text:p>
          </table:table-cell>
          <table:table-cell table:formula="of:=RAND()" office:value-type="float" office:value="0.120792989386246">
            <text:p>0.1207929894</text:p>
          </table:table-cell>
          <table:table-cell table:formula="of:=RAND()" office:value-type="float" office:value="0.390424839686602">
            <text:p>0.3904248397</text:p>
          </table:table-cell>
          <table:table-cell table:formula="of:=RAND()" office:value-type="float" office:value="0.20180041459389">
            <text:p>0.2018004146</text:p>
          </table:table-cell>
          <table:table-cell table:formula="of:=RAND()" office:value-type="float" office:value="0.469073817599565">
            <text:p>0.4690738176</text:p>
          </table:table-cell>
          <table:table-cell table:formula="of:=RAND()" office:value-type="float" office:value="0.936763989273459">
            <text:p>0.9367639893</text:p>
          </table:table-cell>
          <table:table-cell table:formula="of:=RAND()" office:value-type="float" office:value="0.547412442974746">
            <text:p>0.547412443</text:p>
          </table:table-cell>
          <table:table-cell table:formula="of:=RAND()" office:value-type="float" office:value="0.724297479493544">
            <text:p>0.7242974795</text:p>
          </table:table-cell>
          <table:table-cell table:formula="of:=SUM([.B279:.M279])-6" office:value-type="float" office:value="-0.201881226385012">
            <text:p>-0.2018812264</text:p>
          </table:table-cell>
          <table:table-cell table:formula="of:=[.N279]-[.$G$6]" office:value-type="float" office:value="-0.188856051245239">
            <text:p>-0.1888560512</text:p>
          </table:table-cell>
          <table:table-cell table:formula="of:=[.O279]*[.O279]" office:value-type="float" office:value="0.0356666080919442">
            <text:p>0.0356666081</text:p>
          </table:table-cell>
        </table:table-row>
        <table:table-row table:style-name="ro1">
          <table:table-cell/>
          <table:table-cell table:formula="of:=RAND()" office:value-type="float" office:value="0.348960752831772">
            <text:p>0.3489607528</text:p>
          </table:table-cell>
          <table:table-cell table:formula="of:=RAND()" office:value-type="float" office:value="0.257849480956793">
            <text:p>0.257849481</text:p>
          </table:table-cell>
          <table:table-cell table:formula="of:=RAND()" office:value-type="float" office:value="0.465939401881769">
            <text:p>0.4659394019</text:p>
          </table:table-cell>
          <table:table-cell table:formula="of:=RAND()" office:value-type="float" office:value="0.317214388633147">
            <text:p>0.3172143886</text:p>
          </table:table-cell>
          <table:table-cell table:formula="of:=RAND()" office:value-type="float" office:value="0.0963927544653416">
            <text:p>0.0963927545</text:p>
          </table:table-cell>
          <table:table-cell table:formula="of:=RAND()" office:value-type="float" office:value="0.821012591244653">
            <text:p>0.8210125912</text:p>
          </table:table-cell>
          <table:table-cell table:formula="of:=RAND()" office:value-type="float" office:value="0.727787895360962">
            <text:p>0.7277878954</text:p>
          </table:table-cell>
          <table:table-cell table:formula="of:=RAND()" office:value-type="float" office:value="0.413851090241224">
            <text:p>0.4138510902</text:p>
          </table:table-cell>
          <table:table-cell table:formula="of:=RAND()" office:value-type="float" office:value="0.227395965019241">
            <text:p>0.227395965</text:p>
          </table:table-cell>
          <table:table-cell table:formula="of:=RAND()" office:value-type="float" office:value="0.321924260817468">
            <text:p>0.3219242608</text:p>
          </table:table-cell>
          <table:table-cell table:formula="of:=RAND()" office:value-type="float" office:value="0.763480458641425">
            <text:p>0.7634804586</text:p>
          </table:table-cell>
          <table:table-cell table:formula="of:=RAND()" office:value-type="float" office:value="0.345180148491636">
            <text:p>0.3451801485</text:p>
          </table:table-cell>
          <table:table-cell table:formula="of:=SUM([.B280:.M280])-6" office:value-type="float" office:value="-0.89301081141457">
            <text:p>-0.8930108114</text:p>
          </table:table-cell>
          <table:table-cell table:formula="of:=[.N280]-[.$G$6]" office:value-type="float" office:value="-0.879985636274796">
            <text:p>-0.8799856363</text:p>
          </table:table-cell>
          <table:table-cell table:formula="of:=[.O280]*[.O280]" office:value-type="float" office:value="0.774374720049958">
            <text:p>0.77437472</text:p>
          </table:table-cell>
        </table:table-row>
        <table:table-row table:style-name="ro1">
          <table:table-cell/>
          <table:table-cell table:formula="of:=RAND()" office:value-type="float" office:value="0.901180657558143">
            <text:p>0.9011806576</text:p>
          </table:table-cell>
          <table:table-cell table:formula="of:=RAND()" office:value-type="float" office:value="0.0172022690530866">
            <text:p>0.0172022691</text:p>
          </table:table-cell>
          <table:table-cell table:formula="of:=RAND()" office:value-type="float" office:value="0.789874872658402">
            <text:p>0.7898748727</text:p>
          </table:table-cell>
          <table:table-cell table:formula="of:=RAND()" office:value-type="float" office:value="0.348455659579486">
            <text:p>0.3484556596</text:p>
          </table:table-cell>
          <table:table-cell table:formula="of:=RAND()" office:value-type="float" office:value="0.825004846788943">
            <text:p>0.8250048468</text:p>
          </table:table-cell>
          <table:table-cell table:formula="of:=RAND()" office:value-type="float" office:value="0.134013016475365">
            <text:p>0.1340130165</text:p>
          </table:table-cell>
          <table:table-cell table:formula="of:=RAND()" office:value-type="float" office:value="0.0821594737935811">
            <text:p>0.0821594738</text:p>
          </table:table-cell>
          <table:table-cell table:formula="of:=RAND()" office:value-type="float" office:value="0.00747985136695206">
            <text:p>0.0074798514</text:p>
          </table:table-cell>
          <table:table-cell table:formula="of:=RAND()" office:value-type="float" office:value="0.289832885377109">
            <text:p>0.2898328854</text:p>
          </table:table-cell>
          <table:table-cell table:formula="of:=RAND()" office:value-type="float" office:value="0.0338884454686195">
            <text:p>0.0338884455</text:p>
          </table:table-cell>
          <table:table-cell table:formula="of:=RAND()" office:value-type="float" office:value="0.383750476874411">
            <text:p>0.3837504769</text:p>
          </table:table-cell>
          <table:table-cell table:formula="of:=RAND()" office:value-type="float" office:value="0.567578641464934">
            <text:p>0.5675786415</text:p>
          </table:table-cell>
          <table:table-cell table:formula="of:=SUM([.B281:.M281])-6" office:value-type="float" office:value="-1.61957890354097">
            <text:p>-1.6195789035</text:p>
          </table:table-cell>
          <table:table-cell table:formula="of:=[.N281]-[.$G$6]" office:value-type="float" office:value="-1.6065537284012">
            <text:p>-1.6065537284</text:p>
          </table:table-cell>
          <table:table-cell table:formula="of:=[.O281]*[.O281]" office:value-type="float" office:value="2.58101488223978">
            <text:p>2.5810148822</text:p>
          </table:table-cell>
        </table:table-row>
        <table:table-row table:style-name="ro1">
          <table:table-cell/>
          <table:table-cell table:formula="of:=RAND()" office:value-type="float" office:value="0.989734843140468">
            <text:p>0.9897348431</text:p>
          </table:table-cell>
          <table:table-cell table:formula="of:=RAND()" office:value-type="float" office:value="0.651217885548249">
            <text:p>0.6512178855</text:p>
          </table:table-cell>
          <table:table-cell table:formula="of:=RAND()" office:value-type="float" office:value="0.199441523291171">
            <text:p>0.1994415233</text:p>
          </table:table-cell>
          <table:table-cell table:formula="of:=RAND()" office:value-type="float" office:value="0.565904614282772">
            <text:p>0.5659046143</text:p>
          </table:table-cell>
          <table:table-cell table:formula="of:=RAND()" office:value-type="float" office:value="0.998634271789342">
            <text:p>0.9986342718</text:p>
          </table:table-cell>
          <table:table-cell table:formula="of:=RAND()" office:value-type="float" office:value="0.0183839835226536">
            <text:p>0.0183839835</text:p>
          </table:table-cell>
          <table:table-cell table:formula="of:=RAND()" office:value-type="float" office:value="0.830975465476513">
            <text:p>0.8309754655</text:p>
          </table:table-cell>
          <table:table-cell table:formula="of:=RAND()" office:value-type="float" office:value="0.774122678907588">
            <text:p>0.7741226789</text:p>
          </table:table-cell>
          <table:table-cell table:formula="of:=RAND()" office:value-type="float" office:value="0.0281567357014865">
            <text:p>0.0281567357</text:p>
          </table:table-cell>
          <table:table-cell table:formula="of:=RAND()" office:value-type="float" office:value="0.258822199888527">
            <text:p>0.2588221999</text:p>
          </table:table-cell>
          <table:table-cell table:formula="of:=RAND()" office:value-type="float" office:value="0.947993093403056">
            <text:p>0.9479930934</text:p>
          </table:table-cell>
          <table:table-cell table:formula="of:=RAND()" office:value-type="float" office:value="0.525331346085295">
            <text:p>0.5253313461</text:p>
          </table:table-cell>
          <table:table-cell table:formula="of:=SUM([.B282:.M282])-6" office:value-type="float" office:value="0.788718641037121">
            <text:p>0.788718641</text:p>
          </table:table-cell>
          <table:table-cell table:formula="of:=[.N282]-[.$G$6]" office:value-type="float" office:value="0.801743816176895">
            <text:p>0.8017438162</text:p>
          </table:table-cell>
          <table:table-cell table:formula="of:=[.O282]*[.O282]" office:value-type="float" office:value="0.642793146777891">
            <text:p>0.6427931468</text:p>
          </table:table-cell>
        </table:table-row>
        <table:table-row table:style-name="ro1">
          <table:table-cell/>
          <table:table-cell table:formula="of:=RAND()" office:value-type="float" office:value="0.203512113075703">
            <text:p>0.2035121131</text:p>
          </table:table-cell>
          <table:table-cell table:formula="of:=RAND()" office:value-type="float" office:value="0.974186996463686">
            <text:p>0.9741869965</text:p>
          </table:table-cell>
          <table:table-cell table:formula="of:=RAND()" office:value-type="float" office:value="0.81542553124018">
            <text:p>0.8154255312</text:p>
          </table:table-cell>
          <table:table-cell table:formula="of:=RAND()" office:value-type="float" office:value="0.292523107025772">
            <text:p>0.292523107</text:p>
          </table:table-cell>
          <table:table-cell table:formula="of:=RAND()" office:value-type="float" office:value="0.57533924584277">
            <text:p>0.5753392458</text:p>
          </table:table-cell>
          <table:table-cell table:formula="of:=RAND()" office:value-type="float" office:value="0.0619957407470793">
            <text:p>0.0619957407</text:p>
          </table:table-cell>
          <table:table-cell table:formula="of:=RAND()" office:value-type="float" office:value="0.220929467352107">
            <text:p>0.2209294674</text:p>
          </table:table-cell>
          <table:table-cell table:formula="of:=RAND()" office:value-type="float" office:value="0.201134749455377">
            <text:p>0.2011347495</text:p>
          </table:table-cell>
          <table:table-cell table:formula="of:=RAND()" office:value-type="float" office:value="0.86333361431025">
            <text:p>0.8633336143</text:p>
          </table:table-cell>
          <table:table-cell table:formula="of:=RAND()" office:value-type="float" office:value="0.523413895396516">
            <text:p>0.5234138954</text:p>
          </table:table-cell>
          <table:table-cell table:formula="of:=RAND()" office:value-type="float" office:value="0.485376814380288">
            <text:p>0.4853768144</text:p>
          </table:table-cell>
          <table:table-cell table:formula="of:=RAND()" office:value-type="float" office:value="0.750374800991267">
            <text:p>0.750374801</text:p>
          </table:table-cell>
          <table:table-cell table:formula="of:=SUM([.B283:.M283])-6" office:value-type="float" office:value="-0.0324539237190038">
            <text:p>-0.0324539237</text:p>
          </table:table-cell>
          <table:table-cell table:formula="of:=[.N283]-[.$G$6]" office:value-type="float" office:value="-0.0194287485792302">
            <text:p>-0.0194287486</text:p>
          </table:table-cell>
          <table:table-cell table:formula="of:=[.O283]*[.O283]" office:value-type="float" office:value="0.000377476271354938">
            <text:p>0.0003774763</text:p>
          </table:table-cell>
        </table:table-row>
        <table:table-row table:style-name="ro1">
          <table:table-cell/>
          <table:table-cell table:formula="of:=RAND()" office:value-type="float" office:value="0.716570116579533">
            <text:p>0.7165701166</text:p>
          </table:table-cell>
          <table:table-cell table:formula="of:=RAND()" office:value-type="float" office:value="0.676296533551067">
            <text:p>0.6762965336</text:p>
          </table:table-cell>
          <table:table-cell table:formula="of:=RAND()" office:value-type="float" office:value="0.0853648218326271">
            <text:p>0.0853648218</text:p>
          </table:table-cell>
          <table:table-cell table:formula="of:=RAND()" office:value-type="float" office:value="0.790264417650178">
            <text:p>0.7902644177</text:p>
          </table:table-cell>
          <table:table-cell table:formula="of:=RAND()" office:value-type="float" office:value="0.0889577893540263">
            <text:p>0.0889577894</text:p>
          </table:table-cell>
          <table:table-cell table:formula="of:=RAND()" office:value-type="float" office:value="0.24198229634203">
            <text:p>0.2419822963</text:p>
          </table:table-cell>
          <table:table-cell table:formula="of:=RAND()" office:value-type="float" office:value="0.276676175184548">
            <text:p>0.2766761752</text:p>
          </table:table-cell>
          <table:table-cell table:formula="of:=RAND()" office:value-type="float" office:value="0.608242656337097">
            <text:p>0.6082426563</text:p>
          </table:table-cell>
          <table:table-cell table:formula="of:=RAND()" office:value-type="float" office:value="0.0449271691031754">
            <text:p>0.0449271691</text:p>
          </table:table-cell>
          <table:table-cell table:formula="of:=RAND()" office:value-type="float" office:value="0.407641616184264">
            <text:p>0.4076416162</text:p>
          </table:table-cell>
          <table:table-cell table:formula="of:=RAND()" office:value-type="float" office:value="0.393521099351346">
            <text:p>0.3935210994</text:p>
          </table:table-cell>
          <table:table-cell table:formula="of:=RAND()" office:value-type="float" office:value="0.728391228476539">
            <text:p>0.7283912285</text:p>
          </table:table-cell>
          <table:table-cell table:formula="of:=SUM([.B284:.M284])-6" office:value-type="float" office:value="-0.941164080053568">
            <text:p>-0.9411640801</text:p>
          </table:table-cell>
          <table:table-cell table:formula="of:=[.N284]-[.$G$6]" office:value-type="float" office:value="-0.928138904913794">
            <text:p>-0.9281389049</text:p>
          </table:table-cell>
          <table:table-cell table:formula="of:=[.O284]*[.O284]" office:value-type="float" office:value="0.861441826814577">
            <text:p>0.8614418268</text:p>
          </table:table-cell>
        </table:table-row>
        <table:table-row table:style-name="ro1">
          <table:table-cell/>
          <table:table-cell table:formula="of:=RAND()" office:value-type="float" office:value="0.500392298214138">
            <text:p>0.5003922982</text:p>
          </table:table-cell>
          <table:table-cell table:formula="of:=RAND()" office:value-type="float" office:value="0.0220359098166227">
            <text:p>0.0220359098</text:p>
          </table:table-cell>
          <table:table-cell table:formula="of:=RAND()" office:value-type="float" office:value="0.172728011850268">
            <text:p>0.1727280119</text:p>
          </table:table-cell>
          <table:table-cell table:formula="of:=RAND()" office:value-type="float" office:value="0.880006697028875">
            <text:p>0.880006697</text:p>
          </table:table-cell>
          <table:table-cell table:formula="of:=RAND()" office:value-type="float" office:value="0.931551327230409">
            <text:p>0.9315513272</text:p>
          </table:table-cell>
          <table:table-cell table:formula="of:=RAND()" office:value-type="float" office:value="0.374161863001063">
            <text:p>0.374161863</text:p>
          </table:table-cell>
          <table:table-cell table:formula="of:=RAND()" office:value-type="float" office:value="0.982539304066449">
            <text:p>0.9825393041</text:p>
          </table:table-cell>
          <table:table-cell table:formula="of:=RAND()" office:value-type="float" office:value="0.234146637842059">
            <text:p>0.2341466378</text:p>
          </table:table-cell>
          <table:table-cell table:formula="of:=RAND()" office:value-type="float" office:value="0.0858654819894582">
            <text:p>0.085865482</text:p>
          </table:table-cell>
          <table:table-cell table:formula="of:=RAND()" office:value-type="float" office:value="0.138134419219568">
            <text:p>0.1381344192</text:p>
          </table:table-cell>
          <table:table-cell table:formula="of:=RAND()" office:value-type="float" office:value="0.451206221245229">
            <text:p>0.4512062212</text:p>
          </table:table-cell>
          <table:table-cell table:formula="of:=RAND()" office:value-type="float" office:value="0.768948877695948">
            <text:p>0.7689488777</text:p>
          </table:table-cell>
          <table:table-cell table:formula="of:=SUM([.B285:.M285])-6" office:value-type="float" office:value="-0.458282950799912">
            <text:p>-0.4582829508</text:p>
          </table:table-cell>
          <table:table-cell table:formula="of:=[.N285]-[.$G$6]" office:value-type="float" office:value="-0.445257775660139">
            <text:p>-0.4452577757</text:p>
          </table:table-cell>
          <table:table-cell table:formula="of:=[.O285]*[.O285]" office:value-type="float" office:value="0.198254486785814">
            <text:p>0.1982544868</text:p>
          </table:table-cell>
        </table:table-row>
        <table:table-row table:style-name="ro1">
          <table:table-cell/>
          <table:table-cell table:formula="of:=RAND()" office:value-type="float" office:value="0.39728543558158">
            <text:p>0.3972854356</text:p>
          </table:table-cell>
          <table:table-cell table:formula="of:=RAND()" office:value-type="float" office:value="0.604831994976848">
            <text:p>0.604831995</text:p>
          </table:table-cell>
          <table:table-cell table:formula="of:=RAND()" office:value-type="float" office:value="0.835259365616366">
            <text:p>0.8352593656</text:p>
          </table:table-cell>
          <table:table-cell table:formula="of:=RAND()" office:value-type="float" office:value="0.850304673425853">
            <text:p>0.8503046734</text:p>
          </table:table-cell>
          <table:table-cell table:formula="of:=RAND()" office:value-type="float" office:value="0.335029086330906">
            <text:p>0.3350290863</text:p>
          </table:table-cell>
          <table:table-cell table:formula="of:=RAND()" office:value-type="float" office:value="0.275828335434198">
            <text:p>0.2758283354</text:p>
          </table:table-cell>
          <table:table-cell table:formula="of:=RAND()" office:value-type="float" office:value="0.569083240348846">
            <text:p>0.5690832403</text:p>
          </table:table-cell>
          <table:table-cell table:formula="of:=RAND()" office:value-type="float" office:value="0.885503334458917">
            <text:p>0.8855033345</text:p>
          </table:table-cell>
          <table:table-cell table:formula="of:=RAND()" office:value-type="float" office:value="0.0252831098623574">
            <text:p>0.0252831099</text:p>
          </table:table-cell>
          <table:table-cell table:formula="of:=RAND()" office:value-type="float" office:value="0.599466546904296">
            <text:p>0.5994665469</text:p>
          </table:table-cell>
          <table:table-cell table:formula="of:=RAND()" office:value-type="float" office:value="0.629935732111335">
            <text:p>0.6299357321</text:p>
          </table:table-cell>
          <table:table-cell table:formula="of:=RAND()" office:value-type="float" office:value="0.212219530716538">
            <text:p>0.2122195307</text:p>
          </table:table-cell>
          <table:table-cell table:formula="of:=SUM([.B286:.M286])-6" office:value-type="float" office:value="0.220030385768041">
            <text:p>0.2200303858</text:p>
          </table:table-cell>
          <table:table-cell table:formula="of:=[.N286]-[.$G$6]" office:value-type="float" office:value="0.233055560907815">
            <text:p>0.2330555609</text:p>
          </table:table-cell>
          <table:table-cell table:formula="of:=[.O286]*[.O286]" office:value-type="float" office:value="0.0543148944700561">
            <text:p>0.0543148945</text:p>
          </table:table-cell>
        </table:table-row>
        <table:table-row table:style-name="ro1">
          <table:table-cell/>
          <table:table-cell table:formula="of:=RAND()" office:value-type="float" office:value="0.196661821333691">
            <text:p>0.1966618213</text:p>
          </table:table-cell>
          <table:table-cell table:formula="of:=RAND()" office:value-type="float" office:value="0.315207973588258">
            <text:p>0.3152079736</text:p>
          </table:table-cell>
          <table:table-cell table:formula="of:=RAND()" office:value-type="float" office:value="0.735817356035113">
            <text:p>0.735817356</text:p>
          </table:table-cell>
          <table:table-cell table:formula="of:=RAND()" office:value-type="float" office:value="0.84635087591596">
            <text:p>0.8463508759</text:p>
          </table:table-cell>
          <table:table-cell table:formula="of:=RAND()" office:value-type="float" office:value="0.622636878862977">
            <text:p>0.6226368789</text:p>
          </table:table-cell>
          <table:table-cell table:formula="of:=RAND()" office:value-type="float" office:value="0.767728035571054">
            <text:p>0.7677280356</text:p>
          </table:table-cell>
          <table:table-cell table:formula="of:=RAND()" office:value-type="float" office:value="0.829739693086594">
            <text:p>0.8297396931</text:p>
          </table:table-cell>
          <table:table-cell table:formula="of:=RAND()" office:value-type="float" office:value="0.846381350653246">
            <text:p>0.8463813507</text:p>
          </table:table-cell>
          <table:table-cell table:formula="of:=RAND()" office:value-type="float" office:value="0.632561972597614">
            <text:p>0.6325619726</text:p>
          </table:table-cell>
          <table:table-cell table:formula="of:=RAND()" office:value-type="float" office:value="0.286666050320491">
            <text:p>0.2866660503</text:p>
          </table:table-cell>
          <table:table-cell table:formula="of:=RAND()" office:value-type="float" office:value="0.738479944178835">
            <text:p>0.7384799442</text:p>
          </table:table-cell>
          <table:table-cell table:formula="of:=RAND()" office:value-type="float" office:value="0.313633590470999">
            <text:p>0.3136335905</text:p>
          </table:table-cell>
          <table:table-cell table:formula="of:=SUM([.B287:.M287])-6" office:value-type="float" office:value="1.13186554261483">
            <text:p>1.1318655426</text:p>
          </table:table-cell>
          <table:table-cell table:formula="of:=[.N287]-[.$G$6]" office:value-type="float" office:value="1.14489071775461">
            <text:p>1.1448907178</text:p>
          </table:table-cell>
          <table:table-cell table:formula="of:=[.O287]*[.O287]" office:value-type="float" office:value="1.31077475560066">
            <text:p>1.3107747556</text:p>
          </table:table-cell>
        </table:table-row>
        <table:table-row table:style-name="ro1">
          <table:table-cell/>
          <table:table-cell table:formula="of:=RAND()" office:value-type="float" office:value="0.629199157934636">
            <text:p>0.6291991579</text:p>
          </table:table-cell>
          <table:table-cell table:formula="of:=RAND()" office:value-type="float" office:value="0.371019339654595">
            <text:p>0.3710193397</text:p>
          </table:table-cell>
          <table:table-cell table:formula="of:=RAND()" office:value-type="float" office:value="0.664514358155429">
            <text:p>0.6645143582</text:p>
          </table:table-cell>
          <table:table-cell table:formula="of:=RAND()" office:value-type="float" office:value="0.871943319682032">
            <text:p>0.8719433197</text:p>
          </table:table-cell>
          <table:table-cell table:formula="of:=RAND()" office:value-type="float" office:value="0.230305836768821">
            <text:p>0.2303058368</text:p>
          </table:table-cell>
          <table:table-cell table:formula="of:=RAND()" office:value-type="float" office:value="0.349710710346699">
            <text:p>0.3497107103</text:p>
          </table:table-cell>
          <table:table-cell table:formula="of:=RAND()" office:value-type="float" office:value="0.675075120059773">
            <text:p>0.6750751201</text:p>
          </table:table-cell>
          <table:table-cell table:formula="of:=RAND()" office:value-type="float" office:value="0.579295400297269">
            <text:p>0.5792954003</text:p>
          </table:table-cell>
          <table:table-cell table:formula="of:=RAND()" office:value-type="float" office:value="0.860518787056208">
            <text:p>0.8605187871</text:p>
          </table:table-cell>
          <table:table-cell table:formula="of:=RAND()" office:value-type="float" office:value="0.587921016849577">
            <text:p>0.5879210168</text:p>
          </table:table-cell>
          <table:table-cell table:formula="of:=RAND()" office:value-type="float" office:value="0.655889807036147">
            <text:p>0.655889807</text:p>
          </table:table-cell>
          <table:table-cell table:formula="of:=RAND()" office:value-type="float" office:value="0.0613471555989236">
            <text:p>0.0613471556</text:p>
          </table:table-cell>
          <table:table-cell table:formula="of:=SUM([.B288:.M288])-6" office:value-type="float" office:value="0.536740009440109">
            <text:p>0.5367400094</text:p>
          </table:table-cell>
          <table:table-cell table:formula="of:=[.N288]-[.$G$6]" office:value-type="float" office:value="0.549765184579883">
            <text:p>0.5497651846</text:p>
          </table:table-cell>
          <table:table-cell table:formula="of:=[.O288]*[.O288]" office:value-type="float" office:value="0.302241758176153">
            <text:p>0.3022417582</text:p>
          </table:table-cell>
        </table:table-row>
        <table:table-row table:style-name="ro1">
          <table:table-cell/>
          <table:table-cell table:formula="of:=RAND()" office:value-type="float" office:value="0.415365758351982">
            <text:p>0.4153657584</text:p>
          </table:table-cell>
          <table:table-cell table:formula="of:=RAND()" office:value-type="float" office:value="0.76283452892676">
            <text:p>0.7628345289</text:p>
          </table:table-cell>
          <table:table-cell table:formula="of:=RAND()" office:value-type="float" office:value="0.370651939185336">
            <text:p>0.3706519392</text:p>
          </table:table-cell>
          <table:table-cell table:formula="of:=RAND()" office:value-type="float" office:value="0.467299745185301">
            <text:p>0.4672997452</text:p>
          </table:table-cell>
          <table:table-cell table:formula="of:=RAND()" office:value-type="float" office:value="0.0936593250371516">
            <text:p>0.093659325</text:p>
          </table:table-cell>
          <table:table-cell table:formula="of:=RAND()" office:value-type="float" office:value="0.230963220819831">
            <text:p>0.2309632208</text:p>
          </table:table-cell>
          <table:table-cell table:formula="of:=RAND()" office:value-type="float" office:value="0.753604320110753">
            <text:p>0.7536043201</text:p>
          </table:table-cell>
          <table:table-cell table:formula="of:=RAND()" office:value-type="float" office:value="0.258718223311007">
            <text:p>0.2587182233</text:p>
          </table:table-cell>
          <table:table-cell table:formula="of:=RAND()" office:value-type="float" office:value="0.0673381036613137">
            <text:p>0.0673381037</text:p>
          </table:table-cell>
          <table:table-cell table:formula="of:=RAND()" office:value-type="float" office:value="0.608091171598062">
            <text:p>0.6080911716</text:p>
          </table:table-cell>
          <table:table-cell table:formula="of:=RAND()" office:value-type="float" office:value="0.0416771951131523">
            <text:p>0.0416771951</text:p>
          </table:table-cell>
          <table:table-cell table:formula="of:=RAND()" office:value-type="float" office:value="0.660674131475389">
            <text:p>0.6606741315</text:p>
          </table:table-cell>
          <table:table-cell table:formula="of:=SUM([.B289:.M289])-6" office:value-type="float" office:value="-1.26912233722396">
            <text:p>-1.2691223372</text:p>
          </table:table-cell>
          <table:table-cell table:formula="of:=[.N289]-[.$G$6]" office:value-type="float" office:value="-1.25609716208419">
            <text:p>-1.2560971621</text:p>
          </table:table-cell>
          <table:table-cell table:formula="of:=[.O289]*[.O289]" office:value-type="float" office:value="1.57778008059595">
            <text:p>1.5777800806</text:p>
          </table:table-cell>
        </table:table-row>
        <table:table-row table:style-name="ro1">
          <table:table-cell/>
          <table:table-cell table:formula="of:=RAND()" office:value-type="float" office:value="0.223144919611514">
            <text:p>0.2231449196</text:p>
          </table:table-cell>
          <table:table-cell table:formula="of:=RAND()" office:value-type="float" office:value="0.340575570240617">
            <text:p>0.3405755702</text:p>
          </table:table-cell>
          <table:table-cell table:formula="of:=RAND()" office:value-type="float" office:value="0.717386760283262">
            <text:p>0.7173867603</text:p>
          </table:table-cell>
          <table:table-cell table:formula="of:=RAND()" office:value-type="float" office:value="0.108447246951982">
            <text:p>0.108447247</text:p>
          </table:table-cell>
          <table:table-cell table:formula="of:=RAND()" office:value-type="float" office:value="0.203365377848968">
            <text:p>0.2033653778</text:p>
          </table:table-cell>
          <table:table-cell table:formula="of:=RAND()" office:value-type="float" office:value="0.316360649419948">
            <text:p>0.3163606494</text:p>
          </table:table-cell>
          <table:table-cell table:formula="of:=RAND()" office:value-type="float" office:value="0.715345286298543">
            <text:p>0.7153452863</text:p>
          </table:table-cell>
          <table:table-cell table:formula="of:=RAND()" office:value-type="float" office:value="0.391657535219565">
            <text:p>0.3916575352</text:p>
          </table:table-cell>
          <table:table-cell table:formula="of:=RAND()" office:value-type="float" office:value="0.883258942980319">
            <text:p>0.883258943</text:p>
          </table:table-cell>
          <table:table-cell table:formula="of:=RAND()" office:value-type="float" office:value="0.521771402098239">
            <text:p>0.5217714021</text:p>
          </table:table-cell>
          <table:table-cell table:formula="of:=RAND()" office:value-type="float" office:value="0.195841055596247">
            <text:p>0.1958410556</text:p>
          </table:table-cell>
          <table:table-cell table:formula="of:=RAND()" office:value-type="float" office:value="0.576843417948112">
            <text:p>0.5768434179</text:p>
          </table:table-cell>
          <table:table-cell table:formula="of:=SUM([.B290:.M290])-6" office:value-type="float" office:value="-0.806001835502684">
            <text:p>-0.8060018355</text:p>
          </table:table-cell>
          <table:table-cell table:formula="of:=[.N290]-[.$G$6]" office:value-type="float" office:value="-0.792976660362911">
            <text:p>-0.7929766604</text:p>
          </table:table-cell>
          <table:table-cell table:formula="of:=[.O290]*[.O290]" office:value-type="float" office:value="0.628811983880315">
            <text:p>0.6288119839</text:p>
          </table:table-cell>
        </table:table-row>
        <table:table-row table:style-name="ro1">
          <table:table-cell/>
          <table:table-cell table:formula="of:=RAND()" office:value-type="float" office:value="0.221564748790115">
            <text:p>0.2215647488</text:p>
          </table:table-cell>
          <table:table-cell table:formula="of:=RAND()" office:value-type="float" office:value="0.220943658147007">
            <text:p>0.2209436581</text:p>
          </table:table-cell>
          <table:table-cell table:formula="of:=RAND()" office:value-type="float" office:value="0.681835836963728">
            <text:p>0.681835837</text:p>
          </table:table-cell>
          <table:table-cell table:formula="of:=RAND()" office:value-type="float" office:value="0.657525427639484">
            <text:p>0.6575254276</text:p>
          </table:table-cell>
          <table:table-cell table:formula="of:=RAND()" office:value-type="float" office:value="0.893050106242299">
            <text:p>0.8930501062</text:p>
          </table:table-cell>
          <table:table-cell table:formula="of:=RAND()" office:value-type="float" office:value="0.310118322027847">
            <text:p>0.310118322</text:p>
          </table:table-cell>
          <table:table-cell table:formula="of:=RAND()" office:value-type="float" office:value="0.168565558036789">
            <text:p>0.168565558</text:p>
          </table:table-cell>
          <table:table-cell table:formula="of:=RAND()" office:value-type="float" office:value="0.328420800389722">
            <text:p>0.3284208004</text:p>
          </table:table-cell>
          <table:table-cell table:formula="of:=RAND()" office:value-type="float" office:value="0.705870071658865">
            <text:p>0.7058700717</text:p>
          </table:table-cell>
          <table:table-cell table:formula="of:=RAND()" office:value-type="float" office:value="0.952994140563533">
            <text:p>0.9529941406</text:p>
          </table:table-cell>
          <table:table-cell table:formula="of:=RAND()" office:value-type="float" office:value="0.000954088056460023">
            <text:p>0.0009540881</text:p>
          </table:table-cell>
          <table:table-cell table:formula="of:=RAND()" office:value-type="float" office:value="0.715801993152127">
            <text:p>0.7158019932</text:p>
          </table:table-cell>
          <table:table-cell table:formula="of:=SUM([.B291:.M291])-6" office:value-type="float" office:value="-0.142355248332024">
            <text:p>-0.1423552483</text:p>
          </table:table-cell>
          <table:table-cell table:formula="of:=[.N291]-[.$G$6]" office:value-type="float" office:value="-0.12933007319225">
            <text:p>-0.1293300732</text:p>
          </table:table-cell>
          <table:table-cell table:formula="of:=[.O291]*[.O291]" office:value-type="float" office:value="0.0167262678319127">
            <text:p>0.0167262678</text:p>
          </table:table-cell>
        </table:table-row>
        <table:table-row table:style-name="ro1">
          <table:table-cell/>
          <table:table-cell table:formula="of:=RAND()" office:value-type="float" office:value="0.271687675034627">
            <text:p>0.271687675</text:p>
          </table:table-cell>
          <table:table-cell table:formula="of:=RAND()" office:value-type="float" office:value="0.602323392406106">
            <text:p>0.6023233924</text:p>
          </table:table-cell>
          <table:table-cell table:formula="of:=RAND()" office:value-type="float" office:value="0.274053830653429">
            <text:p>0.2740538307</text:p>
          </table:table-cell>
          <table:table-cell table:formula="of:=RAND()" office:value-type="float" office:value="0.767164957243949">
            <text:p>0.7671649572</text:p>
          </table:table-cell>
          <table:table-cell table:formula="of:=RAND()" office:value-type="float" office:value="0.318867609137669">
            <text:p>0.3188676091</text:p>
          </table:table-cell>
          <table:table-cell table:formula="of:=RAND()" office:value-type="float" office:value="0.231632044538856">
            <text:p>0.2316320445</text:p>
          </table:table-cell>
          <table:table-cell table:formula="of:=RAND()" office:value-type="float" office:value="0.862096024677157">
            <text:p>0.8620960247</text:p>
          </table:table-cell>
          <table:table-cell table:formula="of:=RAND()" office:value-type="float" office:value="0.121889027301222">
            <text:p>0.1218890273</text:p>
          </table:table-cell>
          <table:table-cell table:formula="of:=RAND()" office:value-type="float" office:value="0.0515727871097624">
            <text:p>0.0515727871</text:p>
          </table:table-cell>
          <table:table-cell table:formula="of:=RAND()" office:value-type="float" office:value="0.0734085792209953">
            <text:p>0.0734085792</text:p>
          </table:table-cell>
          <table:table-cell table:formula="of:=RAND()" office:value-type="float" office:value="0.316376479808241">
            <text:p>0.3163764798</text:p>
          </table:table-cell>
          <table:table-cell table:formula="of:=RAND()" office:value-type="float" office:value="0.113327836617827">
            <text:p>0.1133278366</text:p>
          </table:table-cell>
          <table:table-cell table:formula="of:=SUM([.B292:.M292])-6" office:value-type="float" office:value="-1.99559975625016">
            <text:p>-1.9955997563</text:p>
          </table:table-cell>
          <table:table-cell table:formula="of:=[.N292]-[.$G$6]" office:value-type="float" office:value="-1.98257458111038">
            <text:p>-1.9825745811</text:p>
          </table:table-cell>
          <table:table-cell table:formula="of:=[.O292]*[.O292]" office:value-type="float" office:value="3.93060196966502">
            <text:p>3.9306019697</text:p>
          </table:table-cell>
        </table:table-row>
        <table:table-row table:style-name="ro1">
          <table:table-cell/>
          <table:table-cell table:formula="of:=RAND()" office:value-type="float" office:value="0.68088144203648">
            <text:p>0.680881442</text:p>
          </table:table-cell>
          <table:table-cell table:formula="of:=RAND()" office:value-type="float" office:value="0.413894667988643">
            <text:p>0.413894668</text:p>
          </table:table-cell>
          <table:table-cell table:formula="of:=RAND()" office:value-type="float" office:value="0.432677186792716">
            <text:p>0.4326771868</text:p>
          </table:table-cell>
          <table:table-cell table:formula="of:=RAND()" office:value-type="float" office:value="0.88198834261857">
            <text:p>0.8819883426</text:p>
          </table:table-cell>
          <table:table-cell table:formula="of:=RAND()" office:value-type="float" office:value="0.474454012466595">
            <text:p>0.4744540125</text:p>
          </table:table-cell>
          <table:table-cell table:formula="of:=RAND()" office:value-type="float" office:value="0.703339015832171">
            <text:p>0.7033390158</text:p>
          </table:table-cell>
          <table:table-cell table:formula="of:=RAND()" office:value-type="float" office:value="0.782585179666057">
            <text:p>0.7825851797</text:p>
          </table:table-cell>
          <table:table-cell table:formula="of:=RAND()" office:value-type="float" office:value="0.631912240060046">
            <text:p>0.6319122401</text:p>
          </table:table-cell>
          <table:table-cell table:formula="of:=RAND()" office:value-type="float" office:value="0.155579867307097">
            <text:p>0.1555798673</text:p>
          </table:table-cell>
          <table:table-cell table:formula="of:=RAND()" office:value-type="float" office:value="0.824460454517975">
            <text:p>0.8244604545</text:p>
          </table:table-cell>
          <table:table-cell table:formula="of:=RAND()" office:value-type="float" office:value="0.135114326840267">
            <text:p>0.1351143268</text:p>
          </table:table-cell>
          <table:table-cell table:formula="of:=RAND()" office:value-type="float" office:value="0.93680844316259">
            <text:p>0.9368084432</text:p>
          </table:table-cell>
          <table:table-cell table:formula="of:=SUM([.B293:.M293])-6" office:value-type="float" office:value="1.05369517928921">
            <text:p>1.0536951793</text:p>
          </table:table-cell>
          <table:table-cell table:formula="of:=[.N293]-[.$G$6]" office:value-type="float" office:value="1.06672035442898">
            <text:p>1.0667203544</text:p>
          </table:table-cell>
          <table:table-cell table:formula="of:=[.O293]*[.O293]" office:value-type="float" office:value="1.13789231455309">
            <text:p>1.1378923146</text:p>
          </table:table-cell>
        </table:table-row>
        <table:table-row table:style-name="ro1">
          <table:table-cell/>
          <table:table-cell table:formula="of:=RAND()" office:value-type="float" office:value="0.854823503643274">
            <text:p>0.8548235036</text:p>
          </table:table-cell>
          <table:table-cell table:formula="of:=RAND()" office:value-type="float" office:value="0.986270864261314">
            <text:p>0.9862708643</text:p>
          </table:table-cell>
          <table:table-cell table:formula="of:=RAND()" office:value-type="float" office:value="0.56614976702258">
            <text:p>0.566149767</text:p>
          </table:table-cell>
          <table:table-cell table:formula="of:=RAND()" office:value-type="float" office:value="0.110588507261127">
            <text:p>0.1105885073</text:p>
          </table:table-cell>
          <table:table-cell table:formula="of:=RAND()" office:value-type="float" office:value="0.179909690981731">
            <text:p>0.179909691</text:p>
          </table:table-cell>
          <table:table-cell table:formula="of:=RAND()" office:value-type="float" office:value="0.829202838009223">
            <text:p>0.829202838</text:p>
          </table:table-cell>
          <table:table-cell table:formula="of:=RAND()" office:value-type="float" office:value="0.405065353726968">
            <text:p>0.4050653537</text:p>
          </table:table-cell>
          <table:table-cell table:formula="of:=RAND()" office:value-type="float" office:value="0.219287153333426">
            <text:p>0.2192871533</text:p>
          </table:table-cell>
          <table:table-cell table:formula="of:=RAND()" office:value-type="float" office:value="0.450588867766783">
            <text:p>0.4505888678</text:p>
          </table:table-cell>
          <table:table-cell table:formula="of:=RAND()" office:value-type="float" office:value="0.846654543187469">
            <text:p>0.8466545432</text:p>
          </table:table-cell>
          <table:table-cell table:formula="of:=RAND()" office:value-type="float" office:value="0.548753662966192">
            <text:p>0.548753663</text:p>
          </table:table-cell>
          <table:table-cell table:formula="of:=RAND()" office:value-type="float" office:value="0.396248196950182">
            <text:p>0.396248197</text:p>
          </table:table-cell>
          <table:table-cell table:formula="of:=SUM([.B294:.M294])-6" office:value-type="float" office:value="0.39354294911027">
            <text:p>0.3935429491</text:p>
          </table:table-cell>
          <table:table-cell table:formula="of:=[.N294]-[.$G$6]" office:value-type="float" office:value="0.406568124250043">
            <text:p>0.4065681243</text:p>
          </table:table-cell>
          <table:table-cell table:formula="of:=[.O294]*[.O294]" office:value-type="float" office:value="0.165297639656199">
            <text:p>0.1652976397</text:p>
          </table:table-cell>
        </table:table-row>
        <table:table-row table:style-name="ro1">
          <table:table-cell/>
          <table:table-cell table:formula="of:=RAND()" office:value-type="float" office:value="0.811228343984112">
            <text:p>0.811228344</text:p>
          </table:table-cell>
          <table:table-cell table:formula="of:=RAND()" office:value-type="float" office:value="0.0870183936785907">
            <text:p>0.0870183937</text:p>
          </table:table-cell>
          <table:table-cell table:formula="of:=RAND()" office:value-type="float" office:value="0.554694841383025">
            <text:p>0.5546948414</text:p>
          </table:table-cell>
          <table:table-cell table:formula="of:=RAND()" office:value-type="float" office:value="0.0423990194685757">
            <text:p>0.0423990195</text:p>
          </table:table-cell>
          <table:table-cell table:formula="of:=RAND()" office:value-type="float" office:value="0.991356184473261">
            <text:p>0.9913561845</text:p>
          </table:table-cell>
          <table:table-cell table:formula="of:=RAND()" office:value-type="float" office:value="0.672961606178433">
            <text:p>0.6729616062</text:p>
          </table:table-cell>
          <table:table-cell table:formula="of:=RAND()" office:value-type="float" office:value="0.174085100647062">
            <text:p>0.1740851006</text:p>
          </table:table-cell>
          <table:table-cell table:formula="of:=RAND()" office:value-type="float" office:value="0.756238512462005">
            <text:p>0.7562385125</text:p>
          </table:table-cell>
          <table:table-cell table:formula="of:=RAND()" office:value-type="float" office:value="0.35656496277079">
            <text:p>0.3565649628</text:p>
          </table:table-cell>
          <table:table-cell table:formula="of:=RAND()" office:value-type="float" office:value="0.0228242089506239">
            <text:p>0.022824209</text:p>
          </table:table-cell>
          <table:table-cell table:formula="of:=RAND()" office:value-type="float" office:value="0.830801103962585">
            <text:p>0.830801104</text:p>
          </table:table-cell>
          <table:table-cell table:formula="of:=RAND()" office:value-type="float" office:value="0.47574580158107">
            <text:p>0.4757458016</text:p>
          </table:table-cell>
          <table:table-cell table:formula="of:=SUM([.B295:.M295])-6" office:value-type="float" office:value="-0.224081920459867">
            <text:p>-0.2240819205</text:p>
          </table:table-cell>
          <table:table-cell table:formula="of:=[.N295]-[.$G$6]" office:value-type="float" office:value="-0.211056745320093">
            <text:p>-0.2110567453</text:p>
          </table:table-cell>
          <table:table-cell table:formula="of:=[.O295]*[.O295]" office:value-type="float" office:value="0.0445449497451105">
            <text:p>0.0445449497</text:p>
          </table:table-cell>
        </table:table-row>
        <table:table-row table:style-name="ro1">
          <table:table-cell/>
          <table:table-cell table:formula="of:=RAND()" office:value-type="float" office:value="0.133422837825492">
            <text:p>0.1334228378</text:p>
          </table:table-cell>
          <table:table-cell table:formula="of:=RAND()" office:value-type="float" office:value="0.928103915648535">
            <text:p>0.9281039156</text:p>
          </table:table-cell>
          <table:table-cell table:formula="of:=RAND()" office:value-type="float" office:value="0.166381852701306">
            <text:p>0.1663818527</text:p>
          </table:table-cell>
          <table:table-cell table:formula="of:=RAND()" office:value-type="float" office:value="0.608438166091219">
            <text:p>0.6084381661</text:p>
          </table:table-cell>
          <table:table-cell table:formula="of:=RAND()" office:value-type="float" office:value="0.416756809689105">
            <text:p>0.4167568097</text:p>
          </table:table-cell>
          <table:table-cell table:formula="of:=RAND()" office:value-type="float" office:value="0.695692306151614">
            <text:p>0.6956923062</text:p>
          </table:table-cell>
          <table:table-cell table:formula="of:=RAND()" office:value-type="float" office:value="0.0431203322950751">
            <text:p>0.0431203323</text:p>
          </table:table-cell>
          <table:table-cell table:formula="of:=RAND()" office:value-type="float" office:value="0.873472024453804">
            <text:p>0.8734720245</text:p>
          </table:table-cell>
          <table:table-cell table:formula="of:=RAND()" office:value-type="float" office:value="0.188831046689302">
            <text:p>0.1888310467</text:p>
          </table:table-cell>
          <table:table-cell table:formula="of:=RAND()" office:value-type="float" office:value="0.548504219390452">
            <text:p>0.5485042194</text:p>
          </table:table-cell>
          <table:table-cell table:formula="of:=RAND()" office:value-type="float" office:value="0.820674544665962">
            <text:p>0.8206745447</text:p>
          </table:table-cell>
          <table:table-cell table:formula="of:=RAND()" office:value-type="float" office:value="0.94481041864492">
            <text:p>0.9448104186</text:p>
          </table:table-cell>
          <table:table-cell table:formula="of:=SUM([.B296:.M296])-6" office:value-type="float" office:value="0.368208474246785">
            <text:p>0.3682084742</text:p>
          </table:table-cell>
          <table:table-cell table:formula="of:=[.N296]-[.$G$6]" office:value-type="float" office:value="0.381233649386559">
            <text:p>0.3812336494</text:p>
          </table:table-cell>
          <table:table-cell table:formula="of:=[.O296]*[.O296]" office:value-type="float" office:value="0.145339095424594">
            <text:p>0.1453390954</text:p>
          </table:table-cell>
        </table:table-row>
        <table:table-row table:style-name="ro1">
          <table:table-cell/>
          <table:table-cell table:formula="of:=RAND()" office:value-type="float" office:value="0.21649018349126">
            <text:p>0.2164901835</text:p>
          </table:table-cell>
          <table:table-cell table:formula="of:=RAND()" office:value-type="float" office:value="0.673625549301505">
            <text:p>0.6736255493</text:p>
          </table:table-cell>
          <table:table-cell table:formula="of:=RAND()" office:value-type="float" office:value="0.318494430277497">
            <text:p>0.3184944303</text:p>
          </table:table-cell>
          <table:table-cell table:formula="of:=RAND()" office:value-type="float" office:value="0.323446091497317">
            <text:p>0.3234460915</text:p>
          </table:table-cell>
          <table:table-cell table:formula="of:=RAND()" office:value-type="float" office:value="0.303364418679848">
            <text:p>0.3033644187</text:p>
          </table:table-cell>
          <table:table-cell table:formula="of:=RAND()" office:value-type="float" office:value="0.274370203260332">
            <text:p>0.2743702033</text:p>
          </table:table-cell>
          <table:table-cell table:formula="of:=RAND()" office:value-type="float" office:value="0.889424307504669">
            <text:p>0.8894243075</text:p>
          </table:table-cell>
          <table:table-cell table:formula="of:=RAND()" office:value-type="float" office:value="0.194874594453722">
            <text:p>0.1948745945</text:p>
          </table:table-cell>
          <table:table-cell table:formula="of:=RAND()" office:value-type="float" office:value="0.772997696185485">
            <text:p>0.7729976962</text:p>
          </table:table-cell>
          <table:table-cell table:formula="of:=RAND()" office:value-type="float" office:value="0.0693620298989117">
            <text:p>0.0693620299</text:p>
          </table:table-cell>
          <table:table-cell table:formula="of:=RAND()" office:value-type="float" office:value="0.903055945178494">
            <text:p>0.9030559452</text:p>
          </table:table-cell>
          <table:table-cell table:formula="of:=RAND()" office:value-type="float" office:value="0.477718320675194">
            <text:p>0.4777183207</text:p>
          </table:table-cell>
          <table:table-cell table:formula="of:=SUM([.B297:.M297])-6" office:value-type="float" office:value="-0.582776229595766">
            <text:p>-0.5827762296</text:p>
          </table:table-cell>
          <table:table-cell table:formula="of:=[.N297]-[.$G$6]" office:value-type="float" office:value="-0.569751054455992">
            <text:p>-0.5697510545</text:p>
          </table:table-cell>
          <table:table-cell table:formula="of:=[.O297]*[.O297]" office:value-type="float" office:value="0.324616264053715">
            <text:p>0.3246162641</text:p>
          </table:table-cell>
        </table:table-row>
        <table:table-row table:style-name="ro1">
          <table:table-cell/>
          <table:table-cell table:formula="of:=RAND()" office:value-type="float" office:value="0.725601132260636">
            <text:p>0.7256011323</text:p>
          </table:table-cell>
          <table:table-cell table:formula="of:=RAND()" office:value-type="float" office:value="0.883392703952268">
            <text:p>0.883392704</text:p>
          </table:table-cell>
          <table:table-cell table:formula="of:=RAND()" office:value-type="float" office:value="0.534280914114788">
            <text:p>0.5342809141</text:p>
          </table:table-cell>
          <table:table-cell table:formula="of:=RAND()" office:value-type="float" office:value="0.223503306740895">
            <text:p>0.2235033067</text:p>
          </table:table-cell>
          <table:table-cell table:formula="of:=RAND()" office:value-type="float" office:value="0.327051613945514">
            <text:p>0.3270516139</text:p>
          </table:table-cell>
          <table:table-cell table:formula="of:=RAND()" office:value-type="float" office:value="0.443300981307402">
            <text:p>0.4433009813</text:p>
          </table:table-cell>
          <table:table-cell table:formula="of:=RAND()" office:value-type="float" office:value="0.0853564576245844">
            <text:p>0.0853564576</text:p>
          </table:table-cell>
          <table:table-cell table:formula="of:=RAND()" office:value-type="float" office:value="0.884278891375288">
            <text:p>0.8842788914</text:p>
          </table:table-cell>
          <table:table-cell table:formula="of:=RAND()" office:value-type="float" office:value="0.347256392007694">
            <text:p>0.347256392</text:p>
          </table:table-cell>
          <table:table-cell table:formula="of:=RAND()" office:value-type="float" office:value="0.355817482806742">
            <text:p>0.3558174828</text:p>
          </table:table-cell>
          <table:table-cell table:formula="of:=RAND()" office:value-type="float" office:value="0.0667392984032631">
            <text:p>0.0667392984</text:p>
          </table:table-cell>
          <table:table-cell table:formula="of:=RAND()" office:value-type="float" office:value="0.337003938853741">
            <text:p>0.3370039389</text:p>
          </table:table-cell>
          <table:table-cell table:formula="of:=SUM([.B298:.M298])-6" office:value-type="float" office:value="-0.786416886607185">
            <text:p>-0.7864168866</text:p>
          </table:table-cell>
          <table:table-cell table:formula="of:=[.N298]-[.$G$6]" office:value-type="float" office:value="-0.773391711467411">
            <text:p>-0.7733917115</text:p>
          </table:table-cell>
          <table:table-cell table:formula="of:=[.O298]*[.O298]" office:value-type="float" office:value="0.598134739366492">
            <text:p>0.5981347394</text:p>
          </table:table-cell>
        </table:table-row>
        <table:table-row table:style-name="ro1">
          <table:table-cell/>
          <table:table-cell table:formula="of:=RAND()" office:value-type="float" office:value="0.65322378394194">
            <text:p>0.6532237839</text:p>
          </table:table-cell>
          <table:table-cell table:formula="of:=RAND()" office:value-type="float" office:value="0.551526124589145">
            <text:p>0.5515261246</text:p>
          </table:table-cell>
          <table:table-cell table:formula="of:=RAND()" office:value-type="float" office:value="0.552817413117737">
            <text:p>0.5528174131</text:p>
          </table:table-cell>
          <table:table-cell table:formula="of:=RAND()" office:value-type="float" office:value="0.326534177875146">
            <text:p>0.3265341779</text:p>
          </table:table-cell>
          <table:table-cell table:formula="of:=RAND()" office:value-type="float" office:value="0.291128739481792">
            <text:p>0.2911287395</text:p>
          </table:table-cell>
          <table:table-cell table:formula="of:=RAND()" office:value-type="float" office:value="0.901981638977304">
            <text:p>0.901981639</text:p>
          </table:table-cell>
          <table:table-cell table:formula="of:=RAND()" office:value-type="float" office:value="0.674423005431891">
            <text:p>0.6744230054</text:p>
          </table:table-cell>
          <table:table-cell table:formula="of:=RAND()" office:value-type="float" office:value="0.767316373530775">
            <text:p>0.7673163735</text:p>
          </table:table-cell>
          <table:table-cell table:formula="of:=RAND()" office:value-type="float" office:value="0.908145865658298">
            <text:p>0.9081458657</text:p>
          </table:table-cell>
          <table:table-cell table:formula="of:=RAND()" office:value-type="float" office:value="0.914550354937092">
            <text:p>0.9145503549</text:p>
          </table:table-cell>
          <table:table-cell table:formula="of:=RAND()" office:value-type="float" office:value="0.453612332697958">
            <text:p>0.4536123327</text:p>
          </table:table-cell>
          <table:table-cell table:formula="of:=RAND()" office:value-type="float" office:value="0.714370355242863">
            <text:p>0.7143703552</text:p>
          </table:table-cell>
          <table:table-cell table:formula="of:=SUM([.B299:.M299])-6" office:value-type="float" office:value="1.70963016548194">
            <text:p>1.7096301655</text:p>
          </table:table-cell>
          <table:table-cell table:formula="of:=[.N299]-[.$G$6]" office:value-type="float" office:value="1.72265534062171">
            <text:p>1.7226553406</text:p>
          </table:table-cell>
          <table:table-cell table:formula="of:=[.O299]*[.O299]" office:value-type="float" office:value="2.96754142257251">
            <text:p>2.9675414226</text:p>
          </table:table-cell>
        </table:table-row>
        <table:table-row table:style-name="ro1">
          <table:table-cell/>
          <table:table-cell table:formula="of:=RAND()" office:value-type="float" office:value="0.339862870750949">
            <text:p>0.3398628708</text:p>
          </table:table-cell>
          <table:table-cell table:formula="of:=RAND()" office:value-type="float" office:value="0.525350829819217">
            <text:p>0.5253508298</text:p>
          </table:table-cell>
          <table:table-cell table:formula="of:=RAND()" office:value-type="float" office:value="0.59966500964947">
            <text:p>0.5996650096</text:p>
          </table:table-cell>
          <table:table-cell table:formula="of:=RAND()" office:value-type="float" office:value="0.708039888180792">
            <text:p>0.7080398882</text:p>
          </table:table-cell>
          <table:table-cell table:formula="of:=RAND()" office:value-type="float" office:value="0.552622778806835">
            <text:p>0.5526227788</text:p>
          </table:table-cell>
          <table:table-cell table:formula="of:=RAND()" office:value-type="float" office:value="0.977054226212204">
            <text:p>0.9770542262</text:p>
          </table:table-cell>
          <table:table-cell table:formula="of:=RAND()" office:value-type="float" office:value="0.954852323746309">
            <text:p>0.9548523237</text:p>
          </table:table-cell>
          <table:table-cell table:formula="of:=RAND()" office:value-type="float" office:value="0.166058806236833">
            <text:p>0.1660588062</text:p>
          </table:table-cell>
          <table:table-cell table:formula="of:=RAND()" office:value-type="float" office:value="0.151392107596621">
            <text:p>0.1513921076</text:p>
          </table:table-cell>
          <table:table-cell table:formula="of:=RAND()" office:value-type="float" office:value="0.0169177947100252">
            <text:p>0.0169177947</text:p>
          </table:table-cell>
          <table:table-cell table:formula="of:=RAND()" office:value-type="float" office:value="0.872687702532858">
            <text:p>0.8726877025</text:p>
          </table:table-cell>
          <table:table-cell table:formula="of:=RAND()" office:value-type="float" office:value="0.105067657772452">
            <text:p>0.1050676578</text:p>
          </table:table-cell>
          <table:table-cell table:formula="of:=SUM([.B300:.M300])-6" office:value-type="float" office:value="-0.0304280039854348">
            <text:p>-0.030428004</text:p>
          </table:table-cell>
          <table:table-cell table:formula="of:=[.N300]-[.$G$6]" office:value-type="float" office:value="-0.0174028288456611">
            <text:p>-0.0174028288</text:p>
          </table:table-cell>
          <table:table-cell table:formula="of:=[.O300]*[.O300]" office:value-type="float" office:value="0.000302858451831375">
            <text:p>0.0003028585</text:p>
          </table:table-cell>
        </table:table-row>
        <table:table-row table:style-name="ro1">
          <table:table-cell/>
          <table:table-cell table:formula="of:=RAND()" office:value-type="float" office:value="0.463870275067166">
            <text:p>0.4638702751</text:p>
          </table:table-cell>
          <table:table-cell table:formula="of:=RAND()" office:value-type="float" office:value="0.673893770668656">
            <text:p>0.6738937707</text:p>
          </table:table-cell>
          <table:table-cell table:formula="of:=RAND()" office:value-type="float" office:value="0.426750520477071">
            <text:p>0.4267505205</text:p>
          </table:table-cell>
          <table:table-cell table:formula="of:=RAND()" office:value-type="float" office:value="0.595074055716395">
            <text:p>0.5950740557</text:p>
          </table:table-cell>
          <table:table-cell table:formula="of:=RAND()" office:value-type="float" office:value="0.301923241233453">
            <text:p>0.3019232412</text:p>
          </table:table-cell>
          <table:table-cell table:formula="of:=RAND()" office:value-type="float" office:value="0.936630363808945">
            <text:p>0.9366303638</text:p>
          </table:table-cell>
          <table:table-cell table:formula="of:=RAND()" office:value-type="float" office:value="0.51435939152725">
            <text:p>0.5143593915</text:p>
          </table:table-cell>
          <table:table-cell table:formula="of:=RAND()" office:value-type="float" office:value="0.344304097816348">
            <text:p>0.3443040978</text:p>
          </table:table-cell>
          <table:table-cell table:formula="of:=RAND()" office:value-type="float" office:value="0.493029857985675">
            <text:p>0.493029858</text:p>
          </table:table-cell>
          <table:table-cell table:formula="of:=RAND()" office:value-type="float" office:value="0.619673944311217">
            <text:p>0.6196739443</text:p>
          </table:table-cell>
          <table:table-cell table:formula="of:=RAND()" office:value-type="float" office:value="0.963757007848471">
            <text:p>0.9637570078</text:p>
          </table:table-cell>
          <table:table-cell table:formula="of:=RAND()" office:value-type="float" office:value="0.701787411002442">
            <text:p>0.701787411</text:p>
          </table:table-cell>
          <table:table-cell table:formula="of:=SUM([.B301:.M301])-6" office:value-type="float" office:value="1.03505393746309">
            <text:p>1.0350539375</text:p>
          </table:table-cell>
          <table:table-cell table:formula="of:=[.N301]-[.$G$6]" office:value-type="float" office:value="1.04807911260286">
            <text:p>1.0480791126</text:p>
          </table:table-cell>
          <table:table-cell table:formula="of:=[.O301]*[.O301]" office:value-type="float" office:value="1.09846982627441">
            <text:p>1.0984698263</text:p>
          </table:table-cell>
        </table:table-row>
        <table:table-row table:style-name="ro1">
          <table:table-cell/>
          <table:table-cell table:formula="of:=RAND()" office:value-type="float" office:value="0.0508089894428849">
            <text:p>0.0508089894</text:p>
          </table:table-cell>
          <table:table-cell table:formula="of:=RAND()" office:value-type="float" office:value="0.178101206663996">
            <text:p>0.1781012067</text:p>
          </table:table-cell>
          <table:table-cell table:formula="of:=RAND()" office:value-type="float" office:value="0.721065948251635">
            <text:p>0.7210659483</text:p>
          </table:table-cell>
          <table:table-cell table:formula="of:=RAND()" office:value-type="float" office:value="0.457014338579029">
            <text:p>0.4570143386</text:p>
          </table:table-cell>
          <table:table-cell table:formula="of:=RAND()" office:value-type="float" office:value="0.109974222723395">
            <text:p>0.1099742227</text:p>
          </table:table-cell>
          <table:table-cell table:formula="of:=RAND()" office:value-type="float" office:value="0.112763707293198">
            <text:p>0.1127637073</text:p>
          </table:table-cell>
          <table:table-cell table:formula="of:=RAND()" office:value-type="float" office:value="0.989047115202993">
            <text:p>0.9890471152</text:p>
          </table:table-cell>
          <table:table-cell table:formula="of:=RAND()" office:value-type="float" office:value="0.155276276171207">
            <text:p>0.1552762762</text:p>
          </table:table-cell>
          <table:table-cell table:formula="of:=RAND()" office:value-type="float" office:value="0.573404159164056">
            <text:p>0.5734041592</text:p>
          </table:table-cell>
          <table:table-cell table:formula="of:=RAND()" office:value-type="float" office:value="0.733268077718094">
            <text:p>0.7332680777</text:p>
          </table:table-cell>
          <table:table-cell table:formula="of:=RAND()" office:value-type="float" office:value="0.469669662881643">
            <text:p>0.4696696629</text:p>
          </table:table-cell>
          <table:table-cell table:formula="of:=RAND()" office:value-type="float" office:value="0.281642971560359">
            <text:p>0.2816429716</text:p>
          </table:table-cell>
          <table:table-cell table:formula="of:=SUM([.B302:.M302])-6" office:value-type="float" office:value="-1.16796332434751">
            <text:p>-1.1679633243</text:p>
          </table:table-cell>
          <table:table-cell table:formula="of:=[.N302]-[.$G$6]" office:value-type="float" office:value="-1.15493814920774">
            <text:p>-1.1549381492</text:p>
          </table:table-cell>
          <table:table-cell table:formula="of:=[.O302]*[.O302]" office:value-type="float" office:value="1.33388212849539">
            <text:p>1.3338821285</text:p>
          </table:table-cell>
        </table:table-row>
        <table:table-row table:style-name="ro1">
          <table:table-cell/>
          <table:table-cell table:formula="of:=RAND()" office:value-type="float" office:value="0.0159538653679192">
            <text:p>0.0159538654</text:p>
          </table:table-cell>
          <table:table-cell table:formula="of:=RAND()" office:value-type="float" office:value="0.0665246800053865">
            <text:p>0.06652468</text:p>
          </table:table-cell>
          <table:table-cell table:formula="of:=RAND()" office:value-type="float" office:value="0.0277747695799917">
            <text:p>0.0277747696</text:p>
          </table:table-cell>
          <table:table-cell table:formula="of:=RAND()" office:value-type="float" office:value="0.0126940016634762">
            <text:p>0.0126940017</text:p>
          </table:table-cell>
          <table:table-cell table:formula="of:=RAND()" office:value-type="float" office:value="0.595917982747778">
            <text:p>0.5959179827</text:p>
          </table:table-cell>
          <table:table-cell table:formula="of:=RAND()" office:value-type="float" office:value="0.932833127910271">
            <text:p>0.9328331279</text:p>
          </table:table-cell>
          <table:table-cell table:formula="of:=RAND()" office:value-type="float" office:value="0.704825040418655">
            <text:p>0.7048250404</text:p>
          </table:table-cell>
          <table:table-cell table:formula="of:=RAND()" office:value-type="float" office:value="0.287905425298959">
            <text:p>0.2879054253</text:p>
          </table:table-cell>
          <table:table-cell table:formula="of:=RAND()" office:value-type="float" office:value="0.207518839277327">
            <text:p>0.2075188393</text:p>
          </table:table-cell>
          <table:table-cell table:formula="of:=RAND()" office:value-type="float" office:value="0.238708617864177">
            <text:p>0.2387086179</text:p>
          </table:table-cell>
          <table:table-cell table:formula="of:=RAND()" office:value-type="float" office:value="0.373962246114388">
            <text:p>0.3739622461</text:p>
          </table:table-cell>
          <table:table-cell table:formula="of:=RAND()" office:value-type="float" office:value="0.725775863276795">
            <text:p>0.7257758633</text:p>
          </table:table-cell>
          <table:table-cell table:formula="of:=SUM([.B303:.M303])-6" office:value-type="float" office:value="-1.80960554047488">
            <text:p>-1.8096055405</text:p>
          </table:table-cell>
          <table:table-cell table:formula="of:=[.N303]-[.$G$6]" office:value-type="float" office:value="-1.7965803653351">
            <text:p>-1.7965803653</text:p>
          </table:table-cell>
          <table:table-cell table:formula="of:=[.O303]*[.O303]" office:value-type="float" office:value="3.22770100910761">
            <text:p>3.2277010091</text:p>
          </table:table-cell>
        </table:table-row>
        <table:table-row table:style-name="ro1">
          <table:table-cell/>
          <table:table-cell table:formula="of:=RAND()" office:value-type="float" office:value="0.392849422292784">
            <text:p>0.3928494223</text:p>
          </table:table-cell>
          <table:table-cell table:formula="of:=RAND()" office:value-type="float" office:value="0.17087755468674">
            <text:p>0.1708775547</text:p>
          </table:table-cell>
          <table:table-cell table:formula="of:=RAND()" office:value-type="float" office:value="0.935355644207448">
            <text:p>0.9353556442</text:p>
          </table:table-cell>
          <table:table-cell table:formula="of:=RAND()" office:value-type="float" office:value="0.370359653839841">
            <text:p>0.3703596538</text:p>
          </table:table-cell>
          <table:table-cell table:formula="of:=RAND()" office:value-type="float" office:value="0.972749672131613">
            <text:p>0.9727496721</text:p>
          </table:table-cell>
          <table:table-cell table:formula="of:=RAND()" office:value-type="float" office:value="0.70768554136157">
            <text:p>0.7076855414</text:p>
          </table:table-cell>
          <table:table-cell table:formula="of:=RAND()" office:value-type="float" office:value="0.993618393316865">
            <text:p>0.9936183933</text:p>
          </table:table-cell>
          <table:table-cell table:formula="of:=RAND()" office:value-type="float" office:value="0.0675316760316491">
            <text:p>0.067531676</text:p>
          </table:table-cell>
          <table:table-cell table:formula="of:=RAND()" office:value-type="float" office:value="0.198179313912988">
            <text:p>0.1981793139</text:p>
          </table:table-cell>
          <table:table-cell table:formula="of:=RAND()" office:value-type="float" office:value="0.171361963264644">
            <text:p>0.1713619633</text:p>
          </table:table-cell>
          <table:table-cell table:formula="of:=RAND()" office:value-type="float" office:value="0.868385768961161">
            <text:p>0.868385769</text:p>
          </table:table-cell>
          <table:table-cell table:formula="of:=RAND()" office:value-type="float" office:value="0.0721560451202095">
            <text:p>0.0721560451</text:p>
          </table:table-cell>
          <table:table-cell table:formula="of:=SUM([.B304:.M304])-6" office:value-type="float" office:value="-0.0788893508724868">
            <text:p>-0.0788893509</text:p>
          </table:table-cell>
          <table:table-cell table:formula="of:=[.N304]-[.$G$6]" office:value-type="float" office:value="-0.0658641757327132">
            <text:p>-0.0658641757</text:p>
          </table:table-cell>
          <table:table-cell table:formula="of:=[.O304]*[.O304]" office:value-type="float" office:value="0.00433808964494973">
            <text:p>0.0043380896</text:p>
          </table:table-cell>
        </table:table-row>
        <table:table-row table:style-name="ro1">
          <table:table-cell/>
          <table:table-cell table:formula="of:=RAND()" office:value-type="float" office:value="0.115097974194214">
            <text:p>0.1150979742</text:p>
          </table:table-cell>
          <table:table-cell table:formula="of:=RAND()" office:value-type="float" office:value="0.539901559706777">
            <text:p>0.5399015597</text:p>
          </table:table-cell>
          <table:table-cell table:formula="of:=RAND()" office:value-type="float" office:value="0.426628800341859">
            <text:p>0.4266288003</text:p>
          </table:table-cell>
          <table:table-cell table:formula="of:=RAND()" office:value-type="float" office:value="0.563934821868315">
            <text:p>0.5639348219</text:p>
          </table:table-cell>
          <table:table-cell table:formula="of:=RAND()" office:value-type="float" office:value="0.952193871606141">
            <text:p>0.9521938716</text:p>
          </table:table-cell>
          <table:table-cell table:formula="of:=RAND()" office:value-type="float" office:value="0.198574465699494">
            <text:p>0.1985744657</text:p>
          </table:table-cell>
          <table:table-cell table:formula="of:=RAND()" office:value-type="float" office:value="0.540307445917279">
            <text:p>0.5403074459</text:p>
          </table:table-cell>
          <table:table-cell table:formula="of:=RAND()" office:value-type="float" office:value="0.919438888086006">
            <text:p>0.9194388881</text:p>
          </table:table-cell>
          <table:table-cell table:formula="of:=RAND()" office:value-type="float" office:value="0.610376394586638">
            <text:p>0.6103763946</text:p>
          </table:table-cell>
          <table:table-cell table:formula="of:=RAND()" office:value-type="float" office:value="0.546165888663381">
            <text:p>0.5461658887</text:p>
          </table:table-cell>
          <table:table-cell table:formula="of:=RAND()" office:value-type="float" office:value="0.346897918265313">
            <text:p>0.3468979183</text:p>
          </table:table-cell>
          <table:table-cell table:formula="of:=RAND()" office:value-type="float" office:value="0.0374093549326062">
            <text:p>0.0374093549</text:p>
          </table:table-cell>
          <table:table-cell table:formula="of:=SUM([.B305:.M305])-6" office:value-type="float" office:value="-0.203072616131976">
            <text:p>-0.2030726161</text:p>
          </table:table-cell>
          <table:table-cell table:formula="of:=[.N305]-[.$G$6]" office:value-type="float" office:value="-0.190047440992203">
            <text:p>-0.190047441</text:p>
          </table:table-cell>
          <table:table-cell table:formula="of:=[.O305]*[.O305]" office:value-type="float" office:value="0.0361180298276847">
            <text:p>0.0361180298</text:p>
          </table:table-cell>
        </table:table-row>
        <table:table-row table:style-name="ro1">
          <table:table-cell/>
          <table:table-cell table:formula="of:=RAND()" office:value-type="float" office:value="0.834777492564172">
            <text:p>0.8347774926</text:p>
          </table:table-cell>
          <table:table-cell table:formula="of:=RAND()" office:value-type="float" office:value="0.637897984357551">
            <text:p>0.6378979844</text:p>
          </table:table-cell>
          <table:table-cell table:formula="of:=RAND()" office:value-type="float" office:value="0.36573783447966">
            <text:p>0.3657378345</text:p>
          </table:table-cell>
          <table:table-cell table:formula="of:=RAND()" office:value-type="float" office:value="0.20239947270602">
            <text:p>0.2023994727</text:p>
          </table:table-cell>
          <table:table-cell table:formula="of:=RAND()" office:value-type="float" office:value="0.0951178167015314">
            <text:p>0.0951178167</text:p>
          </table:table-cell>
          <table:table-cell table:formula="of:=RAND()" office:value-type="float" office:value="0.0611272375099361">
            <text:p>0.0611272375</text:p>
          </table:table-cell>
          <table:table-cell table:formula="of:=RAND()" office:value-type="float" office:value="0.340658775996417">
            <text:p>0.340658776</text:p>
          </table:table-cell>
          <table:table-cell table:formula="of:=RAND()" office:value-type="float" office:value="0.29916963307187">
            <text:p>0.2991696331</text:p>
          </table:table-cell>
          <table:table-cell table:formula="of:=RAND()" office:value-type="float" office:value="0.954683851450682">
            <text:p>0.9546838515</text:p>
          </table:table-cell>
          <table:table-cell table:formula="of:=RAND()" office:value-type="float" office:value="0.054808912333101">
            <text:p>0.0548089123</text:p>
          </table:table-cell>
          <table:table-cell table:formula="of:=RAND()" office:value-type="float" office:value="0.892221592366695">
            <text:p>0.8922215924</text:p>
          </table:table-cell>
          <table:table-cell table:formula="of:=RAND()" office:value-type="float" office:value="0.853336042258889">
            <text:p>0.8533360423</text:p>
          </table:table-cell>
          <table:table-cell table:formula="of:=SUM([.B306:.M306])-6" office:value-type="float" office:value="-0.408063354203478">
            <text:p>-0.4080633542</text:p>
          </table:table-cell>
          <table:table-cell table:formula="of:=[.N306]-[.$G$6]" office:value-type="float" office:value="-0.395038179063704">
            <text:p>-0.3950381791</text:p>
          </table:table-cell>
          <table:table-cell table:formula="of:=[.O306]*[.O306]" office:value-type="float" office:value="0.156055162917967">
            <text:p>0.1560551629</text:p>
          </table:table-cell>
        </table:table-row>
        <table:table-row table:style-name="ro1">
          <table:table-cell/>
          <table:table-cell table:formula="of:=RAND()" office:value-type="float" office:value="0.402807619655505">
            <text:p>0.4028076197</text:p>
          </table:table-cell>
          <table:table-cell table:formula="of:=RAND()" office:value-type="float" office:value="0.693090960616246">
            <text:p>0.6930909606</text:p>
          </table:table-cell>
          <table:table-cell table:formula="of:=RAND()" office:value-type="float" office:value="0.266931661171839">
            <text:p>0.2669316612</text:p>
          </table:table-cell>
          <table:table-cell table:formula="of:=RAND()" office:value-type="float" office:value="0.813350244425237">
            <text:p>0.8133502444</text:p>
          </table:table-cell>
          <table:table-cell table:formula="of:=RAND()" office:value-type="float" office:value="0.752992698689923">
            <text:p>0.7529926987</text:p>
          </table:table-cell>
          <table:table-cell table:formula="of:=RAND()" office:value-type="float" office:value="0.0156310060992837">
            <text:p>0.0156310061</text:p>
          </table:table-cell>
          <table:table-cell table:formula="of:=RAND()" office:value-type="float" office:value="0.917676964774728">
            <text:p>0.9176769648</text:p>
          </table:table-cell>
          <table:table-cell table:formula="of:=RAND()" office:value-type="float" office:value="0.640048331348226">
            <text:p>0.6400483313</text:p>
          </table:table-cell>
          <table:table-cell table:formula="of:=RAND()" office:value-type="float" office:value="0.620241576107219">
            <text:p>0.6202415761</text:p>
          </table:table-cell>
          <table:table-cell table:formula="of:=RAND()" office:value-type="float" office:value="0.547937605530024">
            <text:p>0.5479376055</text:p>
          </table:table-cell>
          <table:table-cell table:formula="of:=RAND()" office:value-type="float" office:value="0.0942995185032487">
            <text:p>0.0942995185</text:p>
          </table:table-cell>
          <table:table-cell table:formula="of:=RAND()" office:value-type="float" office:value="0.780803188681603">
            <text:p>0.7808031887</text:p>
          </table:table-cell>
          <table:table-cell table:formula="of:=SUM([.B307:.M307])-6" office:value-type="float" office:value="0.54581137560308">
            <text:p>0.5458113756</text:p>
          </table:table-cell>
          <table:table-cell table:formula="of:=[.N307]-[.$G$6]" office:value-type="float" office:value="0.558836550742853">
            <text:p>0.5588365507</text:p>
          </table:table-cell>
          <table:table-cell table:formula="of:=[.O307]*[.O307]" office:value-type="float" office:value="0.31229829044617">
            <text:p>0.3122982904</text:p>
          </table:table-cell>
        </table:table-row>
        <table:table-row table:style-name="ro1">
          <table:table-cell/>
          <table:table-cell table:formula="of:=RAND()" office:value-type="float" office:value="0.223082001786679">
            <text:p>0.2230820018</text:p>
          </table:table-cell>
          <table:table-cell table:formula="of:=RAND()" office:value-type="float" office:value="0.957339727086946">
            <text:p>0.9573397271</text:p>
          </table:table-cell>
          <table:table-cell table:formula="of:=RAND()" office:value-type="float" office:value="0.878268304513767">
            <text:p>0.8782683045</text:p>
          </table:table-cell>
          <table:table-cell table:formula="of:=RAND()" office:value-type="float" office:value="0.0849928939715028">
            <text:p>0.084992894</text:p>
          </table:table-cell>
          <table:table-cell table:formula="of:=RAND()" office:value-type="float" office:value="0.664536462863907">
            <text:p>0.6645364629</text:p>
          </table:table-cell>
          <table:table-cell table:formula="of:=RAND()" office:value-type="float" office:value="0.496030467795208">
            <text:p>0.4960304678</text:p>
          </table:table-cell>
          <table:table-cell table:formula="of:=RAND()" office:value-type="float" office:value="0.504626826616004">
            <text:p>0.5046268266</text:p>
          </table:table-cell>
          <table:table-cell table:formula="of:=RAND()" office:value-type="float" office:value="0.603443044470623">
            <text:p>0.6034430445</text:p>
          </table:table-cell>
          <table:table-cell table:formula="of:=RAND()" office:value-type="float" office:value="0.751143697882071">
            <text:p>0.7511436979</text:p>
          </table:table-cell>
          <table:table-cell table:formula="of:=RAND()" office:value-type="float" office:value="0.89949541259557">
            <text:p>0.8994954126</text:p>
          </table:table-cell>
          <table:table-cell table:formula="of:=RAND()" office:value-type="float" office:value="0.675212607951835">
            <text:p>0.675212608</text:p>
          </table:table-cell>
          <table:table-cell table:formula="of:=RAND()" office:value-type="float" office:value="0.250259618973359">
            <text:p>0.250259619</text:p>
          </table:table-cell>
          <table:table-cell table:formula="of:=SUM([.B308:.M308])-6" office:value-type="float" office:value="0.988431066507474">
            <text:p>0.9884310665</text:p>
          </table:table-cell>
          <table:table-cell table:formula="of:=[.N308]-[.$G$6]" office:value-type="float" office:value="1.00145624164725">
            <text:p>1.0014562416</text:p>
          </table:table-cell>
          <table:table-cell table:formula="of:=[.O308]*[.O308]" office:value-type="float" office:value="1.00291460393423">
            <text:p>1.0029146039</text:p>
          </table:table-cell>
        </table:table-row>
        <table:table-row table:style-name="ro1">
          <table:table-cell/>
          <table:table-cell table:formula="of:=RAND()" office:value-type="float" office:value="0.381813296116889">
            <text:p>0.3818132961</text:p>
          </table:table-cell>
          <table:table-cell table:formula="of:=RAND()" office:value-type="float" office:value="0.727157431188971">
            <text:p>0.7271574312</text:p>
          </table:table-cell>
          <table:table-cell table:formula="of:=RAND()" office:value-type="float" office:value="0.778943839482963">
            <text:p>0.7789438395</text:p>
          </table:table-cell>
          <table:table-cell table:formula="of:=RAND()" office:value-type="float" office:value="0.054887087084353">
            <text:p>0.0548870871</text:p>
          </table:table-cell>
          <table:table-cell table:formula="of:=RAND()" office:value-type="float" office:value="0.167175581445918">
            <text:p>0.1671755814</text:p>
          </table:table-cell>
          <table:table-cell table:formula="of:=RAND()" office:value-type="float" office:value="0.199737327173352">
            <text:p>0.1997373272</text:p>
          </table:table-cell>
          <table:table-cell table:formula="of:=RAND()" office:value-type="float" office:value="0.764677139231935">
            <text:p>0.7646771392</text:p>
          </table:table-cell>
          <table:table-cell table:formula="of:=RAND()" office:value-type="float" office:value="0.267726971767843">
            <text:p>0.2677269718</text:p>
          </table:table-cell>
          <table:table-cell table:formula="of:=RAND()" office:value-type="float" office:value="0.964801681460813">
            <text:p>0.9648016815</text:p>
          </table:table-cell>
          <table:table-cell table:formula="of:=RAND()" office:value-type="float" office:value="0.603548677871004">
            <text:p>0.6035486779</text:p>
          </table:table-cell>
          <table:table-cell table:formula="of:=RAND()" office:value-type="float" office:value="0.0196716187056154">
            <text:p>0.0196716187</text:p>
          </table:table-cell>
          <table:table-cell table:formula="of:=RAND()" office:value-type="float" office:value="0.631139669334516">
            <text:p>0.6311396693</text:p>
          </table:table-cell>
          <table:table-cell table:formula="of:=SUM([.B309:.M309])-6" office:value-type="float" office:value="-0.438719679135829">
            <text:p>-0.4387196791</text:p>
          </table:table-cell>
          <table:table-cell table:formula="of:=[.N309]-[.$G$6]" office:value-type="float" office:value="-0.425694503996056">
            <text:p>-0.425694504</text:p>
          </table:table-cell>
          <table:table-cell table:formula="of:=[.O309]*[.O309]" office:value-type="float" office:value="0.181215810732448">
            <text:p>0.1812158107</text:p>
          </table:table-cell>
        </table:table-row>
        <table:table-row table:style-name="ro1">
          <table:table-cell/>
          <table:table-cell table:formula="of:=RAND()" office:value-type="float" office:value="0.510744436178356">
            <text:p>0.5107444362</text:p>
          </table:table-cell>
          <table:table-cell table:formula="of:=RAND()" office:value-type="float" office:value="0.52638396830298">
            <text:p>0.5263839683</text:p>
          </table:table-cell>
          <table:table-cell table:formula="of:=RAND()" office:value-type="float" office:value="0.418648121645674">
            <text:p>0.4186481216</text:p>
          </table:table-cell>
          <table:table-cell table:formula="of:=RAND()" office:value-type="float" office:value="0.0898814699612558">
            <text:p>0.08988147</text:p>
          </table:table-cell>
          <table:table-cell table:formula="of:=RAND()" office:value-type="float" office:value="0.736304212827235">
            <text:p>0.7363042128</text:p>
          </table:table-cell>
          <table:table-cell table:formula="of:=RAND()" office:value-type="float" office:value="0.881396014941856">
            <text:p>0.8813960149</text:p>
          </table:table-cell>
          <table:table-cell table:formula="of:=RAND()" office:value-type="float" office:value="0.507893525063992">
            <text:p>0.5078935251</text:p>
          </table:table-cell>
          <table:table-cell table:formula="of:=RAND()" office:value-type="float" office:value="0.453258358174935">
            <text:p>0.4532583582</text:p>
          </table:table-cell>
          <table:table-cell table:formula="of:=RAND()" office:value-type="float" office:value="0.411670443601906">
            <text:p>0.4116704436</text:p>
          </table:table-cell>
          <table:table-cell table:formula="of:=RAND()" office:value-type="float" office:value="0.52160364179872">
            <text:p>0.5216036418</text:p>
          </table:table-cell>
          <table:table-cell table:formula="of:=RAND()" office:value-type="float" office:value="0.193062871228904">
            <text:p>0.1930628712</text:p>
          </table:table-cell>
          <table:table-cell table:formula="of:=RAND()" office:value-type="float" office:value="0.932429383741692">
            <text:p>0.9324293837</text:p>
          </table:table-cell>
          <table:table-cell table:formula="of:=SUM([.B310:.M310])-6" office:value-type="float" office:value="0.183276447467506">
            <text:p>0.1832764475</text:p>
          </table:table-cell>
          <table:table-cell table:formula="of:=[.N310]-[.$G$6]" office:value-type="float" office:value="0.19630162260728">
            <text:p>0.1963016226</text:p>
          </table:table-cell>
          <table:table-cell table:formula="of:=[.O310]*[.O310]" office:value-type="float" office:value="0.0385343270382508">
            <text:p>0.038534327</text:p>
          </table:table-cell>
        </table:table-row>
        <table:table-row table:style-name="ro1">
          <table:table-cell/>
          <table:table-cell table:formula="of:=RAND()" office:value-type="float" office:value="0.576820589601994">
            <text:p>0.5768205896</text:p>
          </table:table-cell>
          <table:table-cell table:formula="of:=RAND()" office:value-type="float" office:value="0.930953132221475">
            <text:p>0.9309531322</text:p>
          </table:table-cell>
          <table:table-cell table:formula="of:=RAND()" office:value-type="float" office:value="0.884191447636113">
            <text:p>0.8841914476</text:p>
          </table:table-cell>
          <table:table-cell table:formula="of:=RAND()" office:value-type="float" office:value="0.688467794563621">
            <text:p>0.6884677946</text:p>
          </table:table-cell>
          <table:table-cell table:formula="of:=RAND()" office:value-type="float" office:value="0.630036122864112">
            <text:p>0.6300361229</text:p>
          </table:table-cell>
          <table:table-cell table:formula="of:=RAND()" office:value-type="float" office:value="0.347150821005926">
            <text:p>0.347150821</text:p>
          </table:table-cell>
          <table:table-cell table:formula="of:=RAND()" office:value-type="float" office:value="0.863267467124388">
            <text:p>0.8632674671</text:p>
          </table:table-cell>
          <table:table-cell table:formula="of:=RAND()" office:value-type="float" office:value="0.989490991691127">
            <text:p>0.9894909917</text:p>
          </table:table-cell>
          <table:table-cell table:formula="of:=RAND()" office:value-type="float" office:value="0.633629023097456">
            <text:p>0.6336290231</text:p>
          </table:table-cell>
          <table:table-cell table:formula="of:=RAND()" office:value-type="float" office:value="0.773381166625768">
            <text:p>0.7733811666</text:p>
          </table:table-cell>
          <table:table-cell table:formula="of:=RAND()" office:value-type="float" office:value="0.560375250177458">
            <text:p>0.5603752502</text:p>
          </table:table-cell>
          <table:table-cell table:formula="of:=RAND()" office:value-type="float" office:value="0.428113400703296">
            <text:p>0.4281134007</text:p>
          </table:table-cell>
          <table:table-cell table:formula="of:=SUM([.B311:.M311])-6" office:value-type="float" office:value="2.30587720731273">
            <text:p>2.3058772073</text:p>
          </table:table-cell>
          <table:table-cell table:formula="of:=[.N311]-[.$G$6]" office:value-type="float" office:value="2.31890238245251">
            <text:p>2.3189023825</text:p>
          </table:table-cell>
          <table:table-cell table:formula="of:=[.O311]*[.O311]" office:value-type="float" office:value="5.37730825934391">
            <text:p>5.3773082593</text:p>
          </table:table-cell>
        </table:table-row>
        <table:table-row table:style-name="ro1">
          <table:table-cell/>
          <table:table-cell table:formula="of:=RAND()" office:value-type="float" office:value="0.899948743637651">
            <text:p>0.8999487436</text:p>
          </table:table-cell>
          <table:table-cell table:formula="of:=RAND()" office:value-type="float" office:value="0.572035948513076">
            <text:p>0.5720359485</text:p>
          </table:table-cell>
          <table:table-cell table:formula="of:=RAND()" office:value-type="float" office:value="0.103431857889518">
            <text:p>0.1034318579</text:p>
          </table:table-cell>
          <table:table-cell table:formula="of:=RAND()" office:value-type="float" office:value="0.289567543193698">
            <text:p>0.2895675432</text:p>
          </table:table-cell>
          <table:table-cell table:formula="of:=RAND()" office:value-type="float" office:value="0.151561761507764">
            <text:p>0.1515617615</text:p>
          </table:table-cell>
          <table:table-cell table:formula="of:=RAND()" office:value-type="float" office:value="0.346944404998794">
            <text:p>0.346944405</text:p>
          </table:table-cell>
          <table:table-cell table:formula="of:=RAND()" office:value-type="float" office:value="0.575561001664028">
            <text:p>0.5755610017</text:p>
          </table:table-cell>
          <table:table-cell table:formula="of:=RAND()" office:value-type="float" office:value="0.563485932536423">
            <text:p>0.5634859325</text:p>
          </table:table-cell>
          <table:table-cell table:formula="of:=RAND()" office:value-type="float" office:value="0.187378996284679">
            <text:p>0.1873789963</text:p>
          </table:table-cell>
          <table:table-cell table:formula="of:=RAND()" office:value-type="float" office:value="0.758734326809645">
            <text:p>0.7587343268</text:p>
          </table:table-cell>
          <table:table-cell table:formula="of:=RAND()" office:value-type="float" office:value="0.461243048543111">
            <text:p>0.4612430485</text:p>
          </table:table-cell>
          <table:table-cell table:formula="of:=RAND()" office:value-type="float" office:value="0.645281412871555">
            <text:p>0.6452814129</text:p>
          </table:table-cell>
          <table:table-cell table:formula="of:=SUM([.B312:.M312])-6" office:value-type="float" office:value="-0.444825021550059">
            <text:p>-0.4448250216</text:p>
          </table:table-cell>
          <table:table-cell table:formula="of:=[.N312]-[.$G$6]" office:value-type="float" office:value="-0.431799846410286">
            <text:p>-0.4317998464</text:p>
          </table:table-cell>
          <table:table-cell table:formula="of:=[.O312]*[.O312]" office:value-type="float" office:value="0.186451107359946">
            <text:p>0.1864511074</text:p>
          </table:table-cell>
        </table:table-row>
        <table:table-row table:style-name="ro1">
          <table:table-cell/>
          <table:table-cell table:formula="of:=RAND()" office:value-type="float" office:value="0.459935595048592">
            <text:p>0.459935595</text:p>
          </table:table-cell>
          <table:table-cell table:formula="of:=RAND()" office:value-type="float" office:value="0.96609643031843">
            <text:p>0.9660964303</text:p>
          </table:table-cell>
          <table:table-cell table:formula="of:=RAND()" office:value-type="float" office:value="0.804950391873717">
            <text:p>0.8049503919</text:p>
          </table:table-cell>
          <table:table-cell table:formula="of:=RAND()" office:value-type="float" office:value="0.364305918337777">
            <text:p>0.3643059183</text:p>
          </table:table-cell>
          <table:table-cell table:formula="of:=RAND()" office:value-type="float" office:value="0.0537313332315534">
            <text:p>0.0537313332</text:p>
          </table:table-cell>
          <table:table-cell table:formula="of:=RAND()" office:value-type="float" office:value="0.160978290019557">
            <text:p>0.16097829</text:p>
          </table:table-cell>
          <table:table-cell table:formula="of:=RAND()" office:value-type="float" office:value="0.0610356007236987">
            <text:p>0.0610356007</text:p>
          </table:table-cell>
          <table:table-cell table:formula="of:=RAND()" office:value-type="float" office:value="0.482400403125212">
            <text:p>0.4824004031</text:p>
          </table:table-cell>
          <table:table-cell table:formula="of:=RAND()" office:value-type="float" office:value="0.232308786129579">
            <text:p>0.2323087861</text:p>
          </table:table-cell>
          <table:table-cell table:formula="of:=RAND()" office:value-type="float" office:value="0.507156088016927">
            <text:p>0.507156088</text:p>
          </table:table-cell>
          <table:table-cell table:formula="of:=RAND()" office:value-type="float" office:value="0.597269203979522">
            <text:p>0.597269204</text:p>
          </table:table-cell>
          <table:table-cell table:formula="of:=RAND()" office:value-type="float" office:value="0.0149118590634316">
            <text:p>0.0149118591</text:p>
          </table:table-cell>
          <table:table-cell table:formula="of:=SUM([.B313:.M313])-6" office:value-type="float" office:value="-1.294920100132">
            <text:p>-1.2949201001</text:p>
          </table:table-cell>
          <table:table-cell table:formula="of:=[.N313]-[.$G$6]" office:value-type="float" office:value="-1.28189492499223">
            <text:p>-1.281894925</text:p>
          </table:table-cell>
          <table:table-cell table:formula="of:=[.O313]*[.O313]" office:value-type="float" office:value="1.64325459872083">
            <text:p>1.6432545987</text:p>
          </table:table-cell>
        </table:table-row>
        <table:table-row table:style-name="ro1">
          <table:table-cell/>
          <table:table-cell table:formula="of:=RAND()" office:value-type="float" office:value="0.696919495472685">
            <text:p>0.6969194955</text:p>
          </table:table-cell>
          <table:table-cell table:formula="of:=RAND()" office:value-type="float" office:value="0.99325975170359">
            <text:p>0.9932597517</text:p>
          </table:table-cell>
          <table:table-cell table:formula="of:=RAND()" office:value-type="float" office:value="0.975061870645732">
            <text:p>0.9750618706</text:p>
          </table:table-cell>
          <table:table-cell table:formula="of:=RAND()" office:value-type="float" office:value="0.293256944743916">
            <text:p>0.2932569447</text:p>
          </table:table-cell>
          <table:table-cell table:formula="of:=RAND()" office:value-type="float" office:value="0.263992805266753">
            <text:p>0.2639928053</text:p>
          </table:table-cell>
          <table:table-cell table:formula="of:=RAND()" office:value-type="float" office:value="0.954743784386665">
            <text:p>0.9547437844</text:p>
          </table:table-cell>
          <table:table-cell table:formula="of:=RAND()" office:value-type="float" office:value="0.96456517954357">
            <text:p>0.9645651795</text:p>
          </table:table-cell>
          <table:table-cell table:formula="of:=RAND()" office:value-type="float" office:value="0.316333432216197">
            <text:p>0.3163334322</text:p>
          </table:table-cell>
          <table:table-cell table:formula="of:=RAND()" office:value-type="float" office:value="0.312828155932948">
            <text:p>0.3128281559</text:p>
          </table:table-cell>
          <table:table-cell table:formula="of:=RAND()" office:value-type="float" office:value="0.174396417336538">
            <text:p>0.1743964173</text:p>
          </table:table-cell>
          <table:table-cell table:formula="of:=RAND()" office:value-type="float" office:value="0.81922817369923">
            <text:p>0.8192281737</text:p>
          </table:table-cell>
          <table:table-cell table:formula="of:=RAND()" office:value-type="float" office:value="0.866323803784326">
            <text:p>0.8663238038</text:p>
          </table:table-cell>
          <table:table-cell table:formula="of:=SUM([.B314:.M314])-6" office:value-type="float" office:value="1.63090981473215">
            <text:p>1.6309098147</text:p>
          </table:table-cell>
          <table:table-cell table:formula="of:=[.N314]-[.$G$6]" office:value-type="float" office:value="1.64393498987192">
            <text:p>1.6439349899</text:p>
          </table:table-cell>
          <table:table-cell table:formula="of:=[.O314]*[.O314]" office:value-type="float" office:value="2.7025222509252">
            <text:p>2.7025222509</text:p>
          </table:table-cell>
        </table:table-row>
        <table:table-row table:style-name="ro1">
          <table:table-cell/>
          <table:table-cell table:formula="of:=RAND()" office:value-type="float" office:value="0.467208374524489">
            <text:p>0.4672083745</text:p>
          </table:table-cell>
          <table:table-cell table:formula="of:=RAND()" office:value-type="float" office:value="0.510574301471934">
            <text:p>0.5105743015</text:p>
          </table:table-cell>
          <table:table-cell table:formula="of:=RAND()" office:value-type="float" office:value="0.536248404765502">
            <text:p>0.5362484048</text:p>
          </table:table-cell>
          <table:table-cell table:formula="of:=RAND()" office:value-type="float" office:value="0.709847139427438">
            <text:p>0.7098471394</text:p>
          </table:table-cell>
          <table:table-cell table:formula="of:=RAND()" office:value-type="float" office:value="0.689567701891065">
            <text:p>0.6895677019</text:p>
          </table:table-cell>
          <table:table-cell table:formula="of:=RAND()" office:value-type="float" office:value="0.986473893281072">
            <text:p>0.9864738933</text:p>
          </table:table-cell>
          <table:table-cell table:formula="of:=RAND()" office:value-type="float" office:value="0.858092807931826">
            <text:p>0.8580928079</text:p>
          </table:table-cell>
          <table:table-cell table:formula="of:=RAND()" office:value-type="float" office:value="0.115668020909652">
            <text:p>0.1156680209</text:p>
          </table:table-cell>
          <table:table-cell table:formula="of:=RAND()" office:value-type="float" office:value="0.474385623820126">
            <text:p>0.4743856238</text:p>
          </table:table-cell>
          <table:table-cell table:formula="of:=RAND()" office:value-type="float" office:value="0.188444546889514">
            <text:p>0.1884445469</text:p>
          </table:table-cell>
          <table:table-cell table:formula="of:=RAND()" office:value-type="float" office:value="0.693758357083425">
            <text:p>0.6937583571</text:p>
          </table:table-cell>
          <table:table-cell table:formula="of:=RAND()" office:value-type="float" office:value="0.661376251839101">
            <text:p>0.6613762518</text:p>
          </table:table-cell>
          <table:table-cell table:formula="of:=SUM([.B315:.M315])-6" office:value-type="float" office:value="0.891645423835143">
            <text:p>0.8916454238</text:p>
          </table:table-cell>
          <table:table-cell table:formula="of:=[.N315]-[.$G$6]" office:value-type="float" office:value="0.904670598974917">
            <text:p>0.904670599</text:p>
          </table:table-cell>
          <table:table-cell table:formula="of:=[.O315]*[.O315]" office:value-type="float" office:value="0.818428892649635">
            <text:p>0.8184288926</text:p>
          </table:table-cell>
        </table:table-row>
        <table:table-row table:style-name="ro1">
          <table:table-cell/>
          <table:table-cell table:formula="of:=RAND()" office:value-type="float" office:value="0.996835818979889">
            <text:p>0.996835819</text:p>
          </table:table-cell>
          <table:table-cell table:formula="of:=RAND()" office:value-type="float" office:value="0.195304682711139">
            <text:p>0.1953046827</text:p>
          </table:table-cell>
          <table:table-cell table:formula="of:=RAND()" office:value-type="float" office:value="0.319511527661234">
            <text:p>0.3195115277</text:p>
          </table:table-cell>
          <table:table-cell table:formula="of:=RAND()" office:value-type="float" office:value="0.723399014445022">
            <text:p>0.7233990144</text:p>
          </table:table-cell>
          <table:table-cell table:formula="of:=RAND()" office:value-type="float" office:value="0.10151882446371">
            <text:p>0.1015188245</text:p>
          </table:table-cell>
          <table:table-cell table:formula="of:=RAND()" office:value-type="float" office:value="0.0772394912783057">
            <text:p>0.0772394913</text:p>
          </table:table-cell>
          <table:table-cell table:formula="of:=RAND()" office:value-type="float" office:value="0.55981772672385">
            <text:p>0.5598177267</text:p>
          </table:table-cell>
          <table:table-cell table:formula="of:=RAND()" office:value-type="float" office:value="0.785374272381887">
            <text:p>0.7853742724</text:p>
          </table:table-cell>
          <table:table-cell table:formula="of:=RAND()" office:value-type="float" office:value="0.9262874876149">
            <text:p>0.9262874876</text:p>
          </table:table-cell>
          <table:table-cell table:formula="of:=RAND()" office:value-type="float" office:value="0.797009434551001">
            <text:p>0.7970094346</text:p>
          </table:table-cell>
          <table:table-cell table:formula="of:=RAND()" office:value-type="float" office:value="0.647619812050834">
            <text:p>0.6476198121</text:p>
          </table:table-cell>
          <table:table-cell table:formula="of:=RAND()" office:value-type="float" office:value="0.463415223173797">
            <text:p>0.4634152232</text:p>
          </table:table-cell>
          <table:table-cell table:formula="of:=SUM([.B316:.M316])-6" office:value-type="float" office:value="0.593333316035569">
            <text:p>0.593333316</text:p>
          </table:table-cell>
          <table:table-cell table:formula="of:=[.N316]-[.$G$6]" office:value-type="float" office:value="0.606358491175342">
            <text:p>0.6063584912</text:p>
          </table:table-cell>
          <table:table-cell table:formula="of:=[.O316]*[.O316]" office:value-type="float" office:value="0.367670619820438">
            <text:p>0.3676706198</text:p>
          </table:table-cell>
        </table:table-row>
        <table:table-row table:style-name="ro1">
          <table:table-cell/>
          <table:table-cell table:formula="of:=RAND()" office:value-type="float" office:value="0.16245674341917">
            <text:p>0.1624567434</text:p>
          </table:table-cell>
          <table:table-cell table:formula="of:=RAND()" office:value-type="float" office:value="0.853264319011942">
            <text:p>0.853264319</text:p>
          </table:table-cell>
          <table:table-cell table:formula="of:=RAND()" office:value-type="float" office:value="0.196403002599254">
            <text:p>0.1964030026</text:p>
          </table:table-cell>
          <table:table-cell table:formula="of:=RAND()" office:value-type="float" office:value="0.588491272414103">
            <text:p>0.5884912724</text:p>
          </table:table-cell>
          <table:table-cell table:formula="of:=RAND()" office:value-type="float" office:value="0.89419441553764">
            <text:p>0.8941944155</text:p>
          </table:table-cell>
          <table:table-cell table:formula="of:=RAND()" office:value-type="float" office:value="0.32268983963877">
            <text:p>0.3226898396</text:p>
          </table:table-cell>
          <table:table-cell table:formula="of:=RAND()" office:value-type="float" office:value="0.171633349265903">
            <text:p>0.1716333493</text:p>
          </table:table-cell>
          <table:table-cell table:formula="of:=RAND()" office:value-type="float" office:value="0.639514822512865">
            <text:p>0.6395148225</text:p>
          </table:table-cell>
          <table:table-cell table:formula="of:=RAND()" office:value-type="float" office:value="0.460150507977232">
            <text:p>0.460150508</text:p>
          </table:table-cell>
          <table:table-cell table:formula="of:=RAND()" office:value-type="float" office:value="0.0954380519688129">
            <text:p>0.095438052</text:p>
          </table:table-cell>
          <table:table-cell table:formula="of:=RAND()" office:value-type="float" office:value="0.602647827472538">
            <text:p>0.6026478275</text:p>
          </table:table-cell>
          <table:table-cell table:formula="of:=RAND()" office:value-type="float" office:value="0.493071960983798">
            <text:p>0.493071961</text:p>
          </table:table-cell>
          <table:table-cell table:formula="of:=SUM([.B317:.M317])-6" office:value-type="float" office:value="-0.520043887197971">
            <text:p>-0.5200438872</text:p>
          </table:table-cell>
          <table:table-cell table:formula="of:=[.N317]-[.$G$6]" office:value-type="float" office:value="-0.507018712058198">
            <text:p>-0.5070187121</text:p>
          </table:table-cell>
          <table:table-cell table:formula="of:=[.O317]*[.O317]" office:value-type="float" office:value="0.257067974377154">
            <text:p>0.2570679744</text:p>
          </table:table-cell>
        </table:table-row>
        <table:table-row table:style-name="ro1">
          <table:table-cell/>
          <table:table-cell table:formula="of:=RAND()" office:value-type="float" office:value="0.118165770079941">
            <text:p>0.1181657701</text:p>
          </table:table-cell>
          <table:table-cell table:formula="of:=RAND()" office:value-type="float" office:value="0.747295177774504">
            <text:p>0.7472951778</text:p>
          </table:table-cell>
          <table:table-cell table:formula="of:=RAND()" office:value-type="float" office:value="0.324393730144948">
            <text:p>0.3243937301</text:p>
          </table:table-cell>
          <table:table-cell table:formula="of:=RAND()" office:value-type="float" office:value="0.973114238120616">
            <text:p>0.9731142381</text:p>
          </table:table-cell>
          <table:table-cell table:formula="of:=RAND()" office:value-type="float" office:value="0.23825956787914">
            <text:p>0.2382595679</text:p>
          </table:table-cell>
          <table:table-cell table:formula="of:=RAND()" office:value-type="float" office:value="0.66848765546456">
            <text:p>0.6684876555</text:p>
          </table:table-cell>
          <table:table-cell table:formula="of:=RAND()" office:value-type="float" office:value="0.30575593165122">
            <text:p>0.3057559317</text:p>
          </table:table-cell>
          <table:table-cell table:formula="of:=RAND()" office:value-type="float" office:value="0.245684739900753">
            <text:p>0.2456847399</text:p>
          </table:table-cell>
          <table:table-cell table:formula="of:=RAND()" office:value-type="float" office:value="0.272339372662827">
            <text:p>0.2723393727</text:p>
          </table:table-cell>
          <table:table-cell table:formula="of:=RAND()" office:value-type="float" office:value="0.35083468654193">
            <text:p>0.3508346865</text:p>
          </table:table-cell>
          <table:table-cell table:formula="of:=RAND()" office:value-type="float" office:value="0.6264097483363">
            <text:p>0.6264097483</text:p>
          </table:table-cell>
          <table:table-cell table:formula="of:=RAND()" office:value-type="float" office:value="0.854002323700115">
            <text:p>0.8540023237</text:p>
          </table:table-cell>
          <table:table-cell table:formula="of:=SUM([.B318:.M318])-6" office:value-type="float" office:value="-0.275257057743147">
            <text:p>-0.2752570577</text:p>
          </table:table-cell>
          <table:table-cell table:formula="of:=[.N318]-[.$G$6]" office:value-type="float" office:value="-0.262231882603373">
            <text:p>-0.2622318826</text:p>
          </table:table-cell>
          <table:table-cell table:formula="of:=[.O318]*[.O318]" office:value-type="float" office:value="0.0687655602537094">
            <text:p>0.0687655603</text:p>
          </table:table-cell>
        </table:table-row>
        <table:table-row table:style-name="ro1">
          <table:table-cell/>
          <table:table-cell table:formula="of:=RAND()" office:value-type="float" office:value="0.480600241338834">
            <text:p>0.4806002413</text:p>
          </table:table-cell>
          <table:table-cell table:formula="of:=RAND()" office:value-type="float" office:value="0.0663127705920488">
            <text:p>0.0663127706</text:p>
          </table:table-cell>
          <table:table-cell table:formula="of:=RAND()" office:value-type="float" office:value="0.210287848953158">
            <text:p>0.210287849</text:p>
          </table:table-cell>
          <table:table-cell table:formula="of:=RAND()" office:value-type="float" office:value="0.0902086205314845">
            <text:p>0.0902086205</text:p>
          </table:table-cell>
          <table:table-cell table:formula="of:=RAND()" office:value-type="float" office:value="0.641584410332143">
            <text:p>0.6415844103</text:p>
          </table:table-cell>
          <table:table-cell table:formula="of:=RAND()" office:value-type="float" office:value="0.22131273872219">
            <text:p>0.2213127387</text:p>
          </table:table-cell>
          <table:table-cell table:formula="of:=RAND()" office:value-type="float" office:value="0.277705120155588">
            <text:p>0.2777051202</text:p>
          </table:table-cell>
          <table:table-cell table:formula="of:=RAND()" office:value-type="float" office:value="0.915843934053555">
            <text:p>0.9158439341</text:p>
          </table:table-cell>
          <table:table-cell table:formula="of:=RAND()" office:value-type="float" office:value="0.21225166413933">
            <text:p>0.2122516641</text:p>
          </table:table-cell>
          <table:table-cell table:formula="of:=RAND()" office:value-type="float" office:value="0.719129236415029">
            <text:p>0.7191292364</text:p>
          </table:table-cell>
          <table:table-cell table:formula="of:=RAND()" office:value-type="float" office:value="0.495573751628399">
            <text:p>0.4955737516</text:p>
          </table:table-cell>
          <table:table-cell table:formula="of:=RAND()" office:value-type="float" office:value="0.336571919266134">
            <text:p>0.3365719193</text:p>
          </table:table-cell>
          <table:table-cell table:formula="of:=SUM([.B319:.M319])-6" office:value-type="float" office:value="-1.33261774387211">
            <text:p>-1.3326177439</text:p>
          </table:table-cell>
          <table:table-cell table:formula="of:=[.N319]-[.$G$6]" office:value-type="float" office:value="-1.31959256873233">
            <text:p>-1.3195925687</text:p>
          </table:table-cell>
          <table:table-cell table:formula="of:=[.O319]*[.O319]" office:value-type="float" office:value="1.7413245474536">
            <text:p>1.7413245475</text:p>
          </table:table-cell>
        </table:table-row>
        <table:table-row table:style-name="ro1">
          <table:table-cell/>
          <table:table-cell table:formula="of:=RAND()" office:value-type="float" office:value="0.601005447097123">
            <text:p>0.6010054471</text:p>
          </table:table-cell>
          <table:table-cell table:formula="of:=RAND()" office:value-type="float" office:value="0.494262116961181">
            <text:p>0.494262117</text:p>
          </table:table-cell>
          <table:table-cell table:formula="of:=RAND()" office:value-type="float" office:value="0.99514197348617">
            <text:p>0.9951419735</text:p>
          </table:table-cell>
          <table:table-cell table:formula="of:=RAND()" office:value-type="float" office:value="0.819027873920277">
            <text:p>0.8190278739</text:p>
          </table:table-cell>
          <table:table-cell table:formula="of:=RAND()" office:value-type="float" office:value="0.949352726573125">
            <text:p>0.9493527266</text:p>
          </table:table-cell>
          <table:table-cell table:formula="of:=RAND()" office:value-type="float" office:value="0.552965102950111">
            <text:p>0.552965103</text:p>
          </table:table-cell>
          <table:table-cell table:formula="of:=RAND()" office:value-type="float" office:value="0.312348023056984">
            <text:p>0.3123480231</text:p>
          </table:table-cell>
          <table:table-cell table:formula="of:=RAND()" office:value-type="float" office:value="0.839799050940201">
            <text:p>0.8397990509</text:p>
          </table:table-cell>
          <table:table-cell table:formula="of:=RAND()" office:value-type="float" office:value="0.910620047478005">
            <text:p>0.9106200475</text:p>
          </table:table-cell>
          <table:table-cell table:formula="of:=RAND()" office:value-type="float" office:value="0.852319937199354">
            <text:p>0.8523199372</text:p>
          </table:table-cell>
          <table:table-cell table:formula="of:=RAND()" office:value-type="float" office:value="0.784390579909086">
            <text:p>0.7843905799</text:p>
          </table:table-cell>
          <table:table-cell table:formula="of:=RAND()" office:value-type="float" office:value="0.994413176784292">
            <text:p>0.9944131768</text:p>
          </table:table-cell>
          <table:table-cell table:formula="of:=SUM([.B320:.M320])-6" office:value-type="float" office:value="3.10564605635591">
            <text:p>3.1056460564</text:p>
          </table:table-cell>
          <table:table-cell table:formula="of:=[.N320]-[.$G$6]" office:value-type="float" office:value="3.11867123149568">
            <text:p>3.1186712315</text:p>
          </table:table-cell>
          <table:table-cell table:formula="of:=[.O320]*[.O320]" office:value-type="float" office:value="9.7261102501588">
            <text:p>9.7261102502</text:p>
          </table:table-cell>
        </table:table-row>
        <table:table-row table:style-name="ro1">
          <table:table-cell/>
          <table:table-cell table:formula="of:=RAND()" office:value-type="float" office:value="0.42236136412248">
            <text:p>0.4223613641</text:p>
          </table:table-cell>
          <table:table-cell table:formula="of:=RAND()" office:value-type="float" office:value="0.803040978265926">
            <text:p>0.8030409783</text:p>
          </table:table-cell>
          <table:table-cell table:formula="of:=RAND()" office:value-type="float" office:value="0.250350380083546">
            <text:p>0.2503503801</text:p>
          </table:table-cell>
          <table:table-cell table:formula="of:=RAND()" office:value-type="float" office:value="0.0870959628373385">
            <text:p>0.0870959628</text:p>
          </table:table-cell>
          <table:table-cell table:formula="of:=RAND()" office:value-type="float" office:value="0.955343974521384">
            <text:p>0.9553439745</text:p>
          </table:table-cell>
          <table:table-cell table:formula="of:=RAND()" office:value-type="float" office:value="0.245763761457056">
            <text:p>0.2457637615</text:p>
          </table:table-cell>
          <table:table-cell table:formula="of:=RAND()" office:value-type="float" office:value="0.283547640545294">
            <text:p>0.2835476405</text:p>
          </table:table-cell>
          <table:table-cell table:formula="of:=RAND()" office:value-type="float" office:value="0.654135224409401">
            <text:p>0.6541352244</text:p>
          </table:table-cell>
          <table:table-cell table:formula="of:=RAND()" office:value-type="float" office:value="0.112397568533197">
            <text:p>0.1123975685</text:p>
          </table:table-cell>
          <table:table-cell table:formula="of:=RAND()" office:value-type="float" office:value="0.530513479141519">
            <text:p>0.5305134791</text:p>
          </table:table-cell>
          <table:table-cell table:formula="of:=RAND()" office:value-type="float" office:value="0.571814104914665">
            <text:p>0.5718141049</text:p>
          </table:table-cell>
          <table:table-cell table:formula="of:=RAND()" office:value-type="float" office:value="0.411915553035215">
            <text:p>0.411915553</text:p>
          </table:table-cell>
          <table:table-cell table:formula="of:=SUM([.B321:.M321])-6" office:value-type="float" office:value="-0.671720008132979">
            <text:p>-0.6717200081</text:p>
          </table:table-cell>
          <table:table-cell table:formula="of:=[.N321]-[.$G$6]" office:value-type="float" office:value="-0.658694832993206">
            <text:p>-0.658694833</text:p>
          </table:table-cell>
          <table:table-cell table:formula="of:=[.O321]*[.O321]" office:value-type="float" office:value="0.433878883011947">
            <text:p>0.433878883</text:p>
          </table:table-cell>
        </table:table-row>
        <table:table-row table:style-name="ro1">
          <table:table-cell/>
          <table:table-cell table:formula="of:=RAND()" office:value-type="float" office:value="0.9038526637014">
            <text:p>0.9038526637</text:p>
          </table:table-cell>
          <table:table-cell table:formula="of:=RAND()" office:value-type="float" office:value="0.911373636219651">
            <text:p>0.9113736362</text:p>
          </table:table-cell>
          <table:table-cell table:formula="of:=RAND()" office:value-type="float" office:value="0.88037655944936">
            <text:p>0.8803765594</text:p>
          </table:table-cell>
          <table:table-cell table:formula="of:=RAND()" office:value-type="float" office:value="0.168256196426228">
            <text:p>0.1682561964</text:p>
          </table:table-cell>
          <table:table-cell table:formula="of:=RAND()" office:value-type="float" office:value="0.051310995593667">
            <text:p>0.0513109956</text:p>
          </table:table-cell>
          <table:table-cell table:formula="of:=RAND()" office:value-type="float" office:value="0.273912778589874">
            <text:p>0.2739127786</text:p>
          </table:table-cell>
          <table:table-cell table:formula="of:=RAND()" office:value-type="float" office:value="0.223473936552182">
            <text:p>0.2234739366</text:p>
          </table:table-cell>
          <table:table-cell table:formula="of:=RAND()" office:value-type="float" office:value="0.900864098686725">
            <text:p>0.9008640987</text:p>
          </table:table-cell>
          <table:table-cell table:formula="of:=RAND()" office:value-type="float" office:value="0.466120918281376">
            <text:p>0.4661209183</text:p>
          </table:table-cell>
          <table:table-cell table:formula="of:=RAND()" office:value-type="float" office:value="0.0351309888064861">
            <text:p>0.0351309888</text:p>
          </table:table-cell>
          <table:table-cell table:formula="of:=RAND()" office:value-type="float" office:value="0.543192755198106">
            <text:p>0.5431927552</text:p>
          </table:table-cell>
          <table:table-cell table:formula="of:=RAND()" office:value-type="float" office:value="0.867686930112541">
            <text:p>0.8676869301</text:p>
          </table:table-cell>
          <table:table-cell table:formula="of:=SUM([.B322:.M322])-6" office:value-type="float" office:value="0.225552457617596">
            <text:p>0.2255524576</text:p>
          </table:table-cell>
          <table:table-cell table:formula="of:=[.N322]-[.$G$6]" office:value-type="float" office:value="0.238577632757369">
            <text:p>0.2385776328</text:p>
          </table:table-cell>
          <table:table-cell table:formula="of:=[.O322]*[.O322]" office:value-type="float" office:value="0.0569192868521102">
            <text:p>0.0569192869</text:p>
          </table:table-cell>
        </table:table-row>
        <table:table-row table:style-name="ro1">
          <table:table-cell/>
          <table:table-cell table:formula="of:=RAND()" office:value-type="float" office:value="0.0915621190797538">
            <text:p>0.0915621191</text:p>
          </table:table-cell>
          <table:table-cell table:formula="of:=RAND()" office:value-type="float" office:value="0.635503431782126">
            <text:p>0.6355034318</text:p>
          </table:table-cell>
          <table:table-cell table:formula="of:=RAND()" office:value-type="float" office:value="0.0309896043036133">
            <text:p>0.0309896043</text:p>
          </table:table-cell>
          <table:table-cell table:formula="of:=RAND()" office:value-type="float" office:value="0.251077931141481">
            <text:p>0.2510779311</text:p>
          </table:table-cell>
          <table:table-cell table:formula="of:=RAND()" office:value-type="float" office:value="0.537073071114719">
            <text:p>0.5370730711</text:p>
          </table:table-cell>
          <table:table-cell table:formula="of:=RAND()" office:value-type="float" office:value="0.0223338026553392">
            <text:p>0.0223338027</text:p>
          </table:table-cell>
          <table:table-cell table:formula="of:=RAND()" office:value-type="float" office:value="0.45271375705488">
            <text:p>0.4527137571</text:p>
          </table:table-cell>
          <table:table-cell table:formula="of:=RAND()" office:value-type="float" office:value="0.388292441377416">
            <text:p>0.3882924414</text:p>
          </table:table-cell>
          <table:table-cell table:formula="of:=RAND()" office:value-type="float" office:value="0.409275405807421">
            <text:p>0.4092754058</text:p>
          </table:table-cell>
          <table:table-cell table:formula="of:=RAND()" office:value-type="float" office:value="0.207505605183542">
            <text:p>0.2075056052</text:p>
          </table:table-cell>
          <table:table-cell table:formula="of:=RAND()" office:value-type="float" office:value="0.828128849156201">
            <text:p>0.8281288492</text:p>
          </table:table-cell>
          <table:table-cell table:formula="of:=RAND()" office:value-type="float" office:value="0.585642493329942">
            <text:p>0.5856424933</text:p>
          </table:table-cell>
          <table:table-cell table:formula="of:=SUM([.B323:.M323])-6" office:value-type="float" office:value="-1.55990148801357">
            <text:p>-1.559901488</text:p>
          </table:table-cell>
          <table:table-cell table:formula="of:=[.N323]-[.$G$6]" office:value-type="float" office:value="-1.54687631287379">
            <text:p>-1.5468763129</text:p>
          </table:table-cell>
          <table:table-cell table:formula="of:=[.O323]*[.O323]" office:value-type="float" office:value="2.39282632733002">
            <text:p>2.3928263273</text:p>
          </table:table-cell>
        </table:table-row>
        <table:table-row table:style-name="ro1">
          <table:table-cell/>
          <table:table-cell table:formula="of:=RAND()" office:value-type="float" office:value="0.0770233988296241">
            <text:p>0.0770233988</text:p>
          </table:table-cell>
          <table:table-cell table:formula="of:=RAND()" office:value-type="float" office:value="0.772386429831386">
            <text:p>0.7723864298</text:p>
          </table:table-cell>
          <table:table-cell table:formula="of:=RAND()" office:value-type="float" office:value="0.0703294484410435">
            <text:p>0.0703294484</text:p>
          </table:table-cell>
          <table:table-cell table:formula="of:=RAND()" office:value-type="float" office:value="0.0775429657660425">
            <text:p>0.0775429658</text:p>
          </table:table-cell>
          <table:table-cell table:formula="of:=RAND()" office:value-type="float" office:value="0.882020243210718">
            <text:p>0.8820202432</text:p>
          </table:table-cell>
          <table:table-cell table:formula="of:=RAND()" office:value-type="float" office:value="0.482750209514052">
            <text:p>0.4827502095</text:p>
          </table:table-cell>
          <table:table-cell table:formula="of:=RAND()" office:value-type="float" office:value="0.035264641745016">
            <text:p>0.0352646417</text:p>
          </table:table-cell>
          <table:table-cell table:formula="of:=RAND()" office:value-type="float" office:value="0.35481348936446">
            <text:p>0.3548134894</text:p>
          </table:table-cell>
          <table:table-cell table:formula="of:=RAND()" office:value-type="float" office:value="0.582218401599675">
            <text:p>0.5822184016</text:p>
          </table:table-cell>
          <table:table-cell table:formula="of:=RAND()" office:value-type="float" office:value="0.406861705472693">
            <text:p>0.4068617055</text:p>
          </table:table-cell>
          <table:table-cell table:formula="of:=RAND()" office:value-type="float" office:value="0.735699832206592">
            <text:p>0.7356998322</text:p>
          </table:table-cell>
          <table:table-cell table:formula="of:=RAND()" office:value-type="float" office:value="0.257229071110487">
            <text:p>0.2572290711</text:p>
          </table:table-cell>
          <table:table-cell table:formula="of:=SUM([.B324:.M324])-6" office:value-type="float" office:value="-1.26586016290821">
            <text:p>-1.2658601629</text:p>
          </table:table-cell>
          <table:table-cell table:formula="of:=[.N324]-[.$G$6]" office:value-type="float" office:value="-1.25283498776844">
            <text:p>-1.2528349878</text:p>
          </table:table-cell>
          <table:table-cell table:formula="of:=[.O324]*[.O324]" office:value-type="float" office:value="1.56959550657674">
            <text:p>1.5695955066</text:p>
          </table:table-cell>
        </table:table-row>
        <table:table-row table:style-name="ro1">
          <table:table-cell/>
          <table:table-cell table:formula="of:=RAND()" office:value-type="float" office:value="0.154248328413814">
            <text:p>0.1542483284</text:p>
          </table:table-cell>
          <table:table-cell table:formula="of:=RAND()" office:value-type="float" office:value="0.957084382418543">
            <text:p>0.9570843824</text:p>
          </table:table-cell>
          <table:table-cell table:formula="of:=RAND()" office:value-type="float" office:value="0.155537402722985">
            <text:p>0.1555374027</text:p>
          </table:table-cell>
          <table:table-cell table:formula="of:=RAND()" office:value-type="float" office:value="0.687986817210913">
            <text:p>0.6879868172</text:p>
          </table:table-cell>
          <table:table-cell table:formula="of:=RAND()" office:value-type="float" office:value="0.831473729806021">
            <text:p>0.8314737298</text:p>
          </table:table-cell>
          <table:table-cell table:formula="of:=RAND()" office:value-type="float" office:value="0.441663718549535">
            <text:p>0.4416637185</text:p>
          </table:table-cell>
          <table:table-cell table:formula="of:=RAND()" office:value-type="float" office:value="0.712549621239305">
            <text:p>0.7125496212</text:p>
          </table:table-cell>
          <table:table-cell table:formula="of:=RAND()" office:value-type="float" office:value="0.549219529842958">
            <text:p>0.5492195298</text:p>
          </table:table-cell>
          <table:table-cell table:formula="of:=RAND()" office:value-type="float" office:value="0.599442854756489">
            <text:p>0.5994428548</text:p>
          </table:table-cell>
          <table:table-cell table:formula="of:=RAND()" office:value-type="float" office:value="0.550316434120759">
            <text:p>0.5503164341</text:p>
          </table:table-cell>
          <table:table-cell table:formula="of:=RAND()" office:value-type="float" office:value="0.511476579820737">
            <text:p>0.5114765798</text:p>
          </table:table-cell>
          <table:table-cell table:formula="of:=RAND()" office:value-type="float" office:value="0.436070106225088">
            <text:p>0.4360701062</text:p>
          </table:table-cell>
          <table:table-cell table:formula="of:=SUM([.B325:.M325])-6" office:value-type="float" office:value="0.587069505127147">
            <text:p>0.5870695051</text:p>
          </table:table-cell>
          <table:table-cell table:formula="of:=[.N325]-[.$G$6]" office:value-type="float" office:value="0.600094680266921">
            <text:p>0.6000946803</text:p>
          </table:table-cell>
          <table:table-cell table:formula="of:=[.O325]*[.O325]" office:value-type="float" office:value="0.360113625284658">
            <text:p>0.3601136253</text:p>
          </table:table-cell>
        </table:table-row>
        <table:table-row table:style-name="ro1">
          <table:table-cell/>
          <table:table-cell table:formula="of:=RAND()" office:value-type="float" office:value="0.941222687950358">
            <text:p>0.941222688</text:p>
          </table:table-cell>
          <table:table-cell table:formula="of:=RAND()" office:value-type="float" office:value="0.604217944666743">
            <text:p>0.6042179447</text:p>
          </table:table-cell>
          <table:table-cell table:formula="of:=RAND()" office:value-type="float" office:value="0.660813654074445">
            <text:p>0.6608136541</text:p>
          </table:table-cell>
          <table:table-cell table:formula="of:=RAND()" office:value-type="float" office:value="0.28759552212432">
            <text:p>0.2875955221</text:p>
          </table:table-cell>
          <table:table-cell table:formula="of:=RAND()" office:value-type="float" office:value="0.469874456292018">
            <text:p>0.4698744563</text:p>
          </table:table-cell>
          <table:table-cell table:formula="of:=RAND()" office:value-type="float" office:value="0.411740925163031">
            <text:p>0.4117409252</text:p>
          </table:table-cell>
          <table:table-cell table:formula="of:=RAND()" office:value-type="float" office:value="0.454911337932572">
            <text:p>0.4549113379</text:p>
          </table:table-cell>
          <table:table-cell table:formula="of:=RAND()" office:value-type="float" office:value="0.766749364556745">
            <text:p>0.7667493646</text:p>
          </table:table-cell>
          <table:table-cell table:formula="of:=RAND()" office:value-type="float" office:value="0.789220962440595">
            <text:p>0.7892209624</text:p>
          </table:table-cell>
          <table:table-cell table:formula="of:=RAND()" office:value-type="float" office:value="0.234105935087427">
            <text:p>0.2341059351</text:p>
          </table:table-cell>
          <table:table-cell table:formula="of:=RAND()" office:value-type="float" office:value="0.365816339384764">
            <text:p>0.3658163394</text:p>
          </table:table-cell>
          <table:table-cell table:formula="of:=RAND()" office:value-type="float" office:value="0.337901498191059">
            <text:p>0.3379014982</text:p>
          </table:table-cell>
          <table:table-cell table:formula="of:=SUM([.B326:.M326])-6" office:value-type="float" office:value="0.324170627864078">
            <text:p>0.3241706279</text:p>
          </table:table-cell>
          <table:table-cell table:formula="of:=[.N326]-[.$G$6]" office:value-type="float" office:value="0.337195803003851">
            <text:p>0.337195803</text:p>
          </table:table-cell>
          <table:table-cell table:formula="of:=[.O326]*[.O326]" office:value-type="float" office:value="0.113701009563412">
            <text:p>0.1137010096</text:p>
          </table:table-cell>
        </table:table-row>
        <table:table-row table:style-name="ro1">
          <table:table-cell/>
          <table:table-cell table:formula="of:=RAND()" office:value-type="float" office:value="0.875142653239891">
            <text:p>0.8751426532</text:p>
          </table:table-cell>
          <table:table-cell table:formula="of:=RAND()" office:value-type="float" office:value="0.891346758231521">
            <text:p>0.8913467582</text:p>
          </table:table-cell>
          <table:table-cell table:formula="of:=RAND()" office:value-type="float" office:value="0.600712780840695">
            <text:p>0.6007127808</text:p>
          </table:table-cell>
          <table:table-cell table:formula="of:=RAND()" office:value-type="float" office:value="0.546543075470254">
            <text:p>0.5465430755</text:p>
          </table:table-cell>
          <table:table-cell table:formula="of:=RAND()" office:value-type="float" office:value="0.395433922763914">
            <text:p>0.3954339228</text:p>
          </table:table-cell>
          <table:table-cell table:formula="of:=RAND()" office:value-type="float" office:value="0.14665490319021">
            <text:p>0.1466549032</text:p>
          </table:table-cell>
          <table:table-cell table:formula="of:=RAND()" office:value-type="float" office:value="0.19141456251964">
            <text:p>0.1914145625</text:p>
          </table:table-cell>
          <table:table-cell table:formula="of:=RAND()" office:value-type="float" office:value="0.855764587642625">
            <text:p>0.8557645876</text:p>
          </table:table-cell>
          <table:table-cell table:formula="of:=RAND()" office:value-type="float" office:value="0.313572234241292">
            <text:p>0.3135722342</text:p>
          </table:table-cell>
          <table:table-cell table:formula="of:=RAND()" office:value-type="float" office:value="0.704748876160011">
            <text:p>0.7047488762</text:p>
          </table:table-cell>
          <table:table-cell table:formula="of:=RAND()" office:value-type="float" office:value="0.696517992066219">
            <text:p>0.6965179921</text:p>
          </table:table-cell>
          <table:table-cell table:formula="of:=RAND()" office:value-type="float" office:value="0.873049858259037">
            <text:p>0.8730498583</text:p>
          </table:table-cell>
          <table:table-cell table:formula="of:=SUM([.B327:.M327])-6" office:value-type="float" office:value="1.09090220462531">
            <text:p>1.0909022046</text:p>
          </table:table-cell>
          <table:table-cell table:formula="of:=[.N327]-[.$G$6]" office:value-type="float" office:value="1.10392737976508">
            <text:p>1.1039273798</text:p>
          </table:table-cell>
          <table:table-cell table:formula="of:=[.O327]*[.O327]" office:value-type="float" office:value="1.218655659795">
            <text:p>1.2186556598</text:p>
          </table:table-cell>
        </table:table-row>
        <table:table-row table:style-name="ro1">
          <table:table-cell/>
          <table:table-cell table:formula="of:=RAND()" office:value-type="float" office:value="0.586305810138583">
            <text:p>0.5863058101</text:p>
          </table:table-cell>
          <table:table-cell table:formula="of:=RAND()" office:value-type="float" office:value="0.586276893503964">
            <text:p>0.5862768935</text:p>
          </table:table-cell>
          <table:table-cell table:formula="of:=RAND()" office:value-type="float" office:value="0.304485016735271">
            <text:p>0.3044850167</text:p>
          </table:table-cell>
          <table:table-cell table:formula="of:=RAND()" office:value-type="float" office:value="0.0263220996130258">
            <text:p>0.0263220996</text:p>
          </table:table-cell>
          <table:table-cell table:formula="of:=RAND()" office:value-type="float" office:value="0.309621325926855">
            <text:p>0.3096213259</text:p>
          </table:table-cell>
          <table:table-cell table:formula="of:=RAND()" office:value-type="float" office:value="0.750338403508067">
            <text:p>0.7503384035</text:p>
          </table:table-cell>
          <table:table-cell table:formula="of:=RAND()" office:value-type="float" office:value="0.00682864733971655">
            <text:p>0.0068286473</text:p>
          </table:table-cell>
          <table:table-cell table:formula="of:=RAND()" office:value-type="float" office:value="0.691008491208777">
            <text:p>0.6910084912</text:p>
          </table:table-cell>
          <table:table-cell table:formula="of:=RAND()" office:value-type="float" office:value="0.917735582683235">
            <text:p>0.9177355827</text:p>
          </table:table-cell>
          <table:table-cell table:formula="of:=RAND()" office:value-type="float" office:value="0.257288177497685">
            <text:p>0.2572881775</text:p>
          </table:table-cell>
          <table:table-cell table:formula="of:=RAND()" office:value-type="float" office:value="0.341412819456309">
            <text:p>0.3414128195</text:p>
          </table:table-cell>
          <table:table-cell table:formula="of:=RAND()" office:value-type="float" office:value="0.90775336464867">
            <text:p>0.9077533646</text:p>
          </table:table-cell>
          <table:table-cell table:formula="of:=SUM([.B328:.M328])-6" office:value-type="float" office:value="-0.314623367739841">
            <text:p>-0.3146233677</text:p>
          </table:table-cell>
          <table:table-cell table:formula="of:=[.N328]-[.$G$6]" office:value-type="float" office:value="-0.301598192600068">
            <text:p>-0.3015981926</text:p>
          </table:table-cell>
          <table:table-cell table:formula="of:=[.O328]*[.O328]" office:value-type="float" office:value="0.0909614697796275">
            <text:p>0.0909614698</text:p>
          </table:table-cell>
        </table:table-row>
        <table:table-row table:style-name="ro1">
          <table:table-cell/>
          <table:table-cell table:formula="of:=RAND()" office:value-type="float" office:value="0.644833451602608">
            <text:p>0.6448334516</text:p>
          </table:table-cell>
          <table:table-cell table:formula="of:=RAND()" office:value-type="float" office:value="0.929073890671134">
            <text:p>0.9290738907</text:p>
          </table:table-cell>
          <table:table-cell table:formula="of:=RAND()" office:value-type="float" office:value="0.320222962182015">
            <text:p>0.3202229622</text:p>
          </table:table-cell>
          <table:table-cell table:formula="of:=RAND()" office:value-type="float" office:value="0.309276079526171">
            <text:p>0.3092760795</text:p>
          </table:table-cell>
          <table:table-cell table:formula="of:=RAND()" office:value-type="float" office:value="0.895252980059013">
            <text:p>0.8952529801</text:p>
          </table:table-cell>
          <table:table-cell table:formula="of:=RAND()" office:value-type="float" office:value="0.445433223852888">
            <text:p>0.4454332239</text:p>
          </table:table-cell>
          <table:table-cell table:formula="of:=RAND()" office:value-type="float" office:value="0.7967013141606">
            <text:p>0.7967013142</text:p>
          </table:table-cell>
          <table:table-cell table:formula="of:=RAND()" office:value-type="float" office:value="0.225638558389619">
            <text:p>0.2256385584</text:p>
          </table:table-cell>
          <table:table-cell table:formula="of:=RAND()" office:value-type="float" office:value="0.627643398940563">
            <text:p>0.6276433989</text:p>
          </table:table-cell>
          <table:table-cell table:formula="of:=RAND()" office:value-type="float" office:value="0.224497858900577">
            <text:p>0.2244978589</text:p>
          </table:table-cell>
          <table:table-cell table:formula="of:=RAND()" office:value-type="float" office:value="0.207006597425789">
            <text:p>0.2070065974</text:p>
          </table:table-cell>
          <table:table-cell table:formula="of:=RAND()" office:value-type="float" office:value="0.520356342429295">
            <text:p>0.5203563424</text:p>
          </table:table-cell>
          <table:table-cell table:formula="of:=SUM([.B329:.M329])-6" office:value-type="float" office:value="0.145936658140272">
            <text:p>0.1459366581</text:p>
          </table:table-cell>
          <table:table-cell table:formula="of:=[.N329]-[.$G$6]" office:value-type="float" office:value="0.158961833280046">
            <text:p>0.1589618333</text:p>
          </table:table-cell>
          <table:table-cell table:formula="of:=[.O329]*[.O329]" office:value-type="float" office:value="0.025268864439753">
            <text:p>0.0252688644</text:p>
          </table:table-cell>
        </table:table-row>
        <table:table-row table:style-name="ro1">
          <table:table-cell/>
          <table:table-cell table:formula="of:=RAND()" office:value-type="float" office:value="0.656281661242247">
            <text:p>0.6562816612</text:p>
          </table:table-cell>
          <table:table-cell table:formula="of:=RAND()" office:value-type="float" office:value="0.234696963103488">
            <text:p>0.2346969631</text:p>
          </table:table-cell>
          <table:table-cell table:formula="of:=RAND()" office:value-type="float" office:value="0.856687766266987">
            <text:p>0.8566877663</text:p>
          </table:table-cell>
          <table:table-cell table:formula="of:=RAND()" office:value-type="float" office:value="0.692135800840333">
            <text:p>0.6921358008</text:p>
          </table:table-cell>
          <table:table-cell table:formula="of:=RAND()" office:value-type="float" office:value="0.850401882082224">
            <text:p>0.8504018821</text:p>
          </table:table-cell>
          <table:table-cell table:formula="of:=RAND()" office:value-type="float" office:value="0.568124460289255">
            <text:p>0.5681244603</text:p>
          </table:table-cell>
          <table:table-cell table:formula="of:=RAND()" office:value-type="float" office:value="0.800934666534886">
            <text:p>0.8009346665</text:p>
          </table:table-cell>
          <table:table-cell table:formula="of:=RAND()" office:value-type="float" office:value="0.458767544943839">
            <text:p>0.4587675449</text:p>
          </table:table-cell>
          <table:table-cell table:formula="of:=RAND()" office:value-type="float" office:value="0.428095931885764">
            <text:p>0.4280959319</text:p>
          </table:table-cell>
          <table:table-cell table:formula="of:=RAND()" office:value-type="float" office:value="0.00302233989350498">
            <text:p>0.0030223399</text:p>
          </table:table-cell>
          <table:table-cell table:formula="of:=RAND()" office:value-type="float" office:value="0.272888032253832">
            <text:p>0.2728880323</text:p>
          </table:table-cell>
          <table:table-cell table:formula="of:=RAND()" office:value-type="float" office:value="0.0159461952280253">
            <text:p>0.0159461952</text:p>
          </table:table-cell>
          <table:table-cell table:formula="of:=SUM([.B330:.M330])-6" office:value-type="float" office:value="-0.162016755435616">
            <text:p>-0.1620167554</text:p>
          </table:table-cell>
          <table:table-cell table:formula="of:=[.N330]-[.$G$6]" office:value-type="float" office:value="-0.148991580295842">
            <text:p>-0.1489915803</text:p>
          </table:table-cell>
          <table:table-cell table:formula="of:=[.O330]*[.O330]" office:value-type="float" office:value="0.0221984909990524">
            <text:p>0.022198491</text:p>
          </table:table-cell>
        </table:table-row>
        <table:table-row table:style-name="ro1">
          <table:table-cell/>
          <table:table-cell table:formula="of:=RAND()" office:value-type="float" office:value="0.55095970351249">
            <text:p>0.5509597035</text:p>
          </table:table-cell>
          <table:table-cell table:formula="of:=RAND()" office:value-type="float" office:value="0.85937097040005">
            <text:p>0.8593709704</text:p>
          </table:table-cell>
          <table:table-cell table:formula="of:=RAND()" office:value-type="float" office:value="0.986529505578801">
            <text:p>0.9865295056</text:p>
          </table:table-cell>
          <table:table-cell table:formula="of:=RAND()" office:value-type="float" office:value="0.543969897786155">
            <text:p>0.5439698978</text:p>
          </table:table-cell>
          <table:table-cell table:formula="of:=RAND()" office:value-type="float" office:value="0.609664176590741">
            <text:p>0.6096641766</text:p>
          </table:table-cell>
          <table:table-cell table:formula="of:=RAND()" office:value-type="float" office:value="0.559887181501836">
            <text:p>0.5598871815</text:p>
          </table:table-cell>
          <table:table-cell table:formula="of:=RAND()" office:value-type="float" office:value="0.51319143595174">
            <text:p>0.513191436</text:p>
          </table:table-cell>
          <table:table-cell table:formula="of:=RAND()" office:value-type="float" office:value="0.0101866791956127">
            <text:p>0.0101866792</text:p>
          </table:table-cell>
          <table:table-cell table:formula="of:=RAND()" office:value-type="float" office:value="0.011388573795557">
            <text:p>0.0113885738</text:p>
          </table:table-cell>
          <table:table-cell table:formula="of:=RAND()" office:value-type="float" office:value="0.0615065565798432">
            <text:p>0.0615065566</text:p>
          </table:table-cell>
          <table:table-cell table:formula="of:=RAND()" office:value-type="float" office:value="0.0163682198617607">
            <text:p>0.0163682199</text:p>
          </table:table-cell>
          <table:table-cell table:formula="of:=RAND()" office:value-type="float" office:value="0.86971190571785">
            <text:p>0.8697119057</text:p>
          </table:table-cell>
          <table:table-cell table:formula="of:=SUM([.B331:.M331])-6" office:value-type="float" office:value="-0.407265193527564">
            <text:p>-0.4072651935</text:p>
          </table:table-cell>
          <table:table-cell table:formula="of:=[.N331]-[.$G$6]" office:value-type="float" office:value="-0.394240018387791">
            <text:p>-0.3942400184</text:p>
          </table:table-cell>
          <table:table-cell table:formula="of:=[.O331]*[.O331]" office:value-type="float" office:value="0.155425192098406">
            <text:p>0.1554251921</text:p>
          </table:table-cell>
        </table:table-row>
        <table:table-row table:style-name="ro1">
          <table:table-cell/>
          <table:table-cell table:formula="of:=RAND()" office:value-type="float" office:value="0.0702688503079116">
            <text:p>0.0702688503</text:p>
          </table:table-cell>
          <table:table-cell table:formula="of:=RAND()" office:value-type="float" office:value="0.545351007021964">
            <text:p>0.545351007</text:p>
          </table:table-cell>
          <table:table-cell table:formula="of:=RAND()" office:value-type="float" office:value="0.921577375382185">
            <text:p>0.9215773754</text:p>
          </table:table-cell>
          <table:table-cell table:formula="of:=RAND()" office:value-type="float" office:value="0.450625068508089">
            <text:p>0.4506250685</text:p>
          </table:table-cell>
          <table:table-cell table:formula="of:=RAND()" office:value-type="float" office:value="0.696629903279245">
            <text:p>0.6966299033</text:p>
          </table:table-cell>
          <table:table-cell table:formula="of:=RAND()" office:value-type="float" office:value="0.349747399101034">
            <text:p>0.3497473991</text:p>
          </table:table-cell>
          <table:table-cell table:formula="of:=RAND()" office:value-type="float" office:value="0.997207455569878">
            <text:p>0.9972074556</text:p>
          </table:table-cell>
          <table:table-cell table:formula="of:=RAND()" office:value-type="float" office:value="0.435080720577389">
            <text:p>0.4350807206</text:p>
          </table:table-cell>
          <table:table-cell table:formula="of:=RAND()" office:value-type="float" office:value="0.523908861912787">
            <text:p>0.5239088619</text:p>
          </table:table-cell>
          <table:table-cell table:formula="of:=RAND()" office:value-type="float" office:value="0.956392889842391">
            <text:p>0.9563928898</text:p>
          </table:table-cell>
          <table:table-cell table:formula="of:=RAND()" office:value-type="float" office:value="0.961776805110276">
            <text:p>0.9617768051</text:p>
          </table:table-cell>
          <table:table-cell table:formula="of:=RAND()" office:value-type="float" office:value="0.773760746931657">
            <text:p>0.7737607469</text:p>
          </table:table-cell>
          <table:table-cell table:formula="of:=SUM([.B332:.M332])-6" office:value-type="float" office:value="1.68232708354481">
            <text:p>1.6823270835</text:p>
          </table:table-cell>
          <table:table-cell table:formula="of:=[.N332]-[.$G$6]" office:value-type="float" office:value="1.69535225868458">
            <text:p>1.6953522587</text:p>
          </table:table-cell>
          <table:table-cell table:formula="of:=[.O332]*[.O332]" office:value-type="float" office:value="2.8742192810269">
            <text:p>2.874219281</text:p>
          </table:table-cell>
        </table:table-row>
        <table:table-row table:style-name="ro1">
          <table:table-cell/>
          <table:table-cell table:formula="of:=RAND()" office:value-type="float" office:value="0.104043857194483">
            <text:p>0.1040438572</text:p>
          </table:table-cell>
          <table:table-cell table:formula="of:=RAND()" office:value-type="float" office:value="0.845575840678066">
            <text:p>0.8455758407</text:p>
          </table:table-cell>
          <table:table-cell table:formula="of:=RAND()" office:value-type="float" office:value="0.79291900456883">
            <text:p>0.7929190046</text:p>
          </table:table-cell>
          <table:table-cell table:formula="of:=RAND()" office:value-type="float" office:value="0.428417919902131">
            <text:p>0.4284179199</text:p>
          </table:table-cell>
          <table:table-cell table:formula="of:=RAND()" office:value-type="float" office:value="0.261186241870746">
            <text:p>0.2611862419</text:p>
          </table:table-cell>
          <table:table-cell table:formula="of:=RAND()" office:value-type="float" office:value="0.834769203327596">
            <text:p>0.8347692033</text:p>
          </table:table-cell>
          <table:table-cell table:formula="of:=RAND()" office:value-type="float" office:value="0.140125687234104">
            <text:p>0.1401256872</text:p>
          </table:table-cell>
          <table:table-cell table:formula="of:=RAND()" office:value-type="float" office:value="0.109396515181288">
            <text:p>0.1093965152</text:p>
          </table:table-cell>
          <table:table-cell table:formula="of:=RAND()" office:value-type="float" office:value="0.553590442286804">
            <text:p>0.5535904423</text:p>
          </table:table-cell>
          <table:table-cell table:formula="of:=RAND()" office:value-type="float" office:value="0.775172734633088">
            <text:p>0.7751727346</text:p>
          </table:table-cell>
          <table:table-cell table:formula="of:=RAND()" office:value-type="float" office:value="0.76879161875695">
            <text:p>0.7687916188</text:p>
          </table:table-cell>
          <table:table-cell table:formula="of:=RAND()" office:value-type="float" office:value="0.291616360191256">
            <text:p>0.2916163602</text:p>
          </table:table-cell>
          <table:table-cell table:formula="of:=SUM([.B333:.M333])-6" office:value-type="float" office:value="-0.0943945741746575">
            <text:p>-0.0943945742</text:p>
          </table:table-cell>
          <table:table-cell table:formula="of:=[.N333]-[.$G$6]" office:value-type="float" office:value="-0.0813693990348838">
            <text:p>-0.081369399</text:p>
          </table:table-cell>
          <table:table-cell table:formula="of:=[.O333]*[.O333]" office:value-type="float" office:value="0.00662097909929815">
            <text:p>0.0066209791</text:p>
          </table:table-cell>
        </table:table-row>
        <table:table-row table:style-name="ro1">
          <table:table-cell/>
          <table:table-cell table:formula="of:=RAND()" office:value-type="float" office:value="0.509228775976226">
            <text:p>0.509228776</text:p>
          </table:table-cell>
          <table:table-cell table:formula="of:=RAND()" office:value-type="float" office:value="0.264378533000126">
            <text:p>0.264378533</text:p>
          </table:table-cell>
          <table:table-cell table:formula="of:=RAND()" office:value-type="float" office:value="0.390556749422103">
            <text:p>0.3905567494</text:p>
          </table:table-cell>
          <table:table-cell table:formula="of:=RAND()" office:value-type="float" office:value="0.00395555165596306">
            <text:p>0.0039555517</text:p>
          </table:table-cell>
          <table:table-cell table:formula="of:=RAND()" office:value-type="float" office:value="0.962423308519647">
            <text:p>0.9624233085</text:p>
          </table:table-cell>
          <table:table-cell table:formula="of:=RAND()" office:value-type="float" office:value="0.582853772444651">
            <text:p>0.5828537724</text:p>
          </table:table-cell>
          <table:table-cell table:formula="of:=RAND()" office:value-type="float" office:value="0.290359084261581">
            <text:p>0.2903590843</text:p>
          </table:table-cell>
          <table:table-cell table:formula="of:=RAND()" office:value-type="float" office:value="0.877728153718635">
            <text:p>0.8777281537</text:p>
          </table:table-cell>
          <table:table-cell table:formula="of:=RAND()" office:value-type="float" office:value="0.627434150315821">
            <text:p>0.6274341503</text:p>
          </table:table-cell>
          <table:table-cell table:formula="of:=RAND()" office:value-type="float" office:value="0.0161867754068226">
            <text:p>0.0161867754</text:p>
          </table:table-cell>
          <table:table-cell table:formula="of:=RAND()" office:value-type="float" office:value="0.343081990024075">
            <text:p>0.34308199</text:p>
          </table:table-cell>
          <table:table-cell table:formula="of:=RAND()" office:value-type="float" office:value="0.220756808994338">
            <text:p>0.220756809</text:p>
          </table:table-cell>
          <table:table-cell table:formula="of:=SUM([.B334:.M334])-6" office:value-type="float" office:value="-0.911056346260011">
            <text:p>-0.9110563463</text:p>
          </table:table-cell>
          <table:table-cell table:formula="of:=[.N334]-[.$G$6]" office:value-type="float" office:value="-0.898031171120238">
            <text:p>-0.8980311711</text:p>
          </table:table-cell>
          <table:table-cell table:formula="of:=[.O334]*[.O334]" office:value-type="float" office:value="0.806459984303585">
            <text:p>0.8064599843</text:p>
          </table:table-cell>
        </table:table-row>
        <table:table-row table:style-name="ro1">
          <table:table-cell/>
          <table:table-cell table:formula="of:=RAND()" office:value-type="float" office:value="0.73918466665782">
            <text:p>0.7391846667</text:p>
          </table:table-cell>
          <table:table-cell table:formula="of:=RAND()" office:value-type="float" office:value="0.558254055213183">
            <text:p>0.5582540552</text:p>
          </table:table-cell>
          <table:table-cell table:formula="of:=RAND()" office:value-type="float" office:value="0.355901015456766">
            <text:p>0.3559010155</text:p>
          </table:table-cell>
          <table:table-cell table:formula="of:=RAND()" office:value-type="float" office:value="0.931782447732985">
            <text:p>0.9317824477</text:p>
          </table:table-cell>
          <table:table-cell table:formula="of:=RAND()" office:value-type="float" office:value="0.640769188990817">
            <text:p>0.640769189</text:p>
          </table:table-cell>
          <table:table-cell table:formula="of:=RAND()" office:value-type="float" office:value="0.318296912126243">
            <text:p>0.3182969121</text:p>
          </table:table-cell>
          <table:table-cell table:formula="of:=RAND()" office:value-type="float" office:value="0.5124548652675">
            <text:p>0.5124548653</text:p>
          </table:table-cell>
          <table:table-cell table:formula="of:=RAND()" office:value-type="float" office:value="0.0889317879918963">
            <text:p>0.088931788</text:p>
          </table:table-cell>
          <table:table-cell table:formula="of:=RAND()" office:value-type="float" office:value="0.62241863575764">
            <text:p>0.6224186358</text:p>
          </table:table-cell>
          <table:table-cell table:formula="of:=RAND()" office:value-type="float" office:value="0.419486986007541">
            <text:p>0.419486986</text:p>
          </table:table-cell>
          <table:table-cell table:formula="of:=RAND()" office:value-type="float" office:value="0.123080195859075">
            <text:p>0.1230801959</text:p>
          </table:table-cell>
          <table:table-cell table:formula="of:=RAND()" office:value-type="float" office:value="0.680320274317637">
            <text:p>0.6803202743</text:p>
          </table:table-cell>
          <table:table-cell table:formula="of:=SUM([.B335:.M335])-6" office:value-type="float" office:value="-0.00911896862089634">
            <text:p>-0.0091189686</text:p>
          </table:table-cell>
          <table:table-cell table:formula="of:=[.N335]-[.$G$6]" office:value-type="float" office:value="0.0039062065188773">
            <text:p>0.0039062065</text:p>
          </table:table-cell>
          <table:table-cell table:formula="of:=[.O335]*[.O335]" office:value-type="float" office:value="0.0000152584493681195">
            <text:p>1.52584493681195E-005</text:p>
          </table:table-cell>
        </table:table-row>
        <table:table-row table:style-name="ro1">
          <table:table-cell/>
          <table:table-cell table:formula="of:=RAND()" office:value-type="float" office:value="0.133110655471683">
            <text:p>0.1331106555</text:p>
          </table:table-cell>
          <table:table-cell table:formula="of:=RAND()" office:value-type="float" office:value="0.344666464952752">
            <text:p>0.344666465</text:p>
          </table:table-cell>
          <table:table-cell table:formula="of:=RAND()" office:value-type="float" office:value="0.300519244978204">
            <text:p>0.300519245</text:p>
          </table:table-cell>
          <table:table-cell table:formula="of:=RAND()" office:value-type="float" office:value="0.933617410715669">
            <text:p>0.9336174107</text:p>
          </table:table-cell>
          <table:table-cell table:formula="of:=RAND()" office:value-type="float" office:value="0.350946644553915">
            <text:p>0.3509466446</text:p>
          </table:table-cell>
          <table:table-cell table:formula="of:=RAND()" office:value-type="float" office:value="0.883299444802105">
            <text:p>0.8832994448</text:p>
          </table:table-cell>
          <table:table-cell table:formula="of:=RAND()" office:value-type="float" office:value="0.650023066438735">
            <text:p>0.6500230664</text:p>
          </table:table-cell>
          <table:table-cell table:formula="of:=RAND()" office:value-type="float" office:value="0.366295972140506">
            <text:p>0.3662959721</text:p>
          </table:table-cell>
          <table:table-cell table:formula="of:=RAND()" office:value-type="float" office:value="0.366218330571428">
            <text:p>0.3662183306</text:p>
          </table:table-cell>
          <table:table-cell table:formula="of:=RAND()" office:value-type="float" office:value="0.929358843015507">
            <text:p>0.929358843</text:p>
          </table:table-cell>
          <table:table-cell table:formula="of:=RAND()" office:value-type="float" office:value="0.594436181010678">
            <text:p>0.594436181</text:p>
          </table:table-cell>
          <table:table-cell table:formula="of:=RAND()" office:value-type="float" office:value="0.326224850956351">
            <text:p>0.326224851</text:p>
          </table:table-cell>
          <table:table-cell table:formula="of:=SUM([.B336:.M336])-6" office:value-type="float" office:value="0.178717109607533">
            <text:p>0.1787171096</text:p>
          </table:table-cell>
          <table:table-cell table:formula="of:=[.N336]-[.$G$6]" office:value-type="float" office:value="0.191742284747306">
            <text:p>0.1917422847</text:p>
          </table:table-cell>
          <table:table-cell table:formula="of:=[.O336]*[.O336]" office:value-type="float" office:value="0.0367651037601171">
            <text:p>0.0367651038</text:p>
          </table:table-cell>
        </table:table-row>
        <table:table-row table:style-name="ro1">
          <table:table-cell/>
          <table:table-cell table:formula="of:=RAND()" office:value-type="float" office:value="0.766102874651551">
            <text:p>0.7661028747</text:p>
          </table:table-cell>
          <table:table-cell table:formula="of:=RAND()" office:value-type="float" office:value="0.859306946629658">
            <text:p>0.8593069466</text:p>
          </table:table-cell>
          <table:table-cell table:formula="of:=RAND()" office:value-type="float" office:value="0.919521898496896">
            <text:p>0.9195218985</text:p>
          </table:table-cell>
          <table:table-cell table:formula="of:=RAND()" office:value-type="float" office:value="0.17783324746415">
            <text:p>0.1778332475</text:p>
          </table:table-cell>
          <table:table-cell table:formula="of:=RAND()" office:value-type="float" office:value="0.852356898831204">
            <text:p>0.8523568988</text:p>
          </table:table-cell>
          <table:table-cell table:formula="of:=RAND()" office:value-type="float" office:value="0.0697031766176224">
            <text:p>0.0697031766</text:p>
          </table:table-cell>
          <table:table-cell table:formula="of:=RAND()" office:value-type="float" office:value="0.0216593898367137">
            <text:p>0.0216593898</text:p>
          </table:table-cell>
          <table:table-cell table:formula="of:=RAND()" office:value-type="float" office:value="0.418493700446561">
            <text:p>0.4184937004</text:p>
          </table:table-cell>
          <table:table-cell table:formula="of:=RAND()" office:value-type="float" office:value="0.300966736627743">
            <text:p>0.3009667366</text:p>
          </table:table-cell>
          <table:table-cell table:formula="of:=RAND()" office:value-type="float" office:value="0.582801197189838">
            <text:p>0.5828011972</text:p>
          </table:table-cell>
          <table:table-cell table:formula="of:=RAND()" office:value-type="float" office:value="0.0287151571828872">
            <text:p>0.0287151572</text:p>
          </table:table-cell>
          <table:table-cell table:formula="of:=RAND()" office:value-type="float" office:value="0.950811810791492">
            <text:p>0.9508118108</text:p>
          </table:table-cell>
          <table:table-cell table:formula="of:=SUM([.B337:.M337])-6" office:value-type="float" office:value="-0.0517269652336836">
            <text:p>-0.0517269652</text:p>
          </table:table-cell>
          <table:table-cell table:formula="of:=[.N337]-[.$G$6]" office:value-type="float" office:value="-0.0387017900939099">
            <text:p>-0.0387017901</text:p>
          </table:table-cell>
          <table:table-cell table:formula="of:=[.O337]*[.O337]" office:value-type="float" office:value="0.00149782855647307">
            <text:p>0.0014978286</text:p>
          </table:table-cell>
        </table:table-row>
        <table:table-row table:style-name="ro1">
          <table:table-cell/>
          <table:table-cell table:formula="of:=RAND()" office:value-type="float" office:value="0.620991974370554">
            <text:p>0.6209919744</text:p>
          </table:table-cell>
          <table:table-cell table:formula="of:=RAND()" office:value-type="float" office:value="0.210876270662993">
            <text:p>0.2108762707</text:p>
          </table:table-cell>
          <table:table-cell table:formula="of:=RAND()" office:value-type="float" office:value="0.63341831532307">
            <text:p>0.6334183153</text:p>
          </table:table-cell>
          <table:table-cell table:formula="of:=RAND()" office:value-type="float" office:value="0.227953670546412">
            <text:p>0.2279536705</text:p>
          </table:table-cell>
          <table:table-cell table:formula="of:=RAND()" office:value-type="float" office:value="0.592142732813954">
            <text:p>0.5921427328</text:p>
          </table:table-cell>
          <table:table-cell table:formula="of:=RAND()" office:value-type="float" office:value="0.889951526420191">
            <text:p>0.8899515264</text:p>
          </table:table-cell>
          <table:table-cell table:formula="of:=RAND()" office:value-type="float" office:value="0.267465624725446">
            <text:p>0.2674656247</text:p>
          </table:table-cell>
          <table:table-cell table:formula="of:=RAND()" office:value-type="float" office:value="0.790573887294158">
            <text:p>0.7905738873</text:p>
          </table:table-cell>
          <table:table-cell table:formula="of:=RAND()" office:value-type="float" office:value="0.148257407126948">
            <text:p>0.1482574071</text:p>
          </table:table-cell>
          <table:table-cell table:formula="of:=RAND()" office:value-type="float" office:value="0.633938210085034">
            <text:p>0.6339382101</text:p>
          </table:table-cell>
          <table:table-cell table:formula="of:=RAND()" office:value-type="float" office:value="0.806687911739573">
            <text:p>0.8066879117</text:p>
          </table:table-cell>
          <table:table-cell table:formula="of:=RAND()" office:value-type="float" office:value="0.890596470562741">
            <text:p>0.8905964706</text:p>
          </table:table-cell>
          <table:table-cell table:formula="of:=SUM([.B338:.M338])-6" office:value-type="float" office:value="0.712854001671076">
            <text:p>0.7128540017</text:p>
          </table:table-cell>
          <table:table-cell table:formula="of:=[.N338]-[.$G$6]" office:value-type="float" office:value="0.725879176810849">
            <text:p>0.7258791768</text:p>
          </table:table-cell>
          <table:table-cell table:formula="of:=[.O338]*[.O338]" office:value-type="float" office:value="0.526900579327597">
            <text:p>0.5269005793</text:p>
          </table:table-cell>
        </table:table-row>
        <table:table-row table:style-name="ro1">
          <table:table-cell/>
          <table:table-cell table:formula="of:=RAND()" office:value-type="float" office:value="0.726985787274316">
            <text:p>0.7269857873</text:p>
          </table:table-cell>
          <table:table-cell table:formula="of:=RAND()" office:value-type="float" office:value="0.785851432709023">
            <text:p>0.7858514327</text:p>
          </table:table-cell>
          <table:table-cell table:formula="of:=RAND()" office:value-type="float" office:value="0.979191268328577">
            <text:p>0.9791912683</text:p>
          </table:table-cell>
          <table:table-cell table:formula="of:=RAND()" office:value-type="float" office:value="0.0117436391301453">
            <text:p>0.0117436391</text:p>
          </table:table-cell>
          <table:table-cell table:formula="of:=RAND()" office:value-type="float" office:value="0.559342847205699">
            <text:p>0.5593428472</text:p>
          </table:table-cell>
          <table:table-cell table:formula="of:=RAND()" office:value-type="float" office:value="0.95080987457186">
            <text:p>0.9508098746</text:p>
          </table:table-cell>
          <table:table-cell table:formula="of:=RAND()" office:value-type="float" office:value="0.0209038536995649">
            <text:p>0.0209038537</text:p>
          </table:table-cell>
          <table:table-cell table:formula="of:=RAND()" office:value-type="float" office:value="0.287665280746296">
            <text:p>0.2876652807</text:p>
          </table:table-cell>
          <table:table-cell table:formula="of:=RAND()" office:value-type="float" office:value="0.985868682852015">
            <text:p>0.9858686829</text:p>
          </table:table-cell>
          <table:table-cell table:formula="of:=RAND()" office:value-type="float" office:value="0.754783013835549">
            <text:p>0.7547830138</text:p>
          </table:table-cell>
          <table:table-cell table:formula="of:=RAND()" office:value-type="float" office:value="0.360103737562895">
            <text:p>0.3601037376</text:p>
          </table:table-cell>
          <table:table-cell table:formula="of:=RAND()" office:value-type="float" office:value="0.0576710470486432">
            <text:p>0.057671047</text:p>
          </table:table-cell>
          <table:table-cell table:formula="of:=SUM([.B339:.M339])-6" office:value-type="float" office:value="0.480920464964584">
            <text:p>0.480920465</text:p>
          </table:table-cell>
          <table:table-cell table:formula="of:=[.N339]-[.$G$6]" office:value-type="float" office:value="0.493945640104357">
            <text:p>0.4939456401</text:p>
          </table:table-cell>
          <table:table-cell table:formula="of:=[.O339]*[.O339]" office:value-type="float" office:value="0.243982295378103">
            <text:p>0.2439822954</text:p>
          </table:table-cell>
        </table:table-row>
        <table:table-row table:style-name="ro1">
          <table:table-cell/>
          <table:table-cell table:formula="of:=RAND()" office:value-type="float" office:value="0.466471932362765">
            <text:p>0.4664719324</text:p>
          </table:table-cell>
          <table:table-cell table:formula="of:=RAND()" office:value-type="float" office:value="0.679565169615671">
            <text:p>0.6795651696</text:p>
          </table:table-cell>
          <table:table-cell table:formula="of:=RAND()" office:value-type="float" office:value="0.341993951005861">
            <text:p>0.341993951</text:p>
          </table:table-cell>
          <table:table-cell table:formula="of:=RAND()" office:value-type="float" office:value="0.636563037056476">
            <text:p>0.6365630371</text:p>
          </table:table-cell>
          <table:table-cell table:formula="of:=RAND()" office:value-type="float" office:value="0.183699124492705">
            <text:p>0.1836991245</text:p>
          </table:table-cell>
          <table:table-cell table:formula="of:=RAND()" office:value-type="float" office:value="0.810658756643534">
            <text:p>0.8106587566</text:p>
          </table:table-cell>
          <table:table-cell table:formula="of:=RAND()" office:value-type="float" office:value="0.88234988367185">
            <text:p>0.8823498837</text:p>
          </table:table-cell>
          <table:table-cell table:formula="of:=RAND()" office:value-type="float" office:value="0.641288381768391">
            <text:p>0.6412883818</text:p>
          </table:table-cell>
          <table:table-cell table:formula="of:=RAND()" office:value-type="float" office:value="0.41082244575955">
            <text:p>0.4108224458</text:p>
          </table:table-cell>
          <table:table-cell table:formula="of:=RAND()" office:value-type="float" office:value="0.613326644292101">
            <text:p>0.6133266443</text:p>
          </table:table-cell>
          <table:table-cell table:formula="of:=RAND()" office:value-type="float" office:value="0.989683225052431">
            <text:p>0.9896832251</text:p>
          </table:table-cell>
          <table:table-cell table:formula="of:=RAND()" office:value-type="float" office:value="0.831600634846836">
            <text:p>0.8316006348</text:p>
          </table:table-cell>
          <table:table-cell table:formula="of:=SUM([.B340:.M340])-6" office:value-type="float" office:value="1.48802318656817">
            <text:p>1.4880231866</text:p>
          </table:table-cell>
          <table:table-cell table:formula="of:=[.N340]-[.$G$6]" office:value-type="float" office:value="1.50104836170794">
            <text:p>1.5010483617</text:p>
          </table:table-cell>
          <table:table-cell table:formula="of:=[.O340]*[.O340]" office:value-type="float" office:value="2.2531461841861">
            <text:p>2.2531461842</text:p>
          </table:table-cell>
        </table:table-row>
        <table:table-row table:style-name="ro1">
          <table:table-cell/>
          <table:table-cell table:formula="of:=RAND()" office:value-type="float" office:value="0.745683076791465">
            <text:p>0.7456830768</text:p>
          </table:table-cell>
          <table:table-cell table:formula="of:=RAND()" office:value-type="float" office:value="0.391006762627512">
            <text:p>0.3910067626</text:p>
          </table:table-cell>
          <table:table-cell table:formula="of:=RAND()" office:value-type="float" office:value="0.932265979703516">
            <text:p>0.9322659797</text:p>
          </table:table-cell>
          <table:table-cell table:formula="of:=RAND()" office:value-type="float" office:value="0.973951225867495">
            <text:p>0.9739512259</text:p>
          </table:table-cell>
          <table:table-cell table:formula="of:=RAND()" office:value-type="float" office:value="0.101785130565986">
            <text:p>0.1017851306</text:p>
          </table:table-cell>
          <table:table-cell table:formula="of:=RAND()" office:value-type="float" office:value="0.740561501821503">
            <text:p>0.7405615018</text:p>
          </table:table-cell>
          <table:table-cell table:formula="of:=RAND()" office:value-type="float" office:value="0.0460059959441423">
            <text:p>0.0460059959</text:p>
          </table:table-cell>
          <table:table-cell table:formula="of:=RAND()" office:value-type="float" office:value="0.711604420095682">
            <text:p>0.7116044201</text:p>
          </table:table-cell>
          <table:table-cell table:formula="of:=RAND()" office:value-type="float" office:value="0.595834757899866">
            <text:p>0.5958347579</text:p>
          </table:table-cell>
          <table:table-cell table:formula="of:=RAND()" office:value-type="float" office:value="0.398197196889669">
            <text:p>0.3981971969</text:p>
          </table:table-cell>
          <table:table-cell table:formula="of:=RAND()" office:value-type="float" office:value="0.264515162212774">
            <text:p>0.2645151622</text:p>
          </table:table-cell>
          <table:table-cell table:formula="of:=RAND()" office:value-type="float" office:value="0.843194499379024">
            <text:p>0.8431944994</text:p>
          </table:table-cell>
          <table:table-cell table:formula="of:=SUM([.B341:.M341])-6" office:value-type="float" office:value="0.744605709798634">
            <text:p>0.7446057098</text:p>
          </table:table-cell>
          <table:table-cell table:formula="of:=[.N341]-[.$G$6]" office:value-type="float" office:value="0.757630884938408">
            <text:p>0.7576308849</text:p>
          </table:table-cell>
          <table:table-cell table:formula="of:=[.O341]*[.O341]" office:value-type="float" office:value="0.574004557812555">
            <text:p>0.5740045578</text:p>
          </table:table-cell>
        </table:table-row>
        <table:table-row table:style-name="ro1">
          <table:table-cell/>
          <table:table-cell table:formula="of:=RAND()" office:value-type="float" office:value="0.180915175005794">
            <text:p>0.180915175</text:p>
          </table:table-cell>
          <table:table-cell table:formula="of:=RAND()" office:value-type="float" office:value="0.0404364485293627">
            <text:p>0.0404364485</text:p>
          </table:table-cell>
          <table:table-cell table:formula="of:=RAND()" office:value-type="float" office:value="0.833911845693365">
            <text:p>0.8339118457</text:p>
          </table:table-cell>
          <table:table-cell table:formula="of:=RAND()" office:value-type="float" office:value="0.230424993205816">
            <text:p>0.2304249932</text:p>
          </table:table-cell>
          <table:table-cell table:formula="of:=RAND()" office:value-type="float" office:value="0.14831694890745">
            <text:p>0.1483169489</text:p>
          </table:table-cell>
          <table:table-cell table:formula="of:=RAND()" office:value-type="float" office:value="0.483074810821563">
            <text:p>0.4830748108</text:p>
          </table:table-cell>
          <table:table-cell table:formula="of:=RAND()" office:value-type="float" office:value="0.796858865534887">
            <text:p>0.7968588655</text:p>
          </table:table-cell>
          <table:table-cell table:formula="of:=RAND()" office:value-type="float" office:value="0.661744641838595">
            <text:p>0.6617446418</text:p>
          </table:table-cell>
          <table:table-cell table:formula="of:=RAND()" office:value-type="float" office:value="0.18890908267349">
            <text:p>0.1889090827</text:p>
          </table:table-cell>
          <table:table-cell table:formula="of:=RAND()" office:value-type="float" office:value="0.381581672234461">
            <text:p>0.3815816722</text:p>
          </table:table-cell>
          <table:table-cell table:formula="of:=RAND()" office:value-type="float" office:value="0.106316033750772">
            <text:p>0.1063160338</text:p>
          </table:table-cell>
          <table:table-cell table:formula="of:=RAND()" office:value-type="float" office:value="0.155298227909952">
            <text:p>0.1552982279</text:p>
          </table:table-cell>
          <table:table-cell table:formula="of:=SUM([.B342:.M342])-6" office:value-type="float" office:value="-1.79221125389449">
            <text:p>-1.7922112539</text:p>
          </table:table-cell>
          <table:table-cell table:formula="of:=[.N342]-[.$G$6]" office:value-type="float" office:value="-1.77918607875472">
            <text:p>-1.7791860788</text:p>
          </table:table-cell>
          <table:table-cell table:formula="of:=[.O342]*[.O342]" office:value-type="float" office:value="3.16550310283459">
            <text:p>3.1655031028</text:p>
          </table:table-cell>
        </table:table-row>
        <table:table-row table:style-name="ro1">
          <table:table-cell/>
          <table:table-cell table:formula="of:=RAND()" office:value-type="float" office:value="0.626382256858051">
            <text:p>0.6263822569</text:p>
          </table:table-cell>
          <table:table-cell table:formula="of:=RAND()" office:value-type="float" office:value="0.959437200799584">
            <text:p>0.9594372008</text:p>
          </table:table-cell>
          <table:table-cell table:formula="of:=RAND()" office:value-type="float" office:value="0.845203097211197">
            <text:p>0.8452030972</text:p>
          </table:table-cell>
          <table:table-cell table:formula="of:=RAND()" office:value-type="float" office:value="0.458283607615158">
            <text:p>0.4582836076</text:p>
          </table:table-cell>
          <table:table-cell table:formula="of:=RAND()" office:value-type="float" office:value="0.167819795897231">
            <text:p>0.1678197959</text:p>
          </table:table-cell>
          <table:table-cell table:formula="of:=RAND()" office:value-type="float" office:value="0.118493426591158">
            <text:p>0.1184934266</text:p>
          </table:table-cell>
          <table:table-cell table:formula="of:=RAND()" office:value-type="float" office:value="0.36866713874042">
            <text:p>0.3686671387</text:p>
          </table:table-cell>
          <table:table-cell table:formula="of:=RAND()" office:value-type="float" office:value="0.313736170064658">
            <text:p>0.3137361701</text:p>
          </table:table-cell>
          <table:table-cell table:formula="of:=RAND()" office:value-type="float" office:value="0.127218509791419">
            <text:p>0.1272185098</text:p>
          </table:table-cell>
          <table:table-cell table:formula="of:=RAND()" office:value-type="float" office:value="0.609549603890628">
            <text:p>0.6095496039</text:p>
          </table:table-cell>
          <table:table-cell table:formula="of:=RAND()" office:value-type="float" office:value="0.183577585266903">
            <text:p>0.1835775853</text:p>
          </table:table-cell>
          <table:table-cell table:formula="of:=RAND()" office:value-type="float" office:value="0.355542363366112">
            <text:p>0.3555423634</text:p>
          </table:table-cell>
          <table:table-cell table:formula="of:=SUM([.B343:.M343])-6" office:value-type="float" office:value="-0.866089243907481">
            <text:p>-0.8660892439</text:p>
          </table:table-cell>
          <table:table-cell table:formula="of:=[.N343]-[.$G$6]" office:value-type="float" office:value="-0.853064068767708">
            <text:p>-0.8530640688</text:p>
          </table:table-cell>
          <table:table-cell table:formula="of:=[.O343]*[.O343]" office:value-type="float" office:value="0.727718305422517">
            <text:p>0.7277183054</text:p>
          </table:table-cell>
        </table:table-row>
        <table:table-row table:style-name="ro1">
          <table:table-cell/>
          <table:table-cell table:formula="of:=RAND()" office:value-type="float" office:value="0.483264512382448">
            <text:p>0.4832645124</text:p>
          </table:table-cell>
          <table:table-cell table:formula="of:=RAND()" office:value-type="float" office:value="0.848616124363616">
            <text:p>0.8486161244</text:p>
          </table:table-cell>
          <table:table-cell table:formula="of:=RAND()" office:value-type="float" office:value="0.803957648342475">
            <text:p>0.8039576483</text:p>
          </table:table-cell>
          <table:table-cell table:formula="of:=RAND()" office:value-type="float" office:value="0.0260955460835248">
            <text:p>0.0260955461</text:p>
          </table:table-cell>
          <table:table-cell table:formula="of:=RAND()" office:value-type="float" office:value="0.691022285027429">
            <text:p>0.691022285</text:p>
          </table:table-cell>
          <table:table-cell table:formula="of:=RAND()" office:value-type="float" office:value="0.0259665141347796">
            <text:p>0.0259665141</text:p>
          </table:table-cell>
          <table:table-cell table:formula="of:=RAND()" office:value-type="float" office:value="0.927135690115392">
            <text:p>0.9271356901</text:p>
          </table:table-cell>
          <table:table-cell table:formula="of:=RAND()" office:value-type="float" office:value="0.360106040723622">
            <text:p>0.3601060407</text:p>
          </table:table-cell>
          <table:table-cell table:formula="of:=RAND()" office:value-type="float" office:value="0.176356854848564">
            <text:p>0.1763568548</text:p>
          </table:table-cell>
          <table:table-cell table:formula="of:=RAND()" office:value-type="float" office:value="0.914554246002808">
            <text:p>0.914554246</text:p>
          </table:table-cell>
          <table:table-cell table:formula="of:=RAND()" office:value-type="float" office:value="0.732754602096975">
            <text:p>0.7327546021</text:p>
          </table:table-cell>
          <table:table-cell table:formula="of:=RAND()" office:value-type="float" office:value="0.120820616139099">
            <text:p>0.1208206161</text:p>
          </table:table-cell>
          <table:table-cell table:formula="of:=SUM([.B344:.M344])-6" office:value-type="float" office:value="0.110650680260733">
            <text:p>0.1106506803</text:p>
          </table:table-cell>
          <table:table-cell table:formula="of:=[.N344]-[.$G$6]" office:value-type="float" office:value="0.123675855400506">
            <text:p>0.1236758554</text:p>
          </table:table-cell>
          <table:table-cell table:formula="of:=[.O344]*[.O344]" office:value-type="float" office:value="0.015295717209047">
            <text:p>0.0152957172</text:p>
          </table:table-cell>
        </table:table-row>
        <table:table-row table:style-name="ro1">
          <table:table-cell/>
          <table:table-cell table:formula="of:=RAND()" office:value-type="float" office:value="0.703469333937392">
            <text:p>0.7034693339</text:p>
          </table:table-cell>
          <table:table-cell table:formula="of:=RAND()" office:value-type="float" office:value="0.701713598333299">
            <text:p>0.7017135983</text:p>
          </table:table-cell>
          <table:table-cell table:formula="of:=RAND()" office:value-type="float" office:value="0.574002783279866">
            <text:p>0.5740027833</text:p>
          </table:table-cell>
          <table:table-cell table:formula="of:=RAND()" office:value-type="float" office:value="0.138672462198883">
            <text:p>0.1386724622</text:p>
          </table:table-cell>
          <table:table-cell table:formula="of:=RAND()" office:value-type="float" office:value="0.296381120570004">
            <text:p>0.2963811206</text:p>
          </table:table-cell>
          <table:table-cell table:formula="of:=RAND()" office:value-type="float" office:value="0.120360564207658">
            <text:p>0.1203605642</text:p>
          </table:table-cell>
          <table:table-cell table:formula="of:=RAND()" office:value-type="float" office:value="0.260437914635986">
            <text:p>0.2604379146</text:p>
          </table:table-cell>
          <table:table-cell table:formula="of:=RAND()" office:value-type="float" office:value="0.33800256694667">
            <text:p>0.3380025669</text:p>
          </table:table-cell>
          <table:table-cell table:formula="of:=RAND()" office:value-type="float" office:value="0.551729938713834">
            <text:p>0.5517299387</text:p>
          </table:table-cell>
          <table:table-cell table:formula="of:=RAND()" office:value-type="float" office:value="0.963723301421851">
            <text:p>0.9637233014</text:p>
          </table:table-cell>
          <table:table-cell table:formula="of:=RAND()" office:value-type="float" office:value="0.523788792779669">
            <text:p>0.5237887928</text:p>
          </table:table-cell>
          <table:table-cell table:formula="of:=RAND()" office:value-type="float" office:value="0.85282508074306">
            <text:p>0.8528250807</text:p>
          </table:table-cell>
          <table:table-cell table:formula="of:=SUM([.B345:.M345])-6" office:value-type="float" office:value="0.025107457768172">
            <text:p>0.0251074578</text:p>
          </table:table-cell>
          <table:table-cell table:formula="of:=[.N345]-[.$G$6]" office:value-type="float" office:value="0.0381326329079457">
            <text:p>0.0381326329</text:p>
          </table:table-cell>
          <table:table-cell table:formula="of:=[.O345]*[.O345]" office:value-type="float" office:value="0.00145409769249214">
            <text:p>0.0014540977</text:p>
          </table:table-cell>
        </table:table-row>
        <table:table-row table:style-name="ro1">
          <table:table-cell/>
          <table:table-cell table:formula="of:=RAND()" office:value-type="float" office:value="0.978753022616729">
            <text:p>0.9787530226</text:p>
          </table:table-cell>
          <table:table-cell table:formula="of:=RAND()" office:value-type="float" office:value="0.642777749802917">
            <text:p>0.6427777498</text:p>
          </table:table-cell>
          <table:table-cell table:formula="of:=RAND()" office:value-type="float" office:value="0.845472259214148">
            <text:p>0.8454722592</text:p>
          </table:table-cell>
          <table:table-cell table:formula="of:=RAND()" office:value-type="float" office:value="0.189719327259809">
            <text:p>0.1897193273</text:p>
          </table:table-cell>
          <table:table-cell table:formula="of:=RAND()" office:value-type="float" office:value="0.390115895774215">
            <text:p>0.3901158958</text:p>
          </table:table-cell>
          <table:table-cell table:formula="of:=RAND()" office:value-type="float" office:value="0.299041933612898">
            <text:p>0.2990419336</text:p>
          </table:table-cell>
          <table:table-cell table:formula="of:=RAND()" office:value-type="float" office:value="0.694284141529352">
            <text:p>0.6942841415</text:p>
          </table:table-cell>
          <table:table-cell table:formula="of:=RAND()" office:value-type="float" office:value="0.671138149453327">
            <text:p>0.6711381495</text:p>
          </table:table-cell>
          <table:table-cell table:formula="of:=RAND()" office:value-type="float" office:value="0.514640312176198">
            <text:p>0.5146403122</text:p>
          </table:table-cell>
          <table:table-cell table:formula="of:=RAND()" office:value-type="float" office:value="0.129257620079443">
            <text:p>0.1292576201</text:p>
          </table:table-cell>
          <table:table-cell table:formula="of:=RAND()" office:value-type="float" office:value="0.154210244771093">
            <text:p>0.1542102448</text:p>
          </table:table-cell>
          <table:table-cell table:formula="of:=RAND()" office:value-type="float" office:value="0.925129051553085">
            <text:p>0.9251290516</text:p>
          </table:table-cell>
          <table:table-cell table:formula="of:=SUM([.B346:.M346])-6" office:value-type="float" office:value="0.434539707843214">
            <text:p>0.4345397078</text:p>
          </table:table-cell>
          <table:table-cell table:formula="of:=[.N346]-[.$G$6]" office:value-type="float" office:value="0.447564882982988">
            <text:p>0.447564883</text:p>
          </table:table-cell>
          <table:table-cell table:formula="of:=[.O346]*[.O346]" office:value-type="float" office:value="0.200314324479576">
            <text:p>0.2003143245</text:p>
          </table:table-cell>
        </table:table-row>
        <table:table-row table:style-name="ro1">
          <table:table-cell/>
          <table:table-cell table:formula="of:=RAND()" office:value-type="float" office:value="0.636492152698338">
            <text:p>0.6364921527</text:p>
          </table:table-cell>
          <table:table-cell table:formula="of:=RAND()" office:value-type="float" office:value="0.203603104222566">
            <text:p>0.2036031042</text:p>
          </table:table-cell>
          <table:table-cell table:formula="of:=RAND()" office:value-type="float" office:value="0.98631558730267">
            <text:p>0.9863155873</text:p>
          </table:table-cell>
          <table:table-cell table:formula="of:=RAND()" office:value-type="float" office:value="0.869825792498887">
            <text:p>0.8698257925</text:p>
          </table:table-cell>
          <table:table-cell table:formula="of:=RAND()" office:value-type="float" office:value="0.114992692368105">
            <text:p>0.1149926924</text:p>
          </table:table-cell>
          <table:table-cell table:formula="of:=RAND()" office:value-type="float" office:value="0.195773044833913">
            <text:p>0.1957730448</text:p>
          </table:table-cell>
          <table:table-cell table:formula="of:=RAND()" office:value-type="float" office:value="0.377448555780575">
            <text:p>0.3774485558</text:p>
          </table:table-cell>
          <table:table-cell table:formula="of:=RAND()" office:value-type="float" office:value="0.797146435827017">
            <text:p>0.7971464358</text:p>
          </table:table-cell>
          <table:table-cell table:formula="of:=RAND()" office:value-type="float" office:value="0.775020874571055">
            <text:p>0.7750208746</text:p>
          </table:table-cell>
          <table:table-cell table:formula="of:=RAND()" office:value-type="float" office:value="0.761881027370691">
            <text:p>0.7618810274</text:p>
          </table:table-cell>
          <table:table-cell table:formula="of:=RAND()" office:value-type="float" office:value="0.57824058434926">
            <text:p>0.5782405843</text:p>
          </table:table-cell>
          <table:table-cell table:formula="of:=RAND()" office:value-type="float" office:value="0.77626778697595">
            <text:p>0.776267787</text:p>
          </table:table-cell>
          <table:table-cell table:formula="of:=SUM([.B347:.M347])-6" office:value-type="float" office:value="1.07300763879903">
            <text:p>1.0730076388</text:p>
          </table:table-cell>
          <table:table-cell table:formula="of:=[.N347]-[.$G$6]" office:value-type="float" office:value="1.0860328139388">
            <text:p>1.0860328139</text:p>
          </table:table-cell>
          <table:table-cell table:formula="of:=[.O347]*[.O347]" office:value-type="float" office:value="1.17946727295183">
            <text:p>1.179467273</text:p>
          </table:table-cell>
        </table:table-row>
        <table:table-row table:style-name="ro1">
          <table:table-cell/>
          <table:table-cell table:formula="of:=RAND()" office:value-type="float" office:value="0.702789366943762">
            <text:p>0.7027893669</text:p>
          </table:table-cell>
          <table:table-cell table:formula="of:=RAND()" office:value-type="float" office:value="0.346757856663316">
            <text:p>0.3467578567</text:p>
          </table:table-cell>
          <table:table-cell table:formula="of:=RAND()" office:value-type="float" office:value="0.18329005362466">
            <text:p>0.1832900536</text:p>
          </table:table-cell>
          <table:table-cell table:formula="of:=RAND()" office:value-type="float" office:value="0.134480572072789">
            <text:p>0.1344805721</text:p>
          </table:table-cell>
          <table:table-cell table:formula="of:=RAND()" office:value-type="float" office:value="0.0644877275917679">
            <text:p>0.0644877276</text:p>
          </table:table-cell>
          <table:table-cell table:formula="of:=RAND()" office:value-type="float" office:value="0.0691807197872549">
            <text:p>0.0691807198</text:p>
          </table:table-cell>
          <table:table-cell table:formula="of:=RAND()" office:value-type="float" office:value="0.912626152625307">
            <text:p>0.9126261526</text:p>
          </table:table-cell>
          <table:table-cell table:formula="of:=RAND()" office:value-type="float" office:value="0.286558685358614">
            <text:p>0.2865586854</text:p>
          </table:table-cell>
          <table:table-cell table:formula="of:=RAND()" office:value-type="float" office:value="0.681653142673895">
            <text:p>0.6816531427</text:p>
          </table:table-cell>
          <table:table-cell table:formula="of:=RAND()" office:value-type="float" office:value="0.705769878812134">
            <text:p>0.7057698788</text:p>
          </table:table-cell>
          <table:table-cell table:formula="of:=RAND()" office:value-type="float" office:value="0.84972018818371">
            <text:p>0.8497201882</text:p>
          </table:table-cell>
          <table:table-cell table:formula="of:=RAND()" office:value-type="float" office:value="0.582118620397523">
            <text:p>0.5821186204</text:p>
          </table:table-cell>
          <table:table-cell table:formula="of:=SUM([.B348:.M348])-6" office:value-type="float" office:value="-0.480567035265267">
            <text:p>-0.4805670353</text:p>
          </table:table-cell>
          <table:table-cell table:formula="of:=[.N348]-[.$G$6]" office:value-type="float" office:value="-0.467541860125493">
            <text:p>-0.4675418601</text:p>
          </table:table-cell>
          <table:table-cell table:formula="of:=[.O348]*[.O348]" office:value-type="float" office:value="0.218595390969606">
            <text:p>0.218595391</text:p>
          </table:table-cell>
        </table:table-row>
        <table:table-row table:style-name="ro1">
          <table:table-cell/>
          <table:table-cell table:formula="of:=RAND()" office:value-type="float" office:value="0.805094260023907">
            <text:p>0.80509426</text:p>
          </table:table-cell>
          <table:table-cell table:formula="of:=RAND()" office:value-type="float" office:value="0.318447820143774">
            <text:p>0.3184478201</text:p>
          </table:table-cell>
          <table:table-cell table:formula="of:=RAND()" office:value-type="float" office:value="0.0707294775638729">
            <text:p>0.0707294776</text:p>
          </table:table-cell>
          <table:table-cell table:formula="of:=RAND()" office:value-type="float" office:value="0.793658789712936">
            <text:p>0.7936587897</text:p>
          </table:table-cell>
          <table:table-cell table:formula="of:=RAND()" office:value-type="float" office:value="0.801870127674192">
            <text:p>0.8018701277</text:p>
          </table:table-cell>
          <table:table-cell table:formula="of:=RAND()" office:value-type="float" office:value="0.961915527936071">
            <text:p>0.9619155279</text:p>
          </table:table-cell>
          <table:table-cell table:formula="of:=RAND()" office:value-type="float" office:value="0.225646525155753">
            <text:p>0.2256465252</text:p>
          </table:table-cell>
          <table:table-cell table:formula="of:=RAND()" office:value-type="float" office:value="0.630553351948038">
            <text:p>0.6305533519</text:p>
          </table:table-cell>
          <table:table-cell table:formula="of:=RAND()" office:value-type="float" office:value="0.400310487719253">
            <text:p>0.4003104877</text:p>
          </table:table-cell>
          <table:table-cell table:formula="of:=RAND()" office:value-type="float" office:value="0.347380253719166">
            <text:p>0.3473802537</text:p>
          </table:table-cell>
          <table:table-cell table:formula="of:=RAND()" office:value-type="float" office:value="0.851098227547482">
            <text:p>0.8510982275</text:p>
          </table:table-cell>
          <table:table-cell table:formula="of:=RAND()" office:value-type="float" office:value="0.743789995787665">
            <text:p>0.7437899958</text:p>
          </table:table-cell>
          <table:table-cell table:formula="of:=SUM([.B349:.M349])-6" office:value-type="float" office:value="0.950494844932109">
            <text:p>0.9504948449</text:p>
          </table:table-cell>
          <table:table-cell table:formula="of:=[.N349]-[.$G$6]" office:value-type="float" office:value="0.963520020071883">
            <text:p>0.9635200201</text:p>
          </table:table-cell>
          <table:table-cell table:formula="of:=[.O349]*[.O349]" office:value-type="float" office:value="0.928370829079321">
            <text:p>0.9283708291</text:p>
          </table:table-cell>
        </table:table-row>
        <table:table-row table:style-name="ro1">
          <table:table-cell/>
          <table:table-cell table:formula="of:=RAND()" office:value-type="float" office:value="0.692803655285388">
            <text:p>0.6928036553</text:p>
          </table:table-cell>
          <table:table-cell table:formula="of:=RAND()" office:value-type="float" office:value="0.120430140290409">
            <text:p>0.1204301403</text:p>
          </table:table-cell>
          <table:table-cell table:formula="of:=RAND()" office:value-type="float" office:value="0.800397835439071">
            <text:p>0.8003978354</text:p>
          </table:table-cell>
          <table:table-cell table:formula="of:=RAND()" office:value-type="float" office:value="0.815969710703939">
            <text:p>0.8159697107</text:p>
          </table:table-cell>
          <table:table-cell table:formula="of:=RAND()" office:value-type="float" office:value="0.817201582714915">
            <text:p>0.8172015827</text:p>
          </table:table-cell>
          <table:table-cell table:formula="of:=RAND()" office:value-type="float" office:value="0.144786425167695">
            <text:p>0.1447864252</text:p>
          </table:table-cell>
          <table:table-cell table:formula="of:=RAND()" office:value-type="float" office:value="0.0193319886457175">
            <text:p>0.0193319886</text:p>
          </table:table-cell>
          <table:table-cell table:formula="of:=RAND()" office:value-type="float" office:value="0.269225251628086">
            <text:p>0.2692252516</text:p>
          </table:table-cell>
          <table:table-cell table:formula="of:=RAND()" office:value-type="float" office:value="0.697625026805326">
            <text:p>0.6976250268</text:p>
          </table:table-cell>
          <table:table-cell table:formula="of:=RAND()" office:value-type="float" office:value="0.381517349975184">
            <text:p>0.38151735</text:p>
          </table:table-cell>
          <table:table-cell table:formula="of:=RAND()" office:value-type="float" office:value="0.69793206336908">
            <text:p>0.6979320634</text:p>
          </table:table-cell>
          <table:table-cell table:formula="of:=RAND()" office:value-type="float" office:value="0.576391465496272">
            <text:p>0.5763914655</text:p>
          </table:table-cell>
          <table:table-cell table:formula="of:=SUM([.B350:.M350])-6" office:value-type="float" office:value="0.0336124955210835">
            <text:p>0.0336124955</text:p>
          </table:table-cell>
          <table:table-cell table:formula="of:=[.N350]-[.$G$6]" office:value-type="float" office:value="0.0466376706608571">
            <text:p>0.0466376707</text:p>
          </table:table-cell>
          <table:table-cell table:formula="of:=[.O350]*[.O350]" office:value-type="float" office:value="0.00217507232467057">
            <text:p>0.0021750723</text:p>
          </table:table-cell>
        </table:table-row>
        <table:table-row table:style-name="ro1">
          <table:table-cell/>
          <table:table-cell table:formula="of:=RAND()" office:value-type="float" office:value="0.123474015854299">
            <text:p>0.1234740159</text:p>
          </table:table-cell>
          <table:table-cell table:formula="of:=RAND()" office:value-type="float" office:value="0.535036794608459">
            <text:p>0.5350367946</text:p>
          </table:table-cell>
          <table:table-cell table:formula="of:=RAND()" office:value-type="float" office:value="0.278409175341949">
            <text:p>0.2784091753</text:p>
          </table:table-cell>
          <table:table-cell table:formula="of:=RAND()" office:value-type="float" office:value="0.56392595730722">
            <text:p>0.5639259573</text:p>
          </table:table-cell>
          <table:table-cell table:formula="of:=RAND()" office:value-type="float" office:value="0.707712631672621">
            <text:p>0.7077126317</text:p>
          </table:table-cell>
          <table:table-cell table:formula="of:=RAND()" office:value-type="float" office:value="0.434205195866525">
            <text:p>0.4342051959</text:p>
          </table:table-cell>
          <table:table-cell table:formula="of:=RAND()" office:value-type="float" office:value="0.694342857692391">
            <text:p>0.6943428577</text:p>
          </table:table-cell>
          <table:table-cell table:formula="of:=RAND()" office:value-type="float" office:value="0.468603027053177">
            <text:p>0.4686030271</text:p>
          </table:table-cell>
          <table:table-cell table:formula="of:=RAND()" office:value-type="float" office:value="0.113844203529879">
            <text:p>0.1138442035</text:p>
          </table:table-cell>
          <table:table-cell table:formula="of:=RAND()" office:value-type="float" office:value="0.939919610973448">
            <text:p>0.939919611</text:p>
          </table:table-cell>
          <table:table-cell table:formula="of:=RAND()" office:value-type="float" office:value="0.837058858014643">
            <text:p>0.837058858</text:p>
          </table:table-cell>
          <table:table-cell table:formula="of:=RAND()" office:value-type="float" office:value="0.97262155241333">
            <text:p>0.9726215524</text:p>
          </table:table-cell>
          <table:table-cell table:formula="of:=SUM([.B351:.M351])-6" office:value-type="float" office:value="0.66915388032794">
            <text:p>0.6691538803</text:p>
          </table:table-cell>
          <table:table-cell table:formula="of:=[.N351]-[.$G$6]" office:value-type="float" office:value="0.682179055467714">
            <text:p>0.6821790555</text:p>
          </table:table-cell>
          <table:table-cell table:formula="of:=[.O351]*[.O351]" office:value-type="float" office:value="0.465368263718822">
            <text:p>0.4653682637</text:p>
          </table:table-cell>
        </table:table-row>
        <table:table-row table:style-name="ro1">
          <table:table-cell/>
          <table:table-cell table:formula="of:=RAND()" office:value-type="float" office:value="0.141117390245199">
            <text:p>0.1411173902</text:p>
          </table:table-cell>
          <table:table-cell table:formula="of:=RAND()" office:value-type="float" office:value="0.109680017689243">
            <text:p>0.1096800177</text:p>
          </table:table-cell>
          <table:table-cell table:formula="of:=RAND()" office:value-type="float" office:value="0.230946400202811">
            <text:p>0.2309464002</text:p>
          </table:table-cell>
          <table:table-cell table:formula="of:=RAND()" office:value-type="float" office:value="0.968347462359816">
            <text:p>0.9683474624</text:p>
          </table:table-cell>
          <table:table-cell table:formula="of:=RAND()" office:value-type="float" office:value="0.00247245142236352">
            <text:p>0.0024724514</text:p>
          </table:table-cell>
          <table:table-cell table:formula="of:=RAND()" office:value-type="float" office:value="0.611356892157346">
            <text:p>0.6113568922</text:p>
          </table:table-cell>
          <table:table-cell table:formula="of:=RAND()" office:value-type="float" office:value="0.252062156097963">
            <text:p>0.2520621561</text:p>
          </table:table-cell>
          <table:table-cell table:formula="of:=RAND()" office:value-type="float" office:value="0.693657484836876">
            <text:p>0.6936574848</text:p>
          </table:table-cell>
          <table:table-cell table:formula="of:=RAND()" office:value-type="float" office:value="0.58291483274661">
            <text:p>0.5829148327</text:p>
          </table:table-cell>
          <table:table-cell table:formula="of:=RAND()" office:value-type="float" office:value="0.82938878540881">
            <text:p>0.8293887854</text:p>
          </table:table-cell>
          <table:table-cell table:formula="of:=RAND()" office:value-type="float" office:value="0.815088082104921">
            <text:p>0.8150880821</text:p>
          </table:table-cell>
          <table:table-cell table:formula="of:=RAND()" office:value-type="float" office:value="0.59271498862654">
            <text:p>0.5927149886</text:p>
          </table:table-cell>
          <table:table-cell table:formula="of:=SUM([.B352:.M352])-6" office:value-type="float" office:value="-0.170253056101501">
            <text:p>-0.1702530561</text:p>
          </table:table-cell>
          <table:table-cell table:formula="of:=[.N352]-[.$G$6]" office:value-type="float" office:value="-0.157227880961727">
            <text:p>-0.157227881</text:p>
          </table:table-cell>
          <table:table-cell table:formula="of:=[.O352]*[.O352]" office:value-type="float" office:value="0.0247206065517151">
            <text:p>0.0247206066</text:p>
          </table:table-cell>
        </table:table-row>
        <table:table-row table:style-name="ro1">
          <table:table-cell/>
          <table:table-cell table:formula="of:=RAND()" office:value-type="float" office:value="0.24694122816436">
            <text:p>0.2469412282</text:p>
          </table:table-cell>
          <table:table-cell table:formula="of:=RAND()" office:value-type="float" office:value="0.561512652784586">
            <text:p>0.5615126528</text:p>
          </table:table-cell>
          <table:table-cell table:formula="of:=RAND()" office:value-type="float" office:value="0.504621912026778">
            <text:p>0.504621912</text:p>
          </table:table-cell>
          <table:table-cell table:formula="of:=RAND()" office:value-type="float" office:value="0.325824359199032">
            <text:p>0.3258243592</text:p>
          </table:table-cell>
          <table:table-cell table:formula="of:=RAND()" office:value-type="float" office:value="0.247334790416062">
            <text:p>0.2473347904</text:p>
          </table:table-cell>
          <table:table-cell table:formula="of:=RAND()" office:value-type="float" office:value="0.466105081140995">
            <text:p>0.4661050811</text:p>
          </table:table-cell>
          <table:table-cell table:formula="of:=RAND()" office:value-type="float" office:value="0.903122969437391">
            <text:p>0.9031229694</text:p>
          </table:table-cell>
          <table:table-cell table:formula="of:=RAND()" office:value-type="float" office:value="0.342676368542016">
            <text:p>0.3426763685</text:p>
          </table:table-cell>
          <table:table-cell table:formula="of:=RAND()" office:value-type="float" office:value="0.637808489613235">
            <text:p>0.6378084896</text:p>
          </table:table-cell>
          <table:table-cell table:formula="of:=RAND()" office:value-type="float" office:value="0.670140197733417">
            <text:p>0.6701401977</text:p>
          </table:table-cell>
          <table:table-cell table:formula="of:=RAND()" office:value-type="float" office:value="0.743434687843546">
            <text:p>0.7434346878</text:p>
          </table:table-cell>
          <table:table-cell table:formula="of:=RAND()" office:value-type="float" office:value="0.169966782676056">
            <text:p>0.1699667827</text:p>
          </table:table-cell>
          <table:table-cell table:formula="of:=SUM([.B353:.M353])-6" office:value-type="float" office:value="-0.180510480422527">
            <text:p>-0.1805104804</text:p>
          </table:table-cell>
          <table:table-cell table:formula="of:=[.N353]-[.$G$6]" office:value-type="float" office:value="-0.167485305282753">
            <text:p>-0.1674853053</text:p>
          </table:table-cell>
          <table:table-cell table:formula="of:=[.O353]*[.O353]" office:value-type="float" office:value="0.028051327485657">
            <text:p>0.0280513275</text:p>
          </table:table-cell>
        </table:table-row>
        <table:table-row table:style-name="ro1">
          <table:table-cell/>
          <table:table-cell table:formula="of:=RAND()" office:value-type="float" office:value="0.231030474184081">
            <text:p>0.2310304742</text:p>
          </table:table-cell>
          <table:table-cell table:formula="of:=RAND()" office:value-type="float" office:value="0.245069032767788">
            <text:p>0.2450690328</text:p>
          </table:table-cell>
          <table:table-cell table:formula="of:=RAND()" office:value-type="float" office:value="0.546013325918466">
            <text:p>0.5460133259</text:p>
          </table:table-cell>
          <table:table-cell table:formula="of:=RAND()" office:value-type="float" office:value="0.801958914380521">
            <text:p>0.8019589144</text:p>
          </table:table-cell>
          <table:table-cell table:formula="of:=RAND()" office:value-type="float" office:value="0.960969241568819">
            <text:p>0.9609692416</text:p>
          </table:table-cell>
          <table:table-cell table:formula="of:=RAND()" office:value-type="float" office:value="0.0544562719296664">
            <text:p>0.0544562719</text:p>
          </table:table-cell>
          <table:table-cell table:formula="of:=RAND()" office:value-type="float" office:value="0.91308345971629">
            <text:p>0.9130834597</text:p>
          </table:table-cell>
          <table:table-cell table:formula="of:=RAND()" office:value-type="float" office:value="0.190260988427326">
            <text:p>0.1902609884</text:p>
          </table:table-cell>
          <table:table-cell table:formula="of:=RAND()" office:value-type="float" office:value="0.604449985548854">
            <text:p>0.6044499855</text:p>
          </table:table-cell>
          <table:table-cell table:formula="of:=RAND()" office:value-type="float" office:value="0.846058501629159">
            <text:p>0.8460585016</text:p>
          </table:table-cell>
          <table:table-cell table:formula="of:=RAND()" office:value-type="float" office:value="0.742179718334228">
            <text:p>0.7421797183</text:p>
          </table:table-cell>
          <table:table-cell table:formula="of:=RAND()" office:value-type="float" office:value="0.157813272904605">
            <text:p>0.1578132729</text:p>
          </table:table-cell>
          <table:table-cell table:formula="of:=SUM([.B354:.M354])-6" office:value-type="float" office:value="0.293343187309802">
            <text:p>0.2933431873</text:p>
          </table:table-cell>
          <table:table-cell table:formula="of:=[.N354]-[.$G$6]" office:value-type="float" office:value="0.306368362449575">
            <text:p>0.3063683624</text:p>
          </table:table-cell>
          <table:table-cell table:formula="of:=[.O354]*[.O354]" office:value-type="float" office:value="0.0938615735100343">
            <text:p>0.0938615735</text:p>
          </table:table-cell>
        </table:table-row>
        <table:table-row table:style-name="ro1">
          <table:table-cell/>
          <table:table-cell table:formula="of:=RAND()" office:value-type="float" office:value="0.424333424074575">
            <text:p>0.4243334241</text:p>
          </table:table-cell>
          <table:table-cell table:formula="of:=RAND()" office:value-type="float" office:value="0.0715787787921727">
            <text:p>0.0715787788</text:p>
          </table:table-cell>
          <table:table-cell table:formula="of:=RAND()" office:value-type="float" office:value="0.842204317217693">
            <text:p>0.8422043172</text:p>
          </table:table-cell>
          <table:table-cell table:formula="of:=RAND()" office:value-type="float" office:value="0.955846902681515">
            <text:p>0.9558469027</text:p>
          </table:table-cell>
          <table:table-cell table:formula="of:=RAND()" office:value-type="float" office:value="0.43650155258365">
            <text:p>0.4365015526</text:p>
          </table:table-cell>
          <table:table-cell table:formula="of:=RAND()" office:value-type="float" office:value="0.103510446613655">
            <text:p>0.1035104466</text:p>
          </table:table-cell>
          <table:table-cell table:formula="of:=RAND()" office:value-type="float" office:value="0.464523795992136">
            <text:p>0.464523796</text:p>
          </table:table-cell>
          <table:table-cell table:formula="of:=RAND()" office:value-type="float" office:value="0.740933433873579">
            <text:p>0.7409334339</text:p>
          </table:table-cell>
          <table:table-cell table:formula="of:=RAND()" office:value-type="float" office:value="0.386609503533691">
            <text:p>0.3866095035</text:p>
          </table:table-cell>
          <table:table-cell table:formula="of:=RAND()" office:value-type="float" office:value="0.530118829803541">
            <text:p>0.5301188298</text:p>
          </table:table-cell>
          <table:table-cell table:formula="of:=RAND()" office:value-type="float" office:value="0.0476420319173485">
            <text:p>0.0476420319</text:p>
          </table:table-cell>
          <table:table-cell table:formula="of:=RAND()" office:value-type="float" office:value="0.54245689813979">
            <text:p>0.5424568981</text:p>
          </table:table-cell>
          <table:table-cell table:formula="of:=SUM([.B355:.M355])-6" office:value-type="float" office:value="-0.453740084776655">
            <text:p>-0.4537400848</text:p>
          </table:table-cell>
          <table:table-cell table:formula="of:=[.N355]-[.$G$6]" office:value-type="float" office:value="-0.440714909636881">
            <text:p>-0.4407149096</text:p>
          </table:table-cell>
          <table:table-cell table:formula="of:=[.O355]*[.O355]" office:value-type="float" office:value="0.194229631576244">
            <text:p>0.1942296316</text:p>
          </table:table-cell>
        </table:table-row>
        <table:table-row table:style-name="ro1">
          <table:table-cell/>
          <table:table-cell table:formula="of:=RAND()" office:value-type="float" office:value="0.0910859720315784">
            <text:p>0.091085972</text:p>
          </table:table-cell>
          <table:table-cell table:formula="of:=RAND()" office:value-type="float" office:value="0.332067288924009">
            <text:p>0.3320672889</text:p>
          </table:table-cell>
          <table:table-cell table:formula="of:=RAND()" office:value-type="float" office:value="0.244297379860654">
            <text:p>0.2442973799</text:p>
          </table:table-cell>
          <table:table-cell table:formula="of:=RAND()" office:value-type="float" office:value="0.797765716910362">
            <text:p>0.7977657169</text:p>
          </table:table-cell>
          <table:table-cell table:formula="of:=RAND()" office:value-type="float" office:value="0.934150757966563">
            <text:p>0.934150758</text:p>
          </table:table-cell>
          <table:table-cell table:formula="of:=RAND()" office:value-type="float" office:value="0.062421552836895">
            <text:p>0.0624215528</text:p>
          </table:table-cell>
          <table:table-cell table:formula="of:=RAND()" office:value-type="float" office:value="0.358459257986397">
            <text:p>0.358459258</text:p>
          </table:table-cell>
          <table:table-cell table:formula="of:=RAND()" office:value-type="float" office:value="0.498454814078286">
            <text:p>0.4984548141</text:p>
          </table:table-cell>
          <table:table-cell table:formula="of:=RAND()" office:value-type="float" office:value="0.248116231290624">
            <text:p>0.2481162313</text:p>
          </table:table-cell>
          <table:table-cell table:formula="of:=RAND()" office:value-type="float" office:value="0.940546319819987">
            <text:p>0.9405463198</text:p>
          </table:table-cell>
          <table:table-cell table:formula="of:=RAND()" office:value-type="float" office:value="0.386714489199221">
            <text:p>0.3867144892</text:p>
          </table:table-cell>
          <table:table-cell table:formula="of:=RAND()" office:value-type="float" office:value="0.152925171889365">
            <text:p>0.1529251719</text:p>
          </table:table-cell>
          <table:table-cell table:formula="of:=SUM([.B356:.M356])-6" office:value-type="float" office:value="-0.952995047206059">
            <text:p>-0.9529950472</text:p>
          </table:table-cell>
          <table:table-cell table:formula="of:=[.N356]-[.$G$6]" office:value-type="float" office:value="-0.939969872066285">
            <text:p>-0.9399698721</text:p>
          </table:table-cell>
          <table:table-cell table:formula="of:=[.O356]*[.O356]" office:value-type="float" office:value="0.883543360392309">
            <text:p>0.8835433604</text:p>
          </table:table-cell>
        </table:table-row>
        <table:table-row table:style-name="ro1">
          <table:table-cell/>
          <table:table-cell table:formula="of:=RAND()" office:value-type="float" office:value="0.420548762660474">
            <text:p>0.4205487627</text:p>
          </table:table-cell>
          <table:table-cell table:formula="of:=RAND()" office:value-type="float" office:value="0.459757457254455">
            <text:p>0.4597574573</text:p>
          </table:table-cell>
          <table:table-cell table:formula="of:=RAND()" office:value-type="float" office:value="0.643418066203594">
            <text:p>0.6434180662</text:p>
          </table:table-cell>
          <table:table-cell table:formula="of:=RAND()" office:value-type="float" office:value="0.495054191444069">
            <text:p>0.4950541914</text:p>
          </table:table-cell>
          <table:table-cell table:formula="of:=RAND()" office:value-type="float" office:value="0.765819848282263">
            <text:p>0.7658198483</text:p>
          </table:table-cell>
          <table:table-cell table:formula="of:=RAND()" office:value-type="float" office:value="0.400980883743614">
            <text:p>0.4009808837</text:p>
          </table:table-cell>
          <table:table-cell table:formula="of:=RAND()" office:value-type="float" office:value="0.213304647244513">
            <text:p>0.2133046472</text:p>
          </table:table-cell>
          <table:table-cell table:formula="of:=RAND()" office:value-type="float" office:value="0.938633928773925">
            <text:p>0.9386339288</text:p>
          </table:table-cell>
          <table:table-cell table:formula="of:=RAND()" office:value-type="float" office:value="0.77321564196609">
            <text:p>0.773215642</text:p>
          </table:table-cell>
          <table:table-cell table:formula="of:=RAND()" office:value-type="float" office:value="0.445140077965334">
            <text:p>0.445140078</text:p>
          </table:table-cell>
          <table:table-cell table:formula="of:=RAND()" office:value-type="float" office:value="0.494659383781254">
            <text:p>0.4946593838</text:p>
          </table:table-cell>
          <table:table-cell table:formula="of:=RAND()" office:value-type="float" office:value="0.115965731441975">
            <text:p>0.1159657314</text:p>
          </table:table-cell>
          <table:table-cell table:formula="of:=SUM([.B357:.M357])-6" office:value-type="float" office:value="0.166498620761558">
            <text:p>0.1664986208</text:p>
          </table:table-cell>
          <table:table-cell table:formula="of:=[.N357]-[.$G$6]" office:value-type="float" office:value="0.179523795901332">
            <text:p>0.1795237959</text:p>
          </table:table-cell>
          <table:table-cell table:formula="of:=[.O357]*[.O357]" office:value-type="float" office:value="0.0322287932948231">
            <text:p>0.0322287933</text:p>
          </table:table-cell>
        </table:table-row>
        <table:table-row table:style-name="ro1">
          <table:table-cell/>
          <table:table-cell table:formula="of:=RAND()" office:value-type="float" office:value="0.773164376616478">
            <text:p>0.7731643766</text:p>
          </table:table-cell>
          <table:table-cell table:formula="of:=RAND()" office:value-type="float" office:value="0.453970054863021">
            <text:p>0.4539700549</text:p>
          </table:table-cell>
          <table:table-cell table:formula="of:=RAND()" office:value-type="float" office:value="0.230343119008467">
            <text:p>0.230343119</text:p>
          </table:table-cell>
          <table:table-cell table:formula="of:=RAND()" office:value-type="float" office:value="0.652085566194728">
            <text:p>0.6520855662</text:p>
          </table:table-cell>
          <table:table-cell table:formula="of:=RAND()" office:value-type="float" office:value="0.0796522637829185">
            <text:p>0.0796522638</text:p>
          </table:table-cell>
          <table:table-cell table:formula="of:=RAND()" office:value-type="float" office:value="0.463095800019801">
            <text:p>0.4630958</text:p>
          </table:table-cell>
          <table:table-cell table:formula="of:=RAND()" office:value-type="float" office:value="0.887076717801392">
            <text:p>0.8870767178</text:p>
          </table:table-cell>
          <table:table-cell table:formula="of:=RAND()" office:value-type="float" office:value="0.823284755228087">
            <text:p>0.8232847552</text:p>
          </table:table-cell>
          <table:table-cell table:formula="of:=RAND()" office:value-type="float" office:value="0.309570611454546">
            <text:p>0.3095706115</text:p>
          </table:table-cell>
          <table:table-cell table:formula="of:=RAND()" office:value-type="float" office:value="0.322232282022014">
            <text:p>0.322232282</text:p>
          </table:table-cell>
          <table:table-cell table:formula="of:=RAND()" office:value-type="float" office:value="0.514082180336118">
            <text:p>0.5140821803</text:p>
          </table:table-cell>
          <table:table-cell table:formula="of:=RAND()" office:value-type="float" office:value="0.406416050391272">
            <text:p>0.4064160504</text:p>
          </table:table-cell>
          <table:table-cell table:formula="of:=SUM([.B358:.M358])-6" office:value-type="float" office:value="-0.085026222281158">
            <text:p>-0.0850262223</text:p>
          </table:table-cell>
          <table:table-cell table:formula="of:=[.N358]-[.$G$6]" office:value-type="float" office:value="-0.0720010471413843">
            <text:p>-0.0720010471</text:p>
          </table:table-cell>
          <table:table-cell table:formula="of:=[.O358]*[.O358]" office:value-type="float" office:value="0.00518415078945585">
            <text:p>0.0051841508</text:p>
          </table:table-cell>
        </table:table-row>
        <table:table-row table:style-name="ro1">
          <table:table-cell/>
          <table:table-cell table:formula="of:=RAND()" office:value-type="float" office:value="0.6315459292382">
            <text:p>0.6315459292</text:p>
          </table:table-cell>
          <table:table-cell table:formula="of:=RAND()" office:value-type="float" office:value="0.204539523692802">
            <text:p>0.2045395237</text:p>
          </table:table-cell>
          <table:table-cell table:formula="of:=RAND()" office:value-type="float" office:value="0.378904596203938">
            <text:p>0.3789045962</text:p>
          </table:table-cell>
          <table:table-cell table:formula="of:=RAND()" office:value-type="float" office:value="0.0185311604291201">
            <text:p>0.0185311604</text:p>
          </table:table-cell>
          <table:table-cell table:formula="of:=RAND()" office:value-type="float" office:value="0.090606068726629">
            <text:p>0.0906060687</text:p>
          </table:table-cell>
          <table:table-cell table:formula="of:=RAND()" office:value-type="float" office:value="0.923556414665654">
            <text:p>0.9235564147</text:p>
          </table:table-cell>
          <table:table-cell table:formula="of:=RAND()" office:value-type="float" office:value="0.607011904474348">
            <text:p>0.6070119045</text:p>
          </table:table-cell>
          <table:table-cell table:formula="of:=RAND()" office:value-type="float" office:value="0.367596644442528">
            <text:p>0.3675966444</text:p>
          </table:table-cell>
          <table:table-cell table:formula="of:=RAND()" office:value-type="float" office:value="0.143428963376209">
            <text:p>0.1434289634</text:p>
          </table:table-cell>
          <table:table-cell table:formula="of:=RAND()" office:value-type="float" office:value="0.147574999602512">
            <text:p>0.1475749996</text:p>
          </table:table-cell>
          <table:table-cell table:formula="of:=RAND()" office:value-type="float" office:value="0.84438121994026">
            <text:p>0.8443812199</text:p>
          </table:table-cell>
          <table:table-cell table:formula="of:=RAND()" office:value-type="float" office:value="0.417648277012631">
            <text:p>0.417648277</text:p>
          </table:table-cell>
          <table:table-cell table:formula="of:=SUM([.B359:.M359])-6" office:value-type="float" office:value="-1.22467429819517">
            <text:p>-1.2246742982</text:p>
          </table:table-cell>
          <table:table-cell table:formula="of:=[.N359]-[.$G$6]" office:value-type="float" office:value="-1.21164912305539">
            <text:p>-1.2116491231</text:p>
          </table:table-cell>
          <table:table-cell table:formula="of:=[.O359]*[.O359]" office:value-type="float" office:value="1.46809359740091">
            <text:p>1.4680935974</text:p>
          </table:table-cell>
        </table:table-row>
        <table:table-row table:style-name="ro1">
          <table:table-cell/>
          <table:table-cell table:formula="of:=RAND()" office:value-type="float" office:value="0.384031095774844">
            <text:p>0.3840310958</text:p>
          </table:table-cell>
          <table:table-cell table:formula="of:=RAND()" office:value-type="float" office:value="0.419030327582732">
            <text:p>0.4190303276</text:p>
          </table:table-cell>
          <table:table-cell table:formula="of:=RAND()" office:value-type="float" office:value="0.305582547094673">
            <text:p>0.3055825471</text:p>
          </table:table-cell>
          <table:table-cell table:formula="of:=RAND()" office:value-type="float" office:value="0.673972613643855">
            <text:p>0.6739726136</text:p>
          </table:table-cell>
          <table:table-cell table:formula="of:=RAND()" office:value-type="float" office:value="0.775925038848072">
            <text:p>0.7759250388</text:p>
          </table:table-cell>
          <table:table-cell table:formula="of:=RAND()" office:value-type="float" office:value="0.562686097808182">
            <text:p>0.5626860978</text:p>
          </table:table-cell>
          <table:table-cell table:formula="of:=RAND()" office:value-type="float" office:value="0.69116473547183">
            <text:p>0.6911647355</text:p>
          </table:table-cell>
          <table:table-cell table:formula="of:=RAND()" office:value-type="float" office:value="0.99325532396324">
            <text:p>0.993255324</text:p>
          </table:table-cell>
          <table:table-cell table:formula="of:=RAND()" office:value-type="float" office:value="0.297948398627341">
            <text:p>0.2979483986</text:p>
          </table:table-cell>
          <table:table-cell table:formula="of:=RAND()" office:value-type="float" office:value="0.388699411880225">
            <text:p>0.3886994119</text:p>
          </table:table-cell>
          <table:table-cell table:formula="of:=RAND()" office:value-type="float" office:value="0.510548379272223">
            <text:p>0.5105483793</text:p>
          </table:table-cell>
          <table:table-cell table:formula="of:=RAND()" office:value-type="float" office:value="0.091751357074827">
            <text:p>0.0917513571</text:p>
          </table:table-cell>
          <table:table-cell table:formula="of:=SUM([.B360:.M360])-6" office:value-type="float" office:value="0.0945953270420432">
            <text:p>0.094595327</text:p>
          </table:table-cell>
          <table:table-cell table:formula="of:=[.N360]-[.$G$6]" office:value-type="float" office:value="0.107620502181817">
            <text:p>0.1076205022</text:p>
          </table:table-cell>
          <table:table-cell table:formula="of:=[.O360]*[.O360]" office:value-type="float" office:value="0.0115821724898664">
            <text:p>0.0115821725</text:p>
          </table:table-cell>
        </table:table-row>
        <table:table-row table:style-name="ro1">
          <table:table-cell/>
          <table:table-cell table:formula="of:=RAND()" office:value-type="float" office:value="0.220966255990788">
            <text:p>0.220966256</text:p>
          </table:table-cell>
          <table:table-cell table:formula="of:=RAND()" office:value-type="float" office:value="0.848017368465662">
            <text:p>0.8480173685</text:p>
          </table:table-cell>
          <table:table-cell table:formula="of:=RAND()" office:value-type="float" office:value="0.38374381326139">
            <text:p>0.3837438133</text:p>
          </table:table-cell>
          <table:table-cell table:formula="of:=RAND()" office:value-type="float" office:value="0.908526663668454">
            <text:p>0.9085266637</text:p>
          </table:table-cell>
          <table:table-cell table:formula="of:=RAND()" office:value-type="float" office:value="0.338467372581363">
            <text:p>0.3384673726</text:p>
          </table:table-cell>
          <table:table-cell table:formula="of:=RAND()" office:value-type="float" office:value="0.00467437505722046">
            <text:p>0.0046743751</text:p>
          </table:table-cell>
          <table:table-cell table:formula="of:=RAND()" office:value-type="float" office:value="0.11062383884564">
            <text:p>0.1106238388</text:p>
          </table:table-cell>
          <table:table-cell table:formula="of:=RAND()" office:value-type="float" office:value="0.92716303281486">
            <text:p>0.9271630328</text:p>
          </table:table-cell>
          <table:table-cell table:formula="of:=RAND()" office:value-type="float" office:value="0.681462019914761">
            <text:p>0.6814620199</text:p>
          </table:table-cell>
          <table:table-cell table:formula="of:=RAND()" office:value-type="float" office:value="0.893042349256575">
            <text:p>0.8930423493</text:p>
          </table:table-cell>
          <table:table-cell table:formula="of:=RAND()" office:value-type="float" office:value="0.198985640658066">
            <text:p>0.1989856407</text:p>
          </table:table-cell>
          <table:table-cell table:formula="of:=RAND()" office:value-type="float" office:value="0.417559835826978">
            <text:p>0.4175598358</text:p>
          </table:table-cell>
          <table:table-cell table:formula="of:=SUM([.B361:.M361])-6" office:value-type="float" office:value="-0.0667674336582422">
            <text:p>-0.0667674337</text:p>
          </table:table-cell>
          <table:table-cell table:formula="of:=[.N361]-[.$G$6]" office:value-type="float" office:value="-0.0537422585184686">
            <text:p>-0.0537422585</text:p>
          </table:table-cell>
          <table:table-cell table:formula="of:=[.O361]*[.O361]" office:value-type="float" office:value="0.00288823035066591">
            <text:p>0.0028882304</text:p>
          </table:table-cell>
        </table:table-row>
        <table:table-row table:style-name="ro1">
          <table:table-cell/>
          <table:table-cell table:formula="of:=RAND()" office:value-type="float" office:value="0.572217093082145">
            <text:p>0.5722170931</text:p>
          </table:table-cell>
          <table:table-cell table:formula="of:=RAND()" office:value-type="float" office:value="0.697051506722346">
            <text:p>0.6970515067</text:p>
          </table:table-cell>
          <table:table-cell table:formula="of:=RAND()" office:value-type="float" office:value="0.975030802888796">
            <text:p>0.9750308029</text:p>
          </table:table-cell>
          <table:table-cell table:formula="of:=RAND()" office:value-type="float" office:value="0.691158212255687">
            <text:p>0.6911582123</text:p>
          </table:table-cell>
          <table:table-cell table:formula="of:=RAND()" office:value-type="float" office:value="0.467891670763493">
            <text:p>0.4678916708</text:p>
          </table:table-cell>
          <table:table-cell table:formula="of:=RAND()" office:value-type="float" office:value="0.530516902450472">
            <text:p>0.5305169025</text:p>
          </table:table-cell>
          <table:table-cell table:formula="of:=RAND()" office:value-type="float" office:value="0.830850600730628">
            <text:p>0.8308506007</text:p>
          </table:table-cell>
          <table:table-cell table:formula="of:=RAND()" office:value-type="float" office:value="0.482811659341678">
            <text:p>0.4828116593</text:p>
          </table:table-cell>
          <table:table-cell table:formula="of:=RAND()" office:value-type="float" office:value="0.0531328450888395">
            <text:p>0.0531328451</text:p>
          </table:table-cell>
          <table:table-cell table:formula="of:=RAND()" office:value-type="float" office:value="0.730043847113848">
            <text:p>0.7300438471</text:p>
          </table:table-cell>
          <table:table-cell table:formula="of:=RAND()" office:value-type="float" office:value="0.762831053929403">
            <text:p>0.7628310539</text:p>
          </table:table-cell>
          <table:table-cell table:formula="of:=RAND()" office:value-type="float" office:value="0.818512958940119">
            <text:p>0.8185129589</text:p>
          </table:table-cell>
          <table:table-cell table:formula="of:=SUM([.B362:.M362])-6" office:value-type="float" office:value="1.61204915330745">
            <text:p>1.6120491533</text:p>
          </table:table-cell>
          <table:table-cell table:formula="of:=[.N362]-[.$G$6]" office:value-type="float" office:value="1.62507432844723">
            <text:p>1.6250743284</text:p>
          </table:table-cell>
          <table:table-cell table:formula="of:=[.O362]*[.O362]" office:value-type="float" office:value="2.6408665729782">
            <text:p>2.640866573</text:p>
          </table:table-cell>
        </table:table-row>
        <table:table-row table:style-name="ro1">
          <table:table-cell/>
          <table:table-cell table:formula="of:=RAND()" office:value-type="float" office:value="0.602165096439421">
            <text:p>0.6021650964</text:p>
          </table:table-cell>
          <table:table-cell table:formula="of:=RAND()" office:value-type="float" office:value="0.494034323142841">
            <text:p>0.4940343231</text:p>
          </table:table-cell>
          <table:table-cell table:formula="of:=RAND()" office:value-type="float" office:value="0.570338219869882">
            <text:p>0.5703382199</text:p>
          </table:table-cell>
          <table:table-cell table:formula="of:=RAND()" office:value-type="float" office:value="0.468059809878469">
            <text:p>0.4680598099</text:p>
          </table:table-cell>
          <table:table-cell table:formula="of:=RAND()" office:value-type="float" office:value="0.815936696948484">
            <text:p>0.8159366969</text:p>
          </table:table-cell>
          <table:table-cell table:formula="of:=RAND()" office:value-type="float" office:value="0.867308667860925">
            <text:p>0.8673086679</text:p>
          </table:table-cell>
          <table:table-cell table:formula="of:=RAND()" office:value-type="float" office:value="0.737425715196878">
            <text:p>0.7374257152</text:p>
          </table:table-cell>
          <table:table-cell table:formula="of:=RAND()" office:value-type="float" office:value="0.718772246735171">
            <text:p>0.7187722467</text:p>
          </table:table-cell>
          <table:table-cell table:formula="of:=RAND()" office:value-type="float" office:value="0.71840428491123">
            <text:p>0.7184042849</text:p>
          </table:table-cell>
          <table:table-cell table:formula="of:=RAND()" office:value-type="float" office:value="0.90442167641595">
            <text:p>0.9044216764</text:p>
          </table:table-cell>
          <table:table-cell table:formula="of:=RAND()" office:value-type="float" office:value="0.213438288541511">
            <text:p>0.2134382885</text:p>
          </table:table-cell>
          <table:table-cell table:formula="of:=RAND()" office:value-type="float" office:value="0.136205029208213">
            <text:p>0.1362050292</text:p>
          </table:table-cell>
          <table:table-cell table:formula="of:=SUM([.B363:.M363])-6" office:value-type="float" office:value="1.24651005514897">
            <text:p>1.2465100551</text:p>
          </table:table-cell>
          <table:table-cell table:formula="of:=[.N363]-[.$G$6]" office:value-type="float" office:value="1.25953523028875">
            <text:p>1.2595352303</text:p>
          </table:table-cell>
          <table:table-cell table:formula="of:=[.O363]*[.O363]" office:value-type="float" office:value="1.58642899633853">
            <text:p>1.5864289963</text:p>
          </table:table-cell>
        </table:table-row>
        <table:table-row table:style-name="ro1">
          <table:table-cell/>
          <table:table-cell table:formula="of:=RAND()" office:value-type="float" office:value="0.488265369087458">
            <text:p>0.4882653691</text:p>
          </table:table-cell>
          <table:table-cell table:formula="of:=RAND()" office:value-type="float" office:value="0.302681747125462">
            <text:p>0.3026817471</text:p>
          </table:table-cell>
          <table:table-cell table:formula="of:=RAND()" office:value-type="float" office:value="0.717510523507372">
            <text:p>0.7175105235</text:p>
          </table:table-cell>
          <table:table-cell table:formula="of:=RAND()" office:value-type="float" office:value="0.122687465744093">
            <text:p>0.1226874657</text:p>
          </table:table-cell>
          <table:table-cell table:formula="of:=RAND()" office:value-type="float" office:value="0.657162494258955">
            <text:p>0.6571624943</text:p>
          </table:table-cell>
          <table:table-cell table:formula="of:=RAND()" office:value-type="float" office:value="0.467889013001695">
            <text:p>0.467889013</text:p>
          </table:table-cell>
          <table:table-cell table:formula="of:=RAND()" office:value-type="float" office:value="0.654365524882451">
            <text:p>0.6543655249</text:p>
          </table:table-cell>
          <table:table-cell table:formula="of:=RAND()" office:value-type="float" office:value="0.960995558649302">
            <text:p>0.9609955586</text:p>
          </table:table-cell>
          <table:table-cell table:formula="of:=RAND()" office:value-type="float" office:value="0.886472088983282">
            <text:p>0.886472089</text:p>
          </table:table-cell>
          <table:table-cell table:formula="of:=RAND()" office:value-type="float" office:value="0.52805287274532">
            <text:p>0.5280528727</text:p>
          </table:table-cell>
          <table:table-cell table:formula="of:=RAND()" office:value-type="float" office:value="0.577670383965597">
            <text:p>0.577670384</text:p>
          </table:table-cell>
          <table:table-cell table:formula="of:=RAND()" office:value-type="float" office:value="0.640622160630301">
            <text:p>0.6406221606</text:p>
          </table:table-cell>
          <table:table-cell table:formula="of:=SUM([.B364:.M364])-6" office:value-type="float" office:value="1.00437520258129">
            <text:p>1.0043752026</text:p>
          </table:table-cell>
          <table:table-cell table:formula="of:=[.N364]-[.$G$6]" office:value-type="float" office:value="1.01740037772106">
            <text:p>1.0174003777</text:p>
          </table:table-cell>
          <table:table-cell table:formula="of:=[.O364]*[.O364]" office:value-type="float" office:value="1.03510352858696">
            <text:p>1.0351035286</text:p>
          </table:table-cell>
        </table:table-row>
        <table:table-row table:style-name="ro1">
          <table:table-cell/>
          <table:table-cell table:formula="of:=RAND()" office:value-type="float" office:value="0.789360127411783">
            <text:p>0.7893601274</text:p>
          </table:table-cell>
          <table:table-cell table:formula="of:=RAND()" office:value-type="float" office:value="0.140273367520422">
            <text:p>0.1402733675</text:p>
          </table:table-cell>
          <table:table-cell table:formula="of:=RAND()" office:value-type="float" office:value="0.0337193785235286">
            <text:p>0.0337193785</text:p>
          </table:table-cell>
          <table:table-cell table:formula="of:=RAND()" office:value-type="float" office:value="0.0330109079368412">
            <text:p>0.0330109079</text:p>
          </table:table-cell>
          <table:table-cell table:formula="of:=RAND()" office:value-type="float" office:value="0.553748928941786">
            <text:p>0.5537489289</text:p>
          </table:table-cell>
          <table:table-cell table:formula="of:=RAND()" office:value-type="float" office:value="0.379908096743748">
            <text:p>0.3799080967</text:p>
          </table:table-cell>
          <table:table-cell table:formula="of:=RAND()" office:value-type="float" office:value="0.140130413929001">
            <text:p>0.1401304139</text:p>
          </table:table-cell>
          <table:table-cell table:formula="of:=RAND()" office:value-type="float" office:value="0.740766352042556">
            <text:p>0.740766352</text:p>
          </table:table-cell>
          <table:table-cell table:formula="of:=RAND()" office:value-type="float" office:value="0.704237638274208">
            <text:p>0.7042376383</text:p>
          </table:table-cell>
          <table:table-cell table:formula="of:=RAND()" office:value-type="float" office:value="0.468524236464873">
            <text:p>0.4685242365</text:p>
          </table:table-cell>
          <table:table-cell table:formula="of:=RAND()" office:value-type="float" office:value="0.386159367859364">
            <text:p>0.3861593679</text:p>
          </table:table-cell>
          <table:table-cell table:formula="of:=RAND()" office:value-type="float" office:value="0.000432573026046157">
            <text:p>0.000432573</text:p>
          </table:table-cell>
          <table:table-cell table:formula="of:=SUM([.B365:.M365])-6" office:value-type="float" office:value="-1.62972861132585">
            <text:p>-1.6297286113</text:p>
          </table:table-cell>
          <table:table-cell table:formula="of:=[.N365]-[.$G$6]" office:value-type="float" office:value="-1.61670343618607">
            <text:p>-1.6167034362</text:p>
          </table:table-cell>
          <table:table-cell table:formula="of:=[.O365]*[.O365]" office:value-type="float" office:value="2.61373000057585">
            <text:p>2.6137300006</text:p>
          </table:table-cell>
        </table:table-row>
        <table:table-row table:style-name="ro1">
          <table:table-cell/>
          <table:table-cell table:formula="of:=RAND()" office:value-type="float" office:value="0.616262409370393">
            <text:p>0.6162624094</text:p>
          </table:table-cell>
          <table:table-cell table:formula="of:=RAND()" office:value-type="float" office:value="0.277958305319771">
            <text:p>0.2779583053</text:p>
          </table:table-cell>
          <table:table-cell table:formula="of:=RAND()" office:value-type="float" office:value="0.105361643712968">
            <text:p>0.1053616437</text:p>
          </table:table-cell>
          <table:table-cell table:formula="of:=RAND()" office:value-type="float" office:value="0.166221952065825">
            <text:p>0.1662219521</text:p>
          </table:table-cell>
          <table:table-cell table:formula="of:=RAND()" office:value-type="float" office:value="0.101662409026176">
            <text:p>0.101662409</text:p>
          </table:table-cell>
          <table:table-cell table:formula="of:=RAND()" office:value-type="float" office:value="0.447506609139964">
            <text:p>0.4475066091</text:p>
          </table:table-cell>
          <table:table-cell table:formula="of:=RAND()" office:value-type="float" office:value="0.191031991271302">
            <text:p>0.1910319913</text:p>
          </table:table-cell>
          <table:table-cell table:formula="of:=RAND()" office:value-type="float" office:value="0.385430552763864">
            <text:p>0.3854305528</text:p>
          </table:table-cell>
          <table:table-cell table:formula="of:=RAND()" office:value-type="float" office:value="0.696616738336161">
            <text:p>0.6966167383</text:p>
          </table:table-cell>
          <table:table-cell table:formula="of:=RAND()" office:value-type="float" office:value="0.132503770291805">
            <text:p>0.1325037703</text:p>
          </table:table-cell>
          <table:table-cell table:formula="of:=RAND()" office:value-type="float" office:value="0.710875567980111">
            <text:p>0.710875568</text:p>
          </table:table-cell>
          <table:table-cell table:formula="of:=RAND()" office:value-type="float" office:value="0.0929022319614887">
            <text:p>0.092902232</text:p>
          </table:table-cell>
          <table:table-cell table:formula="of:=SUM([.B366:.M366])-6" office:value-type="float" office:value="-2.07566581876017">
            <text:p>-2.0756658188</text:p>
          </table:table-cell>
          <table:table-cell table:formula="of:=[.N366]-[.$G$6]" office:value-type="float" office:value="-2.0626406436204">
            <text:p>-2.0626406436</text:p>
          </table:table-cell>
          <table:table-cell table:formula="of:=[.O366]*[.O366]" office:value-type="float" office:value="4.25448642471477">
            <text:p>4.2544864247</text:p>
          </table:table-cell>
        </table:table-row>
        <table:table-row table:style-name="ro1">
          <table:table-cell/>
          <table:table-cell table:formula="of:=RAND()" office:value-type="float" office:value="0.464249107055366">
            <text:p>0.4642491071</text:p>
          </table:table-cell>
          <table:table-cell table:formula="of:=RAND()" office:value-type="float" office:value="0.185307829640806">
            <text:p>0.1853078296</text:p>
          </table:table-cell>
          <table:table-cell table:formula="of:=RAND()" office:value-type="float" office:value="0.0194131240714341">
            <text:p>0.0194131241</text:p>
          </table:table-cell>
          <table:table-cell table:formula="of:=RAND()" office:value-type="float" office:value="0.310481787426397">
            <text:p>0.3104817874</text:p>
          </table:table-cell>
          <table:table-cell table:formula="of:=RAND()" office:value-type="float" office:value="0.0526727291289717">
            <text:p>0.0526727291</text:p>
          </table:table-cell>
          <table:table-cell table:formula="of:=RAND()" office:value-type="float" office:value="0.986235211603344">
            <text:p>0.9862352116</text:p>
          </table:table-cell>
          <table:table-cell table:formula="of:=RAND()" office:value-type="float" office:value="0.398865487892181">
            <text:p>0.3988654879</text:p>
          </table:table-cell>
          <table:table-cell table:formula="of:=RAND()" office:value-type="float" office:value="0.617712620412931">
            <text:p>0.6177126204</text:p>
          </table:table-cell>
          <table:table-cell table:formula="of:=RAND()" office:value-type="float" office:value="0.0712018273770809">
            <text:p>0.0712018274</text:p>
          </table:table-cell>
          <table:table-cell table:formula="of:=RAND()" office:value-type="float" office:value="0.560421899426729">
            <text:p>0.5604218994</text:p>
          </table:table-cell>
          <table:table-cell table:formula="of:=RAND()" office:value-type="float" office:value="0.956522113876417">
            <text:p>0.9565221139</text:p>
          </table:table-cell>
          <table:table-cell table:formula="of:=RAND()" office:value-type="float" office:value="0.556429361226037">
            <text:p>0.5564293612</text:p>
          </table:table-cell>
          <table:table-cell table:formula="of:=SUM([.B367:.M367])-6" office:value-type="float" office:value="-0.820486900862306">
            <text:p>-0.8204869009</text:p>
          </table:table-cell>
          <table:table-cell table:formula="of:=[.N367]-[.$G$6]" office:value-type="float" office:value="-0.807461725722533">
            <text:p>-0.8074617257</text:p>
          </table:table-cell>
          <table:table-cell table:formula="of:=[.O367]*[.O367]" office:value-type="float" office:value="0.651994438506811">
            <text:p>0.6519944385</text:p>
          </table:table-cell>
        </table:table-row>
        <table:table-row table:style-name="ro1">
          <table:table-cell/>
          <table:table-cell table:formula="of:=RAND()" office:value-type="float" office:value="0.0881850596051663">
            <text:p>0.0881850596</text:p>
          </table:table-cell>
          <table:table-cell table:formula="of:=RAND()" office:value-type="float" office:value="0.364790837047622">
            <text:p>0.364790837</text:p>
          </table:table-cell>
          <table:table-cell table:formula="of:=RAND()" office:value-type="float" office:value="0.682452213019133">
            <text:p>0.682452213</text:p>
          </table:table-cell>
          <table:table-cell table:formula="of:=RAND()" office:value-type="float" office:value="0.531957322033122">
            <text:p>0.531957322</text:p>
          </table:table-cell>
          <table:table-cell table:formula="of:=RAND()" office:value-type="float" office:value="0.890646273037419">
            <text:p>0.890646273</text:p>
          </table:table-cell>
          <table:table-cell table:formula="of:=RAND()" office:value-type="float" office:value="0.702885219594464">
            <text:p>0.7028852196</text:p>
          </table:table-cell>
          <table:table-cell table:formula="of:=RAND()" office:value-type="float" office:value="0.657465891446918">
            <text:p>0.6574658914</text:p>
          </table:table-cell>
          <table:table-cell table:formula="of:=RAND()" office:value-type="float" office:value="0.842317131813616">
            <text:p>0.8423171318</text:p>
          </table:table-cell>
          <table:table-cell table:formula="of:=RAND()" office:value-type="float" office:value="0.0665328511968255">
            <text:p>0.0665328512</text:p>
          </table:table-cell>
          <table:table-cell table:formula="of:=RAND()" office:value-type="float" office:value="0.0342506321612746">
            <text:p>0.0342506322</text:p>
          </table:table-cell>
          <table:table-cell table:formula="of:=RAND()" office:value-type="float" office:value="0.767991819651797">
            <text:p>0.7679918197</text:p>
          </table:table-cell>
          <table:table-cell table:formula="of:=RAND()" office:value-type="float" office:value="0.498479360714555">
            <text:p>0.4984793607</text:p>
          </table:table-cell>
          <table:table-cell table:formula="of:=SUM([.B368:.M368])-6" office:value-type="float" office:value="0.127954611321911">
            <text:p>0.1279546113</text:p>
          </table:table-cell>
          <table:table-cell table:formula="of:=[.N368]-[.$G$6]" office:value-type="float" office:value="0.140979786461685">
            <text:p>0.1409797865</text:p>
          </table:table-cell>
          <table:table-cell table:formula="of:=[.O368]*[.O368]" office:value-type="float" office:value="0.0198753001907823">
            <text:p>0.0198753002</text:p>
          </table:table-cell>
        </table:table-row>
        <table:table-row table:style-name="ro1">
          <table:table-cell/>
          <table:table-cell table:formula="of:=RAND()" office:value-type="float" office:value="0.99452036828734">
            <text:p>0.9945203683</text:p>
          </table:table-cell>
          <table:table-cell table:formula="of:=RAND()" office:value-type="float" office:value="0.993639854015783">
            <text:p>0.993639854</text:p>
          </table:table-cell>
          <table:table-cell table:formula="of:=RAND()" office:value-type="float" office:value="0.820785337360576">
            <text:p>0.8207853374</text:p>
          </table:table-cell>
          <table:table-cell table:formula="of:=RAND()" office:value-type="float" office:value="0.65550835407339">
            <text:p>0.6555083541</text:p>
          </table:table-cell>
          <table:table-cell table:formula="of:=RAND()" office:value-type="float" office:value="0.428209737641737">
            <text:p>0.4282097376</text:p>
          </table:table-cell>
          <table:table-cell table:formula="of:=RAND()" office:value-type="float" office:value="0.323508094763383">
            <text:p>0.3235080948</text:p>
          </table:table-cell>
          <table:table-cell table:formula="of:=RAND()" office:value-type="float" office:value="0.0139983859844506">
            <text:p>0.013998386</text:p>
          </table:table-cell>
          <table:table-cell table:formula="of:=RAND()" office:value-type="float" office:value="0.874988217372447">
            <text:p>0.8749882174</text:p>
          </table:table-cell>
          <table:table-cell table:formula="of:=RAND()" office:value-type="float" office:value="0.569392445264384">
            <text:p>0.5693924453</text:p>
          </table:table-cell>
          <table:table-cell table:formula="of:=RAND()" office:value-type="float" office:value="0.876297872280702">
            <text:p>0.8762978723</text:p>
          </table:table-cell>
          <table:table-cell table:formula="of:=RAND()" office:value-type="float" office:value="0.608183142496273">
            <text:p>0.6081831425</text:p>
          </table:table-cell>
          <table:table-cell table:formula="of:=RAND()" office:value-type="float" office:value="0.15619946969673">
            <text:p>0.1561994697</text:p>
          </table:table-cell>
          <table:table-cell table:formula="of:=SUM([.B369:.M369])-6" office:value-type="float" office:value="1.3152312792372">
            <text:p>1.3152312792</text:p>
          </table:table-cell>
          <table:table-cell table:formula="of:=[.N369]-[.$G$6]" office:value-type="float" office:value="1.32825645437697">
            <text:p>1.3282564544</text:p>
          </table:table-cell>
          <table:table-cell table:formula="of:=[.O369]*[.O369]" office:value-type="float" office:value="1.76426520859408">
            <text:p>1.7642652086</text:p>
          </table:table-cell>
        </table:table-row>
        <table:table-row table:style-name="ro1">
          <table:table-cell/>
          <table:table-cell table:formula="of:=RAND()" office:value-type="float" office:value="0.832549201091751">
            <text:p>0.8325492011</text:p>
          </table:table-cell>
          <table:table-cell table:formula="of:=RAND()" office:value-type="float" office:value="0.856828536372632">
            <text:p>0.8568285364</text:p>
          </table:table-cell>
          <table:table-cell table:formula="of:=RAND()" office:value-type="float" office:value="0.166745568625629">
            <text:p>0.1667455686</text:p>
          </table:table-cell>
          <table:table-cell table:formula="of:=RAND()" office:value-type="float" office:value="0.629857703112066">
            <text:p>0.6298577031</text:p>
          </table:table-cell>
          <table:table-cell table:formula="of:=RAND()" office:value-type="float" office:value="0.679269948741421">
            <text:p>0.6792699487</text:p>
          </table:table-cell>
          <table:table-cell table:formula="of:=RAND()" office:value-type="float" office:value="0.602024078834802">
            <text:p>0.6020240788</text:p>
          </table:table-cell>
          <table:table-cell table:formula="of:=RAND()" office:value-type="float" office:value="0.499127603368834">
            <text:p>0.4991276034</text:p>
          </table:table-cell>
          <table:table-cell table:formula="of:=RAND()" office:value-type="float" office:value="0.613032188965008">
            <text:p>0.613032189</text:p>
          </table:table-cell>
          <table:table-cell table:formula="of:=RAND()" office:value-type="float" office:value="0.515291158109903">
            <text:p>0.5152911581</text:p>
          </table:table-cell>
          <table:table-cell table:formula="of:=RAND()" office:value-type="float" office:value="0.292461808770895">
            <text:p>0.2924618088</text:p>
          </table:table-cell>
          <table:table-cell table:formula="of:=RAND()" office:value-type="float" office:value="0.768203700194135">
            <text:p>0.7682037002</text:p>
          </table:table-cell>
          <table:table-cell table:formula="of:=RAND()" office:value-type="float" office:value="0.27607807260938">
            <text:p>0.2760780726</text:p>
          </table:table-cell>
          <table:table-cell table:formula="of:=SUM([.B370:.M370])-6" office:value-type="float" office:value="0.731469568796456">
            <text:p>0.7314695688</text:p>
          </table:table-cell>
          <table:table-cell table:formula="of:=[.N370]-[.$G$6]" office:value-type="float" office:value="0.74449474393623">
            <text:p>0.7444947439</text:p>
          </table:table-cell>
          <table:table-cell table:formula="of:=[.O370]*[.O370]" office:value-type="float" office:value="0.554272423748672">
            <text:p>0.5542724237</text:p>
          </table:table-cell>
        </table:table-row>
        <table:table-row table:style-name="ro1">
          <table:table-cell/>
          <table:table-cell table:formula="of:=RAND()" office:value-type="float" office:value="0.403217947576195">
            <text:p>0.4032179476</text:p>
          </table:table-cell>
          <table:table-cell table:formula="of:=RAND()" office:value-type="float" office:value="0.160514429211617">
            <text:p>0.1605144292</text:p>
          </table:table-cell>
          <table:table-cell table:formula="of:=RAND()" office:value-type="float" office:value="0.0860989156644791">
            <text:p>0.0860989157</text:p>
          </table:table-cell>
          <table:table-cell table:formula="of:=RAND()" office:value-type="float" office:value="0.642016037600115">
            <text:p>0.6420160376</text:p>
          </table:table-cell>
          <table:table-cell table:formula="of:=RAND()" office:value-type="float" office:value="0.414387485943735">
            <text:p>0.4143874859</text:p>
          </table:table-cell>
          <table:table-cell table:formula="of:=RAND()" office:value-type="float" office:value="0.711674891179428">
            <text:p>0.7116748912</text:p>
          </table:table-cell>
          <table:table-cell table:formula="of:=RAND()" office:value-type="float" office:value="0.547169972909614">
            <text:p>0.5471699729</text:p>
          </table:table-cell>
          <table:table-cell table:formula="of:=RAND()" office:value-type="float" office:value="0.127755635417998">
            <text:p>0.1277556354</text:p>
          </table:table-cell>
          <table:table-cell table:formula="of:=RAND()" office:value-type="float" office:value="0.482551080407575">
            <text:p>0.4825510804</text:p>
          </table:table-cell>
          <table:table-cell table:formula="of:=RAND()" office:value-type="float" office:value="0.174475445179269">
            <text:p>0.1744754452</text:p>
          </table:table-cell>
          <table:table-cell table:formula="of:=RAND()" office:value-type="float" office:value="0.963026048848406">
            <text:p>0.9630260488</text:p>
          </table:table-cell>
          <table:table-cell table:formula="of:=RAND()" office:value-type="float" office:value="0.976685031550005">
            <text:p>0.9766850316</text:p>
          </table:table-cell>
          <table:table-cell table:formula="of:=SUM([.B371:.M371])-6" office:value-type="float" office:value="-0.310427078511566">
            <text:p>-0.3104270785</text:p>
          </table:table-cell>
          <table:table-cell table:formula="of:=[.N371]-[.$G$6]" office:value-type="float" office:value="-0.297401903371792">
            <text:p>-0.2974019034</text:p>
          </table:table-cell>
          <table:table-cell table:formula="of:=[.O371]*[.O371]" office:value-type="float" office:value="0.0884478921291649">
            <text:p>0.0884478921</text:p>
          </table:table-cell>
        </table:table-row>
        <table:table-row table:style-name="ro1">
          <table:table-cell/>
          <table:table-cell table:formula="of:=RAND()" office:value-type="float" office:value="0.679568975698203">
            <text:p>0.6795689757</text:p>
          </table:table-cell>
          <table:table-cell table:formula="of:=RAND()" office:value-type="float" office:value="0.657089554704726">
            <text:p>0.6570895547</text:p>
          </table:table-cell>
          <table:table-cell table:formula="of:=RAND()" office:value-type="float" office:value="0.652228696504608">
            <text:p>0.6522286965</text:p>
          </table:table-cell>
          <table:table-cell table:formula="of:=RAND()" office:value-type="float" office:value="0.733267384581268">
            <text:p>0.7332673846</text:p>
          </table:table-cell>
          <table:table-cell table:formula="of:=RAND()" office:value-type="float" office:value="0.306203700834885">
            <text:p>0.3062037008</text:p>
          </table:table-cell>
          <table:table-cell table:formula="of:=RAND()" office:value-type="float" office:value="0.388297179946676">
            <text:p>0.3882971799</text:p>
          </table:table-cell>
          <table:table-cell table:formula="of:=RAND()" office:value-type="float" office:value="0.831885900581256">
            <text:p>0.8318859006</text:p>
          </table:table-cell>
          <table:table-cell table:formula="of:=RAND()" office:value-type="float" office:value="0.815442195627838">
            <text:p>0.8154421956</text:p>
          </table:table-cell>
          <table:table-cell table:formula="of:=RAND()" office:value-type="float" office:value="0.131651626899838">
            <text:p>0.1316516269</text:p>
          </table:table-cell>
          <table:table-cell table:formula="of:=RAND()" office:value-type="float" office:value="0.583364864578471">
            <text:p>0.5833648646</text:p>
          </table:table-cell>
          <table:table-cell table:formula="of:=RAND()" office:value-type="float" office:value="0.575998000567779">
            <text:p>0.5759980006</text:p>
          </table:table-cell>
          <table:table-cell table:formula="of:=RAND()" office:value-type="float" office:value="0.268542879493907">
            <text:p>0.2685428795</text:p>
          </table:table-cell>
          <table:table-cell table:formula="of:=SUM([.B372:.M372])-6" office:value-type="float" office:value="0.623540960019454">
            <text:p>0.62354096</text:p>
          </table:table-cell>
          <table:table-cell table:formula="of:=[.N372]-[.$G$6]" office:value-type="float" office:value="0.636566135159228">
            <text:p>0.6365661352</text:p>
          </table:table-cell>
          <table:table-cell table:formula="of:=[.O372]*[.O372]" office:value-type="float" office:value="0.405216444431557">
            <text:p>0.4052164444</text:p>
          </table:table-cell>
        </table:table-row>
        <table:table-row table:style-name="ro1">
          <table:table-cell/>
          <table:table-cell table:formula="of:=RAND()" office:value-type="float" office:value="0.974915225291625">
            <text:p>0.9749152253</text:p>
          </table:table-cell>
          <table:table-cell table:formula="of:=RAND()" office:value-type="float" office:value="0.969679880188778">
            <text:p>0.9696798802</text:p>
          </table:table-cell>
          <table:table-cell table:formula="of:=RAND()" office:value-type="float" office:value="0.010238511255011">
            <text:p>0.0102385113</text:p>
          </table:table-cell>
          <table:table-cell table:formula="of:=RAND()" office:value-type="float" office:value="0.0256529853213578">
            <text:p>0.0256529853</text:p>
          </table:table-cell>
          <table:table-cell table:formula="of:=RAND()" office:value-type="float" office:value="0.427783783525229">
            <text:p>0.4277837835</text:p>
          </table:table-cell>
          <table:table-cell table:formula="of:=RAND()" office:value-type="float" office:value="0.30514079821296">
            <text:p>0.3051407982</text:p>
          </table:table-cell>
          <table:table-cell table:formula="of:=RAND()" office:value-type="float" office:value="0.86943913414143">
            <text:p>0.8694391341</text:p>
          </table:table-cell>
          <table:table-cell table:formula="of:=RAND()" office:value-type="float" office:value="0.815516029251739">
            <text:p>0.8155160293</text:p>
          </table:table-cell>
          <table:table-cell table:formula="of:=RAND()" office:value-type="float" office:value="0.173665951471776">
            <text:p>0.1736659515</text:p>
          </table:table-cell>
          <table:table-cell table:formula="of:=RAND()" office:value-type="float" office:value="0.477790755452588">
            <text:p>0.4777907555</text:p>
          </table:table-cell>
          <table:table-cell table:formula="of:=RAND()" office:value-type="float" office:value="0.317870997823775">
            <text:p>0.3178709978</text:p>
          </table:table-cell>
          <table:table-cell table:formula="of:=RAND()" office:value-type="float" office:value="0.784352785442025">
            <text:p>0.7843527854</text:p>
          </table:table-cell>
          <table:table-cell table:formula="of:=SUM([.B373:.M373])-6" office:value-type="float" office:value="0.152046837378293">
            <text:p>0.1520468374</text:p>
          </table:table-cell>
          <table:table-cell table:formula="of:=[.N373]-[.$G$6]" office:value-type="float" office:value="0.165072012518067">
            <text:p>0.1650720125</text:p>
          </table:table-cell>
          <table:table-cell table:formula="of:=[.O373]*[.O373]" office:value-type="float" office:value="0.0272487693167648">
            <text:p>0.0272487693</text:p>
          </table:table-cell>
        </table:table-row>
        <table:table-row table:style-name="ro1">
          <table:table-cell/>
          <table:table-cell table:formula="of:=RAND()" office:value-type="float" office:value="0.681107216747478">
            <text:p>0.6811072167</text:p>
          </table:table-cell>
          <table:table-cell table:formula="of:=RAND()" office:value-type="float" office:value="0.432695482857525">
            <text:p>0.4326954829</text:p>
          </table:table-cell>
          <table:table-cell table:formula="of:=RAND()" office:value-type="float" office:value="0.248307071393356">
            <text:p>0.2483070714</text:p>
          </table:table-cell>
          <table:table-cell table:formula="of:=RAND()" office:value-type="float" office:value="0.512208747444674">
            <text:p>0.5122087474</text:p>
          </table:table-cell>
          <table:table-cell table:formula="of:=RAND()" office:value-type="float" office:value="0.505660413531587">
            <text:p>0.5056604135</text:p>
          </table:table-cell>
          <table:table-cell table:formula="of:=RAND()" office:value-type="float" office:value="0.942914281971753">
            <text:p>0.942914282</text:p>
          </table:table-cell>
          <table:table-cell table:formula="of:=RAND()" office:value-type="float" office:value="0.509726400719956">
            <text:p>0.5097264007</text:p>
          </table:table-cell>
          <table:table-cell table:formula="of:=RAND()" office:value-type="float" office:value="0.165358007885516">
            <text:p>0.1653580079</text:p>
          </table:table-cell>
          <table:table-cell table:formula="of:=RAND()" office:value-type="float" office:value="0.471042177407071">
            <text:p>0.4710421774</text:p>
          </table:table-cell>
          <table:table-cell table:formula="of:=RAND()" office:value-type="float" office:value="0.313204577192664">
            <text:p>0.3132045772</text:p>
          </table:table-cell>
          <table:table-cell table:formula="of:=RAND()" office:value-type="float" office:value="0.20650078705512">
            <text:p>0.2065007871</text:p>
          </table:table-cell>
          <table:table-cell table:formula="of:=RAND()" office:value-type="float" office:value="0.0963468211703002">
            <text:p>0.0963468212</text:p>
          </table:table-cell>
          <table:table-cell table:formula="of:=SUM([.B374:.M374])-6" office:value-type="float" office:value="-0.914928014623001">
            <text:p>-0.9149280146</text:p>
          </table:table-cell>
          <table:table-cell table:formula="of:=[.N374]-[.$G$6]" office:value-type="float" office:value="-0.901902839483228">
            <text:p>-0.9019028395</text:p>
          </table:table-cell>
          <table:table-cell table:formula="of:=[.O374]*[.O374]" office:value-type="float" office:value="0.813428731867909">
            <text:p>0.8134287319</text:p>
          </table:table-cell>
        </table:table-row>
        <table:table-row table:style-name="ro1">
          <table:table-cell/>
          <table:table-cell table:formula="of:=RAND()" office:value-type="float" office:value="0.72230094182305">
            <text:p>0.7223009418</text:p>
          </table:table-cell>
          <table:table-cell table:formula="of:=RAND()" office:value-type="float" office:value="0.113842223305255">
            <text:p>0.1138422233</text:p>
          </table:table-cell>
          <table:table-cell table:formula="of:=RAND()" office:value-type="float" office:value="0.15155140357092">
            <text:p>0.1515514036</text:p>
          </table:table-cell>
          <table:table-cell table:formula="of:=RAND()" office:value-type="float" office:value="0.140081445686519">
            <text:p>0.1400814457</text:p>
          </table:table-cell>
          <table:table-cell table:formula="of:=RAND()" office:value-type="float" office:value="0.0453218542970717">
            <text:p>0.0453218543</text:p>
          </table:table-cell>
          <table:table-cell table:formula="of:=RAND()" office:value-type="float" office:value="0.37891170848161">
            <text:p>0.3789117085</text:p>
          </table:table-cell>
          <table:table-cell table:formula="of:=RAND()" office:value-type="float" office:value="0.6954495459795">
            <text:p>0.695449546</text:p>
          </table:table-cell>
          <table:table-cell table:formula="of:=RAND()" office:value-type="float" office:value="0.803073480492458">
            <text:p>0.8030734805</text:p>
          </table:table-cell>
          <table:table-cell table:formula="of:=RAND()" office:value-type="float" office:value="0.0375740451272577">
            <text:p>0.0375740451</text:p>
          </table:table-cell>
          <table:table-cell table:formula="of:=RAND()" office:value-type="float" office:value="0.618241140851751">
            <text:p>0.6182411409</text:p>
          </table:table-cell>
          <table:table-cell table:formula="of:=RAND()" office:value-type="float" office:value="0.00615008035674691">
            <text:p>0.0061500804</text:p>
          </table:table-cell>
          <table:table-cell table:formula="of:=RAND()" office:value-type="float" office:value="0.67867970559746">
            <text:p>0.6786797056</text:p>
          </table:table-cell>
          <table:table-cell table:formula="of:=SUM([.B375:.M375])-6" office:value-type="float" office:value="-1.6088224244304">
            <text:p>-1.6088224244</text:p>
          </table:table-cell>
          <table:table-cell table:formula="of:=[.N375]-[.$G$6]" office:value-type="float" office:value="-1.59579724929063">
            <text:p>-1.5957972493</text:p>
          </table:table-cell>
          <table:table-cell table:formula="of:=[.O375]*[.O375]" office:value-type="float" office:value="2.54656886084353">
            <text:p>2.5465688608</text:p>
          </table:table-cell>
        </table:table-row>
        <table:table-row table:style-name="ro1">
          <table:table-cell/>
          <table:table-cell table:formula="of:=RAND()" office:value-type="float" office:value="0.806888053193688">
            <text:p>0.8068880532</text:p>
          </table:table-cell>
          <table:table-cell table:formula="of:=RAND()" office:value-type="float" office:value="0.793065870413557">
            <text:p>0.7930658704</text:p>
          </table:table-cell>
          <table:table-cell table:formula="of:=RAND()" office:value-type="float" office:value="0.713908179895952">
            <text:p>0.7139081799</text:p>
          </table:table-cell>
          <table:table-cell table:formula="of:=RAND()" office:value-type="float" office:value="0.128616218222305">
            <text:p>0.1286162182</text:p>
          </table:table-cell>
          <table:table-cell table:formula="of:=RAND()" office:value-type="float" office:value="0.0864147094544023">
            <text:p>0.0864147095</text:p>
          </table:table-cell>
          <table:table-cell table:formula="of:=RAND()" office:value-type="float" office:value="0.925333521096036">
            <text:p>0.9253335211</text:p>
          </table:table-cell>
          <table:table-cell table:formula="of:=RAND()" office:value-type="float" office:value="0.289657513611019">
            <text:p>0.2896575136</text:p>
          </table:table-cell>
          <table:table-cell table:formula="of:=RAND()" office:value-type="float" office:value="0.00902552343904972">
            <text:p>0.0090255234</text:p>
          </table:table-cell>
          <table:table-cell table:formula="of:=RAND()" office:value-type="float" office:value="0.927006379468367">
            <text:p>0.9270063795</text:p>
          </table:table-cell>
          <table:table-cell table:formula="of:=RAND()" office:value-type="float" office:value="0.936996949603781">
            <text:p>0.9369969496</text:p>
          </table:table-cell>
          <table:table-cell table:formula="of:=RAND()" office:value-type="float" office:value="0.769565606489778">
            <text:p>0.7695656065</text:p>
          </table:table-cell>
          <table:table-cell table:formula="of:=RAND()" office:value-type="float" office:value="0.655907415784895">
            <text:p>0.6559074158</text:p>
          </table:table-cell>
          <table:table-cell table:formula="of:=SUM([.B376:.M376])-6" office:value-type="float" office:value="1.04238594067283">
            <text:p>1.0423859407</text:p>
          </table:table-cell>
          <table:table-cell table:formula="of:=[.N376]-[.$G$6]" office:value-type="float" office:value="1.0554111158126">
            <text:p>1.0554111158</text:p>
          </table:table-cell>
          <table:table-cell table:formula="of:=[.O376]*[.O376]" office:value-type="float" office:value="1.1138926233808">
            <text:p>1.1138926234</text:p>
          </table:table-cell>
        </table:table-row>
        <table:table-row table:style-name="ro1">
          <table:table-cell/>
          <table:table-cell table:formula="of:=RAND()" office:value-type="float" office:value="0.349224174860865">
            <text:p>0.3492241749</text:p>
          </table:table-cell>
          <table:table-cell table:formula="of:=RAND()" office:value-type="float" office:value="0.472076100762934">
            <text:p>0.4720761008</text:p>
          </table:table-cell>
          <table:table-cell table:formula="of:=RAND()" office:value-type="float" office:value="0.500114777125418">
            <text:p>0.5001147771</text:p>
          </table:table-cell>
          <table:table-cell table:formula="of:=RAND()" office:value-type="float" office:value="0.592802919447422">
            <text:p>0.5928029194</text:p>
          </table:table-cell>
          <table:table-cell table:formula="of:=RAND()" office:value-type="float" office:value="0.880254961084574">
            <text:p>0.8802549611</text:p>
          </table:table-cell>
          <table:table-cell table:formula="of:=RAND()" office:value-type="float" office:value="0.278408384183422">
            <text:p>0.2784083842</text:p>
          </table:table-cell>
          <table:table-cell table:formula="of:=RAND()" office:value-type="float" office:value="0.388769447337836">
            <text:p>0.3887694473</text:p>
          </table:table-cell>
          <table:table-cell table:formula="of:=RAND()" office:value-type="float" office:value="0.3960003729444">
            <text:p>0.3960003729</text:p>
          </table:table-cell>
          <table:table-cell table:formula="of:=RAND()" office:value-type="float" office:value="0.622103891568258">
            <text:p>0.6221038916</text:p>
          </table:table-cell>
          <table:table-cell table:formula="of:=RAND()" office:value-type="float" office:value="0.85976299457252">
            <text:p>0.8597629946</text:p>
          </table:table-cell>
          <table:table-cell table:formula="of:=RAND()" office:value-type="float" office:value="0.724345214199275">
            <text:p>0.7243452142</text:p>
          </table:table-cell>
          <table:table-cell table:formula="of:=RAND()" office:value-type="float" office:value="0.586748684523627">
            <text:p>0.5867486845</text:p>
          </table:table-cell>
          <table:table-cell table:formula="of:=SUM([.B377:.M377])-6" office:value-type="float" office:value="0.650611922610551">
            <text:p>0.6506119226</text:p>
          </table:table-cell>
          <table:table-cell table:formula="of:=[.N377]-[.$G$6]" office:value-type="float" office:value="0.663637097750325">
            <text:p>0.6636370978</text:p>
          </table:table-cell>
          <table:table-cell table:formula="of:=[.O377]*[.O377]" office:value-type="float" office:value="0.440414197510474">
            <text:p>0.4404141975</text:p>
          </table:table-cell>
        </table:table-row>
        <table:table-row table:style-name="ro1">
          <table:table-cell/>
          <table:table-cell table:formula="of:=RAND()" office:value-type="float" office:value="0.508917801082134">
            <text:p>0.5089178011</text:p>
          </table:table-cell>
          <table:table-cell table:formula="of:=RAND()" office:value-type="float" office:value="0.123902127379552">
            <text:p>0.1239021274</text:p>
          </table:table-cell>
          <table:table-cell table:formula="of:=RAND()" office:value-type="float" office:value="0.722023500129581">
            <text:p>0.7220235001</text:p>
          </table:table-cell>
          <table:table-cell table:formula="of:=RAND()" office:value-type="float" office:value="0.912988762138411">
            <text:p>0.9129887621</text:p>
          </table:table-cell>
          <table:table-cell table:formula="of:=RAND()" office:value-type="float" office:value="0.369107582839206">
            <text:p>0.3691075828</text:p>
          </table:table-cell>
          <table:table-cell table:formula="of:=RAND()" office:value-type="float" office:value="0.831029267050326">
            <text:p>0.8310292671</text:p>
          </table:table-cell>
          <table:table-cell table:formula="of:=RAND()" office:value-type="float" office:value="0.497880847658962">
            <text:p>0.4978808477</text:p>
          </table:table-cell>
          <table:table-cell table:formula="of:=RAND()" office:value-type="float" office:value="0.416687800083309">
            <text:p>0.4166878001</text:p>
          </table:table-cell>
          <table:table-cell table:formula="of:=RAND()" office:value-type="float" office:value="0.141583205200732">
            <text:p>0.1415832052</text:p>
          </table:table-cell>
          <table:table-cell table:formula="of:=RAND()" office:value-type="float" office:value="0.387199370888993">
            <text:p>0.3871993709</text:p>
          </table:table-cell>
          <table:table-cell table:formula="of:=RAND()" office:value-type="float" office:value="0.789735959144309">
            <text:p>0.7897359591</text:p>
          </table:table-cell>
          <table:table-cell table:formula="of:=RAND()" office:value-type="float" office:value="0.862562336726114">
            <text:p>0.8625623367</text:p>
          </table:table-cell>
          <table:table-cell table:formula="of:=SUM([.B378:.M378])-6" office:value-type="float" office:value="0.563618560321629">
            <text:p>0.5636185603</text:p>
          </table:table-cell>
          <table:table-cell table:formula="of:=[.N378]-[.$G$6]" office:value-type="float" office:value="0.576643735461403">
            <text:p>0.5766437355</text:p>
          </table:table-cell>
          <table:table-cell table:formula="of:=[.O378]*[.O378]" office:value-type="float" office:value="0.33251799764688">
            <text:p>0.3325179976</text:p>
          </table:table-cell>
        </table:table-row>
        <table:table-row table:style-name="ro1">
          <table:table-cell/>
          <table:table-cell table:formula="of:=RAND()" office:value-type="float" office:value="0.968780338764191">
            <text:p>0.9687803388</text:p>
          </table:table-cell>
          <table:table-cell table:formula="of:=RAND()" office:value-type="float" office:value="0.992560599930584">
            <text:p>0.9925605999</text:p>
          </table:table-cell>
          <table:table-cell table:formula="of:=RAND()" office:value-type="float" office:value="0.0188911354634911">
            <text:p>0.0188911355</text:p>
          </table:table-cell>
          <table:table-cell table:formula="of:=RAND()" office:value-type="float" office:value="0.373825025279075">
            <text:p>0.3738250253</text:p>
          </table:table-cell>
          <table:table-cell table:formula="of:=RAND()" office:value-type="float" office:value="0.24677747185342">
            <text:p>0.2467774719</text:p>
          </table:table-cell>
          <table:table-cell table:formula="of:=RAND()" office:value-type="float" office:value="0.531695138430223">
            <text:p>0.5316951384</text:p>
          </table:table-cell>
          <table:table-cell table:formula="of:=RAND()" office:value-type="float" office:value="0.466556062921882">
            <text:p>0.4665560629</text:p>
          </table:table-cell>
          <table:table-cell table:formula="of:=RAND()" office:value-type="float" office:value="0.23503076727502">
            <text:p>0.2350307673</text:p>
          </table:table-cell>
          <table:table-cell table:formula="of:=RAND()" office:value-type="float" office:value="0.106286172056571">
            <text:p>0.1062861721</text:p>
          </table:table-cell>
          <table:table-cell table:formula="of:=RAND()" office:value-type="float" office:value="0.5559661926236">
            <text:p>0.5559661926</text:p>
          </table:table-cell>
          <table:table-cell table:formula="of:=RAND()" office:value-type="float" office:value="0.513984373304993">
            <text:p>0.5139843733</text:p>
          </table:table-cell>
          <table:table-cell table:formula="of:=RAND()" office:value-type="float" office:value="0.103512627538294">
            <text:p>0.1035126275</text:p>
          </table:table-cell>
          <table:table-cell table:formula="of:=SUM([.B379:.M379])-6" office:value-type="float" office:value="-0.886134094558656">
            <text:p>-0.8861340946</text:p>
          </table:table-cell>
          <table:table-cell table:formula="of:=[.N379]-[.$G$6]" office:value-type="float" office:value="-0.873108919418883">
            <text:p>-0.8731089194</text:p>
          </table:table-cell>
          <table:table-cell table:formula="of:=[.O379]*[.O379]" office:value-type="float" office:value="0.762319185168809">
            <text:p>0.7623191852</text:p>
          </table:table-cell>
        </table:table-row>
        <table:table-row table:style-name="ro1">
          <table:table-cell/>
          <table:table-cell table:formula="of:=RAND()" office:value-type="float" office:value="0.360063023632392">
            <text:p>0.3600630236</text:p>
          </table:table-cell>
          <table:table-cell table:formula="of:=RAND()" office:value-type="float" office:value="0.665072100935504">
            <text:p>0.6650721009</text:p>
          </table:table-cell>
          <table:table-cell table:formula="of:=RAND()" office:value-type="float" office:value="0.816869895439595">
            <text:p>0.8168698954</text:p>
          </table:table-cell>
          <table:table-cell table:formula="of:=RAND()" office:value-type="float" office:value="0.189534602221102">
            <text:p>0.1895346022</text:p>
          </table:table-cell>
          <table:table-cell table:formula="of:=RAND()" office:value-type="float" office:value="0.541595822898671">
            <text:p>0.5415958229</text:p>
          </table:table-cell>
          <table:table-cell table:formula="of:=RAND()" office:value-type="float" office:value="0.37018838734366">
            <text:p>0.3701883873</text:p>
          </table:table-cell>
          <table:table-cell table:formula="of:=RAND()" office:value-type="float" office:value="0.1461408555042">
            <text:p>0.1461408555</text:p>
          </table:table-cell>
          <table:table-cell table:formula="of:=RAND()" office:value-type="float" office:value="0.598956024739891">
            <text:p>0.5989560247</text:p>
          </table:table-cell>
          <table:table-cell table:formula="of:=RAND()" office:value-type="float" office:value="0.980603862553835">
            <text:p>0.9806038626</text:p>
          </table:table-cell>
          <table:table-cell table:formula="of:=RAND()" office:value-type="float" office:value="0.939981036819518">
            <text:p>0.9399810368</text:p>
          </table:table-cell>
          <table:table-cell table:formula="of:=RAND()" office:value-type="float" office:value="0.555591648211703">
            <text:p>0.5555916482</text:p>
          </table:table-cell>
          <table:table-cell table:formula="of:=RAND()" office:value-type="float" office:value="0.214849394978955">
            <text:p>0.214849395</text:p>
          </table:table-cell>
          <table:table-cell table:formula="of:=SUM([.B380:.M380])-6" office:value-type="float" office:value="0.379446655279025">
            <text:p>0.3794466553</text:p>
          </table:table-cell>
          <table:table-cell table:formula="of:=[.N380]-[.$G$6]" office:value-type="float" office:value="0.392471830418799">
            <text:p>0.3924718304</text:p>
          </table:table-cell>
          <table:table-cell table:formula="of:=[.O380]*[.O380]" office:value-type="float" office:value="0.154034137672283">
            <text:p>0.1540341377</text:p>
          </table:table-cell>
        </table:table-row>
        <table:table-row table:style-name="ro1">
          <table:table-cell/>
          <table:table-cell table:formula="of:=RAND()" office:value-type="float" office:value="0.782031623413786">
            <text:p>0.7820316234</text:p>
          </table:table-cell>
          <table:table-cell table:formula="of:=RAND()" office:value-type="float" office:value="0.991621593711898">
            <text:p>0.9916215937</text:p>
          </table:table-cell>
          <table:table-cell table:formula="of:=RAND()" office:value-type="float" office:value="0.0911379079334438">
            <text:p>0.0911379079</text:p>
          </table:table-cell>
          <table:table-cell table:formula="of:=RAND()" office:value-type="float" office:value="0.360880846623331">
            <text:p>0.3608808466</text:p>
          </table:table-cell>
          <table:table-cell table:formula="of:=RAND()" office:value-type="float" office:value="0.878352810163051">
            <text:p>0.8783528102</text:p>
          </table:table-cell>
          <table:table-cell table:formula="of:=RAND()" office:value-type="float" office:value="0.561648790491745">
            <text:p>0.5616487905</text:p>
          </table:table-cell>
          <table:table-cell table:formula="of:=RAND()" office:value-type="float" office:value="0.995286775985733">
            <text:p>0.995286776</text:p>
          </table:table-cell>
          <table:table-cell table:formula="of:=RAND()" office:value-type="float" office:value="0.772166583687067">
            <text:p>0.7721665837</text:p>
          </table:table-cell>
          <table:table-cell table:formula="of:=RAND()" office:value-type="float" office:value="0.572191465878859">
            <text:p>0.5721914659</text:p>
          </table:table-cell>
          <table:table-cell table:formula="of:=RAND()" office:value-type="float" office:value="0.258397319121286">
            <text:p>0.2583973191</text:p>
          </table:table-cell>
          <table:table-cell table:formula="of:=RAND()" office:value-type="float" office:value="0.0750664225779474">
            <text:p>0.0750664226</text:p>
          </table:table-cell>
          <table:table-cell table:formula="of:=RAND()" office:value-type="float" office:value="0.606322791660205">
            <text:p>0.6063227917</text:p>
          </table:table-cell>
          <table:table-cell table:formula="of:=SUM([.B381:.M381])-6" office:value-type="float" office:value="0.945104931248352">
            <text:p>0.9451049312</text:p>
          </table:table-cell>
          <table:table-cell table:formula="of:=[.N381]-[.$G$6]" office:value-type="float" office:value="0.958130106388126">
            <text:p>0.9581301064</text:p>
          </table:table-cell>
          <table:table-cell table:formula="of:=[.O381]*[.O381]" office:value-type="float" office:value="0.918013300767321">
            <text:p>0.9180133008</text:p>
          </table:table-cell>
        </table:table-row>
        <table:table-row table:style-name="ro1">
          <table:table-cell/>
          <table:table-cell table:formula="of:=RAND()" office:value-type="float" office:value="0.296210527187213">
            <text:p>0.2962105272</text:p>
          </table:table-cell>
          <table:table-cell table:formula="of:=RAND()" office:value-type="float" office:value="0.681667766300961">
            <text:p>0.6816677663</text:p>
          </table:table-cell>
          <table:table-cell table:formula="of:=RAND()" office:value-type="float" office:value="0.97313918103464">
            <text:p>0.973139181</text:p>
          </table:table-cell>
          <table:table-cell table:formula="of:=RAND()" office:value-type="float" office:value="0.131072539836168">
            <text:p>0.1310725398</text:p>
          </table:table-cell>
          <table:table-cell table:formula="of:=RAND()" office:value-type="float" office:value="0.873789473203942">
            <text:p>0.8737894732</text:p>
          </table:table-cell>
          <table:table-cell table:formula="of:=RAND()" office:value-type="float" office:value="0.99789793533273">
            <text:p>0.9978979353</text:p>
          </table:table-cell>
          <table:table-cell table:formula="of:=RAND()" office:value-type="float" office:value="0.333361213561147">
            <text:p>0.3333612136</text:p>
          </table:table-cell>
          <table:table-cell table:formula="of:=RAND()" office:value-type="float" office:value="0.863063446246088">
            <text:p>0.8630634462</text:p>
          </table:table-cell>
          <table:table-cell table:formula="of:=RAND()" office:value-type="float" office:value="0.776197997154668">
            <text:p>0.7761979972</text:p>
          </table:table-cell>
          <table:table-cell table:formula="of:=RAND()" office:value-type="float" office:value="0.359314505476505">
            <text:p>0.3593145055</text:p>
          </table:table-cell>
          <table:table-cell table:formula="of:=RAND()" office:value-type="float" office:value="0.112055647419766">
            <text:p>0.1120556474</text:p>
          </table:table-cell>
          <table:table-cell table:formula="of:=RAND()" office:value-type="float" office:value="0.813384008361027">
            <text:p>0.8133840084</text:p>
          </table:table-cell>
          <table:table-cell table:formula="of:=SUM([.B382:.M382])-6" office:value-type="float" office:value="1.21115424111485">
            <text:p>1.2111542411</text:p>
          </table:table-cell>
          <table:table-cell table:formula="of:=[.N382]-[.$G$6]" office:value-type="float" office:value="1.22417941625463">
            <text:p>1.2241794163</text:p>
          </table:table-cell>
          <table:table-cell table:formula="of:=[.O382]*[.O382]" office:value-type="float" office:value="1.49861524318152">
            <text:p>1.4986152432</text:p>
          </table:table-cell>
        </table:table-row>
        <table:table-row table:style-name="ro1">
          <table:table-cell/>
          <table:table-cell table:formula="of:=RAND()" office:value-type="float" office:value="0.858560332097113">
            <text:p>0.8585603321</text:p>
          </table:table-cell>
          <table:table-cell table:formula="of:=RAND()" office:value-type="float" office:value="0.229828628478572">
            <text:p>0.2298286285</text:p>
          </table:table-cell>
          <table:table-cell table:formula="of:=RAND()" office:value-type="float" office:value="0.338908635778353">
            <text:p>0.3389086358</text:p>
          </table:table-cell>
          <table:table-cell table:formula="of:=RAND()" office:value-type="float" office:value="0.344259864185005">
            <text:p>0.3442598642</text:p>
          </table:table-cell>
          <table:table-cell table:formula="of:=RAND()" office:value-type="float" office:value="0.744847962399945">
            <text:p>0.7448479624</text:p>
          </table:table-cell>
          <table:table-cell table:formula="of:=RAND()" office:value-type="float" office:value="0.66326381219551">
            <text:p>0.6632638122</text:p>
          </table:table-cell>
          <table:table-cell table:formula="of:=RAND()" office:value-type="float" office:value="0.905520094558597">
            <text:p>0.9055200946</text:p>
          </table:table-cell>
          <table:table-cell table:formula="of:=RAND()" office:value-type="float" office:value="0.379895435879007">
            <text:p>0.3798954359</text:p>
          </table:table-cell>
          <table:table-cell table:formula="of:=RAND()" office:value-type="float" office:value="0.972661764128134">
            <text:p>0.9726617641</text:p>
          </table:table-cell>
          <table:table-cell table:formula="of:=RAND()" office:value-type="float" office:value="0.403758047847077">
            <text:p>0.4037580478</text:p>
          </table:table-cell>
          <table:table-cell table:formula="of:=RAND()" office:value-type="float" office:value="0.266524743521586">
            <text:p>0.2665247435</text:p>
          </table:table-cell>
          <table:table-cell table:formula="of:=RAND()" office:value-type="float" office:value="0.614601518027484">
            <text:p>0.614601518</text:p>
          </table:table-cell>
          <table:table-cell table:formula="of:=SUM([.B383:.M383])-6" office:value-type="float" office:value="0.722630839096382">
            <text:p>0.7226308391</text:p>
          </table:table-cell>
          <table:table-cell table:formula="of:=[.N383]-[.$G$6]" office:value-type="float" office:value="0.735656014236156">
            <text:p>0.7356560142</text:p>
          </table:table-cell>
          <table:table-cell table:formula="of:=[.O383]*[.O383]" office:value-type="float" office:value="0.541189771281827">
            <text:p>0.5411897713</text:p>
          </table:table-cell>
        </table:table-row>
        <table:table-row table:style-name="ro1">
          <table:table-cell/>
          <table:table-cell table:formula="of:=RAND()" office:value-type="float" office:value="0.259590301662683">
            <text:p>0.2595903017</text:p>
          </table:table-cell>
          <table:table-cell table:formula="of:=RAND()" office:value-type="float" office:value="0.215206638909876">
            <text:p>0.2152066389</text:p>
          </table:table-cell>
          <table:table-cell table:formula="of:=RAND()" office:value-type="float" office:value="0.809120661113411">
            <text:p>0.8091206611</text:p>
          </table:table-cell>
          <table:table-cell table:formula="of:=RAND()" office:value-type="float" office:value="0.513112300541252">
            <text:p>0.5131123005</text:p>
          </table:table-cell>
          <table:table-cell table:formula="of:=RAND()" office:value-type="float" office:value="0.0604358206037432">
            <text:p>0.0604358206</text:p>
          </table:table-cell>
          <table:table-cell table:formula="of:=RAND()" office:value-type="float" office:value="0.742549662012607">
            <text:p>0.742549662</text:p>
          </table:table-cell>
          <table:table-cell table:formula="of:=RAND()" office:value-type="float" office:value="0.905877243960276">
            <text:p>0.905877244</text:p>
          </table:table-cell>
          <table:table-cell table:formula="of:=RAND()" office:value-type="float" office:value="0.0726304871495813">
            <text:p>0.0726304871</text:p>
          </table:table-cell>
          <table:table-cell table:formula="of:=RAND()" office:value-type="float" office:value="0.972831083694473">
            <text:p>0.9728310837</text:p>
          </table:table-cell>
          <table:table-cell table:formula="of:=RAND()" office:value-type="float" office:value="0.488053798442706">
            <text:p>0.4880537984</text:p>
          </table:table-cell>
          <table:table-cell table:formula="of:=RAND()" office:value-type="float" office:value="0.212477867491543">
            <text:p>0.2124778675</text:p>
          </table:table-cell>
          <table:table-cell table:formula="of:=RAND()" office:value-type="float" office:value="0.281389208976179">
            <text:p>0.281389209</text:p>
          </table:table-cell>
          <table:table-cell table:formula="of:=SUM([.B384:.M384])-6" office:value-type="float" office:value="-0.466724925441667">
            <text:p>-0.4667249254</text:p>
          </table:table-cell>
          <table:table-cell table:formula="of:=[.N384]-[.$G$6]" office:value-type="float" office:value="-0.453699750301894">
            <text:p>-0.4536997503</text:p>
          </table:table-cell>
          <table:table-cell table:formula="of:=[.O384]*[.O384]" office:value-type="float" office:value="0.205843463424001">
            <text:p>0.2058434634</text:p>
          </table:table-cell>
        </table:table-row>
        <table:table-row table:style-name="ro1">
          <table:table-cell/>
          <table:table-cell table:formula="of:=RAND()" office:value-type="float" office:value="0.167321590008214">
            <text:p>0.16732159</text:p>
          </table:table-cell>
          <table:table-cell table:formula="of:=RAND()" office:value-type="float" office:value="0.426971540087834">
            <text:p>0.4269715401</text:p>
          </table:table-cell>
          <table:table-cell table:formula="of:=RAND()" office:value-type="float" office:value="0.631961720064282">
            <text:p>0.6319617201</text:p>
          </table:table-cell>
          <table:table-cell table:formula="of:=RAND()" office:value-type="float" office:value="0.501624944852665">
            <text:p>0.5016249449</text:p>
          </table:table-cell>
          <table:table-cell table:formula="of:=RAND()" office:value-type="float" office:value="0.247432000003755">
            <text:p>0.247432</text:p>
          </table:table-cell>
          <table:table-cell table:formula="of:=RAND()" office:value-type="float" office:value="0.352801610250026">
            <text:p>0.3528016103</text:p>
          </table:table-cell>
          <table:table-cell table:formula="of:=RAND()" office:value-type="float" office:value="0.950371304759756">
            <text:p>0.9503713048</text:p>
          </table:table-cell>
          <table:table-cell table:formula="of:=RAND()" office:value-type="float" office:value="0.850999824469909">
            <text:p>0.8509998245</text:p>
          </table:table-cell>
          <table:table-cell table:formula="of:=RAND()" office:value-type="float" office:value="0.583427786594257">
            <text:p>0.5834277866</text:p>
          </table:table-cell>
          <table:table-cell table:formula="of:=RAND()" office:value-type="float" office:value="0.044451329158619">
            <text:p>0.0444513292</text:p>
          </table:table-cell>
          <table:table-cell table:formula="of:=RAND()" office:value-type="float" office:value="0.64968648343347">
            <text:p>0.6496864834</text:p>
          </table:table-cell>
          <table:table-cell table:formula="of:=RAND()" office:value-type="float" office:value="0.29678518185392">
            <text:p>0.2967851819</text:p>
          </table:table-cell>
          <table:table-cell table:formula="of:=SUM([.B385:.M385])-6" office:value-type="float" office:value="-0.296164684463292">
            <text:p>-0.2961646845</text:p>
          </table:table-cell>
          <table:table-cell table:formula="of:=[.N385]-[.$G$6]" office:value-type="float" office:value="-0.283139509323519">
            <text:p>-0.2831395093</text:p>
          </table:table-cell>
          <table:table-cell table:formula="of:=[.O385]*[.O385]" office:value-type="float" office:value="0.0801679817399629">
            <text:p>0.0801679817</text:p>
          </table:table-cell>
        </table:table-row>
        <table:table-row table:style-name="ro1">
          <table:table-cell/>
          <table:table-cell table:formula="of:=RAND()" office:value-type="float" office:value="0.265304328408092">
            <text:p>0.2653043284</text:p>
          </table:table-cell>
          <table:table-cell table:formula="of:=RAND()" office:value-type="float" office:value="0.147072105668485">
            <text:p>0.1470721057</text:p>
          </table:table-cell>
          <table:table-cell table:formula="of:=RAND()" office:value-type="float" office:value="0.415547473123297">
            <text:p>0.4155474731</text:p>
          </table:table-cell>
          <table:table-cell table:formula="of:=RAND()" office:value-type="float" office:value="0.718799668829888">
            <text:p>0.7187996688</text:p>
          </table:table-cell>
          <table:table-cell table:formula="of:=RAND()" office:value-type="float" office:value="0.524261117214337">
            <text:p>0.5242611172</text:p>
          </table:table-cell>
          <table:table-cell table:formula="of:=RAND()" office:value-type="float" office:value="0.757368357619271">
            <text:p>0.7573683576</text:p>
          </table:table-cell>
          <table:table-cell table:formula="of:=RAND()" office:value-type="float" office:value="0.662689406657591">
            <text:p>0.6626894067</text:p>
          </table:table-cell>
          <table:table-cell table:formula="of:=RAND()" office:value-type="float" office:value="0.275630156509578">
            <text:p>0.2756301565</text:p>
          </table:table-cell>
          <table:table-cell table:formula="of:=RAND()" office:value-type="float" office:value="0.105903856223449">
            <text:p>0.1059038562</text:p>
          </table:table-cell>
          <table:table-cell table:formula="of:=RAND()" office:value-type="float" office:value="0.67765750666149">
            <text:p>0.6776575067</text:p>
          </table:table-cell>
          <table:table-cell table:formula="of:=RAND()" office:value-type="float" office:value="0.985934010706842">
            <text:p>0.9859340107</text:p>
          </table:table-cell>
          <table:table-cell table:formula="of:=RAND()" office:value-type="float" office:value="0.751806450076401">
            <text:p>0.7518064501</text:p>
          </table:table-cell>
          <table:table-cell table:formula="of:=SUM([.B386:.M386])-6" office:value-type="float" office:value="0.287974437698722">
            <text:p>0.2879744377</text:p>
          </table:table-cell>
          <table:table-cell table:formula="of:=[.N386]-[.$G$6]" office:value-type="float" office:value="0.300999612838496">
            <text:p>0.3009996128</text:p>
          </table:table-cell>
          <table:table-cell table:formula="of:=[.O386]*[.O386]" office:value-type="float" office:value="0.0906007669289242">
            <text:p>0.0906007669</text:p>
          </table:table-cell>
        </table:table-row>
        <table:table-row table:style-name="ro1">
          <table:table-cell/>
          <table:table-cell table:formula="of:=RAND()" office:value-type="float" office:value="0.645344140939415">
            <text:p>0.6453441409</text:p>
          </table:table-cell>
          <table:table-cell table:formula="of:=RAND()" office:value-type="float" office:value="0.047106125857681">
            <text:p>0.0471061259</text:p>
          </table:table-cell>
          <table:table-cell table:formula="of:=RAND()" office:value-type="float" office:value="0.0219138346146792">
            <text:p>0.0219138346</text:p>
          </table:table-cell>
          <table:table-cell table:formula="of:=RAND()" office:value-type="float" office:value="0.379071112489328">
            <text:p>0.3790711125</text:p>
          </table:table-cell>
          <table:table-cell table:formula="of:=RAND()" office:value-type="float" office:value="0.862239382229745">
            <text:p>0.8622393822</text:p>
          </table:table-cell>
          <table:table-cell table:formula="of:=RAND()" office:value-type="float" office:value="0.79507195437327">
            <text:p>0.7950719544</text:p>
          </table:table-cell>
          <table:table-cell table:formula="of:=RAND()" office:value-type="float" office:value="0.799836731981486">
            <text:p>0.799836732</text:p>
          </table:table-cell>
          <table:table-cell table:formula="of:=RAND()" office:value-type="float" office:value="0.185682353796437">
            <text:p>0.1856823538</text:p>
          </table:table-cell>
          <table:table-cell table:formula="of:=RAND()" office:value-type="float" office:value="0.922725512413308">
            <text:p>0.9227255124</text:p>
          </table:table-cell>
          <table:table-cell table:formula="of:=RAND()" office:value-type="float" office:value="0.8667024706956">
            <text:p>0.8667024707</text:p>
          </table:table-cell>
          <table:table-cell table:formula="of:=RAND()" office:value-type="float" office:value="0.538887943839654">
            <text:p>0.5388879438</text:p>
          </table:table-cell>
          <table:table-cell table:formula="of:=RAND()" office:value-type="float" office:value="0.50237689120695">
            <text:p>0.5023768912</text:p>
          </table:table-cell>
          <table:table-cell table:formula="of:=SUM([.B387:.M387])-6" office:value-type="float" office:value="0.566958454437554">
            <text:p>0.5669584544</text:p>
          </table:table-cell>
          <table:table-cell table:formula="of:=[.N387]-[.$G$6]" office:value-type="float" office:value="0.579983629577328">
            <text:p>0.5799836296</text:p>
          </table:table-cell>
          <table:table-cell table:formula="of:=[.O387]*[.O387]" office:value-type="float" office:value="0.336381010577691">
            <text:p>0.3363810106</text:p>
          </table:table-cell>
        </table:table-row>
        <table:table-row table:style-name="ro1">
          <table:table-cell/>
          <table:table-cell table:formula="of:=RAND()" office:value-type="float" office:value="0.384741345187649">
            <text:p>0.3847413452</text:p>
          </table:table-cell>
          <table:table-cell table:formula="of:=RAND()" office:value-type="float" office:value="0.378940243739635">
            <text:p>0.3789402437</text:p>
          </table:table-cell>
          <table:table-cell table:formula="of:=RAND()" office:value-type="float" office:value="0.477215073304251">
            <text:p>0.4772150733</text:p>
          </table:table-cell>
          <table:table-cell table:formula="of:=RAND()" office:value-type="float" office:value="0.897974651772529">
            <text:p>0.8979746518</text:p>
          </table:table-cell>
          <table:table-cell table:formula="of:=RAND()" office:value-type="float" office:value="0.916581761557609">
            <text:p>0.9165817616</text:p>
          </table:table-cell>
          <table:table-cell table:formula="of:=RAND()" office:value-type="float" office:value="0.463566827354953">
            <text:p>0.4635668274</text:p>
          </table:table-cell>
          <table:table-cell table:formula="of:=RAND()" office:value-type="float" office:value="0.617196904262528">
            <text:p>0.6171969043</text:p>
          </table:table-cell>
          <table:table-cell table:formula="of:=RAND()" office:value-type="float" office:value="0.131622590590268">
            <text:p>0.1316225906</text:p>
          </table:table-cell>
          <table:table-cell table:formula="of:=RAND()" office:value-type="float" office:value="0.531015005894005">
            <text:p>0.5310150059</text:p>
          </table:table-cell>
          <table:table-cell table:formula="of:=RAND()" office:value-type="float" office:value="0.469961932394654">
            <text:p>0.4699619324</text:p>
          </table:table-cell>
          <table:table-cell table:formula="of:=RAND()" office:value-type="float" office:value="0.431408494943753">
            <text:p>0.4314084949</text:p>
          </table:table-cell>
          <table:table-cell table:formula="of:=RAND()" office:value-type="float" office:value="0.099496748065576">
            <text:p>0.0994967481</text:p>
          </table:table-cell>
          <table:table-cell table:formula="of:=SUM([.B388:.M388])-6" office:value-type="float" office:value="-0.200278420932591">
            <text:p>-0.2002784209</text:p>
          </table:table-cell>
          <table:table-cell table:formula="of:=[.N388]-[.$G$6]" office:value-type="float" office:value="-0.187253245792817">
            <text:p>-0.1872532458</text:p>
          </table:table-cell>
          <table:table-cell table:formula="of:=[.O388]*[.O388]" office:value-type="float" office:value="0.0350637780599453">
            <text:p>0.0350637781</text:p>
          </table:table-cell>
        </table:table-row>
        <table:table-row table:style-name="ro1">
          <table:table-cell/>
          <table:table-cell table:formula="of:=RAND()" office:value-type="float" office:value="0.743710979586467">
            <text:p>0.7437109796</text:p>
          </table:table-cell>
          <table:table-cell table:formula="of:=RAND()" office:value-type="float" office:value="0.732322660274804">
            <text:p>0.7323226603</text:p>
          </table:table-cell>
          <table:table-cell table:formula="of:=RAND()" office:value-type="float" office:value="0.621279010316357">
            <text:p>0.6212790103</text:p>
          </table:table-cell>
          <table:table-cell table:formula="of:=RAND()" office:value-type="float" office:value="0.61088890931569">
            <text:p>0.6108889093</text:p>
          </table:table-cell>
          <table:table-cell table:formula="of:=RAND()" office:value-type="float" office:value="0.109999886946753">
            <text:p>0.1099998869</text:p>
          </table:table-cell>
          <table:table-cell table:formula="of:=RAND()" office:value-type="float" office:value="0.525409287773073">
            <text:p>0.5254092878</text:p>
          </table:table-cell>
          <table:table-cell table:formula="of:=RAND()" office:value-type="float" office:value="0.192721421364695">
            <text:p>0.1927214214</text:p>
          </table:table-cell>
          <table:table-cell table:formula="of:=RAND()" office:value-type="float" office:value="0.526489096228033">
            <text:p>0.5264890962</text:p>
          </table:table-cell>
          <table:table-cell table:formula="of:=RAND()" office:value-type="float" office:value="0.950151454191655">
            <text:p>0.9501514542</text:p>
          </table:table-cell>
          <table:table-cell table:formula="of:=RAND()" office:value-type="float" office:value="0.780511312186718">
            <text:p>0.7805113122</text:p>
          </table:table-cell>
          <table:table-cell table:formula="of:=RAND()" office:value-type="float" office:value="0.22608319343999">
            <text:p>0.2260831934</text:p>
          </table:table-cell>
          <table:table-cell table:formula="of:=RAND()" office:value-type="float" office:value="0.151037608738989">
            <text:p>0.1510376087</text:p>
          </table:table-cell>
          <table:table-cell table:formula="of:=SUM([.B389:.M389])-6" office:value-type="float" office:value="0.170604820363224">
            <text:p>0.1706048204</text:p>
          </table:table-cell>
          <table:table-cell table:formula="of:=[.N389]-[.$G$6]" office:value-type="float" office:value="0.183629995502997">
            <text:p>0.1836299955</text:p>
          </table:table-cell>
          <table:table-cell table:formula="of:=[.O389]*[.O389]" office:value-type="float" office:value="0.0337199752484308">
            <text:p>0.0337199752</text:p>
          </table:table-cell>
        </table:table-row>
        <table:table-row table:style-name="ro1">
          <table:table-cell/>
          <table:table-cell table:formula="of:=RAND()" office:value-type="float" office:value="0.513227178948">
            <text:p>0.5132271789</text:p>
          </table:table-cell>
          <table:table-cell table:formula="of:=RAND()" office:value-type="float" office:value="0.328823413001373">
            <text:p>0.328823413</text:p>
          </table:table-cell>
          <table:table-cell table:formula="of:=RAND()" office:value-type="float" office:value="0.445922992890701">
            <text:p>0.4459229929</text:p>
          </table:table-cell>
          <table:table-cell table:formula="of:=RAND()" office:value-type="float" office:value="0.0563571276143193">
            <text:p>0.0563571276</text:p>
          </table:table-cell>
          <table:table-cell table:formula="of:=RAND()" office:value-type="float" office:value="0.0409191867802292">
            <text:p>0.0409191868</text:p>
          </table:table-cell>
          <table:table-cell table:formula="of:=RAND()" office:value-type="float" office:value="0.479318662313744">
            <text:p>0.4793186623</text:p>
          </table:table-cell>
          <table:table-cell table:formula="of:=RAND()" office:value-type="float" office:value="0.674832303775474">
            <text:p>0.6748323038</text:p>
          </table:table-cell>
          <table:table-cell table:formula="of:=RAND()" office:value-type="float" office:value="0.443767548305914">
            <text:p>0.4437675483</text:p>
          </table:table-cell>
          <table:table-cell table:formula="of:=RAND()" office:value-type="float" office:value="0.825550399720669">
            <text:p>0.8255503997</text:p>
          </table:table-cell>
          <table:table-cell table:formula="of:=RAND()" office:value-type="float" office:value="0.729273733915761">
            <text:p>0.7292737339</text:p>
          </table:table-cell>
          <table:table-cell table:formula="of:=RAND()" office:value-type="float" office:value="0.843196649570018">
            <text:p>0.8431966496</text:p>
          </table:table-cell>
          <table:table-cell table:formula="of:=RAND()" office:value-type="float" office:value="0.174169727833942">
            <text:p>0.1741697278</text:p>
          </table:table-cell>
          <table:table-cell table:formula="of:=SUM([.B390:.M390])-6" office:value-type="float" office:value="-0.444641075329855">
            <text:p>-0.4446410753</text:p>
          </table:table-cell>
          <table:table-cell table:formula="of:=[.N390]-[.$G$6]" office:value-type="float" office:value="-0.431615900190081">
            <text:p>-0.4316159002</text:p>
          </table:table-cell>
          <table:table-cell table:formula="of:=[.O390]*[.O390]" office:value-type="float" office:value="0.186292285296894">
            <text:p>0.1862922853</text:p>
          </table:table-cell>
        </table:table-row>
        <table:table-row table:style-name="ro1">
          <table:table-cell/>
          <table:table-cell table:formula="of:=RAND()" office:value-type="float" office:value="0.570562130771577">
            <text:p>0.5705621308</text:p>
          </table:table-cell>
          <table:table-cell table:formula="of:=RAND()" office:value-type="float" office:value="0.519588749390096">
            <text:p>0.5195887494</text:p>
          </table:table-cell>
          <table:table-cell table:formula="of:=RAND()" office:value-type="float" office:value="0.110653198324144">
            <text:p>0.1106531983</text:p>
          </table:table-cell>
          <table:table-cell table:formula="of:=RAND()" office:value-type="float" office:value="0.027280182344839">
            <text:p>0.0272801823</text:p>
          </table:table-cell>
          <table:table-cell table:formula="of:=RAND()" office:value-type="float" office:value="0.103581394534558">
            <text:p>0.1035813945</text:p>
          </table:table-cell>
          <table:table-cell table:formula="of:=RAND()" office:value-type="float" office:value="0.2645909183193">
            <text:p>0.2645909183</text:p>
          </table:table-cell>
          <table:table-cell table:formula="of:=RAND()" office:value-type="float" office:value="0.703885053284466">
            <text:p>0.7038850533</text:p>
          </table:table-cell>
          <table:table-cell table:formula="of:=RAND()" office:value-type="float" office:value="0.257202890934423">
            <text:p>0.2572028909</text:p>
          </table:table-cell>
          <table:table-cell table:formula="of:=RAND()" office:value-type="float" office:value="0.387532589258626">
            <text:p>0.3875325893</text:p>
          </table:table-cell>
          <table:table-cell table:formula="of:=RAND()" office:value-type="float" office:value="0.215101290959865">
            <text:p>0.215101291</text:p>
          </table:table-cell>
          <table:table-cell table:formula="of:=RAND()" office:value-type="float" office:value="0.0640835475642234">
            <text:p>0.0640835476</text:p>
          </table:table-cell>
          <table:table-cell table:formula="of:=RAND()" office:value-type="float" office:value="0.840543773956597">
            <text:p>0.840543774</text:p>
          </table:table-cell>
          <table:table-cell table:formula="of:=SUM([.B391:.M391])-6" office:value-type="float" office:value="-1.93539428035729">
            <text:p>-1.9353942804</text:p>
          </table:table-cell>
          <table:table-cell table:formula="of:=[.N391]-[.$G$6]" office:value-type="float" office:value="-1.92236910521751">
            <text:p>-1.9223691052</text:p>
          </table:table-cell>
          <table:table-cell table:formula="of:=[.O391]*[.O391]" office:value-type="float" office:value="3.69550297669478">
            <text:p>3.6955029767</text:p>
          </table:table-cell>
        </table:table-row>
        <table:table-row table:style-name="ro1">
          <table:table-cell/>
          <table:table-cell table:formula="of:=RAND()" office:value-type="float" office:value="0.960970799671486">
            <text:p>0.9609707997</text:p>
          </table:table-cell>
          <table:table-cell table:formula="of:=RAND()" office:value-type="float" office:value="0.270919056143612">
            <text:p>0.2709190561</text:p>
          </table:table-cell>
          <table:table-cell table:formula="of:=RAND()" office:value-type="float" office:value="0.474650755058974">
            <text:p>0.4746507551</text:p>
          </table:table-cell>
          <table:table-cell table:formula="of:=RAND()" office:value-type="float" office:value="0.377492959145457">
            <text:p>0.3774929591</text:p>
          </table:table-cell>
          <table:table-cell table:formula="of:=RAND()" office:value-type="float" office:value="0.923373383004218">
            <text:p>0.923373383</text:p>
          </table:table-cell>
          <table:table-cell table:formula="of:=RAND()" office:value-type="float" office:value="0.887488229200244">
            <text:p>0.8874882292</text:p>
          </table:table-cell>
          <table:table-cell table:formula="of:=RAND()" office:value-type="float" office:value="0.278872096678242">
            <text:p>0.2788720967</text:p>
          </table:table-cell>
          <table:table-cell table:formula="of:=RAND()" office:value-type="float" office:value="0.508310625795275">
            <text:p>0.5083106258</text:p>
          </table:table-cell>
          <table:table-cell table:formula="of:=RAND()" office:value-type="float" office:value="0.02969063189812">
            <text:p>0.0296906319</text:p>
          </table:table-cell>
          <table:table-cell table:formula="of:=RAND()" office:value-type="float" office:value="0.623166050296277">
            <text:p>0.6231660503</text:p>
          </table:table-cell>
          <table:table-cell table:formula="of:=RAND()" office:value-type="float" office:value="0.604941395809874">
            <text:p>0.6049413958</text:p>
          </table:table-cell>
          <table:table-cell table:formula="of:=RAND()" office:value-type="float" office:value="0.855602631811053">
            <text:p>0.8556026318</text:p>
          </table:table-cell>
          <table:table-cell table:formula="of:=SUM([.B392:.M392])-6" office:value-type="float" office:value="0.795478614512831">
            <text:p>0.7954786145</text:p>
          </table:table-cell>
          <table:table-cell table:formula="of:=[.N392]-[.$G$6]" office:value-type="float" office:value="0.808503789652605">
            <text:p>0.8085037897</text:p>
          </table:table-cell>
          <table:table-cell table:formula="of:=[.O392]*[.O392]" office:value-type="float" office:value="0.653678377882623">
            <text:p>0.6536783779</text:p>
          </table:table-cell>
        </table:table-row>
        <table:table-row table:style-name="ro1">
          <table:table-cell/>
          <table:table-cell table:formula="of:=RAND()" office:value-type="float" office:value="0.402142788982019">
            <text:p>0.402142789</text:p>
          </table:table-cell>
          <table:table-cell table:formula="of:=RAND()" office:value-type="float" office:value="0.101324187824503">
            <text:p>0.1013241878</text:p>
          </table:table-cell>
          <table:table-cell table:formula="of:=RAND()" office:value-type="float" office:value="0.251550313550979">
            <text:p>0.2515503136</text:p>
          </table:table-cell>
          <table:table-cell table:formula="of:=RAND()" office:value-type="float" office:value="0.751817538635805">
            <text:p>0.7518175386</text:p>
          </table:table-cell>
          <table:table-cell table:formula="of:=RAND()" office:value-type="float" office:value="0.89620803645812">
            <text:p>0.8962080365</text:p>
          </table:table-cell>
          <table:table-cell table:formula="of:=RAND()" office:value-type="float" office:value="0.643051765859127">
            <text:p>0.6430517659</text:p>
          </table:table-cell>
          <table:table-cell table:formula="of:=RAND()" office:value-type="float" office:value="0.404771609930322">
            <text:p>0.4047716099</text:p>
          </table:table-cell>
          <table:table-cell table:formula="of:=RAND()" office:value-type="float" office:value="0.755686822347343">
            <text:p>0.7556868223</text:p>
          </table:table-cell>
          <table:table-cell table:formula="of:=RAND()" office:value-type="float" office:value="0.525534659158438">
            <text:p>0.5255346592</text:p>
          </table:table-cell>
          <table:table-cell table:formula="of:=RAND()" office:value-type="float" office:value="0.654058343265206">
            <text:p>0.6540583433</text:p>
          </table:table-cell>
          <table:table-cell table:formula="of:=RAND()" office:value-type="float" office:value="0.819543574703857">
            <text:p>0.8195435747</text:p>
          </table:table-cell>
          <table:table-cell table:formula="of:=RAND()" office:value-type="float" office:value="0.0463254789356142">
            <text:p>0.0463254789</text:p>
          </table:table-cell>
          <table:table-cell table:formula="of:=SUM([.B393:.M393])-6" office:value-type="float" office:value="0.252015119651332">
            <text:p>0.2520151197</text:p>
          </table:table-cell>
          <table:table-cell table:formula="of:=[.N393]-[.$G$6]" office:value-type="float" office:value="0.265040294791106">
            <text:p>0.2650402948</text:p>
          </table:table-cell>
          <table:table-cell table:formula="of:=[.O393]*[.O393]" office:value-type="float" office:value="0.0702463578629564">
            <text:p>0.0702463579</text:p>
          </table:table-cell>
        </table:table-row>
        <table:table-row table:style-name="ro1">
          <table:table-cell/>
          <table:table-cell table:formula="of:=RAND()" office:value-type="float" office:value="0.275045471033081">
            <text:p>0.275045471</text:p>
          </table:table-cell>
          <table:table-cell table:formula="of:=RAND()" office:value-type="float" office:value="0.67653452954255">
            <text:p>0.6765345295</text:p>
          </table:table-cell>
          <table:table-cell table:formula="of:=RAND()" office:value-type="float" office:value="0.207554978318512">
            <text:p>0.2075549783</text:p>
          </table:table-cell>
          <table:table-cell table:formula="of:=RAND()" office:value-type="float" office:value="0.285981111228466">
            <text:p>0.2859811112</text:p>
          </table:table-cell>
          <table:table-cell table:formula="of:=RAND()" office:value-type="float" office:value="0.397686101961881">
            <text:p>0.397686102</text:p>
          </table:table-cell>
          <table:table-cell table:formula="of:=RAND()" office:value-type="float" office:value="0.626769186463207">
            <text:p>0.6267691865</text:p>
          </table:table-cell>
          <table:table-cell table:formula="of:=RAND()" office:value-type="float" office:value="0.162380724912509">
            <text:p>0.1623807249</text:p>
          </table:table-cell>
          <table:table-cell table:formula="of:=RAND()" office:value-type="float" office:value="0.859258037758991">
            <text:p>0.8592580378</text:p>
          </table:table-cell>
          <table:table-cell table:formula="of:=RAND()" office:value-type="float" office:value="0.0452772490680218">
            <text:p>0.0452772491</text:p>
          </table:table-cell>
          <table:table-cell table:formula="of:=RAND()" office:value-type="float" office:value="0.963098843349144">
            <text:p>0.9630988433</text:p>
          </table:table-cell>
          <table:table-cell table:formula="of:=RAND()" office:value-type="float" office:value="0.0845756991766393">
            <text:p>0.0845756992</text:p>
          </table:table-cell>
          <table:table-cell table:formula="of:=RAND()" office:value-type="float" office:value="0.540335037978366">
            <text:p>0.540335038</text:p>
          </table:table-cell>
          <table:table-cell table:formula="of:=SUM([.B394:.M394])-6" office:value-type="float" office:value="-0.87550302920863">
            <text:p>-0.8755030292</text:p>
          </table:table-cell>
          <table:table-cell table:formula="of:=[.N394]-[.$G$6]" office:value-type="float" office:value="-0.862477854068857">
            <text:p>-0.8624778541</text:p>
          </table:table-cell>
          <table:table-cell table:formula="of:=[.O394]*[.O394]" office:value-type="float" office:value="0.74386804875922">
            <text:p>0.7438680488</text:p>
          </table:table-cell>
        </table:table-row>
        <table:table-row table:style-name="ro1">
          <table:table-cell/>
          <table:table-cell table:formula="of:=RAND()" office:value-type="float" office:value="0.512304533040151">
            <text:p>0.512304533</text:p>
          </table:table-cell>
          <table:table-cell table:formula="of:=RAND()" office:value-type="float" office:value="0.185621639713645">
            <text:p>0.1856216397</text:p>
          </table:table-cell>
          <table:table-cell table:formula="of:=RAND()" office:value-type="float" office:value="0.222795233130455">
            <text:p>0.2227952331</text:p>
          </table:table-cell>
          <table:table-cell table:formula="of:=RAND()" office:value-type="float" office:value="0.434502041433007">
            <text:p>0.4345020414</text:p>
          </table:table-cell>
          <table:table-cell table:formula="of:=RAND()" office:value-type="float" office:value="0.738056435482577">
            <text:p>0.7380564355</text:p>
          </table:table-cell>
          <table:table-cell table:formula="of:=RAND()" office:value-type="float" office:value="0.892747856210917">
            <text:p>0.8927478562</text:p>
          </table:table-cell>
          <table:table-cell table:formula="of:=RAND()" office:value-type="float" office:value="0.428594747791067">
            <text:p>0.4285947478</text:p>
          </table:table-cell>
          <table:table-cell table:formula="of:=RAND()" office:value-type="float" office:value="0.677060940302908">
            <text:p>0.6770609403</text:p>
          </table:table-cell>
          <table:table-cell table:formula="of:=RAND()" office:value-type="float" office:value="0.24327865219675">
            <text:p>0.2432786522</text:p>
          </table:table-cell>
          <table:table-cell table:formula="of:=RAND()" office:value-type="float" office:value="0.697440904332325">
            <text:p>0.6974409043</text:p>
          </table:table-cell>
          <table:table-cell table:formula="of:=RAND()" office:value-type="float" office:value="0.866170218912885">
            <text:p>0.8661702189</text:p>
          </table:table-cell>
          <table:table-cell table:formula="of:=RAND()" office:value-type="float" office:value="0.566669273888692">
            <text:p>0.5666692739</text:p>
          </table:table-cell>
          <table:table-cell table:formula="of:=SUM([.B395:.M395])-6" office:value-type="float" office:value="0.465242476435378">
            <text:p>0.4652424764</text:p>
          </table:table-cell>
          <table:table-cell table:formula="of:=[.N395]-[.$G$6]" office:value-type="float" office:value="0.478267651575152">
            <text:p>0.4782676516</text:p>
          </table:table-cell>
          <table:table-cell table:formula="of:=[.O395]*[.O395]" office:value-type="float" office:value="0.228739946543211">
            <text:p>0.2287399465</text:p>
          </table:table-cell>
        </table:table-row>
        <table:table-row table:style-name="ro1">
          <table:table-cell/>
          <table:table-cell table:formula="of:=RAND()" office:value-type="float" office:value="0.699758687056601">
            <text:p>0.6997586871</text:p>
          </table:table-cell>
          <table:table-cell table:formula="of:=RAND()" office:value-type="float" office:value="0.266270939959213">
            <text:p>0.26627094</text:p>
          </table:table-cell>
          <table:table-cell table:formula="of:=RAND()" office:value-type="float" office:value="0.239556319778785">
            <text:p>0.2395563198</text:p>
          </table:table-cell>
          <table:table-cell table:formula="of:=RAND()" office:value-type="float" office:value="0.190752889961004">
            <text:p>0.19075289</text:p>
          </table:table-cell>
          <table:table-cell table:formula="of:=RAND()" office:value-type="float" office:value="0.740950366016477">
            <text:p>0.740950366</text:p>
          </table:table-cell>
          <table:table-cell table:formula="of:=RAND()" office:value-type="float" office:value="0.976559869013727">
            <text:p>0.976559869</text:p>
          </table:table-cell>
          <table:table-cell table:formula="of:=RAND()" office:value-type="float" office:value="0.336901931557804">
            <text:p>0.3369019316</text:p>
          </table:table-cell>
          <table:table-cell table:formula="of:=RAND()" office:value-type="float" office:value="0.705047888914123">
            <text:p>0.7050478889</text:p>
          </table:table-cell>
          <table:table-cell table:formula="of:=RAND()" office:value-type="float" office:value="0.477070622611791">
            <text:p>0.4770706226</text:p>
          </table:table-cell>
          <table:table-cell table:formula="of:=RAND()" office:value-type="float" office:value="0.151252018054947">
            <text:p>0.1512520181</text:p>
          </table:table-cell>
          <table:table-cell table:formula="of:=RAND()" office:value-type="float" office:value="0.292115762829781">
            <text:p>0.2921157628</text:p>
          </table:table-cell>
          <table:table-cell table:formula="of:=RAND()" office:value-type="float" office:value="0.682087342254818">
            <text:p>0.6820873423</text:p>
          </table:table-cell>
          <table:table-cell table:formula="of:=SUM([.B396:.M396])-6" office:value-type="float" office:value="-0.241675361990929">
            <text:p>-0.241675362</text:p>
          </table:table-cell>
          <table:table-cell table:formula="of:=[.N396]-[.$G$6]" office:value-type="float" office:value="-0.228650186851155">
            <text:p>-0.2286501869</text:p>
          </table:table-cell>
          <table:table-cell table:formula="of:=[.O396]*[.O396]" office:value-type="float" office:value="0.0522809079470681">
            <text:p>0.0522809079</text:p>
          </table:table-cell>
        </table:table-row>
        <table:table-row table:style-name="ro1">
          <table:table-cell/>
          <table:table-cell table:formula="of:=RAND()" office:value-type="float" office:value="0.724017801228911">
            <text:p>0.7240178012</text:p>
          </table:table-cell>
          <table:table-cell table:formula="of:=RAND()" office:value-type="float" office:value="0.737677794415504">
            <text:p>0.7376777944</text:p>
          </table:table-cell>
          <table:table-cell table:formula="of:=RAND()" office:value-type="float" office:value="0.34847650420852">
            <text:p>0.3484765042</text:p>
          </table:table-cell>
          <table:table-cell table:formula="of:=RAND()" office:value-type="float" office:value="0.510955300414935">
            <text:p>0.5109553004</text:p>
          </table:table-cell>
          <table:table-cell table:formula="of:=RAND()" office:value-type="float" office:value="0.755196552723646">
            <text:p>0.7551965527</text:p>
          </table:table-cell>
          <table:table-cell table:formula="of:=RAND()" office:value-type="float" office:value="0.334465977502987">
            <text:p>0.3344659775</text:p>
          </table:table-cell>
          <table:table-cell table:formula="of:=RAND()" office:value-type="float" office:value="0.869449147023261">
            <text:p>0.869449147</text:p>
          </table:table-cell>
          <table:table-cell table:formula="of:=RAND()" office:value-type="float" office:value="0.237081401981413">
            <text:p>0.237081402</text:p>
          </table:table-cell>
          <table:table-cell table:formula="of:=RAND()" office:value-type="float" office:value="0.619905648985878">
            <text:p>0.619905649</text:p>
          </table:table-cell>
          <table:table-cell table:formula="of:=RAND()" office:value-type="float" office:value="0.00347226462326944">
            <text:p>0.0034722646</text:p>
          </table:table-cell>
          <table:table-cell table:formula="of:=RAND()" office:value-type="float" office:value="0.353827639017254">
            <text:p>0.353827639</text:p>
          </table:table-cell>
          <table:table-cell table:formula="of:=RAND()" office:value-type="float" office:value="0.00749243889003992">
            <text:p>0.0074924389</text:p>
          </table:table-cell>
          <table:table-cell table:formula="of:=SUM([.B397:.M397])-6" office:value-type="float" office:value="-0.497981528984383">
            <text:p>-0.497981529</text:p>
          </table:table-cell>
          <table:table-cell table:formula="of:=[.N397]-[.$G$6]" office:value-type="float" office:value="-0.484956353844609">
            <text:p>-0.4849563538</text:p>
          </table:table-cell>
          <table:table-cell table:formula="of:=[.O397]*[.O397]" office:value-type="float" office:value="0.235182665134258">
            <text:p>0.2351826651</text:p>
          </table:table-cell>
        </table:table-row>
        <table:table-row table:style-name="ro1">
          <table:table-cell/>
          <table:table-cell table:formula="of:=RAND()" office:value-type="float" office:value="0.626187995774671">
            <text:p>0.6261879958</text:p>
          </table:table-cell>
          <table:table-cell table:formula="of:=RAND()" office:value-type="float" office:value="0.463690557517111">
            <text:p>0.4636905575</text:p>
          </table:table-cell>
          <table:table-cell table:formula="of:=RAND()" office:value-type="float" office:value="0.63364670262672">
            <text:p>0.6336467026</text:p>
          </table:table-cell>
          <table:table-cell table:formula="of:=RAND()" office:value-type="float" office:value="0.636388160986826">
            <text:p>0.636388161</text:p>
          </table:table-cell>
          <table:table-cell table:formula="of:=RAND()" office:value-type="float" office:value="0.931994442362338">
            <text:p>0.9319944424</text:p>
          </table:table-cell>
          <table:table-cell table:formula="of:=RAND()" office:value-type="float" office:value="0.714858083752915">
            <text:p>0.7148580838</text:p>
          </table:table-cell>
          <table:table-cell table:formula="of:=RAND()" office:value-type="float" office:value="0.833608388900757">
            <text:p>0.8336083889</text:p>
          </table:table-cell>
          <table:table-cell table:formula="of:=RAND()" office:value-type="float" office:value="0.367150130216032">
            <text:p>0.3671501302</text:p>
          </table:table-cell>
          <table:table-cell table:formula="of:=RAND()" office:value-type="float" office:value="0.783399476204068">
            <text:p>0.7833994762</text:p>
          </table:table-cell>
          <table:table-cell table:formula="of:=RAND()" office:value-type="float" office:value="0.971604925813153">
            <text:p>0.9716049258</text:p>
          </table:table-cell>
          <table:table-cell table:formula="of:=RAND()" office:value-type="float" office:value="0.764353269478306">
            <text:p>0.7643532695</text:p>
          </table:table-cell>
          <table:table-cell table:formula="of:=RAND()" office:value-type="float" office:value="0.741947491886094">
            <text:p>0.7419474919</text:p>
          </table:table-cell>
          <table:table-cell table:formula="of:=SUM([.B398:.M398])-6" office:value-type="float" office:value="2.46882962551899">
            <text:p>2.4688296255</text:p>
          </table:table-cell>
          <table:table-cell table:formula="of:=[.N398]-[.$G$6]" office:value-type="float" office:value="2.48185480065877">
            <text:p>2.4818548007</text:p>
          </table:table-cell>
          <table:table-cell table:formula="of:=[.O398]*[.O398]" office:value-type="float" office:value="6.15960325155296">
            <text:p>6.1596032516</text:p>
          </table:table-cell>
        </table:table-row>
        <table:table-row table:style-name="ro1">
          <table:table-cell/>
          <table:table-cell table:formula="of:=RAND()" office:value-type="float" office:value="0.659404250327498">
            <text:p>0.6594042503</text:p>
          </table:table-cell>
          <table:table-cell table:formula="of:=RAND()" office:value-type="float" office:value="0.436003227252513">
            <text:p>0.4360032273</text:p>
          </table:table-cell>
          <table:table-cell table:formula="of:=RAND()" office:value-type="float" office:value="0.115328802028671">
            <text:p>0.115328802</text:p>
          </table:table-cell>
          <table:table-cell table:formula="of:=RAND()" office:value-type="float" office:value="0.928037997102365">
            <text:p>0.9280379971</text:p>
          </table:table-cell>
          <table:table-cell table:formula="of:=RAND()" office:value-type="float" office:value="0.808755303965881">
            <text:p>0.808755304</text:p>
          </table:table-cell>
          <table:table-cell table:formula="of:=RAND()" office:value-type="float" office:value="0.0383416397962719">
            <text:p>0.0383416398</text:p>
          </table:table-cell>
          <table:table-cell table:formula="of:=RAND()" office:value-type="float" office:value="0.23576019029133">
            <text:p>0.2357601903</text:p>
          </table:table-cell>
          <table:table-cell table:formula="of:=RAND()" office:value-type="float" office:value="0.702428081305698">
            <text:p>0.7024280813</text:p>
          </table:table-cell>
          <table:table-cell table:formula="of:=RAND()" office:value-type="float" office:value="0.858456586720422">
            <text:p>0.8584565867</text:p>
          </table:table-cell>
          <table:table-cell table:formula="of:=RAND()" office:value-type="float" office:value="0.300195885822177">
            <text:p>0.3001958858</text:p>
          </table:table-cell>
          <table:table-cell table:formula="of:=RAND()" office:value-type="float" office:value="0.243934993864968">
            <text:p>0.2439349939</text:p>
          </table:table-cell>
          <table:table-cell table:formula="of:=RAND()" office:value-type="float" office:value="0.450689144199714">
            <text:p>0.4506891442</text:p>
          </table:table-cell>
          <table:table-cell table:formula="of:=SUM([.B399:.M399])-6" office:value-type="float" office:value="-0.222663897322491">
            <text:p>-0.2226638973</text:p>
          </table:table-cell>
          <table:table-cell table:formula="of:=[.N399]-[.$G$6]" office:value-type="float" office:value="-0.209638722182717">
            <text:p>-0.2096387222</text:p>
          </table:table-cell>
          <table:table-cell table:formula="of:=[.O399]*[.O399]" office:value-type="float" office:value="0.0439483938384025">
            <text:p>0.0439483938</text:p>
          </table:table-cell>
        </table:table-row>
        <table:table-row table:style-name="ro1">
          <table:table-cell/>
          <table:table-cell table:formula="of:=RAND()" office:value-type="float" office:value="0.57600129628554">
            <text:p>0.5760012963</text:p>
          </table:table-cell>
          <table:table-cell table:formula="of:=RAND()" office:value-type="float" office:value="0.727455791318789">
            <text:p>0.7274557913</text:p>
          </table:table-cell>
          <table:table-cell table:formula="of:=RAND()" office:value-type="float" office:value="0.926855989499018">
            <text:p>0.9268559895</text:p>
          </table:table-cell>
          <table:table-cell table:formula="of:=RAND()" office:value-type="float" office:value="0.184244228992611">
            <text:p>0.184244229</text:p>
          </table:table-cell>
          <table:table-cell table:formula="of:=RAND()" office:value-type="float" office:value="0.37323549692519">
            <text:p>0.3732354969</text:p>
          </table:table-cell>
          <table:table-cell table:formula="of:=RAND()" office:value-type="float" office:value="0.38234140095301">
            <text:p>0.382341401</text:p>
          </table:table-cell>
          <table:table-cell table:formula="of:=RAND()" office:value-type="float" office:value="0.750438028248027">
            <text:p>0.7504380282</text:p>
          </table:table-cell>
          <table:table-cell table:formula="of:=RAND()" office:value-type="float" office:value="0.824200788512826">
            <text:p>0.8242007885</text:p>
          </table:table-cell>
          <table:table-cell table:formula="of:=RAND()" office:value-type="float" office:value="0.178102763835341">
            <text:p>0.1781027638</text:p>
          </table:table-cell>
          <table:table-cell table:formula="of:=RAND()" office:value-type="float" office:value="0.0318051248323172">
            <text:p>0.0318051248</text:p>
          </table:table-cell>
          <table:table-cell table:formula="of:=RAND()" office:value-type="float" office:value="0.756378508638591">
            <text:p>0.7563785086</text:p>
          </table:table-cell>
          <table:table-cell table:formula="of:=RAND()" office:value-type="float" office:value="0.681709455093369">
            <text:p>0.6817094551</text:p>
          </table:table-cell>
          <table:table-cell table:formula="of:=SUM([.B400:.M400])-6" office:value-type="float" office:value="0.392768873134628">
            <text:p>0.3927688731</text:p>
          </table:table-cell>
          <table:table-cell table:formula="of:=[.N400]-[.$G$6]" office:value-type="float" office:value="0.405794048274402">
            <text:p>0.4057940483</text:p>
          </table:table-cell>
          <table:table-cell table:formula="of:=[.O400]*[.O400]" office:value-type="float" office:value="0.164668809614927">
            <text:p>0.1646688096</text:p>
          </table:table-cell>
        </table:table-row>
        <table:table-row table:style-name="ro1">
          <table:table-cell/>
          <table:table-cell table:formula="of:=RAND()" office:value-type="float" office:value="0.645695177372545">
            <text:p>0.6456951774</text:p>
          </table:table-cell>
          <table:table-cell table:formula="of:=RAND()" office:value-type="float" office:value="0.481454237364233">
            <text:p>0.4814542374</text:p>
          </table:table-cell>
          <table:table-cell table:formula="of:=RAND()" office:value-type="float" office:value="0.761923412792385">
            <text:p>0.7619234128</text:p>
          </table:table-cell>
          <table:table-cell table:formula="of:=RAND()" office:value-type="float" office:value="0.934809062164277">
            <text:p>0.9348090622</text:p>
          </table:table-cell>
          <table:table-cell table:formula="of:=RAND()" office:value-type="float" office:value="0.509897470474243">
            <text:p>0.5098974705</text:p>
          </table:table-cell>
          <table:table-cell table:formula="of:=RAND()" office:value-type="float" office:value="0.471924646059051">
            <text:p>0.4719246461</text:p>
          </table:table-cell>
          <table:table-cell table:formula="of:=RAND()" office:value-type="float" office:value="0.482821944868192">
            <text:p>0.4828219449</text:p>
          </table:table-cell>
          <table:table-cell table:formula="of:=RAND()" office:value-type="float" office:value="0.423671009019017">
            <text:p>0.423671009</text:p>
          </table:table-cell>
          <table:table-cell table:formula="of:=RAND()" office:value-type="float" office:value="0.942785540828481">
            <text:p>0.9427855408</text:p>
          </table:table-cell>
          <table:table-cell table:formula="of:=RAND()" office:value-type="float" office:value="0.776574195828289">
            <text:p>0.7765741958</text:p>
          </table:table-cell>
          <table:table-cell table:formula="of:=RAND()" office:value-type="float" office:value="0.047535959398374">
            <text:p>0.0475359594</text:p>
          </table:table-cell>
          <table:table-cell table:formula="of:=RAND()" office:value-type="float" office:value="0.236017102142796">
            <text:p>0.2360171021</text:p>
          </table:table-cell>
          <table:table-cell table:formula="of:=SUM([.B401:.M401])-6" office:value-type="float" office:value="0.715109758311883">
            <text:p>0.7151097583</text:p>
          </table:table-cell>
          <table:table-cell table:formula="of:=[.N401]-[.$G$6]" office:value-type="float" office:value="0.728134933451656">
            <text:p>0.7281349335</text:p>
          </table:table-cell>
          <table:table-cell table:formula="of:=[.O401]*[.O401]" office:value-type="float" office:value="0.530180481312648">
            <text:p>0.5301804813</text:p>
          </table:table-cell>
        </table:table-row>
        <table:table-row table:style-name="ro1">
          <table:table-cell/>
          <table:table-cell table:formula="of:=RAND()" office:value-type="float" office:value="0.138348373118788">
            <text:p>0.1383483731</text:p>
          </table:table-cell>
          <table:table-cell table:formula="of:=RAND()" office:value-type="float" office:value="0.71208005817607">
            <text:p>0.7120800582</text:p>
          </table:table-cell>
          <table:table-cell table:formula="of:=RAND()" office:value-type="float" office:value="0.559054079232737">
            <text:p>0.5590540792</text:p>
          </table:table-cell>
          <table:table-cell table:formula="of:=RAND()" office:value-type="float" office:value="0.227218798361719">
            <text:p>0.2272187984</text:p>
          </table:table-cell>
          <table:table-cell table:formula="of:=RAND()" office:value-type="float" office:value="0.757522943429649">
            <text:p>0.7575229434</text:p>
          </table:table-cell>
          <table:table-cell table:formula="of:=RAND()" office:value-type="float" office:value="0.159788465825841">
            <text:p>0.1597884658</text:p>
          </table:table-cell>
          <table:table-cell table:formula="of:=RAND()" office:value-type="float" office:value="0.674155322834849">
            <text:p>0.6741553228</text:p>
          </table:table-cell>
          <table:table-cell table:formula="of:=RAND()" office:value-type="float" office:value="0.26432771096006">
            <text:p>0.264327711</text:p>
          </table:table-cell>
          <table:table-cell table:formula="of:=RAND()" office:value-type="float" office:value="0.513245611917228">
            <text:p>0.5132456119</text:p>
          </table:table-cell>
          <table:table-cell table:formula="of:=RAND()" office:value-type="float" office:value="0.669142591999844">
            <text:p>0.669142592</text:p>
          </table:table-cell>
          <table:table-cell table:formula="of:=RAND()" office:value-type="float" office:value="0.367867204360664">
            <text:p>0.3678672044</text:p>
          </table:table-cell>
          <table:table-cell table:formula="of:=RAND()" office:value-type="float" office:value="0.169907614355907">
            <text:p>0.1699076144</text:p>
          </table:table-cell>
          <table:table-cell table:formula="of:=SUM([.B402:.M402])-6" office:value-type="float" office:value="-0.787341225426644">
            <text:p>-0.7873412254</text:p>
          </table:table-cell>
          <table:table-cell table:formula="of:=[.N402]-[.$G$6]" office:value-type="float" office:value="-0.77431605028687">
            <text:p>-0.7743160503</text:p>
          </table:table-cell>
          <table:table-cell table:formula="of:=[.O402]*[.O402]" office:value-type="float" office:value="0.599565345731859">
            <text:p>0.5995653457</text:p>
          </table:table-cell>
        </table:table-row>
        <table:table-row table:style-name="ro1">
          <table:table-cell/>
          <table:table-cell table:formula="of:=RAND()" office:value-type="float" office:value="0.368309893412516">
            <text:p>0.3683098934</text:p>
          </table:table-cell>
          <table:table-cell table:formula="of:=RAND()" office:value-type="float" office:value="0.212627591332421">
            <text:p>0.2126275913</text:p>
          </table:table-cell>
          <table:table-cell table:formula="of:=RAND()" office:value-type="float" office:value="0.0217788876034319">
            <text:p>0.0217788876</text:p>
          </table:table-cell>
          <table:table-cell table:formula="of:=RAND()" office:value-type="float" office:value="0.938339946325868">
            <text:p>0.9383399463</text:p>
          </table:table-cell>
          <table:table-cell table:formula="of:=RAND()" office:value-type="float" office:value="0.988232486648485">
            <text:p>0.9882324866</text:p>
          </table:table-cell>
          <table:table-cell table:formula="of:=RAND()" office:value-type="float" office:value="0.950525501742959">
            <text:p>0.9505255017</text:p>
          </table:table-cell>
          <table:table-cell table:formula="of:=RAND()" office:value-type="float" office:value="0.918997989734635">
            <text:p>0.9189979897</text:p>
          </table:table-cell>
          <table:table-cell table:formula="of:=RAND()" office:value-type="float" office:value="0.391824148595333">
            <text:p>0.3918241486</text:p>
          </table:table-cell>
          <table:table-cell table:formula="of:=RAND()" office:value-type="float" office:value="0.273566378513351">
            <text:p>0.2735663785</text:p>
          </table:table-cell>
          <table:table-cell table:formula="of:=RAND()" office:value-type="float" office:value="0.979255945188925">
            <text:p>0.9792559452</text:p>
          </table:table-cell>
          <table:table-cell table:formula="of:=RAND()" office:value-type="float" office:value="0.84923554235138">
            <text:p>0.8492355424</text:p>
          </table:table-cell>
          <table:table-cell table:formula="of:=RAND()" office:value-type="float" office:value="0.816100241150707">
            <text:p>0.8161002412</text:p>
          </table:table-cell>
          <table:table-cell table:formula="of:=SUM([.B403:.M403])-6" office:value-type="float" office:value="1.70879455260001">
            <text:p>1.7087945526</text:p>
          </table:table-cell>
          <table:table-cell table:formula="of:=[.N403]-[.$G$6]" office:value-type="float" office:value="1.72181972773979">
            <text:p>1.7218197277</text:p>
          </table:table-cell>
          <table:table-cell table:formula="of:=[.O403]*[.O403]" office:value-type="float" office:value="2.96466317483391">
            <text:p>2.9646631748</text:p>
          </table:table-cell>
        </table:table-row>
        <table:table-row table:style-name="ro1">
          <table:table-cell/>
          <table:table-cell table:formula="of:=RAND()" office:value-type="float" office:value="0.202772022690624">
            <text:p>0.2027720227</text:p>
          </table:table-cell>
          <table:table-cell table:formula="of:=RAND()" office:value-type="float" office:value="0.246339188423008">
            <text:p>0.2463391884</text:p>
          </table:table-cell>
          <table:table-cell table:formula="of:=RAND()" office:value-type="float" office:value="0.308179905405268">
            <text:p>0.3081799054</text:p>
          </table:table-cell>
          <table:table-cell table:formula="of:=RAND()" office:value-type="float" office:value="0.652231845539063">
            <text:p>0.6522318455</text:p>
          </table:table-cell>
          <table:table-cell table:formula="of:=RAND()" office:value-type="float" office:value="0.0578379028011113">
            <text:p>0.0578379028</text:p>
          </table:table-cell>
          <table:table-cell table:formula="of:=RAND()" office:value-type="float" office:value="0.248251204844564">
            <text:p>0.2482512048</text:p>
          </table:table-cell>
          <table:table-cell table:formula="of:=RAND()" office:value-type="float" office:value="0.936378764919937">
            <text:p>0.9363787649</text:p>
          </table:table-cell>
          <table:table-cell table:formula="of:=RAND()" office:value-type="float" office:value="0.378619101364166">
            <text:p>0.3786191014</text:p>
          </table:table-cell>
          <table:table-cell table:formula="of:=RAND()" office:value-type="float" office:value="0.672911800444126">
            <text:p>0.6729118004</text:p>
          </table:table-cell>
          <table:table-cell table:formula="of:=RAND()" office:value-type="float" office:value="0.61064505809918">
            <text:p>0.6106450581</text:p>
          </table:table-cell>
          <table:table-cell table:formula="of:=RAND()" office:value-type="float" office:value="0.663482151459903">
            <text:p>0.6634821515</text:p>
          </table:table-cell>
          <table:table-cell table:formula="of:=RAND()" office:value-type="float" office:value="0.579036471433938">
            <text:p>0.5790364714</text:p>
          </table:table-cell>
          <table:table-cell table:formula="of:=SUM([.B404:.M404])-6" office:value-type="float" office:value="-0.443314582575113">
            <text:p>-0.4433145826</text:p>
          </table:table-cell>
          <table:table-cell table:formula="of:=[.N404]-[.$G$6]" office:value-type="float" office:value="-0.430289407435339">
            <text:p>-0.4302894074</text:p>
          </table:table-cell>
          <table:table-cell table:formula="of:=[.O404]*[.O404]" office:value-type="float" office:value="0.185148974151055">
            <text:p>0.1851489742</text:p>
          </table:table-cell>
        </table:table-row>
        <table:table-row table:style-name="ro1">
          <table:table-cell/>
          <table:table-cell table:formula="of:=RAND()" office:value-type="float" office:value="0.121489891083911">
            <text:p>0.1214898911</text:p>
          </table:table-cell>
          <table:table-cell table:formula="of:=RAND()" office:value-type="float" office:value="0.815153926610947">
            <text:p>0.8151539266</text:p>
          </table:table-cell>
          <table:table-cell table:formula="of:=RAND()" office:value-type="float" office:value="0.614127558656037">
            <text:p>0.6141275587</text:p>
          </table:table-cell>
          <table:table-cell table:formula="of:=RAND()" office:value-type="float" office:value="0.977182700997219">
            <text:p>0.977182701</text:p>
          </table:table-cell>
          <table:table-cell table:formula="of:=RAND()" office:value-type="float" office:value="0.322041634470224">
            <text:p>0.3220416345</text:p>
          </table:table-cell>
          <table:table-cell table:formula="of:=RAND()" office:value-type="float" office:value="0.0498738284222782">
            <text:p>0.0498738284</text:p>
          </table:table-cell>
          <table:table-cell table:formula="of:=RAND()" office:value-type="float" office:value="0.533579568611458">
            <text:p>0.5335795686</text:p>
          </table:table-cell>
          <table:table-cell table:formula="of:=RAND()" office:value-type="float" office:value="0.547639986965805">
            <text:p>0.547639987</text:p>
          </table:table-cell>
          <table:table-cell table:formula="of:=RAND()" office:value-type="float" office:value="0.134428680874407">
            <text:p>0.1344286809</text:p>
          </table:table-cell>
          <table:table-cell table:formula="of:=RAND()" office:value-type="float" office:value="0.7171853359323">
            <text:p>0.7171853359</text:p>
          </table:table-cell>
          <table:table-cell table:formula="of:=RAND()" office:value-type="float" office:value="0.77227089041844">
            <text:p>0.7722708904</text:p>
          </table:table-cell>
          <table:table-cell table:formula="of:=RAND()" office:value-type="float" office:value="0.706620546290651">
            <text:p>0.7066205463</text:p>
          </table:table-cell>
          <table:table-cell table:formula="of:=SUM([.B405:.M405])-6" office:value-type="float" office:value="0.311594549333677">
            <text:p>0.3115945493</text:p>
          </table:table-cell>
          <table:table-cell table:formula="of:=[.N405]-[.$G$6]" office:value-type="float" office:value="0.32461972447345">
            <text:p>0.3246197245</text:p>
          </table:table-cell>
          <table:table-cell table:formula="of:=[.O405]*[.O405]" office:value-type="float" office:value="0.105377965517219">
            <text:p>0.1053779655</text:p>
          </table:table-cell>
        </table:table-row>
        <table:table-row table:style-name="ro1">
          <table:table-cell/>
          <table:table-cell table:formula="of:=RAND()" office:value-type="float" office:value="0.283262705197558">
            <text:p>0.2832627052</text:p>
          </table:table-cell>
          <table:table-cell table:formula="of:=RAND()" office:value-type="float" office:value="0.959041080670431">
            <text:p>0.9590410807</text:p>
          </table:table-cell>
          <table:table-cell table:formula="of:=RAND()" office:value-type="float" office:value="0.0254415317904204">
            <text:p>0.0254415318</text:p>
          </table:table-cell>
          <table:table-cell table:formula="of:=RAND()" office:value-type="float" office:value="0.543592064641416">
            <text:p>0.5435920646</text:p>
          </table:table-cell>
          <table:table-cell table:formula="of:=RAND()" office:value-type="float" office:value="0.442119802348316">
            <text:p>0.4421198023</text:p>
          </table:table-cell>
          <table:table-cell table:formula="of:=RAND()" office:value-type="float" office:value="0.90136368595995">
            <text:p>0.901363686</text:p>
          </table:table-cell>
          <table:table-cell table:formula="of:=RAND()" office:value-type="float" office:value="0.10385078121908">
            <text:p>0.1038507812</text:p>
          </table:table-cell>
          <table:table-cell table:formula="of:=RAND()" office:value-type="float" office:value="0.293921445030719">
            <text:p>0.293921445</text:p>
          </table:table-cell>
          <table:table-cell table:formula="of:=RAND()" office:value-type="float" office:value="0.573902818141505">
            <text:p>0.5739028181</text:p>
          </table:table-cell>
          <table:table-cell table:formula="of:=RAND()" office:value-type="float" office:value="0.841950458940119">
            <text:p>0.8419504589</text:p>
          </table:table-cell>
          <table:table-cell table:formula="of:=RAND()" office:value-type="float" office:value="0.284979801392183">
            <text:p>0.2849798014</text:p>
          </table:table-cell>
          <table:table-cell table:formula="of:=RAND()" office:value-type="float" office:value="0.512922018300742">
            <text:p>0.5129220183</text:p>
          </table:table-cell>
          <table:table-cell table:formula="of:=SUM([.B406:.M406])-6" office:value-type="float" office:value="-0.233651806367561">
            <text:p>-0.2336518064</text:p>
          </table:table-cell>
          <table:table-cell table:formula="of:=[.N406]-[.$G$6]" office:value-type="float" office:value="-0.220626631227788">
            <text:p>-0.2206266312</text:p>
          </table:table-cell>
          <table:table-cell table:formula="of:=[.O406]*[.O406]" office:value-type="float" office:value="0.0486761104069222">
            <text:p>0.0486761104</text:p>
          </table:table-cell>
        </table:table-row>
        <table:table-row table:style-name="ro1">
          <table:table-cell/>
          <table:table-cell table:formula="of:=RAND()" office:value-type="float" office:value="0.905584960244596">
            <text:p>0.9055849602</text:p>
          </table:table-cell>
          <table:table-cell table:formula="of:=RAND()" office:value-type="float" office:value="0.151434973580763">
            <text:p>0.1514349736</text:p>
          </table:table-cell>
          <table:table-cell table:formula="of:=RAND()" office:value-type="float" office:value="0.678960224613547">
            <text:p>0.6789602246</text:p>
          </table:table-cell>
          <table:table-cell table:formula="of:=RAND()" office:value-type="float" office:value="0.265807020710781">
            <text:p>0.2658070207</text:p>
          </table:table-cell>
          <table:table-cell table:formula="of:=RAND()" office:value-type="float" office:value="0.186006787698716">
            <text:p>0.1860067877</text:p>
          </table:table-cell>
          <table:table-cell table:formula="of:=RAND()" office:value-type="float" office:value="0.0255943352822214">
            <text:p>0.0255943353</text:p>
          </table:table-cell>
          <table:table-cell table:formula="of:=RAND()" office:value-type="float" office:value="0.245260335737839">
            <text:p>0.2452603357</text:p>
          </table:table-cell>
          <table:table-cell table:formula="of:=RAND()" office:value-type="float" office:value="0.484702171757817">
            <text:p>0.4847021718</text:p>
          </table:table-cell>
          <table:table-cell table:formula="of:=RAND()" office:value-type="float" office:value="0.349913080455735">
            <text:p>0.3499130805</text:p>
          </table:table-cell>
          <table:table-cell table:formula="of:=RAND()" office:value-type="float" office:value="0.792244567302987">
            <text:p>0.7922445673</text:p>
          </table:table-cell>
          <table:table-cell table:formula="of:=RAND()" office:value-type="float" office:value="0.149725165218115">
            <text:p>0.1497251652</text:p>
          </table:table-cell>
          <table:table-cell table:formula="of:=RAND()" office:value-type="float" office:value="0.635703213745728">
            <text:p>0.6357032137</text:p>
          </table:table-cell>
          <table:table-cell table:formula="of:=SUM([.B407:.M407])-6" office:value-type="float" office:value="-1.12906316365115">
            <text:p>-1.1290631637</text:p>
          </table:table-cell>
          <table:table-cell table:formula="of:=[.N407]-[.$G$6]" office:value-type="float" office:value="-1.11603798851138">
            <text:p>-1.1160379885</text:p>
          </table:table-cell>
          <table:table-cell table:formula="of:=[.O407]*[.O407]" office:value-type="float" office:value="1.24554079180053">
            <text:p>1.2455407918</text:p>
          </table:table-cell>
        </table:table-row>
        <table:table-row table:style-name="ro1">
          <table:table-cell/>
          <table:table-cell table:formula="of:=RAND()" office:value-type="float" office:value="0.242584369378164">
            <text:p>0.2425843694</text:p>
          </table:table-cell>
          <table:table-cell table:formula="of:=RAND()" office:value-type="float" office:value="0.603686370654032">
            <text:p>0.6036863707</text:p>
          </table:table-cell>
          <table:table-cell table:formula="of:=RAND()" office:value-type="float" office:value="0.236772117903456">
            <text:p>0.2367721179</text:p>
          </table:table-cell>
          <table:table-cell table:formula="of:=RAND()" office:value-type="float" office:value="0.976084190886468">
            <text:p>0.9760841909</text:p>
          </table:table-cell>
          <table:table-cell table:formula="of:=RAND()" office:value-type="float" office:value="0.263845551991835">
            <text:p>0.263845552</text:p>
          </table:table-cell>
          <table:table-cell table:formula="of:=RAND()" office:value-type="float" office:value="0.476305441465229">
            <text:p>0.4763054415</text:p>
          </table:table-cell>
          <table:table-cell table:formula="of:=RAND()" office:value-type="float" office:value="0.811628472758457">
            <text:p>0.8116284728</text:p>
          </table:table-cell>
          <table:table-cell table:formula="of:=RAND()" office:value-type="float" office:value="0.627371458802372">
            <text:p>0.6273714588</text:p>
          </table:table-cell>
          <table:table-cell table:formula="of:=RAND()" office:value-type="float" office:value="0.957569800550118">
            <text:p>0.9575698006</text:p>
          </table:table-cell>
          <table:table-cell table:formula="of:=RAND()" office:value-type="float" office:value="0.33745489618741">
            <text:p>0.3374548962</text:p>
          </table:table-cell>
          <table:table-cell table:formula="of:=RAND()" office:value-type="float" office:value="0.403317647986114">
            <text:p>0.403317648</text:p>
          </table:table-cell>
          <table:table-cell table:formula="of:=RAND()" office:value-type="float" office:value="0.271561400499195">
            <text:p>0.2715614005</text:p>
          </table:table-cell>
          <table:table-cell table:formula="of:=SUM([.B408:.M408])-6" office:value-type="float" office:value="0.20818171906285">
            <text:p>0.2081817191</text:p>
          </table:table-cell>
          <table:table-cell table:formula="of:=[.N408]-[.$G$6]" office:value-type="float" office:value="0.221206894202624">
            <text:p>0.2212068942</text:p>
          </table:table-cell>
          <table:table-cell table:formula="of:=[.O408]*[.O408]" office:value-type="float" office:value="0.0489324900427707">
            <text:p>0.04893249</text:p>
          </table:table-cell>
        </table:table-row>
        <table:table-row table:style-name="ro1">
          <table:table-cell/>
          <table:table-cell table:formula="of:=RAND()" office:value-type="float" office:value="0.197664494160563">
            <text:p>0.1976644942</text:p>
          </table:table-cell>
          <table:table-cell table:formula="of:=RAND()" office:value-type="float" office:value="0.206338153919205">
            <text:p>0.2063381539</text:p>
          </table:table-cell>
          <table:table-cell table:formula="of:=RAND()" office:value-type="float" office:value="0.285680917091668">
            <text:p>0.2856809171</text:p>
          </table:table-cell>
          <table:table-cell table:formula="of:=RAND()" office:value-type="float" office:value="0.942503617610782">
            <text:p>0.9425036176</text:p>
          </table:table-cell>
          <table:table-cell table:formula="of:=RAND()" office:value-type="float" office:value="0.834128639195114">
            <text:p>0.8341286392</text:p>
          </table:table-cell>
          <table:table-cell table:formula="of:=RAND()" office:value-type="float" office:value="0.048676505452022">
            <text:p>0.0486765055</text:p>
          </table:table-cell>
          <table:table-cell table:formula="of:=RAND()" office:value-type="float" office:value="0.990938908187673">
            <text:p>0.9909389082</text:p>
          </table:table-cell>
          <table:table-cell table:formula="of:=RAND()" office:value-type="float" office:value="0.86035498813726">
            <text:p>0.8603549881</text:p>
          </table:table-cell>
          <table:table-cell table:formula="of:=RAND()" office:value-type="float" office:value="0.462548875017092">
            <text:p>0.462548875</text:p>
          </table:table-cell>
          <table:table-cell table:formula="of:=RAND()" office:value-type="float" office:value="0.324486097088084">
            <text:p>0.3244860971</text:p>
          </table:table-cell>
          <table:table-cell table:formula="of:=RAND()" office:value-type="float" office:value="0.834531369851902">
            <text:p>0.8345313699</text:p>
          </table:table-cell>
          <table:table-cell table:formula="of:=RAND()" office:value-type="float" office:value="0.496238695224747">
            <text:p>0.4962386952</text:p>
          </table:table-cell>
          <table:table-cell table:formula="of:=SUM([.B409:.M409])-6" office:value-type="float" office:value="0.484091260936111">
            <text:p>0.4840912609</text:p>
          </table:table-cell>
          <table:table-cell table:formula="of:=[.N409]-[.$G$6]" office:value-type="float" office:value="0.497116436075885">
            <text:p>0.4971164361</text:p>
          </table:table-cell>
          <table:table-cell table:formula="of:=[.O409]*[.O409]" office:value-type="float" office:value="0.247124751016789">
            <text:p>0.247124751</text:p>
          </table:table-cell>
        </table:table-row>
        <table:table-row table:style-name="ro1">
          <table:table-cell/>
          <table:table-cell table:formula="of:=RAND()" office:value-type="float" office:value="0.202934190863743">
            <text:p>0.2029341909</text:p>
          </table:table-cell>
          <table:table-cell table:formula="of:=RAND()" office:value-type="float" office:value="0.400159337092191">
            <text:p>0.4001593371</text:p>
          </table:table-cell>
          <table:table-cell table:formula="of:=RAND()" office:value-type="float" office:value="0.534740932751447">
            <text:p>0.5347409328</text:p>
          </table:table-cell>
          <table:table-cell table:formula="of:=RAND()" office:value-type="float" office:value="0.522083816118538">
            <text:p>0.5220838161</text:p>
          </table:table-cell>
          <table:table-cell table:formula="of:=RAND()" office:value-type="float" office:value="0.398895796155557">
            <text:p>0.3988957962</text:p>
          </table:table-cell>
          <table:table-cell table:formula="of:=RAND()" office:value-type="float" office:value="0.239077995764092">
            <text:p>0.2390779958</text:p>
          </table:table-cell>
          <table:table-cell table:formula="of:=RAND()" office:value-type="float" office:value="0.954824124695733">
            <text:p>0.9548241247</text:p>
          </table:table-cell>
          <table:table-cell table:formula="of:=RAND()" office:value-type="float" office:value="0.549321203026921">
            <text:p>0.549321203</text:p>
          </table:table-cell>
          <table:table-cell table:formula="of:=RAND()" office:value-type="float" office:value="0.405285011045635">
            <text:p>0.405285011</text:p>
          </table:table-cell>
          <table:table-cell table:formula="of:=RAND()" office:value-type="float" office:value="0.626278139417991">
            <text:p>0.6262781394</text:p>
          </table:table-cell>
          <table:table-cell table:formula="of:=RAND()" office:value-type="float" office:value="0.497561872238293">
            <text:p>0.4975618722</text:p>
          </table:table-cell>
          <table:table-cell table:formula="of:=RAND()" office:value-type="float" office:value="0.793575012125075">
            <text:p>0.7935750121</text:p>
          </table:table-cell>
          <table:table-cell table:formula="of:=SUM([.B410:.M410])-6" office:value-type="float" office:value="0.124737431295216">
            <text:p>0.1247374313</text:p>
          </table:table-cell>
          <table:table-cell table:formula="of:=[.N410]-[.$G$6]" office:value-type="float" office:value="0.13776260643499">
            <text:p>0.1377626064</text:p>
          </table:table-cell>
          <table:table-cell table:formula="of:=[.O410]*[.O410]" office:value-type="float" office:value="0.0189785357317619">
            <text:p>0.0189785357</text:p>
          </table:table-cell>
        </table:table-row>
        <table:table-row table:style-name="ro1">
          <table:table-cell/>
          <table:table-cell table:formula="of:=RAND()" office:value-type="float" office:value="0.38960675126873">
            <text:p>0.3896067513</text:p>
          </table:table-cell>
          <table:table-cell table:formula="of:=RAND()" office:value-type="float" office:value="0.796912722522393">
            <text:p>0.7969127225</text:p>
          </table:table-cell>
          <table:table-cell table:formula="of:=RAND()" office:value-type="float" office:value="0.311199043411762">
            <text:p>0.3111990434</text:p>
          </table:table-cell>
          <table:table-cell table:formula="of:=RAND()" office:value-type="float" office:value="0.21299604466185">
            <text:p>0.2129960447</text:p>
          </table:table-cell>
          <table:table-cell table:formula="of:=RAND()" office:value-type="float" office:value="0.784278627950698">
            <text:p>0.784278628</text:p>
          </table:table-cell>
          <table:table-cell table:formula="of:=RAND()" office:value-type="float" office:value="0.744384130928665">
            <text:p>0.7443841309</text:p>
          </table:table-cell>
          <table:table-cell table:formula="of:=RAND()" office:value-type="float" office:value="0.735144377453253">
            <text:p>0.7351443775</text:p>
          </table:table-cell>
          <table:table-cell table:formula="of:=RAND()" office:value-type="float" office:value="0.461018684552982">
            <text:p>0.4610186846</text:p>
          </table:table-cell>
          <table:table-cell table:formula="of:=RAND()" office:value-type="float" office:value="0.862446954241023">
            <text:p>0.8624469542</text:p>
          </table:table-cell>
          <table:table-cell table:formula="of:=RAND()" office:value-type="float" office:value="0.42014872469008">
            <text:p>0.4201487247</text:p>
          </table:table-cell>
          <table:table-cell table:formula="of:=RAND()" office:value-type="float" office:value="0.892367723630741">
            <text:p>0.8923677236</text:p>
          </table:table-cell>
          <table:table-cell table:formula="of:=RAND()" office:value-type="float" office:value="0.682493011467159">
            <text:p>0.6824930115</text:p>
          </table:table-cell>
          <table:table-cell table:formula="of:=SUM([.B411:.M411])-6" office:value-type="float" office:value="1.29299679677933">
            <text:p>1.2929967968</text:p>
          </table:table-cell>
          <table:table-cell table:formula="of:=[.N411]-[.$G$6]" office:value-type="float" office:value="1.30602197191911">
            <text:p>1.3060219719</text:p>
          </table:table-cell>
          <table:table-cell table:formula="of:=[.O411]*[.O411]" office:value-type="float" office:value="1.70569339113548">
            <text:p>1.7056933911</text:p>
          </table:table-cell>
        </table:table-row>
        <table:table-row table:style-name="ro1">
          <table:table-cell/>
          <table:table-cell table:formula="of:=RAND()" office:value-type="float" office:value="0.339344206033275">
            <text:p>0.339344206</text:p>
          </table:table-cell>
          <table:table-cell table:formula="of:=RAND()" office:value-type="float" office:value="0.31986572756432">
            <text:p>0.3198657276</text:p>
          </table:table-cell>
          <table:table-cell table:formula="of:=RAND()" office:value-type="float" office:value="0.137310115387663">
            <text:p>0.1373101154</text:p>
          </table:table-cell>
          <table:table-cell table:formula="of:=RAND()" office:value-type="float" office:value="0.0116017169784755">
            <text:p>0.011601717</text:p>
          </table:table-cell>
          <table:table-cell table:formula="of:=RAND()" office:value-type="float" office:value="0.0912449962925166">
            <text:p>0.0912449963</text:p>
          </table:table-cell>
          <table:table-cell table:formula="of:=RAND()" office:value-type="float" office:value="0.170702183851972">
            <text:p>0.1707021839</text:p>
          </table:table-cell>
          <table:table-cell table:formula="of:=RAND()" office:value-type="float" office:value="0.431020349729806">
            <text:p>0.4310203497</text:p>
          </table:table-cell>
          <table:table-cell table:formula="of:=RAND()" office:value-type="float" office:value="0.828568235272542">
            <text:p>0.8285682353</text:p>
          </table:table-cell>
          <table:table-cell table:formula="of:=RAND()" office:value-type="float" office:value="0.155362201854587">
            <text:p>0.1553622019</text:p>
          </table:table-cell>
          <table:table-cell table:formula="of:=RAND()" office:value-type="float" office:value="0.836717188823968">
            <text:p>0.8367171888</text:p>
          </table:table-cell>
          <table:table-cell table:formula="of:=RAND()" office:value-type="float" office:value="0.112593449186534">
            <text:p>0.1125934492</text:p>
          </table:table-cell>
          <table:table-cell table:formula="of:=RAND()" office:value-type="float" office:value="0.520702604437247">
            <text:p>0.5207026044</text:p>
          </table:table-cell>
          <table:table-cell table:formula="of:=SUM([.B412:.M412])-6" office:value-type="float" office:value="-2.04496702458709">
            <text:p>-2.0449670246</text:p>
          </table:table-cell>
          <table:table-cell table:formula="of:=[.N412]-[.$G$6]" office:value-type="float" office:value="-2.03194184944732">
            <text:p>-2.0319418494</text:p>
          </table:table-cell>
          <table:table-cell table:formula="of:=[.O412]*[.O412]" office:value-type="float" office:value="4.1287876795354">
            <text:p>4.1287876795</text:p>
          </table:table-cell>
        </table:table-row>
        <table:table-row table:style-name="ro1">
          <table:table-cell/>
          <table:table-cell table:formula="of:=RAND()" office:value-type="float" office:value="0.639195451512933">
            <text:p>0.6391954515</text:p>
          </table:table-cell>
          <table:table-cell table:formula="of:=RAND()" office:value-type="float" office:value="0.960785516304895">
            <text:p>0.9607855163</text:p>
          </table:table-cell>
          <table:table-cell table:formula="of:=RAND()" office:value-type="float" office:value="0.739785711513832">
            <text:p>0.7397857115</text:p>
          </table:table-cell>
          <table:table-cell table:formula="of:=RAND()" office:value-type="float" office:value="0.0629521065857261">
            <text:p>0.0629521066</text:p>
          </table:table-cell>
          <table:table-cell table:formula="of:=RAND()" office:value-type="float" office:value="0.372859440743923">
            <text:p>0.3728594407</text:p>
          </table:table-cell>
          <table:table-cell table:formula="of:=RAND()" office:value-type="float" office:value="0.264747196109965">
            <text:p>0.2647471961</text:p>
          </table:table-cell>
          <table:table-cell table:formula="of:=RAND()" office:value-type="float" office:value="0.906793541042134">
            <text:p>0.906793541</text:p>
          </table:table-cell>
          <table:table-cell table:formula="of:=RAND()" office:value-type="float" office:value="0.906853831140325">
            <text:p>0.9068538311</text:p>
          </table:table-cell>
          <table:table-cell table:formula="of:=RAND()" office:value-type="float" office:value="0.0139936946798116">
            <text:p>0.0139936947</text:p>
          </table:table-cell>
          <table:table-cell table:formula="of:=RAND()" office:value-type="float" office:value="0.355592083884403">
            <text:p>0.3555920839</text:p>
          </table:table-cell>
          <table:table-cell table:formula="of:=RAND()" office:value-type="float" office:value="0.528911587549374">
            <text:p>0.5289115875</text:p>
          </table:table-cell>
          <table:table-cell table:formula="of:=RAND()" office:value-type="float" office:value="0.32415275927633">
            <text:p>0.3241527593</text:p>
          </table:table-cell>
          <table:table-cell table:formula="of:=SUM([.B413:.M413])-6" office:value-type="float" office:value="0.0766229203436524">
            <text:p>0.0766229203</text:p>
          </table:table-cell>
          <table:table-cell table:formula="of:=[.N413]-[.$G$6]" office:value-type="float" office:value="0.089648095483426">
            <text:p>0.0896480955</text:p>
          </table:table-cell>
          <table:table-cell table:formula="of:=[.O413]*[.O413]" office:value-type="float" office:value="0.00803678102380547">
            <text:p>0.008036781</text:p>
          </table:table-cell>
        </table:table-row>
        <table:table-row table:style-name="ro1">
          <table:table-cell/>
          <table:table-cell table:formula="of:=RAND()" office:value-type="float" office:value="0.906257995869964">
            <text:p>0.9062579959</text:p>
          </table:table-cell>
          <table:table-cell table:formula="of:=RAND()" office:value-type="float" office:value="0.710481461370364">
            <text:p>0.7104814614</text:p>
          </table:table-cell>
          <table:table-cell table:formula="of:=RAND()" office:value-type="float" office:value="0.55607101903297">
            <text:p>0.556071019</text:p>
          </table:table-cell>
          <table:table-cell table:formula="of:=RAND()" office:value-type="float" office:value="0.565043106675148">
            <text:p>0.5650431067</text:p>
          </table:table-cell>
          <table:table-cell table:formula="of:=RAND()" office:value-type="float" office:value="0.0538441617973149">
            <text:p>0.0538441618</text:p>
          </table:table-cell>
          <table:table-cell table:formula="of:=RAND()" office:value-type="float" office:value="0.81334186415188">
            <text:p>0.8133418642</text:p>
          </table:table-cell>
          <table:table-cell table:formula="of:=RAND()" office:value-type="float" office:value="0.654591655358672">
            <text:p>0.6545916554</text:p>
          </table:table-cell>
          <table:table-cell table:formula="of:=RAND()" office:value-type="float" office:value="0.300206258427352">
            <text:p>0.3002062584</text:p>
          </table:table-cell>
          <table:table-cell table:formula="of:=RAND()" office:value-type="float" office:value="0.0188454131130129">
            <text:p>0.0188454131</text:p>
          </table:table-cell>
          <table:table-cell table:formula="of:=RAND()" office:value-type="float" office:value="0.952631059335545">
            <text:p>0.9526310593</text:p>
          </table:table-cell>
          <table:table-cell table:formula="of:=RAND()" office:value-type="float" office:value="0.577984710456803">
            <text:p>0.5779847105</text:p>
          </table:table-cell>
          <table:table-cell table:formula="of:=RAND()" office:value-type="float" office:value="0.280205455608666">
            <text:p>0.2802054556</text:p>
          </table:table-cell>
          <table:table-cell table:formula="of:=SUM([.B414:.M414])-6" office:value-type="float" office:value="0.389504161197692">
            <text:p>0.3895041612</text:p>
          </table:table-cell>
          <table:table-cell table:formula="of:=[.N414]-[.$G$6]" office:value-type="float" office:value="0.402529336337466">
            <text:p>0.4025293363</text:p>
          </table:table-cell>
          <table:table-cell table:formula="of:=[.O414]*[.O414]" office:value-type="float" office:value="0.162029866612281">
            <text:p>0.1620298666</text:p>
          </table:table-cell>
        </table:table-row>
        <table:table-row table:style-name="ro1">
          <table:table-cell/>
          <table:table-cell table:formula="of:=RAND()" office:value-type="float" office:value="0.301921368110925">
            <text:p>0.3019213681</text:p>
          </table:table-cell>
          <table:table-cell table:formula="of:=RAND()" office:value-type="float" office:value="0.18626051582396">
            <text:p>0.1862605158</text:p>
          </table:table-cell>
          <table:table-cell table:formula="of:=RAND()" office:value-type="float" office:value="0.896654760697857">
            <text:p>0.8966547607</text:p>
          </table:table-cell>
          <table:table-cell table:formula="of:=RAND()" office:value-type="float" office:value="0.497355455067009">
            <text:p>0.4973554551</text:p>
          </table:table-cell>
          <table:table-cell table:formula="of:=RAND()" office:value-type="float" office:value="0.338969928445294">
            <text:p>0.3389699284</text:p>
          </table:table-cell>
          <table:table-cell table:formula="of:=RAND()" office:value-type="float" office:value="0.0121970404870808">
            <text:p>0.0121970405</text:p>
          </table:table-cell>
          <table:table-cell table:formula="of:=RAND()" office:value-type="float" office:value="0.103301041759551">
            <text:p>0.1033010418</text:p>
          </table:table-cell>
          <table:table-cell table:formula="of:=RAND()" office:value-type="float" office:value="0.828142579644918">
            <text:p>0.8281425796</text:p>
          </table:table-cell>
          <table:table-cell table:formula="of:=RAND()" office:value-type="float" office:value="0.33374650334008">
            <text:p>0.3337465033</text:p>
          </table:table-cell>
          <table:table-cell table:formula="of:=RAND()" office:value-type="float" office:value="0.303182626608759">
            <text:p>0.3031826266</text:p>
          </table:table-cell>
          <table:table-cell table:formula="of:=RAND()" office:value-type="float" office:value="0.7940855238121">
            <text:p>0.7940855238</text:p>
          </table:table-cell>
          <table:table-cell table:formula="of:=RAND()" office:value-type="float" office:value="0.620930579956621">
            <text:p>0.62093058</text:p>
          </table:table-cell>
          <table:table-cell table:formula="of:=SUM([.B415:.M415])-6" office:value-type="float" office:value="-0.783252076245844">
            <text:p>-0.7832520762</text:p>
          </table:table-cell>
          <table:table-cell table:formula="of:=[.N415]-[.$G$6]" office:value-type="float" office:value="-0.770226901106071">
            <text:p>-0.7702269011</text:p>
          </table:table-cell>
          <table:table-cell table:formula="of:=[.O415]*[.O415]" office:value-type="float" office:value="0.593249479187461">
            <text:p>0.5932494792</text:p>
          </table:table-cell>
        </table:table-row>
        <table:table-row table:style-name="ro1">
          <table:table-cell/>
          <table:table-cell table:formula="of:=RAND()" office:value-type="float" office:value="0.265748392557725">
            <text:p>0.2657483926</text:p>
          </table:table-cell>
          <table:table-cell table:formula="of:=RAND()" office:value-type="float" office:value="0.258309103781357">
            <text:p>0.2583091038</text:p>
          </table:table-cell>
          <table:table-cell table:formula="of:=RAND()" office:value-type="float" office:value="0.529774207388982">
            <text:p>0.5297742074</text:p>
          </table:table-cell>
          <table:table-cell table:formula="of:=RAND()" office:value-type="float" office:value="0.324995586881414">
            <text:p>0.3249955869</text:p>
          </table:table-cell>
          <table:table-cell table:formula="of:=RAND()" office:value-type="float" office:value="0.365198373328894">
            <text:p>0.3651983733</text:p>
          </table:table-cell>
          <table:table-cell table:formula="of:=RAND()" office:value-type="float" office:value="0.860566825140268">
            <text:p>0.8605668251</text:p>
          </table:table-cell>
          <table:table-cell table:formula="of:=RAND()" office:value-type="float" office:value="0.834521241718903">
            <text:p>0.8345212417</text:p>
          </table:table-cell>
          <table:table-cell table:formula="of:=RAND()" office:value-type="float" office:value="0.767555463127792">
            <text:p>0.7675554631</text:p>
          </table:table-cell>
          <table:table-cell table:formula="of:=RAND()" office:value-type="float" office:value="0.0541165939066559">
            <text:p>0.0541165939</text:p>
          </table:table-cell>
          <table:table-cell table:formula="of:=RAND()" office:value-type="float" office:value="0.506719688419253">
            <text:p>0.5067196884</text:p>
          </table:table-cell>
          <table:table-cell table:formula="of:=RAND()" office:value-type="float" office:value="0.688616496510804">
            <text:p>0.6886164965</text:p>
          </table:table-cell>
          <table:table-cell table:formula="of:=RAND()" office:value-type="float" office:value="0.0402761339209974">
            <text:p>0.0402761339</text:p>
          </table:table-cell>
          <table:table-cell table:formula="of:=SUM([.B416:.M416])-6" office:value-type="float" office:value="-0.503601893316954">
            <text:p>-0.5036018933</text:p>
          </table:table-cell>
          <table:table-cell table:formula="of:=[.N416]-[.$G$6]" office:value-type="float" office:value="-0.490576718177181">
            <text:p>-0.4905767182</text:p>
          </table:table-cell>
          <table:table-cell table:formula="of:=[.O416]*[.O416]" office:value-type="float" office:value="0.240665516417493">
            <text:p>0.2406655164</text:p>
          </table:table-cell>
        </table:table-row>
        <table:table-row table:style-name="ro1">
          <table:table-cell/>
          <table:table-cell table:formula="of:=RAND()" office:value-type="float" office:value="0.88078584545292">
            <text:p>0.8807858455</text:p>
          </table:table-cell>
          <table:table-cell table:formula="of:=RAND()" office:value-type="float" office:value="0.868637453997508">
            <text:p>0.868637454</text:p>
          </table:table-cell>
          <table:table-cell table:formula="of:=RAND()" office:value-type="float" office:value="0.959372172364965">
            <text:p>0.9593721724</text:p>
          </table:table-cell>
          <table:table-cell table:formula="of:=RAND()" office:value-type="float" office:value="0.163592086406425">
            <text:p>0.1635920864</text:p>
          </table:table-cell>
          <table:table-cell table:formula="of:=RAND()" office:value-type="float" office:value="0.593019052874297">
            <text:p>0.5930190529</text:p>
          </table:table-cell>
          <table:table-cell table:formula="of:=RAND()" office:value-type="float" office:value="0.467840136494488">
            <text:p>0.4678401365</text:p>
          </table:table-cell>
          <table:table-cell table:formula="of:=RAND()" office:value-type="float" office:value="0.568738649366424">
            <text:p>0.5687386494</text:p>
          </table:table-cell>
          <table:table-cell table:formula="of:=RAND()" office:value-type="float" office:value="0.568102254997939">
            <text:p>0.568102255</text:p>
          </table:table-cell>
          <table:table-cell table:formula="of:=RAND()" office:value-type="float" office:value="0.661633511306718">
            <text:p>0.6616335113</text:p>
          </table:table-cell>
          <table:table-cell table:formula="of:=RAND()" office:value-type="float" office:value="0.225487612187862">
            <text:p>0.2254876122</text:p>
          </table:table-cell>
          <table:table-cell table:formula="of:=RAND()" office:value-type="float" office:value="0.47070084954612">
            <text:p>0.4707008495</text:p>
          </table:table-cell>
          <table:table-cell table:formula="of:=RAND()" office:value-type="float" office:value="0.0405242200940847">
            <text:p>0.0405242201</text:p>
          </table:table-cell>
          <table:table-cell table:formula="of:=SUM([.B417:.M417])-6" office:value-type="float" office:value="0.468433845089749">
            <text:p>0.4684338451</text:p>
          </table:table-cell>
          <table:table-cell table:formula="of:=[.N417]-[.$G$6]" office:value-type="float" office:value="0.481459020229522">
            <text:p>0.4814590202</text:p>
          </table:table-cell>
          <table:table-cell table:formula="of:=[.O417]*[.O417]" office:value-type="float" office:value="0.231802788160371">
            <text:p>0.2318027882</text:p>
          </table:table-cell>
        </table:table-row>
        <table:table-row table:style-name="ro1">
          <table:table-cell/>
          <table:table-cell table:formula="of:=RAND()" office:value-type="float" office:value="0.295401512878016">
            <text:p>0.2954015129</text:p>
          </table:table-cell>
          <table:table-cell table:formula="of:=RAND()" office:value-type="float" office:value="0.591489140642807">
            <text:p>0.5914891406</text:p>
          </table:table-cell>
          <table:table-cell table:formula="of:=RAND()" office:value-type="float" office:value="0.623585834633559">
            <text:p>0.6235858346</text:p>
          </table:table-cell>
          <table:table-cell table:formula="of:=RAND()" office:value-type="float" office:value="0.157595837721601">
            <text:p>0.1575958377</text:p>
          </table:table-cell>
          <table:table-cell table:formula="of:=RAND()" office:value-type="float" office:value="0.173959624487907">
            <text:p>0.1739596245</text:p>
          </table:table-cell>
          <table:table-cell table:formula="of:=RAND()" office:value-type="float" office:value="0.202290454413742">
            <text:p>0.2022904544</text:p>
          </table:table-cell>
          <table:table-cell table:formula="of:=RAND()" office:value-type="float" office:value="0.891569352243096">
            <text:p>0.8915693522</text:p>
          </table:table-cell>
          <table:table-cell table:formula="of:=RAND()" office:value-type="float" office:value="0.979508705670014">
            <text:p>0.9795087057</text:p>
          </table:table-cell>
          <table:table-cell table:formula="of:=RAND()" office:value-type="float" office:value="0.0969593951012939">
            <text:p>0.0969593951</text:p>
          </table:table-cell>
          <table:table-cell table:formula="of:=RAND()" office:value-type="float" office:value="0.932905744994059">
            <text:p>0.932905745</text:p>
          </table:table-cell>
          <table:table-cell table:formula="of:=RAND()" office:value-type="float" office:value="0.672909591114149">
            <text:p>0.6729095911</text:p>
          </table:table-cell>
          <table:table-cell table:formula="of:=RAND()" office:value-type="float" office:value="0.220069497590885">
            <text:p>0.2200694976</text:p>
          </table:table-cell>
          <table:table-cell table:formula="of:=SUM([.B418:.M418])-6" office:value-type="float" office:value="-0.161755308508873">
            <text:p>-0.1617553085</text:p>
          </table:table-cell>
          <table:table-cell table:formula="of:=[.N418]-[.$G$6]" office:value-type="float" office:value="-0.148730133369099">
            <text:p>-0.1487301334</text:p>
          </table:table-cell>
          <table:table-cell table:formula="of:=[.O418]*[.O418]" office:value-type="float" office:value="0.0221206525719901">
            <text:p>0.0221206526</text:p>
          </table:table-cell>
        </table:table-row>
        <table:table-row table:style-name="ro1">
          <table:table-cell/>
          <table:table-cell table:formula="of:=RAND()" office:value-type="float" office:value="0.274282927392051">
            <text:p>0.2742829274</text:p>
          </table:table-cell>
          <table:table-cell table:formula="of:=RAND()" office:value-type="float" office:value="0.79477142682299">
            <text:p>0.7947714268</text:p>
          </table:table-cell>
          <table:table-cell table:formula="of:=RAND()" office:value-type="float" office:value="0.156618257984519">
            <text:p>0.156618258</text:p>
          </table:table-cell>
          <table:table-cell table:formula="of:=RAND()" office:value-type="float" office:value="0.236258489545435">
            <text:p>0.2362584895</text:p>
          </table:table-cell>
          <table:table-cell table:formula="of:=RAND()" office:value-type="float" office:value="0.145477511454374">
            <text:p>0.1454775115</text:p>
          </table:table-cell>
          <table:table-cell table:formula="of:=RAND()" office:value-type="float" office:value="0.0555391807574779">
            <text:p>0.0555391808</text:p>
          </table:table-cell>
          <table:table-cell table:formula="of:=RAND()" office:value-type="float" office:value="0.259937584167346">
            <text:p>0.2599375842</text:p>
          </table:table-cell>
          <table:table-cell table:formula="of:=RAND()" office:value-type="float" office:value="0.431307764956728">
            <text:p>0.431307765</text:p>
          </table:table-cell>
          <table:table-cell table:formula="of:=RAND()" office:value-type="float" office:value="0.313606554409489">
            <text:p>0.3136065544</text:p>
          </table:table-cell>
          <table:table-cell table:formula="of:=RAND()" office:value-type="float" office:value="0.547593230381608">
            <text:p>0.5475932304</text:p>
          </table:table-cell>
          <table:table-cell table:formula="of:=RAND()" office:value-type="float" office:value="0.484948406694457">
            <text:p>0.4849484067</text:p>
          </table:table-cell>
          <table:table-cell table:formula="of:=RAND()" office:value-type="float" office:value="0.940533452434465">
            <text:p>0.9405334524</text:p>
          </table:table-cell>
          <table:table-cell table:formula="of:=SUM([.B419:.M419])-6" office:value-type="float" office:value="-1.35912521299906">
            <text:p>-1.359125213</text:p>
          </table:table-cell>
          <table:table-cell table:formula="of:=[.N419]-[.$G$6]" office:value-type="float" office:value="-1.34610003785929">
            <text:p>-1.3461000379</text:p>
          </table:table-cell>
          <table:table-cell table:formula="of:=[.O419]*[.O419]" office:value-type="float" office:value="1.81198531192477">
            <text:p>1.8119853119</text:p>
          </table:table-cell>
        </table:table-row>
        <table:table-row table:style-name="ro1">
          <table:table-cell/>
          <table:table-cell table:formula="of:=RAND()" office:value-type="float" office:value="0.883538476657122">
            <text:p>0.8835384767</text:p>
          </table:table-cell>
          <table:table-cell table:formula="of:=RAND()" office:value-type="float" office:value="0.358998436713591">
            <text:p>0.3589984367</text:p>
          </table:table-cell>
          <table:table-cell table:formula="of:=RAND()" office:value-type="float" office:value="0.909113020636141">
            <text:p>0.9091130206</text:p>
          </table:table-cell>
          <table:table-cell table:formula="of:=RAND()" office:value-type="float" office:value="0.388378024799749">
            <text:p>0.3883780248</text:p>
          </table:table-cell>
          <table:table-cell table:formula="of:=RAND()" office:value-type="float" office:value="0.909356764284894">
            <text:p>0.9093567643</text:p>
          </table:table-cell>
          <table:table-cell table:formula="of:=RAND()" office:value-type="float" office:value="0.586070329183713">
            <text:p>0.5860703292</text:p>
          </table:table-cell>
          <table:table-cell table:formula="of:=RAND()" office:value-type="float" office:value="0.489681425504386">
            <text:p>0.4896814255</text:p>
          </table:table-cell>
          <table:table-cell table:formula="of:=RAND()" office:value-type="float" office:value="0.609781210077927">
            <text:p>0.6097812101</text:p>
          </table:table-cell>
          <table:table-cell table:formula="of:=RAND()" office:value-type="float" office:value="0.660462469095364">
            <text:p>0.6604624691</text:p>
          </table:table-cell>
          <table:table-cell table:formula="of:=RAND()" office:value-type="float" office:value="0.683890970656648">
            <text:p>0.6838909707</text:p>
          </table:table-cell>
          <table:table-cell table:formula="of:=RAND()" office:value-type="float" office:value="0.331764340633526">
            <text:p>0.3317643406</text:p>
          </table:table-cell>
          <table:table-cell table:formula="of:=RAND()" office:value-type="float" office:value="0.394080144818872">
            <text:p>0.3940801448</text:p>
          </table:table-cell>
          <table:table-cell table:formula="of:=SUM([.B420:.M420])-6" office:value-type="float" office:value="1.20511561306193">
            <text:p>1.2051156131</text:p>
          </table:table-cell>
          <table:table-cell table:formula="of:=[.N420]-[.$G$6]" office:value-type="float" office:value="1.21814078820171">
            <text:p>1.2181407882</text:p>
          </table:table-cell>
          <table:table-cell table:formula="of:=[.O420]*[.O420]" office:value-type="float" office:value="1.48386697988068">
            <text:p>1.4838669799</text:p>
          </table:table-cell>
        </table:table-row>
        <table:table-row table:style-name="ro1">
          <table:table-cell/>
          <table:table-cell table:formula="of:=RAND()" office:value-type="float" office:value="0.885208470281214">
            <text:p>0.8852084703</text:p>
          </table:table-cell>
          <table:table-cell table:formula="of:=RAND()" office:value-type="float" office:value="0.00190169620327652">
            <text:p>0.0019016962</text:p>
          </table:table-cell>
          <table:table-cell table:formula="of:=RAND()" office:value-type="float" office:value="0.53491856274195">
            <text:p>0.5349185627</text:p>
          </table:table-cell>
          <table:table-cell table:formula="of:=RAND()" office:value-type="float" office:value="0.512547783786431">
            <text:p>0.5125477838</text:p>
          </table:table-cell>
          <table:table-cell table:formula="of:=RAND()" office:value-type="float" office:value="0.992083121323958">
            <text:p>0.9920831213</text:p>
          </table:table-cell>
          <table:table-cell table:formula="of:=RAND()" office:value-type="float" office:value="0.908285289537162">
            <text:p>0.9082852895</text:p>
          </table:table-cell>
          <table:table-cell table:formula="of:=RAND()" office:value-type="float" office:value="0.28891313704662">
            <text:p>0.288913137</text:p>
          </table:table-cell>
          <table:table-cell table:formula="of:=RAND()" office:value-type="float" office:value="0.0643577734008431">
            <text:p>0.0643577734</text:p>
          </table:table-cell>
          <table:table-cell table:formula="of:=RAND()" office:value-type="float" office:value="0.316686900099739">
            <text:p>0.3166869001</text:p>
          </table:table-cell>
          <table:table-cell table:formula="of:=RAND()" office:value-type="float" office:value="0.101788074243814">
            <text:p>0.1017880742</text:p>
          </table:table-cell>
          <table:table-cell table:formula="of:=RAND()" office:value-type="float" office:value="0.611376874148846">
            <text:p>0.6113768741</text:p>
          </table:table-cell>
          <table:table-cell table:formula="of:=RAND()" office:value-type="float" office:value="0.443365504499525">
            <text:p>0.4433655045</text:p>
          </table:table-cell>
          <table:table-cell table:formula="of:=SUM([.B421:.M421])-6" office:value-type="float" office:value="-0.338566812686622">
            <text:p>-0.3385668127</text:p>
          </table:table-cell>
          <table:table-cell table:formula="of:=[.N421]-[.$G$6]" office:value-type="float" office:value="-0.325541637546848">
            <text:p>-0.3255416375</text:p>
          </table:table-cell>
          <table:table-cell table:formula="of:=[.O421]*[.O421]" office:value-type="float" office:value="0.105977357776684">
            <text:p>0.1059773578</text:p>
          </table:table-cell>
        </table:table-row>
        <table:table-row table:style-name="ro1">
          <table:table-cell/>
          <table:table-cell table:formula="of:=RAND()" office:value-type="float" office:value="0.044614840997383">
            <text:p>0.044614841</text:p>
          </table:table-cell>
          <table:table-cell table:formula="of:=RAND()" office:value-type="float" office:value="0.634892357047647">
            <text:p>0.634892357</text:p>
          </table:table-cell>
          <table:table-cell table:formula="of:=RAND()" office:value-type="float" office:value="0.130311613203958">
            <text:p>0.1303116132</text:p>
          </table:table-cell>
          <table:table-cell table:formula="of:=RAND()" office:value-type="float" office:value="0.73349333065562">
            <text:p>0.7334933307</text:p>
          </table:table-cell>
          <table:table-cell table:formula="of:=RAND()" office:value-type="float" office:value="0.694999755593017">
            <text:p>0.6949997556</text:p>
          </table:table-cell>
          <table:table-cell table:formula="of:=RAND()" office:value-type="float" office:value="0.871505850693211">
            <text:p>0.8715058507</text:p>
          </table:table-cell>
          <table:table-cell table:formula="of:=RAND()" office:value-type="float" office:value="0.959280443144962">
            <text:p>0.9592804431</text:p>
          </table:table-cell>
          <table:table-cell table:formula="of:=RAND()" office:value-type="float" office:value="0.123303794069216">
            <text:p>0.1233037941</text:p>
          </table:table-cell>
          <table:table-cell table:formula="of:=RAND()" office:value-type="float" office:value="0.836896196706221">
            <text:p>0.8368961967</text:p>
          </table:table-cell>
          <table:table-cell table:formula="of:=RAND()" office:value-type="float" office:value="0.376250836299732">
            <text:p>0.3762508363</text:p>
          </table:table-cell>
          <table:table-cell table:formula="of:=RAND()" office:value-type="float" office:value="0.159339420730248">
            <text:p>0.1593394207</text:p>
          </table:table-cell>
          <table:table-cell table:formula="of:=RAND()" office:value-type="float" office:value="0.478045511525124">
            <text:p>0.4780455115</text:p>
          </table:table-cell>
          <table:table-cell table:formula="of:=SUM([.B422:.M422])-6" office:value-type="float" office:value="0.0429339506663382">
            <text:p>0.0429339507</text:p>
          </table:table-cell>
          <table:table-cell table:formula="of:=[.N422]-[.$G$6]" office:value-type="float" office:value="0.0559591258061118">
            <text:p>0.0559591258</text:p>
          </table:table-cell>
          <table:table-cell table:formula="of:=[.O422]*[.O422]" office:value-type="float" office:value="0.00313142376098425">
            <text:p>0.0031314238</text:p>
          </table:table-cell>
        </table:table-row>
        <table:table-row table:style-name="ro1">
          <table:table-cell/>
          <table:table-cell table:formula="of:=RAND()" office:value-type="float" office:value="0.666217634920031">
            <text:p>0.6662176349</text:p>
          </table:table-cell>
          <table:table-cell table:formula="of:=RAND()" office:value-type="float" office:value="0.212493090657517">
            <text:p>0.2124930907</text:p>
          </table:table-cell>
          <table:table-cell table:formula="of:=RAND()" office:value-type="float" office:value="0.811079801060259">
            <text:p>0.8110798011</text:p>
          </table:table-cell>
          <table:table-cell table:formula="of:=RAND()" office:value-type="float" office:value="0.218639827333391">
            <text:p>0.2186398273</text:p>
          </table:table-cell>
          <table:table-cell table:formula="of:=RAND()" office:value-type="float" office:value="0.857370602432638">
            <text:p>0.8573706024</text:p>
          </table:table-cell>
          <table:table-cell table:formula="of:=RAND()" office:value-type="float" office:value="0.0519153084605932">
            <text:p>0.0519153085</text:p>
          </table:table-cell>
          <table:table-cell table:formula="of:=RAND()" office:value-type="float" office:value="0.457563514821231">
            <text:p>0.4575635148</text:p>
          </table:table-cell>
          <table:table-cell table:formula="of:=RAND()" office:value-type="float" office:value="0.89356433856301">
            <text:p>0.8935643386</text:p>
          </table:table-cell>
          <table:table-cell table:formula="of:=RAND()" office:value-type="float" office:value="0.297325765714049">
            <text:p>0.2973257657</text:p>
          </table:table-cell>
          <table:table-cell table:formula="of:=RAND()" office:value-type="float" office:value="0.305911891162395">
            <text:p>0.3059118912</text:p>
          </table:table-cell>
          <table:table-cell table:formula="of:=RAND()" office:value-type="float" office:value="0.755506515270099">
            <text:p>0.7555065153</text:p>
          </table:table-cell>
          <table:table-cell table:formula="of:=RAND()" office:value-type="float" office:value="0.904084531124681">
            <text:p>0.9040845311</text:p>
          </table:table-cell>
          <table:table-cell table:formula="of:=SUM([.B423:.M423])-6" office:value-type="float" office:value="0.431672821519896">
            <text:p>0.4316728215</text:p>
          </table:table-cell>
          <table:table-cell table:formula="of:=[.N423]-[.$G$6]" office:value-type="float" office:value="0.44469799665967">
            <text:p>0.4446979967</text:p>
          </table:table-cell>
          <table:table-cell table:formula="of:=[.O423]*[.O423]" office:value-type="float" office:value="0.197756308233124">
            <text:p>0.1977563082</text:p>
          </table:table-cell>
        </table:table-row>
        <table:table-row table:style-name="ro1">
          <table:table-cell/>
          <table:table-cell table:formula="of:=RAND()" office:value-type="float" office:value="0.637391959317029">
            <text:p>0.6373919593</text:p>
          </table:table-cell>
          <table:table-cell table:formula="of:=RAND()" office:value-type="float" office:value="0.943843309767544">
            <text:p>0.9438433098</text:p>
          </table:table-cell>
          <table:table-cell table:formula="of:=RAND()" office:value-type="float" office:value="0.0167761573102325">
            <text:p>0.0167761573</text:p>
          </table:table-cell>
          <table:table-cell table:formula="of:=RAND()" office:value-type="float" office:value="0.059831339167431">
            <text:p>0.0598313392</text:p>
          </table:table-cell>
          <table:table-cell table:formula="of:=RAND()" office:value-type="float" office:value="0.101217868970707">
            <text:p>0.101217869</text:p>
          </table:table-cell>
          <table:table-cell table:formula="of:=RAND()" office:value-type="float" office:value="0.419687535846606">
            <text:p>0.4196875358</text:p>
          </table:table-cell>
          <table:table-cell table:formula="of:=RAND()" office:value-type="float" office:value="0.32461737957783">
            <text:p>0.3246173796</text:p>
          </table:table-cell>
          <table:table-cell table:formula="of:=RAND()" office:value-type="float" office:value="0.885476510506123">
            <text:p>0.8854765105</text:p>
          </table:table-cell>
          <table:table-cell table:formula="of:=RAND()" office:value-type="float" office:value="0.884602813050151">
            <text:p>0.8846028131</text:p>
          </table:table-cell>
          <table:table-cell table:formula="of:=RAND()" office:value-type="float" office:value="0.587459623580799">
            <text:p>0.5874596236</text:p>
          </table:table-cell>
          <table:table-cell table:formula="of:=RAND()" office:value-type="float" office:value="0.00501418276689947">
            <text:p>0.0050141828</text:p>
          </table:table-cell>
          <table:table-cell table:formula="of:=RAND()" office:value-type="float" office:value="0.372264265548438">
            <text:p>0.3722642655</text:p>
          </table:table-cell>
          <table:table-cell table:formula="of:=SUM([.B424:.M424])-6" office:value-type="float" office:value="-0.76181705459021">
            <text:p>-0.7618170546</text:p>
          </table:table-cell>
          <table:table-cell table:formula="of:=[.N424]-[.$G$6]" office:value-type="float" office:value="-0.748791879450437">
            <text:p>-0.7487918795</text:p>
          </table:table-cell>
          <table:table-cell table:formula="of:=[.O424]*[.O424]" office:value-type="float" office:value="0.560689278730917">
            <text:p>0.5606892787</text:p>
          </table:table-cell>
        </table:table-row>
        <table:table-row table:style-name="ro1">
          <table:table-cell/>
          <table:table-cell table:formula="of:=RAND()" office:value-type="float" office:value="0.0306375122163445">
            <text:p>0.0306375122</text:p>
          </table:table-cell>
          <table:table-cell table:formula="of:=RAND()" office:value-type="float" office:value="0.280970188090578">
            <text:p>0.2809701881</text:p>
          </table:table-cell>
          <table:table-cell table:formula="of:=RAND()" office:value-type="float" office:value="0.991938218474388">
            <text:p>0.9919382185</text:p>
          </table:table-cell>
          <table:table-cell table:formula="of:=RAND()" office:value-type="float" office:value="0.530469675781205">
            <text:p>0.5304696758</text:p>
          </table:table-cell>
          <table:table-cell table:formula="of:=RAND()" office:value-type="float" office:value="0.40031098946929">
            <text:p>0.4003109895</text:p>
          </table:table-cell>
          <table:table-cell table:formula="of:=RAND()" office:value-type="float" office:value="0.80109120067209">
            <text:p>0.8010912007</text:p>
          </table:table-cell>
          <table:table-cell table:formula="of:=RAND()" office:value-type="float" office:value="0.349996127886698">
            <text:p>0.3499961279</text:p>
          </table:table-cell>
          <table:table-cell table:formula="of:=RAND()" office:value-type="float" office:value="0.279754165327176">
            <text:p>0.2797541653</text:p>
          </table:table-cell>
          <table:table-cell table:formula="of:=RAND()" office:value-type="float" office:value="0.127475093118846">
            <text:p>0.1274750931</text:p>
          </table:table-cell>
          <table:table-cell table:formula="of:=RAND()" office:value-type="float" office:value="0.313024821225554">
            <text:p>0.3130248212</text:p>
          </table:table-cell>
          <table:table-cell table:formula="of:=RAND()" office:value-type="float" office:value="0.420675059081987">
            <text:p>0.4206750591</text:p>
          </table:table-cell>
          <table:table-cell table:formula="of:=RAND()" office:value-type="float" office:value="0.97316674538888">
            <text:p>0.9731667454</text:p>
          </table:table-cell>
          <table:table-cell table:formula="of:=SUM([.B425:.M425])-6" office:value-type="float" office:value="-0.500490203266963">
            <text:p>-0.5004902033</text:p>
          </table:table-cell>
          <table:table-cell table:formula="of:=[.N425]-[.$G$6]" office:value-type="float" office:value="-0.48746502812719">
            <text:p>-0.4874650281</text:p>
          </table:table-cell>
          <table:table-cell table:formula="of:=[.O425]*[.O425]" office:value-type="float" office:value="0.237622153647042">
            <text:p>0.2376221536</text:p>
          </table:table-cell>
        </table:table-row>
        <table:table-row table:style-name="ro1">
          <table:table-cell/>
          <table:table-cell table:formula="of:=RAND()" office:value-type="float" office:value="0.715365655953065">
            <text:p>0.715365656</text:p>
          </table:table-cell>
          <table:table-cell table:formula="of:=RAND()" office:value-type="float" office:value="0.15425070701167">
            <text:p>0.154250707</text:p>
          </table:table-cell>
          <table:table-cell table:formula="of:=RAND()" office:value-type="float" office:value="0.0421410044655204">
            <text:p>0.0421410045</text:p>
          </table:table-cell>
          <table:table-cell table:formula="of:=RAND()" office:value-type="float" office:value="0.396022851346061">
            <text:p>0.3960228513</text:p>
          </table:table-cell>
          <table:table-cell table:formula="of:=RAND()" office:value-type="float" office:value="0.813003313960508">
            <text:p>0.813003314</text:p>
          </table:table-cell>
          <table:table-cell table:formula="of:=RAND()" office:value-type="float" office:value="0.318870559800416">
            <text:p>0.3188705598</text:p>
          </table:table-cell>
          <table:table-cell table:formula="of:=RAND()" office:value-type="float" office:value="0.324726599501446">
            <text:p>0.3247265995</text:p>
          </table:table-cell>
          <table:table-cell table:formula="of:=RAND()" office:value-type="float" office:value="0.894985603401437">
            <text:p>0.8949856034</text:p>
          </table:table-cell>
          <table:table-cell table:formula="of:=RAND()" office:value-type="float" office:value="0.807591840624809">
            <text:p>0.8075918406</text:p>
          </table:table-cell>
          <table:table-cell table:formula="of:=RAND()" office:value-type="float" office:value="0.963398380205035">
            <text:p>0.9633983802</text:p>
          </table:table-cell>
          <table:table-cell table:formula="of:=RAND()" office:value-type="float" office:value="0.218700862023979">
            <text:p>0.218700862</text:p>
          </table:table-cell>
          <table:table-cell table:formula="of:=RAND()" office:value-type="float" office:value="0.177251736400649">
            <text:p>0.1772517364</text:p>
          </table:table-cell>
          <table:table-cell table:formula="of:=SUM([.B426:.M426])-6" office:value-type="float" office:value="-0.173690885305405">
            <text:p>-0.1736908853</text:p>
          </table:table-cell>
          <table:table-cell table:formula="of:=[.N426]-[.$G$6]" office:value-type="float" office:value="-0.160665710165631">
            <text:p>-0.1606657102</text:p>
          </table:table-cell>
          <table:table-cell table:formula="of:=[.O426]*[.O426]" office:value-type="float" office:value="0.0258134704230266">
            <text:p>0.0258134704</text:p>
          </table:table-cell>
        </table:table-row>
        <table:table-row table:style-name="ro1">
          <table:table-cell/>
          <table:table-cell table:formula="of:=RAND()" office:value-type="float" office:value="0.368369534378871">
            <text:p>0.3683695344</text:p>
          </table:table-cell>
          <table:table-cell table:formula="of:=RAND()" office:value-type="float" office:value="0.138590071117505">
            <text:p>0.1385900711</text:p>
          </table:table-cell>
          <table:table-cell table:formula="of:=RAND()" office:value-type="float" office:value="0.843131625792012">
            <text:p>0.8431316258</text:p>
          </table:table-cell>
          <table:table-cell table:formula="of:=RAND()" office:value-type="float" office:value="0.00707164173945785">
            <text:p>0.0070716417</text:p>
          </table:table-cell>
          <table:table-cell table:formula="of:=RAND()" office:value-type="float" office:value="0.366663927445188">
            <text:p>0.3666639274</text:p>
          </table:table-cell>
          <table:table-cell table:formula="of:=RAND()" office:value-type="float" office:value="0.266068394528702">
            <text:p>0.2660683945</text:p>
          </table:table-cell>
          <table:table-cell table:formula="of:=RAND()" office:value-type="float" office:value="0.949245123192668">
            <text:p>0.9492451232</text:p>
          </table:table-cell>
          <table:table-cell table:formula="of:=RAND()" office:value-type="float" office:value="0.640012698480859">
            <text:p>0.6400126985</text:p>
          </table:table-cell>
          <table:table-cell table:formula="of:=RAND()" office:value-type="float" office:value="0.43310663709417">
            <text:p>0.4331066371</text:p>
          </table:table-cell>
          <table:table-cell table:formula="of:=RAND()" office:value-type="float" office:value="0.217510286252946">
            <text:p>0.2175102863</text:p>
          </table:table-cell>
          <table:table-cell table:formula="of:=RAND()" office:value-type="float" office:value="0.672754368744791">
            <text:p>0.6727543687</text:p>
          </table:table-cell>
          <table:table-cell table:formula="of:=RAND()" office:value-type="float" office:value="0.478344432543963">
            <text:p>0.4783444325</text:p>
          </table:table-cell>
          <table:table-cell table:formula="of:=SUM([.B427:.M427])-6" office:value-type="float" office:value="-0.619131258688867">
            <text:p>-0.6191312587</text:p>
          </table:table-cell>
          <table:table-cell table:formula="of:=[.N427]-[.$G$6]" office:value-type="float" office:value="-0.606106083549093">
            <text:p>-0.6061060835</text:p>
          </table:table-cell>
          <table:table-cell table:formula="of:=[.O427]*[.O427]" office:value-type="float" office:value="0.367364584515221">
            <text:p>0.3673645845</text:p>
          </table:table-cell>
        </table:table-row>
        <table:table-row table:style-name="ro1">
          <table:table-cell/>
          <table:table-cell table:formula="of:=RAND()" office:value-type="float" office:value="0.746031677583233">
            <text:p>0.7460316776</text:p>
          </table:table-cell>
          <table:table-cell table:formula="of:=RAND()" office:value-type="float" office:value="0.765413315501064">
            <text:p>0.7654133155</text:p>
          </table:table-cell>
          <table:table-cell table:formula="of:=RAND()" office:value-type="float" office:value="0.584325175499544">
            <text:p>0.5843251755</text:p>
          </table:table-cell>
          <table:table-cell table:formula="of:=RAND()" office:value-type="float" office:value="0.0262045860290527">
            <text:p>0.026204586</text:p>
          </table:table-cell>
          <table:table-cell table:formula="of:=RAND()" office:value-type="float" office:value="0.777207608800381">
            <text:p>0.7772076088</text:p>
          </table:table-cell>
          <table:table-cell table:formula="of:=RAND()" office:value-type="float" office:value="0.508276739390567">
            <text:p>0.5082767394</text:p>
          </table:table-cell>
          <table:table-cell table:formula="of:=RAND()" office:value-type="float" office:value="0.142852086573839">
            <text:p>0.1428520866</text:p>
          </table:table-cell>
          <table:table-cell table:formula="of:=RAND()" office:value-type="float" office:value="0.658400569343939">
            <text:p>0.6584005693</text:p>
          </table:table-cell>
          <table:table-cell table:formula="of:=RAND()" office:value-type="float" office:value="0.270605631638318">
            <text:p>0.2706056316</text:p>
          </table:table-cell>
          <table:table-cell table:formula="of:=RAND()" office:value-type="float" office:value="0.0419100744184107">
            <text:p>0.0419100744</text:p>
          </table:table-cell>
          <table:table-cell table:formula="of:=RAND()" office:value-type="float" office:value="0.756483502686024">
            <text:p>0.7564835027</text:p>
          </table:table-cell>
          <table:table-cell table:formula="of:=RAND()" office:value-type="float" office:value="0.237006801879033">
            <text:p>0.2370068019</text:p>
          </table:table-cell>
          <table:table-cell table:formula="of:=SUM([.B428:.M428])-6" office:value-type="float" office:value="-0.485282230656594">
            <text:p>-0.4852822307</text:p>
          </table:table-cell>
          <table:table-cell table:formula="of:=[.N428]-[.$G$6]" office:value-type="float" office:value="-0.47225705551682">
            <text:p>-0.4722570555</text:p>
          </table:table-cell>
          <table:table-cell table:formula="of:=[.O428]*[.O428]" office:value-type="float" office:value="0.223026726485417">
            <text:p>0.2230267265</text:p>
          </table:table-cell>
        </table:table-row>
        <table:table-row table:style-name="ro1">
          <table:table-cell/>
          <table:table-cell table:formula="of:=RAND()" office:value-type="float" office:value="0.750307827023789">
            <text:p>0.750307827</text:p>
          </table:table-cell>
          <table:table-cell table:formula="of:=RAND()" office:value-type="float" office:value="0.200782615691423">
            <text:p>0.2007826157</text:p>
          </table:table-cell>
          <table:table-cell table:formula="of:=RAND()" office:value-type="float" office:value="0.396267021307722">
            <text:p>0.3962670213</text:p>
          </table:table-cell>
          <table:table-cell table:formula="of:=RAND()" office:value-type="float" office:value="0.578365133609623">
            <text:p>0.5783651336</text:p>
          </table:table-cell>
          <table:table-cell table:formula="of:=RAND()" office:value-type="float" office:value="0.930559904081747">
            <text:p>0.9305599041</text:p>
          </table:table-cell>
          <table:table-cell table:formula="of:=RAND()" office:value-type="float" office:value="0.845387122360989">
            <text:p>0.8453871224</text:p>
          </table:table-cell>
          <table:table-cell table:formula="of:=RAND()" office:value-type="float" office:value="0.41965115070343">
            <text:p>0.4196511507</text:p>
          </table:table-cell>
          <table:table-cell table:formula="of:=RAND()" office:value-type="float" office:value="0.583360718097538">
            <text:p>0.5833607181</text:p>
          </table:table-cell>
          <table:table-cell table:formula="of:=RAND()" office:value-type="float" office:value="0.674311003182083">
            <text:p>0.6743110032</text:p>
          </table:table-cell>
          <table:table-cell table:formula="of:=RAND()" office:value-type="float" office:value="0.00774404685944319">
            <text:p>0.0077440469</text:p>
          </table:table-cell>
          <table:table-cell table:formula="of:=RAND()" office:value-type="float" office:value="0.368379700230435">
            <text:p>0.3683797002</text:p>
          </table:table-cell>
          <table:table-cell table:formula="of:=RAND()" office:value-type="float" office:value="0.0381949674338102">
            <text:p>0.0381949674</text:p>
          </table:table-cell>
          <table:table-cell table:formula="of:=SUM([.B429:.M429])-6" office:value-type="float" office:value="-0.206688789417967">
            <text:p>-0.2066887894</text:p>
          </table:table-cell>
          <table:table-cell table:formula="of:=[.N429]-[.$G$6]" office:value-type="float" office:value="-0.193663614278194">
            <text:p>-0.1936636143</text:p>
          </table:table-cell>
          <table:table-cell table:formula="of:=[.O429]*[.O429]" office:value-type="float" office:value="0.0375055954952929">
            <text:p>0.0375055955</text:p>
          </table:table-cell>
        </table:table-row>
        <table:table-row table:style-name="ro1">
          <table:table-cell/>
          <table:table-cell table:formula="of:=RAND()" office:value-type="float" office:value="0.888750036945567">
            <text:p>0.8887500369</text:p>
          </table:table-cell>
          <table:table-cell table:formula="of:=RAND()" office:value-type="float" office:value="0.560317986179143">
            <text:p>0.5603179862</text:p>
          </table:table-cell>
          <table:table-cell table:formula="of:=RAND()" office:value-type="float" office:value="0.00693777878768742">
            <text:p>0.0069377788</text:p>
          </table:table-cell>
          <table:table-cell table:formula="of:=RAND()" office:value-type="float" office:value="0.605763901723549">
            <text:p>0.6057639017</text:p>
          </table:table-cell>
          <table:table-cell table:formula="of:=RAND()" office:value-type="float" office:value="0.0943739651702344">
            <text:p>0.0943739652</text:p>
          </table:table-cell>
          <table:table-cell table:formula="of:=RAND()" office:value-type="float" office:value="0.476023261668161">
            <text:p>0.4760232617</text:p>
          </table:table-cell>
          <table:table-cell table:formula="of:=RAND()" office:value-type="float" office:value="0.455064601032063">
            <text:p>0.455064601</text:p>
          </table:table-cell>
          <table:table-cell table:formula="of:=RAND()" office:value-type="float" office:value="0.260278836125508">
            <text:p>0.2602788361</text:p>
          </table:table-cell>
          <table:table-cell table:formula="of:=RAND()" office:value-type="float" office:value="0.539976958651096">
            <text:p>0.5399769587</text:p>
          </table:table-cell>
          <table:table-cell table:formula="of:=RAND()" office:value-type="float" office:value="0.551471113460138">
            <text:p>0.5514711135</text:p>
          </table:table-cell>
          <table:table-cell table:formula="of:=RAND()" office:value-type="float" office:value="0.305131838656962">
            <text:p>0.3051318387</text:p>
          </table:table-cell>
          <table:table-cell table:formula="of:=RAND()" office:value-type="float" office:value="0.120726616354659">
            <text:p>0.1207266164</text:p>
          </table:table-cell>
          <table:table-cell table:formula="of:=SUM([.B430:.M430])-6" office:value-type="float" office:value="-1.13518310524523">
            <text:p>-1.1351831052</text:p>
          </table:table-cell>
          <table:table-cell table:formula="of:=[.N430]-[.$G$6]" office:value-type="float" office:value="-1.12215793010546">
            <text:p>-1.1221579301</text:p>
          </table:table-cell>
          <table:table-cell table:formula="of:=[.O430]*[.O430]" office:value-type="float" office:value="1.25923842009857">
            <text:p>1.2592384201</text:p>
          </table:table-cell>
        </table:table-row>
        <table:table-row table:style-name="ro1">
          <table:table-cell/>
          <table:table-cell table:formula="of:=RAND()" office:value-type="float" office:value="0.754629825241864">
            <text:p>0.7546298252</text:p>
          </table:table-cell>
          <table:table-cell table:formula="of:=RAND()" office:value-type="float" office:value="0.220297880470753">
            <text:p>0.2202978805</text:p>
          </table:table-cell>
          <table:table-cell table:formula="of:=RAND()" office:value-type="float" office:value="0.671482036588714">
            <text:p>0.6714820366</text:p>
          </table:table-cell>
          <table:table-cell table:formula="of:=RAND()" office:value-type="float" office:value="0.995998618891463">
            <text:p>0.9959986189</text:p>
          </table:table-cell>
          <table:table-cell table:formula="of:=RAND()" office:value-type="float" office:value="0.328741480130702">
            <text:p>0.3287414801</text:p>
          </table:table-cell>
          <table:table-cell table:formula="of:=RAND()" office:value-type="float" office:value="0.0503590805456042">
            <text:p>0.0503590805</text:p>
          </table:table-cell>
          <table:table-cell table:formula="of:=RAND()" office:value-type="float" office:value="0.545356548624113">
            <text:p>0.5453565486</text:p>
          </table:table-cell>
          <table:table-cell table:formula="of:=RAND()" office:value-type="float" office:value="0.0345144781749696">
            <text:p>0.0345144782</text:p>
          </table:table-cell>
          <table:table-cell table:formula="of:=RAND()" office:value-type="float" office:value="0.556325026787818">
            <text:p>0.5563250268</text:p>
          </table:table-cell>
          <table:table-cell table:formula="of:=RAND()" office:value-type="float" office:value="0.0405260254628956">
            <text:p>0.0405260255</text:p>
          </table:table-cell>
          <table:table-cell table:formula="of:=RAND()" office:value-type="float" office:value="0.0910449055954814">
            <text:p>0.0910449056</text:p>
          </table:table-cell>
          <table:table-cell table:formula="of:=RAND()" office:value-type="float" office:value="0.034088128246367">
            <text:p>0.0340881282</text:p>
          </table:table-cell>
          <table:table-cell table:formula="of:=SUM([.B431:.M431])-6" office:value-type="float" office:value="-1.67663596523926">
            <text:p>-1.6766359652</text:p>
          </table:table-cell>
          <table:table-cell table:formula="of:=[.N431]-[.$G$6]" office:value-type="float" office:value="-1.66361079009948">
            <text:p>-1.6636107901</text:p>
          </table:table-cell>
          <table:table-cell table:formula="of:=[.O431]*[.O431]" office:value-type="float" office:value="2.76760086093543">
            <text:p>2.7676008609</text:p>
          </table:table-cell>
        </table:table-row>
        <table:table-row table:style-name="ro1">
          <table:table-cell/>
          <table:table-cell table:formula="of:=RAND()" office:value-type="float" office:value="0.0845482244621962">
            <text:p>0.0845482245</text:p>
          </table:table-cell>
          <table:table-cell table:formula="of:=RAND()" office:value-type="float" office:value="0.60689747845754">
            <text:p>0.6068974785</text:p>
          </table:table-cell>
          <table:table-cell table:formula="of:=RAND()" office:value-type="float" office:value="0.229366682237014">
            <text:p>0.2293666822</text:p>
          </table:table-cell>
          <table:table-cell table:formula="of:=RAND()" office:value-type="float" office:value="0.489308624528348">
            <text:p>0.4893086245</text:p>
          </table:table-cell>
          <table:table-cell table:formula="of:=RAND()" office:value-type="float" office:value="0.326331044081599">
            <text:p>0.3263310441</text:p>
          </table:table-cell>
          <table:table-cell table:formula="of:=RAND()" office:value-type="float" office:value="0.950083620846272">
            <text:p>0.9500836208</text:p>
          </table:table-cell>
          <table:table-cell table:formula="of:=RAND()" office:value-type="float" office:value="0.179416078608483">
            <text:p>0.1794160786</text:p>
          </table:table-cell>
          <table:table-cell table:formula="of:=RAND()" office:value-type="float" office:value="0.150106953922659">
            <text:p>0.1501069539</text:p>
          </table:table-cell>
          <table:table-cell table:formula="of:=RAND()" office:value-type="float" office:value="0.0327105394098908">
            <text:p>0.0327105394</text:p>
          </table:table-cell>
          <table:table-cell table:formula="of:=RAND()" office:value-type="float" office:value="0.5539403159637">
            <text:p>0.553940316</text:p>
          </table:table-cell>
          <table:table-cell table:formula="of:=RAND()" office:value-type="float" office:value="0.554216066608205">
            <text:p>0.5542160666</text:p>
          </table:table-cell>
          <table:table-cell table:formula="of:=RAND()" office:value-type="float" office:value="0.393667007330805">
            <text:p>0.3936670073</text:p>
          </table:table-cell>
          <table:table-cell table:formula="of:=SUM([.B432:.M432])-6" office:value-type="float" office:value="-1.44940736354329">
            <text:p>-1.4494073635</text:p>
          </table:table-cell>
          <table:table-cell table:formula="of:=[.N432]-[.$G$6]" office:value-type="float" office:value="-1.43638218840351">
            <text:p>-1.4363821884</text:p>
          </table:table-cell>
          <table:table-cell table:formula="of:=[.O432]*[.O432]" office:value-type="float" office:value="2.06319379116287">
            <text:p>2.0631937912</text:p>
          </table:table-cell>
        </table:table-row>
        <table:table-row table:style-name="ro1">
          <table:table-cell/>
          <table:table-cell table:formula="of:=RAND()" office:value-type="float" office:value="0.914148356532678">
            <text:p>0.9141483565</text:p>
          </table:table-cell>
          <table:table-cell table:formula="of:=RAND()" office:value-type="float" office:value="0.0360024604015052">
            <text:p>0.0360024604</text:p>
          </table:table-cell>
          <table:table-cell table:formula="of:=RAND()" office:value-type="float" office:value="0.530732761602849">
            <text:p>0.5307327616</text:p>
          </table:table-cell>
          <table:table-cell table:formula="of:=RAND()" office:value-type="float" office:value="0.192204262828454">
            <text:p>0.1922042628</text:p>
          </table:table-cell>
          <table:table-cell table:formula="of:=RAND()" office:value-type="float" office:value="0.38837859313935">
            <text:p>0.3883785931</text:p>
          </table:table-cell>
          <table:table-cell table:formula="of:=RAND()" office:value-type="float" office:value="0.17787503125146">
            <text:p>0.1778750313</text:p>
          </table:table-cell>
          <table:table-cell table:formula="of:=RAND()" office:value-type="float" office:value="0.93860057904385">
            <text:p>0.938600579</text:p>
          </table:table-cell>
          <table:table-cell table:formula="of:=RAND()" office:value-type="float" office:value="0.446165222441778">
            <text:p>0.4461652224</text:p>
          </table:table-cell>
          <table:table-cell table:formula="of:=RAND()" office:value-type="float" office:value="0.625318343285471">
            <text:p>0.6253183433</text:p>
          </table:table-cell>
          <table:table-cell table:formula="of:=RAND()" office:value-type="float" office:value="0.959280468756333">
            <text:p>0.9592804688</text:p>
          </table:table-cell>
          <table:table-cell table:formula="of:=RAND()" office:value-type="float" office:value="0.287830989575014">
            <text:p>0.2878309896</text:p>
          </table:table-cell>
          <table:table-cell table:formula="of:=RAND()" office:value-type="float" office:value="0.228134186239913">
            <text:p>0.2281341862</text:p>
          </table:table-cell>
          <table:table-cell table:formula="of:=SUM([.B433:.M433])-6" office:value-type="float" office:value="-0.275328744901344">
            <text:p>-0.2753287449</text:p>
          </table:table-cell>
          <table:table-cell table:formula="of:=[.N433]-[.$G$6]" office:value-type="float" office:value="-0.262303569761571">
            <text:p>-0.2623035698</text:p>
          </table:table-cell>
          <table:table-cell table:formula="of:=[.O433]*[.O433]" office:value-type="float" office:value="0.0688031627096631">
            <text:p>0.0688031627</text:p>
          </table:table-cell>
        </table:table-row>
        <table:table-row table:style-name="ro1">
          <table:table-cell/>
          <table:table-cell table:formula="of:=RAND()" office:value-type="float" office:value="0.774166195653379">
            <text:p>0.7741661957</text:p>
          </table:table-cell>
          <table:table-cell table:formula="of:=RAND()" office:value-type="float" office:value="0.915850434917957">
            <text:p>0.9158504349</text:p>
          </table:table-cell>
          <table:table-cell table:formula="of:=RAND()" office:value-type="float" office:value="0.798576517263427">
            <text:p>0.7985765173</text:p>
          </table:table-cell>
          <table:table-cell table:formula="of:=RAND()" office:value-type="float" office:value="0.829614666989073">
            <text:p>0.829614667</text:p>
          </table:table-cell>
          <table:table-cell table:formula="of:=RAND()" office:value-type="float" office:value="0.461372157093138">
            <text:p>0.4613721571</text:p>
          </table:table-cell>
          <table:table-cell table:formula="of:=RAND()" office:value-type="float" office:value="0.596186933806166">
            <text:p>0.5961869338</text:p>
          </table:table-cell>
          <table:table-cell table:formula="of:=RAND()" office:value-type="float" office:value="0.546815586742014">
            <text:p>0.5468155867</text:p>
          </table:table-cell>
          <table:table-cell table:formula="of:=RAND()" office:value-type="float" office:value="0.7467658421956">
            <text:p>0.7467658422</text:p>
          </table:table-cell>
          <table:table-cell table:formula="of:=RAND()" office:value-type="float" office:value="0.559570695040748">
            <text:p>0.559570695</text:p>
          </table:table-cell>
          <table:table-cell table:formula="of:=RAND()" office:value-type="float" office:value="0.835172357270494">
            <text:p>0.8351723573</text:p>
          </table:table-cell>
          <table:table-cell table:formula="of:=RAND()" office:value-type="float" office:value="0.260970690753311">
            <text:p>0.2609706908</text:p>
          </table:table-cell>
          <table:table-cell table:formula="of:=RAND()" office:value-type="float" office:value="0.0729631269350648">
            <text:p>0.0729631269</text:p>
          </table:table-cell>
          <table:table-cell table:formula="of:=SUM([.B434:.M434])-6" office:value-type="float" office:value="1.39802520466037">
            <text:p>1.3980252047</text:p>
          </table:table-cell>
          <table:table-cell table:formula="of:=[.N434]-[.$G$6]" office:value-type="float" office:value="1.41105037980014">
            <text:p>1.4110503798</text:p>
          </table:table-cell>
          <table:table-cell table:formula="of:=[.O434]*[.O434]" office:value-type="float" office:value="1.99106317433413">
            <text:p>1.9910631743</text:p>
          </table:table-cell>
        </table:table-row>
        <table:table-row table:style-name="ro1">
          <table:table-cell/>
          <table:table-cell table:formula="of:=RAND()" office:value-type="float" office:value="0.457418425241485">
            <text:p>0.4574184252</text:p>
          </table:table-cell>
          <table:table-cell table:formula="of:=RAND()" office:value-type="float" office:value="0.0807798139285296">
            <text:p>0.0807798139</text:p>
          </table:table-cell>
          <table:table-cell table:formula="of:=RAND()" office:value-type="float" office:value="0.362846679287031">
            <text:p>0.3628466793</text:p>
          </table:table-cell>
          <table:table-cell table:formula="of:=RAND()" office:value-type="float" office:value="0.953434447525069">
            <text:p>0.9534344475</text:p>
          </table:table-cell>
          <table:table-cell table:formula="of:=RAND()" office:value-type="float" office:value="0.162431931821629">
            <text:p>0.1624319318</text:p>
          </table:table-cell>
          <table:table-cell table:formula="of:=RAND()" office:value-type="float" office:value="0.802647706354037">
            <text:p>0.8026477064</text:p>
          </table:table-cell>
          <table:table-cell table:formula="of:=RAND()" office:value-type="float" office:value="0.776498968945816">
            <text:p>0.7764989689</text:p>
          </table:table-cell>
          <table:table-cell table:formula="of:=RAND()" office:value-type="float" office:value="0.207683225162327">
            <text:p>0.2076832252</text:p>
          </table:table-cell>
          <table:table-cell table:formula="of:=RAND()" office:value-type="float" office:value="0.572889458620921">
            <text:p>0.5728894586</text:p>
          </table:table-cell>
          <table:table-cell table:formula="of:=RAND()" office:value-type="float" office:value="0.699930249480531">
            <text:p>0.6999302495</text:p>
          </table:table-cell>
          <table:table-cell table:formula="of:=RAND()" office:value-type="float" office:value="0.970100953942165">
            <text:p>0.9701009539</text:p>
          </table:table-cell>
          <table:table-cell table:formula="of:=RAND()" office:value-type="float" office:value="0.587774032494053">
            <text:p>0.5877740325</text:p>
          </table:table-cell>
          <table:table-cell table:formula="of:=SUM([.B435:.M435])-6" office:value-type="float" office:value="0.634435892803595">
            <text:p>0.6344358928</text:p>
          </table:table-cell>
          <table:table-cell table:formula="of:=[.N435]-[.$G$6]" office:value-type="float" office:value="0.647461067943368">
            <text:p>0.6474610679</text:p>
          </table:table-cell>
          <table:table-cell table:formula="of:=[.O435]*[.O435]" office:value-type="float" office:value="0.419205834502367">
            <text:p>0.4192058345</text:p>
          </table:table-cell>
        </table:table-row>
        <table:table-row table:style-name="ro1">
          <table:table-cell/>
          <table:table-cell table:formula="of:=RAND()" office:value-type="float" office:value="0.126168919028714">
            <text:p>0.126168919</text:p>
          </table:table-cell>
          <table:table-cell table:formula="of:=RAND()" office:value-type="float" office:value="0.655736435437575">
            <text:p>0.6557364354</text:p>
          </table:table-cell>
          <table:table-cell table:formula="of:=RAND()" office:value-type="float" office:value="0.743395745521411">
            <text:p>0.7433957455</text:p>
          </table:table-cell>
          <table:table-cell table:formula="of:=RAND()" office:value-type="float" office:value="0.0879031354561448">
            <text:p>0.0879031355</text:p>
          </table:table-cell>
          <table:table-cell table:formula="of:=RAND()" office:value-type="float" office:value="0.847823664080352">
            <text:p>0.8478236641</text:p>
          </table:table-cell>
          <table:table-cell table:formula="of:=RAND()" office:value-type="float" office:value="0.489846272626892">
            <text:p>0.4898462726</text:p>
          </table:table-cell>
          <table:table-cell table:formula="of:=RAND()" office:value-type="float" office:value="0.226112745702267">
            <text:p>0.2261127457</text:p>
          </table:table-cell>
          <table:table-cell table:formula="of:=RAND()" office:value-type="float" office:value="0.434253259096295">
            <text:p>0.4342532591</text:p>
          </table:table-cell>
          <table:table-cell table:formula="of:=RAND()" office:value-type="float" office:value="0.0571760551538318">
            <text:p>0.0571760552</text:p>
          </table:table-cell>
          <table:table-cell table:formula="of:=RAND()" office:value-type="float" office:value="0.735818318324164">
            <text:p>0.7358183183</text:p>
          </table:table-cell>
          <table:table-cell table:formula="of:=RAND()" office:value-type="float" office:value="0.845231641782448">
            <text:p>0.8452316418</text:p>
          </table:table-cell>
          <table:table-cell table:formula="of:=RAND()" office:value-type="float" office:value="0.66577897570096">
            <text:p>0.6657789757</text:p>
          </table:table-cell>
          <table:table-cell table:formula="of:=SUM([.B436:.M436])-6" office:value-type="float" office:value="-0.0847548320889473">
            <text:p>-0.0847548321</text:p>
          </table:table-cell>
          <table:table-cell table:formula="of:=[.N436]-[.$G$6]" office:value-type="float" office:value="-0.0717296569491737">
            <text:p>-0.0717296569</text:p>
          </table:table-cell>
          <table:table-cell table:formula="of:=[.O436]*[.O436]" office:value-type="float" office:value="0.00514514368604614">
            <text:p>0.0051451437</text:p>
          </table:table-cell>
        </table:table-row>
        <table:table-row table:style-name="ro1">
          <table:table-cell/>
          <table:table-cell table:formula="of:=RAND()" office:value-type="float" office:value="0.61592359142378">
            <text:p>0.6159235914</text:p>
          </table:table-cell>
          <table:table-cell table:formula="of:=RAND()" office:value-type="float" office:value="0.642891773721203">
            <text:p>0.6428917737</text:p>
          </table:table-cell>
          <table:table-cell table:formula="of:=RAND()" office:value-type="float" office:value="0.067228477448225">
            <text:p>0.0672284774</text:p>
          </table:table-cell>
          <table:table-cell table:formula="of:=RAND()" office:value-type="float" office:value="0.315079487394541">
            <text:p>0.3150794874</text:p>
          </table:table-cell>
          <table:table-cell table:formula="of:=RAND()" office:value-type="float" office:value="0.70396773214452">
            <text:p>0.7039677321</text:p>
          </table:table-cell>
          <table:table-cell table:formula="of:=RAND()" office:value-type="float" office:value="0.298525777412578">
            <text:p>0.2985257774</text:p>
          </table:table-cell>
          <table:table-cell table:formula="of:=RAND()" office:value-type="float" office:value="0.22862205747515">
            <text:p>0.2286220575</text:p>
          </table:table-cell>
          <table:table-cell table:formula="of:=RAND()" office:value-type="float" office:value="0.130376310553402">
            <text:p>0.1303763106</text:p>
          </table:table-cell>
          <table:table-cell table:formula="of:=RAND()" office:value-type="float" office:value="0.402023232541978">
            <text:p>0.4020232325</text:p>
          </table:table-cell>
          <table:table-cell table:formula="of:=RAND()" office:value-type="float" office:value="0.694042119197547">
            <text:p>0.6940421192</text:p>
          </table:table-cell>
          <table:table-cell table:formula="of:=RAND()" office:value-type="float" office:value="0.541137602180243">
            <text:p>0.5411376022</text:p>
          </table:table-cell>
          <table:table-cell table:formula="of:=RAND()" office:value-type="float" office:value="0.546185174258426">
            <text:p>0.5461851743</text:p>
          </table:table-cell>
          <table:table-cell table:formula="of:=SUM([.B437:.M437])-6" office:value-type="float" office:value="-0.813996664248407">
            <text:p>-0.8139966642</text:p>
          </table:table-cell>
          <table:table-cell table:formula="of:=[.N437]-[.$G$6]" office:value-type="float" office:value="-0.800971489108633">
            <text:p>-0.8009714891</text:p>
          </table:table-cell>
          <table:table-cell table:formula="of:=[.O437]*[.O437]" office:value-type="float" office:value="0.641555326364901">
            <text:p>0.6415553264</text:p>
          </table:table-cell>
        </table:table-row>
        <table:table-row table:style-name="ro1">
          <table:table-cell/>
          <table:table-cell table:formula="of:=RAND()" office:value-type="float" office:value="0.230746996821836">
            <text:p>0.2307469968</text:p>
          </table:table-cell>
          <table:table-cell table:formula="of:=RAND()" office:value-type="float" office:value="0.773376479512081">
            <text:p>0.7733764795</text:p>
          </table:table-cell>
          <table:table-cell table:formula="of:=RAND()" office:value-type="float" office:value="0.430515783606097">
            <text:p>0.4305157836</text:p>
          </table:table-cell>
          <table:table-cell table:formula="of:=RAND()" office:value-type="float" office:value="0.00463142246007919">
            <text:p>0.0046314225</text:p>
          </table:table-cell>
          <table:table-cell table:formula="of:=RAND()" office:value-type="float" office:value="0.310613769805059">
            <text:p>0.3106137698</text:p>
          </table:table-cell>
          <table:table-cell table:formula="of:=RAND()" office:value-type="float" office:value="0.00503312656655908">
            <text:p>0.0050331266</text:p>
          </table:table-cell>
          <table:table-cell table:formula="of:=RAND()" office:value-type="float" office:value="0.114430803572759">
            <text:p>0.1144308036</text:p>
          </table:table-cell>
          <table:table-cell table:formula="of:=RAND()" office:value-type="float" office:value="0.476234913570806">
            <text:p>0.4762349136</text:p>
          </table:table-cell>
          <table:table-cell table:formula="of:=RAND()" office:value-type="float" office:value="0.0230698925442994">
            <text:p>0.0230698925</text:p>
          </table:table-cell>
          <table:table-cell table:formula="of:=RAND()" office:value-type="float" office:value="0.465337306493893">
            <text:p>0.4653373065</text:p>
          </table:table-cell>
          <table:table-cell table:formula="of:=RAND()" office:value-type="float" office:value="0.205043560126796">
            <text:p>0.2050435601</text:p>
          </table:table-cell>
          <table:table-cell table:formula="of:=RAND()" office:value-type="float" office:value="0.268424844369292">
            <text:p>0.2684248444</text:p>
          </table:table-cell>
          <table:table-cell table:formula="of:=SUM([.B438:.M438])-6" office:value-type="float" office:value="-2.69254110055044">
            <text:p>-2.6925411006</text:p>
          </table:table-cell>
          <table:table-cell table:formula="of:=[.N438]-[.$G$6]" office:value-type="float" office:value="-2.67951592541067">
            <text:p>-2.6795159254</text:p>
          </table:table-cell>
          <table:table-cell table:formula="of:=[.O438]*[.O438]" office:value-type="float" office:value="7.1798055945294">
            <text:p>7.1798055945</text:p>
          </table:table-cell>
        </table:table-row>
        <table:table-row table:style-name="ro1">
          <table:table-cell/>
          <table:table-cell table:formula="of:=RAND()" office:value-type="float" office:value="0.501129070296884">
            <text:p>0.5011290703</text:p>
          </table:table-cell>
          <table:table-cell table:formula="of:=RAND()" office:value-type="float" office:value="0.912058045854792">
            <text:p>0.9120580459</text:p>
          </table:table-cell>
          <table:table-cell table:formula="of:=RAND()" office:value-type="float" office:value="0.939220030326396">
            <text:p>0.9392200303</text:p>
          </table:table-cell>
          <table:table-cell table:formula="of:=RAND()" office:value-type="float" office:value="0.077879570890218">
            <text:p>0.0778795709</text:p>
          </table:table-cell>
          <table:table-cell table:formula="of:=RAND()" office:value-type="float" office:value="0.784974141512066">
            <text:p>0.7849741415</text:p>
          </table:table-cell>
          <table:table-cell table:formula="of:=RAND()" office:value-type="float" office:value="0.669282857561484">
            <text:p>0.6692828576</text:p>
          </table:table-cell>
          <table:table-cell table:formula="of:=RAND()" office:value-type="float" office:value="0.713768359273672">
            <text:p>0.7137683593</text:p>
          </table:table-cell>
          <table:table-cell table:formula="of:=RAND()" office:value-type="float" office:value="0.105147593887523">
            <text:p>0.1051475939</text:p>
          </table:table-cell>
          <table:table-cell table:formula="of:=RAND()" office:value-type="float" office:value="0.574493287829682">
            <text:p>0.5744932878</text:p>
          </table:table-cell>
          <table:table-cell table:formula="of:=RAND()" office:value-type="float" office:value="0.681437413906679">
            <text:p>0.6814374139</text:p>
          </table:table-cell>
          <table:table-cell table:formula="of:=RAND()" office:value-type="float" office:value="0.944274988956749">
            <text:p>0.944274989</text:p>
          </table:table-cell>
          <table:table-cell table:formula="of:=RAND()" office:value-type="float" office:value="0.381496678572148">
            <text:p>0.3814966786</text:p>
          </table:table-cell>
          <table:table-cell table:formula="of:=SUM([.B439:.M439])-6" office:value-type="float" office:value="1.28516203886829">
            <text:p>1.2851620389</text:p>
          </table:table-cell>
          <table:table-cell table:formula="of:=[.N439]-[.$G$6]" office:value-type="float" office:value="1.29818721400807">
            <text:p>1.298187214</text:p>
          </table:table-cell>
          <table:table-cell table:formula="of:=[.O439]*[.O439]" office:value-type="float" office:value="1.68529004261403">
            <text:p>1.6852900426</text:p>
          </table:table-cell>
        </table:table-row>
        <table:table-row table:style-name="ro1">
          <table:table-cell/>
          <table:table-cell table:formula="of:=RAND()" office:value-type="float" office:value="0.977318417513743">
            <text:p>0.9773184175</text:p>
          </table:table-cell>
          <table:table-cell table:formula="of:=RAND()" office:value-type="float" office:value="0.502529364544898">
            <text:p>0.5025293645</text:p>
          </table:table-cell>
          <table:table-cell table:formula="of:=RAND()" office:value-type="float" office:value="0.619612391572446">
            <text:p>0.6196123916</text:p>
          </table:table-cell>
          <table:table-cell table:formula="of:=RAND()" office:value-type="float" office:value="0.0733570798765868">
            <text:p>0.0733570799</text:p>
          </table:table-cell>
          <table:table-cell table:formula="of:=RAND()" office:value-type="float" office:value="0.0677332847844809">
            <text:p>0.0677332848</text:p>
          </table:table-cell>
          <table:table-cell table:formula="of:=RAND()" office:value-type="float" office:value="0.255940967239439">
            <text:p>0.2559409672</text:p>
          </table:table-cell>
          <table:table-cell table:formula="of:=RAND()" office:value-type="float" office:value="0.845028260955587">
            <text:p>0.845028261</text:p>
          </table:table-cell>
          <table:table-cell table:formula="of:=RAND()" office:value-type="float" office:value="0.384517749072984">
            <text:p>0.3845177491</text:p>
          </table:table-cell>
          <table:table-cell table:formula="of:=RAND()" office:value-type="float" office:value="0.0470991989132017">
            <text:p>0.0470991989</text:p>
          </table:table-cell>
          <table:table-cell table:formula="of:=RAND()" office:value-type="float" office:value="0.931982110021636">
            <text:p>0.93198211</text:p>
          </table:table-cell>
          <table:table-cell table:formula="of:=RAND()" office:value-type="float" office:value="0.572600067127496">
            <text:p>0.5726000671</text:p>
          </table:table-cell>
          <table:table-cell table:formula="of:=RAND()" office:value-type="float" office:value="0.387435575947165">
            <text:p>0.3874355759</text:p>
          </table:table-cell>
          <table:table-cell table:formula="of:=SUM([.B440:.M440])-6" office:value-type="float" office:value="-0.334845532430336">
            <text:p>-0.3348455324</text:p>
          </table:table-cell>
          <table:table-cell table:formula="of:=[.N440]-[.$G$6]" office:value-type="float" office:value="-0.321820357290562">
            <text:p>-0.3218203573</text:p>
          </table:table-cell>
          <table:table-cell table:formula="of:=[.O440]*[.O440]" office:value-type="float" office:value="0.103568342366625">
            <text:p>0.1035683424</text:p>
          </table:table-cell>
        </table:table-row>
        <table:table-row table:style-name="ro1">
          <table:table-cell/>
          <table:table-cell table:formula="of:=RAND()" office:value-type="float" office:value="0.298289646860212">
            <text:p>0.2982896469</text:p>
          </table:table-cell>
          <table:table-cell table:formula="of:=RAND()" office:value-type="float" office:value="0.661935188807547">
            <text:p>0.6619351888</text:p>
          </table:table-cell>
          <table:table-cell table:formula="of:=RAND()" office:value-type="float" office:value="0.887245888123289">
            <text:p>0.8872458881</text:p>
          </table:table-cell>
          <table:table-cell table:formula="of:=RAND()" office:value-type="float" office:value="0.725264355074614">
            <text:p>0.7252643551</text:p>
          </table:table-cell>
          <table:table-cell table:formula="of:=RAND()" office:value-type="float" office:value="0.790720337070525">
            <text:p>0.7907203371</text:p>
          </table:table-cell>
          <table:table-cell table:formula="of:=RAND()" office:value-type="float" office:value="0.136097043054178">
            <text:p>0.1360970431</text:p>
          </table:table-cell>
          <table:table-cell table:formula="of:=RAND()" office:value-type="float" office:value="0.512283560587093">
            <text:p>0.5122835606</text:p>
          </table:table-cell>
          <table:table-cell table:formula="of:=RAND()" office:value-type="float" office:value="0.0589238069951534">
            <text:p>0.058923807</text:p>
          </table:table-cell>
          <table:table-cell table:formula="of:=RAND()" office:value-type="float" office:value="0.977697864640504">
            <text:p>0.9776978646</text:p>
          </table:table-cell>
          <table:table-cell table:formula="of:=RAND()" office:value-type="float" office:value="0.52734361961484">
            <text:p>0.5273436196</text:p>
          </table:table-cell>
          <table:table-cell table:formula="of:=RAND()" office:value-type="float" office:value="0.911082971375436">
            <text:p>0.9110829714</text:p>
          </table:table-cell>
          <table:table-cell table:formula="of:=RAND()" office:value-type="float" office:value="0.369737897533923">
            <text:p>0.3697378975</text:p>
          </table:table-cell>
          <table:table-cell table:formula="of:=SUM([.B441:.M441])-6" office:value-type="float" office:value="0.856622179737315">
            <text:p>0.8566221797</text:p>
          </table:table-cell>
          <table:table-cell table:formula="of:=[.N441]-[.$G$6]" office:value-type="float" office:value="0.869647354877088">
            <text:p>0.8696473549</text:p>
          </table:table-cell>
          <table:table-cell table:formula="of:=[.O441]*[.O441]" office:value-type="float" office:value="0.756286521844716">
            <text:p>0.7562865218</text:p>
          </table:table-cell>
        </table:table-row>
        <table:table-row table:style-name="ro1">
          <table:table-cell/>
          <table:table-cell table:formula="of:=RAND()" office:value-type="float" office:value="0.527499173535034">
            <text:p>0.5274991735</text:p>
          </table:table-cell>
          <table:table-cell table:formula="of:=RAND()" office:value-type="float" office:value="0.574313479941338">
            <text:p>0.5743134799</text:p>
          </table:table-cell>
          <table:table-cell table:formula="of:=RAND()" office:value-type="float" office:value="0.512003077194095">
            <text:p>0.5120030772</text:p>
          </table:table-cell>
          <table:table-cell table:formula="of:=RAND()" office:value-type="float" office:value="0.0900766470003873">
            <text:p>0.090076647</text:p>
          </table:table-cell>
          <table:table-cell table:formula="of:=RAND()" office:value-type="float" office:value="0.276989903766662">
            <text:p>0.2769899038</text:p>
          </table:table-cell>
          <table:table-cell table:formula="of:=RAND()" office:value-type="float" office:value="0.645173974102363">
            <text:p>0.6451739741</text:p>
          </table:table-cell>
          <table:table-cell table:formula="of:=RAND()" office:value-type="float" office:value="0.279889956116676">
            <text:p>0.2798899561</text:p>
          </table:table-cell>
          <table:table-cell table:formula="of:=RAND()" office:value-type="float" office:value="0.143015886424109">
            <text:p>0.1430158864</text:p>
          </table:table-cell>
          <table:table-cell table:formula="of:=RAND()" office:value-type="float" office:value="0.135300157824531">
            <text:p>0.1353001578</text:p>
          </table:table-cell>
          <table:table-cell table:formula="of:=RAND()" office:value-type="float" office:value="0.959131858311594">
            <text:p>0.9591318583</text:p>
          </table:table-cell>
          <table:table-cell table:formula="of:=RAND()" office:value-type="float" office:value="0.840651999693364">
            <text:p>0.8406519997</text:p>
          </table:table-cell>
          <table:table-cell table:formula="of:=RAND()" office:value-type="float" office:value="0.382968340301886">
            <text:p>0.3829683403</text:p>
          </table:table-cell>
          <table:table-cell table:formula="of:=SUM([.B442:.M442])-6" office:value-type="float" office:value="-0.63298554578796">
            <text:p>-0.6329855458</text:p>
          </table:table-cell>
          <table:table-cell table:formula="of:=[.N442]-[.$G$6]" office:value-type="float" office:value="-0.619960370648187">
            <text:p>-0.6199603706</text:p>
          </table:table-cell>
          <table:table-cell table:formula="of:=[.O442]*[.O442]" office:value-type="float" office:value="0.384350861174237">
            <text:p>0.3843508612</text:p>
          </table:table-cell>
        </table:table-row>
        <table:table-row table:style-name="ro1">
          <table:table-cell/>
          <table:table-cell table:formula="of:=RAND()" office:value-type="float" office:value="0.66505431313999">
            <text:p>0.6650543131</text:p>
          </table:table-cell>
          <table:table-cell table:formula="of:=RAND()" office:value-type="float" office:value="0.733930533984676">
            <text:p>0.733930534</text:p>
          </table:table-cell>
          <table:table-cell table:formula="of:=RAND()" office:value-type="float" office:value="0.0372599151451141">
            <text:p>0.0372599151</text:p>
          </table:table-cell>
          <table:table-cell table:formula="of:=RAND()" office:value-type="float" office:value="0.512938308063895">
            <text:p>0.5129383081</text:p>
          </table:table-cell>
          <table:table-cell table:formula="of:=RAND()" office:value-type="float" office:value="0.470693853218108">
            <text:p>0.4706938532</text:p>
          </table:table-cell>
          <table:table-cell table:formula="of:=RAND()" office:value-type="float" office:value="0.970965683925897">
            <text:p>0.9709656839</text:p>
          </table:table-cell>
          <table:table-cell table:formula="of:=RAND()" office:value-type="float" office:value="0.927847797982395">
            <text:p>0.927847798</text:p>
          </table:table-cell>
          <table:table-cell table:formula="of:=RAND()" office:value-type="float" office:value="0.110936412820593">
            <text:p>0.1109364128</text:p>
          </table:table-cell>
          <table:table-cell table:formula="of:=RAND()" office:value-type="float" office:value="0.781298705609515">
            <text:p>0.7812987056</text:p>
          </table:table-cell>
          <table:table-cell table:formula="of:=RAND()" office:value-type="float" office:value="0.484344863332808">
            <text:p>0.4843448633</text:p>
          </table:table-cell>
          <table:table-cell table:formula="of:=RAND()" office:value-type="float" office:value="0.564683977747336">
            <text:p>0.5646839777</text:p>
          </table:table-cell>
          <table:table-cell table:formula="of:=RAND()" office:value-type="float" office:value="0.405524356057867">
            <text:p>0.4055243561</text:p>
          </table:table-cell>
          <table:table-cell table:formula="of:=SUM([.B443:.M443])-6" office:value-type="float" office:value="0.665478721028194">
            <text:p>0.665478721</text:p>
          </table:table-cell>
          <table:table-cell table:formula="of:=[.N443]-[.$G$6]" office:value-type="float" office:value="0.678503896167968">
            <text:p>0.6785038962</text:p>
          </table:table-cell>
          <table:table-cell table:formula="of:=[.O443]*[.O443]" office:value-type="float" office:value="0.460367537115112">
            <text:p>0.4603675371</text:p>
          </table:table-cell>
        </table:table-row>
        <table:table-row table:style-name="ro1">
          <table:table-cell/>
          <table:table-cell table:formula="of:=RAND()" office:value-type="float" office:value="0.944408501265571">
            <text:p>0.9444085013</text:p>
          </table:table-cell>
          <table:table-cell table:formula="of:=RAND()" office:value-type="float" office:value="0.489595236256719">
            <text:p>0.4895952363</text:p>
          </table:table-cell>
          <table:table-cell table:formula="of:=RAND()" office:value-type="float" office:value="0.189445337280631">
            <text:p>0.1894453373</text:p>
          </table:table-cell>
          <table:table-cell table:formula="of:=RAND()" office:value-type="float" office:value="0.0319579525385052">
            <text:p>0.0319579525</text:p>
          </table:table-cell>
          <table:table-cell table:formula="of:=RAND()" office:value-type="float" office:value="0.758180880220607">
            <text:p>0.7581808802</text:p>
          </table:table-cell>
          <table:table-cell table:formula="of:=RAND()" office:value-type="float" office:value="0.545952358050272">
            <text:p>0.5459523581</text:p>
          </table:table-cell>
          <table:table-cell table:formula="of:=RAND()" office:value-type="float" office:value="0.540072701871395">
            <text:p>0.5400727019</text:p>
          </table:table-cell>
          <table:table-cell table:formula="of:=RAND()" office:value-type="float" office:value="0.963552640285343">
            <text:p>0.9635526403</text:p>
          </table:table-cell>
          <table:table-cell table:formula="of:=RAND()" office:value-type="float" office:value="0.158895248314366">
            <text:p>0.1588952483</text:p>
          </table:table-cell>
          <table:table-cell table:formula="of:=RAND()" office:value-type="float" office:value="0.499996313359588">
            <text:p>0.4999963134</text:p>
          </table:table-cell>
          <table:table-cell table:formula="of:=RAND()" office:value-type="float" office:value="0.910932870581746">
            <text:p>0.9109328706</text:p>
          </table:table-cell>
          <table:table-cell table:formula="of:=RAND()" office:value-type="float" office:value="0.23250038200058">
            <text:p>0.232500382</text:p>
          </table:table-cell>
          <table:table-cell table:formula="of:=SUM([.B444:.M444])-6" office:value-type="float" office:value="0.265490422025323">
            <text:p>0.265490422</text:p>
          </table:table-cell>
          <table:table-cell table:formula="of:=[.N444]-[.$G$6]" office:value-type="float" office:value="0.278515597165097">
            <text:p>0.2785155972</text:p>
          </table:table-cell>
          <table:table-cell table:formula="of:=[.O444]*[.O444]" office:value-type="float" office:value="0.0775709378642303">
            <text:p>0.0775709379</text:p>
          </table:table-cell>
        </table:table-row>
        <table:table-row table:style-name="ro1">
          <table:table-cell/>
          <table:table-cell table:formula="of:=RAND()" office:value-type="float" office:value="0.660864899167791">
            <text:p>0.6608648992</text:p>
          </table:table-cell>
          <table:table-cell table:formula="of:=RAND()" office:value-type="float" office:value="0.0223598082084209">
            <text:p>0.0223598082</text:p>
          </table:table-cell>
          <table:table-cell table:formula="of:=RAND()" office:value-type="float" office:value="0.483644118299708">
            <text:p>0.4836441183</text:p>
          </table:table-cell>
          <table:table-cell table:formula="of:=RAND()" office:value-type="float" office:value="0.554793759947643">
            <text:p>0.5547937599</text:p>
          </table:table-cell>
          <table:table-cell table:formula="of:=RAND()" office:value-type="float" office:value="0.619636932387948">
            <text:p>0.6196369324</text:p>
          </table:table-cell>
          <table:table-cell table:formula="of:=RAND()" office:value-type="float" office:value="0.298394691897556">
            <text:p>0.2983946919</text:p>
          </table:table-cell>
          <table:table-cell table:formula="of:=RAND()" office:value-type="float" office:value="0.994445130694658">
            <text:p>0.9944451307</text:p>
          </table:table-cell>
          <table:table-cell table:formula="of:=RAND()" office:value-type="float" office:value="0.360358884558082">
            <text:p>0.3603588846</text:p>
          </table:table-cell>
          <table:table-cell table:formula="of:=RAND()" office:value-type="float" office:value="0.0760530040133745">
            <text:p>0.076053004</text:p>
          </table:table-cell>
          <table:table-cell table:formula="of:=RAND()" office:value-type="float" office:value="0.0218459202442318">
            <text:p>0.0218459202</text:p>
          </table:table-cell>
          <table:table-cell table:formula="of:=RAND()" office:value-type="float" office:value="0.585836602142081">
            <text:p>0.5858366021</text:p>
          </table:table-cell>
          <table:table-cell table:formula="of:=RAND()" office:value-type="float" office:value="0.581470369594172">
            <text:p>0.5814703696</text:p>
          </table:table-cell>
          <table:table-cell table:formula="of:=SUM([.B445:.M445])-6" office:value-type="float" office:value="-0.740295878844336">
            <text:p>-0.7402958788</text:p>
          </table:table-cell>
          <table:table-cell table:formula="of:=[.N445]-[.$G$6]" office:value-type="float" office:value="-0.727270703704562">
            <text:p>-0.7272707037</text:p>
          </table:table-cell>
          <table:table-cell table:formula="of:=[.O445]*[.O445]" office:value-type="float" office:value="0.528922676466929">
            <text:p>0.5289226765</text:p>
          </table:table-cell>
        </table:table-row>
        <table:table-row table:style-name="ro1">
          <table:table-cell/>
          <table:table-cell table:formula="of:=RAND()" office:value-type="float" office:value="0.975008407142013">
            <text:p>0.9750084071</text:p>
          </table:table-cell>
          <table:table-cell table:formula="of:=RAND()" office:value-type="float" office:value="0.390152369625866">
            <text:p>0.3901523696</text:p>
          </table:table-cell>
          <table:table-cell table:formula="of:=RAND()" office:value-type="float" office:value="0.290660068392754">
            <text:p>0.2906600684</text:p>
          </table:table-cell>
          <table:table-cell table:formula="of:=RAND()" office:value-type="float" office:value="0.693922810023651">
            <text:p>0.69392281</text:p>
          </table:table-cell>
          <table:table-cell table:formula="of:=RAND()" office:value-type="float" office:value="0.581341941608116">
            <text:p>0.5813419416</text:p>
          </table:table-cell>
          <table:table-cell table:formula="of:=RAND()" office:value-type="float" office:value="0.305458407849073">
            <text:p>0.3054584078</text:p>
          </table:table-cell>
          <table:table-cell table:formula="of:=RAND()" office:value-type="float" office:value="0.910805527120829">
            <text:p>0.9108055271</text:p>
          </table:table-cell>
          <table:table-cell table:formula="of:=RAND()" office:value-type="float" office:value="0.371268958551809">
            <text:p>0.3712689586</text:p>
          </table:table-cell>
          <table:table-cell table:formula="of:=RAND()" office:value-type="float" office:value="0.816376246977598">
            <text:p>0.816376247</text:p>
          </table:table-cell>
          <table:table-cell table:formula="of:=RAND()" office:value-type="float" office:value="0.0164127519819886">
            <text:p>0.016412752</text:p>
          </table:table-cell>
          <table:table-cell table:formula="of:=RAND()" office:value-type="float" office:value="0.874284829711542">
            <text:p>0.8742848297</text:p>
          </table:table-cell>
          <table:table-cell table:formula="of:=RAND()" office:value-type="float" office:value="0.0417730528861284">
            <text:p>0.0417730529</text:p>
          </table:table-cell>
          <table:table-cell table:formula="of:=SUM([.B446:.M446])-6" office:value-type="float" office:value="0.267465371871367">
            <text:p>0.2674653719</text:p>
          </table:table-cell>
          <table:table-cell table:formula="of:=[.N446]-[.$G$6]" office:value-type="float" office:value="0.280490547011141">
            <text:p>0.280490547</text:p>
          </table:table-cell>
          <table:table-cell table:formula="of:=[.O446]*[.O446]" office:value-type="float" office:value="0.078674946962609">
            <text:p>0.078674947</text:p>
          </table:table-cell>
        </table:table-row>
        <table:table-row table:style-name="ro1">
          <table:table-cell/>
          <table:table-cell table:formula="of:=RAND()" office:value-type="float" office:value="0.280180827016011">
            <text:p>0.280180827</text:p>
          </table:table-cell>
          <table:table-cell table:formula="of:=RAND()" office:value-type="float" office:value="0.765586807625368">
            <text:p>0.7655868076</text:p>
          </table:table-cell>
          <table:table-cell table:formula="of:=RAND()" office:value-type="float" office:value="0.640994923189282">
            <text:p>0.6409949232</text:p>
          </table:table-cell>
          <table:table-cell table:formula="of:=RAND()" office:value-type="float" office:value="0.293368346057832">
            <text:p>0.2933683461</text:p>
          </table:table-cell>
          <table:table-cell table:formula="of:=RAND()" office:value-type="float" office:value="0.818131650099531">
            <text:p>0.8181316501</text:p>
          </table:table-cell>
          <table:table-cell table:formula="of:=RAND()" office:value-type="float" office:value="0.0377392442896962">
            <text:p>0.0377392443</text:p>
          </table:table-cell>
          <table:table-cell table:formula="of:=RAND()" office:value-type="float" office:value="0.924333982635289">
            <text:p>0.9243339826</text:p>
          </table:table-cell>
          <table:table-cell table:formula="of:=RAND()" office:value-type="float" office:value="0.543475182028487">
            <text:p>0.543475182</text:p>
          </table:table-cell>
          <table:table-cell table:formula="of:=RAND()" office:value-type="float" office:value="0.999709727941081">
            <text:p>0.9997097279</text:p>
          </table:table-cell>
          <table:table-cell table:formula="of:=RAND()" office:value-type="float" office:value="0.745314682368189">
            <text:p>0.7453146824</text:p>
          </table:table-cell>
          <table:table-cell table:formula="of:=RAND()" office:value-type="float" office:value="0.846940672956407">
            <text:p>0.846940673</text:p>
          </table:table-cell>
          <table:table-cell table:formula="of:=RAND()" office:value-type="float" office:value="0.240378879709169">
            <text:p>0.2403788797</text:p>
          </table:table-cell>
          <table:table-cell table:formula="of:=SUM([.B447:.M447])-6" office:value-type="float" office:value="1.13615492591634">
            <text:p>1.1361549259</text:p>
          </table:table-cell>
          <table:table-cell table:formula="of:=[.N447]-[.$G$6]" office:value-type="float" office:value="1.14918010105612">
            <text:p>1.1491801011</text:p>
          </table:table-cell>
          <table:table-cell table:formula="of:=[.O447]*[.O447]" office:value-type="float" office:value="1.32061490466335">
            <text:p>1.3206149047</text:p>
          </table:table-cell>
        </table:table-row>
        <table:table-row table:style-name="ro1">
          <table:table-cell/>
          <table:table-cell table:formula="of:=RAND()" office:value-type="float" office:value="0.978158717509359">
            <text:p>0.9781587175</text:p>
          </table:table-cell>
          <table:table-cell table:formula="of:=RAND()" office:value-type="float" office:value="0.733239945955575">
            <text:p>0.733239946</text:p>
          </table:table-cell>
          <table:table-cell table:formula="of:=RAND()" office:value-type="float" office:value="0.349429129157215">
            <text:p>0.3494291292</text:p>
          </table:table-cell>
          <table:table-cell table:formula="of:=RAND()" office:value-type="float" office:value="0.472119371639565">
            <text:p>0.4721193716</text:p>
          </table:table-cell>
          <table:table-cell table:formula="of:=RAND()" office:value-type="float" office:value="0.860457733506337">
            <text:p>0.8604577335</text:p>
          </table:table-cell>
          <table:table-cell table:formula="of:=RAND()" office:value-type="float" office:value="0.702464674599469">
            <text:p>0.7024646746</text:p>
          </table:table-cell>
          <table:table-cell table:formula="of:=RAND()" office:value-type="float" office:value="0.113352464511991">
            <text:p>0.1133524645</text:p>
          </table:table-cell>
          <table:table-cell table:formula="of:=RAND()" office:value-type="float" office:value="0.0345343344379216">
            <text:p>0.0345343344</text:p>
          </table:table-cell>
          <table:table-cell table:formula="of:=RAND()" office:value-type="float" office:value="0.502527635311708">
            <text:p>0.5025276353</text:p>
          </table:table-cell>
          <table:table-cell table:formula="of:=RAND()" office:value-type="float" office:value="0.41716771479696">
            <text:p>0.4171677148</text:p>
          </table:table-cell>
          <table:table-cell table:formula="of:=RAND()" office:value-type="float" office:value="0.132018655072898">
            <text:p>0.1320186551</text:p>
          </table:table-cell>
          <table:table-cell table:formula="of:=RAND()" office:value-type="float" office:value="0.479418992763385">
            <text:p>0.4794189928</text:p>
          </table:table-cell>
          <table:table-cell table:formula="of:=SUM([.B448:.M448])-6" office:value-type="float" office:value="-0.225110630737618">
            <text:p>-0.2251106307</text:p>
          </table:table-cell>
          <table:table-cell table:formula="of:=[.N448]-[.$G$6]" office:value-type="float" office:value="-0.212085455597844">
            <text:p>-0.2120854556</text:p>
          </table:table-cell>
          <table:table-cell table:formula="of:=[.O448]*[.O448]" office:value-type="float" office:value="0.0449802404761451">
            <text:p>0.0449802405</text:p>
          </table:table-cell>
        </table:table-row>
        <table:table-row table:style-name="ro1">
          <table:table-cell/>
          <table:table-cell table:formula="of:=RAND()" office:value-type="float" office:value="0.494752503698692">
            <text:p>0.4947525037</text:p>
          </table:table-cell>
          <table:table-cell table:formula="of:=RAND()" office:value-type="float" office:value="0.249144179746509">
            <text:p>0.2491441797</text:p>
          </table:table-cell>
          <table:table-cell table:formula="of:=RAND()" office:value-type="float" office:value="0.637539072660729">
            <text:p>0.6375390727</text:p>
          </table:table-cell>
          <table:table-cell table:formula="of:=RAND()" office:value-type="float" office:value="0.345732867252082">
            <text:p>0.3457328673</text:p>
          </table:table-cell>
          <table:table-cell table:formula="of:=RAND()" office:value-type="float" office:value="0.0216731007676572">
            <text:p>0.0216731008</text:p>
          </table:table-cell>
          <table:table-cell table:formula="of:=RAND()" office:value-type="float" office:value="0.818491380428895">
            <text:p>0.8184913804</text:p>
          </table:table-cell>
          <table:table-cell table:formula="of:=RAND()" office:value-type="float" office:value="0.911358153214678">
            <text:p>0.9113581532</text:p>
          </table:table-cell>
          <table:table-cell table:formula="of:=RAND()" office:value-type="float" office:value="0.333625518949702">
            <text:p>0.3336255189</text:p>
          </table:table-cell>
          <table:table-cell table:formula="of:=RAND()" office:value-type="float" office:value="0.0100672675762326">
            <text:p>0.0100672676</text:p>
          </table:table-cell>
          <table:table-cell table:formula="of:=RAND()" office:value-type="float" office:value="0.0137605154886842">
            <text:p>0.0137605155</text:p>
          </table:table-cell>
          <table:table-cell table:formula="of:=RAND()" office:value-type="float" office:value="0.465830876026303">
            <text:p>0.465830876</text:p>
          </table:table-cell>
          <table:table-cell table:formula="of:=RAND()" office:value-type="float" office:value="0.049348836299032">
            <text:p>0.0493488363</text:p>
          </table:table-cell>
          <table:table-cell table:formula="of:=SUM([.B449:.M449])-6" office:value-type="float" office:value="-1.6486757278908">
            <text:p>-1.6486757279</text:p>
          </table:table-cell>
          <table:table-cell table:formula="of:=[.N449]-[.$G$6]" office:value-type="float" office:value="-1.63565055275103">
            <text:p>-1.6356505528</text:p>
          </table:table-cell>
          <table:table-cell table:formula="of:=[.O449]*[.O449]" office:value-type="float" office:value="2.67535273071475">
            <text:p>2.6753527307</text:p>
          </table:table-cell>
        </table:table-row>
        <table:table-row table:style-name="ro1">
          <table:table-cell/>
          <table:table-cell table:formula="of:=RAND()" office:value-type="float" office:value="0.0142966727726161">
            <text:p>0.0142966728</text:p>
          </table:table-cell>
          <table:table-cell table:formula="of:=RAND()" office:value-type="float" office:value="0.0990003976039588">
            <text:p>0.0990003976</text:p>
          </table:table-cell>
          <table:table-cell table:formula="of:=RAND()" office:value-type="float" office:value="0.732747862348333">
            <text:p>0.7327478623</text:p>
          </table:table-cell>
          <table:table-cell table:formula="of:=RAND()" office:value-type="float" office:value="0.426200258545578">
            <text:p>0.4262002585</text:p>
          </table:table-cell>
          <table:table-cell table:formula="of:=RAND()" office:value-type="float" office:value="0.545616368297488">
            <text:p>0.5456163683</text:p>
          </table:table-cell>
          <table:table-cell table:formula="of:=RAND()" office:value-type="float" office:value="0.735204983968288">
            <text:p>0.735204984</text:p>
          </table:table-cell>
          <table:table-cell table:formula="of:=RAND()" office:value-type="float" office:value="0.0177587864454836">
            <text:p>0.0177587864</text:p>
          </table:table-cell>
          <table:table-cell table:formula="of:=RAND()" office:value-type="float" office:value="0.215014290064573">
            <text:p>0.2150142901</text:p>
          </table:table-cell>
          <table:table-cell table:formula="of:=RAND()" office:value-type="float" office:value="0.0464819970075041">
            <text:p>0.046481997</text:p>
          </table:table-cell>
          <table:table-cell table:formula="of:=RAND()" office:value-type="float" office:value="0.588769135763869">
            <text:p>0.5887691358</text:p>
          </table:table-cell>
          <table:table-cell table:formula="of:=RAND()" office:value-type="float" office:value="0.886048160959035">
            <text:p>0.886048161</text:p>
          </table:table-cell>
          <table:table-cell table:formula="of:=RAND()" office:value-type="float" office:value="0.376189005794004">
            <text:p>0.3761890058</text:p>
          </table:table-cell>
          <table:table-cell table:formula="of:=SUM([.B450:.M450])-6" office:value-type="float" office:value="-1.31667208042927">
            <text:p>-1.3166720804</text:p>
          </table:table-cell>
          <table:table-cell table:formula="of:=[.N450]-[.$G$6]" office:value-type="float" office:value="-1.3036469052895">
            <text:p>-1.3036469053</text:p>
          </table:table-cell>
          <table:table-cell table:formula="of:=[.O450]*[.O450]" office:value-type="float" office:value="1.69949525367088">
            <text:p>1.6994952537</text:p>
          </table:table-cell>
        </table:table-row>
        <table:table-row table:style-name="ro1">
          <table:table-cell/>
          <table:table-cell table:formula="of:=RAND()" office:value-type="float" office:value="0.756073011085391">
            <text:p>0.7560730111</text:p>
          </table:table-cell>
          <table:table-cell table:formula="of:=RAND()" office:value-type="float" office:value="0.0661699404008687">
            <text:p>0.0661699404</text:p>
          </table:table-cell>
          <table:table-cell table:formula="of:=RAND()" office:value-type="float" office:value="0.718007807387039">
            <text:p>0.7180078074</text:p>
          </table:table-cell>
          <table:table-cell table:formula="of:=RAND()" office:value-type="float" office:value="0.0539304567500949">
            <text:p>0.0539304568</text:p>
          </table:table-cell>
          <table:table-cell table:formula="of:=RAND()" office:value-type="float" office:value="0.735813630279154">
            <text:p>0.7358136303</text:p>
          </table:table-cell>
          <table:table-cell table:formula="of:=RAND()" office:value-type="float" office:value="0.376408351585269">
            <text:p>0.3764083516</text:p>
          </table:table-cell>
          <table:table-cell table:formula="of:=RAND()" office:value-type="float" office:value="0.377409448614344">
            <text:p>0.3774094486</text:p>
          </table:table-cell>
          <table:table-cell table:formula="of:=RAND()" office:value-type="float" office:value="0.228682266315445">
            <text:p>0.2286822663</text:p>
          </table:table-cell>
          <table:table-cell table:formula="of:=RAND()" office:value-type="float" office:value="0.782548307674006">
            <text:p>0.7825483077</text:p>
          </table:table-cell>
          <table:table-cell table:formula="of:=RAND()" office:value-type="float" office:value="0.712189719313756">
            <text:p>0.7121897193</text:p>
          </table:table-cell>
          <table:table-cell table:formula="of:=RAND()" office:value-type="float" office:value="0.873441150179133">
            <text:p>0.8734411502</text:p>
          </table:table-cell>
          <table:table-cell table:formula="of:=RAND()" office:value-type="float" office:value="0.540848464006558">
            <text:p>0.540848464</text:p>
          </table:table-cell>
          <table:table-cell table:formula="of:=SUM([.B451:.M451])-6" office:value-type="float" office:value="0.221522553591058">
            <text:p>0.2215225536</text:p>
          </table:table-cell>
          <table:table-cell table:formula="of:=[.N451]-[.$G$6]" office:value-type="float" office:value="0.234547728730831">
            <text:p>0.2345477287</text:p>
          </table:table-cell>
          <table:table-cell table:formula="of:=[.O451]*[.O451]" office:value-type="float" office:value="0.0550126370527916">
            <text:p>0.0550126371</text:p>
          </table:table-cell>
        </table:table-row>
        <table:table-row table:style-name="ro1">
          <table:table-cell/>
          <table:table-cell table:formula="of:=RAND()" office:value-type="float" office:value="0.911269644042477">
            <text:p>0.911269644</text:p>
          </table:table-cell>
          <table:table-cell table:formula="of:=RAND()" office:value-type="float" office:value="0.000958928372710943">
            <text:p>0.0009589284</text:p>
          </table:table-cell>
          <table:table-cell table:formula="of:=RAND()" office:value-type="float" office:value="0.442370717646554">
            <text:p>0.4423707176</text:p>
          </table:table-cell>
          <table:table-cell table:formula="of:=RAND()" office:value-type="float" office:value="0.81027638586238">
            <text:p>0.8102763859</text:p>
          </table:table-cell>
          <table:table-cell table:formula="of:=RAND()" office:value-type="float" office:value="0.491962901083753">
            <text:p>0.4919629011</text:p>
          </table:table-cell>
          <table:table-cell table:formula="of:=RAND()" office:value-type="float" office:value="0.951195712434128">
            <text:p>0.9511957124</text:p>
          </table:table-cell>
          <table:table-cell table:formula="of:=RAND()" office:value-type="float" office:value="0.0885876198299229">
            <text:p>0.0885876198</text:p>
          </table:table-cell>
          <table:table-cell table:formula="of:=RAND()" office:value-type="float" office:value="0.527034499449655">
            <text:p>0.5270344994</text:p>
          </table:table-cell>
          <table:table-cell table:formula="of:=RAND()" office:value-type="float" office:value="0.52290478697978">
            <text:p>0.522904787</text:p>
          </table:table-cell>
          <table:table-cell table:formula="of:=RAND()" office:value-type="float" office:value="0.394973021233454">
            <text:p>0.3949730212</text:p>
          </table:table-cell>
          <table:table-cell table:formula="of:=RAND()" office:value-type="float" office:value="0.960356418043375">
            <text:p>0.960356418</text:p>
          </table:table-cell>
          <table:table-cell table:formula="of:=RAND()" office:value-type="float" office:value="0.148760939249769">
            <text:p>0.1487609392</text:p>
          </table:table-cell>
          <table:table-cell table:formula="of:=SUM([.B452:.M452])-6" office:value-type="float" office:value="0.250651574227959">
            <text:p>0.2506515742</text:p>
          </table:table-cell>
          <table:table-cell table:formula="of:=[.N452]-[.$G$6]" office:value-type="float" office:value="0.263676749367733">
            <text:p>0.2636767494</text:p>
          </table:table-cell>
          <table:table-cell table:formula="of:=[.O452]*[.O452]" office:value-type="float" office:value="0.0695254281571341">
            <text:p>0.0695254282</text:p>
          </table:table-cell>
        </table:table-row>
        <table:table-row table:style-name="ro1">
          <table:table-cell/>
          <table:table-cell table:formula="of:=RAND()" office:value-type="float" office:value="0.929659949149936">
            <text:p>0.9296599491</text:p>
          </table:table-cell>
          <table:table-cell table:formula="of:=RAND()" office:value-type="float" office:value="0.838414280908182">
            <text:p>0.8384142809</text:p>
          </table:table-cell>
          <table:table-cell table:formula="of:=RAND()" office:value-type="float" office:value="0.276957269990817">
            <text:p>0.27695727</text:p>
          </table:table-cell>
          <table:table-cell table:formula="of:=RAND()" office:value-type="float" office:value="0.59997511934489">
            <text:p>0.5999751193</text:p>
          </table:table-cell>
          <table:table-cell table:formula="of:=RAND()" office:value-type="float" office:value="0.739397066878155">
            <text:p>0.7393970669</text:p>
          </table:table-cell>
          <table:table-cell table:formula="of:=RAND()" office:value-type="float" office:value="0.15455979690887">
            <text:p>0.1545597969</text:p>
          </table:table-cell>
          <table:table-cell table:formula="of:=RAND()" office:value-type="float" office:value="0.303685244405642">
            <text:p>0.3036852444</text:p>
          </table:table-cell>
          <table:table-cell table:formula="of:=RAND()" office:value-type="float" office:value="0.933871254324913">
            <text:p>0.9338712543</text:p>
          </table:table-cell>
          <table:table-cell table:formula="of:=RAND()" office:value-type="float" office:value="0.262603217503056">
            <text:p>0.2626032175</text:p>
          </table:table-cell>
          <table:table-cell table:formula="of:=RAND()" office:value-type="float" office:value="0.682702999329194">
            <text:p>0.6827029993</text:p>
          </table:table-cell>
          <table:table-cell table:formula="of:=RAND()" office:value-type="float" office:value="0.748208767268807">
            <text:p>0.7482087673</text:p>
          </table:table-cell>
          <table:table-cell table:formula="of:=RAND()" office:value-type="float" office:value="0.0725081705022603">
            <text:p>0.0725081705</text:p>
          </table:table-cell>
          <table:table-cell table:formula="of:=SUM([.B453:.M453])-6" office:value-type="float" office:value="0.542543136514723">
            <text:p>0.5425431365</text:p>
          </table:table-cell>
          <table:table-cell table:formula="of:=[.N453]-[.$G$6]" office:value-type="float" office:value="0.555568311654497">
            <text:p>0.5555683117</text:p>
          </table:table-cell>
          <table:table-cell table:formula="of:=[.O453]*[.O453]" office:value-type="float" office:value="0.308656148914628">
            <text:p>0.3086561489</text:p>
          </table:table-cell>
        </table:table-row>
        <table:table-row table:style-name="ro1">
          <table:table-cell/>
          <table:table-cell table:formula="of:=RAND()" office:value-type="float" office:value="0.633711782749742">
            <text:p>0.6337117827</text:p>
          </table:table-cell>
          <table:table-cell table:formula="of:=RAND()" office:value-type="float" office:value="0.753411737270653">
            <text:p>0.7534117373</text:p>
          </table:table-cell>
          <table:table-cell table:formula="of:=RAND()" office:value-type="float" office:value="0.352923086378723">
            <text:p>0.3529230864</text:p>
          </table:table-cell>
          <table:table-cell table:formula="of:=RAND()" office:value-type="float" office:value="0.110329153481871">
            <text:p>0.1103291535</text:p>
          </table:table-cell>
          <table:table-cell table:formula="of:=RAND()" office:value-type="float" office:value="0.0989407827146351">
            <text:p>0.0989407827</text:p>
          </table:table-cell>
          <table:table-cell table:formula="of:=RAND()" office:value-type="float" office:value="0.3029341888614">
            <text:p>0.3029341889</text:p>
          </table:table-cell>
          <table:table-cell table:formula="of:=RAND()" office:value-type="float" office:value="0.216700745746493">
            <text:p>0.2167007457</text:p>
          </table:table-cell>
          <table:table-cell table:formula="of:=RAND()" office:value-type="float" office:value="0.128479627892375">
            <text:p>0.1284796279</text:p>
          </table:table-cell>
          <table:table-cell table:formula="of:=RAND()" office:value-type="float" office:value="0.735875155311078">
            <text:p>0.7358751553</text:p>
          </table:table-cell>
          <table:table-cell table:formula="of:=RAND()" office:value-type="float" office:value="0.325039634248242">
            <text:p>0.3250396342</text:p>
          </table:table-cell>
          <table:table-cell table:formula="of:=RAND()" office:value-type="float" office:value="0.598843401763588">
            <text:p>0.5988434018</text:p>
          </table:table-cell>
          <table:table-cell table:formula="of:=RAND()" office:value-type="float" office:value="0.00295868678949773">
            <text:p>0.0029586868</text:p>
          </table:table-cell>
          <table:table-cell table:formula="of:=SUM([.B454:.M454])-6" office:value-type="float" office:value="-1.7398520167917">
            <text:p>-1.7398520168</text:p>
          </table:table-cell>
          <table:table-cell table:formula="of:=[.N454]-[.$G$6]" office:value-type="float" office:value="-1.72682684165193">
            <text:p>-1.7268268417</text:p>
          </table:table-cell>
          <table:table-cell table:formula="of:=[.O454]*[.O454]" office:value-type="float" office:value="2.98193094104957">
            <text:p>2.981930941</text:p>
          </table:table-cell>
        </table:table-row>
        <table:table-row table:style-name="ro1">
          <table:table-cell/>
          <table:table-cell table:formula="of:=RAND()" office:value-type="float" office:value="0.0780323666986078">
            <text:p>0.0780323667</text:p>
          </table:table-cell>
          <table:table-cell table:formula="of:=RAND()" office:value-type="float" office:value="0.854711124906316">
            <text:p>0.8547111249</text:p>
          </table:table-cell>
          <table:table-cell table:formula="of:=RAND()" office:value-type="float" office:value="0.345566117204726">
            <text:p>0.3455661172</text:p>
          </table:table-cell>
          <table:table-cell table:formula="of:=RAND()" office:value-type="float" office:value="0.44313995866105">
            <text:p>0.4431399587</text:p>
          </table:table-cell>
          <table:table-cell table:formula="of:=RAND()" office:value-type="float" office:value="0.0211930898949504">
            <text:p>0.0211930899</text:p>
          </table:table-cell>
          <table:table-cell table:formula="of:=RAND()" office:value-type="float" office:value="0.316704295109957">
            <text:p>0.3167042951</text:p>
          </table:table-cell>
          <table:table-cell table:formula="of:=RAND()" office:value-type="float" office:value="0.849212354281917">
            <text:p>0.8492123543</text:p>
          </table:table-cell>
          <table:table-cell table:formula="of:=RAND()" office:value-type="float" office:value="0.526661397423595">
            <text:p>0.5266613974</text:p>
          </table:table-cell>
          <table:table-cell table:formula="of:=RAND()" office:value-type="float" office:value="0.802703753579408">
            <text:p>0.8027037536</text:p>
          </table:table-cell>
          <table:table-cell table:formula="of:=RAND()" office:value-type="float" office:value="0.112933785654604">
            <text:p>0.1129337857</text:p>
          </table:table-cell>
          <table:table-cell table:formula="of:=RAND()" office:value-type="float" office:value="0.98106877063401">
            <text:p>0.9810687706</text:p>
          </table:table-cell>
          <table:table-cell table:formula="of:=RAND()" office:value-type="float" office:value="0.849066637456417">
            <text:p>0.8490666375</text:p>
          </table:table-cell>
          <table:table-cell table:formula="of:=SUM([.B455:.M455])-6" office:value-type="float" office:value="0.18099365150556">
            <text:p>0.1809936515</text:p>
          </table:table-cell>
          <table:table-cell table:formula="of:=[.N455]-[.$G$6]" office:value-type="float" office:value="0.194018826645333">
            <text:p>0.1940188266</text:p>
          </table:table-cell>
          <table:table-cell table:formula="of:=[.O455]*[.O455]" office:value-type="float" office:value="0.0376433050928319">
            <text:p>0.0376433051</text:p>
          </table:table-cell>
        </table:table-row>
        <table:table-row table:style-name="ro1">
          <table:table-cell/>
          <table:table-cell table:formula="of:=RAND()" office:value-type="float" office:value="0.510763137135655">
            <text:p>0.5107631371</text:p>
          </table:table-cell>
          <table:table-cell table:formula="of:=RAND()" office:value-type="float" office:value="0.924456158885732">
            <text:p>0.9244561589</text:p>
          </table:table-cell>
          <table:table-cell table:formula="of:=RAND()" office:value-type="float" office:value="0.0445367535576224">
            <text:p>0.0445367536</text:p>
          </table:table-cell>
          <table:table-cell table:formula="of:=RAND()" office:value-type="float" office:value="0.426249658456072">
            <text:p>0.4262496585</text:p>
          </table:table-cell>
          <table:table-cell table:formula="of:=RAND()" office:value-type="float" office:value="0.793002328602597">
            <text:p>0.7930023286</text:p>
          </table:table-cell>
          <table:table-cell table:formula="of:=RAND()" office:value-type="float" office:value="0.632444898597896">
            <text:p>0.6324448986</text:p>
          </table:table-cell>
          <table:table-cell table:formula="of:=RAND()" office:value-type="float" office:value="0.754131613532081">
            <text:p>0.7541316135</text:p>
          </table:table-cell>
          <table:table-cell table:formula="of:=RAND()" office:value-type="float" office:value="0.491495952708647">
            <text:p>0.4914959527</text:p>
          </table:table-cell>
          <table:table-cell table:formula="of:=RAND()" office:value-type="float" office:value="0.559608055278659">
            <text:p>0.5596080553</text:p>
          </table:table-cell>
          <table:table-cell table:formula="of:=RAND()" office:value-type="float" office:value="0.2201149656903">
            <text:p>0.2201149657</text:p>
          </table:table-cell>
          <table:table-cell table:formula="of:=RAND()" office:value-type="float" office:value="0.597919339314103">
            <text:p>0.5979193393</text:p>
          </table:table-cell>
          <table:table-cell table:formula="of:=RAND()" office:value-type="float" office:value="0.82334366091527">
            <text:p>0.8233436609</text:p>
          </table:table-cell>
          <table:table-cell table:formula="of:=SUM([.B456:.M456])-6" office:value-type="float" office:value="0.778066522674635">
            <text:p>0.7780665227</text:p>
          </table:table-cell>
          <table:table-cell table:formula="of:=[.N456]-[.$G$6]" office:value-type="float" office:value="0.791091697814409">
            <text:p>0.7910916978</text:p>
          </table:table-cell>
          <table:table-cell table:formula="of:=[.O456]*[.O456]" office:value-type="float" office:value="0.625826074350884">
            <text:p>0.6258260744</text:p>
          </table:table-cell>
        </table:table-row>
        <table:table-row table:style-name="ro1">
          <table:table-cell/>
          <table:table-cell table:formula="of:=RAND()" office:value-type="float" office:value="0.454824270447716">
            <text:p>0.4548242704</text:p>
          </table:table-cell>
          <table:table-cell table:formula="of:=RAND()" office:value-type="float" office:value="0.555076896212995">
            <text:p>0.5550768962</text:p>
          </table:table-cell>
          <table:table-cell table:formula="of:=RAND()" office:value-type="float" office:value="0.951712552458048">
            <text:p>0.9517125525</text:p>
          </table:table-cell>
          <table:table-cell table:formula="of:=RAND()" office:value-type="float" office:value="0.967251661932096">
            <text:p>0.9672516619</text:p>
          </table:table-cell>
          <table:table-cell table:formula="of:=RAND()" office:value-type="float" office:value="0.695273583987728">
            <text:p>0.695273584</text:p>
          </table:table-cell>
          <table:table-cell table:formula="of:=RAND()" office:value-type="float" office:value="0.585245439084247">
            <text:p>0.5852454391</text:p>
          </table:table-cell>
          <table:table-cell table:formula="of:=RAND()" office:value-type="float" office:value="0.0828670335467905">
            <text:p>0.0828670335</text:p>
          </table:table-cell>
          <table:table-cell table:formula="of:=RAND()" office:value-type="float" office:value="0.178199217421934">
            <text:p>0.1781992174</text:p>
          </table:table-cell>
          <table:table-cell table:formula="of:=RAND()" office:value-type="float" office:value="0.563477577175945">
            <text:p>0.5634775772</text:p>
          </table:table-cell>
          <table:table-cell table:formula="of:=RAND()" office:value-type="float" office:value="0.263660738710314">
            <text:p>0.2636607387</text:p>
          </table:table-cell>
          <table:table-cell table:formula="of:=RAND()" office:value-type="float" office:value="0.931338444119319">
            <text:p>0.9313384441</text:p>
          </table:table-cell>
          <table:table-cell table:formula="of:=RAND()" office:value-type="float" office:value="0.308066969271749">
            <text:p>0.3080669693</text:p>
          </table:table-cell>
          <table:table-cell table:formula="of:=SUM([.B457:.M457])-6" office:value-type="float" office:value="0.536994384368882">
            <text:p>0.5369943844</text:p>
          </table:table-cell>
          <table:table-cell table:formula="of:=[.N457]-[.$G$6]" office:value-type="float" office:value="0.550019559508655">
            <text:p>0.5500195595</text:p>
          </table:table-cell>
          <table:table-cell table:formula="of:=[.O457]*[.O457]" office:value-type="float" office:value="0.302521515842095">
            <text:p>0.3025215158</text:p>
          </table:table-cell>
        </table:table-row>
        <table:table-row table:style-name="ro1">
          <table:table-cell/>
          <table:table-cell table:formula="of:=RAND()" office:value-type="float" office:value="0.824253325816244">
            <text:p>0.8242533258</text:p>
          </table:table-cell>
          <table:table-cell table:formula="of:=RAND()" office:value-type="float" office:value="0.0695403898134828">
            <text:p>0.0695403898</text:p>
          </table:table-cell>
          <table:table-cell table:formula="of:=RAND()" office:value-type="float" office:value="0.497022691415623">
            <text:p>0.4970226914</text:p>
          </table:table-cell>
          <table:table-cell table:formula="of:=RAND()" office:value-type="float" office:value="0.275393811054528">
            <text:p>0.2753938111</text:p>
          </table:table-cell>
          <table:table-cell table:formula="of:=RAND()" office:value-type="float" office:value="0.874065742595121">
            <text:p>0.8740657426</text:p>
          </table:table-cell>
          <table:table-cell table:formula="of:=RAND()" office:value-type="float" office:value="0.436635941965506">
            <text:p>0.436635942</text:p>
          </table:table-cell>
          <table:table-cell table:formula="of:=RAND()" office:value-type="float" office:value="0.300700042163953">
            <text:p>0.3007000422</text:p>
          </table:table-cell>
          <table:table-cell table:formula="of:=RAND()" office:value-type="float" office:value="0.810392644954845">
            <text:p>0.810392645</text:p>
          </table:table-cell>
          <table:table-cell table:formula="of:=RAND()" office:value-type="float" office:value="0.645430316915736">
            <text:p>0.6454303169</text:p>
          </table:table-cell>
          <table:table-cell table:formula="of:=RAND()" office:value-type="float" office:value="0.57518904376775">
            <text:p>0.5751890438</text:p>
          </table:table-cell>
          <table:table-cell table:formula="of:=RAND()" office:value-type="float" office:value="0.857877624453977">
            <text:p>0.8578776245</text:p>
          </table:table-cell>
          <table:table-cell table:formula="of:=RAND()" office:value-type="float" office:value="0.771426748251542">
            <text:p>0.7714267483</text:p>
          </table:table-cell>
          <table:table-cell table:formula="of:=SUM([.B458:.M458])-6" office:value-type="float" office:value="0.937928323168308">
            <text:p>0.9379283232</text:p>
          </table:table-cell>
          <table:table-cell table:formula="of:=[.N458]-[.$G$6]" office:value-type="float" office:value="0.950953498308081">
            <text:p>0.9509534983</text:p>
          </table:table-cell>
          <table:table-cell table:formula="of:=[.O458]*[.O458]" office:value-type="float" office:value="0.904312555944378">
            <text:p>0.9043125559</text:p>
          </table:table-cell>
        </table:table-row>
        <table:table-row table:style-name="ro1">
          <table:table-cell/>
          <table:table-cell table:formula="of:=RAND()" office:value-type="float" office:value="0.746919268276542">
            <text:p>0.7469192683</text:p>
          </table:table-cell>
          <table:table-cell table:formula="of:=RAND()" office:value-type="float" office:value="0.626549886073917">
            <text:p>0.6265498861</text:p>
          </table:table-cell>
          <table:table-cell table:formula="of:=RAND()" office:value-type="float" office:value="0.306864406680688">
            <text:p>0.3068644067</text:p>
          </table:table-cell>
          <table:table-cell table:formula="of:=RAND()" office:value-type="float" office:value="0.0532900211401284">
            <text:p>0.0532900211</text:p>
          </table:table-cell>
          <table:table-cell table:formula="of:=RAND()" office:value-type="float" office:value="0.179721758933738">
            <text:p>0.1797217589</text:p>
          </table:table-cell>
          <table:table-cell table:formula="of:=RAND()" office:value-type="float" office:value="0.206645489670336">
            <text:p>0.2066454897</text:p>
          </table:table-cell>
          <table:table-cell table:formula="of:=RAND()" office:value-type="float" office:value="0.00546740391291678">
            <text:p>0.0054674039</text:p>
          </table:table-cell>
          <table:table-cell table:formula="of:=RAND()" office:value-type="float" office:value="0.378859267104417">
            <text:p>0.3788592671</text:p>
          </table:table-cell>
          <table:table-cell table:formula="of:=RAND()" office:value-type="float" office:value="0.52241744985804">
            <text:p>0.5224174499</text:p>
          </table:table-cell>
          <table:table-cell table:formula="of:=RAND()" office:value-type="float" office:value="0.59186973888427">
            <text:p>0.5918697389</text:p>
          </table:table-cell>
          <table:table-cell table:formula="of:=RAND()" office:value-type="float" office:value="0.199514541774988">
            <text:p>0.1995145418</text:p>
          </table:table-cell>
          <table:table-cell table:formula="of:=RAND()" office:value-type="float" office:value="0.0670188625808805">
            <text:p>0.0670188626</text:p>
          </table:table-cell>
          <table:table-cell table:formula="of:=SUM([.B459:.M459])-6" office:value-type="float" office:value="-2.11486190510914">
            <text:p>-2.1148619051</text:p>
          </table:table-cell>
          <table:table-cell table:formula="of:=[.N459]-[.$G$6]" office:value-type="float" office:value="-2.10183672996936">
            <text:p>-2.10183673</text:p>
          </table:table-cell>
          <table:table-cell table:formula="of:=[.O459]*[.O459]" office:value-type="float" office:value="4.41771763944831">
            <text:p>4.4177176394</text:p>
          </table:table-cell>
        </table:table-row>
        <table:table-row table:style-name="ro1">
          <table:table-cell/>
          <table:table-cell table:formula="of:=RAND()" office:value-type="float" office:value="0.868148237233982">
            <text:p>0.8681482372</text:p>
          </table:table-cell>
          <table:table-cell table:formula="of:=RAND()" office:value-type="float" office:value="0.9719185649883">
            <text:p>0.971918565</text:p>
          </table:table-cell>
          <table:table-cell table:formula="of:=RAND()" office:value-type="float" office:value="0.211758509743959">
            <text:p>0.2117585097</text:p>
          </table:table-cell>
          <table:table-cell table:formula="of:=RAND()" office:value-type="float" office:value="0.163858179701492">
            <text:p>0.1638581797</text:p>
          </table:table-cell>
          <table:table-cell table:formula="of:=RAND()" office:value-type="float" office:value="0.848149960627779">
            <text:p>0.8481499606</text:p>
          </table:table-cell>
          <table:table-cell table:formula="of:=RAND()" office:value-type="float" office:value="0.605684136971831">
            <text:p>0.605684137</text:p>
          </table:table-cell>
          <table:table-cell table:formula="of:=RAND()" office:value-type="float" office:value="0.0265669319778681">
            <text:p>0.026566932</text:p>
          </table:table-cell>
          <table:table-cell table:formula="of:=RAND()" office:value-type="float" office:value="0.139710917137563">
            <text:p>0.1397109171</text:p>
          </table:table-cell>
          <table:table-cell table:formula="of:=RAND()" office:value-type="float" office:value="0.628958460874856">
            <text:p>0.6289584609</text:p>
          </table:table-cell>
          <table:table-cell table:formula="of:=RAND()" office:value-type="float" office:value="0.136455175001174">
            <text:p>0.136455175</text:p>
          </table:table-cell>
          <table:table-cell table:formula="of:=RAND()" office:value-type="float" office:value="0.110333645483479">
            <text:p>0.1103336455</text:p>
          </table:table-cell>
          <table:table-cell table:formula="of:=RAND()" office:value-type="float" office:value="0.00921041704714298">
            <text:p>0.009210417</text:p>
          </table:table-cell>
          <table:table-cell table:formula="of:=SUM([.B460:.M460])-6" office:value-type="float" office:value="-1.27924686321057">
            <text:p>-1.2792468632</text:p>
          </table:table-cell>
          <table:table-cell table:formula="of:=[.N460]-[.$G$6]" office:value-type="float" office:value="-1.2662216880708">
            <text:p>-1.2662216881</text:p>
          </table:table-cell>
          <table:table-cell table:formula="of:=[.O460]*[.O460]" office:value-type="float" office:value="1.60331736334087">
            <text:p>1.6033173633</text:p>
          </table:table-cell>
        </table:table-row>
        <table:table-row table:style-name="ro1">
          <table:table-cell/>
          <table:table-cell table:formula="of:=RAND()" office:value-type="float" office:value="0.760275996755809">
            <text:p>0.7602759968</text:p>
          </table:table-cell>
          <table:table-cell table:formula="of:=RAND()" office:value-type="float" office:value="0.73471980704926">
            <text:p>0.734719807</text:p>
          </table:table-cell>
          <table:table-cell table:formula="of:=RAND()" office:value-type="float" office:value="0.269140982301906">
            <text:p>0.2691409823</text:p>
          </table:table-cell>
          <table:table-cell table:formula="of:=RAND()" office:value-type="float" office:value="0.121829366311431">
            <text:p>0.1218293663</text:p>
          </table:table-cell>
          <table:table-cell table:formula="of:=RAND()" office:value-type="float" office:value="0.673073358368129">
            <text:p>0.6730733584</text:p>
          </table:table-cell>
          <table:table-cell table:formula="of:=RAND()" office:value-type="float" office:value="0.831873844377697">
            <text:p>0.8318738444</text:p>
          </table:table-cell>
          <table:table-cell table:formula="of:=RAND()" office:value-type="float" office:value="0.414936661487445">
            <text:p>0.4149366615</text:p>
          </table:table-cell>
          <table:table-cell table:formula="of:=RAND()" office:value-type="float" office:value="0.531317212851718">
            <text:p>0.5313172129</text:p>
          </table:table-cell>
          <table:table-cell table:formula="of:=RAND()" office:value-type="float" office:value="0.172928818967193">
            <text:p>0.172928819</text:p>
          </table:table-cell>
          <table:table-cell table:formula="of:=RAND()" office:value-type="float" office:value="0.180756151676178">
            <text:p>0.1807561517</text:p>
          </table:table-cell>
          <table:table-cell table:formula="of:=RAND()" office:value-type="float" office:value="0.722904465161264">
            <text:p>0.7229044652</text:p>
          </table:table-cell>
          <table:table-cell table:formula="of:=RAND()" office:value-type="float" office:value="0.235173113178462">
            <text:p>0.2351731132</text:p>
          </table:table-cell>
          <table:table-cell table:formula="of:=SUM([.B461:.M461])-6" office:value-type="float" office:value="-0.35107022151351">
            <text:p>-0.3510702215</text:p>
          </table:table-cell>
          <table:table-cell table:formula="of:=[.N461]-[.$G$6]" office:value-type="float" office:value="-0.338045046373736">
            <text:p>-0.3380450464</text:p>
          </table:table-cell>
          <table:table-cell table:formula="of:=[.O461]*[.O461]" office:value-type="float" office:value="0.114274453377821">
            <text:p>0.1142744534</text:p>
          </table:table-cell>
        </table:table-row>
        <table:table-row table:style-name="ro1">
          <table:table-cell/>
          <table:table-cell table:formula="of:=RAND()" office:value-type="float" office:value="0.283775886287913">
            <text:p>0.2837758863</text:p>
          </table:table-cell>
          <table:table-cell table:formula="of:=RAND()" office:value-type="float" office:value="0.9687865532469">
            <text:p>0.9687865532</text:p>
          </table:table-cell>
          <table:table-cell table:formula="of:=RAND()" office:value-type="float" office:value="0.0653827751521021">
            <text:p>0.0653827752</text:p>
          </table:table-cell>
          <table:table-cell table:formula="of:=RAND()" office:value-type="float" office:value="0.148195483954623">
            <text:p>0.148195484</text:p>
          </table:table-cell>
          <table:table-cell table:formula="of:=RAND()" office:value-type="float" office:value="0.361676065716892">
            <text:p>0.3616760657</text:p>
          </table:table-cell>
          <table:table-cell table:formula="of:=RAND()" office:value-type="float" office:value="0.427148616872728">
            <text:p>0.4271486169</text:p>
          </table:table-cell>
          <table:table-cell table:formula="of:=RAND()" office:value-type="float" office:value="0.431185096735135">
            <text:p>0.4311850967</text:p>
          </table:table-cell>
          <table:table-cell table:formula="of:=RAND()" office:value-type="float" office:value="0.224544576369226">
            <text:p>0.2245445764</text:p>
          </table:table-cell>
          <table:table-cell table:formula="of:=RAND()" office:value-type="float" office:value="0.83992912597023">
            <text:p>0.839929126</text:p>
          </table:table-cell>
          <table:table-cell table:formula="of:=RAND()" office:value-type="float" office:value="0.160538634285331">
            <text:p>0.1605386343</text:p>
          </table:table-cell>
          <table:table-cell table:formula="of:=RAND()" office:value-type="float" office:value="0.0442992618773133">
            <text:p>0.0442992619</text:p>
          </table:table-cell>
          <table:table-cell table:formula="of:=RAND()" office:value-type="float" office:value="0.150689352070913">
            <text:p>0.1506893521</text:p>
          </table:table-cell>
          <table:table-cell table:formula="of:=SUM([.B462:.M462])-6" office:value-type="float" office:value="-1.89384857146069">
            <text:p>-1.8938485715</text:p>
          </table:table-cell>
          <table:table-cell table:formula="of:=[.N462]-[.$G$6]" office:value-type="float" office:value="-1.88082339632092">
            <text:p>-1.8808233963</text:p>
          </table:table-cell>
          <table:table-cell table:formula="of:=[.O462]*[.O462]" office:value-type="float" office:value="3.53749664814816">
            <text:p>3.5374966481</text:p>
          </table:table-cell>
        </table:table-row>
        <table:table-row table:style-name="ro1">
          <table:table-cell/>
          <table:table-cell table:formula="of:=RAND()" office:value-type="float" office:value="0.0565591589547694">
            <text:p>0.056559159</text:p>
          </table:table-cell>
          <table:table-cell table:formula="of:=RAND()" office:value-type="float" office:value="0.185850431676954">
            <text:p>0.1858504317</text:p>
          </table:table-cell>
          <table:table-cell table:formula="of:=RAND()" office:value-type="float" office:value="0.562919944059104">
            <text:p>0.5629199441</text:p>
          </table:table-cell>
          <table:table-cell table:formula="of:=RAND()" office:value-type="float" office:value="0.369285069406033">
            <text:p>0.3692850694</text:p>
          </table:table-cell>
          <table:table-cell table:formula="of:=RAND()" office:value-type="float" office:value="0.154381261905655">
            <text:p>0.1543812619</text:p>
          </table:table-cell>
          <table:table-cell table:formula="of:=RAND()" office:value-type="float" office:value="0.355676009552553">
            <text:p>0.3556760096</text:p>
          </table:table-cell>
          <table:table-cell table:formula="of:=RAND()" office:value-type="float" office:value="0.158242436591536">
            <text:p>0.1582424366</text:p>
          </table:table-cell>
          <table:table-cell table:formula="of:=RAND()" office:value-type="float" office:value="0.798452149610966">
            <text:p>0.7984521496</text:p>
          </table:table-cell>
          <table:table-cell table:formula="of:=RAND()" office:value-type="float" office:value="0.274644510354847">
            <text:p>0.2746445104</text:p>
          </table:table-cell>
          <table:table-cell table:formula="of:=RAND()" office:value-type="float" office:value="0.336097525199875">
            <text:p>0.3360975252</text:p>
          </table:table-cell>
          <table:table-cell table:formula="of:=RAND()" office:value-type="float" office:value="0.429344069911167">
            <text:p>0.4293440699</text:p>
          </table:table-cell>
          <table:table-cell table:formula="of:=RAND()" office:value-type="float" office:value="0.839430363150314">
            <text:p>0.8394303632</text:p>
          </table:table-cell>
          <table:table-cell table:formula="of:=SUM([.B463:.M463])-6" office:value-type="float" office:value="-1.47911706962623">
            <text:p>-1.4791170696</text:p>
          </table:table-cell>
          <table:table-cell table:formula="of:=[.N463]-[.$G$6]" office:value-type="float" office:value="-1.46609189448645">
            <text:p>-1.4660918945</text:p>
          </table:table-cell>
          <table:table-cell table:formula="of:=[.O463]*[.O463]" office:value-type="float" office:value="2.14942544307888">
            <text:p>2.1494254431</text:p>
          </table:table-cell>
        </table:table-row>
        <table:table-row table:style-name="ro1">
          <table:table-cell/>
          <table:table-cell table:formula="of:=RAND()" office:value-type="float" office:value="0.301405666163191">
            <text:p>0.3014056662</text:p>
          </table:table-cell>
          <table:table-cell table:formula="of:=RAND()" office:value-type="float" office:value="0.560610628919676">
            <text:p>0.5606106289</text:p>
          </table:table-cell>
          <table:table-cell table:formula="of:=RAND()" office:value-type="float" office:value="0.291011869674549">
            <text:p>0.2910118697</text:p>
          </table:table-cell>
          <table:table-cell table:formula="of:=RAND()" office:value-type="float" office:value="0.957148798275739">
            <text:p>0.9571487983</text:p>
          </table:table-cell>
          <table:table-cell table:formula="of:=RAND()" office:value-type="float" office:value="0.369241491192952">
            <text:p>0.3692414912</text:p>
          </table:table-cell>
          <table:table-cell table:formula="of:=RAND()" office:value-type="float" office:value="0.0409744498319924">
            <text:p>0.0409744498</text:p>
          </table:table-cell>
          <table:table-cell table:formula="of:=RAND()" office:value-type="float" office:value="0.424231440760195">
            <text:p>0.4242314408</text:p>
          </table:table-cell>
          <table:table-cell table:formula="of:=RAND()" office:value-type="float" office:value="0.623060865094885">
            <text:p>0.6230608651</text:p>
          </table:table-cell>
          <table:table-cell table:formula="of:=RAND()" office:value-type="float" office:value="0.462724359240383">
            <text:p>0.4627243592</text:p>
          </table:table-cell>
          <table:table-cell table:formula="of:=RAND()" office:value-type="float" office:value="0.858607807662338">
            <text:p>0.8586078077</text:p>
          </table:table-cell>
          <table:table-cell table:formula="of:=RAND()" office:value-type="float" office:value="0.795209722360596">
            <text:p>0.7952097224</text:p>
          </table:table-cell>
          <table:table-cell table:formula="of:=RAND()" office:value-type="float" office:value="0.937151870224625">
            <text:p>0.9371518702</text:p>
          </table:table-cell>
          <table:table-cell table:formula="of:=SUM([.B464:.M464])-6" office:value-type="float" office:value="0.621378969401121">
            <text:p>0.6213789694</text:p>
          </table:table-cell>
          <table:table-cell table:formula="of:=[.N464]-[.$G$6]" office:value-type="float" office:value="0.634404144540895">
            <text:p>0.6344041445</text:p>
          </table:table-cell>
          <table:table-cell table:formula="of:=[.O464]*[.O464]" office:value-type="float" office:value="0.402468618610665">
            <text:p>0.4024686186</text:p>
          </table:table-cell>
        </table:table-row>
        <table:table-row table:style-name="ro1">
          <table:table-cell/>
          <table:table-cell table:formula="of:=RAND()" office:value-type="float" office:value="0.340828946325928">
            <text:p>0.3408289463</text:p>
          </table:table-cell>
          <table:table-cell table:formula="of:=RAND()" office:value-type="float" office:value="0.299856221536174">
            <text:p>0.2998562215</text:p>
          </table:table-cell>
          <table:table-cell table:formula="of:=RAND()" office:value-type="float" office:value="0.0645495725329965">
            <text:p>0.0645495725</text:p>
          </table:table-cell>
          <table:table-cell table:formula="of:=RAND()" office:value-type="float" office:value="0.199188680853695">
            <text:p>0.1991886809</text:p>
          </table:table-cell>
          <table:table-cell table:formula="of:=RAND()" office:value-type="float" office:value="0.879983866354451">
            <text:p>0.8799838664</text:p>
          </table:table-cell>
          <table:table-cell table:formula="of:=RAND()" office:value-type="float" office:value="0.0363897117786109">
            <text:p>0.0363897118</text:p>
          </table:table-cell>
          <table:table-cell table:formula="of:=RAND()" office:value-type="float" office:value="0.944437084952369">
            <text:p>0.944437085</text:p>
          </table:table-cell>
          <table:table-cell table:formula="of:=RAND()" office:value-type="float" office:value="0.0921490110922605">
            <text:p>0.0921490111</text:p>
          </table:table-cell>
          <table:table-cell table:formula="of:=RAND()" office:value-type="float" office:value="0.82659578952007">
            <text:p>0.8265957895</text:p>
          </table:table-cell>
          <table:table-cell table:formula="of:=RAND()" office:value-type="float" office:value="0.287113394122571">
            <text:p>0.2871133941</text:p>
          </table:table-cell>
          <table:table-cell table:formula="of:=RAND()" office:value-type="float" office:value="0.453712022863328">
            <text:p>0.4537120229</text:p>
          </table:table-cell>
          <table:table-cell table:formula="of:=RAND()" office:value-type="float" office:value="0.501058422960341">
            <text:p>0.501058423</text:p>
          </table:table-cell>
          <table:table-cell table:formula="of:=SUM([.B465:.M465])-6" office:value-type="float" office:value="-1.07413727510721">
            <text:p>-1.0741372751</text:p>
          </table:table-cell>
          <table:table-cell table:formula="of:=[.N465]-[.$G$6]" office:value-type="float" office:value="-1.06111209996743">
            <text:p>-1.0611121</text:p>
          </table:table-cell>
          <table:table-cell table:formula="of:=[.O465]*[.O465]" office:value-type="float" office:value="1.12595888869729">
            <text:p>1.1259588887</text:p>
          </table:table-cell>
        </table:table-row>
        <table:table-row table:style-name="ro1">
          <table:table-cell/>
          <table:table-cell table:formula="of:=RAND()" office:value-type="float" office:value="0.532163620227948">
            <text:p>0.5321636202</text:p>
          </table:table-cell>
          <table:table-cell table:formula="of:=RAND()" office:value-type="float" office:value="0.559837584383786">
            <text:p>0.5598375844</text:p>
          </table:table-cell>
          <table:table-cell table:formula="of:=RAND()" office:value-type="float" office:value="0.0507105924189091">
            <text:p>0.0507105924</text:p>
          </table:table-cell>
          <table:table-cell table:formula="of:=RAND()" office:value-type="float" office:value="0.518483054591343">
            <text:p>0.5184830546</text:p>
          </table:table-cell>
          <table:table-cell table:formula="of:=RAND()" office:value-type="float" office:value="0.870821146992967">
            <text:p>0.870821147</text:p>
          </table:table-cell>
          <table:table-cell table:formula="of:=RAND()" office:value-type="float" office:value="0.82581123127602">
            <text:p>0.8258112313</text:p>
          </table:table-cell>
          <table:table-cell table:formula="of:=RAND()" office:value-type="float" office:value="0.579158965498209">
            <text:p>0.5791589655</text:p>
          </table:table-cell>
          <table:table-cell table:formula="of:=RAND()" office:value-type="float" office:value="0.242893541464582">
            <text:p>0.2428935415</text:p>
          </table:table-cell>
          <table:table-cell table:formula="of:=RAND()" office:value-type="float" office:value="0.814125893404707">
            <text:p>0.8141258934</text:p>
          </table:table-cell>
          <table:table-cell table:formula="of:=RAND()" office:value-type="float" office:value="0.188349289819598">
            <text:p>0.1883492898</text:p>
          </table:table-cell>
          <table:table-cell table:formula="of:=RAND()" office:value-type="float" office:value="0.29886710178107">
            <text:p>0.2988671018</text:p>
          </table:table-cell>
          <table:table-cell table:formula="of:=RAND()" office:value-type="float" office:value="0.411799996625632">
            <text:p>0.4117999966</text:p>
          </table:table-cell>
          <table:table-cell table:formula="of:=SUM([.B466:.M466])-6" office:value-type="float" office:value="-0.106977981515229">
            <text:p>-0.1069779815</text:p>
          </table:table-cell>
          <table:table-cell table:formula="of:=[.N466]-[.$G$6]" office:value-type="float" office:value="-0.0939528063754551">
            <text:p>-0.0939528064</text:p>
          </table:table-cell>
          <table:table-cell table:formula="of:=[.O466]*[.O466]" office:value-type="float" office:value="0.00882712982582376">
            <text:p>0.0088271298</text:p>
          </table:table-cell>
        </table:table-row>
        <table:table-row table:style-name="ro1">
          <table:table-cell/>
          <table:table-cell table:formula="of:=RAND()" office:value-type="float" office:value="0.369150338694453">
            <text:p>0.3691503387</text:p>
          </table:table-cell>
          <table:table-cell table:formula="of:=RAND()" office:value-type="float" office:value="0.837247434770688">
            <text:p>0.8372474348</text:p>
          </table:table-cell>
          <table:table-cell table:formula="of:=RAND()" office:value-type="float" office:value="0.886817428050563">
            <text:p>0.8868174281</text:p>
          </table:table-cell>
          <table:table-cell table:formula="of:=RAND()" office:value-type="float" office:value="0.920023840619251">
            <text:p>0.9200238406</text:p>
          </table:table-cell>
          <table:table-cell table:formula="of:=RAND()" office:value-type="float" office:value="0.806516090175137">
            <text:p>0.8065160902</text:p>
          </table:table-cell>
          <table:table-cell table:formula="of:=RAND()" office:value-type="float" office:value="0.937655998161063">
            <text:p>0.9376559982</text:p>
          </table:table-cell>
          <table:table-cell table:formula="of:=RAND()" office:value-type="float" office:value="0.884584897197783">
            <text:p>0.8845848972</text:p>
          </table:table-cell>
          <table:table-cell table:formula="of:=RAND()" office:value-type="float" office:value="0.576239903923124">
            <text:p>0.5762399039</text:p>
          </table:table-cell>
          <table:table-cell table:formula="of:=RAND()" office:value-type="float" office:value="0.0569393795449287">
            <text:p>0.0569393795</text:p>
          </table:table-cell>
          <table:table-cell table:formula="of:=RAND()" office:value-type="float" office:value="0.225962353637442">
            <text:p>0.2259623536</text:p>
          </table:table-cell>
          <table:table-cell table:formula="of:=RAND()" office:value-type="float" office:value="0.518492242787033">
            <text:p>0.5184922428</text:p>
          </table:table-cell>
          <table:table-cell table:formula="of:=RAND()" office:value-type="float" office:value="0.527993701398373">
            <text:p>0.5279937014</text:p>
          </table:table-cell>
          <table:table-cell table:formula="of:=SUM([.B467:.M467])-6" office:value-type="float" office:value="1.54762360895984">
            <text:p>1.547623609</text:p>
          </table:table-cell>
          <table:table-cell table:formula="of:=[.N467]-[.$G$6]" office:value-type="float" office:value="1.56064878409961">
            <text:p>1.5606487841</text:p>
          </table:table-cell>
          <table:table-cell table:formula="of:=[.O467]*[.O467]" office:value-type="float" office:value="2.4356246273116">
            <text:p>2.4356246273</text:p>
          </table:table-cell>
        </table:table-row>
        <table:table-row table:style-name="ro1">
          <table:table-cell/>
          <table:table-cell table:formula="of:=RAND()" office:value-type="float" office:value="0.745817908551544">
            <text:p>0.7458179086</text:p>
          </table:table-cell>
          <table:table-cell table:formula="of:=RAND()" office:value-type="float" office:value="0.536500272341073">
            <text:p>0.5365002723</text:p>
          </table:table-cell>
          <table:table-cell table:formula="of:=RAND()" office:value-type="float" office:value="0.680118419695646">
            <text:p>0.6801184197</text:p>
          </table:table-cell>
          <table:table-cell table:formula="of:=RAND()" office:value-type="float" office:value="0.369709959253669">
            <text:p>0.3697099593</text:p>
          </table:table-cell>
          <table:table-cell table:formula="of:=RAND()" office:value-type="float" office:value="0.964870275231078">
            <text:p>0.9648702752</text:p>
          </table:table-cell>
          <table:table-cell table:formula="of:=RAND()" office:value-type="float" office:value="0.050861411029473">
            <text:p>0.050861411</text:p>
          </table:table-cell>
          <table:table-cell table:formula="of:=RAND()" office:value-type="float" office:value="0.289259216748178">
            <text:p>0.2892592167</text:p>
          </table:table-cell>
          <table:table-cell table:formula="of:=RAND()" office:value-type="float" office:value="0.231023371685296">
            <text:p>0.2310233717</text:p>
          </table:table-cell>
          <table:table-cell table:formula="of:=RAND()" office:value-type="float" office:value="0.327749227872118">
            <text:p>0.3277492279</text:p>
          </table:table-cell>
          <table:table-cell table:formula="of:=RAND()" office:value-type="float" office:value="0.309041350614279">
            <text:p>0.3090413506</text:p>
          </table:table-cell>
          <table:table-cell table:formula="of:=RAND()" office:value-type="float" office:value="0.90238203201443">
            <text:p>0.902382032</text:p>
          </table:table-cell>
          <table:table-cell table:formula="of:=RAND()" office:value-type="float" office:value="0.901373735396192">
            <text:p>0.9013737354</text:p>
          </table:table-cell>
          <table:table-cell table:formula="of:=SUM([.B468:.M468])-6" office:value-type="float" office:value="0.308707180432975">
            <text:p>0.3087071804</text:p>
          </table:table-cell>
          <table:table-cell table:formula="of:=[.N468]-[.$G$6]" office:value-type="float" office:value="0.321732355572749">
            <text:p>0.3217323556</text:p>
          </table:table-cell>
          <table:table-cell table:formula="of:=[.O468]*[.O468]" office:value-type="float" office:value="0.10351170862239">
            <text:p>0.1035117086</text:p>
          </table:table-cell>
        </table:table-row>
        <table:table-row table:style-name="ro1">
          <table:table-cell/>
          <table:table-cell table:formula="of:=RAND()" office:value-type="float" office:value="0.849835777655244">
            <text:p>0.8498357777</text:p>
          </table:table-cell>
          <table:table-cell table:formula="of:=RAND()" office:value-type="float" office:value="0.00987984309904277">
            <text:p>0.0098798431</text:p>
          </table:table-cell>
          <table:table-cell table:formula="of:=RAND()" office:value-type="float" office:value="0.165304946014658">
            <text:p>0.165304946</text:p>
          </table:table-cell>
          <table:table-cell table:formula="of:=RAND()" office:value-type="float" office:value="0.961056881817058">
            <text:p>0.9610568818</text:p>
          </table:table-cell>
          <table:table-cell table:formula="of:=RAND()" office:value-type="float" office:value="0.375957139302045">
            <text:p>0.3759571393</text:p>
          </table:table-cell>
          <table:table-cell table:formula="of:=RAND()" office:value-type="float" office:value="0.470287748146802">
            <text:p>0.4702877481</text:p>
          </table:table-cell>
          <table:table-cell table:formula="of:=RAND()" office:value-type="float" office:value="0.383506777463481">
            <text:p>0.3835067775</text:p>
          </table:table-cell>
          <table:table-cell table:formula="of:=RAND()" office:value-type="float" office:value="0.421549770282581">
            <text:p>0.4215497703</text:p>
          </table:table-cell>
          <table:table-cell table:formula="of:=RAND()" office:value-type="float" office:value="0.300970412092283">
            <text:p>0.3009704121</text:p>
          </table:table-cell>
          <table:table-cell table:formula="of:=RAND()" office:value-type="float" office:value="0.376506755361333">
            <text:p>0.3765067554</text:p>
          </table:table-cell>
          <table:table-cell table:formula="of:=RAND()" office:value-type="float" office:value="0.484843920683488">
            <text:p>0.4848439207</text:p>
          </table:table-cell>
          <table:table-cell table:formula="of:=RAND()" office:value-type="float" office:value="0.504035941557959">
            <text:p>0.5040359416</text:p>
          </table:table-cell>
          <table:table-cell table:formula="of:=SUM([.B469:.M469])-6" office:value-type="float" office:value="-0.696264086524025">
            <text:p>-0.6962640865</text:p>
          </table:table-cell>
          <table:table-cell table:formula="of:=[.N469]-[.$G$6]" office:value-type="float" office:value="-0.683238911384251">
            <text:p>-0.6832389114</text:p>
          </table:table-cell>
          <table:table-cell table:formula="of:=[.O469]*[.O469]" office:value-type="float" office:value="0.466815410029536">
            <text:p>0.46681541</text:p>
          </table:table-cell>
        </table:table-row>
        <table:table-row table:style-name="ro1">
          <table:table-cell/>
          <table:table-cell table:formula="of:=RAND()" office:value-type="float" office:value="0.938515075249597">
            <text:p>0.9385150752</text:p>
          </table:table-cell>
          <table:table-cell table:formula="of:=RAND()" office:value-type="float" office:value="0.13446637080051">
            <text:p>0.1344663708</text:p>
          </table:table-cell>
          <table:table-cell table:formula="of:=RAND()" office:value-type="float" office:value="0.0748720995616168">
            <text:p>0.0748720996</text:p>
          </table:table-cell>
          <table:table-cell table:formula="of:=RAND()" office:value-type="float" office:value="0.297706284560263">
            <text:p>0.2977062846</text:p>
          </table:table-cell>
          <table:table-cell table:formula="of:=RAND()" office:value-type="float" office:value="0.809479147661477">
            <text:p>0.8094791477</text:p>
          </table:table-cell>
          <table:table-cell table:formula="of:=RAND()" office:value-type="float" office:value="0.429746222449467">
            <text:p>0.4297462224</text:p>
          </table:table-cell>
          <table:table-cell table:formula="of:=RAND()" office:value-type="float" office:value="0.90936367912218">
            <text:p>0.9093636791</text:p>
          </table:table-cell>
          <table:table-cell table:formula="of:=RAND()" office:value-type="float" office:value="0.923154843039811">
            <text:p>0.923154843</text:p>
          </table:table-cell>
          <table:table-cell table:formula="of:=RAND()" office:value-type="float" office:value="0.926723201060668">
            <text:p>0.9267232011</text:p>
          </table:table-cell>
          <table:table-cell table:formula="of:=RAND()" office:value-type="float" office:value="0.910079526016489">
            <text:p>0.910079526</text:p>
          </table:table-cell>
          <table:table-cell table:formula="of:=RAND()" office:value-type="float" office:value="0.0316408514045179">
            <text:p>0.0316408514</text:p>
          </table:table-cell>
          <table:table-cell table:formula="of:=RAND()" office:value-type="float" office:value="0.623203792609274">
            <text:p>0.6232037926</text:p>
          </table:table-cell>
          <table:table-cell table:formula="of:=SUM([.B470:.M470])-6" office:value-type="float" office:value="1.00895109353587">
            <text:p>1.0089510935</text:p>
          </table:table-cell>
          <table:table-cell table:formula="of:=[.N470]-[.$G$6]" office:value-type="float" office:value="1.02197626867564">
            <text:p>1.0219762687</text:p>
          </table:table-cell>
          <table:table-cell table:formula="of:=[.O470]*[.O470]" office:value-type="float" office:value="1.04443549373619">
            <text:p>1.0444354937</text:p>
          </table:table-cell>
        </table:table-row>
        <table:table-row table:style-name="ro1">
          <table:table-cell/>
          <table:table-cell table:formula="of:=RAND()" office:value-type="float" office:value="0.0912128468044102">
            <text:p>0.0912128468</text:p>
          </table:table-cell>
          <table:table-cell table:formula="of:=RAND()" office:value-type="float" office:value="0.359068588819355">
            <text:p>0.3590685888</text:p>
          </table:table-cell>
          <table:table-cell table:formula="of:=RAND()" office:value-type="float" office:value="0.284972921246663">
            <text:p>0.2849729212</text:p>
          </table:table-cell>
          <table:table-cell table:formula="of:=RAND()" office:value-type="float" office:value="0.548258948605508">
            <text:p>0.5482589486</text:p>
          </table:table-cell>
          <table:table-cell table:formula="of:=RAND()" office:value-type="float" office:value="0.531832495704293">
            <text:p>0.5318324957</text:p>
          </table:table-cell>
          <table:table-cell table:formula="of:=RAND()" office:value-type="float" office:value="0.82413998618722">
            <text:p>0.8241399862</text:p>
          </table:table-cell>
          <table:table-cell table:formula="of:=RAND()" office:value-type="float" office:value="0.418010596185923">
            <text:p>0.4180105962</text:p>
          </table:table-cell>
          <table:table-cell table:formula="of:=RAND()" office:value-type="float" office:value="0.622735042357817">
            <text:p>0.6227350424</text:p>
          </table:table-cell>
          <table:table-cell table:formula="of:=RAND()" office:value-type="float" office:value="0.941091030137613">
            <text:p>0.9410910301</text:p>
          </table:table-cell>
          <table:table-cell table:formula="of:=RAND()" office:value-type="float" office:value="0.325174030149356">
            <text:p>0.3251740301</text:p>
          </table:table-cell>
          <table:table-cell table:formula="of:=RAND()" office:value-type="float" office:value="0.561436946270987">
            <text:p>0.5614369463</text:p>
          </table:table-cell>
          <table:table-cell table:formula="of:=RAND()" office:value-type="float" office:value="0.220194117166102">
            <text:p>0.2201941172</text:p>
          </table:table-cell>
          <table:table-cell table:formula="of:=SUM([.B471:.M471])-6" office:value-type="float" office:value="-0.271872450364754">
            <text:p>-0.2718724504</text:p>
          </table:table-cell>
          <table:table-cell table:formula="of:=[.N471]-[.$G$6]" office:value-type="float" office:value="-0.25884727522498">
            <text:p>-0.2588472752</text:p>
          </table:table-cell>
          <table:table-cell table:formula="of:=[.O471]*[.O471]" office:value-type="float" office:value="0.0670019118913965">
            <text:p>0.0670019119</text:p>
          </table:table-cell>
        </table:table-row>
        <table:table-row table:style-name="ro1">
          <table:table-cell/>
          <table:table-cell table:formula="of:=RAND()" office:value-type="float" office:value="0.429473280208185">
            <text:p>0.4294732802</text:p>
          </table:table-cell>
          <table:table-cell table:formula="of:=RAND()" office:value-type="float" office:value="0.75148290512152">
            <text:p>0.7514829051</text:p>
          </table:table-cell>
          <table:table-cell table:formula="of:=RAND()" office:value-type="float" office:value="0.657189557794482">
            <text:p>0.6571895578</text:p>
          </table:table-cell>
          <table:table-cell table:formula="of:=RAND()" office:value-type="float" office:value="0.71184157859534">
            <text:p>0.7118415786</text:p>
          </table:table-cell>
          <table:table-cell table:formula="of:=RAND()" office:value-type="float" office:value="0.197063649306074">
            <text:p>0.1970636493</text:p>
          </table:table-cell>
          <table:table-cell table:formula="of:=RAND()" office:value-type="float" office:value="0.476160483900458">
            <text:p>0.4761604839</text:p>
          </table:table-cell>
          <table:table-cell table:formula="of:=RAND()" office:value-type="float" office:value="0.666508191730827">
            <text:p>0.6665081917</text:p>
          </table:table-cell>
          <table:table-cell table:formula="of:=RAND()" office:value-type="float" office:value="0.630869070766494">
            <text:p>0.6308690708</text:p>
          </table:table-cell>
          <table:table-cell table:formula="of:=RAND()" office:value-type="float" office:value="0.720010199816898">
            <text:p>0.7200101998</text:p>
          </table:table-cell>
          <table:table-cell table:formula="of:=RAND()" office:value-type="float" office:value="0.107519584940746">
            <text:p>0.1075195849</text:p>
          </table:table-cell>
          <table:table-cell table:formula="of:=RAND()" office:value-type="float" office:value="0.746579445432872">
            <text:p>0.7465794454</text:p>
          </table:table-cell>
          <table:table-cell table:formula="of:=RAND()" office:value-type="float" office:value="0.739777708426118">
            <text:p>0.7397777084</text:p>
          </table:table-cell>
          <table:table-cell table:formula="of:=SUM([.B472:.M472])-6" office:value-type="float" office:value="0.834475656040013">
            <text:p>0.834475656</text:p>
          </table:table-cell>
          <table:table-cell table:formula="of:=[.N472]-[.$G$6]" office:value-type="float" office:value="0.847500831179787">
            <text:p>0.8475008312</text:p>
          </table:table-cell>
          <table:table-cell table:formula="of:=[.O472]*[.O472]" office:value-type="float" office:value="0.718257658850429">
            <text:p>0.7182576589</text:p>
          </table:table-cell>
        </table:table-row>
        <table:table-row table:style-name="ro1">
          <table:table-cell/>
          <table:table-cell table:formula="of:=RAND()" office:value-type="float" office:value="0.520802424289286">
            <text:p>0.5208024243</text:p>
          </table:table-cell>
          <table:table-cell table:formula="of:=RAND()" office:value-type="float" office:value="0.409071465721354">
            <text:p>0.4090714657</text:p>
          </table:table-cell>
          <table:table-cell table:formula="of:=RAND()" office:value-type="float" office:value="0.00483300443738699">
            <text:p>0.0048330044</text:p>
          </table:table-cell>
          <table:table-cell table:formula="of:=RAND()" office:value-type="float" office:value="0.727875798009336">
            <text:p>0.727875798</text:p>
          </table:table-cell>
          <table:table-cell table:formula="of:=RAND()" office:value-type="float" office:value="0.877085386775434">
            <text:p>0.8770853868</text:p>
          </table:table-cell>
          <table:table-cell table:formula="of:=RAND()" office:value-type="float" office:value="0.229926029918715">
            <text:p>0.2299260299</text:p>
          </table:table-cell>
          <table:table-cell table:formula="of:=RAND()" office:value-type="float" office:value="0.371997262118384">
            <text:p>0.3719972621</text:p>
          </table:table-cell>
          <table:table-cell table:formula="of:=RAND()" office:value-type="float" office:value="0.32072849967517">
            <text:p>0.3207284997</text:p>
          </table:table-cell>
          <table:table-cell table:formula="of:=RAND()" office:value-type="float" office:value="0.799082550685853">
            <text:p>0.7990825507</text:p>
          </table:table-cell>
          <table:table-cell table:formula="of:=RAND()" office:value-type="float" office:value="0.199883083347231">
            <text:p>0.1998830833</text:p>
          </table:table-cell>
          <table:table-cell table:formula="of:=RAND()" office:value-type="float" office:value="0.700788182439283">
            <text:p>0.7007881824</text:p>
          </table:table-cell>
          <table:table-cell table:formula="of:=RAND()" office:value-type="float" office:value="0.101261026691645">
            <text:p>0.1012610267</text:p>
          </table:table-cell>
          <table:table-cell table:formula="of:=SUM([.B473:.M473])-6" office:value-type="float" office:value="-0.736665285890922">
            <text:p>-0.7366652859</text:p>
          </table:table-cell>
          <table:table-cell table:formula="of:=[.N473]-[.$G$6]" office:value-type="float" office:value="-0.723640110751148">
            <text:p>-0.7236401108</text:p>
          </table:table-cell>
          <table:table-cell table:formula="of:=[.O473]*[.O473]" office:value-type="float" office:value="0.523655009887934">
            <text:p>0.5236550099</text:p>
          </table:table-cell>
        </table:table-row>
        <table:table-row table:style-name="ro1">
          <table:table-cell/>
          <table:table-cell table:formula="of:=RAND()" office:value-type="float" office:value="0.723518540849909">
            <text:p>0.7235185408</text:p>
          </table:table-cell>
          <table:table-cell table:formula="of:=RAND()" office:value-type="float" office:value="0.91807397082448">
            <text:p>0.9180739708</text:p>
          </table:table-cell>
          <table:table-cell table:formula="of:=RAND()" office:value-type="float" office:value="0.884377358015627">
            <text:p>0.884377358</text:p>
          </table:table-cell>
          <table:table-cell table:formula="of:=RAND()" office:value-type="float" office:value="0.0702143979724497">
            <text:p>0.070214398</text:p>
          </table:table-cell>
          <table:table-cell table:formula="of:=RAND()" office:value-type="float" office:value="0.0569149048533291">
            <text:p>0.0569149049</text:p>
          </table:table-cell>
          <table:table-cell table:formula="of:=RAND()" office:value-type="float" office:value="0.993704450083897">
            <text:p>0.9937044501</text:p>
          </table:table-cell>
          <table:table-cell table:formula="of:=RAND()" office:value-type="float" office:value="0.669104241533205">
            <text:p>0.6691042415</text:p>
          </table:table-cell>
          <table:table-cell table:formula="of:=RAND()" office:value-type="float" office:value="0.743960749125108">
            <text:p>0.7439607491</text:p>
          </table:table-cell>
          <table:table-cell table:formula="of:=RAND()" office:value-type="float" office:value="0.911291489610449">
            <text:p>0.9112914896</text:p>
          </table:table-cell>
          <table:table-cell table:formula="of:=RAND()" office:value-type="float" office:value="0.612245642114431">
            <text:p>0.6122456421</text:p>
          </table:table-cell>
          <table:table-cell table:formula="of:=RAND()" office:value-type="float" office:value="0.465389688499272">
            <text:p>0.4653896885</text:p>
          </table:table-cell>
          <table:table-cell table:formula="of:=RAND()" office:value-type="float" office:value="0.654901364585385">
            <text:p>0.6549013646</text:p>
          </table:table-cell>
          <table:table-cell table:formula="of:=SUM([.B474:.M474])-6" office:value-type="float" office:value="1.70369679806754">
            <text:p>1.7036967981</text:p>
          </table:table-cell>
          <table:table-cell table:formula="of:=[.N474]-[.$G$6]" office:value-type="float" office:value="1.71672197320731">
            <text:p>1.7167219732</text:p>
          </table:table-cell>
          <table:table-cell table:formula="of:=[.O474]*[.O474]" office:value-type="float" office:value="2.94713433329281">
            <text:p>2.9471343333</text:p>
          </table:table-cell>
        </table:table-row>
        <table:table-row table:style-name="ro1">
          <table:table-cell/>
          <table:table-cell table:formula="of:=RAND()" office:value-type="float" office:value="0.223851198330522">
            <text:p>0.2238511983</text:p>
          </table:table-cell>
          <table:table-cell table:formula="of:=RAND()" office:value-type="float" office:value="0.141550011001527">
            <text:p>0.141550011</text:p>
          </table:table-cell>
          <table:table-cell table:formula="of:=RAND()" office:value-type="float" office:value="0.748428078135476">
            <text:p>0.7484280781</text:p>
          </table:table-cell>
          <table:table-cell table:formula="of:=RAND()" office:value-type="float" office:value="0.318378102267161">
            <text:p>0.3183781023</text:p>
          </table:table-cell>
          <table:table-cell table:formula="of:=RAND()" office:value-type="float" office:value="0.734578287694603">
            <text:p>0.7345782877</text:p>
          </table:table-cell>
          <table:table-cell table:formula="of:=RAND()" office:value-type="float" office:value="0.445751156425104">
            <text:p>0.4457511564</text:p>
          </table:table-cell>
          <table:table-cell table:formula="of:=RAND()" office:value-type="float" office:value="0.0310809554066509">
            <text:p>0.0310809554</text:p>
          </table:table-cell>
          <table:table-cell table:formula="of:=RAND()" office:value-type="float" office:value="0.877262028632686">
            <text:p>0.8772620286</text:p>
          </table:table-cell>
          <table:table-cell table:formula="of:=RAND()" office:value-type="float" office:value="0.540990047156811">
            <text:p>0.5409900472</text:p>
          </table:table-cell>
          <table:table-cell table:formula="of:=RAND()" office:value-type="float" office:value="0.518524412298575">
            <text:p>0.5185244123</text:p>
          </table:table-cell>
          <table:table-cell table:formula="of:=RAND()" office:value-type="float" office:value="0.582433468196541">
            <text:p>0.5824334682</text:p>
          </table:table-cell>
          <table:table-cell table:formula="of:=RAND()" office:value-type="float" office:value="0.364191827364266">
            <text:p>0.3641918274</text:p>
          </table:table-cell>
          <table:table-cell table:formula="of:=SUM([.B475:.M475])-6" office:value-type="float" office:value="-0.472980427090079">
            <text:p>-0.4729804271</text:p>
          </table:table-cell>
          <table:table-cell table:formula="of:=[.N475]-[.$G$6]" office:value-type="float" office:value="-0.459955251950305">
            <text:p>-0.459955252</text:p>
          </table:table-cell>
          <table:table-cell table:formula="of:=[.O475]*[.O475]" office:value-type="float" office:value="0.211558833796668">
            <text:p>0.2115588338</text:p>
          </table:table-cell>
        </table:table-row>
        <table:table-row table:style-name="ro1">
          <table:table-cell/>
          <table:table-cell table:formula="of:=RAND()" office:value-type="float" office:value="0.359985890099779">
            <text:p>0.3599858901</text:p>
          </table:table-cell>
          <table:table-cell table:formula="of:=RAND()" office:value-type="float" office:value="0.996337736258283">
            <text:p>0.9963377363</text:p>
          </table:table-cell>
          <table:table-cell table:formula="of:=RAND()" office:value-type="float" office:value="0.45354311959818">
            <text:p>0.4535431196</text:p>
          </table:table-cell>
          <table:table-cell table:formula="of:=RAND()" office:value-type="float" office:value="0.00331126945093274">
            <text:p>0.0033112695</text:p>
          </table:table-cell>
          <table:table-cell table:formula="of:=RAND()" office:value-type="float" office:value="0.423367343610153">
            <text:p>0.4233673436</text:p>
          </table:table-cell>
          <table:table-cell table:formula="of:=RAND()" office:value-type="float" office:value="0.349269410828128">
            <text:p>0.3492694108</text:p>
          </table:table-cell>
          <table:table-cell table:formula="of:=RAND()" office:value-type="float" office:value="0.32217594794929">
            <text:p>0.3221759479</text:p>
          </table:table-cell>
          <table:table-cell table:formula="of:=RAND()" office:value-type="float" office:value="0.450340685900301">
            <text:p>0.4503406859</text:p>
          </table:table-cell>
          <table:table-cell table:formula="of:=RAND()" office:value-type="float" office:value="0.416744481073692">
            <text:p>0.4167444811</text:p>
          </table:table-cell>
          <table:table-cell table:formula="of:=RAND()" office:value-type="float" office:value="0.0445655204821378">
            <text:p>0.0445655205</text:p>
          </table:table-cell>
          <table:table-cell table:formula="of:=RAND()" office:value-type="float" office:value="0.473786332877353">
            <text:p>0.4737863329</text:p>
          </table:table-cell>
          <table:table-cell table:formula="of:=RAND()" office:value-type="float" office:value="0.0778996080625802">
            <text:p>0.0778996081</text:p>
          </table:table-cell>
          <table:table-cell table:formula="of:=SUM([.B476:.M476])-6" office:value-type="float" office:value="-1.62867265380919">
            <text:p>-1.6286726538</text:p>
          </table:table-cell>
          <table:table-cell table:formula="of:=[.N476]-[.$G$6]" office:value-type="float" office:value="-1.61564747866942">
            <text:p>-1.6156474787</text:p>
          </table:table-cell>
          <table:table-cell table:formula="of:=[.O476]*[.O476]" office:value-type="float" office:value="2.61031677533084">
            <text:p>2.6103167753</text:p>
          </table:table-cell>
        </table:table-row>
        <table:table-row table:style-name="ro1">
          <table:table-cell/>
          <table:table-cell table:formula="of:=RAND()" office:value-type="float" office:value="0.899743764428422">
            <text:p>0.8997437644</text:p>
          </table:table-cell>
          <table:table-cell table:formula="of:=RAND()" office:value-type="float" office:value="0.998303648550063">
            <text:p>0.9983036486</text:p>
          </table:table-cell>
          <table:table-cell table:formula="of:=RAND()" office:value-type="float" office:value="0.272384144365787">
            <text:p>0.2723841444</text:p>
          </table:table-cell>
          <table:table-cell table:formula="of:=RAND()" office:value-type="float" office:value="0.633005859097466">
            <text:p>0.6330058591</text:p>
          </table:table-cell>
          <table:table-cell table:formula="of:=RAND()" office:value-type="float" office:value="0.772810318041593">
            <text:p>0.772810318</text:p>
          </table:table-cell>
          <table:table-cell table:formula="of:=RAND()" office:value-type="float" office:value="0.568770988844335">
            <text:p>0.5687709888</text:p>
          </table:table-cell>
          <table:table-cell table:formula="of:=RAND()" office:value-type="float" office:value="0.0378623730503023">
            <text:p>0.0378623731</text:p>
          </table:table-cell>
          <table:table-cell table:formula="of:=RAND()" office:value-type="float" office:value="0.876822490012273">
            <text:p>0.87682249</text:p>
          </table:table-cell>
          <table:table-cell table:formula="of:=RAND()" office:value-type="float" office:value="0.0234191056806594">
            <text:p>0.0234191057</text:p>
          </table:table-cell>
          <table:table-cell table:formula="of:=RAND()" office:value-type="float" office:value="0.919700447935611">
            <text:p>0.9197004479</text:p>
          </table:table-cell>
          <table:table-cell table:formula="of:=RAND()" office:value-type="float" office:value="0.0596527950838208">
            <text:p>0.0596527951</text:p>
          </table:table-cell>
          <table:table-cell table:formula="of:=RAND()" office:value-type="float" office:value="0.385172810405493">
            <text:p>0.3851728104</text:p>
          </table:table-cell>
          <table:table-cell table:formula="of:=SUM([.B477:.M477])-6" office:value-type="float" office:value="0.447648745495826">
            <text:p>0.4476487455</text:p>
          </table:table-cell>
          <table:table-cell table:formula="of:=[.N477]-[.$G$6]" office:value-type="float" office:value="0.4606739206356">
            <text:p>0.4606739206</text:p>
          </table:table-cell>
          <table:table-cell table:formula="of:=[.O477]*[.O477]" office:value-type="float" office:value="0.212220461153775">
            <text:p>0.2122204612</text:p>
          </table:table-cell>
        </table:table-row>
        <table:table-row table:style-name="ro1">
          <table:table-cell/>
          <table:table-cell table:formula="of:=RAND()" office:value-type="float" office:value="0.56372449407354">
            <text:p>0.5637244941</text:p>
          </table:table-cell>
          <table:table-cell table:formula="of:=RAND()" office:value-type="float" office:value="0.711130231851712">
            <text:p>0.7111302319</text:p>
          </table:table-cell>
          <table:table-cell table:formula="of:=RAND()" office:value-type="float" office:value="0.0480162091553211">
            <text:p>0.0480162092</text:p>
          </table:table-cell>
          <table:table-cell table:formula="of:=RAND()" office:value-type="float" office:value="0.571126495953649">
            <text:p>0.571126496</text:p>
          </table:table-cell>
          <table:table-cell table:formula="of:=RAND()" office:value-type="float" office:value="0.848972439067438">
            <text:p>0.8489724391</text:p>
          </table:table-cell>
          <table:table-cell table:formula="of:=RAND()" office:value-type="float" office:value="0.0677824963349849">
            <text:p>0.0677824963</text:p>
          </table:table-cell>
          <table:table-cell table:formula="of:=RAND()" office:value-type="float" office:value="0.481345382519066">
            <text:p>0.4813453825</text:p>
          </table:table-cell>
          <table:table-cell table:formula="of:=RAND()" office:value-type="float" office:value="0.159127419814467">
            <text:p>0.1591274198</text:p>
          </table:table-cell>
          <table:table-cell table:formula="of:=RAND()" office:value-type="float" office:value="0.919402451021597">
            <text:p>0.919402451</text:p>
          </table:table-cell>
          <table:table-cell table:formula="of:=RAND()" office:value-type="float" office:value="0.602932093897834">
            <text:p>0.6029320939</text:p>
          </table:table-cell>
          <table:table-cell table:formula="of:=RAND()" office:value-type="float" office:value="0.0292283918242902">
            <text:p>0.0292283918</text:p>
          </table:table-cell>
          <table:table-cell table:formula="of:=RAND()" office:value-type="float" office:value="0.91103189624846">
            <text:p>0.9110318962</text:p>
          </table:table-cell>
          <table:table-cell table:formula="of:=SUM([.B478:.M478])-6" office:value-type="float" office:value="-0.0861799982376397">
            <text:p>-0.0861799982</text:p>
          </table:table-cell>
          <table:table-cell table:formula="of:=[.N478]-[.$G$6]" office:value-type="float" office:value="-0.073154823097866">
            <text:p>-0.0731548231</text:p>
          </table:table-cell>
          <table:table-cell table:formula="of:=[.O478]*[.O478]" office:value-type="float" office:value="0.00535162814248007">
            <text:p>0.0053516281</text:p>
          </table:table-cell>
        </table:table-row>
        <table:table-row table:style-name="ro1">
          <table:table-cell/>
          <table:table-cell table:formula="of:=RAND()" office:value-type="float" office:value="0.134085041703656">
            <text:p>0.1340850417</text:p>
          </table:table-cell>
          <table:table-cell table:formula="of:=RAND()" office:value-type="float" office:value="0.459587642457336">
            <text:p>0.4595876425</text:p>
          </table:table-cell>
          <table:table-cell table:formula="of:=RAND()" office:value-type="float" office:value="0.392884673550725">
            <text:p>0.3928846736</text:p>
          </table:table-cell>
          <table:table-cell table:formula="of:=RAND()" office:value-type="float" office:value="0.507909854874015">
            <text:p>0.5079098549</text:p>
          </table:table-cell>
          <table:table-cell table:formula="of:=RAND()" office:value-type="float" office:value="0.00968627259135246">
            <text:p>0.0096862726</text:p>
          </table:table-cell>
          <table:table-cell table:formula="of:=RAND()" office:value-type="float" office:value="0.58126889099367">
            <text:p>0.581268891</text:p>
          </table:table-cell>
          <table:table-cell table:formula="of:=RAND()" office:value-type="float" office:value="0.299355818657205">
            <text:p>0.2993558187</text:p>
          </table:table-cell>
          <table:table-cell table:formula="of:=RAND()" office:value-type="float" office:value="0.00465866387821734">
            <text:p>0.0046586639</text:p>
          </table:table-cell>
          <table:table-cell table:formula="of:=RAND()" office:value-type="float" office:value="0.809404909377918">
            <text:p>0.8094049094</text:p>
          </table:table-cell>
          <table:table-cell table:formula="of:=RAND()" office:value-type="float" office:value="0.991515158675611">
            <text:p>0.9915151587</text:p>
          </table:table-cell>
          <table:table-cell table:formula="of:=RAND()" office:value-type="float" office:value="0.185979809844866">
            <text:p>0.1859798098</text:p>
          </table:table-cell>
          <table:table-cell table:formula="of:=RAND()" office:value-type="float" office:value="0.22359878802672">
            <text:p>0.223598788</text:p>
          </table:table-cell>
          <table:table-cell table:formula="of:=SUM([.B479:.M479])-6" office:value-type="float" office:value="-1.40006447536871">
            <text:p>-1.4000644754</text:p>
          </table:table-cell>
          <table:table-cell table:formula="of:=[.N479]-[.$G$6]" office:value-type="float" office:value="-1.38703930022893">
            <text:p>-1.3870393002</text:p>
          </table:table-cell>
          <table:table-cell table:formula="of:=[.O479]*[.O479]" office:value-type="float" office:value="1.92387802037957">
            <text:p>1.9238780204</text:p>
          </table:table-cell>
        </table:table-row>
        <table:table-row table:style-name="ro1">
          <table:table-cell/>
          <table:table-cell table:formula="of:=RAND()" office:value-type="float" office:value="0.471502794651315">
            <text:p>0.4715027947</text:p>
          </table:table-cell>
          <table:table-cell table:formula="of:=RAND()" office:value-type="float" office:value="0.446574949659407">
            <text:p>0.4465749497</text:p>
          </table:table-cell>
          <table:table-cell table:formula="of:=RAND()" office:value-type="float" office:value="0.764742998871952">
            <text:p>0.7647429989</text:p>
          </table:table-cell>
          <table:table-cell table:formula="of:=RAND()" office:value-type="float" office:value="0.862933210562915">
            <text:p>0.8629332106</text:p>
          </table:table-cell>
          <table:table-cell table:formula="of:=RAND()" office:value-type="float" office:value="0.749012836720794">
            <text:p>0.7490128367</text:p>
          </table:table-cell>
          <table:table-cell table:formula="of:=RAND()" office:value-type="float" office:value="0.944718954153359">
            <text:p>0.9447189542</text:p>
          </table:table-cell>
          <table:table-cell table:formula="of:=RAND()" office:value-type="float" office:value="0.593813090585172">
            <text:p>0.5938130906</text:p>
          </table:table-cell>
          <table:table-cell table:formula="of:=RAND()" office:value-type="float" office:value="0.463864514604211">
            <text:p>0.4638645146</text:p>
          </table:table-cell>
          <table:table-cell table:formula="of:=RAND()" office:value-type="float" office:value="0.296914510428905">
            <text:p>0.2969145104</text:p>
          </table:table-cell>
          <table:table-cell table:formula="of:=RAND()" office:value-type="float" office:value="0.377750936895609">
            <text:p>0.3777509369</text:p>
          </table:table-cell>
          <table:table-cell table:formula="of:=RAND()" office:value-type="float" office:value="0.333911418681964">
            <text:p>0.3339114187</text:p>
          </table:table-cell>
          <table:table-cell table:formula="of:=RAND()" office:value-type="float" office:value="0.865103413583711">
            <text:p>0.8651034136</text:p>
          </table:table-cell>
          <table:table-cell table:formula="of:=SUM([.B480:.M480])-6" office:value-type="float" office:value="1.17084362939931">
            <text:p>1.1708436294</text:p>
          </table:table-cell>
          <table:table-cell table:formula="of:=[.N480]-[.$G$6]" office:value-type="float" office:value="1.18386880453909">
            <text:p>1.1838688045</text:p>
          </table:table-cell>
          <table:table-cell table:formula="of:=[.O480]*[.O480]" office:value-type="float" office:value="1.40154534636081">
            <text:p>1.4015453464</text:p>
          </table:table-cell>
        </table:table-row>
        <table:table-row table:style-name="ro1">
          <table:table-cell/>
          <table:table-cell table:formula="of:=RAND()" office:value-type="float" office:value="0.146957392105833">
            <text:p>0.1469573921</text:p>
          </table:table-cell>
          <table:table-cell table:formula="of:=RAND()" office:value-type="float" office:value="0.123977371025831">
            <text:p>0.123977371</text:p>
          </table:table-cell>
          <table:table-cell table:formula="of:=RAND()" office:value-type="float" office:value="0.929372387006879">
            <text:p>0.929372387</text:p>
          </table:table-cell>
          <table:table-cell table:formula="of:=RAND()" office:value-type="float" office:value="0.45332293654792">
            <text:p>0.4533229365</text:p>
          </table:table-cell>
          <table:table-cell table:formula="of:=RAND()" office:value-type="float" office:value="0.978422313230112">
            <text:p>0.9784223132</text:p>
          </table:table-cell>
          <table:table-cell table:formula="of:=RAND()" office:value-type="float" office:value="0.0162815894000232">
            <text:p>0.0162815894</text:p>
          </table:table-cell>
          <table:table-cell table:formula="of:=RAND()" office:value-type="float" office:value="0.682189370039851">
            <text:p>0.68218937</text:p>
          </table:table-cell>
          <table:table-cell table:formula="of:=RAND()" office:value-type="float" office:value="0.0428059913683683">
            <text:p>0.0428059914</text:p>
          </table:table-cell>
          <table:table-cell table:formula="of:=RAND()" office:value-type="float" office:value="0.512582341441885">
            <text:p>0.5125823414</text:p>
          </table:table-cell>
          <table:table-cell table:formula="of:=RAND()" office:value-type="float" office:value="0.79740669997409">
            <text:p>0.7974067</text:p>
          </table:table-cell>
          <table:table-cell table:formula="of:=RAND()" office:value-type="float" office:value="0.0893628725316376">
            <text:p>0.0893628725</text:p>
          </table:table-cell>
          <table:table-cell table:formula="of:=RAND()" office:value-type="float" office:value="0.220131851732731">
            <text:p>0.2201318517</text:p>
          </table:table-cell>
          <table:table-cell table:formula="of:=SUM([.B481:.M481])-6" office:value-type="float" office:value="-1.00718688359484">
            <text:p>-1.0071868836</text:p>
          </table:table-cell>
          <table:table-cell table:formula="of:=[.N481]-[.$G$6]" office:value-type="float" office:value="-0.994161708455067">
            <text:p>-0.9941617085</text:p>
          </table:table-cell>
          <table:table-cell table:formula="of:=[.O481]*[.O481]" office:value-type="float" office:value="0.988357502558298">
            <text:p>0.9883575026</text:p>
          </table:table-cell>
        </table:table-row>
        <table:table-row table:style-name="ro1">
          <table:table-cell/>
          <table:table-cell table:formula="of:=RAND()" office:value-type="float" office:value="0.931102229747921">
            <text:p>0.9311022297</text:p>
          </table:table-cell>
          <table:table-cell table:formula="of:=RAND()" office:value-type="float" office:value="0.663882328663021">
            <text:p>0.6638823287</text:p>
          </table:table-cell>
          <table:table-cell table:formula="of:=RAND()" office:value-type="float" office:value="0.0834110728465021">
            <text:p>0.0834110728</text:p>
          </table:table-cell>
          <table:table-cell table:formula="of:=RAND()" office:value-type="float" office:value="0.97901682369411">
            <text:p>0.9790168237</text:p>
          </table:table-cell>
          <table:table-cell table:formula="of:=RAND()" office:value-type="float" office:value="0.18012034916319">
            <text:p>0.1801203492</text:p>
          </table:table-cell>
          <table:table-cell table:formula="of:=RAND()" office:value-type="float" office:value="0.732969464967027">
            <text:p>0.732969465</text:p>
          </table:table-cell>
          <table:table-cell table:formula="of:=RAND()" office:value-type="float" office:value="0.485224786680192">
            <text:p>0.4852247867</text:p>
          </table:table-cell>
          <table:table-cell table:formula="of:=RAND()" office:value-type="float" office:value="0.0149808186106384">
            <text:p>0.0149808186</text:p>
          </table:table-cell>
          <table:table-cell table:formula="of:=RAND()" office:value-type="float" office:value="0.997896494809538">
            <text:p>0.9978964948</text:p>
          </table:table-cell>
          <table:table-cell table:formula="of:=RAND()" office:value-type="float" office:value="0.377770127030089">
            <text:p>0.377770127</text:p>
          </table:table-cell>
          <table:table-cell table:formula="of:=RAND()" office:value-type="float" office:value="0.0535543872974813">
            <text:p>0.0535543873</text:p>
          </table:table-cell>
          <table:table-cell table:formula="of:=RAND()" office:value-type="float" office:value="0.972166772000492">
            <text:p>0.972166772</text:p>
          </table:table-cell>
          <table:table-cell table:formula="of:=SUM([.B482:.M482])-6" office:value-type="float" office:value="0.472095655510202">
            <text:p>0.4720956555</text:p>
          </table:table-cell>
          <table:table-cell table:formula="of:=[.N482]-[.$G$6]" office:value-type="float" office:value="0.485120830649976">
            <text:p>0.4851208306</text:p>
          </table:table-cell>
          <table:table-cell table:formula="of:=[.O482]*[.O482]" office:value-type="float" office:value="0.235342220330522">
            <text:p>0.2353422203</text:p>
          </table:table-cell>
        </table:table-row>
        <table:table-row table:style-name="ro1">
          <table:table-cell/>
          <table:table-cell table:formula="of:=RAND()" office:value-type="float" office:value="0.508532070089132">
            <text:p>0.5085320701</text:p>
          </table:table-cell>
          <table:table-cell table:formula="of:=RAND()" office:value-type="float" office:value="0.947030102135614">
            <text:p>0.9470301021</text:p>
          </table:table-cell>
          <table:table-cell table:formula="of:=RAND()" office:value-type="float" office:value="0.19065275718458">
            <text:p>0.1906527572</text:p>
          </table:table-cell>
          <table:table-cell table:formula="of:=RAND()" office:value-type="float" office:value="0.676288130925968">
            <text:p>0.6762881309</text:p>
          </table:table-cell>
          <table:table-cell table:formula="of:=RAND()" office:value-type="float" office:value="0.285191753646359">
            <text:p>0.2851917536</text:p>
          </table:table-cell>
          <table:table-cell table:formula="of:=RAND()" office:value-type="float" office:value="0.557093676412478">
            <text:p>0.5570936764</text:p>
          </table:table-cell>
          <table:table-cell table:formula="of:=RAND()" office:value-type="float" office:value="0.0610817838460207">
            <text:p>0.0610817838</text:p>
          </table:table-cell>
          <table:table-cell table:formula="of:=RAND()" office:value-type="float" office:value="0.924524839734659">
            <text:p>0.9245248397</text:p>
          </table:table-cell>
          <table:table-cell table:formula="of:=RAND()" office:value-type="float" office:value="0.511031348723918">
            <text:p>0.5110313487</text:p>
          </table:table-cell>
          <table:table-cell table:formula="of:=RAND()" office:value-type="float" office:value="0.906049575656652">
            <text:p>0.9060495757</text:p>
          </table:table-cell>
          <table:table-cell table:formula="of:=RAND()" office:value-type="float" office:value="0.296867860946804">
            <text:p>0.2968678609</text:p>
          </table:table-cell>
          <table:table-cell table:formula="of:=RAND()" office:value-type="float" office:value="0.411149847786874">
            <text:p>0.4111498478</text:p>
          </table:table-cell>
          <table:table-cell table:formula="of:=SUM([.B483:.M483])-6" office:value-type="float" office:value="0.275493747089058">
            <text:p>0.2754937471</text:p>
          </table:table-cell>
          <table:table-cell table:formula="of:=[.N483]-[.$G$6]" office:value-type="float" office:value="0.288518922228832">
            <text:p>0.2885189222</text:p>
          </table:table-cell>
          <table:table-cell table:formula="of:=[.O483]*[.O483]" office:value-type="float" office:value="0.0832431684840867">
            <text:p>0.0832431685</text:p>
          </table:table-cell>
        </table:table-row>
        <table:table-row table:style-name="ro1">
          <table:table-cell/>
          <table:table-cell table:formula="of:=RAND()" office:value-type="float" office:value="0.941196977160871">
            <text:p>0.9411969772</text:p>
          </table:table-cell>
          <table:table-cell table:formula="of:=RAND()" office:value-type="float" office:value="0.0198297209572047">
            <text:p>0.019829721</text:p>
          </table:table-cell>
          <table:table-cell table:formula="of:=RAND()" office:value-type="float" office:value="0.432693250011653">
            <text:p>0.43269325</text:p>
          </table:table-cell>
          <table:table-cell table:formula="of:=RAND()" office:value-type="float" office:value="0.500634817406535">
            <text:p>0.5006348174</text:p>
          </table:table-cell>
          <table:table-cell table:formula="of:=RAND()" office:value-type="float" office:value="0.582066812552512">
            <text:p>0.5820668126</text:p>
          </table:table-cell>
          <table:table-cell table:formula="of:=RAND()" office:value-type="float" office:value="0.629655023803934">
            <text:p>0.6296550238</text:p>
          </table:table-cell>
          <table:table-cell table:formula="of:=RAND()" office:value-type="float" office:value="0.647186024812982">
            <text:p>0.6471860248</text:p>
          </table:table-cell>
          <table:table-cell table:formula="of:=RAND()" office:value-type="float" office:value="0.458638118579984">
            <text:p>0.4586381186</text:p>
          </table:table-cell>
          <table:table-cell table:formula="of:=RAND()" office:value-type="float" office:value="0.467354831285775">
            <text:p>0.4673548313</text:p>
          </table:table-cell>
          <table:table-cell table:formula="of:=RAND()" office:value-type="float" office:value="0.0935159178916365">
            <text:p>0.0935159179</text:p>
          </table:table-cell>
          <table:table-cell table:formula="of:=RAND()" office:value-type="float" office:value="0.612953909207135">
            <text:p>0.6129539092</text:p>
          </table:table-cell>
          <table:table-cell table:formula="of:=RAND()" office:value-type="float" office:value="0.876618318725377">
            <text:p>0.8766183187</text:p>
          </table:table-cell>
          <table:table-cell table:formula="of:=SUM([.B484:.M484])-6" office:value-type="float" office:value="0.262343722395599">
            <text:p>0.2623437224</text:p>
          </table:table-cell>
          <table:table-cell table:formula="of:=[.N484]-[.$G$6]" office:value-type="float" office:value="0.275368897535373">
            <text:p>0.2753688975</text:p>
          </table:table-cell>
          <table:table-cell table:formula="of:=[.O484]*[.O484]" office:value-type="float" office:value="0.0758280297298465">
            <text:p>0.0758280297</text:p>
          </table:table-cell>
        </table:table-row>
        <table:table-row table:style-name="ro1">
          <table:table-cell/>
          <table:table-cell table:formula="of:=RAND()" office:value-type="float" office:value="0.0257220447529107">
            <text:p>0.0257220448</text:p>
          </table:table-cell>
          <table:table-cell table:formula="of:=RAND()" office:value-type="float" office:value="0.174714992754161">
            <text:p>0.1747149928</text:p>
          </table:table-cell>
          <table:table-cell table:formula="of:=RAND()" office:value-type="float" office:value="0.560446043033153">
            <text:p>0.560446043</text:p>
          </table:table-cell>
          <table:table-cell table:formula="of:=RAND()" office:value-type="float" office:value="0.983045818284154">
            <text:p>0.9830458183</text:p>
          </table:table-cell>
          <table:table-cell table:formula="of:=RAND()" office:value-type="float" office:value="0.361737058265135">
            <text:p>0.3617370583</text:p>
          </table:table-cell>
          <table:table-cell table:formula="of:=RAND()" office:value-type="float" office:value="0.661145167890936">
            <text:p>0.6611451679</text:p>
          </table:table-cell>
          <table:table-cell table:formula="of:=RAND()" office:value-type="float" office:value="0.757685988675803">
            <text:p>0.7576859887</text:p>
          </table:table-cell>
          <table:table-cell table:formula="of:=RAND()" office:value-type="float" office:value="0.500762601848692">
            <text:p>0.5007626018</text:p>
          </table:table-cell>
          <table:table-cell table:formula="of:=RAND()" office:value-type="float" office:value="0.74943364597857">
            <text:p>0.749433646</text:p>
          </table:table-cell>
          <table:table-cell table:formula="of:=RAND()" office:value-type="float" office:value="0.128754351986572">
            <text:p>0.128754352</text:p>
          </table:table-cell>
          <table:table-cell table:formula="of:=RAND()" office:value-type="float" office:value="0.155748895602301">
            <text:p>0.1557488956</text:p>
          </table:table-cell>
          <table:table-cell table:formula="of:=RAND()" office:value-type="float" office:value="0.719886716688052">
            <text:p>0.7198867167</text:p>
          </table:table-cell>
          <table:table-cell table:formula="of:=SUM([.B485:.M485])-6" office:value-type="float" office:value="-0.220916674239561">
            <text:p>-0.2209166742</text:p>
          </table:table-cell>
          <table:table-cell table:formula="of:=[.N485]-[.$G$6]" office:value-type="float" office:value="-0.207891499099787">
            <text:p>-0.2078914991</text:p>
          </table:table-cell>
          <table:table-cell table:formula="of:=[.O485]*[.O485]" office:value-type="float" office:value="0.0432188753979569">
            <text:p>0.0432188754</text:p>
          </table:table-cell>
        </table:table-row>
        <table:table-row table:style-name="ro1">
          <table:table-cell/>
          <table:table-cell table:formula="of:=RAND()" office:value-type="float" office:value="0.19235670985654">
            <text:p>0.1923567099</text:p>
          </table:table-cell>
          <table:table-cell table:formula="of:=RAND()" office:value-type="float" office:value="0.183135309023783">
            <text:p>0.183135309</text:p>
          </table:table-cell>
          <table:table-cell table:formula="of:=RAND()" office:value-type="float" office:value="0.987412934191525">
            <text:p>0.9874129342</text:p>
          </table:table-cell>
          <table:table-cell table:formula="of:=RAND()" office:value-type="float" office:value="0.0636828842107207">
            <text:p>0.0636828842</text:p>
          </table:table-cell>
          <table:table-cell table:formula="of:=RAND()" office:value-type="float" office:value="0.848725990625098">
            <text:p>0.8487259906</text:p>
          </table:table-cell>
          <table:table-cell table:formula="of:=RAND()" office:value-type="float" office:value="0.27588286739774">
            <text:p>0.2758828674</text:p>
          </table:table-cell>
          <table:table-cell table:formula="of:=RAND()" office:value-type="float" office:value="0.994393114931881">
            <text:p>0.9943931149</text:p>
          </table:table-cell>
          <table:table-cell table:formula="of:=RAND()" office:value-type="float" office:value="0.620120705338195">
            <text:p>0.6201207053</text:p>
          </table:table-cell>
          <table:table-cell table:formula="of:=RAND()" office:value-type="float" office:value="0.829108948819339">
            <text:p>0.8291089488</text:p>
          </table:table-cell>
          <table:table-cell table:formula="of:=RAND()" office:value-type="float" office:value="0.952700677793473">
            <text:p>0.9527006778</text:p>
          </table:table-cell>
          <table:table-cell table:formula="of:=RAND()" office:value-type="float" office:value="0.821248390246183">
            <text:p>0.8212483902</text:p>
          </table:table-cell>
          <table:table-cell table:formula="of:=RAND()" office:value-type="float" office:value="0.0590284403879195">
            <text:p>0.0590284404</text:p>
          </table:table-cell>
          <table:table-cell table:formula="of:=SUM([.B486:.M486])-6" office:value-type="float" office:value="0.827796972822398">
            <text:p>0.8277969728</text:p>
          </table:table-cell>
          <table:table-cell table:formula="of:=[.N486]-[.$G$6]" office:value-type="float" office:value="0.840822147962172">
            <text:p>0.840822148</text:p>
          </table:table-cell>
          <table:table-cell table:formula="of:=[.O486]*[.O486]" office:value-type="float" office:value="0.70698188450372">
            <text:p>0.7069818845</text:p>
          </table:table-cell>
        </table:table-row>
        <table:table-row table:style-name="ro1">
          <table:table-cell/>
          <table:table-cell table:formula="of:=RAND()" office:value-type="float" office:value="0.0338638660032302">
            <text:p>0.033863866</text:p>
          </table:table-cell>
          <table:table-cell table:formula="of:=RAND()" office:value-type="float" office:value="0.565747395623475">
            <text:p>0.5657473956</text:p>
          </table:table-cell>
          <table:table-cell table:formula="of:=RAND()" office:value-type="float" office:value="0.928901185514405">
            <text:p>0.9289011855</text:p>
          </table:table-cell>
          <table:table-cell table:formula="of:=RAND()" office:value-type="float" office:value="0.338691478362307">
            <text:p>0.3386914784</text:p>
          </table:table-cell>
          <table:table-cell table:formula="of:=RAND()" office:value-type="float" office:value="0.534523742971942">
            <text:p>0.534523743</text:p>
          </table:table-cell>
          <table:table-cell table:formula="of:=RAND()" office:value-type="float" office:value="0.0707672962453216">
            <text:p>0.0707672962</text:p>
          </table:table-cell>
          <table:table-cell table:formula="of:=RAND()" office:value-type="float" office:value="0.805976528907195">
            <text:p>0.8059765289</text:p>
          </table:table-cell>
          <table:table-cell table:formula="of:=RAND()" office:value-type="float" office:value="0.358996993396431">
            <text:p>0.3589969934</text:p>
          </table:table-cell>
          <table:table-cell table:formula="of:=RAND()" office:value-type="float" office:value="0.166806415654719">
            <text:p>0.1668064157</text:p>
          </table:table-cell>
          <table:table-cell table:formula="of:=RAND()" office:value-type="float" office:value="0.125465413322672">
            <text:p>0.1254654133</text:p>
          </table:table-cell>
          <table:table-cell table:formula="of:=RAND()" office:value-type="float" office:value="0.0913929657544941">
            <text:p>0.0913929658</text:p>
          </table:table-cell>
          <table:table-cell table:formula="of:=RAND()" office:value-type="float" office:value="0.50143559416756">
            <text:p>0.5014355942</text:p>
          </table:table-cell>
          <table:table-cell table:formula="of:=SUM([.B487:.M487])-6" office:value-type="float" office:value="-1.47743112407625">
            <text:p>-1.4774311241</text:p>
          </table:table-cell>
          <table:table-cell table:formula="of:=[.N487]-[.$G$6]" office:value-type="float" office:value="-1.46440594893647">
            <text:p>-1.4644059489</text:p>
          </table:table-cell>
          <table:table-cell table:formula="of:=[.O487]*[.O487]" office:value-type="float" office:value="2.14448478328053">
            <text:p>2.1444847833</text:p>
          </table:table-cell>
        </table:table-row>
        <table:table-row table:style-name="ro1">
          <table:table-cell/>
          <table:table-cell table:formula="of:=RAND()" office:value-type="float" office:value="0.108326710527763">
            <text:p>0.1083267105</text:p>
          </table:table-cell>
          <table:table-cell table:formula="of:=RAND()" office:value-type="float" office:value="0.450812725350261">
            <text:p>0.4508127254</text:p>
          </table:table-cell>
          <table:table-cell table:formula="of:=RAND()" office:value-type="float" office:value="0.388649737695232">
            <text:p>0.3886497377</text:p>
          </table:table-cell>
          <table:table-cell table:formula="of:=RAND()" office:value-type="float" office:value="0.508740953169763">
            <text:p>0.5087409532</text:p>
          </table:table-cell>
          <table:table-cell table:formula="of:=RAND()" office:value-type="float" office:value="0.839142215903848">
            <text:p>0.8391422159</text:p>
          </table:table-cell>
          <table:table-cell table:formula="of:=RAND()" office:value-type="float" office:value="0.658003959804773">
            <text:p>0.6580039598</text:p>
          </table:table-cell>
          <table:table-cell table:formula="of:=RAND()" office:value-type="float" office:value="0.230277445865795">
            <text:p>0.2302774459</text:p>
          </table:table-cell>
          <table:table-cell table:formula="of:=RAND()" office:value-type="float" office:value="0.108229854144156">
            <text:p>0.1082298541</text:p>
          </table:table-cell>
          <table:table-cell table:formula="of:=RAND()" office:value-type="float" office:value="0.39465757436119">
            <text:p>0.3946575744</text:p>
          </table:table-cell>
          <table:table-cell table:formula="of:=RAND()" office:value-type="float" office:value="0.704289324115962">
            <text:p>0.7042893241</text:p>
          </table:table-cell>
          <table:table-cell table:formula="of:=RAND()" office:value-type="float" office:value="0.962831815937534">
            <text:p>0.9628318159</text:p>
          </table:table-cell>
          <table:table-cell table:formula="of:=RAND()" office:value-type="float" office:value="0.193573010154068">
            <text:p>0.1935730102</text:p>
          </table:table-cell>
          <table:table-cell table:formula="of:=SUM([.B488:.M488])-6" office:value-type="float" office:value="-0.452464672969654">
            <text:p>-0.452464673</text:p>
          </table:table-cell>
          <table:table-cell table:formula="of:=[.N488]-[.$G$6]" office:value-type="float" office:value="-0.439439497829881">
            <text:p>-0.4394394978</text:p>
          </table:table-cell>
          <table:table-cell table:formula="of:=[.O488]*[.O488]" office:value-type="float" office:value="0.193107072252978">
            <text:p>0.1931070723</text:p>
          </table:table-cell>
        </table:table-row>
        <table:table-row table:style-name="ro1">
          <table:table-cell/>
          <table:table-cell table:formula="of:=RAND()" office:value-type="float" office:value="0.864354107994586">
            <text:p>0.864354108</text:p>
          </table:table-cell>
          <table:table-cell table:formula="of:=RAND()" office:value-type="float" office:value="0.373736171983182">
            <text:p>0.373736172</text:p>
          </table:table-cell>
          <table:table-cell table:formula="of:=RAND()" office:value-type="float" office:value="0.692716875579208">
            <text:p>0.6927168756</text:p>
          </table:table-cell>
          <table:table-cell table:formula="of:=RAND()" office:value-type="float" office:value="0.848803522065282">
            <text:p>0.8488035221</text:p>
          </table:table-cell>
          <table:table-cell table:formula="of:=RAND()" office:value-type="float" office:value="0.606321471277624">
            <text:p>0.6063214713</text:p>
          </table:table-cell>
          <table:table-cell table:formula="of:=RAND()" office:value-type="float" office:value="0.205962555482984">
            <text:p>0.2059625555</text:p>
          </table:table-cell>
          <table:table-cell table:formula="of:=RAND()" office:value-type="float" office:value="0.476856858003885">
            <text:p>0.476856858</text:p>
          </table:table-cell>
          <table:table-cell table:formula="of:=RAND()" office:value-type="float" office:value="0.297462242888287">
            <text:p>0.2974622429</text:p>
          </table:table-cell>
          <table:table-cell table:formula="of:=RAND()" office:value-type="float" office:value="0.169518984155729">
            <text:p>0.1695189842</text:p>
          </table:table-cell>
          <table:table-cell table:formula="of:=RAND()" office:value-type="float" office:value="0.247371663572267">
            <text:p>0.2473716636</text:p>
          </table:table-cell>
          <table:table-cell table:formula="of:=RAND()" office:value-type="float" office:value="0.153731566155329">
            <text:p>0.1537315662</text:p>
          </table:table-cell>
          <table:table-cell table:formula="of:=RAND()" office:value-type="float" office:value="0.361277480376884">
            <text:p>0.3612774804</text:p>
          </table:table-cell>
          <table:table-cell table:formula="of:=SUM([.B489:.M489])-6" office:value-type="float" office:value="-0.701886500464752">
            <text:p>-0.7018865005</text:p>
          </table:table-cell>
          <table:table-cell table:formula="of:=[.N489]-[.$G$6]" office:value-type="float" office:value="-0.688861325324979">
            <text:p>-0.6888613253</text:p>
          </table:table-cell>
          <table:table-cell table:formula="of:=[.O489]*[.O489]" office:value-type="float" office:value="0.474529925528486">
            <text:p>0.4745299255</text:p>
          </table:table-cell>
        </table:table-row>
        <table:table-row table:style-name="ro1">
          <table:table-cell/>
          <table:table-cell table:formula="of:=RAND()" office:value-type="float" office:value="0.947301683248952">
            <text:p>0.9473016832</text:p>
          </table:table-cell>
          <table:table-cell table:formula="of:=RAND()" office:value-type="float" office:value="0.181982573587447">
            <text:p>0.1819825736</text:p>
          </table:table-cell>
          <table:table-cell table:formula="of:=RAND()" office:value-type="float" office:value="0.447795148007572">
            <text:p>0.447795148</text:p>
          </table:table-cell>
          <table:table-cell table:formula="of:=RAND()" office:value-type="float" office:value="0.488686917582527">
            <text:p>0.4886869176</text:p>
          </table:table-cell>
          <table:table-cell table:formula="of:=RAND()" office:value-type="float" office:value="0.362482819939032">
            <text:p>0.3624828199</text:p>
          </table:table-cell>
          <table:table-cell table:formula="of:=RAND()" office:value-type="float" office:value="0.0239625326357782">
            <text:p>0.0239625326</text:p>
          </table:table-cell>
          <table:table-cell table:formula="of:=RAND()" office:value-type="float" office:value="0.727095514303073">
            <text:p>0.7270955143</text:p>
          </table:table-cell>
          <table:table-cell table:formula="of:=RAND()" office:value-type="float" office:value="0.272504210937768">
            <text:p>0.2725042109</text:p>
          </table:table-cell>
          <table:table-cell table:formula="of:=RAND()" office:value-type="float" office:value="0.934466502862051">
            <text:p>0.9344665029</text:p>
          </table:table-cell>
          <table:table-cell table:formula="of:=RAND()" office:value-type="float" office:value="0.837677885545418">
            <text:p>0.8376778855</text:p>
          </table:table-cell>
          <table:table-cell table:formula="of:=RAND()" office:value-type="float" office:value="0.172451915452257">
            <text:p>0.1724519155</text:p>
          </table:table-cell>
          <table:table-cell table:formula="of:=RAND()" office:value-type="float" office:value="0.0274196760728955">
            <text:p>0.0274196761</text:p>
          </table:table-cell>
          <table:table-cell table:formula="of:=SUM([.B490:.M490])-6" office:value-type="float" office:value="-0.576172619825229">
            <text:p>-0.5761726198</text:p>
          </table:table-cell>
          <table:table-cell table:formula="of:=[.N490]-[.$G$6]" office:value-type="float" office:value="-0.563147444685455">
            <text:p>-0.5631474447</text:p>
          </table:table-cell>
          <table:table-cell table:formula="of:=[.O490]*[.O490]" office:value-type="float" office:value="0.317135044455758">
            <text:p>0.3171350445</text:p>
          </table:table-cell>
        </table:table-row>
        <table:table-row table:style-name="ro1">
          <table:table-cell/>
          <table:table-cell table:formula="of:=RAND()" office:value-type="float" office:value="0.309855804778635">
            <text:p>0.3098558048</text:p>
          </table:table-cell>
          <table:table-cell table:formula="of:=RAND()" office:value-type="float" office:value="0.343557996442541">
            <text:p>0.3435579964</text:p>
          </table:table-cell>
          <table:table-cell table:formula="of:=RAND()" office:value-type="float" office:value="0.39970356086269">
            <text:p>0.3997035609</text:p>
          </table:table-cell>
          <table:table-cell table:formula="of:=RAND()" office:value-type="float" office:value="0.398408129811287">
            <text:p>0.3984081298</text:p>
          </table:table-cell>
          <table:table-cell table:formula="of:=RAND()" office:value-type="float" office:value="0.0468721496872604">
            <text:p>0.0468721497</text:p>
          </table:table-cell>
          <table:table-cell table:formula="of:=RAND()" office:value-type="float" office:value="0.0431592117529362">
            <text:p>0.0431592118</text:p>
          </table:table-cell>
          <table:table-cell table:formula="of:=RAND()" office:value-type="float" office:value="0.793223820626736">
            <text:p>0.7932238206</text:p>
          </table:table-cell>
          <table:table-cell table:formula="of:=RAND()" office:value-type="float" office:value="0.780228138202801">
            <text:p>0.7802281382</text:p>
          </table:table-cell>
          <table:table-cell table:formula="of:=RAND()" office:value-type="float" office:value="0.719900244614109">
            <text:p>0.7199002446</text:p>
          </table:table-cell>
          <table:table-cell table:formula="of:=RAND()" office:value-type="float" office:value="0.174309384776279">
            <text:p>0.1743093848</text:p>
          </table:table-cell>
          <table:table-cell table:formula="of:=RAND()" office:value-type="float" office:value="0.180085948901251">
            <text:p>0.1800859489</text:p>
          </table:table-cell>
          <table:table-cell table:formula="of:=RAND()" office:value-type="float" office:value="0.153422437375411">
            <text:p>0.1534224374</text:p>
          </table:table-cell>
          <table:table-cell table:formula="of:=SUM([.B491:.M491])-6" office:value-type="float" office:value="-1.65727317216806">
            <text:p>-1.6572731722</text:p>
          </table:table-cell>
          <table:table-cell table:formula="of:=[.N491]-[.$G$6]" office:value-type="float" office:value="-1.64424799702829">
            <text:p>-1.644247997</text:p>
          </table:table-cell>
          <table:table-cell table:formula="of:=[.O491]*[.O491]" office:value-type="float" office:value="2.70355147573154">
            <text:p>2.7035514757</text:p>
          </table:table-cell>
        </table:table-row>
        <table:table-row table:style-name="ro1">
          <table:table-cell/>
          <table:table-cell table:formula="of:=RAND()" office:value-type="float" office:value="0.26059483573772">
            <text:p>0.2605948357</text:p>
          </table:table-cell>
          <table:table-cell table:formula="of:=RAND()" office:value-type="float" office:value="0.944726377958432">
            <text:p>0.944726378</text:p>
          </table:table-cell>
          <table:table-cell table:formula="of:=RAND()" office:value-type="float" office:value="0.243323095841333">
            <text:p>0.2433230958</text:p>
          </table:table-cell>
          <table:table-cell table:formula="of:=RAND()" office:value-type="float" office:value="0.569864687742665">
            <text:p>0.5698646877</text:p>
          </table:table-cell>
          <table:table-cell table:formula="of:=RAND()" office:value-type="float" office:value="0.127717523602769">
            <text:p>0.1277175236</text:p>
          </table:table-cell>
          <table:table-cell table:formula="of:=RAND()" office:value-type="float" office:value="0.695685205049813">
            <text:p>0.695685205</text:p>
          </table:table-cell>
          <table:table-cell table:formula="of:=RAND()" office:value-type="float" office:value="0.142457419773564">
            <text:p>0.1424574198</text:p>
          </table:table-cell>
          <table:table-cell table:formula="of:=RAND()" office:value-type="float" office:value="0.547836099518463">
            <text:p>0.5478360995</text:p>
          </table:table-cell>
          <table:table-cell table:formula="of:=RAND()" office:value-type="float" office:value="0.763850764604285">
            <text:p>0.7638507646</text:p>
          </table:table-cell>
          <table:table-cell table:formula="of:=RAND()" office:value-type="float" office:value="0.636362406425178">
            <text:p>0.6363624064</text:p>
          </table:table-cell>
          <table:table-cell table:formula="of:=RAND()" office:value-type="float" office:value="0.147205622633919">
            <text:p>0.1472056226</text:p>
          </table:table-cell>
          <table:table-cell table:formula="of:=RAND()" office:value-type="float" office:value="0.634904046077281">
            <text:p>0.6349040461</text:p>
          </table:table-cell>
          <table:table-cell table:formula="of:=SUM([.B492:.M492])-6" office:value-type="float" office:value="-0.285471915034577">
            <text:p>-0.285471915</text:p>
          </table:table-cell>
          <table:table-cell table:formula="of:=[.N492]-[.$G$6]" office:value-type="float" office:value="-0.272446739894804">
            <text:p>-0.2724467399</text:p>
          </table:table-cell>
          <table:table-cell table:formula="of:=[.O492]*[.O492]" office:value-type="float" office:value="0.0742272260793068">
            <text:p>0.0742272261</text:p>
          </table:table-cell>
        </table:table-row>
        <table:table-row table:style-name="ro1">
          <table:table-cell/>
          <table:table-cell table:formula="of:=RAND()" office:value-type="float" office:value="0.0964790584985167">
            <text:p>0.0964790585</text:p>
          </table:table-cell>
          <table:table-cell table:formula="of:=RAND()" office:value-type="float" office:value="0.272708923090249">
            <text:p>0.2727089231</text:p>
          </table:table-cell>
          <table:table-cell table:formula="of:=RAND()" office:value-type="float" office:value="0.996920142089948">
            <text:p>0.9969201421</text:p>
          </table:table-cell>
          <table:table-cell table:formula="of:=RAND()" office:value-type="float" office:value="0.843062968924642">
            <text:p>0.8430629689</text:p>
          </table:table-cell>
          <table:table-cell table:formula="of:=RAND()" office:value-type="float" office:value="0.172689380822703">
            <text:p>0.1726893808</text:p>
          </table:table-cell>
          <table:table-cell table:formula="of:=RAND()" office:value-type="float" office:value="0.275704147526994">
            <text:p>0.2757041475</text:p>
          </table:table-cell>
          <table:table-cell table:formula="of:=RAND()" office:value-type="float" office:value="0.894347940571606">
            <text:p>0.8943479406</text:p>
          </table:table-cell>
          <table:table-cell table:formula="of:=RAND()" office:value-type="float" office:value="0.292042829794809">
            <text:p>0.2920428298</text:p>
          </table:table-cell>
          <table:table-cell table:formula="of:=RAND()" office:value-type="float" office:value="0.4169787382707">
            <text:p>0.4169787383</text:p>
          </table:table-cell>
          <table:table-cell table:formula="of:=RAND()" office:value-type="float" office:value="0.440395724726841">
            <text:p>0.4403957247</text:p>
          </table:table-cell>
          <table:table-cell table:formula="of:=RAND()" office:value-type="float" office:value="0.112176147988066">
            <text:p>0.112176148</text:p>
          </table:table-cell>
          <table:table-cell table:formula="of:=RAND()" office:value-type="float" office:value="0.966145457234234">
            <text:p>0.9661454572</text:p>
          </table:table-cell>
          <table:table-cell table:formula="of:=SUM([.B493:.M493])-6" office:value-type="float" office:value="-0.220348540460691">
            <text:p>-0.2203485405</text:p>
          </table:table-cell>
          <table:table-cell table:formula="of:=[.N493]-[.$G$6]" office:value-type="float" office:value="-0.207323365320917">
            <text:p>-0.2073233653</text:p>
          </table:table-cell>
          <table:table-cell table:formula="of:=[.O493]*[.O493]" office:value-type="float" office:value="0.0429829778079905">
            <text:p>0.0429829778</text:p>
          </table:table-cell>
        </table:table-row>
        <table:table-row table:style-name="ro1">
          <table:table-cell/>
          <table:table-cell table:formula="of:=RAND()" office:value-type="float" office:value="0.622542903525755">
            <text:p>0.6225429035</text:p>
          </table:table-cell>
          <table:table-cell table:formula="of:=RAND()" office:value-type="float" office:value="0.848072711378336">
            <text:p>0.8480727114</text:p>
          </table:table-cell>
          <table:table-cell table:formula="of:=RAND()" office:value-type="float" office:value="0.642400073353201">
            <text:p>0.6424000734</text:p>
          </table:table-cell>
          <table:table-cell table:formula="of:=RAND()" office:value-type="float" office:value="0.226272213971242">
            <text:p>0.226272214</text:p>
          </table:table-cell>
          <table:table-cell table:formula="of:=RAND()" office:value-type="float" office:value="0.361378664849326">
            <text:p>0.3613786648</text:p>
          </table:table-cell>
          <table:table-cell table:formula="of:=RAND()" office:value-type="float" office:value="0.238801929866895">
            <text:p>0.2388019299</text:p>
          </table:table-cell>
          <table:table-cell table:formula="of:=RAND()" office:value-type="float" office:value="0.927351301535964">
            <text:p>0.9273513015</text:p>
          </table:table-cell>
          <table:table-cell table:formula="of:=RAND()" office:value-type="float" office:value="0.190331442514434">
            <text:p>0.1903314425</text:p>
          </table:table-cell>
          <table:table-cell table:formula="of:=RAND()" office:value-type="float" office:value="0.605949753429741">
            <text:p>0.6059497534</text:p>
          </table:table-cell>
          <table:table-cell table:formula="of:=RAND()" office:value-type="float" office:value="0.165246529271826">
            <text:p>0.1652465293</text:p>
          </table:table-cell>
          <table:table-cell table:formula="of:=RAND()" office:value-type="float" office:value="0.897959771333262">
            <text:p>0.8979597713</text:p>
          </table:table-cell>
          <table:table-cell table:formula="of:=RAND()" office:value-type="float" office:value="0.883441772079095">
            <text:p>0.8834417721</text:p>
          </table:table-cell>
          <table:table-cell table:formula="of:=SUM([.B494:.M494])-6" office:value-type="float" office:value="0.609749067109078">
            <text:p>0.6097490671</text:p>
          </table:table-cell>
          <table:table-cell table:formula="of:=[.N494]-[.$G$6]" office:value-type="float" office:value="0.622774242248852">
            <text:p>0.6227742422</text:p>
          </table:table-cell>
          <table:table-cell table:formula="of:=[.O494]*[.O494]" office:value-type="float" office:value="0.387847756808631">
            <text:p>0.3878477568</text:p>
          </table:table-cell>
        </table:table-row>
        <table:table-row table:style-name="ro1">
          <table:table-cell/>
          <table:table-cell table:formula="of:=RAND()" office:value-type="float" office:value="0.175678040133789">
            <text:p>0.1756780401</text:p>
          </table:table-cell>
          <table:table-cell table:formula="of:=RAND()" office:value-type="float" office:value="0.637012022081763">
            <text:p>0.6370120221</text:p>
          </table:table-cell>
          <table:table-cell table:formula="of:=RAND()" office:value-type="float" office:value="0.243394449818879">
            <text:p>0.2433944498</text:p>
          </table:table-cell>
          <table:table-cell table:formula="of:=RAND()" office:value-type="float" office:value="0.911174604669213">
            <text:p>0.9111746047</text:p>
          </table:table-cell>
          <table:table-cell table:formula="of:=RAND()" office:value-type="float" office:value="0.488123440183699">
            <text:p>0.4881234402</text:p>
          </table:table-cell>
          <table:table-cell table:formula="of:=RAND()" office:value-type="float" office:value="0.507823996245861">
            <text:p>0.5078239962</text:p>
          </table:table-cell>
          <table:table-cell table:formula="of:=RAND()" office:value-type="float" office:value="0.376727277645841">
            <text:p>0.3767272776</text:p>
          </table:table-cell>
          <table:table-cell table:formula="of:=RAND()" office:value-type="float" office:value="0.822766763390973">
            <text:p>0.8227667634</text:p>
          </table:table-cell>
          <table:table-cell table:formula="of:=RAND()" office:value-type="float" office:value="0.443263252265751">
            <text:p>0.4432632523</text:p>
          </table:table-cell>
          <table:table-cell table:formula="of:=RAND()" office:value-type="float" office:value="0.0732705215923488">
            <text:p>0.0732705216</text:p>
          </table:table-cell>
          <table:table-cell table:formula="of:=RAND()" office:value-type="float" office:value="0.124098310247064">
            <text:p>0.1240983102</text:p>
          </table:table-cell>
          <table:table-cell table:formula="of:=RAND()" office:value-type="float" office:value="0.202172522200271">
            <text:p>0.2021725222</text:p>
          </table:table-cell>
          <table:table-cell table:formula="of:=SUM([.B495:.M495])-6" office:value-type="float" office:value="-0.994494799524546">
            <text:p>-0.9944947995</text:p>
          </table:table-cell>
          <table:table-cell table:formula="of:=[.N495]-[.$G$6]" office:value-type="float" office:value="-0.981469624384772">
            <text:p>-0.9814696244</text:p>
          </table:table-cell>
          <table:table-cell table:formula="of:=[.O495]*[.O495]" office:value-type="float" office:value="0.963282623589985">
            <text:p>0.9632826236</text:p>
          </table:table-cell>
        </table:table-row>
        <table:table-row table:style-name="ro1">
          <table:table-cell/>
          <table:table-cell table:formula="of:=RAND()" office:value-type="float" office:value="0.858137999428436">
            <text:p>0.8581379994</text:p>
          </table:table-cell>
          <table:table-cell table:formula="of:=RAND()" office:value-type="float" office:value="0.219789608381689">
            <text:p>0.2197896084</text:p>
          </table:table-cell>
          <table:table-cell table:formula="of:=RAND()" office:value-type="float" office:value="0.83520309953019">
            <text:p>0.8352030995</text:p>
          </table:table-cell>
          <table:table-cell table:formula="of:=RAND()" office:value-type="float" office:value="0.994918453041464">
            <text:p>0.994918453</text:p>
          </table:table-cell>
          <table:table-cell table:formula="of:=RAND()" office:value-type="float" office:value="0.472945644985884">
            <text:p>0.472945645</text:p>
          </table:table-cell>
          <table:table-cell table:formula="of:=RAND()" office:value-type="float" office:value="0.758367339847609">
            <text:p>0.7583673398</text:p>
          </table:table-cell>
          <table:table-cell table:formula="of:=RAND()" office:value-type="float" office:value="0.10605510417372">
            <text:p>0.1060551042</text:p>
          </table:table-cell>
          <table:table-cell table:formula="of:=RAND()" office:value-type="float" office:value="0.262067224830389">
            <text:p>0.2620672248</text:p>
          </table:table-cell>
          <table:table-cell table:formula="of:=RAND()" office:value-type="float" office:value="0.168227651622146">
            <text:p>0.1682276516</text:p>
          </table:table-cell>
          <table:table-cell table:formula="of:=RAND()" office:value-type="float" office:value="0.813954290002584">
            <text:p>0.81395429</text:p>
          </table:table-cell>
          <table:table-cell table:formula="of:=RAND()" office:value-type="float" office:value="0.810094948392361">
            <text:p>0.8100949484</text:p>
          </table:table-cell>
          <table:table-cell table:formula="of:=RAND()" office:value-type="float" office:value="0.502115000970662">
            <text:p>0.502115001</text:p>
          </table:table-cell>
          <table:table-cell table:formula="of:=SUM([.B496:.M496])-6" office:value-type="float" office:value="0.801876365207136">
            <text:p>0.8018763652</text:p>
          </table:table-cell>
          <table:table-cell table:formula="of:=[.N496]-[.$G$6]" office:value-type="float" office:value="0.814901540346909">
            <text:p>0.8149015403</text:p>
          </table:table-cell>
          <table:table-cell table:formula="of:=[.O496]*[.O496]" office:value-type="float" office:value="0.664064520459765">
            <text:p>0.6640645205</text:p>
          </table:table-cell>
        </table:table-row>
        <table:table-row table:style-name="ro1">
          <table:table-cell/>
          <table:table-cell table:formula="of:=RAND()" office:value-type="float" office:value="0.39303725771606">
            <text:p>0.3930372577</text:p>
          </table:table-cell>
          <table:table-cell table:formula="of:=RAND()" office:value-type="float" office:value="0.265544112073258">
            <text:p>0.2655441121</text:p>
          </table:table-cell>
          <table:table-cell table:formula="of:=RAND()" office:value-type="float" office:value="0.65544813638553">
            <text:p>0.6554481364</text:p>
          </table:table-cell>
          <table:table-cell table:formula="of:=RAND()" office:value-type="float" office:value="0.242895641131327">
            <text:p>0.2428956411</text:p>
          </table:table-cell>
          <table:table-cell table:formula="of:=RAND()" office:value-type="float" office:value="0.496312267147005">
            <text:p>0.4963122671</text:p>
          </table:table-cell>
          <table:table-cell table:formula="of:=RAND()" office:value-type="float" office:value="0.0198367547709495">
            <text:p>0.0198367548</text:p>
          </table:table-cell>
          <table:table-cell table:formula="of:=RAND()" office:value-type="float" office:value="0.0475011803209782">
            <text:p>0.0475011803</text:p>
          </table:table-cell>
          <table:table-cell table:formula="of:=RAND()" office:value-type="float" office:value="0.323085755109787">
            <text:p>0.3230857551</text:p>
          </table:table-cell>
          <table:table-cell table:formula="of:=RAND()" office:value-type="float" office:value="0.447521443478763">
            <text:p>0.4475214435</text:p>
          </table:table-cell>
          <table:table-cell table:formula="of:=RAND()" office:value-type="float" office:value="0.775499347597361">
            <text:p>0.7754993476</text:p>
          </table:table-cell>
          <table:table-cell table:formula="of:=RAND()" office:value-type="float" office:value="0.186505313031375">
            <text:p>0.186505313</text:p>
          </table:table-cell>
          <table:table-cell table:formula="of:=RAND()" office:value-type="float" office:value="0.778020890895277">
            <text:p>0.7780208909</text:p>
          </table:table-cell>
          <table:table-cell table:formula="of:=SUM([.B497:.M497])-6" office:value-type="float" office:value="-1.36879190034233">
            <text:p>-1.3687919003</text:p>
          </table:table-cell>
          <table:table-cell table:formula="of:=[.N497]-[.$G$6]" office:value-type="float" office:value="-1.35576672520256">
            <text:p>-1.3557667252</text:p>
          </table:table-cell>
          <table:table-cell table:formula="of:=[.O497]*[.O497]" office:value-type="float" office:value="1.83810341316647">
            <text:p>1.8381034132</text:p>
          </table:table-cell>
        </table:table-row>
        <table:table-row table:style-name="ro1">
          <table:table-cell/>
          <table:table-cell table:formula="of:=RAND()" office:value-type="float" office:value="0.860781993251294">
            <text:p>0.8607819933</text:p>
          </table:table-cell>
          <table:table-cell table:formula="of:=RAND()" office:value-type="float" office:value="0.181084893411025">
            <text:p>0.1810848934</text:p>
          </table:table-cell>
          <table:table-cell table:formula="of:=RAND()" office:value-type="float" office:value="0.89475822634995">
            <text:p>0.8947582263</text:p>
          </table:table-cell>
          <table:table-cell table:formula="of:=RAND()" office:value-type="float" office:value="0.784953885013238">
            <text:p>0.784953885</text:p>
          </table:table-cell>
          <table:table-cell table:formula="of:=RAND()" office:value-type="float" office:value="0.689365777652711">
            <text:p>0.6893657777</text:p>
          </table:table-cell>
          <table:table-cell table:formula="of:=RAND()" office:value-type="float" office:value="0.124321865383536">
            <text:p>0.1243218654</text:p>
          </table:table-cell>
          <table:table-cell table:formula="of:=RAND()" office:value-type="float" office:value="0.97349494881928">
            <text:p>0.9734949488</text:p>
          </table:table-cell>
          <table:table-cell table:formula="of:=RAND()" office:value-type="float" office:value="0.175369919510558">
            <text:p>0.1753699195</text:p>
          </table:table-cell>
          <table:table-cell table:formula="of:=RAND()" office:value-type="float" office:value="0.132395526859909">
            <text:p>0.1323955269</text:p>
          </table:table-cell>
          <table:table-cell table:formula="of:=RAND()" office:value-type="float" office:value="0.982653659069911">
            <text:p>0.9826536591</text:p>
          </table:table-cell>
          <table:table-cell table:formula="of:=RAND()" office:value-type="float" office:value="0.321476363576949">
            <text:p>0.3214763636</text:p>
          </table:table-cell>
          <table:table-cell table:formula="of:=RAND()" office:value-type="float" office:value="0.295471646124497">
            <text:p>0.2954716461</text:p>
          </table:table-cell>
          <table:table-cell table:formula="of:=SUM([.B498:.M498])-6" office:value-type="float" office:value="0.416128705022857">
            <text:p>0.416128705</text:p>
          </table:table-cell>
          <table:table-cell table:formula="of:=[.N498]-[.$G$6]" office:value-type="float" office:value="0.42915388016263">
            <text:p>0.4291538802</text:p>
          </table:table-cell>
          <table:table-cell table:formula="of:=[.O498]*[.O498]" office:value-type="float" office:value="0.184173052858641">
            <text:p>0.1841730529</text:p>
          </table:table-cell>
        </table:table-row>
        <table:table-row table:style-name="ro1">
          <table:table-cell/>
          <table:table-cell table:formula="of:=RAND()" office:value-type="float" office:value="0.841210785787553">
            <text:p>0.8412107858</text:p>
          </table:table-cell>
          <table:table-cell table:formula="of:=RAND()" office:value-type="float" office:value="0.98638007324189">
            <text:p>0.9863800732</text:p>
          </table:table-cell>
          <table:table-cell table:formula="of:=RAND()" office:value-type="float" office:value="0.336179897887632">
            <text:p>0.3361798979</text:p>
          </table:table-cell>
          <table:table-cell table:formula="of:=RAND()" office:value-type="float" office:value="0.668376316549256">
            <text:p>0.6683763165</text:p>
          </table:table-cell>
          <table:table-cell table:formula="of:=RAND()" office:value-type="float" office:value="0.76698229345493">
            <text:p>0.7669822935</text:p>
          </table:table-cell>
          <table:table-cell table:formula="of:=RAND()" office:value-type="float" office:value="0.0632170483004302">
            <text:p>0.0632170483</text:p>
          </table:table-cell>
          <table:table-cell table:formula="of:=RAND()" office:value-type="float" office:value="0.760277926921845">
            <text:p>0.7602779269</text:p>
          </table:table-cell>
          <table:table-cell table:formula="of:=RAND()" office:value-type="float" office:value="0.0350433080457151">
            <text:p>0.035043308</text:p>
          </table:table-cell>
          <table:table-cell table:formula="of:=RAND()" office:value-type="float" office:value="0.393618769943714">
            <text:p>0.3936187699</text:p>
          </table:table-cell>
          <table:table-cell table:formula="of:=RAND()" office:value-type="float" office:value="0.288060893071815">
            <text:p>0.2880608931</text:p>
          </table:table-cell>
          <table:table-cell table:formula="of:=RAND()" office:value-type="float" office:value="0.754461484029889">
            <text:p>0.754461484</text:p>
          </table:table-cell>
          <table:table-cell table:formula="of:=RAND()" office:value-type="float" office:value="0.326958783902228">
            <text:p>0.3269587839</text:p>
          </table:table-cell>
          <table:table-cell table:formula="of:=SUM([.B499:.M499])-6" office:value-type="float" office:value="0.220767581136897">
            <text:p>0.2207675811</text:p>
          </table:table-cell>
          <table:table-cell table:formula="of:=[.N499]-[.$G$6]" office:value-type="float" office:value="0.233792756276671">
            <text:p>0.2337927563</text:p>
          </table:table-cell>
          <table:table-cell table:formula="of:=[.O499]*[.O499]" office:value-type="float" office:value="0.0546590528874428">
            <text:p>0.0546590529</text:p>
          </table:table-cell>
        </table:table-row>
        <table:table-row table:style-name="ro1">
          <table:table-cell/>
          <table:table-cell table:formula="of:=RAND()" office:value-type="float" office:value="0.440517960349098">
            <text:p>0.4405179603</text:p>
          </table:table-cell>
          <table:table-cell table:formula="of:=RAND()" office:value-type="float" office:value="0.426668908214197">
            <text:p>0.4266689082</text:p>
          </table:table-cell>
          <table:table-cell table:formula="of:=RAND()" office:value-type="float" office:value="0.139579518232495">
            <text:p>0.1395795182</text:p>
          </table:table-cell>
          <table:table-cell table:formula="of:=RAND()" office:value-type="float" office:value="0.880756667815149">
            <text:p>0.8807566678</text:p>
          </table:table-cell>
          <table:table-cell table:formula="of:=RAND()" office:value-type="float" office:value="0.394427149090916">
            <text:p>0.3944271491</text:p>
          </table:table-cell>
          <table:table-cell table:formula="of:=RAND()" office:value-type="float" office:value="0.889467649627477">
            <text:p>0.8894676496</text:p>
          </table:table-cell>
          <table:table-cell table:formula="of:=RAND()" office:value-type="float" office:value="0.826955415541306">
            <text:p>0.8269554155</text:p>
          </table:table-cell>
          <table:table-cell table:formula="of:=RAND()" office:value-type="float" office:value="0.408761368133128">
            <text:p>0.4087613681</text:p>
          </table:table-cell>
          <table:table-cell table:formula="of:=RAND()" office:value-type="float" office:value="0.154849418438971">
            <text:p>0.1548494184</text:p>
          </table:table-cell>
          <table:table-cell table:formula="of:=RAND()" office:value-type="float" office:value="0.567065300885588">
            <text:p>0.5670653009</text:p>
          </table:table-cell>
          <table:table-cell table:formula="of:=RAND()" office:value-type="float" office:value="0.89296498708427">
            <text:p>0.8929649871</text:p>
          </table:table-cell>
          <table:table-cell table:formula="of:=RAND()" office:value-type="float" office:value="0.662267557345331">
            <text:p>0.6622675573</text:p>
          </table:table-cell>
          <table:table-cell table:formula="of:=SUM([.B500:.M500])-6" office:value-type="float" office:value="0.684281900757924">
            <text:p>0.6842819008</text:p>
          </table:table-cell>
          <table:table-cell table:formula="of:=[.N500]-[.$G$6]" office:value-type="float" office:value="0.697307075897697">
            <text:p>0.6973070759</text:p>
          </table:table-cell>
          <table:table-cell table:formula="of:=[.O500]*[.O500]" office:value-type="float" office:value="0.486237158096997">
            <text:p>0.4862371581</text:p>
          </table:table-cell>
        </table:table-row>
        <table:table-row table:style-name="ro1">
          <table:table-cell/>
          <table:table-cell table:formula="of:=RAND()" office:value-type="float" office:value="0.463863703422248">
            <text:p>0.4638637034</text:p>
          </table:table-cell>
          <table:table-cell table:formula="of:=RAND()" office:value-type="float" office:value="0.664558394346386">
            <text:p>0.6645583943</text:p>
          </table:table-cell>
          <table:table-cell table:formula="of:=RAND()" office:value-type="float" office:value="0.184371917042881">
            <text:p>0.184371917</text:p>
          </table:table-cell>
          <table:table-cell table:formula="of:=RAND()" office:value-type="float" office:value="0.395995977334678">
            <text:p>0.3959959773</text:p>
          </table:table-cell>
          <table:table-cell table:formula="of:=RAND()" office:value-type="float" office:value="0.0406279186718166">
            <text:p>0.0406279187</text:p>
          </table:table-cell>
          <table:table-cell table:formula="of:=RAND()" office:value-type="float" office:value="0.134830327937379">
            <text:p>0.1348303279</text:p>
          </table:table-cell>
          <table:table-cell table:formula="of:=RAND()" office:value-type="float" office:value="0.600481115980074">
            <text:p>0.600481116</text:p>
          </table:table-cell>
          <table:table-cell table:formula="of:=RAND()" office:value-type="float" office:value="0.074417833937332">
            <text:p>0.0744178339</text:p>
          </table:table-cell>
          <table:table-cell table:formula="of:=RAND()" office:value-type="float" office:value="0.20306374062784">
            <text:p>0.2030637406</text:p>
          </table:table-cell>
          <table:table-cell table:formula="of:=RAND()" office:value-type="float" office:value="0.792239659233019">
            <text:p>0.7922396592</text:p>
          </table:table-cell>
          <table:table-cell table:formula="of:=RAND()" office:value-type="float" office:value="0.575251405127347">
            <text:p>0.5752514051</text:p>
          </table:table-cell>
          <table:table-cell table:formula="of:=RAND()" office:value-type="float" office:value="0.192894317675382">
            <text:p>0.1928943177</text:p>
          </table:table-cell>
          <table:table-cell table:formula="of:=SUM([.B501:.M501])-6" office:value-type="float" office:value="-1.67740368866362">
            <text:p>-1.6774036887</text:p>
          </table:table-cell>
          <table:table-cell table:formula="of:=[.N501]-[.$G$6]" office:value-type="float" office:value="-1.66437851352384">
            <text:p>-1.6643785135</text:p>
          </table:table-cell>
          <table:table-cell table:formula="of:=[.O501]*[.O501]" office:value-type="float" office:value="2.77015583627984">
            <text:p>2.7701558363</text:p>
          </table:table-cell>
        </table:table-row>
        <table:table-row table:style-name="ro1">
          <table:table-cell/>
          <table:table-cell table:formula="of:=RAND()" office:value-type="float" office:value="0.48167772567831">
            <text:p>0.4816777257</text:p>
          </table:table-cell>
          <table:table-cell table:formula="of:=RAND()" office:value-type="float" office:value="0.944255087291822">
            <text:p>0.9442550873</text:p>
          </table:table-cell>
          <table:table-cell table:formula="of:=RAND()" office:value-type="float" office:value="0.58323108102195">
            <text:p>0.583231081</text:p>
          </table:table-cell>
          <table:table-cell table:formula="of:=RAND()" office:value-type="float" office:value="0.333787981886417">
            <text:p>0.3337879819</text:p>
          </table:table-cell>
          <table:table-cell table:formula="of:=RAND()" office:value-type="float" office:value="0.00754107790999115">
            <text:p>0.0075410779</text:p>
          </table:table-cell>
          <table:table-cell table:formula="of:=RAND()" office:value-type="float" office:value="0.900200520176441">
            <text:p>0.9002005202</text:p>
          </table:table-cell>
          <table:table-cell table:formula="of:=RAND()" office:value-type="float" office:value="0.356628218200058">
            <text:p>0.3566282182</text:p>
          </table:table-cell>
          <table:table-cell table:formula="of:=RAND()" office:value-type="float" office:value="0.33068495686166">
            <text:p>0.3306849569</text:p>
          </table:table-cell>
          <table:table-cell table:formula="of:=RAND()" office:value-type="float" office:value="0.457237447146326">
            <text:p>0.4572374471</text:p>
          </table:table-cell>
          <table:table-cell table:formula="of:=RAND()" office:value-type="float" office:value="0.380479394923896">
            <text:p>0.3804793949</text:p>
          </table:table-cell>
          <table:table-cell table:formula="of:=RAND()" office:value-type="float" office:value="0.908342087175697">
            <text:p>0.9083420872</text:p>
          </table:table-cell>
          <table:table-cell table:formula="of:=RAND()" office:value-type="float" office:value="0.65806051925756">
            <text:p>0.6580605193</text:p>
          </table:table-cell>
          <table:table-cell table:formula="of:=SUM([.B502:.M502])-6" office:value-type="float" office:value="0.342126097530127">
            <text:p>0.3421260975</text:p>
          </table:table-cell>
          <table:table-cell table:formula="of:=[.N502]-[.$G$6]" office:value-type="float" office:value="0.3551512726699">
            <text:p>0.3551512727</text:p>
          </table:table-cell>
          <table:table-cell table:formula="of:=[.O502]*[.O502]" office:value-type="float" office:value="0.12613242647905">
            <text:p>0.1261324265</text:p>
          </table:table-cell>
        </table:table-row>
        <table:table-row table:style-name="ro1">
          <table:table-cell/>
          <table:table-cell table:formula="of:=RAND()" office:value-type="float" office:value="0.549094111891463">
            <text:p>0.5490941119</text:p>
          </table:table-cell>
          <table:table-cell table:formula="of:=RAND()" office:value-type="float" office:value="0.00993585516698658">
            <text:p>0.0099358552</text:p>
          </table:table-cell>
          <table:table-cell table:formula="of:=RAND()" office:value-type="float" office:value="0.268250174587592">
            <text:p>0.2682501746</text:p>
          </table:table-cell>
          <table:table-cell table:formula="of:=RAND()" office:value-type="float" office:value="0.900956369237974">
            <text:p>0.9009563692</text:p>
          </table:table-cell>
          <table:table-cell table:formula="of:=RAND()" office:value-type="float" office:value="0.84127879771404">
            <text:p>0.8412787977</text:p>
          </table:table-cell>
          <table:table-cell table:formula="of:=RAND()" office:value-type="float" office:value="0.210531015181914">
            <text:p>0.2105310152</text:p>
          </table:table-cell>
          <table:table-cell table:formula="of:=RAND()" office:value-type="float" office:value="0.633097033249214">
            <text:p>0.6330970332</text:p>
          </table:table-cell>
          <table:table-cell table:formula="of:=RAND()" office:value-type="float" office:value="0.694309861864895">
            <text:p>0.6943098619</text:p>
          </table:table-cell>
          <table:table-cell table:formula="of:=RAND()" office:value-type="float" office:value="0.514910901430994">
            <text:p>0.5149109014</text:p>
          </table:table-cell>
          <table:table-cell table:formula="of:=RAND()" office:value-type="float" office:value="0.951627637725323">
            <text:p>0.9516276377</text:p>
          </table:table-cell>
          <table:table-cell table:formula="of:=RAND()" office:value-type="float" office:value="0.868649535113946">
            <text:p>0.8686495351</text:p>
          </table:table-cell>
          <table:table-cell table:formula="of:=RAND()" office:value-type="float" office:value="0.301369732944295">
            <text:p>0.3013697329</text:p>
          </table:table-cell>
          <table:table-cell table:formula="of:=SUM([.B503:.M503])-6" office:value-type="float" office:value="0.744011026108637">
            <text:p>0.7440110261</text:p>
          </table:table-cell>
          <table:table-cell table:formula="of:=[.N503]-[.$G$6]" office:value-type="float" office:value="0.757036201248411">
            <text:p>0.7570362012</text:p>
          </table:table-cell>
          <table:table-cell table:formula="of:=[.O503]*[.O503]" office:value-type="float" office:value="0.573103810000625">
            <text:p>0.57310381</text:p>
          </table:table-cell>
        </table:table-row>
        <table:table-row table:style-name="ro1">
          <table:table-cell/>
          <table:table-cell table:formula="of:=RAND()" office:value-type="float" office:value="0.98058215319179">
            <text:p>0.9805821532</text:p>
          </table:table-cell>
          <table:table-cell table:formula="of:=RAND()" office:value-type="float" office:value="0.909170673927292">
            <text:p>0.9091706739</text:p>
          </table:table-cell>
          <table:table-cell table:formula="of:=RAND()" office:value-type="float" office:value="0.0883758107665926">
            <text:p>0.0883758108</text:p>
          </table:table-cell>
          <table:table-cell table:formula="of:=RAND()" office:value-type="float" office:value="0.699605148285627">
            <text:p>0.6996051483</text:p>
          </table:table-cell>
          <table:table-cell table:formula="of:=RAND()" office:value-type="float" office:value="0.270242325495929">
            <text:p>0.2702423255</text:p>
          </table:table-cell>
          <table:table-cell table:formula="of:=RAND()" office:value-type="float" office:value="0.256277151638642">
            <text:p>0.2562771516</text:p>
          </table:table-cell>
          <table:table-cell table:formula="of:=RAND()" office:value-type="float" office:value="0.419647009111941">
            <text:p>0.4196470091</text:p>
          </table:table-cell>
          <table:table-cell table:formula="of:=RAND()" office:value-type="float" office:value="0.347781918942928">
            <text:p>0.3477819189</text:p>
          </table:table-cell>
          <table:table-cell table:formula="of:=RAND()" office:value-type="float" office:value="0.563467940781266">
            <text:p>0.5634679408</text:p>
          </table:table-cell>
          <table:table-cell table:formula="of:=RAND()" office:value-type="float" office:value="0.9290350463707">
            <text:p>0.9290350464</text:p>
          </table:table-cell>
          <table:table-cell table:formula="of:=RAND()" office:value-type="float" office:value="0.619073125300929">
            <text:p>0.6190731253</text:p>
          </table:table-cell>
          <table:table-cell table:formula="of:=RAND()" office:value-type="float" office:value="0.767326256725937">
            <text:p>0.7673262567</text:p>
          </table:table-cell>
          <table:table-cell table:formula="of:=SUM([.B504:.M504])-6" office:value-type="float" office:value="0.850584560539573">
            <text:p>0.8505845605</text:p>
          </table:table-cell>
          <table:table-cell table:formula="of:=[.N504]-[.$G$6]" office:value-type="float" office:value="0.863609735679347">
            <text:p>0.8636097357</text:p>
          </table:table-cell>
          <table:table-cell table:formula="of:=[.O504]*[.O504]" office:value-type="float" office:value="0.745821775560152">
            <text:p>0.7458217756</text:p>
          </table:table-cell>
        </table:table-row>
        <table:table-row table:style-name="ro1">
          <table:table-cell/>
          <table:table-cell table:formula="of:=RAND()" office:value-type="float" office:value="0.0118079744279385">
            <text:p>0.0118079744</text:p>
          </table:table-cell>
          <table:table-cell table:formula="of:=RAND()" office:value-type="float" office:value="0.531589985825121">
            <text:p>0.5315899858</text:p>
          </table:table-cell>
          <table:table-cell table:formula="of:=RAND()" office:value-type="float" office:value="0.262394800083712">
            <text:p>0.2623948001</text:p>
          </table:table-cell>
          <table:table-cell table:formula="of:=RAND()" office:value-type="float" office:value="0.0356765002943575">
            <text:p>0.0356765003</text:p>
          </table:table-cell>
          <table:table-cell table:formula="of:=RAND()" office:value-type="float" office:value="0.27462425455451">
            <text:p>0.2746242546</text:p>
          </table:table-cell>
          <table:table-cell table:formula="of:=RAND()" office:value-type="float" office:value="0.0243703855667263">
            <text:p>0.0243703856</text:p>
          </table:table-cell>
          <table:table-cell table:formula="of:=RAND()" office:value-type="float" office:value="0.671024159761146">
            <text:p>0.6710241598</text:p>
          </table:table-cell>
          <table:table-cell table:formula="of:=RAND()" office:value-type="float" office:value="0.321950225858018">
            <text:p>0.3219502259</text:p>
          </table:table-cell>
          <table:table-cell table:formula="of:=RAND()" office:value-type="float" office:value="0.509706954937428">
            <text:p>0.5097069549</text:p>
          </table:table-cell>
          <table:table-cell table:formula="of:=RAND()" office:value-type="float" office:value="0.261650153901428">
            <text:p>0.2616501539</text:p>
          </table:table-cell>
          <table:table-cell table:formula="of:=RAND()" office:value-type="float" office:value="0.0782657950185239">
            <text:p>0.078265795</text:p>
          </table:table-cell>
          <table:table-cell table:formula="of:=RAND()" office:value-type="float" office:value="0.033775795949623">
            <text:p>0.0337757959</text:p>
          </table:table-cell>
          <table:table-cell table:formula="of:=SUM([.B505:.M505])-6" office:value-type="float" office:value="-2.98316301382147">
            <text:p>-2.9831630138</text:p>
          </table:table-cell>
          <table:table-cell table:formula="of:=[.N505]-[.$G$6]" office:value-type="float" office:value="-2.97013783868169">
            <text:p>-2.9701378387</text:p>
          </table:table-cell>
          <table:table-cell table:formula="of:=[.O505]*[.O505]" office:value-type="float" office:value="8.82171878076877">
            <text:p>8.8217187808</text:p>
          </table:table-cell>
        </table:table-row>
        <table:table-row table:style-name="ro1">
          <table:table-cell/>
          <table:table-cell table:formula="of:=RAND()" office:value-type="float" office:value="0.528495118953288">
            <text:p>0.528495119</text:p>
          </table:table-cell>
          <table:table-cell table:formula="of:=RAND()" office:value-type="float" office:value="0.0660977200604975">
            <text:p>0.0660977201</text:p>
          </table:table-cell>
          <table:table-cell table:formula="of:=RAND()" office:value-type="float" office:value="0.992438375018537">
            <text:p>0.992438375</text:p>
          </table:table-cell>
          <table:table-cell table:formula="of:=RAND()" office:value-type="float" office:value="0.297296815318987">
            <text:p>0.2972968153</text:p>
          </table:table-cell>
          <table:table-cell table:formula="of:=RAND()" office:value-type="float" office:value="0.33894675062038">
            <text:p>0.3389467506</text:p>
          </table:table-cell>
          <table:table-cell table:formula="of:=RAND()" office:value-type="float" office:value="0.656926182331517">
            <text:p>0.6569261823</text:p>
          </table:table-cell>
          <table:table-cell table:formula="of:=RAND()" office:value-type="float" office:value="0.338089473545551">
            <text:p>0.3380894735</text:p>
          </table:table-cell>
          <table:table-cell table:formula="of:=RAND()" office:value-type="float" office:value="0.841149212326855">
            <text:p>0.8411492123</text:p>
          </table:table-cell>
          <table:table-cell table:formula="of:=RAND()" office:value-type="float" office:value="0.768652771599591">
            <text:p>0.7686527716</text:p>
          </table:table-cell>
          <table:table-cell table:formula="of:=RAND()" office:value-type="float" office:value="0.525374616496265">
            <text:p>0.5253746165</text:p>
          </table:table-cell>
          <table:table-cell table:formula="of:=RAND()" office:value-type="float" office:value="0.152284099720418">
            <text:p>0.1522840997</text:p>
          </table:table-cell>
          <table:table-cell table:formula="of:=RAND()" office:value-type="float" office:value="0.273224984295666">
            <text:p>0.2732249843</text:p>
          </table:table-cell>
          <table:table-cell table:formula="of:=SUM([.B506:.M506])-6" office:value-type="float" office:value="-0.221023879712448">
            <text:p>-0.2210238797</text:p>
          </table:table-cell>
          <table:table-cell table:formula="of:=[.N506]-[.$G$6]" office:value-type="float" office:value="-0.207998704572674">
            <text:p>-0.2079987046</text:p>
          </table:table-cell>
          <table:table-cell table:formula="of:=[.O506]*[.O506]" office:value-type="float" office:value="0.0432634611039105">
            <text:p>0.0432634611</text:p>
          </table:table-cell>
        </table:table-row>
        <table:table-row table:style-name="ro1">
          <table:table-cell/>
          <table:table-cell table:formula="of:=RAND()" office:value-type="float" office:value="0.115217922488227">
            <text:p>0.1152179225</text:p>
          </table:table-cell>
          <table:table-cell table:formula="of:=RAND()" office:value-type="float" office:value="0.944600928109139">
            <text:p>0.9446009281</text:p>
          </table:table-cell>
          <table:table-cell table:formula="of:=RAND()" office:value-type="float" office:value="0.721926908474416">
            <text:p>0.7219269085</text:p>
          </table:table-cell>
          <table:table-cell table:formula="of:=RAND()" office:value-type="float" office:value="0.931955130072311">
            <text:p>0.9319551301</text:p>
          </table:table-cell>
          <table:table-cell table:formula="of:=RAND()" office:value-type="float" office:value="0.228558177128434">
            <text:p>0.2285581771</text:p>
          </table:table-cell>
          <table:table-cell table:formula="of:=RAND()" office:value-type="float" office:value="0.743955728365108">
            <text:p>0.7439557284</text:p>
          </table:table-cell>
          <table:table-cell table:formula="of:=RAND()" office:value-type="float" office:value="0.857983510941267">
            <text:p>0.8579835109</text:p>
          </table:table-cell>
          <table:table-cell table:formula="of:=RAND()" office:value-type="float" office:value="0.593966400483623">
            <text:p>0.5939664005</text:p>
          </table:table-cell>
          <table:table-cell table:formula="of:=RAND()" office:value-type="float" office:value="0.159428547834978">
            <text:p>0.1594285478</text:p>
          </table:table-cell>
          <table:table-cell table:formula="of:=RAND()" office:value-type="float" office:value="0.405936913331971">
            <text:p>0.4059369133</text:p>
          </table:table-cell>
          <table:table-cell table:formula="of:=RAND()" office:value-type="float" office:value="0.156018330017105">
            <text:p>0.15601833</text:p>
          </table:table-cell>
          <table:table-cell table:formula="of:=RAND()" office:value-type="float" office:value="0.0658478050027043">
            <text:p>0.065847805</text:p>
          </table:table-cell>
          <table:table-cell table:formula="of:=SUM([.B507:.M507])-6" office:value-type="float" office:value="-0.0746036977507174">
            <text:p>-0.0746036978</text:p>
          </table:table-cell>
          <table:table-cell table:formula="of:=[.N507]-[.$G$6]" office:value-type="float" office:value="-0.0615785226109438">
            <text:p>-0.0615785226</text:p>
          </table:table-cell>
          <table:table-cell table:formula="of:=[.O507]*[.O507]" office:value-type="float" office:value="0.00379191444694651">
            <text:p>0.0037919144</text:p>
          </table:table-cell>
        </table:table-row>
        <table:table-row table:style-name="ro1">
          <table:table-cell/>
          <table:table-cell table:formula="of:=RAND()" office:value-type="float" office:value="0.350004490464926">
            <text:p>0.3500044905</text:p>
          </table:table-cell>
          <table:table-cell table:formula="of:=RAND()" office:value-type="float" office:value="0.481560666114092">
            <text:p>0.4815606661</text:p>
          </table:table-cell>
          <table:table-cell table:formula="of:=RAND()" office:value-type="float" office:value="0.106721901800483">
            <text:p>0.1067219018</text:p>
          </table:table-cell>
          <table:table-cell table:formula="of:=RAND()" office:value-type="float" office:value="0.53653924819082">
            <text:p>0.5365392482</text:p>
          </table:table-cell>
          <table:table-cell table:formula="of:=RAND()" office:value-type="float" office:value="0.755018910160288">
            <text:p>0.7550189102</text:p>
          </table:table-cell>
          <table:table-cell table:formula="of:=RAND()" office:value-type="float" office:value="0.909422733122483">
            <text:p>0.9094227331</text:p>
          </table:table-cell>
          <table:table-cell table:formula="of:=RAND()" office:value-type="float" office:value="0.775846433127299">
            <text:p>0.7758464331</text:p>
          </table:table-cell>
          <table:table-cell table:formula="of:=RAND()" office:value-type="float" office:value="0.808370695682243">
            <text:p>0.8083706957</text:p>
          </table:table-cell>
          <table:table-cell table:formula="of:=RAND()" office:value-type="float" office:value="0.0973500646650791">
            <text:p>0.0973500647</text:p>
          </table:table-cell>
          <table:table-cell table:formula="of:=RAND()" office:value-type="float" office:value="0.624530392000452">
            <text:p>0.624530392</text:p>
          </table:table-cell>
          <table:table-cell table:formula="of:=RAND()" office:value-type="float" office:value="0.244381878292188">
            <text:p>0.2443818783</text:p>
          </table:table-cell>
          <table:table-cell table:formula="of:=RAND()" office:value-type="float" office:value="0.213731631403789">
            <text:p>0.2137316314</text:p>
          </table:table-cell>
          <table:table-cell table:formula="of:=SUM([.B508:.M508])-6" office:value-type="float" office:value="-0.0965209549758583">
            <text:p>-0.096520955</text:p>
          </table:table-cell>
          <table:table-cell table:formula="of:=[.N508]-[.$G$6]" office:value-type="float" office:value="-0.0834957798360847">
            <text:p>-0.0834957798</text:p>
          </table:table-cell>
          <table:table-cell table:formula="of:=[.O508]*[.O508]" office:value-type="float" office:value="0.00697154525043593">
            <text:p>0.0069715453</text:p>
          </table:table-cell>
        </table:table-row>
        <table:table-row table:style-name="ro1">
          <table:table-cell/>
          <table:table-cell table:formula="of:=RAND()" office:value-type="float" office:value="0.0584554576780647">
            <text:p>0.0584554577</text:p>
          </table:table-cell>
          <table:table-cell table:formula="of:=RAND()" office:value-type="float" office:value="0.602547250920907">
            <text:p>0.6025472509</text:p>
          </table:table-cell>
          <table:table-cell table:formula="of:=RAND()" office:value-type="float" office:value="0.102597747463733">
            <text:p>0.1025977475</text:p>
          </table:table-cell>
          <table:table-cell table:formula="of:=RAND()" office:value-type="float" office:value="0.181370141683146">
            <text:p>0.1813701417</text:p>
          </table:table-cell>
          <table:table-cell table:formula="of:=RAND()" office:value-type="float" office:value="0.837877804646269">
            <text:p>0.8378778046</text:p>
          </table:table-cell>
          <table:table-cell table:formula="of:=RAND()" office:value-type="float" office:value="0.294157448457554">
            <text:p>0.2941574485</text:p>
          </table:table-cell>
          <table:table-cell table:formula="of:=RAND()" office:value-type="float" office:value="0.740825640270487">
            <text:p>0.7408256403</text:p>
          </table:table-cell>
          <table:table-cell table:formula="of:=RAND()" office:value-type="float" office:value="0.397638001246378">
            <text:p>0.3976380012</text:p>
          </table:table-cell>
          <table:table-cell table:formula="of:=RAND()" office:value-type="float" office:value="0.456772120436654">
            <text:p>0.4567721204</text:p>
          </table:table-cell>
          <table:table-cell table:formula="of:=RAND()" office:value-type="float" office:value="0.756703195627779">
            <text:p>0.7567031956</text:p>
          </table:table-cell>
          <table:table-cell table:formula="of:=RAND()" office:value-type="float" office:value="0.845095787895843">
            <text:p>0.8450957879</text:p>
          </table:table-cell>
          <table:table-cell table:formula="of:=RAND()" office:value-type="float" office:value="0.361837959382683">
            <text:p>0.3618379594</text:p>
          </table:table-cell>
          <table:table-cell table:formula="of:=SUM([.B509:.M509])-6" office:value-type="float" office:value="-0.364121444290504">
            <text:p>-0.3641214443</text:p>
          </table:table-cell>
          <table:table-cell table:formula="of:=[.N509]-[.$G$6]" office:value-type="float" office:value="-0.35109626915073">
            <text:p>-0.3510962692</text:p>
          </table:table-cell>
          <table:table-cell table:formula="of:=[.O509]*[.O509]" office:value-type="float" office:value="0.123268590211562">
            <text:p>0.1232685902</text:p>
          </table:table-cell>
        </table:table-row>
        <table:table-row table:style-name="ro1">
          <table:table-cell/>
          <table:table-cell table:formula="of:=RAND()" office:value-type="float" office:value="0.618543399032205">
            <text:p>0.618543399</text:p>
          </table:table-cell>
          <table:table-cell table:formula="of:=RAND()" office:value-type="float" office:value="0.349711950402707">
            <text:p>0.3497119504</text:p>
          </table:table-cell>
          <table:table-cell table:formula="of:=RAND()" office:value-type="float" office:value="0.18012926611118">
            <text:p>0.1801292661</text:p>
          </table:table-cell>
          <table:table-cell table:formula="of:=RAND()" office:value-type="float" office:value="0.433511537965387">
            <text:p>0.433511538</text:p>
          </table:table-cell>
          <table:table-cell table:formula="of:=RAND()" office:value-type="float" office:value="0.0454721862915903">
            <text:p>0.0454721863</text:p>
          </table:table-cell>
          <table:table-cell table:formula="of:=RAND()" office:value-type="float" office:value="0.644226045813412">
            <text:p>0.6442260458</text:p>
          </table:table-cell>
          <table:table-cell table:formula="of:=RAND()" office:value-type="float" office:value="0.0637016096152365">
            <text:p>0.0637016096</text:p>
          </table:table-cell>
          <table:table-cell table:formula="of:=RAND()" office:value-type="float" office:value="0.434725831029937">
            <text:p>0.434725831</text:p>
          </table:table-cell>
          <table:table-cell table:formula="of:=RAND()" office:value-type="float" office:value="0.583550261333585">
            <text:p>0.5835502613</text:p>
          </table:table-cell>
          <table:table-cell table:formula="of:=RAND()" office:value-type="float" office:value="0.514083345420659">
            <text:p>0.5140833454</text:p>
          </table:table-cell>
          <table:table-cell table:formula="of:=RAND()" office:value-type="float" office:value="0.374858337221667">
            <text:p>0.3748583372</text:p>
          </table:table-cell>
          <table:table-cell table:formula="of:=RAND()" office:value-type="float" office:value="0.185099255293608">
            <text:p>0.1850992553</text:p>
          </table:table-cell>
          <table:table-cell table:formula="of:=SUM([.B510:.M510])-6" office:value-type="float" office:value="-1.57238697446883">
            <text:p>-1.5723869745</text:p>
          </table:table-cell>
          <table:table-cell table:formula="of:=[.N510]-[.$G$6]" office:value-type="float" office:value="-1.55936179932905">
            <text:p>-1.5593617993</text:p>
          </table:table-cell>
          <table:table-cell table:formula="of:=[.O510]*[.O510]" office:value-type="float" office:value="2.43160922120674">
            <text:p>2.4316092212</text:p>
          </table:table-cell>
        </table:table-row>
        <table:table-row table:style-name="ro1">
          <table:table-cell/>
          <table:table-cell table:formula="of:=RAND()" office:value-type="float" office:value="0.127508785808459">
            <text:p>0.1275087858</text:p>
          </table:table-cell>
          <table:table-cell table:formula="of:=RAND()" office:value-type="float" office:value="0.658544805366546">
            <text:p>0.6585448054</text:p>
          </table:table-cell>
          <table:table-cell table:formula="of:=RAND()" office:value-type="float" office:value="0.626814543502405">
            <text:p>0.6268145435</text:p>
          </table:table-cell>
          <table:table-cell table:formula="of:=RAND()" office:value-type="float" office:value="0.686363522196189">
            <text:p>0.6863635222</text:p>
          </table:table-cell>
          <table:table-cell table:formula="of:=RAND()" office:value-type="float" office:value="0.0892096816096455">
            <text:p>0.0892096816</text:p>
          </table:table-cell>
          <table:table-cell table:formula="of:=RAND()" office:value-type="float" office:value="0.937358292052522">
            <text:p>0.9373582921</text:p>
          </table:table-cell>
          <table:table-cell table:formula="of:=RAND()" office:value-type="float" office:value="0.698272875277326">
            <text:p>0.6982728753</text:p>
          </table:table-cell>
          <table:table-cell table:formula="of:=RAND()" office:value-type="float" office:value="0.866493723820895">
            <text:p>0.8664937238</text:p>
          </table:table-cell>
          <table:table-cell table:formula="of:=RAND()" office:value-type="float" office:value="0.50866086431779">
            <text:p>0.5086608643</text:p>
          </table:table-cell>
          <table:table-cell table:formula="of:=RAND()" office:value-type="float" office:value="0.582612977828831">
            <text:p>0.5826129778</text:p>
          </table:table-cell>
          <table:table-cell table:formula="of:=RAND()" office:value-type="float" office:value="0.321235175477341">
            <text:p>0.3212351755</text:p>
          </table:table-cell>
          <table:table-cell table:formula="of:=RAND()" office:value-type="float" office:value="0.901339304400608">
            <text:p>0.9013393044</text:p>
          </table:table-cell>
          <table:table-cell table:formula="of:=SUM([.B511:.M511])-6" office:value-type="float" office:value="1.00441455165856">
            <text:p>1.0044145517</text:p>
          </table:table-cell>
          <table:table-cell table:formula="of:=[.N511]-[.$G$6]" office:value-type="float" office:value="1.01743972679833">
            <text:p>1.0174397268</text:p>
          </table:table-cell>
          <table:table-cell table:formula="of:=[.O511]*[.O511]" office:value-type="float" office:value="1.03518359766746">
            <text:p>1.0351835977</text:p>
          </table:table-cell>
        </table:table-row>
        <table:table-row table:style-name="ro1">
          <table:table-cell/>
          <table:table-cell table:formula="of:=RAND()" office:value-type="float" office:value="0.389559779549018">
            <text:p>0.3895597795</text:p>
          </table:table-cell>
          <table:table-cell table:formula="of:=RAND()" office:value-type="float" office:value="0.798791198525578">
            <text:p>0.7987911985</text:p>
          </table:table-cell>
          <table:table-cell table:formula="of:=RAND()" office:value-type="float" office:value="0.104777827626094">
            <text:p>0.1047778276</text:p>
          </table:table-cell>
          <table:table-cell table:formula="of:=RAND()" office:value-type="float" office:value="0.214387584710494">
            <text:p>0.2143875847</text:p>
          </table:table-cell>
          <table:table-cell table:formula="of:=RAND()" office:value-type="float" office:value="0.174896236509085">
            <text:p>0.1748962365</text:p>
          </table:table-cell>
          <table:table-cell table:formula="of:=RAND()" office:value-type="float" office:value="0.357033354463056">
            <text:p>0.3570333545</text:p>
          </table:table-cell>
          <table:table-cell table:formula="of:=RAND()" office:value-type="float" office:value="0.685907637933269">
            <text:p>0.6859076379</text:p>
          </table:table-cell>
          <table:table-cell table:formula="of:=RAND()" office:value-type="float" office:value="0.87518533389084">
            <text:p>0.8751853339</text:p>
          </table:table-cell>
          <table:table-cell table:formula="of:=RAND()" office:value-type="float" office:value="0.333906629588455">
            <text:p>0.3339066296</text:p>
          </table:table-cell>
          <table:table-cell table:formula="of:=RAND()" office:value-type="float" office:value="0.297255838289857">
            <text:p>0.2972558383</text:p>
          </table:table-cell>
          <table:table-cell table:formula="of:=RAND()" office:value-type="float" office:value="0.172730433521792">
            <text:p>0.1727304335</text:p>
          </table:table-cell>
          <table:table-cell table:formula="of:=RAND()" office:value-type="float" office:value="0.680959230987355">
            <text:p>0.680959231</text:p>
          </table:table-cell>
          <table:table-cell table:formula="of:=SUM([.B512:.M512])-6" office:value-type="float" office:value="-0.914608914405108">
            <text:p>-0.9146089144</text:p>
          </table:table-cell>
          <table:table-cell table:formula="of:=[.N512]-[.$G$6]" office:value-type="float" office:value="-0.901583739265334">
            <text:p>-0.9015837393</text:p>
          </table:table-cell>
          <table:table-cell table:formula="of:=[.O512]*[.O512]" office:value-type="float" office:value="0.812853238907661">
            <text:p>0.8128532389</text:p>
          </table:table-cell>
        </table:table-row>
        <table:table-row table:style-name="ro1">
          <table:table-cell/>
          <table:table-cell table:formula="of:=RAND()" office:value-type="float" office:value="0.0325857091229409">
            <text:p>0.0325857091</text:p>
          </table:table-cell>
          <table:table-cell table:formula="of:=RAND()" office:value-type="float" office:value="0.388916886644438">
            <text:p>0.3889168866</text:p>
          </table:table-cell>
          <table:table-cell table:formula="of:=RAND()" office:value-type="float" office:value="0.197051465976983">
            <text:p>0.197051466</text:p>
          </table:table-cell>
          <table:table-cell table:formula="of:=RAND()" office:value-type="float" office:value="0.0784481484442949">
            <text:p>0.0784481484</text:p>
          </table:table-cell>
          <table:table-cell table:formula="of:=RAND()" office:value-type="float" office:value="0.741958840284497">
            <text:p>0.7419588403</text:p>
          </table:table-cell>
          <table:table-cell table:formula="of:=RAND()" office:value-type="float" office:value="0.620635585859418">
            <text:p>0.6206355859</text:p>
          </table:table-cell>
          <table:table-cell table:formula="of:=RAND()" office:value-type="float" office:value="0.925981897627935">
            <text:p>0.9259818976</text:p>
          </table:table-cell>
          <table:table-cell table:formula="of:=RAND()" office:value-type="float" office:value="0.507655519526452">
            <text:p>0.5076555195</text:p>
          </table:table-cell>
          <table:table-cell table:formula="of:=RAND()" office:value-type="float" office:value="0.516927924007177">
            <text:p>0.516927924</text:p>
          </table:table-cell>
          <table:table-cell table:formula="of:=RAND()" office:value-type="float" office:value="0.101217883639038">
            <text:p>0.1012178836</text:p>
          </table:table-cell>
          <table:table-cell table:formula="of:=RAND()" office:value-type="float" office:value="0.460579491918907">
            <text:p>0.4605794919</text:p>
          </table:table-cell>
          <table:table-cell table:formula="of:=RAND()" office:value-type="float" office:value="0.114554729545489">
            <text:p>0.1145547295</text:p>
          </table:table-cell>
          <table:table-cell table:formula="of:=SUM([.B513:.M513])-6" office:value-type="float" office:value="-1.31348591740243">
            <text:p>-1.3134859174</text:p>
          </table:table-cell>
          <table:table-cell table:formula="of:=[.N513]-[.$G$6]" office:value-type="float" office:value="-1.30046074226266">
            <text:p>-1.3004607423</text:p>
          </table:table-cell>
          <table:table-cell table:formula="of:=[.O513]*[.O513]" office:value-type="float" office:value="1.69119814216634">
            <text:p>1.6911981422</text:p>
          </table:table-cell>
        </table:table-row>
        <table:table-row table:style-name="ro1">
          <table:table-cell/>
          <table:table-cell table:formula="of:=RAND()" office:value-type="float" office:value="0.393803885905072">
            <text:p>0.3938038859</text:p>
          </table:table-cell>
          <table:table-cell table:formula="of:=RAND()" office:value-type="float" office:value="0.966284448513761">
            <text:p>0.9662844485</text:p>
          </table:table-cell>
          <table:table-cell table:formula="of:=RAND()" office:value-type="float" office:value="0.74067170615308">
            <text:p>0.7406717062</text:p>
          </table:table-cell>
          <table:table-cell table:formula="of:=RAND()" office:value-type="float" office:value="0.309844755101949">
            <text:p>0.3098447551</text:p>
          </table:table-cell>
          <table:table-cell table:formula="of:=RAND()" office:value-type="float" office:value="0.124944029841572">
            <text:p>0.1249440298</text:p>
          </table:table-cell>
          <table:table-cell table:formula="of:=RAND()" office:value-type="float" office:value="0.458036042749882">
            <text:p>0.4580360427</text:p>
          </table:table-cell>
          <table:table-cell table:formula="of:=RAND()" office:value-type="float" office:value="0.387831287225708">
            <text:p>0.3878312872</text:p>
          </table:table-cell>
          <table:table-cell table:formula="of:=RAND()" office:value-type="float" office:value="0.631411801092327">
            <text:p>0.6314118011</text:p>
          </table:table-cell>
          <table:table-cell table:formula="of:=RAND()" office:value-type="float" office:value="0.386718757683411">
            <text:p>0.3867187577</text:p>
          </table:table-cell>
          <table:table-cell table:formula="of:=RAND()" office:value-type="float" office:value="0.589271016651765">
            <text:p>0.5892710167</text:p>
          </table:table-cell>
          <table:table-cell table:formula="of:=RAND()" office:value-type="float" office:value="0.40799659723416">
            <text:p>0.4079965972</text:p>
          </table:table-cell>
          <table:table-cell table:formula="of:=RAND()" office:value-type="float" office:value="0.936024338938296">
            <text:p>0.9360243389</text:p>
          </table:table-cell>
          <table:table-cell table:formula="of:=SUM([.B514:.M514])-6" office:value-type="float" office:value="0.332838667090982">
            <text:p>0.3328386671</text:p>
          </table:table-cell>
          <table:table-cell table:formula="of:=[.N514]-[.$G$6]" office:value-type="float" office:value="0.345863842230756">
            <text:p>0.3458638422</text:p>
          </table:table-cell>
          <table:table-cell table:formula="of:=[.O514]*[.O514]" office:value-type="float" office:value="0.119621797362621">
            <text:p>0.1196217974</text:p>
          </table:table-cell>
        </table:table-row>
        <table:table-row table:style-name="ro1">
          <table:table-cell/>
          <table:table-cell table:formula="of:=RAND()" office:value-type="float" office:value="0.409856544341892">
            <text:p>0.4098565443</text:p>
          </table:table-cell>
          <table:table-cell table:formula="of:=RAND()" office:value-type="float" office:value="0.243750130757689">
            <text:p>0.2437501308</text:p>
          </table:table-cell>
          <table:table-cell table:formula="of:=RAND()" office:value-type="float" office:value="0.675929578952491">
            <text:p>0.675929579</text:p>
          </table:table-cell>
          <table:table-cell table:formula="of:=RAND()" office:value-type="float" office:value="0.0866236190777272">
            <text:p>0.0866236191</text:p>
          </table:table-cell>
          <table:table-cell table:formula="of:=RAND()" office:value-type="float" office:value="0.435060429386795">
            <text:p>0.4350604294</text:p>
          </table:table-cell>
          <table:table-cell table:formula="of:=RAND()" office:value-type="float" office:value="0.748983388533816">
            <text:p>0.7489833885</text:p>
          </table:table-cell>
          <table:table-cell table:formula="of:=RAND()" office:value-type="float" office:value="0.216762809082866">
            <text:p>0.2167628091</text:p>
          </table:table-cell>
          <table:table-cell table:formula="of:=RAND()" office:value-type="float" office:value="0.642944629769772">
            <text:p>0.6429446298</text:p>
          </table:table-cell>
          <table:table-cell table:formula="of:=RAND()" office:value-type="float" office:value="0.284441780531779">
            <text:p>0.2844417805</text:p>
          </table:table-cell>
          <table:table-cell table:formula="of:=RAND()" office:value-type="float" office:value="0.103982356609777">
            <text:p>0.1039823566</text:p>
          </table:table-cell>
          <table:table-cell table:formula="of:=RAND()" office:value-type="float" office:value="0.0500428292434663">
            <text:p>0.0500428292</text:p>
          </table:table-cell>
          <table:table-cell table:formula="of:=RAND()" office:value-type="float" office:value="0.189493635669351">
            <text:p>0.1894936357</text:p>
          </table:table-cell>
          <table:table-cell table:formula="of:=SUM([.B515:.M515])-6" office:value-type="float" office:value="-1.91212826804258">
            <text:p>-1.912128268</text:p>
          </table:table-cell>
          <table:table-cell table:formula="of:=[.N515]-[.$G$6]" office:value-type="float" office:value="-1.89910309290281">
            <text:p>-1.8991030929</text:p>
          </table:table-cell>
          <table:table-cell table:formula="of:=[.O515]*[.O515]" office:value-type="float" office:value="3.606592557473">
            <text:p>3.6065925575</text:p>
          </table:table-cell>
        </table:table-row>
        <table:table-row table:style-name="ro1">
          <table:table-cell/>
          <table:table-cell table:formula="of:=RAND()" office:value-type="float" office:value="0.21741298167035">
            <text:p>0.2174129817</text:p>
          </table:table-cell>
          <table:table-cell table:formula="of:=RAND()" office:value-type="float" office:value="0.218192252097651">
            <text:p>0.2181922521</text:p>
          </table:table-cell>
          <table:table-cell table:formula="of:=RAND()" office:value-type="float" office:value="0.681029367260635">
            <text:p>0.6810293673</text:p>
          </table:table-cell>
          <table:table-cell table:formula="of:=RAND()" office:value-type="float" office:value="0.433096623048186">
            <text:p>0.433096623</text:p>
          </table:table-cell>
          <table:table-cell table:formula="of:=RAND()" office:value-type="float" office:value="0.941678408998996">
            <text:p>0.941678409</text:p>
          </table:table-cell>
          <table:table-cell table:formula="of:=RAND()" office:value-type="float" office:value="0.664484442211688">
            <text:p>0.6644844422</text:p>
          </table:table-cell>
          <table:table-cell table:formula="of:=RAND()" office:value-type="float" office:value="0.648720846045762">
            <text:p>0.648720846</text:p>
          </table:table-cell>
          <table:table-cell table:formula="of:=RAND()" office:value-type="float" office:value="0.499849794432521">
            <text:p>0.4998497944</text:p>
          </table:table-cell>
          <table:table-cell table:formula="of:=RAND()" office:value-type="float" office:value="0.788223557174206">
            <text:p>0.7882235572</text:p>
          </table:table-cell>
          <table:table-cell table:formula="of:=RAND()" office:value-type="float" office:value="0.121859168400988">
            <text:p>0.1218591684</text:p>
          </table:table-cell>
          <table:table-cell table:formula="of:=RAND()" office:value-type="float" office:value="0.698743799934164">
            <text:p>0.6987437999</text:p>
          </table:table-cell>
          <table:table-cell table:formula="of:=RAND()" office:value-type="float" office:value="0.468929959228262">
            <text:p>0.4689299592</text:p>
          </table:table-cell>
          <table:table-cell table:formula="of:=SUM([.B516:.M516])-6" office:value-type="float" office:value="0.382221200503409">
            <text:p>0.3822212005</text:p>
          </table:table-cell>
          <table:table-cell table:formula="of:=[.N516]-[.$G$6]" office:value-type="float" office:value="0.395246375643183">
            <text:p>0.3952463756</text:p>
          </table:table-cell>
          <table:table-cell table:formula="of:=[.O516]*[.O516]" office:value-type="float" office:value="0.156219697459072">
            <text:p>0.1562196975</text:p>
          </table:table-cell>
        </table:table-row>
        <table:table-row table:style-name="ro1">
          <table:table-cell/>
          <table:table-cell table:formula="of:=RAND()" office:value-type="float" office:value="0.293299306416884">
            <text:p>0.2932993064</text:p>
          </table:table-cell>
          <table:table-cell table:formula="of:=RAND()" office:value-type="float" office:value="0.232802462298423">
            <text:p>0.2328024623</text:p>
          </table:table-cell>
          <table:table-cell table:formula="of:=RAND()" office:value-type="float" office:value="0.361391389975324">
            <text:p>0.36139139</text:p>
          </table:table-cell>
          <table:table-cell table:formula="of:=RAND()" office:value-type="float" office:value="0.779961595311761">
            <text:p>0.7799615953</text:p>
          </table:table-cell>
          <table:table-cell table:formula="of:=RAND()" office:value-type="float" office:value="0.174196838401258">
            <text:p>0.1741968384</text:p>
          </table:table-cell>
          <table:table-cell table:formula="of:=RAND()" office:value-type="float" office:value="0.48755535390228">
            <text:p>0.4875553539</text:p>
          </table:table-cell>
          <table:table-cell table:formula="of:=RAND()" office:value-type="float" office:value="0.647013561800122">
            <text:p>0.6470135618</text:p>
          </table:table-cell>
          <table:table-cell table:formula="of:=RAND()" office:value-type="float" office:value="0.711574546527118">
            <text:p>0.7115745465</text:p>
          </table:table-cell>
          <table:table-cell table:formula="of:=RAND()" office:value-type="float" office:value="0.156592208892107">
            <text:p>0.1565922089</text:p>
          </table:table-cell>
          <table:table-cell table:formula="of:=RAND()" office:value-type="float" office:value="0.765168518992141">
            <text:p>0.765168519</text:p>
          </table:table-cell>
          <table:table-cell table:formula="of:=RAND()" office:value-type="float" office:value="0.840182676445693">
            <text:p>0.8401826764</text:p>
          </table:table-cell>
          <table:table-cell table:formula="of:=RAND()" office:value-type="float" office:value="0.242961457464844">
            <text:p>0.2429614575</text:p>
          </table:table-cell>
          <table:table-cell table:formula="of:=SUM([.B517:.M517])-6" office:value-type="float" office:value="-0.307300083572045">
            <text:p>-0.3073000836</text:p>
          </table:table-cell>
          <table:table-cell table:formula="of:=[.N517]-[.$G$6]" office:value-type="float" office:value="-0.294274908432271">
            <text:p>-0.2942749084</text:p>
          </table:table-cell>
          <table:table-cell table:formula="of:=[.O517]*[.O517]" office:value-type="float" office:value="0.0865977217328217">
            <text:p>0.0865977217</text:p>
          </table:table-cell>
        </table:table-row>
        <table:table-row table:style-name="ro1">
          <table:table-cell/>
          <table:table-cell table:formula="of:=RAND()" office:value-type="float" office:value="0.872006208170205">
            <text:p>0.8720062082</text:p>
          </table:table-cell>
          <table:table-cell table:formula="of:=RAND()" office:value-type="float" office:value="0.35960306902416">
            <text:p>0.359603069</text:p>
          </table:table-cell>
          <table:table-cell table:formula="of:=RAND()" office:value-type="float" office:value="0.0694623996969312">
            <text:p>0.0694623997</text:p>
          </table:table-cell>
          <table:table-cell table:formula="of:=RAND()" office:value-type="float" office:value="0.0257526505738497">
            <text:p>0.0257526506</text:p>
          </table:table-cell>
          <table:table-cell table:formula="of:=RAND()" office:value-type="float" office:value="0.0143663540948182">
            <text:p>0.0143663541</text:p>
          </table:table-cell>
          <table:table-cell table:formula="of:=RAND()" office:value-type="float" office:value="0.229119019582868">
            <text:p>0.2291190196</text:p>
          </table:table-cell>
          <table:table-cell table:formula="of:=RAND()" office:value-type="float" office:value="0.105674753431231">
            <text:p>0.1056747534</text:p>
          </table:table-cell>
          <table:table-cell table:formula="of:=RAND()" office:value-type="float" office:value="0.431430115131661">
            <text:p>0.4314301151</text:p>
          </table:table-cell>
          <table:table-cell table:formula="of:=RAND()" office:value-type="float" office:value="0.797495226375759">
            <text:p>0.7974952264</text:p>
          </table:table-cell>
          <table:table-cell table:formula="of:=RAND()" office:value-type="float" office:value="0.242036944720894">
            <text:p>0.2420369447</text:p>
          </table:table-cell>
          <table:table-cell table:formula="of:=RAND()" office:value-type="float" office:value="0.645399234490469">
            <text:p>0.6453992345</text:p>
          </table:table-cell>
          <table:table-cell table:formula="of:=RAND()" office:value-type="float" office:value="0.229031848721206">
            <text:p>0.2290318487</text:p>
          </table:table-cell>
          <table:table-cell table:formula="of:=SUM([.B518:.M518])-6" office:value-type="float" office:value="-1.97862217598595">
            <text:p>-1.978622176</text:p>
          </table:table-cell>
          <table:table-cell table:formula="of:=[.N518]-[.$G$6]" office:value-type="float" office:value="-1.96559700084617">
            <text:p>-1.9655970008</text:p>
          </table:table-cell>
          <table:table-cell table:formula="of:=[.O518]*[.O518]" office:value-type="float" office:value="3.86357156973547">
            <text:p>3.8635715697</text:p>
          </table:table-cell>
        </table:table-row>
        <table:table-row table:style-name="ro1">
          <table:table-cell/>
          <table:table-cell table:formula="of:=RAND()" office:value-type="float" office:value="0.889786263694987">
            <text:p>0.8897862637</text:p>
          </table:table-cell>
          <table:table-cell table:formula="of:=RAND()" office:value-type="float" office:value="0.333950305124745">
            <text:p>0.3339503051</text:p>
          </table:table-cell>
          <table:table-cell table:formula="of:=RAND()" office:value-type="float" office:value="0.348971634637564">
            <text:p>0.3489716346</text:p>
          </table:table-cell>
          <table:table-cell table:formula="of:=RAND()" office:value-type="float" office:value="0.0689904377795756">
            <text:p>0.0689904378</text:p>
          </table:table-cell>
          <table:table-cell table:formula="of:=RAND()" office:value-type="float" office:value="0.764458920806646">
            <text:p>0.7644589208</text:p>
          </table:table-cell>
          <table:table-cell table:formula="of:=RAND()" office:value-type="float" office:value="0.402356280013919">
            <text:p>0.40235628</text:p>
          </table:table-cell>
          <table:table-cell table:formula="of:=RAND()" office:value-type="float" office:value="0.258239414542913">
            <text:p>0.2582394145</text:p>
          </table:table-cell>
          <table:table-cell table:formula="of:=RAND()" office:value-type="float" office:value="0.611046516802162">
            <text:p>0.6110465168</text:p>
          </table:table-cell>
          <table:table-cell table:formula="of:=RAND()" office:value-type="float" office:value="0.49998714751564">
            <text:p>0.4999871475</text:p>
          </table:table-cell>
          <table:table-cell table:formula="of:=RAND()" office:value-type="float" office:value="0.140320261474699">
            <text:p>0.1403202615</text:p>
          </table:table-cell>
          <table:table-cell table:formula="of:=RAND()" office:value-type="float" office:value="0.565634241327643">
            <text:p>0.5656342413</text:p>
          </table:table-cell>
          <table:table-cell table:formula="of:=RAND()" office:value-type="float" office:value="0.637748789973557">
            <text:p>0.63774879</text:p>
          </table:table-cell>
          <table:table-cell table:formula="of:=SUM([.B519:.M519])-6" office:value-type="float" office:value="-0.478509786305949">
            <text:p>-0.4785097863</text:p>
          </table:table-cell>
          <table:table-cell table:formula="of:=[.N519]-[.$G$6]" office:value-type="float" office:value="-0.465484611166175">
            <text:p>-0.4654846112</text:p>
          </table:table-cell>
          <table:table-cell table:formula="of:=[.O519]*[.O519]" office:value-type="float" office:value="0.216675923232526">
            <text:p>0.2166759232</text:p>
          </table:table-cell>
        </table:table-row>
        <table:table-row table:style-name="ro1">
          <table:table-cell/>
          <table:table-cell table:formula="of:=RAND()" office:value-type="float" office:value="0.144476882182062">
            <text:p>0.1444768822</text:p>
          </table:table-cell>
          <table:table-cell table:formula="of:=RAND()" office:value-type="float" office:value="0.00674460898153484">
            <text:p>0.006744609</text:p>
          </table:table-cell>
          <table:table-cell table:formula="of:=RAND()" office:value-type="float" office:value="0.828296788269654">
            <text:p>0.8282967883</text:p>
          </table:table-cell>
          <table:table-cell table:formula="of:=RAND()" office:value-type="float" office:value="0.179432846140116">
            <text:p>0.1794328461</text:p>
          </table:table-cell>
          <table:table-cell table:formula="of:=RAND()" office:value-type="float" office:value="0.725479595130309">
            <text:p>0.7254795951</text:p>
          </table:table-cell>
          <table:table-cell table:formula="of:=RAND()" office:value-type="float" office:value="0.480140155181289">
            <text:p>0.4801401552</text:p>
          </table:table-cell>
          <table:table-cell table:formula="of:=RAND()" office:value-type="float" office:value="0.144279170315713">
            <text:p>0.1442791703</text:p>
          </table:table-cell>
          <table:table-cell table:formula="of:=RAND()" office:value-type="float" office:value="0.944628745317459">
            <text:p>0.9446287453</text:p>
          </table:table-cell>
          <table:table-cell table:formula="of:=RAND()" office:value-type="float" office:value="0.919594798469916">
            <text:p>0.9195947985</text:p>
          </table:table-cell>
          <table:table-cell table:formula="of:=RAND()" office:value-type="float" office:value="0.356836546212435">
            <text:p>0.3568365462</text:p>
          </table:table-cell>
          <table:table-cell table:formula="of:=RAND()" office:value-type="float" office:value="0.309593729441985">
            <text:p>0.3095937294</text:p>
          </table:table-cell>
          <table:table-cell table:formula="of:=RAND()" office:value-type="float" office:value="0.452998913126066">
            <text:p>0.4529989131</text:p>
          </table:table-cell>
          <table:table-cell table:formula="of:=SUM([.B520:.M520])-6" office:value-type="float" office:value="-0.507497221231461">
            <text:p>-0.5074972212</text:p>
          </table:table-cell>
          <table:table-cell table:formula="of:=[.N520]-[.$G$6]" office:value-type="float" office:value="-0.494472046091687">
            <text:p>-0.4944720461</text:p>
          </table:table-cell>
          <table:table-cell table:formula="of:=[.O520]*[.O520]" office:value-type="float" office:value="0.244502604366099">
            <text:p>0.2445026044</text:p>
          </table:table-cell>
        </table:table-row>
        <table:table-row table:style-name="ro1">
          <table:table-cell/>
          <table:table-cell table:formula="of:=RAND()" office:value-type="float" office:value="0.437913244124502">
            <text:p>0.4379132441</text:p>
          </table:table-cell>
          <table:table-cell table:formula="of:=RAND()" office:value-type="float" office:value="0.278855515178293">
            <text:p>0.2788555152</text:p>
          </table:table-cell>
          <table:table-cell table:formula="of:=RAND()" office:value-type="float" office:value="0.649847396183759">
            <text:p>0.6498473962</text:p>
          </table:table-cell>
          <table:table-cell table:formula="of:=RAND()" office:value-type="float" office:value="0.51513265632093">
            <text:p>0.5151326563</text:p>
          </table:table-cell>
          <table:table-cell table:formula="of:=RAND()" office:value-type="float" office:value="0.280158516950905">
            <text:p>0.280158517</text:p>
          </table:table-cell>
          <table:table-cell table:formula="of:=RAND()" office:value-type="float" office:value="0.74327335623093">
            <text:p>0.7432733562</text:p>
          </table:table-cell>
          <table:table-cell table:formula="of:=RAND()" office:value-type="float" office:value="0.0847160690464079">
            <text:p>0.084716069</text:p>
          </table:table-cell>
          <table:table-cell table:formula="of:=RAND()" office:value-type="float" office:value="0.935325522674248">
            <text:p>0.9353255227</text:p>
          </table:table-cell>
          <table:table-cell table:formula="of:=RAND()" office:value-type="float" office:value="0.163607897004113">
            <text:p>0.163607897</text:p>
          </table:table-cell>
          <table:table-cell table:formula="of:=RAND()" office:value-type="float" office:value="0.867771914461628">
            <text:p>0.8677719145</text:p>
          </table:table-cell>
          <table:table-cell table:formula="of:=RAND()" office:value-type="float" office:value="0.187900432385504">
            <text:p>0.1879004324</text:p>
          </table:table-cell>
          <table:table-cell table:formula="of:=RAND()" office:value-type="float" office:value="0.819608525605872">
            <text:p>0.8196085256</text:p>
          </table:table-cell>
          <table:table-cell table:formula="of:=SUM([.B521:.M521])-6" office:value-type="float" office:value="-0.0358889538329095">
            <text:p>-0.0358889538</text:p>
          </table:table-cell>
          <table:table-cell table:formula="of:=[.N521]-[.$G$6]" office:value-type="float" office:value="-0.0228637786931358">
            <text:p>-0.0228637787</text:p>
          </table:table-cell>
          <table:table-cell table:formula="of:=[.O521]*[.O521]" office:value-type="float" office:value="0.000522752376128692">
            <text:p>0.0005227524</text:p>
          </table:table-cell>
        </table:table-row>
        <table:table-row table:style-name="ro1">
          <table:table-cell/>
          <table:table-cell table:formula="of:=RAND()" office:value-type="float" office:value="0.122080841800198">
            <text:p>0.1220808418</text:p>
          </table:table-cell>
          <table:table-cell table:formula="of:=RAND()" office:value-type="float" office:value="0.682145299389958">
            <text:p>0.6821452994</text:p>
          </table:table-cell>
          <table:table-cell table:formula="of:=RAND()" office:value-type="float" office:value="0.584406289970502">
            <text:p>0.58440629</text:p>
          </table:table-cell>
          <table:table-cell table:formula="of:=RAND()" office:value-type="float" office:value="0.583043529186398">
            <text:p>0.5830435292</text:p>
          </table:table-cell>
          <table:table-cell table:formula="of:=RAND()" office:value-type="float" office:value="0.258677258854732">
            <text:p>0.2586772589</text:p>
          </table:table-cell>
          <table:table-cell table:formula="of:=RAND()" office:value-type="float" office:value="0.1670275866054">
            <text:p>0.1670275866</text:p>
          </table:table-cell>
          <table:table-cell table:formula="of:=RAND()" office:value-type="float" office:value="0.383390184491873">
            <text:p>0.3833901845</text:p>
          </table:table-cell>
          <table:table-cell table:formula="of:=RAND()" office:value-type="float" office:value="0.457684240071103">
            <text:p>0.4576842401</text:p>
          </table:table-cell>
          <table:table-cell table:formula="of:=RAND()" office:value-type="float" office:value="0.154819641960785">
            <text:p>0.154819642</text:p>
          </table:table-cell>
          <table:table-cell table:formula="of:=RAND()" office:value-type="float" office:value="0.796487299259752">
            <text:p>0.7964872993</text:p>
          </table:table-cell>
          <table:table-cell table:formula="of:=RAND()" office:value-type="float" office:value="0.545518148923293">
            <text:p>0.5455181489</text:p>
          </table:table-cell>
          <table:table-cell table:formula="of:=RAND()" office:value-type="float" office:value="0.396553638624027">
            <text:p>0.3965536386</text:p>
          </table:table-cell>
          <table:table-cell table:formula="of:=SUM([.B522:.M522])-6" office:value-type="float" office:value="-0.868166040861979">
            <text:p>-0.8681660409</text:p>
          </table:table-cell>
          <table:table-cell table:formula="of:=[.N522]-[.$G$6]" office:value-type="float" office:value="-0.855140865722206">
            <text:p>-0.8551408657</text:p>
          </table:table-cell>
          <table:table-cell table:formula="of:=[.O522]*[.O522]" office:value-type="float" office:value="0.731265900228123">
            <text:p>0.7312659002</text:p>
          </table:table-cell>
        </table:table-row>
        <table:table-row table:style-name="ro1">
          <table:table-cell/>
          <table:table-cell table:formula="of:=RAND()" office:value-type="float" office:value="0.0130932724568993">
            <text:p>0.0130932725</text:p>
          </table:table-cell>
          <table:table-cell table:formula="of:=RAND()" office:value-type="float" office:value="0.0346501297317445">
            <text:p>0.0346501297</text:p>
          </table:table-cell>
          <table:table-cell table:formula="of:=RAND()" office:value-type="float" office:value="0.119633030612022">
            <text:p>0.1196330306</text:p>
          </table:table-cell>
          <table:table-cell table:formula="of:=RAND()" office:value-type="float" office:value="0.675788494758308">
            <text:p>0.6757884948</text:p>
          </table:table-cell>
          <table:table-cell table:formula="of:=RAND()" office:value-type="float" office:value="0.373059002915397">
            <text:p>0.3730590029</text:p>
          </table:table-cell>
          <table:table-cell table:formula="of:=RAND()" office:value-type="float" office:value="0.198842631420121">
            <text:p>0.1988426314</text:p>
          </table:table-cell>
          <table:table-cell table:formula="of:=RAND()" office:value-type="float" office:value="0.273108785040677">
            <text:p>0.273108785</text:p>
          </table:table-cell>
          <table:table-cell table:formula="of:=RAND()" office:value-type="float" office:value="0.457371188793331">
            <text:p>0.4573711888</text:p>
          </table:table-cell>
          <table:table-cell table:formula="of:=RAND()" office:value-type="float" office:value="0.473427253309637">
            <text:p>0.4734272533</text:p>
          </table:table-cell>
          <table:table-cell table:formula="of:=RAND()" office:value-type="float" office:value="0.358157005626708">
            <text:p>0.3581570056</text:p>
          </table:table-cell>
          <table:table-cell table:formula="of:=RAND()" office:value-type="float" office:value="0.94582792581059">
            <text:p>0.9458279258</text:p>
          </table:table-cell>
          <table:table-cell table:formula="of:=RAND()" office:value-type="float" office:value="0.909898104611784">
            <text:p>0.9098981046</text:p>
          </table:table-cell>
          <table:table-cell table:formula="of:=SUM([.B523:.M523])-6" office:value-type="float" office:value="-1.16714317491278">
            <text:p>-1.1671431749</text:p>
          </table:table-cell>
          <table:table-cell table:formula="of:=[.N523]-[.$G$6]" office:value-type="float" office:value="-1.15411799977301">
            <text:p>-1.1541179998</text:p>
          </table:table-cell>
          <table:table-cell table:formula="of:=[.O523]*[.O523]" office:value-type="float" office:value="1.33198835740005">
            <text:p>1.3319883574</text:p>
          </table:table-cell>
        </table:table-row>
        <table:table-row table:style-name="ro1">
          <table:table-cell/>
          <table:table-cell table:formula="of:=RAND()" office:value-type="float" office:value="0.385472129331902">
            <text:p>0.3854721293</text:p>
          </table:table-cell>
          <table:table-cell table:formula="of:=RAND()" office:value-type="float" office:value="0.738308214582503">
            <text:p>0.7383082146</text:p>
          </table:table-cell>
          <table:table-cell table:formula="of:=RAND()" office:value-type="float" office:value="0.0975273619405925">
            <text:p>0.0975273619</text:p>
          </table:table-cell>
          <table:table-cell table:formula="of:=RAND()" office:value-type="float" office:value="0.402037911815569">
            <text:p>0.4020379118</text:p>
          </table:table-cell>
          <table:table-cell table:formula="of:=RAND()" office:value-type="float" office:value="0.992896567331627">
            <text:p>0.9928965673</text:p>
          </table:table-cell>
          <table:table-cell table:formula="of:=RAND()" office:value-type="float" office:value="0.938790905289352">
            <text:p>0.9387909053</text:p>
          </table:table-cell>
          <table:table-cell table:formula="of:=RAND()" office:value-type="float" office:value="0.626814369112253">
            <text:p>0.6268143691</text:p>
          </table:table-cell>
          <table:table-cell table:formula="of:=RAND()" office:value-type="float" office:value="0.335254810051993">
            <text:p>0.3352548101</text:p>
          </table:table-cell>
          <table:table-cell table:formula="of:=RAND()" office:value-type="float" office:value="0.10568402800709">
            <text:p>0.105684028</text:p>
          </table:table-cell>
          <table:table-cell table:formula="of:=RAND()" office:value-type="float" office:value="0.219371363986284">
            <text:p>0.219371364</text:p>
          </table:table-cell>
          <table:table-cell table:formula="of:=RAND()" office:value-type="float" office:value="0.412518323399127">
            <text:p>0.4125183234</text:p>
          </table:table-cell>
          <table:table-cell table:formula="of:=RAND()" office:value-type="float" office:value="0.253345705801621">
            <text:p>0.2533457058</text:p>
          </table:table-cell>
          <table:table-cell table:formula="of:=SUM([.B524:.M524])-6" office:value-type="float" office:value="-0.491978309350088">
            <text:p>-0.4919783094</text:p>
          </table:table-cell>
          <table:table-cell table:formula="of:=[.N524]-[.$G$6]" office:value-type="float" office:value="-0.478953134210315">
            <text:p>-0.4789531342</text:p>
          </table:table-cell>
          <table:table-cell table:formula="of:=[.O524]*[.O524]" office:value-type="float" office:value="0.229396104769884">
            <text:p>0.2293961048</text:p>
          </table:table-cell>
        </table:table-row>
        <table:table-row table:style-name="ro1">
          <table:table-cell/>
          <table:table-cell table:formula="of:=RAND()" office:value-type="float" office:value="0.558783558662981">
            <text:p>0.5587835587</text:p>
          </table:table-cell>
          <table:table-cell table:formula="of:=RAND()" office:value-type="float" office:value="0.206790480064228">
            <text:p>0.2067904801</text:p>
          </table:table-cell>
          <table:table-cell table:formula="of:=RAND()" office:value-type="float" office:value="0.705488053848967">
            <text:p>0.7054880538</text:p>
          </table:table-cell>
          <table:table-cell table:formula="of:=RAND()" office:value-type="float" office:value="0.262750274967402">
            <text:p>0.262750275</text:p>
          </table:table-cell>
          <table:table-cell table:formula="of:=RAND()" office:value-type="float" office:value="0.0147797341924161">
            <text:p>0.0147797342</text:p>
          </table:table-cell>
          <table:table-cell table:formula="of:=RAND()" office:value-type="float" office:value="0.756621628301218">
            <text:p>0.7566216283</text:p>
          </table:table-cell>
          <table:table-cell table:formula="of:=RAND()" office:value-type="float" office:value="0.580770541680977">
            <text:p>0.5807705417</text:p>
          </table:table-cell>
          <table:table-cell table:formula="of:=RAND()" office:value-type="float" office:value="0.339301006635651">
            <text:p>0.3393010066</text:p>
          </table:table-cell>
          <table:table-cell table:formula="of:=RAND()" office:value-type="float" office:value="0.465871189488098">
            <text:p>0.4658711895</text:p>
          </table:table-cell>
          <table:table-cell table:formula="of:=RAND()" office:value-type="float" office:value="0.521019496954978">
            <text:p>0.521019497</text:p>
          </table:table-cell>
          <table:table-cell table:formula="of:=RAND()" office:value-type="float" office:value="0.396498364163563">
            <text:p>0.3964983642</text:p>
          </table:table-cell>
          <table:table-cell table:formula="of:=RAND()" office:value-type="float" office:value="0.404227390186861">
            <text:p>0.4042273902</text:p>
          </table:table-cell>
          <table:table-cell table:formula="of:=SUM([.B525:.M525])-6" office:value-type="float" office:value="-0.787098280852661">
            <text:p>-0.7870982809</text:p>
          </table:table-cell>
          <table:table-cell table:formula="of:=[.N525]-[.$G$6]" office:value-type="float" office:value="-0.774073105712887">
            <text:p>-0.7740731057</text:p>
          </table:table-cell>
          <table:table-cell table:formula="of:=[.O525]*[.O525]" office:value-type="float" office:value="0.599189172987994">
            <text:p>0.599189173</text:p>
          </table:table-cell>
        </table:table-row>
        <table:table-row table:style-name="ro1">
          <table:table-cell/>
          <table:table-cell table:formula="of:=RAND()" office:value-type="float" office:value="0.602840061997995">
            <text:p>0.602840062</text:p>
          </table:table-cell>
          <table:table-cell table:formula="of:=RAND()" office:value-type="float" office:value="0.72293190122582">
            <text:p>0.7229319012</text:p>
          </table:table-cell>
          <table:table-cell table:formula="of:=RAND()" office:value-type="float" office:value="0.470097200479358">
            <text:p>0.4700972005</text:p>
          </table:table-cell>
          <table:table-cell table:formula="of:=RAND()" office:value-type="float" office:value="0.635378964943811">
            <text:p>0.6353789649</text:p>
          </table:table-cell>
          <table:table-cell table:formula="of:=RAND()" office:value-type="float" office:value="0.555387182161212">
            <text:p>0.5553871822</text:p>
          </table:table-cell>
          <table:table-cell table:formula="of:=RAND()" office:value-type="float" office:value="0.398957759141922">
            <text:p>0.3989577591</text:p>
          </table:table-cell>
          <table:table-cell table:formula="of:=RAND()" office:value-type="float" office:value="0.6243530807551">
            <text:p>0.6243530808</text:p>
          </table:table-cell>
          <table:table-cell table:formula="of:=RAND()" office:value-type="float" office:value="0.680246898438782">
            <text:p>0.6802468984</text:p>
          </table:table-cell>
          <table:table-cell table:formula="of:=RAND()" office:value-type="float" office:value="0.86407010955736">
            <text:p>0.8640701096</text:p>
          </table:table-cell>
          <table:table-cell table:formula="of:=RAND()" office:value-type="float" office:value="0.612887841183692">
            <text:p>0.6128878412</text:p>
          </table:table-cell>
          <table:table-cell table:formula="of:=RAND()" office:value-type="float" office:value="0.00734956189990044">
            <text:p>0.0073495619</text:p>
          </table:table-cell>
          <table:table-cell table:formula="of:=RAND()" office:value-type="float" office:value="0.286458587041125">
            <text:p>0.286458587</text:p>
          </table:table-cell>
          <table:table-cell table:formula="of:=SUM([.B526:.M526])-6" office:value-type="float" office:value="0.460959148826078">
            <text:p>0.4609591488</text:p>
          </table:table-cell>
          <table:table-cell table:formula="of:=[.N526]-[.$G$6]" office:value-type="float" office:value="0.473984323965851">
            <text:p>0.473984324</text:p>
          </table:table-cell>
          <table:table-cell table:formula="of:=[.O526]*[.O526]" office:value-type="float" office:value="0.224661139365365">
            <text:p>0.2246611394</text:p>
          </table:table-cell>
        </table:table-row>
        <table:table-row table:style-name="ro1">
          <table:table-cell/>
          <table:table-cell table:formula="of:=RAND()" office:value-type="float" office:value="0.0652188763488084">
            <text:p>0.0652188763</text:p>
          </table:table-cell>
          <table:table-cell table:formula="of:=RAND()" office:value-type="float" office:value="0.625511736376211">
            <text:p>0.6255117364</text:p>
          </table:table-cell>
          <table:table-cell table:formula="of:=RAND()" office:value-type="float" office:value="0.400577202672139">
            <text:p>0.4005772027</text:p>
          </table:table-cell>
          <table:table-cell table:formula="of:=RAND()" office:value-type="float" office:value="0.558347194222733">
            <text:p>0.5583471942</text:p>
          </table:table-cell>
          <table:table-cell table:formula="of:=RAND()" office:value-type="float" office:value="0.622162639629096">
            <text:p>0.6221626396</text:p>
          </table:table-cell>
          <table:table-cell table:formula="of:=RAND()" office:value-type="float" office:value="0.0393312943633646">
            <text:p>0.0393312944</text:p>
          </table:table-cell>
          <table:table-cell table:formula="of:=RAND()" office:value-type="float" office:value="0.0716195967979729">
            <text:p>0.0716195968</text:p>
          </table:table-cell>
          <table:table-cell table:formula="of:=RAND()" office:value-type="float" office:value="0.848050747765228">
            <text:p>0.8480507478</text:p>
          </table:table-cell>
          <table:table-cell table:formula="of:=RAND()" office:value-type="float" office:value="0.450979080516845">
            <text:p>0.4509790805</text:p>
          </table:table-cell>
          <table:table-cell table:formula="of:=RAND()" office:value-type="float" office:value="0.734410512028262">
            <text:p>0.734410512</text:p>
          </table:table-cell>
          <table:table-cell table:formula="of:=RAND()" office:value-type="float" office:value="0.894357230979949">
            <text:p>0.894357231</text:p>
          </table:table-cell>
          <table:table-cell table:formula="of:=RAND()" office:value-type="float" office:value="0.647352860542014">
            <text:p>0.6473528605</text:p>
          </table:table-cell>
          <table:table-cell table:formula="of:=SUM([.B527:.M527])-6" office:value-type="float" office:value="-0.0420810277573764">
            <text:p>-0.0420810278</text:p>
          </table:table-cell>
          <table:table-cell table:formula="of:=[.N527]-[.$G$6]" office:value-type="float" office:value="-0.0290558526176028">
            <text:p>-0.0290558526</text:p>
          </table:table-cell>
          <table:table-cell table:formula="of:=[.O527]*[.O527]" office:value-type="float" office:value="0.000844242571335855">
            <text:p>0.0008442426</text:p>
          </table:table-cell>
        </table:table-row>
        <table:table-row table:style-name="ro1">
          <table:table-cell/>
          <table:table-cell table:formula="of:=RAND()" office:value-type="float" office:value="0.373300822684541">
            <text:p>0.3733008227</text:p>
          </table:table-cell>
          <table:table-cell table:formula="of:=RAND()" office:value-type="float" office:value="0.0153366352897137">
            <text:p>0.0153366353</text:p>
          </table:table-cell>
          <table:table-cell table:formula="of:=RAND()" office:value-type="float" office:value="0.774284956743941">
            <text:p>0.7742849567</text:p>
          </table:table-cell>
          <table:table-cell table:formula="of:=RAND()" office:value-type="float" office:value="0.6802814071998">
            <text:p>0.6802814072</text:p>
          </table:table-cell>
          <table:table-cell table:formula="of:=RAND()" office:value-type="float" office:value="0.00813053990714252">
            <text:p>0.0081305399</text:p>
          </table:table-cell>
          <table:table-cell table:formula="of:=RAND()" office:value-type="float" office:value="0.531236195238307">
            <text:p>0.5312361952</text:p>
          </table:table-cell>
          <table:table-cell table:formula="of:=RAND()" office:value-type="float" office:value="0.309636358637363">
            <text:p>0.3096363586</text:p>
          </table:table-cell>
          <table:table-cell table:formula="of:=RAND()" office:value-type="float" office:value="0.00579590373672545">
            <text:p>0.0057959037</text:p>
          </table:table-cell>
          <table:table-cell table:formula="of:=RAND()" office:value-type="float" office:value="0.581384592689574">
            <text:p>0.5813845927</text:p>
          </table:table-cell>
          <table:table-cell table:formula="of:=RAND()" office:value-type="float" office:value="0.463128645904362">
            <text:p>0.4631286459</text:p>
          </table:table-cell>
          <table:table-cell table:formula="of:=RAND()" office:value-type="float" office:value="0.737551195314154">
            <text:p>0.7375511953</text:p>
          </table:table-cell>
          <table:table-cell table:formula="of:=RAND()" office:value-type="float" office:value="0.684131182497367">
            <text:p>0.6841311825</text:p>
          </table:table-cell>
          <table:table-cell table:formula="of:=SUM([.B528:.M528])-6" office:value-type="float" office:value="-0.835801564157009">
            <text:p>-0.8358015642</text:p>
          </table:table-cell>
          <table:table-cell table:formula="of:=[.N528]-[.$G$6]" office:value-type="float" office:value="-0.822776389017236">
            <text:p>-0.822776389</text:p>
          </table:table-cell>
          <table:table-cell table:formula="of:=[.O528]*[.O528]" office:value-type="float" office:value="0.676960986324241">
            <text:p>0.6769609863</text:p>
          </table:table-cell>
        </table:table-row>
        <table:table-row table:style-name="ro1">
          <table:table-cell/>
          <table:table-cell table:formula="of:=RAND()" office:value-type="float" office:value="0.0299993543885648">
            <text:p>0.0299993544</text:p>
          </table:table-cell>
          <table:table-cell table:formula="of:=RAND()" office:value-type="float" office:value="0.209341218462214">
            <text:p>0.2093412185</text:p>
          </table:table-cell>
          <table:table-cell table:formula="of:=RAND()" office:value-type="float" office:value="0.0721772678662092">
            <text:p>0.0721772679</text:p>
          </table:table-cell>
          <table:table-cell table:formula="of:=RAND()" office:value-type="float" office:value="0.304896069923416">
            <text:p>0.3048960699</text:p>
          </table:table-cell>
          <table:table-cell table:formula="of:=RAND()" office:value-type="float" office:value="0.511366630671546">
            <text:p>0.5113666307</text:p>
          </table:table-cell>
          <table:table-cell table:formula="of:=RAND()" office:value-type="float" office:value="0.821649746969342">
            <text:p>0.821649747</text:p>
          </table:table-cell>
          <table:table-cell table:formula="of:=RAND()" office:value-type="float" office:value="0.83458991185762">
            <text:p>0.8345899119</text:p>
          </table:table-cell>
          <table:table-cell table:formula="of:=RAND()" office:value-type="float" office:value="0.337568135699257">
            <text:p>0.3375681357</text:p>
          </table:table-cell>
          <table:table-cell table:formula="of:=RAND()" office:value-type="float" office:value="0.0596164476592094">
            <text:p>0.0596164477</text:p>
          </table:table-cell>
          <table:table-cell table:formula="of:=RAND()" office:value-type="float" office:value="0.817825772566721">
            <text:p>0.8178257726</text:p>
          </table:table-cell>
          <table:table-cell table:formula="of:=RAND()" office:value-type="float" office:value="0.571861167205498">
            <text:p>0.5718611672</text:p>
          </table:table-cell>
          <table:table-cell table:formula="of:=RAND()" office:value-type="float" office:value="0.204724687151611">
            <text:p>0.2047246872</text:p>
          </table:table-cell>
          <table:table-cell table:formula="of:=SUM([.B529:.M529])-6" office:value-type="float" office:value="-1.22438358957879">
            <text:p>-1.2243835896</text:p>
          </table:table-cell>
          <table:table-cell table:formula="of:=[.N529]-[.$G$6]" office:value-type="float" office:value="-1.21135841443902">
            <text:p>-1.2113584144</text:p>
          </table:table-cell>
          <table:table-cell table:formula="of:=[.O529]*[.O529]" office:value-type="float" office:value="1.46738920823221">
            <text:p>1.4673892082</text:p>
          </table:table-cell>
        </table:table-row>
        <table:table-row table:style-name="ro1">
          <table:table-cell/>
          <table:table-cell table:formula="of:=RAND()" office:value-type="float" office:value="0.0601481362245977">
            <text:p>0.0601481362</text:p>
          </table:table-cell>
          <table:table-cell table:formula="of:=RAND()" office:value-type="float" office:value="0.303251603851095">
            <text:p>0.3032516039</text:p>
          </table:table-cell>
          <table:table-cell table:formula="of:=RAND()" office:value-type="float" office:value="0.734025644836947">
            <text:p>0.7340256448</text:p>
          </table:table-cell>
          <table:table-cell table:formula="of:=RAND()" office:value-type="float" office:value="0.0266898751724511">
            <text:p>0.0266898752</text:p>
          </table:table-cell>
          <table:table-cell table:formula="of:=RAND()" office:value-type="float" office:value="0.223207255126908">
            <text:p>0.2232072551</text:p>
          </table:table-cell>
          <table:table-cell table:formula="of:=RAND()" office:value-type="float" office:value="0.879650859627873">
            <text:p>0.8796508596</text:p>
          </table:table-cell>
          <table:table-cell table:formula="of:=RAND()" office:value-type="float" office:value="0.413872006582096">
            <text:p>0.4138720066</text:p>
          </table:table-cell>
          <table:table-cell table:formula="of:=RAND()" office:value-type="float" office:value="0.123749553458765">
            <text:p>0.1237495535</text:p>
          </table:table-cell>
          <table:table-cell table:formula="of:=RAND()" office:value-type="float" office:value="0.224300303030759">
            <text:p>0.224300303</text:p>
          </table:table-cell>
          <table:table-cell table:formula="of:=RAND()" office:value-type="float" office:value="0.389091187855229">
            <text:p>0.3890911879</text:p>
          </table:table-cell>
          <table:table-cell table:formula="of:=RAND()" office:value-type="float" office:value="0.317528016166762">
            <text:p>0.3175280162</text:p>
          </table:table-cell>
          <table:table-cell table:formula="of:=RAND()" office:value-type="float" office:value="0.38888901588507">
            <text:p>0.3888890159</text:p>
          </table:table-cell>
          <table:table-cell table:formula="of:=SUM([.B530:.M530])-6" office:value-type="float" office:value="-1.91559654218145">
            <text:p>-1.9155965422</text:p>
          </table:table-cell>
          <table:table-cell table:formula="of:=[.N530]-[.$G$6]" office:value-type="float" office:value="-1.90257136704167">
            <text:p>-1.902571367</text:p>
          </table:table-cell>
          <table:table-cell table:formula="of:=[.O530]*[.O530]" office:value-type="float" office:value="3.61977780668682">
            <text:p>3.6197778067</text:p>
          </table:table-cell>
        </table:table-row>
        <table:table-row table:style-name="ro1">
          <table:table-cell/>
          <table:table-cell table:formula="of:=RAND()" office:value-type="float" office:value="0.760875312844291">
            <text:p>0.7608753128</text:p>
          </table:table-cell>
          <table:table-cell table:formula="of:=RAND()" office:value-type="float" office:value="0.185723975067958">
            <text:p>0.1857239751</text:p>
          </table:table-cell>
          <table:table-cell table:formula="of:=RAND()" office:value-type="float" office:value="0.114584241062403">
            <text:p>0.1145842411</text:p>
          </table:table-cell>
          <table:table-cell table:formula="of:=RAND()" office:value-type="float" office:value="0.160332744009793">
            <text:p>0.160332744</text:p>
          </table:table-cell>
          <table:table-cell table:formula="of:=RAND()" office:value-type="float" office:value="0.126548169879243">
            <text:p>0.1265481699</text:p>
          </table:table-cell>
          <table:table-cell table:formula="of:=RAND()" office:value-type="float" office:value="0.194048976292834">
            <text:p>0.1940489763</text:p>
          </table:table-cell>
          <table:table-cell table:formula="of:=RAND()" office:value-type="float" office:value="0.592162510147318">
            <text:p>0.5921625101</text:p>
          </table:table-cell>
          <table:table-cell table:formula="of:=RAND()" office:value-type="float" office:value="0.414825209416449">
            <text:p>0.4148252094</text:p>
          </table:table-cell>
          <table:table-cell table:formula="of:=RAND()" office:value-type="float" office:value="0.630630878265947">
            <text:p>0.6306308783</text:p>
          </table:table-cell>
          <table:table-cell table:formula="of:=RAND()" office:value-type="float" office:value="0.273510919418186">
            <text:p>0.2735109194</text:p>
          </table:table-cell>
          <table:table-cell table:formula="of:=RAND()" office:value-type="float" office:value="0.308334158267826">
            <text:p>0.3083341583</text:p>
          </table:table-cell>
          <table:table-cell table:formula="of:=RAND()" office:value-type="float" office:value="0.177013319218531">
            <text:p>0.1770133192</text:p>
          </table:table-cell>
          <table:table-cell table:formula="of:=SUM([.B531:.M531])-6" office:value-type="float" office:value="-2.06140958610922">
            <text:p>-2.0614095861</text:p>
          </table:table-cell>
          <table:table-cell table:formula="of:=[.N531]-[.$G$6]" office:value-type="float" office:value="-2.04838441096945">
            <text:p>-2.048384411</text:p>
          </table:table-cell>
          <table:table-cell table:formula="of:=[.O531]*[.O531]" office:value-type="float" office:value="4.19587869510265">
            <text:p>4.1958786951</text:p>
          </table:table-cell>
        </table:table-row>
        <table:table-row table:style-name="ro1">
          <table:table-cell/>
          <table:table-cell table:formula="of:=RAND()" office:value-type="float" office:value="0.352255614940077">
            <text:p>0.3522556149</text:p>
          </table:table-cell>
          <table:table-cell table:formula="of:=RAND()" office:value-type="float" office:value="0.663772890577093">
            <text:p>0.6637728906</text:p>
          </table:table-cell>
          <table:table-cell table:formula="of:=RAND()" office:value-type="float" office:value="0.337170119164512">
            <text:p>0.3371701192</text:p>
          </table:table-cell>
          <table:table-cell table:formula="of:=RAND()" office:value-type="float" office:value="0.752303855260834">
            <text:p>0.7523038553</text:p>
          </table:table-cell>
          <table:table-cell table:formula="of:=RAND()" office:value-type="float" office:value="0.283161084633321">
            <text:p>0.2831610846</text:p>
          </table:table-cell>
          <table:table-cell table:formula="of:=RAND()" office:value-type="float" office:value="0.341886690352112">
            <text:p>0.3418866904</text:p>
          </table:table-cell>
          <table:table-cell table:formula="of:=RAND()" office:value-type="float" office:value="0.0270788823254406">
            <text:p>0.0270788823</text:p>
          </table:table-cell>
          <table:table-cell table:formula="of:=RAND()" office:value-type="float" office:value="0.399836795870215">
            <text:p>0.3998367959</text:p>
          </table:table-cell>
          <table:table-cell table:formula="of:=RAND()" office:value-type="float" office:value="0.129424387821928">
            <text:p>0.1294243878</text:p>
          </table:table-cell>
          <table:table-cell table:formula="of:=RAND()" office:value-type="float" office:value="0.161664181388915">
            <text:p>0.1616641814</text:p>
          </table:table-cell>
          <table:table-cell table:formula="of:=RAND()" office:value-type="float" office:value="0.745563871925697">
            <text:p>0.7455638719</text:p>
          </table:table-cell>
          <table:table-cell table:formula="of:=RAND()" office:value-type="float" office:value="0.00100341090001166">
            <text:p>0.0010034109</text:p>
          </table:table-cell>
          <table:table-cell table:formula="of:=SUM([.B532:.M532])-6" office:value-type="float" office:value="-1.80487821483985">
            <text:p>-1.8048782148</text:p>
          </table:table-cell>
          <table:table-cell table:formula="of:=[.N532]-[.$G$6]" office:value-type="float" office:value="-1.79185303970007">
            <text:p>-1.7918530397</text:p>
          </table:table-cell>
          <table:table-cell table:formula="of:=[.O532]*[.O532]" office:value-type="float" office:value="3.21073731588239">
            <text:p>3.2107373159</text:p>
          </table:table-cell>
        </table:table-row>
        <table:table-row table:style-name="ro1">
          <table:table-cell/>
          <table:table-cell table:formula="of:=RAND()" office:value-type="float" office:value="0.527539048809558">
            <text:p>0.5275390488</text:p>
          </table:table-cell>
          <table:table-cell table:formula="of:=RAND()" office:value-type="float" office:value="0.746746140997857">
            <text:p>0.746746141</text:p>
          </table:table-cell>
          <table:table-cell table:formula="of:=RAND()" office:value-type="float" office:value="0.432680585887283">
            <text:p>0.4326805859</text:p>
          </table:table-cell>
          <table:table-cell table:formula="of:=RAND()" office:value-type="float" office:value="0.490520168095827">
            <text:p>0.4905201681</text:p>
          </table:table-cell>
          <table:table-cell table:formula="of:=RAND()" office:value-type="float" office:value="0.372904315125197">
            <text:p>0.3729043151</text:p>
          </table:table-cell>
          <table:table-cell table:formula="of:=RAND()" office:value-type="float" office:value="0.608692705631256">
            <text:p>0.6086927056</text:p>
          </table:table-cell>
          <table:table-cell table:formula="of:=RAND()" office:value-type="float" office:value="0.617048786953092">
            <text:p>0.617048787</text:p>
          </table:table-cell>
          <table:table-cell table:formula="of:=RAND()" office:value-type="float" office:value="0.382559145102277">
            <text:p>0.3825591451</text:p>
          </table:table-cell>
          <table:table-cell table:formula="of:=RAND()" office:value-type="float" office:value="0.729042070684955">
            <text:p>0.7290420707</text:p>
          </table:table-cell>
          <table:table-cell table:formula="of:=RAND()" office:value-type="float" office:value="0.0995038931723684">
            <text:p>0.0995038932</text:p>
          </table:table-cell>
          <table:table-cell table:formula="of:=RAND()" office:value-type="float" office:value="0.568107151193544">
            <text:p>0.5681071512</text:p>
          </table:table-cell>
          <table:table-cell table:formula="of:=RAND()" office:value-type="float" office:value="0.854510805336759">
            <text:p>0.8545108053</text:p>
          </table:table-cell>
          <table:table-cell table:formula="of:=SUM([.B533:.M533])-6" office:value-type="float" office:value="0.429854816989973">
            <text:p>0.429854817</text:p>
          </table:table-cell>
          <table:table-cell table:formula="of:=[.N533]-[.$G$6]" office:value-type="float" office:value="0.442879992129747">
            <text:p>0.4428799921</text:p>
          </table:table-cell>
          <table:table-cell table:formula="of:=[.O533]*[.O533]" office:value-type="float" office:value="0.196142687428845">
            <text:p>0.1961426874</text:p>
          </table:table-cell>
        </table:table-row>
        <table:table-row table:style-name="ro1">
          <table:table-cell/>
          <table:table-cell table:formula="of:=RAND()" office:value-type="float" office:value="0.431043013231829">
            <text:p>0.4310430132</text:p>
          </table:table-cell>
          <table:table-cell table:formula="of:=RAND()" office:value-type="float" office:value="0.791403785580769">
            <text:p>0.7914037856</text:p>
          </table:table-cell>
          <table:table-cell table:formula="of:=RAND()" office:value-type="float" office:value="0.192391036078334">
            <text:p>0.1923910361</text:p>
          </table:table-cell>
          <table:table-cell table:formula="of:=RAND()" office:value-type="float" office:value="0.138924835715443">
            <text:p>0.1389248357</text:p>
          </table:table-cell>
          <table:table-cell table:formula="of:=RAND()" office:value-type="float" office:value="0.966325393179432">
            <text:p>0.9663253932</text:p>
          </table:table-cell>
          <table:table-cell table:formula="of:=RAND()" office:value-type="float" office:value="0.271792352898046">
            <text:p>0.2717923529</text:p>
          </table:table-cell>
          <table:table-cell table:formula="of:=RAND()" office:value-type="float" office:value="0.195995438378304">
            <text:p>0.1959954384</text:p>
          </table:table-cell>
          <table:table-cell table:formula="of:=RAND()" office:value-type="float" office:value="0.982499677455053">
            <text:p>0.9824996775</text:p>
          </table:table-cell>
          <table:table-cell table:formula="of:=RAND()" office:value-type="float" office:value="0.0426647656131536">
            <text:p>0.0426647656</text:p>
          </table:table-cell>
          <table:table-cell table:formula="of:=RAND()" office:value-type="float" office:value="0.147468798793852">
            <text:p>0.1474687988</text:p>
          </table:table-cell>
          <table:table-cell table:formula="of:=RAND()" office:value-type="float" office:value="0.783919499954209">
            <text:p>0.7839195</text:p>
          </table:table-cell>
          <table:table-cell table:formula="of:=RAND()" office:value-type="float" office:value="0.834138004807755">
            <text:p>0.8341380048</text:p>
          </table:table-cell>
          <table:table-cell table:formula="of:=SUM([.B534:.M534])-6" office:value-type="float" office:value="-0.22143339831382">
            <text:p>-0.2214333983</text:p>
          </table:table-cell>
          <table:table-cell table:formula="of:=[.N534]-[.$G$6]" office:value-type="float" office:value="-0.208408223174047">
            <text:p>-0.2084082232</text:p>
          </table:table-cell>
          <table:table-cell table:formula="of:=[.O534]*[.O534]" office:value-type="float" office:value="0.0434339874865633">
            <text:p>0.0434339875</text:p>
          </table:table-cell>
        </table:table-row>
        <table:table-row table:style-name="ro1">
          <table:table-cell/>
          <table:table-cell table:formula="of:=RAND()" office:value-type="float" office:value="0.657454871339724">
            <text:p>0.6574548713</text:p>
          </table:table-cell>
          <table:table-cell table:formula="of:=RAND()" office:value-type="float" office:value="0.0635730414651334">
            <text:p>0.0635730415</text:p>
          </table:table-cell>
          <table:table-cell table:formula="of:=RAND()" office:value-type="float" office:value="0.17494718497619">
            <text:p>0.174947185</text:p>
          </table:table-cell>
          <table:table-cell table:formula="of:=RAND()" office:value-type="float" office:value="0.731960161821917">
            <text:p>0.7319601618</text:p>
          </table:table-cell>
          <table:table-cell table:formula="of:=RAND()" office:value-type="float" office:value="0.508669921895489">
            <text:p>0.5086699219</text:p>
          </table:table-cell>
          <table:table-cell table:formula="of:=RAND()" office:value-type="float" office:value="0.322162749245763">
            <text:p>0.3221627492</text:p>
          </table:table-cell>
          <table:table-cell table:formula="of:=RAND()" office:value-type="float" office:value="0.0397695985157043">
            <text:p>0.0397695985</text:p>
          </table:table-cell>
          <table:table-cell table:formula="of:=RAND()" office:value-type="float" office:value="0.454608677187935">
            <text:p>0.4546086772</text:p>
          </table:table-cell>
          <table:table-cell table:formula="of:=RAND()" office:value-type="float" office:value="0.208045023726299">
            <text:p>0.2080450237</text:p>
          </table:table-cell>
          <table:table-cell table:formula="of:=RAND()" office:value-type="float" office:value="0.35773049807176">
            <text:p>0.3577304981</text:p>
          </table:table-cell>
          <table:table-cell table:formula="of:=RAND()" office:value-type="float" office:value="0.421236607944593">
            <text:p>0.4212366079</text:p>
          </table:table-cell>
          <table:table-cell table:formula="of:=RAND()" office:value-type="float" office:value="0.38190704700537">
            <text:p>0.381907047</text:p>
          </table:table-cell>
          <table:table-cell table:formula="of:=SUM([.B535:.M535])-6" office:value-type="float" office:value="-1.67793461680412">
            <text:p>-1.6779346168</text:p>
          </table:table-cell>
          <table:table-cell table:formula="of:=[.N535]-[.$G$6]" office:value-type="float" office:value="-1.66490944166435">
            <text:p>-1.6649094417</text:p>
          </table:table-cell>
          <table:table-cell table:formula="of:=[.O535]*[.O535]" office:value-type="float" office:value="2.7719234489431">
            <text:p>2.7719234489</text:p>
          </table:table-cell>
        </table:table-row>
        <table:table-row table:style-name="ro1">
          <table:table-cell/>
          <table:table-cell table:formula="of:=RAND()" office:value-type="float" office:value="0.102752368198708">
            <text:p>0.1027523682</text:p>
          </table:table-cell>
          <table:table-cell table:formula="of:=RAND()" office:value-type="float" office:value="0.434093884658068">
            <text:p>0.4340938847</text:p>
          </table:table-cell>
          <table:table-cell table:formula="of:=RAND()" office:value-type="float" office:value="0.469950385624543">
            <text:p>0.4699503856</text:p>
          </table:table-cell>
          <table:table-cell table:formula="of:=RAND()" office:value-type="float" office:value="0.719476247671992">
            <text:p>0.7194762477</text:p>
          </table:table-cell>
          <table:table-cell table:formula="of:=RAND()" office:value-type="float" office:value="0.140972286462784">
            <text:p>0.1409722865</text:p>
          </table:table-cell>
          <table:table-cell table:formula="of:=RAND()" office:value-type="float" office:value="0.0113458465784788">
            <text:p>0.0113458466</text:p>
          </table:table-cell>
          <table:table-cell table:formula="of:=RAND()" office:value-type="float" office:value="0.980245687300339">
            <text:p>0.9802456873</text:p>
          </table:table-cell>
          <table:table-cell table:formula="of:=RAND()" office:value-type="float" office:value="0.956962206633762">
            <text:p>0.9569622066</text:p>
          </table:table-cell>
          <table:table-cell table:formula="of:=RAND()" office:value-type="float" office:value="0.541792468633503">
            <text:p>0.5417924686</text:p>
          </table:table-cell>
          <table:table-cell table:formula="of:=RAND()" office:value-type="float" office:value="0.397537888493389">
            <text:p>0.3975378885</text:p>
          </table:table-cell>
          <table:table-cell table:formula="of:=RAND()" office:value-type="float" office:value="0.295829937793314">
            <text:p>0.2958299378</text:p>
          </table:table-cell>
          <table:table-cell table:formula="of:=RAND()" office:value-type="float" office:value="0.411793105769903">
            <text:p>0.4117931058</text:p>
          </table:table-cell>
          <table:table-cell table:formula="of:=SUM([.B536:.M536])-6" office:value-type="float" office:value="-0.537247686181217">
            <text:p>-0.5372476862</text:p>
          </table:table-cell>
          <table:table-cell table:formula="of:=[.N536]-[.$G$6]" office:value-type="float" office:value="-0.524222511041444">
            <text:p>-0.524222511</text:p>
          </table:table-cell>
          <table:table-cell table:formula="of:=[.O536]*[.O536]" office:value-type="float" office:value="0.274809241082597">
            <text:p>0.2748092411</text:p>
          </table:table-cell>
        </table:table-row>
        <table:table-row table:style-name="ro1">
          <table:table-cell/>
          <table:table-cell table:formula="of:=RAND()" office:value-type="float" office:value="0.0413196969311684">
            <text:p>0.0413196969</text:p>
          </table:table-cell>
          <table:table-cell table:formula="of:=RAND()" office:value-type="float" office:value="0.645838159602135">
            <text:p>0.6458381596</text:p>
          </table:table-cell>
          <table:table-cell table:formula="of:=RAND()" office:value-type="float" office:value="0.953152692876756">
            <text:p>0.9531526929</text:p>
          </table:table-cell>
          <table:table-cell table:formula="of:=RAND()" office:value-type="float" office:value="0.737858609296382">
            <text:p>0.7378586093</text:p>
          </table:table-cell>
          <table:table-cell table:formula="of:=RAND()" office:value-type="float" office:value="0.249579033814371">
            <text:p>0.2495790338</text:p>
          </table:table-cell>
          <table:table-cell table:formula="of:=RAND()" office:value-type="float" office:value="0.289157280931249">
            <text:p>0.2891572809</text:p>
          </table:table-cell>
          <table:table-cell table:formula="of:=RAND()" office:value-type="float" office:value="0.79887678544037">
            <text:p>0.7988767854</text:p>
          </table:table-cell>
          <table:table-cell table:formula="of:=RAND()" office:value-type="float" office:value="0.318805986782536">
            <text:p>0.3188059868</text:p>
          </table:table-cell>
          <table:table-cell table:formula="of:=RAND()" office:value-type="float" office:value="0.0603679970372468">
            <text:p>0.060367997</text:p>
          </table:table-cell>
          <table:table-cell table:formula="of:=RAND()" office:value-type="float" office:value="0.455213274108246">
            <text:p>0.4552132741</text:p>
          </table:table-cell>
          <table:table-cell table:formula="of:=RAND()" office:value-type="float" office:value="0.0114020793698728">
            <text:p>0.0114020794</text:p>
          </table:table-cell>
          <table:table-cell table:formula="of:=RAND()" office:value-type="float" office:value="0.614331532968208">
            <text:p>0.614331533</text:p>
          </table:table-cell>
          <table:table-cell table:formula="of:=SUM([.B537:.M537])-6" office:value-type="float" office:value="-0.824096870841458">
            <text:p>-0.8240968708</text:p>
          </table:table-cell>
          <table:table-cell table:formula="of:=[.N537]-[.$G$6]" office:value-type="float" office:value="-0.811071695701685">
            <text:p>-0.8110716957</text:p>
          </table:table-cell>
          <table:table-cell table:formula="of:=[.O537]*[.O537]" office:value-type="float" office:value="0.657837295568406">
            <text:p>0.6578372956</text:p>
          </table:table-cell>
        </table:table-row>
        <table:table-row table:style-name="ro1">
          <table:table-cell/>
          <table:table-cell table:formula="of:=RAND()" office:value-type="float" office:value="0.831858277553692">
            <text:p>0.8318582776</text:p>
          </table:table-cell>
          <table:table-cell table:formula="of:=RAND()" office:value-type="float" office:value="0.611892689019442">
            <text:p>0.611892689</text:p>
          </table:table-cell>
          <table:table-cell table:formula="of:=RAND()" office:value-type="float" office:value="0.222106303786859">
            <text:p>0.2221063038</text:p>
          </table:table-cell>
          <table:table-cell table:formula="of:=RAND()" office:value-type="float" office:value="0.0687248378526419">
            <text:p>0.0687248379</text:p>
          </table:table-cell>
          <table:table-cell table:formula="of:=RAND()" office:value-type="float" office:value="0.427332643186674">
            <text:p>0.4273326432</text:p>
          </table:table-cell>
          <table:table-cell table:formula="of:=RAND()" office:value-type="float" office:value="0.241577450418845">
            <text:p>0.2415774504</text:p>
          </table:table-cell>
          <table:table-cell table:formula="of:=RAND()" office:value-type="float" office:value="0.078776027308777">
            <text:p>0.0787760273</text:p>
          </table:table-cell>
          <table:table-cell table:formula="of:=RAND()" office:value-type="float" office:value="0.70080305961892">
            <text:p>0.7008030596</text:p>
          </table:table-cell>
          <table:table-cell table:formula="of:=RAND()" office:value-type="float" office:value="0.962790073826909">
            <text:p>0.9627900738</text:p>
          </table:table-cell>
          <table:table-cell table:formula="of:=RAND()" office:value-type="float" office:value="0.481648543616757">
            <text:p>0.4816485436</text:p>
          </table:table-cell>
          <table:table-cell table:formula="of:=RAND()" office:value-type="float" office:value="0.125122293364257">
            <text:p>0.1251222934</text:p>
          </table:table-cell>
          <table:table-cell table:formula="of:=RAND()" office:value-type="float" office:value="0.853187925647944">
            <text:p>0.8531879256</text:p>
          </table:table-cell>
          <table:table-cell table:formula="of:=SUM([.B538:.M538])-6" office:value-type="float" office:value="-0.394179874798283">
            <text:p>-0.3941798748</text:p>
          </table:table-cell>
          <table:table-cell table:formula="of:=[.N538]-[.$G$6]" office:value-type="float" office:value="-0.381154699658509">
            <text:p>-0.3811546997</text:p>
          </table:table-cell>
          <table:table-cell table:formula="of:=[.O538]*[.O538]" office:value-type="float" office:value="0.145278905071768">
            <text:p>0.1452789051</text:p>
          </table:table-cell>
        </table:table-row>
        <table:table-row table:style-name="ro1">
          <table:table-cell/>
          <table:table-cell table:formula="of:=RAND()" office:value-type="float" office:value="0.0418286311905831">
            <text:p>0.0418286312</text:p>
          </table:table-cell>
          <table:table-cell table:formula="of:=RAND()" office:value-type="float" office:value="0.281642898684368">
            <text:p>0.2816428987</text:p>
          </table:table-cell>
          <table:table-cell table:formula="of:=RAND()" office:value-type="float" office:value="0.936815696768463">
            <text:p>0.9368156968</text:p>
          </table:table-cell>
          <table:table-cell table:formula="of:=RAND()" office:value-type="float" office:value="0.157187044853345">
            <text:p>0.1571870449</text:p>
          </table:table-cell>
          <table:table-cell table:formula="of:=RAND()" office:value-type="float" office:value="0.710488170851022">
            <text:p>0.7104881709</text:p>
          </table:table-cell>
          <table:table-cell table:formula="of:=RAND()" office:value-type="float" office:value="0.77126705693081">
            <text:p>0.7712670569</text:p>
          </table:table-cell>
          <table:table-cell table:formula="of:=RAND()" office:value-type="float" office:value="0.120155689539388">
            <text:p>0.1201556895</text:p>
          </table:table-cell>
          <table:table-cell table:formula="of:=RAND()" office:value-type="float" office:value="0.838761035585776">
            <text:p>0.8387610356</text:p>
          </table:table-cell>
          <table:table-cell table:formula="of:=RAND()" office:value-type="float" office:value="0.224353685043752">
            <text:p>0.224353685</text:p>
          </table:table-cell>
          <table:table-cell table:formula="of:=RAND()" office:value-type="float" office:value="0.640773053048179">
            <text:p>0.640773053</text:p>
          </table:table-cell>
          <table:table-cell table:formula="of:=RAND()" office:value-type="float" office:value="0.251050865510479">
            <text:p>0.2510508655</text:p>
          </table:table-cell>
          <table:table-cell table:formula="of:=RAND()" office:value-type="float" office:value="0.133798180148005">
            <text:p>0.1337981801</text:p>
          </table:table-cell>
          <table:table-cell table:formula="of:=SUM([.B539:.M539])-6" office:value-type="float" office:value="-0.891877991845831">
            <text:p>-0.8918779918</text:p>
          </table:table-cell>
          <table:table-cell table:formula="of:=[.N539]-[.$G$6]" office:value-type="float" office:value="-0.878852816706058">
            <text:p>-0.8788528167</text:p>
          </table:table-cell>
          <table:table-cell table:formula="of:=[.O539]*[.O539]" office:value-type="float" office:value="0.772382273432171">
            <text:p>0.7723822734</text:p>
          </table:table-cell>
        </table:table-row>
        <table:table-row table:style-name="ro1">
          <table:table-cell/>
          <table:table-cell table:formula="of:=RAND()" office:value-type="float" office:value="0.113934352062643">
            <text:p>0.1139343521</text:p>
          </table:table-cell>
          <table:table-cell table:formula="of:=RAND()" office:value-type="float" office:value="0.45553377084434">
            <text:p>0.4555337708</text:p>
          </table:table-cell>
          <table:table-cell table:formula="of:=RAND()" office:value-type="float" office:value="0.31518220459111">
            <text:p>0.3151822046</text:p>
          </table:table-cell>
          <table:table-cell table:formula="of:=RAND()" office:value-type="float" office:value="0.0240649471525103">
            <text:p>0.0240649472</text:p>
          </table:table-cell>
          <table:table-cell table:formula="of:=RAND()" office:value-type="float" office:value="0.0250644462648779">
            <text:p>0.0250644463</text:p>
          </table:table-cell>
          <table:table-cell table:formula="of:=RAND()" office:value-type="float" office:value="0.60225662891753">
            <text:p>0.6022566289</text:p>
          </table:table-cell>
          <table:table-cell table:formula="of:=RAND()" office:value-type="float" office:value="0.430000403663144">
            <text:p>0.4300004037</text:p>
          </table:table-cell>
          <table:table-cell table:formula="of:=RAND()" office:value-type="float" office:value="0.286638701567426">
            <text:p>0.2866387016</text:p>
          </table:table-cell>
          <table:table-cell table:formula="of:=RAND()" office:value-type="float" office:value="0.179826741106808">
            <text:p>0.1798267411</text:p>
          </table:table-cell>
          <table:table-cell table:formula="of:=RAND()" office:value-type="float" office:value="0.725722609553486">
            <text:p>0.7257226096</text:p>
          </table:table-cell>
          <table:table-cell table:formula="of:=RAND()" office:value-type="float" office:value="0.27261040546">
            <text:p>0.2726104055</text:p>
          </table:table-cell>
          <table:table-cell table:formula="of:=RAND()" office:value-type="float" office:value="0.887109939008951">
            <text:p>0.887109939</text:p>
          </table:table-cell>
          <table:table-cell table:formula="of:=SUM([.B540:.M540])-6" office:value-type="float" office:value="-1.68205484980717">
            <text:p>-1.6820548498</text:p>
          </table:table-cell>
          <table:table-cell table:formula="of:=[.N540]-[.$G$6]" office:value-type="float" office:value="-1.6690296746674">
            <text:p>-1.6690296747</text:p>
          </table:table-cell>
          <table:table-cell table:formula="of:=[.O540]*[.O540]" office:value-type="float" office:value="2.78566005492037">
            <text:p>2.7856600549</text:p>
          </table:table-cell>
        </table:table-row>
        <table:table-row table:style-name="ro1">
          <table:table-cell/>
          <table:table-cell table:formula="of:=RAND()" office:value-type="float" office:value="0.255968422396108">
            <text:p>0.2559684224</text:p>
          </table:table-cell>
          <table:table-cell table:formula="of:=RAND()" office:value-type="float" office:value="0.833729627309367">
            <text:p>0.8337296273</text:p>
          </table:table-cell>
          <table:table-cell table:formula="of:=RAND()" office:value-type="float" office:value="0.369936414761469">
            <text:p>0.3699364148</text:p>
          </table:table-cell>
          <table:table-cell table:formula="of:=RAND()" office:value-type="float" office:value="0.30643157241866">
            <text:p>0.3064315724</text:p>
          </table:table-cell>
          <table:table-cell table:formula="of:=RAND()" office:value-type="float" office:value="0.474398877471685">
            <text:p>0.4743988775</text:p>
          </table:table-cell>
          <table:table-cell table:formula="of:=RAND()" office:value-type="float" office:value="0.304649085970595">
            <text:p>0.304649086</text:p>
          </table:table-cell>
          <table:table-cell table:formula="of:=RAND()" office:value-type="float" office:value="0.364096803357825">
            <text:p>0.3640968034</text:p>
          </table:table-cell>
          <table:table-cell table:formula="of:=RAND()" office:value-type="float" office:value="0.826880632666871">
            <text:p>0.8268806327</text:p>
          </table:table-cell>
          <table:table-cell table:formula="of:=RAND()" office:value-type="float" office:value="0.542961087077856">
            <text:p>0.5429610871</text:p>
          </table:table-cell>
          <table:table-cell table:formula="of:=RAND()" office:value-type="float" office:value="0.646462074713782">
            <text:p>0.6464620747</text:p>
          </table:table-cell>
          <table:table-cell table:formula="of:=RAND()" office:value-type="float" office:value="0.994531716220081">
            <text:p>0.9945317162</text:p>
          </table:table-cell>
          <table:table-cell table:formula="of:=RAND()" office:value-type="float" office:value="0.0859643137082458">
            <text:p>0.0859643137</text:p>
          </table:table-cell>
          <table:table-cell table:formula="of:=SUM([.B541:.M541])-6" office:value-type="float" office:value="0.00601062807254493">
            <text:p>0.0060106281</text:p>
          </table:table-cell>
          <table:table-cell table:formula="of:=[.N541]-[.$G$6]" office:value-type="float" office:value="0.0190358032123186">
            <text:p>0.0190358032</text:p>
          </table:table-cell>
          <table:table-cell table:formula="of:=[.O541]*[.O541]" office:value-type="float" office:value="0.000362361803938118">
            <text:p>0.0003623618</text:p>
          </table:table-cell>
        </table:table-row>
        <table:table-row table:style-name="ro1">
          <table:table-cell/>
          <table:table-cell table:formula="of:=RAND()" office:value-type="float" office:value="0.0734750665724278">
            <text:p>0.0734750666</text:p>
          </table:table-cell>
          <table:table-cell table:formula="of:=RAND()" office:value-type="float" office:value="0.721889451611787">
            <text:p>0.7218894516</text:p>
          </table:table-cell>
          <table:table-cell table:formula="of:=RAND()" office:value-type="float" office:value="0.249355371808633">
            <text:p>0.2493553718</text:p>
          </table:table-cell>
          <table:table-cell table:formula="of:=RAND()" office:value-type="float" office:value="0.602164209121838">
            <text:p>0.6021642091</text:p>
          </table:table-cell>
          <table:table-cell table:formula="of:=RAND()" office:value-type="float" office:value="0.194198449375108">
            <text:p>0.1941984494</text:p>
          </table:table-cell>
          <table:table-cell table:formula="of:=RAND()" office:value-type="float" office:value="0.813082567416132">
            <text:p>0.8130825674</text:p>
          </table:table-cell>
          <table:table-cell table:formula="of:=RAND()" office:value-type="float" office:value="0.771797264460474">
            <text:p>0.7717972645</text:p>
          </table:table-cell>
          <table:table-cell table:formula="of:=RAND()" office:value-type="float" office:value="0.005364183569327">
            <text:p>0.0053641836</text:p>
          </table:table-cell>
          <table:table-cell table:formula="of:=RAND()" office:value-type="float" office:value="0.471887380583212">
            <text:p>0.4718873806</text:p>
          </table:table-cell>
          <table:table-cell table:formula="of:=RAND()" office:value-type="float" office:value="0.191575386328623">
            <text:p>0.1915753863</text:p>
          </table:table-cell>
          <table:table-cell table:formula="of:=RAND()" office:value-type="float" office:value="0.715978363761678">
            <text:p>0.7159783638</text:p>
          </table:table-cell>
          <table:table-cell table:formula="of:=RAND()" office:value-type="float" office:value="0.145337971393019">
            <text:p>0.1453379714</text:p>
          </table:table-cell>
          <table:table-cell table:formula="of:=SUM([.B542:.M542])-6" office:value-type="float" office:value="-1.04389433399774">
            <text:p>-1.043894334</text:p>
          </table:table-cell>
          <table:table-cell table:formula="of:=[.N542]-[.$G$6]" office:value-type="float" office:value="-1.03086915885797">
            <text:p>-1.0308691589</text:p>
          </table:table-cell>
          <table:table-cell table:formula="of:=[.O542]*[.O542]" office:value-type="float" office:value="1.06269122268453">
            <text:p>1.0626912227</text:p>
          </table:table-cell>
        </table:table-row>
        <table:table-row table:style-name="ro1">
          <table:table-cell/>
          <table:table-cell table:formula="of:=RAND()" office:value-type="float" office:value="0.807338871760294">
            <text:p>0.8073388718</text:p>
          </table:table-cell>
          <table:table-cell table:formula="of:=RAND()" office:value-type="float" office:value="0.448004450881854">
            <text:p>0.4480044509</text:p>
          </table:table-cell>
          <table:table-cell table:formula="of:=RAND()" office:value-type="float" office:value="0.73956677922979">
            <text:p>0.7395667792</text:p>
          </table:table-cell>
          <table:table-cell table:formula="of:=RAND()" office:value-type="float" office:value="0.370399025036022">
            <text:p>0.370399025</text:p>
          </table:table-cell>
          <table:table-cell table:formula="of:=RAND()" office:value-type="float" office:value="0.370863359654322">
            <text:p>0.3708633597</text:p>
          </table:table-cell>
          <table:table-cell table:formula="of:=RAND()" office:value-type="float" office:value="0.552614079788327">
            <text:p>0.5526140798</text:p>
          </table:table-cell>
          <table:table-cell table:formula="of:=RAND()" office:value-type="float" office:value="0.271463573211804">
            <text:p>0.2714635732</text:p>
          </table:table-cell>
          <table:table-cell table:formula="of:=RAND()" office:value-type="float" office:value="0.986646210774779">
            <text:p>0.9866462108</text:p>
          </table:table-cell>
          <table:table-cell table:formula="of:=RAND()" office:value-type="float" office:value="0.0615568575449288">
            <text:p>0.0615568575</text:p>
          </table:table-cell>
          <table:table-cell table:formula="of:=RAND()" office:value-type="float" office:value="0.436956804478541">
            <text:p>0.4369568045</text:p>
          </table:table-cell>
          <table:table-cell table:formula="of:=RAND()" office:value-type="float" office:value="0.133742546197027">
            <text:p>0.1337425462</text:p>
          </table:table-cell>
          <table:table-cell table:formula="of:=RAND()" office:value-type="float" office:value="0.827180504566059">
            <text:p>0.8271805046</text:p>
          </table:table-cell>
          <table:table-cell table:formula="of:=SUM([.B543:.M543])-6" office:value-type="float" office:value="0.00633306312374771">
            <text:p>0.0063330631</text:p>
          </table:table-cell>
          <table:table-cell table:formula="of:=[.N543]-[.$G$6]" office:value-type="float" office:value="0.0193582382635213">
            <text:p>0.0193582383</text:p>
          </table:table-cell>
          <table:table-cell table:formula="of:=[.O543]*[.O543]" office:value-type="float" office:value="0.000374741388667262">
            <text:p>0.0003747414</text:p>
          </table:table-cell>
        </table:table-row>
        <table:table-row table:style-name="ro1">
          <table:table-cell/>
          <table:table-cell table:formula="of:=RAND()" office:value-type="float" office:value="0.544248573016375">
            <text:p>0.544248573</text:p>
          </table:table-cell>
          <table:table-cell table:formula="of:=RAND()" office:value-type="float" office:value="0.185979092260823">
            <text:p>0.1859790923</text:p>
          </table:table-cell>
          <table:table-cell table:formula="of:=RAND()" office:value-type="float" office:value="0.690127591136843">
            <text:p>0.6901275911</text:p>
          </table:table-cell>
          <table:table-cell table:formula="of:=RAND()" office:value-type="float" office:value="0.63225334440358">
            <text:p>0.6322533444</text:p>
          </table:table-cell>
          <table:table-cell table:formula="of:=RAND()" office:value-type="float" office:value="0.261259559541941">
            <text:p>0.2612595595</text:p>
          </table:table-cell>
          <table:table-cell table:formula="of:=RAND()" office:value-type="float" office:value="0.416855627903715">
            <text:p>0.4168556279</text:p>
          </table:table-cell>
          <table:table-cell table:formula="of:=RAND()" office:value-type="float" office:value="0.716008956776932">
            <text:p>0.7160089568</text:p>
          </table:table-cell>
          <table:table-cell table:formula="of:=RAND()" office:value-type="float" office:value="0.350983049487695">
            <text:p>0.3509830495</text:p>
          </table:table-cell>
          <table:table-cell table:formula="of:=RAND()" office:value-type="float" office:value="0.404216481605545">
            <text:p>0.4042164816</text:p>
          </table:table-cell>
          <table:table-cell table:formula="of:=RAND()" office:value-type="float" office:value="0.605286275967956">
            <text:p>0.605286276</text:p>
          </table:table-cell>
          <table:table-cell table:formula="of:=RAND()" office:value-type="float" office:value="0.652494630077854">
            <text:p>0.6524946301</text:p>
          </table:table-cell>
          <table:table-cell table:formula="of:=RAND()" office:value-type="float" office:value="0.275906176539138">
            <text:p>0.2759061765</text:p>
          </table:table-cell>
          <table:table-cell table:formula="of:=SUM([.B544:.M544])-6" office:value-type="float" office:value="-0.264380641281605">
            <text:p>-0.2643806413</text:p>
          </table:table-cell>
          <table:table-cell table:formula="of:=[.N544]-[.$G$6]" office:value-type="float" office:value="-0.251355466141831">
            <text:p>-0.2513554661</text:p>
          </table:table-cell>
          <table:table-cell table:formula="of:=[.O544]*[.O544]" office:value-type="float" office:value="0.0631795703593772">
            <text:p>0.0631795704</text:p>
          </table:table-cell>
        </table:table-row>
        <table:table-row table:style-name="ro1">
          <table:table-cell/>
          <table:table-cell table:formula="of:=RAND()" office:value-type="float" office:value="0.146963294828311">
            <text:p>0.1469632948</text:p>
          </table:table-cell>
          <table:table-cell table:formula="of:=RAND()" office:value-type="float" office:value="0.921923902118579">
            <text:p>0.9219239021</text:p>
          </table:table-cell>
          <table:table-cell table:formula="of:=RAND()" office:value-type="float" office:value="0.523288773838431">
            <text:p>0.5232887738</text:p>
          </table:table-cell>
          <table:table-cell table:formula="of:=RAND()" office:value-type="float" office:value="0.794530892977491">
            <text:p>0.794530893</text:p>
          </table:table-cell>
          <table:table-cell table:formula="of:=RAND()" office:value-type="float" office:value="0.954881415236741">
            <text:p>0.9548814152</text:p>
          </table:table-cell>
          <table:table-cell table:formula="of:=RAND()" office:value-type="float" office:value="0.602234949590638">
            <text:p>0.6022349496</text:p>
          </table:table-cell>
          <table:table-cell table:formula="of:=RAND()" office:value-type="float" office:value="0.662131161894649">
            <text:p>0.6621311619</text:p>
          </table:table-cell>
          <table:table-cell table:formula="of:=RAND()" office:value-type="float" office:value="0.451172339497134">
            <text:p>0.4511723395</text:p>
          </table:table-cell>
          <table:table-cell table:formula="of:=RAND()" office:value-type="float" office:value="0.551026256754994">
            <text:p>0.5510262568</text:p>
          </table:table-cell>
          <table:table-cell table:formula="of:=RAND()" office:value-type="float" office:value="0.0130381099879742">
            <text:p>0.01303811</text:p>
          </table:table-cell>
          <table:table-cell table:formula="of:=RAND()" office:value-type="float" office:value="0.363588595530018">
            <text:p>0.3635885955</text:p>
          </table:table-cell>
          <table:table-cell table:formula="of:=RAND()" office:value-type="float" office:value="0.225129120750353">
            <text:p>0.2251291208</text:p>
          </table:table-cell>
          <table:table-cell table:formula="of:=SUM([.B545:.M545])-6" office:value-type="float" office:value="0.209908813005313">
            <text:p>0.209908813</text:p>
          </table:table-cell>
          <table:table-cell table:formula="of:=[.N545]-[.$G$6]" office:value-type="float" office:value="0.222933988145087">
            <text:p>0.2229339881</text:p>
          </table:table-cell>
          <table:table-cell table:formula="of:=[.O545]*[.O545]" office:value-type="float" office:value="0.0496995630702738">
            <text:p>0.0496995631</text:p>
          </table:table-cell>
        </table:table-row>
        <table:table-row table:style-name="ro1">
          <table:table-cell/>
          <table:table-cell table:formula="of:=RAND()" office:value-type="float" office:value="0.757395718246698">
            <text:p>0.7573957182</text:p>
          </table:table-cell>
          <table:table-cell table:formula="of:=RAND()" office:value-type="float" office:value="0.0029492957983166">
            <text:p>0.0029492958</text:p>
          </table:table-cell>
          <table:table-cell table:formula="of:=RAND()" office:value-type="float" office:value="0.668407968478277">
            <text:p>0.6684079685</text:p>
          </table:table-cell>
          <table:table-cell table:formula="of:=RAND()" office:value-type="float" office:value="0.755530512193218">
            <text:p>0.7555305122</text:p>
          </table:table-cell>
          <table:table-cell table:formula="of:=RAND()" office:value-type="float" office:value="0.0406725485809147">
            <text:p>0.0406725486</text:p>
          </table:table-cell>
          <table:table-cell table:formula="of:=RAND()" office:value-type="float" office:value="0.581466851755977">
            <text:p>0.5814668518</text:p>
          </table:table-cell>
          <table:table-cell table:formula="of:=RAND()" office:value-type="float" office:value="0.207159376703203">
            <text:p>0.2071593767</text:p>
          </table:table-cell>
          <table:table-cell table:formula="of:=RAND()" office:value-type="float" office:value="0.679001227719709">
            <text:p>0.6790012277</text:p>
          </table:table-cell>
          <table:table-cell table:formula="of:=RAND()" office:value-type="float" office:value="0.252235037274659">
            <text:p>0.2522350373</text:p>
          </table:table-cell>
          <table:table-cell table:formula="of:=RAND()" office:value-type="float" office:value="0.445023567415774">
            <text:p>0.4450235674</text:p>
          </table:table-cell>
          <table:table-cell table:formula="of:=RAND()" office:value-type="float" office:value="0.423904610797763">
            <text:p>0.4239046108</text:p>
          </table:table-cell>
          <table:table-cell table:formula="of:=RAND()" office:value-type="float" office:value="0.998907322529703">
            <text:p>0.9989073225</text:p>
          </table:table-cell>
          <table:table-cell table:formula="of:=SUM([.B546:.M546])-6" office:value-type="float" office:value="-0.187345962505788">
            <text:p>-0.1873459625</text:p>
          </table:table-cell>
          <table:table-cell table:formula="of:=[.N546]-[.$G$6]" office:value-type="float" office:value="-0.174320787366014">
            <text:p>-0.1743207874</text:p>
          </table:table-cell>
          <table:table-cell table:formula="of:=[.O546]*[.O546]" office:value-type="float" office:value="0.0303877369079071">
            <text:p>0.0303877369</text:p>
          </table:table-cell>
        </table:table-row>
        <table:table-row table:style-name="ro1">
          <table:table-cell/>
          <table:table-cell table:formula="of:=RAND()" office:value-type="float" office:value="0.230627580545843">
            <text:p>0.2306275805</text:p>
          </table:table-cell>
          <table:table-cell table:formula="of:=RAND()" office:value-type="float" office:value="0.672421996248886">
            <text:p>0.6724219962</text:p>
          </table:table-cell>
          <table:table-cell table:formula="of:=RAND()" office:value-type="float" office:value="0.116150501882657">
            <text:p>0.1161505019</text:p>
          </table:table-cell>
          <table:table-cell table:formula="of:=RAND()" office:value-type="float" office:value="0.798130731564015">
            <text:p>0.7981307316</text:p>
          </table:table-cell>
          <table:table-cell table:formula="of:=RAND()" office:value-type="float" office:value="0.0812886117491871">
            <text:p>0.0812886117</text:p>
          </table:table-cell>
          <table:table-cell table:formula="of:=RAND()" office:value-type="float" office:value="0.977843369590119">
            <text:p>0.9778433696</text:p>
          </table:table-cell>
          <table:table-cell table:formula="of:=RAND()" office:value-type="float" office:value="0.677997446618974">
            <text:p>0.6779974466</text:p>
          </table:table-cell>
          <table:table-cell table:formula="of:=RAND()" office:value-type="float" office:value="0.0859857397153974">
            <text:p>0.0859857397</text:p>
          </table:table-cell>
          <table:table-cell table:formula="of:=RAND()" office:value-type="float" office:value="0.239193470915779">
            <text:p>0.2391934709</text:p>
          </table:table-cell>
          <table:table-cell table:formula="of:=RAND()" office:value-type="float" office:value="0.766175874974579">
            <text:p>0.766175875</text:p>
          </table:table-cell>
          <table:table-cell table:formula="of:=RAND()" office:value-type="float" office:value="0.482450069393963">
            <text:p>0.4824500694</text:p>
          </table:table-cell>
          <table:table-cell table:formula="of:=RAND()" office:value-type="float" office:value="0.802011395804584">
            <text:p>0.8020113958</text:p>
          </table:table-cell>
          <table:table-cell table:formula="of:=SUM([.B547:.M547])-6" office:value-type="float" office:value="-0.0697232109960169">
            <text:p>-0.069723211</text:p>
          </table:table-cell>
          <table:table-cell table:formula="of:=[.N547]-[.$G$6]" office:value-type="float" office:value="-0.0566980358562432">
            <text:p>-0.0566980359</text:p>
          </table:table-cell>
          <table:table-cell table:formula="of:=[.O547]*[.O547]" office:value-type="float" office:value="0.00321466726995584">
            <text:p>0.0032146673</text:p>
          </table:table-cell>
        </table:table-row>
        <table:table-row table:style-name="ro1">
          <table:table-cell/>
          <table:table-cell table:formula="of:=RAND()" office:value-type="float" office:value="0.260103315347806">
            <text:p>0.2601033153</text:p>
          </table:table-cell>
          <table:table-cell table:formula="of:=RAND()" office:value-type="float" office:value="0.277383349137381">
            <text:p>0.2773833491</text:p>
          </table:table-cell>
          <table:table-cell table:formula="of:=RAND()" office:value-type="float" office:value="0.436124436557293">
            <text:p>0.4361244366</text:p>
          </table:table-cell>
          <table:table-cell table:formula="of:=RAND()" office:value-type="float" office:value="0.953247824450955">
            <text:p>0.9532478245</text:p>
          </table:table-cell>
          <table:table-cell table:formula="of:=RAND()" office:value-type="float" office:value="0.0918041404802352">
            <text:p>0.0918041405</text:p>
          </table:table-cell>
          <table:table-cell table:formula="of:=RAND()" office:value-type="float" office:value="0.801025437889621">
            <text:p>0.8010254379</text:p>
          </table:table-cell>
          <table:table-cell table:formula="of:=RAND()" office:value-type="float" office:value="0.447093641851097">
            <text:p>0.4470936419</text:p>
          </table:table-cell>
          <table:table-cell table:formula="of:=RAND()" office:value-type="float" office:value="0.832744830753654">
            <text:p>0.8327448308</text:p>
          </table:table-cell>
          <table:table-cell table:formula="of:=RAND()" office:value-type="float" office:value="0.93569449451752">
            <text:p>0.9356944945</text:p>
          </table:table-cell>
          <table:table-cell table:formula="of:=RAND()" office:value-type="float" office:value="0.553078203694895">
            <text:p>0.5530782037</text:p>
          </table:table-cell>
          <table:table-cell table:formula="of:=RAND()" office:value-type="float" office:value="0.273359914077446">
            <text:p>0.2733599141</text:p>
          </table:table-cell>
          <table:table-cell table:formula="of:=RAND()" office:value-type="float" office:value="0.493442858802155">
            <text:p>0.4934428588</text:p>
          </table:table-cell>
          <table:table-cell table:formula="of:=SUM([.B548:.M548])-6" office:value-type="float" office:value="0.355102447560057">
            <text:p>0.3551024476</text:p>
          </table:table-cell>
          <table:table-cell table:formula="of:=[.N548]-[.$G$6]" office:value-type="float" office:value="0.368127622699831">
            <text:p>0.3681276227</text:p>
          </table:table-cell>
          <table:table-cell table:formula="of:=[.O548]*[.O548]" office:value-type="float" office:value="0.135517946594629">
            <text:p>0.1355179466</text:p>
          </table:table-cell>
        </table:table-row>
        <table:table-row table:style-name="ro1">
          <table:table-cell/>
          <table:table-cell table:formula="of:=RAND()" office:value-type="float" office:value="0.205574877560139">
            <text:p>0.2055748776</text:p>
          </table:table-cell>
          <table:table-cell table:formula="of:=RAND()" office:value-type="float" office:value="0.0530984303914011">
            <text:p>0.0530984304</text:p>
          </table:table-cell>
          <table:table-cell table:formula="of:=RAND()" office:value-type="float" office:value="0.645911617670208">
            <text:p>0.6459116177</text:p>
          </table:table-cell>
          <table:table-cell table:formula="of:=RAND()" office:value-type="float" office:value="0.835136475041509">
            <text:p>0.835136475</text:p>
          </table:table-cell>
          <table:table-cell table:formula="of:=RAND()" office:value-type="float" office:value="0.76606953702867">
            <text:p>0.766069537</text:p>
          </table:table-cell>
          <table:table-cell table:formula="of:=RAND()" office:value-type="float" office:value="0.482805332634598">
            <text:p>0.4828053326</text:p>
          </table:table-cell>
          <table:table-cell table:formula="of:=RAND()" office:value-type="float" office:value="0.366327326977625">
            <text:p>0.366327327</text:p>
          </table:table-cell>
          <table:table-cell table:formula="of:=RAND()" office:value-type="float" office:value="0.517677021212876">
            <text:p>0.5176770212</text:p>
          </table:table-cell>
          <table:table-cell table:formula="of:=RAND()" office:value-type="float" office:value="0.466747002210468">
            <text:p>0.4667470022</text:p>
          </table:table-cell>
          <table:table-cell table:formula="of:=RAND()" office:value-type="float" office:value="0.437150730984286">
            <text:p>0.437150731</text:p>
          </table:table-cell>
          <table:table-cell table:formula="of:=RAND()" office:value-type="float" office:value="0.0295362276956439">
            <text:p>0.0295362277</text:p>
          </table:table-cell>
          <table:table-cell table:formula="of:=RAND()" office:value-type="float" office:value="0.949013235745952">
            <text:p>0.9490132357</text:p>
          </table:table-cell>
          <table:table-cell table:formula="of:=SUM([.B549:.M549])-6" office:value-type="float" office:value="-0.244952184846625">
            <text:p>-0.2449521848</text:p>
          </table:table-cell>
          <table:table-cell table:formula="of:=[.N549]-[.$G$6]" office:value-type="float" office:value="-0.231927009706851">
            <text:p>-0.2319270097</text:p>
          </table:table-cell>
          <table:table-cell table:formula="of:=[.O549]*[.O549]" office:value-type="float" office:value="0.0537901378315618">
            <text:p>0.0537901378</text:p>
          </table:table-cell>
        </table:table-row>
        <table:table-row table:style-name="ro1">
          <table:table-cell/>
          <table:table-cell table:formula="of:=RAND()" office:value-type="float" office:value="0.82879987033084">
            <text:p>0.8287998703</text:p>
          </table:table-cell>
          <table:table-cell table:formula="of:=RAND()" office:value-type="float" office:value="0.836674342863262">
            <text:p>0.8366743429</text:p>
          </table:table-cell>
          <table:table-cell table:formula="of:=RAND()" office:value-type="float" office:value="0.765594096621498">
            <text:p>0.7655940966</text:p>
          </table:table-cell>
          <table:table-cell table:formula="of:=RAND()" office:value-type="float" office:value="0.357081366935745">
            <text:p>0.3570813669</text:p>
          </table:table-cell>
          <table:table-cell table:formula="of:=RAND()" office:value-type="float" office:value="0.557305770227686">
            <text:p>0.5573057702</text:p>
          </table:table-cell>
          <table:table-cell table:formula="of:=RAND()" office:value-type="float" office:value="0.576902552274987">
            <text:p>0.5769025523</text:p>
          </table:table-cell>
          <table:table-cell table:formula="of:=RAND()" office:value-type="float" office:value="0.339136796770617">
            <text:p>0.3391367968</text:p>
          </table:table-cell>
          <table:table-cell table:formula="of:=RAND()" office:value-type="float" office:value="0.167776005109772">
            <text:p>0.1677760051</text:p>
          </table:table-cell>
          <table:table-cell table:formula="of:=RAND()" office:value-type="float" office:value="0.0530183173250407">
            <text:p>0.0530183173</text:p>
          </table:table-cell>
          <table:table-cell table:formula="of:=RAND()" office:value-type="float" office:value="0.750522525748238">
            <text:p>0.7505225257</text:p>
          </table:table-cell>
          <table:table-cell table:formula="of:=RAND()" office:value-type="float" office:value="0.150556974811479">
            <text:p>0.1505569748</text:p>
          </table:table-cell>
          <table:table-cell table:formula="of:=RAND()" office:value-type="float" office:value="0.955408232286572">
            <text:p>0.9554082323</text:p>
          </table:table-cell>
          <table:table-cell table:formula="of:=SUM([.B550:.M550])-6" office:value-type="float" office:value="0.338776851305738">
            <text:p>0.3387768513</text:p>
          </table:table-cell>
          <table:table-cell table:formula="of:=[.N550]-[.$G$6]" office:value-type="float" office:value="0.351802026445512">
            <text:p>0.3518020264</text:p>
          </table:table-cell>
          <table:table-cell table:formula="of:=[.O550]*[.O550]" office:value-type="float" office:value="0.123764665811169">
            <text:p>0.1237646658</text:p>
          </table:table-cell>
        </table:table-row>
        <table:table-row table:style-name="ro1">
          <table:table-cell/>
          <table:table-cell table:formula="of:=RAND()" office:value-type="float" office:value="0.82445709570311">
            <text:p>0.8244570957</text:p>
          </table:table-cell>
          <table:table-cell table:formula="of:=RAND()" office:value-type="float" office:value="0.53478025784716">
            <text:p>0.5347802578</text:p>
          </table:table-cell>
          <table:table-cell table:formula="of:=RAND()" office:value-type="float" office:value="0.198820803780109">
            <text:p>0.1988208038</text:p>
          </table:table-cell>
          <table:table-cell table:formula="of:=RAND()" office:value-type="float" office:value="0.0151305815670639">
            <text:p>0.0151305816</text:p>
          </table:table-cell>
          <table:table-cell table:formula="of:=RAND()" office:value-type="float" office:value="0.494922925252467">
            <text:p>0.4949229253</text:p>
          </table:table-cell>
          <table:table-cell table:formula="of:=RAND()" office:value-type="float" office:value="0.133693809155375">
            <text:p>0.1336938092</text:p>
          </table:table-cell>
          <table:table-cell table:formula="of:=RAND()" office:value-type="float" office:value="0.0625248141586781">
            <text:p>0.0625248142</text:p>
          </table:table-cell>
          <table:table-cell table:formula="of:=RAND()" office:value-type="float" office:value="0.717929203528911">
            <text:p>0.7179292035</text:p>
          </table:table-cell>
          <table:table-cell table:formula="of:=RAND()" office:value-type="float" office:value="0.414467566646636">
            <text:p>0.4144675666</text:p>
          </table:table-cell>
          <table:table-cell table:formula="of:=RAND()" office:value-type="float" office:value="0.0775290632154793">
            <text:p>0.0775290632</text:p>
          </table:table-cell>
          <table:table-cell table:formula="of:=RAND()" office:value-type="float" office:value="0.291381294140592">
            <text:p>0.2913812941</text:p>
          </table:table-cell>
          <table:table-cell table:formula="of:=RAND()" office:value-type="float" office:value="0.380465473048389">
            <text:p>0.380465473</text:p>
          </table:table-cell>
          <table:table-cell table:formula="of:=SUM([.B551:.M551])-6" office:value-type="float" office:value="-1.85389711195603">
            <text:p>-1.853897112</text:p>
          </table:table-cell>
          <table:table-cell table:formula="of:=[.N551]-[.$G$6]" office:value-type="float" office:value="-1.84087193681626">
            <text:p>-1.8408719368</text:p>
          </table:table-cell>
          <table:table-cell table:formula="of:=[.O551]*[.O551]" office:value-type="float" office:value="3.38880948775764">
            <text:p>3.3888094878</text:p>
          </table:table-cell>
        </table:table-row>
        <table:table-row table:style-name="ro1">
          <table:table-cell/>
          <table:table-cell table:formula="of:=RAND()" office:value-type="float" office:value="0.100468543125317">
            <text:p>0.1004685431</text:p>
          </table:table-cell>
          <table:table-cell table:formula="of:=RAND()" office:value-type="float" office:value="0.802808991633356">
            <text:p>0.8028089916</text:p>
          </table:table-cell>
          <table:table-cell table:formula="of:=RAND()" office:value-type="float" office:value="0.167295726016164">
            <text:p>0.167295726</text:p>
          </table:table-cell>
          <table:table-cell table:formula="of:=RAND()" office:value-type="float" office:value="0.529735591029748">
            <text:p>0.529735591</text:p>
          </table:table-cell>
          <table:table-cell table:formula="of:=RAND()" office:value-type="float" office:value="0.161534034879878">
            <text:p>0.1615340349</text:p>
          </table:table-cell>
          <table:table-cell table:formula="of:=RAND()" office:value-type="float" office:value="0.752627877518535">
            <text:p>0.7526278775</text:p>
          </table:table-cell>
          <table:table-cell table:formula="of:=RAND()" office:value-type="float" office:value="0.813011341961101">
            <text:p>0.813011342</text:p>
          </table:table-cell>
          <table:table-cell table:formula="of:=RAND()" office:value-type="float" office:value="0.877991511719301">
            <text:p>0.8779915117</text:p>
          </table:table-cell>
          <table:table-cell table:formula="of:=RAND()" office:value-type="float" office:value="0.23981892503798">
            <text:p>0.239818925</text:p>
          </table:table-cell>
          <table:table-cell table:formula="of:=RAND()" office:value-type="float" office:value="0.322245391085744">
            <text:p>0.3222453911</text:p>
          </table:table-cell>
          <table:table-cell table:formula="of:=RAND()" office:value-type="float" office:value="0.599467016756535">
            <text:p>0.5994670168</text:p>
          </table:table-cell>
          <table:table-cell table:formula="of:=RAND()" office:value-type="float" office:value="0.280961692566052">
            <text:p>0.2809616926</text:p>
          </table:table-cell>
          <table:table-cell table:formula="of:=SUM([.B552:.M552])-6" office:value-type="float" office:value="-0.35203335667029">
            <text:p>-0.3520333567</text:p>
          </table:table-cell>
          <table:table-cell table:formula="of:=[.N552]-[.$G$6]" office:value-type="float" office:value="-0.339008181530517">
            <text:p>-0.3390081815</text:p>
          </table:table-cell>
          <table:table-cell table:formula="of:=[.O552]*[.O552]" office:value-type="float" office:value="0.114926547144628">
            <text:p>0.1149265471</text:p>
          </table:table-cell>
        </table:table-row>
        <table:table-row table:style-name="ro1">
          <table:table-cell/>
          <table:table-cell table:formula="of:=RAND()" office:value-type="float" office:value="0.92903325217776">
            <text:p>0.9290332522</text:p>
          </table:table-cell>
          <table:table-cell table:formula="of:=RAND()" office:value-type="float" office:value="0.587938463781029">
            <text:p>0.5879384638</text:p>
          </table:table-cell>
          <table:table-cell table:formula="of:=RAND()" office:value-type="float" office:value="0.210373939247802">
            <text:p>0.2103739392</text:p>
          </table:table-cell>
          <table:table-cell table:formula="of:=RAND()" office:value-type="float" office:value="0.152418354991823">
            <text:p>0.152418355</text:p>
          </table:table-cell>
          <table:table-cell table:formula="of:=RAND()" office:value-type="float" office:value="0.472144291969016">
            <text:p>0.472144292</text:p>
          </table:table-cell>
          <table:table-cell table:formula="of:=RAND()" office:value-type="float" office:value="0.654278938891366">
            <text:p>0.6542789389</text:p>
          </table:table-cell>
          <table:table-cell table:formula="of:=RAND()" office:value-type="float" office:value="0.430626647779718">
            <text:p>0.4306266478</text:p>
          </table:table-cell>
          <table:table-cell table:formula="of:=RAND()" office:value-type="float" office:value="0.723968683509156">
            <text:p>0.7239686835</text:p>
          </table:table-cell>
          <table:table-cell table:formula="of:=RAND()" office:value-type="float" office:value="0.995937481988221">
            <text:p>0.995937482</text:p>
          </table:table-cell>
          <table:table-cell table:formula="of:=RAND()" office:value-type="float" office:value="0.820367144187912">
            <text:p>0.8203671442</text:p>
          </table:table-cell>
          <table:table-cell table:formula="of:=RAND()" office:value-type="float" office:value="0.109181393170729">
            <text:p>0.1091813932</text:p>
          </table:table-cell>
          <table:table-cell table:formula="of:=RAND()" office:value-type="float" office:value="0.942627657670528">
            <text:p>0.9426276577</text:p>
          </table:table-cell>
          <table:table-cell table:formula="of:=SUM([.B553:.M553])-6" office:value-type="float" office:value="1.02889624936506">
            <text:p>1.0288962494</text:p>
          </table:table-cell>
          <table:table-cell table:formula="of:=[.N553]-[.$G$6]" office:value-type="float" office:value="1.04192142450484">
            <text:p>1.0419214245</text:p>
          </table:table-cell>
          <table:table-cell table:formula="of:=[.O553]*[.O553]" office:value-type="float" office:value="1.08560025484218">
            <text:p>1.0856002548</text:p>
          </table:table-cell>
        </table:table-row>
        <table:table-row table:style-name="ro1">
          <table:table-cell/>
          <table:table-cell table:formula="of:=RAND()" office:value-type="float" office:value="0.920145432697609">
            <text:p>0.9201454327</text:p>
          </table:table-cell>
          <table:table-cell table:formula="of:=RAND()" office:value-type="float" office:value="0.132663233438507">
            <text:p>0.1326632334</text:p>
          </table:table-cell>
          <table:table-cell table:formula="of:=RAND()" office:value-type="float" office:value="0.970931271091104">
            <text:p>0.9709312711</text:p>
          </table:table-cell>
          <table:table-cell table:formula="of:=RAND()" office:value-type="float" office:value="0.397900257026777">
            <text:p>0.397900257</text:p>
          </table:table-cell>
          <table:table-cell table:formula="of:=RAND()" office:value-type="float" office:value="0.141572167864069">
            <text:p>0.1415721679</text:p>
          </table:table-cell>
          <table:table-cell table:formula="of:=RAND()" office:value-type="float" office:value="0.62580237374641">
            <text:p>0.6258023737</text:p>
          </table:table-cell>
          <table:table-cell table:formula="of:=RAND()" office:value-type="float" office:value="0.0484836620744318">
            <text:p>0.0484836621</text:p>
          </table:table-cell>
          <table:table-cell table:formula="of:=RAND()" office:value-type="float" office:value="0.800760833080858">
            <text:p>0.8007608331</text:p>
          </table:table-cell>
          <table:table-cell table:formula="of:=RAND()" office:value-type="float" office:value="0.587300687795505">
            <text:p>0.5873006878</text:p>
          </table:table-cell>
          <table:table-cell table:formula="of:=RAND()" office:value-type="float" office:value="0.724912448786199">
            <text:p>0.7249124488</text:p>
          </table:table-cell>
          <table:table-cell table:formula="of:=RAND()" office:value-type="float" office:value="0.54438090720214">
            <text:p>0.5443809072</text:p>
          </table:table-cell>
          <table:table-cell table:formula="of:=RAND()" office:value-type="float" office:value="0.256482574390247">
            <text:p>0.2564825744</text:p>
          </table:table-cell>
          <table:table-cell table:formula="of:=SUM([.B554:.M554])-6" office:value-type="float" office:value="0.151335849193856">
            <text:p>0.1513358492</text:p>
          </table:table-cell>
          <table:table-cell table:formula="of:=[.N554]-[.$G$6]" office:value-type="float" office:value="0.16436102433363">
            <text:p>0.1643610243</text:p>
          </table:table-cell>
          <table:table-cell table:formula="of:=[.O554]*[.O554]" office:value-type="float" office:value="0.02701454632">
            <text:p>0.0270145463</text:p>
          </table:table-cell>
        </table:table-row>
        <table:table-row table:style-name="ro1">
          <table:table-cell/>
          <table:table-cell table:formula="of:=RAND()" office:value-type="float" office:value="0.94213595869951">
            <text:p>0.9421359587</text:p>
          </table:table-cell>
          <table:table-cell table:formula="of:=RAND()" office:value-type="float" office:value="0.12708140979521">
            <text:p>0.1270814098</text:p>
          </table:table-cell>
          <table:table-cell table:formula="of:=RAND()" office:value-type="float" office:value="0.226165133295581">
            <text:p>0.2261651333</text:p>
          </table:table-cell>
          <table:table-cell table:formula="of:=RAND()" office:value-type="float" office:value="0.314779702341184">
            <text:p>0.3147797023</text:p>
          </table:table-cell>
          <table:table-cell table:formula="of:=RAND()" office:value-type="float" office:value="0.510049490258098">
            <text:p>0.5100494903</text:p>
          </table:table-cell>
          <table:table-cell table:formula="of:=RAND()" office:value-type="float" office:value="0.301916277734563">
            <text:p>0.3019162777</text:p>
          </table:table-cell>
          <table:table-cell table:formula="of:=RAND()" office:value-type="float" office:value="0.908635469153523">
            <text:p>0.9086354692</text:p>
          </table:table-cell>
          <table:table-cell table:formula="of:=RAND()" office:value-type="float" office:value="0.93028427194804">
            <text:p>0.9302842719</text:p>
          </table:table-cell>
          <table:table-cell table:formula="of:=RAND()" office:value-type="float" office:value="0.820737359346822">
            <text:p>0.8207373593</text:p>
          </table:table-cell>
          <table:table-cell table:formula="of:=RAND()" office:value-type="float" office:value="0.976422616513446">
            <text:p>0.9764226165</text:p>
          </table:table-cell>
          <table:table-cell table:formula="of:=RAND()" office:value-type="float" office:value="0.51605481421575">
            <text:p>0.5160548142</text:p>
          </table:table-cell>
          <table:table-cell table:formula="of:=RAND()" office:value-type="float" office:value="0.682700739474967">
            <text:p>0.6827007395</text:p>
          </table:table-cell>
          <table:table-cell table:formula="of:=SUM([.B555:.M555])-6" office:value-type="float" office:value="1.25696324277669">
            <text:p>1.2569632428</text:p>
          </table:table-cell>
          <table:table-cell table:formula="of:=[.N555]-[.$G$6]" office:value-type="float" office:value="1.26998841791647">
            <text:p>1.2699884179</text:p>
          </table:table-cell>
          <table:table-cell table:formula="of:=[.O555]*[.O555]" office:value-type="float" office:value="1.61287058164197">
            <text:p>1.6128705816</text:p>
          </table:table-cell>
        </table:table-row>
        <table:table-row table:style-name="ro1">
          <table:table-cell/>
          <table:table-cell table:formula="of:=RAND()" office:value-type="float" office:value="0.895354415057227">
            <text:p>0.8953544151</text:p>
          </table:table-cell>
          <table:table-cell table:formula="of:=RAND()" office:value-type="float" office:value="0.115255573531613">
            <text:p>0.1152555735</text:p>
          </table:table-cell>
          <table:table-cell table:formula="of:=RAND()" office:value-type="float" office:value="0.807131180306897">
            <text:p>0.8071311803</text:p>
          </table:table-cell>
          <table:table-cell table:formula="of:=RAND()" office:value-type="float" office:value="0.700742616783828">
            <text:p>0.7007426168</text:p>
          </table:table-cell>
          <table:table-cell table:formula="of:=RAND()" office:value-type="float" office:value="0.627396621974185">
            <text:p>0.627396622</text:p>
          </table:table-cell>
          <table:table-cell table:formula="of:=RAND()" office:value-type="float" office:value="0.22401118138805">
            <text:p>0.2240111814</text:p>
          </table:table-cell>
          <table:table-cell table:formula="of:=RAND()" office:value-type="float" office:value="0.557689422974363">
            <text:p>0.557689423</text:p>
          </table:table-cell>
          <table:table-cell table:formula="of:=RAND()" office:value-type="float" office:value="0.483956047100946">
            <text:p>0.4839560471</text:p>
          </table:table-cell>
          <table:table-cell table:formula="of:=RAND()" office:value-type="float" office:value="0.802219536155462">
            <text:p>0.8022195362</text:p>
          </table:table-cell>
          <table:table-cell table:formula="of:=RAND()" office:value-type="float" office:value="0.341489139012992">
            <text:p>0.341489139</text:p>
          </table:table-cell>
          <table:table-cell table:formula="of:=RAND()" office:value-type="float" office:value="0.169540163595229">
            <text:p>0.1695401636</text:p>
          </table:table-cell>
          <table:table-cell table:formula="of:=RAND()" office:value-type="float" office:value="0.0129451565444469">
            <text:p>0.0129451565</text:p>
          </table:table-cell>
          <table:table-cell table:formula="of:=SUM([.B556:.M556])-6" office:value-type="float" office:value="-0.26226894557476">
            <text:p>-0.2622689456</text:p>
          </table:table-cell>
          <table:table-cell table:formula="of:=[.N556]-[.$G$6]" office:value-type="float" office:value="-0.249243770434987">
            <text:p>-0.2492437704</text:p>
          </table:table-cell>
          <table:table-cell table:formula="of:=[.O556]*[.O556]" office:value-type="float" office:value="0.0621224571006484">
            <text:p>0.0621224571</text:p>
          </table:table-cell>
        </table:table-row>
        <table:table-row table:style-name="ro1">
          <table:table-cell/>
          <table:table-cell table:formula="of:=RAND()" office:value-type="float" office:value="0.0163238462992013">
            <text:p>0.0163238463</text:p>
          </table:table-cell>
          <table:table-cell table:formula="of:=RAND()" office:value-type="float" office:value="0.832685286179185">
            <text:p>0.8326852862</text:p>
          </table:table-cell>
          <table:table-cell table:formula="of:=RAND()" office:value-type="float" office:value="0.165391997201368">
            <text:p>0.1653919972</text:p>
          </table:table-cell>
          <table:table-cell table:formula="of:=RAND()" office:value-type="float" office:value="0.545119512127712">
            <text:p>0.5451195121</text:p>
          </table:table-cell>
          <table:table-cell table:formula="of:=RAND()" office:value-type="float" office:value="0.606022193096578">
            <text:p>0.6060221931</text:p>
          </table:table-cell>
          <table:table-cell table:formula="of:=RAND()" office:value-type="float" office:value="0.121890781447291">
            <text:p>0.1218907814</text:p>
          </table:table-cell>
          <table:table-cell table:formula="of:=RAND()" office:value-type="float" office:value="0.220544573618099">
            <text:p>0.2205445736</text:p>
          </table:table-cell>
          <table:table-cell table:formula="of:=RAND()" office:value-type="float" office:value="0.751267156098038">
            <text:p>0.7512671561</text:p>
          </table:table-cell>
          <table:table-cell table:formula="of:=RAND()" office:value-type="float" office:value="0.225172866368666">
            <text:p>0.2251728664</text:p>
          </table:table-cell>
          <table:table-cell table:formula="of:=RAND()" office:value-type="float" office:value="0.748415440553799">
            <text:p>0.7484154406</text:p>
          </table:table-cell>
          <table:table-cell table:formula="of:=RAND()" office:value-type="float" office:value="0.613220009487122">
            <text:p>0.6132200095</text:p>
          </table:table-cell>
          <table:table-cell table:formula="of:=RAND()" office:value-type="float" office:value="0.833286896348">
            <text:p>0.8332868963</text:p>
          </table:table-cell>
          <table:table-cell table:formula="of:=SUM([.B557:.M557])-6" office:value-type="float" office:value="-0.320659441174939">
            <text:p>-0.3206594412</text:p>
          </table:table-cell>
          <table:table-cell table:formula="of:=[.N557]-[.$G$6]" office:value-type="float" office:value="-0.307634266035166">
            <text:p>-0.307634266</text:p>
          </table:table-cell>
          <table:table-cell table:formula="of:=[.O557]*[.O557]" office:value-type="float" office:value="0.0946388416389951">
            <text:p>0.0946388416</text:p>
          </table:table-cell>
        </table:table-row>
        <table:table-row table:style-name="ro1">
          <table:table-cell/>
          <table:table-cell table:formula="of:=RAND()" office:value-type="float" office:value="0.948914573062211">
            <text:p>0.9489145731</text:p>
          </table:table-cell>
          <table:table-cell table:formula="of:=RAND()" office:value-type="float" office:value="0.337198725203052">
            <text:p>0.3371987252</text:p>
          </table:table-cell>
          <table:table-cell table:formula="of:=RAND()" office:value-type="float" office:value="0.971586201805621">
            <text:p>0.9715862018</text:p>
          </table:table-cell>
          <table:table-cell table:formula="of:=RAND()" office:value-type="float" office:value="0.586419671773911">
            <text:p>0.5864196718</text:p>
          </table:table-cell>
          <table:table-cell table:formula="of:=RAND()" office:value-type="float" office:value="0.744738161796704">
            <text:p>0.7447381618</text:p>
          </table:table-cell>
          <table:table-cell table:formula="of:=RAND()" office:value-type="float" office:value="0.982202995801345">
            <text:p>0.9822029958</text:p>
          </table:table-cell>
          <table:table-cell table:formula="of:=RAND()" office:value-type="float" office:value="0.348962888820097">
            <text:p>0.3489628888</text:p>
          </table:table-cell>
          <table:table-cell table:formula="of:=RAND()" office:value-type="float" office:value="0.545764302834868">
            <text:p>0.5457643028</text:p>
          </table:table-cell>
          <table:table-cell table:formula="of:=RAND()" office:value-type="float" office:value="0.0174137959256768">
            <text:p>0.0174137959</text:p>
          </table:table-cell>
          <table:table-cell table:formula="of:=RAND()" office:value-type="float" office:value="0.0755733174737543">
            <text:p>0.0755733175</text:p>
          </table:table-cell>
          <table:table-cell table:formula="of:=RAND()" office:value-type="float" office:value="0.933743617963046">
            <text:p>0.933743618</text:p>
          </table:table-cell>
          <table:table-cell table:formula="of:=RAND()" office:value-type="float" office:value="0.194477833341807">
            <text:p>0.1944778333</text:p>
          </table:table-cell>
          <table:table-cell table:formula="of:=SUM([.B558:.M558])-6" office:value-type="float" office:value="0.686996085802093">
            <text:p>0.6869960858</text:p>
          </table:table-cell>
          <table:table-cell table:formula="of:=[.N558]-[.$G$6]" office:value-type="float" office:value="0.700021260941867">
            <text:p>0.7000212609</text:p>
          </table:table-cell>
          <table:table-cell table:formula="of:=[.O558]*[.O558]" office:value-type="float" office:value="0.490029765770641">
            <text:p>0.4900297658</text:p>
          </table:table-cell>
        </table:table-row>
        <table:table-row table:style-name="ro1">
          <table:table-cell/>
          <table:table-cell table:formula="of:=RAND()" office:value-type="float" office:value="0.441787795163691">
            <text:p>0.4417877952</text:p>
          </table:table-cell>
          <table:table-cell table:formula="of:=RAND()" office:value-type="float" office:value="0.320899504004046">
            <text:p>0.320899504</text:p>
          </table:table-cell>
          <table:table-cell table:formula="of:=RAND()" office:value-type="float" office:value="0.352585932938382">
            <text:p>0.3525859329</text:p>
          </table:table-cell>
          <table:table-cell table:formula="of:=RAND()" office:value-type="float" office:value="0.635185552993789">
            <text:p>0.635185553</text:p>
          </table:table-cell>
          <table:table-cell table:formula="of:=RAND()" office:value-type="float" office:value="0.192998700309545">
            <text:p>0.1929987003</text:p>
          </table:table-cell>
          <table:table-cell table:formula="of:=RAND()" office:value-type="float" office:value="0.589370248373598">
            <text:p>0.5893702484</text:p>
          </table:table-cell>
          <table:table-cell table:formula="of:=RAND()" office:value-type="float" office:value="0.830324223265052">
            <text:p>0.8303242233</text:p>
          </table:table-cell>
          <table:table-cell table:formula="of:=RAND()" office:value-type="float" office:value="0.598225329536945">
            <text:p>0.5982253295</text:p>
          </table:table-cell>
          <table:table-cell table:formula="of:=RAND()" office:value-type="float" office:value="0.684075837954879">
            <text:p>0.684075838</text:p>
          </table:table-cell>
          <table:table-cell table:formula="of:=RAND()" office:value-type="float" office:value="0.0358069953508675">
            <text:p>0.0358069954</text:p>
          </table:table-cell>
          <table:table-cell table:formula="of:=RAND()" office:value-type="float" office:value="0.250411401968449">
            <text:p>0.250411402</text:p>
          </table:table-cell>
          <table:table-cell table:formula="of:=RAND()" office:value-type="float" office:value="0.349871278740466">
            <text:p>0.3498712787</text:p>
          </table:table-cell>
          <table:table-cell table:formula="of:=SUM([.B559:.M559])-6" office:value-type="float" office:value="-0.718457199400291">
            <text:p>-0.7184571994</text:p>
          </table:table-cell>
          <table:table-cell table:formula="of:=[.N559]-[.$G$6]" office:value-type="float" office:value="-0.705432024260517">
            <text:p>-0.7054320243</text:p>
          </table:table-cell>
          <table:table-cell table:formula="of:=[.O559]*[.O559]" office:value-type="float" office:value="0.497634340852291">
            <text:p>0.4976343409</text:p>
          </table:table-cell>
        </table:table-row>
        <table:table-row table:style-name="ro1">
          <table:table-cell/>
          <table:table-cell table:formula="of:=RAND()" office:value-type="float" office:value="0.444629366742447">
            <text:p>0.4446293667</text:p>
          </table:table-cell>
          <table:table-cell table:formula="of:=RAND()" office:value-type="float" office:value="0.624529402470216">
            <text:p>0.6245294025</text:p>
          </table:table-cell>
          <table:table-cell table:formula="of:=RAND()" office:value-type="float" office:value="0.535386902280152">
            <text:p>0.5353869023</text:p>
          </table:table-cell>
          <table:table-cell table:formula="of:=RAND()" office:value-type="float" office:value="0.259443476097658">
            <text:p>0.2594434761</text:p>
          </table:table-cell>
          <table:table-cell table:formula="of:=RAND()" office:value-type="float" office:value="0.0405104840174317">
            <text:p>0.040510484</text:p>
          </table:table-cell>
          <table:table-cell table:formula="of:=RAND()" office:value-type="float" office:value="0.711740179918706">
            <text:p>0.7117401799</text:p>
          </table:table-cell>
          <table:table-cell table:formula="of:=RAND()" office:value-type="float" office:value="0.249433314893395">
            <text:p>0.2494333149</text:p>
          </table:table-cell>
          <table:table-cell table:formula="of:=RAND()" office:value-type="float" office:value="0.181532518006861">
            <text:p>0.181532518</text:p>
          </table:table-cell>
          <table:table-cell table:formula="of:=RAND()" office:value-type="float" office:value="0.928346212953329">
            <text:p>0.928346213</text:p>
          </table:table-cell>
          <table:table-cell table:formula="of:=RAND()" office:value-type="float" office:value="0.19298526761122">
            <text:p>0.1929852676</text:p>
          </table:table-cell>
          <table:table-cell table:formula="of:=RAND()" office:value-type="float" office:value="0.0335432849824429">
            <text:p>0.033543285</text:p>
          </table:table-cell>
          <table:table-cell table:formula="of:=RAND()" office:value-type="float" office:value="0.587006361922249">
            <text:p>0.5870063619</text:p>
          </table:table-cell>
          <table:table-cell table:formula="of:=SUM([.B560:.M560])-6" office:value-type="float" office:value="-1.21091322810389">
            <text:p>-1.2109132281</text:p>
          </table:table-cell>
          <table:table-cell table:formula="of:=[.N560]-[.$G$6]" office:value-type="float" office:value="-1.19788805296412">
            <text:p>-1.197888053</text:p>
          </table:table-cell>
          <table:table-cell table:formula="of:=[.O560]*[.O560]" office:value-type="float" office:value="1.43493578743416">
            <text:p>1.4349357874</text:p>
          </table:table-cell>
        </table:table-row>
        <table:table-row table:style-name="ro1">
          <table:table-cell/>
          <table:table-cell table:formula="of:=RAND()" office:value-type="float" office:value="0.83172130282037">
            <text:p>0.8317213028</text:p>
          </table:table-cell>
          <table:table-cell table:formula="of:=RAND()" office:value-type="float" office:value="0.957246651872993">
            <text:p>0.9572466519</text:p>
          </table:table-cell>
          <table:table-cell table:formula="of:=RAND()" office:value-type="float" office:value="0.51223747455515">
            <text:p>0.5122374746</text:p>
          </table:table-cell>
          <table:table-cell table:formula="of:=RAND()" office:value-type="float" office:value="0.13388315262273">
            <text:p>0.1338831526</text:p>
          </table:table-cell>
          <table:table-cell table:formula="of:=RAND()" office:value-type="float" office:value="0.0147336896043271">
            <text:p>0.0147336896</text:p>
          </table:table-cell>
          <table:table-cell table:formula="of:=RAND()" office:value-type="float" office:value="0.938479961361736">
            <text:p>0.9384799614</text:p>
          </table:table-cell>
          <table:table-cell table:formula="of:=RAND()" office:value-type="float" office:value="0.381375599419698">
            <text:p>0.3813755994</text:p>
          </table:table-cell>
          <table:table-cell table:formula="of:=RAND()" office:value-type="float" office:value="0.865516737801954">
            <text:p>0.8655167378</text:p>
          </table:table-cell>
          <table:table-cell table:formula="of:=RAND()" office:value-type="float" office:value="0.885517986724153">
            <text:p>0.8855179867</text:p>
          </table:table-cell>
          <table:table-cell table:formula="of:=RAND()" office:value-type="float" office:value="0.40552865061909">
            <text:p>0.4055286506</text:p>
          </table:table-cell>
          <table:table-cell table:formula="of:=RAND()" office:value-type="float" office:value="0.765784568153322">
            <text:p>0.7657845682</text:p>
          </table:table-cell>
          <table:table-cell table:formula="of:=RAND()" office:value-type="float" office:value="0.500428294297308">
            <text:p>0.5004282943</text:p>
          </table:table-cell>
          <table:table-cell table:formula="of:=SUM([.B561:.M561])-6" office:value-type="float" office:value="1.19245406985283">
            <text:p>1.1924540699</text:p>
          </table:table-cell>
          <table:table-cell table:formula="of:=[.N561]-[.$G$6]" office:value-type="float" office:value="1.2054792449926">
            <text:p>1.205479245</text:p>
          </table:table-cell>
          <table:table-cell table:formula="of:=[.O561]*[.O561]" office:value-type="float" office:value="1.45318021010794">
            <text:p>1.4531802101</text:p>
          </table:table-cell>
        </table:table-row>
        <table:table-row table:style-name="ro1">
          <table:table-cell/>
          <table:table-cell table:formula="of:=RAND()" office:value-type="float" office:value="0.223388334736228">
            <text:p>0.2233883347</text:p>
          </table:table-cell>
          <table:table-cell table:formula="of:=RAND()" office:value-type="float" office:value="0.296793845947832">
            <text:p>0.2967938459</text:p>
          </table:table-cell>
          <table:table-cell table:formula="of:=RAND()" office:value-type="float" office:value="0.377206872683018">
            <text:p>0.3772068727</text:p>
          </table:table-cell>
          <table:table-cell table:formula="of:=RAND()" office:value-type="float" office:value="0.824811512604356">
            <text:p>0.8248115126</text:p>
          </table:table-cell>
          <table:table-cell table:formula="of:=RAND()" office:value-type="float" office:value="0.306654656305909">
            <text:p>0.3066546563</text:p>
          </table:table-cell>
          <table:table-cell table:formula="of:=RAND()" office:value-type="float" office:value="0.644035992445424">
            <text:p>0.6440359924</text:p>
          </table:table-cell>
          <table:table-cell table:formula="of:=RAND()" office:value-type="float" office:value="0.787473493255675">
            <text:p>0.7874734933</text:p>
          </table:table-cell>
          <table:table-cell table:formula="of:=RAND()" office:value-type="float" office:value="0.329868547385558">
            <text:p>0.3298685474</text:p>
          </table:table-cell>
          <table:table-cell table:formula="of:=RAND()" office:value-type="float" office:value="0.204141752328724">
            <text:p>0.2041417523</text:p>
          </table:table-cell>
          <table:table-cell table:formula="of:=RAND()" office:value-type="float" office:value="0.51590965827927">
            <text:p>0.5159096583</text:p>
          </table:table-cell>
          <table:table-cell table:formula="of:=RAND()" office:value-type="float" office:value="0.65581011842005">
            <text:p>0.6558101184</text:p>
          </table:table-cell>
          <table:table-cell table:formula="of:=RAND()" office:value-type="float" office:value="0.551116668386385">
            <text:p>0.5511166684</text:p>
          </table:table-cell>
          <table:table-cell table:formula="of:=SUM([.B562:.M562])-6" office:value-type="float" office:value="-0.282788547221571">
            <text:p>-0.2827885472</text:p>
          </table:table-cell>
          <table:table-cell table:formula="of:=[.N562]-[.$G$6]" office:value-type="float" office:value="-0.269763372081798">
            <text:p>-0.2697633721</text:p>
          </table:table-cell>
          <table:table-cell table:formula="of:=[.O562]*[.O562]" office:value-type="float" office:value="0.0727722769169424">
            <text:p>0.0727722769</text:p>
          </table:table-cell>
        </table:table-row>
        <table:table-row table:style-name="ro1">
          <table:table-cell/>
          <table:table-cell table:formula="of:=RAND()" office:value-type="float" office:value="0.894904325949028">
            <text:p>0.8949043259</text:p>
          </table:table-cell>
          <table:table-cell table:formula="of:=RAND()" office:value-type="float" office:value="0.230946076568216">
            <text:p>0.2309460766</text:p>
          </table:table-cell>
          <table:table-cell table:formula="of:=RAND()" office:value-type="float" office:value="0.137185104656965">
            <text:p>0.1371851047</text:p>
          </table:table-cell>
          <table:table-cell table:formula="of:=RAND()" office:value-type="float" office:value="0.20757527416572">
            <text:p>0.2075752742</text:p>
          </table:table-cell>
          <table:table-cell table:formula="of:=RAND()" office:value-type="float" office:value="0.147995264735073">
            <text:p>0.1479952647</text:p>
          </table:table-cell>
          <table:table-cell table:formula="of:=RAND()" office:value-type="float" office:value="0.759410565719008">
            <text:p>0.7594105657</text:p>
          </table:table-cell>
          <table:table-cell table:formula="of:=RAND()" office:value-type="float" office:value="0.0617831330746412">
            <text:p>0.0617831331</text:p>
          </table:table-cell>
          <table:table-cell table:formula="of:=RAND()" office:value-type="float" office:value="0.601535157766193">
            <text:p>0.6015351578</text:p>
          </table:table-cell>
          <table:table-cell table:formula="of:=RAND()" office:value-type="float" office:value="0.441711049294099">
            <text:p>0.4417110493</text:p>
          </table:table-cell>
          <table:table-cell table:formula="of:=RAND()" office:value-type="float" office:value="0.481685487786308">
            <text:p>0.4816854878</text:p>
          </table:table-cell>
          <table:table-cell table:formula="of:=RAND()" office:value-type="float" office:value="0.976018718676642">
            <text:p>0.9760187187</text:p>
          </table:table-cell>
          <table:table-cell table:formula="of:=RAND()" office:value-type="float" office:value="0.822715211194009">
            <text:p>0.8227152112</text:p>
          </table:table-cell>
          <table:table-cell table:formula="of:=SUM([.B563:.M563])-6" office:value-type="float" office:value="-0.236534630414098">
            <text:p>-0.2365346304</text:p>
          </table:table-cell>
          <table:table-cell table:formula="of:=[.N563]-[.$G$6]" office:value-type="float" office:value="-0.223509455274325">
            <text:p>-0.2235094553</text:p>
          </table:table-cell>
          <table:table-cell table:formula="of:=[.O563]*[.O563]" office:value-type="float" office:value="0.0499564765970254">
            <text:p>0.0499564766</text:p>
          </table:table-cell>
        </table:table-row>
        <table:table-row table:style-name="ro1">
          <table:table-cell/>
          <table:table-cell table:formula="of:=RAND()" office:value-type="float" office:value="0.980661109089851">
            <text:p>0.9806611091</text:p>
          </table:table-cell>
          <table:table-cell table:formula="of:=RAND()" office:value-type="float" office:value="0.00911323144100606">
            <text:p>0.0091132314</text:p>
          </table:table-cell>
          <table:table-cell table:formula="of:=RAND()" office:value-type="float" office:value="0.427844652207568">
            <text:p>0.4278446522</text:p>
          </table:table-cell>
          <table:table-cell table:formula="of:=RAND()" office:value-type="float" office:value="0.795260150451213">
            <text:p>0.7952601505</text:p>
          </table:table-cell>
          <table:table-cell table:formula="of:=RAND()" office:value-type="float" office:value="0.805482053430751">
            <text:p>0.8054820534</text:p>
          </table:table-cell>
          <table:table-cell table:formula="of:=RAND()" office:value-type="float" office:value="0.17764301947318">
            <text:p>0.1776430195</text:p>
          </table:table-cell>
          <table:table-cell table:formula="of:=RAND()" office:value-type="float" office:value="0.0902650998905301">
            <text:p>0.0902650999</text:p>
          </table:table-cell>
          <table:table-cell table:formula="of:=RAND()" office:value-type="float" office:value="0.445822967216373">
            <text:p>0.4458229672</text:p>
          </table:table-cell>
          <table:table-cell table:formula="of:=RAND()" office:value-type="float" office:value="0.453781148418784">
            <text:p>0.4537811484</text:p>
          </table:table-cell>
          <table:table-cell table:formula="of:=RAND()" office:value-type="float" office:value="0.332537965849042">
            <text:p>0.3325379658</text:p>
          </table:table-cell>
          <table:table-cell table:formula="of:=RAND()" office:value-type="float" office:value="0.421466245315969">
            <text:p>0.4214662453</text:p>
          </table:table-cell>
          <table:table-cell table:formula="of:=RAND()" office:value-type="float" office:value="0.992740412941203">
            <text:p>0.9927404129</text:p>
          </table:table-cell>
          <table:table-cell table:formula="of:=SUM([.B564:.M564])-6" office:value-type="float" office:value="-0.0673819442745298">
            <text:p>-0.0673819443</text:p>
          </table:table-cell>
          <table:table-cell table:formula="of:=[.N564]-[.$G$6]" office:value-type="float" office:value="-0.0543567691347562">
            <text:p>-0.0543567691</text:p>
          </table:table-cell>
          <table:table-cell table:formula="of:=[.O564]*[.O564]" office:value-type="float" office:value="0.00295465835076918">
            <text:p>0.0029546584</text:p>
          </table:table-cell>
        </table:table-row>
        <table:table-row table:style-name="ro1">
          <table:table-cell/>
          <table:table-cell table:formula="of:=RAND()" office:value-type="float" office:value="0.752114943694323">
            <text:p>0.7521149437</text:p>
          </table:table-cell>
          <table:table-cell table:formula="of:=RAND()" office:value-type="float" office:value="0.19123286777176">
            <text:p>0.1912328678</text:p>
          </table:table-cell>
          <table:table-cell table:formula="of:=RAND()" office:value-type="float" office:value="0.65948729054071">
            <text:p>0.6594872905</text:p>
          </table:table-cell>
          <table:table-cell table:formula="of:=RAND()" office:value-type="float" office:value="0.669889378594235">
            <text:p>0.6698893786</text:p>
          </table:table-cell>
          <table:table-cell table:formula="of:=RAND()" office:value-type="float" office:value="0.242953208042309">
            <text:p>0.242953208</text:p>
          </table:table-cell>
          <table:table-cell table:formula="of:=RAND()" office:value-type="float" office:value="0.844028716208413">
            <text:p>0.8440287162</text:p>
          </table:table-cell>
          <table:table-cell table:formula="of:=RAND()" office:value-type="float" office:value="0.477994231740013">
            <text:p>0.4779942317</text:p>
          </table:table-cell>
          <table:table-cell table:formula="of:=RAND()" office:value-type="float" office:value="0.553616675548255">
            <text:p>0.5536166755</text:p>
          </table:table-cell>
          <table:table-cell table:formula="of:=RAND()" office:value-type="float" office:value="0.212138829519972">
            <text:p>0.2121388295</text:p>
          </table:table-cell>
          <table:table-cell table:formula="of:=RAND()" office:value-type="float" office:value="0.88646929548122">
            <text:p>0.8864692955</text:p>
          </table:table-cell>
          <table:table-cell table:formula="of:=RAND()" office:value-type="float" office:value="0.724866997916251">
            <text:p>0.7248669979</text:p>
          </table:table-cell>
          <table:table-cell table:formula="of:=RAND()" office:value-type="float" office:value="0.465103420661762">
            <text:p>0.4651034207</text:p>
          </table:table-cell>
          <table:table-cell table:formula="of:=SUM([.B565:.M565])-6" office:value-type="float" office:value="0.679895855719224">
            <text:p>0.6798958557</text:p>
          </table:table-cell>
          <table:table-cell table:formula="of:=[.N565]-[.$G$6]" office:value-type="float" office:value="0.692921030858997">
            <text:p>0.6929210309</text:p>
          </table:table-cell>
          <table:table-cell table:formula="of:=[.O565]*[.O565]" office:value-type="float" office:value="0.480139555006695">
            <text:p>0.480139555</text:p>
          </table:table-cell>
        </table:table-row>
        <table:table-row table:style-name="ro1">
          <table:table-cell/>
          <table:table-cell table:formula="of:=RAND()" office:value-type="float" office:value="0.0539285088889301">
            <text:p>0.0539285089</text:p>
          </table:table-cell>
          <table:table-cell table:formula="of:=RAND()" office:value-type="float" office:value="0.306141427950934">
            <text:p>0.306141428</text:p>
          </table:table-cell>
          <table:table-cell table:formula="of:=RAND()" office:value-type="float" office:value="0.90676961094141">
            <text:p>0.9067696109</text:p>
          </table:table-cell>
          <table:table-cell table:formula="of:=RAND()" office:value-type="float" office:value="0.243043357040733">
            <text:p>0.243043357</text:p>
          </table:table-cell>
          <table:table-cell table:formula="of:=RAND()" office:value-type="float" office:value="0.347641452681273">
            <text:p>0.3476414527</text:p>
          </table:table-cell>
          <table:table-cell table:formula="of:=RAND()" office:value-type="float" office:value="0.346678261645138">
            <text:p>0.3466782616</text:p>
          </table:table-cell>
          <table:table-cell table:formula="of:=RAND()" office:value-type="float" office:value="0.0343333194032311">
            <text:p>0.0343333194</text:p>
          </table:table-cell>
          <table:table-cell table:formula="of:=RAND()" office:value-type="float" office:value="0.183808174682781">
            <text:p>0.1838081747</text:p>
          </table:table-cell>
          <table:table-cell table:formula="of:=RAND()" office:value-type="float" office:value="0.902891823323444">
            <text:p>0.9028918233</text:p>
          </table:table-cell>
          <table:table-cell table:formula="of:=RAND()" office:value-type="float" office:value="0.892205116339028">
            <text:p>0.8922051163</text:p>
          </table:table-cell>
          <table:table-cell table:formula="of:=RAND()" office:value-type="float" office:value="0.452158268541098">
            <text:p>0.4521582685</text:p>
          </table:table-cell>
          <table:table-cell table:formula="of:=RAND()" office:value-type="float" office:value="0.196450546616688">
            <text:p>0.1964505466</text:p>
          </table:table-cell>
          <table:table-cell table:formula="of:=SUM([.B566:.M566])-6" office:value-type="float" office:value="-1.13395013194531">
            <text:p>-1.1339501319</text:p>
          </table:table-cell>
          <table:table-cell table:formula="of:=[.N566]-[.$G$6]" office:value-type="float" office:value="-1.12092495680554">
            <text:p>-1.1209249568</text:p>
          </table:table-cell>
          <table:table-cell table:formula="of:=[.O566]*[.O566]" office:value-type="float" office:value="1.2564727587895">
            <text:p>1.2564727588</text:p>
          </table:table-cell>
        </table:table-row>
        <table:table-row table:style-name="ro1">
          <table:table-cell/>
          <table:table-cell table:formula="of:=RAND()" office:value-type="float" office:value="0.709746789420024">
            <text:p>0.7097467894</text:p>
          </table:table-cell>
          <table:table-cell table:formula="of:=RAND()" office:value-type="float" office:value="0.480219936929643">
            <text:p>0.4802199369</text:p>
          </table:table-cell>
          <table:table-cell table:formula="of:=RAND()" office:value-type="float" office:value="0.80666387733072">
            <text:p>0.8066638773</text:p>
          </table:table-cell>
          <table:table-cell table:formula="of:=RAND()" office:value-type="float" office:value="0.158857638947666">
            <text:p>0.1588576389</text:p>
          </table:table-cell>
          <table:table-cell table:formula="of:=RAND()" office:value-type="float" office:value="0.741833152482286">
            <text:p>0.7418331525</text:p>
          </table:table-cell>
          <table:table-cell table:formula="of:=RAND()" office:value-type="float" office:value="0.0998695753514767">
            <text:p>0.0998695754</text:p>
          </table:table-cell>
          <table:table-cell table:formula="of:=RAND()" office:value-type="float" office:value="0.20838338858448">
            <text:p>0.2083833886</text:p>
          </table:table-cell>
          <table:table-cell table:formula="of:=RAND()" office:value-type="float" office:value="0.0563621127512306">
            <text:p>0.0563621128</text:p>
          </table:table-cell>
          <table:table-cell table:formula="of:=RAND()" office:value-type="float" office:value="0.14688181085512">
            <text:p>0.1468818109</text:p>
          </table:table-cell>
          <table:table-cell table:formula="of:=RAND()" office:value-type="float" office:value="0.84459072817117">
            <text:p>0.8445907282</text:p>
          </table:table-cell>
          <table:table-cell table:formula="of:=RAND()" office:value-type="float" office:value="0.869283236330375">
            <text:p>0.8692832363</text:p>
          </table:table-cell>
          <table:table-cell table:formula="of:=RAND()" office:value-type="float" office:value="0.394411134766415">
            <text:p>0.3944111348</text:p>
          </table:table-cell>
          <table:table-cell table:formula="of:=SUM([.B567:.M567])-6" office:value-type="float" office:value="-0.482896618079394">
            <text:p>-0.4828966181</text:p>
          </table:table-cell>
          <table:table-cell table:formula="of:=[.N567]-[.$G$6]" office:value-type="float" office:value="-0.46987144293962">
            <text:p>-0.4698714429</text:p>
          </table:table-cell>
          <table:table-cell table:formula="of:=[.O567]*[.O567]" office:value-type="float" office:value="0.220779172890161">
            <text:p>0.2207791729</text:p>
          </table:table-cell>
        </table:table-row>
        <table:table-row table:style-name="ro1">
          <table:table-cell/>
          <table:table-cell table:formula="of:=RAND()" office:value-type="float" office:value="0.532881564926356">
            <text:p>0.5328815649</text:p>
          </table:table-cell>
          <table:table-cell table:formula="of:=RAND()" office:value-type="float" office:value="0.38000554475002">
            <text:p>0.3800055448</text:p>
          </table:table-cell>
          <table:table-cell table:formula="of:=RAND()" office:value-type="float" office:value="0.157793981023133">
            <text:p>0.157793981</text:p>
          </table:table-cell>
          <table:table-cell table:formula="of:=RAND()" office:value-type="float" office:value="0.568313755560666">
            <text:p>0.5683137556</text:p>
          </table:table-cell>
          <table:table-cell table:formula="of:=RAND()" office:value-type="float" office:value="0.864359776489437">
            <text:p>0.8643597765</text:p>
          </table:table-cell>
          <table:table-cell table:formula="of:=RAND()" office:value-type="float" office:value="0.451937900390476">
            <text:p>0.4519379004</text:p>
          </table:table-cell>
          <table:table-cell table:formula="of:=RAND()" office:value-type="float" office:value="0.622826919425279">
            <text:p>0.6228269194</text:p>
          </table:table-cell>
          <table:table-cell table:formula="of:=RAND()" office:value-type="float" office:value="0.866885076044127">
            <text:p>0.866885076</text:p>
          </table:table-cell>
          <table:table-cell table:formula="of:=RAND()" office:value-type="float" office:value="0.900972218019888">
            <text:p>0.900972218</text:p>
          </table:table-cell>
          <table:table-cell table:formula="of:=RAND()" office:value-type="float" office:value="0.948662709677592">
            <text:p>0.9486627097</text:p>
          </table:table-cell>
          <table:table-cell table:formula="of:=RAND()" office:value-type="float" office:value="0.753140812506899">
            <text:p>0.7531408125</text:p>
          </table:table-cell>
          <table:table-cell table:formula="of:=RAND()" office:value-type="float" office:value="0.13705888367258">
            <text:p>0.1370588837</text:p>
          </table:table-cell>
          <table:table-cell table:formula="of:=SUM([.B568:.M568])-6" office:value-type="float" office:value="1.18483914248645">
            <text:p>1.1848391425</text:p>
          </table:table-cell>
          <table:table-cell table:formula="of:=[.N568]-[.$G$6]" office:value-type="float" office:value="1.19786431762623">
            <text:p>1.1978643176</text:p>
          </table:table-cell>
          <table:table-cell table:formula="of:=[.O568]*[.O568]" office:value-type="float" office:value="1.43487892344215">
            <text:p>1.4348789234</text:p>
          </table:table-cell>
        </table:table-row>
        <table:table-row table:style-name="ro1">
          <table:table-cell/>
          <table:table-cell table:formula="of:=RAND()" office:value-type="float" office:value="0.425711539573967">
            <text:p>0.4257115396</text:p>
          </table:table-cell>
          <table:table-cell table:formula="of:=RAND()" office:value-type="float" office:value="0.686400156700984">
            <text:p>0.6864001567</text:p>
          </table:table-cell>
          <table:table-cell table:formula="of:=RAND()" office:value-type="float" office:value="0.691343364538625">
            <text:p>0.6913433645</text:p>
          </table:table-cell>
          <table:table-cell table:formula="of:=RAND()" office:value-type="float" office:value="0.449285061564297">
            <text:p>0.4492850616</text:p>
          </table:table-cell>
          <table:table-cell table:formula="of:=RAND()" office:value-type="float" office:value="0.0636023392435163">
            <text:p>0.0636023392</text:p>
          </table:table-cell>
          <table:table-cell table:formula="of:=RAND()" office:value-type="float" office:value="0.151012228103355">
            <text:p>0.1510122281</text:p>
          </table:table-cell>
          <table:table-cell table:formula="of:=RAND()" office:value-type="float" office:value="0.483437903458253">
            <text:p>0.4834379035</text:p>
          </table:table-cell>
          <table:table-cell table:formula="of:=RAND()" office:value-type="float" office:value="0.31462282827124">
            <text:p>0.3146228283</text:p>
          </table:table-cell>
          <table:table-cell table:formula="of:=RAND()" office:value-type="float" office:value="0.563572250306606">
            <text:p>0.5635722503</text:p>
          </table:table-cell>
          <table:table-cell table:formula="of:=RAND()" office:value-type="float" office:value="0.194911838741973">
            <text:p>0.1949118387</text:p>
          </table:table-cell>
          <table:table-cell table:formula="of:=RAND()" office:value-type="float" office:value="0.810205615125597">
            <text:p>0.8102056151</text:p>
          </table:table-cell>
          <table:table-cell table:formula="of:=RAND()" office:value-type="float" office:value="0.713729755487293">
            <text:p>0.7137297555</text:p>
          </table:table-cell>
          <table:table-cell table:formula="of:=SUM([.B569:.M569])-6" office:value-type="float" office:value="-0.452165118884295">
            <text:p>-0.4521651189</text:p>
          </table:table-cell>
          <table:table-cell table:formula="of:=[.N569]-[.$G$6]" office:value-type="float" office:value="-0.439139943744522">
            <text:p>-0.4391399437</text:p>
          </table:table-cell>
          <table:table-cell table:formula="of:=[.O569]*[.O569]" office:value-type="float" office:value="0.192843890191942">
            <text:p>0.1928438902</text:p>
          </table:table-cell>
        </table:table-row>
        <table:table-row table:style-name="ro1">
          <table:table-cell/>
          <table:table-cell table:formula="of:=RAND()" office:value-type="float" office:value="0.0863854566123337">
            <text:p>0.0863854566</text:p>
          </table:table-cell>
          <table:table-cell table:formula="of:=RAND()" office:value-type="float" office:value="0.00864529795944691">
            <text:p>0.008645298</text:p>
          </table:table-cell>
          <table:table-cell table:formula="of:=RAND()" office:value-type="float" office:value="0.754505917662755">
            <text:p>0.7545059177</text:p>
          </table:table-cell>
          <table:table-cell table:formula="of:=RAND()" office:value-type="float" office:value="0.713546983432025">
            <text:p>0.7135469834</text:p>
          </table:table-cell>
          <table:table-cell table:formula="of:=RAND()" office:value-type="float" office:value="0.753576512914151">
            <text:p>0.7535765129</text:p>
          </table:table-cell>
          <table:table-cell table:formula="of:=RAND()" office:value-type="float" office:value="0.271719814976677">
            <text:p>0.271719815</text:p>
          </table:table-cell>
          <table:table-cell table:formula="of:=RAND()" office:value-type="float" office:value="0.933967438759282">
            <text:p>0.9339674388</text:p>
          </table:table-cell>
          <table:table-cell table:formula="of:=RAND()" office:value-type="float" office:value="0.893678652588278">
            <text:p>0.8936786526</text:p>
          </table:table-cell>
          <table:table-cell table:formula="of:=RAND()" office:value-type="float" office:value="0.0212296396493912">
            <text:p>0.0212296396</text:p>
          </table:table-cell>
          <table:table-cell table:formula="of:=RAND()" office:value-type="float" office:value="0.161833725403994">
            <text:p>0.1618337254</text:p>
          </table:table-cell>
          <table:table-cell table:formula="of:=RAND()" office:value-type="float" office:value="0.623324493411928">
            <text:p>0.6233244934</text:p>
          </table:table-cell>
          <table:table-cell table:formula="of:=RAND()" office:value-type="float" office:value="0.862949102185667">
            <text:p>0.8629491022</text:p>
          </table:table-cell>
          <table:table-cell table:formula="of:=SUM([.B570:.M570])-6" office:value-type="float" office:value="0.0853630355559289">
            <text:p>0.0853630356</text:p>
          </table:table-cell>
          <table:table-cell table:formula="of:=[.N570]-[.$G$6]" office:value-type="float" office:value="0.0983882106957026">
            <text:p>0.0983882107</text:p>
          </table:table-cell>
          <table:table-cell table:formula="of:=[.O570]*[.O570]" office:value-type="float" office:value="0.00968024000390196">
            <text:p>0.00968024</text:p>
          </table:table-cell>
        </table:table-row>
        <table:table-row table:style-name="ro1">
          <table:table-cell/>
          <table:table-cell table:formula="of:=RAND()" office:value-type="float" office:value="0.490627172868699">
            <text:p>0.4906271729</text:p>
          </table:table-cell>
          <table:table-cell table:formula="of:=RAND()" office:value-type="float" office:value="0.611952827079222">
            <text:p>0.6119528271</text:p>
          </table:table-cell>
          <table:table-cell table:formula="of:=RAND()" office:value-type="float" office:value="0.760893820552155">
            <text:p>0.7608938206</text:p>
          </table:table-cell>
          <table:table-cell table:formula="of:=RAND()" office:value-type="float" office:value="0.927876969333738">
            <text:p>0.9278769693</text:p>
          </table:table-cell>
          <table:table-cell table:formula="of:=RAND()" office:value-type="float" office:value="0.105988943716511">
            <text:p>0.1059889437</text:p>
          </table:table-cell>
          <table:table-cell table:formula="of:=RAND()" office:value-type="float" office:value="0.214408140163869">
            <text:p>0.2144081402</text:p>
          </table:table-cell>
          <table:table-cell table:formula="of:=RAND()" office:value-type="float" office:value="0.262971635675058">
            <text:p>0.2629716357</text:p>
          </table:table-cell>
          <table:table-cell table:formula="of:=RAND()" office:value-type="float" office:value="0.660813520429656">
            <text:p>0.6608135204</text:p>
          </table:table-cell>
          <table:table-cell table:formula="of:=RAND()" office:value-type="float" office:value="0.885311970720068">
            <text:p>0.8853119707</text:p>
          </table:table-cell>
          <table:table-cell table:formula="of:=RAND()" office:value-type="float" office:value="0.327998488210142">
            <text:p>0.3279984882</text:p>
          </table:table-cell>
          <table:table-cell table:formula="of:=RAND()" office:value-type="float" office:value="0.059577081585303">
            <text:p>0.0595770816</text:p>
          </table:table-cell>
          <table:table-cell table:formula="of:=RAND()" office:value-type="float" office:value="0.829176848521456">
            <text:p>0.8291768485</text:p>
          </table:table-cell>
          <table:table-cell table:formula="of:=SUM([.B571:.M571])-6" office:value-type="float" office:value="0.137597418855876">
            <text:p>0.1375974189</text:p>
          </table:table-cell>
          <table:table-cell table:formula="of:=[.N571]-[.$G$6]" office:value-type="float" office:value="0.150622593995649">
            <text:p>0.150622594</text:p>
          </table:table-cell>
          <table:table-cell table:formula="of:=[.O571]*[.O571]" office:value-type="float" office:value="0.0226871658219782">
            <text:p>0.0226871658</text:p>
          </table:table-cell>
        </table:table-row>
        <table:table-row table:style-name="ro1">
          <table:table-cell/>
          <table:table-cell table:formula="of:=RAND()" office:value-type="float" office:value="0.906119723105803">
            <text:p>0.9061197231</text:p>
          </table:table-cell>
          <table:table-cell table:formula="of:=RAND()" office:value-type="float" office:value="0.623065802035853">
            <text:p>0.623065802</text:p>
          </table:table-cell>
          <table:table-cell table:formula="of:=RAND()" office:value-type="float" office:value="0.0735702898819">
            <text:p>0.0735702899</text:p>
          </table:table-cell>
          <table:table-cell table:formula="of:=RAND()" office:value-type="float" office:value="0.881642896449193">
            <text:p>0.8816428964</text:p>
          </table:table-cell>
          <table:table-cell table:formula="of:=RAND()" office:value-type="float" office:value="0.0994637941475958">
            <text:p>0.0994637941</text:p>
          </table:table-cell>
          <table:table-cell table:formula="of:=RAND()" office:value-type="float" office:value="0.700813945150003">
            <text:p>0.7008139452</text:p>
          </table:table-cell>
          <table:table-cell table:formula="of:=RAND()" office:value-type="float" office:value="0.713248206302524">
            <text:p>0.7132482063</text:p>
          </table:table-cell>
          <table:table-cell table:formula="of:=RAND()" office:value-type="float" office:value="0.387288427446038">
            <text:p>0.3872884274</text:p>
          </table:table-cell>
          <table:table-cell table:formula="of:=RAND()" office:value-type="float" office:value="0.989651760784909">
            <text:p>0.9896517608</text:p>
          </table:table-cell>
          <table:table-cell table:formula="of:=RAND()" office:value-type="float" office:value="0.956040206365287">
            <text:p>0.9560402064</text:p>
          </table:table-cell>
          <table:table-cell table:formula="of:=RAND()" office:value-type="float" office:value="0.396914696320891">
            <text:p>0.3969146963</text:p>
          </table:table-cell>
          <table:table-cell table:formula="of:=RAND()" office:value-type="float" office:value="0.53361008525826">
            <text:p>0.5336100853</text:p>
          </table:table-cell>
          <table:table-cell table:formula="of:=SUM([.B572:.M572])-6" office:value-type="float" office:value="1.26142983324826">
            <text:p>1.2614298332</text:p>
          </table:table-cell>
          <table:table-cell table:formula="of:=[.N572]-[.$G$6]" office:value-type="float" office:value="1.27445500838803">
            <text:p>1.2744550084</text:p>
          </table:table-cell>
          <table:table-cell table:formula="of:=[.O572]*[.O572]" office:value-type="float" office:value="1.62423556840534">
            <text:p>1.6242355684</text:p>
          </table:table-cell>
        </table:table-row>
        <table:table-row table:style-name="ro1">
          <table:table-cell/>
          <table:table-cell table:formula="of:=RAND()" office:value-type="float" office:value="0.788066229782999">
            <text:p>0.7880662298</text:p>
          </table:table-cell>
          <table:table-cell table:formula="of:=RAND()" office:value-type="float" office:value="0.115594890899956">
            <text:p>0.1155948909</text:p>
          </table:table-cell>
          <table:table-cell table:formula="of:=RAND()" office:value-type="float" office:value="0.161615889752284">
            <text:p>0.1616158898</text:p>
          </table:table-cell>
          <table:table-cell table:formula="of:=RAND()" office:value-type="float" office:value="0.120089291129261">
            <text:p>0.1200892911</text:p>
          </table:table-cell>
          <table:table-cell table:formula="of:=RAND()" office:value-type="float" office:value="0.0627118805423379">
            <text:p>0.0627118805</text:p>
          </table:table-cell>
          <table:table-cell table:formula="of:=RAND()" office:value-type="float" office:value="0.051492668222636">
            <text:p>0.0514926682</text:p>
          </table:table-cell>
          <table:table-cell table:formula="of:=RAND()" office:value-type="float" office:value="0.955575059866533">
            <text:p>0.9555750599</text:p>
          </table:table-cell>
          <table:table-cell table:formula="of:=RAND()" office:value-type="float" office:value="0.792495155474171">
            <text:p>0.7924951555</text:p>
          </table:table-cell>
          <table:table-cell table:formula="of:=RAND()" office:value-type="float" office:value="0.361348694423214">
            <text:p>0.3613486944</text:p>
          </table:table-cell>
          <table:table-cell table:formula="of:=RAND()" office:value-type="float" office:value="0.349878859473392">
            <text:p>0.3498788595</text:p>
          </table:table-cell>
          <table:table-cell table:formula="of:=RAND()" office:value-type="float" office:value="0.995875703636557">
            <text:p>0.9958757036</text:p>
          </table:table-cell>
          <table:table-cell table:formula="of:=RAND()" office:value-type="float" office:value="0.0349546947982162">
            <text:p>0.0349546948</text:p>
          </table:table-cell>
          <table:table-cell table:formula="of:=SUM([.B573:.M573])-6" office:value-type="float" office:value="-1.21030098199844">
            <text:p>-1.210300982</text:p>
          </table:table-cell>
          <table:table-cell table:formula="of:=[.N573]-[.$G$6]" office:value-type="float" office:value="-1.19727580685867">
            <text:p>-1.1972758069</text:p>
          </table:table-cell>
          <table:table-cell table:formula="of:=[.O573]*[.O573]" office:value-type="float" office:value="1.43346935768908">
            <text:p>1.4334693577</text:p>
          </table:table-cell>
        </table:table-row>
        <table:table-row table:style-name="ro1">
          <table:table-cell/>
          <table:table-cell table:formula="of:=RAND()" office:value-type="float" office:value="0.683273288188502">
            <text:p>0.6832732882</text:p>
          </table:table-cell>
          <table:table-cell table:formula="of:=RAND()" office:value-type="float" office:value="0.791508685331792">
            <text:p>0.7915086853</text:p>
          </table:table-cell>
          <table:table-cell table:formula="of:=RAND()" office:value-type="float" office:value="0.396295460406691">
            <text:p>0.3962954604</text:p>
          </table:table-cell>
          <table:table-cell table:formula="of:=RAND()" office:value-type="float" office:value="0.25035366602242">
            <text:p>0.250353666</text:p>
          </table:table-cell>
          <table:table-cell table:formula="of:=RAND()" office:value-type="float" office:value="0.960757530992851">
            <text:p>0.960757531</text:p>
          </table:table-cell>
          <table:table-cell table:formula="of:=RAND()" office:value-type="float" office:value="0.621902515878901">
            <text:p>0.6219025159</text:p>
          </table:table-cell>
          <table:table-cell table:formula="of:=RAND()" office:value-type="float" office:value="0.236476094927639">
            <text:p>0.2364760949</text:p>
          </table:table-cell>
          <table:table-cell table:formula="of:=RAND()" office:value-type="float" office:value="0.738473254488781">
            <text:p>0.7384732545</text:p>
          </table:table-cell>
          <table:table-cell table:formula="of:=RAND()" office:value-type="float" office:value="0.305957705248147">
            <text:p>0.3059577052</text:p>
          </table:table-cell>
          <table:table-cell table:formula="of:=RAND()" office:value-type="float" office:value="0.934629759984091">
            <text:p>0.93462976</text:p>
          </table:table-cell>
          <table:table-cell table:formula="of:=RAND()" office:value-type="float" office:value="0.203831659862772">
            <text:p>0.2038316599</text:p>
          </table:table-cell>
          <table:table-cell table:formula="of:=RAND()" office:value-type="float" office:value="0.723843725863844">
            <text:p>0.7238437259</text:p>
          </table:table-cell>
          <table:table-cell table:formula="of:=SUM([.B574:.M574])-6" office:value-type="float" office:value="0.84730334719643">
            <text:p>0.8473033472</text:p>
          </table:table-cell>
          <table:table-cell table:formula="of:=[.N574]-[.$G$6]" office:value-type="float" office:value="0.860328522336204">
            <text:p>0.8603285223</text:p>
          </table:table-cell>
          <table:table-cell table:formula="of:=[.O574]*[.O574]" office:value-type="float" office:value="0.740165166345196">
            <text:p>0.7401651663</text:p>
          </table:table-cell>
        </table:table-row>
        <table:table-row table:style-name="ro1">
          <table:table-cell/>
          <table:table-cell table:formula="of:=RAND()" office:value-type="float" office:value="0.698760402854532">
            <text:p>0.6987604029</text:p>
          </table:table-cell>
          <table:table-cell table:formula="of:=RAND()" office:value-type="float" office:value="0.718931855866686">
            <text:p>0.7189318559</text:p>
          </table:table-cell>
          <table:table-cell table:formula="of:=RAND()" office:value-type="float" office:value="0.57954566879198">
            <text:p>0.5795456688</text:p>
          </table:table-cell>
          <table:table-cell table:formula="of:=RAND()" office:value-type="float" office:value="0.4602753338404">
            <text:p>0.4602753338</text:p>
          </table:table-cell>
          <table:table-cell table:formula="of:=RAND()" office:value-type="float" office:value="0.939115270972252">
            <text:p>0.939115271</text:p>
          </table:table-cell>
          <table:table-cell table:formula="of:=RAND()" office:value-type="float" office:value="0.591785637894645">
            <text:p>0.5917856379</text:p>
          </table:table-cell>
          <table:table-cell table:formula="of:=RAND()" office:value-type="float" office:value="0.104011747287586">
            <text:p>0.1040117473</text:p>
          </table:table-cell>
          <table:table-cell table:formula="of:=RAND()" office:value-type="float" office:value="0.159113124711439">
            <text:p>0.1591131247</text:p>
          </table:table-cell>
          <table:table-cell table:formula="of:=RAND()" office:value-type="float" office:value="0.0109362700022757">
            <text:p>0.01093627</text:p>
          </table:table-cell>
          <table:table-cell table:formula="of:=RAND()" office:value-type="float" office:value="0.28899500798434">
            <text:p>0.288995008</text:p>
          </table:table-cell>
          <table:table-cell table:formula="of:=RAND()" office:value-type="float" office:value="0.949803187511861">
            <text:p>0.9498031875</text:p>
          </table:table-cell>
          <table:table-cell table:formula="of:=RAND()" office:value-type="float" office:value="0.914251875132322">
            <text:p>0.9142518751</text:p>
          </table:table-cell>
          <table:table-cell table:formula="of:=SUM([.B575:.M575])-6" office:value-type="float" office:value="0.415525382850319">
            <text:p>0.4155253829</text:p>
          </table:table-cell>
          <table:table-cell table:formula="of:=[.N575]-[.$G$6]" office:value-type="float" office:value="0.428550557990093">
            <text:p>0.428550558</text:p>
          </table:table-cell>
          <table:table-cell table:formula="of:=[.O575]*[.O575]" office:value-type="float" office:value="0.18365558075362">
            <text:p>0.1836555808</text:p>
          </table:table-cell>
        </table:table-row>
        <table:table-row table:style-name="ro1">
          <table:table-cell/>
          <table:table-cell table:formula="of:=RAND()" office:value-type="float" office:value="0.804911850485951">
            <text:p>0.8049118505</text:p>
          </table:table-cell>
          <table:table-cell table:formula="of:=RAND()" office:value-type="float" office:value="0.503639637492597">
            <text:p>0.5036396375</text:p>
          </table:table-cell>
          <table:table-cell table:formula="of:=RAND()" office:value-type="float" office:value="0.885875595966354">
            <text:p>0.885875596</text:p>
          </table:table-cell>
          <table:table-cell table:formula="of:=RAND()" office:value-type="float" office:value="0.497160151135176">
            <text:p>0.4971601511</text:p>
          </table:table-cell>
          <table:table-cell table:formula="of:=RAND()" office:value-type="float" office:value="0.498259556246921">
            <text:p>0.4982595562</text:p>
          </table:table-cell>
          <table:table-cell table:formula="of:=RAND()" office:value-type="float" office:value="0.409909163368866">
            <text:p>0.4099091634</text:p>
          </table:table-cell>
          <table:table-cell table:formula="of:=RAND()" office:value-type="float" office:value="0.793743749614805">
            <text:p>0.7937437496</text:p>
          </table:table-cell>
          <table:table-cell table:formula="of:=RAND()" office:value-type="float" office:value="0.0662923317868263">
            <text:p>0.0662923318</text:p>
          </table:table-cell>
          <table:table-cell table:formula="of:=RAND()" office:value-type="float" office:value="0.546929674688727">
            <text:p>0.5469296747</text:p>
          </table:table-cell>
          <table:table-cell table:formula="of:=RAND()" office:value-type="float" office:value="0.838971924036741">
            <text:p>0.838971924</text:p>
          </table:table-cell>
          <table:table-cell table:formula="of:=RAND()" office:value-type="float" office:value="0.239582598907873">
            <text:p>0.2395825989</text:p>
          </table:table-cell>
          <table:table-cell table:formula="of:=RAND()" office:value-type="float" office:value="0.813957032747567">
            <text:p>0.8139570327</text:p>
          </table:table-cell>
          <table:table-cell table:formula="of:=SUM([.B576:.M576])-6" office:value-type="float" office:value="0.899233266478404">
            <text:p>0.8992332665</text:p>
          </table:table-cell>
          <table:table-cell table:formula="of:=[.N576]-[.$G$6]" office:value-type="float" office:value="0.912258441618178">
            <text:p>0.9122584416</text:p>
          </table:table-cell>
          <table:table-cell table:formula="of:=[.O576]*[.O576]" office:value-type="float" office:value="0.832215464303627">
            <text:p>0.8322154643</text:p>
          </table:table-cell>
        </table:table-row>
        <table:table-row table:style-name="ro1">
          <table:table-cell/>
          <table:table-cell table:formula="of:=RAND()" office:value-type="float" office:value="0.111590785905719">
            <text:p>0.1115907859</text:p>
          </table:table-cell>
          <table:table-cell table:formula="of:=RAND()" office:value-type="float" office:value="0.557851504068822">
            <text:p>0.5578515041</text:p>
          </table:table-cell>
          <table:table-cell table:formula="of:=RAND()" office:value-type="float" office:value="0.52323513221927">
            <text:p>0.5232351322</text:p>
          </table:table-cell>
          <table:table-cell table:formula="of:=RAND()" office:value-type="float" office:value="0.569985793670639">
            <text:p>0.5699857937</text:p>
          </table:table-cell>
          <table:table-cell table:formula="of:=RAND()" office:value-type="float" office:value="0.949504302814603">
            <text:p>0.9495043028</text:p>
          </table:table-cell>
          <table:table-cell table:formula="of:=RAND()" office:value-type="float" office:value="0.0301626801956445">
            <text:p>0.0301626802</text:p>
          </table:table-cell>
          <table:table-cell table:formula="of:=RAND()" office:value-type="float" office:value="0.931285403203219">
            <text:p>0.9312854032</text:p>
          </table:table-cell>
          <table:table-cell table:formula="of:=RAND()" office:value-type="float" office:value="0.783222768688574">
            <text:p>0.7832227687</text:p>
          </table:table-cell>
          <table:table-cell table:formula="of:=RAND()" office:value-type="float" office:value="0.310191058553755">
            <text:p>0.3101910586</text:p>
          </table:table-cell>
          <table:table-cell table:formula="of:=RAND()" office:value-type="float" office:value="0.990569818764925">
            <text:p>0.9905698188</text:p>
          </table:table-cell>
          <table:table-cell table:formula="of:=RAND()" office:value-type="float" office:value="0.467021002899855">
            <text:p>0.4670210029</text:p>
          </table:table-cell>
          <table:table-cell table:formula="of:=RAND()" office:value-type="float" office:value="0.485616930294782">
            <text:p>0.4856169303</text:p>
          </table:table-cell>
          <table:table-cell table:formula="of:=SUM([.B577:.M577])-6" office:value-type="float" office:value="0.710237181279808">
            <text:p>0.7102371813</text:p>
          </table:table-cell>
          <table:table-cell table:formula="of:=[.N577]-[.$G$6]" office:value-type="float" office:value="0.723262356419582">
            <text:p>0.7232623564</text:p>
          </table:table-cell>
          <table:table-cell table:formula="of:=[.O577]*[.O577]" office:value-type="float" office:value="0.523108436213606">
            <text:p>0.5231084362</text:p>
          </table:table-cell>
        </table:table-row>
        <table:table-row table:style-name="ro1">
          <table:table-cell/>
          <table:table-cell table:formula="of:=RAND()" office:value-type="float" office:value="0.127376056043431">
            <text:p>0.127376056</text:p>
          </table:table-cell>
          <table:table-cell table:formula="of:=RAND()" office:value-type="float" office:value="0.339431409491226">
            <text:p>0.3394314095</text:p>
          </table:table-cell>
          <table:table-cell table:formula="of:=RAND()" office:value-type="float" office:value="0.86514678876847">
            <text:p>0.8651467888</text:p>
          </table:table-cell>
          <table:table-cell table:formula="of:=RAND()" office:value-type="float" office:value="0.789321088464931">
            <text:p>0.7893210885</text:p>
          </table:table-cell>
          <table:table-cell table:formula="of:=RAND()" office:value-type="float" office:value="0.501856972463429">
            <text:p>0.5018569725</text:p>
          </table:table-cell>
          <table:table-cell table:formula="of:=RAND()" office:value-type="float" office:value="0.0574873306322843">
            <text:p>0.0574873306</text:p>
          </table:table-cell>
          <table:table-cell table:formula="of:=RAND()" office:value-type="float" office:value="0.845551688456908">
            <text:p>0.8455516885</text:p>
          </table:table-cell>
          <table:table-cell table:formula="of:=RAND()" office:value-type="float" office:value="0.288296858780086">
            <text:p>0.2882968588</text:p>
          </table:table-cell>
          <table:table-cell table:formula="of:=RAND()" office:value-type="float" office:value="0.481176674133167">
            <text:p>0.4811766741</text:p>
          </table:table-cell>
          <table:table-cell table:formula="of:=RAND()" office:value-type="float" office:value="0.190436287783086">
            <text:p>0.1904362878</text:p>
          </table:table-cell>
          <table:table-cell table:formula="of:=RAND()" office:value-type="float" office:value="0.999115212121978">
            <text:p>0.9991152121</text:p>
          </table:table-cell>
          <table:table-cell table:formula="of:=RAND()" office:value-type="float" office:value="0.578498266404495">
            <text:p>0.5784982664</text:p>
          </table:table-cell>
          <table:table-cell table:formula="of:=SUM([.B578:.M578])-6" office:value-type="float" office:value="0.0636946335434914">
            <text:p>0.0636946335</text:p>
          </table:table-cell>
          <table:table-cell table:formula="of:=[.N578]-[.$G$6]" office:value-type="float" office:value="0.076719808683265">
            <text:p>0.0767198087</text:p>
          </table:table-cell>
          <table:table-cell table:formula="of:=[.O578]*[.O578]" office:value-type="float" office:value="0.00588592904439678">
            <text:p>0.005885929</text:p>
          </table:table-cell>
        </table:table-row>
        <table:table-row table:style-name="ro1">
          <table:table-cell/>
          <table:table-cell table:formula="of:=RAND()" office:value-type="float" office:value="0.963770090602338">
            <text:p>0.9637700906</text:p>
          </table:table-cell>
          <table:table-cell table:formula="of:=RAND()" office:value-type="float" office:value="0.959697642363608">
            <text:p>0.9596976424</text:p>
          </table:table-cell>
          <table:table-cell table:formula="of:=RAND()" office:value-type="float" office:value="0.830399327445775">
            <text:p>0.8303993274</text:p>
          </table:table-cell>
          <table:table-cell table:formula="of:=RAND()" office:value-type="float" office:value="0.0183305444661528">
            <text:p>0.0183305445</text:p>
          </table:table-cell>
          <table:table-cell table:formula="of:=RAND()" office:value-type="float" office:value="0.590854267589748">
            <text:p>0.5908542676</text:p>
          </table:table-cell>
          <table:table-cell table:formula="of:=RAND()" office:value-type="float" office:value="0.815359618747607">
            <text:p>0.8153596187</text:p>
          </table:table-cell>
          <table:table-cell table:formula="of:=RAND()" office:value-type="float" office:value="0.740188175346702">
            <text:p>0.7401881753</text:p>
          </table:table-cell>
          <table:table-cell table:formula="of:=RAND()" office:value-type="float" office:value="0.140394341433421">
            <text:p>0.1403943414</text:p>
          </table:table-cell>
          <table:table-cell table:formula="of:=RAND()" office:value-type="float" office:value="0.824397620279342">
            <text:p>0.8243976203</text:p>
          </table:table-cell>
          <table:table-cell table:formula="of:=RAND()" office:value-type="float" office:value="0.541340535273775">
            <text:p>0.5413405353</text:p>
          </table:table-cell>
          <table:table-cell table:formula="of:=RAND()" office:value-type="float" office:value="0.647493925644085">
            <text:p>0.6474939256</text:p>
          </table:table-cell>
          <table:table-cell table:formula="of:=RAND()" office:value-type="float" office:value="0.377158602001145">
            <text:p>0.377158602</text:p>
          </table:table-cell>
          <table:table-cell table:formula="of:=SUM([.B579:.M579])-6" office:value-type="float" office:value="1.4493846911937">
            <text:p>1.4493846912</text:p>
          </table:table-cell>
          <table:table-cell table:formula="of:=[.N579]-[.$G$6]" office:value-type="float" office:value="1.46240986633347">
            <text:p>1.4624098663</text:p>
          </table:table-cell>
          <table:table-cell table:formula="of:=[.O579]*[.O579]" office:value-type="float" office:value="2.13864261714949">
            <text:p>2.1386426171</text:p>
          </table:table-cell>
        </table:table-row>
        <table:table-row table:style-name="ro1">
          <table:table-cell/>
          <table:table-cell table:formula="of:=RAND()" office:value-type="float" office:value="0.524801566265523">
            <text:p>0.5248015663</text:p>
          </table:table-cell>
          <table:table-cell table:formula="of:=RAND()" office:value-type="float" office:value="0.348691801773384">
            <text:p>0.3486918018</text:p>
          </table:table-cell>
          <table:table-cell table:formula="of:=RAND()" office:value-type="float" office:value="0.323365225223824">
            <text:p>0.3233652252</text:p>
          </table:table-cell>
          <table:table-cell table:formula="of:=RAND()" office:value-type="float" office:value="0.733314901357517">
            <text:p>0.7333149014</text:p>
          </table:table-cell>
          <table:table-cell table:formula="of:=RAND()" office:value-type="float" office:value="0.401705840369687">
            <text:p>0.4017058404</text:p>
          </table:table-cell>
          <table:table-cell table:formula="of:=RAND()" office:value-type="float" office:value="0.507389707025141">
            <text:p>0.507389707</text:p>
          </table:table-cell>
          <table:table-cell table:formula="of:=RAND()" office:value-type="float" office:value="0.206087911501527">
            <text:p>0.2060879115</text:p>
          </table:table-cell>
          <table:table-cell table:formula="of:=RAND()" office:value-type="float" office:value="0.78451238386333">
            <text:p>0.7845123839</text:p>
          </table:table-cell>
          <table:table-cell table:formula="of:=RAND()" office:value-type="float" office:value="0.262976608937606">
            <text:p>0.2629766089</text:p>
          </table:table-cell>
          <table:table-cell table:formula="of:=RAND()" office:value-type="float" office:value="0.605474851792678">
            <text:p>0.6054748518</text:p>
          </table:table-cell>
          <table:table-cell table:formula="of:=RAND()" office:value-type="float" office:value="0.772570237983018">
            <text:p>0.772570238</text:p>
          </table:table-cell>
          <table:table-cell table:formula="of:=RAND()" office:value-type="float" office:value="0.708555947290733">
            <text:p>0.7085559473</text:p>
          </table:table-cell>
          <table:table-cell table:formula="of:=SUM([.B580:.M580])-6" office:value-type="float" office:value="0.179446983383968">
            <text:p>0.1794469834</text:p>
          </table:table-cell>
          <table:table-cell table:formula="of:=[.N580]-[.$G$6]" office:value-type="float" office:value="0.192472158523742">
            <text:p>0.1924721585</text:p>
          </table:table-cell>
          <table:table-cell table:formula="of:=[.O580]*[.O580]" office:value-type="float" office:value="0.0370455318067885">
            <text:p>0.0370455318</text:p>
          </table:table-cell>
        </table:table-row>
        <table:table-row table:style-name="ro1">
          <table:table-cell/>
          <table:table-cell table:formula="of:=RAND()" office:value-type="float" office:value="0.475944139994681">
            <text:p>0.47594414</text:p>
          </table:table-cell>
          <table:table-cell table:formula="of:=RAND()" office:value-type="float" office:value="0.333951239474118">
            <text:p>0.3339512395</text:p>
          </table:table-cell>
          <table:table-cell table:formula="of:=RAND()" office:value-type="float" office:value="0.412079253001139">
            <text:p>0.412079253</text:p>
          </table:table-cell>
          <table:table-cell table:formula="of:=RAND()" office:value-type="float" office:value="0.0893945302814245">
            <text:p>0.0893945303</text:p>
          </table:table-cell>
          <table:table-cell table:formula="of:=RAND()" office:value-type="float" office:value="0.35899346228689">
            <text:p>0.3589934623</text:p>
          </table:table-cell>
          <table:table-cell table:formula="of:=RAND()" office:value-type="float" office:value="0.583828433649614">
            <text:p>0.5838284336</text:p>
          </table:table-cell>
          <table:table-cell table:formula="of:=RAND()" office:value-type="float" office:value="0.271481728879735">
            <text:p>0.2714817289</text:p>
          </table:table-cell>
          <table:table-cell table:formula="of:=RAND()" office:value-type="float" office:value="0.655540719861165">
            <text:p>0.6555407199</text:p>
          </table:table-cell>
          <table:table-cell table:formula="of:=RAND()" office:value-type="float" office:value="0.30287846038118">
            <text:p>0.3028784604</text:p>
          </table:table-cell>
          <table:table-cell table:formula="of:=RAND()" office:value-type="float" office:value="0.793525672983378">
            <text:p>0.793525673</text:p>
          </table:table-cell>
          <table:table-cell table:formula="of:=RAND()" office:value-type="float" office:value="0.470199471805245">
            <text:p>0.4701994718</text:p>
          </table:table-cell>
          <table:table-cell table:formula="of:=RAND()" office:value-type="float" office:value="0.0935957788024098">
            <text:p>0.0935957788</text:p>
          </table:table-cell>
          <table:table-cell table:formula="of:=SUM([.B581:.M581])-6" office:value-type="float" office:value="-1.15858710859902">
            <text:p>-1.1585871086</text:p>
          </table:table-cell>
          <table:table-cell table:formula="of:=[.N581]-[.$G$6]" office:value-type="float" office:value="-1.14556193345925">
            <text:p>-1.1455619335</text:p>
          </table:table-cell>
          <table:table-cell table:formula="of:=[.O581]*[.O581]" office:value-type="float" office:value="1.31231214339089">
            <text:p>1.3123121434</text:p>
          </table:table-cell>
        </table:table-row>
        <table:table-row table:style-name="ro1">
          <table:table-cell/>
          <table:table-cell table:formula="of:=RAND()" office:value-type="float" office:value="0.62438262347132">
            <text:p>0.6243826235</text:p>
          </table:table-cell>
          <table:table-cell table:formula="of:=RAND()" office:value-type="float" office:value="0.136568427085876">
            <text:p>0.1365684271</text:p>
          </table:table-cell>
          <table:table-cell table:formula="of:=RAND()" office:value-type="float" office:value="0.862591162091121">
            <text:p>0.8625911621</text:p>
          </table:table-cell>
          <table:table-cell table:formula="of:=RAND()" office:value-type="float" office:value="0.974430064903572">
            <text:p>0.9744300649</text:p>
          </table:table-cell>
          <table:table-cell table:formula="of:=RAND()" office:value-type="float" office:value="0.674039317760617">
            <text:p>0.6740393178</text:p>
          </table:table-cell>
          <table:table-cell table:formula="of:=RAND()" office:value-type="float" office:value="0.867204114096239">
            <text:p>0.8672041141</text:p>
          </table:table-cell>
          <table:table-cell table:formula="of:=RAND()" office:value-type="float" office:value="0.783107065828517">
            <text:p>0.7831070658</text:p>
          </table:table-cell>
          <table:table-cell table:formula="of:=RAND()" office:value-type="float" office:value="0.672640478936955">
            <text:p>0.6726404789</text:p>
          </table:table-cell>
          <table:table-cell table:formula="of:=RAND()" office:value-type="float" office:value="0.666348279919475">
            <text:p>0.6663482799</text:p>
          </table:table-cell>
          <table:table-cell table:formula="of:=RAND()" office:value-type="float" office:value="0.0468993366230279">
            <text:p>0.0468993366</text:p>
          </table:table-cell>
          <table:table-cell table:formula="of:=RAND()" office:value-type="float" office:value="0.922802231274545">
            <text:p>0.9228022313</text:p>
          </table:table-cell>
          <table:table-cell table:formula="of:=RAND()" office:value-type="float" office:value="0.453654091339558">
            <text:p>0.4536540913</text:p>
          </table:table-cell>
          <table:table-cell table:formula="of:=SUM([.B582:.M582])-6" office:value-type="float" office:value="1.68466719333082">
            <text:p>1.6846671933</text:p>
          </table:table-cell>
          <table:table-cell table:formula="of:=[.N582]-[.$G$6]" office:value-type="float" office:value="1.6976923684706">
            <text:p>1.6976923685</text:p>
          </table:table-cell>
          <table:table-cell table:formula="of:=[.O582]*[.O582]" office:value-type="float" office:value="2.88215937796331">
            <text:p>2.882159378</text:p>
          </table:table-cell>
        </table:table-row>
        <table:table-row table:style-name="ro1">
          <table:table-cell/>
          <table:table-cell table:formula="of:=RAND()" office:value-type="float" office:value="0.539516544668004">
            <text:p>0.5395165447</text:p>
          </table:table-cell>
          <table:table-cell table:formula="of:=RAND()" office:value-type="float" office:value="0.423874828731641">
            <text:p>0.4238748287</text:p>
          </table:table-cell>
          <table:table-cell table:formula="of:=RAND()" office:value-type="float" office:value="0.306324440753087">
            <text:p>0.3063244408</text:p>
          </table:table-cell>
          <table:table-cell table:formula="of:=RAND()" office:value-type="float" office:value="0.581956382375211">
            <text:p>0.5819563824</text:p>
          </table:table-cell>
          <table:table-cell table:formula="of:=RAND()" office:value-type="float" office:value="0.00225709634833038">
            <text:p>0.0022570963</text:p>
          </table:table-cell>
          <table:table-cell table:formula="of:=RAND()" office:value-type="float" office:value="0.771545030642301">
            <text:p>0.7715450306</text:p>
          </table:table-cell>
          <table:table-cell table:formula="of:=RAND()" office:value-type="float" office:value="0.697971941437572">
            <text:p>0.6979719414</text:p>
          </table:table-cell>
          <table:table-cell table:formula="of:=RAND()" office:value-type="float" office:value="0.729883935535327">
            <text:p>0.7298839355</text:p>
          </table:table-cell>
          <table:table-cell table:formula="of:=RAND()" office:value-type="float" office:value="0.922855731798336">
            <text:p>0.9228557318</text:p>
          </table:table-cell>
          <table:table-cell table:formula="of:=RAND()" office:value-type="float" office:value="0.568890994880348">
            <text:p>0.5688909949</text:p>
          </table:table-cell>
          <table:table-cell table:formula="of:=RAND()" office:value-type="float" office:value="0.461346187395975">
            <text:p>0.4613461874</text:p>
          </table:table-cell>
          <table:table-cell table:formula="of:=RAND()" office:value-type="float" office:value="0.209323575953022">
            <text:p>0.209323576</text:p>
          </table:table-cell>
          <table:table-cell table:formula="of:=SUM([.B583:.M583])-6" office:value-type="float" office:value="0.215746690519154">
            <text:p>0.2157466905</text:p>
          </table:table-cell>
          <table:table-cell table:formula="of:=[.N583]-[.$G$6]" office:value-type="float" office:value="0.228771865658928">
            <text:p>0.2287718657</text:p>
          </table:table-cell>
          <table:table-cell table:formula="of:=[.O583]*[.O583]" office:value-type="float" office:value="0.0523365665170665">
            <text:p>0.0523365665</text:p>
          </table:table-cell>
        </table:table-row>
        <table:table-row table:style-name="ro1">
          <table:table-cell/>
          <table:table-cell table:formula="of:=RAND()" office:value-type="float" office:value="0.8292899816297">
            <text:p>0.8292899816</text:p>
          </table:table-cell>
          <table:table-cell table:formula="of:=RAND()" office:value-type="float" office:value="0.549216588260606">
            <text:p>0.5492165883</text:p>
          </table:table-cell>
          <table:table-cell table:formula="of:=RAND()" office:value-type="float" office:value="0.419239356648177">
            <text:p>0.4192393566</text:p>
          </table:table-cell>
          <table:table-cell table:formula="of:=RAND()" office:value-type="float" office:value="0.81314944778569">
            <text:p>0.8131494478</text:p>
          </table:table-cell>
          <table:table-cell table:formula="of:=RAND()" office:value-type="float" office:value="0.199878502404317">
            <text:p>0.1998785024</text:p>
          </table:table-cell>
          <table:table-cell table:formula="of:=RAND()" office:value-type="float" office:value="0.379654487362131">
            <text:p>0.3796544874</text:p>
          </table:table-cell>
          <table:table-cell table:formula="of:=RAND()" office:value-type="float" office:value="0.377389871049672">
            <text:p>0.377389871</text:p>
          </table:table-cell>
          <table:table-cell table:formula="of:=RAND()" office:value-type="float" office:value="0.317802454112098">
            <text:p>0.3178024541</text:p>
          </table:table-cell>
          <table:table-cell table:formula="of:=RAND()" office:value-type="float" office:value="0.102631383575499">
            <text:p>0.1026313836</text:p>
          </table:table-cell>
          <table:table-cell table:formula="of:=RAND()" office:value-type="float" office:value="0.880065774777904">
            <text:p>0.8800657748</text:p>
          </table:table-cell>
          <table:table-cell table:formula="of:=RAND()" office:value-type="float" office:value="0.222927957074717">
            <text:p>0.2229279571</text:p>
          </table:table-cell>
          <table:table-cell table:formula="of:=RAND()" office:value-type="float" office:value="0.243748440407217">
            <text:p>0.2437484404</text:p>
          </table:table-cell>
          <table:table-cell table:formula="of:=SUM([.B584:.M584])-6" office:value-type="float" office:value="-0.665005754912272">
            <text:p>-0.6650057549</text:p>
          </table:table-cell>
          <table:table-cell table:formula="of:=[.N584]-[.$G$6]" office:value-type="float" office:value="-0.651980579772498">
            <text:p>-0.6519805798</text:p>
          </table:table-cell>
          <table:table-cell table:formula="of:=[.O584]*[.O584]" office:value-type="float" office:value="0.425078676400483">
            <text:p>0.4250786764</text:p>
          </table:table-cell>
        </table:table-row>
        <table:table-row table:style-name="ro1">
          <table:table-cell/>
          <table:table-cell table:formula="of:=RAND()" office:value-type="float" office:value="0.368302977178246">
            <text:p>0.3683029772</text:p>
          </table:table-cell>
          <table:table-cell table:formula="of:=RAND()" office:value-type="float" office:value="0.974745230749249">
            <text:p>0.9747452307</text:p>
          </table:table-cell>
          <table:table-cell table:formula="of:=RAND()" office:value-type="float" office:value="0.0116569560486823">
            <text:p>0.011656956</text:p>
          </table:table-cell>
          <table:table-cell table:formula="of:=RAND()" office:value-type="float" office:value="0.576388497604057">
            <text:p>0.5763884976</text:p>
          </table:table-cell>
          <table:table-cell table:formula="of:=RAND()" office:value-type="float" office:value="0.603130761766806">
            <text:p>0.6031307618</text:p>
          </table:table-cell>
          <table:table-cell table:formula="of:=RAND()" office:value-type="float" office:value="0.713593752821907">
            <text:p>0.7135937528</text:p>
          </table:table-cell>
          <table:table-cell table:formula="of:=RAND()" office:value-type="float" office:value="0.207640763372183">
            <text:p>0.2076407634</text:p>
          </table:table-cell>
          <table:table-cell table:formula="of:=RAND()" office:value-type="float" office:value="0.824943355750293">
            <text:p>0.8249433558</text:p>
          </table:table-cell>
          <table:table-cell table:formula="of:=RAND()" office:value-type="float" office:value="0.995226328261197">
            <text:p>0.9952263283</text:p>
          </table:table-cell>
          <table:table-cell table:formula="of:=RAND()" office:value-type="float" office:value="0.245622017420828">
            <text:p>0.2456220174</text:p>
          </table:table-cell>
          <table:table-cell table:formula="of:=RAND()" office:value-type="float" office:value="0.333008957561105">
            <text:p>0.3330089576</text:p>
          </table:table-cell>
          <table:table-cell table:formula="of:=RAND()" office:value-type="float" office:value="0.220341614214703">
            <text:p>0.2203416142</text:p>
          </table:table-cell>
          <table:table-cell table:formula="of:=SUM([.B585:.M585])-6" office:value-type="float" office:value="0.0746012127492577">
            <text:p>0.0746012127</text:p>
          </table:table-cell>
          <table:table-cell table:formula="of:=[.N585]-[.$G$6]" office:value-type="float" office:value="0.0876263878890313">
            <text:p>0.0876263879</text:p>
          </table:table-cell>
          <table:table-cell table:formula="of:=[.O585]*[.O585]" office:value-type="float" office:value="0.00767838385447898">
            <text:p>0.0076783839</text:p>
          </table:table-cell>
        </table:table-row>
        <table:table-row table:style-name="ro1">
          <table:table-cell/>
          <table:table-cell table:formula="of:=RAND()" office:value-type="float" office:value="0.343170308042318">
            <text:p>0.343170308</text:p>
          </table:table-cell>
          <table:table-cell table:formula="of:=RAND()" office:value-type="float" office:value="0.457908758427948">
            <text:p>0.4579087584</text:p>
          </table:table-cell>
          <table:table-cell table:formula="of:=RAND()" office:value-type="float" office:value="0.654573106206954">
            <text:p>0.6545731062</text:p>
          </table:table-cell>
          <table:table-cell table:formula="of:=RAND()" office:value-type="float" office:value="0.618171551031992">
            <text:p>0.618171551</text:p>
          </table:table-cell>
          <table:table-cell table:formula="of:=RAND()" office:value-type="float" office:value="0.505981001770124">
            <text:p>0.5059810018</text:p>
          </table:table-cell>
          <table:table-cell table:formula="of:=RAND()" office:value-type="float" office:value="0.837611328810453">
            <text:p>0.8376113288</text:p>
          </table:table-cell>
          <table:table-cell table:formula="of:=RAND()" office:value-type="float" office:value="0.450219095218927">
            <text:p>0.4502190952</text:p>
          </table:table-cell>
          <table:table-cell table:formula="of:=RAND()" office:value-type="float" office:value="0.653238720260561">
            <text:p>0.6532387203</text:p>
          </table:table-cell>
          <table:table-cell table:formula="of:=RAND()" office:value-type="float" office:value="0.966181266820058">
            <text:p>0.9661812668</text:p>
          </table:table-cell>
          <table:table-cell table:formula="of:=RAND()" office:value-type="float" office:value="0.284316133707762">
            <text:p>0.2843161337</text:p>
          </table:table-cell>
          <table:table-cell table:formula="of:=RAND()" office:value-type="float" office:value="0.973493858007714">
            <text:p>0.973493858</text:p>
          </table:table-cell>
          <table:table-cell table:formula="of:=RAND()" office:value-type="float" office:value="0.831840991973877">
            <text:p>0.831840992</text:p>
          </table:table-cell>
          <table:table-cell table:formula="of:=SUM([.B586:.M586])-6" office:value-type="float" office:value="1.57670612027869">
            <text:p>1.5767061203</text:p>
          </table:table-cell>
          <table:table-cell table:formula="of:=[.N586]-[.$G$6]" office:value-type="float" office:value="1.58973129541846">
            <text:p>1.5897312954</text:p>
          </table:table-cell>
          <table:table-cell table:formula="of:=[.O586]*[.O586]" office:value-type="float" office:value="2.52724559163285">
            <text:p>2.5272455916</text:p>
          </table:table-cell>
        </table:table-row>
        <table:table-row table:style-name="ro1">
          <table:table-cell/>
          <table:table-cell table:formula="of:=RAND()" office:value-type="float" office:value="0.0156537059228867">
            <text:p>0.0156537059</text:p>
          </table:table-cell>
          <table:table-cell table:formula="of:=RAND()" office:value-type="float" office:value="0.959915297338739">
            <text:p>0.9599152973</text:p>
          </table:table-cell>
          <table:table-cell table:formula="of:=RAND()" office:value-type="float" office:value="0.956858348567039">
            <text:p>0.9568583486</text:p>
          </table:table-cell>
          <table:table-cell table:formula="of:=RAND()" office:value-type="float" office:value="0.16984294145368">
            <text:p>0.1698429415</text:p>
          </table:table-cell>
          <table:table-cell table:formula="of:=RAND()" office:value-type="float" office:value="0.78484462830238">
            <text:p>0.7848446283</text:p>
          </table:table-cell>
          <table:table-cell table:formula="of:=RAND()" office:value-type="float" office:value="0.0238059475086629">
            <text:p>0.0238059475</text:p>
          </table:table-cell>
          <table:table-cell table:formula="of:=RAND()" office:value-type="float" office:value="0.872611101949587">
            <text:p>0.8726111019</text:p>
          </table:table-cell>
          <table:table-cell table:formula="of:=RAND()" office:value-type="float" office:value="0.680046150460839">
            <text:p>0.6800461505</text:p>
          </table:table-cell>
          <table:table-cell table:formula="of:=RAND()" office:value-type="float" office:value="0.715940776979551">
            <text:p>0.715940777</text:p>
          </table:table-cell>
          <table:table-cell table:formula="of:=RAND()" office:value-type="float" office:value="0.224448683904484">
            <text:p>0.2244486839</text:p>
          </table:table-cell>
          <table:table-cell table:formula="of:=RAND()" office:value-type="float" office:value="0.118264546617866">
            <text:p>0.1182645466</text:p>
          </table:table-cell>
          <table:table-cell table:formula="of:=RAND()" office:value-type="float" office:value="0.674357294337824">
            <text:p>0.6743572943</text:p>
          </table:table-cell>
          <table:table-cell table:formula="of:=SUM([.B587:.M587])-6" office:value-type="float" office:value="0.196589423343539">
            <text:p>0.1965894233</text:p>
          </table:table-cell>
          <table:table-cell table:formula="of:=[.N587]-[.$G$6]" office:value-type="float" office:value="0.209614598483313">
            <text:p>0.2096145985</text:p>
          </table:table-cell>
          <table:table-cell table:formula="of:=[.O587]*[.O587]" office:value-type="float" office:value="0.0439382798973205">
            <text:p>0.0439382799</text:p>
          </table:table-cell>
        </table:table-row>
        <table:table-row table:style-name="ro1">
          <table:table-cell/>
          <table:table-cell table:formula="of:=RAND()" office:value-type="float" office:value="0.842880960321054">
            <text:p>0.8428809603</text:p>
          </table:table-cell>
          <table:table-cell table:formula="of:=RAND()" office:value-type="float" office:value="0.295640792697668">
            <text:p>0.2956407927</text:p>
          </table:table-cell>
          <table:table-cell table:formula="of:=RAND()" office:value-type="float" office:value="0.571111139608547">
            <text:p>0.5711111396</text:p>
          </table:table-cell>
          <table:table-cell table:formula="of:=RAND()" office:value-type="float" office:value="0.844970577629283">
            <text:p>0.8449705776</text:p>
          </table:table-cell>
          <table:table-cell table:formula="of:=RAND()" office:value-type="float" office:value="0.414045190671459">
            <text:p>0.4140451907</text:p>
          </table:table-cell>
          <table:table-cell table:formula="of:=RAND()" office:value-type="float" office:value="0.109902403783053">
            <text:p>0.1099024038</text:p>
          </table:table-cell>
          <table:table-cell table:formula="of:=RAND()" office:value-type="float" office:value="0.756306210299954">
            <text:p>0.7563062103</text:p>
          </table:table-cell>
          <table:table-cell table:formula="of:=RAND()" office:value-type="float" office:value="0.983844932867214">
            <text:p>0.9838449329</text:p>
          </table:table-cell>
          <table:table-cell table:formula="of:=RAND()" office:value-type="float" office:value="0.595125232124701">
            <text:p>0.5951252321</text:p>
          </table:table-cell>
          <table:table-cell table:formula="of:=RAND()" office:value-type="float" office:value="0.661567420698702">
            <text:p>0.6615674207</text:p>
          </table:table-cell>
          <table:table-cell table:formula="of:=RAND()" office:value-type="float" office:value="0.297772791236639">
            <text:p>0.2977727912</text:p>
          </table:table-cell>
          <table:table-cell table:formula="of:=RAND()" office:value-type="float" office:value="0.55902161099948">
            <text:p>0.559021611</text:p>
          </table:table-cell>
          <table:table-cell table:formula="of:=SUM([.B588:.M588])-6" office:value-type="float" office:value="0.932189262937754">
            <text:p>0.9321892629</text:p>
          </table:table-cell>
          <table:table-cell table:formula="of:=[.N588]-[.$G$6]" office:value-type="float" office:value="0.945214438077528">
            <text:p>0.9452144381</text:p>
          </table:table-cell>
          <table:table-cell table:formula="of:=[.O588]*[.O588]" office:value-type="float" office:value="0.893430333950217">
            <text:p>0.893430334</text:p>
          </table:table-cell>
        </table:table-row>
        <table:table-row table:style-name="ro1">
          <table:table-cell/>
          <table:table-cell table:formula="of:=RAND()" office:value-type="float" office:value="0.115202299784869">
            <text:p>0.1152022998</text:p>
          </table:table-cell>
          <table:table-cell table:formula="of:=RAND()" office:value-type="float" office:value="0.582531574647874">
            <text:p>0.5825315746</text:p>
          </table:table-cell>
          <table:table-cell table:formula="of:=RAND()" office:value-type="float" office:value="0.425113275414333">
            <text:p>0.4251132754</text:p>
          </table:table-cell>
          <table:table-cell table:formula="of:=RAND()" office:value-type="float" office:value="0.994972415734082">
            <text:p>0.9949724157</text:p>
          </table:table-cell>
          <table:table-cell table:formula="of:=RAND()" office:value-type="float" office:value="0.252494830871001">
            <text:p>0.2524948309</text:p>
          </table:table-cell>
          <table:table-cell table:formula="of:=RAND()" office:value-type="float" office:value="0.6058085183613">
            <text:p>0.6058085184</text:p>
          </table:table-cell>
          <table:table-cell table:formula="of:=RAND()" office:value-type="float" office:value="0.451925701694563">
            <text:p>0.4519257017</text:p>
          </table:table-cell>
          <table:table-cell table:formula="of:=RAND()" office:value-type="float" office:value="0.864727235632017">
            <text:p>0.8647272356</text:p>
          </table:table-cell>
          <table:table-cell table:formula="of:=RAND()" office:value-type="float" office:value="0.698597795795649">
            <text:p>0.6985977958</text:p>
          </table:table-cell>
          <table:table-cell table:formula="of:=RAND()" office:value-type="float" office:value="0.0422246144153178">
            <text:p>0.0422246144</text:p>
          </table:table-cell>
          <table:table-cell table:formula="of:=RAND()" office:value-type="float" office:value="0.925906078191474">
            <text:p>0.9259060782</text:p>
          </table:table-cell>
          <table:table-cell table:formula="of:=RAND()" office:value-type="float" office:value="0.128000961383805">
            <text:p>0.1280009614</text:p>
          </table:table-cell>
          <table:table-cell table:formula="of:=SUM([.B589:.M589])-6" office:value-type="float" office:value="0.087505301926285">
            <text:p>0.0875053019</text:p>
          </table:table-cell>
          <table:table-cell table:formula="of:=[.N589]-[.$G$6]" office:value-type="float" office:value="0.100530477066059">
            <text:p>0.1005304771</text:p>
          </table:table-cell>
          <table:table-cell table:formula="of:=[.O589]*[.O589]" office:value-type="float" office:value="0.0101063768191293">
            <text:p>0.0101063768</text:p>
          </table:table-cell>
        </table:table-row>
        <table:table-row table:style-name="ro1">
          <table:table-cell/>
          <table:table-cell table:formula="of:=RAND()" office:value-type="float" office:value="0.138602868188173">
            <text:p>0.1386028682</text:p>
          </table:table-cell>
          <table:table-cell table:formula="of:=RAND()" office:value-type="float" office:value="0.510217862902209">
            <text:p>0.5102178629</text:p>
          </table:table-cell>
          <table:table-cell table:formula="of:=RAND()" office:value-type="float" office:value="0.362301472574472">
            <text:p>0.3623014726</text:p>
          </table:table-cell>
          <table:table-cell table:formula="of:=RAND()" office:value-type="float" office:value="0.899939735652879">
            <text:p>0.8999397357</text:p>
          </table:table-cell>
          <table:table-cell table:formula="of:=RAND()" office:value-type="float" office:value="0.311577103100717">
            <text:p>0.3115771031</text:p>
          </table:table-cell>
          <table:table-cell table:formula="of:=RAND()" office:value-type="float" office:value="0.674744510790333">
            <text:p>0.6747445108</text:p>
          </table:table-cell>
          <table:table-cell table:formula="of:=RAND()" office:value-type="float" office:value="0.157345472602174">
            <text:p>0.1573454726</text:p>
          </table:table-cell>
          <table:table-cell table:formula="of:=RAND()" office:value-type="float" office:value="0.296789866872132">
            <text:p>0.2967898669</text:p>
          </table:table-cell>
          <table:table-cell table:formula="of:=RAND()" office:value-type="float" office:value="0.766821512952447">
            <text:p>0.766821513</text:p>
          </table:table-cell>
          <table:table-cell table:formula="of:=RAND()" office:value-type="float" office:value="0.661913917167112">
            <text:p>0.6619139172</text:p>
          </table:table-cell>
          <table:table-cell table:formula="of:=RAND()" office:value-type="float" office:value="0.460460557602346">
            <text:p>0.4604605576</text:p>
          </table:table-cell>
          <table:table-cell table:formula="of:=RAND()" office:value-type="float" office:value="0.366953848628327">
            <text:p>0.3669538486</text:p>
          </table:table-cell>
          <table:table-cell table:formula="of:=SUM([.B590:.M590])-6" office:value-type="float" office:value="-0.392331270966679">
            <text:p>-0.392331271</text:p>
          </table:table-cell>
          <table:table-cell table:formula="of:=[.N590]-[.$G$6]" office:value-type="float" office:value="-0.379306095826905">
            <text:p>-0.3793060958</text:p>
          </table:table-cell>
          <table:table-cell table:formula="of:=[.O590]*[.O590]" office:value-type="float" office:value="0.143873114331449">
            <text:p>0.1438731143</text:p>
          </table:table-cell>
        </table:table-row>
        <table:table-row table:style-name="ro1">
          <table:table-cell/>
          <table:table-cell table:formula="of:=RAND()" office:value-type="float" office:value="0.746528296032921">
            <text:p>0.746528296</text:p>
          </table:table-cell>
          <table:table-cell table:formula="of:=RAND()" office:value-type="float" office:value="0.347990348935127">
            <text:p>0.3479903489</text:p>
          </table:table-cell>
          <table:table-cell table:formula="of:=RAND()" office:value-type="float" office:value="0.0468227777164429">
            <text:p>0.0468227777</text:p>
          </table:table-cell>
          <table:table-cell table:formula="of:=RAND()" office:value-type="float" office:value="0.774828834692016">
            <text:p>0.7748288347</text:p>
          </table:table-cell>
          <table:table-cell table:formula="of:=RAND()" office:value-type="float" office:value="0.805586627917364">
            <text:p>0.8055866279</text:p>
          </table:table-cell>
          <table:table-cell table:formula="of:=RAND()" office:value-type="float" office:value="0.37999216793105">
            <text:p>0.3799921679</text:p>
          </table:table-cell>
          <table:table-cell table:formula="of:=RAND()" office:value-type="float" office:value="0.181778022786602">
            <text:p>0.1817780228</text:p>
          </table:table-cell>
          <table:table-cell table:formula="of:=RAND()" office:value-type="float" office:value="0.71178260142915">
            <text:p>0.7117826014</text:p>
          </table:table-cell>
          <table:table-cell table:formula="of:=RAND()" office:value-type="float" office:value="0.258394291391596">
            <text:p>0.2583942914</text:p>
          </table:table-cell>
          <table:table-cell table:formula="of:=RAND()" office:value-type="float" office:value="0.414728311821818">
            <text:p>0.4147283118</text:p>
          </table:table-cell>
          <table:table-cell table:formula="of:=RAND()" office:value-type="float" office:value="0.742265906883404">
            <text:p>0.7422659069</text:p>
          </table:table-cell>
          <table:table-cell table:formula="of:=RAND()" office:value-type="float" office:value="0.149584014667198">
            <text:p>0.1495840147</text:p>
          </table:table-cell>
          <table:table-cell table:formula="of:=SUM([.B591:.M591])-6" office:value-type="float" office:value="-0.439717797795311">
            <text:p>-0.4397177978</text:p>
          </table:table-cell>
          <table:table-cell table:formula="of:=[.N591]-[.$G$6]" office:value-type="float" office:value="-0.426692622655537">
            <text:p>-0.4266926227</text:p>
          </table:table-cell>
          <table:table-cell table:formula="of:=[.O591]*[.O591]" office:value-type="float" office:value="0.18206659422866">
            <text:p>0.1820665942</text:p>
          </table:table-cell>
        </table:table-row>
        <table:table-row table:style-name="ro1">
          <table:table-cell/>
          <table:table-cell table:formula="of:=RAND()" office:value-type="float" office:value="0.129576652543619">
            <text:p>0.1295766525</text:p>
          </table:table-cell>
          <table:table-cell table:formula="of:=RAND()" office:value-type="float" office:value="0.587383887497708">
            <text:p>0.5873838875</text:p>
          </table:table-cell>
          <table:table-cell table:formula="of:=RAND()" office:value-type="float" office:value="0.468701051315293">
            <text:p>0.4687010513</text:p>
          </table:table-cell>
          <table:table-cell table:formula="of:=RAND()" office:value-type="float" office:value="0.474018932553008">
            <text:p>0.4740189326</text:p>
          </table:table-cell>
          <table:table-cell table:formula="of:=RAND()" office:value-type="float" office:value="0.558540709316731">
            <text:p>0.5585407093</text:p>
          </table:table-cell>
          <table:table-cell table:formula="of:=RAND()" office:value-type="float" office:value="0.739609929267317">
            <text:p>0.7396099293</text:p>
          </table:table-cell>
          <table:table-cell table:formula="of:=RAND()" office:value-type="float" office:value="0.32916492735967">
            <text:p>0.3291649274</text:p>
          </table:table-cell>
          <table:table-cell table:formula="of:=RAND()" office:value-type="float" office:value="0.214640844147652">
            <text:p>0.2146408441</text:p>
          </table:table-cell>
          <table:table-cell table:formula="of:=RAND()" office:value-type="float" office:value="0.921388485003263">
            <text:p>0.921388485</text:p>
          </table:table-cell>
          <table:table-cell table:formula="of:=RAND()" office:value-type="float" office:value="0.221748881740496">
            <text:p>0.2217488817</text:p>
          </table:table-cell>
          <table:table-cell table:formula="of:=RAND()" office:value-type="float" office:value="0.00844482565298677">
            <text:p>0.0084448257</text:p>
          </table:table-cell>
          <table:table-cell table:formula="of:=RAND()" office:value-type="float" office:value="0.270613810047507">
            <text:p>0.27061381</text:p>
          </table:table-cell>
          <table:table-cell table:formula="of:=SUM([.B592:.M592])-6" office:value-type="float" office:value="-1.07616706355475">
            <text:p>-1.0761670636</text:p>
          </table:table-cell>
          <table:table-cell table:formula="of:=[.N592]-[.$G$6]" office:value-type="float" office:value="-1.06314188841498">
            <text:p>-1.0631418884</text:p>
          </table:table-cell>
          <table:table-cell table:formula="of:=[.O592]*[.O592]" office:value-type="float" office:value="1.13027067490256">
            <text:p>1.1302706749</text:p>
          </table:table-cell>
        </table:table-row>
        <table:table-row table:style-name="ro1">
          <table:table-cell/>
          <table:table-cell table:formula="of:=RAND()" office:value-type="float" office:value="0.259912225417793">
            <text:p>0.2599122254</text:p>
          </table:table-cell>
          <table:table-cell table:formula="of:=RAND()" office:value-type="float" office:value="0.93272882164456">
            <text:p>0.9327288216</text:p>
          </table:table-cell>
          <table:table-cell table:formula="of:=RAND()" office:value-type="float" office:value="0.519294718280435">
            <text:p>0.5192947183</text:p>
          </table:table-cell>
          <table:table-cell table:formula="of:=RAND()" office:value-type="float" office:value="0.842866898747161">
            <text:p>0.8428668987</text:p>
          </table:table-cell>
          <table:table-cell table:formula="of:=RAND()" office:value-type="float" office:value="0.063270487356931">
            <text:p>0.0632704874</text:p>
          </table:table-cell>
          <table:table-cell table:formula="of:=RAND()" office:value-type="float" office:value="0.0347998538054526">
            <text:p>0.0347998538</text:p>
          </table:table-cell>
          <table:table-cell table:formula="of:=RAND()" office:value-type="float" office:value="0.0207460124511272">
            <text:p>0.0207460125</text:p>
          </table:table-cell>
          <table:table-cell table:formula="of:=RAND()" office:value-type="float" office:value="0.198728473391384">
            <text:p>0.1987284734</text:p>
          </table:table-cell>
          <table:table-cell table:formula="of:=RAND()" office:value-type="float" office:value="0.445994542678818">
            <text:p>0.4459945427</text:p>
          </table:table-cell>
          <table:table-cell table:formula="of:=RAND()" office:value-type="float" office:value="0.0749622534494847">
            <text:p>0.0749622534</text:p>
          </table:table-cell>
          <table:table-cell table:formula="of:=RAND()" office:value-type="float" office:value="0.17749027418904">
            <text:p>0.1774902742</text:p>
          </table:table-cell>
          <table:table-cell table:formula="of:=RAND()" office:value-type="float" office:value="0.706692333333194">
            <text:p>0.7066923333</text:p>
          </table:table-cell>
          <table:table-cell table:formula="of:=SUM([.B593:.M593])-6" office:value-type="float" office:value="-1.72251310525462">
            <text:p>-1.7225131053</text:p>
          </table:table-cell>
          <table:table-cell table:formula="of:=[.N593]-[.$G$6]" office:value-type="float" office:value="-1.70948793011485">
            <text:p>-1.7094879301</text:p>
          </table:table-cell>
          <table:table-cell table:formula="of:=[.O593]*[.O593]" office:value-type="float" office:value="2.92234898320834">
            <text:p>2.9223489832</text:p>
          </table:table-cell>
        </table:table-row>
        <table:table-row table:style-name="ro1">
          <table:table-cell/>
          <table:table-cell table:formula="of:=RAND()" office:value-type="float" office:value="0.614522376796231">
            <text:p>0.6145223768</text:p>
          </table:table-cell>
          <table:table-cell table:formula="of:=RAND()" office:value-type="float" office:value="0.924952027853578">
            <text:p>0.9249520279</text:p>
          </table:table-cell>
          <table:table-cell table:formula="of:=RAND()" office:value-type="float" office:value="0.349202475044876">
            <text:p>0.349202475</text:p>
          </table:table-cell>
          <table:table-cell table:formula="of:=RAND()" office:value-type="float" office:value="0.0704169140662998">
            <text:p>0.0704169141</text:p>
          </table:table-cell>
          <table:table-cell table:formula="of:=RAND()" office:value-type="float" office:value="0.48957759514451">
            <text:p>0.4895775951</text:p>
          </table:table-cell>
          <table:table-cell table:formula="of:=RAND()" office:value-type="float" office:value="0.0488916956819594">
            <text:p>0.0488916957</text:p>
          </table:table-cell>
          <table:table-cell table:formula="of:=RAND()" office:value-type="float" office:value="0.714833464706317">
            <text:p>0.7148334647</text:p>
          </table:table-cell>
          <table:table-cell table:formula="of:=RAND()" office:value-type="float" office:value="0.475559930782765">
            <text:p>0.4755599308</text:p>
          </table:table-cell>
          <table:table-cell table:formula="of:=RAND()" office:value-type="float" office:value="0.329156233696267">
            <text:p>0.3291562337</text:p>
          </table:table-cell>
          <table:table-cell table:formula="of:=RAND()" office:value-type="float" office:value="0.161247035721317">
            <text:p>0.1612470357</text:p>
          </table:table-cell>
          <table:table-cell table:formula="of:=RAND()" office:value-type="float" office:value="0.843007826013491">
            <text:p>0.843007826</text:p>
          </table:table-cell>
          <table:table-cell table:formula="of:=RAND()" office:value-type="float" office:value="0.333620885154232">
            <text:p>0.3336208852</text:p>
          </table:table-cell>
          <table:table-cell table:formula="of:=SUM([.B594:.M594])-6" office:value-type="float" office:value="-0.645011539338157">
            <text:p>-0.6450115393</text:p>
          </table:table-cell>
          <table:table-cell table:formula="of:=[.N594]-[.$G$6]" office:value-type="float" office:value="-0.631986364198383">
            <text:p>-0.6319863642</text:p>
          </table:table-cell>
          <table:table-cell table:formula="of:=[.O594]*[.O594]" office:value-type="float" office:value="0.399406764532691">
            <text:p>0.3994067645</text:p>
          </table:table-cell>
        </table:table-row>
        <table:table-row table:style-name="ro1">
          <table:table-cell/>
          <table:table-cell table:formula="of:=RAND()" office:value-type="float" office:value="0.0958832676988095">
            <text:p>0.0958832677</text:p>
          </table:table-cell>
          <table:table-cell table:formula="of:=RAND()" office:value-type="float" office:value="0.549261644948274">
            <text:p>0.5492616449</text:p>
          </table:table-cell>
          <table:table-cell table:formula="of:=RAND()" office:value-type="float" office:value="0.132195635000244">
            <text:p>0.132195635</text:p>
          </table:table-cell>
          <table:table-cell table:formula="of:=RAND()" office:value-type="float" office:value="0.233840517932549">
            <text:p>0.2338405179</text:p>
          </table:table-cell>
          <table:table-cell table:formula="of:=RAND()" office:value-type="float" office:value="0.873825834598392">
            <text:p>0.8738258346</text:p>
          </table:table-cell>
          <table:table-cell table:formula="of:=RAND()" office:value-type="float" office:value="0.0233058931771666">
            <text:p>0.0233058932</text:p>
          </table:table-cell>
          <table:table-cell table:formula="of:=RAND()" office:value-type="float" office:value="0.0259964345023036">
            <text:p>0.0259964345</text:p>
          </table:table-cell>
          <table:table-cell table:formula="of:=RAND()" office:value-type="float" office:value="0.0302302718628198">
            <text:p>0.0302302719</text:p>
          </table:table-cell>
          <table:table-cell table:formula="of:=RAND()" office:value-type="float" office:value="0.0214161267504096">
            <text:p>0.0214161268</text:p>
          </table:table-cell>
          <table:table-cell table:formula="of:=RAND()" office:value-type="float" office:value="0.575889304513112">
            <text:p>0.5758893045</text:p>
          </table:table-cell>
          <table:table-cell table:formula="of:=RAND()" office:value-type="float" office:value="0.484297995222732">
            <text:p>0.4842979952</text:p>
          </table:table-cell>
          <table:table-cell table:formula="of:=RAND()" office:value-type="float" office:value="0.952189648756757">
            <text:p>0.9521896488</text:p>
          </table:table-cell>
          <table:table-cell table:formula="of:=SUM([.B595:.M595])-6" office:value-type="float" office:value="-2.00166742503643">
            <text:p>-2.001667425</text:p>
          </table:table-cell>
          <table:table-cell table:formula="of:=[.N595]-[.$G$6]" office:value-type="float" office:value="-1.98864224989666">
            <text:p>-1.9886422499</text:p>
          </table:table-cell>
          <table:table-cell table:formula="of:=[.O595]*[.O595]" office:value-type="float" office:value="3.95469799807404">
            <text:p>3.9546979981</text:p>
          </table:table-cell>
        </table:table-row>
        <table:table-row table:style-name="ro1">
          <table:table-cell/>
          <table:table-cell table:formula="of:=RAND()" office:value-type="float" office:value="0.113944267621264">
            <text:p>0.1139442676</text:p>
          </table:table-cell>
          <table:table-cell table:formula="of:=RAND()" office:value-type="float" office:value="0.590227284934372">
            <text:p>0.5902272849</text:p>
          </table:table-cell>
          <table:table-cell table:formula="of:=RAND()" office:value-type="float" office:value="0.626540325582027">
            <text:p>0.6265403256</text:p>
          </table:table-cell>
          <table:table-cell table:formula="of:=RAND()" office:value-type="float" office:value="0.691400955896825">
            <text:p>0.6914009559</text:p>
          </table:table-cell>
          <table:table-cell table:formula="of:=RAND()" office:value-type="float" office:value="0.239901146618649">
            <text:p>0.2399011466</text:p>
          </table:table-cell>
          <table:table-cell table:formula="of:=RAND()" office:value-type="float" office:value="0.136904437327757">
            <text:p>0.1369044373</text:p>
          </table:table-cell>
          <table:table-cell table:formula="of:=RAND()" office:value-type="float" office:value="0.202886283630505">
            <text:p>0.2028862836</text:p>
          </table:table-cell>
          <table:table-cell table:formula="of:=RAND()" office:value-type="float" office:value="0.0255604921840131">
            <text:p>0.0255604922</text:p>
          </table:table-cell>
          <table:table-cell table:formula="of:=RAND()" office:value-type="float" office:value="0.564011258538812">
            <text:p>0.5640112585</text:p>
          </table:table-cell>
          <table:table-cell table:formula="of:=RAND()" office:value-type="float" office:value="0.35466859745793">
            <text:p>0.3546685975</text:p>
          </table:table-cell>
          <table:table-cell table:formula="of:=RAND()" office:value-type="float" office:value="0.0434987936168909">
            <text:p>0.0434987936</text:p>
          </table:table-cell>
          <table:table-cell table:formula="of:=RAND()" office:value-type="float" office:value="0.369925996754318">
            <text:p>0.3699259968</text:p>
          </table:table-cell>
          <table:table-cell table:formula="of:=SUM([.B596:.M596])-6" office:value-type="float" office:value="-2.04053015983663">
            <text:p>-2.0405301598</text:p>
          </table:table-cell>
          <table:table-cell table:formula="of:=[.N596]-[.$G$6]" office:value-type="float" office:value="-2.02750498469686">
            <text:p>-2.0275049847</text:p>
          </table:table-cell>
          <table:table-cell table:formula="of:=[.O596]*[.O596]" office:value-type="float" office:value="4.11077646297062">
            <text:p>4.110776463</text:p>
          </table:table-cell>
        </table:table-row>
        <table:table-row table:style-name="ro1">
          <table:table-cell/>
          <table:table-cell table:formula="of:=RAND()" office:value-type="float" office:value="0.287033441476524">
            <text:p>0.2870334415</text:p>
          </table:table-cell>
          <table:table-cell table:formula="of:=RAND()" office:value-type="float" office:value="0.112973852548748">
            <text:p>0.1129738525</text:p>
          </table:table-cell>
          <table:table-cell table:formula="of:=RAND()" office:value-type="float" office:value="0.968871815130115">
            <text:p>0.9688718151</text:p>
          </table:table-cell>
          <table:table-cell table:formula="of:=RAND()" office:value-type="float" office:value="0.491045670583844">
            <text:p>0.4910456706</text:p>
          </table:table-cell>
          <table:table-cell table:formula="of:=RAND()" office:value-type="float" office:value="0.882507839240134">
            <text:p>0.8825078392</text:p>
          </table:table-cell>
          <table:table-cell table:formula="of:=RAND()" office:value-type="float" office:value="0.110354268457741">
            <text:p>0.1103542685</text:p>
          </table:table-cell>
          <table:table-cell table:formula="of:=RAND()" office:value-type="float" office:value="0.563835240667686">
            <text:p>0.5638352407</text:p>
          </table:table-cell>
          <table:table-cell table:formula="of:=RAND()" office:value-type="float" office:value="0.287430746247992">
            <text:p>0.2874307462</text:p>
          </table:table-cell>
          <table:table-cell table:formula="of:=RAND()" office:value-type="float" office:value="0.743377381004393">
            <text:p>0.743377381</text:p>
          </table:table-cell>
          <table:table-cell table:formula="of:=RAND()" office:value-type="float" office:value="0.984440943226218">
            <text:p>0.9844409432</text:p>
          </table:table-cell>
          <table:table-cell table:formula="of:=RAND()" office:value-type="float" office:value="0.223283594008535">
            <text:p>0.223283594</text:p>
          </table:table-cell>
          <table:table-cell table:formula="of:=RAND()" office:value-type="float" office:value="0.497094584163278">
            <text:p>0.4970945842</text:p>
          </table:table-cell>
          <table:table-cell table:formula="of:=SUM([.B597:.M597])-6" office:value-type="float" office:value="0.152249376755208">
            <text:p>0.1522493768</text:p>
          </table:table-cell>
          <table:table-cell table:formula="of:=[.N597]-[.$G$6]" office:value-type="float" office:value="0.165274551894981">
            <text:p>0.1652745519</text:p>
          </table:table-cell>
          <table:table-cell table:formula="of:=[.O597]*[.O597]" office:value-type="float" office:value="0.0273156775040869">
            <text:p>0.0273156775</text:p>
          </table:table-cell>
        </table:table-row>
        <table:table-row table:style-name="ro1">
          <table:table-cell/>
          <table:table-cell table:formula="of:=RAND()" office:value-type="float" office:value="0.929627214558423">
            <text:p>0.9296272146</text:p>
          </table:table-cell>
          <table:table-cell table:formula="of:=RAND()" office:value-type="float" office:value="0.0992323204409331">
            <text:p>0.0992323204</text:p>
          </table:table-cell>
          <table:table-cell table:formula="of:=RAND()" office:value-type="float" office:value="0.0172679049428552">
            <text:p>0.0172679049</text:p>
          </table:table-cell>
          <table:table-cell table:formula="of:=RAND()" office:value-type="float" office:value="0.833538440987468">
            <text:p>0.833538441</text:p>
          </table:table-cell>
          <table:table-cell table:formula="of:=RAND()" office:value-type="float" office:value="0.238886919105425">
            <text:p>0.2388869191</text:p>
          </table:table-cell>
          <table:table-cell table:formula="of:=RAND()" office:value-type="float" office:value="0.389157217228785">
            <text:p>0.3891572172</text:p>
          </table:table-cell>
          <table:table-cell table:formula="of:=RAND()" office:value-type="float" office:value="0.196682470152155">
            <text:p>0.1966824702</text:p>
          </table:table-cell>
          <table:table-cell table:formula="of:=RAND()" office:value-type="float" office:value="0.0973641134332866">
            <text:p>0.0973641134</text:p>
          </table:table-cell>
          <table:table-cell table:formula="of:=RAND()" office:value-type="float" office:value="0.738355475477874">
            <text:p>0.7383554755</text:p>
          </table:table-cell>
          <table:table-cell table:formula="of:=RAND()" office:value-type="float" office:value="0.572609717492014">
            <text:p>0.5726097175</text:p>
          </table:table-cell>
          <table:table-cell table:formula="of:=RAND()" office:value-type="float" office:value="0.440758289769292">
            <text:p>0.4407582898</text:p>
          </table:table-cell>
          <table:table-cell table:formula="of:=RAND()" office:value-type="float" office:value="0.781392579665408">
            <text:p>0.7813925797</text:p>
          </table:table-cell>
          <table:table-cell table:formula="of:=SUM([.B598:.M598])-6" office:value-type="float" office:value="-0.665127336746082">
            <text:p>-0.6651273367</text:p>
          </table:table-cell>
          <table:table-cell table:formula="of:=[.N598]-[.$G$6]" office:value-type="float" office:value="-0.652102161606308">
            <text:p>-0.6521021616</text:p>
          </table:table-cell>
          <table:table-cell table:formula="of:=[.O598]*[.O598]" office:value-type="float" office:value="0.42523722917162">
            <text:p>0.4252372292</text:p>
          </table:table-cell>
        </table:table-row>
        <table:table-row table:style-name="ro1">
          <table:table-cell/>
          <table:table-cell table:formula="of:=RAND()" office:value-type="float" office:value="0.406888571335003">
            <text:p>0.4068885713</text:p>
          </table:table-cell>
          <table:table-cell table:formula="of:=RAND()" office:value-type="float" office:value="0.041191924829036">
            <text:p>0.0411919248</text:p>
          </table:table-cell>
          <table:table-cell table:formula="of:=RAND()" office:value-type="float" office:value="0.726108758943155">
            <text:p>0.7261087589</text:p>
          </table:table-cell>
          <table:table-cell table:formula="of:=RAND()" office:value-type="float" office:value="0.602810789598152">
            <text:p>0.6028107896</text:p>
          </table:table-cell>
          <table:table-cell table:formula="of:=RAND()" office:value-type="float" office:value="0.251400077017024">
            <text:p>0.251400077</text:p>
          </table:table-cell>
          <table:table-cell table:formula="of:=RAND()" office:value-type="float" office:value="0.0143014506902546">
            <text:p>0.0143014507</text:p>
          </table:table-cell>
          <table:table-cell table:formula="of:=RAND()" office:value-type="float" office:value="0.579642891651019">
            <text:p>0.5796428917</text:p>
          </table:table-cell>
          <table:table-cell table:formula="of:=RAND()" office:value-type="float" office:value="0.446652455721051">
            <text:p>0.4466524557</text:p>
          </table:table-cell>
          <table:table-cell table:formula="of:=RAND()" office:value-type="float" office:value="0.0713076796382666">
            <text:p>0.0713076796</text:p>
          </table:table-cell>
          <table:table-cell table:formula="of:=RAND()" office:value-type="float" office:value="0.675193592673168">
            <text:p>0.6751935927</text:p>
          </table:table-cell>
          <table:table-cell table:formula="of:=RAND()" office:value-type="float" office:value="0.187100414186716">
            <text:p>0.1871004142</text:p>
          </table:table-cell>
          <table:table-cell table:formula="of:=RAND()" office:value-type="float" office:value="0.957352341618389">
            <text:p>0.9573523416</text:p>
          </table:table-cell>
          <table:table-cell table:formula="of:=SUM([.B599:.M599])-6" office:value-type="float" office:value="-1.04004905209877">
            <text:p>-1.0400490521</text:p>
          </table:table-cell>
          <table:table-cell table:formula="of:=[.N599]-[.$G$6]" office:value-type="float" office:value="-1.02702387695899">
            <text:p>-1.027023877</text:p>
          </table:table-cell>
          <table:table-cell table:formula="of:=[.O599]*[.O599]" office:value-type="float" office:value="1.05477804384388">
            <text:p>1.0547780438</text:p>
          </table:table-cell>
        </table:table-row>
        <table:table-row table:style-name="ro1">
          <table:table-cell/>
          <table:table-cell table:formula="of:=RAND()" office:value-type="float" office:value="0.245668065967038">
            <text:p>0.245668066</text:p>
          </table:table-cell>
          <table:table-cell table:formula="of:=RAND()" office:value-type="float" office:value="0.187912283232436">
            <text:p>0.1879122832</text:p>
          </table:table-cell>
          <table:table-cell table:formula="of:=RAND()" office:value-type="float" office:value="0.83898823033087">
            <text:p>0.8389882303</text:p>
          </table:table-cell>
          <table:table-cell table:formula="of:=RAND()" office:value-type="float" office:value="0.793667177669704">
            <text:p>0.7936671777</text:p>
          </table:table-cell>
          <table:table-cell table:formula="of:=RAND()" office:value-type="float" office:value="0.0335193132050335">
            <text:p>0.0335193132</text:p>
          </table:table-cell>
          <table:table-cell table:formula="of:=RAND()" office:value-type="float" office:value="0.895454959943891">
            <text:p>0.8954549599</text:p>
          </table:table-cell>
          <table:table-cell table:formula="of:=RAND()" office:value-type="float" office:value="0.030637641903013">
            <text:p>0.0306376419</text:p>
          </table:table-cell>
          <table:table-cell table:formula="of:=RAND()" office:value-type="float" office:value="0.174484623596072">
            <text:p>0.1744846236</text:p>
          </table:table-cell>
          <table:table-cell table:formula="of:=RAND()" office:value-type="float" office:value="0.862773814471439">
            <text:p>0.8627738145</text:p>
          </table:table-cell>
          <table:table-cell table:formula="of:=RAND()" office:value-type="float" office:value="0.541488838614896">
            <text:p>0.5414888386</text:p>
          </table:table-cell>
          <table:table-cell table:formula="of:=RAND()" office:value-type="float" office:value="0.212568149436265">
            <text:p>0.2125681494</text:p>
          </table:table-cell>
          <table:table-cell table:formula="of:=RAND()" office:value-type="float" office:value="0.627678185235709">
            <text:p>0.6276781852</text:p>
          </table:table-cell>
          <table:table-cell table:formula="of:=SUM([.B600:.M600])-6" office:value-type="float" office:value="-0.555158716393635">
            <text:p>-0.5551587164</text:p>
          </table:table-cell>
          <table:table-cell table:formula="of:=[.N600]-[.$G$6]" office:value-type="float" office:value="-0.542133541253861">
            <text:p>-0.5421335413</text:p>
          </table:table-cell>
          <table:table-cell table:formula="of:=[.O600]*[.O600]" office:value-type="float" office:value="0.293908776552452">
            <text:p>0.2939087766</text:p>
          </table:table-cell>
        </table:table-row>
        <table:table-row table:style-name="ro1">
          <table:table-cell/>
          <table:table-cell table:formula="of:=RAND()" office:value-type="float" office:value="0.361267831642181">
            <text:p>0.3612678316</text:p>
          </table:table-cell>
          <table:table-cell table:formula="of:=RAND()" office:value-type="float" office:value="0.805835792329162">
            <text:p>0.8058357923</text:p>
          </table:table-cell>
          <table:table-cell table:formula="of:=RAND()" office:value-type="float" office:value="0.237825228832662">
            <text:p>0.2378252288</text:p>
          </table:table-cell>
          <table:table-cell table:formula="of:=RAND()" office:value-type="float" office:value="0.571317765628919">
            <text:p>0.5713177656</text:p>
          </table:table-cell>
          <table:table-cell table:formula="of:=RAND()" office:value-type="float" office:value="0.124799020355567">
            <text:p>0.1247990204</text:p>
          </table:table-cell>
          <table:table-cell table:formula="of:=RAND()" office:value-type="float" office:value="0.519562533823773">
            <text:p>0.5195625338</text:p>
          </table:table-cell>
          <table:table-cell table:formula="of:=RAND()" office:value-type="float" office:value="0.745943449437618">
            <text:p>0.7459434494</text:p>
          </table:table-cell>
          <table:table-cell table:formula="of:=RAND()" office:value-type="float" office:value="0.405036690179259">
            <text:p>0.4050366902</text:p>
          </table:table-cell>
          <table:table-cell table:formula="of:=RAND()" office:value-type="float" office:value="0.183648580452427">
            <text:p>0.1836485805</text:p>
          </table:table-cell>
          <table:table-cell table:formula="of:=RAND()" office:value-type="float" office:value="0.656375152524561">
            <text:p>0.6563751525</text:p>
          </table:table-cell>
          <table:table-cell table:formula="of:=RAND()" office:value-type="float" office:value="0.988297236151993">
            <text:p>0.9882972362</text:p>
          </table:table-cell>
          <table:table-cell table:formula="of:=RAND()" office:value-type="float" office:value="0.293297418626025">
            <text:p>0.2932974186</text:p>
          </table:table-cell>
          <table:table-cell table:formula="of:=SUM([.B601:.M601])-6" office:value-type="float" office:value="-0.106793300015852">
            <text:p>-0.1067933</text:p>
          </table:table-cell>
          <table:table-cell table:formula="of:=[.N601]-[.$G$6]" office:value-type="float" office:value="-0.0937681248760782">
            <text:p>-0.0937681249</text:p>
          </table:table-cell>
          <table:table-cell table:formula="of:=[.O601]*[.O601]" office:value-type="float" office:value="0.0087924612427758">
            <text:p>0.0087924612</text:p>
          </table:table-cell>
        </table:table-row>
        <table:table-row table:style-name="ro1">
          <table:table-cell/>
          <table:table-cell table:formula="of:=RAND()" office:value-type="float" office:value="0.416768659604713">
            <text:p>0.4167686596</text:p>
          </table:table-cell>
          <table:table-cell table:formula="of:=RAND()" office:value-type="float" office:value="0.51824648748152">
            <text:p>0.5182464875</text:p>
          </table:table-cell>
          <table:table-cell table:formula="of:=RAND()" office:value-type="float" office:value="0.101771377492696">
            <text:p>0.1017713775</text:p>
          </table:table-cell>
          <table:table-cell table:formula="of:=RAND()" office:value-type="float" office:value="0.832124478882179">
            <text:p>0.8321244789</text:p>
          </table:table-cell>
          <table:table-cell table:formula="of:=RAND()" office:value-type="float" office:value="0.335451756138355">
            <text:p>0.3354517561</text:p>
          </table:table-cell>
          <table:table-cell table:formula="of:=RAND()" office:value-type="float" office:value="0.123193975538015">
            <text:p>0.1231939755</text:p>
          </table:table-cell>
          <table:table-cell table:formula="of:=RAND()" office:value-type="float" office:value="0.792172640794888">
            <text:p>0.7921726408</text:p>
          </table:table-cell>
          <table:table-cell table:formula="of:=RAND()" office:value-type="float" office:value="0.0227956352755427">
            <text:p>0.0227956353</text:p>
          </table:table-cell>
          <table:table-cell table:formula="of:=RAND()" office:value-type="float" office:value="0.608627695357427">
            <text:p>0.6086276954</text:p>
          </table:table-cell>
          <table:table-cell table:formula="of:=RAND()" office:value-type="float" office:value="0.839689699932933">
            <text:p>0.8396896999</text:p>
          </table:table-cell>
          <table:table-cell table:formula="of:=RAND()" office:value-type="float" office:value="0.386468526208773">
            <text:p>0.3864685262</text:p>
          </table:table-cell>
          <table:table-cell table:formula="of:=RAND()" office:value-type="float" office:value="0.788930834038183">
            <text:p>0.788930834</text:p>
          </table:table-cell>
          <table:table-cell table:formula="of:=SUM([.B602:.M602])-6" office:value-type="float" office:value="-0.233758233254775">
            <text:p>-0.2337582333</text:p>
          </table:table-cell>
          <table:table-cell table:formula="of:=[.N602]-[.$G$6]" office:value-type="float" office:value="-0.220733058115002">
            <text:p>-0.2207330581</text:p>
          </table:table-cell>
          <table:table-cell table:formula="of:=[.O602]*[.O602]" office:value-type="float" office:value="0.0487230829448007">
            <text:p>0.0487230829</text:p>
          </table:table-cell>
        </table:table-row>
        <table:table-row table:style-name="ro1">
          <table:table-cell/>
          <table:table-cell table:formula="of:=RAND()" office:value-type="float" office:value="0.972984379390255">
            <text:p>0.9729843794</text:p>
          </table:table-cell>
          <table:table-cell table:formula="of:=RAND()" office:value-type="float" office:value="0.110500554786995">
            <text:p>0.1105005548</text:p>
          </table:table-cell>
          <table:table-cell table:formula="of:=RAND()" office:value-type="float" office:value="0.759856190532446">
            <text:p>0.7598561905</text:p>
          </table:table-cell>
          <table:table-cell table:formula="of:=RAND()" office:value-type="float" office:value="0.0476392803248018">
            <text:p>0.0476392803</text:p>
          </table:table-cell>
          <table:table-cell table:formula="of:=RAND()" office:value-type="float" office:value="0.951313317287713">
            <text:p>0.9513133173</text:p>
          </table:table-cell>
          <table:table-cell table:formula="of:=RAND()" office:value-type="float" office:value="0.682501480681822">
            <text:p>0.6825014807</text:p>
          </table:table-cell>
          <table:table-cell table:formula="of:=RAND()" office:value-type="float" office:value="0.951589212287217">
            <text:p>0.9515892123</text:p>
          </table:table-cell>
          <table:table-cell table:formula="of:=RAND()" office:value-type="float" office:value="0.256516109686345">
            <text:p>0.2565161097</text:p>
          </table:table-cell>
          <table:table-cell table:formula="of:=RAND()" office:value-type="float" office:value="0.525634212419391">
            <text:p>0.5256342124</text:p>
          </table:table-cell>
          <table:table-cell table:formula="of:=RAND()" office:value-type="float" office:value="0.0503406615462154">
            <text:p>0.0503406615</text:p>
          </table:table-cell>
          <table:table-cell table:formula="of:=RAND()" office:value-type="float" office:value="0.958008300280198">
            <text:p>0.9580083003</text:p>
          </table:table-cell>
          <table:table-cell table:formula="of:=RAND()" office:value-type="float" office:value="0.760043912101537">
            <text:p>0.7600439121</text:p>
          </table:table-cell>
          <table:table-cell table:formula="of:=SUM([.B603:.M603])-6" office:value-type="float" office:value="1.02692761132494">
            <text:p>1.0269276113</text:p>
          </table:table-cell>
          <table:table-cell table:formula="of:=[.N603]-[.$G$6]" office:value-type="float" office:value="1.03995278646471">
            <text:p>1.0399527865</text:p>
          </table:table-cell>
          <table:table-cell table:formula="of:=[.O603]*[.O603]" office:value-type="float" office:value="1.08150179807571">
            <text:p>1.0815017981</text:p>
          </table:table-cell>
        </table:table-row>
        <table:table-row table:style-name="ro1">
          <table:table-cell/>
          <table:table-cell table:formula="of:=RAND()" office:value-type="float" office:value="0.364618979627267">
            <text:p>0.3646189796</text:p>
          </table:table-cell>
          <table:table-cell table:formula="of:=RAND()" office:value-type="float" office:value="0.121659169904888">
            <text:p>0.1216591699</text:p>
          </table:table-cell>
          <table:table-cell table:formula="of:=RAND()" office:value-type="float" office:value="0.769041182938963">
            <text:p>0.7690411829</text:p>
          </table:table-cell>
          <table:table-cell table:formula="of:=RAND()" office:value-type="float" office:value="0.15648888470605">
            <text:p>0.1564888847</text:p>
          </table:table-cell>
          <table:table-cell table:formula="of:=RAND()" office:value-type="float" office:value="0.604098285548389">
            <text:p>0.6040982855</text:p>
          </table:table-cell>
          <table:table-cell table:formula="of:=RAND()" office:value-type="float" office:value="0.04770264076069">
            <text:p>0.0477026408</text:p>
          </table:table-cell>
          <table:table-cell table:formula="of:=RAND()" office:value-type="float" office:value="0.155575703363866">
            <text:p>0.1555757034</text:p>
          </table:table-cell>
          <table:table-cell table:formula="of:=RAND()" office:value-type="float" office:value="0.954640188487247">
            <text:p>0.9546401885</text:p>
          </table:table-cell>
          <table:table-cell table:formula="of:=RAND()" office:value-type="float" office:value="0.452006009174511">
            <text:p>0.4520060092</text:p>
          </table:table-cell>
          <table:table-cell table:formula="of:=RAND()" office:value-type="float" office:value="0.955019043525681">
            <text:p>0.9550190435</text:p>
          </table:table-cell>
          <table:table-cell table:formula="of:=RAND()" office:value-type="float" office:value="0.181505674496293">
            <text:p>0.1815056745</text:p>
          </table:table-cell>
          <table:table-cell table:formula="of:=RAND()" office:value-type="float" office:value="0.379968656692654">
            <text:p>0.3799686567</text:p>
          </table:table-cell>
          <table:table-cell table:formula="of:=SUM([.B604:.M604])-6" office:value-type="float" office:value="-0.857675580773503">
            <text:p>-0.8576755808</text:p>
          </table:table-cell>
          <table:table-cell table:formula="of:=[.N604]-[.$G$6]" office:value-type="float" office:value="-0.844650405633729">
            <text:p>-0.8446504056</text:p>
          </table:table-cell>
          <table:table-cell table:formula="of:=[.O604]*[.O604]" office:value-type="float" office:value="0.713434307737223">
            <text:p>0.7134343077</text:p>
          </table:table-cell>
        </table:table-row>
        <table:table-row table:style-name="ro1">
          <table:table-cell/>
          <table:table-cell table:formula="of:=RAND()" office:value-type="float" office:value="0.608344471547753">
            <text:p>0.6083444715</text:p>
          </table:table-cell>
          <table:table-cell table:formula="of:=RAND()" office:value-type="float" office:value="0.102391406195238">
            <text:p>0.1023914062</text:p>
          </table:table-cell>
          <table:table-cell table:formula="of:=RAND()" office:value-type="float" office:value="0.369628931861371">
            <text:p>0.3696289319</text:p>
          </table:table-cell>
          <table:table-cell table:formula="of:=RAND()" office:value-type="float" office:value="0.318741990253329">
            <text:p>0.3187419903</text:p>
          </table:table-cell>
          <table:table-cell table:formula="of:=RAND()" office:value-type="float" office:value="0.431747713591903">
            <text:p>0.4317477136</text:p>
          </table:table-cell>
          <table:table-cell table:formula="of:=RAND()" office:value-type="float" office:value="0.279570407234132">
            <text:p>0.2795704072</text:p>
          </table:table-cell>
          <table:table-cell table:formula="of:=RAND()" office:value-type="float" office:value="0.558430191362277">
            <text:p>0.5584301914</text:p>
          </table:table-cell>
          <table:table-cell table:formula="of:=RAND()" office:value-type="float" office:value="0.232333658961579">
            <text:p>0.232333659</text:p>
          </table:table-cell>
          <table:table-cell table:formula="of:=RAND()" office:value-type="float" office:value="0.108151511056349">
            <text:p>0.1081515111</text:p>
          </table:table-cell>
          <table:table-cell table:formula="of:=RAND()" office:value-type="float" office:value="0.925231538480148">
            <text:p>0.9252315385</text:p>
          </table:table-cell>
          <table:table-cell table:formula="of:=RAND()" office:value-type="float" office:value="0.773971019079909">
            <text:p>0.7739710191</text:p>
          </table:table-cell>
          <table:table-cell table:formula="of:=RAND()" office:value-type="float" office:value="0.776159039000049">
            <text:p>0.776159039</text:p>
          </table:table-cell>
          <table:table-cell table:formula="of:=SUM([.B605:.M605])-6" office:value-type="float" office:value="-0.515298121375963">
            <text:p>-0.5152981214</text:p>
          </table:table-cell>
          <table:table-cell table:formula="of:=[.N605]-[.$G$6]" office:value-type="float" office:value="-0.502272946236189">
            <text:p>-0.5022729462</text:p>
          </table:table-cell>
          <table:table-cell table:formula="of:=[.O605]*[.O605]" office:value-type="float" office:value="0.252278112520782">
            <text:p>0.2522781125</text:p>
          </table:table-cell>
        </table:table-row>
        <table:table-row table:style-name="ro1">
          <table:table-cell/>
          <table:table-cell table:formula="of:=RAND()" office:value-type="float" office:value="0.724283864488825">
            <text:p>0.7242838645</text:p>
          </table:table-cell>
          <table:table-cell table:formula="of:=RAND()" office:value-type="float" office:value="0.0857906485907733">
            <text:p>0.0857906486</text:p>
          </table:table-cell>
          <table:table-cell table:formula="of:=RAND()" office:value-type="float" office:value="0.146740313852206">
            <text:p>0.1467403139</text:p>
          </table:table-cell>
          <table:table-cell table:formula="of:=RAND()" office:value-type="float" office:value="0.379924795823172">
            <text:p>0.3799247958</text:p>
          </table:table-cell>
          <table:table-cell table:formula="of:=RAND()" office:value-type="float" office:value="0.180131214903668">
            <text:p>0.1801312149</text:p>
          </table:table-cell>
          <table:table-cell table:formula="of:=RAND()" office:value-type="float" office:value="0.681221608538181">
            <text:p>0.6812216085</text:p>
          </table:table-cell>
          <table:table-cell table:formula="of:=RAND()" office:value-type="float" office:value="0.684771139873192">
            <text:p>0.6847711399</text:p>
          </table:table-cell>
          <table:table-cell table:formula="of:=RAND()" office:value-type="float" office:value="0.960033495444804">
            <text:p>0.9600334954</text:p>
          </table:table-cell>
          <table:table-cell table:formula="of:=RAND()" office:value-type="float" office:value="0.354117921553552">
            <text:p>0.3541179216</text:p>
          </table:table-cell>
          <table:table-cell table:formula="of:=RAND()" office:value-type="float" office:value="0.137392589822412">
            <text:p>0.1373925898</text:p>
          </table:table-cell>
          <table:table-cell table:formula="of:=RAND()" office:value-type="float" office:value="0.641351099358872">
            <text:p>0.6413510994</text:p>
          </table:table-cell>
          <table:table-cell table:formula="of:=RAND()" office:value-type="float" office:value="0.0604412297252566">
            <text:p>0.0604412297</text:p>
          </table:table-cell>
          <table:table-cell table:formula="of:=SUM([.B606:.M606])-6" office:value-type="float" office:value="-0.963800078025088">
            <text:p>-0.963800078</text:p>
          </table:table-cell>
          <table:table-cell table:formula="of:=[.N606]-[.$G$6]" office:value-type="float" office:value="-0.950774902885314">
            <text:p>-0.9507749029</text:p>
          </table:table-cell>
          <table:table-cell table:formula="of:=[.O606]*[.O606]" office:value-type="float" office:value="0.903972915956578">
            <text:p>0.903972916</text:p>
          </table:table-cell>
        </table:table-row>
        <table:table-row table:style-name="ro1">
          <table:table-cell/>
          <table:table-cell table:formula="of:=RAND()" office:value-type="float" office:value="0.958937644260004">
            <text:p>0.9589376443</text:p>
          </table:table-cell>
          <table:table-cell table:formula="of:=RAND()" office:value-type="float" office:value="0.893325465498492">
            <text:p>0.8933254655</text:p>
          </table:table-cell>
          <table:table-cell table:formula="of:=RAND()" office:value-type="float" office:value="0.782547531183809">
            <text:p>0.7825475312</text:p>
          </table:table-cell>
          <table:table-cell table:formula="of:=RAND()" office:value-type="float" office:value="0.969369024503976">
            <text:p>0.9693690245</text:p>
          </table:table-cell>
          <table:table-cell table:formula="of:=RAND()" office:value-type="float" office:value="0.459598053479567">
            <text:p>0.4595980535</text:p>
          </table:table-cell>
          <table:table-cell table:formula="of:=RAND()" office:value-type="float" office:value="0.133664791239426">
            <text:p>0.1336647912</text:p>
          </table:table-cell>
          <table:table-cell table:formula="of:=RAND()" office:value-type="float" office:value="0.950799602782354">
            <text:p>0.9507996028</text:p>
          </table:table-cell>
          <table:table-cell table:formula="of:=RAND()" office:value-type="float" office:value="0.488834499847144">
            <text:p>0.4888344998</text:p>
          </table:table-cell>
          <table:table-cell table:formula="of:=RAND()" office:value-type="float" office:value="0.21132647828199">
            <text:p>0.2113264783</text:p>
          </table:table-cell>
          <table:table-cell table:formula="of:=RAND()" office:value-type="float" office:value="0.305221065413207">
            <text:p>0.3052210654</text:p>
          </table:table-cell>
          <table:table-cell table:formula="of:=RAND()" office:value-type="float" office:value="0.164005434606224">
            <text:p>0.1640054346</text:p>
          </table:table-cell>
          <table:table-cell table:formula="of:=RAND()" office:value-type="float" office:value="0.136895364383236">
            <text:p>0.1368953644</text:p>
          </table:table-cell>
          <table:table-cell table:formula="of:=SUM([.B607:.M607])-6" office:value-type="float" office:value="0.454524955479428">
            <text:p>0.4545249555</text:p>
          </table:table-cell>
          <table:table-cell table:formula="of:=[.N607]-[.$G$6]" office:value-type="float" office:value="0.467550130619202">
            <text:p>0.4675501306</text:p>
          </table:table-cell>
          <table:table-cell table:formula="of:=[.O607]*[.O607]" office:value-type="float" office:value="0.218603124642033">
            <text:p>0.2186031246</text:p>
          </table:table-cell>
        </table:table-row>
        <table:table-row table:style-name="ro1">
          <table:table-cell/>
          <table:table-cell table:formula="of:=RAND()" office:value-type="float" office:value="0.607809663517401">
            <text:p>0.6078096635</text:p>
          </table:table-cell>
          <table:table-cell table:formula="of:=RAND()" office:value-type="float" office:value="0.737995517905802">
            <text:p>0.7379955179</text:p>
          </table:table-cell>
          <table:table-cell table:formula="of:=RAND()" office:value-type="float" office:value="0.202368769561872">
            <text:p>0.2023687696</text:p>
          </table:table-cell>
          <table:table-cell table:formula="of:=RAND()" office:value-type="float" office:value="0.0335568555165082">
            <text:p>0.0335568555</text:p>
          </table:table-cell>
          <table:table-cell table:formula="of:=RAND()" office:value-type="float" office:value="0.698170059127733">
            <text:p>0.6981700591</text:p>
          </table:table-cell>
          <table:table-cell table:formula="of:=RAND()" office:value-type="float" office:value="0.914018251467496">
            <text:p>0.9140182515</text:p>
          </table:table-cell>
          <table:table-cell table:formula="of:=RAND()" office:value-type="float" office:value="0.535048043588176">
            <text:p>0.5350480436</text:p>
          </table:table-cell>
          <table:table-cell table:formula="of:=RAND()" office:value-type="float" office:value="0.998917346354574">
            <text:p>0.9989173464</text:p>
          </table:table-cell>
          <table:table-cell table:formula="of:=RAND()" office:value-type="float" office:value="0.9755832136143">
            <text:p>0.9755832136</text:p>
          </table:table-cell>
          <table:table-cell table:formula="of:=RAND()" office:value-type="float" office:value="0.829394356813282">
            <text:p>0.8293943568</text:p>
          </table:table-cell>
          <table:table-cell table:formula="of:=RAND()" office:value-type="float" office:value="0.533080538967624">
            <text:p>0.533080539</text:p>
          </table:table-cell>
          <table:table-cell table:formula="of:=RAND()" office:value-type="float" office:value="0.472352233249694">
            <text:p>0.4723522332</text:p>
          </table:table-cell>
          <table:table-cell table:formula="of:=SUM([.B608:.M608])-6" office:value-type="float" office:value="1.53829484968446">
            <text:p>1.5382948497</text:p>
          </table:table-cell>
          <table:table-cell table:formula="of:=[.N608]-[.$G$6]" office:value-type="float" office:value="1.55132002482424">
            <text:p>1.5513200248</text:p>
          </table:table-cell>
          <table:table-cell table:formula="of:=[.O608]*[.O608]" office:value-type="float" office:value="2.40659381942067">
            <text:p>2.4065938194</text:p>
          </table:table-cell>
        </table:table-row>
        <table:table-row table:style-name="ro1">
          <table:table-cell/>
          <table:table-cell table:formula="of:=RAND()" office:value-type="float" office:value="0.272499966667965">
            <text:p>0.2724999667</text:p>
          </table:table-cell>
          <table:table-cell table:formula="of:=RAND()" office:value-type="float" office:value="0.0701434835791588">
            <text:p>0.0701434836</text:p>
          </table:table-cell>
          <table:table-cell table:formula="of:=RAND()" office:value-type="float" office:value="0.819784145103768">
            <text:p>0.8197841451</text:p>
          </table:table-cell>
          <table:table-cell table:formula="of:=RAND()" office:value-type="float" office:value="0.138259161030874">
            <text:p>0.138259161</text:p>
          </table:table-cell>
          <table:table-cell table:formula="of:=RAND()" office:value-type="float" office:value="0.17665275093168">
            <text:p>0.1766527509</text:p>
          </table:table-cell>
          <table:table-cell table:formula="of:=RAND()" office:value-type="float" office:value="0.344427441712469">
            <text:p>0.3444274417</text:p>
          </table:table-cell>
          <table:table-cell table:formula="of:=RAND()" office:value-type="float" office:value="0.113536009797826">
            <text:p>0.1135360098</text:p>
          </table:table-cell>
          <table:table-cell table:formula="of:=RAND()" office:value-type="float" office:value="0.304924021707848">
            <text:p>0.3049240217</text:p>
          </table:table-cell>
          <table:table-cell table:formula="of:=RAND()" office:value-type="float" office:value="0.749573265435174">
            <text:p>0.7495732654</text:p>
          </table:table-cell>
          <table:table-cell table:formula="of:=RAND()" office:value-type="float" office:value="0.205154118128121">
            <text:p>0.2051541181</text:p>
          </table:table-cell>
          <table:table-cell table:formula="of:=RAND()" office:value-type="float" office:value="0.854720398318023">
            <text:p>0.8547203983</text:p>
          </table:table-cell>
          <table:table-cell table:formula="of:=RAND()" office:value-type="float" office:value="0.18706711824052">
            <text:p>0.1870671182</text:p>
          </table:table-cell>
          <table:table-cell table:formula="of:=SUM([.B609:.M609])-6" office:value-type="float" office:value="-1.76325811934657">
            <text:p>-1.7632581193</text:p>
          </table:table-cell>
          <table:table-cell table:formula="of:=[.N609]-[.$G$6]" office:value-type="float" office:value="-1.7502329442068">
            <text:p>-1.7502329442</text:p>
          </table:table-cell>
          <table:table-cell table:formula="of:=[.O609]*[.O609]" office:value-type="float" office:value="3.0633153589868">
            <text:p>3.063315359</text:p>
          </table:table-cell>
        </table:table-row>
        <table:table-row table:style-name="ro1">
          <table:table-cell/>
          <table:table-cell table:formula="of:=RAND()" office:value-type="float" office:value="0.630946338642389">
            <text:p>0.6309463386</text:p>
          </table:table-cell>
          <table:table-cell table:formula="of:=RAND()" office:value-type="float" office:value="0.399333968060091">
            <text:p>0.3993339681</text:p>
          </table:table-cell>
          <table:table-cell table:formula="of:=RAND()" office:value-type="float" office:value="0.756466896506026">
            <text:p>0.7564668965</text:p>
          </table:table-cell>
          <table:table-cell table:formula="of:=RAND()" office:value-type="float" office:value="0.973855919437483">
            <text:p>0.9738559194</text:p>
          </table:table-cell>
          <table:table-cell table:formula="of:=RAND()" office:value-type="float" office:value="0.813896083738655">
            <text:p>0.8138960837</text:p>
          </table:table-cell>
          <table:table-cell table:formula="of:=RAND()" office:value-type="float" office:value="0.419901732588187">
            <text:p>0.4199017326</text:p>
          </table:table-cell>
          <table:table-cell table:formula="of:=RAND()" office:value-type="float" office:value="0.136450109537691">
            <text:p>0.1364501095</text:p>
          </table:table-cell>
          <table:table-cell table:formula="of:=RAND()" office:value-type="float" office:value="0.904623373877257">
            <text:p>0.9046233739</text:p>
          </table:table-cell>
          <table:table-cell table:formula="of:=RAND()" office:value-type="float" office:value="0.76830346067436">
            <text:p>0.7683034607</text:p>
          </table:table-cell>
          <table:table-cell table:formula="of:=RAND()" office:value-type="float" office:value="0.646586678223684">
            <text:p>0.6465866782</text:p>
          </table:table-cell>
          <table:table-cell table:formula="of:=RAND()" office:value-type="float" office:value="0.904396673198789">
            <text:p>0.9043966732</text:p>
          </table:table-cell>
          <table:table-cell table:formula="of:=RAND()" office:value-type="float" office:value="0.259688191348687">
            <text:p>0.2596881913</text:p>
          </table:table-cell>
          <table:table-cell table:formula="of:=SUM([.B610:.M610])-6" office:value-type="float" office:value="1.6144494258333">
            <text:p>1.6144494258</text:p>
          </table:table-cell>
          <table:table-cell table:formula="of:=[.N610]-[.$G$6]" office:value-type="float" office:value="1.62747460097307">
            <text:p>1.627474601</text:p>
          </table:table-cell>
          <table:table-cell table:formula="of:=[.O610]*[.O610]" office:value-type="float" office:value="2.64867357681246">
            <text:p>2.6486735768</text:p>
          </table:table-cell>
        </table:table-row>
        <table:table-row table:style-name="ro1">
          <table:table-cell/>
          <table:table-cell table:formula="of:=RAND()" office:value-type="float" office:value="0.233152852859348">
            <text:p>0.2331528529</text:p>
          </table:table-cell>
          <table:table-cell table:formula="of:=RAND()" office:value-type="float" office:value="0.162637396715581">
            <text:p>0.1626373967</text:p>
          </table:table-cell>
          <table:table-cell table:formula="of:=RAND()" office:value-type="float" office:value="0.930849881377071">
            <text:p>0.9308498814</text:p>
          </table:table-cell>
          <table:table-cell table:formula="of:=RAND()" office:value-type="float" office:value="0.528877264354378">
            <text:p>0.5288772644</text:p>
          </table:table-cell>
          <table:table-cell table:formula="of:=RAND()" office:value-type="float" office:value="0.0146723838988692">
            <text:p>0.0146723839</text:p>
          </table:table-cell>
          <table:table-cell table:formula="of:=RAND()" office:value-type="float" office:value="0.983012100914493">
            <text:p>0.9830121009</text:p>
          </table:table-cell>
          <table:table-cell table:formula="of:=RAND()" office:value-type="float" office:value="0.138694880064577">
            <text:p>0.1386948801</text:p>
          </table:table-cell>
          <table:table-cell table:formula="of:=RAND()" office:value-type="float" office:value="0.291667572921142">
            <text:p>0.2916675729</text:p>
          </table:table-cell>
          <table:table-cell table:formula="of:=RAND()" office:value-type="float" office:value="0.942661297274753">
            <text:p>0.9426612973</text:p>
          </table:table-cell>
          <table:table-cell table:formula="of:=RAND()" office:value-type="float" office:value="0.482728351140395">
            <text:p>0.4827283511</text:p>
          </table:table-cell>
          <table:table-cell table:formula="of:=RAND()" office:value-type="float" office:value="0.320612248964608">
            <text:p>0.320612249</text:p>
          </table:table-cell>
          <table:table-cell table:formula="of:=RAND()" office:value-type="float" office:value="0.809997244970873">
            <text:p>0.809997245</text:p>
          </table:table-cell>
          <table:table-cell table:formula="of:=SUM([.B611:.M611])-6" office:value-type="float" office:value="-0.160436524543911">
            <text:p>-0.1604365245</text:p>
          </table:table-cell>
          <table:table-cell table:formula="of:=[.N611]-[.$G$6]" office:value-type="float" office:value="-0.147411349404138">
            <text:p>-0.1474113494</text:p>
          </table:table-cell>
          <table:table-cell table:formula="of:=[.O611]*[.O611]" office:value-type="float" office:value="0.0217301059331487">
            <text:p>0.0217301059</text:p>
          </table:table-cell>
        </table:table-row>
        <table:table-row table:style-name="ro1">
          <table:table-cell/>
          <table:table-cell table:formula="of:=RAND()" office:value-type="float" office:value="0.878897921415046">
            <text:p>0.8788979214</text:p>
          </table:table-cell>
          <table:table-cell table:formula="of:=RAND()" office:value-type="float" office:value="0.804801607271656">
            <text:p>0.8048016073</text:p>
          </table:table-cell>
          <table:table-cell table:formula="of:=RAND()" office:value-type="float" office:value="0.698087454540655">
            <text:p>0.6980874545</text:p>
          </table:table-cell>
          <table:table-cell table:formula="of:=RAND()" office:value-type="float" office:value="0.0639432019088417">
            <text:p>0.0639432019</text:p>
          </table:table-cell>
          <table:table-cell table:formula="of:=RAND()" office:value-type="float" office:value="0.759177481522784">
            <text:p>0.7591774815</text:p>
          </table:table-cell>
          <table:table-cell table:formula="of:=RAND()" office:value-type="float" office:value="0.294989233836532">
            <text:p>0.2949892338</text:p>
          </table:table-cell>
          <table:table-cell table:formula="of:=RAND()" office:value-type="float" office:value="0.580809799721465">
            <text:p>0.5808097997</text:p>
          </table:table-cell>
          <table:table-cell table:formula="of:=RAND()" office:value-type="float" office:value="0.527758571784943">
            <text:p>0.5277585718</text:p>
          </table:table-cell>
          <table:table-cell table:formula="of:=RAND()" office:value-type="float" office:value="0.7311761979945">
            <text:p>0.731176198</text:p>
          </table:table-cell>
          <table:table-cell table:formula="of:=RAND()" office:value-type="float" office:value="0.597958195954561">
            <text:p>0.597958196</text:p>
          </table:table-cell>
          <table:table-cell table:formula="of:=RAND()" office:value-type="float" office:value="0.00411543948575854">
            <text:p>0.0041154395</text:p>
          </table:table-cell>
          <table:table-cell table:formula="of:=RAND()" office:value-type="float" office:value="0.233133449219167">
            <text:p>0.2331334492</text:p>
          </table:table-cell>
          <table:table-cell table:formula="of:=SUM([.B612:.M612])-6" office:value-type="float" office:value="0.17484855465591">
            <text:p>0.1748485547</text:p>
          </table:table-cell>
          <table:table-cell table:formula="of:=[.N612]-[.$G$6]" office:value-type="float" office:value="0.187873729795683">
            <text:p>0.1878737298</text:p>
          </table:table-cell>
          <table:table-cell table:formula="of:=[.O612]*[.O612]" office:value-type="float" office:value="0.0352965383473414">
            <text:p>0.0352965383</text:p>
          </table:table-cell>
        </table:table-row>
        <table:table-row table:style-name="ro1">
          <table:table-cell/>
          <table:table-cell table:formula="of:=RAND()" office:value-type="float" office:value="0.291665726108477">
            <text:p>0.2916657261</text:p>
          </table:table-cell>
          <table:table-cell table:formula="of:=RAND()" office:value-type="float" office:value="0.308099742978811">
            <text:p>0.308099743</text:p>
          </table:table-cell>
          <table:table-cell table:formula="of:=RAND()" office:value-type="float" office:value="0.105436576530337">
            <text:p>0.1054365765</text:p>
          </table:table-cell>
          <table:table-cell table:formula="of:=RAND()" office:value-type="float" office:value="0.245758183766156">
            <text:p>0.2457581838</text:p>
          </table:table-cell>
          <table:table-cell table:formula="of:=RAND()" office:value-type="float" office:value="0.73630648618564">
            <text:p>0.7363064862</text:p>
          </table:table-cell>
          <table:table-cell table:formula="of:=RAND()" office:value-type="float" office:value="0.233936960808933">
            <text:p>0.2339369608</text:p>
          </table:table-cell>
          <table:table-cell table:formula="of:=RAND()" office:value-type="float" office:value="0.394926733570173">
            <text:p>0.3949267336</text:p>
          </table:table-cell>
          <table:table-cell table:formula="of:=RAND()" office:value-type="float" office:value="0.0138821497093886">
            <text:p>0.0138821497</text:p>
          </table:table-cell>
          <table:table-cell table:formula="of:=RAND()" office:value-type="float" office:value="0.48481561942026">
            <text:p>0.4848156194</text:p>
          </table:table-cell>
          <table:table-cell table:formula="of:=RAND()" office:value-type="float" office:value="0.141102259978652">
            <text:p>0.14110226</text:p>
          </table:table-cell>
          <table:table-cell table:formula="of:=RAND()" office:value-type="float" office:value="0.180823320290074">
            <text:p>0.1808233203</text:p>
          </table:table-cell>
          <table:table-cell table:formula="of:=RAND()" office:value-type="float" office:value="0.880492907017469">
            <text:p>0.880492907</text:p>
          </table:table-cell>
          <table:table-cell table:formula="of:=SUM([.B613:.M613])-6" office:value-type="float" office:value="-1.98275333363563">
            <text:p>-1.9827533336</text:p>
          </table:table-cell>
          <table:table-cell table:formula="of:=[.N613]-[.$G$6]" office:value-type="float" office:value="-1.96972815849585">
            <text:p>-1.9697281585</text:p>
          </table:table-cell>
          <table:table-cell table:formula="of:=[.O613]*[.O613]" office:value-type="float" office:value="3.87982901837147">
            <text:p>3.8798290184</text:p>
          </table:table-cell>
        </table:table-row>
        <table:table-row table:style-name="ro1">
          <table:table-cell/>
          <table:table-cell table:formula="of:=RAND()" office:value-type="float" office:value="0.607006531441584">
            <text:p>0.6070065314</text:p>
          </table:table-cell>
          <table:table-cell table:formula="of:=RAND()" office:value-type="float" office:value="0.771032502874732">
            <text:p>0.7710325029</text:p>
          </table:table-cell>
          <table:table-cell table:formula="of:=RAND()" office:value-type="float" office:value="0.534874587552622">
            <text:p>0.5348745876</text:p>
          </table:table-cell>
          <table:table-cell table:formula="of:=RAND()" office:value-type="float" office:value="0.245872077066451">
            <text:p>0.2458720771</text:p>
          </table:table-cell>
          <table:table-cell table:formula="of:=RAND()" office:value-type="float" office:value="0.954116645501927">
            <text:p>0.9541166455</text:p>
          </table:table-cell>
          <table:table-cell table:formula="of:=RAND()" office:value-type="float" office:value="0.564112914260477">
            <text:p>0.5641129143</text:p>
          </table:table-cell>
          <table:table-cell table:formula="of:=RAND()" office:value-type="float" office:value="0.554380875080824">
            <text:p>0.5543808751</text:p>
          </table:table-cell>
          <table:table-cell table:formula="of:=RAND()" office:value-type="float" office:value="0.659144380595535">
            <text:p>0.6591443806</text:p>
          </table:table-cell>
          <table:table-cell table:formula="of:=RAND()" office:value-type="float" office:value="0.215392409358174">
            <text:p>0.2153924094</text:p>
          </table:table-cell>
          <table:table-cell table:formula="of:=RAND()" office:value-type="float" office:value="0.247816936345771">
            <text:p>0.2478169363</text:p>
          </table:table-cell>
          <table:table-cell table:formula="of:=RAND()" office:value-type="float" office:value="0.873726407065988">
            <text:p>0.8737264071</text:p>
          </table:table-cell>
          <table:table-cell table:formula="of:=RAND()" office:value-type="float" office:value="0.218466092599556">
            <text:p>0.2184660926</text:p>
          </table:table-cell>
          <table:table-cell table:formula="of:=SUM([.B614:.M614])-6" office:value-type="float" office:value="0.44594235974364">
            <text:p>0.4459423597</text:p>
          </table:table-cell>
          <table:table-cell table:formula="of:=[.N614]-[.$G$6]" office:value-type="float" office:value="0.458967534883413">
            <text:p>0.4589675349</text:p>
          </table:table-cell>
          <table:table-cell table:formula="of:=[.O614]*[.O614]" office:value-type="float" office:value="0.210651198076957">
            <text:p>0.2106511981</text:p>
          </table:table-cell>
        </table:table-row>
        <table:table-row table:style-name="ro1">
          <table:table-cell/>
          <table:table-cell table:formula="of:=RAND()" office:value-type="float" office:value="0.00455809058621526">
            <text:p>0.0045580906</text:p>
          </table:table-cell>
          <table:table-cell table:formula="of:=RAND()" office:value-type="float" office:value="0.835806816583499">
            <text:p>0.8358068166</text:p>
          </table:table-cell>
          <table:table-cell table:formula="of:=RAND()" office:value-type="float" office:value="0.312843494582921">
            <text:p>0.3128434946</text:p>
          </table:table-cell>
          <table:table-cell table:formula="of:=RAND()" office:value-type="float" office:value="0.476365464506671">
            <text:p>0.4763654645</text:p>
          </table:table-cell>
          <table:table-cell table:formula="of:=RAND()" office:value-type="float" office:value="0.374965929659083">
            <text:p>0.3749659297</text:p>
          </table:table-cell>
          <table:table-cell table:formula="of:=RAND()" office:value-type="float" office:value="0.232640195870772">
            <text:p>0.2326401959</text:p>
          </table:table-cell>
          <table:table-cell table:formula="of:=RAND()" office:value-type="float" office:value="0.745611794292927">
            <text:p>0.7456117943</text:p>
          </table:table-cell>
          <table:table-cell table:formula="of:=RAND()" office:value-type="float" office:value="0.793864627601579">
            <text:p>0.7938646276</text:p>
          </table:table-cell>
          <table:table-cell table:formula="of:=RAND()" office:value-type="float" office:value="0.311465480132028">
            <text:p>0.3114654801</text:p>
          </table:table-cell>
          <table:table-cell table:formula="of:=RAND()" office:value-type="float" office:value="0.186228535603732">
            <text:p>0.1862285356</text:p>
          </table:table-cell>
          <table:table-cell table:formula="of:=RAND()" office:value-type="float" office:value="0.0836509803775698">
            <text:p>0.0836509804</text:p>
          </table:table-cell>
          <table:table-cell table:formula="of:=RAND()" office:value-type="float" office:value="0.0458529433235526">
            <text:p>0.0458529433</text:p>
          </table:table-cell>
          <table:table-cell table:formula="of:=SUM([.B615:.M615])-6" office:value-type="float" office:value="-1.59614564687945">
            <text:p>-1.5961456469</text:p>
          </table:table-cell>
          <table:table-cell table:formula="of:=[.N615]-[.$G$6]" office:value-type="float" office:value="-1.58312047173968">
            <text:p>-1.5831204717</text:p>
          </table:table-cell>
          <table:table-cell table:formula="of:=[.O615]*[.O615]" office:value-type="float" office:value="2.50627042804125">
            <text:p>2.506270428</text:p>
          </table:table-cell>
        </table:table-row>
        <table:table-row table:style-name="ro1">
          <table:table-cell/>
          <table:table-cell table:formula="of:=RAND()" office:value-type="float" office:value="0.263906417880207">
            <text:p>0.2639064179</text:p>
          </table:table-cell>
          <table:table-cell table:formula="of:=RAND()" office:value-type="float" office:value="0.684771524742246">
            <text:p>0.6847715247</text:p>
          </table:table-cell>
          <table:table-cell table:formula="of:=RAND()" office:value-type="float" office:value="0.0627234252169728">
            <text:p>0.0627234252</text:p>
          </table:table-cell>
          <table:table-cell table:formula="of:=RAND()" office:value-type="float" office:value="0.540308950003237">
            <text:p>0.54030895</text:p>
          </table:table-cell>
          <table:table-cell table:formula="of:=RAND()" office:value-type="float" office:value="0.132642211858183">
            <text:p>0.1326422119</text:p>
          </table:table-cell>
          <table:table-cell table:formula="of:=RAND()" office:value-type="float" office:value="0.765692495275289">
            <text:p>0.7656924953</text:p>
          </table:table-cell>
          <table:table-cell table:formula="of:=RAND()" office:value-type="float" office:value="0.99090164154768">
            <text:p>0.9909016415</text:p>
          </table:table-cell>
          <table:table-cell table:formula="of:=RAND()" office:value-type="float" office:value="0.332058867206797">
            <text:p>0.3320588672</text:p>
          </table:table-cell>
          <table:table-cell table:formula="of:=RAND()" office:value-type="float" office:value="0.619580924045295">
            <text:p>0.619580924</text:p>
          </table:table-cell>
          <table:table-cell table:formula="of:=RAND()" office:value-type="float" office:value="0.785044088959694">
            <text:p>0.785044089</text:p>
          </table:table-cell>
          <table:table-cell table:formula="of:=RAND()" office:value-type="float" office:value="0.768327291123569">
            <text:p>0.7683272911</text:p>
          </table:table-cell>
          <table:table-cell table:formula="of:=RAND()" office:value-type="float" office:value="0.621802828740329">
            <text:p>0.6218028287</text:p>
          </table:table-cell>
          <table:table-cell table:formula="of:=SUM([.B616:.M616])-6" office:value-type="float" office:value="0.567760666599497">
            <text:p>0.5677606666</text:p>
          </table:table-cell>
          <table:table-cell table:formula="of:=[.N616]-[.$G$6]" office:value-type="float" office:value="0.580785841739271">
            <text:p>0.5807858417</text:p>
          </table:table-cell>
          <table:table-cell table:formula="of:=[.O616]*[.O616]" office:value-type="float" office:value="0.337312193964793">
            <text:p>0.337312194</text:p>
          </table:table-cell>
        </table:table-row>
        <table:table-row table:style-name="ro1">
          <table:table-cell/>
          <table:table-cell table:formula="of:=RAND()" office:value-type="float" office:value="0.227330224588513">
            <text:p>0.2273302246</text:p>
          </table:table-cell>
          <table:table-cell table:formula="of:=RAND()" office:value-type="float" office:value="0.578989926027134">
            <text:p>0.578989926</text:p>
          </table:table-cell>
          <table:table-cell table:formula="of:=RAND()" office:value-type="float" office:value="0.207883219467476">
            <text:p>0.2078832195</text:p>
          </table:table-cell>
          <table:table-cell table:formula="of:=RAND()" office:value-type="float" office:value="0.827572342241183">
            <text:p>0.8275723422</text:p>
          </table:table-cell>
          <table:table-cell table:formula="of:=RAND()" office:value-type="float" office:value="0.177811933215708">
            <text:p>0.1778119332</text:p>
          </table:table-cell>
          <table:table-cell table:formula="of:=RAND()" office:value-type="float" office:value="0.924376862356439">
            <text:p>0.9243768624</text:p>
          </table:table-cell>
          <table:table-cell table:formula="of:=RAND()" office:value-type="float" office:value="0.777095346478745">
            <text:p>0.7770953465</text:p>
          </table:table-cell>
          <table:table-cell table:formula="of:=RAND()" office:value-type="float" office:value="0.184039008105174">
            <text:p>0.1840390081</text:p>
          </table:table-cell>
          <table:table-cell table:formula="of:=RAND()" office:value-type="float" office:value="0.222830875776708">
            <text:p>0.2228308758</text:p>
          </table:table-cell>
          <table:table-cell table:formula="of:=RAND()" office:value-type="float" office:value="0.554520644713193">
            <text:p>0.5545206447</text:p>
          </table:table-cell>
          <table:table-cell table:formula="of:=RAND()" office:value-type="float" office:value="0.365654086461291">
            <text:p>0.3656540865</text:p>
          </table:table-cell>
          <table:table-cell table:formula="of:=RAND()" office:value-type="float" office:value="0.25109115568921">
            <text:p>0.2510911557</text:p>
          </table:table-cell>
          <table:table-cell table:formula="of:=SUM([.B617:.M617])-6" office:value-type="float" office:value="-0.700804374879226">
            <text:p>-0.7008043749</text:p>
          </table:table-cell>
          <table:table-cell table:formula="of:=[.N617]-[.$G$6]" office:value-type="float" office:value="-0.687779199739452">
            <text:p>-0.6877791997</text:p>
          </table:table-cell>
          <table:table-cell table:formula="of:=[.O617]*[.O617]" office:value-type="float" office:value="0.473040227594242">
            <text:p>0.4730402276</text:p>
          </table:table-cell>
        </table:table-row>
        <table:table-row table:style-name="ro1">
          <table:table-cell/>
          <table:table-cell table:formula="of:=RAND()" office:value-type="float" office:value="0.0174324084073305">
            <text:p>0.0174324084</text:p>
          </table:table-cell>
          <table:table-cell table:formula="of:=RAND()" office:value-type="float" office:value="0.0580563654657453">
            <text:p>0.0580563655</text:p>
          </table:table-cell>
          <table:table-cell table:formula="of:=RAND()" office:value-type="float" office:value="0.56958471564576">
            <text:p>0.5695847156</text:p>
          </table:table-cell>
          <table:table-cell table:formula="of:=RAND()" office:value-type="float" office:value="0.449521094094962">
            <text:p>0.4495210941</text:p>
          </table:table-cell>
          <table:table-cell table:formula="of:=RAND()" office:value-type="float" office:value="0.461189997382462">
            <text:p>0.4611899974</text:p>
          </table:table-cell>
          <table:table-cell table:formula="of:=RAND()" office:value-type="float" office:value="0.956833213567734">
            <text:p>0.9568332136</text:p>
          </table:table-cell>
          <table:table-cell table:formula="of:=RAND()" office:value-type="float" office:value="0.300585091579705">
            <text:p>0.3005850916</text:p>
          </table:table-cell>
          <table:table-cell table:formula="of:=RAND()" office:value-type="float" office:value="0.657377655617893">
            <text:p>0.6573776556</text:p>
          </table:table-cell>
          <table:table-cell table:formula="of:=RAND()" office:value-type="float" office:value="0.644354390678927">
            <text:p>0.6443543907</text:p>
          </table:table-cell>
          <table:table-cell table:formula="of:=RAND()" office:value-type="float" office:value="0.535761214792728">
            <text:p>0.5357612148</text:p>
          </table:table-cell>
          <table:table-cell table:formula="of:=RAND()" office:value-type="float" office:value="0.531098341336474">
            <text:p>0.5310983413</text:p>
          </table:table-cell>
          <table:table-cell table:formula="of:=RAND()" office:value-type="float" office:value="0.734800511039794">
            <text:p>0.734800511</text:p>
          </table:table-cell>
          <table:table-cell table:formula="of:=SUM([.B618:.M618])-6" office:value-type="float" office:value="-0.0834050003904849">
            <text:p>-0.0834050004</text:p>
          </table:table-cell>
          <table:table-cell table:formula="of:=[.N618]-[.$G$6]" office:value-type="float" office:value="-0.0703798252507113">
            <text:p>-0.0703798253</text:p>
          </table:table-cell>
          <table:table-cell table:formula="of:=[.O618]*[.O618]" office:value-type="float" office:value="0.00495331980232066">
            <text:p>0.0049533198</text:p>
          </table:table-cell>
        </table:table-row>
        <table:table-row table:style-name="ro1">
          <table:table-cell/>
          <table:table-cell table:formula="of:=RAND()" office:value-type="float" office:value="0.793095657834783">
            <text:p>0.7930956578</text:p>
          </table:table-cell>
          <table:table-cell table:formula="of:=RAND()" office:value-type="float" office:value="0.95320921484381">
            <text:p>0.9532092148</text:p>
          </table:table-cell>
          <table:table-cell table:formula="of:=RAND()" office:value-type="float" office:value="0.112117210403085">
            <text:p>0.1121172104</text:p>
          </table:table-cell>
          <table:table-cell table:formula="of:=RAND()" office:value-type="float" office:value="0.67018209095113">
            <text:p>0.670182091</text:p>
          </table:table-cell>
          <table:table-cell table:formula="of:=RAND()" office:value-type="float" office:value="0.954659990267828">
            <text:p>0.9546599903</text:p>
          </table:table-cell>
          <table:table-cell table:formula="of:=RAND()" office:value-type="float" office:value="0.00103234290145338">
            <text:p>0.0010323429</text:p>
          </table:table-cell>
          <table:table-cell table:formula="of:=RAND()" office:value-type="float" office:value="0.312883569626138">
            <text:p>0.3128835696</text:p>
          </table:table-cell>
          <table:table-cell table:formula="of:=RAND()" office:value-type="float" office:value="0.637578563997522">
            <text:p>0.637578564</text:p>
          </table:table-cell>
          <table:table-cell table:formula="of:=RAND()" office:value-type="float" office:value="0.535445219371468">
            <text:p>0.5354452194</text:p>
          </table:table-cell>
          <table:table-cell table:formula="of:=RAND()" office:value-type="float" office:value="0.902850348036736">
            <text:p>0.902850348</text:p>
          </table:table-cell>
          <table:table-cell table:formula="of:=RAND()" office:value-type="float" office:value="0.717739195330069">
            <text:p>0.7177391953</text:p>
          </table:table-cell>
          <table:table-cell table:formula="of:=RAND()" office:value-type="float" office:value="0.98428363003768">
            <text:p>0.98428363</text:p>
          </table:table-cell>
          <table:table-cell table:formula="of:=SUM([.B619:.M619])-6" office:value-type="float" office:value="1.5750770336017">
            <text:p>1.5750770336</text:p>
          </table:table-cell>
          <table:table-cell table:formula="of:=[.N619]-[.$G$6]" office:value-type="float" office:value="1.58810220874148">
            <text:p>1.5881022087</text:p>
          </table:table-cell>
          <table:table-cell table:formula="of:=[.O619]*[.O619]" office:value-type="float" office:value="2.52206862540955">
            <text:p>2.5220686254</text:p>
          </table:table-cell>
        </table:table-row>
        <table:table-row table:style-name="ro1">
          <table:table-cell/>
          <table:table-cell table:formula="of:=RAND()" office:value-type="float" office:value="0.781238239025697">
            <text:p>0.781238239</text:p>
          </table:table-cell>
          <table:table-cell table:formula="of:=RAND()" office:value-type="float" office:value="0.720431491732597">
            <text:p>0.7204314917</text:p>
          </table:table-cell>
          <table:table-cell table:formula="of:=RAND()" office:value-type="float" office:value="0.149621485499665">
            <text:p>0.1496214855</text:p>
          </table:table-cell>
          <table:table-cell table:formula="of:=RAND()" office:value-type="float" office:value="0.354962641838938">
            <text:p>0.3549626418</text:p>
          </table:table-cell>
          <table:table-cell table:formula="of:=RAND()" office:value-type="float" office:value="0.908426159061492">
            <text:p>0.9084261591</text:p>
          </table:table-cell>
          <table:table-cell table:formula="of:=RAND()" office:value-type="float" office:value="0.338685376103967">
            <text:p>0.3386853761</text:p>
          </table:table-cell>
          <table:table-cell table:formula="of:=RAND()" office:value-type="float" office:value="0.21594528015703">
            <text:p>0.2159452802</text:p>
          </table:table-cell>
          <table:table-cell table:formula="of:=RAND()" office:value-type="float" office:value="0.572641496546567">
            <text:p>0.5726414965</text:p>
          </table:table-cell>
          <table:table-cell table:formula="of:=RAND()" office:value-type="float" office:value="0.512503874022514">
            <text:p>0.512503874</text:p>
          </table:table-cell>
          <table:table-cell table:formula="of:=RAND()" office:value-type="float" office:value="0.16700879461132">
            <text:p>0.1670087946</text:p>
          </table:table-cell>
          <table:table-cell table:formula="of:=RAND()" office:value-type="float" office:value="0.644125539110974">
            <text:p>0.6441255391</text:p>
          </table:table-cell>
          <table:table-cell table:formula="of:=RAND()" office:value-type="float" office:value="0.529470321023837">
            <text:p>0.529470321</text:p>
          </table:table-cell>
          <table:table-cell table:formula="of:=SUM([.B620:.M620])-6" office:value-type="float" office:value="-0.104939301265404">
            <text:p>-0.1049393013</text:p>
          </table:table-cell>
          <table:table-cell table:formula="of:=[.N620]-[.$G$6]" office:value-type="float" office:value="-0.09191412612563">
            <text:p>-0.0919141261</text:p>
          </table:table-cell>
          <table:table-cell table:formula="of:=[.O620]*[.O620]" office:value-type="float" office:value="0.00844820658143822">
            <text:p>0.0084482066</text:p>
          </table:table-cell>
        </table:table-row>
        <table:table-row table:style-name="ro1">
          <table:table-cell/>
          <table:table-cell table:formula="of:=RAND()" office:value-type="float" office:value="0.303909909911454">
            <text:p>0.3039099099</text:p>
          </table:table-cell>
          <table:table-cell table:formula="of:=RAND()" office:value-type="float" office:value="0.0962261212989688">
            <text:p>0.0962261213</text:p>
          </table:table-cell>
          <table:table-cell table:formula="of:=RAND()" office:value-type="float" office:value="0.809980161953718">
            <text:p>0.809980162</text:p>
          </table:table-cell>
          <table:table-cell table:formula="of:=RAND()" office:value-type="float" office:value="0.247266124468297">
            <text:p>0.2472661245</text:p>
          </table:table-cell>
          <table:table-cell table:formula="of:=RAND()" office:value-type="float" office:value="0.317310713697225">
            <text:p>0.3173107137</text:p>
          </table:table-cell>
          <table:table-cell table:formula="of:=RAND()" office:value-type="float" office:value="0.721261930186302">
            <text:p>0.7212619302</text:p>
          </table:table-cell>
          <table:table-cell table:formula="of:=RAND()" office:value-type="float" office:value="0.689526785863563">
            <text:p>0.6895267859</text:p>
          </table:table-cell>
          <table:table-cell table:formula="of:=RAND()" office:value-type="float" office:value="0.212408176623285">
            <text:p>0.2124081766</text:p>
          </table:table-cell>
          <table:table-cell table:formula="of:=RAND()" office:value-type="float" office:value="0.901336319046095">
            <text:p>0.901336319</text:p>
          </table:table-cell>
          <table:table-cell table:formula="of:=RAND()" office:value-type="float" office:value="0.764373647747561">
            <text:p>0.7643736477</text:p>
          </table:table-cell>
          <table:table-cell table:formula="of:=RAND()" office:value-type="float" office:value="0.978338410612196">
            <text:p>0.9783384106</text:p>
          </table:table-cell>
          <table:table-cell table:formula="of:=RAND()" office:value-type="float" office:value="0.977372328052297">
            <text:p>0.9773723281</text:p>
          </table:table-cell>
          <table:table-cell table:formula="of:=SUM([.B621:.M621])-6" office:value-type="float" office:value="1.01931062946096">
            <text:p>1.0193106295</text:p>
          </table:table-cell>
          <table:table-cell table:formula="of:=[.N621]-[.$G$6]" office:value-type="float" office:value="1.03233580460073">
            <text:p>1.0323358046</text:p>
          </table:table-cell>
          <table:table-cell table:formula="of:=[.O621]*[.O621]" office:value-type="float" office:value="1.06571721346065">
            <text:p>1.0657172135</text:p>
          </table:table-cell>
        </table:table-row>
        <table:table-row table:style-name="ro1">
          <table:table-cell/>
          <table:table-cell table:formula="of:=RAND()" office:value-type="float" office:value="0.0579154512379319">
            <text:p>0.0579154512</text:p>
          </table:table-cell>
          <table:table-cell table:formula="of:=RAND()" office:value-type="float" office:value="0.663031338248402">
            <text:p>0.6630313382</text:p>
          </table:table-cell>
          <table:table-cell table:formula="of:=RAND()" office:value-type="float" office:value="0.665884054498747">
            <text:p>0.6658840545</text:p>
          </table:table-cell>
          <table:table-cell table:formula="of:=RAND()" office:value-type="float" office:value="0.67701806826517">
            <text:p>0.6770180683</text:p>
          </table:table-cell>
          <table:table-cell table:formula="of:=RAND()" office:value-type="float" office:value="0.501881750300527">
            <text:p>0.5018817503</text:p>
          </table:table-cell>
          <table:table-cell table:formula="of:=RAND()" office:value-type="float" office:value="0.509329446824268">
            <text:p>0.5093294468</text:p>
          </table:table-cell>
          <table:table-cell table:formula="of:=RAND()" office:value-type="float" office:value="0.691331447567791">
            <text:p>0.6913314476</text:p>
          </table:table-cell>
          <table:table-cell table:formula="of:=RAND()" office:value-type="float" office:value="0.10708283004351">
            <text:p>0.10708283</text:p>
          </table:table-cell>
          <table:table-cell table:formula="of:=RAND()" office:value-type="float" office:value="0.466624081134796">
            <text:p>0.4666240811</text:p>
          </table:table-cell>
          <table:table-cell table:formula="of:=RAND()" office:value-type="float" office:value="0.692505093757063">
            <text:p>0.6925050938</text:p>
          </table:table-cell>
          <table:table-cell table:formula="of:=RAND()" office:value-type="float" office:value="0.215394387952983">
            <text:p>0.215394388</text:p>
          </table:table-cell>
          <table:table-cell table:formula="of:=RAND()" office:value-type="float" office:value="0.260668050032109">
            <text:p>0.26066805</text:p>
          </table:table-cell>
          <table:table-cell table:formula="of:=SUM([.B622:.M622])-6" office:value-type="float" office:value="-0.491334000136703">
            <text:p>-0.4913340001</text:p>
          </table:table-cell>
          <table:table-cell table:formula="of:=[.N622]-[.$G$6]" office:value-type="float" office:value="-0.47830882499693">
            <text:p>-0.478308825</text:p>
          </table:table-cell>
          <table:table-cell table:formula="of:=[.O622]*[.O622]" office:value-type="float" office:value="0.228779332069943">
            <text:p>0.2287793321</text:p>
          </table:table-cell>
        </table:table-row>
        <table:table-row table:style-name="ro1">
          <table:table-cell/>
          <table:table-cell table:formula="of:=RAND()" office:value-type="float" office:value="0.743668901035562">
            <text:p>0.743668901</text:p>
          </table:table-cell>
          <table:table-cell table:formula="of:=RAND()" office:value-type="float" office:value="0.464943189406768">
            <text:p>0.4649431894</text:p>
          </table:table-cell>
          <table:table-cell table:formula="of:=RAND()" office:value-type="float" office:value="0.628272622358054">
            <text:p>0.6282726224</text:p>
          </table:table-cell>
          <table:table-cell table:formula="of:=RAND()" office:value-type="float" office:value="0.386082673212513">
            <text:p>0.3860826732</text:p>
          </table:table-cell>
          <table:table-cell table:formula="of:=RAND()" office:value-type="float" office:value="0.103767551481724">
            <text:p>0.1037675515</text:p>
          </table:table-cell>
          <table:table-cell table:formula="of:=RAND()" office:value-type="float" office:value="0.782032534945756">
            <text:p>0.7820325349</text:p>
          </table:table-cell>
          <table:table-cell table:formula="of:=RAND()" office:value-type="float" office:value="0.26325259078294">
            <text:p>0.2632525908</text:p>
          </table:table-cell>
          <table:table-cell table:formula="of:=RAND()" office:value-type="float" office:value="0.533194512361661">
            <text:p>0.5331945124</text:p>
          </table:table-cell>
          <table:table-cell table:formula="of:=RAND()" office:value-type="float" office:value="0.306889278115705">
            <text:p>0.3068892781</text:p>
          </table:table-cell>
          <table:table-cell table:formula="of:=RAND()" office:value-type="float" office:value="0.936876229941845">
            <text:p>0.9368762299</text:p>
          </table:table-cell>
          <table:table-cell table:formula="of:=RAND()" office:value-type="float" office:value="0.801222305512056">
            <text:p>0.8012223055</text:p>
          </table:table-cell>
          <table:table-cell table:formula="of:=RAND()" office:value-type="float" office:value="0.396413010545075">
            <text:p>0.3964130105</text:p>
          </table:table-cell>
          <table:table-cell table:formula="of:=SUM([.B623:.M623])-6" office:value-type="float" office:value="0.346615399699658">
            <text:p>0.3466153997</text:p>
          </table:table-cell>
          <table:table-cell table:formula="of:=[.N623]-[.$G$6]" office:value-type="float" office:value="0.359640574839432">
            <text:p>0.3596405748</text:p>
          </table:table-cell>
          <table:table-cell table:formula="of:=[.O623]*[.O623]" office:value-type="float" office:value="0.129341343070837">
            <text:p>0.1293413431</text:p>
          </table:table-cell>
        </table:table-row>
        <table:table-row table:style-name="ro1">
          <table:table-cell/>
          <table:table-cell table:formula="of:=RAND()" office:value-type="float" office:value="0.850171546451747">
            <text:p>0.8501715465</text:p>
          </table:table-cell>
          <table:table-cell table:formula="of:=RAND()" office:value-type="float" office:value="0.993915266124532">
            <text:p>0.9939152661</text:p>
          </table:table-cell>
          <table:table-cell table:formula="of:=RAND()" office:value-type="float" office:value="0.144882381660864">
            <text:p>0.1448823817</text:p>
          </table:table-cell>
          <table:table-cell table:formula="of:=RAND()" office:value-type="float" office:value="0.84314582310617">
            <text:p>0.8431458231</text:p>
          </table:table-cell>
          <table:table-cell table:formula="of:=RAND()" office:value-type="float" office:value="0.515878894831985">
            <text:p>0.5158788948</text:p>
          </table:table-cell>
          <table:table-cell table:formula="of:=RAND()" office:value-type="float" office:value="0.324277192819864">
            <text:p>0.3242771928</text:p>
          </table:table-cell>
          <table:table-cell table:formula="of:=RAND()" office:value-type="float" office:value="0.205671691568568">
            <text:p>0.2056716916</text:p>
          </table:table-cell>
          <table:table-cell table:formula="of:=RAND()" office:value-type="float" office:value="0.584838020149618">
            <text:p>0.5848380201</text:p>
          </table:table-cell>
          <table:table-cell table:formula="of:=RAND()" office:value-type="float" office:value="0.655449748737738">
            <text:p>0.6554497487</text:p>
          </table:table-cell>
          <table:table-cell table:formula="of:=RAND()" office:value-type="float" office:value="0.863589155487716">
            <text:p>0.8635891555</text:p>
          </table:table-cell>
          <table:table-cell table:formula="of:=RAND()" office:value-type="float" office:value="0.307306859875098">
            <text:p>0.3073068599</text:p>
          </table:table-cell>
          <table:table-cell table:formula="of:=RAND()" office:value-type="float" office:value="0.00339500093832612">
            <text:p>0.0033950009</text:p>
          </table:table-cell>
          <table:table-cell table:formula="of:=SUM([.B624:.M624])-6" office:value-type="float" office:value="0.292521581752226">
            <text:p>0.2925215818</text:p>
          </table:table-cell>
          <table:table-cell table:formula="of:=[.N624]-[.$G$6]" office:value-type="float" office:value="0.305546756891999">
            <text:p>0.3055467569</text:p>
          </table:table-cell>
          <table:table-cell table:formula="of:=[.O624]*[.O624]" office:value-type="float" office:value="0.0933588206472186">
            <text:p>0.0933588206</text:p>
          </table:table-cell>
        </table:table-row>
        <table:table-row table:style-name="ro1">
          <table:table-cell/>
          <table:table-cell table:formula="of:=RAND()" office:value-type="float" office:value="0.555025355657563">
            <text:p>0.5550253557</text:p>
          </table:table-cell>
          <table:table-cell table:formula="of:=RAND()" office:value-type="float" office:value="0.441134951310232">
            <text:p>0.4411349513</text:p>
          </table:table-cell>
          <table:table-cell table:formula="of:=RAND()" office:value-type="float" office:value="0.166182623477653">
            <text:p>0.1661826235</text:p>
          </table:table-cell>
          <table:table-cell table:formula="of:=RAND()" office:value-type="float" office:value="0.380049063591287">
            <text:p>0.3800490636</text:p>
          </table:table-cell>
          <table:table-cell table:formula="of:=RAND()" office:value-type="float" office:value="0.550339508801699">
            <text:p>0.5503395088</text:p>
          </table:table-cell>
          <table:table-cell table:formula="of:=RAND()" office:value-type="float" office:value="0.845432480797172">
            <text:p>0.8454324808</text:p>
          </table:table-cell>
          <table:table-cell table:formula="of:=RAND()" office:value-type="float" office:value="0.708838677033782">
            <text:p>0.708838677</text:p>
          </table:table-cell>
          <table:table-cell table:formula="of:=RAND()" office:value-type="float" office:value="0.628445450449362">
            <text:p>0.6284454504</text:p>
          </table:table-cell>
          <table:table-cell table:formula="of:=RAND()" office:value-type="float" office:value="0.432061206083745">
            <text:p>0.4320612061</text:p>
          </table:table-cell>
          <table:table-cell table:formula="of:=RAND()" office:value-type="float" office:value="0.77417503693141">
            <text:p>0.7741750369</text:p>
          </table:table-cell>
          <table:table-cell table:formula="of:=RAND()" office:value-type="float" office:value="0.474572165869176">
            <text:p>0.4745721659</text:p>
          </table:table-cell>
          <table:table-cell table:formula="of:=RAND()" office:value-type="float" office:value="0.135339517844841">
            <text:p>0.1353395178</text:p>
          </table:table-cell>
          <table:table-cell table:formula="of:=SUM([.B625:.M625])-6" office:value-type="float" office:value="0.0915960378479213">
            <text:p>0.0915960378</text:p>
          </table:table-cell>
          <table:table-cell table:formula="of:=[.N625]-[.$G$6]" office:value-type="float" office:value="0.104621212987695">
            <text:p>0.104621213</text:p>
          </table:table-cell>
          <table:table-cell table:formula="of:=[.O625]*[.O625]" office:value-type="float" office:value="0.0109455982070166">
            <text:p>0.0109455982</text:p>
          </table:table-cell>
        </table:table-row>
        <table:table-row table:style-name="ro1">
          <table:table-cell/>
          <table:table-cell table:formula="of:=RAND()" office:value-type="float" office:value="0.199555048719049">
            <text:p>0.1995550487</text:p>
          </table:table-cell>
          <table:table-cell table:formula="of:=RAND()" office:value-type="float" office:value="0.313378842081875">
            <text:p>0.3133788421</text:p>
          </table:table-cell>
          <table:table-cell table:formula="of:=RAND()" office:value-type="float" office:value="0.613762021064758">
            <text:p>0.6137620211</text:p>
          </table:table-cell>
          <table:table-cell table:formula="of:=RAND()" office:value-type="float" office:value="0.858393992297351">
            <text:p>0.8583939923</text:p>
          </table:table-cell>
          <table:table-cell table:formula="of:=RAND()" office:value-type="float" office:value="0.280778254149482">
            <text:p>0.2807782541</text:p>
          </table:table-cell>
          <table:table-cell table:formula="of:=RAND()" office:value-type="float" office:value="0.571170198265463">
            <text:p>0.5711701983</text:p>
          </table:table-cell>
          <table:table-cell table:formula="of:=RAND()" office:value-type="float" office:value="0.0795718687586486">
            <text:p>0.0795718688</text:p>
          </table:table-cell>
          <table:table-cell table:formula="of:=RAND()" office:value-type="float" office:value="0.433467434952036">
            <text:p>0.433467435</text:p>
          </table:table-cell>
          <table:table-cell table:formula="of:=RAND()" office:value-type="float" office:value="0.4339610314928">
            <text:p>0.4339610315</text:p>
          </table:table-cell>
          <table:table-cell table:formula="of:=RAND()" office:value-type="float" office:value="0.27582728350535">
            <text:p>0.2758272835</text:p>
          </table:table-cell>
          <table:table-cell table:formula="of:=RAND()" office:value-type="float" office:value="0.909107914427295">
            <text:p>0.9091079144</text:p>
          </table:table-cell>
          <table:table-cell table:formula="of:=RAND()" office:value-type="float" office:value="0.414875978138298">
            <text:p>0.4148759781</text:p>
          </table:table-cell>
          <table:table-cell table:formula="of:=SUM([.B626:.M626])-6" office:value-type="float" office:value="-0.616150132147595">
            <text:p>-0.6161501321</text:p>
          </table:table-cell>
          <table:table-cell table:formula="of:=[.N626]-[.$G$6]" office:value-type="float" office:value="-0.603124957007822">
            <text:p>-0.603124957</text:p>
          </table:table-cell>
          <table:table-cell table:formula="of:=[.O626]*[.O626]" office:value-type="float" office:value="0.363759713765687">
            <text:p>0.3637597138</text:p>
          </table:table-cell>
        </table:table-row>
        <table:table-row table:style-name="ro1">
          <table:table-cell/>
          <table:table-cell table:formula="of:=RAND()" office:value-type="float" office:value="0.16246344987303">
            <text:p>0.1624634499</text:p>
          </table:table-cell>
          <table:table-cell table:formula="of:=RAND()" office:value-type="float" office:value="0.596841210965067">
            <text:p>0.596841211</text:p>
          </table:table-cell>
          <table:table-cell table:formula="of:=RAND()" office:value-type="float" office:value="0.647152109071612">
            <text:p>0.6471521091</text:p>
          </table:table-cell>
          <table:table-cell table:formula="of:=RAND()" office:value-type="float" office:value="0.233457613736391">
            <text:p>0.2334576137</text:p>
          </table:table-cell>
          <table:table-cell table:formula="of:=RAND()" office:value-type="float" office:value="0.98296403279528">
            <text:p>0.9829640328</text:p>
          </table:table-cell>
          <table:table-cell table:formula="of:=RAND()" office:value-type="float" office:value="0.847747951047495">
            <text:p>0.847747951</text:p>
          </table:table-cell>
          <table:table-cell table:formula="of:=RAND()" office:value-type="float" office:value="0.810053697088733">
            <text:p>0.8100536971</text:p>
          </table:table-cell>
          <table:table-cell table:formula="of:=RAND()" office:value-type="float" office:value="0.218257537344471">
            <text:p>0.2182575373</text:p>
          </table:table-cell>
          <table:table-cell table:formula="of:=RAND()" office:value-type="float" office:value="0.111125359078869">
            <text:p>0.1111253591</text:p>
          </table:table-cell>
          <table:table-cell table:formula="of:=RAND()" office:value-type="float" office:value="0.321558261755854">
            <text:p>0.3215582618</text:p>
          </table:table-cell>
          <table:table-cell table:formula="of:=RAND()" office:value-type="float" office:value="0.908665803959593">
            <text:p>0.908665804</text:p>
          </table:table-cell>
          <table:table-cell table:formula="of:=RAND()" office:value-type="float" office:value="0.573823105776683">
            <text:p>0.5738231058</text:p>
          </table:table-cell>
          <table:table-cell table:formula="of:=SUM([.B627:.M627])-6" office:value-type="float" office:value="0.414110132493079">
            <text:p>0.4141101325</text:p>
          </table:table-cell>
          <table:table-cell table:formula="of:=[.N627]-[.$G$6]" office:value-type="float" office:value="0.427135307632852">
            <text:p>0.4271353076</text:p>
          </table:table-cell>
          <table:table-cell table:formula="of:=[.O627]*[.O627]" office:value-type="float" office:value="0.182444571026611">
            <text:p>0.182444571</text:p>
          </table:table-cell>
        </table:table-row>
        <table:table-row table:style-name="ro1">
          <table:table-cell/>
          <table:table-cell table:formula="of:=RAND()" office:value-type="float" office:value="0.425253197550774">
            <text:p>0.4252531976</text:p>
          </table:table-cell>
          <table:table-cell table:formula="of:=RAND()" office:value-type="float" office:value="0.114974635886028">
            <text:p>0.1149746359</text:p>
          </table:table-cell>
          <table:table-cell table:formula="of:=RAND()" office:value-type="float" office:value="0.803057656623423">
            <text:p>0.8030576566</text:p>
          </table:table-cell>
          <table:table-cell table:formula="of:=RAND()" office:value-type="float" office:value="0.198999003972858">
            <text:p>0.198999004</text:p>
          </table:table-cell>
          <table:table-cell table:formula="of:=RAND()" office:value-type="float" office:value="0.495417504804209">
            <text:p>0.4954175048</text:p>
          </table:table-cell>
          <table:table-cell table:formula="of:=RAND()" office:value-type="float" office:value="0.204343837453052">
            <text:p>0.2043438375</text:p>
          </table:table-cell>
          <table:table-cell table:formula="of:=RAND()" office:value-type="float" office:value="0.547819740138948">
            <text:p>0.5478197401</text:p>
          </table:table-cell>
          <table:table-cell table:formula="of:=RAND()" office:value-type="float" office:value="0.976773398462683">
            <text:p>0.9767733985</text:p>
          </table:table-cell>
          <table:table-cell table:formula="of:=RAND()" office:value-type="float" office:value="0.0292588495649397">
            <text:p>0.0292588496</text:p>
          </table:table-cell>
          <table:table-cell table:formula="of:=RAND()" office:value-type="float" office:value="0.443950505461544">
            <text:p>0.4439505055</text:p>
          </table:table-cell>
          <table:table-cell table:formula="of:=RAND()" office:value-type="float" office:value="0.871919749071822">
            <text:p>0.8719197491</text:p>
          </table:table-cell>
          <table:table-cell table:formula="of:=RAND()" office:value-type="float" office:value="0.923576891189441">
            <text:p>0.9235768912</text:p>
          </table:table-cell>
          <table:table-cell table:formula="of:=SUM([.B628:.M628])-6" office:value-type="float" office:value="0.0353449701797217">
            <text:p>0.0353449702</text:p>
          </table:table-cell>
          <table:table-cell table:formula="of:=[.N628]-[.$G$6]" office:value-type="float" office:value="0.0483701453194954">
            <text:p>0.0483701453</text:p>
          </table:table-cell>
          <table:table-cell table:formula="of:=[.O628]*[.O628]" office:value-type="float" office:value="0.0023396709582291">
            <text:p>0.002339671</text:p>
          </table:table-cell>
        </table:table-row>
        <table:table-row table:style-name="ro1">
          <table:table-cell/>
          <table:table-cell table:formula="of:=RAND()" office:value-type="float" office:value="0.730015636654571">
            <text:p>0.7300156367</text:p>
          </table:table-cell>
          <table:table-cell table:formula="of:=RAND()" office:value-type="float" office:value="0.889966878341511">
            <text:p>0.8899668783</text:p>
          </table:table-cell>
          <table:table-cell table:formula="of:=RAND()" office:value-type="float" office:value="0.260272067273036">
            <text:p>0.2602720673</text:p>
          </table:table-cell>
          <table:table-cell table:formula="of:=RAND()" office:value-type="float" office:value="0.843367503490299">
            <text:p>0.8433675035</text:p>
          </table:table-cell>
          <table:table-cell table:formula="of:=RAND()" office:value-type="float" office:value="0.155651802429929">
            <text:p>0.1556518024</text:p>
          </table:table-cell>
          <table:table-cell table:formula="of:=RAND()" office:value-type="float" office:value="0.499195299344137">
            <text:p>0.4991952993</text:p>
          </table:table-cell>
          <table:table-cell table:formula="of:=RAND()" office:value-type="float" office:value="0.0722119857091457">
            <text:p>0.0722119857</text:p>
          </table:table-cell>
          <table:table-cell table:formula="of:=RAND()" office:value-type="float" office:value="0.960378845687956">
            <text:p>0.9603788457</text:p>
          </table:table-cell>
          <table:table-cell table:formula="of:=RAND()" office:value-type="float" office:value="0.868549685925245">
            <text:p>0.8685496859</text:p>
          </table:table-cell>
          <table:table-cell table:formula="of:=RAND()" office:value-type="float" office:value="0.0910854646936059">
            <text:p>0.0910854647</text:p>
          </table:table-cell>
          <table:table-cell table:formula="of:=RAND()" office:value-type="float" office:value="0.824420491000637">
            <text:p>0.824420491</text:p>
          </table:table-cell>
          <table:table-cell table:formula="of:=RAND()" office:value-type="float" office:value="0.429484696593136">
            <text:p>0.4294846966</text:p>
          </table:table-cell>
          <table:table-cell table:formula="of:=SUM([.B629:.M629])-6" office:value-type="float" office:value="0.624600357143208">
            <text:p>0.6246003571</text:p>
          </table:table-cell>
          <table:table-cell table:formula="of:=[.N629]-[.$G$6]" office:value-type="float" office:value="0.637625532282982">
            <text:p>0.6376255323</text:p>
          </table:table-cell>
          <table:table-cell table:formula="of:=[.O629]*[.O629]" office:value-type="float" office:value="0.406566319419156">
            <text:p>0.4065663194</text:p>
          </table:table-cell>
        </table:table-row>
        <table:table-row table:style-name="ro1">
          <table:table-cell/>
          <table:table-cell table:formula="of:=RAND()" office:value-type="float" office:value="0.777426423737779">
            <text:p>0.7774264237</text:p>
          </table:table-cell>
          <table:table-cell table:formula="of:=RAND()" office:value-type="float" office:value="0.695761977462098">
            <text:p>0.6957619775</text:p>
          </table:table-cell>
          <table:table-cell table:formula="of:=RAND()" office:value-type="float" office:value="0.423778708092868">
            <text:p>0.4237787081</text:p>
          </table:table-cell>
          <table:table-cell table:formula="of:=RAND()" office:value-type="float" office:value="0.0417086181696504">
            <text:p>0.0417086182</text:p>
          </table:table-cell>
          <table:table-cell table:formula="of:=RAND()" office:value-type="float" office:value="0.477829775772989">
            <text:p>0.4778297758</text:p>
          </table:table-cell>
          <table:table-cell table:formula="of:=RAND()" office:value-type="float" office:value="0.00641057267785072">
            <text:p>0.0064105727</text:p>
          </table:table-cell>
          <table:table-cell table:formula="of:=RAND()" office:value-type="float" office:value="0.0334249548614025">
            <text:p>0.0334249549</text:p>
          </table:table-cell>
          <table:table-cell table:formula="of:=RAND()" office:value-type="float" office:value="0.917078227968887">
            <text:p>0.917078228</text:p>
          </table:table-cell>
          <table:table-cell table:formula="of:=RAND()" office:value-type="float" office:value="0.979936943622306">
            <text:p>0.9799369436</text:p>
          </table:table-cell>
          <table:table-cell table:formula="of:=RAND()" office:value-type="float" office:value="0.978309677913785">
            <text:p>0.9783096779</text:p>
          </table:table-cell>
          <table:table-cell table:formula="of:=RAND()" office:value-type="float" office:value="0.268742620246485">
            <text:p>0.2687426202</text:p>
          </table:table-cell>
          <table:table-cell table:formula="of:=RAND()" office:value-type="float" office:value="0.290436777286232">
            <text:p>0.2904367773</text:p>
          </table:table-cell>
          <table:table-cell table:formula="of:=SUM([.B630:.M630])-6" office:value-type="float" office:value="-0.109154722187668">
            <text:p>-0.1091547222</text:p>
          </table:table-cell>
          <table:table-cell table:formula="of:=[.N630]-[.$G$6]" office:value-type="float" office:value="-0.0961295470478945">
            <text:p>-0.096129547</text:p>
          </table:table-cell>
          <table:table-cell table:formula="of:=[.O630]*[.O630]" office:value-type="float" office:value="0.00924088981563335">
            <text:p>0.0092408898</text:p>
          </table:table-cell>
        </table:table-row>
        <table:table-row table:style-name="ro1">
          <table:table-cell/>
          <table:table-cell table:formula="of:=RAND()" office:value-type="float" office:value="0.55495418724604">
            <text:p>0.5549541872</text:p>
          </table:table-cell>
          <table:table-cell table:formula="of:=RAND()" office:value-type="float" office:value="0.828183994628489">
            <text:p>0.8281839946</text:p>
          </table:table-cell>
          <table:table-cell table:formula="of:=RAND()" office:value-type="float" office:value="0.916546883294359">
            <text:p>0.9165468833</text:p>
          </table:table-cell>
          <table:table-cell table:formula="of:=RAND()" office:value-type="float" office:value="0.576041453052312">
            <text:p>0.5760414531</text:p>
          </table:table-cell>
          <table:table-cell table:formula="of:=RAND()" office:value-type="float" office:value="0.723126251483336">
            <text:p>0.7231262515</text:p>
          </table:table-cell>
          <table:table-cell table:formula="of:=RAND()" office:value-type="float" office:value="0.767976145958528">
            <text:p>0.767976146</text:p>
          </table:table-cell>
          <table:table-cell table:formula="of:=RAND()" office:value-type="float" office:value="0.777227152138948">
            <text:p>0.7772271521</text:p>
          </table:table-cell>
          <table:table-cell table:formula="of:=RAND()" office:value-type="float" office:value="0.93582674767822">
            <text:p>0.9358267477</text:p>
          </table:table-cell>
          <table:table-cell table:formula="of:=RAND()" office:value-type="float" office:value="0.438341841101646">
            <text:p>0.4383418411</text:p>
          </table:table-cell>
          <table:table-cell table:formula="of:=RAND()" office:value-type="float" office:value="0.528147984528914">
            <text:p>0.5281479845</text:p>
          </table:table-cell>
          <table:table-cell table:formula="of:=RAND()" office:value-type="float" office:value="0.762216772185639">
            <text:p>0.7622167722</text:p>
          </table:table-cell>
          <table:table-cell table:formula="of:=RAND()" office:value-type="float" office:value="0.347382822772488">
            <text:p>0.3473828228</text:p>
          </table:table-cell>
          <table:table-cell table:formula="of:=SUM([.B631:.M631])-6" office:value-type="float" office:value="2.15597223606892">
            <text:p>2.1559722361</text:p>
          </table:table-cell>
          <table:table-cell table:formula="of:=[.N631]-[.$G$6]" office:value-type="float" office:value="2.16899741120869">
            <text:p>2.1689974112</text:p>
          </table:table-cell>
          <table:table-cell table:formula="of:=[.O631]*[.O631]" office:value-type="float" office:value="4.70454976983001">
            <text:p>4.7045497698</text:p>
          </table:table-cell>
        </table:table-row>
        <table:table-row table:style-name="ro1">
          <table:table-cell/>
          <table:table-cell table:formula="of:=RAND()" office:value-type="float" office:value="0.104998722905293">
            <text:p>0.1049987229</text:p>
          </table:table-cell>
          <table:table-cell table:formula="of:=RAND()" office:value-type="float" office:value="0.539643720490858">
            <text:p>0.5396437205</text:p>
          </table:table-cell>
          <table:table-cell table:formula="of:=RAND()" office:value-type="float" office:value="0.750590849667788">
            <text:p>0.7505908497</text:p>
          </table:table-cell>
          <table:table-cell table:formula="of:=RAND()" office:value-type="float" office:value="0.835382347460836">
            <text:p>0.8353823475</text:p>
          </table:table-cell>
          <table:table-cell table:formula="of:=RAND()" office:value-type="float" office:value="0.931188295362517">
            <text:p>0.9311882954</text:p>
          </table:table-cell>
          <table:table-cell table:formula="of:=RAND()" office:value-type="float" office:value="0.0875724935904145">
            <text:p>0.0875724936</text:p>
          </table:table-cell>
          <table:table-cell table:formula="of:=RAND()" office:value-type="float" office:value="0.0974807466845959">
            <text:p>0.0974807467</text:p>
          </table:table-cell>
          <table:table-cell table:formula="of:=RAND()" office:value-type="float" office:value="0.887813124107197">
            <text:p>0.8878131241</text:p>
          </table:table-cell>
          <table:table-cell table:formula="of:=RAND()" office:value-type="float" office:value="0.417639801744372">
            <text:p>0.4176398017</text:p>
          </table:table-cell>
          <table:table-cell table:formula="of:=RAND()" office:value-type="float" office:value="0.555782764451578">
            <text:p>0.5557827645</text:p>
          </table:table-cell>
          <table:table-cell table:formula="of:=RAND()" office:value-type="float" office:value="0.576102900551632">
            <text:p>0.5761029006</text:p>
          </table:table-cell>
          <table:table-cell table:formula="of:=RAND()" office:value-type="float" office:value="0.432323940563947">
            <text:p>0.4323239406</text:p>
          </table:table-cell>
          <table:table-cell table:formula="of:=SUM([.B632:.M632])-6" office:value-type="float" office:value="0.216519707581028">
            <text:p>0.2165197076</text:p>
          </table:table-cell>
          <table:table-cell table:formula="of:=[.N632]-[.$G$6]" office:value-type="float" office:value="0.229544882720802">
            <text:p>0.2295448827</text:p>
          </table:table-cell>
          <table:table-cell table:formula="of:=[.O632]*[.O632]" office:value-type="float" office:value="0.0526908531833067">
            <text:p>0.0526908532</text:p>
          </table:table-cell>
        </table:table-row>
        <table:table-row table:style-name="ro1">
          <table:table-cell/>
          <table:table-cell table:formula="of:=RAND()" office:value-type="float" office:value="0.522413405124098">
            <text:p>0.5224134051</text:p>
          </table:table-cell>
          <table:table-cell table:formula="of:=RAND()" office:value-type="float" office:value="0.79483775398694">
            <text:p>0.794837754</text:p>
          </table:table-cell>
          <table:table-cell table:formula="of:=RAND()" office:value-type="float" office:value="0.502166708000004">
            <text:p>0.502166708</text:p>
          </table:table-cell>
          <table:table-cell table:formula="of:=RAND()" office:value-type="float" office:value="0.677847111364827">
            <text:p>0.6778471114</text:p>
          </table:table-cell>
          <table:table-cell table:formula="of:=RAND()" office:value-type="float" office:value="0.538383195176721">
            <text:p>0.5383831952</text:p>
          </table:table-cell>
          <table:table-cell table:formula="of:=RAND()" office:value-type="float" office:value="0.940874613588676">
            <text:p>0.9408746136</text:p>
          </table:table-cell>
          <table:table-cell table:formula="of:=RAND()" office:value-type="float" office:value="0.0715653018560261">
            <text:p>0.0715653019</text:p>
          </table:table-cell>
          <table:table-cell table:formula="of:=RAND()" office:value-type="float" office:value="0.292775545734912">
            <text:p>0.2927755457</text:p>
          </table:table-cell>
          <table:table-cell table:formula="of:=RAND()" office:value-type="float" office:value="0.877525976626202">
            <text:p>0.8775259766</text:p>
          </table:table-cell>
          <table:table-cell table:formula="of:=RAND()" office:value-type="float" office:value="0.676311808871105">
            <text:p>0.6763118089</text:p>
          </table:table-cell>
          <table:table-cell table:formula="of:=RAND()" office:value-type="float" office:value="0.631610736018047">
            <text:p>0.631610736</text:p>
          </table:table-cell>
          <table:table-cell table:formula="of:=RAND()" office:value-type="float" office:value="0.657334380084649">
            <text:p>0.6573343801</text:p>
          </table:table-cell>
          <table:table-cell table:formula="of:=SUM([.B633:.M633])-6" office:value-type="float" office:value="1.18364653643221">
            <text:p>1.1836465364</text:p>
          </table:table-cell>
          <table:table-cell table:formula="of:=[.N633]-[.$G$6]" office:value-type="float" office:value="1.19667171157198">
            <text:p>1.1966717116</text:p>
          </table:table-cell>
          <table:table-cell table:formula="of:=[.O633]*[.O633]" office:value-type="float" office:value="1.43202318527661">
            <text:p>1.4320231853</text:p>
          </table:table-cell>
        </table:table-row>
        <table:table-row table:style-name="ro1">
          <table:table-cell/>
          <table:table-cell table:formula="of:=RAND()" office:value-type="float" office:value="0.801444252487272">
            <text:p>0.8014442525</text:p>
          </table:table-cell>
          <table:table-cell table:formula="of:=RAND()" office:value-type="float" office:value="0.568842576118186">
            <text:p>0.5688425761</text:p>
          </table:table-cell>
          <table:table-cell table:formula="of:=RAND()" office:value-type="float" office:value="0.408163953572512">
            <text:p>0.4081639536</text:p>
          </table:table-cell>
          <table:table-cell table:formula="of:=RAND()" office:value-type="float" office:value="0.572588768554851">
            <text:p>0.5725887686</text:p>
          </table:table-cell>
          <table:table-cell table:formula="of:=RAND()" office:value-type="float" office:value="0.5119061707519">
            <text:p>0.5119061708</text:p>
          </table:table-cell>
          <table:table-cell table:formula="of:=RAND()" office:value-type="float" office:value="0.0221058761235327">
            <text:p>0.0221058761</text:p>
          </table:table-cell>
          <table:table-cell table:formula="of:=RAND()" office:value-type="float" office:value="0.686628960305825">
            <text:p>0.6866289603</text:p>
          </table:table-cell>
          <table:table-cell table:formula="of:=RAND()" office:value-type="float" office:value="0.45969427889213">
            <text:p>0.4596942789</text:p>
          </table:table-cell>
          <table:table-cell table:formula="of:=RAND()" office:value-type="float" office:value="0.514148456044495">
            <text:p>0.514148456</text:p>
          </table:table-cell>
          <table:table-cell table:formula="of:=RAND()" office:value-type="float" office:value="0.832307690288872">
            <text:p>0.8323076903</text:p>
          </table:table-cell>
          <table:table-cell table:formula="of:=RAND()" office:value-type="float" office:value="0.952680509770289">
            <text:p>0.9526805098</text:p>
          </table:table-cell>
          <table:table-cell table:formula="of:=RAND()" office:value-type="float" office:value="0.245070768520236">
            <text:p>0.2450707685</text:p>
          </table:table-cell>
          <table:table-cell table:formula="of:=SUM([.B634:.M634])-6" office:value-type="float" office:value="0.5755822614301">
            <text:p>0.5755822614</text:p>
          </table:table-cell>
          <table:table-cell table:formula="of:=[.N634]-[.$G$6]" office:value-type="float" office:value="0.588607436569873">
            <text:p>0.5886074366</text:p>
          </table:table-cell>
          <table:table-cell table:formula="of:=[.O634]*[.O634]" office:value-type="float" office:value="0.346458714385357">
            <text:p>0.3464587144</text:p>
          </table:table-cell>
        </table:table-row>
        <table:table-row table:style-name="ro1">
          <table:table-cell/>
          <table:table-cell table:formula="of:=RAND()" office:value-type="float" office:value="0.284753185929731">
            <text:p>0.2847531859</text:p>
          </table:table-cell>
          <table:table-cell table:formula="of:=RAND()" office:value-type="float" office:value="0.824615408200771">
            <text:p>0.8246154082</text:p>
          </table:table-cell>
          <table:table-cell table:formula="of:=RAND()" office:value-type="float" office:value="0.0257588429376483">
            <text:p>0.0257588429</text:p>
          </table:table-cell>
          <table:table-cell table:formula="of:=RAND()" office:value-type="float" office:value="0.726341751636937">
            <text:p>0.7263417516</text:p>
          </table:table-cell>
          <table:table-cell table:formula="of:=RAND()" office:value-type="float" office:value="0.183708325726911">
            <text:p>0.1837083257</text:p>
          </table:table-cell>
          <table:table-cell table:formula="of:=RAND()" office:value-type="float" office:value="0.907310816692188">
            <text:p>0.9073108167</text:p>
          </table:table-cell>
          <table:table-cell table:formula="of:=RAND()" office:value-type="float" office:value="0.987241794122383">
            <text:p>0.9872417941</text:p>
          </table:table-cell>
          <table:table-cell table:formula="of:=RAND()" office:value-type="float" office:value="0.241315221646801">
            <text:p>0.2413152216</text:p>
          </table:table-cell>
          <table:table-cell table:formula="of:=RAND()" office:value-type="float" office:value="0.46419793041423">
            <text:p>0.4641979304</text:p>
          </table:table-cell>
          <table:table-cell table:formula="of:=RAND()" office:value-type="float" office:value="0.21696393028833">
            <text:p>0.2169639303</text:p>
          </table:table-cell>
          <table:table-cell table:formula="of:=RAND()" office:value-type="float" office:value="0.772702064597979">
            <text:p>0.7727020646</text:p>
          </table:table-cell>
          <table:table-cell table:formula="of:=RAND()" office:value-type="float" office:value="0.877146300859749">
            <text:p>0.8771463009</text:p>
          </table:table-cell>
          <table:table-cell table:formula="of:=SUM([.B635:.M635])-6" office:value-type="float" office:value="0.512055573053658">
            <text:p>0.5120555731</text:p>
          </table:table-cell>
          <table:table-cell table:formula="of:=[.N635]-[.$G$6]" office:value-type="float" office:value="0.525080748193432">
            <text:p>0.5250807482</text:p>
          </table:table-cell>
          <table:table-cell table:formula="of:=[.O635]*[.O635]" office:value-type="float" office:value="0.275709792123374">
            <text:p>0.2757097921</text:p>
          </table:table-cell>
        </table:table-row>
        <table:table-row table:style-name="ro1">
          <table:table-cell/>
          <table:table-cell table:formula="of:=RAND()" office:value-type="float" office:value="0.705808972939849">
            <text:p>0.7058089729</text:p>
          </table:table-cell>
          <table:table-cell table:formula="of:=RAND()" office:value-type="float" office:value="0.276913368143141">
            <text:p>0.2769133681</text:p>
          </table:table-cell>
          <table:table-cell table:formula="of:=RAND()" office:value-type="float" office:value="0.197543075541034">
            <text:p>0.1975430755</text:p>
          </table:table-cell>
          <table:table-cell table:formula="of:=RAND()" office:value-type="float" office:value="0.00827710959129036">
            <text:p>0.0082771096</text:p>
          </table:table-cell>
          <table:table-cell table:formula="of:=RAND()" office:value-type="float" office:value="0.265516555635259">
            <text:p>0.2655165556</text:p>
          </table:table-cell>
          <table:table-cell table:formula="of:=RAND()" office:value-type="float" office:value="0.136831680778414">
            <text:p>0.1368316808</text:p>
          </table:table-cell>
          <table:table-cell table:formula="of:=RAND()" office:value-type="float" office:value="0.820403466233984">
            <text:p>0.8204034662</text:p>
          </table:table-cell>
          <table:table-cell table:formula="of:=RAND()" office:value-type="float" office:value="0.320808784337714">
            <text:p>0.3208087843</text:p>
          </table:table-cell>
          <table:table-cell table:formula="of:=RAND()" office:value-type="float" office:value="0.484852534718812">
            <text:p>0.4848525347</text:p>
          </table:table-cell>
          <table:table-cell table:formula="of:=RAND()" office:value-type="float" office:value="0.916514712385833">
            <text:p>0.9165147124</text:p>
          </table:table-cell>
          <table:table-cell table:formula="of:=RAND()" office:value-type="float" office:value="0.0716884029097855">
            <text:p>0.0716884029</text:p>
          </table:table-cell>
          <table:table-cell table:formula="of:=RAND()" office:value-type="float" office:value="0.0988875937182456">
            <text:p>0.0988875937</text:p>
          </table:table-cell>
          <table:table-cell table:formula="of:=SUM([.B636:.M636])-6" office:value-type="float" office:value="-1.69595374306664">
            <text:p>-1.6959537431</text:p>
          </table:table-cell>
          <table:table-cell table:formula="of:=[.N636]-[.$G$6]" office:value-type="float" office:value="-1.68292856792687">
            <text:p>-1.6829285679</text:p>
          </table:table-cell>
          <table:table-cell table:formula="of:=[.O636]*[.O636]" office:value-type="float" office:value="2.83224856474437">
            <text:p>2.8322485647</text:p>
          </table:table-cell>
        </table:table-row>
        <table:table-row table:style-name="ro1">
          <table:table-cell/>
          <table:table-cell table:formula="of:=RAND()" office:value-type="float" office:value="0.745927183190361">
            <text:p>0.7459271832</text:p>
          </table:table-cell>
          <table:table-cell table:formula="of:=RAND()" office:value-type="float" office:value="0.124727142276242">
            <text:p>0.1247271423</text:p>
          </table:table-cell>
          <table:table-cell table:formula="of:=RAND()" office:value-type="float" office:value="0.335924853570759">
            <text:p>0.3359248536</text:p>
          </table:table-cell>
          <table:table-cell table:formula="of:=RAND()" office:value-type="float" office:value="0.264336682390422">
            <text:p>0.2643366824</text:p>
          </table:table-cell>
          <table:table-cell table:formula="of:=RAND()" office:value-type="float" office:value="0.72925703576766">
            <text:p>0.7292570358</text:p>
          </table:table-cell>
          <table:table-cell table:formula="of:=RAND()" office:value-type="float" office:value="0.653949301922694">
            <text:p>0.6539493019</text:p>
          </table:table-cell>
          <table:table-cell table:formula="of:=RAND()" office:value-type="float" office:value="0.0677686859853566">
            <text:p>0.067768686</text:p>
          </table:table-cell>
          <table:table-cell table:formula="of:=RAND()" office:value-type="float" office:value="0.106395850656554">
            <text:p>0.1063958507</text:p>
          </table:table-cell>
          <table:table-cell table:formula="of:=RAND()" office:value-type="float" office:value="0.759159054839984">
            <text:p>0.7591590548</text:p>
          </table:table-cell>
          <table:table-cell table:formula="of:=RAND()" office:value-type="float" office:value="0.0527479015290737">
            <text:p>0.0527479015</text:p>
          </table:table-cell>
          <table:table-cell table:formula="of:=RAND()" office:value-type="float" office:value="0.00195554899983108">
            <text:p>0.001955549</text:p>
          </table:table-cell>
          <table:table-cell table:formula="of:=RAND()" office:value-type="float" office:value="0.759036881150678">
            <text:p>0.7590368812</text:p>
          </table:table-cell>
          <table:table-cell table:formula="of:=SUM([.B637:.M637])-6" office:value-type="float" office:value="-1.39881387772039">
            <text:p>-1.3988138777</text:p>
          </table:table-cell>
          <table:table-cell table:formula="of:=[.N637]-[.$G$6]" office:value-type="float" office:value="-1.38578870258061">
            <text:p>-1.3857887026</text:p>
          </table:table-cell>
          <table:table-cell table:formula="of:=[.O637]*[.O637]" office:value-type="float" office:value="1.92041032820006">
            <text:p>1.9204103282</text:p>
          </table:table-cell>
        </table:table-row>
        <table:table-row table:style-name="ro1">
          <table:table-cell/>
          <table:table-cell table:formula="of:=RAND()" office:value-type="float" office:value="0.852124069118872">
            <text:p>0.8521240691</text:p>
          </table:table-cell>
          <table:table-cell table:formula="of:=RAND()" office:value-type="float" office:value="0.560016563627869">
            <text:p>0.5600165636</text:p>
          </table:table-cell>
          <table:table-cell table:formula="of:=RAND()" office:value-type="float" office:value="0.864757813280448">
            <text:p>0.8647578133</text:p>
          </table:table-cell>
          <table:table-cell table:formula="of:=RAND()" office:value-type="float" office:value="0.739934885874391">
            <text:p>0.7399348859</text:p>
          </table:table-cell>
          <table:table-cell table:formula="of:=RAND()" office:value-type="float" office:value="0.943889972520992">
            <text:p>0.9438899725</text:p>
          </table:table-cell>
          <table:table-cell table:formula="of:=RAND()" office:value-type="float" office:value="0.757533680414781">
            <text:p>0.7575336804</text:p>
          </table:table-cell>
          <table:table-cell table:formula="of:=RAND()" office:value-type="float" office:value="0.427659582346678">
            <text:p>0.4276595823</text:p>
          </table:table-cell>
          <table:table-cell table:formula="of:=RAND()" office:value-type="float" office:value="0.903673292603344">
            <text:p>0.9036732926</text:p>
          </table:table-cell>
          <table:table-cell table:formula="of:=RAND()" office:value-type="float" office:value="0.342452713288367">
            <text:p>0.3424527133</text:p>
          </table:table-cell>
          <table:table-cell table:formula="of:=RAND()" office:value-type="float" office:value="0.7729729374405">
            <text:p>0.7729729374</text:p>
          </table:table-cell>
          <table:table-cell table:formula="of:=RAND()" office:value-type="float" office:value="0.418528838083148">
            <text:p>0.4185288381</text:p>
          </table:table-cell>
          <table:table-cell table:formula="of:=RAND()" office:value-type="float" office:value="0.541684953263029">
            <text:p>0.5416849533</text:p>
          </table:table-cell>
          <table:table-cell table:formula="of:=SUM([.B638:.M638])-6" office:value-type="float" office:value="2.12522930186242">
            <text:p>2.1252293019</text:p>
          </table:table-cell>
          <table:table-cell table:formula="of:=[.N638]-[.$G$6]" office:value-type="float" office:value="2.13825447700219">
            <text:p>2.138254477</text:p>
          </table:table-cell>
          <table:table-cell table:formula="of:=[.O638]*[.O638]" office:value-type="float" office:value="4.57213220841992">
            <text:p>4.5721322084</text:p>
          </table:table-cell>
        </table:table-row>
        <table:table-row table:style-name="ro1">
          <table:table-cell/>
          <table:table-cell table:formula="of:=RAND()" office:value-type="float" office:value="0.321961110923439">
            <text:p>0.3219611109</text:p>
          </table:table-cell>
          <table:table-cell table:formula="of:=RAND()" office:value-type="float" office:value="0.305769398342818">
            <text:p>0.3057693983</text:p>
          </table:table-cell>
          <table:table-cell table:formula="of:=RAND()" office:value-type="float" office:value="0.856906248023734">
            <text:p>0.856906248</text:p>
          </table:table-cell>
          <table:table-cell table:formula="of:=RAND()" office:value-type="float" office:value="0.823925883742049">
            <text:p>0.8239258837</text:p>
          </table:table-cell>
          <table:table-cell table:formula="of:=RAND()" office:value-type="float" office:value="0.108277616323903">
            <text:p>0.1082776163</text:p>
          </table:table-cell>
          <table:table-cell table:formula="of:=RAND()" office:value-type="float" office:value="0.982204930391163">
            <text:p>0.9822049304</text:p>
          </table:table-cell>
          <table:table-cell table:formula="of:=RAND()" office:value-type="float" office:value="0.892817902844399">
            <text:p>0.8928179028</text:p>
          </table:table-cell>
          <table:table-cell table:formula="of:=RAND()" office:value-type="float" office:value="0.991217562928796">
            <text:p>0.9912175629</text:p>
          </table:table-cell>
          <table:table-cell table:formula="of:=RAND()" office:value-type="float" office:value="0.288825285155326">
            <text:p>0.2888252852</text:p>
          </table:table-cell>
          <table:table-cell table:formula="of:=RAND()" office:value-type="float" office:value="0.958954114234075">
            <text:p>0.9589541142</text:p>
          </table:table-cell>
          <table:table-cell table:formula="of:=RAND()" office:value-type="float" office:value="0.0444207745604217">
            <text:p>0.0444207746</text:p>
          </table:table-cell>
          <table:table-cell table:formula="of:=RAND()" office:value-type="float" office:value="0.249535333365202">
            <text:p>0.2495353334</text:p>
          </table:table-cell>
          <table:table-cell table:formula="of:=SUM([.B639:.M639])-6" office:value-type="float" office:value="0.824816160835326">
            <text:p>0.8248161608</text:p>
          </table:table-cell>
          <table:table-cell table:formula="of:=[.N639]-[.$G$6]" office:value-type="float" office:value="0.837841335975099">
            <text:p>0.837841336</text:p>
          </table:table-cell>
          <table:table-cell table:formula="of:=[.O639]*[.O639]" office:value-type="float" office:value="0.701978104268539">
            <text:p>0.7019781043</text:p>
          </table:table-cell>
        </table:table-row>
        <table:table-row table:style-name="ro1">
          <table:table-cell/>
          <table:table-cell table:formula="of:=RAND()" office:value-type="float" office:value="0.195378929609433">
            <text:p>0.1953789296</text:p>
          </table:table-cell>
          <table:table-cell table:formula="of:=RAND()" office:value-type="float" office:value="0.828460592310876">
            <text:p>0.8284605923</text:p>
          </table:table-cell>
          <table:table-cell table:formula="of:=RAND()" office:value-type="float" office:value="0.825128734344617">
            <text:p>0.8251287343</text:p>
          </table:table-cell>
          <table:table-cell table:formula="of:=RAND()" office:value-type="float" office:value="0.609580001793802">
            <text:p>0.6095800018</text:p>
          </table:table-cell>
          <table:table-cell table:formula="of:=RAND()" office:value-type="float" office:value="0.102915385272354">
            <text:p>0.1029153853</text:p>
          </table:table-cell>
          <table:table-cell table:formula="of:=RAND()" office:value-type="float" office:value="0.563970061484724">
            <text:p>0.5639700615</text:p>
          </table:table-cell>
          <table:table-cell table:formula="of:=RAND()" office:value-type="float" office:value="0.529753841692582">
            <text:p>0.5297538417</text:p>
          </table:table-cell>
          <table:table-cell table:formula="of:=RAND()" office:value-type="float" office:value="0.589449987048283">
            <text:p>0.589449987</text:p>
          </table:table-cell>
          <table:table-cell table:formula="of:=RAND()" office:value-type="float" office:value="0.0737362485378981">
            <text:p>0.0737362485</text:p>
          </table:table-cell>
          <table:table-cell table:formula="of:=RAND()" office:value-type="float" office:value="0.389106486691162">
            <text:p>0.3891064867</text:p>
          </table:table-cell>
          <table:table-cell table:formula="of:=RAND()" office:value-type="float" office:value="0.757025546394289">
            <text:p>0.7570255464</text:p>
          </table:table-cell>
          <table:table-cell table:formula="of:=RAND()" office:value-type="float" office:value="0.897988471202552">
            <text:p>0.8979884712</text:p>
          </table:table-cell>
          <table:table-cell table:formula="of:=SUM([.B640:.M640])-6" office:value-type="float" office:value="0.362494286382571">
            <text:p>0.3624942864</text:p>
          </table:table-cell>
          <table:table-cell table:formula="of:=[.N640]-[.$G$6]" office:value-type="float" office:value="0.375519461522344">
            <text:p>0.3755194615</text:p>
          </table:table-cell>
          <table:table-cell table:formula="of:=[.O640]*[.O640]" office:value-type="float" office:value="0.141014865982032">
            <text:p>0.141014866</text:p>
          </table:table-cell>
        </table:table-row>
        <table:table-row table:style-name="ro1">
          <table:table-cell/>
          <table:table-cell table:formula="of:=RAND()" office:value-type="float" office:value="0.159312772797421">
            <text:p>0.1593127728</text:p>
          </table:table-cell>
          <table:table-cell table:formula="of:=RAND()" office:value-type="float" office:value="0.495278447400779">
            <text:p>0.4952784474</text:p>
          </table:table-cell>
          <table:table-cell table:formula="of:=RAND()" office:value-type="float" office:value="0.21616566576995">
            <text:p>0.2161656658</text:p>
          </table:table-cell>
          <table:table-cell table:formula="of:=RAND()" office:value-type="float" office:value="0.832052641315386">
            <text:p>0.8320526413</text:p>
          </table:table-cell>
          <table:table-cell table:formula="of:=RAND()" office:value-type="float" office:value="0.519842055859044">
            <text:p>0.5198420559</text:p>
          </table:table-cell>
          <table:table-cell table:formula="of:=RAND()" office:value-type="float" office:value="0.580110842594877">
            <text:p>0.5801108426</text:p>
          </table:table-cell>
          <table:table-cell table:formula="of:=RAND()" office:value-type="float" office:value="0.394753618398681">
            <text:p>0.3947536184</text:p>
          </table:table-cell>
          <table:table-cell table:formula="of:=RAND()" office:value-type="float" office:value="0.540908731287345">
            <text:p>0.5409087313</text:p>
          </table:table-cell>
          <table:table-cell table:formula="of:=RAND()" office:value-type="float" office:value="0.834073431091383">
            <text:p>0.8340734311</text:p>
          </table:table-cell>
          <table:table-cell table:formula="of:=RAND()" office:value-type="float" office:value="0.85715599078685">
            <text:p>0.8571559908</text:p>
          </table:table-cell>
          <table:table-cell table:formula="of:=RAND()" office:value-type="float" office:value="0.701358085498214">
            <text:p>0.7013580855</text:p>
          </table:table-cell>
          <table:table-cell table:formula="of:=RAND()" office:value-type="float" office:value="0.439357400173321">
            <text:p>0.4393574002</text:p>
          </table:table-cell>
          <table:table-cell table:formula="of:=SUM([.B641:.M641])-6" office:value-type="float" office:value="0.570369682973251">
            <text:p>0.570369683</text:p>
          </table:table-cell>
          <table:table-cell table:formula="of:=[.N641]-[.$G$6]" office:value-type="float" office:value="0.583394858113024">
            <text:p>0.5833948581</text:p>
          </table:table-cell>
          <table:table-cell table:formula="of:=[.O641]*[.O641]" office:value-type="float" office:value="0.340349560472716">
            <text:p>0.3403495605</text:p>
          </table:table-cell>
        </table:table-row>
        <table:table-row table:style-name="ro1">
          <table:table-cell/>
          <table:table-cell table:formula="of:=RAND()" office:value-type="float" office:value="0.690534121822566">
            <text:p>0.6905341218</text:p>
          </table:table-cell>
          <table:table-cell table:formula="of:=RAND()" office:value-type="float" office:value="0.497662413166836">
            <text:p>0.4976624132</text:p>
          </table:table-cell>
          <table:table-cell table:formula="of:=RAND()" office:value-type="float" office:value="0.552190758986399">
            <text:p>0.552190759</text:p>
          </table:table-cell>
          <table:table-cell table:formula="of:=RAND()" office:value-type="float" office:value="0.362918013706803">
            <text:p>0.3629180137</text:p>
          </table:table-cell>
          <table:table-cell table:formula="of:=RAND()" office:value-type="float" office:value="0.235919442726299">
            <text:p>0.2359194427</text:p>
          </table:table-cell>
          <table:table-cell table:formula="of:=RAND()" office:value-type="float" office:value="0.80297081801109">
            <text:p>0.802970818</text:p>
          </table:table-cell>
          <table:table-cell table:formula="of:=RAND()" office:value-type="float" office:value="0.552124197827652">
            <text:p>0.5521241978</text:p>
          </table:table-cell>
          <table:table-cell table:formula="of:=RAND()" office:value-type="float" office:value="0.202861845027655">
            <text:p>0.202861845</text:p>
          </table:table-cell>
          <table:table-cell table:formula="of:=RAND()" office:value-type="float" office:value="0.998070864472538">
            <text:p>0.9980708645</text:p>
          </table:table-cell>
          <table:table-cell table:formula="of:=RAND()" office:value-type="float" office:value="0.739657302619889">
            <text:p>0.7396573026</text:p>
          </table:table-cell>
          <table:table-cell table:formula="of:=RAND()" office:value-type="float" office:value="0.51855798647739">
            <text:p>0.5185579865</text:p>
          </table:table-cell>
          <table:table-cell table:formula="of:=RAND()" office:value-type="float" office:value="0.596928948303685">
            <text:p>0.5969289483</text:p>
          </table:table-cell>
          <table:table-cell table:formula="of:=SUM([.B642:.M642])-6" office:value-type="float" office:value="0.750396713148803">
            <text:p>0.7503967131</text:p>
          </table:table-cell>
          <table:table-cell table:formula="of:=[.N642]-[.$G$6]" office:value-type="float" office:value="0.763421888288576">
            <text:p>0.7634218883</text:p>
          </table:table-cell>
          <table:table-cell table:formula="of:=[.O642]*[.O642]" office:value-type="float" office:value="0.582812979518095">
            <text:p>0.5828129795</text:p>
          </table:table-cell>
        </table:table-row>
        <table:table-row table:style-name="ro1">
          <table:table-cell/>
          <table:table-cell table:formula="of:=RAND()" office:value-type="float" office:value="0.575400225585327">
            <text:p>0.5754002256</text:p>
          </table:table-cell>
          <table:table-cell table:formula="of:=RAND()" office:value-type="float" office:value="0.911619471851736">
            <text:p>0.9116194719</text:p>
          </table:table-cell>
          <table:table-cell table:formula="of:=RAND()" office:value-type="float" office:value="0.47158046765253">
            <text:p>0.4715804677</text:p>
          </table:table-cell>
          <table:table-cell table:formula="of:=RAND()" office:value-type="float" office:value="0.347344395006075">
            <text:p>0.347344395</text:p>
          </table:table-cell>
          <table:table-cell table:formula="of:=RAND()" office:value-type="float" office:value="0.608806089032441">
            <text:p>0.608806089</text:p>
          </table:table-cell>
          <table:table-cell table:formula="of:=RAND()" office:value-type="float" office:value="0.806007955688983">
            <text:p>0.8060079557</text:p>
          </table:table-cell>
          <table:table-cell table:formula="of:=RAND()" office:value-type="float" office:value="0.637865426484495">
            <text:p>0.6378654265</text:p>
          </table:table-cell>
          <table:table-cell table:formula="of:=RAND()" office:value-type="float" office:value="0.25826614187099">
            <text:p>0.2582661419</text:p>
          </table:table-cell>
          <table:table-cell table:formula="of:=RAND()" office:value-type="float" office:value="0.741696657380089">
            <text:p>0.7416966574</text:p>
          </table:table-cell>
          <table:table-cell table:formula="of:=RAND()" office:value-type="float" office:value="0.0541841809172183">
            <text:p>0.0541841809</text:p>
          </table:table-cell>
          <table:table-cell table:formula="of:=RAND()" office:value-type="float" office:value="0.329497257946059">
            <text:p>0.3294972579</text:p>
          </table:table-cell>
          <table:table-cell table:formula="of:=RAND()" office:value-type="float" office:value="0.870994295459241">
            <text:p>0.8709942955</text:p>
          </table:table-cell>
          <table:table-cell table:formula="of:=SUM([.B643:.M643])-6" office:value-type="float" office:value="0.613262564875186">
            <text:p>0.6132625649</text:p>
          </table:table-cell>
          <table:table-cell table:formula="of:=[.N643]-[.$G$6]" office:value-type="float" office:value="0.626287740014959">
            <text:p>0.62628774</text:p>
          </table:table-cell>
          <table:table-cell table:formula="of:=[.O643]*[.O643]" office:value-type="float" office:value="0.392236333293045">
            <text:p>0.3922363333</text:p>
          </table:table-cell>
        </table:table-row>
        <table:table-row table:style-name="ro1">
          <table:table-cell/>
          <table:table-cell table:formula="of:=RAND()" office:value-type="float" office:value="0.948574750684202">
            <text:p>0.9485747507</text:p>
          </table:table-cell>
          <table:table-cell table:formula="of:=RAND()" office:value-type="float" office:value="0.796252922853455">
            <text:p>0.7962529229</text:p>
          </table:table-cell>
          <table:table-cell table:formula="of:=RAND()" office:value-type="float" office:value="0.0923216585069895">
            <text:p>0.0923216585</text:p>
          </table:table-cell>
          <table:table-cell table:formula="of:=RAND()" office:value-type="float" office:value="0.864377677207813">
            <text:p>0.8643776772</text:p>
          </table:table-cell>
          <table:table-cell table:formula="of:=RAND()" office:value-type="float" office:value="0.0122526967898011">
            <text:p>0.0122526968</text:p>
          </table:table-cell>
          <table:table-cell table:formula="of:=RAND()" office:value-type="float" office:value="0.25008332892321">
            <text:p>0.2500833289</text:p>
          </table:table-cell>
          <table:table-cell table:formula="of:=RAND()" office:value-type="float" office:value="0.173685881542042">
            <text:p>0.1736858815</text:p>
          </table:table-cell>
          <table:table-cell table:formula="of:=RAND()" office:value-type="float" office:value="0.573123768437654">
            <text:p>0.5731237684</text:p>
          </table:table-cell>
          <table:table-cell table:formula="of:=RAND()" office:value-type="float" office:value="0.0664992306847125">
            <text:p>0.0664992307</text:p>
          </table:table-cell>
          <table:table-cell table:formula="of:=RAND()" office:value-type="float" office:value="0.900163199519739">
            <text:p>0.9001631995</text:p>
          </table:table-cell>
          <table:table-cell table:formula="of:=RAND()" office:value-type="float" office:value="0.908916418673471">
            <text:p>0.9089164187</text:p>
          </table:table-cell>
          <table:table-cell table:formula="of:=RAND()" office:value-type="float" office:value="0.783789491746575">
            <text:p>0.7837894917</text:p>
          </table:table-cell>
          <table:table-cell table:formula="of:=SUM([.B644:.M644])-6" office:value-type="float" office:value="0.370041025569662">
            <text:p>0.3700410256</text:p>
          </table:table-cell>
          <table:table-cell table:formula="of:=[.N644]-[.$G$6]" office:value-type="float" office:value="0.383066200709436">
            <text:p>0.3830662007</text:p>
          </table:table-cell>
          <table:table-cell table:formula="of:=[.O644]*[.O644]" office:value-type="float" office:value="0.146739714125962">
            <text:p>0.1467397141</text:p>
          </table:table-cell>
        </table:table-row>
        <table:table-row table:style-name="ro1">
          <table:table-cell/>
          <table:table-cell table:formula="of:=RAND()" office:value-type="float" office:value="0.253120248904452">
            <text:p>0.2531202489</text:p>
          </table:table-cell>
          <table:table-cell table:formula="of:=RAND()" office:value-type="float" office:value="0.456533876014873">
            <text:p>0.456533876</text:p>
          </table:table-cell>
          <table:table-cell table:formula="of:=RAND()" office:value-type="float" office:value="0.608914524549618">
            <text:p>0.6089145245</text:p>
          </table:table-cell>
          <table:table-cell table:formula="of:=RAND()" office:value-type="float" office:value="0.277755827177316">
            <text:p>0.2777558272</text:p>
          </table:table-cell>
          <table:table-cell table:formula="of:=RAND()" office:value-type="float" office:value="0.368414973840117">
            <text:p>0.3684149738</text:p>
          </table:table-cell>
          <table:table-cell table:formula="of:=RAND()" office:value-type="float" office:value="0.633093893062323">
            <text:p>0.6330938931</text:p>
          </table:table-cell>
          <table:table-cell table:formula="of:=RAND()" office:value-type="float" office:value="0.211737372213975">
            <text:p>0.2117373722</text:p>
          </table:table-cell>
          <table:table-cell table:formula="of:=RAND()" office:value-type="float" office:value="0.43643967458047">
            <text:p>0.4364396746</text:p>
          </table:table-cell>
          <table:table-cell table:formula="of:=RAND()" office:value-type="float" office:value="0.884758204454556">
            <text:p>0.8847582045</text:p>
          </table:table-cell>
          <table:table-cell table:formula="of:=RAND()" office:value-type="float" office:value="0.341495280852541">
            <text:p>0.3414952809</text:p>
          </table:table-cell>
          <table:table-cell table:formula="of:=RAND()" office:value-type="float" office:value="0.375191361410543">
            <text:p>0.3751913614</text:p>
          </table:table-cell>
          <table:table-cell table:formula="of:=RAND()" office:value-type="float" office:value="0.936831743456423">
            <text:p>0.9368317435</text:p>
          </table:table-cell>
          <table:table-cell table:formula="of:=SUM([.B645:.M645])-6" office:value-type="float" office:value="-0.215713019482791">
            <text:p>-0.2157130195</text:p>
          </table:table-cell>
          <table:table-cell table:formula="of:=[.N645]-[.$G$6]" office:value-type="float" office:value="-0.202687844343018">
            <text:p>-0.2026878443</text:p>
          </table:table-cell>
          <table:table-cell table:formula="of:=[.O645]*[.O645]" office:value-type="float" office:value="0.0410823622444194">
            <text:p>0.0410823622</text:p>
          </table:table-cell>
        </table:table-row>
        <table:table-row table:style-name="ro1">
          <table:table-cell/>
          <table:table-cell table:formula="of:=RAND()" office:value-type="float" office:value="0.348305685678497">
            <text:p>0.3483056857</text:p>
          </table:table-cell>
          <table:table-cell table:formula="of:=RAND()" office:value-type="float" office:value="0.657608063193038">
            <text:p>0.6576080632</text:p>
          </table:table-cell>
          <table:table-cell table:formula="of:=RAND()" office:value-type="float" office:value="0.785917538916692">
            <text:p>0.7859175389</text:p>
          </table:table-cell>
          <table:table-cell table:formula="of:=RAND()" office:value-type="float" office:value="0.983231948688626">
            <text:p>0.9832319487</text:p>
          </table:table-cell>
          <table:table-cell table:formula="of:=RAND()" office:value-type="float" office:value="0.35427354555577">
            <text:p>0.3542735456</text:p>
          </table:table-cell>
          <table:table-cell table:formula="of:=RAND()" office:value-type="float" office:value="0.497388509334996">
            <text:p>0.4973885093</text:p>
          </table:table-cell>
          <table:table-cell table:formula="of:=RAND()" office:value-type="float" office:value="0.401257939636707">
            <text:p>0.4012579396</text:p>
          </table:table-cell>
          <table:table-cell table:formula="of:=RAND()" office:value-type="float" office:value="0.881399245467037">
            <text:p>0.8813992455</text:p>
          </table:table-cell>
          <table:table-cell table:formula="of:=RAND()" office:value-type="float" office:value="0.949186447076499">
            <text:p>0.9491864471</text:p>
          </table:table-cell>
          <table:table-cell table:formula="of:=RAND()" office:value-type="float" office:value="0.270515233511105">
            <text:p>0.2705152335</text:p>
          </table:table-cell>
          <table:table-cell table:formula="of:=RAND()" office:value-type="float" office:value="0.236285725841299">
            <text:p>0.2362857258</text:p>
          </table:table-cell>
          <table:table-cell table:formula="of:=RAND()" office:value-type="float" office:value="0.735268387245014">
            <text:p>0.7352683872</text:p>
          </table:table-cell>
          <table:table-cell table:formula="of:=SUM([.B646:.M646])-6" office:value-type="float" office:value="1.10063827014528">
            <text:p>1.1006382701</text:p>
          </table:table-cell>
          <table:table-cell table:formula="of:=[.N646]-[.$G$6]" office:value-type="float" office:value="1.11366344528506">
            <text:p>1.1136634453</text:p>
          </table:table-cell>
          <table:table-cell table:formula="of:=[.O646]*[.O646]" office:value-type="float" office:value="1.24024626936418">
            <text:p>1.2402462694</text:p>
          </table:table-cell>
        </table:table-row>
        <table:table-row table:style-name="ro1">
          <table:table-cell/>
          <table:table-cell table:formula="of:=RAND()" office:value-type="float" office:value="0.512386422138661">
            <text:p>0.5123864221</text:p>
          </table:table-cell>
          <table:table-cell table:formula="of:=RAND()" office:value-type="float" office:value="0.158115360885859">
            <text:p>0.1581153609</text:p>
          </table:table-cell>
          <table:table-cell table:formula="of:=RAND()" office:value-type="float" office:value="0.105304272146896">
            <text:p>0.1053042721</text:p>
          </table:table-cell>
          <table:table-cell table:formula="of:=RAND()" office:value-type="float" office:value="0.513054922223091">
            <text:p>0.5130549222</text:p>
          </table:table-cell>
          <table:table-cell table:formula="of:=RAND()" office:value-type="float" office:value="0.909041373524815">
            <text:p>0.9090413735</text:p>
          </table:table-cell>
          <table:table-cell table:formula="of:=RAND()" office:value-type="float" office:value="0.704114032909274">
            <text:p>0.7041140329</text:p>
          </table:table-cell>
          <table:table-cell table:formula="of:=RAND()" office:value-type="float" office:value="0.80869435146451">
            <text:p>0.8086943515</text:p>
          </table:table-cell>
          <table:table-cell table:formula="of:=RAND()" office:value-type="float" office:value="0.144899473059922">
            <text:p>0.1448994731</text:p>
          </table:table-cell>
          <table:table-cell table:formula="of:=RAND()" office:value-type="float" office:value="0.960472260368988">
            <text:p>0.9604722604</text:p>
          </table:table-cell>
          <table:table-cell table:formula="of:=RAND()" office:value-type="float" office:value="0.46216437779367">
            <text:p>0.4621643778</text:p>
          </table:table-cell>
          <table:table-cell table:formula="of:=RAND()" office:value-type="float" office:value="0.464976171497256">
            <text:p>0.4649761715</text:p>
          </table:table-cell>
          <table:table-cell table:formula="of:=RAND()" office:value-type="float" office:value="0.4679385649506">
            <text:p>0.467938565</text:p>
          </table:table-cell>
          <table:table-cell table:formula="of:=SUM([.B647:.M647])-6" office:value-type="float" office:value="0.211161582963541">
            <text:p>0.211161583</text:p>
          </table:table-cell>
          <table:table-cell table:formula="of:=[.N647]-[.$G$6]" office:value-type="float" office:value="0.224186758103315">
            <text:p>0.2241867581</text:p>
          </table:table-cell>
          <table:table-cell table:formula="of:=[.O647]*[.O647]" office:value-type="float" office:value="0.0502597025088742">
            <text:p>0.0502597025</text:p>
          </table:table-cell>
        </table:table-row>
        <table:table-row table:style-name="ro1">
          <table:table-cell/>
          <table:table-cell table:formula="of:=RAND()" office:value-type="float" office:value="0.516969494055957">
            <text:p>0.5169694941</text:p>
          </table:table-cell>
          <table:table-cell table:formula="of:=RAND()" office:value-type="float" office:value="0.63724594656378">
            <text:p>0.6372459466</text:p>
          </table:table-cell>
          <table:table-cell table:formula="of:=RAND()" office:value-type="float" office:value="0.756723392754793">
            <text:p>0.7567233928</text:p>
          </table:table-cell>
          <table:table-cell table:formula="of:=RAND()" office:value-type="float" office:value="0.15621904283762">
            <text:p>0.1562190428</text:p>
          </table:table-cell>
          <table:table-cell table:formula="of:=RAND()" office:value-type="float" office:value="0.428450093604624">
            <text:p>0.4284500936</text:p>
          </table:table-cell>
          <table:table-cell table:formula="of:=RAND()" office:value-type="float" office:value="0.305401382502168">
            <text:p>0.3054013825</text:p>
          </table:table-cell>
          <table:table-cell table:formula="of:=RAND()" office:value-type="float" office:value="0.453487517079338">
            <text:p>0.4534875171</text:p>
          </table:table-cell>
          <table:table-cell table:formula="of:=RAND()" office:value-type="float" office:value="0.648501409450546">
            <text:p>0.6485014095</text:p>
          </table:table-cell>
          <table:table-cell table:formula="of:=RAND()" office:value-type="float" office:value="0.945757169742137">
            <text:p>0.9457571697</text:p>
          </table:table-cell>
          <table:table-cell table:formula="of:=RAND()" office:value-type="float" office:value="0.662745741894469">
            <text:p>0.6627457419</text:p>
          </table:table-cell>
          <table:table-cell table:formula="of:=RAND()" office:value-type="float" office:value="0.387885828036815">
            <text:p>0.387885828</text:p>
          </table:table-cell>
          <table:table-cell table:formula="of:=RAND()" office:value-type="float" office:value="0.265182603150606">
            <text:p>0.2651826032</text:p>
          </table:table-cell>
          <table:table-cell table:formula="of:=SUM([.B648:.M648])-6" office:value-type="float" office:value="0.164569621672854">
            <text:p>0.1645696217</text:p>
          </table:table-cell>
          <table:table-cell table:formula="of:=[.N648]-[.$G$6]" office:value-type="float" office:value="0.177594796812627">
            <text:p>0.1775947968</text:p>
          </table:table-cell>
          <table:table-cell table:formula="of:=[.O648]*[.O648]" office:value-type="float" office:value="0.0315399118549184">
            <text:p>0.0315399119</text:p>
          </table:table-cell>
        </table:table-row>
        <table:table-row table:style-name="ro1">
          <table:table-cell/>
          <table:table-cell table:formula="of:=RAND()" office:value-type="float" office:value="0.466630825772882">
            <text:p>0.4666308258</text:p>
          </table:table-cell>
          <table:table-cell table:formula="of:=RAND()" office:value-type="float" office:value="0.190971096744761">
            <text:p>0.1909710967</text:p>
          </table:table-cell>
          <table:table-cell table:formula="of:=RAND()" office:value-type="float" office:value="0.781146954977885">
            <text:p>0.781146955</text:p>
          </table:table-cell>
          <table:table-cell table:formula="of:=RAND()" office:value-type="float" office:value="0.462399883428589">
            <text:p>0.4623998834</text:p>
          </table:table-cell>
          <table:table-cell table:formula="of:=RAND()" office:value-type="float" office:value="0.870164927560836">
            <text:p>0.8701649276</text:p>
          </table:table-cell>
          <table:table-cell table:formula="of:=RAND()" office:value-type="float" office:value="0.423662352142856">
            <text:p>0.4236623521</text:p>
          </table:table-cell>
          <table:table-cell table:formula="of:=RAND()" office:value-type="float" office:value="0.447044357890263">
            <text:p>0.4470443579</text:p>
          </table:table-cell>
          <table:table-cell table:formula="of:=RAND()" office:value-type="float" office:value="0.0491723520681262">
            <text:p>0.0491723521</text:p>
          </table:table-cell>
          <table:table-cell table:formula="of:=RAND()" office:value-type="float" office:value="0.216780746122822">
            <text:p>0.2167807461</text:p>
          </table:table-cell>
          <table:table-cell table:formula="of:=RAND()" office:value-type="float" office:value="0.966150325955823">
            <text:p>0.966150326</text:p>
          </table:table-cell>
          <table:table-cell table:formula="of:=RAND()" office:value-type="float" office:value="0.750825564609841">
            <text:p>0.7508255646</text:p>
          </table:table-cell>
          <table:table-cell table:formula="of:=RAND()" office:value-type="float" office:value="0.625257952371612">
            <text:p>0.6252579524</text:p>
          </table:table-cell>
          <table:table-cell table:formula="of:=SUM([.B649:.M649])-6" office:value-type="float" office:value="0.250207339646295">
            <text:p>0.2502073396</text:p>
          </table:table-cell>
          <table:table-cell table:formula="of:=[.N649]-[.$G$6]" office:value-type="float" office:value="0.263232514786068">
            <text:p>0.2632325148</text:p>
          </table:table-cell>
          <table:table-cell table:formula="of:=[.O649]*[.O649]" office:value-type="float" office:value="0.0692913568405977">
            <text:p>0.0692913568</text:p>
          </table:table-cell>
        </table:table-row>
        <table:table-row table:style-name="ro1">
          <table:table-cell/>
          <table:table-cell table:formula="of:=RAND()" office:value-type="float" office:value="0.817907942691818">
            <text:p>0.8179079427</text:p>
          </table:table-cell>
          <table:table-cell table:formula="of:=RAND()" office:value-type="float" office:value="0.00665062060579658">
            <text:p>0.0066506206</text:p>
          </table:table-cell>
          <table:table-cell table:formula="of:=RAND()" office:value-type="float" office:value="0.921532220207155">
            <text:p>0.9215322202</text:p>
          </table:table-cell>
          <table:table-cell table:formula="of:=RAND()" office:value-type="float" office:value="0.0886974888853729">
            <text:p>0.0886974889</text:p>
          </table:table-cell>
          <table:table-cell table:formula="of:=RAND()" office:value-type="float" office:value="0.666640313342214">
            <text:p>0.6666403133</text:p>
          </table:table-cell>
          <table:table-cell table:formula="of:=RAND()" office:value-type="float" office:value="0.734838936245069">
            <text:p>0.7348389362</text:p>
          </table:table-cell>
          <table:table-cell table:formula="of:=RAND()" office:value-type="float" office:value="0.501797419041395">
            <text:p>0.501797419</text:p>
          </table:table-cell>
          <table:table-cell table:formula="of:=RAND()" office:value-type="float" office:value="0.0392413288354874">
            <text:p>0.0392413288</text:p>
          </table:table-cell>
          <table:table-cell table:formula="of:=RAND()" office:value-type="float" office:value="0.0451194103807211">
            <text:p>0.0451194104</text:p>
          </table:table-cell>
          <table:table-cell table:formula="of:=RAND()" office:value-type="float" office:value="0.786972412373871">
            <text:p>0.7869724124</text:p>
          </table:table-cell>
          <table:table-cell table:formula="of:=RAND()" office:value-type="float" office:value="0.648036699509248">
            <text:p>0.6480366995</text:p>
          </table:table-cell>
          <table:table-cell table:formula="of:=RAND()" office:value-type="float" office:value="0.684667087392882">
            <text:p>0.6846670874</text:p>
          </table:table-cell>
          <table:table-cell table:formula="of:=SUM([.B650:.M650])-6" office:value-type="float" office:value="-0.0578981204889715">
            <text:p>-0.0578981205</text:p>
          </table:table-cell>
          <table:table-cell table:formula="of:=[.N650]-[.$G$6]" office:value-type="float" office:value="-0.0448729453491978">
            <text:p>-0.0448729453</text:p>
          </table:table-cell>
          <table:table-cell table:formula="of:=[.O650]*[.O650]" office:value-type="float" office:value="0.0020135812243121">
            <text:p>0.0020135812</text:p>
          </table:table-cell>
        </table:table-row>
        <table:table-row table:style-name="ro1">
          <table:table-cell/>
          <table:table-cell table:formula="of:=RAND()" office:value-type="float" office:value="0.60294137452729">
            <text:p>0.6029413745</text:p>
          </table:table-cell>
          <table:table-cell table:formula="of:=RAND()" office:value-type="float" office:value="0.811572649050504">
            <text:p>0.8115726491</text:p>
          </table:table-cell>
          <table:table-cell table:formula="of:=RAND()" office:value-type="float" office:value="0.386835279641673">
            <text:p>0.3868352796</text:p>
          </table:table-cell>
          <table:table-cell table:formula="of:=RAND()" office:value-type="float" office:value="0.400938831735402">
            <text:p>0.4009388317</text:p>
          </table:table-cell>
          <table:table-cell table:formula="of:=RAND()" office:value-type="float" office:value="0.7037546064239">
            <text:p>0.7037546064</text:p>
          </table:table-cell>
          <table:table-cell table:formula="of:=RAND()" office:value-type="float" office:value="0.809432851150632">
            <text:p>0.8094328512</text:p>
          </table:table-cell>
          <table:table-cell table:formula="of:=RAND()" office:value-type="float" office:value="0.402595700230449">
            <text:p>0.4025957002</text:p>
          </table:table-cell>
          <table:table-cell table:formula="of:=RAND()" office:value-type="float" office:value="0.622668706811965">
            <text:p>0.6226687068</text:p>
          </table:table-cell>
          <table:table-cell table:formula="of:=RAND()" office:value-type="float" office:value="0.841994271147996">
            <text:p>0.8419942711</text:p>
          </table:table-cell>
          <table:table-cell table:formula="of:=RAND()" office:value-type="float" office:value="0.225035056704655">
            <text:p>0.2250350567</text:p>
          </table:table-cell>
          <table:table-cell table:formula="of:=RAND()" office:value-type="float" office:value="0.179224392632023">
            <text:p>0.1792243926</text:p>
          </table:table-cell>
          <table:table-cell table:formula="of:=RAND()" office:value-type="float" office:value="0.238153881859034">
            <text:p>0.2381538819</text:p>
          </table:table-cell>
          <table:table-cell table:formula="of:=SUM([.B651:.M651])-6" office:value-type="float" office:value="0.225147601915523">
            <text:p>0.2251476019</text:p>
          </table:table-cell>
          <table:table-cell table:formula="of:=[.N651]-[.$G$6]" office:value-type="float" office:value="0.238172777055297">
            <text:p>0.2381727771</text:p>
          </table:table-cell>
          <table:table-cell table:formula="of:=[.O651]*[.O651]" office:value-type="float" office:value="0.0567262717302322">
            <text:p>0.0567262717</text:p>
          </table:table-cell>
        </table:table-row>
        <table:table-row table:style-name="ro1">
          <table:table-cell/>
          <table:table-cell table:formula="of:=RAND()" office:value-type="float" office:value="0.712130461586639">
            <text:p>0.7121304616</text:p>
          </table:table-cell>
          <table:table-cell table:formula="of:=RAND()" office:value-type="float" office:value="0.769903125241399">
            <text:p>0.7699031252</text:p>
          </table:table-cell>
          <table:table-cell table:formula="of:=RAND()" office:value-type="float" office:value="0.523059741826728">
            <text:p>0.5230597418</text:p>
          </table:table-cell>
          <table:table-cell table:formula="of:=RAND()" office:value-type="float" office:value="0.637907055439428">
            <text:p>0.6379070554</text:p>
          </table:table-cell>
          <table:table-cell table:formula="of:=RAND()" office:value-type="float" office:value="0.693932789145038">
            <text:p>0.6939327891</text:p>
          </table:table-cell>
          <table:table-cell table:formula="of:=RAND()" office:value-type="float" office:value="0.630425533745438">
            <text:p>0.6304255337</text:p>
          </table:table-cell>
          <table:table-cell table:formula="of:=RAND()" office:value-type="float" office:value="0.765493605984375">
            <text:p>0.765493606</text:p>
          </table:table-cell>
          <table:table-cell table:formula="of:=RAND()" office:value-type="float" office:value="0.564626920968294">
            <text:p>0.564626921</text:p>
          </table:table-cell>
          <table:table-cell table:formula="of:=RAND()" office:value-type="float" office:value="0.168194161262363">
            <text:p>0.1681941613</text:p>
          </table:table-cell>
          <table:table-cell table:formula="of:=RAND()" office:value-type="float" office:value="0.0611533743795008">
            <text:p>0.0611533744</text:p>
          </table:table-cell>
          <table:table-cell table:formula="of:=RAND()" office:value-type="float" office:value="0.236936014844105">
            <text:p>0.2369360148</text:p>
          </table:table-cell>
          <table:table-cell table:formula="of:=RAND()" office:value-type="float" office:value="0.635037006577477">
            <text:p>0.6350370066</text:p>
          </table:table-cell>
          <table:table-cell table:formula="of:=SUM([.B652:.M652])-6" office:value-type="float" office:value="0.398799791000783">
            <text:p>0.398799791</text:p>
          </table:table-cell>
          <table:table-cell table:formula="of:=[.N652]-[.$G$6]" office:value-type="float" office:value="0.411824966140557">
            <text:p>0.4118249661</text:p>
          </table:table-cell>
          <table:table-cell table:formula="of:=[.O652]*[.O652]" office:value-type="float" office:value="0.169599802736671">
            <text:p>0.1695998027</text:p>
          </table:table-cell>
        </table:table-row>
        <table:table-row table:style-name="ro1">
          <table:table-cell/>
          <table:table-cell table:formula="of:=RAND()" office:value-type="float" office:value="0.430160611635074">
            <text:p>0.4301606116</text:p>
          </table:table-cell>
          <table:table-cell table:formula="of:=RAND()" office:value-type="float" office:value="0.851968706119806">
            <text:p>0.8519687061</text:p>
          </table:table-cell>
          <table:table-cell table:formula="of:=RAND()" office:value-type="float" office:value="0.221931497799233">
            <text:p>0.2219314978</text:p>
          </table:table-cell>
          <table:table-cell table:formula="of:=RAND()" office:value-type="float" office:value="0.0574121142271906">
            <text:p>0.0574121142</text:p>
          </table:table-cell>
          <table:table-cell table:formula="of:=RAND()" office:value-type="float" office:value="0.512941238703206">
            <text:p>0.5129412387</text:p>
          </table:table-cell>
          <table:table-cell table:formula="of:=RAND()" office:value-type="float" office:value="0.355873523280025">
            <text:p>0.3558735233</text:p>
          </table:table-cell>
          <table:table-cell table:formula="of:=RAND()" office:value-type="float" office:value="0.353516803821549">
            <text:p>0.3535168038</text:p>
          </table:table-cell>
          <table:table-cell table:formula="of:=RAND()" office:value-type="float" office:value="0.820034562377259">
            <text:p>0.8200345624</text:p>
          </table:table-cell>
          <table:table-cell table:formula="of:=RAND()" office:value-type="float" office:value="0.453633572906256">
            <text:p>0.4536335729</text:p>
          </table:table-cell>
          <table:table-cell table:formula="of:=RAND()" office:value-type="float" office:value="0.185168097261339">
            <text:p>0.1851680973</text:p>
          </table:table-cell>
          <table:table-cell table:formula="of:=RAND()" office:value-type="float" office:value="0.512392888776958">
            <text:p>0.5123928888</text:p>
          </table:table-cell>
          <table:table-cell table:formula="of:=RAND()" office:value-type="float" office:value="0.978144653839991">
            <text:p>0.9781446538</text:p>
          </table:table-cell>
          <table:table-cell table:formula="of:=SUM([.B653:.M653])-6" office:value-type="float" office:value="-0.266821729252115">
            <text:p>-0.2668217293</text:p>
          </table:table-cell>
          <table:table-cell table:formula="of:=[.N653]-[.$G$6]" office:value-type="float" office:value="-0.253796554112341">
            <text:p>-0.2537965541</text:p>
          </table:table-cell>
          <table:table-cell table:formula="of:=[.O653]*[.O653]" office:value-type="float" office:value="0.0644126908792986">
            <text:p>0.0644126909</text:p>
          </table:table-cell>
        </table:table-row>
        <table:table-row table:style-name="ro1">
          <table:table-cell/>
          <table:table-cell table:formula="of:=RAND()" office:value-type="float" office:value="0.773043936351314">
            <text:p>0.7730439364</text:p>
          </table:table-cell>
          <table:table-cell table:formula="of:=RAND()" office:value-type="float" office:value="0.0961745448876172">
            <text:p>0.0961745449</text:p>
          </table:table-cell>
          <table:table-cell table:formula="of:=RAND()" office:value-type="float" office:value="0.30533038941212">
            <text:p>0.3053303894</text:p>
          </table:table-cell>
          <table:table-cell table:formula="of:=RAND()" office:value-type="float" office:value="0.371493129059672">
            <text:p>0.3714931291</text:p>
          </table:table-cell>
          <table:table-cell table:formula="of:=RAND()" office:value-type="float" office:value="0.687214072328061">
            <text:p>0.6872140723</text:p>
          </table:table-cell>
          <table:table-cell table:formula="of:=RAND()" office:value-type="float" office:value="0.700110400561243">
            <text:p>0.7001104006</text:p>
          </table:table-cell>
          <table:table-cell table:formula="of:=RAND()" office:value-type="float" office:value="0.299160471186042">
            <text:p>0.2991604712</text:p>
          </table:table-cell>
          <table:table-cell table:formula="of:=RAND()" office:value-type="float" office:value="0.95921620586887">
            <text:p>0.9592162059</text:p>
          </table:table-cell>
          <table:table-cell table:formula="of:=RAND()" office:value-type="float" office:value="0.990218009566888">
            <text:p>0.9902180096</text:p>
          </table:table-cell>
          <table:table-cell table:formula="of:=RAND()" office:value-type="float" office:value="0.440668425755575">
            <text:p>0.4406684258</text:p>
          </table:table-cell>
          <table:table-cell table:formula="of:=RAND()" office:value-type="float" office:value="0.146979480981827">
            <text:p>0.146979481</text:p>
          </table:table-cell>
          <table:table-cell table:formula="of:=RAND()" office:value-type="float" office:value="0.342247170163319">
            <text:p>0.3422471702</text:p>
          </table:table-cell>
          <table:table-cell table:formula="of:=SUM([.B654:.M654])-6" office:value-type="float" office:value="0.111856236122549">
            <text:p>0.1118562361</text:p>
          </table:table-cell>
          <table:table-cell table:formula="of:=[.N654]-[.$G$6]" office:value-type="float" office:value="0.124881411262322">
            <text:p>0.1248814113</text:p>
          </table:table-cell>
          <table:table-cell table:formula="of:=[.O654]*[.O654]" office:value-type="float" office:value="0.0155953668788693">
            <text:p>0.0155953669</text:p>
          </table:table-cell>
        </table:table-row>
        <table:table-row table:style-name="ro1">
          <table:table-cell/>
          <table:table-cell table:formula="of:=RAND()" office:value-type="float" office:value="0.644741611788049">
            <text:p>0.6447416118</text:p>
          </table:table-cell>
          <table:table-cell table:formula="of:=RAND()" office:value-type="float" office:value="0.505270766559988">
            <text:p>0.5052707666</text:p>
          </table:table-cell>
          <table:table-cell table:formula="of:=RAND()" office:value-type="float" office:value="0.579177170293406">
            <text:p>0.5791771703</text:p>
          </table:table-cell>
          <table:table-cell table:formula="of:=RAND()" office:value-type="float" office:value="0.863617409020662">
            <text:p>0.863617409</text:p>
          </table:table-cell>
          <table:table-cell table:formula="of:=RAND()" office:value-type="float" office:value="0.70223701861687">
            <text:p>0.7022370186</text:p>
          </table:table-cell>
          <table:table-cell table:formula="of:=RAND()" office:value-type="float" office:value="0.575578565709293">
            <text:p>0.5755785657</text:p>
          </table:table-cell>
          <table:table-cell table:formula="of:=RAND()" office:value-type="float" office:value="0.522979430388659">
            <text:p>0.5229794304</text:p>
          </table:table-cell>
          <table:table-cell table:formula="of:=RAND()" office:value-type="float" office:value="0.215378016000614">
            <text:p>0.215378016</text:p>
          </table:table-cell>
          <table:table-cell table:formula="of:=RAND()" office:value-type="float" office:value="0.590032482519746">
            <text:p>0.5900324825</text:p>
          </table:table-cell>
          <table:table-cell table:formula="of:=RAND()" office:value-type="float" office:value="0.108143735677004">
            <text:p>0.1081437357</text:p>
          </table:table-cell>
          <table:table-cell table:formula="of:=RAND()" office:value-type="float" office:value="0.559773797169328">
            <text:p>0.5597737972</text:p>
          </table:table-cell>
          <table:table-cell table:formula="of:=RAND()" office:value-type="float" office:value="0.0428759679198265">
            <text:p>0.0428759679</text:p>
          </table:table-cell>
          <table:table-cell table:formula="of:=SUM([.B655:.M655])-6" office:value-type="float" office:value="-0.0901940283365548">
            <text:p>-0.0901940283</text:p>
          </table:table-cell>
          <table:table-cell table:formula="of:=[.N655]-[.$G$6]" office:value-type="float" office:value="-0.0771688531967811">
            <text:p>-0.0771688532</text:p>
          </table:table-cell>
          <table:table-cell table:formula="of:=[.O655]*[.O655]" office:value-type="float" office:value="0.00595503190370636">
            <text:p>0.0059550319</text:p>
          </table:table-cell>
        </table:table-row>
        <table:table-row table:style-name="ro1">
          <table:table-cell/>
          <table:table-cell table:formula="of:=RAND()" office:value-type="float" office:value="0.581057788105682">
            <text:p>0.5810577881</text:p>
          </table:table-cell>
          <table:table-cell table:formula="of:=RAND()" office:value-type="float" office:value="0.325037879869342">
            <text:p>0.3250378799</text:p>
          </table:table-cell>
          <table:table-cell table:formula="of:=RAND()" office:value-type="float" office:value="0.616179584059864">
            <text:p>0.6161795841</text:p>
          </table:table-cell>
          <table:table-cell table:formula="of:=RAND()" office:value-type="float" office:value="0.960434317355976">
            <text:p>0.9604343174</text:p>
          </table:table-cell>
          <table:table-cell table:formula="of:=RAND()" office:value-type="float" office:value="0.515853622462601">
            <text:p>0.5158536225</text:p>
          </table:table-cell>
          <table:table-cell table:formula="of:=RAND()" office:value-type="float" office:value="0.615184606518596">
            <text:p>0.6151846065</text:p>
          </table:table-cell>
          <table:table-cell table:formula="of:=RAND()" office:value-type="float" office:value="0.625607265625149">
            <text:p>0.6256072656</text:p>
          </table:table-cell>
          <table:table-cell table:formula="of:=RAND()" office:value-type="float" office:value="0.116357986582443">
            <text:p>0.1163579866</text:p>
          </table:table-cell>
          <table:table-cell table:formula="of:=RAND()" office:value-type="float" office:value="0.398793678730726">
            <text:p>0.3987936787</text:p>
          </table:table-cell>
          <table:table-cell table:formula="of:=RAND()" office:value-type="float" office:value="0.991018881089985">
            <text:p>0.9910188811</text:p>
          </table:table-cell>
          <table:table-cell table:formula="of:=RAND()" office:value-type="float" office:value="0.113635769113898">
            <text:p>0.1136357691</text:p>
          </table:table-cell>
          <table:table-cell table:formula="of:=RAND()" office:value-type="float" office:value="0.188968133879825">
            <text:p>0.1889681339</text:p>
          </table:table-cell>
          <table:table-cell table:formula="of:=SUM([.B656:.M656])-6" office:value-type="float" office:value="0.0481295133940876">
            <text:p>0.0481295134</text:p>
          </table:table-cell>
          <table:table-cell table:formula="of:=[.N656]-[.$G$6]" office:value-type="float" office:value="0.0611546885338612">
            <text:p>0.0611546885</text:p>
          </table:table-cell>
          <table:table-cell table:formula="of:=[.O656]*[.O656]" office:value-type="float" office:value="0.00373989592967357">
            <text:p>0.0037398959</text:p>
          </table:table-cell>
        </table:table-row>
        <table:table-row table:style-name="ro1">
          <table:table-cell/>
          <table:table-cell table:formula="of:=RAND()" office:value-type="float" office:value="0.335238360101357">
            <text:p>0.3352383601</text:p>
          </table:table-cell>
          <table:table-cell table:formula="of:=RAND()" office:value-type="float" office:value="0.948705694172531">
            <text:p>0.9487056942</text:p>
          </table:table-cell>
          <table:table-cell table:formula="of:=RAND()" office:value-type="float" office:value="0.987878390820697">
            <text:p>0.9878783908</text:p>
          </table:table-cell>
          <table:table-cell table:formula="of:=RAND()" office:value-type="float" office:value="0.641391684301198">
            <text:p>0.6413916843</text:p>
          </table:table-cell>
          <table:table-cell table:formula="of:=RAND()" office:value-type="float" office:value="0.641286917496473">
            <text:p>0.6412869175</text:p>
          </table:table-cell>
          <table:table-cell table:formula="of:=RAND()" office:value-type="float" office:value="0.314565666019917">
            <text:p>0.314565666</text:p>
          </table:table-cell>
          <table:table-cell table:formula="of:=RAND()" office:value-type="float" office:value="0.983986240113154">
            <text:p>0.9839862401</text:p>
          </table:table-cell>
          <table:table-cell table:formula="of:=RAND()" office:value-type="float" office:value="0.0249439354520291">
            <text:p>0.0249439355</text:p>
          </table:table-cell>
          <table:table-cell table:formula="of:=RAND()" office:value-type="float" office:value="0.242865229025483">
            <text:p>0.242865229</text:p>
          </table:table-cell>
          <table:table-cell table:formula="of:=RAND()" office:value-type="float" office:value="0.544056390877813">
            <text:p>0.5440563909</text:p>
          </table:table-cell>
          <table:table-cell table:formula="of:=RAND()" office:value-type="float" office:value="0.236297173425555">
            <text:p>0.2362971734</text:p>
          </table:table-cell>
          <table:table-cell table:formula="of:=RAND()" office:value-type="float" office:value="0.202385260956362">
            <text:p>0.202385261</text:p>
          </table:table-cell>
          <table:table-cell table:formula="of:=SUM([.B657:.M657])-6" office:value-type="float" office:value="0.103600942762569">
            <text:p>0.1036009428</text:p>
          </table:table-cell>
          <table:table-cell table:formula="of:=[.N657]-[.$G$6]" office:value-type="float" office:value="0.116626117902342">
            <text:p>0.1166261179</text:p>
          </table:table-cell>
          <table:table-cell table:formula="of:=[.O657]*[.O657]" office:value-type="float" office:value="0.013601651376971">
            <text:p>0.0136016514</text:p>
          </table:table-cell>
        </table:table-row>
        <table:table-row table:style-name="ro1">
          <table:table-cell/>
          <table:table-cell table:formula="of:=RAND()" office:value-type="float" office:value="0.396326993359253">
            <text:p>0.3963269934</text:p>
          </table:table-cell>
          <table:table-cell table:formula="of:=RAND()" office:value-type="float" office:value="0.203471699263901">
            <text:p>0.2034716993</text:p>
          </table:table-cell>
          <table:table-cell table:formula="of:=RAND()" office:value-type="float" office:value="0.103292743908241">
            <text:p>0.1032927439</text:p>
          </table:table-cell>
          <table:table-cell table:formula="of:=RAND()" office:value-type="float" office:value="0.194532457040623">
            <text:p>0.194532457</text:p>
          </table:table-cell>
          <table:table-cell table:formula="of:=RAND()" office:value-type="float" office:value="0.744447496486828">
            <text:p>0.7444474965</text:p>
          </table:table-cell>
          <table:table-cell table:formula="of:=RAND()" office:value-type="float" office:value="0.453387478599325">
            <text:p>0.4533874786</text:p>
          </table:table-cell>
          <table:table-cell table:formula="of:=RAND()" office:value-type="float" office:value="0.710449142148718">
            <text:p>0.7104491421</text:p>
          </table:table-cell>
          <table:table-cell table:formula="of:=RAND()" office:value-type="float" office:value="0.18818475282751">
            <text:p>0.1881847528</text:p>
          </table:table-cell>
          <table:table-cell table:formula="of:=RAND()" office:value-type="float" office:value="0.334112421376631">
            <text:p>0.3341124214</text:p>
          </table:table-cell>
          <table:table-cell table:formula="of:=RAND()" office:value-type="float" office:value="0.545348118059337">
            <text:p>0.5453481181</text:p>
          </table:table-cell>
          <table:table-cell table:formula="of:=RAND()" office:value-type="float" office:value="0.394594396930188">
            <text:p>0.3945943969</text:p>
          </table:table-cell>
          <table:table-cell table:formula="of:=RAND()" office:value-type="float" office:value="0.374908458208665">
            <text:p>0.3749084582</text:p>
          </table:table-cell>
          <table:table-cell table:formula="of:=SUM([.B658:.M658])-6" office:value-type="float" office:value="-1.35694384179078">
            <text:p>-1.3569438418</text:p>
          </table:table-cell>
          <table:table-cell table:formula="of:=[.N658]-[.$G$6]" office:value-type="float" office:value="-1.34391866665101">
            <text:p>-1.3439186667</text:p>
          </table:table-cell>
          <table:table-cell table:formula="of:=[.O658]*[.O658]" office:value-type="float" office:value="1.80611738257302">
            <text:p>1.8061173826</text:p>
          </table:table-cell>
        </table:table-row>
        <table:table-row table:style-name="ro1">
          <table:table-cell/>
          <table:table-cell table:formula="of:=RAND()" office:value-type="float" office:value="0.901294700568542">
            <text:p>0.9012947006</text:p>
          </table:table-cell>
          <table:table-cell table:formula="of:=RAND()" office:value-type="float" office:value="0.95109836012125">
            <text:p>0.9510983601</text:p>
          </table:table-cell>
          <table:table-cell table:formula="of:=RAND()" office:value-type="float" office:value="0.36736155138351">
            <text:p>0.3673615514</text:p>
          </table:table-cell>
          <table:table-cell table:formula="of:=RAND()" office:value-type="float" office:value="0.751790283480659">
            <text:p>0.7517902835</text:p>
          </table:table-cell>
          <table:table-cell table:formula="of:=RAND()" office:value-type="float" office:value="0.621720157098025">
            <text:p>0.6217201571</text:p>
          </table:table-cell>
          <table:table-cell table:formula="of:=RAND()" office:value-type="float" office:value="0.960740622365847">
            <text:p>0.9607406224</text:p>
          </table:table-cell>
          <table:table-cell table:formula="of:=RAND()" office:value-type="float" office:value="0.330520066665485">
            <text:p>0.3305200667</text:p>
          </table:table-cell>
          <table:table-cell table:formula="of:=RAND()" office:value-type="float" office:value="0.899384347954765">
            <text:p>0.899384348</text:p>
          </table:table-cell>
          <table:table-cell table:formula="of:=RAND()" office:value-type="float" office:value="0.345459636999294">
            <text:p>0.345459637</text:p>
          </table:table-cell>
          <table:table-cell table:formula="of:=RAND()" office:value-type="float" office:value="0.285178310470656">
            <text:p>0.2851783105</text:p>
          </table:table-cell>
          <table:table-cell table:formula="of:=RAND()" office:value-type="float" office:value="0.438338971929625">
            <text:p>0.4383389719</text:p>
          </table:table-cell>
          <table:table-cell table:formula="of:=RAND()" office:value-type="float" office:value="0.0883920891210437">
            <text:p>0.0883920891</text:p>
          </table:table-cell>
          <table:table-cell table:formula="of:=SUM([.B659:.M659])-6" office:value-type="float" office:value="0.941279098158702">
            <text:p>0.9412790982</text:p>
          </table:table-cell>
          <table:table-cell table:formula="of:=[.N659]-[.$G$6]" office:value-type="float" office:value="0.954304273298476">
            <text:p>0.9543042733</text:p>
          </table:table-cell>
          <table:table-cell table:formula="of:=[.O659]*[.O659]" office:value-type="float" office:value="0.910696646035732">
            <text:p>0.910696646</text:p>
          </table:table-cell>
        </table:table-row>
        <table:table-row table:style-name="ro1">
          <table:table-cell/>
          <table:table-cell table:formula="of:=RAND()" office:value-type="float" office:value="0.442025305936113">
            <text:p>0.4420253059</text:p>
          </table:table-cell>
          <table:table-cell table:formula="of:=RAND()" office:value-type="float" office:value="0.418679606402293">
            <text:p>0.4186796064</text:p>
          </table:table-cell>
          <table:table-cell table:formula="of:=RAND()" office:value-type="float" office:value="0.785108312964439">
            <text:p>0.785108313</text:p>
          </table:table-cell>
          <table:table-cell table:formula="of:=RAND()" office:value-type="float" office:value="0.43265732517466">
            <text:p>0.4326573252</text:p>
          </table:table-cell>
          <table:table-cell table:formula="of:=RAND()" office:value-type="float" office:value="0.729709542589262">
            <text:p>0.7297095426</text:p>
          </table:table-cell>
          <table:table-cell table:formula="of:=RAND()" office:value-type="float" office:value="0.70364060276188">
            <text:p>0.7036406028</text:p>
          </table:table-cell>
          <table:table-cell table:formula="of:=RAND()" office:value-type="float" office:value="0.976681840838864">
            <text:p>0.9766818408</text:p>
          </table:table-cell>
          <table:table-cell table:formula="of:=RAND()" office:value-type="float" office:value="0.293821001658216">
            <text:p>0.2938210017</text:p>
          </table:table-cell>
          <table:table-cell table:formula="of:=RAND()" office:value-type="float" office:value="0.441844629123807">
            <text:p>0.4418446291</text:p>
          </table:table-cell>
          <table:table-cell table:formula="of:=RAND()" office:value-type="float" office:value="0.900776845868677">
            <text:p>0.9007768459</text:p>
          </table:table-cell>
          <table:table-cell table:formula="of:=RAND()" office:value-type="float" office:value="0.0372624285519123">
            <text:p>0.0372624286</text:p>
          </table:table-cell>
          <table:table-cell table:formula="of:=RAND()" office:value-type="float" office:value="0.205581402638927">
            <text:p>0.2055814026</text:p>
          </table:table-cell>
          <table:table-cell table:formula="of:=SUM([.B660:.M660])-6" office:value-type="float" office:value="0.36778884450905">
            <text:p>0.3677888445</text:p>
          </table:table-cell>
          <table:table-cell table:formula="of:=[.N660]-[.$G$6]" office:value-type="float" office:value="0.380814019648824">
            <text:p>0.3808140196</text:p>
          </table:table-cell>
          <table:table-cell table:formula="of:=[.O660]*[.O660]" office:value-type="float" office:value="0.145019317561095">
            <text:p>0.1450193176</text:p>
          </table:table-cell>
        </table:table-row>
        <table:table-row table:style-name="ro1">
          <table:table-cell/>
          <table:table-cell table:formula="of:=RAND()" office:value-type="float" office:value="0.00836697826161981">
            <text:p>0.0083669783</text:p>
          </table:table-cell>
          <table:table-cell table:formula="of:=RAND()" office:value-type="float" office:value="0.165212765801698">
            <text:p>0.1652127658</text:p>
          </table:table-cell>
          <table:table-cell table:formula="of:=RAND()" office:value-type="float" office:value="0.379593287128955">
            <text:p>0.3795932871</text:p>
          </table:table-cell>
          <table:table-cell table:formula="of:=RAND()" office:value-type="float" office:value="0.659143316559494">
            <text:p>0.6591433166</text:p>
          </table:table-cell>
          <table:table-cell table:formula="of:=RAND()" office:value-type="float" office:value="0.061221293406561">
            <text:p>0.0612212934</text:p>
          </table:table-cell>
          <table:table-cell table:formula="of:=RAND()" office:value-type="float" office:value="0.345684117404744">
            <text:p>0.3456841174</text:p>
          </table:table-cell>
          <table:table-cell table:formula="of:=RAND()" office:value-type="float" office:value="0.112056624144316">
            <text:p>0.1120566241</text:p>
          </table:table-cell>
          <table:table-cell table:formula="of:=RAND()" office:value-type="float" office:value="0.659867785405368">
            <text:p>0.6598677854</text:p>
          </table:table-cell>
          <table:table-cell table:formula="of:=RAND()" office:value-type="float" office:value="0.523514637723565">
            <text:p>0.5235146377</text:p>
          </table:table-cell>
          <table:table-cell table:formula="of:=RAND()" office:value-type="float" office:value="0.168065841775388">
            <text:p>0.1680658418</text:p>
          </table:table-cell>
          <table:table-cell table:formula="of:=RAND()" office:value-type="float" office:value="0.780938605777919">
            <text:p>0.7809386058</text:p>
          </table:table-cell>
          <table:table-cell table:formula="of:=RAND()" office:value-type="float" office:value="0.937466115225107">
            <text:p>0.9374661152</text:p>
          </table:table-cell>
          <table:table-cell table:formula="of:=SUM([.B661:.M661])-6" office:value-type="float" office:value="-1.19886863138527">
            <text:p>-1.1988686314</text:p>
          </table:table-cell>
          <table:table-cell table:formula="of:=[.N661]-[.$G$6]" office:value-type="float" office:value="-1.18584345624549">
            <text:p>-1.1858434562</text:p>
          </table:table-cell>
          <table:table-cell table:formula="of:=[.O661]*[.O661]" office:value-type="float" office:value="1.40622470272026">
            <text:p>1.4062247027</text:p>
          </table:table-cell>
        </table:table-row>
        <table:table-row table:style-name="ro1">
          <table:table-cell/>
          <table:table-cell table:formula="of:=RAND()" office:value-type="float" office:value="0.0197016333695501">
            <text:p>0.0197016334</text:p>
          </table:table-cell>
          <table:table-cell table:formula="of:=RAND()" office:value-type="float" office:value="0.626775105018169">
            <text:p>0.626775105</text:p>
          </table:table-cell>
          <table:table-cell table:formula="of:=RAND()" office:value-type="float" office:value="0.922767082927749">
            <text:p>0.9227670829</text:p>
          </table:table-cell>
          <table:table-cell table:formula="of:=RAND()" office:value-type="float" office:value="0.48585841525346">
            <text:p>0.4858584153</text:p>
          </table:table-cell>
          <table:table-cell table:formula="of:=RAND()" office:value-type="float" office:value="0.996962438803166">
            <text:p>0.9969624388</text:p>
          </table:table-cell>
          <table:table-cell table:formula="of:=RAND()" office:value-type="float" office:value="0.0435923479963094">
            <text:p>0.043592348</text:p>
          </table:table-cell>
          <table:table-cell table:formula="of:=RAND()" office:value-type="float" office:value="0.17421314609237">
            <text:p>0.1742131461</text:p>
          </table:table-cell>
          <table:table-cell table:formula="of:=RAND()" office:value-type="float" office:value="0.41395407076925">
            <text:p>0.4139540708</text:p>
          </table:table-cell>
          <table:table-cell table:formula="of:=RAND()" office:value-type="float" office:value="0.274120784830302">
            <text:p>0.2741207848</text:p>
          </table:table-cell>
          <table:table-cell table:formula="of:=RAND()" office:value-type="float" office:value="0.860837500775233">
            <text:p>0.8608375008</text:p>
          </table:table-cell>
          <table:table-cell table:formula="of:=RAND()" office:value-type="float" office:value="0.256664874730632">
            <text:p>0.2566648747</text:p>
          </table:table-cell>
          <table:table-cell table:formula="of:=RAND()" office:value-type="float" office:value="0.0728978340048343">
            <text:p>0.072897834</text:p>
          </table:table-cell>
          <table:table-cell table:formula="of:=SUM([.B662:.M662])-6" office:value-type="float" office:value="-0.851654765428975">
            <text:p>-0.8516547654</text:p>
          </table:table-cell>
          <table:table-cell table:formula="of:=[.N662]-[.$G$6]" office:value-type="float" office:value="-0.838629590289202">
            <text:p>-0.8386295903</text:p>
          </table:table-cell>
          <table:table-cell table:formula="of:=[.O662]*[.O662]" office:value-type="float" office:value="0.703299589708634">
            <text:p>0.7032995897</text:p>
          </table:table-cell>
        </table:table-row>
        <table:table-row table:style-name="ro1">
          <table:table-cell/>
          <table:table-cell table:formula="of:=RAND()" office:value-type="float" office:value="0.238474775571376">
            <text:p>0.2384747756</text:p>
          </table:table-cell>
          <table:table-cell table:formula="of:=RAND()" office:value-type="float" office:value="0.951438139658421">
            <text:p>0.9514381397</text:p>
          </table:table-cell>
          <table:table-cell table:formula="of:=RAND()" office:value-type="float" office:value="0.770050618331879">
            <text:p>0.7700506183</text:p>
          </table:table-cell>
          <table:table-cell table:formula="of:=RAND()" office:value-type="float" office:value="0.956884803483263">
            <text:p>0.9568848035</text:p>
          </table:table-cell>
          <table:table-cell table:formula="of:=RAND()" office:value-type="float" office:value="0.565886683762074">
            <text:p>0.5658866838</text:p>
          </table:table-cell>
          <table:table-cell table:formula="of:=RAND()" office:value-type="float" office:value="0.876080200774595">
            <text:p>0.8760802008</text:p>
          </table:table-cell>
          <table:table-cell table:formula="of:=RAND()" office:value-type="float" office:value="0.313753426540643">
            <text:p>0.3137534265</text:p>
          </table:table-cell>
          <table:table-cell table:formula="of:=RAND()" office:value-type="float" office:value="0.0897791795432568">
            <text:p>0.0897791795</text:p>
          </table:table-cell>
          <table:table-cell table:formula="of:=RAND()" office:value-type="float" office:value="0.020076597109437">
            <text:p>0.0200765971</text:p>
          </table:table-cell>
          <table:table-cell table:formula="of:=RAND()" office:value-type="float" office:value="0.761771307792515">
            <text:p>0.7617713078</text:p>
          </table:table-cell>
          <table:table-cell table:formula="of:=RAND()" office:value-type="float" office:value="0.490204442292452">
            <text:p>0.4902044423</text:p>
          </table:table-cell>
          <table:table-cell table:formula="of:=RAND()" office:value-type="float" office:value="0.232144907582551">
            <text:p>0.2321449076</text:p>
          </table:table-cell>
          <table:table-cell table:formula="of:=SUM([.B663:.M663])-6" office:value-type="float" office:value="0.266545082442462">
            <text:p>0.2665450824</text:p>
          </table:table-cell>
          <table:table-cell table:formula="of:=[.N663]-[.$G$6]" office:value-type="float" office:value="0.279570257582236">
            <text:p>0.2795702576</text:p>
          </table:table-cell>
          <table:table-cell table:formula="of:=[.O663]*[.O663]" office:value-type="float" office:value="0.0781595289245978">
            <text:p>0.0781595289</text:p>
          </table:table-cell>
        </table:table-row>
        <table:table-row table:style-name="ro1">
          <table:table-cell/>
          <table:table-cell table:formula="of:=RAND()" office:value-type="float" office:value="0.973504631314427">
            <text:p>0.9735046313</text:p>
          </table:table-cell>
          <table:table-cell table:formula="of:=RAND()" office:value-type="float" office:value="0.204803346656263">
            <text:p>0.2048033467</text:p>
          </table:table-cell>
          <table:table-cell table:formula="of:=RAND()" office:value-type="float" office:value="0.0309050234500319">
            <text:p>0.0309050235</text:p>
          </table:table-cell>
          <table:table-cell table:formula="of:=RAND()" office:value-type="float" office:value="0.240187351359054">
            <text:p>0.2401873514</text:p>
          </table:table-cell>
          <table:table-cell table:formula="of:=RAND()" office:value-type="float" office:value="0.978295539272949">
            <text:p>0.9782955393</text:p>
          </table:table-cell>
          <table:table-cell table:formula="of:=RAND()" office:value-type="float" office:value="0.651713473489508">
            <text:p>0.6517134735</text:p>
          </table:table-cell>
          <table:table-cell table:formula="of:=RAND()" office:value-type="float" office:value="0.0942819849587977">
            <text:p>0.094281985</text:p>
          </table:table-cell>
          <table:table-cell table:formula="of:=RAND()" office:value-type="float" office:value="0.606826092116535">
            <text:p>0.6068260921</text:p>
          </table:table-cell>
          <table:table-cell table:formula="of:=RAND()" office:value-type="float" office:value="0.689126438461244">
            <text:p>0.6891264385</text:p>
          </table:table-cell>
          <table:table-cell table:formula="of:=RAND()" office:value-type="float" office:value="0.0881209701765329">
            <text:p>0.0881209702</text:p>
          </table:table-cell>
          <table:table-cell table:formula="of:=RAND()" office:value-type="float" office:value="0.360772044630721">
            <text:p>0.3607720446</text:p>
          </table:table-cell>
          <table:table-cell table:formula="of:=RAND()" office:value-type="float" office:value="0.214078911580145">
            <text:p>0.2140789116</text:p>
          </table:table-cell>
          <table:table-cell table:formula="of:=SUM([.B664:.M664])-6" office:value-type="float" office:value="-0.867384192533791">
            <text:p>-0.8673841925</text:p>
          </table:table-cell>
          <table:table-cell table:formula="of:=[.N664]-[.$G$6]" office:value-type="float" office:value="-0.854359017394017">
            <text:p>-0.8543590174</text:p>
          </table:table-cell>
          <table:table-cell table:formula="of:=[.O664]*[.O664]" office:value-type="float" office:value="0.729929330602471">
            <text:p>0.7299293306</text:p>
          </table:table-cell>
        </table:table-row>
        <table:table-row table:style-name="ro1">
          <table:table-cell/>
          <table:table-cell table:formula="of:=RAND()" office:value-type="float" office:value="0.419221098767594">
            <text:p>0.4192210988</text:p>
          </table:table-cell>
          <table:table-cell table:formula="of:=RAND()" office:value-type="float" office:value="0.13088963390328">
            <text:p>0.1308896339</text:p>
          </table:table-cell>
          <table:table-cell table:formula="of:=RAND()" office:value-type="float" office:value="0.980005329474807">
            <text:p>0.9800053295</text:p>
          </table:table-cell>
          <table:table-cell table:formula="of:=RAND()" office:value-type="float" office:value="0.636788373114541">
            <text:p>0.6367883731</text:p>
          </table:table-cell>
          <table:table-cell table:formula="of:=RAND()" office:value-type="float" office:value="0.604241447523236">
            <text:p>0.6042414475</text:p>
          </table:table-cell>
          <table:table-cell table:formula="of:=RAND()" office:value-type="float" office:value="0.991331658093259">
            <text:p>0.9913316581</text:p>
          </table:table-cell>
          <table:table-cell table:formula="of:=RAND()" office:value-type="float" office:value="0.841091372538358">
            <text:p>0.8410913725</text:p>
          </table:table-cell>
          <table:table-cell table:formula="of:=RAND()" office:value-type="float" office:value="0.249478975310922">
            <text:p>0.2494789753</text:p>
          </table:table-cell>
          <table:table-cell table:formula="of:=RAND()" office:value-type="float" office:value="0.759778961073607">
            <text:p>0.7597789611</text:p>
          </table:table-cell>
          <table:table-cell table:formula="of:=RAND()" office:value-type="float" office:value="0.179034454980865">
            <text:p>0.179034455</text:p>
          </table:table-cell>
          <table:table-cell table:formula="of:=RAND()" office:value-type="float" office:value="0.533308826154098">
            <text:p>0.5333088262</text:p>
          </table:table-cell>
          <table:table-cell table:formula="of:=RAND()" office:value-type="float" office:value="0.571261887904257">
            <text:p>0.5712618879</text:p>
          </table:table-cell>
          <table:table-cell table:formula="of:=SUM([.B665:.M665])-6" office:value-type="float" office:value="0.896432018838823">
            <text:p>0.8964320188</text:p>
          </table:table-cell>
          <table:table-cell table:formula="of:=[.N665]-[.$G$6]" office:value-type="float" office:value="0.909457193978597">
            <text:p>0.909457194</text:p>
          </table:table-cell>
          <table:table-cell table:formula="of:=[.O665]*[.O665]" office:value-type="float" office:value="0.827112387679422">
            <text:p>0.8271123877</text:p>
          </table:table-cell>
        </table:table-row>
        <table:table-row table:style-name="ro1">
          <table:table-cell/>
          <table:table-cell table:formula="of:=RAND()" office:value-type="float" office:value="0.720387597568333">
            <text:p>0.7203875976</text:p>
          </table:table-cell>
          <table:table-cell table:formula="of:=RAND()" office:value-type="float" office:value="0.784679987234995">
            <text:p>0.7846799872</text:p>
          </table:table-cell>
          <table:table-cell table:formula="of:=RAND()" office:value-type="float" office:value="0.757350832922384">
            <text:p>0.7573508329</text:p>
          </table:table-cell>
          <table:table-cell table:formula="of:=RAND()" office:value-type="float" office:value="0.0848935523536056">
            <text:p>0.0848935524</text:p>
          </table:table-cell>
          <table:table-cell table:formula="of:=RAND()" office:value-type="float" office:value="0.569500685902312">
            <text:p>0.5695006859</text:p>
          </table:table-cell>
          <table:table-cell table:formula="of:=RAND()" office:value-type="float" office:value="0.836841790471226">
            <text:p>0.8368417905</text:p>
          </table:table-cell>
          <table:table-cell table:formula="of:=RAND()" office:value-type="float" office:value="0.762796093011275">
            <text:p>0.762796093</text:p>
          </table:table-cell>
          <table:table-cell table:formula="of:=RAND()" office:value-type="float" office:value="0.418239623075351">
            <text:p>0.4182396231</text:p>
          </table:table-cell>
          <table:table-cell table:formula="of:=RAND()" office:value-type="float" office:value="0.423393298173323">
            <text:p>0.4233932982</text:p>
          </table:table-cell>
          <table:table-cell table:formula="of:=RAND()" office:value-type="float" office:value="0.221261091530323">
            <text:p>0.2212610915</text:p>
          </table:table-cell>
          <table:table-cell table:formula="of:=RAND()" office:value-type="float" office:value="0.770233291201294">
            <text:p>0.7702332912</text:p>
          </table:table-cell>
          <table:table-cell table:formula="of:=RAND()" office:value-type="float" office:value="0.972482595592737">
            <text:p>0.9724825956</text:p>
          </table:table-cell>
          <table:table-cell table:formula="of:=SUM([.B666:.M666])-6" office:value-type="float" office:value="1.32206043903716">
            <text:p>1.322060439</text:p>
          </table:table-cell>
          <table:table-cell table:formula="of:=[.N666]-[.$G$6]" office:value-type="float" office:value="1.33508561417693">
            <text:p>1.3350856142</text:p>
          </table:table-cell>
          <table:table-cell table:formula="of:=[.O666]*[.O666]" office:value-type="float" office:value="1.7824535971822">
            <text:p>1.7824535972</text:p>
          </table:table-cell>
        </table:table-row>
        <table:table-row table:style-name="ro1">
          <table:table-cell/>
          <table:table-cell table:formula="of:=RAND()" office:value-type="float" office:value="0.308641101466492">
            <text:p>0.3086411015</text:p>
          </table:table-cell>
          <table:table-cell table:formula="of:=RAND()" office:value-type="float" office:value="0.204878811025992">
            <text:p>0.204878811</text:p>
          </table:table-cell>
          <table:table-cell table:formula="of:=RAND()" office:value-type="float" office:value="0.954295210074633">
            <text:p>0.9542952101</text:p>
          </table:table-cell>
          <table:table-cell table:formula="of:=RAND()" office:value-type="float" office:value="0.703557783039287">
            <text:p>0.703557783</text:p>
          </table:table-cell>
          <table:table-cell table:formula="of:=RAND()" office:value-type="float" office:value="0.000823492417111993">
            <text:p>0.0008234924</text:p>
          </table:table-cell>
          <table:table-cell table:formula="of:=RAND()" office:value-type="float" office:value="0.360527924261987">
            <text:p>0.3605279243</text:p>
          </table:table-cell>
          <table:table-cell table:formula="of:=RAND()" office:value-type="float" office:value="0.321736075449735">
            <text:p>0.3217360754</text:p>
          </table:table-cell>
          <table:table-cell table:formula="of:=RAND()" office:value-type="float" office:value="0.577182591659948">
            <text:p>0.5771825917</text:p>
          </table:table-cell>
          <table:table-cell table:formula="of:=RAND()" office:value-type="float" office:value="0.0214005617890507">
            <text:p>0.0214005618</text:p>
          </table:table-cell>
          <table:table-cell table:formula="of:=RAND()" office:value-type="float" office:value="0.455183851532638">
            <text:p>0.4551838515</text:p>
          </table:table-cell>
          <table:table-cell table:formula="of:=RAND()" office:value-type="float" office:value="0.695287702372298">
            <text:p>0.6952877024</text:p>
          </table:table-cell>
          <table:table-cell table:formula="of:=RAND()" office:value-type="float" office:value="0.762644795235246">
            <text:p>0.7626447952</text:p>
          </table:table-cell>
          <table:table-cell table:formula="of:=SUM([.B667:.M667])-6" office:value-type="float" office:value="-0.633840099675581">
            <text:p>-0.6338400997</text:p>
          </table:table-cell>
          <table:table-cell table:formula="of:=[.N667]-[.$G$6]" office:value-type="float" office:value="-0.620814924535807">
            <text:p>-0.6208149245</text:p>
          </table:table-cell>
          <table:table-cell table:formula="of:=[.O667]*[.O667]" office:value-type="float" office:value="0.3854111705264">
            <text:p>0.3854111705</text:p>
          </table:table-cell>
        </table:table-row>
        <table:table-row table:style-name="ro1">
          <table:table-cell/>
          <table:table-cell table:formula="of:=RAND()" office:value-type="float" office:value="0.449612461961806">
            <text:p>0.449612462</text:p>
          </table:table-cell>
          <table:table-cell table:formula="of:=RAND()" office:value-type="float" office:value="0.447703054640442">
            <text:p>0.4477030546</text:p>
          </table:table-cell>
          <table:table-cell table:formula="of:=RAND()" office:value-type="float" office:value="0.0472005666233599">
            <text:p>0.0472005666</text:p>
          </table:table-cell>
          <table:table-cell table:formula="of:=RAND()" office:value-type="float" office:value="0.104520246386528">
            <text:p>0.1045202464</text:p>
          </table:table-cell>
          <table:table-cell table:formula="of:=RAND()" office:value-type="float" office:value="0.6961252191104">
            <text:p>0.6961252191</text:p>
          </table:table-cell>
          <table:table-cell table:formula="of:=RAND()" office:value-type="float" office:value="0.523120234487578">
            <text:p>0.5231202345</text:p>
          </table:table-cell>
          <table:table-cell table:formula="of:=RAND()" office:value-type="float" office:value="0.966575212311">
            <text:p>0.9665752123</text:p>
          </table:table-cell>
          <table:table-cell table:formula="of:=RAND()" office:value-type="float" office:value="0.0589440802577883">
            <text:p>0.0589440803</text:p>
          </table:table-cell>
          <table:table-cell table:formula="of:=RAND()" office:value-type="float" office:value="0.456344761420041">
            <text:p>0.4563447614</text:p>
          </table:table-cell>
          <table:table-cell table:formula="of:=RAND()" office:value-type="float" office:value="0.575514470459893">
            <text:p>0.5755144705</text:p>
          </table:table-cell>
          <table:table-cell table:formula="of:=RAND()" office:value-type="float" office:value="0.467520569683984">
            <text:p>0.4675205697</text:p>
          </table:table-cell>
          <table:table-cell table:formula="of:=RAND()" office:value-type="float" office:value="0.530645487131551">
            <text:p>0.5306454871</text:p>
          </table:table-cell>
          <table:table-cell table:formula="of:=SUM([.B668:.M668])-6" office:value-type="float" office:value="-0.676173635525629">
            <text:p>-0.6761736355</text:p>
          </table:table-cell>
          <table:table-cell table:formula="of:=[.N668]-[.$G$6]" office:value-type="float" office:value="-0.663148460385855">
            <text:p>-0.6631484604</text:p>
          </table:table-cell>
          <table:table-cell table:formula="of:=[.O668]*[.O668]" office:value-type="float" office:value="0.43976588051213">
            <text:p>0.4397658805</text:p>
          </table:table-cell>
        </table:table-row>
        <table:table-row table:style-name="ro1">
          <table:table-cell/>
          <table:table-cell table:formula="of:=RAND()" office:value-type="float" office:value="0.300135403405875">
            <text:p>0.3001354034</text:p>
          </table:table-cell>
          <table:table-cell table:formula="of:=RAND()" office:value-type="float" office:value="0.226446742191911">
            <text:p>0.2264467422</text:p>
          </table:table-cell>
          <table:table-cell table:formula="of:=RAND()" office:value-type="float" office:value="0.577031727414578">
            <text:p>0.5770317274</text:p>
          </table:table-cell>
          <table:table-cell table:formula="of:=RAND()" office:value-type="float" office:value="0.954061375465244">
            <text:p>0.9540613755</text:p>
          </table:table-cell>
          <table:table-cell table:formula="of:=RAND()" office:value-type="float" office:value="0.944914460415021">
            <text:p>0.9449144604</text:p>
          </table:table-cell>
          <table:table-cell table:formula="of:=RAND()" office:value-type="float" office:value="0.464959607692435">
            <text:p>0.4649596077</text:p>
          </table:table-cell>
          <table:table-cell table:formula="of:=RAND()" office:value-type="float" office:value="0.32982766139321">
            <text:p>0.3298276614</text:p>
          </table:table-cell>
          <table:table-cell table:formula="of:=RAND()" office:value-type="float" office:value="0.702730088727549">
            <text:p>0.7027300887</text:p>
          </table:table-cell>
          <table:table-cell table:formula="of:=RAND()" office:value-type="float" office:value="0.568222597241402">
            <text:p>0.5682225972</text:p>
          </table:table-cell>
          <table:table-cell table:formula="of:=RAND()" office:value-type="float" office:value="0.576726974686608">
            <text:p>0.5767269747</text:p>
          </table:table-cell>
          <table:table-cell table:formula="of:=RAND()" office:value-type="float" office:value="0.192251788219437">
            <text:p>0.1922517882</text:p>
          </table:table-cell>
          <table:table-cell table:formula="of:=RAND()" office:value-type="float" office:value="0.616765031591058">
            <text:p>0.6167650316</text:p>
          </table:table-cell>
          <table:table-cell table:formula="of:=SUM([.B669:.M669])-6" office:value-type="float" office:value="0.454073458444327">
            <text:p>0.4540734584</text:p>
          </table:table-cell>
          <table:table-cell table:formula="of:=[.N669]-[.$G$6]" office:value-type="float" office:value="0.467098633584101">
            <text:p>0.4670986336</text:p>
          </table:table-cell>
          <table:table-cell table:formula="of:=[.O669]*[.O669]" office:value-type="float" office:value="0.218181133496134">
            <text:p>0.2181811335</text:p>
          </table:table-cell>
        </table:table-row>
        <table:table-row table:style-name="ro1">
          <table:table-cell/>
          <table:table-cell table:formula="of:=RAND()" office:value-type="float" office:value="0.778273528441787">
            <text:p>0.7782735284</text:p>
          </table:table-cell>
          <table:table-cell table:formula="of:=RAND()" office:value-type="float" office:value="0.926239824155346">
            <text:p>0.9262398242</text:p>
          </table:table-cell>
          <table:table-cell table:formula="of:=RAND()" office:value-type="float" office:value="0.624574299436063">
            <text:p>0.6245742994</text:p>
          </table:table-cell>
          <table:table-cell table:formula="of:=RAND()" office:value-type="float" office:value="0.514324157033116">
            <text:p>0.514324157</text:p>
          </table:table-cell>
          <table:table-cell table:formula="of:=RAND()" office:value-type="float" office:value="0.271114068804309">
            <text:p>0.2711140688</text:p>
          </table:table-cell>
          <table:table-cell table:formula="of:=RAND()" office:value-type="float" office:value="0.375789707526565">
            <text:p>0.3757897075</text:p>
          </table:table-cell>
          <table:table-cell table:formula="of:=RAND()" office:value-type="float" office:value="0.18596016918309">
            <text:p>0.1859601692</text:p>
          </table:table-cell>
          <table:table-cell table:formula="of:=RAND()" office:value-type="float" office:value="0.236748247407377">
            <text:p>0.2367482474</text:p>
          </table:table-cell>
          <table:table-cell table:formula="of:=RAND()" office:value-type="float" office:value="0.27930271322839">
            <text:p>0.2793027132</text:p>
          </table:table-cell>
          <table:table-cell table:formula="of:=RAND()" office:value-type="float" office:value="0.991586558986455">
            <text:p>0.991586559</text:p>
          </table:table-cell>
          <table:table-cell table:formula="of:=RAND()" office:value-type="float" office:value="0.293703354429454">
            <text:p>0.2937033544</text:p>
          </table:table-cell>
          <table:table-cell table:formula="of:=RAND()" office:value-type="float" office:value="0.463660693028942">
            <text:p>0.463660693</text:p>
          </table:table-cell>
          <table:table-cell table:formula="of:=SUM([.B670:.M670])-6" office:value-type="float" office:value="-0.0587226783391088">
            <text:p>-0.0587226783</text:p>
          </table:table-cell>
          <table:table-cell table:formula="of:=[.N670]-[.$G$6]" office:value-type="float" office:value="-0.0456975031993352">
            <text:p>-0.0456975032</text:p>
          </table:table-cell>
          <table:table-cell table:formula="of:=[.O670]*[.O670]" office:value-type="float" office:value="0.00208826179865325">
            <text:p>0.0020882618</text:p>
          </table:table-cell>
        </table:table-row>
        <table:table-row table:style-name="ro1">
          <table:table-cell/>
          <table:table-cell table:formula="of:=RAND()" office:value-type="float" office:value="0.709077109582722">
            <text:p>0.7090771096</text:p>
          </table:table-cell>
          <table:table-cell table:formula="of:=RAND()" office:value-type="float" office:value="0.311285040108487">
            <text:p>0.3112850401</text:p>
          </table:table-cell>
          <table:table-cell table:formula="of:=RAND()" office:value-type="float" office:value="0.915279453387484">
            <text:p>0.9152794534</text:p>
          </table:table-cell>
          <table:table-cell table:formula="of:=RAND()" office:value-type="float" office:value="0.931741737062112">
            <text:p>0.9317417371</text:p>
          </table:table-cell>
          <table:table-cell table:formula="of:=RAND()" office:value-type="float" office:value="0.746532540535554">
            <text:p>0.7465325405</text:p>
          </table:table-cell>
          <table:table-cell table:formula="of:=RAND()" office:value-type="float" office:value="0.486227983376011">
            <text:p>0.4862279834</text:p>
          </table:table-cell>
          <table:table-cell table:formula="of:=RAND()" office:value-type="float" office:value="0.911834994796664">
            <text:p>0.9118349948</text:p>
          </table:table-cell>
          <table:table-cell table:formula="of:=RAND()" office:value-type="float" office:value="0.462687385734171">
            <text:p>0.4626873857</text:p>
          </table:table-cell>
          <table:table-cell table:formula="of:=RAND()" office:value-type="float" office:value="0.176819988526404">
            <text:p>0.1768199885</text:p>
          </table:table-cell>
          <table:table-cell table:formula="of:=RAND()" office:value-type="float" office:value="0.284636605996639">
            <text:p>0.284636606</text:p>
          </table:table-cell>
          <table:table-cell table:formula="of:=RAND()" office:value-type="float" office:value="0.724724349798635">
            <text:p>0.7247243498</text:p>
          </table:table-cell>
          <table:table-cell table:formula="of:=RAND()" office:value-type="float" office:value="0.193096580682322">
            <text:p>0.1930965807</text:p>
          </table:table-cell>
          <table:table-cell table:formula="of:=SUM([.B671:.M671])-6" office:value-type="float" office:value="0.853943769587204">
            <text:p>0.8539437696</text:p>
          </table:table-cell>
          <table:table-cell table:formula="of:=[.N671]-[.$G$6]" office:value-type="float" office:value="0.866968944726978">
            <text:p>0.8669689447</text:p>
          </table:table-cell>
          <table:table-cell table:formula="of:=[.O671]*[.O671]" office:value-type="float" office:value="0.751635151121009">
            <text:p>0.7516351511</text:p>
          </table:table-cell>
        </table:table-row>
        <table:table-row table:style-name="ro1">
          <table:table-cell/>
          <table:table-cell table:formula="of:=RAND()" office:value-type="float" office:value="0.538140377262607">
            <text:p>0.5381403773</text:p>
          </table:table-cell>
          <table:table-cell table:formula="of:=RAND()" office:value-type="float" office:value="0.456363951787353">
            <text:p>0.4563639518</text:p>
          </table:table-cell>
          <table:table-cell table:formula="of:=RAND()" office:value-type="float" office:value="0.685317244147882">
            <text:p>0.6853172441</text:p>
          </table:table-cell>
          <table:table-cell table:formula="of:=RAND()" office:value-type="float" office:value="0.253268195083365">
            <text:p>0.2532681951</text:p>
          </table:table-cell>
          <table:table-cell table:formula="of:=RAND()" office:value-type="float" office:value="0.0488797784782946">
            <text:p>0.0488797785</text:p>
          </table:table-cell>
          <table:table-cell table:formula="of:=RAND()" office:value-type="float" office:value="0.943107015220448">
            <text:p>0.9431070152</text:p>
          </table:table-cell>
          <table:table-cell table:formula="of:=RAND()" office:value-type="float" office:value="0.188999773934484">
            <text:p>0.1889997739</text:p>
          </table:table-cell>
          <table:table-cell table:formula="of:=RAND()" office:value-type="float" office:value="0.75296378089115">
            <text:p>0.7529637809</text:p>
          </table:table-cell>
          <table:table-cell table:formula="of:=RAND()" office:value-type="float" office:value="0.331226430600509">
            <text:p>0.3312264306</text:p>
          </table:table-cell>
          <table:table-cell table:formula="of:=RAND()" office:value-type="float" office:value="0.651677079731599">
            <text:p>0.6516770797</text:p>
          </table:table-cell>
          <table:table-cell table:formula="of:=RAND()" office:value-type="float" office:value="0.399964208249003">
            <text:p>0.3999642082</text:p>
          </table:table-cell>
          <table:table-cell table:formula="of:=RAND()" office:value-type="float" office:value="0.882020248332992">
            <text:p>0.8820202483</text:p>
          </table:table-cell>
          <table:table-cell table:formula="of:=SUM([.B672:.M672])-6" office:value-type="float" office:value="0.131928083719686">
            <text:p>0.1319280837</text:p>
          </table:table-cell>
          <table:table-cell table:formula="of:=[.N672]-[.$G$6]" office:value-type="float" office:value="0.144953258859459">
            <text:p>0.1449532589</text:p>
          </table:table-cell>
          <table:table-cell table:formula="of:=[.O672]*[.O672]" office:value-type="float" office:value="0.0210114472539774">
            <text:p>0.0210114473</text:p>
          </table:table-cell>
        </table:table-row>
        <table:table-row table:style-name="ro1">
          <table:table-cell/>
          <table:table-cell table:formula="of:=RAND()" office:value-type="float" office:value="0.28257370297797">
            <text:p>0.282573703</text:p>
          </table:table-cell>
          <table:table-cell table:formula="of:=RAND()" office:value-type="float" office:value="0.642940817633644">
            <text:p>0.6429408176</text:p>
          </table:table-cell>
          <table:table-cell table:formula="of:=RAND()" office:value-type="float" office:value="0.115895087365061">
            <text:p>0.1158950874</text:p>
          </table:table-cell>
          <table:table-cell table:formula="of:=RAND()" office:value-type="float" office:value="0.565947367576882">
            <text:p>0.5659473676</text:p>
          </table:table-cell>
          <table:table-cell table:formula="of:=RAND()" office:value-type="float" office:value="0.224664971232414">
            <text:p>0.2246649712</text:p>
          </table:table-cell>
          <table:table-cell table:formula="of:=RAND()" office:value-type="float" office:value="0.713164933025837">
            <text:p>0.713164933</text:p>
          </table:table-cell>
          <table:table-cell table:formula="of:=RAND()" office:value-type="float" office:value="0.420596230775118">
            <text:p>0.4205962308</text:p>
          </table:table-cell>
          <table:table-cell table:formula="of:=RAND()" office:value-type="float" office:value="0.593562117777765">
            <text:p>0.5935621178</text:p>
          </table:table-cell>
          <table:table-cell table:formula="of:=RAND()" office:value-type="float" office:value="0.608351012691855">
            <text:p>0.6083510127</text:p>
          </table:table-cell>
          <table:table-cell table:formula="of:=RAND()" office:value-type="float" office:value="0.676995938410983">
            <text:p>0.6769959384</text:p>
          </table:table-cell>
          <table:table-cell table:formula="of:=RAND()" office:value-type="float" office:value="0.101987572619692">
            <text:p>0.1019875726</text:p>
          </table:table-cell>
          <table:table-cell table:formula="of:=RAND()" office:value-type="float" office:value="0.511402736883611">
            <text:p>0.5114027369</text:p>
          </table:table-cell>
          <table:table-cell table:formula="of:=SUM([.B673:.M673])-6" office:value-type="float" office:value="-0.541917511029169">
            <text:p>-0.541917511</text:p>
          </table:table-cell>
          <table:table-cell table:formula="of:=[.N673]-[.$G$6]" office:value-type="float" office:value="-0.528892335889395">
            <text:p>-0.5288923359</text:p>
          </table:table-cell>
          <table:table-cell table:formula="of:=[.O673]*[.O673]" office:value-type="float" office:value="0.279727102962541">
            <text:p>0.279727103</text:p>
          </table:table-cell>
        </table:table-row>
        <table:table-row table:style-name="ro1">
          <table:table-cell/>
          <table:table-cell table:formula="of:=RAND()" office:value-type="float" office:value="0.190340353175998">
            <text:p>0.1903403532</text:p>
          </table:table-cell>
          <table:table-cell table:formula="of:=RAND()" office:value-type="float" office:value="0.523030583979562">
            <text:p>0.523030584</text:p>
          </table:table-cell>
          <table:table-cell table:formula="of:=RAND()" office:value-type="float" office:value="0.782852516276762">
            <text:p>0.7828525163</text:p>
          </table:table-cell>
          <table:table-cell table:formula="of:=RAND()" office:value-type="float" office:value="0.660481712315232">
            <text:p>0.6604817123</text:p>
          </table:table-cell>
          <table:table-cell table:formula="of:=RAND()" office:value-type="float" office:value="0.0268488272558898">
            <text:p>0.0268488273</text:p>
          </table:table-cell>
          <table:table-cell table:formula="of:=RAND()" office:value-type="float" office:value="0.369259823579341">
            <text:p>0.3692598236</text:p>
          </table:table-cell>
          <table:table-cell table:formula="of:=RAND()" office:value-type="float" office:value="0.109169782139361">
            <text:p>0.1091697821</text:p>
          </table:table-cell>
          <table:table-cell table:formula="of:=RAND()" office:value-type="float" office:value="0.0865005415398628">
            <text:p>0.0865005415</text:p>
          </table:table-cell>
          <table:table-cell table:formula="of:=RAND()" office:value-type="float" office:value="0.35026412922889">
            <text:p>0.3502641292</text:p>
          </table:table-cell>
          <table:table-cell table:formula="of:=RAND()" office:value-type="float" office:value="0.0875846357084811">
            <text:p>0.0875846357</text:p>
          </table:table-cell>
          <table:table-cell table:formula="of:=RAND()" office:value-type="float" office:value="0.287164015462622">
            <text:p>0.2871640155</text:p>
          </table:table-cell>
          <table:table-cell table:formula="of:=RAND()" office:value-type="float" office:value="0.626728357747197">
            <text:p>0.6267283577</text:p>
          </table:table-cell>
          <table:table-cell table:formula="of:=SUM([.B674:.M674])-6" office:value-type="float" office:value="-1.8997747215908">
            <text:p>-1.8997747216</text:p>
          </table:table-cell>
          <table:table-cell table:formula="of:=[.N674]-[.$G$6]" office:value-type="float" office:value="-1.88674954645103">
            <text:p>-1.8867495465</text:p>
          </table:table-cell>
          <table:table-cell table:formula="of:=[.O674]*[.O674]" office:value-type="float" office:value="3.55982385103316">
            <text:p>3.559823851</text:p>
          </table:table-cell>
        </table:table-row>
        <table:table-row table:style-name="ro1">
          <table:table-cell/>
          <table:table-cell table:formula="of:=RAND()" office:value-type="float" office:value="0.109994275262579">
            <text:p>0.1099942753</text:p>
          </table:table-cell>
          <table:table-cell table:formula="of:=RAND()" office:value-type="float" office:value="0.152687502326444">
            <text:p>0.1526875023</text:p>
          </table:table-cell>
          <table:table-cell table:formula="of:=RAND()" office:value-type="float" office:value="0.143767601577565">
            <text:p>0.1437676016</text:p>
          </table:table-cell>
          <table:table-cell table:formula="of:=RAND()" office:value-type="float" office:value="0.286736249458045">
            <text:p>0.2867362495</text:p>
          </table:table-cell>
          <table:table-cell table:formula="of:=RAND()" office:value-type="float" office:value="0.732638857560232">
            <text:p>0.7326388576</text:p>
          </table:table-cell>
          <table:table-cell table:formula="of:=RAND()" office:value-type="float" office:value="0.498729720246047">
            <text:p>0.4987297202</text:p>
          </table:table-cell>
          <table:table-cell table:formula="of:=RAND()" office:value-type="float" office:value="0.0879931314848363">
            <text:p>0.0879931315</text:p>
          </table:table-cell>
          <table:table-cell table:formula="of:=RAND()" office:value-type="float" office:value="0.813864852068946">
            <text:p>0.8138648521</text:p>
          </table:table-cell>
          <table:table-cell table:formula="of:=RAND()" office:value-type="float" office:value="0.710167646640912">
            <text:p>0.7101676466</text:p>
          </table:table-cell>
          <table:table-cell table:formula="of:=RAND()" office:value-type="float" office:value="0.0586962925735861">
            <text:p>0.0586962926</text:p>
          </table:table-cell>
          <table:table-cell table:formula="of:=RAND()" office:value-type="float" office:value="0.00256653060205281">
            <text:p>0.0025665306</text:p>
          </table:table-cell>
          <table:table-cell table:formula="of:=RAND()" office:value-type="float" office:value="0.859637123299763">
            <text:p>0.8596371233</text:p>
          </table:table-cell>
          <table:table-cell table:formula="of:=SUM([.B675:.M675])-6" office:value-type="float" office:value="-1.54252021689899">
            <text:p>-1.5425202169</text:p>
          </table:table-cell>
          <table:table-cell table:formula="of:=[.N675]-[.$G$6]" office:value-type="float" office:value="-1.52949504175922">
            <text:p>-1.5294950418</text:p>
          </table:table-cell>
          <table:table-cell table:formula="of:=[.O675]*[.O675]" office:value-type="float" office:value="2.33935508276604">
            <text:p>2.3393550828</text:p>
          </table:table-cell>
        </table:table-row>
        <table:table-row table:style-name="ro1">
          <table:table-cell/>
          <table:table-cell table:formula="of:=RAND()" office:value-type="float" office:value="0.699465208454058">
            <text:p>0.6994652085</text:p>
          </table:table-cell>
          <table:table-cell table:formula="of:=RAND()" office:value-type="float" office:value="0.0946484785526991">
            <text:p>0.0946484786</text:p>
          </table:table-cell>
          <table:table-cell table:formula="of:=RAND()" office:value-type="float" office:value="0.226821698714048">
            <text:p>0.2268216987</text:p>
          </table:table-cell>
          <table:table-cell table:formula="of:=RAND()" office:value-type="float" office:value="0.308180274674669">
            <text:p>0.3081802747</text:p>
          </table:table-cell>
          <table:table-cell table:formula="of:=RAND()" office:value-type="float" office:value="0.148415438598022">
            <text:p>0.1484154386</text:p>
          </table:table-cell>
          <table:table-cell table:formula="of:=RAND()" office:value-type="float" office:value="0.43202692293562">
            <text:p>0.4320269229</text:p>
          </table:table-cell>
          <table:table-cell table:formula="of:=RAND()" office:value-type="float" office:value="0.536750412080437">
            <text:p>0.5367504121</text:p>
          </table:table-cell>
          <table:table-cell table:formula="of:=RAND()" office:value-type="float" office:value="0.460237646009773">
            <text:p>0.460237646</text:p>
          </table:table-cell>
          <table:table-cell table:formula="of:=RAND()" office:value-type="float" office:value="0.033092443831265">
            <text:p>0.0330924438</text:p>
          </table:table-cell>
          <table:table-cell table:formula="of:=RAND()" office:value-type="float" office:value="0.0931093429680914">
            <text:p>0.093109343</text:p>
          </table:table-cell>
          <table:table-cell table:formula="of:=RAND()" office:value-type="float" office:value="0.90673123463057">
            <text:p>0.9067312346</text:p>
          </table:table-cell>
          <table:table-cell table:formula="of:=RAND()" office:value-type="float" office:value="0.394913293421268">
            <text:p>0.3949132934</text:p>
          </table:table-cell>
          <table:table-cell table:formula="of:=SUM([.B676:.M676])-6" office:value-type="float" office:value="-1.66560760512948">
            <text:p>-1.6656076051</text:p>
          </table:table-cell>
          <table:table-cell table:formula="of:=[.N676]-[.$G$6]" office:value-type="float" office:value="-1.65258242998971">
            <text:p>-1.65258243</text:p>
          </table:table-cell>
          <table:table-cell table:formula="of:=[.O676]*[.O676]" office:value-type="float" office:value="2.73102868791068">
            <text:p>2.7310286879</text:p>
          </table:table-cell>
        </table:table-row>
        <table:table-row table:style-name="ro1">
          <table:table-cell/>
          <table:table-cell table:formula="of:=RAND()" office:value-type="float" office:value="0.137563918717206">
            <text:p>0.1375639187</text:p>
          </table:table-cell>
          <table:table-cell table:formula="of:=RAND()" office:value-type="float" office:value="0.737660018494353">
            <text:p>0.7376600185</text:p>
          </table:table-cell>
          <table:table-cell table:formula="of:=RAND()" office:value-type="float" office:value="0.614686583168805">
            <text:p>0.6146865832</text:p>
          </table:table-cell>
          <table:table-cell table:formula="of:=RAND()" office:value-type="float" office:value="0.128051838139072">
            <text:p>0.1280518381</text:p>
          </table:table-cell>
          <table:table-cell table:formula="of:=RAND()" office:value-type="float" office:value="0.476295156171545">
            <text:p>0.4762951562</text:p>
          </table:table-cell>
          <table:table-cell table:formula="of:=RAND()" office:value-type="float" office:value="0.194822405697778">
            <text:p>0.1948224057</text:p>
          </table:table-cell>
          <table:table-cell table:formula="of:=RAND()" office:value-type="float" office:value="0.544865861302242">
            <text:p>0.5448658613</text:p>
          </table:table-cell>
          <table:table-cell table:formula="of:=RAND()" office:value-type="float" office:value="0.0795870986767113">
            <text:p>0.0795870987</text:p>
          </table:table-cell>
          <table:table-cell table:formula="of:=RAND()" office:value-type="float" office:value="0.504169443855062">
            <text:p>0.5041694439</text:p>
          </table:table-cell>
          <table:table-cell table:formula="of:=RAND()" office:value-type="float" office:value="0.782917815260589">
            <text:p>0.7829178153</text:p>
          </table:table-cell>
          <table:table-cell table:formula="of:=RAND()" office:value-type="float" office:value="0.915574013488367">
            <text:p>0.9155740135</text:p>
          </table:table-cell>
          <table:table-cell table:formula="of:=RAND()" office:value-type="float" office:value="0.646869011456147">
            <text:p>0.6468690115</text:p>
          </table:table-cell>
          <table:table-cell table:formula="of:=SUM([.B677:.M677])-6" office:value-type="float" office:value="-0.236936835572124">
            <text:p>-0.2369368356</text:p>
          </table:table-cell>
          <table:table-cell table:formula="of:=[.N677]-[.$G$6]" office:value-type="float" office:value="-0.22391166043235">
            <text:p>-0.2239116604</text:p>
          </table:table-cell>
          <table:table-cell table:formula="of:=[.O677]*[.O677]" office:value-type="float" office:value="0.050136431677572">
            <text:p>0.0501364317</text:p>
          </table:table-cell>
        </table:table-row>
        <table:table-row table:style-name="ro1">
          <table:table-cell/>
          <table:table-cell table:formula="of:=RAND()" office:value-type="float" office:value="0.052703344495967">
            <text:p>0.0527033445</text:p>
          </table:table-cell>
          <table:table-cell table:formula="of:=RAND()" office:value-type="float" office:value="0.0543524499516934">
            <text:p>0.05435245</text:p>
          </table:table-cell>
          <table:table-cell table:formula="of:=RAND()" office:value-type="float" office:value="0.868817656999454">
            <text:p>0.868817657</text:p>
          </table:table-cell>
          <table:table-cell table:formula="of:=RAND()" office:value-type="float" office:value="0.266150019131601">
            <text:p>0.2661500191</text:p>
          </table:table-cell>
          <table:table-cell table:formula="of:=RAND()" office:value-type="float" office:value="0.831760947592557">
            <text:p>0.8317609476</text:p>
          </table:table-cell>
          <table:table-cell table:formula="of:=RAND()" office:value-type="float" office:value="0.445677329553291">
            <text:p>0.4456773296</text:p>
          </table:table-cell>
          <table:table-cell table:formula="of:=RAND()" office:value-type="float" office:value="0.853505826089531">
            <text:p>0.8535058261</text:p>
          </table:table-cell>
          <table:table-cell table:formula="of:=RAND()" office:value-type="float" office:value="0.0876124587375671">
            <text:p>0.0876124587</text:p>
          </table:table-cell>
          <table:table-cell table:formula="of:=RAND()" office:value-type="float" office:value="0.896304035093635">
            <text:p>0.8963040351</text:p>
          </table:table-cell>
          <table:table-cell table:formula="of:=RAND()" office:value-type="float" office:value="0.393037530593574">
            <text:p>0.3930375306</text:p>
          </table:table-cell>
          <table:table-cell table:formula="of:=RAND()" office:value-type="float" office:value="0.646087102824822">
            <text:p>0.6460871028</text:p>
          </table:table-cell>
          <table:table-cell table:formula="of:=RAND()" office:value-type="float" office:value="0.419695608085021">
            <text:p>0.4196956081</text:p>
          </table:table-cell>
          <table:table-cell table:formula="of:=SUM([.B678:.M678])-6" office:value-type="float" office:value="-0.184295690851286">
            <text:p>-0.1842956909</text:p>
          </table:table-cell>
          <table:table-cell table:formula="of:=[.N678]-[.$G$6]" office:value-type="float" office:value="-0.171270515711512">
            <text:p>-0.1712705157</text:p>
          </table:table-cell>
          <table:table-cell table:formula="of:=[.O678]*[.O678]" office:value-type="float" office:value="0.0293335895520874">
            <text:p>0.0293335896</text:p>
          </table:table-cell>
        </table:table-row>
        <table:table-row table:style-name="ro1">
          <table:table-cell/>
          <table:table-cell table:formula="of:=RAND()" office:value-type="float" office:value="0.753411360317841">
            <text:p>0.7534113603</text:p>
          </table:table-cell>
          <table:table-cell table:formula="of:=RAND()" office:value-type="float" office:value="0.484000589465722">
            <text:p>0.4840005895</text:p>
          </table:table-cell>
          <table:table-cell table:formula="of:=RAND()" office:value-type="float" office:value="0.970969908405095">
            <text:p>0.9709699084</text:p>
          </table:table-cell>
          <table:table-cell table:formula="of:=RAND()" office:value-type="float" office:value="0.591483934316784">
            <text:p>0.5914839343</text:p>
          </table:table-cell>
          <table:table-cell table:formula="of:=RAND()" office:value-type="float" office:value="0.32092124177143">
            <text:p>0.3209212418</text:p>
          </table:table-cell>
          <table:table-cell table:formula="of:=RAND()" office:value-type="float" office:value="0.548019476467744">
            <text:p>0.5480194765</text:p>
          </table:table-cell>
          <table:table-cell table:formula="of:=RAND()" office:value-type="float" office:value="0.940047402633354">
            <text:p>0.9400474026</text:p>
          </table:table-cell>
          <table:table-cell table:formula="of:=RAND()" office:value-type="float" office:value="0.768823856022209">
            <text:p>0.768823856</text:p>
          </table:table-cell>
          <table:table-cell table:formula="of:=RAND()" office:value-type="float" office:value="0.800363590475172">
            <text:p>0.8003635905</text:p>
          </table:table-cell>
          <table:table-cell table:formula="of:=RAND()" office:value-type="float" office:value="0.327345140278339">
            <text:p>0.3273451403</text:p>
          </table:table-cell>
          <table:table-cell table:formula="of:=RAND()" office:value-type="float" office:value="0.700742791639641">
            <text:p>0.7007427916</text:p>
          </table:table-cell>
          <table:table-cell table:formula="of:=RAND()" office:value-type="float" office:value="0.000819453271105886">
            <text:p>0.0008194533</text:p>
          </table:table-cell>
          <table:table-cell table:formula="of:=SUM([.B679:.M679])-6" office:value-type="float" office:value="1.20694874506444">
            <text:p>1.2069487451</text:p>
          </table:table-cell>
          <table:table-cell table:formula="of:=[.N679]-[.$G$6]" office:value-type="float" office:value="1.21997392020421">
            <text:p>1.2199739202</text:p>
          </table:table-cell>
          <table:table-cell table:formula="of:=[.O679]*[.O679]" office:value-type="float" office:value="1.48833636597843">
            <text:p>1.488336366</text:p>
          </table:table-cell>
        </table:table-row>
        <table:table-row table:style-name="ro1">
          <table:table-cell/>
          <table:table-cell table:formula="of:=RAND()" office:value-type="float" office:value="0.804739019600675">
            <text:p>0.8047390196</text:p>
          </table:table-cell>
          <table:table-cell table:formula="of:=RAND()" office:value-type="float" office:value="0.177036692388356">
            <text:p>0.1770366924</text:p>
          </table:table-cell>
          <table:table-cell table:formula="of:=RAND()" office:value-type="float" office:value="0.619402302894741">
            <text:p>0.6194023029</text:p>
          </table:table-cell>
          <table:table-cell table:formula="of:=RAND()" office:value-type="float" office:value="0.913365762447938">
            <text:p>0.9133657624</text:p>
          </table:table-cell>
          <table:table-cell table:formula="of:=RAND()" office:value-type="float" office:value="0.751047882251442">
            <text:p>0.7510478823</text:p>
          </table:table-cell>
          <table:table-cell table:formula="of:=RAND()" office:value-type="float" office:value="0.417345279594883">
            <text:p>0.4173452796</text:p>
          </table:table-cell>
          <table:table-cell table:formula="of:=RAND()" office:value-type="float" office:value="0.157807056093588">
            <text:p>0.1578070561</text:p>
          </table:table-cell>
          <table:table-cell table:formula="of:=RAND()" office:value-type="float" office:value="0.0709444731473923">
            <text:p>0.0709444731</text:p>
          </table:table-cell>
          <table:table-cell table:formula="of:=RAND()" office:value-type="float" office:value="0.129216633038595">
            <text:p>0.129216633</text:p>
          </table:table-cell>
          <table:table-cell table:formula="of:=RAND()" office:value-type="float" office:value="0.166941368021071">
            <text:p>0.166941368</text:p>
          </table:table-cell>
          <table:table-cell table:formula="of:=RAND()" office:value-type="float" office:value="0.727957850554958">
            <text:p>0.7279578506</text:p>
          </table:table-cell>
          <table:table-cell table:formula="of:=RAND()" office:value-type="float" office:value="0.231701690237969">
            <text:p>0.2317016902</text:p>
          </table:table-cell>
          <table:table-cell table:formula="of:=SUM([.B680:.M680])-6" office:value-type="float" office:value="-0.832493989728391">
            <text:p>-0.8324939897</text:p>
          </table:table-cell>
          <table:table-cell table:formula="of:=[.N680]-[.$G$6]" office:value-type="float" office:value="-0.819468814588618">
            <text:p>-0.8194688146</text:p>
          </table:table-cell>
          <table:table-cell table:formula="of:=[.O680]*[.O680]" office:value-type="float" office:value="0.671529138083274">
            <text:p>0.6715291381</text:p>
          </table:table-cell>
        </table:table-row>
        <table:table-row table:style-name="ro1">
          <table:table-cell/>
          <table:table-cell table:formula="of:=RAND()" office:value-type="float" office:value="0.16878974228166">
            <text:p>0.1687897423</text:p>
          </table:table-cell>
          <table:table-cell table:formula="of:=RAND()" office:value-type="float" office:value="0.72218338213861">
            <text:p>0.7221833821</text:p>
          </table:table-cell>
          <table:table-cell table:formula="of:=RAND()" office:value-type="float" office:value="0.308150180149823">
            <text:p>0.3081501801</text:p>
          </table:table-cell>
          <table:table-cell table:formula="of:=RAND()" office:value-type="float" office:value="0.678493396146223">
            <text:p>0.6784933961</text:p>
          </table:table-cell>
          <table:table-cell table:formula="of:=RAND()" office:value-type="float" office:value="0.149268324719742">
            <text:p>0.1492683247</text:p>
          </table:table-cell>
          <table:table-cell table:formula="of:=RAND()" office:value-type="float" office:value="0.259199718246236">
            <text:p>0.2591997182</text:p>
          </table:table-cell>
          <table:table-cell table:formula="of:=RAND()" office:value-type="float" office:value="0.0646875838283449">
            <text:p>0.0646875838</text:p>
          </table:table-cell>
          <table:table-cell table:formula="of:=RAND()" office:value-type="float" office:value="0.616311355959624">
            <text:p>0.616311356</text:p>
          </table:table-cell>
          <table:table-cell table:formula="of:=RAND()" office:value-type="float" office:value="0.294873153790832">
            <text:p>0.2948731538</text:p>
          </table:table-cell>
          <table:table-cell table:formula="of:=RAND()" office:value-type="float" office:value="0.354103487916291">
            <text:p>0.3541034879</text:p>
          </table:table-cell>
          <table:table-cell table:formula="of:=RAND()" office:value-type="float" office:value="0.851835381006822">
            <text:p>0.851835381</text:p>
          </table:table-cell>
          <table:table-cell table:formula="of:=RAND()" office:value-type="float" office:value="0.568910158239305">
            <text:p>0.5689101582</text:p>
          </table:table-cell>
          <table:table-cell table:formula="of:=SUM([.B681:.M681])-6" office:value-type="float" office:value="-0.963194135576487">
            <text:p>-0.9631941356</text:p>
          </table:table-cell>
          <table:table-cell table:formula="of:=[.N681]-[.$G$6]" office:value-type="float" office:value="-0.950168960436713">
            <text:p>-0.9501689604</text:p>
          </table:table-cell>
          <table:table-cell table:formula="of:=[.O681]*[.O681]" office:value-type="float" office:value="0.902821053377384">
            <text:p>0.9028210534</text:p>
          </table:table-cell>
        </table:table-row>
        <table:table-row table:style-name="ro1">
          <table:table-cell/>
          <table:table-cell table:formula="of:=RAND()" office:value-type="float" office:value="0.301135597750545">
            <text:p>0.3011355978</text:p>
          </table:table-cell>
          <table:table-cell table:formula="of:=RAND()" office:value-type="float" office:value="0.543978344416246">
            <text:p>0.5439783444</text:p>
          </table:table-cell>
          <table:table-cell table:formula="of:=RAND()" office:value-type="float" office:value="0.693602993385866">
            <text:p>0.6936029934</text:p>
          </table:table-cell>
          <table:table-cell table:formula="of:=RAND()" office:value-type="float" office:value="0.758973978459835">
            <text:p>0.7589739785</text:p>
          </table:table-cell>
          <table:table-cell table:formula="of:=RAND()" office:value-type="float" office:value="0.89522251021117">
            <text:p>0.8952225102</text:p>
          </table:table-cell>
          <table:table-cell table:formula="of:=RAND()" office:value-type="float" office:value="0.102613674243912">
            <text:p>0.1026136742</text:p>
          </table:table-cell>
          <table:table-cell table:formula="of:=RAND()" office:value-type="float" office:value="0.319188414374366">
            <text:p>0.3191884144</text:p>
          </table:table-cell>
          <table:table-cell table:formula="of:=RAND()" office:value-type="float" office:value="0.515797382919118">
            <text:p>0.5157973829</text:p>
          </table:table-cell>
          <table:table-cell table:formula="of:=RAND()" office:value-type="float" office:value="0.670366394100711">
            <text:p>0.6703663941</text:p>
          </table:table-cell>
          <table:table-cell table:formula="of:=RAND()" office:value-type="float" office:value="0.880638104863465">
            <text:p>0.8806381049</text:p>
          </table:table-cell>
          <table:table-cell table:formula="of:=RAND()" office:value-type="float" office:value="0.707445746986195">
            <text:p>0.707445747</text:p>
          </table:table-cell>
          <table:table-cell table:formula="of:=RAND()" office:value-type="float" office:value="0.920329345390201">
            <text:p>0.9203293454</text:p>
          </table:table-cell>
          <table:table-cell table:formula="of:=SUM([.B682:.M682])-6" office:value-type="float" office:value="1.30929248710163">
            <text:p>1.3092924871</text:p>
          </table:table-cell>
          <table:table-cell table:formula="of:=[.N682]-[.$G$6]" office:value-type="float" office:value="1.3223176622414">
            <text:p>1.3223176622</text:p>
          </table:table-cell>
          <table:table-cell table:formula="of:=[.O682]*[.O682]" office:value-type="float" office:value="1.74852399987557">
            <text:p>1.7485239999</text:p>
          </table:table-cell>
        </table:table-row>
        <table:table-row table:style-name="ro1">
          <table:table-cell/>
          <table:table-cell table:formula="of:=RAND()" office:value-type="float" office:value="0.37462058570236">
            <text:p>0.3746205857</text:p>
          </table:table-cell>
          <table:table-cell table:formula="of:=RAND()" office:value-type="float" office:value="0.905238422797993">
            <text:p>0.9052384228</text:p>
          </table:table-cell>
          <table:table-cell table:formula="of:=RAND()" office:value-type="float" office:value="0.0860924462322146">
            <text:p>0.0860924462</text:p>
          </table:table-cell>
          <table:table-cell table:formula="of:=RAND()" office:value-type="float" office:value="0.855647073592991">
            <text:p>0.8556470736</text:p>
          </table:table-cell>
          <table:table-cell table:formula="of:=RAND()" office:value-type="float" office:value="0.856380270794034">
            <text:p>0.8563802708</text:p>
          </table:table-cell>
          <table:table-cell table:formula="of:=RAND()" office:value-type="float" office:value="0.230681972112507">
            <text:p>0.2306819721</text:p>
          </table:table-cell>
          <table:table-cell table:formula="of:=RAND()" office:value-type="float" office:value="0.399411766091362">
            <text:p>0.3994117661</text:p>
          </table:table-cell>
          <table:table-cell table:formula="of:=RAND()" office:value-type="float" office:value="0.245368842966855">
            <text:p>0.245368843</text:p>
          </table:table-cell>
          <table:table-cell table:formula="of:=RAND()" office:value-type="float" office:value="0.692264493089169">
            <text:p>0.6922644931</text:p>
          </table:table-cell>
          <table:table-cell table:formula="of:=RAND()" office:value-type="float" office:value="0.0537506605032831">
            <text:p>0.0537506605</text:p>
          </table:table-cell>
          <table:table-cell table:formula="of:=RAND()" office:value-type="float" office:value="0.117306610569358">
            <text:p>0.1173066106</text:p>
          </table:table-cell>
          <table:table-cell table:formula="of:=RAND()" office:value-type="float" office:value="0.623435775283724">
            <text:p>0.6234357753</text:p>
          </table:table-cell>
          <table:table-cell table:formula="of:=SUM([.B683:.M683])-6" office:value-type="float" office:value="-0.559801080264151">
            <text:p>-0.5598010803</text:p>
          </table:table-cell>
          <table:table-cell table:formula="of:=[.N683]-[.$G$6]" office:value-type="float" office:value="-0.546775905124377">
            <text:p>-0.5467759051</text:p>
          </table:table-cell>
          <table:table-cell table:formula="of:=[.O683]*[.O683]" office:value-type="float" office:value="0.298963890424582">
            <text:p>0.2989638904</text:p>
          </table:table-cell>
        </table:table-row>
        <table:table-row table:style-name="ro1">
          <table:table-cell/>
          <table:table-cell table:formula="of:=RAND()" office:value-type="float" office:value="0.175617685541511">
            <text:p>0.1756176855</text:p>
          </table:table-cell>
          <table:table-cell table:formula="of:=RAND()" office:value-type="float" office:value="0.74956066836603">
            <text:p>0.7495606684</text:p>
          </table:table-cell>
          <table:table-cell table:formula="of:=RAND()" office:value-type="float" office:value="0.469896999653429">
            <text:p>0.4698969997</text:p>
          </table:table-cell>
          <table:table-cell table:formula="of:=RAND()" office:value-type="float" office:value="0.0468347547575831">
            <text:p>0.0468347548</text:p>
          </table:table-cell>
          <table:table-cell table:formula="of:=RAND()" office:value-type="float" office:value="0.967420732136816">
            <text:p>0.9674207321</text:p>
          </table:table-cell>
          <table:table-cell table:formula="of:=RAND()" office:value-type="float" office:value="0.624440525192767">
            <text:p>0.6244405252</text:p>
          </table:table-cell>
          <table:table-cell table:formula="of:=RAND()" office:value-type="float" office:value="0.415234545944259">
            <text:p>0.4152345459</text:p>
          </table:table-cell>
          <table:table-cell table:formula="of:=RAND()" office:value-type="float" office:value="0.456122796516866">
            <text:p>0.4561227965</text:p>
          </table:table-cell>
          <table:table-cell table:formula="of:=RAND()" office:value-type="float" office:value="0.486326971324161">
            <text:p>0.4863269713</text:p>
          </table:table-cell>
          <table:table-cell table:formula="of:=RAND()" office:value-type="float" office:value="0.720256799366325">
            <text:p>0.7202567994</text:p>
          </table:table-cell>
          <table:table-cell table:formula="of:=RAND()" office:value-type="float" office:value="0.271364466054365">
            <text:p>0.2713644661</text:p>
          </table:table-cell>
          <table:table-cell table:formula="of:=RAND()" office:value-type="float" office:value="0.326848035445437">
            <text:p>0.3268480354</text:p>
          </table:table-cell>
          <table:table-cell table:formula="of:=SUM([.B684:.M684])-6" office:value-type="float" office:value="-0.290075019700453">
            <text:p>-0.2900750197</text:p>
          </table:table-cell>
          <table:table-cell table:formula="of:=[.N684]-[.$G$6]" office:value-type="float" office:value="-0.277049844560679">
            <text:p>-0.2770498446</text:p>
          </table:table-cell>
          <table:table-cell table:formula="of:=[.O684]*[.O684]" office:value-type="float" office:value="0.0767566163710964">
            <text:p>0.0767566164</text:p>
          </table:table-cell>
        </table:table-row>
        <table:table-row table:style-name="ro1">
          <table:table-cell/>
          <table:table-cell table:formula="of:=RAND()" office:value-type="float" office:value="0.610535783926025">
            <text:p>0.6105357839</text:p>
          </table:table-cell>
          <table:table-cell table:formula="of:=RAND()" office:value-type="float" office:value="0.741214033216238">
            <text:p>0.7412140332</text:p>
          </table:table-cell>
          <table:table-cell table:formula="of:=RAND()" office:value-type="float" office:value="0.660961783956736">
            <text:p>0.660961784</text:p>
          </table:table-cell>
          <table:table-cell table:formula="of:=RAND()" office:value-type="float" office:value="0.741031569428742">
            <text:p>0.7410315694</text:p>
          </table:table-cell>
          <table:table-cell table:formula="of:=RAND()" office:value-type="float" office:value="0.423550589708611">
            <text:p>0.4235505897</text:p>
          </table:table-cell>
          <table:table-cell table:formula="of:=RAND()" office:value-type="float" office:value="0.645240652142093">
            <text:p>0.6452406521</text:p>
          </table:table-cell>
          <table:table-cell table:formula="of:=RAND()" office:value-type="float" office:value="0.949807683937252">
            <text:p>0.9498076839</text:p>
          </table:table-cell>
          <table:table-cell table:formula="of:=RAND()" office:value-type="float" office:value="0.710853935917839">
            <text:p>0.7108539359</text:p>
          </table:table-cell>
          <table:table-cell table:formula="of:=RAND()" office:value-type="float" office:value="0.967269222252071">
            <text:p>0.9672692223</text:p>
          </table:table-cell>
          <table:table-cell table:formula="of:=RAND()" office:value-type="float" office:value="0.428023713175207">
            <text:p>0.4280237132</text:p>
          </table:table-cell>
          <table:table-cell table:formula="of:=RAND()" office:value-type="float" office:value="0.566268004709855">
            <text:p>0.5662680047</text:p>
          </table:table-cell>
          <table:table-cell table:formula="of:=RAND()" office:value-type="float" office:value="0.23455259972252">
            <text:p>0.2345525997</text:p>
          </table:table-cell>
          <table:table-cell table:formula="of:=SUM([.B685:.M685])-6" office:value-type="float" office:value="1.67930957209319">
            <text:p>1.6793095721</text:p>
          </table:table-cell>
          <table:table-cell table:formula="of:=[.N685]-[.$G$6]" office:value-type="float" office:value="1.69233474723296">
            <text:p>1.6923347472</text:p>
          </table:table-cell>
          <table:table-cell table:formula="of:=[.O685]*[.O685]" office:value-type="float" office:value="2.86399689669205">
            <text:p>2.8639968967</text:p>
          </table:table-cell>
        </table:table-row>
        <table:table-row table:style-name="ro1">
          <table:table-cell/>
          <table:table-cell table:formula="of:=RAND()" office:value-type="float" office:value="0.15794520243071">
            <text:p>0.1579452024</text:p>
          </table:table-cell>
          <table:table-cell table:formula="of:=RAND()" office:value-type="float" office:value="0.166335673537105">
            <text:p>0.1663356735</text:p>
          </table:table-cell>
          <table:table-cell table:formula="of:=RAND()" office:value-type="float" office:value="0.762354866368696">
            <text:p>0.7623548664</text:p>
          </table:table-cell>
          <table:table-cell table:formula="of:=RAND()" office:value-type="float" office:value="0.699694840237498">
            <text:p>0.6996948402</text:p>
          </table:table-cell>
          <table:table-cell table:formula="of:=RAND()" office:value-type="float" office:value="0.600171794416383">
            <text:p>0.6001717944</text:p>
          </table:table-cell>
          <table:table-cell table:formula="of:=RAND()" office:value-type="float" office:value="0.2118276625406">
            <text:p>0.2118276625</text:p>
          </table:table-cell>
          <table:table-cell table:formula="of:=RAND()" office:value-type="float" office:value="0.776032490422949">
            <text:p>0.7760324904</text:p>
          </table:table-cell>
          <table:table-cell table:formula="of:=RAND()" office:value-type="float" office:value="0.415701118297875">
            <text:p>0.4157011183</text:p>
          </table:table-cell>
          <table:table-cell table:formula="of:=RAND()" office:value-type="float" office:value="0.507658735150471">
            <text:p>0.5076587352</text:p>
          </table:table-cell>
          <table:table-cell table:formula="of:=RAND()" office:value-type="float" office:value="0.803451629122719">
            <text:p>0.8034516291</text:p>
          </table:table-cell>
          <table:table-cell table:formula="of:=RAND()" office:value-type="float" office:value="0.158846337581053">
            <text:p>0.1588463376</text:p>
          </table:table-cell>
          <table:table-cell table:formula="of:=RAND()" office:value-type="float" office:value="0.20096586458385">
            <text:p>0.2009658646</text:p>
          </table:table-cell>
          <table:table-cell table:formula="of:=SUM([.B686:.M686])-6" office:value-type="float" office:value="-0.53901378531009">
            <text:p>-0.5390137853</text:p>
          </table:table-cell>
          <table:table-cell table:formula="of:=[.N686]-[.$G$6]" office:value-type="float" office:value="-0.525988610170316">
            <text:p>-0.5259886102</text:p>
          </table:table-cell>
          <table:table-cell table:formula="of:=[.O686]*[.O686]" office:value-type="float" office:value="0.276664018028901">
            <text:p>0.276664018</text:p>
          </table:table-cell>
        </table:table-row>
        <table:table-row table:style-name="ro1">
          <table:table-cell/>
          <table:table-cell table:formula="of:=RAND()" office:value-type="float" office:value="0.705820922274143">
            <text:p>0.7058209223</text:p>
          </table:table-cell>
          <table:table-cell table:formula="of:=RAND()" office:value-type="float" office:value="0.750388479791582">
            <text:p>0.7503884798</text:p>
          </table:table-cell>
          <table:table-cell table:formula="of:=RAND()" office:value-type="float" office:value="0.871110257692635">
            <text:p>0.8711102577</text:p>
          </table:table-cell>
          <table:table-cell table:formula="of:=RAND()" office:value-type="float" office:value="0.818069442408159">
            <text:p>0.8180694424</text:p>
          </table:table-cell>
          <table:table-cell table:formula="of:=RAND()" office:value-type="float" office:value="0.383932308293879">
            <text:p>0.3839323083</text:p>
          </table:table-cell>
          <table:table-cell table:formula="of:=RAND()" office:value-type="float" office:value="0.871644317172468">
            <text:p>0.8716443172</text:p>
          </table:table-cell>
          <table:table-cell table:formula="of:=RAND()" office:value-type="float" office:value="0.198737789178267">
            <text:p>0.1987377892</text:p>
          </table:table-cell>
          <table:table-cell table:formula="of:=RAND()" office:value-type="float" office:value="0.47181181772612">
            <text:p>0.4718118177</text:p>
          </table:table-cell>
          <table:table-cell table:formula="of:=RAND()" office:value-type="float" office:value="0.244015377014875">
            <text:p>0.244015377</text:p>
          </table:table-cell>
          <table:table-cell table:formula="of:=RAND()" office:value-type="float" office:value="0.350503478432074">
            <text:p>0.3505034784</text:p>
          </table:table-cell>
          <table:table-cell table:formula="of:=RAND()" office:value-type="float" office:value="0.175218022894114">
            <text:p>0.1752180229</text:p>
          </table:table-cell>
          <table:table-cell table:formula="of:=RAND()" office:value-type="float" office:value="0.41716910363175">
            <text:p>0.4171691036</text:p>
          </table:table-cell>
          <table:table-cell table:formula="of:=SUM([.B687:.M687])-6" office:value-type="float" office:value="0.258421316510066">
            <text:p>0.2584213165</text:p>
          </table:table-cell>
          <table:table-cell table:formula="of:=[.N687]-[.$G$6]" office:value-type="float" office:value="0.27144649164984">
            <text:p>0.2714464916</text:p>
          </table:table-cell>
          <table:table-cell table:formula="of:=[.O687]*[.O687]" office:value-type="float" office:value="0.0736831978290067">
            <text:p>0.0736831978</text:p>
          </table:table-cell>
        </table:table-row>
        <table:table-row table:style-name="ro1">
          <table:table-cell/>
          <table:table-cell table:formula="of:=RAND()" office:value-type="float" office:value="0.470969473244622">
            <text:p>0.4709694732</text:p>
          </table:table-cell>
          <table:table-cell table:formula="of:=RAND()" office:value-type="float" office:value="0.960750180063769">
            <text:p>0.9607501801</text:p>
          </table:table-cell>
          <table:table-cell table:formula="of:=RAND()" office:value-type="float" office:value="0.155018153600395">
            <text:p>0.1550181536</text:p>
          </table:table-cell>
          <table:table-cell table:formula="of:=RAND()" office:value-type="float" office:value="0.0711756655946374">
            <text:p>0.0711756656</text:p>
          </table:table-cell>
          <table:table-cell table:formula="of:=RAND()" office:value-type="float" office:value="0.692598917055875">
            <text:p>0.6925989171</text:p>
          </table:table-cell>
          <table:table-cell table:formula="of:=RAND()" office:value-type="float" office:value="0.257607255363837">
            <text:p>0.2576072554</text:p>
          </table:table-cell>
          <table:table-cell table:formula="of:=RAND()" office:value-type="float" office:value="0.773427716689184">
            <text:p>0.7734277167</text:p>
          </table:table-cell>
          <table:table-cell table:formula="of:=RAND()" office:value-type="float" office:value="0.91620928957127">
            <text:p>0.9162092896</text:p>
          </table:table-cell>
          <table:table-cell table:formula="of:=RAND()" office:value-type="float" office:value="0.116935515543446">
            <text:p>0.1169355155</text:p>
          </table:table-cell>
          <table:table-cell table:formula="of:=RAND()" office:value-type="float" office:value="0.295184242539108">
            <text:p>0.2951842425</text:p>
          </table:table-cell>
          <table:table-cell table:formula="of:=RAND()" office:value-type="float" office:value="0.686886296840385">
            <text:p>0.6868862968</text:p>
          </table:table-cell>
          <table:table-cell table:formula="of:=RAND()" office:value-type="float" office:value="0.128458962775767">
            <text:p>0.1284589628</text:p>
          </table:table-cell>
          <table:table-cell table:formula="of:=SUM([.B688:.M688])-6" office:value-type="float" office:value="-0.474778331117705">
            <text:p>-0.4747783311</text:p>
          </table:table-cell>
          <table:table-cell table:formula="of:=[.N688]-[.$G$6]" office:value-type="float" office:value="-0.461753155977931">
            <text:p>-0.461753156</text:p>
          </table:table-cell>
          <table:table-cell table:formula="of:=[.O688]*[.O688]" office:value-type="float" office:value="0.213215977055579">
            <text:p>0.2132159771</text:p>
          </table:table-cell>
        </table:table-row>
        <table:table-row table:style-name="ro1">
          <table:table-cell/>
          <table:table-cell table:formula="of:=RAND()" office:value-type="float" office:value="0.693446312332526">
            <text:p>0.6934463123</text:p>
          </table:table-cell>
          <table:table-cell table:formula="of:=RAND()" office:value-type="float" office:value="0.745994939468801">
            <text:p>0.7459949395</text:p>
          </table:table-cell>
          <table:table-cell table:formula="of:=RAND()" office:value-type="float" office:value="0.300202435813844">
            <text:p>0.3002024358</text:p>
          </table:table-cell>
          <table:table-cell table:formula="of:=RAND()" office:value-type="float" office:value="0.84884599968791">
            <text:p>0.8488459997</text:p>
          </table:table-cell>
          <table:table-cell table:formula="of:=RAND()" office:value-type="float" office:value="0.800157208926976">
            <text:p>0.8001572089</text:p>
          </table:table-cell>
          <table:table-cell table:formula="of:=RAND()" office:value-type="float" office:value="0.931750966468826">
            <text:p>0.9317509665</text:p>
          </table:table-cell>
          <table:table-cell table:formula="of:=RAND()" office:value-type="float" office:value="0.0258031354751438">
            <text:p>0.0258031355</text:p>
          </table:table-cell>
          <table:table-cell table:formula="of:=RAND()" office:value-type="float" office:value="0.811632026219741">
            <text:p>0.8116320262</text:p>
          </table:table-cell>
          <table:table-cell table:formula="of:=RAND()" office:value-type="float" office:value="0.435599860968068">
            <text:p>0.435599861</text:p>
          </table:table-cell>
          <table:table-cell table:formula="of:=RAND()" office:value-type="float" office:value="0.912197947269306">
            <text:p>0.9121979473</text:p>
          </table:table-cell>
          <table:table-cell table:formula="of:=RAND()" office:value-type="float" office:value="0.601928184041753">
            <text:p>0.601928184</text:p>
          </table:table-cell>
          <table:table-cell table:formula="of:=RAND()" office:value-type="float" office:value="0.606292053358629">
            <text:p>0.6062920534</text:p>
          </table:table-cell>
          <table:table-cell table:formula="of:=SUM([.B689:.M689])-6" office:value-type="float" office:value="1.71385107003152">
            <text:p>1.71385107</text:p>
          </table:table-cell>
          <table:table-cell table:formula="of:=[.N689]-[.$G$6]" office:value-type="float" office:value="1.7268762451713">
            <text:p>1.7268762452</text:p>
          </table:table-cell>
          <table:table-cell table:formula="of:=[.O689]*[.O689]" office:value-type="float" office:value="2.98210156613692">
            <text:p>2.9821015661</text:p>
          </table:table-cell>
        </table:table-row>
        <table:table-row table:style-name="ro1">
          <table:table-cell/>
          <table:table-cell table:formula="of:=RAND()" office:value-type="float" office:value="0.279698900412768">
            <text:p>0.2796989004</text:p>
          </table:table-cell>
          <table:table-cell table:formula="of:=RAND()" office:value-type="float" office:value="0.531999879051">
            <text:p>0.5319998791</text:p>
          </table:table-cell>
          <table:table-cell table:formula="of:=RAND()" office:value-type="float" office:value="0.990183846559376">
            <text:p>0.9901838466</text:p>
          </table:table-cell>
          <table:table-cell table:formula="of:=RAND()" office:value-type="float" office:value="0.834170717513189">
            <text:p>0.8341707175</text:p>
          </table:table-cell>
          <table:table-cell table:formula="of:=RAND()" office:value-type="float" office:value="0.768197177210823">
            <text:p>0.7681971772</text:p>
          </table:table-cell>
          <table:table-cell table:formula="of:=RAND()" office:value-type="float" office:value="0.236411820631474">
            <text:p>0.2364118206</text:p>
          </table:table-cell>
          <table:table-cell table:formula="of:=RAND()" office:value-type="float" office:value="0.426749336533248">
            <text:p>0.4267493365</text:p>
          </table:table-cell>
          <table:table-cell table:formula="of:=RAND()" office:value-type="float" office:value="0.251255901064724">
            <text:p>0.2512559011</text:p>
          </table:table-cell>
          <table:table-cell table:formula="of:=RAND()" office:value-type="float" office:value="0.138217014726251">
            <text:p>0.1382170147</text:p>
          </table:table-cell>
          <table:table-cell table:formula="of:=RAND()" office:value-type="float" office:value="0.531920426990837">
            <text:p>0.531920427</text:p>
          </table:table-cell>
          <table:table-cell table:formula="of:=RAND()" office:value-type="float" office:value="0.672784788766876">
            <text:p>0.6727847888</text:p>
          </table:table-cell>
          <table:table-cell table:formula="of:=RAND()" office:value-type="float" office:value="0.753292835317552">
            <text:p>0.7532928353</text:p>
          </table:table-cell>
          <table:table-cell table:formula="of:=SUM([.B690:.M690])-6" office:value-type="float" office:value="0.414882644778118">
            <text:p>0.4148826448</text:p>
          </table:table-cell>
          <table:table-cell table:formula="of:=[.N690]-[.$G$6]" office:value-type="float" office:value="0.427907819917891">
            <text:p>0.4279078199</text:p>
          </table:table-cell>
          <table:table-cell table:formula="of:=[.O690]*[.O690]" office:value-type="float" office:value="0.183105102346882">
            <text:p>0.1831051023</text:p>
          </table:table-cell>
        </table:table-row>
        <table:table-row table:style-name="ro1">
          <table:table-cell/>
          <table:table-cell table:formula="of:=RAND()" office:value-type="float" office:value="0.959743626182899">
            <text:p>0.9597436262</text:p>
          </table:table-cell>
          <table:table-cell table:formula="of:=RAND()" office:value-type="float" office:value="0.685295736417174">
            <text:p>0.6852957364</text:p>
          </table:table-cell>
          <table:table-cell table:formula="of:=RAND()" office:value-type="float" office:value="0.378285864368081">
            <text:p>0.3782858644</text:p>
          </table:table-cell>
          <table:table-cell table:formula="of:=RAND()" office:value-type="float" office:value="0.221017307369038">
            <text:p>0.2210173074</text:p>
          </table:table-cell>
          <table:table-cell table:formula="of:=RAND()" office:value-type="float" office:value="0.584406907437369">
            <text:p>0.5844069074</text:p>
          </table:table-cell>
          <table:table-cell table:formula="of:=RAND()" office:value-type="float" office:value="0.0204017537180334">
            <text:p>0.0204017537</text:p>
          </table:table-cell>
          <table:table-cell table:formula="of:=RAND()" office:value-type="float" office:value="0.303374395007268">
            <text:p>0.303374395</text:p>
          </table:table-cell>
          <table:table-cell table:formula="of:=RAND()" office:value-type="float" office:value="0.54671487165615">
            <text:p>0.5467148717</text:p>
          </table:table-cell>
          <table:table-cell table:formula="of:=RAND()" office:value-type="float" office:value="0.401934125693515">
            <text:p>0.4019341257</text:p>
          </table:table-cell>
          <table:table-cell table:formula="of:=RAND()" office:value-type="float" office:value="0.526525129564106">
            <text:p>0.5265251296</text:p>
          </table:table-cell>
          <table:table-cell table:formula="of:=RAND()" office:value-type="float" office:value="0.0747772098984569">
            <text:p>0.0747772099</text:p>
          </table:table-cell>
          <table:table-cell table:formula="of:=RAND()" office:value-type="float" office:value="0.00886497111059725">
            <text:p>0.0088649711</text:p>
          </table:table-cell>
          <table:table-cell table:formula="of:=SUM([.B691:.M691])-6" office:value-type="float" office:value="-1.28865810157731">
            <text:p>-1.2886581016</text:p>
          </table:table-cell>
          <table:table-cell table:formula="of:=[.N691]-[.$G$6]" office:value-type="float" office:value="-1.27563292643754">
            <text:p>-1.2756329264</text:p>
          </table:table-cell>
          <table:table-cell table:formula="of:=[.O691]*[.O691]" office:value-type="float" office:value="1.6272393630116">
            <text:p>1.627239363</text:p>
          </table:table-cell>
        </table:table-row>
        <table:table-row table:style-name="ro1">
          <table:table-cell/>
          <table:table-cell table:formula="of:=RAND()" office:value-type="float" office:value="0.718739823903888">
            <text:p>0.7187398239</text:p>
          </table:table-cell>
          <table:table-cell table:formula="of:=RAND()" office:value-type="float" office:value="0.0390598680824041">
            <text:p>0.0390598681</text:p>
          </table:table-cell>
          <table:table-cell table:formula="of:=RAND()" office:value-type="float" office:value="0.264286519493908">
            <text:p>0.2642865195</text:p>
          </table:table-cell>
          <table:table-cell table:formula="of:=RAND()" office:value-type="float" office:value="0.29494689963758">
            <text:p>0.2949468996</text:p>
          </table:table-cell>
          <table:table-cell table:formula="of:=RAND()" office:value-type="float" office:value="0.760829596780241">
            <text:p>0.7608295968</text:p>
          </table:table-cell>
          <table:table-cell table:formula="of:=RAND()" office:value-type="float" office:value="0.0824521998874843">
            <text:p>0.0824521999</text:p>
          </table:table-cell>
          <table:table-cell table:formula="of:=RAND()" office:value-type="float" office:value="0.721121278358623">
            <text:p>0.7211212784</text:p>
          </table:table-cell>
          <table:table-cell table:formula="of:=RAND()" office:value-type="float" office:value="0.42290012864396">
            <text:p>0.4229001286</text:p>
          </table:table-cell>
          <table:table-cell table:formula="of:=RAND()" office:value-type="float" office:value="0.685866779414937">
            <text:p>0.6858667794</text:p>
          </table:table-cell>
          <table:table-cell table:formula="of:=RAND()" office:value-type="float" office:value="0.668601392535493">
            <text:p>0.6686013925</text:p>
          </table:table-cell>
          <table:table-cell table:formula="of:=RAND()" office:value-type="float" office:value="0.168252818984911">
            <text:p>0.168252819</text:p>
          </table:table-cell>
          <table:table-cell table:formula="of:=RAND()" office:value-type="float" office:value="0.10566318850033">
            <text:p>0.1056631885</text:p>
          </table:table-cell>
          <table:table-cell table:formula="of:=SUM([.B692:.M692])-6" office:value-type="float" office:value="-1.06727950577624">
            <text:p>-1.0672795058</text:p>
          </table:table-cell>
          <table:table-cell table:formula="of:=[.N692]-[.$G$6]" office:value-type="float" office:value="-1.05425433063647">
            <text:p>-1.0542543306</text:p>
          </table:table-cell>
          <table:table-cell table:formula="of:=[.O692]*[.O692]" office:value-type="float" office:value="1.11145219366575">
            <text:p>1.1114521937</text:p>
          </table:table-cell>
        </table:table-row>
        <table:table-row table:style-name="ro1">
          <table:table-cell/>
          <table:table-cell table:formula="of:=RAND()" office:value-type="float" office:value="0.291210524737835">
            <text:p>0.2912105247</text:p>
          </table:table-cell>
          <table:table-cell table:formula="of:=RAND()" office:value-type="float" office:value="0.288190246326849">
            <text:p>0.2881902463</text:p>
          </table:table-cell>
          <table:table-cell table:formula="of:=RAND()" office:value-type="float" office:value="0.905847964575514">
            <text:p>0.9058479646</text:p>
          </table:table-cell>
          <table:table-cell table:formula="of:=RAND()" office:value-type="float" office:value="0.25323723256588">
            <text:p>0.2532372326</text:p>
          </table:table-cell>
          <table:table-cell table:formula="of:=RAND()" office:value-type="float" office:value="0.661844405345619">
            <text:p>0.6618444053</text:p>
          </table:table-cell>
          <table:table-cell table:formula="of:=RAND()" office:value-type="float" office:value="0.572930704569444">
            <text:p>0.5729307046</text:p>
          </table:table-cell>
          <table:table-cell table:formula="of:=RAND()" office:value-type="float" office:value="0.674519773107022">
            <text:p>0.6745197731</text:p>
          </table:table-cell>
          <table:table-cell table:formula="of:=RAND()" office:value-type="float" office:value="0.778646704973653">
            <text:p>0.778646705</text:p>
          </table:table-cell>
          <table:table-cell table:formula="of:=RAND()" office:value-type="float" office:value="0.646637014113367">
            <text:p>0.6466370141</text:p>
          </table:table-cell>
          <table:table-cell table:formula="of:=RAND()" office:value-type="float" office:value="0.2019700887613">
            <text:p>0.2019700888</text:p>
          </table:table-cell>
          <table:table-cell table:formula="of:=RAND()" office:value-type="float" office:value="0.770395909668878">
            <text:p>0.7703959097</text:p>
          </table:table-cell>
          <table:table-cell table:formula="of:=RAND()" office:value-type="float" office:value="0.783736423123628">
            <text:p>0.7837364231</text:p>
          </table:table-cell>
          <table:table-cell table:formula="of:=SUM([.B693:.M693])-6" office:value-type="float" office:value="0.829166991868988">
            <text:p>0.8291669919</text:p>
          </table:table-cell>
          <table:table-cell table:formula="of:=[.N693]-[.$G$6]" office:value-type="float" office:value="0.842192167008761">
            <text:p>0.842192167</text:p>
          </table:table-cell>
          <table:table-cell table:formula="of:=[.O693]*[.O693]" office:value-type="float" office:value="0.709287646170913">
            <text:p>0.7092876462</text:p>
          </table:table-cell>
        </table:table-row>
        <table:table-row table:style-name="ro1">
          <table:table-cell/>
          <table:table-cell table:formula="of:=RAND()" office:value-type="float" office:value="0.13890453055501">
            <text:p>0.1389045306</text:p>
          </table:table-cell>
          <table:table-cell table:formula="of:=RAND()" office:value-type="float" office:value="0.800096045946702">
            <text:p>0.8000960459</text:p>
          </table:table-cell>
          <table:table-cell table:formula="of:=RAND()" office:value-type="float" office:value="0.654046510579065">
            <text:p>0.6540465106</text:p>
          </table:table-cell>
          <table:table-cell table:formula="of:=RAND()" office:value-type="float" office:value="0.691264999564737">
            <text:p>0.6912649996</text:p>
          </table:table-cell>
          <table:table-cell table:formula="of:=RAND()" office:value-type="float" office:value="0.479569179937243">
            <text:p>0.4795691799</text:p>
          </table:table-cell>
          <table:table-cell table:formula="of:=RAND()" office:value-type="float" office:value="0.757096009096131">
            <text:p>0.7570960091</text:p>
          </table:table-cell>
          <table:table-cell table:formula="of:=RAND()" office:value-type="float" office:value="0.193646911997348">
            <text:p>0.193646912</text:p>
          </table:table-cell>
          <table:table-cell table:formula="of:=RAND()" office:value-type="float" office:value="0.688770244596526">
            <text:p>0.6887702446</text:p>
          </table:table-cell>
          <table:table-cell table:formula="of:=RAND()" office:value-type="float" office:value="0.888609125977382">
            <text:p>0.888609126</text:p>
          </table:table-cell>
          <table:table-cell table:formula="of:=RAND()" office:value-type="float" office:value="0.858645831933245">
            <text:p>0.8586458319</text:p>
          </table:table-cell>
          <table:table-cell table:formula="of:=RAND()" office:value-type="float" office:value="0.119425144745037">
            <text:p>0.1194251447</text:p>
          </table:table-cell>
          <table:table-cell table:formula="of:=RAND()" office:value-type="float" office:value="0.850186930969358">
            <text:p>0.850186931</text:p>
          </table:table-cell>
          <table:table-cell table:formula="of:=SUM([.B694:.M694])-6" office:value-type="float" office:value="1.12026146589778">
            <text:p>1.1202614659</text:p>
          </table:table-cell>
          <table:table-cell table:formula="of:=[.N694]-[.$G$6]" office:value-type="float" office:value="1.13328664103756">
            <text:p>1.133286641</text:p>
          </table:table-cell>
          <table:table-cell table:formula="of:=[.O694]*[.O694]" office:value-type="float" office:value="1.28433861075419">
            <text:p>1.2843386108</text:p>
          </table:table-cell>
        </table:table-row>
        <table:table-row table:style-name="ro1">
          <table:table-cell/>
          <table:table-cell table:formula="of:=RAND()" office:value-type="float" office:value="0.99612726084888">
            <text:p>0.9961272608</text:p>
          </table:table-cell>
          <table:table-cell table:formula="of:=RAND()" office:value-type="float" office:value="0.454467983916402">
            <text:p>0.4544679839</text:p>
          </table:table-cell>
          <table:table-cell table:formula="of:=RAND()" office:value-type="float" office:value="0.806081474525854">
            <text:p>0.8060814745</text:p>
          </table:table-cell>
          <table:table-cell table:formula="of:=RAND()" office:value-type="float" office:value="0.548927447525784">
            <text:p>0.5489274475</text:p>
          </table:table-cell>
          <table:table-cell table:formula="of:=RAND()" office:value-type="float" office:value="0.179182550404221">
            <text:p>0.1791825504</text:p>
          </table:table-cell>
          <table:table-cell table:formula="of:=RAND()" office:value-type="float" office:value="0.667542896233499">
            <text:p>0.6675428962</text:p>
          </table:table-cell>
          <table:table-cell table:formula="of:=RAND()" office:value-type="float" office:value="0.668518080608919">
            <text:p>0.6685180806</text:p>
          </table:table-cell>
          <table:table-cell table:formula="of:=RAND()" office:value-type="float" office:value="0.570945305749774">
            <text:p>0.5709453057</text:p>
          </table:table-cell>
          <table:table-cell table:formula="of:=RAND()" office:value-type="float" office:value="0.604638109216467">
            <text:p>0.6046381092</text:p>
          </table:table-cell>
          <table:table-cell table:formula="of:=RAND()" office:value-type="float" office:value="0.492860605241731">
            <text:p>0.4928606052</text:p>
          </table:table-cell>
          <table:table-cell table:formula="of:=RAND()" office:value-type="float" office:value="0.66352067515254">
            <text:p>0.6635206752</text:p>
          </table:table-cell>
          <table:table-cell table:formula="of:=RAND()" office:value-type="float" office:value="0.57364183710888">
            <text:p>0.5736418371</text:p>
          </table:table-cell>
          <table:table-cell table:formula="of:=SUM([.B695:.M695])-6" office:value-type="float" office:value="1.22645422653295">
            <text:p>1.2264542265</text:p>
          </table:table-cell>
          <table:table-cell table:formula="of:=[.N695]-[.$G$6]" office:value-type="float" office:value="1.23947940167272">
            <text:p>1.2394794017</text:p>
          </table:table-cell>
          <table:table-cell table:formula="of:=[.O695]*[.O695]" office:value-type="float" office:value="1.53630918717098">
            <text:p>1.5363091872</text:p>
          </table:table-cell>
        </table:table-row>
        <table:table-row table:style-name="ro1">
          <table:table-cell/>
          <table:table-cell table:formula="of:=RAND()" office:value-type="float" office:value="0.278645189246163">
            <text:p>0.2786451892</text:p>
          </table:table-cell>
          <table:table-cell table:formula="of:=RAND()" office:value-type="float" office:value="0.252726280596107">
            <text:p>0.2527262806</text:p>
          </table:table-cell>
          <table:table-cell table:formula="of:=RAND()" office:value-type="float" office:value="0.0439339713193476">
            <text:p>0.0439339713</text:p>
          </table:table-cell>
          <table:table-cell table:formula="of:=RAND()" office:value-type="float" office:value="0.222597868414596">
            <text:p>0.2225978684</text:p>
          </table:table-cell>
          <table:table-cell table:formula="of:=RAND()" office:value-type="float" office:value="0.299015775788575">
            <text:p>0.2990157758</text:p>
          </table:table-cell>
          <table:table-cell table:formula="of:=RAND()" office:value-type="float" office:value="0.823535270057619">
            <text:p>0.8235352701</text:p>
          </table:table-cell>
          <table:table-cell table:formula="of:=RAND()" office:value-type="float" office:value="0.137461296981201">
            <text:p>0.137461297</text:p>
          </table:table-cell>
          <table:table-cell table:formula="of:=RAND()" office:value-type="float" office:value="0.25269689084962">
            <text:p>0.2526968908</text:p>
          </table:table-cell>
          <table:table-cell table:formula="of:=RAND()" office:value-type="float" office:value="0.881566899828613">
            <text:p>0.8815668998</text:p>
          </table:table-cell>
          <table:table-cell table:formula="of:=RAND()" office:value-type="float" office:value="0.487688320688903">
            <text:p>0.4876883207</text:p>
          </table:table-cell>
          <table:table-cell table:formula="of:=RAND()" office:value-type="float" office:value="0.100275784032419">
            <text:p>0.100275784</text:p>
          </table:table-cell>
          <table:table-cell table:formula="of:=RAND()" office:value-type="float" office:value="0.25391554273665">
            <text:p>0.2539155427</text:p>
          </table:table-cell>
          <table:table-cell table:formula="of:=SUM([.B696:.M696])-6" office:value-type="float" office:value="-1.96594090946019">
            <text:p>-1.9659409095</text:p>
          </table:table-cell>
          <table:table-cell table:formula="of:=[.N696]-[.$G$6]" office:value-type="float" office:value="-1.95291573432041">
            <text:p>-1.9529157343</text:p>
          </table:table-cell>
          <table:table-cell table:formula="of:=[.O696]*[.O696]" office:value-type="float" office:value="3.81387986535624">
            <text:p>3.8138798654</text:p>
          </table:table-cell>
        </table:table-row>
        <table:table-row table:style-name="ro1">
          <table:table-cell/>
          <table:table-cell table:formula="of:=RAND()" office:value-type="float" office:value="0.199564536567777">
            <text:p>0.1995645366</text:p>
          </table:table-cell>
          <table:table-cell table:formula="of:=RAND()" office:value-type="float" office:value="0.565399212297052">
            <text:p>0.5653992123</text:p>
          </table:table-cell>
          <table:table-cell table:formula="of:=RAND()" office:value-type="float" office:value="0.918561622267589">
            <text:p>0.9185616223</text:p>
          </table:table-cell>
          <table:table-cell table:formula="of:=RAND()" office:value-type="float" office:value="0.547984626609832">
            <text:p>0.5479846266</text:p>
          </table:table-cell>
          <table:table-cell table:formula="of:=RAND()" office:value-type="float" office:value="0.513171282829717">
            <text:p>0.5131712828</text:p>
          </table:table-cell>
          <table:table-cell table:formula="of:=RAND()" office:value-type="float" office:value="0.372989702038467">
            <text:p>0.372989702</text:p>
          </table:table-cell>
          <table:table-cell table:formula="of:=RAND()" office:value-type="float" office:value="0.55981218861416">
            <text:p>0.5598121886</text:p>
          </table:table-cell>
          <table:table-cell table:formula="of:=RAND()" office:value-type="float" office:value="0.436105064349249">
            <text:p>0.4361050643</text:p>
          </table:table-cell>
          <table:table-cell table:formula="of:=RAND()" office:value-type="float" office:value="0.838081815978512">
            <text:p>0.838081816</text:p>
          </table:table-cell>
          <table:table-cell table:formula="of:=RAND()" office:value-type="float" office:value="0.495795967523009">
            <text:p>0.4957959675</text:p>
          </table:table-cell>
          <table:table-cell table:formula="of:=RAND()" office:value-type="float" office:value="0.867594254203141">
            <text:p>0.8675942542</text:p>
          </table:table-cell>
          <table:table-cell table:formula="of:=RAND()" office:value-type="float" office:value="0.918264307547361">
            <text:p>0.9182643075</text:p>
          </table:table-cell>
          <table:table-cell table:formula="of:=SUM([.B697:.M697])-6" office:value-type="float" office:value="1.23332458082587">
            <text:p>1.2333245808</text:p>
          </table:table-cell>
          <table:table-cell table:formula="of:=[.N697]-[.$G$6]" office:value-type="float" office:value="1.24634975596564">
            <text:p>1.246349756</text:p>
          </table:table-cell>
          <table:table-cell table:formula="of:=[.O697]*[.O697]" office:value-type="float" office:value="1.55338771419561">
            <text:p>1.5533877142</text:p>
          </table:table-cell>
        </table:table-row>
        <table:table-row table:style-name="ro1">
          <table:table-cell/>
          <table:table-cell table:formula="of:=RAND()" office:value-type="float" office:value="0.135466677136719">
            <text:p>0.1354666771</text:p>
          </table:table-cell>
          <table:table-cell table:formula="of:=RAND()" office:value-type="float" office:value="0.706885722232983">
            <text:p>0.7068857222</text:p>
          </table:table-cell>
          <table:table-cell table:formula="of:=RAND()" office:value-type="float" office:value="0.893232112750411">
            <text:p>0.8932321128</text:p>
          </table:table-cell>
          <table:table-cell table:formula="of:=RAND()" office:value-type="float" office:value="0.878091557882726">
            <text:p>0.8780915579</text:p>
          </table:table-cell>
          <table:table-cell table:formula="of:=RAND()" office:value-type="float" office:value="0.769059768645093">
            <text:p>0.7690597686</text:p>
          </table:table-cell>
          <table:table-cell table:formula="of:=RAND()" office:value-type="float" office:value="0.0222402701620013">
            <text:p>0.0222402702</text:p>
          </table:table-cell>
          <table:table-cell table:formula="of:=RAND()" office:value-type="float" office:value="0.612966574495658">
            <text:p>0.6129665745</text:p>
          </table:table-cell>
          <table:table-cell table:formula="of:=RAND()" office:value-type="float" office:value="0.882023335667327">
            <text:p>0.8820233357</text:p>
          </table:table-cell>
          <table:table-cell table:formula="of:=RAND()" office:value-type="float" office:value="0.509074385976419">
            <text:p>0.509074386</text:p>
          </table:table-cell>
          <table:table-cell table:formula="of:=RAND()" office:value-type="float" office:value="0.500489929225296">
            <text:p>0.5004899292</text:p>
          </table:table-cell>
          <table:table-cell table:formula="of:=RAND()" office:value-type="float" office:value="0.894052271032706">
            <text:p>0.894052271</text:p>
          </table:table-cell>
          <table:table-cell table:formula="of:=RAND()" office:value-type="float" office:value="0.481199540663511">
            <text:p>0.4811995407</text:p>
          </table:table-cell>
          <table:table-cell table:formula="of:=SUM([.B698:.M698])-6" office:value-type="float" office:value="1.28478214587085">
            <text:p>1.2847821459</text:p>
          </table:table-cell>
          <table:table-cell table:formula="of:=[.N698]-[.$G$6]" office:value-type="float" office:value="1.29780732101062">
            <text:p>1.297807321</text:p>
          </table:table-cell>
          <table:table-cell table:formula="of:=[.O698]*[.O698]" office:value-type="float" office:value="1.68430384246877">
            <text:p>1.6843038425</text:p>
          </table:table-cell>
        </table:table-row>
        <table:table-row table:style-name="ro1">
          <table:table-cell/>
          <table:table-cell table:formula="of:=RAND()" office:value-type="float" office:value="0.830536119639874">
            <text:p>0.8305361196</text:p>
          </table:table-cell>
          <table:table-cell table:formula="of:=RAND()" office:value-type="float" office:value="0.800378902582452">
            <text:p>0.8003789026</text:p>
          </table:table-cell>
          <table:table-cell table:formula="of:=RAND()" office:value-type="float" office:value="0.982103035319597">
            <text:p>0.9821030353</text:p>
          </table:table-cell>
          <table:table-cell table:formula="of:=RAND()" office:value-type="float" office:value="0.950888299383223">
            <text:p>0.9508882994</text:p>
          </table:table-cell>
          <table:table-cell table:formula="of:=RAND()" office:value-type="float" office:value="0.737508801044896">
            <text:p>0.737508801</text:p>
          </table:table-cell>
          <table:table-cell table:formula="of:=RAND()" office:value-type="float" office:value="0.229716105852276">
            <text:p>0.2297161059</text:p>
          </table:table-cell>
          <table:table-cell table:formula="of:=RAND()" office:value-type="float" office:value="0.873389060841873">
            <text:p>0.8733890608</text:p>
          </table:table-cell>
          <table:table-cell table:formula="of:=RAND()" office:value-type="float" office:value="0.998762594070286">
            <text:p>0.9987625941</text:p>
          </table:table-cell>
          <table:table-cell table:formula="of:=RAND()" office:value-type="float" office:value="0.107660006266087">
            <text:p>0.1076600063</text:p>
          </table:table-cell>
          <table:table-cell table:formula="of:=RAND()" office:value-type="float" office:value="0.0117051610723138">
            <text:p>0.0117051611</text:p>
          </table:table-cell>
          <table:table-cell table:formula="of:=RAND()" office:value-type="float" office:value="0.942930030403659">
            <text:p>0.9429300304</text:p>
          </table:table-cell>
          <table:table-cell table:formula="of:=RAND()" office:value-type="float" office:value="0.217597095761448">
            <text:p>0.2175970958</text:p>
          </table:table-cell>
          <table:table-cell table:formula="of:=SUM([.B699:.M699])-6" office:value-type="float" office:value="1.68317521223798">
            <text:p>1.6831752122</text:p>
          </table:table-cell>
          <table:table-cell table:formula="of:=[.N699]-[.$G$6]" office:value-type="float" office:value="1.69620038737776">
            <text:p>1.6962003874</text:p>
          </table:table-cell>
          <table:table-cell table:formula="of:=[.O699]*[.O699]" office:value-type="float" office:value="2.87709575414045">
            <text:p>2.8770957541</text:p>
          </table:table-cell>
        </table:table-row>
        <table:table-row table:style-name="ro1">
          <table:table-cell/>
          <table:table-cell table:formula="of:=RAND()" office:value-type="float" office:value="0.886006296146661">
            <text:p>0.8860062961</text:p>
          </table:table-cell>
          <table:table-cell table:formula="of:=RAND()" office:value-type="float" office:value="0.313992730574682">
            <text:p>0.3139927306</text:p>
          </table:table-cell>
          <table:table-cell table:formula="of:=RAND()" office:value-type="float" office:value="0.844393628183752">
            <text:p>0.8443936282</text:p>
          </table:table-cell>
          <table:table-cell table:formula="of:=RAND()" office:value-type="float" office:value="0.131558527471498">
            <text:p>0.1315585275</text:p>
          </table:table-cell>
          <table:table-cell table:formula="of:=RAND()" office:value-type="float" office:value="0.597332953242585">
            <text:p>0.5973329532</text:p>
          </table:table-cell>
          <table:table-cell table:formula="of:=RAND()" office:value-type="float" office:value="0.901872292626649">
            <text:p>0.9018722926</text:p>
          </table:table-cell>
          <table:table-cell table:formula="of:=RAND()" office:value-type="float" office:value="0.476361121749505">
            <text:p>0.4763611217</text:p>
          </table:table-cell>
          <table:table-cell table:formula="of:=RAND()" office:value-type="float" office:value="0.588908527977765">
            <text:p>0.588908528</text:p>
          </table:table-cell>
          <table:table-cell table:formula="of:=RAND()" office:value-type="float" office:value="0.297934130299836">
            <text:p>0.2979341303</text:p>
          </table:table-cell>
          <table:table-cell table:formula="of:=RAND()" office:value-type="float" office:value="0.305055641569197">
            <text:p>0.3050556416</text:p>
          </table:table-cell>
          <table:table-cell table:formula="of:=RAND()" office:value-type="float" office:value="0.481479166075587">
            <text:p>0.4814791661</text:p>
          </table:table-cell>
          <table:table-cell table:formula="of:=RAND()" office:value-type="float" office:value="0.629257800756022">
            <text:p>0.6292578008</text:p>
          </table:table-cell>
          <table:table-cell table:formula="of:=SUM([.B700:.M700])-6" office:value-type="float" office:value="0.454152816673741">
            <text:p>0.4541528167</text:p>
          </table:table-cell>
          <table:table-cell table:formula="of:=[.N700]-[.$G$6]" office:value-type="float" office:value="0.467177991813514">
            <text:p>0.4671779918</text:p>
          </table:table-cell>
          <table:table-cell table:formula="of:=[.O700]*[.O700]" office:value-type="float" office:value="0.218255276034908">
            <text:p>0.218255276</text:p>
          </table:table-cell>
        </table:table-row>
        <table:table-row table:style-name="ro1">
          <table:table-cell/>
          <table:table-cell table:formula="of:=RAND()" office:value-type="float" office:value="0.464765024837106">
            <text:p>0.4647650248</text:p>
          </table:table-cell>
          <table:table-cell table:formula="of:=RAND()" office:value-type="float" office:value="0.359746634727344">
            <text:p>0.3597466347</text:p>
          </table:table-cell>
          <table:table-cell table:formula="of:=RAND()" office:value-type="float" office:value="0.346078202594072">
            <text:p>0.3460782026</text:p>
          </table:table-cell>
          <table:table-cell table:formula="of:=RAND()" office:value-type="float" office:value="0.805103885242716">
            <text:p>0.8051038852</text:p>
          </table:table-cell>
          <table:table-cell table:formula="of:=RAND()" office:value-type="float" office:value="0.197614062810317">
            <text:p>0.1976140628</text:p>
          </table:table-cell>
          <table:table-cell table:formula="of:=RAND()" office:value-type="float" office:value="0.06072280369699">
            <text:p>0.0607228037</text:p>
          </table:table-cell>
          <table:table-cell table:formula="of:=RAND()" office:value-type="float" office:value="0.7654149311129">
            <text:p>0.7654149311</text:p>
          </table:table-cell>
          <table:table-cell table:formula="of:=RAND()" office:value-type="float" office:value="0.590632078470662">
            <text:p>0.5906320785</text:p>
          </table:table-cell>
          <table:table-cell table:formula="of:=RAND()" office:value-type="float" office:value="0.636504762805998">
            <text:p>0.6365047628</text:p>
          </table:table-cell>
          <table:table-cell table:formula="of:=RAND()" office:value-type="float" office:value="0.295809321803972">
            <text:p>0.2958093218</text:p>
          </table:table-cell>
          <table:table-cell table:formula="of:=RAND()" office:value-type="float" office:value="0.379187184618786">
            <text:p>0.3791871846</text:p>
          </table:table-cell>
          <table:table-cell table:formula="of:=RAND()" office:value-type="float" office:value="0.75115631101653">
            <text:p>0.751156311</text:p>
          </table:table-cell>
          <table:table-cell table:formula="of:=SUM([.B701:.M701])-6" office:value-type="float" office:value="-0.347264796262607">
            <text:p>-0.3472647963</text:p>
          </table:table-cell>
          <table:table-cell table:formula="of:=[.N701]-[.$G$6]" office:value-type="float" office:value="-0.334239621122833">
            <text:p>-0.3342396211</text:p>
          </table:table-cell>
          <table:table-cell table:formula="of:=[.O701]*[.O701]" office:value-type="float" office:value="0.111716124328335">
            <text:p>0.1117161243</text:p>
          </table:table-cell>
        </table:table-row>
        <table:table-row table:style-name="ro1">
          <table:table-cell/>
          <table:table-cell table:formula="of:=RAND()" office:value-type="float" office:value="0.147068608086556">
            <text:p>0.1470686081</text:p>
          </table:table-cell>
          <table:table-cell table:formula="of:=RAND()" office:value-type="float" office:value="0.256585242925212">
            <text:p>0.2565852429</text:p>
          </table:table-cell>
          <table:table-cell table:formula="of:=RAND()" office:value-type="float" office:value="0.358007000060752">
            <text:p>0.3580070001</text:p>
          </table:table-cell>
          <table:table-cell table:formula="of:=RAND()" office:value-type="float" office:value="0.654450609348714">
            <text:p>0.6544506093</text:p>
          </table:table-cell>
          <table:table-cell table:formula="of:=RAND()" office:value-type="float" office:value="0.650891924509779">
            <text:p>0.6508919245</text:p>
          </table:table-cell>
          <table:table-cell table:formula="of:=RAND()" office:value-type="float" office:value="0.5981193871703">
            <text:p>0.5981193872</text:p>
          </table:table-cell>
          <table:table-cell table:formula="of:=RAND()" office:value-type="float" office:value="0.429802402853966">
            <text:p>0.4298024029</text:p>
          </table:table-cell>
          <table:table-cell table:formula="of:=RAND()" office:value-type="float" office:value="0.439978254260495">
            <text:p>0.4399782543</text:p>
          </table:table-cell>
          <table:table-cell table:formula="of:=RAND()" office:value-type="float" office:value="0.233111446490511">
            <text:p>0.2331114465</text:p>
          </table:table-cell>
          <table:table-cell table:formula="of:=RAND()" office:value-type="float" office:value="0.756470045074821">
            <text:p>0.7564700451</text:p>
          </table:table-cell>
          <table:table-cell table:formula="of:=RAND()" office:value-type="float" office:value="0.811176747083664">
            <text:p>0.8111767471</text:p>
          </table:table-cell>
          <table:table-cell table:formula="of:=RAND()" office:value-type="float" office:value="0.966948811663315">
            <text:p>0.9669488117</text:p>
          </table:table-cell>
          <table:table-cell table:formula="of:=SUM([.B702:.M702])-6" office:value-type="float" office:value="0.302610479528084">
            <text:p>0.3026104795</text:p>
          </table:table-cell>
          <table:table-cell table:formula="of:=[.N702]-[.$G$6]" office:value-type="float" office:value="0.315635654667858">
            <text:p>0.3156356547</text:p>
          </table:table-cell>
          <table:table-cell table:formula="of:=[.O702]*[.O702]" office:value-type="float" office:value="0.0996258664976073">
            <text:p>0.0996258665</text:p>
          </table:table-cell>
        </table:table-row>
        <table:table-row table:style-name="ro1">
          <table:table-cell/>
          <table:table-cell table:formula="of:=RAND()" office:value-type="float" office:value="0.514719701604918">
            <text:p>0.5147197016</text:p>
          </table:table-cell>
          <table:table-cell table:formula="of:=RAND()" office:value-type="float" office:value="0.492592306574807">
            <text:p>0.4925923066</text:p>
          </table:table-cell>
          <table:table-cell table:formula="of:=RAND()" office:value-type="float" office:value="0.0232430032920092">
            <text:p>0.0232430033</text:p>
          </table:table-cell>
          <table:table-cell table:formula="of:=RAND()" office:value-type="float" office:value="0.198215757263824">
            <text:p>0.1982157573</text:p>
          </table:table-cell>
          <table:table-cell table:formula="of:=RAND()" office:value-type="float" office:value="0.909714586567134">
            <text:p>0.9097145866</text:p>
          </table:table-cell>
          <table:table-cell table:formula="of:=RAND()" office:value-type="float" office:value="0.52585658384487">
            <text:p>0.5258565838</text:p>
          </table:table-cell>
          <table:table-cell table:formula="of:=RAND()" office:value-type="float" office:value="0.27852118643932">
            <text:p>0.2785211864</text:p>
          </table:table-cell>
          <table:table-cell table:formula="of:=RAND()" office:value-type="float" office:value="0.506280335597694">
            <text:p>0.5062803356</text:p>
          </table:table-cell>
          <table:table-cell table:formula="of:=RAND()" office:value-type="float" office:value="0.46832116600126">
            <text:p>0.468321166</text:p>
          </table:table-cell>
          <table:table-cell table:formula="of:=RAND()" office:value-type="float" office:value="0.0866295730229467">
            <text:p>0.086629573</text:p>
          </table:table-cell>
          <table:table-cell table:formula="of:=RAND()" office:value-type="float" office:value="0.428626420442015">
            <text:p>0.4286264204</text:p>
          </table:table-cell>
          <table:table-cell table:formula="of:=RAND()" office:value-type="float" office:value="0.306468188297003">
            <text:p>0.3064681883</text:p>
          </table:table-cell>
          <table:table-cell table:formula="of:=SUM([.B703:.M703])-6" office:value-type="float" office:value="-1.2608111910522">
            <text:p>-1.2608111911</text:p>
          </table:table-cell>
          <table:table-cell table:formula="of:=[.N703]-[.$G$6]" office:value-type="float" office:value="-1.24778601591242">
            <text:p>-1.2477860159</text:p>
          </table:table-cell>
          <table:table-cell table:formula="of:=[.O703]*[.O703]" office:value-type="float" office:value="1.5569699415066">
            <text:p>1.5569699415</text:p>
          </table:table-cell>
        </table:table-row>
        <table:table-row table:style-name="ro1">
          <table:table-cell/>
          <table:table-cell table:formula="of:=RAND()" office:value-type="float" office:value="0.216932448558509">
            <text:p>0.2169324486</text:p>
          </table:table-cell>
          <table:table-cell table:formula="of:=RAND()" office:value-type="float" office:value="0.360354743199423">
            <text:p>0.3603547432</text:p>
          </table:table-cell>
          <table:table-cell table:formula="of:=RAND()" office:value-type="float" office:value="0.026459273416549">
            <text:p>0.0264592734</text:p>
          </table:table-cell>
          <table:table-cell table:formula="of:=RAND()" office:value-type="float" office:value="0.758955354336649">
            <text:p>0.7589553543</text:p>
          </table:table-cell>
          <table:table-cell table:formula="of:=RAND()" office:value-type="float" office:value="0.0409818957559764">
            <text:p>0.0409818958</text:p>
          </table:table-cell>
          <table:table-cell table:formula="of:=RAND()" office:value-type="float" office:value="0.752375676529482">
            <text:p>0.7523756765</text:p>
          </table:table-cell>
          <table:table-cell table:formula="of:=RAND()" office:value-type="float" office:value="0.178904189262539">
            <text:p>0.1789041893</text:p>
          </table:table-cell>
          <table:table-cell table:formula="of:=RAND()" office:value-type="float" office:value="0.815353134414181">
            <text:p>0.8153531344</text:p>
          </table:table-cell>
          <table:table-cell table:formula="of:=RAND()" office:value-type="float" office:value="0.205537070054561">
            <text:p>0.2055370701</text:p>
          </table:table-cell>
          <table:table-cell table:formula="of:=RAND()" office:value-type="float" office:value="0.435108604142442">
            <text:p>0.4351086041</text:p>
          </table:table-cell>
          <table:table-cell table:formula="of:=RAND()" office:value-type="float" office:value="0.762132910080254">
            <text:p>0.7621329101</text:p>
          </table:table-cell>
          <table:table-cell table:formula="of:=RAND()" office:value-type="float" office:value="0.27683556615375">
            <text:p>0.2768355662</text:p>
          </table:table-cell>
          <table:table-cell table:formula="of:=SUM([.B704:.M704])-6" office:value-type="float" office:value="-1.17006913409568">
            <text:p>-1.1700691341</text:p>
          </table:table-cell>
          <table:table-cell table:formula="of:=[.N704]-[.$G$6]" office:value-type="float" office:value="-1.15704395895591">
            <text:p>-1.157043959</text:p>
          </table:table-cell>
          <table:table-cell table:formula="of:=[.O704]*[.O704]" office:value-type="float" office:value="1.33875072295637">
            <text:p>1.338750723</text:p>
          </table:table-cell>
        </table:table-row>
        <table:table-row table:style-name="ro1">
          <table:table-cell/>
          <table:table-cell table:formula="of:=RAND()" office:value-type="float" office:value="0.984420411521569">
            <text:p>0.9844204115</text:p>
          </table:table-cell>
          <table:table-cell table:formula="of:=RAND()" office:value-type="float" office:value="0.11437635589391">
            <text:p>0.1143763559</text:p>
          </table:table-cell>
          <table:table-cell table:formula="of:=RAND()" office:value-type="float" office:value="0.0795686726924032">
            <text:p>0.0795686727</text:p>
          </table:table-cell>
          <table:table-cell table:formula="of:=RAND()" office:value-type="float" office:value="0.357441471191123">
            <text:p>0.3574414712</text:p>
          </table:table-cell>
          <table:table-cell table:formula="of:=RAND()" office:value-type="float" office:value="0.60293918568641">
            <text:p>0.6029391857</text:p>
          </table:table-cell>
          <table:table-cell table:formula="of:=RAND()" office:value-type="float" office:value="0.981150741688907">
            <text:p>0.9811507417</text:p>
          </table:table-cell>
          <table:table-cell table:formula="of:=RAND()" office:value-type="float" office:value="0.140632385155186">
            <text:p>0.1406323852</text:p>
          </table:table-cell>
          <table:table-cell table:formula="of:=RAND()" office:value-type="float" office:value="0.47419736161828">
            <text:p>0.4741973616</text:p>
          </table:table-cell>
          <table:table-cell table:formula="of:=RAND()" office:value-type="float" office:value="0.646228866418824">
            <text:p>0.6462288664</text:p>
          </table:table-cell>
          <table:table-cell table:formula="of:=RAND()" office:value-type="float" office:value="0.296035078121349">
            <text:p>0.2960350781</text:p>
          </table:table-cell>
          <table:table-cell table:formula="of:=RAND()" office:value-type="float" office:value="0.207035105675459">
            <text:p>0.2070351057</text:p>
          </table:table-cell>
          <table:table-cell table:formula="of:=RAND()" office:value-type="float" office:value="0.450627360492945">
            <text:p>0.4506273605</text:p>
          </table:table-cell>
          <table:table-cell table:formula="of:=SUM([.B705:.M705])-6" office:value-type="float" office:value="-0.665347003843635">
            <text:p>-0.6653470038</text:p>
          </table:table-cell>
          <table:table-cell table:formula="of:=[.N705]-[.$G$6]" office:value-type="float" office:value="-0.652321828703862">
            <text:p>-0.6523218287</text:p>
          </table:table-cell>
          <table:table-cell table:formula="of:=[.O705]*[.O705]" office:value-type="float" office:value="0.42552376820355">
            <text:p>0.4255237682</text:p>
          </table:table-cell>
        </table:table-row>
        <table:table-row table:style-name="ro1">
          <table:table-cell/>
          <table:table-cell table:formula="of:=RAND()" office:value-type="float" office:value="0.213416408514604">
            <text:p>0.2134164085</text:p>
          </table:table-cell>
          <table:table-cell table:formula="of:=RAND()" office:value-type="float" office:value="0.520797244738787">
            <text:p>0.5207972447</text:p>
          </table:table-cell>
          <table:table-cell table:formula="of:=RAND()" office:value-type="float" office:value="0.0237842937931418">
            <text:p>0.0237842938</text:p>
          </table:table-cell>
          <table:table-cell table:formula="of:=RAND()" office:value-type="float" office:value="0.887318111024797">
            <text:p>0.887318111</text:p>
          </table:table-cell>
          <table:table-cell table:formula="of:=RAND()" office:value-type="float" office:value="0.595819029724225">
            <text:p>0.5958190297</text:p>
          </table:table-cell>
          <table:table-cell table:formula="of:=RAND()" office:value-type="float" office:value="0.119987903628498">
            <text:p>0.1199879036</text:p>
          </table:table-cell>
          <table:table-cell table:formula="of:=RAND()" office:value-type="float" office:value="0.0140545589383692">
            <text:p>0.0140545589</text:p>
          </table:table-cell>
          <table:table-cell table:formula="of:=RAND()" office:value-type="float" office:value="0.484060974325985">
            <text:p>0.4840609743</text:p>
          </table:table-cell>
          <table:table-cell table:formula="of:=RAND()" office:value-type="float" office:value="0.0712594555225223">
            <text:p>0.0712594555</text:p>
          </table:table-cell>
          <table:table-cell table:formula="of:=RAND()" office:value-type="float" office:value="0.367817868944257">
            <text:p>0.3678178689</text:p>
          </table:table-cell>
          <table:table-cell table:formula="of:=RAND()" office:value-type="float" office:value="0.664554042974487">
            <text:p>0.664554043</text:p>
          </table:table-cell>
          <table:table-cell table:formula="of:=RAND()" office:value-type="float" office:value="0.204705666052178">
            <text:p>0.2047056661</text:p>
          </table:table-cell>
          <table:table-cell table:formula="of:=SUM([.B706:.M706])-6" office:value-type="float" office:value="-1.83242444181815">
            <text:p>-1.8324244418</text:p>
          </table:table-cell>
          <table:table-cell table:formula="of:=[.N706]-[.$G$6]" office:value-type="float" office:value="-1.81939926667837">
            <text:p>-1.8193992667</text:p>
          </table:table-cell>
          <table:table-cell table:formula="of:=[.O706]*[.O706]" office:value-type="float" office:value="3.31021369158981">
            <text:p>3.3102136916</text:p>
          </table:table-cell>
        </table:table-row>
        <table:table-row table:style-name="ro1">
          <table:table-cell/>
          <table:table-cell table:formula="of:=RAND()" office:value-type="float" office:value="0.124631272861734">
            <text:p>0.1246312729</text:p>
          </table:table-cell>
          <table:table-cell table:formula="of:=RAND()" office:value-type="float" office:value="0.496760834474117">
            <text:p>0.4967608345</text:p>
          </table:table-cell>
          <table:table-cell table:formula="of:=RAND()" office:value-type="float" office:value="0.144996719202027">
            <text:p>0.1449967192</text:p>
          </table:table-cell>
          <table:table-cell table:formula="of:=RAND()" office:value-type="float" office:value="0.998687651241198">
            <text:p>0.9986876512</text:p>
          </table:table-cell>
          <table:table-cell table:formula="of:=RAND()" office:value-type="float" office:value="0.953375932760537">
            <text:p>0.9533759328</text:p>
          </table:table-cell>
          <table:table-cell table:formula="of:=RAND()" office:value-type="float" office:value="0.550218138378114">
            <text:p>0.5502181384</text:p>
          </table:table-cell>
          <table:table-cell table:formula="of:=RAND()" office:value-type="float" office:value="0.103238272713497">
            <text:p>0.1032382727</text:p>
          </table:table-cell>
          <table:table-cell table:formula="of:=RAND()" office:value-type="float" office:value="0.0293709414545447">
            <text:p>0.0293709415</text:p>
          </table:table-cell>
          <table:table-cell table:formula="of:=RAND()" office:value-type="float" office:value="0.318370794178918">
            <text:p>0.3183707942</text:p>
          </table:table-cell>
          <table:table-cell table:formula="of:=RAND()" office:value-type="float" office:value="0.625813715159893">
            <text:p>0.6258137152</text:p>
          </table:table-cell>
          <table:table-cell table:formula="of:=RAND()" office:value-type="float" office:value="0.669049802003428">
            <text:p>0.669049802</text:p>
          </table:table-cell>
          <table:table-cell table:formula="of:=RAND()" office:value-type="float" office:value="0.0544581613503397">
            <text:p>0.0544581614</text:p>
          </table:table-cell>
          <table:table-cell table:formula="of:=SUM([.B707:.M707])-6" office:value-type="float" office:value="-0.931027764221653">
            <text:p>-0.9310277642</text:p>
          </table:table-cell>
          <table:table-cell table:formula="of:=[.N707]-[.$G$6]" office:value-type="float" office:value="-0.91800258908188">
            <text:p>-0.9180025891</text:p>
          </table:table-cell>
          <table:table-cell table:formula="of:=[.O707]*[.O707]" office:value-type="float" office:value="0.842728753561035">
            <text:p>0.8427287536</text:p>
          </table:table-cell>
        </table:table-row>
        <table:table-row table:style-name="ro1">
          <table:table-cell/>
          <table:table-cell table:formula="of:=RAND()" office:value-type="float" office:value="0.81781754991971">
            <text:p>0.8178175499</text:p>
          </table:table-cell>
          <table:table-cell table:formula="of:=RAND()" office:value-type="float" office:value="0.0199268697760999">
            <text:p>0.0199268698</text:p>
          </table:table-cell>
          <table:table-cell table:formula="of:=RAND()" office:value-type="float" office:value="0.564567792927846">
            <text:p>0.5645677929</text:p>
          </table:table-cell>
          <table:table-cell table:formula="of:=RAND()" office:value-type="float" office:value="0.214181277668104">
            <text:p>0.2141812777</text:p>
          </table:table-cell>
          <table:table-cell table:formula="of:=RAND()" office:value-type="float" office:value="0.00611381814815104">
            <text:p>0.0061138181</text:p>
          </table:table-cell>
          <table:table-cell table:formula="of:=RAND()" office:value-type="float" office:value="0.960742923663929">
            <text:p>0.9607429237</text:p>
          </table:table-cell>
          <table:table-cell table:formula="of:=RAND()" office:value-type="float" office:value="0.316708569414914">
            <text:p>0.3167085694</text:p>
          </table:table-cell>
          <table:table-cell table:formula="of:=RAND()" office:value-type="float" office:value="0.0314929066225886">
            <text:p>0.0314929066</text:p>
          </table:table-cell>
          <table:table-cell table:formula="of:=RAND()" office:value-type="float" office:value="0.415645543951541">
            <text:p>0.415645544</text:p>
          </table:table-cell>
          <table:table-cell table:formula="of:=RAND()" office:value-type="float" office:value="0.967477917671204">
            <text:p>0.9674779177</text:p>
          </table:table-cell>
          <table:table-cell table:formula="of:=RAND()" office:value-type="float" office:value="0.272466844879091">
            <text:p>0.2724668449</text:p>
          </table:table-cell>
          <table:table-cell table:formula="of:=RAND()" office:value-type="float" office:value="0.931455561658368">
            <text:p>0.9314555617</text:p>
          </table:table-cell>
          <table:table-cell table:formula="of:=SUM([.B708:.M708])-6" office:value-type="float" office:value="-0.481402423698455">
            <text:p>-0.4814024237</text:p>
          </table:table-cell>
          <table:table-cell table:formula="of:=[.N708]-[.$G$6]" office:value-type="float" office:value="-0.468377248558681">
            <text:p>-0.4683772486</text:p>
          </table:table-cell>
          <table:table-cell table:formula="of:=[.O708]*[.O708]" office:value-type="float" office:value="0.219377246967401">
            <text:p>0.219377247</text:p>
          </table:table-cell>
        </table:table-row>
        <table:table-row table:style-name="ro1">
          <table:table-cell/>
          <table:table-cell table:formula="of:=RAND()" office:value-type="float" office:value="0.667558394605294">
            <text:p>0.6675583946</text:p>
          </table:table-cell>
          <table:table-cell table:formula="of:=RAND()" office:value-type="float" office:value="0.139595311367884">
            <text:p>0.1395953114</text:p>
          </table:table-cell>
          <table:table-cell table:formula="of:=RAND()" office:value-type="float" office:value="0.0185342221520841">
            <text:p>0.0185342222</text:p>
          </table:table-cell>
          <table:table-cell table:formula="of:=RAND()" office:value-type="float" office:value="0.737197317183018">
            <text:p>0.7371973172</text:p>
          </table:table-cell>
          <table:table-cell table:formula="of:=RAND()" office:value-type="float" office:value="0.960220423061401">
            <text:p>0.9602204231</text:p>
          </table:table-cell>
          <table:table-cell table:formula="of:=RAND()" office:value-type="float" office:value="0.388282775413245">
            <text:p>0.3882827754</text:p>
          </table:table-cell>
          <table:table-cell table:formula="of:=RAND()" office:value-type="float" office:value="0.656292509753257">
            <text:p>0.6562925098</text:p>
          </table:table-cell>
          <table:table-cell table:formula="of:=RAND()" office:value-type="float" office:value="0.363346404861659">
            <text:p>0.3633464049</text:p>
          </table:table-cell>
          <table:table-cell table:formula="of:=RAND()" office:value-type="float" office:value="0.907367027597502">
            <text:p>0.9073670276</text:p>
          </table:table-cell>
          <table:table-cell table:formula="of:=RAND()" office:value-type="float" office:value="0.452328629558906">
            <text:p>0.4523286296</text:p>
          </table:table-cell>
          <table:table-cell table:formula="of:=RAND()" office:value-type="float" office:value="0.533153450116515">
            <text:p>0.5331534501</text:p>
          </table:table-cell>
          <table:table-cell table:formula="of:=RAND()" office:value-type="float" office:value="0.520785614848137">
            <text:p>0.5207856148</text:p>
          </table:table-cell>
          <table:table-cell table:formula="of:=SUM([.B709:.M709])-6" office:value-type="float" office:value="0.344662080518901">
            <text:p>0.3446620805</text:p>
          </table:table-cell>
          <table:table-cell table:formula="of:=[.N709]-[.$G$6]" office:value-type="float" office:value="0.357687255658675">
            <text:p>0.3576872557</text:p>
          </table:table-cell>
          <table:table-cell table:formula="of:=[.O709]*[.O709]" office:value-type="float" office:value="0.127940172860634">
            <text:p>0.1279401729</text:p>
          </table:table-cell>
        </table:table-row>
        <table:table-row table:style-name="ro1">
          <table:table-cell/>
          <table:table-cell table:formula="of:=RAND()" office:value-type="float" office:value="0.549386053113267">
            <text:p>0.5493860531</text:p>
          </table:table-cell>
          <table:table-cell table:formula="of:=RAND()" office:value-type="float" office:value="0.898131116991863">
            <text:p>0.898131117</text:p>
          </table:table-cell>
          <table:table-cell table:formula="of:=RAND()" office:value-type="float" office:value="0.0275528286583722">
            <text:p>0.0275528287</text:p>
          </table:table-cell>
          <table:table-cell table:formula="of:=RAND()" office:value-type="float" office:value="0.25468807737343">
            <text:p>0.2546880774</text:p>
          </table:table-cell>
          <table:table-cell table:formula="of:=RAND()" office:value-type="float" office:value="0.873251993907616">
            <text:p>0.8732519939</text:p>
          </table:table-cell>
          <table:table-cell table:formula="of:=RAND()" office:value-type="float" office:value="0.932712613139302">
            <text:p>0.9327126131</text:p>
          </table:table-cell>
          <table:table-cell table:formula="of:=RAND()" office:value-type="float" office:value="0.200363219249994">
            <text:p>0.2003632192</text:p>
          </table:table-cell>
          <table:table-cell table:formula="of:=RAND()" office:value-type="float" office:value="0.799782315734774">
            <text:p>0.7997823157</text:p>
          </table:table-cell>
          <table:table-cell table:formula="of:=RAND()" office:value-type="float" office:value="0.178922977298498">
            <text:p>0.1789229773</text:p>
          </table:table-cell>
          <table:table-cell table:formula="of:=RAND()" office:value-type="float" office:value="0.659996227361262">
            <text:p>0.6599962274</text:p>
          </table:table-cell>
          <table:table-cell table:formula="of:=RAND()" office:value-type="float" office:value="0.224769449559972">
            <text:p>0.2247694496</text:p>
          </table:table-cell>
          <table:table-cell table:formula="of:=RAND()" office:value-type="float" office:value="0.940081514883786">
            <text:p>0.9400815149</text:p>
          </table:table-cell>
          <table:table-cell table:formula="of:=SUM([.B710:.M710])-6" office:value-type="float" office:value="0.539638387272134">
            <text:p>0.5396383873</text:p>
          </table:table-cell>
          <table:table-cell table:formula="of:=[.N710]-[.$G$6]" office:value-type="float" office:value="0.552663562411908">
            <text:p>0.5526635624</text:p>
          </table:table-cell>
          <table:table-cell table:formula="of:=[.O710]*[.O710]" office:value-type="float" office:value="0.305437013217821">
            <text:p>0.3054370132</text:p>
          </table:table-cell>
        </table:table-row>
        <table:table-row table:style-name="ro1">
          <table:table-cell/>
          <table:table-cell table:formula="of:=RAND()" office:value-type="float" office:value="0.0744717468041927">
            <text:p>0.0744717468</text:p>
          </table:table-cell>
          <table:table-cell table:formula="of:=RAND()" office:value-type="float" office:value="0.487494087545201">
            <text:p>0.4874940875</text:p>
          </table:table-cell>
          <table:table-cell table:formula="of:=RAND()" office:value-type="float" office:value="0.846104617230594">
            <text:p>0.8461046172</text:p>
          </table:table-cell>
          <table:table-cell table:formula="of:=RAND()" office:value-type="float" office:value="0.56405822141096">
            <text:p>0.5640582214</text:p>
          </table:table-cell>
          <table:table-cell table:formula="of:=RAND()" office:value-type="float" office:value="0.472115270793438">
            <text:p>0.4721152708</text:p>
          </table:table-cell>
          <table:table-cell table:formula="of:=RAND()" office:value-type="float" office:value="0.000160532770678401">
            <text:p>0.0001605328</text:p>
          </table:table-cell>
          <table:table-cell table:formula="of:=RAND()" office:value-type="float" office:value="0.953963898355141">
            <text:p>0.9539638984</text:p>
          </table:table-cell>
          <table:table-cell table:formula="of:=RAND()" office:value-type="float" office:value="0.811767144594342">
            <text:p>0.8117671446</text:p>
          </table:table-cell>
          <table:table-cell table:formula="of:=RAND()" office:value-type="float" office:value="0.883594012353569">
            <text:p>0.8835940124</text:p>
          </table:table-cell>
          <table:table-cell table:formula="of:=RAND()" office:value-type="float" office:value="0.508216209709644">
            <text:p>0.5082162097</text:p>
          </table:table-cell>
          <table:table-cell table:formula="of:=RAND()" office:value-type="float" office:value="0.0911855974700302">
            <text:p>0.0911855975</text:p>
          </table:table-cell>
          <table:table-cell table:formula="of:=RAND()" office:value-type="float" office:value="0.739785192999989">
            <text:p>0.739785193</text:p>
          </table:table-cell>
          <table:table-cell table:formula="of:=SUM([.B711:.M711])-6" office:value-type="float" office:value="0.43291653203778">
            <text:p>0.432916532</text:p>
          </table:table-cell>
          <table:table-cell table:formula="of:=[.N711]-[.$G$6]" office:value-type="float" office:value="0.445941707177553">
            <text:p>0.4459417072</text:p>
          </table:table-cell>
          <table:table-cell table:formula="of:=[.O711]*[.O711]" office:value-type="float" office:value="0.198864006200431">
            <text:p>0.1988640062</text:p>
          </table:table-cell>
        </table:table-row>
        <table:table-row table:style-name="ro1">
          <table:table-cell/>
          <table:table-cell table:formula="of:=RAND()" office:value-type="float" office:value="0.888786699157208">
            <text:p>0.8887866992</text:p>
          </table:table-cell>
          <table:table-cell table:formula="of:=RAND()" office:value-type="float" office:value="0.456125915050507">
            <text:p>0.4561259151</text:p>
          </table:table-cell>
          <table:table-cell table:formula="of:=RAND()" office:value-type="float" office:value="0.050621593836695">
            <text:p>0.0506215938</text:p>
          </table:table-cell>
          <table:table-cell table:formula="of:=RAND()" office:value-type="float" office:value="0.610831923317164">
            <text:p>0.6108319233</text:p>
          </table:table-cell>
          <table:table-cell table:formula="of:=RAND()" office:value-type="float" office:value="0.753980426350609">
            <text:p>0.7539804264</text:p>
          </table:table-cell>
          <table:table-cell table:formula="of:=RAND()" office:value-type="float" office:value="0.598289837362245">
            <text:p>0.5982898374</text:p>
          </table:table-cell>
          <table:table-cell table:formula="of:=RAND()" office:value-type="float" office:value="0.141808890039101">
            <text:p>0.14180889</text:p>
          </table:table-cell>
          <table:table-cell table:formula="of:=RAND()" office:value-type="float" office:value="0.512777084484696">
            <text:p>0.5127770845</text:p>
          </table:table-cell>
          <table:table-cell table:formula="of:=RAND()" office:value-type="float" office:value="0.105056439060718">
            <text:p>0.1050564391</text:p>
          </table:table-cell>
          <table:table-cell table:formula="of:=RAND()" office:value-type="float" office:value="0.303073148708791">
            <text:p>0.3030731487</text:p>
          </table:table-cell>
          <table:table-cell table:formula="of:=RAND()" office:value-type="float" office:value="0.347269075689837">
            <text:p>0.3472690757</text:p>
          </table:table-cell>
          <table:table-cell table:formula="of:=RAND()" office:value-type="float" office:value="0.551983736455441">
            <text:p>0.5519837365</text:p>
          </table:table-cell>
          <table:table-cell table:formula="of:=SUM([.B712:.M712])-6" office:value-type="float" office:value="-0.679395230486989">
            <text:p>-0.6793952305</text:p>
          </table:table-cell>
          <table:table-cell table:formula="of:=[.N712]-[.$G$6]" office:value-type="float" office:value="-0.666370055347215">
            <text:p>-0.6663700553</text:p>
          </table:table-cell>
          <table:table-cell table:formula="of:=[.O712]*[.O712]" office:value-type="float" office:value="0.444049050663451">
            <text:p>0.4440490507</text:p>
          </table:table-cell>
        </table:table-row>
        <table:table-row table:style-name="ro1">
          <table:table-cell/>
          <table:table-cell table:formula="of:=RAND()" office:value-type="float" office:value="0.198355826316401">
            <text:p>0.1983558263</text:p>
          </table:table-cell>
          <table:table-cell table:formula="of:=RAND()" office:value-type="float" office:value="0.711927278665826">
            <text:p>0.7119272787</text:p>
          </table:table-cell>
          <table:table-cell table:formula="of:=RAND()" office:value-type="float" office:value="0.0776380156166852">
            <text:p>0.0776380156</text:p>
          </table:table-cell>
          <table:table-cell table:formula="of:=RAND()" office:value-type="float" office:value="0.079441370209679">
            <text:p>0.0794413702</text:p>
          </table:table-cell>
          <table:table-cell table:formula="of:=RAND()" office:value-type="float" office:value="0.713881092146039">
            <text:p>0.7138810921</text:p>
          </table:table-cell>
          <table:table-cell table:formula="of:=RAND()" office:value-type="float" office:value="0.563282502582297">
            <text:p>0.5632825026</text:p>
          </table:table-cell>
          <table:table-cell table:formula="of:=RAND()" office:value-type="float" office:value="0.450144738424569">
            <text:p>0.4501447384</text:p>
          </table:table-cell>
          <table:table-cell table:formula="of:=RAND()" office:value-type="float" office:value="0.397655982291326">
            <text:p>0.3976559823</text:p>
          </table:table-cell>
          <table:table-cell table:formula="of:=RAND()" office:value-type="float" office:value="0.375210761558264">
            <text:p>0.3752107616</text:p>
          </table:table-cell>
          <table:table-cell table:formula="of:=RAND()" office:value-type="float" office:value="0.5746701923199">
            <text:p>0.5746701923</text:p>
          </table:table-cell>
          <table:table-cell table:formula="of:=RAND()" office:value-type="float" office:value="0.835507209878415">
            <text:p>0.8355072099</text:p>
          </table:table-cell>
          <table:table-cell table:formula="of:=RAND()" office:value-type="float" office:value="0.459762661485001">
            <text:p>0.4597626615</text:p>
          </table:table-cell>
          <table:table-cell table:formula="of:=SUM([.B713:.M713])-6" office:value-type="float" office:value="-0.562522368505597">
            <text:p>-0.5625223685</text:p>
          </table:table-cell>
          <table:table-cell table:formula="of:=[.N713]-[.$G$6]" office:value-type="float" office:value="-0.549497193365824">
            <text:p>-0.5494971934</text:p>
          </table:table-cell>
          <table:table-cell table:formula="of:=[.O713]*[.O713]" office:value-type="float" office:value="0.301947165516917">
            <text:p>0.3019471655</text:p>
          </table:table-cell>
        </table:table-row>
        <table:table-row table:style-name="ro1">
          <table:table-cell/>
          <table:table-cell table:formula="of:=RAND()" office:value-type="float" office:value="0.99106954713352">
            <text:p>0.9910695471</text:p>
          </table:table-cell>
          <table:table-cell table:formula="of:=RAND()" office:value-type="float" office:value="0.653976176865399">
            <text:p>0.6539761769</text:p>
          </table:table-cell>
          <table:table-cell table:formula="of:=RAND()" office:value-type="float" office:value="0.750289049232379">
            <text:p>0.7502890492</text:p>
          </table:table-cell>
          <table:table-cell table:formula="of:=RAND()" office:value-type="float" office:value="0.261065848404542">
            <text:p>0.2610658484</text:p>
          </table:table-cell>
          <table:table-cell table:formula="of:=RAND()" office:value-type="float" office:value="0.862070812610909">
            <text:p>0.8620708126</text:p>
          </table:table-cell>
          <table:table-cell table:formula="of:=RAND()" office:value-type="float" office:value="0.894722412806004">
            <text:p>0.8947224128</text:p>
          </table:table-cell>
          <table:table-cell table:formula="of:=RAND()" office:value-type="float" office:value="0.511733914259821">
            <text:p>0.5117339143</text:p>
          </table:table-cell>
          <table:table-cell table:formula="of:=RAND()" office:value-type="float" office:value="0.829789669020101">
            <text:p>0.829789669</text:p>
          </table:table-cell>
          <table:table-cell table:formula="of:=RAND()" office:value-type="float" office:value="0.337270606542006">
            <text:p>0.3372706065</text:p>
          </table:table-cell>
          <table:table-cell table:formula="of:=RAND()" office:value-type="float" office:value="0.671430395217612">
            <text:p>0.6714303952</text:p>
          </table:table-cell>
          <table:table-cell table:formula="of:=RAND()" office:value-type="float" office:value="0.51467356341891">
            <text:p>0.5146735634</text:p>
          </table:table-cell>
          <table:table-cell table:formula="of:=RAND()" office:value-type="float" office:value="0.128406997071579">
            <text:p>0.1284069971</text:p>
          </table:table-cell>
          <table:table-cell table:formula="of:=SUM([.B714:.M714])-6" office:value-type="float" office:value="1.40649899258278">
            <text:p>1.4064989926</text:p>
          </table:table-cell>
          <table:table-cell table:formula="of:=[.N714]-[.$G$6]" office:value-type="float" office:value="1.41952416772256">
            <text:p>1.4195241677</text:p>
          </table:table-cell>
          <table:table-cell table:formula="of:=[.O714]*[.O714]" office:value-type="float" office:value="2.01504886274842">
            <text:p>2.0150488627</text:p>
          </table:table-cell>
        </table:table-row>
        <table:table-row table:style-name="ro1">
          <table:table-cell/>
          <table:table-cell table:formula="of:=RAND()" office:value-type="float" office:value="0.332282627699897">
            <text:p>0.3322826277</text:p>
          </table:table-cell>
          <table:table-cell table:formula="of:=RAND()" office:value-type="float" office:value="0.227865219814703">
            <text:p>0.2278652198</text:p>
          </table:table-cell>
          <table:table-cell table:formula="of:=RAND()" office:value-type="float" office:value="0.0158693576231599">
            <text:p>0.0158693576</text:p>
          </table:table-cell>
          <table:table-cell table:formula="of:=RAND()" office:value-type="float" office:value="0.15441660839133">
            <text:p>0.1544166084</text:p>
          </table:table-cell>
          <table:table-cell table:formula="of:=RAND()" office:value-type="float" office:value="0.465642067603767">
            <text:p>0.4656420676</text:p>
          </table:table-cell>
          <table:table-cell table:formula="of:=RAND()" office:value-type="float" office:value="0.536301315529272">
            <text:p>0.5363013155</text:p>
          </table:table-cell>
          <table:table-cell table:formula="of:=RAND()" office:value-type="float" office:value="0.322811996564269">
            <text:p>0.3228119966</text:p>
          </table:table-cell>
          <table:table-cell table:formula="of:=RAND()" office:value-type="float" office:value="0.0625363285653293">
            <text:p>0.0625363286</text:p>
          </table:table-cell>
          <table:table-cell table:formula="of:=RAND()" office:value-type="float" office:value="0.927885121433064">
            <text:p>0.9278851214</text:p>
          </table:table-cell>
          <table:table-cell table:formula="of:=RAND()" office:value-type="float" office:value="0.114905507070944">
            <text:p>0.1149055071</text:p>
          </table:table-cell>
          <table:table-cell table:formula="of:=RAND()" office:value-type="float" office:value="0.829067491460592">
            <text:p>0.8290674915</text:p>
          </table:table-cell>
          <table:table-cell table:formula="of:=RAND()" office:value-type="float" office:value="0.347409768495709">
            <text:p>0.3474097685</text:p>
          </table:table-cell>
          <table:table-cell table:formula="of:=SUM([.B715:.M715])-6" office:value-type="float" office:value="-1.66300658974797">
            <text:p>-1.6630065897</text:p>
          </table:table-cell>
          <table:table-cell table:formula="of:=[.N715]-[.$G$6]" office:value-type="float" office:value="-1.64998141460819">
            <text:p>-1.6499814146</text:p>
          </table:table-cell>
          <table:table-cell table:formula="of:=[.O715]*[.O715]" office:value-type="float" office:value="2.72243866855245">
            <text:p>2.7224386686</text:p>
          </table:table-cell>
        </table:table-row>
        <table:table-row table:style-name="ro1">
          <table:table-cell/>
          <table:table-cell table:formula="of:=RAND()" office:value-type="float" office:value="0.637790244538337">
            <text:p>0.6377902445</text:p>
          </table:table-cell>
          <table:table-cell table:formula="of:=RAND()" office:value-type="float" office:value="0.41103848349303">
            <text:p>0.4110384835</text:p>
          </table:table-cell>
          <table:table-cell table:formula="of:=RAND()" office:value-type="float" office:value="0.431033527711406">
            <text:p>0.4310335277</text:p>
          </table:table-cell>
          <table:table-cell table:formula="of:=RAND()" office:value-type="float" office:value="0.736379417590797">
            <text:p>0.7363794176</text:p>
          </table:table-cell>
          <table:table-cell table:formula="of:=RAND()" office:value-type="float" office:value="0.10542471264489">
            <text:p>0.1054247126</text:p>
          </table:table-cell>
          <table:table-cell table:formula="of:=RAND()" office:value-type="float" office:value="0.790027562063187">
            <text:p>0.7900275621</text:p>
          </table:table-cell>
          <table:table-cell table:formula="of:=RAND()" office:value-type="float" office:value="0.950271023437381">
            <text:p>0.9502710234</text:p>
          </table:table-cell>
          <table:table-cell table:formula="of:=RAND()" office:value-type="float" office:value="0.70059983828105">
            <text:p>0.7005998383</text:p>
          </table:table-cell>
          <table:table-cell table:formula="of:=RAND()" office:value-type="float" office:value="0.910023440141231">
            <text:p>0.9100234401</text:p>
          </table:table-cell>
          <table:table-cell table:formula="of:=RAND()" office:value-type="float" office:value="0.343643323751166">
            <text:p>0.3436433238</text:p>
          </table:table-cell>
          <table:table-cell table:formula="of:=RAND()" office:value-type="float" office:value="0.0319035889115185">
            <text:p>0.0319035889</text:p>
          </table:table-cell>
          <table:table-cell table:formula="of:=RAND()" office:value-type="float" office:value="0.988361078081653">
            <text:p>0.9883610781</text:p>
          </table:table-cell>
          <table:table-cell table:formula="of:=SUM([.B716:.M716])-6" office:value-type="float" office:value="1.03649624064565">
            <text:p>1.0364962406</text:p>
          </table:table-cell>
          <table:table-cell table:formula="of:=[.N716]-[.$G$6]" office:value-type="float" office:value="1.04952141578542">
            <text:p>1.0495214158</text:p>
          </table:table-cell>
          <table:table-cell table:formula="of:=[.O716]*[.O716]" office:value-type="float" office:value="1.10149520219223">
            <text:p>1.1014952022</text:p>
          </table:table-cell>
        </table:table-row>
        <table:table-row table:style-name="ro1">
          <table:table-cell/>
          <table:table-cell table:formula="of:=RAND()" office:value-type="float" office:value="0.762310155434534">
            <text:p>0.7623101554</text:p>
          </table:table-cell>
          <table:table-cell table:formula="of:=RAND()" office:value-type="float" office:value="0.0092710992321372">
            <text:p>0.0092710992</text:p>
          </table:table-cell>
          <table:table-cell table:formula="of:=RAND()" office:value-type="float" office:value="0.630247276509181">
            <text:p>0.6302472765</text:p>
          </table:table-cell>
          <table:table-cell table:formula="of:=RAND()" office:value-type="float" office:value="0.4783738439437">
            <text:p>0.4783738439</text:p>
          </table:table-cell>
          <table:table-cell table:formula="of:=RAND()" office:value-type="float" office:value="0.520471523981541">
            <text:p>0.520471524</text:p>
          </table:table-cell>
          <table:table-cell table:formula="of:=RAND()" office:value-type="float" office:value="0.811176761286333">
            <text:p>0.8111767613</text:p>
          </table:table-cell>
          <table:table-cell table:formula="of:=RAND()" office:value-type="float" office:value="0.329223277047276">
            <text:p>0.329223277</text:p>
          </table:table-cell>
          <table:table-cell table:formula="of:=RAND()" office:value-type="float" office:value="0.65616397629492">
            <text:p>0.6561639763</text:p>
          </table:table-cell>
          <table:table-cell table:formula="of:=RAND()" office:value-type="float" office:value="0.919532379135489">
            <text:p>0.9195323791</text:p>
          </table:table-cell>
          <table:table-cell table:formula="of:=RAND()" office:value-type="float" office:value="0.905448178993538">
            <text:p>0.905448179</text:p>
          </table:table-cell>
          <table:table-cell table:formula="of:=RAND()" office:value-type="float" office:value="0.121111090295017">
            <text:p>0.1211110903</text:p>
          </table:table-cell>
          <table:table-cell table:formula="of:=RAND()" office:value-type="float" office:value="0.03296825196594">
            <text:p>0.032968252</text:p>
          </table:table-cell>
          <table:table-cell table:formula="of:=SUM([.B717:.M717])-6" office:value-type="float" office:value="0.176297814119607">
            <text:p>0.1762978141</text:p>
          </table:table-cell>
          <table:table-cell table:formula="of:=[.N717]-[.$G$6]" office:value-type="float" office:value="0.189322989259381">
            <text:p>0.1893229893</text:p>
          </table:table-cell>
          <table:table-cell table:formula="of:=[.O717]*[.O717]" office:value-type="float" office:value="0.0358431942621076">
            <text:p>0.0358431943</text:p>
          </table:table-cell>
        </table:table-row>
        <table:table-row table:style-name="ro1">
          <table:table-cell/>
          <table:table-cell table:formula="of:=RAND()" office:value-type="float" office:value="0.815607055323198">
            <text:p>0.8156070553</text:p>
          </table:table-cell>
          <table:table-cell table:formula="of:=RAND()" office:value-type="float" office:value="0.0932308626361191">
            <text:p>0.0932308626</text:p>
          </table:table-cell>
          <table:table-cell table:formula="of:=RAND()" office:value-type="float" office:value="0.752370811067522">
            <text:p>0.7523708111</text:p>
          </table:table-cell>
          <table:table-cell table:formula="of:=RAND()" office:value-type="float" office:value="0.0365115185268223">
            <text:p>0.0365115185</text:p>
          </table:table-cell>
          <table:table-cell table:formula="of:=RAND()" office:value-type="float" office:value="0.687040016520768">
            <text:p>0.6870400165</text:p>
          </table:table-cell>
          <table:table-cell table:formula="of:=RAND()" office:value-type="float" office:value="0.63511888240464">
            <text:p>0.6351188824</text:p>
          </table:table-cell>
          <table:table-cell table:formula="of:=RAND()" office:value-type="float" office:value="0.964596823323518">
            <text:p>0.9645968233</text:p>
          </table:table-cell>
          <table:table-cell table:formula="of:=RAND()" office:value-type="float" office:value="0.528261282946914">
            <text:p>0.5282612829</text:p>
          </table:table-cell>
          <table:table-cell table:formula="of:=RAND()" office:value-type="float" office:value="0.99070811830461">
            <text:p>0.9907081183</text:p>
          </table:table-cell>
          <table:table-cell table:formula="of:=RAND()" office:value-type="float" office:value="0.268468661000952">
            <text:p>0.268468661</text:p>
          </table:table-cell>
          <table:table-cell table:formula="of:=RAND()" office:value-type="float" office:value="0.247451729606837">
            <text:p>0.2474517296</text:p>
          </table:table-cell>
          <table:table-cell table:formula="of:=RAND()" office:value-type="float" office:value="0.80231262370944">
            <text:p>0.8023126237</text:p>
          </table:table-cell>
          <table:table-cell table:formula="of:=SUM([.B718:.M718])-6" office:value-type="float" office:value="0.821678385371342">
            <text:p>0.8216783854</text:p>
          </table:table-cell>
          <table:table-cell table:formula="of:=[.N718]-[.$G$6]" office:value-type="float" office:value="0.834703560511116">
            <text:p>0.8347035605</text:p>
          </table:table-cell>
          <table:table-cell table:formula="of:=[.O718]*[.O718]" office:value-type="float" office:value="0.696730033929934">
            <text:p>0.6967300339</text:p>
          </table:table-cell>
        </table:table-row>
        <table:table-row table:style-name="ro1">
          <table:table-cell/>
          <table:table-cell table:formula="of:=RAND()" office:value-type="float" office:value="0.118714024079964">
            <text:p>0.1187140241</text:p>
          </table:table-cell>
          <table:table-cell table:formula="of:=RAND()" office:value-type="float" office:value="0.785388806136325">
            <text:p>0.7853888061</text:p>
          </table:table-cell>
          <table:table-cell table:formula="of:=RAND()" office:value-type="float" office:value="0.899726216448471">
            <text:p>0.8997262164</text:p>
          </table:table-cell>
          <table:table-cell table:formula="of:=RAND()" office:value-type="float" office:value="0.2634076254908">
            <text:p>0.2634076255</text:p>
          </table:table-cell>
          <table:table-cell table:formula="of:=RAND()" office:value-type="float" office:value="0.119145181961358">
            <text:p>0.119145182</text:p>
          </table:table-cell>
          <table:table-cell table:formula="of:=RAND()" office:value-type="float" office:value="0.0402339741121978">
            <text:p>0.0402339741</text:p>
          </table:table-cell>
          <table:table-cell table:formula="of:=RAND()" office:value-type="float" office:value="0.940521012060344">
            <text:p>0.9405210121</text:p>
          </table:table-cell>
          <table:table-cell table:formula="of:=RAND()" office:value-type="float" office:value="0.94798005791381">
            <text:p>0.9479800579</text:p>
          </table:table-cell>
          <table:table-cell table:formula="of:=RAND()" office:value-type="float" office:value="0.206212991382927">
            <text:p>0.2062129914</text:p>
          </table:table-cell>
          <table:table-cell table:formula="of:=RAND()" office:value-type="float" office:value="0.855793366441503">
            <text:p>0.8557933664</text:p>
          </table:table-cell>
          <table:table-cell table:formula="of:=RAND()" office:value-type="float" office:value="0.0880954230669886">
            <text:p>0.0880954231</text:p>
          </table:table-cell>
          <table:table-cell table:formula="of:=RAND()" office:value-type="float" office:value="0.342308668419719">
            <text:p>0.3423086684</text:p>
          </table:table-cell>
          <table:table-cell table:formula="of:=SUM([.B719:.M719])-6" office:value-type="float" office:value="-0.392472652485594">
            <text:p>-0.3924726525</text:p>
          </table:table-cell>
          <table:table-cell table:formula="of:=[.N719]-[.$G$6]" office:value-type="float" office:value="-0.379447477345821">
            <text:p>-0.3794474773</text:p>
          </table:table-cell>
          <table:table-cell table:formula="of:=[.O719]*[.O719]" office:value-type="float" office:value="0.143980388064107">
            <text:p>0.1439803881</text:p>
          </table:table-cell>
        </table:table-row>
        <table:table-row table:style-name="ro1">
          <table:table-cell/>
          <table:table-cell table:formula="of:=RAND()" office:value-type="float" office:value="0.124953817809001">
            <text:p>0.1249538178</text:p>
          </table:table-cell>
          <table:table-cell table:formula="of:=RAND()" office:value-type="float" office:value="0.813486870843917">
            <text:p>0.8134868708</text:p>
          </table:table-cell>
          <table:table-cell table:formula="of:=RAND()" office:value-type="float" office:value="0.968023704830557">
            <text:p>0.9680237048</text:p>
          </table:table-cell>
          <table:table-cell table:formula="of:=RAND()" office:value-type="float" office:value="0.497694847173989">
            <text:p>0.4976948472</text:p>
          </table:table-cell>
          <table:table-cell table:formula="of:=RAND()" office:value-type="float" office:value="0.343417162075639">
            <text:p>0.3434171621</text:p>
          </table:table-cell>
          <table:table-cell table:formula="of:=RAND()" office:value-type="float" office:value="0.641154331155121">
            <text:p>0.6411543312</text:p>
          </table:table-cell>
          <table:table-cell table:formula="of:=RAND()" office:value-type="float" office:value="0.769742209464312">
            <text:p>0.7697422095</text:p>
          </table:table-cell>
          <table:table-cell table:formula="of:=RAND()" office:value-type="float" office:value="0.531140306033194">
            <text:p>0.531140306</text:p>
          </table:table-cell>
          <table:table-cell table:formula="of:=RAND()" office:value-type="float" office:value="0.305334010859951">
            <text:p>0.3053340109</text:p>
          </table:table-cell>
          <table:table-cell table:formula="of:=RAND()" office:value-type="float" office:value="0.789320361334831">
            <text:p>0.7893203613</text:p>
          </table:table-cell>
          <table:table-cell table:formula="of:=RAND()" office:value-type="float" office:value="0.257444799877703">
            <text:p>0.2574447999</text:p>
          </table:table-cell>
          <table:table-cell table:formula="of:=RAND()" office:value-type="float" office:value="0.0551944382023066">
            <text:p>0.0551944382</text:p>
          </table:table-cell>
          <table:table-cell table:formula="of:=SUM([.B720:.M720])-6" office:value-type="float" office:value="0.0969068596605212">
            <text:p>0.0969068597</text:p>
          </table:table-cell>
          <table:table-cell table:formula="of:=[.N720]-[.$G$6]" office:value-type="float" office:value="0.109932034800295">
            <text:p>0.1099320348</text:p>
          </table:table-cell>
          <table:table-cell table:formula="of:=[.O720]*[.O720]" office:value-type="float" office:value="0.0120850522753332">
            <text:p>0.0120850523</text:p>
          </table:table-cell>
        </table:table-row>
        <table:table-row table:style-name="ro1">
          <table:table-cell/>
          <table:table-cell table:formula="of:=RAND()" office:value-type="float" office:value="0.379742407705635">
            <text:p>0.3797424077</text:p>
          </table:table-cell>
          <table:table-cell table:formula="of:=RAND()" office:value-type="float" office:value="0.820309734437615">
            <text:p>0.8203097344</text:p>
          </table:table-cell>
          <table:table-cell table:formula="of:=RAND()" office:value-type="float" office:value="0.873728577280417">
            <text:p>0.8737285773</text:p>
          </table:table-cell>
          <table:table-cell table:formula="of:=RAND()" office:value-type="float" office:value="0.683379771187902">
            <text:p>0.6833797712</text:p>
          </table:table-cell>
          <table:table-cell table:formula="of:=RAND()" office:value-type="float" office:value="0.596211136085913">
            <text:p>0.5962111361</text:p>
          </table:table-cell>
          <table:table-cell table:formula="of:=RAND()" office:value-type="float" office:value="0.811223257798702">
            <text:p>0.8112232578</text:p>
          </table:table-cell>
          <table:table-cell table:formula="of:=RAND()" office:value-type="float" office:value="0.901862615486607">
            <text:p>0.9018626155</text:p>
          </table:table-cell>
          <table:table-cell table:formula="of:=RAND()" office:value-type="float" office:value="0.461395560763776">
            <text:p>0.4613955608</text:p>
          </table:table-cell>
          <table:table-cell table:formula="of:=RAND()" office:value-type="float" office:value="0.845894645666704">
            <text:p>0.8458946457</text:p>
          </table:table-cell>
          <table:table-cell table:formula="of:=RAND()" office:value-type="float" office:value="0.00508804363198578">
            <text:p>0.0050880436</text:p>
          </table:table-cell>
          <table:table-cell table:formula="of:=RAND()" office:value-type="float" office:value="0.0955734858289361">
            <text:p>0.0955734858</text:p>
          </table:table-cell>
          <table:table-cell table:formula="of:=RAND()" office:value-type="float" office:value="0.564727822784334">
            <text:p>0.5647278228</text:p>
          </table:table-cell>
          <table:table-cell table:formula="of:=SUM([.B721:.M721])-6" office:value-type="float" office:value="1.03913705865853">
            <text:p>1.0391370587</text:p>
          </table:table-cell>
          <table:table-cell table:formula="of:=[.N721]-[.$G$6]" office:value-type="float" office:value="1.0521622337983">
            <text:p>1.0521622338</text:p>
          </table:table-cell>
          <table:table-cell table:formula="of:=[.O721]*[.O721]" office:value-type="float" office:value="1.10704536623143">
            <text:p>1.1070453662</text:p>
          </table:table-cell>
        </table:table-row>
        <table:table-row table:style-name="ro1">
          <table:table-cell/>
          <table:table-cell table:formula="of:=RAND()" office:value-type="float" office:value="0.128775334451348">
            <text:p>0.1287753345</text:p>
          </table:table-cell>
          <table:table-cell table:formula="of:=RAND()" office:value-type="float" office:value="0.159204731928185">
            <text:p>0.1592047319</text:p>
          </table:table-cell>
          <table:table-cell table:formula="of:=RAND()" office:value-type="float" office:value="0.503864514408633">
            <text:p>0.5038645144</text:p>
          </table:table-cell>
          <table:table-cell table:formula="of:=RAND()" office:value-type="float" office:value="0.0654126107692719">
            <text:p>0.0654126108</text:p>
          </table:table-cell>
          <table:table-cell table:formula="of:=RAND()" office:value-type="float" office:value="0.240964617813006">
            <text:p>0.2409646178</text:p>
          </table:table-cell>
          <table:table-cell table:formula="of:=RAND()" office:value-type="float" office:value="0.829507893649861">
            <text:p>0.8295078936</text:p>
          </table:table-cell>
          <table:table-cell table:formula="of:=RAND()" office:value-type="float" office:value="0.946199255296961">
            <text:p>0.9461992553</text:p>
          </table:table-cell>
          <table:table-cell table:formula="of:=RAND()" office:value-type="float" office:value="0.449099397752434">
            <text:p>0.4490993978</text:p>
          </table:table-cell>
          <table:table-cell table:formula="of:=RAND()" office:value-type="float" office:value="0.893861054209992">
            <text:p>0.8938610542</text:p>
          </table:table-cell>
          <table:table-cell table:formula="of:=RAND()" office:value-type="float" office:value="0.282935192342848">
            <text:p>0.2829351923</text:p>
          </table:table-cell>
          <table:table-cell table:formula="of:=RAND()" office:value-type="float" office:value="0.924476747168228">
            <text:p>0.9244767472</text:p>
          </table:table-cell>
          <table:table-cell table:formula="of:=RAND()" office:value-type="float" office:value="0.0525385963264853">
            <text:p>0.0525385963</text:p>
          </table:table-cell>
          <table:table-cell table:formula="of:=SUM([.B722:.M722])-6" office:value-type="float" office:value="-0.523160053882748">
            <text:p>-0.5231600539</text:p>
          </table:table-cell>
          <table:table-cell table:formula="of:=[.N722]-[.$G$6]" office:value-type="float" office:value="-0.510134878742974">
            <text:p>-0.5101348787</text:p>
          </table:table-cell>
          <table:table-cell table:formula="of:=[.O722]*[.O722]" office:value-type="float" office:value="0.260237594510109">
            <text:p>0.2602375945</text:p>
          </table:table-cell>
        </table:table-row>
        <table:table-row table:style-name="ro1">
          <table:table-cell/>
          <table:table-cell table:formula="of:=RAND()" office:value-type="float" office:value="0.0855304708238691">
            <text:p>0.0855304708</text:p>
          </table:table-cell>
          <table:table-cell table:formula="of:=RAND()" office:value-type="float" office:value="0.460897309472784">
            <text:p>0.4608973095</text:p>
          </table:table-cell>
          <table:table-cell table:formula="of:=RAND()" office:value-type="float" office:value="0.560970991384238">
            <text:p>0.5609709914</text:p>
          </table:table-cell>
          <table:table-cell table:formula="of:=RAND()" office:value-type="float" office:value="0.743627394316718">
            <text:p>0.7436273943</text:p>
          </table:table-cell>
          <table:table-cell table:formula="of:=RAND()" office:value-type="float" office:value="0.0822289690840989">
            <text:p>0.0822289691</text:p>
          </table:table-cell>
          <table:table-cell table:formula="of:=RAND()" office:value-type="float" office:value="0.351039172615856">
            <text:p>0.3510391726</text:p>
          </table:table-cell>
          <table:table-cell table:formula="of:=RAND()" office:value-type="float" office:value="0.774838405195624">
            <text:p>0.7748384052</text:p>
          </table:table-cell>
          <table:table-cell table:formula="of:=RAND()" office:value-type="float" office:value="0.260695124277845">
            <text:p>0.2606951243</text:p>
          </table:table-cell>
          <table:table-cell table:formula="of:=RAND()" office:value-type="float" office:value="0.267748834565282">
            <text:p>0.2677488346</text:p>
          </table:table-cell>
          <table:table-cell table:formula="of:=RAND()" office:value-type="float" office:value="0.745515348156914">
            <text:p>0.7455153482</text:p>
          </table:table-cell>
          <table:table-cell table:formula="of:=RAND()" office:value-type="float" office:value="0.94860355486162">
            <text:p>0.9486035549</text:p>
          </table:table-cell>
          <table:table-cell table:formula="of:=RAND()" office:value-type="float" office:value="0.270925902528688">
            <text:p>0.2709259025</text:p>
          </table:table-cell>
          <table:table-cell table:formula="of:=SUM([.B723:.M723])-6" office:value-type="float" office:value="-0.447378522716463">
            <text:p>-0.4473785227</text:p>
          </table:table-cell>
          <table:table-cell table:formula="of:=[.N723]-[.$G$6]" office:value-type="float" office:value="-0.434353347576689">
            <text:p>-0.4343533476</text:p>
          </table:table-cell>
          <table:table-cell table:formula="of:=[.O723]*[.O723]" office:value-type="float" office:value="0.188662830551076">
            <text:p>0.1886628306</text:p>
          </table:table-cell>
        </table:table-row>
        <table:table-row table:style-name="ro1">
          <table:table-cell/>
          <table:table-cell table:formula="of:=RAND()" office:value-type="float" office:value="0.820779000408948">
            <text:p>0.8207790004</text:p>
          </table:table-cell>
          <table:table-cell table:formula="of:=RAND()" office:value-type="float" office:value="0.81531986198388">
            <text:p>0.815319862</text:p>
          </table:table-cell>
          <table:table-cell table:formula="of:=RAND()" office:value-type="float" office:value="0.254395569674671">
            <text:p>0.2543955697</text:p>
          </table:table-cell>
          <table:table-cell table:formula="of:=RAND()" office:value-type="float" office:value="0.56006173370406">
            <text:p>0.5600617337</text:p>
          </table:table-cell>
          <table:table-cell table:formula="of:=RAND()" office:value-type="float" office:value="0.0507999227847904">
            <text:p>0.0507999228</text:p>
          </table:table-cell>
          <table:table-cell table:formula="of:=RAND()" office:value-type="float" office:value="0.516519645228982">
            <text:p>0.5165196452</text:p>
          </table:table-cell>
          <table:table-cell table:formula="of:=RAND()" office:value-type="float" office:value="0.560079768067226">
            <text:p>0.5600797681</text:p>
          </table:table-cell>
          <table:table-cell table:formula="of:=RAND()" office:value-type="float" office:value="0.267637866083533">
            <text:p>0.2676378661</text:p>
          </table:table-cell>
          <table:table-cell table:formula="of:=RAND()" office:value-type="float" office:value="0.513913163915277">
            <text:p>0.5139131639</text:p>
          </table:table-cell>
          <table:table-cell table:formula="of:=RAND()" office:value-type="float" office:value="0.364966173190624">
            <text:p>0.3649661732</text:p>
          </table:table-cell>
          <table:table-cell table:formula="of:=RAND()" office:value-type="float" office:value="0.816169671248645">
            <text:p>0.8161696712</text:p>
          </table:table-cell>
          <table:table-cell table:formula="of:=RAND()" office:value-type="float" office:value="0.42448210157454">
            <text:p>0.4244821016</text:p>
          </table:table-cell>
          <table:table-cell table:formula="of:=SUM([.B724:.M724])-6" office:value-type="float" office:value="-0.0348755221348256">
            <text:p>-0.0348755221</text:p>
          </table:table-cell>
          <table:table-cell table:formula="of:=[.N724]-[.$G$6]" office:value-type="float" office:value="-0.0218503469950519">
            <text:p>-0.021850347</text:p>
          </table:table-cell>
          <table:table-cell table:formula="of:=[.O724]*[.O724]" office:value-type="float" office:value="0.000477437663804176">
            <text:p>0.0004774377</text:p>
          </table:table-cell>
        </table:table-row>
        <table:table-row table:style-name="ro1">
          <table:table-cell/>
          <table:table-cell table:formula="of:=RAND()" office:value-type="float" office:value="0.455418125027791">
            <text:p>0.455418125</text:p>
          </table:table-cell>
          <table:table-cell table:formula="of:=RAND()" office:value-type="float" office:value="0.919452943140641">
            <text:p>0.9194529431</text:p>
          </table:table-cell>
          <table:table-cell table:formula="of:=RAND()" office:value-type="float" office:value="0.455599990906194">
            <text:p>0.4555999909</text:p>
          </table:table-cell>
          <table:table-cell table:formula="of:=RAND()" office:value-type="float" office:value="0.358830752084032">
            <text:p>0.3588307521</text:p>
          </table:table-cell>
          <table:table-cell table:formula="of:=RAND()" office:value-type="float" office:value="0.0992713286541402">
            <text:p>0.0992713287</text:p>
          </table:table-cell>
          <table:table-cell table:formula="of:=RAND()" office:value-type="float" office:value="0.597920157015324">
            <text:p>0.597920157</text:p>
          </table:table-cell>
          <table:table-cell table:formula="of:=RAND()" office:value-type="float" office:value="0.139536887872964">
            <text:p>0.1395368879</text:p>
          </table:table-cell>
          <table:table-cell table:formula="of:=RAND()" office:value-type="float" office:value="0.362265615724027">
            <text:p>0.3622656157</text:p>
          </table:table-cell>
          <table:table-cell table:formula="of:=RAND()" office:value-type="float" office:value="0.889533808687702">
            <text:p>0.8895338087</text:p>
          </table:table-cell>
          <table:table-cell table:formula="of:=RAND()" office:value-type="float" office:value="0.5929979395587">
            <text:p>0.5929979396</text:p>
          </table:table-cell>
          <table:table-cell table:formula="of:=RAND()" office:value-type="float" office:value="0.320965512888506">
            <text:p>0.3209655129</text:p>
          </table:table-cell>
          <table:table-cell table:formula="of:=RAND()" office:value-type="float" office:value="0.581702427938581">
            <text:p>0.5817024279</text:p>
          </table:table-cell>
          <table:table-cell table:formula="of:=SUM([.B725:.M725])-6" office:value-type="float" office:value="-0.2265045105014">
            <text:p>-0.2265045105</text:p>
          </table:table-cell>
          <table:table-cell table:formula="of:=[.N725]-[.$G$6]" office:value-type="float" office:value="-0.213479335361626">
            <text:p>-0.2134793354</text:p>
          </table:table-cell>
          <table:table-cell table:formula="of:=[.O725]*[.O725]" office:value-type="float" office:value="0.0455734266264416">
            <text:p>0.0455734266</text:p>
          </table:table-cell>
        </table:table-row>
        <table:table-row table:style-name="ro1">
          <table:table-cell/>
          <table:table-cell table:formula="of:=RAND()" office:value-type="float" office:value="0.778685551602393">
            <text:p>0.7786855516</text:p>
          </table:table-cell>
          <table:table-cell table:formula="of:=RAND()" office:value-type="float" office:value="0.0960934616159648">
            <text:p>0.0960934616</text:p>
          </table:table-cell>
          <table:table-cell table:formula="of:=RAND()" office:value-type="float" office:value="0.946966636693105">
            <text:p>0.9469666367</text:p>
          </table:table-cell>
          <table:table-cell table:formula="of:=RAND()" office:value-type="float" office:value="0.743304712930694">
            <text:p>0.7433047129</text:p>
          </table:table-cell>
          <table:table-cell table:formula="of:=RAND()" office:value-type="float" office:value="0.724468535743654">
            <text:p>0.7244685357</text:p>
          </table:table-cell>
          <table:table-cell table:formula="of:=RAND()" office:value-type="float" office:value="0.756302387453616">
            <text:p>0.7563023875</text:p>
          </table:table-cell>
          <table:table-cell table:formula="of:=RAND()" office:value-type="float" office:value="0.585940088843927">
            <text:p>0.5859400888</text:p>
          </table:table-cell>
          <table:table-cell table:formula="of:=RAND()" office:value-type="float" office:value="0.967205814085901">
            <text:p>0.9672058141</text:p>
          </table:table-cell>
          <table:table-cell table:formula="of:=RAND()" office:value-type="float" office:value="0.373060698853806">
            <text:p>0.3730606989</text:p>
          </table:table-cell>
          <table:table-cell table:formula="of:=RAND()" office:value-type="float" office:value="0.0830402451101691">
            <text:p>0.0830402451</text:p>
          </table:table-cell>
          <table:table-cell table:formula="of:=RAND()" office:value-type="float" office:value="0.214218442561105">
            <text:p>0.2142184426</text:p>
          </table:table-cell>
          <table:table-cell table:formula="of:=RAND()" office:value-type="float" office:value="0.055741218617186">
            <text:p>0.0557412186</text:p>
          </table:table-cell>
          <table:table-cell table:formula="of:=SUM([.B726:.M726])-6" office:value-type="float" office:value="0.32502779411152">
            <text:p>0.3250277941</text:p>
          </table:table-cell>
          <table:table-cell table:formula="of:=[.N726]-[.$G$6]" office:value-type="float" office:value="0.338052969251294">
            <text:p>0.3380529693</text:p>
          </table:table-cell>
          <table:table-cell table:formula="of:=[.O726]*[.O726]" office:value-type="float" office:value="0.114279810019616">
            <text:p>0.11427981</text:p>
          </table:table-cell>
        </table:table-row>
        <table:table-row table:style-name="ro1">
          <table:table-cell/>
          <table:table-cell table:formula="of:=RAND()" office:value-type="float" office:value="0.554881385294721">
            <text:p>0.5548813853</text:p>
          </table:table-cell>
          <table:table-cell table:formula="of:=RAND()" office:value-type="float" office:value="0.179124477319419">
            <text:p>0.1791244773</text:p>
          </table:table-cell>
          <table:table-cell table:formula="of:=RAND()" office:value-type="float" office:value="0.197938055265695">
            <text:p>0.1979380553</text:p>
          </table:table-cell>
          <table:table-cell table:formula="of:=RAND()" office:value-type="float" office:value="0.946249225176871">
            <text:p>0.9462492252</text:p>
          </table:table-cell>
          <table:table-cell table:formula="of:=RAND()" office:value-type="float" office:value="0.869718237547204">
            <text:p>0.8697182375</text:p>
          </table:table-cell>
          <table:table-cell table:formula="of:=RAND()" office:value-type="float" office:value="0.379858591826633">
            <text:p>0.3798585918</text:p>
          </table:table-cell>
          <table:table-cell table:formula="of:=RAND()" office:value-type="float" office:value="0.168678163085133">
            <text:p>0.1686781631</text:p>
          </table:table-cell>
          <table:table-cell table:formula="of:=RAND()" office:value-type="float" office:value="0.990032413741574">
            <text:p>0.9900324137</text:p>
          </table:table-cell>
          <table:table-cell table:formula="of:=RAND()" office:value-type="float" office:value="0.549645011778921">
            <text:p>0.5496450118</text:p>
          </table:table-cell>
          <table:table-cell table:formula="of:=RAND()" office:value-type="float" office:value="0.333355798153207">
            <text:p>0.3333557982</text:p>
          </table:table-cell>
          <table:table-cell table:formula="of:=RAND()" office:value-type="float" office:value="0.912285509286448">
            <text:p>0.9122855093</text:p>
          </table:table-cell>
          <table:table-cell table:formula="of:=RAND()" office:value-type="float" office:value="0.704073906876147">
            <text:p>0.7040739069</text:p>
          </table:table-cell>
          <table:table-cell table:formula="of:=SUM([.B727:.M727])-6" office:value-type="float" office:value="0.785840775351971">
            <text:p>0.7858407754</text:p>
          </table:table-cell>
          <table:table-cell table:formula="of:=[.N727]-[.$G$6]" office:value-type="float" office:value="0.798865950491745">
            <text:p>0.7988659505</text:p>
          </table:table-cell>
          <table:table-cell table:formula="of:=[.O727]*[.O727]" office:value-type="float" office:value="0.638186806855079">
            <text:p>0.6381868069</text:p>
          </table:table-cell>
        </table:table-row>
        <table:table-row table:style-name="ro1">
          <table:table-cell/>
          <table:table-cell table:formula="of:=RAND()" office:value-type="float" office:value="0.452931139618158">
            <text:p>0.4529311396</text:p>
          </table:table-cell>
          <table:table-cell table:formula="of:=RAND()" office:value-type="float" office:value="0.256954754469916">
            <text:p>0.2569547545</text:p>
          </table:table-cell>
          <table:table-cell table:formula="of:=RAND()" office:value-type="float" office:value="0.518656665226445">
            <text:p>0.5186566652</text:p>
          </table:table-cell>
          <table:table-cell table:formula="of:=RAND()" office:value-type="float" office:value="0.885718284407631">
            <text:p>0.8857182844</text:p>
          </table:table-cell>
          <table:table-cell table:formula="of:=RAND()" office:value-type="float" office:value="0.920992138795555">
            <text:p>0.9209921388</text:p>
          </table:table-cell>
          <table:table-cell table:formula="of:=RAND()" office:value-type="float" office:value="0.168020329205319">
            <text:p>0.1680203292</text:p>
          </table:table-cell>
          <table:table-cell table:formula="of:=RAND()" office:value-type="float" office:value="0.117722443770617">
            <text:p>0.1177224438</text:p>
          </table:table-cell>
          <table:table-cell table:formula="of:=RAND()" office:value-type="float" office:value="0.0628521775361151">
            <text:p>0.0628521775</text:p>
          </table:table-cell>
          <table:table-cell table:formula="of:=RAND()" office:value-type="float" office:value="0.119066150626168">
            <text:p>0.1190661506</text:p>
          </table:table-cell>
          <table:table-cell table:formula="of:=RAND()" office:value-type="float" office:value="0.966626998735592">
            <text:p>0.9666269987</text:p>
          </table:table-cell>
          <table:table-cell table:formula="of:=RAND()" office:value-type="float" office:value="0.574956290889531">
            <text:p>0.5749562909</text:p>
          </table:table-cell>
          <table:table-cell table:formula="of:=RAND()" office:value-type="float" office:value="0.666890624910593">
            <text:p>0.6668906249</text:p>
          </table:table-cell>
          <table:table-cell table:formula="of:=SUM([.B728:.M728])-6" office:value-type="float" office:value="-0.28861200180836">
            <text:p>-0.2886120018</text:p>
          </table:table-cell>
          <table:table-cell table:formula="of:=[.N728]-[.$G$6]" office:value-type="float" office:value="-0.275586826668587">
            <text:p>-0.2755868267</text:p>
          </table:table-cell>
          <table:table-cell table:formula="of:=[.O728]*[.O728]" office:value-type="float" office:value="0.0759480990332616">
            <text:p>0.075948099</text:p>
          </table:table-cell>
        </table:table-row>
        <table:table-row table:style-name="ro1">
          <table:table-cell/>
          <table:table-cell table:formula="of:=RAND()" office:value-type="float" office:value="0.268794364761561">
            <text:p>0.2687943648</text:p>
          </table:table-cell>
          <table:table-cell table:formula="of:=RAND()" office:value-type="float" office:value="0.553735662251711">
            <text:p>0.5537356623</text:p>
          </table:table-cell>
          <table:table-cell table:formula="of:=RAND()" office:value-type="float" office:value="0.842204121174291">
            <text:p>0.8422041212</text:p>
          </table:table-cell>
          <table:table-cell table:formula="of:=RAND()" office:value-type="float" office:value="0.460378207266331">
            <text:p>0.4603782073</text:p>
          </table:table-cell>
          <table:table-cell table:formula="of:=RAND()" office:value-type="float" office:value="0.236147846560925">
            <text:p>0.2361478466</text:p>
          </table:table-cell>
          <table:table-cell table:formula="of:=RAND()" office:value-type="float" office:value="0.382279803743586">
            <text:p>0.3822798037</text:p>
          </table:table-cell>
          <table:table-cell table:formula="of:=RAND()" office:value-type="float" office:value="0.654658562270924">
            <text:p>0.6546585623</text:p>
          </table:table-cell>
          <table:table-cell table:formula="of:=RAND()" office:value-type="float" office:value="0.937283873558044">
            <text:p>0.9372838736</text:p>
          </table:table-cell>
          <table:table-cell table:formula="of:=RAND()" office:value-type="float" office:value="0.328424654668197">
            <text:p>0.3284246547</text:p>
          </table:table-cell>
          <table:table-cell table:formula="of:=RAND()" office:value-type="float" office:value="0.344280631048605">
            <text:p>0.344280631</text:p>
          </table:table-cell>
          <table:table-cell table:formula="of:=RAND()" office:value-type="float" office:value="0.668800809886307">
            <text:p>0.6688008099</text:p>
          </table:table-cell>
          <table:table-cell table:formula="of:=RAND()" office:value-type="float" office:value="0.153407712467015">
            <text:p>0.1534077125</text:p>
          </table:table-cell>
          <table:table-cell table:formula="of:=SUM([.B729:.M729])-6" office:value-type="float" office:value="-0.169603750342503">
            <text:p>-0.1696037503</text:p>
          </table:table-cell>
          <table:table-cell table:formula="of:=[.N729]-[.$G$6]" office:value-type="float" office:value="-0.15657857520273">
            <text:p>-0.1565785752</text:p>
          </table:table-cell>
          <table:table-cell table:formula="of:=[.O729]*[.O729]" office:value-type="float" office:value="0.0245168502125168">
            <text:p>0.0245168502</text:p>
          </table:table-cell>
        </table:table-row>
        <table:table-row table:style-name="ro1">
          <table:table-cell/>
          <table:table-cell table:formula="of:=RAND()" office:value-type="float" office:value="0.865707954159007">
            <text:p>0.8657079542</text:p>
          </table:table-cell>
          <table:table-cell table:formula="of:=RAND()" office:value-type="float" office:value="0.615751495817676">
            <text:p>0.6157514958</text:p>
          </table:table-cell>
          <table:table-cell table:formula="of:=RAND()" office:value-type="float" office:value="0.490228249458596">
            <text:p>0.4902282495</text:p>
          </table:table-cell>
          <table:table-cell table:formula="of:=RAND()" office:value-type="float" office:value="0.156240386422724">
            <text:p>0.1562403864</text:p>
          </table:table-cell>
          <table:table-cell table:formula="of:=RAND()" office:value-type="float" office:value="0.160100988345221">
            <text:p>0.1601009883</text:p>
          </table:table-cell>
          <table:table-cell table:formula="of:=RAND()" office:value-type="float" office:value="0.0356106534600258">
            <text:p>0.0356106535</text:p>
          </table:table-cell>
          <table:table-cell table:formula="of:=RAND()" office:value-type="float" office:value="0.573183192173019">
            <text:p>0.5731831922</text:p>
          </table:table-cell>
          <table:table-cell table:formula="of:=RAND()" office:value-type="float" office:value="0.386069356929511">
            <text:p>0.3860693569</text:p>
          </table:table-cell>
          <table:table-cell table:formula="of:=RAND()" office:value-type="float" office:value="0.377887970767915">
            <text:p>0.3778879708</text:p>
          </table:table-cell>
          <table:table-cell table:formula="of:=RAND()" office:value-type="float" office:value="0.0486545660533011">
            <text:p>0.0486545661</text:p>
          </table:table-cell>
          <table:table-cell table:formula="of:=RAND()" office:value-type="float" office:value="0.447300211293623">
            <text:p>0.4473002113</text:p>
          </table:table-cell>
          <table:table-cell table:formula="of:=RAND()" office:value-type="float" office:value="0.267867082962766">
            <text:p>0.267867083</text:p>
          </table:table-cell>
          <table:table-cell table:formula="of:=SUM([.B730:.M730])-6" office:value-type="float" office:value="-1.57539789215662">
            <text:p>-1.5753978922</text:p>
          </table:table-cell>
          <table:table-cell table:formula="of:=[.N730]-[.$G$6]" office:value-type="float" office:value="-1.56237271701684">
            <text:p>-1.562372717</text:p>
          </table:table-cell>
          <table:table-cell table:formula="of:=[.O730]*[.O730]" office:value-type="float" office:value="2.44100850687859">
            <text:p>2.4410085069</text:p>
          </table:table-cell>
        </table:table-row>
        <table:table-row table:style-name="ro1">
          <table:table-cell/>
          <table:table-cell table:formula="of:=RAND()" office:value-type="float" office:value="0.427000634372234">
            <text:p>0.4270006344</text:p>
          </table:table-cell>
          <table:table-cell table:formula="of:=RAND()" office:value-type="float" office:value="0.633844669209793">
            <text:p>0.6338446692</text:p>
          </table:table-cell>
          <table:table-cell table:formula="of:=RAND()" office:value-type="float" office:value="0.611096331151202">
            <text:p>0.6110963312</text:p>
          </table:table-cell>
          <table:table-cell table:formula="of:=RAND()" office:value-type="float" office:value="0.771084655774757">
            <text:p>0.7710846558</text:p>
          </table:table-cell>
          <table:table-cell table:formula="of:=RAND()" office:value-type="float" office:value="0.0228290073573589">
            <text:p>0.0228290074</text:p>
          </table:table-cell>
          <table:table-cell table:formula="of:=RAND()" office:value-type="float" office:value="0.982285461155698">
            <text:p>0.9822854612</text:p>
          </table:table-cell>
          <table:table-cell table:formula="of:=RAND()" office:value-type="float" office:value="0.662012848537415">
            <text:p>0.6620128485</text:p>
          </table:table-cell>
          <table:table-cell table:formula="of:=RAND()" office:value-type="float" office:value="0.180667088599876">
            <text:p>0.1806670886</text:p>
          </table:table-cell>
          <table:table-cell table:formula="of:=RAND()" office:value-type="float" office:value="0.288017944665626">
            <text:p>0.2880179447</text:p>
          </table:table-cell>
          <table:table-cell table:formula="of:=RAND()" office:value-type="float" office:value="0.487305818125606">
            <text:p>0.4873058181</text:p>
          </table:table-cell>
          <table:table-cell table:formula="of:=RAND()" office:value-type="float" office:value="0.00580212287604809">
            <text:p>0.0058021229</text:p>
          </table:table-cell>
          <table:table-cell table:formula="of:=RAND()" office:value-type="float" office:value="0.219643419841304">
            <text:p>0.2196434198</text:p>
          </table:table-cell>
          <table:table-cell table:formula="of:=SUM([.B731:.M731])-6" office:value-type="float" office:value="-0.708409998333082">
            <text:p>-0.7084099983</text:p>
          </table:table-cell>
          <table:table-cell table:formula="of:=[.N731]-[.$G$6]" office:value-type="float" office:value="-0.695384823193308">
            <text:p>-0.6953848232</text:p>
          </table:table-cell>
          <table:table-cell table:formula="of:=[.O731]*[.O731]" office:value-type="float" office:value="0.483560052327588">
            <text:p>0.4835600523</text:p>
          </table:table-cell>
        </table:table-row>
        <table:table-row table:style-name="ro1">
          <table:table-cell/>
          <table:table-cell table:formula="of:=RAND()" office:value-type="float" office:value="0.436957855941728">
            <text:p>0.4369578559</text:p>
          </table:table-cell>
          <table:table-cell table:formula="of:=RAND()" office:value-type="float" office:value="0.583038593642414">
            <text:p>0.5830385936</text:p>
          </table:table-cell>
          <table:table-cell table:formula="of:=RAND()" office:value-type="float" office:value="0.446311842417344">
            <text:p>0.4463118424</text:p>
          </table:table-cell>
          <table:table-cell table:formula="of:=RAND()" office:value-type="float" office:value="0.827846232103184">
            <text:p>0.8278462321</text:p>
          </table:table-cell>
          <table:table-cell table:formula="of:=RAND()" office:value-type="float" office:value="0.834328738739714">
            <text:p>0.8343287387</text:p>
          </table:table-cell>
          <table:table-cell table:formula="of:=RAND()" office:value-type="float" office:value="0.176028118468821">
            <text:p>0.1760281185</text:p>
          </table:table-cell>
          <table:table-cell table:formula="of:=RAND()" office:value-type="float" office:value="0.516075303545222">
            <text:p>0.5160753035</text:p>
          </table:table-cell>
          <table:table-cell table:formula="of:=RAND()" office:value-type="float" office:value="0.246191440382972">
            <text:p>0.2461914404</text:p>
          </table:table-cell>
          <table:table-cell table:formula="of:=RAND()" office:value-type="float" office:value="0.203304056543857">
            <text:p>0.2033040565</text:p>
          </table:table-cell>
          <table:table-cell table:formula="of:=RAND()" office:value-type="float" office:value="0.594687468837947">
            <text:p>0.5946874688</text:p>
          </table:table-cell>
          <table:table-cell table:formula="of:=RAND()" office:value-type="float" office:value="0.856921169208363">
            <text:p>0.8569211692</text:p>
          </table:table-cell>
          <table:table-cell table:formula="of:=RAND()" office:value-type="float" office:value="0.594971521059051">
            <text:p>0.5949715211</text:p>
          </table:table-cell>
          <table:table-cell table:formula="of:=SUM([.B732:.M732])-6" office:value-type="float" office:value="0.316662340890616">
            <text:p>0.3166623409</text:p>
          </table:table-cell>
          <table:table-cell table:formula="of:=[.N732]-[.$G$6]" office:value-type="float" office:value="0.32968751603039">
            <text:p>0.329687516</text:p>
          </table:table-cell>
          <table:table-cell table:formula="of:=[.O732]*[.O732]" office:value-type="float" office:value="0.108693858226289">
            <text:p>0.1086938582</text:p>
          </table:table-cell>
        </table:table-row>
        <table:table-row table:style-name="ro1">
          <table:table-cell/>
          <table:table-cell table:formula="of:=RAND()" office:value-type="float" office:value="0.807610211893916">
            <text:p>0.8076102119</text:p>
          </table:table-cell>
          <table:table-cell table:formula="of:=RAND()" office:value-type="float" office:value="0.645296528236941">
            <text:p>0.6452965282</text:p>
          </table:table-cell>
          <table:table-cell table:formula="of:=RAND()" office:value-type="float" office:value="0.546439316589385">
            <text:p>0.5464393166</text:p>
          </table:table-cell>
          <table:table-cell table:formula="of:=RAND()" office:value-type="float" office:value="0.0220667438115925">
            <text:p>0.0220667438</text:p>
          </table:table-cell>
          <table:table-cell table:formula="of:=RAND()" office:value-type="float" office:value="0.587301249848679">
            <text:p>0.5873012498</text:p>
          </table:table-cell>
          <table:table-cell table:formula="of:=RAND()" office:value-type="float" office:value="0.436050719348714">
            <text:p>0.4360507193</text:p>
          </table:table-cell>
          <table:table-cell table:formula="of:=RAND()" office:value-type="float" office:value="0.0111227184534073">
            <text:p>0.0111227185</text:p>
          </table:table-cell>
          <table:table-cell table:formula="of:=RAND()" office:value-type="float" office:value="0.254239241359755">
            <text:p>0.2542392414</text:p>
          </table:table-cell>
          <table:table-cell table:formula="of:=RAND()" office:value-type="float" office:value="0.970999724697322">
            <text:p>0.9709997247</text:p>
          </table:table-cell>
          <table:table-cell table:formula="of:=RAND()" office:value-type="float" office:value="0.920308889821172">
            <text:p>0.9203088898</text:p>
          </table:table-cell>
          <table:table-cell table:formula="of:=RAND()" office:value-type="float" office:value="0.768518955912441">
            <text:p>0.7685189559</text:p>
          </table:table-cell>
          <table:table-cell table:formula="of:=RAND()" office:value-type="float" office:value="0.689991820603609">
            <text:p>0.6899918206</text:p>
          </table:table-cell>
          <table:table-cell table:formula="of:=SUM([.B733:.M733])-6" office:value-type="float" office:value="0.659946120576933">
            <text:p>0.6599461206</text:p>
          </table:table-cell>
          <table:table-cell table:formula="of:=[.N733]-[.$G$6]" office:value-type="float" office:value="0.672971295716707">
            <text:p>0.6729712957</text:p>
          </table:table-cell>
          <table:table-cell table:formula="of:=[.O733]*[.O733]" office:value-type="float" office:value="0.452890364858623">
            <text:p>0.4528903649</text:p>
          </table:table-cell>
        </table:table-row>
        <table:table-row table:style-name="ro1">
          <table:table-cell/>
          <table:table-cell table:formula="of:=RAND()" office:value-type="float" office:value="0.965260203694925">
            <text:p>0.9652602037</text:p>
          </table:table-cell>
          <table:table-cell table:formula="of:=RAND()" office:value-type="float" office:value="0.600452999351546">
            <text:p>0.6004529994</text:p>
          </table:table-cell>
          <table:table-cell table:formula="of:=RAND()" office:value-type="float" office:value="0.00317160040140152">
            <text:p>0.0031716004</text:p>
          </table:table-cell>
          <table:table-cell table:formula="of:=RAND()" office:value-type="float" office:value="0.89252017531544">
            <text:p>0.8925201753</text:p>
          </table:table-cell>
          <table:table-cell table:formula="of:=RAND()" office:value-type="float" office:value="0.865416307235137">
            <text:p>0.8654163072</text:p>
          </table:table-cell>
          <table:table-cell table:formula="of:=RAND()" office:value-type="float" office:value="0.778476469451562">
            <text:p>0.7784764695</text:p>
          </table:table-cell>
          <table:table-cell table:formula="of:=RAND()" office:value-type="float" office:value="0.166164223104715">
            <text:p>0.1661642231</text:p>
          </table:table-cell>
          <table:table-cell table:formula="of:=RAND()" office:value-type="float" office:value="0.13995047332719">
            <text:p>0.1399504733</text:p>
          </table:table-cell>
          <table:table-cell table:formula="of:=RAND()" office:value-type="float" office:value="0.589760516537353">
            <text:p>0.5897605165</text:p>
          </table:table-cell>
          <table:table-cell table:formula="of:=RAND()" office:value-type="float" office:value="0.850385942962021">
            <text:p>0.850385943</text:p>
          </table:table-cell>
          <table:table-cell table:formula="of:=RAND()" office:value-type="float" office:value="0.445276264334098">
            <text:p>0.4452762643</text:p>
          </table:table-cell>
          <table:table-cell table:formula="of:=RAND()" office:value-type="float" office:value="0.365280734375119">
            <text:p>0.3652807344</text:p>
          </table:table-cell>
          <table:table-cell table:formula="of:=SUM([.B734:.M734])-6" office:value-type="float" office:value="0.662115910090506">
            <text:p>0.6621159101</text:p>
          </table:table-cell>
          <table:table-cell table:formula="of:=[.N734]-[.$G$6]" office:value-type="float" office:value="0.67514108523028">
            <text:p>0.6751410852</text:p>
          </table:table-cell>
          <table:table-cell table:formula="of:=[.O734]*[.O734]" office:value-type="float" office:value="0.45581548496592">
            <text:p>0.455815485</text:p>
          </table:table-cell>
        </table:table-row>
        <table:table-row table:style-name="ro1">
          <table:table-cell/>
          <table:table-cell table:formula="of:=RAND()" office:value-type="float" office:value="0.797282419167459">
            <text:p>0.7972824192</text:p>
          </table:table-cell>
          <table:table-cell table:formula="of:=RAND()" office:value-type="float" office:value="0.840316312387586">
            <text:p>0.8403163124</text:p>
          </table:table-cell>
          <table:table-cell table:formula="of:=RAND()" office:value-type="float" office:value="0.539948100456968">
            <text:p>0.5399481005</text:p>
          </table:table-cell>
          <table:table-cell table:formula="of:=RAND()" office:value-type="float" office:value="0.305116288131103">
            <text:p>0.3051162881</text:p>
          </table:table-cell>
          <table:table-cell table:formula="of:=RAND()" office:value-type="float" office:value="0.244639913318679">
            <text:p>0.2446399133</text:p>
          </table:table-cell>
          <table:table-cell table:formula="of:=RAND()" office:value-type="float" office:value="0.957061714259908">
            <text:p>0.9570617143</text:p>
          </table:table-cell>
          <table:table-cell table:formula="of:=RAND()" office:value-type="float" office:value="0.328413714421913">
            <text:p>0.3284137144</text:p>
          </table:table-cell>
          <table:table-cell table:formula="of:=RAND()" office:value-type="float" office:value="0.112373517593369">
            <text:p>0.1123735176</text:p>
          </table:table-cell>
          <table:table-cell table:formula="of:=RAND()" office:value-type="float" office:value="0.344573512440547">
            <text:p>0.3445735124</text:p>
          </table:table-cell>
          <table:table-cell table:formula="of:=RAND()" office:value-type="float" office:value="0.570931792724878">
            <text:p>0.5709317927</text:p>
          </table:table-cell>
          <table:table-cell table:formula="of:=RAND()" office:value-type="float" office:value="0.438555833883584">
            <text:p>0.4385558339</text:p>
          </table:table-cell>
          <table:table-cell table:formula="of:=RAND()" office:value-type="float" office:value="0.81017291569151">
            <text:p>0.8101729157</text:p>
          </table:table-cell>
          <table:table-cell table:formula="of:=SUM([.B735:.M735])-6" office:value-type="float" office:value="0.289386034477502">
            <text:p>0.2893860345</text:p>
          </table:table-cell>
          <table:table-cell table:formula="of:=[.N735]-[.$G$6]" office:value-type="float" office:value="0.302411209617276">
            <text:p>0.3024112096</text:p>
          </table:table-cell>
          <table:table-cell table:formula="of:=[.O735]*[.O735]" office:value-type="float" office:value="0.0914525397021839">
            <text:p>0.0914525397</text:p>
          </table:table-cell>
        </table:table-row>
        <table:table-row table:style-name="ro1">
          <table:table-cell/>
          <table:table-cell table:formula="of:=RAND()" office:value-type="float" office:value="0.836139562074095">
            <text:p>0.8361395621</text:p>
          </table:table-cell>
          <table:table-cell table:formula="of:=RAND()" office:value-type="float" office:value="0.567946927156299">
            <text:p>0.5679469272</text:p>
          </table:table-cell>
          <table:table-cell table:formula="of:=RAND()" office:value-type="float" office:value="0.520902399905026">
            <text:p>0.5209023999</text:p>
          </table:table-cell>
          <table:table-cell table:formula="of:=RAND()" office:value-type="float" office:value="0.719748945441097">
            <text:p>0.7197489454</text:p>
          </table:table-cell>
          <table:table-cell table:formula="of:=RAND()" office:value-type="float" office:value="0.969882919918746">
            <text:p>0.9698829199</text:p>
          </table:table-cell>
          <table:table-cell table:formula="of:=RAND()" office:value-type="float" office:value="0.733431949280202">
            <text:p>0.7334319493</text:p>
          </table:table-cell>
          <table:table-cell table:formula="of:=RAND()" office:value-type="float" office:value="0.151963027892634">
            <text:p>0.1519630279</text:p>
          </table:table-cell>
          <table:table-cell table:formula="of:=RAND()" office:value-type="float" office:value="0.178190096048638">
            <text:p>0.178190096</text:p>
          </table:table-cell>
          <table:table-cell table:formula="of:=RAND()" office:value-type="float" office:value="0.578847537515685">
            <text:p>0.5788475375</text:p>
          </table:table-cell>
          <table:table-cell table:formula="of:=RAND()" office:value-type="float" office:value="0.26038040407002">
            <text:p>0.2603804041</text:p>
          </table:table-cell>
          <table:table-cell table:formula="of:=RAND()" office:value-type="float" office:value="0.316715661901981">
            <text:p>0.3167156619</text:p>
          </table:table-cell>
          <table:table-cell table:formula="of:=RAND()" office:value-type="float" office:value="0.455532371299341">
            <text:p>0.4555323713</text:p>
          </table:table-cell>
          <table:table-cell table:formula="of:=SUM([.B736:.M736])-6" office:value-type="float" office:value="0.289681802503765">
            <text:p>0.2896818025</text:p>
          </table:table-cell>
          <table:table-cell table:formula="of:=[.N736]-[.$G$6]" office:value-type="float" office:value="0.302706977643538">
            <text:p>0.3027069776</text:p>
          </table:table-cell>
          <table:table-cell table:formula="of:=[.O736]*[.O736]" office:value-type="float" office:value="0.0916315143140856">
            <text:p>0.0916315143</text:p>
          </table:table-cell>
        </table:table-row>
        <table:table-row table:style-name="ro1">
          <table:table-cell/>
          <table:table-cell table:formula="of:=RAND()" office:value-type="float" office:value="0.189697774127126">
            <text:p>0.1896977741</text:p>
          </table:table-cell>
          <table:table-cell table:formula="of:=RAND()" office:value-type="float" office:value="0.841266558505595">
            <text:p>0.8412665585</text:p>
          </table:table-cell>
          <table:table-cell table:formula="of:=RAND()" office:value-type="float" office:value="0.186134618008509">
            <text:p>0.186134618</text:p>
          </table:table-cell>
          <table:table-cell table:formula="of:=RAND()" office:value-type="float" office:value="0.292467228369787">
            <text:p>0.2924672284</text:p>
          </table:table-cell>
          <table:table-cell table:formula="of:=RAND()" office:value-type="float" office:value="0.0594455478712916">
            <text:p>0.0594455479</text:p>
          </table:table-cell>
          <table:table-cell table:formula="of:=RAND()" office:value-type="float" office:value="0.446690459735692">
            <text:p>0.4466904597</text:p>
          </table:table-cell>
          <table:table-cell table:formula="of:=RAND()" office:value-type="float" office:value="0.835583308245987">
            <text:p>0.8355833082</text:p>
          </table:table-cell>
          <table:table-cell table:formula="of:=RAND()" office:value-type="float" office:value="0.975495901890099">
            <text:p>0.9754959019</text:p>
          </table:table-cell>
          <table:table-cell table:formula="of:=RAND()" office:value-type="float" office:value="0.445796683430672">
            <text:p>0.4457966834</text:p>
          </table:table-cell>
          <table:table-cell table:formula="of:=RAND()" office:value-type="float" office:value="0.904884721850976">
            <text:p>0.9048847219</text:p>
          </table:table-cell>
          <table:table-cell table:formula="of:=RAND()" office:value-type="float" office:value="0.203924759291112">
            <text:p>0.2039247593</text:p>
          </table:table-cell>
          <table:table-cell table:formula="of:=RAND()" office:value-type="float" office:value="0.253519124584272">
            <text:p>0.2535191246</text:p>
          </table:table-cell>
          <table:table-cell table:formula="of:=SUM([.B737:.M737])-6" office:value-type="float" office:value="-0.365093314088881">
            <text:p>-0.3650933141</text:p>
          </table:table-cell>
          <table:table-cell table:formula="of:=[.N737]-[.$G$6]" office:value-type="float" office:value="-0.352068138949107">
            <text:p>-0.3520681389</text:p>
          </table:table-cell>
          <table:table-cell table:formula="of:=[.O737]*[.O737]" office:value-type="float" office:value="0.123951974463088">
            <text:p>0.1239519745</text:p>
          </table:table-cell>
        </table:table-row>
        <table:table-row table:style-name="ro1">
          <table:table-cell/>
          <table:table-cell table:formula="of:=RAND()" office:value-type="float" office:value="0.608198944944888">
            <text:p>0.6081989449</text:p>
          </table:table-cell>
          <table:table-cell table:formula="of:=RAND()" office:value-type="float" office:value="0.331063848454505">
            <text:p>0.3310638485</text:p>
          </table:table-cell>
          <table:table-cell table:formula="of:=RAND()" office:value-type="float" office:value="0.584374206606299">
            <text:p>0.5843742066</text:p>
          </table:table-cell>
          <table:table-cell table:formula="of:=RAND()" office:value-type="float" office:value="0.223958395188674">
            <text:p>0.2239583952</text:p>
          </table:table-cell>
          <table:table-cell table:formula="of:=RAND()" office:value-type="float" office:value="0.0134488146286458">
            <text:p>0.0134488146</text:p>
          </table:table-cell>
          <table:table-cell table:formula="of:=RAND()" office:value-type="float" office:value="0.767979725264013">
            <text:p>0.7679797253</text:p>
          </table:table-cell>
          <table:table-cell table:formula="of:=RAND()" office:value-type="float" office:value="0.562131724786013">
            <text:p>0.5621317248</text:p>
          </table:table-cell>
          <table:table-cell table:formula="of:=RAND()" office:value-type="float" office:value="0.207270892569795">
            <text:p>0.2072708926</text:p>
          </table:table-cell>
          <table:table-cell table:formula="of:=RAND()" office:value-type="float" office:value="0.335633317008615">
            <text:p>0.335633317</text:p>
          </table:table-cell>
          <table:table-cell table:formula="of:=RAND()" office:value-type="float" office:value="0.125214348547161">
            <text:p>0.1252143485</text:p>
          </table:table-cell>
          <table:table-cell table:formula="of:=RAND()" office:value-type="float" office:value="0.312961484305561">
            <text:p>0.3129614843</text:p>
          </table:table-cell>
          <table:table-cell table:formula="of:=RAND()" office:value-type="float" office:value="0.643705122871324">
            <text:p>0.6437051229</text:p>
          </table:table-cell>
          <table:table-cell table:formula="of:=SUM([.B738:.M738])-6" office:value-type="float" office:value="-1.28405917482451">
            <text:p>-1.2840591748</text:p>
          </table:table-cell>
          <table:table-cell table:formula="of:=[.N738]-[.$G$6]" office:value-type="float" office:value="-1.27103399968473">
            <text:p>-1.2710339997</text:p>
          </table:table-cell>
          <table:table-cell table:formula="of:=[.O738]*[.O738]" office:value-type="float" office:value="1.61552742835457">
            <text:p>1.6155274284</text:p>
          </table:table-cell>
        </table:table-row>
        <table:table-row table:style-name="ro1">
          <table:table-cell/>
          <table:table-cell table:formula="of:=RAND()" office:value-type="float" office:value="0.670770707307383">
            <text:p>0.6707707073</text:p>
          </table:table-cell>
          <table:table-cell table:formula="of:=RAND()" office:value-type="float" office:value="0.688807230675593">
            <text:p>0.6888072307</text:p>
          </table:table-cell>
          <table:table-cell table:formula="of:=RAND()" office:value-type="float" office:value="0.316439588554203">
            <text:p>0.3164395886</text:p>
          </table:table-cell>
          <table:table-cell table:formula="of:=RAND()" office:value-type="float" office:value="0.934541523223743">
            <text:p>0.9345415232</text:p>
          </table:table-cell>
          <table:table-cell table:formula="of:=RAND()" office:value-type="float" office:value="0.11014122585766">
            <text:p>0.1101412259</text:p>
          </table:table-cell>
          <table:table-cell table:formula="of:=RAND()" office:value-type="float" office:value="0.865201367065311">
            <text:p>0.8652013671</text:p>
          </table:table-cell>
          <table:table-cell table:formula="of:=RAND()" office:value-type="float" office:value="0.0197522887028754">
            <text:p>0.0197522887</text:p>
          </table:table-cell>
          <table:table-cell table:formula="of:=RAND()" office:value-type="float" office:value="0.202038412215188">
            <text:p>0.2020384122</text:p>
          </table:table-cell>
          <table:table-cell table:formula="of:=RAND()" office:value-type="float" office:value="0.760092490585521">
            <text:p>0.7600924906</text:p>
          </table:table-cell>
          <table:table-cell table:formula="of:=RAND()" office:value-type="float" office:value="0.811278762994334">
            <text:p>0.811278763</text:p>
          </table:table-cell>
          <table:table-cell table:formula="of:=RAND()" office:value-type="float" office:value="0.500473635271192">
            <text:p>0.5004736353</text:p>
          </table:table-cell>
          <table:table-cell table:formula="of:=RAND()" office:value-type="float" office:value="0.667473959969357">
            <text:p>0.66747396</text:p>
          </table:table-cell>
          <table:table-cell table:formula="of:=SUM([.B739:.M739])-6" office:value-type="float" office:value="0.54701119242236">
            <text:p>0.5470111924</text:p>
          </table:table-cell>
          <table:table-cell table:formula="of:=[.N739]-[.$G$6]" office:value-type="float" office:value="0.560036367562134">
            <text:p>0.5600363676</text:p>
          </table:table-cell>
          <table:table-cell table:formula="of:=[.O739]*[.O739]" office:value-type="float" office:value="0.313640732992189">
            <text:p>0.313640733</text:p>
          </table:table-cell>
        </table:table-row>
        <table:table-row table:style-name="ro1">
          <table:table-cell/>
          <table:table-cell table:formula="of:=RAND()" office:value-type="float" office:value="0.23429898917675">
            <text:p>0.2342989892</text:p>
          </table:table-cell>
          <table:table-cell table:formula="of:=RAND()" office:value-type="float" office:value="0.226928622694686">
            <text:p>0.2269286227</text:p>
          </table:table-cell>
          <table:table-cell table:formula="of:=RAND()" office:value-type="float" office:value="0.525603894609958">
            <text:p>0.5256038946</text:p>
          </table:table-cell>
          <table:table-cell table:formula="of:=RAND()" office:value-type="float" office:value="0.332976554753259">
            <text:p>0.3329765548</text:p>
          </table:table-cell>
          <table:table-cell table:formula="of:=RAND()" office:value-type="float" office:value="0.139987944159657">
            <text:p>0.1399879442</text:p>
          </table:table-cell>
          <table:table-cell table:formula="of:=RAND()" office:value-type="float" office:value="0.649935684865341">
            <text:p>0.6499356849</text:p>
          </table:table-cell>
          <table:table-cell table:formula="of:=RAND()" office:value-type="float" office:value="0.192553634522483">
            <text:p>0.1925536345</text:p>
          </table:table-cell>
          <table:table-cell table:formula="of:=RAND()" office:value-type="float" office:value="0.991767703322694">
            <text:p>0.9917677033</text:p>
          </table:table-cell>
          <table:table-cell table:formula="of:=RAND()" office:value-type="float" office:value="0.545128349447623">
            <text:p>0.5451283494</text:p>
          </table:table-cell>
          <table:table-cell table:formula="of:=RAND()" office:value-type="float" office:value="0.527990150032565">
            <text:p>0.52799015</text:p>
          </table:table-cell>
          <table:table-cell table:formula="of:=RAND()" office:value-type="float" office:value="0.130706916796044">
            <text:p>0.1307069168</text:p>
          </table:table-cell>
          <table:table-cell table:formula="of:=RAND()" office:value-type="float" office:value="0.633479614974931">
            <text:p>0.633479615</text:p>
          </table:table-cell>
          <table:table-cell table:formula="of:=SUM([.B740:.M740])-6" office:value-type="float" office:value="-0.868641940644011">
            <text:p>-0.8686419406</text:p>
          </table:table-cell>
          <table:table-cell table:formula="of:=[.N740]-[.$G$6]" office:value-type="float" office:value="-0.855616765504237">
            <text:p>-0.8556167655</text:p>
          </table:table-cell>
          <table:table-cell table:formula="of:=[.O740]*[.O740]" office:value-type="float" office:value="0.732080049411933">
            <text:p>0.7320800494</text:p>
          </table:table-cell>
        </table:table-row>
        <table:table-row table:style-name="ro1">
          <table:table-cell/>
          <table:table-cell table:formula="of:=RAND()" office:value-type="float" office:value="0.134533377597108">
            <text:p>0.1345333776</text:p>
          </table:table-cell>
          <table:table-cell table:formula="of:=RAND()" office:value-type="float" office:value="0.803826114395633">
            <text:p>0.8038261144</text:p>
          </table:table-cell>
          <table:table-cell table:formula="of:=RAND()" office:value-type="float" office:value="0.876131179742515">
            <text:p>0.8761311797</text:p>
          </table:table-cell>
          <table:table-cell table:formula="of:=RAND()" office:value-type="float" office:value="0.0928025438915938">
            <text:p>0.0928025439</text:p>
          </table:table-cell>
          <table:table-cell table:formula="of:=RAND()" office:value-type="float" office:value="0.0594925149343908">
            <text:p>0.0594925149</text:p>
          </table:table-cell>
          <table:table-cell table:formula="of:=RAND()" office:value-type="float" office:value="0.847380342893302">
            <text:p>0.8473803429</text:p>
          </table:table-cell>
          <table:table-cell table:formula="of:=RAND()" office:value-type="float" office:value="0.560936797875911">
            <text:p>0.5609367979</text:p>
          </table:table-cell>
          <table:table-cell table:formula="of:=RAND()" office:value-type="float" office:value="0.590073499362916">
            <text:p>0.5900734994</text:p>
          </table:table-cell>
          <table:table-cell table:formula="of:=RAND()" office:value-type="float" office:value="0.665863235946745">
            <text:p>0.6658632359</text:p>
          </table:table-cell>
          <table:table-cell table:formula="of:=RAND()" office:value-type="float" office:value="0.749019759008661">
            <text:p>0.749019759</text:p>
          </table:table-cell>
          <table:table-cell table:formula="of:=RAND()" office:value-type="float" office:value="0.874479946214706">
            <text:p>0.8744799462</text:p>
          </table:table-cell>
          <table:table-cell table:formula="of:=RAND()" office:value-type="float" office:value="0.992825748631731">
            <text:p>0.9928257486</text:p>
          </table:table-cell>
          <table:table-cell table:formula="of:=SUM([.B741:.M741])-6" office:value-type="float" office:value="1.24736506049521">
            <text:p>1.2473650605</text:p>
          </table:table-cell>
          <table:table-cell table:formula="of:=[.N741]-[.$G$6]" office:value-type="float" office:value="1.26039023563499">
            <text:p>1.2603902356</text:p>
          </table:table-cell>
          <table:table-cell table:formula="of:=[.O741]*[.O741]" office:value-type="float" office:value="1.58858354608402">
            <text:p>1.5885835461</text:p>
          </table:table-cell>
        </table:table-row>
        <table:table-row table:style-name="ro1">
          <table:table-cell/>
          <table:table-cell table:formula="of:=RAND()" office:value-type="float" office:value="0.812547413166612">
            <text:p>0.8125474132</text:p>
          </table:table-cell>
          <table:table-cell table:formula="of:=RAND()" office:value-type="float" office:value="0.978700682055205">
            <text:p>0.9787006821</text:p>
          </table:table-cell>
          <table:table-cell table:formula="of:=RAND()" office:value-type="float" office:value="0.455339867155999">
            <text:p>0.4553398672</text:p>
          </table:table-cell>
          <table:table-cell table:formula="of:=RAND()" office:value-type="float" office:value="0.137157201766968">
            <text:p>0.1371572018</text:p>
          </table:table-cell>
          <table:table-cell table:formula="of:=RAND()" office:value-type="float" office:value="0.0127210428472608">
            <text:p>0.0127210428</text:p>
          </table:table-cell>
          <table:table-cell table:formula="of:=RAND()" office:value-type="float" office:value="0.502468003891408">
            <text:p>0.5024680039</text:p>
          </table:table-cell>
          <table:table-cell table:formula="of:=RAND()" office:value-type="float" office:value="0.554260685807094">
            <text:p>0.5542606858</text:p>
          </table:table-cell>
          <table:table-cell table:formula="of:=RAND()" office:value-type="float" office:value="0.773331993026659">
            <text:p>0.773331993</text:p>
          </table:table-cell>
          <table:table-cell table:formula="of:=RAND()" office:value-type="float" office:value="0.0713603994809091">
            <text:p>0.0713603995</text:p>
          </table:table-cell>
          <table:table-cell table:formula="of:=RAND()" office:value-type="float" office:value="0.21886131586507">
            <text:p>0.2188613159</text:p>
          </table:table-cell>
          <table:table-cell table:formula="of:=RAND()" office:value-type="float" office:value="0.236855389783159">
            <text:p>0.2368553898</text:p>
          </table:table-cell>
          <table:table-cell table:formula="of:=RAND()" office:value-type="float" office:value="0.357913226354867">
            <text:p>0.3579132264</text:p>
          </table:table-cell>
          <table:table-cell table:formula="of:=SUM([.B742:.M742])-6" office:value-type="float" office:value="-0.888482778798789">
            <text:p>-0.8884827788</text:p>
          </table:table-cell>
          <table:table-cell table:formula="of:=[.N742]-[.$G$6]" office:value-type="float" office:value="-0.875457603659015">
            <text:p>-0.8754576037</text:p>
          </table:table-cell>
          <table:table-cell table:formula="of:=[.O742]*[.O742]" office:value-type="float" office:value="0.766426015804385">
            <text:p>0.7664260158</text:p>
          </table:table-cell>
        </table:table-row>
        <table:table-row table:style-name="ro1">
          <table:table-cell/>
          <table:table-cell table:formula="of:=RAND()" office:value-type="float" office:value="0.70690084178932">
            <text:p>0.7069008418</text:p>
          </table:table-cell>
          <table:table-cell table:formula="of:=RAND()" office:value-type="float" office:value="0.511669342638925">
            <text:p>0.5116693426</text:p>
          </table:table-cell>
          <table:table-cell table:formula="of:=RAND()" office:value-type="float" office:value="0.807906185276806">
            <text:p>0.8079061853</text:p>
          </table:table-cell>
          <table:table-cell table:formula="of:=RAND()" office:value-type="float" office:value="0.712121729273349">
            <text:p>0.7121217293</text:p>
          </table:table-cell>
          <table:table-cell table:formula="of:=RAND()" office:value-type="float" office:value="0.266885506920516">
            <text:p>0.2668855069</text:p>
          </table:table-cell>
          <table:table-cell table:formula="of:=RAND()" office:value-type="float" office:value="0.644249933073297">
            <text:p>0.6442499331</text:p>
          </table:table-cell>
          <table:table-cell table:formula="of:=RAND()" office:value-type="float" office:value="0.0729787072632462">
            <text:p>0.0729787073</text:p>
          </table:table-cell>
          <table:table-cell table:formula="of:=RAND()" office:value-type="float" office:value="0.429602726129815">
            <text:p>0.4296027261</text:p>
          </table:table-cell>
          <table:table-cell table:formula="of:=RAND()" office:value-type="float" office:value="0.600837278645486">
            <text:p>0.6008372786</text:p>
          </table:table-cell>
          <table:table-cell table:formula="of:=RAND()" office:value-type="float" office:value="0.157125933794305">
            <text:p>0.1571259338</text:p>
          </table:table-cell>
          <table:table-cell table:formula="of:=RAND()" office:value-type="float" office:value="0.768414103193209">
            <text:p>0.7684141032</text:p>
          </table:table-cell>
          <table:table-cell table:formula="of:=RAND()" office:value-type="float" office:value="0.198607075260952">
            <text:p>0.1986070753</text:p>
          </table:table-cell>
          <table:table-cell table:formula="of:=SUM([.B743:.M743])-6" office:value-type="float" office:value="-0.122700636740774">
            <text:p>-0.1227006367</text:p>
          </table:table-cell>
          <table:table-cell table:formula="of:=[.N743]-[.$G$6]" office:value-type="float" office:value="-0.109675461601">
            <text:p>-0.1096754616</text:p>
          </table:table-cell>
          <table:table-cell table:formula="of:=[.O743]*[.O743]" office:value-type="float" office:value="0.0120287068773925">
            <text:p>0.0120287069</text:p>
          </table:table-cell>
        </table:table-row>
        <table:table-row table:style-name="ro1">
          <table:table-cell/>
          <table:table-cell table:formula="of:=RAND()" office:value-type="float" office:value="0.401734565617517">
            <text:p>0.4017345656</text:p>
          </table:table-cell>
          <table:table-cell table:formula="of:=RAND()" office:value-type="float" office:value="0.356768488418311">
            <text:p>0.3567684884</text:p>
          </table:table-cell>
          <table:table-cell table:formula="of:=RAND()" office:value-type="float" office:value="0.56715316651389">
            <text:p>0.5671531665</text:p>
          </table:table-cell>
          <table:table-cell table:formula="of:=RAND()" office:value-type="float" office:value="0.441529674455524">
            <text:p>0.4415296745</text:p>
          </table:table-cell>
          <table:table-cell table:formula="of:=RAND()" office:value-type="float" office:value="0.438369536306709">
            <text:p>0.4383695363</text:p>
          </table:table-cell>
          <table:table-cell table:formula="of:=RAND()" office:value-type="float" office:value="0.275184160564095">
            <text:p>0.2751841606</text:p>
          </table:table-cell>
          <table:table-cell table:formula="of:=RAND()" office:value-type="float" office:value="0.560206168796867">
            <text:p>0.5602061688</text:p>
          </table:table-cell>
          <table:table-cell table:formula="of:=RAND()" office:value-type="float" office:value="0.231278957100585">
            <text:p>0.2312789571</text:p>
          </table:table-cell>
          <table:table-cell table:formula="of:=RAND()" office:value-type="float" office:value="0.700507907895371">
            <text:p>0.7005079079</text:p>
          </table:table-cell>
          <table:table-cell table:formula="of:=RAND()" office:value-type="float" office:value="0.616288146935403">
            <text:p>0.6162881469</text:p>
          </table:table-cell>
          <table:table-cell table:formula="of:=RAND()" office:value-type="float" office:value="0.0448942699003965">
            <text:p>0.0448942699</text:p>
          </table:table-cell>
          <table:table-cell table:formula="of:=RAND()" office:value-type="float" office:value="0.398041320499033">
            <text:p>0.3980413205</text:p>
          </table:table-cell>
          <table:table-cell table:formula="of:=SUM([.B744:.M744])-6" office:value-type="float" office:value="-0.968043636996299">
            <text:p>-0.968043637</text:p>
          </table:table-cell>
          <table:table-cell table:formula="of:=[.N744]-[.$G$6]" office:value-type="float" office:value="-0.955018461856525">
            <text:p>-0.9550184619</text:p>
          </table:table-cell>
          <table:table-cell table:formula="of:=[.O744]*[.O744]" office:value-type="float" office:value="0.912060262486804">
            <text:p>0.9120602625</text:p>
          </table:table-cell>
        </table:table-row>
        <table:table-row table:style-name="ro1">
          <table:table-cell/>
          <table:table-cell table:formula="of:=RAND()" office:value-type="float" office:value="0.543229807401076">
            <text:p>0.5432298074</text:p>
          </table:table-cell>
          <table:table-cell table:formula="of:=RAND()" office:value-type="float" office:value="0.214688833337277">
            <text:p>0.2146888333</text:p>
          </table:table-cell>
          <table:table-cell table:formula="of:=RAND()" office:value-type="float" office:value="0.0139395734295249">
            <text:p>0.0139395734</text:p>
          </table:table-cell>
          <table:table-cell table:formula="of:=RAND()" office:value-type="float" office:value="0.644631604431197">
            <text:p>0.6446316044</text:p>
          </table:table-cell>
          <table:table-cell table:formula="of:=RAND()" office:value-type="float" office:value="0.0792525976430625">
            <text:p>0.0792525976</text:p>
          </table:table-cell>
          <table:table-cell table:formula="of:=RAND()" office:value-type="float" office:value="0.996006561908871">
            <text:p>0.9960065619</text:p>
          </table:table-cell>
          <table:table-cell table:formula="of:=RAND()" office:value-type="float" office:value="0.670893642120063">
            <text:p>0.6708936421</text:p>
          </table:table-cell>
          <table:table-cell table:formula="of:=RAND()" office:value-type="float" office:value="0.452065809629858">
            <text:p>0.4520658096</text:p>
          </table:table-cell>
          <table:table-cell table:formula="of:=RAND()" office:value-type="float" office:value="0.270746721420437">
            <text:p>0.2707467214</text:p>
          </table:table-cell>
          <table:table-cell table:formula="of:=RAND()" office:value-type="float" office:value="0.83036720007658">
            <text:p>0.8303672001</text:p>
          </table:table-cell>
          <table:table-cell table:formula="of:=RAND()" office:value-type="float" office:value="0.820007422938943">
            <text:p>0.8200074229</text:p>
          </table:table-cell>
          <table:table-cell table:formula="of:=RAND()" office:value-type="float" office:value="0.383412884548306">
            <text:p>0.3834128845</text:p>
          </table:table-cell>
          <table:table-cell table:formula="of:=SUM([.B745:.M745])-6" office:value-type="float" office:value="-0.0807573411148042">
            <text:p>-0.0807573411</text:p>
          </table:table-cell>
          <table:table-cell table:formula="of:=[.N745]-[.$G$6]" office:value-type="float" office:value="-0.0677321659750305">
            <text:p>-0.067732166</text:p>
          </table:table-cell>
          <table:table-cell table:formula="of:=[.O745]*[.O745]" office:value-type="float" office:value="0.00458764630766908">
            <text:p>0.0045876463</text:p>
          </table:table-cell>
        </table:table-row>
        <table:table-row table:style-name="ro1">
          <table:table-cell/>
          <table:table-cell table:formula="of:=RAND()" office:value-type="float" office:value="0.0624269545078278">
            <text:p>0.0624269545</text:p>
          </table:table-cell>
          <table:table-cell table:formula="of:=RAND()" office:value-type="float" office:value="0.441174488980323">
            <text:p>0.441174489</text:p>
          </table:table-cell>
          <table:table-cell table:formula="of:=RAND()" office:value-type="float" office:value="0.487276658648625">
            <text:p>0.4872766586</text:p>
          </table:table-cell>
          <table:table-cell table:formula="of:=RAND()" office:value-type="float" office:value="0.819689967436716">
            <text:p>0.8196899674</text:p>
          </table:table-cell>
          <table:table-cell table:formula="of:=RAND()" office:value-type="float" office:value="0.515982925659046">
            <text:p>0.5159829257</text:p>
          </table:table-cell>
          <table:table-cell table:formula="of:=RAND()" office:value-type="float" office:value="0.660555529408157">
            <text:p>0.6605555294</text:p>
          </table:table-cell>
          <table:table-cell table:formula="of:=RAND()" office:value-type="float" office:value="0.82248187228106">
            <text:p>0.8224818723</text:p>
          </table:table-cell>
          <table:table-cell table:formula="of:=RAND()" office:value-type="float" office:value="0.510166119085625">
            <text:p>0.5101661191</text:p>
          </table:table-cell>
          <table:table-cell table:formula="of:=RAND()" office:value-type="float" office:value="0.636334130074829">
            <text:p>0.6363341301</text:p>
          </table:table-cell>
          <table:table-cell table:formula="of:=RAND()" office:value-type="float" office:value="0.437620744807646">
            <text:p>0.4376207448</text:p>
          </table:table-cell>
          <table:table-cell table:formula="of:=RAND()" office:value-type="float" office:value="0.798481272533536">
            <text:p>0.7984812725</text:p>
          </table:table-cell>
          <table:table-cell table:formula="of:=RAND()" office:value-type="float" office:value="0.956238784594461">
            <text:p>0.9562387846</text:p>
          </table:table-cell>
          <table:table-cell table:formula="of:=SUM([.B746:.M746])-6" office:value-type="float" office:value="1.14842944801785">
            <text:p>1.148429448</text:p>
          </table:table-cell>
          <table:table-cell table:formula="of:=[.N746]-[.$G$6]" office:value-type="float" office:value="1.16145462315762">
            <text:p>1.1614546232</text:p>
          </table:table-cell>
          <table:table-cell table:formula="of:=[.O746]*[.O746]" office:value-type="float" office:value="1.34897684165422">
            <text:p>1.3489768417</text:p>
          </table:table-cell>
        </table:table-row>
        <table:table-row table:style-name="ro1">
          <table:table-cell/>
          <table:table-cell table:formula="of:=RAND()" office:value-type="float" office:value="0.761765859089792">
            <text:p>0.7617658591</text:p>
          </table:table-cell>
          <table:table-cell table:formula="of:=RAND()" office:value-type="float" office:value="0.47784616262652">
            <text:p>0.4778461626</text:p>
          </table:table-cell>
          <table:table-cell table:formula="of:=RAND()" office:value-type="float" office:value="0.250263836001977">
            <text:p>0.250263836</text:p>
          </table:table-cell>
          <table:table-cell table:formula="of:=RAND()" office:value-type="float" office:value="0.818362372694537">
            <text:p>0.8183623727</text:p>
          </table:table-cell>
          <table:table-cell table:formula="of:=RAND()" office:value-type="float" office:value="0.602936431532726">
            <text:p>0.6029364315</text:p>
          </table:table-cell>
          <table:table-cell table:formula="of:=RAND()" office:value-type="float" office:value="0.12326281121932">
            <text:p>0.1232628112</text:p>
          </table:table-cell>
          <table:table-cell table:formula="of:=RAND()" office:value-type="float" office:value="0.698277229908854">
            <text:p>0.6982772299</text:p>
          </table:table-cell>
          <table:table-cell table:formula="of:=RAND()" office:value-type="float" office:value="0.635928835254163">
            <text:p>0.6359288353</text:p>
          </table:table-cell>
          <table:table-cell table:formula="of:=RAND()" office:value-type="float" office:value="0.641351523343474">
            <text:p>0.6413515233</text:p>
          </table:table-cell>
          <table:table-cell table:formula="of:=RAND()" office:value-type="float" office:value="0.250866787973791">
            <text:p>0.250866788</text:p>
          </table:table-cell>
          <table:table-cell table:formula="of:=RAND()" office:value-type="float" office:value="0.513324126135558">
            <text:p>0.5133241261</text:p>
          </table:table-cell>
          <table:table-cell table:formula="of:=RAND()" office:value-type="float" office:value="0.809378551319242">
            <text:p>0.8093785513</text:p>
          </table:table-cell>
          <table:table-cell table:formula="of:=SUM([.B747:.M747])-6" office:value-type="float" office:value="0.583564527099952">
            <text:p>0.5835645271</text:p>
          </table:table-cell>
          <table:table-cell table:formula="of:=[.N747]-[.$G$6]" office:value-type="float" office:value="0.596589702239726">
            <text:p>0.5965897022</text:p>
          </table:table-cell>
          <table:table-cell table:formula="of:=[.O747]*[.O747]" office:value-type="float" office:value="0.355919272818485">
            <text:p>0.3559192728</text:p>
          </table:table-cell>
        </table:table-row>
        <table:table-row table:style-name="ro1">
          <table:table-cell/>
          <table:table-cell table:formula="of:=RAND()" office:value-type="float" office:value="0.710651917150244">
            <text:p>0.7106519172</text:p>
          </table:table-cell>
          <table:table-cell table:formula="of:=RAND()" office:value-type="float" office:value="0.8403278531041">
            <text:p>0.8403278531</text:p>
          </table:table-cell>
          <table:table-cell table:formula="of:=RAND()" office:value-type="float" office:value="0.155661701457575">
            <text:p>0.1556617015</text:p>
          </table:table-cell>
          <table:table-cell table:formula="of:=RAND()" office:value-type="float" office:value="0.891362104332075">
            <text:p>0.8913621043</text:p>
          </table:table-cell>
          <table:table-cell table:formula="of:=RAND()" office:value-type="float" office:value="0.433669907273725">
            <text:p>0.4336699073</text:p>
          </table:table-cell>
          <table:table-cell table:formula="of:=RAND()" office:value-type="float" office:value="0.636296527227387">
            <text:p>0.6362965272</text:p>
          </table:table-cell>
          <table:table-cell table:formula="of:=RAND()" office:value-type="float" office:value="0.442770860157907">
            <text:p>0.4427708602</text:p>
          </table:table-cell>
          <table:table-cell table:formula="of:=RAND()" office:value-type="float" office:value="0.0139537539798766">
            <text:p>0.013953754</text:p>
          </table:table-cell>
          <table:table-cell table:formula="of:=RAND()" office:value-type="float" office:value="0.336059820838273">
            <text:p>0.3360598208</text:p>
          </table:table-cell>
          <table:table-cell table:formula="of:=RAND()" office:value-type="float" office:value="0.914373823674396">
            <text:p>0.9143738237</text:p>
          </table:table-cell>
          <table:table-cell table:formula="of:=RAND()" office:value-type="float" office:value="0.460441777016968">
            <text:p>0.460441777</text:p>
          </table:table-cell>
          <table:table-cell table:formula="of:=RAND()" office:value-type="float" office:value="0.499392974888906">
            <text:p>0.4993929749</text:p>
          </table:table-cell>
          <table:table-cell table:formula="of:=SUM([.B748:.M748])-6" office:value-type="float" office:value="0.33496302110143">
            <text:p>0.3349630211</text:p>
          </table:table-cell>
          <table:table-cell table:formula="of:=[.N748]-[.$G$6]" office:value-type="float" office:value="0.347988196241204">
            <text:p>0.3479881962</text:p>
          </table:table-cell>
          <table:table-cell table:formula="of:=[.O748]*[.O748]" office:value-type="float" office:value="0.121095784723206">
            <text:p>0.1210957847</text:p>
          </table:table-cell>
        </table:table-row>
        <table:table-row table:style-name="ro1">
          <table:table-cell/>
          <table:table-cell table:formula="of:=RAND()" office:value-type="float" office:value="0.552046889672056">
            <text:p>0.5520468897</text:p>
          </table:table-cell>
          <table:table-cell table:formula="of:=RAND()" office:value-type="float" office:value="0.863553798524663">
            <text:p>0.8635537985</text:p>
          </table:table-cell>
          <table:table-cell table:formula="of:=RAND()" office:value-type="float" office:value="0.120991067728028">
            <text:p>0.1209910677</text:p>
          </table:table-cell>
          <table:table-cell table:formula="of:=RAND()" office:value-type="float" office:value="0.307183808414266">
            <text:p>0.3071838084</text:p>
          </table:table-cell>
          <table:table-cell table:formula="of:=RAND()" office:value-type="float" office:value="0.0230643653776497">
            <text:p>0.0230643654</text:p>
          </table:table-cell>
          <table:table-cell table:formula="of:=RAND()" office:value-type="float" office:value="0.904382221167907">
            <text:p>0.9043822212</text:p>
          </table:table-cell>
          <table:table-cell table:formula="of:=RAND()" office:value-type="float" office:value="0.0458939948584884">
            <text:p>0.0458939949</text:p>
          </table:table-cell>
          <table:table-cell table:formula="of:=RAND()" office:value-type="float" office:value="0.0110171150881797">
            <text:p>0.0110171151</text:p>
          </table:table-cell>
          <table:table-cell table:formula="of:=RAND()" office:value-type="float" office:value="0.197891670279205">
            <text:p>0.1978916703</text:p>
          </table:table-cell>
          <table:table-cell table:formula="of:=RAND()" office:value-type="float" office:value="0.65761290024966">
            <text:p>0.6576129002</text:p>
          </table:table-cell>
          <table:table-cell table:formula="of:=RAND()" office:value-type="float" office:value="0.405308518093079">
            <text:p>0.4053085181</text:p>
          </table:table-cell>
          <table:table-cell table:formula="of:=RAND()" office:value-type="float" office:value="0.263648696942255">
            <text:p>0.2636486969</text:p>
          </table:table-cell>
          <table:table-cell table:formula="of:=SUM([.B749:.M749])-6" office:value-type="float" office:value="-1.64740495360456">
            <text:p>-1.6474049536</text:p>
          </table:table-cell>
          <table:table-cell table:formula="of:=[.N749]-[.$G$6]" office:value-type="float" office:value="-1.63437977846479">
            <text:p>-1.6343797785</text:p>
          </table:table-cell>
          <table:table-cell table:formula="of:=[.O749]*[.O749]" office:value-type="float" office:value="2.67119726025462">
            <text:p>2.6711972603</text:p>
          </table:table-cell>
        </table:table-row>
        <table:table-row table:style-name="ro1">
          <table:table-cell/>
          <table:table-cell table:formula="of:=RAND()" office:value-type="float" office:value="0.577817238867283">
            <text:p>0.5778172389</text:p>
          </table:table-cell>
          <table:table-cell table:formula="of:=RAND()" office:value-type="float" office:value="0.565825586672872">
            <text:p>0.5658255867</text:p>
          </table:table-cell>
          <table:table-cell table:formula="of:=RAND()" office:value-type="float" office:value="0.87051364663057">
            <text:p>0.8705136466</text:p>
          </table:table-cell>
          <table:table-cell table:formula="of:=RAND()" office:value-type="float" office:value="0.377968476852402">
            <text:p>0.3779684769</text:p>
          </table:table-cell>
          <table:table-cell table:formula="of:=RAND()" office:value-type="float" office:value="0.84068442042917">
            <text:p>0.8406844204</text:p>
          </table:table-cell>
          <table:table-cell table:formula="of:=RAND()" office:value-type="float" office:value="0.926429882878438">
            <text:p>0.9264298829</text:p>
          </table:table-cell>
          <table:table-cell table:formula="of:=RAND()" office:value-type="float" office:value="0.146190701983869">
            <text:p>0.146190702</text:p>
          </table:table-cell>
          <table:table-cell table:formula="of:=RAND()" office:value-type="float" office:value="0.0914140378590673">
            <text:p>0.0914140379</text:p>
          </table:table-cell>
          <table:table-cell table:formula="of:=RAND()" office:value-type="float" office:value="0.502614599885419">
            <text:p>0.5026145999</text:p>
          </table:table-cell>
          <table:table-cell table:formula="of:=RAND()" office:value-type="float" office:value="0.797671734821051">
            <text:p>0.7976717348</text:p>
          </table:table-cell>
          <table:table-cell table:formula="of:=RAND()" office:value-type="float" office:value="0.0861704275012016">
            <text:p>0.0861704275</text:p>
          </table:table-cell>
          <table:table-cell table:formula="of:=RAND()" office:value-type="float" office:value="0.829992063110694">
            <text:p>0.8299920631</text:p>
          </table:table-cell>
          <table:table-cell table:formula="of:=SUM([.B750:.M750])-6" office:value-type="float" office:value="0.613292817492038">
            <text:p>0.6132928175</text:p>
          </table:table-cell>
          <table:table-cell table:formula="of:=[.N750]-[.$G$6]" office:value-type="float" office:value="0.626317992631812">
            <text:p>0.6263179926</text:p>
          </table:table-cell>
          <table:table-cell table:formula="of:=[.O750]*[.O750]" office:value-type="float" office:value="0.392274227894342">
            <text:p>0.3922742279</text:p>
          </table:table-cell>
        </table:table-row>
        <table:table-row table:style-name="ro1">
          <table:table-cell/>
          <table:table-cell table:formula="of:=RAND()" office:value-type="float" office:value="0.954726570984349">
            <text:p>0.954726571</text:p>
          </table:table-cell>
          <table:table-cell table:formula="of:=RAND()" office:value-type="float" office:value="0.175402329070494">
            <text:p>0.1754023291</text:p>
          </table:table-cell>
          <table:table-cell table:formula="of:=RAND()" office:value-type="float" office:value="0.768338027410209">
            <text:p>0.7683380274</text:p>
          </table:table-cell>
          <table:table-cell table:formula="of:=RAND()" office:value-type="float" office:value="0.897146901814267">
            <text:p>0.8971469018</text:p>
          </table:table-cell>
          <table:table-cell table:formula="of:=RAND()" office:value-type="float" office:value="0.167226640274748">
            <text:p>0.1672266403</text:p>
          </table:table-cell>
          <table:table-cell table:formula="of:=RAND()" office:value-type="float" office:value="0.401657263049856">
            <text:p>0.401657263</text:p>
          </table:table-cell>
          <table:table-cell table:formula="of:=RAND()" office:value-type="float" office:value="0.591583829838783">
            <text:p>0.5915838298</text:p>
          </table:table-cell>
          <table:table-cell table:formula="of:=RAND()" office:value-type="float" office:value="0.745496051618829">
            <text:p>0.7454960516</text:p>
          </table:table-cell>
          <table:table-cell table:formula="of:=RAND()" office:value-type="float" office:value="0.361889102729037">
            <text:p>0.3618891027</text:p>
          </table:table-cell>
          <table:table-cell table:formula="of:=RAND()" office:value-type="float" office:value="0.77986201341264">
            <text:p>0.7798620134</text:p>
          </table:table-cell>
          <table:table-cell table:formula="of:=RAND()" office:value-type="float" office:value="0.958541406085715">
            <text:p>0.9585414061</text:p>
          </table:table-cell>
          <table:table-cell table:formula="of:=RAND()" office:value-type="float" office:value="0.00675102369859815">
            <text:p>0.0067510237</text:p>
          </table:table-cell>
          <table:table-cell table:formula="of:=SUM([.B751:.M751])-6" office:value-type="float" office:value="0.808621159987524">
            <text:p>0.80862116</text:p>
          </table:table-cell>
          <table:table-cell table:formula="of:=[.N751]-[.$G$6]" office:value-type="float" office:value="0.821646335127298">
            <text:p>0.8216463351</text:p>
          </table:table-cell>
          <table:table-cell table:formula="of:=[.O751]*[.O751]" office:value-type="float" office:value="0.67510270002812">
            <text:p>0.6751027</text:p>
          </table:table-cell>
        </table:table-row>
        <table:table-row table:style-name="ro1">
          <table:table-cell/>
          <table:table-cell table:formula="of:=RAND()" office:value-type="float" office:value="0.0607363267336041">
            <text:p>0.0607363267</text:p>
          </table:table-cell>
          <table:table-cell table:formula="of:=RAND()" office:value-type="float" office:value="0.581722071627155">
            <text:p>0.5817220716</text:p>
          </table:table-cell>
          <table:table-cell table:formula="of:=RAND()" office:value-type="float" office:value="0.954095348250121">
            <text:p>0.9540953483</text:p>
          </table:table-cell>
          <table:table-cell table:formula="of:=RAND()" office:value-type="float" office:value="0.42868457455188">
            <text:p>0.4286845746</text:p>
          </table:table-cell>
          <table:table-cell table:formula="of:=RAND()" office:value-type="float" office:value="0.740812117001042">
            <text:p>0.740812117</text:p>
          </table:table-cell>
          <table:table-cell table:formula="of:=RAND()" office:value-type="float" office:value="0.870205524843186">
            <text:p>0.8702055248</text:p>
          </table:table-cell>
          <table:table-cell table:formula="of:=RAND()" office:value-type="float" office:value="0.376011767657474">
            <text:p>0.3760117677</text:p>
          </table:table-cell>
          <table:table-cell table:formula="of:=RAND()" office:value-type="float" office:value="0.142091483343393">
            <text:p>0.1420914833</text:p>
          </table:table-cell>
          <table:table-cell table:formula="of:=RAND()" office:value-type="float" office:value="0.501754032913595">
            <text:p>0.5017540329</text:p>
          </table:table-cell>
          <table:table-cell table:formula="of:=RAND()" office:value-type="float" office:value="0.514143338892609">
            <text:p>0.5141433389</text:p>
          </table:table-cell>
          <table:table-cell table:formula="of:=RAND()" office:value-type="float" office:value="0.878446185728535">
            <text:p>0.8784461857</text:p>
          </table:table-cell>
          <table:table-cell table:formula="of:=RAND()" office:value-type="float" office:value="0.126769019290805">
            <text:p>0.1267690193</text:p>
          </table:table-cell>
          <table:table-cell table:formula="of:=SUM([.B752:.M752])-6" office:value-type="float" office:value="0.175471790833399">
            <text:p>0.1754717908</text:p>
          </table:table-cell>
          <table:table-cell table:formula="of:=[.N752]-[.$G$6]" office:value-type="float" office:value="0.188496965973172">
            <text:p>0.188496966</text:p>
          </table:table-cell>
          <table:table-cell table:formula="of:=[.O752]*[.O752]" office:value-type="float" office:value="0.0355311061810913">
            <text:p>0.0355311062</text:p>
          </table:table-cell>
        </table:table-row>
        <table:table-row table:style-name="ro1">
          <table:table-cell/>
          <table:table-cell table:formula="of:=RAND()" office:value-type="float" office:value="0.902755377115682">
            <text:p>0.9027553771</text:p>
          </table:table-cell>
          <table:table-cell table:formula="of:=RAND()" office:value-type="float" office:value="0.304769763955846">
            <text:p>0.304769764</text:p>
          </table:table-cell>
          <table:table-cell table:formula="of:=RAND()" office:value-type="float" office:value="0.0925676710903645">
            <text:p>0.0925676711</text:p>
          </table:table-cell>
          <table:table-cell table:formula="of:=RAND()" office:value-type="float" office:value="0.753540991339833">
            <text:p>0.7535409913</text:p>
          </table:table-cell>
          <table:table-cell table:formula="of:=RAND()" office:value-type="float" office:value="0.0444921455346048">
            <text:p>0.0444921455</text:p>
          </table:table-cell>
          <table:table-cell table:formula="of:=RAND()" office:value-type="float" office:value="0.0603037944529206">
            <text:p>0.0603037945</text:p>
          </table:table-cell>
          <table:table-cell table:formula="of:=RAND()" office:value-type="float" office:value="0.659973369678482">
            <text:p>0.6599733697</text:p>
          </table:table-cell>
          <table:table-cell table:formula="of:=RAND()" office:value-type="float" office:value="0.56301711499691">
            <text:p>0.563017115</text:p>
          </table:table-cell>
          <table:table-cell table:formula="of:=RAND()" office:value-type="float" office:value="0.456862669670954">
            <text:p>0.4568626697</text:p>
          </table:table-cell>
          <table:table-cell table:formula="of:=RAND()" office:value-type="float" office:value="0.017260609427467">
            <text:p>0.0172606094</text:p>
          </table:table-cell>
          <table:table-cell table:formula="of:=RAND()" office:value-type="float" office:value="0.516169160138816">
            <text:p>0.5161691601</text:p>
          </table:table-cell>
          <table:table-cell table:formula="of:=RAND()" office:value-type="float" office:value="0.59851929708384">
            <text:p>0.5985192971</text:p>
          </table:table-cell>
          <table:table-cell table:formula="of:=SUM([.B753:.M753])-6" office:value-type="float" office:value="-1.02976803551428">
            <text:p>-1.0297680355</text:p>
          </table:table-cell>
          <table:table-cell table:formula="of:=[.N753]-[.$G$6]" office:value-type="float" office:value="-1.01674286037451">
            <text:p>-1.0167428604</text:p>
          </table:table-cell>
          <table:table-cell table:formula="of:=[.O753]*[.O753]" office:value-type="float" office:value="1.03376604412253">
            <text:p>1.0337660441</text:p>
          </table:table-cell>
        </table:table-row>
        <table:table-row table:style-name="ro1">
          <table:table-cell/>
          <table:table-cell table:formula="of:=RAND()" office:value-type="float" office:value="0.49366826727055">
            <text:p>0.4936682673</text:p>
          </table:table-cell>
          <table:table-cell table:formula="of:=RAND()" office:value-type="float" office:value="0.308315486414358">
            <text:p>0.3083154864</text:p>
          </table:table-cell>
          <table:table-cell table:formula="of:=RAND()" office:value-type="float" office:value="0.793671636842191">
            <text:p>0.7936716368</text:p>
          </table:table-cell>
          <table:table-cell table:formula="of:=RAND()" office:value-type="float" office:value="0.79639699193649">
            <text:p>0.7963969919</text:p>
          </table:table-cell>
          <table:table-cell table:formula="of:=RAND()" office:value-type="float" office:value="0.084155336022377">
            <text:p>0.084155336</text:p>
          </table:table-cell>
          <table:table-cell table:formula="of:=RAND()" office:value-type="float" office:value="0.928394071059302">
            <text:p>0.9283940711</text:p>
          </table:table-cell>
          <table:table-cell table:formula="of:=RAND()" office:value-type="float" office:value="0.279409352689981">
            <text:p>0.2794093527</text:p>
          </table:table-cell>
          <table:table-cell table:formula="of:=RAND()" office:value-type="float" office:value="0.956362841883674">
            <text:p>0.9563628419</text:p>
          </table:table-cell>
          <table:table-cell table:formula="of:=RAND()" office:value-type="float" office:value="0.119886591332033">
            <text:p>0.1198865913</text:p>
          </table:table-cell>
          <table:table-cell table:formula="of:=RAND()" office:value-type="float" office:value="0.0185784325003624">
            <text:p>0.0185784325</text:p>
          </table:table-cell>
          <table:table-cell table:formula="of:=RAND()" office:value-type="float" office:value="0.52005397551693">
            <text:p>0.5200539755</text:p>
          </table:table-cell>
          <table:table-cell table:formula="of:=RAND()" office:value-type="float" office:value="0.674869302194566">
            <text:p>0.6748693022</text:p>
          </table:table-cell>
          <table:table-cell table:formula="of:=SUM([.B754:.M754])-6" office:value-type="float" office:value="-0.026237714337185">
            <text:p>-0.0262377143</text:p>
          </table:table-cell>
          <table:table-cell table:formula="of:=[.N754]-[.$G$6]" office:value-type="float" office:value="-0.0132125391974114">
            <text:p>-0.0132125392</text:p>
          </table:table-cell>
          <table:table-cell table:formula="of:=[.O754]*[.O754]" office:value-type="float" office:value="0.000174571192043132">
            <text:p>0.0001745712</text:p>
          </table:table-cell>
        </table:table-row>
        <table:table-row table:style-name="ro1">
          <table:table-cell/>
          <table:table-cell table:formula="of:=RAND()" office:value-type="float" office:value="0.671197573421523">
            <text:p>0.6711975734</text:p>
          </table:table-cell>
          <table:table-cell table:formula="of:=RAND()" office:value-type="float" office:value="0.307783049996942">
            <text:p>0.30778305</text:p>
          </table:table-cell>
          <table:table-cell table:formula="of:=RAND()" office:value-type="float" office:value="0.781716810073704">
            <text:p>0.7817168101</text:p>
          </table:table-cell>
          <table:table-cell table:formula="of:=RAND()" office:value-type="float" office:value="0.931236054515466">
            <text:p>0.9312360545</text:p>
          </table:table-cell>
          <table:table-cell table:formula="of:=RAND()" office:value-type="float" office:value="0.342111366800964">
            <text:p>0.3421113668</text:p>
          </table:table-cell>
          <table:table-cell table:formula="of:=RAND()" office:value-type="float" office:value="0.120669969823211">
            <text:p>0.1206699698</text:p>
          </table:table-cell>
          <table:table-cell table:formula="of:=RAND()" office:value-type="float" office:value="0.766110503813252">
            <text:p>0.7661105038</text:p>
          </table:table-cell>
          <table:table-cell table:formula="of:=RAND()" office:value-type="float" office:value="0.784336867043749">
            <text:p>0.784336867</text:p>
          </table:table-cell>
          <table:table-cell table:formula="of:=RAND()" office:value-type="float" office:value="0.553069577785209">
            <text:p>0.5530695778</text:p>
          </table:table-cell>
          <table:table-cell table:formula="of:=RAND()" office:value-type="float" office:value="0.424895442323759">
            <text:p>0.4248954423</text:p>
          </table:table-cell>
          <table:table-cell table:formula="of:=RAND()" office:value-type="float" office:value="0.628293610643595">
            <text:p>0.6282936106</text:p>
          </table:table-cell>
          <table:table-cell table:formula="of:=RAND()" office:value-type="float" office:value="0.397230550181121">
            <text:p>0.3972305502</text:p>
          </table:table-cell>
          <table:table-cell table:formula="of:=SUM([.B755:.M755])-6" office:value-type="float" office:value="0.708651376422495">
            <text:p>0.7086513764</text:p>
          </table:table-cell>
          <table:table-cell table:formula="of:=[.N755]-[.$G$6]" office:value-type="float" office:value="0.721676551562268">
            <text:p>0.7216765516</text:p>
          </table:table-cell>
          <table:table-cell table:formula="of:=[.O755]*[.O755]" office:value-type="float" office:value="0.520817045074807">
            <text:p>0.5208170451</text:p>
          </table:table-cell>
        </table:table-row>
        <table:table-row table:style-name="ro1">
          <table:table-cell/>
          <table:table-cell table:formula="of:=RAND()" office:value-type="float" office:value="0.173524882178754">
            <text:p>0.1735248822</text:p>
          </table:table-cell>
          <table:table-cell table:formula="of:=RAND()" office:value-type="float" office:value="0.931763995904475">
            <text:p>0.9317639959</text:p>
          </table:table-cell>
          <table:table-cell table:formula="of:=RAND()" office:value-type="float" office:value="0.487576464889571">
            <text:p>0.4875764649</text:p>
          </table:table-cell>
          <table:table-cell table:formula="of:=RAND()" office:value-type="float" office:value="0.85966503736563">
            <text:p>0.8596650374</text:p>
          </table:table-cell>
          <table:table-cell table:formula="of:=RAND()" office:value-type="float" office:value="0.0525532129686326">
            <text:p>0.052553213</text:p>
          </table:table-cell>
          <table:table-cell table:formula="of:=RAND()" office:value-type="float" office:value="0.692244556965306">
            <text:p>0.692244557</text:p>
          </table:table-cell>
          <table:table-cell table:formula="of:=RAND()" office:value-type="float" office:value="0.304241578793153">
            <text:p>0.3042415788</text:p>
          </table:table-cell>
          <table:table-cell table:formula="of:=RAND()" office:value-type="float" office:value="0.290534148924053">
            <text:p>0.2905341489</text:p>
          </table:table-cell>
          <table:table-cell table:formula="of:=RAND()" office:value-type="float" office:value="0.28761433204636">
            <text:p>0.287614332</text:p>
          </table:table-cell>
          <table:table-cell table:formula="of:=RAND()" office:value-type="float" office:value="0.483673681737855">
            <text:p>0.4836736817</text:p>
          </table:table-cell>
          <table:table-cell table:formula="of:=RAND()" office:value-type="float" office:value="0.304956164211035">
            <text:p>0.3049561642</text:p>
          </table:table-cell>
          <table:table-cell table:formula="of:=RAND()" office:value-type="float" office:value="0.68425911758095">
            <text:p>0.6842591176</text:p>
          </table:table-cell>
          <table:table-cell table:formula="of:=SUM([.B756:.M756])-6" office:value-type="float" office:value="-0.447392826434225">
            <text:p>-0.4473928264</text:p>
          </table:table-cell>
          <table:table-cell table:formula="of:=[.N756]-[.$G$6]" office:value-type="float" office:value="-0.434367651294451">
            <text:p>-0.4343676513</text:p>
          </table:table-cell>
          <table:table-cell table:formula="of:=[.O756]*[.O756]" office:value-type="float" office:value="0.188675256491058">
            <text:p>0.1886752565</text:p>
          </table:table-cell>
        </table:table-row>
        <table:table-row table:style-name="ro1">
          <table:table-cell/>
          <table:table-cell table:formula="of:=RAND()" office:value-type="float" office:value="0.583585504442453">
            <text:p>0.5835855044</text:p>
          </table:table-cell>
          <table:table-cell table:formula="of:=RAND()" office:value-type="float" office:value="0.541860946454108">
            <text:p>0.5418609465</text:p>
          </table:table-cell>
          <table:table-cell table:formula="of:=RAND()" office:value-type="float" office:value="0.521957352524623">
            <text:p>0.5219573525</text:p>
          </table:table-cell>
          <table:table-cell table:formula="of:=RAND()" office:value-type="float" office:value="0.584325053496286">
            <text:p>0.5843250535</text:p>
          </table:table-cell>
          <table:table-cell table:formula="of:=RAND()" office:value-type="float" office:value="0.0994763718917966">
            <text:p>0.0994763719</text:p>
          </table:table-cell>
          <table:table-cell table:formula="of:=RAND()" office:value-type="float" office:value="0.100080040050671">
            <text:p>0.1000800401</text:p>
          </table:table-cell>
          <table:table-cell table:formula="of:=RAND()" office:value-type="float" office:value="0.762611204991117">
            <text:p>0.762611205</text:p>
          </table:table-cell>
          <table:table-cell table:formula="of:=RAND()" office:value-type="float" office:value="0.307688201777637">
            <text:p>0.3076882018</text:p>
          </table:table-cell>
          <table:table-cell table:formula="of:=RAND()" office:value-type="float" office:value="0.646202757256106">
            <text:p>0.6462027573</text:p>
          </table:table-cell>
          <table:table-cell table:formula="of:=RAND()" office:value-type="float" office:value="0.889408617978916">
            <text:p>0.889408618</text:p>
          </table:table-cell>
          <table:table-cell table:formula="of:=RAND()" office:value-type="float" office:value="0.67863625776954">
            <text:p>0.6786362578</text:p>
          </table:table-cell>
          <table:table-cell table:formula="of:=RAND()" office:value-type="float" office:value="0.771641868632287">
            <text:p>0.7716418686</text:p>
          </table:table-cell>
          <table:table-cell table:formula="of:=SUM([.B757:.M757])-6" office:value-type="float" office:value="0.48747417726554">
            <text:p>0.4874741773</text:p>
          </table:table-cell>
          <table:table-cell table:formula="of:=[.N757]-[.$G$6]" office:value-type="float" office:value="0.500499352405313">
            <text:p>0.5004993524</text:p>
          </table:table-cell>
          <table:table-cell table:formula="of:=[.O757]*[.O757]" office:value-type="float" office:value="0.250499601758138">
            <text:p>0.2504996018</text:p>
          </table:table-cell>
        </table:table-row>
        <table:table-row table:style-name="ro1">
          <table:table-cell/>
          <table:table-cell table:formula="of:=RAND()" office:value-type="float" office:value="0.629835377912968">
            <text:p>0.6298353779</text:p>
          </table:table-cell>
          <table:table-cell table:formula="of:=RAND()" office:value-type="float" office:value="0.574475945206359">
            <text:p>0.5744759452</text:p>
          </table:table-cell>
          <table:table-cell table:formula="of:=RAND()" office:value-type="float" office:value="0.680218119639903">
            <text:p>0.6802181196</text:p>
          </table:table-cell>
          <table:table-cell table:formula="of:=RAND()" office:value-type="float" office:value="0.787642750889063">
            <text:p>0.7876427509</text:p>
          </table:table-cell>
          <table:table-cell table:formula="of:=RAND()" office:value-type="float" office:value="0.528390918858349">
            <text:p>0.5283909189</text:p>
          </table:table-cell>
          <table:table-cell table:formula="of:=RAND()" office:value-type="float" office:value="0.0856779995374382">
            <text:p>0.0856779995</text:p>
          </table:table-cell>
          <table:table-cell table:formula="of:=RAND()" office:value-type="float" office:value="0.583127103047445">
            <text:p>0.583127103</text:p>
          </table:table-cell>
          <table:table-cell table:formula="of:=RAND()" office:value-type="float" office:value="0.938355604652315">
            <text:p>0.9383556047</text:p>
          </table:table-cell>
          <table:table-cell table:formula="of:=RAND()" office:value-type="float" office:value="0.266536327311769">
            <text:p>0.2665363273</text:p>
          </table:table-cell>
          <table:table-cell table:formula="of:=RAND()" office:value-type="float" office:value="0.586199615849182">
            <text:p>0.5861996158</text:p>
          </table:table-cell>
          <table:table-cell table:formula="of:=RAND()" office:value-type="float" office:value="0.633839663118124">
            <text:p>0.6338396631</text:p>
          </table:table-cell>
          <table:table-cell table:formula="of:=RAND()" office:value-type="float" office:value="0.551438876660541">
            <text:p>0.5514388767</text:p>
          </table:table-cell>
          <table:table-cell table:formula="of:=SUM([.B758:.M758])-6" office:value-type="float" office:value="0.845738302683458">
            <text:p>0.8457383027</text:p>
          </table:table-cell>
          <table:table-cell table:formula="of:=[.N758]-[.$G$6]" office:value-type="float" office:value="0.858763477823231">
            <text:p>0.8587634778</text:p>
          </table:table-cell>
          <table:table-cell table:formula="of:=[.O758]*[.O758]" office:value-type="float" office:value="0.737474710843052">
            <text:p>0.7374747108</text:p>
          </table:table-cell>
        </table:table-row>
        <table:table-row table:style-name="ro1">
          <table:table-cell/>
          <table:table-cell table:formula="of:=RAND()" office:value-type="float" office:value="0.717587987193838">
            <text:p>0.7175879872</text:p>
          </table:table-cell>
          <table:table-cell table:formula="of:=RAND()" office:value-type="float" office:value="0.67284214287065">
            <text:p>0.6728421429</text:p>
          </table:table-cell>
          <table:table-cell table:formula="of:=RAND()" office:value-type="float" office:value="0.561361385975033">
            <text:p>0.561361386</text:p>
          </table:table-cell>
          <table:table-cell table:formula="of:=RAND()" office:value-type="float" office:value="0.831910627195612">
            <text:p>0.8319106272</text:p>
          </table:table-cell>
          <table:table-cell table:formula="of:=RAND()" office:value-type="float" office:value="0.961641302565113">
            <text:p>0.9616413026</text:p>
          </table:table-cell>
          <table:table-cell table:formula="of:=RAND()" office:value-type="float" office:value="0.0375836631283164">
            <text:p>0.0375836631</text:p>
          </table:table-cell>
          <table:table-cell table:formula="of:=RAND()" office:value-type="float" office:value="0.728569376049563">
            <text:p>0.728569376</text:p>
          </table:table-cell>
          <table:table-cell table:formula="of:=RAND()" office:value-type="float" office:value="0.92525173490867">
            <text:p>0.9252517349</text:p>
          </table:table-cell>
          <table:table-cell table:formula="of:=RAND()" office:value-type="float" office:value="0.783515861956403">
            <text:p>0.783515862</text:p>
          </table:table-cell>
          <table:table-cell table:formula="of:=RAND()" office:value-type="float" office:value="0.0160068336408585">
            <text:p>0.0160068336</text:p>
          </table:table-cell>
          <table:table-cell table:formula="of:=RAND()" office:value-type="float" office:value="0.533836834132671">
            <text:p>0.5338368341</text:p>
          </table:table-cell>
          <table:table-cell table:formula="of:=RAND()" office:value-type="float" office:value="0.794669179944322">
            <text:p>0.7946691799</text:p>
          </table:table-cell>
          <table:table-cell table:formula="of:=SUM([.B759:.M759])-6" office:value-type="float" office:value="1.56477692956105">
            <text:p>1.5647769296</text:p>
          </table:table-cell>
          <table:table-cell table:formula="of:=[.N759]-[.$G$6]" office:value-type="float" office:value="1.57780210470082">
            <text:p>1.5778021047</text:p>
          </table:table-cell>
          <table:table-cell table:formula="of:=[.O759]*[.O759]" office:value-type="float" office:value="2.48945948159834">
            <text:p>2.4894594816</text:p>
          </table:table-cell>
        </table:table-row>
        <table:table-row table:style-name="ro1">
          <table:table-cell/>
          <table:table-cell table:formula="of:=RAND()" office:value-type="float" office:value="0.925394969061017">
            <text:p>0.9253949691</text:p>
          </table:table-cell>
          <table:table-cell table:formula="of:=RAND()" office:value-type="float" office:value="0.89183593983762">
            <text:p>0.8918359398</text:p>
          </table:table-cell>
          <table:table-cell table:formula="of:=RAND()" office:value-type="float" office:value="0.874108958756551">
            <text:p>0.8741089588</text:p>
          </table:table-cell>
          <table:table-cell table:formula="of:=RAND()" office:value-type="float" office:value="0.92740345117636">
            <text:p>0.9274034512</text:p>
          </table:table-cell>
          <table:table-cell table:formula="of:=RAND()" office:value-type="float" office:value="0.828851717757061">
            <text:p>0.8288517178</text:p>
          </table:table-cell>
          <table:table-cell table:formula="of:=RAND()" office:value-type="float" office:value="0.740790811600164">
            <text:p>0.7407908116</text:p>
          </table:table-cell>
          <table:table-cell table:formula="of:=RAND()" office:value-type="float" office:value="0.628471736330539">
            <text:p>0.6284717363</text:p>
          </table:table-cell>
          <table:table-cell table:formula="of:=RAND()" office:value-type="float" office:value="0.801061496837065">
            <text:p>0.8010614968</text:p>
          </table:table-cell>
          <table:table-cell table:formula="of:=RAND()" office:value-type="float" office:value="0.256656629731879">
            <text:p>0.2566566297</text:p>
          </table:table-cell>
          <table:table-cell table:formula="of:=RAND()" office:value-type="float" office:value="0.776170363184065">
            <text:p>0.7761703632</text:p>
          </table:table-cell>
          <table:table-cell table:formula="of:=RAND()" office:value-type="float" office:value="0.665465042227879">
            <text:p>0.6654650422</text:p>
          </table:table-cell>
          <table:table-cell table:formula="of:=RAND()" office:value-type="float" office:value="0.379972207127139">
            <text:p>0.3799722071</text:p>
          </table:table-cell>
          <table:table-cell table:formula="of:=SUM([.B760:.M760])-6" office:value-type="float" office:value="2.69618332362734">
            <text:p>2.6961833236</text:p>
          </table:table-cell>
          <table:table-cell table:formula="of:=[.N760]-[.$G$6]" office:value-type="float" office:value="2.70920849876711">
            <text:p>2.7092084988</text:p>
          </table:table-cell>
          <table:table-cell table:formula="of:=[.O760]*[.O760]" office:value-type="float" office:value="7.33981068979195">
            <text:p>7.3398106898</text:p>
          </table:table-cell>
        </table:table-row>
        <table:table-row table:style-name="ro1">
          <table:table-cell/>
          <table:table-cell table:formula="of:=RAND()" office:value-type="float" office:value="0.611858357442543">
            <text:p>0.6118583574</text:p>
          </table:table-cell>
          <table:table-cell table:formula="of:=RAND()" office:value-type="float" office:value="0.218200106406584">
            <text:p>0.2182001064</text:p>
          </table:table-cell>
          <table:table-cell table:formula="of:=RAND()" office:value-type="float" office:value="0.847832665313035">
            <text:p>0.8478326653</text:p>
          </table:table-cell>
          <table:table-cell table:formula="of:=RAND()" office:value-type="float" office:value="0.3862633863464">
            <text:p>0.3862633863</text:p>
          </table:table-cell>
          <table:table-cell table:formula="of:=RAND()" office:value-type="float" office:value="0.620542761171237">
            <text:p>0.6205427612</text:p>
          </table:table-cell>
          <table:table-cell table:formula="of:=RAND()" office:value-type="float" office:value="0.129166668979451">
            <text:p>0.129166669</text:p>
          </table:table-cell>
          <table:table-cell table:formula="of:=RAND()" office:value-type="float" office:value="0.803373236441985">
            <text:p>0.8033732364</text:p>
          </table:table-cell>
          <table:table-cell table:formula="of:=RAND()" office:value-type="float" office:value="0.125170156825334">
            <text:p>0.1251701568</text:p>
          </table:table-cell>
          <table:table-cell table:formula="of:=RAND()" office:value-type="float" office:value="0.0192280614282936">
            <text:p>0.0192280614</text:p>
          </table:table-cell>
          <table:table-cell table:formula="of:=RAND()" office:value-type="float" office:value="0.487668132176623">
            <text:p>0.4876681322</text:p>
          </table:table-cell>
          <table:table-cell table:formula="of:=RAND()" office:value-type="float" office:value="0.975531864678487">
            <text:p>0.9755318647</text:p>
          </table:table-cell>
          <table:table-cell table:formula="of:=RAND()" office:value-type="float" office:value="0.577292500762269">
            <text:p>0.5772925008</text:p>
          </table:table-cell>
          <table:table-cell table:formula="of:=SUM([.B761:.M761])-6" office:value-type="float" office:value="-0.197872102027759">
            <text:p>-0.197872102</text:p>
          </table:table-cell>
          <table:table-cell table:formula="of:=[.N761]-[.$G$6]" office:value-type="float" office:value="-0.184846926887985">
            <text:p>-0.1848469269</text:p>
          </table:table-cell>
          <table:table-cell table:formula="of:=[.O761]*[.O761]" office:value-type="float" office:value="0.0341683863799322">
            <text:p>0.0341683864</text:p>
          </table:table-cell>
        </table:table-row>
        <table:table-row table:style-name="ro1">
          <table:table-cell/>
          <table:table-cell table:formula="of:=RAND()" office:value-type="float" office:value="0.0861784969456494">
            <text:p>0.0861784969</text:p>
          </table:table-cell>
          <table:table-cell table:formula="of:=RAND()" office:value-type="float" office:value="0.995907818200067">
            <text:p>0.9959078182</text:p>
          </table:table-cell>
          <table:table-cell table:formula="of:=RAND()" office:value-type="float" office:value="0.947765825083479">
            <text:p>0.9477658251</text:p>
          </table:table-cell>
          <table:table-cell table:formula="of:=RAND()" office:value-type="float" office:value="0.820921197533608">
            <text:p>0.8209211975</text:p>
          </table:table-cell>
          <table:table-cell table:formula="of:=RAND()" office:value-type="float" office:value="0.29240726865828">
            <text:p>0.2924072687</text:p>
          </table:table-cell>
          <table:table-cell table:formula="of:=RAND()" office:value-type="float" office:value="0.360024424502626">
            <text:p>0.3600244245</text:p>
          </table:table-cell>
          <table:table-cell table:formula="of:=RAND()" office:value-type="float" office:value="0.787865721154958">
            <text:p>0.7878657212</text:p>
          </table:table-cell>
          <table:table-cell table:formula="of:=RAND()" office:value-type="float" office:value="0.749076113570482">
            <text:p>0.7490761136</text:p>
          </table:table-cell>
          <table:table-cell table:formula="of:=RAND()" office:value-type="float" office:value="0.952669916674495">
            <text:p>0.9526699167</text:p>
          </table:table-cell>
          <table:table-cell table:formula="of:=RAND()" office:value-type="float" office:value="0.475700587732717">
            <text:p>0.4757005877</text:p>
          </table:table-cell>
          <table:table-cell table:formula="of:=RAND()" office:value-type="float" office:value="0.895090117119253">
            <text:p>0.8950901171</text:p>
          </table:table-cell>
          <table:table-cell table:formula="of:=RAND()" office:value-type="float" office:value="0.351374953519553">
            <text:p>0.3513749535</text:p>
          </table:table-cell>
          <table:table-cell table:formula="of:=SUM([.B762:.M762])-6" office:value-type="float" office:value="1.71498244069517">
            <text:p>1.7149824407</text:p>
          </table:table-cell>
          <table:table-cell table:formula="of:=[.N762]-[.$G$6]" office:value-type="float" office:value="1.72800761583494">
            <text:p>1.7280076158</text:p>
          </table:table-cell>
          <table:table-cell table:formula="of:=[.O762]*[.O762]" office:value-type="float" office:value="2.98601032038355">
            <text:p>2.9860103204</text:p>
          </table:table-cell>
        </table:table-row>
        <table:table-row table:style-name="ro1">
          <table:table-cell/>
          <table:table-cell table:formula="of:=RAND()" office:value-type="float" office:value="0.730881138006225">
            <text:p>0.730881138</text:p>
          </table:table-cell>
          <table:table-cell table:formula="of:=RAND()" office:value-type="float" office:value="0.350090824067593">
            <text:p>0.3500908241</text:p>
          </table:table-cell>
          <table:table-cell table:formula="of:=RAND()" office:value-type="float" office:value="0.452393207000569">
            <text:p>0.452393207</text:p>
          </table:table-cell>
          <table:table-cell table:formula="of:=RAND()" office:value-type="float" office:value="0.61541827977635">
            <text:p>0.6154182798</text:p>
          </table:table-cell>
          <table:table-cell table:formula="of:=RAND()" office:value-type="float" office:value="0.825450598960742">
            <text:p>0.825450599</text:p>
          </table:table-cell>
          <table:table-cell table:formula="of:=RAND()" office:value-type="float" office:value="0.311700908467174">
            <text:p>0.3117009085</text:p>
          </table:table-cell>
          <table:table-cell table:formula="of:=RAND()" office:value-type="float" office:value="0.554435021709651">
            <text:p>0.5544350217</text:p>
          </table:table-cell>
          <table:table-cell table:formula="of:=RAND()" office:value-type="float" office:value="0.371541033266112">
            <text:p>0.3715410333</text:p>
          </table:table-cell>
          <table:table-cell table:formula="of:=RAND()" office:value-type="float" office:value="0.0185355599969625">
            <text:p>0.01853556</text:p>
          </table:table-cell>
          <table:table-cell table:formula="of:=RAND()" office:value-type="float" office:value="0.738732283003628">
            <text:p>0.738732283</text:p>
          </table:table-cell>
          <table:table-cell table:formula="of:=RAND()" office:value-type="float" office:value="0.70921742846258">
            <text:p>0.7092174285</text:p>
          </table:table-cell>
          <table:table-cell table:formula="of:=RAND()" office:value-type="float" office:value="0.357515587005764">
            <text:p>0.357515587</text:p>
          </table:table-cell>
          <table:table-cell table:formula="of:=SUM([.B763:.M763])-6" office:value-type="float" office:value="0.0359118697233498">
            <text:p>0.0359118697</text:p>
          </table:table-cell>
          <table:table-cell table:formula="of:=[.N763]-[.$G$6]" office:value-type="float" office:value="0.0489370448631234">
            <text:p>0.0489370449</text:p>
          </table:table-cell>
          <table:table-cell table:formula="of:=[.O763]*[.O763]" office:value-type="float" office:value="0.00239483435993536">
            <text:p>0.0023948344</text:p>
          </table:table-cell>
        </table:table-row>
        <table:table-row table:style-name="ro1">
          <table:table-cell/>
          <table:table-cell table:formula="of:=RAND()" office:value-type="float" office:value="0.592339032096788">
            <text:p>0.5923390321</text:p>
          </table:table-cell>
          <table:table-cell table:formula="of:=RAND()" office:value-type="float" office:value="0.379084957763553">
            <text:p>0.3790849578</text:p>
          </table:table-cell>
          <table:table-cell table:formula="of:=RAND()" office:value-type="float" office:value="0.329055124893785">
            <text:p>0.3290551249</text:p>
          </table:table-cell>
          <table:table-cell table:formula="of:=RAND()" office:value-type="float" office:value="0.075840677600354">
            <text:p>0.0758406776</text:p>
          </table:table-cell>
          <table:table-cell table:formula="of:=RAND()" office:value-type="float" office:value="0.0592633041087538">
            <text:p>0.0592633041</text:p>
          </table:table-cell>
          <table:table-cell table:formula="of:=RAND()" office:value-type="float" office:value="0.00767649128101766">
            <text:p>0.0076764913</text:p>
          </table:table-cell>
          <table:table-cell table:formula="of:=RAND()" office:value-type="float" office:value="0.388696023961529">
            <text:p>0.388696024</text:p>
          </table:table-cell>
          <table:table-cell table:formula="of:=RAND()" office:value-type="float" office:value="0.733399630757049">
            <text:p>0.7333996308</text:p>
          </table:table-cell>
          <table:table-cell table:formula="of:=RAND()" office:value-type="float" office:value="0.385526466416195">
            <text:p>0.3855264664</text:p>
          </table:table-cell>
          <table:table-cell table:formula="of:=RAND()" office:value-type="float" office:value="0.0816136659123004">
            <text:p>0.0816136659</text:p>
          </table:table-cell>
          <table:table-cell table:formula="of:=RAND()" office:value-type="float" office:value="0.691187109099701">
            <text:p>0.6911871091</text:p>
          </table:table-cell>
          <table:table-cell table:formula="of:=RAND()" office:value-type="float" office:value="0.598733943421394">
            <text:p>0.5987339434</text:p>
          </table:table-cell>
          <table:table-cell table:formula="of:=SUM([.B764:.M764])-6" office:value-type="float" office:value="-1.67758357268758">
            <text:p>-1.6775835727</text:p>
          </table:table-cell>
          <table:table-cell table:formula="of:=[.N764]-[.$G$6]" office:value-type="float" office:value="-1.66455839754781">
            <text:p>-1.6645583975</text:p>
          </table:table-cell>
          <table:table-cell table:formula="of:=[.O764]*[.O764]" office:value-type="float" office:value="2.77075465884692">
            <text:p>2.7707546588</text:p>
          </table:table-cell>
        </table:table-row>
        <table:table-row table:style-name="ro1">
          <table:table-cell/>
          <table:table-cell table:formula="of:=RAND()" office:value-type="float" office:value="0.65125530702062">
            <text:p>0.651255307</text:p>
          </table:table-cell>
          <table:table-cell table:formula="of:=RAND()" office:value-type="float" office:value="0.486781633691862">
            <text:p>0.4867816337</text:p>
          </table:table-cell>
          <table:table-cell table:formula="of:=RAND()" office:value-type="float" office:value="0.901364309946075">
            <text:p>0.9013643099</text:p>
          </table:table-cell>
          <table:table-cell table:formula="of:=RAND()" office:value-type="float" office:value="0.759570783469826">
            <text:p>0.7595707835</text:p>
          </table:table-cell>
          <table:table-cell table:formula="of:=RAND()" office:value-type="float" office:value="0.74142009858042">
            <text:p>0.7414200986</text:p>
          </table:table-cell>
          <table:table-cell table:formula="of:=RAND()" office:value-type="float" office:value="0.459945225156844">
            <text:p>0.4599452252</text:p>
          </table:table-cell>
          <table:table-cell table:formula="of:=RAND()" office:value-type="float" office:value="0.682964617619291">
            <text:p>0.6829646176</text:p>
          </table:table-cell>
          <table:table-cell table:formula="of:=RAND()" office:value-type="float" office:value="0.980429388117045">
            <text:p>0.9804293881</text:p>
          </table:table-cell>
          <table:table-cell table:formula="of:=RAND()" office:value-type="float" office:value="0.680355003802106">
            <text:p>0.6803550038</text:p>
          </table:table-cell>
          <table:table-cell table:formula="of:=RAND()" office:value-type="float" office:value="0.397585072088987">
            <text:p>0.3975850721</text:p>
          </table:table-cell>
          <table:table-cell table:formula="of:=RAND()" office:value-type="float" office:value="0.296059886226431">
            <text:p>0.2960598862</text:p>
          </table:table-cell>
          <table:table-cell table:formula="of:=RAND()" office:value-type="float" office:value="0.0735412372741848">
            <text:p>0.0735412373</text:p>
          </table:table-cell>
          <table:table-cell table:formula="of:=SUM([.B765:.M765])-6" office:value-type="float" office:value="1.11127256299369">
            <text:p>1.111272563</text:p>
          </table:table-cell>
          <table:table-cell table:formula="of:=[.N765]-[.$G$6]" office:value-type="float" office:value="1.12429773813346">
            <text:p>1.1242977381</text:p>
          </table:table-cell>
          <table:table-cell table:formula="of:=[.O765]*[.O765]" office:value-type="float" office:value="1.26404540397202">
            <text:p>1.264045404</text:p>
          </table:table-cell>
        </table:table-row>
        <table:table-row table:style-name="ro1">
          <table:table-cell/>
          <table:table-cell table:formula="of:=RAND()" office:value-type="float" office:value="0.369255338562652">
            <text:p>0.3692553386</text:p>
          </table:table-cell>
          <table:table-cell table:formula="of:=RAND()" office:value-type="float" office:value="0.88346352102235">
            <text:p>0.883463521</text:p>
          </table:table-cell>
          <table:table-cell table:formula="of:=RAND()" office:value-type="float" office:value="0.483759795315564">
            <text:p>0.4837597953</text:p>
          </table:table-cell>
          <table:table-cell table:formula="of:=RAND()" office:value-type="float" office:value="0.333817556267604">
            <text:p>0.3338175563</text:p>
          </table:table-cell>
          <table:table-cell table:formula="of:=RAND()" office:value-type="float" office:value="0.430593301542103">
            <text:p>0.4305933015</text:p>
          </table:table-cell>
          <table:table-cell table:formula="of:=RAND()" office:value-type="float" office:value="0.699341553496197">
            <text:p>0.6993415535</text:p>
          </table:table-cell>
          <table:table-cell table:formula="of:=RAND()" office:value-type="float" office:value="0.856857452075928">
            <text:p>0.8568574521</text:p>
          </table:table-cell>
          <table:table-cell table:formula="of:=RAND()" office:value-type="float" office:value="0.264145956374705">
            <text:p>0.2641459564</text:p>
          </table:table-cell>
          <table:table-cell table:formula="of:=RAND()" office:value-type="float" office:value="0.103096873266622">
            <text:p>0.1030968733</text:p>
          </table:table-cell>
          <table:table-cell table:formula="of:=RAND()" office:value-type="float" office:value="0.749962144996971">
            <text:p>0.749962145</text:p>
          </table:table-cell>
          <table:table-cell table:formula="of:=RAND()" office:value-type="float" office:value="0.0944421987514943">
            <text:p>0.0944421988</text:p>
          </table:table-cell>
          <table:table-cell table:formula="of:=RAND()" office:value-type="float" office:value="0.770115573424846">
            <text:p>0.7701155734</text:p>
          </table:table-cell>
          <table:table-cell table:formula="of:=SUM([.B766:.M766])-6" office:value-type="float" office:value="0.038851265097037">
            <text:p>0.0388512651</text:p>
          </table:table-cell>
          <table:table-cell table:formula="of:=[.N766]-[.$G$6]" office:value-type="float" office:value="0.0518764402368106">
            <text:p>0.0518764402</text:p>
          </table:table-cell>
          <table:table-cell table:formula="of:=[.O766]*[.O766]" office:value-type="float" office:value="0.00269116505164338">
            <text:p>0.0026911651</text:p>
          </table:table-cell>
        </table:table-row>
        <table:table-row table:style-name="ro1">
          <table:table-cell/>
          <table:table-cell table:formula="of:=RAND()" office:value-type="float" office:value="0.917082850588486">
            <text:p>0.9170828506</text:p>
          </table:table-cell>
          <table:table-cell table:formula="of:=RAND()" office:value-type="float" office:value="0.552591759478673">
            <text:p>0.5525917595</text:p>
          </table:table-cell>
          <table:table-cell table:formula="of:=RAND()" office:value-type="float" office:value="0.761778315063566">
            <text:p>0.7617783151</text:p>
          </table:table-cell>
          <table:table-cell table:formula="of:=RAND()" office:value-type="float" office:value="0.0492698668967932">
            <text:p>0.0492698669</text:p>
          </table:table-cell>
          <table:table-cell table:formula="of:=RAND()" office:value-type="float" office:value="0.926764610921964">
            <text:p>0.9267646109</text:p>
          </table:table-cell>
          <table:table-cell table:formula="of:=RAND()" office:value-type="float" office:value="0.957542125834152">
            <text:p>0.9575421258</text:p>
          </table:table-cell>
          <table:table-cell table:formula="of:=RAND()" office:value-type="float" office:value="0.977633025264367">
            <text:p>0.9776330253</text:p>
          </table:table-cell>
          <table:table-cell table:formula="of:=RAND()" office:value-type="float" office:value="0.237957950681448">
            <text:p>0.2379579507</text:p>
          </table:table-cell>
          <table:table-cell table:formula="of:=RAND()" office:value-type="float" office:value="0.162276038667187">
            <text:p>0.1622760387</text:p>
          </table:table-cell>
          <table:table-cell table:formula="of:=RAND()" office:value-type="float" office:value="0.32604779000394">
            <text:p>0.32604779</text:p>
          </table:table-cell>
          <table:table-cell table:formula="of:=RAND()" office:value-type="float" office:value="0.254850355442613">
            <text:p>0.2548503554</text:p>
          </table:table-cell>
          <table:table-cell table:formula="of:=RAND()" office:value-type="float" office:value="0.754422307945788">
            <text:p>0.7544223079</text:p>
          </table:table-cell>
          <table:table-cell table:formula="of:=SUM([.B767:.M767])-6" office:value-type="float" office:value="0.878216996788979">
            <text:p>0.8782169968</text:p>
          </table:table-cell>
          <table:table-cell table:formula="of:=[.N767]-[.$G$6]" office:value-type="float" office:value="0.891242171928752">
            <text:p>0.8912421719</text:p>
          </table:table-cell>
          <table:table-cell table:formula="of:=[.O767]*[.O767]" office:value-type="float" office:value="0.794312609024279">
            <text:p>0.794312609</text:p>
          </table:table-cell>
        </table:table-row>
        <table:table-row table:style-name="ro1">
          <table:table-cell/>
          <table:table-cell table:formula="of:=RAND()" office:value-type="float" office:value="0.134408659534529">
            <text:p>0.1344086595</text:p>
          </table:table-cell>
          <table:table-cell table:formula="of:=RAND()" office:value-type="float" office:value="0.176176768029109">
            <text:p>0.176176768</text:p>
          </table:table-cell>
          <table:table-cell table:formula="of:=RAND()" office:value-type="float" office:value="0.515086165396497">
            <text:p>0.5150861654</text:p>
          </table:table-cell>
          <table:table-cell table:formula="of:=RAND()" office:value-type="float" office:value="0.314218681771308">
            <text:p>0.3142186818</text:p>
          </table:table-cell>
          <table:table-cell table:formula="of:=RAND()" office:value-type="float" office:value="0.791619263123721">
            <text:p>0.7916192631</text:p>
          </table:table-cell>
          <table:table-cell table:formula="of:=RAND()" office:value-type="float" office:value="0.926024552201852">
            <text:p>0.9260245522</text:p>
          </table:table-cell>
          <table:table-cell table:formula="of:=RAND()" office:value-type="float" office:value="0.742485537892208">
            <text:p>0.7424855379</text:p>
          </table:table-cell>
          <table:table-cell table:formula="of:=RAND()" office:value-type="float" office:value="0.783997399033979">
            <text:p>0.783997399</text:p>
          </table:table-cell>
          <table:table-cell table:formula="of:=RAND()" office:value-type="float" office:value="0.110815940657631">
            <text:p>0.1108159407</text:p>
          </table:table-cell>
          <table:table-cell table:formula="of:=RAND()" office:value-type="float" office:value="0.386253981152549">
            <text:p>0.3862539812</text:p>
          </table:table-cell>
          <table:table-cell table:formula="of:=RAND()" office:value-type="float" office:value="0.991162662860006">
            <text:p>0.9911626629</text:p>
          </table:table-cell>
          <table:table-cell table:formula="of:=RAND()" office:value-type="float" office:value="0.0475983575452119">
            <text:p>0.0475983575</text:p>
          </table:table-cell>
          <table:table-cell table:formula="of:=SUM([.B768:.M768])-6" office:value-type="float" office:value="-0.0801520308014005">
            <text:p>-0.0801520308</text:p>
          </table:table-cell>
          <table:table-cell table:formula="of:=[.N768]-[.$G$6]" office:value-type="float" office:value="-0.0671268556616269">
            <text:p>-0.0671268557</text:p>
          </table:table-cell>
          <table:table-cell table:formula="of:=[.O768]*[.O768]" office:value-type="float" office:value="0.00450601475101689">
            <text:p>0.0045060148</text:p>
          </table:table-cell>
        </table:table-row>
        <table:table-row table:style-name="ro1">
          <table:table-cell/>
          <table:table-cell table:formula="of:=RAND()" office:value-type="float" office:value="0.553369706030935">
            <text:p>0.553369706</text:p>
          </table:table-cell>
          <table:table-cell table:formula="of:=RAND()" office:value-type="float" office:value="0.165753330336884">
            <text:p>0.1657533303</text:p>
          </table:table-cell>
          <table:table-cell table:formula="of:=RAND()" office:value-type="float" office:value="0.506596012739465">
            <text:p>0.5065960127</text:p>
          </table:table-cell>
          <table:table-cell table:formula="of:=RAND()" office:value-type="float" office:value="0.0764740866143256">
            <text:p>0.0764740866</text:p>
          </table:table-cell>
          <table:table-cell table:formula="of:=RAND()" office:value-type="float" office:value="0.898999817669392">
            <text:p>0.8989998177</text:p>
          </table:table-cell>
          <table:table-cell table:formula="of:=RAND()" office:value-type="float" office:value="0.619120165007189">
            <text:p>0.619120165</text:p>
          </table:table-cell>
          <table:table-cell table:formula="of:=RAND()" office:value-type="float" office:value="0.42624856880866">
            <text:p>0.4262485688</text:p>
          </table:table-cell>
          <table:table-cell table:formula="of:=RAND()" office:value-type="float" office:value="0.477536430815235">
            <text:p>0.4775364308</text:p>
          </table:table-cell>
          <table:table-cell table:formula="of:=RAND()" office:value-type="float" office:value="0.787131441058591">
            <text:p>0.7871314411</text:p>
          </table:table-cell>
          <table:table-cell table:formula="of:=RAND()" office:value-type="float" office:value="0.947488864418119">
            <text:p>0.9474888644</text:p>
          </table:table-cell>
          <table:table-cell table:formula="of:=RAND()" office:value-type="float" office:value="0.661748404381797">
            <text:p>0.6617484044</text:p>
          </table:table-cell>
          <table:table-cell table:formula="of:=RAND()" office:value-type="float" office:value="0.698462503263727">
            <text:p>0.6984625033</text:p>
          </table:table-cell>
          <table:table-cell table:formula="of:=SUM([.B769:.M769])-6" office:value-type="float" office:value="0.818929331144318">
            <text:p>0.8189293311</text:p>
          </table:table-cell>
          <table:table-cell table:formula="of:=[.N769]-[.$G$6]" office:value-type="float" office:value="0.831954506284092">
            <text:p>0.8319545063</text:p>
          </table:table-cell>
          <table:table-cell table:formula="of:=[.O769]*[.O769]" office:value-type="float" office:value="0.692148300526407">
            <text:p>0.6921483005</text:p>
          </table:table-cell>
        </table:table-row>
        <table:table-row table:style-name="ro1">
          <table:table-cell/>
          <table:table-cell table:formula="of:=RAND()" office:value-type="float" office:value="0.613688479643315">
            <text:p>0.6136884796</text:p>
          </table:table-cell>
          <table:table-cell table:formula="of:=RAND()" office:value-type="float" office:value="0.539337514201179">
            <text:p>0.5393375142</text:p>
          </table:table-cell>
          <table:table-cell table:formula="of:=RAND()" office:value-type="float" office:value="0.347813638160005">
            <text:p>0.3478136382</text:p>
          </table:table-cell>
          <table:table-cell table:formula="of:=RAND()" office:value-type="float" office:value="0.425112583907321">
            <text:p>0.4251125839</text:p>
          </table:table-cell>
          <table:table-cell table:formula="of:=RAND()" office:value-type="float" office:value="0.0489088559988886">
            <text:p>0.048908856</text:p>
          </table:table-cell>
          <table:table-cell table:formula="of:=RAND()" office:value-type="float" office:value="0.498349768575281">
            <text:p>0.4983497686</text:p>
          </table:table-cell>
          <table:table-cell table:formula="of:=RAND()" office:value-type="float" office:value="0.546038877218962">
            <text:p>0.5460388772</text:p>
          </table:table-cell>
          <table:table-cell table:formula="of:=RAND()" office:value-type="float" office:value="0.969266634900123">
            <text:p>0.9692666349</text:p>
          </table:table-cell>
          <table:table-cell table:formula="of:=RAND()" office:value-type="float" office:value="0.249290506122634">
            <text:p>0.2492905061</text:p>
          </table:table-cell>
          <table:table-cell table:formula="of:=RAND()" office:value-type="float" office:value="0.233497856650501">
            <text:p>0.2334978567</text:p>
          </table:table-cell>
          <table:table-cell table:formula="of:=RAND()" office:value-type="float" office:value="0.244475965388119">
            <text:p>0.2444759654</text:p>
          </table:table-cell>
          <table:table-cell table:formula="of:=RAND()" office:value-type="float" office:value="0.492006347049028">
            <text:p>0.492006347</text:p>
          </table:table-cell>
          <table:table-cell table:formula="of:=SUM([.B770:.M770])-6" office:value-type="float" office:value="-0.792212972184643">
            <text:p>-0.7922129722</text:p>
          </table:table-cell>
          <table:table-cell table:formula="of:=[.N770]-[.$G$6]" office:value-type="float" office:value="-0.77918779704487">
            <text:p>-0.779187797</text:p>
          </table:table-cell>
          <table:table-cell table:formula="of:=[.O770]*[.O770]" office:value-type="float" office:value="0.607133623063637">
            <text:p>0.6071336231</text:p>
          </table:table-cell>
        </table:table-row>
        <table:table-row table:style-name="ro1">
          <table:table-cell/>
          <table:table-cell table:formula="of:=RAND()" office:value-type="float" office:value="0.299308104207739">
            <text:p>0.2993081042</text:p>
          </table:table-cell>
          <table:table-cell table:formula="of:=RAND()" office:value-type="float" office:value="0.663594380719587">
            <text:p>0.6635943807</text:p>
          </table:table-cell>
          <table:table-cell table:formula="of:=RAND()" office:value-type="float" office:value="0.866930610733107">
            <text:p>0.8669306107</text:p>
          </table:table-cell>
          <table:table-cell table:formula="of:=RAND()" office:value-type="float" office:value="0.866372352000326">
            <text:p>0.866372352</text:p>
          </table:table-cell>
          <table:table-cell table:formula="of:=RAND()" office:value-type="float" office:value="0.784722195705399">
            <text:p>0.7847221957</text:p>
          </table:table-cell>
          <table:table-cell table:formula="of:=RAND()" office:value-type="float" office:value="0.617396621033549">
            <text:p>0.617396621</text:p>
          </table:table-cell>
          <table:table-cell table:formula="of:=RAND()" office:value-type="float" office:value="0.165019888430834">
            <text:p>0.1650198884</text:p>
          </table:table-cell>
          <table:table-cell table:formula="of:=RAND()" office:value-type="float" office:value="0.752731297165155">
            <text:p>0.7527312972</text:p>
          </table:table-cell>
          <table:table-cell table:formula="of:=RAND()" office:value-type="float" office:value="0.314979861024767">
            <text:p>0.314979861</text:p>
          </table:table-cell>
          <table:table-cell table:formula="of:=RAND()" office:value-type="float" office:value="0.271217756904662">
            <text:p>0.2712177569</text:p>
          </table:table-cell>
          <table:table-cell table:formula="of:=RAND()" office:value-type="float" office:value="0.495076373917982">
            <text:p>0.4950763739</text:p>
          </table:table-cell>
          <table:table-cell table:formula="of:=RAND()" office:value-type="float" office:value="0.77820457960479">
            <text:p>0.7782045796</text:p>
          </table:table-cell>
          <table:table-cell table:formula="of:=SUM([.B771:.M771])-6" office:value-type="float" office:value="0.875554021447897">
            <text:p>0.8755540214</text:p>
          </table:table-cell>
          <table:table-cell table:formula="of:=[.N771]-[.$G$6]" office:value-type="float" office:value="0.888579196587671">
            <text:p>0.8885791966</text:p>
          </table:table-cell>
          <table:table-cell table:formula="of:=[.O771]*[.O771]" office:value-type="float" office:value="0.78957298860839">
            <text:p>0.7895729886</text:p>
          </table:table-cell>
        </table:table-row>
        <table:table-row table:style-name="ro1">
          <table:table-cell/>
          <table:table-cell table:formula="of:=RAND()" office:value-type="float" office:value="0.835462773218751">
            <text:p>0.8354627732</text:p>
          </table:table-cell>
          <table:table-cell table:formula="of:=RAND()" office:value-type="float" office:value="0.304778434801847">
            <text:p>0.3047784348</text:p>
          </table:table-cell>
          <table:table-cell table:formula="of:=RAND()" office:value-type="float" office:value="0.0419097356498241">
            <text:p>0.0419097356</text:p>
          </table:table-cell>
          <table:table-cell table:formula="of:=RAND()" office:value-type="float" office:value="0.481824148679152">
            <text:p>0.4818241487</text:p>
          </table:table-cell>
          <table:table-cell table:formula="of:=RAND()" office:value-type="float" office:value="0.421724868472666">
            <text:p>0.4217248685</text:p>
          </table:table-cell>
          <table:table-cell table:formula="of:=RAND()" office:value-type="float" office:value="0.412127679679543">
            <text:p>0.4121276797</text:p>
          </table:table-cell>
          <table:table-cell table:formula="of:=RAND()" office:value-type="float" office:value="0.592460725223646">
            <text:p>0.5924607252</text:p>
          </table:table-cell>
          <table:table-cell table:formula="of:=RAND()" office:value-type="float" office:value="0.138346284627914">
            <text:p>0.1383462846</text:p>
          </table:table-cell>
          <table:table-cell table:formula="of:=RAND()" office:value-type="float" office:value="0.350367850856856">
            <text:p>0.3503678509</text:p>
          </table:table-cell>
          <table:table-cell table:formula="of:=RAND()" office:value-type="float" office:value="0.275224630953744">
            <text:p>0.275224631</text:p>
          </table:table-cell>
          <table:table-cell table:formula="of:=RAND()" office:value-type="float" office:value="0.995572966057807">
            <text:p>0.9955729661</text:p>
          </table:table-cell>
          <table:table-cell table:formula="of:=RAND()" office:value-type="float" office:value="0.642786622047424">
            <text:p>0.642786622</text:p>
          </table:table-cell>
          <table:table-cell table:formula="of:=SUM([.B772:.M772])-6" office:value-type="float" office:value="-0.507413279730827">
            <text:p>-0.5074132797</text:p>
          </table:table-cell>
          <table:table-cell table:formula="of:=[.N772]-[.$G$6]" office:value-type="float" office:value="-0.494388104591053">
            <text:p>-0.4943881046</text:p>
          </table:table-cell>
          <table:table-cell table:formula="of:=[.O772]*[.O772]" office:value-type="float" office:value="0.244419597961134">
            <text:p>0.244419598</text:p>
          </table:table-cell>
        </table:table-row>
        <table:table-row table:style-name="ro1">
          <table:table-cell/>
          <table:table-cell table:formula="of:=RAND()" office:value-type="float" office:value="0.410472185816616">
            <text:p>0.4104721858</text:p>
          </table:table-cell>
          <table:table-cell table:formula="of:=RAND()" office:value-type="float" office:value="0.22531683021225">
            <text:p>0.2253168302</text:p>
          </table:table-cell>
          <table:table-cell table:formula="of:=RAND()" office:value-type="float" office:value="0.916460148524493">
            <text:p>0.9164601485</text:p>
          </table:table-cell>
          <table:table-cell table:formula="of:=RAND()" office:value-type="float" office:value="0.639065239811316">
            <text:p>0.6390652398</text:p>
          </table:table-cell>
          <table:table-cell table:formula="of:=RAND()" office:value-type="float" office:value="0.667585558025166">
            <text:p>0.667585558</text:p>
          </table:table-cell>
          <table:table-cell table:formula="of:=RAND()" office:value-type="float" office:value="0.0163502907380462">
            <text:p>0.0163502907</text:p>
          </table:table-cell>
          <table:table-cell table:formula="of:=RAND()" office:value-type="float" office:value="0.633015882689506">
            <text:p>0.6330158827</text:p>
          </table:table-cell>
          <table:table-cell table:formula="of:=RAND()" office:value-type="float" office:value="0.145662548951805">
            <text:p>0.145662549</text:p>
          </table:table-cell>
          <table:table-cell table:formula="of:=RAND()" office:value-type="float" office:value="0.350123182404786">
            <text:p>0.3501231824</text:p>
          </table:table-cell>
          <table:table-cell table:formula="of:=RAND()" office:value-type="float" office:value="0.998626264743507">
            <text:p>0.9986262647</text:p>
          </table:table-cell>
          <table:table-cell table:formula="of:=RAND()" office:value-type="float" office:value="0.515194969484583">
            <text:p>0.5151949695</text:p>
          </table:table-cell>
          <table:table-cell table:formula="of:=RAND()" office:value-type="float" office:value="0.495338601525873">
            <text:p>0.4953386015</text:p>
          </table:table-cell>
          <table:table-cell table:formula="of:=SUM([.B773:.M773])-6" office:value-type="float" office:value="0.013211702927947">
            <text:p>0.0132117029</text:p>
          </table:table-cell>
          <table:table-cell table:formula="of:=[.N773]-[.$G$6]" office:value-type="float" office:value="0.0262368780677207">
            <text:p>0.0262368781</text:p>
          </table:table-cell>
          <table:table-cell table:formula="of:=[.O773]*[.O773]" office:value-type="float" office:value="0.000688373770740443">
            <text:p>0.0006883738</text:p>
          </table:table-cell>
        </table:table-row>
        <table:table-row table:style-name="ro1">
          <table:table-cell/>
          <table:table-cell table:formula="of:=RAND()" office:value-type="float" office:value="0.97672775411047">
            <text:p>0.9767277541</text:p>
          </table:table-cell>
          <table:table-cell table:formula="of:=RAND()" office:value-type="float" office:value="0.481528753880411">
            <text:p>0.4815287539</text:p>
          </table:table-cell>
          <table:table-cell table:formula="of:=RAND()" office:value-type="float" office:value="0.29253282235004">
            <text:p>0.2925328224</text:p>
          </table:table-cell>
          <table:table-cell table:formula="of:=RAND()" office:value-type="float" office:value="0.124013948021457">
            <text:p>0.124013948</text:p>
          </table:table-cell>
          <table:table-cell table:formula="of:=RAND()" office:value-type="float" office:value="0.896368952235207">
            <text:p>0.8963689522</text:p>
          </table:table-cell>
          <table:table-cell table:formula="of:=RAND()" office:value-type="float" office:value="0.0621892644558102">
            <text:p>0.0621892645</text:p>
          </table:table-cell>
          <table:table-cell table:formula="of:=RAND()" office:value-type="float" office:value="0.442030409816653">
            <text:p>0.4420304098</text:p>
          </table:table-cell>
          <table:table-cell table:formula="of:=RAND()" office:value-type="float" office:value="0.500290217343718">
            <text:p>0.5002902173</text:p>
          </table:table-cell>
          <table:table-cell table:formula="of:=RAND()" office:value-type="float" office:value="0.893984195776284">
            <text:p>0.8939841958</text:p>
          </table:table-cell>
          <table:table-cell table:formula="of:=RAND()" office:value-type="float" office:value="0.492994247470051">
            <text:p>0.4929942475</text:p>
          </table:table-cell>
          <table:table-cell table:formula="of:=RAND()" office:value-type="float" office:value="0.753931255312637">
            <text:p>0.7539312553</text:p>
          </table:table-cell>
          <table:table-cell table:formula="of:=RAND()" office:value-type="float" office:value="0.567816063761711">
            <text:p>0.5678160638</text:p>
          </table:table-cell>
          <table:table-cell table:formula="of:=SUM([.B774:.M774])-6" office:value-type="float" office:value="0.484407884534448">
            <text:p>0.4844078845</text:p>
          </table:table-cell>
          <table:table-cell table:formula="of:=[.N774]-[.$G$6]" office:value-type="float" office:value="0.497433059674222">
            <text:p>0.4974330597</text:p>
          </table:table-cell>
          <table:table-cell table:formula="of:=[.O774]*[.O774]" office:value-type="float" office:value="0.247439648856858">
            <text:p>0.2474396489</text:p>
          </table:table-cell>
        </table:table-row>
        <table:table-row table:style-name="ro1">
          <table:table-cell/>
          <table:table-cell table:formula="of:=RAND()" office:value-type="float" office:value="0.556009143823758">
            <text:p>0.5560091438</text:p>
          </table:table-cell>
          <table:table-cell table:formula="of:=RAND()" office:value-type="float" office:value="0.201447261264548">
            <text:p>0.2014472613</text:p>
          </table:table-cell>
          <table:table-cell table:formula="of:=RAND()" office:value-type="float" office:value="0.342058456270024">
            <text:p>0.3420584563</text:p>
          </table:table-cell>
          <table:table-cell table:formula="of:=RAND()" office:value-type="float" office:value="0.568533305777237">
            <text:p>0.5685333058</text:p>
          </table:table-cell>
          <table:table-cell table:formula="of:=RAND()" office:value-type="float" office:value="0.808288751868531">
            <text:p>0.8082887519</text:p>
          </table:table-cell>
          <table:table-cell table:formula="of:=RAND()" office:value-type="float" office:value="0.511107103200629">
            <text:p>0.5111071032</text:p>
          </table:table-cell>
          <table:table-cell table:formula="of:=RAND()" office:value-type="float" office:value="0.185503454878926">
            <text:p>0.1855034549</text:p>
          </table:table-cell>
          <table:table-cell table:formula="of:=RAND()" office:value-type="float" office:value="0.524123918265104">
            <text:p>0.5241239183</text:p>
          </table:table-cell>
          <table:table-cell table:formula="of:=RAND()" office:value-type="float" office:value="0.197457869304344">
            <text:p>0.1974578693</text:p>
          </table:table-cell>
          <table:table-cell table:formula="of:=RAND()" office:value-type="float" office:value="0.622157299891114">
            <text:p>0.6221572999</text:p>
          </table:table-cell>
          <table:table-cell table:formula="of:=RAND()" office:value-type="float" office:value="0.394584615714848">
            <text:p>0.3945846157</text:p>
          </table:table-cell>
          <table:table-cell table:formula="of:=RAND()" office:value-type="float" office:value="0.542991223046556">
            <text:p>0.542991223</text:p>
          </table:table-cell>
          <table:table-cell table:formula="of:=SUM([.B775:.M775])-6" office:value-type="float" office:value="-0.54573759669438">
            <text:p>-0.5457375967</text:p>
          </table:table-cell>
          <table:table-cell table:formula="of:=[.N775]-[.$G$6]" office:value-type="float" office:value="-0.532712421554606">
            <text:p>-0.5327124216</text:p>
          </table:table-cell>
          <table:table-cell table:formula="of:=[.O775]*[.O775]" office:value-type="float" office:value="0.283782524078573">
            <text:p>0.2837825241</text:p>
          </table:table-cell>
        </table:table-row>
        <table:table-row table:style-name="ro1">
          <table:table-cell/>
          <table:table-cell table:formula="of:=RAND()" office:value-type="float" office:value="0.827171122888103">
            <text:p>0.8271711229</text:p>
          </table:table-cell>
          <table:table-cell table:formula="of:=RAND()" office:value-type="float" office:value="0.277458551106974">
            <text:p>0.2774585511</text:p>
          </table:table-cell>
          <table:table-cell table:formula="of:=RAND()" office:value-type="float" office:value="0.824047150323167">
            <text:p>0.8240471503</text:p>
          </table:table-cell>
          <table:table-cell table:formula="of:=RAND()" office:value-type="float" office:value="0.830761380726472">
            <text:p>0.8307613807</text:p>
          </table:table-cell>
          <table:table-cell table:formula="of:=RAND()" office:value-type="float" office:value="0.960165023105219">
            <text:p>0.9601650231</text:p>
          </table:table-cell>
          <table:table-cell table:formula="of:=RAND()" office:value-type="float" office:value="0.126528308726847">
            <text:p>0.1265283087</text:p>
          </table:table-cell>
          <table:table-cell table:formula="of:=RAND()" office:value-type="float" office:value="0.386243587592617">
            <text:p>0.3862435876</text:p>
          </table:table-cell>
          <table:table-cell table:formula="of:=RAND()" office:value-type="float" office:value="0.626867464976385">
            <text:p>0.626867465</text:p>
          </table:table-cell>
          <table:table-cell table:formula="of:=RAND()" office:value-type="float" office:value="0.617475485894829">
            <text:p>0.6174754859</text:p>
          </table:table-cell>
          <table:table-cell table:formula="of:=RAND()" office:value-type="float" office:value="0.125960397534072">
            <text:p>0.1259603975</text:p>
          </table:table-cell>
          <table:table-cell table:formula="of:=RAND()" office:value-type="float" office:value="0.51368370000273">
            <text:p>0.5136837</text:p>
          </table:table-cell>
          <table:table-cell table:formula="of:=RAND()" office:value-type="float" office:value="0.386454069986939">
            <text:p>0.38645407</text:p>
          </table:table-cell>
          <table:table-cell table:formula="of:=SUM([.B776:.M776])-6" office:value-type="float" office:value="0.502816242864355">
            <text:p>0.5028162429</text:p>
          </table:table-cell>
          <table:table-cell table:formula="of:=[.N776]-[.$G$6]" office:value-type="float" office:value="0.515841418004129">
            <text:p>0.515841418</text:p>
          </table:table-cell>
          <table:table-cell table:formula="of:=[.O776]*[.O776]" office:value-type="float" office:value="0.266092368528511">
            <text:p>0.2660923685</text:p>
          </table:table-cell>
        </table:table-row>
        <table:table-row table:style-name="ro1">
          <table:table-cell/>
          <table:table-cell table:formula="of:=RAND()" office:value-type="float" office:value="0.118067650590092">
            <text:p>0.1180676506</text:p>
          </table:table-cell>
          <table:table-cell table:formula="of:=RAND()" office:value-type="float" office:value="0.0738036066759378">
            <text:p>0.0738036067</text:p>
          </table:table-cell>
          <table:table-cell table:formula="of:=RAND()" office:value-type="float" office:value="0.602199319051579">
            <text:p>0.6021993191</text:p>
          </table:table-cell>
          <table:table-cell table:formula="of:=RAND()" office:value-type="float" office:value="0.419564528390765">
            <text:p>0.4195645284</text:p>
          </table:table-cell>
          <table:table-cell table:formula="of:=RAND()" office:value-type="float" office:value="0.493365009315312">
            <text:p>0.4933650093</text:p>
          </table:table-cell>
          <table:table-cell table:formula="of:=RAND()" office:value-type="float" office:value="0.484977452550083">
            <text:p>0.4849774526</text:p>
          </table:table-cell>
          <table:table-cell table:formula="of:=RAND()" office:value-type="float" office:value="0.819290692685172">
            <text:p>0.8192906927</text:p>
          </table:table-cell>
          <table:table-cell table:formula="of:=RAND()" office:value-type="float" office:value="0.0985939712263644">
            <text:p>0.0985939712</text:p>
          </table:table-cell>
          <table:table-cell table:formula="of:=RAND()" office:value-type="float" office:value="0.619215891696513">
            <text:p>0.6192158917</text:p>
          </table:table-cell>
          <table:table-cell table:formula="of:=RAND()" office:value-type="float" office:value="0.994892453541979">
            <text:p>0.9948924535</text:p>
          </table:table-cell>
          <table:table-cell table:formula="of:=RAND()" office:value-type="float" office:value="0.207486500963569">
            <text:p>0.207486501</text:p>
          </table:table-cell>
          <table:table-cell table:formula="of:=RAND()" office:value-type="float" office:value="0.384352588560432">
            <text:p>0.3843525886</text:p>
          </table:table-cell>
          <table:table-cell table:formula="of:=SUM([.B777:.M777])-6" office:value-type="float" office:value="-0.684190334752202">
            <text:p>-0.6841903348</text:p>
          </table:table-cell>
          <table:table-cell table:formula="of:=[.N777]-[.$G$6]" office:value-type="float" office:value="-0.671165159612428">
            <text:p>-0.6711651596</text:p>
          </table:table-cell>
          <table:table-cell table:formula="of:=[.O777]*[.O777]" office:value-type="float" office:value="0.450462671477576">
            <text:p>0.4504626715</text:p>
          </table:table-cell>
        </table:table-row>
        <table:table-row table:style-name="ro1">
          <table:table-cell/>
          <table:table-cell table:formula="of:=RAND()" office:value-type="float" office:value="0.478431959636509">
            <text:p>0.4784319596</text:p>
          </table:table-cell>
          <table:table-cell table:formula="of:=RAND()" office:value-type="float" office:value="0.861634096130729">
            <text:p>0.8616340961</text:p>
          </table:table-cell>
          <table:table-cell table:formula="of:=RAND()" office:value-type="float" office:value="0.652610134100542">
            <text:p>0.6526101341</text:p>
          </table:table-cell>
          <table:table-cell table:formula="of:=RAND()" office:value-type="float" office:value="0.705701817059889">
            <text:p>0.7057018171</text:p>
          </table:table-cell>
          <table:table-cell table:formula="of:=RAND()" office:value-type="float" office:value="0.522039877716452">
            <text:p>0.5220398777</text:p>
          </table:table-cell>
          <table:table-cell table:formula="of:=RAND()" office:value-type="float" office:value="0.568226145580411">
            <text:p>0.5682261456</text:p>
          </table:table-cell>
          <table:table-cell table:formula="of:=RAND()" office:value-type="float" office:value="0.667669871589169">
            <text:p>0.6676698716</text:p>
          </table:table-cell>
          <table:table-cell table:formula="of:=RAND()" office:value-type="float" office:value="0.27689846069552">
            <text:p>0.2768984607</text:p>
          </table:table-cell>
          <table:table-cell table:formula="of:=RAND()" office:value-type="float" office:value="0.227117980830371">
            <text:p>0.2271179808</text:p>
          </table:table-cell>
          <table:table-cell table:formula="of:=RAND()" office:value-type="float" office:value="0.171506295446306">
            <text:p>0.1715062954</text:p>
          </table:table-cell>
          <table:table-cell table:formula="of:=RAND()" office:value-type="float" office:value="0.861959438771009">
            <text:p>0.8619594388</text:p>
          </table:table-cell>
          <table:table-cell table:formula="of:=RAND()" office:value-type="float" office:value="0.756908158771694">
            <text:p>0.7569081588</text:p>
          </table:table-cell>
          <table:table-cell table:formula="of:=SUM([.B778:.M778])-6" office:value-type="float" office:value="0.750704236328602">
            <text:p>0.7507042363</text:p>
          </table:table-cell>
          <table:table-cell table:formula="of:=[.N778]-[.$G$6]" office:value-type="float" office:value="0.763729411468376">
            <text:p>0.7637294115</text:p>
          </table:table-cell>
          <table:table-cell table:formula="of:=[.O778]*[.O778]" office:value-type="float" office:value="0.583282613941831">
            <text:p>0.5832826139</text:p>
          </table:table-cell>
        </table:table-row>
        <table:table-row table:style-name="ro1">
          <table:table-cell/>
          <table:table-cell table:formula="of:=RAND()" office:value-type="float" office:value="0.960836003068835">
            <text:p>0.9608360031</text:p>
          </table:table-cell>
          <table:table-cell table:formula="of:=RAND()" office:value-type="float" office:value="0.646635206416249">
            <text:p>0.6466352064</text:p>
          </table:table-cell>
          <table:table-cell table:formula="of:=RAND()" office:value-type="float" office:value="0.653297768207267">
            <text:p>0.6532977682</text:p>
          </table:table-cell>
          <table:table-cell table:formula="of:=RAND()" office:value-type="float" office:value="0.232864193851128">
            <text:p>0.2328641939</text:p>
          </table:table-cell>
          <table:table-cell table:formula="of:=RAND()" office:value-type="float" office:value="0.833083655918017">
            <text:p>0.8330836559</text:p>
          </table:table-cell>
          <table:table-cell table:formula="of:=RAND()" office:value-type="float" office:value="0.946885116863996">
            <text:p>0.9468851169</text:p>
          </table:table-cell>
          <table:table-cell table:formula="of:=RAND()" office:value-type="float" office:value="0.646318757673726">
            <text:p>0.6463187577</text:p>
          </table:table-cell>
          <table:table-cell table:formula="of:=RAND()" office:value-type="float" office:value="0.291271486086771">
            <text:p>0.2912714861</text:p>
          </table:table-cell>
          <table:table-cell table:formula="of:=RAND()" office:value-type="float" office:value="0.522998643340543">
            <text:p>0.5229986433</text:p>
          </table:table-cell>
          <table:table-cell table:formula="of:=RAND()" office:value-type="float" office:value="0.530053378548473">
            <text:p>0.5300533785</text:p>
          </table:table-cell>
          <table:table-cell table:formula="of:=RAND()" office:value-type="float" office:value="0.353648870484903">
            <text:p>0.3536488705</text:p>
          </table:table-cell>
          <table:table-cell table:formula="of:=RAND()" office:value-type="float" office:value="0.196620200062171">
            <text:p>0.1966202001</text:p>
          </table:table-cell>
          <table:table-cell table:formula="of:=SUM([.B779:.M779])-6" office:value-type="float" office:value="0.814513280522078">
            <text:p>0.8145132805</text:p>
          </table:table-cell>
          <table:table-cell table:formula="of:=[.N779]-[.$G$6]" office:value-type="float" office:value="0.827538455661852">
            <text:p>0.8275384557</text:p>
          </table:table-cell>
          <table:table-cell table:formula="of:=[.O779]*[.O779]" office:value-type="float" office:value="0.684819895599203">
            <text:p>0.6848198956</text:p>
          </table:table-cell>
        </table:table-row>
        <table:table-row table:style-name="ro1">
          <table:table-cell/>
          <table:table-cell table:formula="of:=RAND()" office:value-type="float" office:value="0.714088326552883">
            <text:p>0.7140883266</text:p>
          </table:table-cell>
          <table:table-cell table:formula="of:=RAND()" office:value-type="float" office:value="0.793463493231684">
            <text:p>0.7934634932</text:p>
          </table:table-cell>
          <table:table-cell table:formula="of:=RAND()" office:value-type="float" office:value="0.282838600920513">
            <text:p>0.2828386009</text:p>
          </table:table-cell>
          <table:table-cell table:formula="of:=RAND()" office:value-type="float" office:value="0.62731923814863">
            <text:p>0.6273192381</text:p>
          </table:table-cell>
          <table:table-cell table:formula="of:=RAND()" office:value-type="float" office:value="0.894302615663037">
            <text:p>0.8943026157</text:p>
          </table:table-cell>
          <table:table-cell table:formula="of:=RAND()" office:value-type="float" office:value="0.827649928862229">
            <text:p>0.8276499289</text:p>
          </table:table-cell>
          <table:table-cell table:formula="of:=RAND()" office:value-type="float" office:value="0.251697739353403">
            <text:p>0.2516977394</text:p>
          </table:table-cell>
          <table:table-cell table:formula="of:=RAND()" office:value-type="float" office:value="0.530521161155775">
            <text:p>0.5305211612</text:p>
          </table:table-cell>
          <table:table-cell table:formula="of:=RAND()" office:value-type="float" office:value="0.701344407629222">
            <text:p>0.7013444076</text:p>
          </table:table-cell>
          <table:table-cell table:formula="of:=RAND()" office:value-type="float" office:value="0.552690083160996">
            <text:p>0.5526900832</text:p>
          </table:table-cell>
          <table:table-cell table:formula="of:=RAND()" office:value-type="float" office:value="0.442978487815708">
            <text:p>0.4429784878</text:p>
          </table:table-cell>
          <table:table-cell table:formula="of:=RAND()" office:value-type="float" office:value="0.925187029177323">
            <text:p>0.9251870292</text:p>
          </table:table-cell>
          <table:table-cell table:formula="of:=SUM([.B780:.M780])-6" office:value-type="float" office:value="1.5440811116714">
            <text:p>1.5440811117</text:p>
          </table:table-cell>
          <table:table-cell table:formula="of:=[.N780]-[.$G$6]" office:value-type="float" office:value="1.55710628681118">
            <text:p>1.5571062868</text:p>
          </table:table-cell>
          <table:table-cell table:formula="of:=[.O780]*[.O780]" office:value-type="float" office:value="2.42457998842689">
            <text:p>2.4245799884</text:p>
          </table:table-cell>
        </table:table-row>
        <table:table-row table:style-name="ro1">
          <table:table-cell/>
          <table:table-cell table:formula="of:=RAND()" office:value-type="float" office:value="0.670389553299174">
            <text:p>0.6703895533</text:p>
          </table:table-cell>
          <table:table-cell table:formula="of:=RAND()" office:value-type="float" office:value="0.162749721668661">
            <text:p>0.1627497217</text:p>
          </table:table-cell>
          <table:table-cell table:formula="of:=RAND()" office:value-type="float" office:value="0.328721205471084">
            <text:p>0.3287212055</text:p>
          </table:table-cell>
          <table:table-cell table:formula="of:=RAND()" office:value-type="float" office:value="0.25679193623364">
            <text:p>0.2567919362</text:p>
          </table:table-cell>
          <table:table-cell table:formula="of:=RAND()" office:value-type="float" office:value="0.321929335594177">
            <text:p>0.3219293356</text:p>
          </table:table-cell>
          <table:table-cell table:formula="of:=RAND()" office:value-type="float" office:value="0.897173470351845">
            <text:p>0.8971734704</text:p>
          </table:table-cell>
          <table:table-cell table:formula="of:=RAND()" office:value-type="float" office:value="0.776049803709611">
            <text:p>0.7760498037</text:p>
          </table:table-cell>
          <table:table-cell table:formula="of:=RAND()" office:value-type="float" office:value="0.384890676941723">
            <text:p>0.3848906769</text:p>
          </table:table-cell>
          <table:table-cell table:formula="of:=RAND()" office:value-type="float" office:value="0.586041507776827">
            <text:p>0.5860415078</text:p>
          </table:table-cell>
          <table:table-cell table:formula="of:=RAND()" office:value-type="float" office:value="0.090907264733687">
            <text:p>0.0909072647</text:p>
          </table:table-cell>
          <table:table-cell table:formula="of:=RAND()" office:value-type="float" office:value="0.608517182990909">
            <text:p>0.608517183</text:p>
          </table:table-cell>
          <table:table-cell table:formula="of:=RAND()" office:value-type="float" office:value="0.139730863040313">
            <text:p>0.139730863</text:p>
          </table:table-cell>
          <table:table-cell table:formula="of:=SUM([.B781:.M781])-6" office:value-type="float" office:value="-0.776107478188351">
            <text:p>-0.7761074782</text:p>
          </table:table-cell>
          <table:table-cell table:formula="of:=[.N781]-[.$G$6]" office:value-type="float" office:value="-0.763082303048577">
            <text:p>-0.763082303</text:p>
          </table:table-cell>
          <table:table-cell table:formula="of:=[.O781]*[.O781]" office:value-type="float" office:value="0.582294601225921">
            <text:p>0.5822946012</text:p>
          </table:table-cell>
        </table:table-row>
        <table:table-row table:style-name="ro1">
          <table:table-cell/>
          <table:table-cell table:formula="of:=RAND()" office:value-type="float" office:value="0.825611220905557">
            <text:p>0.8256112209</text:p>
          </table:table-cell>
          <table:table-cell table:formula="of:=RAND()" office:value-type="float" office:value="0.181046639569104">
            <text:p>0.1810466396</text:p>
          </table:table-cell>
          <table:table-cell table:formula="of:=RAND()" office:value-type="float" office:value="0.136657316237688">
            <text:p>0.1366573162</text:p>
          </table:table-cell>
          <table:table-cell table:formula="of:=RAND()" office:value-type="float" office:value="0.163503461750224">
            <text:p>0.1635034618</text:p>
          </table:table-cell>
          <table:table-cell table:formula="of:=RAND()" office:value-type="float" office:value="0.398743643425405">
            <text:p>0.3987436434</text:p>
          </table:table-cell>
          <table:table-cell table:formula="of:=RAND()" office:value-type="float" office:value="0.669243705226108">
            <text:p>0.6692437052</text:p>
          </table:table-cell>
          <table:table-cell table:formula="of:=RAND()" office:value-type="float" office:value="0.069001326803118">
            <text:p>0.0690013268</text:p>
          </table:table-cell>
          <table:table-cell table:formula="of:=RAND()" office:value-type="float" office:value="0.627534197410569">
            <text:p>0.6275341974</text:p>
          </table:table-cell>
          <table:table-cell table:formula="of:=RAND()" office:value-type="float" office:value="0.259072101674974">
            <text:p>0.2590721017</text:p>
          </table:table-cell>
          <table:table-cell table:formula="of:=RAND()" office:value-type="float" office:value="0.4829649659805">
            <text:p>0.482964966</text:p>
          </table:table-cell>
          <table:table-cell table:formula="of:=RAND()" office:value-type="float" office:value="0.272515819408">
            <text:p>0.2725158194</text:p>
          </table:table-cell>
          <table:table-cell table:formula="of:=RAND()" office:value-type="float" office:value="0.77453156048432">
            <text:p>0.7745315605</text:p>
          </table:table-cell>
          <table:table-cell table:formula="of:=SUM([.B782:.M782])-6" office:value-type="float" office:value="-1.13957404112443">
            <text:p>-1.1395740411</text:p>
          </table:table-cell>
          <table:table-cell table:formula="of:=[.N782]-[.$G$6]" office:value-type="float" office:value="-1.12654886598466">
            <text:p>-1.126548866</text:p>
          </table:table-cell>
          <table:table-cell table:formula="of:=[.O782]*[.O782]" office:value-type="float" office:value="1.26911234745132">
            <text:p>1.2691123475</text:p>
          </table:table-cell>
        </table:table-row>
        <table:table-row table:style-name="ro1">
          <table:table-cell/>
          <table:table-cell table:formula="of:=RAND()" office:value-type="float" office:value="0.820475864922628">
            <text:p>0.8204758649</text:p>
          </table:table-cell>
          <table:table-cell table:formula="of:=RAND()" office:value-type="float" office:value="0.674641124671325">
            <text:p>0.6746411247</text:p>
          </table:table-cell>
          <table:table-cell table:formula="of:=RAND()" office:value-type="float" office:value="0.328206135192886">
            <text:p>0.3282061352</text:p>
          </table:table-cell>
          <table:table-cell table:formula="of:=RAND()" office:value-type="float" office:value="0.330153050133958">
            <text:p>0.3301530501</text:p>
          </table:table-cell>
          <table:table-cell table:formula="of:=RAND()" office:value-type="float" office:value="0.592617687769234">
            <text:p>0.5926176878</text:p>
          </table:table-cell>
          <table:table-cell table:formula="of:=RAND()" office:value-type="float" office:value="0.980976367136464">
            <text:p>0.9809763671</text:p>
          </table:table-cell>
          <table:table-cell table:formula="of:=RAND()" office:value-type="float" office:value="0.403818103950471">
            <text:p>0.403818104</text:p>
          </table:table-cell>
          <table:table-cell table:formula="of:=RAND()" office:value-type="float" office:value="0.877416138304397">
            <text:p>0.8774161383</text:p>
          </table:table-cell>
          <table:table-cell table:formula="of:=RAND()" office:value-type="float" office:value="0.219376237131655">
            <text:p>0.2193762371</text:p>
          </table:table-cell>
          <table:table-cell table:formula="of:=RAND()" office:value-type="float" office:value="0.455248916754499">
            <text:p>0.4552489168</text:p>
          </table:table-cell>
          <table:table-cell table:formula="of:=RAND()" office:value-type="float" office:value="0.106345247244462">
            <text:p>0.1063452472</text:p>
          </table:table-cell>
          <table:table-cell table:formula="of:=RAND()" office:value-type="float" office:value="0.407085420330986">
            <text:p>0.4070854203</text:p>
          </table:table-cell>
          <table:table-cell table:formula="of:=SUM([.B783:.M783])-6" office:value-type="float" office:value="0.196360293542966">
            <text:p>0.1963602935</text:p>
          </table:table-cell>
          <table:table-cell table:formula="of:=[.N783]-[.$G$6]" office:value-type="float" office:value="0.20938546868274">
            <text:p>0.2093854687</text:p>
          </table:table-cell>
          <table:table-cell table:formula="of:=[.O783]*[.O783]" office:value-type="float" office:value="0.0438422744954906">
            <text:p>0.0438422745</text:p>
          </table:table-cell>
        </table:table-row>
        <table:table-row table:style-name="ro1">
          <table:table-cell/>
          <table:table-cell table:formula="of:=RAND()" office:value-type="float" office:value="0.707611211575568">
            <text:p>0.7076112116</text:p>
          </table:table-cell>
          <table:table-cell table:formula="of:=RAND()" office:value-type="float" office:value="0.470665089553222">
            <text:p>0.4706650896</text:p>
          </table:table-cell>
          <table:table-cell table:formula="of:=RAND()" office:value-type="float" office:value="0.731526040704921">
            <text:p>0.7315260407</text:p>
          </table:table-cell>
          <table:table-cell table:formula="of:=RAND()" office:value-type="float" office:value="0.86296057049185">
            <text:p>0.8629605705</text:p>
          </table:table-cell>
          <table:table-cell table:formula="of:=RAND()" office:value-type="float" office:value="0.256119930651039">
            <text:p>0.2561199307</text:p>
          </table:table-cell>
          <table:table-cell table:formula="of:=RAND()" office:value-type="float" office:value="0.153741250513122">
            <text:p>0.1537412505</text:p>
          </table:table-cell>
          <table:table-cell table:formula="of:=RAND()" office:value-type="float" office:value="0.384763742564246">
            <text:p>0.3847637426</text:p>
          </table:table-cell>
          <table:table-cell table:formula="of:=RAND()" office:value-type="float" office:value="0.369172958889976">
            <text:p>0.3691729589</text:p>
          </table:table-cell>
          <table:table-cell table:formula="of:=RAND()" office:value-type="float" office:value="0.251181707251817">
            <text:p>0.2511817073</text:p>
          </table:table-cell>
          <table:table-cell table:formula="of:=RAND()" office:value-type="float" office:value="0.350269800983369">
            <text:p>0.350269801</text:p>
          </table:table-cell>
          <table:table-cell table:formula="of:=RAND()" office:value-type="float" office:value="0.706434975611046">
            <text:p>0.7064349756</text:p>
          </table:table-cell>
          <table:table-cell table:formula="of:=RAND()" office:value-type="float" office:value="0.871811721939594">
            <text:p>0.8718117219</text:p>
          </table:table-cell>
          <table:table-cell table:formula="of:=SUM([.B784:.M784])-6" office:value-type="float" office:value="0.116259000729769">
            <text:p>0.1162590007</text:p>
          </table:table-cell>
          <table:table-cell table:formula="of:=[.N784]-[.$G$6]" office:value-type="float" office:value="0.129284175869543">
            <text:p>0.1292841759</text:p>
          </table:table-cell>
          <table:table-cell table:formula="of:=[.O784]*[.O784]" office:value-type="float" office:value="0.016714398130267">
            <text:p>0.0167143981</text:p>
          </table:table-cell>
        </table:table-row>
        <table:table-row table:style-name="ro1">
          <table:table-cell/>
          <table:table-cell table:formula="of:=RAND()" office:value-type="float" office:value="0.988854820141569">
            <text:p>0.9888548201</text:p>
          </table:table-cell>
          <table:table-cell table:formula="of:=RAND()" office:value-type="float" office:value="0.178805579664186">
            <text:p>0.1788055797</text:p>
          </table:table-cell>
          <table:table-cell table:formula="of:=RAND()" office:value-type="float" office:value="0.376425743568689">
            <text:p>0.3764257436</text:p>
          </table:table-cell>
          <table:table-cell table:formula="of:=RAND()" office:value-type="float" office:value="0.358490295475349">
            <text:p>0.3584902955</text:p>
          </table:table-cell>
          <table:table-cell table:formula="of:=RAND()" office:value-type="float" office:value="0.395164442481473">
            <text:p>0.3951644425</text:p>
          </table:table-cell>
          <table:table-cell table:formula="of:=RAND()" office:value-type="float" office:value="0.556553974049166">
            <text:p>0.556553974</text:p>
          </table:table-cell>
          <table:table-cell table:formula="of:=RAND()" office:value-type="float" office:value="0.0929418464656919">
            <text:p>0.0929418465</text:p>
          </table:table-cell>
          <table:table-cell table:formula="of:=RAND()" office:value-type="float" office:value="0.548535694601014">
            <text:p>0.5485356946</text:p>
          </table:table-cell>
          <table:table-cell table:formula="of:=RAND()" office:value-type="float" office:value="0.585076411720365">
            <text:p>0.5850764117</text:p>
          </table:table-cell>
          <table:table-cell table:formula="of:=RAND()" office:value-type="float" office:value="0.968478621449322">
            <text:p>0.9684786214</text:p>
          </table:table-cell>
          <table:table-cell table:formula="of:=RAND()" office:value-type="float" office:value="0.758855059510097">
            <text:p>0.7588550595</text:p>
          </table:table-cell>
          <table:table-cell table:formula="of:=RAND()" office:value-type="float" office:value="0.563841412309557">
            <text:p>0.5638414123</text:p>
          </table:table-cell>
          <table:table-cell table:formula="of:=SUM([.B785:.M785])-6" office:value-type="float" office:value="0.372023901436478">
            <text:p>0.3720239014</text:p>
          </table:table-cell>
          <table:table-cell table:formula="of:=[.N785]-[.$G$6]" office:value-type="float" office:value="0.385049076576252">
            <text:p>0.3850490766</text:p>
          </table:table-cell>
          <table:table-cell table:formula="of:=[.O785]*[.O785]" office:value-type="float" office:value="0.148262791372224">
            <text:p>0.1482627914</text:p>
          </table:table-cell>
        </table:table-row>
        <table:table-row table:style-name="ro1">
          <table:table-cell/>
          <table:table-cell table:formula="of:=RAND()" office:value-type="float" office:value="0.145725913811475">
            <text:p>0.1457259138</text:p>
          </table:table-cell>
          <table:table-cell table:formula="of:=RAND()" office:value-type="float" office:value="0.0848729277495295">
            <text:p>0.0848729277</text:p>
          </table:table-cell>
          <table:table-cell table:formula="of:=RAND()" office:value-type="float" office:value="0.452346640173346">
            <text:p>0.4523466402</text:p>
          </table:table-cell>
          <table:table-cell table:formula="of:=RAND()" office:value-type="float" office:value="0.196956909261644">
            <text:p>0.1969569093</text:p>
          </table:table-cell>
          <table:table-cell table:formula="of:=RAND()" office:value-type="float" office:value="0.483606589958072">
            <text:p>0.48360659</text:p>
          </table:table-cell>
          <table:table-cell table:formula="of:=RAND()" office:value-type="float" office:value="0.428854919038713">
            <text:p>0.428854919</text:p>
          </table:table-cell>
          <table:table-cell table:formula="of:=RAND()" office:value-type="float" office:value="0.87418362009339">
            <text:p>0.8741836201</text:p>
          </table:table-cell>
          <table:table-cell table:formula="of:=RAND()" office:value-type="float" office:value="0.518851067405194">
            <text:p>0.5188510674</text:p>
          </table:table-cell>
          <table:table-cell table:formula="of:=RAND()" office:value-type="float" office:value="0.0428660502657294">
            <text:p>0.0428660503</text:p>
          </table:table-cell>
          <table:table-cell table:formula="of:=RAND()" office:value-type="float" office:value="0.166504034306854">
            <text:p>0.1665040343</text:p>
          </table:table-cell>
          <table:table-cell table:formula="of:=RAND()" office:value-type="float" office:value="0.9974743607454">
            <text:p>0.9974743607</text:p>
          </table:table-cell>
          <table:table-cell table:formula="of:=RAND()" office:value-type="float" office:value="0.552763240877539">
            <text:p>0.5527632409</text:p>
          </table:table-cell>
          <table:table-cell table:formula="of:=SUM([.B786:.M786])-6" office:value-type="float" office:value="-1.05499372631311">
            <text:p>-1.0549937263</text:p>
          </table:table-cell>
          <table:table-cell table:formula="of:=[.N786]-[.$G$6]" office:value-type="float" office:value="-1.04196855117334">
            <text:p>-1.0419685512</text:p>
          </table:table-cell>
          <table:table-cell table:formula="of:=[.O786]*[.O786]" office:value-type="float" office:value="1.08569846163427">
            <text:p>1.0856984616</text:p>
          </table:table-cell>
        </table:table-row>
        <table:table-row table:style-name="ro1">
          <table:table-cell/>
          <table:table-cell table:formula="of:=RAND()" office:value-type="float" office:value="0.858675259398297">
            <text:p>0.8586752594</text:p>
          </table:table-cell>
          <table:table-cell table:formula="of:=RAND()" office:value-type="float" office:value="0.137129521230236">
            <text:p>0.1371295212</text:p>
          </table:table-cell>
          <table:table-cell table:formula="of:=RAND()" office:value-type="float" office:value="0.0191566911526024">
            <text:p>0.0191566912</text:p>
          </table:table-cell>
          <table:table-cell table:formula="of:=RAND()" office:value-type="float" office:value="0.254276497522369">
            <text:p>0.2542764975</text:p>
          </table:table-cell>
          <table:table-cell table:formula="of:=RAND()" office:value-type="float" office:value="0.212719415547326">
            <text:p>0.2127194155</text:p>
          </table:table-cell>
          <table:table-cell table:formula="of:=RAND()" office:value-type="float" office:value="0.934969160472974">
            <text:p>0.9349691605</text:p>
          </table:table-cell>
          <table:table-cell table:formula="of:=RAND()" office:value-type="float" office:value="0.66997015546076">
            <text:p>0.6699701555</text:p>
          </table:table-cell>
          <table:table-cell table:formula="of:=RAND()" office:value-type="float" office:value="0.338460122933611">
            <text:p>0.3384601229</text:p>
          </table:table-cell>
          <table:table-cell table:formula="of:=RAND()" office:value-type="float" office:value="0.0487402570433915">
            <text:p>0.048740257</text:p>
          </table:table-cell>
          <table:table-cell table:formula="of:=RAND()" office:value-type="float" office:value="0.639481434132904">
            <text:p>0.6394814341</text:p>
          </table:table-cell>
          <table:table-cell table:formula="of:=RAND()" office:value-type="float" office:value="0.182333523407578">
            <text:p>0.1823335234</text:p>
          </table:table-cell>
          <table:table-cell table:formula="of:=RAND()" office:value-type="float" office:value="0.683879581512883">
            <text:p>0.6838795815</text:p>
          </table:table-cell>
          <table:table-cell table:formula="of:=SUM([.B787:.M787])-6" office:value-type="float" office:value="-1.02020838018507">
            <text:p>-1.0202083802</text:p>
          </table:table-cell>
          <table:table-cell table:formula="of:=[.N787]-[.$G$6]" office:value-type="float" office:value="-1.00718320504529">
            <text:p>-1.007183205</text:p>
          </table:table-cell>
          <table:table-cell table:formula="of:=[.O787]*[.O787]" office:value-type="float" office:value="1.01441800852531">
            <text:p>1.0144180085</text:p>
          </table:table-cell>
        </table:table-row>
        <table:table-row table:style-name="ro1">
          <table:table-cell/>
          <table:table-cell table:formula="of:=RAND()" office:value-type="float" office:value="0.61396004143171">
            <text:p>0.6139600414</text:p>
          </table:table-cell>
          <table:table-cell table:formula="of:=RAND()" office:value-type="float" office:value="0.134380366420373">
            <text:p>0.1343803664</text:p>
          </table:table-cell>
          <table:table-cell table:formula="of:=RAND()" office:value-type="float" office:value="0.251034182263538">
            <text:p>0.2510341823</text:p>
          </table:table-cell>
          <table:table-cell table:formula="of:=RAND()" office:value-type="float" office:value="0.316763591719791">
            <text:p>0.3167635917</text:p>
          </table:table-cell>
          <table:table-cell table:formula="of:=RAND()" office:value-type="float" office:value="0.201956384116784">
            <text:p>0.2019563841</text:p>
          </table:table-cell>
          <table:table-cell table:formula="of:=RAND()" office:value-type="float" office:value="0.457988565554842">
            <text:p>0.4579885656</text:p>
          </table:table-cell>
          <table:table-cell table:formula="of:=RAND()" office:value-type="float" office:value="0.845274949679151">
            <text:p>0.8452749497</text:p>
          </table:table-cell>
          <table:table-cell table:formula="of:=RAND()" office:value-type="float" office:value="0.26409068191424">
            <text:p>0.2640906819</text:p>
          </table:table-cell>
          <table:table-cell table:formula="of:=RAND()" office:value-type="float" office:value="0.3464449737221">
            <text:p>0.3464449737</text:p>
          </table:table-cell>
          <table:table-cell table:formula="of:=RAND()" office:value-type="float" office:value="0.524182624882087">
            <text:p>0.5241826249</text:p>
          </table:table-cell>
          <table:table-cell table:formula="of:=RAND()" office:value-type="float" office:value="0.639754080679268">
            <text:p>0.6397540807</text:p>
          </table:table-cell>
          <table:table-cell table:formula="of:=RAND()" office:value-type="float" office:value="0.175604003015906">
            <text:p>0.175604003</text:p>
          </table:table-cell>
          <table:table-cell table:formula="of:=SUM([.B788:.M788])-6" office:value-type="float" office:value="-1.22856555460021">
            <text:p>-1.2285655546</text:p>
          </table:table-cell>
          <table:table-cell table:formula="of:=[.N788]-[.$G$6]" office:value-type="float" office:value="-1.21554037946044">
            <text:p>-1.2155403795</text:p>
          </table:table-cell>
          <table:table-cell table:formula="of:=[.O788]*[.O788]" office:value-type="float" office:value="1.47753841409882">
            <text:p>1.4775384141</text:p>
          </table:table-cell>
        </table:table-row>
        <table:table-row table:style-name="ro1">
          <table:table-cell/>
          <table:table-cell table:formula="of:=RAND()" office:value-type="float" office:value="0.919756509363651">
            <text:p>0.9197565094</text:p>
          </table:table-cell>
          <table:table-cell table:formula="of:=RAND()" office:value-type="float" office:value="0.124519815202802">
            <text:p>0.1245198152</text:p>
          </table:table-cell>
          <table:table-cell table:formula="of:=RAND()" office:value-type="float" office:value="0.507385407807305">
            <text:p>0.5073854078</text:p>
          </table:table-cell>
          <table:table-cell table:formula="of:=RAND()" office:value-type="float" office:value="0.774065335048363">
            <text:p>0.774065335</text:p>
          </table:table-cell>
          <table:table-cell table:formula="of:=RAND()" office:value-type="float" office:value="0.102887698914856">
            <text:p>0.1028876989</text:p>
          </table:table-cell>
          <table:table-cell table:formula="of:=RAND()" office:value-type="float" office:value="0.287805232685059">
            <text:p>0.2878052327</text:p>
          </table:table-cell>
          <table:table-cell table:formula="of:=RAND()" office:value-type="float" office:value="0.661019860068336">
            <text:p>0.6610198601</text:p>
          </table:table-cell>
          <table:table-cell table:formula="of:=RAND()" office:value-type="float" office:value="0.457383169094101">
            <text:p>0.4573831691</text:p>
          </table:table-cell>
          <table:table-cell table:formula="of:=RAND()" office:value-type="float" office:value="0.213970123091713">
            <text:p>0.2139701231</text:p>
          </table:table-cell>
          <table:table-cell table:formula="of:=RAND()" office:value-type="float" office:value="0.928648995002732">
            <text:p>0.928648995</text:p>
          </table:table-cell>
          <table:table-cell table:formula="of:=RAND()" office:value-type="float" office:value="0.620023536030203">
            <text:p>0.620023536</text:p>
          </table:table-cell>
          <table:table-cell table:formula="of:=RAND()" office:value-type="float" office:value="0.912250849651173">
            <text:p>0.9122508497</text:p>
          </table:table-cell>
          <table:table-cell table:formula="of:=SUM([.B789:.M789])-6" office:value-type="float" office:value="0.509716531960294">
            <text:p>0.509716532</text:p>
          </table:table-cell>
          <table:table-cell table:formula="of:=[.N789]-[.$G$6]" office:value-type="float" office:value="0.522741707100067">
            <text:p>0.5227417071</text:p>
          </table:table-cell>
          <table:table-cell table:formula="of:=[.O789]*[.O789]" office:value-type="float" office:value="0.273258892341893">
            <text:p>0.2732588923</text:p>
          </table:table-cell>
        </table:table-row>
        <table:table-row table:style-name="ro1">
          <table:table-cell/>
          <table:table-cell table:formula="of:=RAND()" office:value-type="float" office:value="0.719923354685307">
            <text:p>0.7199233547</text:p>
          </table:table-cell>
          <table:table-cell table:formula="of:=RAND()" office:value-type="float" office:value="0.771963409613818">
            <text:p>0.7719634096</text:p>
          </table:table-cell>
          <table:table-cell table:formula="of:=RAND()" office:value-type="float" office:value="0.50857826624997">
            <text:p>0.5085782662</text:p>
          </table:table-cell>
          <table:table-cell table:formula="of:=RAND()" office:value-type="float" office:value="0.660619304282591">
            <text:p>0.6606193043</text:p>
          </table:table-cell>
          <table:table-cell table:formula="of:=RAND()" office:value-type="float" office:value="0.559378725243732">
            <text:p>0.5593787252</text:p>
          </table:table-cell>
          <table:table-cell table:formula="of:=RAND()" office:value-type="float" office:value="0.44174754829146">
            <text:p>0.4417475483</text:p>
          </table:table-cell>
          <table:table-cell table:formula="of:=RAND()" office:value-type="float" office:value="0.187124736607075">
            <text:p>0.1871247366</text:p>
          </table:table-cell>
          <table:table-cell table:formula="of:=RAND()" office:value-type="float" office:value="0.428330006776378">
            <text:p>0.4283300068</text:p>
          </table:table-cell>
          <table:table-cell table:formula="of:=RAND()" office:value-type="float" office:value="0.418570751324296">
            <text:p>0.4185707513</text:p>
          </table:table-cell>
          <table:table-cell table:formula="of:=RAND()" office:value-type="float" office:value="0.825810775859281">
            <text:p>0.8258107759</text:p>
          </table:table-cell>
          <table:table-cell table:formula="of:=RAND()" office:value-type="float" office:value="0.491691383300349">
            <text:p>0.4916913833</text:p>
          </table:table-cell>
          <table:table-cell table:formula="of:=RAND()" office:value-type="float" office:value="0.479987433878705">
            <text:p>0.4799874339</text:p>
          </table:table-cell>
          <table:table-cell table:formula="of:=SUM([.B790:.M790])-6" office:value-type="float" office:value="0.493725696112961">
            <text:p>0.4937256961</text:p>
          </table:table-cell>
          <table:table-cell table:formula="of:=[.N790]-[.$G$6]" office:value-type="float" office:value="0.506750871252734">
            <text:p>0.5067508713</text:p>
          </table:table-cell>
          <table:table-cell table:formula="of:=[.O790]*[.O790]" office:value-type="float" office:value="0.256796445515405">
            <text:p>0.2567964455</text:p>
          </table:table-cell>
        </table:table-row>
        <table:table-row table:style-name="ro1">
          <table:table-cell/>
          <table:table-cell table:formula="of:=RAND()" office:value-type="float" office:value="0.192356153856963">
            <text:p>0.1923561539</text:p>
          </table:table-cell>
          <table:table-cell table:formula="of:=RAND()" office:value-type="float" office:value="0.957567845704034">
            <text:p>0.9575678457</text:p>
          </table:table-cell>
          <table:table-cell table:formula="of:=RAND()" office:value-type="float" office:value="0.887873309897259">
            <text:p>0.8878733099</text:p>
          </table:table-cell>
          <table:table-cell table:formula="of:=RAND()" office:value-type="float" office:value="0.588408648269251">
            <text:p>0.5884086483</text:p>
          </table:table-cell>
          <table:table-cell table:formula="of:=RAND()" office:value-type="float" office:value="0.634132898412645">
            <text:p>0.6341328984</text:p>
          </table:table-cell>
          <table:table-cell table:formula="of:=RAND()" office:value-type="float" office:value="0.666608339175582">
            <text:p>0.6666083392</text:p>
          </table:table-cell>
          <table:table-cell table:formula="of:=RAND()" office:value-type="float" office:value="0.210492349928245">
            <text:p>0.2104923499</text:p>
          </table:table-cell>
          <table:table-cell table:formula="of:=RAND()" office:value-type="float" office:value="0.470559449167922">
            <text:p>0.4705594492</text:p>
          </table:table-cell>
          <table:table-cell table:formula="of:=RAND()" office:value-type="float" office:value="0.0888216565363109">
            <text:p>0.0888216565</text:p>
          </table:table-cell>
          <table:table-cell table:formula="of:=RAND()" office:value-type="float" office:value="0.722677924204618">
            <text:p>0.7226779242</text:p>
          </table:table-cell>
          <table:table-cell table:formula="of:=RAND()" office:value-type="float" office:value="0.640814460115507">
            <text:p>0.6408144601</text:p>
          </table:table-cell>
          <table:table-cell table:formula="of:=RAND()" office:value-type="float" office:value="0.883516242494807">
            <text:p>0.8835162425</text:p>
          </table:table-cell>
          <table:table-cell table:formula="of:=SUM([.B791:.M791])-6" office:value-type="float" office:value="0.943829277763143">
            <text:p>0.9438292778</text:p>
          </table:table-cell>
          <table:table-cell table:formula="of:=[.N791]-[.$G$6]" office:value-type="float" office:value="0.956854452902917">
            <text:p>0.9568544529</text:p>
          </table:table-cell>
          <table:table-cell table:formula="of:=[.O791]*[.O791]" office:value-type="float" office:value="0.91557044404014">
            <text:p>0.915570444</text:p>
          </table:table-cell>
        </table:table-row>
        <table:table-row table:style-name="ro1">
          <table:table-cell/>
          <table:table-cell table:formula="of:=RAND()" office:value-type="float" office:value="0.230799052631482">
            <text:p>0.2307990526</text:p>
          </table:table-cell>
          <table:table-cell table:formula="of:=RAND()" office:value-type="float" office:value="0.966099887154996">
            <text:p>0.9660998872</text:p>
          </table:table-cell>
          <table:table-cell table:formula="of:=RAND()" office:value-type="float" office:value="0.96821213606745">
            <text:p>0.9682121361</text:p>
          </table:table-cell>
          <table:table-cell table:formula="of:=RAND()" office:value-type="float" office:value="0.772895966190845">
            <text:p>0.7728959662</text:p>
          </table:table-cell>
          <table:table-cell table:formula="of:=RAND()" office:value-type="float" office:value="0.880500251194462">
            <text:p>0.8805002512</text:p>
          </table:table-cell>
          <table:table-cell table:formula="of:=RAND()" office:value-type="float" office:value="0.820535342674702">
            <text:p>0.8205353427</text:p>
          </table:table-cell>
          <table:table-cell table:formula="of:=RAND()" office:value-type="float" office:value="0.417365471133962">
            <text:p>0.4173654711</text:p>
          </table:table-cell>
          <table:table-cell table:formula="of:=RAND()" office:value-type="float" office:value="0.805440924828872">
            <text:p>0.8054409248</text:p>
          </table:table-cell>
          <table:table-cell table:formula="of:=RAND()" office:value-type="float" office:value="0.256630527088419">
            <text:p>0.2566305271</text:p>
          </table:table-cell>
          <table:table-cell table:formula="of:=RAND()" office:value-type="float" office:value="0.311996191274375">
            <text:p>0.3119961913</text:p>
          </table:table-cell>
          <table:table-cell table:formula="of:=RAND()" office:value-type="float" office:value="0.93784312508069">
            <text:p>0.9378431251</text:p>
          </table:table-cell>
          <table:table-cell table:formula="of:=RAND()" office:value-type="float" office:value="0.712922103703022">
            <text:p>0.7129221037</text:p>
          </table:table-cell>
          <table:table-cell table:formula="of:=SUM([.B792:.M792])-6" office:value-type="float" office:value="2.08124097902328">
            <text:p>2.081240979</text:p>
          </table:table-cell>
          <table:table-cell table:formula="of:=[.N792]-[.$G$6]" office:value-type="float" office:value="2.09426615416305">
            <text:p>2.0942661542</text:p>
          </table:table-cell>
          <table:table-cell table:formula="of:=[.O792]*[.O792]" office:value-type="float" office:value="4.3859507244729">
            <text:p>4.3859507245</text:p>
          </table:table-cell>
        </table:table-row>
        <table:table-row table:style-name="ro1">
          <table:table-cell/>
          <table:table-cell table:formula="of:=RAND()" office:value-type="float" office:value="0.140700798016042">
            <text:p>0.140700798</text:p>
          </table:table-cell>
          <table:table-cell table:formula="of:=RAND()" office:value-type="float" office:value="0.172019924037159">
            <text:p>0.172019924</text:p>
          </table:table-cell>
          <table:table-cell table:formula="of:=RAND()" office:value-type="float" office:value="0.418056723661721">
            <text:p>0.4180567237</text:p>
          </table:table-cell>
          <table:table-cell table:formula="of:=RAND()" office:value-type="float" office:value="0.349082114640623">
            <text:p>0.3490821146</text:p>
          </table:table-cell>
          <table:table-cell table:formula="of:=RAND()" office:value-type="float" office:value="0.739835264161229">
            <text:p>0.7398352642</text:p>
          </table:table-cell>
          <table:table-cell table:formula="of:=RAND()" office:value-type="float" office:value="0.0287621850147843">
            <text:p>0.028762185</text:p>
          </table:table-cell>
          <table:table-cell table:formula="of:=RAND()" office:value-type="float" office:value="0.171993905911222">
            <text:p>0.1719939059</text:p>
          </table:table-cell>
          <table:table-cell table:formula="of:=RAND()" office:value-type="float" office:value="0.812704854877666">
            <text:p>0.8127048549</text:p>
          </table:table-cell>
          <table:table-cell table:formula="of:=RAND()" office:value-type="float" office:value="0.0357721108011901">
            <text:p>0.0357721108</text:p>
          </table:table-cell>
          <table:table-cell table:formula="of:=RAND()" office:value-type="float" office:value="0.704405090305954">
            <text:p>0.7044050903</text:p>
          </table:table-cell>
          <table:table-cell table:formula="of:=RAND()" office:value-type="float" office:value="0.748246147297323">
            <text:p>0.7482461473</text:p>
          </table:table-cell>
          <table:table-cell table:formula="of:=RAND()" office:value-type="float" office:value="0.988519557984546">
            <text:p>0.988519558</text:p>
          </table:table-cell>
          <table:table-cell table:formula="of:=SUM([.B793:.M793])-6" office:value-type="float" office:value="-0.689901323290542">
            <text:p>-0.6899013233</text:p>
          </table:table-cell>
          <table:table-cell table:formula="of:=[.N793]-[.$G$6]" office:value-type="float" office:value="-0.676876148150768">
            <text:p>-0.6768761482</text:p>
          </table:table-cell>
          <table:table-cell table:formula="of:=[.O793]*[.O793]" office:value-type="float" office:value="0.458161319935421">
            <text:p>0.4581613199</text:p>
          </table:table-cell>
        </table:table-row>
        <table:table-row table:style-name="ro1">
          <table:table-cell/>
          <table:table-cell table:formula="of:=RAND()" office:value-type="float" office:value="0.803758259164169">
            <text:p>0.8037582592</text:p>
          </table:table-cell>
          <table:table-cell table:formula="of:=RAND()" office:value-type="float" office:value="0.574405983090401">
            <text:p>0.5744059831</text:p>
          </table:table-cell>
          <table:table-cell table:formula="of:=RAND()" office:value-type="float" office:value="0.0675667228642851">
            <text:p>0.0675667229</text:p>
          </table:table-cell>
          <table:table-cell table:formula="of:=RAND()" office:value-type="float" office:value="0.772041268413886">
            <text:p>0.7720412684</text:p>
          </table:table-cell>
          <table:table-cell table:formula="of:=RAND()" office:value-type="float" office:value="0.239133536349982">
            <text:p>0.2391335363</text:p>
          </table:table-cell>
          <table:table-cell table:formula="of:=RAND()" office:value-type="float" office:value="0.759182582376525">
            <text:p>0.7591825824</text:p>
          </table:table-cell>
          <table:table-cell table:formula="of:=RAND()" office:value-type="float" office:value="0.341347345151007">
            <text:p>0.3413473452</text:p>
          </table:table-cell>
          <table:table-cell table:formula="of:=RAND()" office:value-type="float" office:value="0.817536415532231">
            <text:p>0.8175364155</text:p>
          </table:table-cell>
          <table:table-cell table:formula="of:=RAND()" office:value-type="float" office:value="0.643468595575541">
            <text:p>0.6434685956</text:p>
          </table:table-cell>
          <table:table-cell table:formula="of:=RAND()" office:value-type="float" office:value="0.154259820003063">
            <text:p>0.15425982</text:p>
          </table:table-cell>
          <table:table-cell table:formula="of:=RAND()" office:value-type="float" office:value="0.756242847535759">
            <text:p>0.7562428475</text:p>
          </table:table-cell>
          <table:table-cell table:formula="of:=RAND()" office:value-type="float" office:value="0.426402550889179">
            <text:p>0.4264025509</text:p>
          </table:table-cell>
          <table:table-cell table:formula="of:=SUM([.B794:.M794])-6" office:value-type="float" office:value="0.355345926946029">
            <text:p>0.3553459269</text:p>
          </table:table-cell>
          <table:table-cell table:formula="of:=[.N794]-[.$G$6]" office:value-type="float" office:value="0.368371102085803">
            <text:p>0.3683711021</text:p>
          </table:table-cell>
          <table:table-cell table:formula="of:=[.O794]*[.O794]" office:value-type="float" office:value="0.135697268851909">
            <text:p>0.1356972689</text:p>
          </table:table-cell>
        </table:table-row>
        <table:table-row table:style-name="ro1">
          <table:table-cell/>
          <table:table-cell table:formula="of:=RAND()" office:value-type="float" office:value="0.743066851282492">
            <text:p>0.7430668513</text:p>
          </table:table-cell>
          <table:table-cell table:formula="of:=RAND()" office:value-type="float" office:value="0.16287249349989">
            <text:p>0.1628724935</text:p>
          </table:table-cell>
          <table:table-cell table:formula="of:=RAND()" office:value-type="float" office:value="0.609826610423625">
            <text:p>0.6098266104</text:p>
          </table:table-cell>
          <table:table-cell table:formula="of:=RAND()" office:value-type="float" office:value="0.640227217692882">
            <text:p>0.6402272177</text:p>
          </table:table-cell>
          <table:table-cell table:formula="of:=RAND()" office:value-type="float" office:value="0.275340168504044">
            <text:p>0.2753401685</text:p>
          </table:table-cell>
          <table:table-cell table:formula="of:=RAND()" office:value-type="float" office:value="0.23355150478892">
            <text:p>0.2335515048</text:p>
          </table:table-cell>
          <table:table-cell table:formula="of:=RAND()" office:value-type="float" office:value="0.520451526623219">
            <text:p>0.5204515266</text:p>
          </table:table-cell>
          <table:table-cell table:formula="of:=RAND()" office:value-type="float" office:value="0.992234291974455">
            <text:p>0.992234292</text:p>
          </table:table-cell>
          <table:table-cell table:formula="of:=RAND()" office:value-type="float" office:value="0.880904104560614">
            <text:p>0.8809041046</text:p>
          </table:table-cell>
          <table:table-cell table:formula="of:=RAND()" office:value-type="float" office:value="0.284168974729255">
            <text:p>0.2841689747</text:p>
          </table:table-cell>
          <table:table-cell table:formula="of:=RAND()" office:value-type="float" office:value="0.147076446330175">
            <text:p>0.1470764463</text:p>
          </table:table-cell>
          <table:table-cell table:formula="of:=RAND()" office:value-type="float" office:value="0.2601357572712">
            <text:p>0.2601357573</text:p>
          </table:table-cell>
          <table:table-cell table:formula="of:=SUM([.B795:.M795])-6" office:value-type="float" office:value="-0.250144052319229">
            <text:p>-0.2501440523</text:p>
          </table:table-cell>
          <table:table-cell table:formula="of:=[.N795]-[.$G$6]" office:value-type="float" office:value="-0.237118877179455">
            <text:p>-0.2371188772</text:p>
          </table:table-cell>
          <table:table-cell table:formula="of:=[.O795]*[.O795]" office:value-type="float" office:value="0.0562253619148455">
            <text:p>0.0562253619</text:p>
          </table:table-cell>
        </table:table-row>
        <table:table-row table:style-name="ro1">
          <table:table-cell/>
          <table:table-cell table:formula="of:=RAND()" office:value-type="float" office:value="0.486388238146901">
            <text:p>0.4863882381</text:p>
          </table:table-cell>
          <table:table-cell table:formula="of:=RAND()" office:value-type="float" office:value="0.432643057312816">
            <text:p>0.4326430573</text:p>
          </table:table-cell>
          <table:table-cell table:formula="of:=RAND()" office:value-type="float" office:value="0.0373948800843209">
            <text:p>0.0373948801</text:p>
          </table:table-cell>
          <table:table-cell table:formula="of:=RAND()" office:value-type="float" office:value="0.325825223932043">
            <text:p>0.3258252239</text:p>
          </table:table-cell>
          <table:table-cell table:formula="of:=RAND()" office:value-type="float" office:value="0.0952588545624167">
            <text:p>0.0952588546</text:p>
          </table:table-cell>
          <table:table-cell table:formula="of:=RAND()" office:value-type="float" office:value="0.500714633846656">
            <text:p>0.5007146338</text:p>
          </table:table-cell>
          <table:table-cell table:formula="of:=RAND()" office:value-type="float" office:value="0.515754564199597">
            <text:p>0.5157545642</text:p>
          </table:table-cell>
          <table:table-cell table:formula="of:=RAND()" office:value-type="float" office:value="0.825439237290993">
            <text:p>0.8254392373</text:p>
          </table:table-cell>
          <table:table-cell table:formula="of:=RAND()" office:value-type="float" office:value="0.585315186763182">
            <text:p>0.5853151868</text:p>
          </table:table-cell>
          <table:table-cell table:formula="of:=RAND()" office:value-type="float" office:value="0.827959100250155">
            <text:p>0.8279591003</text:p>
          </table:table-cell>
          <table:table-cell table:formula="of:=RAND()" office:value-type="float" office:value="0.0401428660843521">
            <text:p>0.0401428661</text:p>
          </table:table-cell>
          <table:table-cell table:formula="of:=RAND()" office:value-type="float" office:value="0.32381389872171">
            <text:p>0.3238138987</text:p>
          </table:table-cell>
          <table:table-cell table:formula="of:=SUM([.B796:.M796])-6" office:value-type="float" office:value="-1.00335025880486">
            <text:p>-1.0033502588</text:p>
          </table:table-cell>
          <table:table-cell table:formula="of:=[.N796]-[.$G$6]" office:value-type="float" office:value="-0.990325083665084">
            <text:p>-0.9903250837</text:p>
          </table:table-cell>
          <table:table-cell table:formula="of:=[.O796]*[.O796]" office:value-type="float" office:value="0.980743771336256">
            <text:p>0.9807437713</text:p>
          </table:table-cell>
        </table:table-row>
        <table:table-row table:style-name="ro1">
          <table:table-cell/>
          <table:table-cell table:formula="of:=RAND()" office:value-type="float" office:value="0.666054648347199">
            <text:p>0.6660546483</text:p>
          </table:table-cell>
          <table:table-cell table:formula="of:=RAND()" office:value-type="float" office:value="0.112547528930008">
            <text:p>0.1125475289</text:p>
          </table:table-cell>
          <table:table-cell table:formula="of:=RAND()" office:value-type="float" office:value="0.468651469796896">
            <text:p>0.4686514698</text:p>
          </table:table-cell>
          <table:table-cell table:formula="of:=RAND()" office:value-type="float" office:value="0.129019952146336">
            <text:p>0.1290199521</text:p>
          </table:table-cell>
          <table:table-cell table:formula="of:=RAND()" office:value-type="float" office:value="0.947925954358652">
            <text:p>0.9479259544</text:p>
          </table:table-cell>
          <table:table-cell table:formula="of:=RAND()" office:value-type="float" office:value="0.673157166922465">
            <text:p>0.6731571669</text:p>
          </table:table-cell>
          <table:table-cell table:formula="of:=RAND()" office:value-type="float" office:value="0.657443017233163">
            <text:p>0.6574430172</text:p>
          </table:table-cell>
          <table:table-cell table:formula="of:=RAND()" office:value-type="float" office:value="0.084565948927775">
            <text:p>0.0845659489</text:p>
          </table:table-cell>
          <table:table-cell table:formula="of:=RAND()" office:value-type="float" office:value="0.21765655791387">
            <text:p>0.2176565579</text:p>
          </table:table-cell>
          <table:table-cell table:formula="of:=RAND()" office:value-type="float" office:value="0.928417716408148">
            <text:p>0.9284177164</text:p>
          </table:table-cell>
          <table:table-cell table:formula="of:=RAND()" office:value-type="float" office:value="0.342786491848528">
            <text:p>0.3427864918</text:p>
          </table:table-cell>
          <table:table-cell table:formula="of:=RAND()" office:value-type="float" office:value="0.474096802296117">
            <text:p>0.4740968023</text:p>
          </table:table-cell>
          <table:table-cell table:formula="of:=SUM([.B797:.M797])-6" office:value-type="float" office:value="-0.297676744870842">
            <text:p>-0.2976767449</text:p>
          </table:table-cell>
          <table:table-cell table:formula="of:=[.N797]-[.$G$6]" office:value-type="float" office:value="-0.284651569731068">
            <text:p>-0.2846515697</text:p>
          </table:table-cell>
          <table:table-cell table:formula="of:=[.O797]*[.O797]" office:value-type="float" office:value="0.081026516150361">
            <text:p>0.0810265162</text:p>
          </table:table-cell>
        </table:table-row>
        <table:table-row table:style-name="ro1">
          <table:table-cell/>
          <table:table-cell table:formula="of:=RAND()" office:value-type="float" office:value="0.182384968036786">
            <text:p>0.182384968</text:p>
          </table:table-cell>
          <table:table-cell table:formula="of:=RAND()" office:value-type="float" office:value="0.957144198240712">
            <text:p>0.9571441982</text:p>
          </table:table-cell>
          <table:table-cell table:formula="of:=RAND()" office:value-type="float" office:value="0.736483294283971">
            <text:p>0.7364832943</text:p>
          </table:table-cell>
          <table:table-cell table:formula="of:=RAND()" office:value-type="float" office:value="0.26252548978664">
            <text:p>0.2625254898</text:p>
          </table:table-cell>
          <table:table-cell table:formula="of:=RAND()" office:value-type="float" office:value="0.795134295709431">
            <text:p>0.7951342957</text:p>
          </table:table-cell>
          <table:table-cell table:formula="of:=RAND()" office:value-type="float" office:value="0.353534685447812">
            <text:p>0.3535346854</text:p>
          </table:table-cell>
          <table:table-cell table:formula="of:=RAND()" office:value-type="float" office:value="0.272100277477875">
            <text:p>0.2721002775</text:p>
          </table:table-cell>
          <table:table-cell table:formula="of:=RAND()" office:value-type="float" office:value="0.581342234974727">
            <text:p>0.581342235</text:p>
          </table:table-cell>
          <table:table-cell table:formula="of:=RAND()" office:value-type="float" office:value="0.13644233183004">
            <text:p>0.1364423318</text:p>
          </table:table-cell>
          <table:table-cell table:formula="of:=RAND()" office:value-type="float" office:value="0.542362213134766">
            <text:p>0.5423622131</text:p>
          </table:table-cell>
          <table:table-cell table:formula="of:=RAND()" office:value-type="float" office:value="0.119539209408686">
            <text:p>0.1195392094</text:p>
          </table:table-cell>
          <table:table-cell table:formula="of:=RAND()" office:value-type="float" office:value="0.462603402789682">
            <text:p>0.4626034028</text:p>
          </table:table-cell>
          <table:table-cell table:formula="of:=SUM([.B798:.M798])-6" office:value-type="float" office:value="-0.598403398878872">
            <text:p>-0.5984033989</text:p>
          </table:table-cell>
          <table:table-cell table:formula="of:=[.N798]-[.$G$6]" office:value-type="float" office:value="-0.585378223739099">
            <text:p>-0.5853782237</text:p>
          </table:table-cell>
          <table:table-cell table:formula="of:=[.O798]*[.O798]" office:value-type="float" office:value="0.342667664827942">
            <text:p>0.3426676648</text:p>
          </table:table-cell>
        </table:table-row>
        <table:table-row table:style-name="ro1">
          <table:table-cell/>
          <table:table-cell table:formula="of:=RAND()" office:value-type="float" office:value="0.537636037217453">
            <text:p>0.5376360372</text:p>
          </table:table-cell>
          <table:table-cell table:formula="of:=RAND()" office:value-type="float" office:value="0.203652779106051">
            <text:p>0.2036527791</text:p>
          </table:table-cell>
          <table:table-cell table:formula="of:=RAND()" office:value-type="float" office:value="0.959351868135855">
            <text:p>0.9593518681</text:p>
          </table:table-cell>
          <table:table-cell table:formula="of:=RAND()" office:value-type="float" office:value="0.811918612569571">
            <text:p>0.8119186126</text:p>
          </table:table-cell>
          <table:table-cell table:formula="of:=RAND()" office:value-type="float" office:value="0.455668324138969">
            <text:p>0.4556683241</text:p>
          </table:table-cell>
          <table:table-cell table:formula="of:=RAND()" office:value-type="float" office:value="0.266692174831405">
            <text:p>0.2666921748</text:p>
          </table:table-cell>
          <table:table-cell table:formula="of:=RAND()" office:value-type="float" office:value="0.0078823899384588">
            <text:p>0.0078823899</text:p>
          </table:table-cell>
          <table:table-cell table:formula="of:=RAND()" office:value-type="float" office:value="0.338674118975177">
            <text:p>0.338674119</text:p>
          </table:table-cell>
          <table:table-cell table:formula="of:=RAND()" office:value-type="float" office:value="0.0578243394847959">
            <text:p>0.0578243395</text:p>
          </table:table-cell>
          <table:table-cell table:formula="of:=RAND()" office:value-type="float" office:value="0.438553777756169">
            <text:p>0.4385537778</text:p>
          </table:table-cell>
          <table:table-cell table:formula="of:=RAND()" office:value-type="float" office:value="0.258974063908681">
            <text:p>0.2589740639</text:p>
          </table:table-cell>
          <table:table-cell table:formula="of:=RAND()" office:value-type="float" office:value="0.528464228846133">
            <text:p>0.5284642288</text:p>
          </table:table-cell>
          <table:table-cell table:formula="of:=SUM([.B799:.M799])-6" office:value-type="float" office:value="-1.13470728509128">
            <text:p>-1.1347072851</text:p>
          </table:table-cell>
          <table:table-cell table:formula="of:=[.N799]-[.$G$6]" office:value-type="float" office:value="-1.12168210995151">
            <text:p>-1.12168211</text:p>
          </table:table-cell>
          <table:table-cell table:formula="of:=[.O799]*[.O799]" office:value-type="float" office:value="1.25817075578527">
            <text:p>1.2581707558</text:p>
          </table:table-cell>
        </table:table-row>
        <table:table-row table:style-name="ro1">
          <table:table-cell/>
          <table:table-cell table:formula="of:=RAND()" office:value-type="float" office:value="0.219053747830912">
            <text:p>0.2190537478</text:p>
          </table:table-cell>
          <table:table-cell table:formula="of:=RAND()" office:value-type="float" office:value="0.441746855853125">
            <text:p>0.4417468559</text:p>
          </table:table-cell>
          <table:table-cell table:formula="of:=RAND()" office:value-type="float" office:value="0.851032305741683">
            <text:p>0.8510323057</text:p>
          </table:table-cell>
          <table:table-cell table:formula="of:=RAND()" office:value-type="float" office:value="0.956523036351427">
            <text:p>0.9565230364</text:p>
          </table:table-cell>
          <table:table-cell table:formula="of:=RAND()" office:value-type="float" office:value="0.848387750796974">
            <text:p>0.8483877508</text:p>
          </table:table-cell>
          <table:table-cell table:formula="of:=RAND()" office:value-type="float" office:value="0.303718401351944">
            <text:p>0.3037184014</text:p>
          </table:table-cell>
          <table:table-cell table:formula="of:=RAND()" office:value-type="float" office:value="0.978098739869893">
            <text:p>0.9780987399</text:p>
          </table:table-cell>
          <table:table-cell table:formula="of:=RAND()" office:value-type="float" office:value="0.452764130895957">
            <text:p>0.4527641309</text:p>
          </table:table-cell>
          <table:table-cell table:formula="of:=RAND()" office:value-type="float" office:value="0.27511407691054">
            <text:p>0.2751140769</text:p>
          </table:table-cell>
          <table:table-cell table:formula="of:=RAND()" office:value-type="float" office:value="0.253933945670724">
            <text:p>0.2539339457</text:p>
          </table:table-cell>
          <table:table-cell table:formula="of:=RAND()" office:value-type="float" office:value="0.471322838449851">
            <text:p>0.4713228384</text:p>
          </table:table-cell>
          <table:table-cell table:formula="of:=RAND()" office:value-type="float" office:value="0.488050189800561">
            <text:p>0.4880501898</text:p>
          </table:table-cell>
          <table:table-cell table:formula="of:=SUM([.B800:.M800])-6" office:value-type="float" office:value="0.539746019523591">
            <text:p>0.5397460195</text:p>
          </table:table-cell>
          <table:table-cell table:formula="of:=[.N800]-[.$G$6]" office:value-type="float" office:value="0.552771194663364">
            <text:p>0.5527711947</text:p>
          </table:table-cell>
          <table:table-cell table:formula="of:=[.O800]*[.O800]" office:value-type="float" office:value="0.305555993649563">
            <text:p>0.3055559936</text:p>
          </table:table-cell>
        </table:table-row>
        <table:table-row table:style-name="ro1">
          <table:table-cell/>
          <table:table-cell table:formula="of:=RAND()" office:value-type="float" office:value="0.359763823915273">
            <text:p>0.3597638239</text:p>
          </table:table-cell>
          <table:table-cell table:formula="of:=RAND()" office:value-type="float" office:value="0.281929705291986">
            <text:p>0.2819297053</text:p>
          </table:table-cell>
          <table:table-cell table:formula="of:=RAND()" office:value-type="float" office:value="0.632131708553061">
            <text:p>0.6321317086</text:p>
          </table:table-cell>
          <table:table-cell table:formula="of:=RAND()" office:value-type="float" office:value="0.615769821917638">
            <text:p>0.6157698219</text:p>
          </table:table-cell>
          <table:table-cell table:formula="of:=RAND()" office:value-type="float" office:value="0.919579620240256">
            <text:p>0.9195796202</text:p>
          </table:table-cell>
          <table:table-cell table:formula="of:=RAND()" office:value-type="float" office:value="0.329931845888495">
            <text:p>0.3299318459</text:p>
          </table:table-cell>
          <table:table-cell table:formula="of:=RAND()" office:value-type="float" office:value="0.192674570251256">
            <text:p>0.1926745703</text:p>
          </table:table-cell>
          <table:table-cell table:formula="of:=RAND()" office:value-type="float" office:value="0.400230044033378">
            <text:p>0.400230044</text:p>
          </table:table-cell>
          <table:table-cell table:formula="of:=RAND()" office:value-type="float" office:value="0.677591692423448">
            <text:p>0.6775916924</text:p>
          </table:table-cell>
          <table:table-cell table:formula="of:=RAND()" office:value-type="float" office:value="0.903809672687203">
            <text:p>0.9038096727</text:p>
          </table:table-cell>
          <table:table-cell table:formula="of:=RAND()" office:value-type="float" office:value="0.91711651487276">
            <text:p>0.9171165149</text:p>
          </table:table-cell>
          <table:table-cell table:formula="of:=RAND()" office:value-type="float" office:value="0.400705340318382">
            <text:p>0.4007053403</text:p>
          </table:table-cell>
          <table:table-cell table:formula="of:=SUM([.B801:.M801])-6" office:value-type="float" office:value="0.631234360393137">
            <text:p>0.6312343604</text:p>
          </table:table-cell>
          <table:table-cell table:formula="of:=[.N801]-[.$G$6]" office:value-type="float" office:value="0.64425953553291">
            <text:p>0.6442595355</text:p>
          </table:table-cell>
          <table:table-cell table:formula="of:=[.O801]*[.O801]" office:value-type="float" office:value="0.415070349125081">
            <text:p>0.4150703491</text:p>
          </table:table-cell>
        </table:table-row>
        <table:table-row table:style-name="ro1">
          <table:table-cell/>
          <table:table-cell table:formula="of:=RAND()" office:value-type="float" office:value="0.595557970460504">
            <text:p>0.5955579705</text:p>
          </table:table-cell>
          <table:table-cell table:formula="of:=RAND()" office:value-type="float" office:value="0.88077612221241">
            <text:p>0.8807761222</text:p>
          </table:table-cell>
          <table:table-cell table:formula="of:=RAND()" office:value-type="float" office:value="0.83092170744203">
            <text:p>0.8309217074</text:p>
          </table:table-cell>
          <table:table-cell table:formula="of:=RAND()" office:value-type="float" office:value="0.953609823947772">
            <text:p>0.9536098239</text:p>
          </table:table-cell>
          <table:table-cell table:formula="of:=RAND()" office:value-type="float" office:value="0.379980011610314">
            <text:p>0.3799800116</text:p>
          </table:table-cell>
          <table:table-cell table:formula="of:=RAND()" office:value-type="float" office:value="0.521690973546356">
            <text:p>0.5216909735</text:p>
          </table:table-cell>
          <table:table-cell table:formula="of:=RAND()" office:value-type="float" office:value="0.0136407783720642">
            <text:p>0.0136407784</text:p>
          </table:table-cell>
          <table:table-cell table:formula="of:=RAND()" office:value-type="float" office:value="0.906678367173299">
            <text:p>0.9066783672</text:p>
          </table:table-cell>
          <table:table-cell table:formula="of:=RAND()" office:value-type="float" office:value="0.921833547996357">
            <text:p>0.921833548</text:p>
          </table:table-cell>
          <table:table-cell table:formula="of:=RAND()" office:value-type="float" office:value="0.450823158724234">
            <text:p>0.4508231587</text:p>
          </table:table-cell>
          <table:table-cell table:formula="of:=RAND()" office:value-type="float" office:value="0.324681238271296">
            <text:p>0.3246812383</text:p>
          </table:table-cell>
          <table:table-cell table:formula="of:=RAND()" office:value-type="float" office:value="0.0664874357171357">
            <text:p>0.0664874357</text:p>
          </table:table-cell>
          <table:table-cell table:formula="of:=SUM([.B802:.M802])-6" office:value-type="float" office:value="0.846681135473773">
            <text:p>0.8466811355</text:p>
          </table:table-cell>
          <table:table-cell table:formula="of:=[.N802]-[.$G$6]" office:value-type="float" office:value="0.859706310613547">
            <text:p>0.8597063106</text:p>
          </table:table-cell>
          <table:table-cell table:formula="of:=[.O802]*[.O802]" office:value-type="float" office:value="0.739094940508756">
            <text:p>0.7390949405</text:p>
          </table:table-cell>
        </table:table-row>
        <table:table-row table:style-name="ro1">
          <table:table-cell/>
          <table:table-cell table:formula="of:=RAND()" office:value-type="float" office:value="0.542759955162182">
            <text:p>0.5427599552</text:p>
          </table:table-cell>
          <table:table-cell table:formula="of:=RAND()" office:value-type="float" office:value="0.729254320496693">
            <text:p>0.7292543205</text:p>
          </table:table-cell>
          <table:table-cell table:formula="of:=RAND()" office:value-type="float" office:value="0.750559614505619">
            <text:p>0.7505596145</text:p>
          </table:table-cell>
          <table:table-cell table:formula="of:=RAND()" office:value-type="float" office:value="0.411617500474677">
            <text:p>0.4116175005</text:p>
          </table:table-cell>
          <table:table-cell table:formula="of:=RAND()" office:value-type="float" office:value="0.102335271891207">
            <text:p>0.1023352719</text:p>
          </table:table-cell>
          <table:table-cell table:formula="of:=RAND()" office:value-type="float" office:value="0.496305972337723">
            <text:p>0.4963059723</text:p>
          </table:table-cell>
          <table:table-cell table:formula="of:=RAND()" office:value-type="float" office:value="0.444232316687703">
            <text:p>0.4442323167</text:p>
          </table:table-cell>
          <table:table-cell table:formula="of:=RAND()" office:value-type="float" office:value="0.822415082715452">
            <text:p>0.8224150827</text:p>
          </table:table-cell>
          <table:table-cell table:formula="of:=RAND()" office:value-type="float" office:value="0.886838822159916">
            <text:p>0.8868388222</text:p>
          </table:table-cell>
          <table:table-cell table:formula="of:=RAND()" office:value-type="float" office:value="0.396496000699699">
            <text:p>0.3964960007</text:p>
          </table:table-cell>
          <table:table-cell table:formula="of:=RAND()" office:value-type="float" office:value="0.609355891356245">
            <text:p>0.6093558914</text:p>
          </table:table-cell>
          <table:table-cell table:formula="of:=RAND()" office:value-type="float" office:value="0.341887238435447">
            <text:p>0.3418872384</text:p>
          </table:table-cell>
          <table:table-cell table:formula="of:=SUM([.B803:.M803])-6" office:value-type="float" office:value="0.534057986922562">
            <text:p>0.5340579869</text:p>
          </table:table-cell>
          <table:table-cell table:formula="of:=[.N803]-[.$G$6]" office:value-type="float" office:value="0.547083162062336">
            <text:p>0.5470831621</text:p>
          </table:table-cell>
          <table:table-cell table:formula="of:=[.O803]*[.O803]" office:value-type="float" office:value="0.299299986212124">
            <text:p>0.2992999862</text:p>
          </table:table-cell>
        </table:table-row>
        <table:table-row table:style-name="ro1">
          <table:table-cell/>
          <table:table-cell table:formula="of:=RAND()" office:value-type="float" office:value="0.532982738921419">
            <text:p>0.5329827389</text:p>
          </table:table-cell>
          <table:table-cell table:formula="of:=RAND()" office:value-type="float" office:value="0.243460405617952">
            <text:p>0.2434604056</text:p>
          </table:table-cell>
          <table:table-cell table:formula="of:=RAND()" office:value-type="float" office:value="0.611096983309835">
            <text:p>0.6110969833</text:p>
          </table:table-cell>
          <table:table-cell table:formula="of:=RAND()" office:value-type="float" office:value="0.184160275384784">
            <text:p>0.1841602754</text:p>
          </table:table-cell>
          <table:table-cell table:formula="of:=RAND()" office:value-type="float" office:value="0.118282626615837">
            <text:p>0.1182826266</text:p>
          </table:table-cell>
          <table:table-cell table:formula="of:=RAND()" office:value-type="float" office:value="0.061660542152822">
            <text:p>0.0616605422</text:p>
          </table:table-cell>
          <table:table-cell table:formula="of:=RAND()" office:value-type="float" office:value="0.871718215057626">
            <text:p>0.8717182151</text:p>
          </table:table-cell>
          <table:table-cell table:formula="of:=RAND()" office:value-type="float" office:value="0.910943150520325">
            <text:p>0.9109431505</text:p>
          </table:table-cell>
          <table:table-cell table:formula="of:=RAND()" office:value-type="float" office:value="0.242490764241666">
            <text:p>0.2424907642</text:p>
          </table:table-cell>
          <table:table-cell table:formula="of:=RAND()" office:value-type="float" office:value="0.0832807768601924">
            <text:p>0.0832807769</text:p>
          </table:table-cell>
          <table:table-cell table:formula="of:=RAND()" office:value-type="float" office:value="0.829232690390199">
            <text:p>0.8292326904</text:p>
          </table:table-cell>
          <table:table-cell table:formula="of:=RAND()" office:value-type="float" office:value="0.979383785044774">
            <text:p>0.979383785</text:p>
          </table:table-cell>
          <table:table-cell table:formula="of:=SUM([.B804:.M804])-6" office:value-type="float" office:value="-0.331307045882568">
            <text:p>-0.3313070459</text:p>
          </table:table-cell>
          <table:table-cell table:formula="of:=[.N804]-[.$G$6]" office:value-type="float" office:value="-0.318281870742794">
            <text:p>-0.3182818707</text:p>
          </table:table-cell>
          <table:table-cell table:formula="of:=[.O804]*[.O804]" office:value-type="float" office:value="0.101303349243533">
            <text:p>0.1013033492</text:p>
          </table:table-cell>
        </table:table-row>
        <table:table-row table:style-name="ro1">
          <table:table-cell/>
          <table:table-cell table:formula="of:=RAND()" office:value-type="float" office:value="0.890853971475735">
            <text:p>0.8908539715</text:p>
          </table:table-cell>
          <table:table-cell table:formula="of:=RAND()" office:value-type="float" office:value="0.490977334557101">
            <text:p>0.4909773346</text:p>
          </table:table-cell>
          <table:table-cell table:formula="of:=RAND()" office:value-type="float" office:value="0.303503141505644">
            <text:p>0.3035031415</text:p>
          </table:table-cell>
          <table:table-cell table:formula="of:=RAND()" office:value-type="float" office:value="0.178672455949709">
            <text:p>0.1786724559</text:p>
          </table:table-cell>
          <table:table-cell table:formula="of:=RAND()" office:value-type="float" office:value="0.49383969581686">
            <text:p>0.4938396958</text:p>
          </table:table-cell>
          <table:table-cell table:formula="of:=RAND()" office:value-type="float" office:value="0.313871486810967">
            <text:p>0.3138714868</text:p>
          </table:table-cell>
          <table:table-cell table:formula="of:=RAND()" office:value-type="float" office:value="0.856754132080823">
            <text:p>0.8567541321</text:p>
          </table:table-cell>
          <table:table-cell table:formula="of:=RAND()" office:value-type="float" office:value="0.57458314485848">
            <text:p>0.5745831449</text:p>
          </table:table-cell>
          <table:table-cell table:formula="of:=RAND()" office:value-type="float" office:value="0.191071617417038">
            <text:p>0.1910716174</text:p>
          </table:table-cell>
          <table:table-cell table:formula="of:=RAND()" office:value-type="float" office:value="0.305593156255782">
            <text:p>0.3055931563</text:p>
          </table:table-cell>
          <table:table-cell table:formula="of:=RAND()" office:value-type="float" office:value="0.302734711905941">
            <text:p>0.3027347119</text:p>
          </table:table-cell>
          <table:table-cell table:formula="of:=RAND()" office:value-type="float" office:value="0.863532493589446">
            <text:p>0.8635324936</text:p>
          </table:table-cell>
          <table:table-cell table:formula="of:=SUM([.B805:.M805])-6" office:value-type="float" office:value="-0.234012657776475">
            <text:p>-0.2340126578</text:p>
          </table:table-cell>
          <table:table-cell table:formula="of:=[.N805]-[.$G$6]" office:value-type="float" office:value="-0.220987482636701">
            <text:p>-0.2209874826</text:p>
          </table:table-cell>
          <table:table-cell table:formula="of:=[.O805]*[.O805]" office:value-type="float" office:value="0.0488354674821064">
            <text:p>0.0488354675</text:p>
          </table:table-cell>
        </table:table-row>
        <table:table-row table:style-name="ro1">
          <table:table-cell/>
          <table:table-cell table:formula="of:=RAND()" office:value-type="float" office:value="0.229612155584618">
            <text:p>0.2296121556</text:p>
          </table:table-cell>
          <table:table-cell table:formula="of:=RAND()" office:value-type="float" office:value="0.994588015368208">
            <text:p>0.9945880154</text:p>
          </table:table-cell>
          <table:table-cell table:formula="of:=RAND()" office:value-type="float" office:value="0.131501914002001">
            <text:p>0.131501914</text:p>
          </table:table-cell>
          <table:table-cell table:formula="of:=RAND()" office:value-type="float" office:value="0.572162540396676">
            <text:p>0.5721625404</text:p>
          </table:table-cell>
          <table:table-cell table:formula="of:=RAND()" office:value-type="float" office:value="0.810221081599593">
            <text:p>0.8102210816</text:p>
          </table:table-cell>
          <table:table-cell table:formula="of:=RAND()" office:value-type="float" office:value="0.993794502690434">
            <text:p>0.9937945027</text:p>
          </table:table-cell>
          <table:table-cell table:formula="of:=RAND()" office:value-type="float" office:value="0.607109295902774">
            <text:p>0.6071092959</text:p>
          </table:table-cell>
          <table:table-cell table:formula="of:=RAND()" office:value-type="float" office:value="0.0361067380290478">
            <text:p>0.036106738</text:p>
          </table:table-cell>
          <table:table-cell table:formula="of:=RAND()" office:value-type="float" office:value="0.355280153220519">
            <text:p>0.3552801532</text:p>
          </table:table-cell>
          <table:table-cell table:formula="of:=RAND()" office:value-type="float" office:value="0.65448681730777">
            <text:p>0.6544868173</text:p>
          </table:table-cell>
          <table:table-cell table:formula="of:=RAND()" office:value-type="float" office:value="0.809170076390728">
            <text:p>0.8091700764</text:p>
          </table:table-cell>
          <table:table-cell table:formula="of:=RAND()" office:value-type="float" office:value="0.098521281266585">
            <text:p>0.0985212813</text:p>
          </table:table-cell>
          <table:table-cell table:formula="of:=SUM([.B806:.M806])-6" office:value-type="float" office:value="0.292554571758956">
            <text:p>0.2925545718</text:p>
          </table:table-cell>
          <table:table-cell table:formula="of:=[.N806]-[.$G$6]" office:value-type="float" office:value="0.305579746898729">
            <text:p>0.3055797469</text:p>
          </table:table-cell>
          <table:table-cell table:formula="of:=[.O806]*[.O806]" office:value-type="float" office:value="0.0933789817146915">
            <text:p>0.0933789817</text:p>
          </table:table-cell>
        </table:table-row>
        <table:table-row table:style-name="ro1">
          <table:table-cell/>
          <table:table-cell table:formula="of:=RAND()" office:value-type="float" office:value="0.38563489029184">
            <text:p>0.3856348903</text:p>
          </table:table-cell>
          <table:table-cell table:formula="of:=RAND()" office:value-type="float" office:value="0.342846032697707">
            <text:p>0.3428460327</text:p>
          </table:table-cell>
          <table:table-cell table:formula="of:=RAND()" office:value-type="float" office:value="0.606453410582617">
            <text:p>0.6064534106</text:p>
          </table:table-cell>
          <table:table-cell table:formula="of:=RAND()" office:value-type="float" office:value="0.335520366439596">
            <text:p>0.3355203664</text:p>
          </table:table-cell>
          <table:table-cell table:formula="of:=RAND()" office:value-type="float" office:value="0.574766136473045">
            <text:p>0.5747661365</text:p>
          </table:table-cell>
          <table:table-cell table:formula="of:=RAND()" office:value-type="float" office:value="0.436831814236939">
            <text:p>0.4368318142</text:p>
          </table:table-cell>
          <table:table-cell table:formula="of:=RAND()" office:value-type="float" office:value="0.959592458093539">
            <text:p>0.9595924581</text:p>
          </table:table-cell>
          <table:table-cell table:formula="of:=RAND()" office:value-type="float" office:value="0.148156547453254">
            <text:p>0.1481565475</text:p>
          </table:table-cell>
          <table:table-cell table:formula="of:=RAND()" office:value-type="float" office:value="0.960060208337382">
            <text:p>0.9600602083</text:p>
          </table:table-cell>
          <table:table-cell table:formula="of:=RAND()" office:value-type="float" office:value="0.710610192501918">
            <text:p>0.7106101925</text:p>
          </table:table-cell>
          <table:table-cell table:formula="of:=RAND()" office:value-type="float" office:value="0.982091710902751">
            <text:p>0.9820917109</text:p>
          </table:table-cell>
          <table:table-cell table:formula="of:=RAND()" office:value-type="float" office:value="0.710136636160314">
            <text:p>0.7101366362</text:p>
          </table:table-cell>
          <table:table-cell table:formula="of:=SUM([.B807:.M807])-6" office:value-type="float" office:value="1.1527004041709">
            <text:p>1.1527004042</text:p>
          </table:table-cell>
          <table:table-cell table:formula="of:=[.N807]-[.$G$6]" office:value-type="float" office:value="1.16572557931067">
            <text:p>1.1657255793</text:p>
          </table:table-cell>
          <table:table-cell table:formula="of:=[.O807]*[.O807]" office:value-type="float" office:value="1.35891612625921">
            <text:p>1.3589161263</text:p>
          </table:table-cell>
        </table:table-row>
        <table:table-row table:style-name="ro1">
          <table:table-cell/>
          <table:table-cell table:formula="of:=RAND()" office:value-type="float" office:value="0.817343357950449">
            <text:p>0.817343358</text:p>
          </table:table-cell>
          <table:table-cell table:formula="of:=RAND()" office:value-type="float" office:value="0.563693894306198">
            <text:p>0.5636938943</text:p>
          </table:table-cell>
          <table:table-cell table:formula="of:=RAND()" office:value-type="float" office:value="0.469347318867222">
            <text:p>0.4693473189</text:p>
          </table:table-cell>
          <table:table-cell table:formula="of:=RAND()" office:value-type="float" office:value="0.99056248110719">
            <text:p>0.9905624811</text:p>
          </table:table-cell>
          <table:table-cell table:formula="of:=RAND()" office:value-type="float" office:value="0.969101053895429">
            <text:p>0.9691010539</text:p>
          </table:table-cell>
          <table:table-cell table:formula="of:=RAND()" office:value-type="float" office:value="0.537284536054358">
            <text:p>0.5372845361</text:p>
          </table:table-cell>
          <table:table-cell table:formula="of:=RAND()" office:value-type="float" office:value="0.0470287287607789">
            <text:p>0.0470287288</text:p>
          </table:table-cell>
          <table:table-cell table:formula="of:=RAND()" office:value-type="float" office:value="0.859142045024782">
            <text:p>0.859142045</text:p>
          </table:table-cell>
          <table:table-cell table:formula="of:=RAND()" office:value-type="float" office:value="0.143594818422571">
            <text:p>0.1435948184</text:p>
          </table:table-cell>
          <table:table-cell table:formula="of:=RAND()" office:value-type="float" office:value="0.62765754503198">
            <text:p>0.627657545</text:p>
          </table:table-cell>
          <table:table-cell table:formula="of:=RAND()" office:value-type="float" office:value="0.833411579718813">
            <text:p>0.8334115797</text:p>
          </table:table-cell>
          <table:table-cell table:formula="of:=RAND()" office:value-type="float" office:value="0.434624302666634">
            <text:p>0.4346243027</text:p>
          </table:table-cell>
          <table:table-cell table:formula="of:=SUM([.B808:.M808])-6" office:value-type="float" office:value="1.2927916618064">
            <text:p>1.2927916618</text:p>
          </table:table-cell>
          <table:table-cell table:formula="of:=[.N808]-[.$G$6]" office:value-type="float" office:value="1.30581683694618">
            <text:p>1.3058168369</text:p>
          </table:table-cell>
          <table:table-cell table:formula="of:=[.O808]*[.O808]" office:value-type="float" office:value="1.70515761165212">
            <text:p>1.7051576117</text:p>
          </table:table-cell>
        </table:table-row>
        <table:table-row table:style-name="ro1">
          <table:table-cell/>
          <table:table-cell table:formula="of:=RAND()" office:value-type="float" office:value="0.251783825457096">
            <text:p>0.2517838255</text:p>
          </table:table-cell>
          <table:table-cell table:formula="of:=RAND()" office:value-type="float" office:value="0.132151242578402">
            <text:p>0.1321512426</text:p>
          </table:table-cell>
          <table:table-cell table:formula="of:=RAND()" office:value-type="float" office:value="0.854058952536434">
            <text:p>0.8540589525</text:p>
          </table:table-cell>
          <table:table-cell table:formula="of:=RAND()" office:value-type="float" office:value="0.6179620528128">
            <text:p>0.6179620528</text:p>
          </table:table-cell>
          <table:table-cell table:formula="of:=RAND()" office:value-type="float" office:value="0.0702205563429743">
            <text:p>0.0702205563</text:p>
          </table:table-cell>
          <table:table-cell table:formula="of:=RAND()" office:value-type="float" office:value="0.108297997154295">
            <text:p>0.1082979972</text:p>
          </table:table-cell>
          <table:table-cell table:formula="of:=RAND()" office:value-type="float" office:value="0.188835386186838">
            <text:p>0.1888353862</text:p>
          </table:table-cell>
          <table:table-cell table:formula="of:=RAND()" office:value-type="float" office:value="0.0720129162073135">
            <text:p>0.0720129162</text:p>
          </table:table-cell>
          <table:table-cell table:formula="of:=RAND()" office:value-type="float" office:value="0.182683356339112">
            <text:p>0.1826833563</text:p>
          </table:table-cell>
          <table:table-cell table:formula="of:=RAND()" office:value-type="float" office:value="0.313614270184189">
            <text:p>0.3136142702</text:p>
          </table:table-cell>
          <table:table-cell table:formula="of:=RAND()" office:value-type="float" office:value="0.381653463467956">
            <text:p>0.3816534635</text:p>
          </table:table-cell>
          <table:table-cell table:formula="of:=RAND()" office:value-type="float" office:value="0.974764638347551">
            <text:p>0.9747646383</text:p>
          </table:table-cell>
          <table:table-cell table:formula="of:=SUM([.B809:.M809])-6" office:value-type="float" office:value="-1.85196134238504">
            <text:p>-1.8519613424</text:p>
          </table:table-cell>
          <table:table-cell table:formula="of:=[.N809]-[.$G$6]" office:value-type="float" office:value="-1.83893616724527">
            <text:p>-1.8389361672</text:p>
          </table:table-cell>
          <table:table-cell table:formula="of:=[.O809]*[.O809]" office:value-type="float" office:value="3.38168622720271">
            <text:p>3.3816862272</text:p>
          </table:table-cell>
        </table:table-row>
        <table:table-row table:style-name="ro1">
          <table:table-cell/>
          <table:table-cell table:formula="of:=RAND()" office:value-type="float" office:value="0.145246773725376">
            <text:p>0.1452467737</text:p>
          </table:table-cell>
          <table:table-cell table:formula="of:=RAND()" office:value-type="float" office:value="0.0727017123717815">
            <text:p>0.0727017124</text:p>
          </table:table-cell>
          <table:table-cell table:formula="of:=RAND()" office:value-type="float" office:value="0.255421472713351">
            <text:p>0.2554214727</text:p>
          </table:table-cell>
          <table:table-cell table:formula="of:=RAND()" office:value-type="float" office:value="0.612513950094581">
            <text:p>0.6125139501</text:p>
          </table:table-cell>
          <table:table-cell table:formula="of:=RAND()" office:value-type="float" office:value="0.212421102914959">
            <text:p>0.2124211029</text:p>
          </table:table-cell>
          <table:table-cell table:formula="of:=RAND()" office:value-type="float" office:value="0.0601799155119807">
            <text:p>0.0601799155</text:p>
          </table:table-cell>
          <table:table-cell table:formula="of:=RAND()" office:value-type="float" office:value="0.114527858328074">
            <text:p>0.1145278583</text:p>
          </table:table-cell>
          <table:table-cell table:formula="of:=RAND()" office:value-type="float" office:value="0.820254624821246">
            <text:p>0.8202546248</text:p>
          </table:table-cell>
          <table:table-cell table:formula="of:=RAND()" office:value-type="float" office:value="0.692852526437491">
            <text:p>0.6928525264</text:p>
          </table:table-cell>
          <table:table-cell table:formula="of:=RAND()" office:value-type="float" office:value="0.690304488642141">
            <text:p>0.6903044886</text:p>
          </table:table-cell>
          <table:table-cell table:formula="of:=RAND()" office:value-type="float" office:value="0.900035571539775">
            <text:p>0.9000355715</text:p>
          </table:table-cell>
          <table:table-cell table:formula="of:=RAND()" office:value-type="float" office:value="0.660078041022643">
            <text:p>0.660078041</text:p>
          </table:table-cell>
          <table:table-cell table:formula="of:=SUM([.B810:.M810])-6" office:value-type="float" office:value="-0.763461961876601">
            <text:p>-0.7634619619</text:p>
          </table:table-cell>
          <table:table-cell table:formula="of:=[.N810]-[.$G$6]" office:value-type="float" office:value="-0.750436786736827">
            <text:p>-0.7504367867</text:p>
          </table:table-cell>
          <table:table-cell table:formula="of:=[.O810]*[.O810]" office:value-type="float" office:value="0.563155370887894">
            <text:p>0.5631553709</text:p>
          </table:table-cell>
        </table:table-row>
        <table:table-row table:style-name="ro1">
          <table:table-cell/>
          <table:table-cell table:formula="of:=RAND()" office:value-type="float" office:value="0.417540336959064">
            <text:p>0.417540337</text:p>
          </table:table-cell>
          <table:table-cell table:formula="of:=RAND()" office:value-type="float" office:value="0.747976699378341">
            <text:p>0.7479766994</text:p>
          </table:table-cell>
          <table:table-cell table:formula="of:=RAND()" office:value-type="float" office:value="0.384278613841161">
            <text:p>0.3842786138</text:p>
          </table:table-cell>
          <table:table-cell table:formula="of:=RAND()" office:value-type="float" office:value="0.873954592738301">
            <text:p>0.8739545927</text:p>
          </table:table-cell>
          <table:table-cell table:formula="of:=RAND()" office:value-type="float" office:value="0.0255511801224202">
            <text:p>0.0255511801</text:p>
          </table:table-cell>
          <table:table-cell table:formula="of:=RAND()" office:value-type="float" office:value="0.0679286238737404">
            <text:p>0.0679286239</text:p>
          </table:table-cell>
          <table:table-cell table:formula="of:=RAND()" office:value-type="float" office:value="0.0834892550483346">
            <text:p>0.083489255</text:p>
          </table:table-cell>
          <table:table-cell table:formula="of:=RAND()" office:value-type="float" office:value="0.174187272554263">
            <text:p>0.1741872726</text:p>
          </table:table-cell>
          <table:table-cell table:formula="of:=RAND()" office:value-type="float" office:value="0.837294494733214">
            <text:p>0.8372944947</text:p>
          </table:table-cell>
          <table:table-cell table:formula="of:=RAND()" office:value-type="float" office:value="0.740312153240666">
            <text:p>0.7403121532</text:p>
          </table:table-cell>
          <table:table-cell table:formula="of:=RAND()" office:value-type="float" office:value="0.760216025402769">
            <text:p>0.7602160254</text:p>
          </table:table-cell>
          <table:table-cell table:formula="of:=RAND()" office:value-type="float" office:value="0.288263001712039">
            <text:p>0.2882630017</text:p>
          </table:table-cell>
          <table:table-cell table:formula="of:=SUM([.B811:.M811])-6" office:value-type="float" office:value="-0.599007750395685">
            <text:p>-0.5990077504</text:p>
          </table:table-cell>
          <table:table-cell table:formula="of:=[.N811]-[.$G$6]" office:value-type="float" office:value="-0.585982575255912">
            <text:p>-0.5859825753</text:p>
          </table:table-cell>
          <table:table-cell table:formula="of:=[.O811]*[.O811]" office:value-type="float" office:value="0.34337557850355">
            <text:p>0.3433755785</text:p>
          </table:table-cell>
        </table:table-row>
        <table:table-row table:style-name="ro1">
          <table:table-cell/>
          <table:table-cell table:formula="of:=RAND()" office:value-type="float" office:value="0.535789131419733">
            <text:p>0.5357891314</text:p>
          </table:table-cell>
          <table:table-cell table:formula="of:=RAND()" office:value-type="float" office:value="0.990241842810065">
            <text:p>0.9902418428</text:p>
          </table:table-cell>
          <table:table-cell table:formula="of:=RAND()" office:value-type="float" office:value="0.709851985098794">
            <text:p>0.7098519851</text:p>
          </table:table-cell>
          <table:table-cell table:formula="of:=RAND()" office:value-type="float" office:value="0.228933502919972">
            <text:p>0.2289335029</text:p>
          </table:table-cell>
          <table:table-cell table:formula="of:=RAND()" office:value-type="float" office:value="0.445405272068456">
            <text:p>0.4454052721</text:p>
          </table:table-cell>
          <table:table-cell table:formula="of:=RAND()" office:value-type="float" office:value="0.150697221979499">
            <text:p>0.150697222</text:p>
          </table:table-cell>
          <table:table-cell table:formula="of:=RAND()" office:value-type="float" office:value="0.52295841742307">
            <text:p>0.5229584174</text:p>
          </table:table-cell>
          <table:table-cell table:formula="of:=RAND()" office:value-type="float" office:value="0.869202310219407">
            <text:p>0.8692023102</text:p>
          </table:table-cell>
          <table:table-cell table:formula="of:=RAND()" office:value-type="float" office:value="0.161554272286594">
            <text:p>0.1615542723</text:p>
          </table:table-cell>
          <table:table-cell table:formula="of:=RAND()" office:value-type="float" office:value="0.149627486011013">
            <text:p>0.149627486</text:p>
          </table:table-cell>
          <table:table-cell table:formula="of:=RAND()" office:value-type="float" office:value="0.733902622712776">
            <text:p>0.7339026227</text:p>
          </table:table-cell>
          <table:table-cell table:formula="of:=RAND()" office:value-type="float" office:value="0.905450260965154">
            <text:p>0.905450261</text:p>
          </table:table-cell>
          <table:table-cell table:formula="of:=SUM([.B812:.M812])-6" office:value-type="float" office:value="0.403614325914532">
            <text:p>0.4036143259</text:p>
          </table:table-cell>
          <table:table-cell table:formula="of:=[.N812]-[.$G$6]" office:value-type="float" office:value="0.416639501054306">
            <text:p>0.4166395011</text:p>
          </table:table-cell>
          <table:table-cell table:formula="of:=[.O812]*[.O812]" office:value-type="float" office:value="0.173588473838781">
            <text:p>0.1735884738</text:p>
          </table:table-cell>
        </table:table-row>
        <table:table-row table:style-name="ro1">
          <table:table-cell/>
          <table:table-cell table:formula="of:=RAND()" office:value-type="float" office:value="0.449993691407144">
            <text:p>0.4499936914</text:p>
          </table:table-cell>
          <table:table-cell table:formula="of:=RAND()" office:value-type="float" office:value="0.501397431828082">
            <text:p>0.5013974318</text:p>
          </table:table-cell>
          <table:table-cell table:formula="of:=RAND()" office:value-type="float" office:value="0.450812805909663">
            <text:p>0.4508128059</text:p>
          </table:table-cell>
          <table:table-cell table:formula="of:=RAND()" office:value-type="float" office:value="0.471604853402823">
            <text:p>0.4716048534</text:p>
          </table:table-cell>
          <table:table-cell table:formula="of:=RAND()" office:value-type="float" office:value="0.244354989612475">
            <text:p>0.2443549896</text:p>
          </table:table-cell>
          <table:table-cell table:formula="of:=RAND()" office:value-type="float" office:value="0.811892887344584">
            <text:p>0.8118928873</text:p>
          </table:table-cell>
          <table:table-cell table:formula="of:=RAND()" office:value-type="float" office:value="0.824061782797799">
            <text:p>0.8240617828</text:p>
          </table:table-cell>
          <table:table-cell table:formula="of:=RAND()" office:value-type="float" office:value="0.548134675947949">
            <text:p>0.5481346759</text:p>
          </table:table-cell>
          <table:table-cell table:formula="of:=RAND()" office:value-type="float" office:value="0.942439870210364">
            <text:p>0.9424398702</text:p>
          </table:table-cell>
          <table:table-cell table:formula="of:=RAND()" office:value-type="float" office:value="0.724200424971059">
            <text:p>0.724200425</text:p>
          </table:table-cell>
          <table:table-cell table:formula="of:=RAND()" office:value-type="float" office:value="0.397647846024483">
            <text:p>0.397647846</text:p>
          </table:table-cell>
          <table:table-cell table:formula="of:=RAND()" office:value-type="float" office:value="0.754815859720111">
            <text:p>0.7548158597</text:p>
          </table:table-cell>
          <table:table-cell table:formula="of:=SUM([.B813:.M813])-6" office:value-type="float" office:value="1.12135711917654">
            <text:p>1.1213571192</text:p>
          </table:table-cell>
          <table:table-cell table:formula="of:=[.N813]-[.$G$6]" office:value-type="float" office:value="1.13438229431631">
            <text:p>1.1343822943</text:p>
          </table:table-cell>
          <table:table-cell table:formula="of:=[.O813]*[.O813]" office:value-type="float" office:value="1.28682318965834">
            <text:p>1.2868231897</text:p>
          </table:table-cell>
        </table:table-row>
        <table:table-row table:style-name="ro1">
          <table:table-cell/>
          <table:table-cell table:formula="of:=RAND()" office:value-type="float" office:value="0.261693198001012">
            <text:p>0.261693198</text:p>
          </table:table-cell>
          <table:table-cell table:formula="of:=RAND()" office:value-type="float" office:value="0.567055934574455">
            <text:p>0.5670559346</text:p>
          </table:table-cell>
          <table:table-cell table:formula="of:=RAND()" office:value-type="float" office:value="0.501558219548315">
            <text:p>0.5015582195</text:p>
          </table:table-cell>
          <table:table-cell table:formula="of:=RAND()" office:value-type="float" office:value="0.173030588775873">
            <text:p>0.1730305888</text:p>
          </table:table-cell>
          <table:table-cell table:formula="of:=RAND()" office:value-type="float" office:value="0.228676889790222">
            <text:p>0.2286768898</text:p>
          </table:table-cell>
          <table:table-cell table:formula="of:=RAND()" office:value-type="float" office:value="0.0334165554959327">
            <text:p>0.0334165555</text:p>
          </table:table-cell>
          <table:table-cell table:formula="of:=RAND()" office:value-type="float" office:value="0.383736885152757">
            <text:p>0.3837368852</text:p>
          </table:table-cell>
          <table:table-cell table:formula="of:=RAND()" office:value-type="float" office:value="0.189148381818086">
            <text:p>0.1891483818</text:p>
          </table:table-cell>
          <table:table-cell table:formula="of:=RAND()" office:value-type="float" office:value="0.641068480210379">
            <text:p>0.6410684802</text:p>
          </table:table-cell>
          <table:table-cell table:formula="of:=RAND()" office:value-type="float" office:value="0.972714162431657">
            <text:p>0.9727141624</text:p>
          </table:table-cell>
          <table:table-cell table:formula="of:=RAND()" office:value-type="float" office:value="0.17221248918213">
            <text:p>0.1722124892</text:p>
          </table:table-cell>
          <table:table-cell table:formula="of:=RAND()" office:value-type="float" office:value="0.640036501223221">
            <text:p>0.6400365012</text:p>
          </table:table-cell>
          <table:table-cell table:formula="of:=SUM([.B814:.M814])-6" office:value-type="float" office:value="-1.23565171379596">
            <text:p>-1.2356517138</text:p>
          </table:table-cell>
          <table:table-cell table:formula="of:=[.N814]-[.$G$6]" office:value-type="float" office:value="-1.22262653865619">
            <text:p>-1.2226265387</text:p>
          </table:table-cell>
          <table:table-cell table:formula="of:=[.O814]*[.O814]" office:value-type="float" office:value="1.49481565302641">
            <text:p>1.494815653</text:p>
          </table:table-cell>
        </table:table-row>
        <table:table-row table:style-name="ro1">
          <table:table-cell/>
          <table:table-cell table:formula="of:=RAND()" office:value-type="float" office:value="0.386674719396979">
            <text:p>0.3866747194</text:p>
          </table:table-cell>
          <table:table-cell table:formula="of:=RAND()" office:value-type="float" office:value="0.419534339103848">
            <text:p>0.4195343391</text:p>
          </table:table-cell>
          <table:table-cell table:formula="of:=RAND()" office:value-type="float" office:value="0.67374748759903">
            <text:p>0.6737474876</text:p>
          </table:table-cell>
          <table:table-cell table:formula="of:=RAND()" office:value-type="float" office:value="0.598380606155843">
            <text:p>0.5983806062</text:p>
          </table:table-cell>
          <table:table-cell table:formula="of:=RAND()" office:value-type="float" office:value="0.664476802805439">
            <text:p>0.6644768028</text:p>
          </table:table-cell>
          <table:table-cell table:formula="of:=RAND()" office:value-type="float" office:value="0.42771274340339">
            <text:p>0.4277127434</text:p>
          </table:table-cell>
          <table:table-cell table:formula="of:=RAND()" office:value-type="float" office:value="0.931518349796534">
            <text:p>0.9315183498</text:p>
          </table:table-cell>
          <table:table-cell table:formula="of:=RAND()" office:value-type="float" office:value="0.12303776293993">
            <text:p>0.1230377629</text:p>
          </table:table-cell>
          <table:table-cell table:formula="of:=RAND()" office:value-type="float" office:value="0.197512228740379">
            <text:p>0.1975122287</text:p>
          </table:table-cell>
          <table:table-cell table:formula="of:=RAND()" office:value-type="float" office:value="0.0993399946019053">
            <text:p>0.0993399946</text:p>
          </table:table-cell>
          <table:table-cell table:formula="of:=RAND()" office:value-type="float" office:value="0.186682067578658">
            <text:p>0.1866820676</text:p>
          </table:table-cell>
          <table:table-cell table:formula="of:=RAND()" office:value-type="float" office:value="0.336861913790926">
            <text:p>0.3368619138</text:p>
          </table:table-cell>
          <table:table-cell table:formula="of:=SUM([.B815:.M815])-6" office:value-type="float" office:value="-0.954520984087139">
            <text:p>-0.9545209841</text:p>
          </table:table-cell>
          <table:table-cell table:formula="of:=[.N815]-[.$G$6]" office:value-type="float" office:value="-0.941495808947366">
            <text:p>-0.9414958089</text:p>
          </table:table-cell>
          <table:table-cell table:formula="of:=[.O815]*[.O815]" office:value-type="float" office:value="0.886414358265455">
            <text:p>0.8864143583</text:p>
          </table:table-cell>
        </table:table-row>
        <table:table-row table:style-name="ro1">
          <table:table-cell/>
          <table:table-cell table:formula="of:=RAND()" office:value-type="float" office:value="0.813412188785151">
            <text:p>0.8134121888</text:p>
          </table:table-cell>
          <table:table-cell table:formula="of:=RAND()" office:value-type="float" office:value="0.987159792333841">
            <text:p>0.9871597923</text:p>
          </table:table-cell>
          <table:table-cell table:formula="of:=RAND()" office:value-type="float" office:value="0.646649191854522">
            <text:p>0.6466491919</text:p>
          </table:table-cell>
          <table:table-cell table:formula="of:=RAND()" office:value-type="float" office:value="0.745706851361319">
            <text:p>0.7457068514</text:p>
          </table:table-cell>
          <table:table-cell table:formula="of:=RAND()" office:value-type="float" office:value="0.0429137048777193">
            <text:p>0.0429137049</text:p>
          </table:table-cell>
          <table:table-cell table:formula="of:=RAND()" office:value-type="float" office:value="0.60281952819787">
            <text:p>0.6028195282</text:p>
          </table:table-cell>
          <table:table-cell table:formula="of:=RAND()" office:value-type="float" office:value="0.29444949189201">
            <text:p>0.2944494919</text:p>
          </table:table-cell>
          <table:table-cell table:formula="of:=RAND()" office:value-type="float" office:value="0.63426955556497">
            <text:p>0.6342695556</text:p>
          </table:table-cell>
          <table:table-cell table:formula="of:=RAND()" office:value-type="float" office:value="0.0962952678091824">
            <text:p>0.0962952678</text:p>
          </table:table-cell>
          <table:table-cell table:formula="of:=RAND()" office:value-type="float" office:value="0.0394541516434401">
            <text:p>0.0394541516</text:p>
          </table:table-cell>
          <table:table-cell table:formula="of:=RAND()" office:value-type="float" office:value="0.752483901102096">
            <text:p>0.7524839011</text:p>
          </table:table-cell>
          <table:table-cell table:formula="of:=RAND()" office:value-type="float" office:value="0.414294781628996">
            <text:p>0.4142947816</text:p>
          </table:table-cell>
          <table:table-cell table:formula="of:=SUM([.B816:.M816])-6" office:value-type="float" office:value="0.0699084070511162">
            <text:p>0.0699084071</text:p>
          </table:table-cell>
          <table:table-cell table:formula="of:=[.N816]-[.$G$6]" office:value-type="float" office:value="0.0829335821908899">
            <text:p>0.0829335822</text:p>
          </table:table-cell>
          <table:table-cell table:formula="of:=[.O816]*[.O816]" office:value-type="float" office:value="0.00687797905501308">
            <text:p>0.0068779791</text:p>
          </table:table-cell>
        </table:table-row>
        <table:table-row table:style-name="ro1">
          <table:table-cell/>
          <table:table-cell table:formula="of:=RAND()" office:value-type="float" office:value="0.794952586293221">
            <text:p>0.7949525863</text:p>
          </table:table-cell>
          <table:table-cell table:formula="of:=RAND()" office:value-type="float" office:value="0.813000615220517">
            <text:p>0.8130006152</text:p>
          </table:table-cell>
          <table:table-cell table:formula="of:=RAND()" office:value-type="float" office:value="0.239897743798792">
            <text:p>0.2398977438</text:p>
          </table:table-cell>
          <table:table-cell table:formula="of:=RAND()" office:value-type="float" office:value="0.693540153792128">
            <text:p>0.6935401538</text:p>
          </table:table-cell>
          <table:table-cell table:formula="of:=RAND()" office:value-type="float" office:value="0.875638391356915">
            <text:p>0.8756383914</text:p>
          </table:table-cell>
          <table:table-cell table:formula="of:=RAND()" office:value-type="float" office:value="0.443305178079754">
            <text:p>0.4433051781</text:p>
          </table:table-cell>
          <table:table-cell table:formula="of:=RAND()" office:value-type="float" office:value="0.807312753051519">
            <text:p>0.8073127531</text:p>
          </table:table-cell>
          <table:table-cell table:formula="of:=RAND()" office:value-type="float" office:value="0.147758966078982">
            <text:p>0.1477589661</text:p>
          </table:table-cell>
          <table:table-cell table:formula="of:=RAND()" office:value-type="float" office:value="0.131314661353827">
            <text:p>0.1313146614</text:p>
          </table:table-cell>
          <table:table-cell table:formula="of:=RAND()" office:value-type="float" office:value="0.650440620258451">
            <text:p>0.6504406203</text:p>
          </table:table-cell>
          <table:table-cell table:formula="of:=RAND()" office:value-type="float" office:value="0.365351217333227">
            <text:p>0.3653512173</text:p>
          </table:table-cell>
          <table:table-cell table:formula="of:=RAND()" office:value-type="float" office:value="0.503982833819464">
            <text:p>0.5039828338</text:p>
          </table:table-cell>
          <table:table-cell table:formula="of:=SUM([.B817:.M817])-6" office:value-type="float" office:value="0.466495720436797">
            <text:p>0.4664957204</text:p>
          </table:table-cell>
          <table:table-cell table:formula="of:=[.N817]-[.$G$6]" office:value-type="float" office:value="0.47952089557657">
            <text:p>0.4795208956</text:p>
          </table:table-cell>
          <table:table-cell table:formula="of:=[.O817]*[.O817]" office:value-type="float" office:value="0.229940289294556">
            <text:p>0.2299402893</text:p>
          </table:table-cell>
        </table:table-row>
        <table:table-row table:style-name="ro1">
          <table:table-cell/>
          <table:table-cell table:formula="of:=RAND()" office:value-type="float" office:value="0.625795098487288">
            <text:p>0.6257950985</text:p>
          </table:table-cell>
          <table:table-cell table:formula="of:=RAND()" office:value-type="float" office:value="0.866394037147984">
            <text:p>0.8663940371</text:p>
          </table:table-cell>
          <table:table-cell table:formula="of:=RAND()" office:value-type="float" office:value="0.502879727864638">
            <text:p>0.5028797279</text:p>
          </table:table-cell>
          <table:table-cell table:formula="of:=RAND()" office:value-type="float" office:value="0.743765382794663">
            <text:p>0.7437653828</text:p>
          </table:table-cell>
          <table:table-cell table:formula="of:=RAND()" office:value-type="float" office:value="0.0260153424460441">
            <text:p>0.0260153424</text:p>
          </table:table-cell>
          <table:table-cell table:formula="of:=RAND()" office:value-type="float" office:value="0.276288912864402">
            <text:p>0.2762889129</text:p>
          </table:table-cell>
          <table:table-cell table:formula="of:=RAND()" office:value-type="float" office:value="0.907032631570473">
            <text:p>0.9070326316</text:p>
          </table:table-cell>
          <table:table-cell table:formula="of:=RAND()" office:value-type="float" office:value="0.830351201118901">
            <text:p>0.8303512011</text:p>
          </table:table-cell>
          <table:table-cell table:formula="of:=RAND()" office:value-type="float" office:value="0.406531208427623">
            <text:p>0.4065312084</text:p>
          </table:table-cell>
          <table:table-cell table:formula="of:=RAND()" office:value-type="float" office:value="0.776841056067497">
            <text:p>0.7768410561</text:p>
          </table:table-cell>
          <table:table-cell table:formula="of:=RAND()" office:value-type="float" office:value="0.234685517381877">
            <text:p>0.2346855174</text:p>
          </table:table-cell>
          <table:table-cell table:formula="of:=RAND()" office:value-type="float" office:value="0.00654211547225714">
            <text:p>0.0065421155</text:p>
          </table:table-cell>
          <table:table-cell table:formula="of:=SUM([.B818:.M818])-6" office:value-type="float" office:value="0.203122231643647">
            <text:p>0.2031222316</text:p>
          </table:table-cell>
          <table:table-cell table:formula="of:=[.N818]-[.$G$6]" office:value-type="float" office:value="0.216147406783421">
            <text:p>0.2161474068</text:p>
          </table:table-cell>
          <table:table-cell table:formula="of:=[.O818]*[.O818]" office:value-type="float" office:value="0.0467197014591975">
            <text:p>0.0467197015</text:p>
          </table:table-cell>
        </table:table-row>
        <table:table-row table:style-name="ro1">
          <table:table-cell/>
          <table:table-cell table:formula="of:=RAND()" office:value-type="float" office:value="0.854963978985325">
            <text:p>0.854963979</text:p>
          </table:table-cell>
          <table:table-cell table:formula="of:=RAND()" office:value-type="float" office:value="0.132906266720966">
            <text:p>0.1329062667</text:p>
          </table:table-cell>
          <table:table-cell table:formula="of:=RAND()" office:value-type="float" office:value="0.428312943084165">
            <text:p>0.4283129431</text:p>
          </table:table-cell>
          <table:table-cell table:formula="of:=RAND()" office:value-type="float" office:value="0.981925738509744">
            <text:p>0.9819257385</text:p>
          </table:table-cell>
          <table:table-cell table:formula="of:=RAND()" office:value-type="float" office:value="0.0880609338637441">
            <text:p>0.0880609339</text:p>
          </table:table-cell>
          <table:table-cell table:formula="of:=RAND()" office:value-type="float" office:value="0.787881366442889">
            <text:p>0.7878813664</text:p>
          </table:table-cell>
          <table:table-cell table:formula="of:=RAND()" office:value-type="float" office:value="0.946611945750192">
            <text:p>0.9466119458</text:p>
          </table:table-cell>
          <table:table-cell table:formula="of:=RAND()" office:value-type="float" office:value="0.478980562649667">
            <text:p>0.4789805626</text:p>
          </table:table-cell>
          <table:table-cell table:formula="of:=RAND()" office:value-type="float" office:value="0.304303776239976">
            <text:p>0.3043037762</text:p>
          </table:table-cell>
          <table:table-cell table:formula="of:=RAND()" office:value-type="float" office:value="0.933840938610956">
            <text:p>0.9338409386</text:p>
          </table:table-cell>
          <table:table-cell table:formula="of:=RAND()" office:value-type="float" office:value="0.802140666171908">
            <text:p>0.8021406662</text:p>
          </table:table-cell>
          <table:table-cell table:formula="of:=RAND()" office:value-type="float" office:value="0.843559552449733">
            <text:p>0.8435595524</text:p>
          </table:table-cell>
          <table:table-cell table:formula="of:=SUM([.B819:.M819])-6" office:value-type="float" office:value="1.58348866947927">
            <text:p>1.5834886695</text:p>
          </table:table-cell>
          <table:table-cell table:formula="of:=[.N819]-[.$G$6]" office:value-type="float" office:value="1.59651384461904">
            <text:p>1.5965138446</text:p>
          </table:table-cell>
          <table:table-cell table:formula="of:=[.O819]*[.O819]" office:value-type="float" office:value="2.54885645606027">
            <text:p>2.5488564561</text:p>
          </table:table-cell>
        </table:table-row>
        <table:table-row table:style-name="ro1">
          <table:table-cell/>
          <table:table-cell table:formula="of:=RAND()" office:value-type="float" office:value="0.613118357257918">
            <text:p>0.6131183573</text:p>
          </table:table-cell>
          <table:table-cell table:formula="of:=RAND()" office:value-type="float" office:value="0.31674674525857">
            <text:p>0.3167467453</text:p>
          </table:table-cell>
          <table:table-cell table:formula="of:=RAND()" office:value-type="float" office:value="0.721716687083244">
            <text:p>0.7217166871</text:p>
          </table:table-cell>
          <table:table-cell table:formula="of:=RAND()" office:value-type="float" office:value="0.274946979014203">
            <text:p>0.274946979</text:p>
          </table:table-cell>
          <table:table-cell table:formula="of:=RAND()" office:value-type="float" office:value="0.154094297206029">
            <text:p>0.1540942972</text:p>
          </table:table-cell>
          <table:table-cell table:formula="of:=RAND()" office:value-type="float" office:value="0.826518613379449">
            <text:p>0.8265186134</text:p>
          </table:table-cell>
          <table:table-cell table:formula="of:=RAND()" office:value-type="float" office:value="0.980730381561443">
            <text:p>0.9807303816</text:p>
          </table:table-cell>
          <table:table-cell table:formula="of:=RAND()" office:value-type="float" office:value="0.406815485330299">
            <text:p>0.4068154853</text:p>
          </table:table-cell>
          <table:table-cell table:formula="of:=RAND()" office:value-type="float" office:value="0.884874286595732">
            <text:p>0.8848742866</text:p>
          </table:table-cell>
          <table:table-cell table:formula="of:=RAND()" office:value-type="float" office:value="0.887576065491885">
            <text:p>0.8875760655</text:p>
          </table:table-cell>
          <table:table-cell table:formula="of:=RAND()" office:value-type="float" office:value="0.374846513848752">
            <text:p>0.3748465138</text:p>
          </table:table-cell>
          <table:table-cell table:formula="of:=RAND()" office:value-type="float" office:value="0.0842210627160966">
            <text:p>0.0842210627</text:p>
          </table:table-cell>
          <table:table-cell table:formula="of:=SUM([.B820:.M820])-6" office:value-type="float" office:value="0.52620547474362">
            <text:p>0.5262054747</text:p>
          </table:table-cell>
          <table:table-cell table:formula="of:=[.N820]-[.$G$6]" office:value-type="float" office:value="0.539230649883393">
            <text:p>0.5392306499</text:p>
          </table:table-cell>
          <table:table-cell table:formula="of:=[.O820]*[.O820]" office:value-type="float" office:value="0.290769693773667">
            <text:p>0.2907696938</text:p>
          </table:table-cell>
        </table:table-row>
        <table:table-row table:style-name="ro1">
          <table:table-cell/>
          <table:table-cell table:formula="of:=RAND()" office:value-type="float" office:value="0.795053394278511">
            <text:p>0.7950533943</text:p>
          </table:table-cell>
          <table:table-cell table:formula="of:=RAND()" office:value-type="float" office:value="0.836218771757558">
            <text:p>0.8362187718</text:p>
          </table:table-cell>
          <table:table-cell table:formula="of:=RAND()" office:value-type="float" office:value="0.268857096554711">
            <text:p>0.2688570966</text:p>
          </table:table-cell>
          <table:table-cell table:formula="of:=RAND()" office:value-type="float" office:value="0.985538508044556">
            <text:p>0.985538508</text:p>
          </table:table-cell>
          <table:table-cell table:formula="of:=RAND()" office:value-type="float" office:value="0.227915451396257">
            <text:p>0.2279154514</text:p>
          </table:table-cell>
          <table:table-cell table:formula="of:=RAND()" office:value-type="float" office:value="0.135974342003465">
            <text:p>0.135974342</text:p>
          </table:table-cell>
          <table:table-cell table:formula="of:=RAND()" office:value-type="float" office:value="0.0757338074035943">
            <text:p>0.0757338074</text:p>
          </table:table-cell>
          <table:table-cell table:formula="of:=RAND()" office:value-type="float" office:value="0.686143500730395">
            <text:p>0.6861435007</text:p>
          </table:table-cell>
          <table:table-cell table:formula="of:=RAND()" office:value-type="float" office:value="0.547712126513943">
            <text:p>0.5477121265</text:p>
          </table:table-cell>
          <table:table-cell table:formula="of:=RAND()" office:value-type="float" office:value="0.74456827249378">
            <text:p>0.7445682725</text:p>
          </table:table-cell>
          <table:table-cell table:formula="of:=RAND()" office:value-type="float" office:value="0.418266960186884">
            <text:p>0.4182669602</text:p>
          </table:table-cell>
          <table:table-cell table:formula="of:=RAND()" office:value-type="float" office:value="0.671375929843634">
            <text:p>0.6713759298</text:p>
          </table:table-cell>
          <table:table-cell table:formula="of:=SUM([.B821:.M821])-6" office:value-type="float" office:value="0.393358161207289">
            <text:p>0.3933581612</text:p>
          </table:table-cell>
          <table:table-cell table:formula="of:=[.N821]-[.$G$6]" office:value-type="float" office:value="0.406383336347062">
            <text:p>0.4063833363</text:p>
          </table:table-cell>
          <table:table-cell table:formula="of:=[.O821]*[.O821]" office:value-type="float" office:value="0.165147416060569">
            <text:p>0.1651474161</text:p>
          </table:table-cell>
        </table:table-row>
        <table:table-row table:style-name="ro1">
          <table:table-cell/>
          <table:table-cell table:formula="of:=RAND()" office:value-type="float" office:value="0.393370000179857">
            <text:p>0.3933700002</text:p>
          </table:table-cell>
          <table:table-cell table:formula="of:=RAND()" office:value-type="float" office:value="0.888085826300085">
            <text:p>0.8880858263</text:p>
          </table:table-cell>
          <table:table-cell table:formula="of:=RAND()" office:value-type="float" office:value="0.586086461786181">
            <text:p>0.5860864618</text:p>
          </table:table-cell>
          <table:table-cell table:formula="of:=RAND()" office:value-type="float" office:value="0.847437957068905">
            <text:p>0.8474379571</text:p>
          </table:table-cell>
          <table:table-cell table:formula="of:=RAND()" office:value-type="float" office:value="0.868045293726027">
            <text:p>0.8680452937</text:p>
          </table:table-cell>
          <table:table-cell table:formula="of:=RAND()" office:value-type="float" office:value="0.23507100623101">
            <text:p>0.2350710062</text:p>
          </table:table-cell>
          <table:table-cell table:formula="of:=RAND()" office:value-type="float" office:value="0.989296650979668">
            <text:p>0.989296651</text:p>
          </table:table-cell>
          <table:table-cell table:formula="of:=RAND()" office:value-type="float" office:value="0.968990303110331">
            <text:p>0.9689903031</text:p>
          </table:table-cell>
          <table:table-cell table:formula="of:=RAND()" office:value-type="float" office:value="0.214937485987321">
            <text:p>0.214937486</text:p>
          </table:table-cell>
          <table:table-cell table:formula="of:=RAND()" office:value-type="float" office:value="0.936036401893944">
            <text:p>0.9360364019</text:p>
          </table:table-cell>
          <table:table-cell table:formula="of:=RAND()" office:value-type="float" office:value="0.0236918008886278">
            <text:p>0.0236918009</text:p>
          </table:table-cell>
          <table:table-cell table:formula="of:=RAND()" office:value-type="float" office:value="0.472743054153398">
            <text:p>0.4727430542</text:p>
          </table:table-cell>
          <table:table-cell table:formula="of:=SUM([.B822:.M822])-6" office:value-type="float" office:value="1.42379224230535">
            <text:p>1.4237922423</text:p>
          </table:table-cell>
          <table:table-cell table:formula="of:=[.N822]-[.$G$6]" office:value-type="float" office:value="1.43681741744513">
            <text:p>1.4368174174</text:p>
          </table:table-cell>
          <table:table-cell table:formula="of:=[.O822]*[.O822]" office:value-type="float" office:value="2.06444429107368">
            <text:p>2.0644442911</text:p>
          </table:table-cell>
        </table:table-row>
        <table:table-row table:style-name="ro1">
          <table:table-cell/>
          <table:table-cell table:formula="of:=RAND()" office:value-type="float" office:value="0.853425461333245">
            <text:p>0.8534254613</text:p>
          </table:table-cell>
          <table:table-cell table:formula="of:=RAND()" office:value-type="float" office:value="0.0479150507599115">
            <text:p>0.0479150508</text:p>
          </table:table-cell>
          <table:table-cell table:formula="of:=RAND()" office:value-type="float" office:value="0.546857145847753">
            <text:p>0.5468571458</text:p>
          </table:table-cell>
          <table:table-cell table:formula="of:=RAND()" office:value-type="float" office:value="0.613180621759966">
            <text:p>0.6131806218</text:p>
          </table:table-cell>
          <table:table-cell table:formula="of:=RAND()" office:value-type="float" office:value="0.736484874272719">
            <text:p>0.7364848743</text:p>
          </table:table-cell>
          <table:table-cell table:formula="of:=RAND()" office:value-type="float" office:value="0.613078329712153">
            <text:p>0.6130783297</text:p>
          </table:table-cell>
          <table:table-cell table:formula="of:=RAND()" office:value-type="float" office:value="0.429408664116636">
            <text:p>0.4294086641</text:p>
          </table:table-cell>
          <table:table-cell table:formula="of:=RAND()" office:value-type="float" office:value="0.690108552807942">
            <text:p>0.6901085528</text:p>
          </table:table-cell>
          <table:table-cell table:formula="of:=RAND()" office:value-type="float" office:value="0.16302871517837">
            <text:p>0.1630287152</text:p>
          </table:table-cell>
          <table:table-cell table:formula="of:=RAND()" office:value-type="float" office:value="0.149249322479591">
            <text:p>0.1492493225</text:p>
          </table:table-cell>
          <table:table-cell table:formula="of:=RAND()" office:value-type="float" office:value="0.0215515659656376">
            <text:p>0.021551566</text:p>
          </table:table-cell>
          <table:table-cell table:formula="of:=RAND()" office:value-type="float" office:value="0.704417218919843">
            <text:p>0.7044172189</text:p>
          </table:table-cell>
          <table:table-cell table:formula="of:=SUM([.B823:.M823])-6" office:value-type="float" office:value="-0.431294476846233">
            <text:p>-0.4312944768</text:p>
          </table:table-cell>
          <table:table-cell table:formula="of:=[.N823]-[.$G$6]" office:value-type="float" office:value="-0.418269301706459">
            <text:p>-0.4182693017</text:p>
          </table:table-cell>
          <table:table-cell table:formula="of:=[.O823]*[.O823]" office:value-type="float" office:value="0.174949208750009">
            <text:p>0.1749492088</text:p>
          </table:table-cell>
        </table:table-row>
        <table:table-row table:style-name="ro1">
          <table:table-cell/>
          <table:table-cell table:formula="of:=RAND()" office:value-type="float" office:value="0.747155125718564">
            <text:p>0.7471551257</text:p>
          </table:table-cell>
          <table:table-cell table:formula="of:=RAND()" office:value-type="float" office:value="0.18981762509793">
            <text:p>0.1898176251</text:p>
          </table:table-cell>
          <table:table-cell table:formula="of:=RAND()" office:value-type="float" office:value="0.0387822084594518">
            <text:p>0.0387822085</text:p>
          </table:table-cell>
          <table:table-cell table:formula="of:=RAND()" office:value-type="float" office:value="0.577650081366301">
            <text:p>0.5776500814</text:p>
          </table:table-cell>
          <table:table-cell table:formula="of:=RAND()" office:value-type="float" office:value="0.727672951994464">
            <text:p>0.727672952</text:p>
          </table:table-cell>
          <table:table-cell table:formula="of:=RAND()" office:value-type="float" office:value="0.432238483102992">
            <text:p>0.4322384831</text:p>
          </table:table-cell>
          <table:table-cell table:formula="of:=RAND()" office:value-type="float" office:value="0.0383466698694974">
            <text:p>0.0383466699</text:p>
          </table:table-cell>
          <table:table-cell table:formula="of:=RAND()" office:value-type="float" office:value="0.510029189987108">
            <text:p>0.51002919</text:p>
          </table:table-cell>
          <table:table-cell table:formula="of:=RAND()" office:value-type="float" office:value="0.588563817553222">
            <text:p>0.5885638176</text:p>
          </table:table-cell>
          <table:table-cell table:formula="of:=RAND()" office:value-type="float" office:value="0.116447476204485">
            <text:p>0.1164474762</text:p>
          </table:table-cell>
          <table:table-cell table:formula="of:=RAND()" office:value-type="float" office:value="0.0808292243164033">
            <text:p>0.0808292243</text:p>
          </table:table-cell>
          <table:table-cell table:formula="of:=RAND()" office:value-type="float" office:value="0.142948732711375">
            <text:p>0.1429487327</text:p>
          </table:table-cell>
          <table:table-cell table:formula="of:=SUM([.B824:.M824])-6" office:value-type="float" office:value="-1.80951841361821">
            <text:p>-1.8095184136</text:p>
          </table:table-cell>
          <table:table-cell table:formula="of:=[.N824]-[.$G$6]" office:value-type="float" office:value="-1.79649323847843">
            <text:p>-1.7964932385</text:p>
          </table:table-cell>
          <table:table-cell table:formula="of:=[.O824]*[.O824]" office:value-type="float" office:value="3.22738795589873">
            <text:p>3.2273879559</text:p>
          </table:table-cell>
        </table:table-row>
        <table:table-row table:style-name="ro1">
          <table:table-cell/>
          <table:table-cell table:formula="of:=RAND()" office:value-type="float" office:value="0.36941533186473">
            <text:p>0.3694153319</text:p>
          </table:table-cell>
          <table:table-cell table:formula="of:=RAND()" office:value-type="float" office:value="0.726361032109708">
            <text:p>0.7263610321</text:p>
          </table:table-cell>
          <table:table-cell table:formula="of:=RAND()" office:value-type="float" office:value="0.206460793502629">
            <text:p>0.2064607935</text:p>
          </table:table-cell>
          <table:table-cell table:formula="of:=RAND()" office:value-type="float" office:value="0.336980419931933">
            <text:p>0.3369804199</text:p>
          </table:table-cell>
          <table:table-cell table:formula="of:=RAND()" office:value-type="float" office:value="0.564483395079151">
            <text:p>0.5644833951</text:p>
          </table:table-cell>
          <table:table-cell table:formula="of:=RAND()" office:value-type="float" office:value="0.487500992370769">
            <text:p>0.4875009924</text:p>
          </table:table-cell>
          <table:table-cell table:formula="of:=RAND()" office:value-type="float" office:value="0.684999479912221">
            <text:p>0.6849994799</text:p>
          </table:table-cell>
          <table:table-cell table:formula="of:=RAND()" office:value-type="float" office:value="0.519021304324269">
            <text:p>0.5190213043</text:p>
          </table:table-cell>
          <table:table-cell table:formula="of:=RAND()" office:value-type="float" office:value="0.851198350545019">
            <text:p>0.8511983505</text:p>
          </table:table-cell>
          <table:table-cell table:formula="of:=RAND()" office:value-type="float" office:value="0.0423520528711379">
            <text:p>0.0423520529</text:p>
          </table:table-cell>
          <table:table-cell table:formula="of:=RAND()" office:value-type="float" office:value="0.908133866731077">
            <text:p>0.9081338667</text:p>
          </table:table-cell>
          <table:table-cell table:formula="of:=RAND()" office:value-type="float" office:value="0.251459755469114">
            <text:p>0.2514597555</text:p>
          </table:table-cell>
          <table:table-cell table:formula="of:=SUM([.B825:.M825])-6" office:value-type="float" office:value="-0.0516332252882421">
            <text:p>-0.0516332253</text:p>
          </table:table-cell>
          <table:table-cell table:formula="of:=[.N825]-[.$G$6]" office:value-type="float" office:value="-0.0386080501484685">
            <text:p>-0.0386080501</text:p>
          </table:table-cell>
          <table:table-cell table:formula="of:=[.O825]*[.O825]" office:value-type="float" office:value="0.00149058153626666">
            <text:p>0.0014905815</text:p>
          </table:table-cell>
        </table:table-row>
        <table:table-row table:style-name="ro1">
          <table:table-cell/>
          <table:table-cell table:formula="of:=RAND()" office:value-type="float" office:value="0.241086392197758">
            <text:p>0.2410863922</text:p>
          </table:table-cell>
          <table:table-cell table:formula="of:=RAND()" office:value-type="float" office:value="0.42009150213562">
            <text:p>0.4200915021</text:p>
          </table:table-cell>
          <table:table-cell table:formula="of:=RAND()" office:value-type="float" office:value="0.139317432418466">
            <text:p>0.1393174324</text:p>
          </table:table-cell>
          <table:table-cell table:formula="of:=RAND()" office:value-type="float" office:value="0.516543402569369">
            <text:p>0.5165434026</text:p>
          </table:table-cell>
          <table:table-cell table:formula="of:=RAND()" office:value-type="float" office:value="0.354882752057165">
            <text:p>0.3548827521</text:p>
          </table:table-cell>
          <table:table-cell table:formula="of:=RAND()" office:value-type="float" office:value="0.680447273887694">
            <text:p>0.6804472739</text:p>
          </table:table-cell>
          <table:table-cell table:formula="of:=RAND()" office:value-type="float" office:value="0.79756921925582">
            <text:p>0.7975692193</text:p>
          </table:table-cell>
          <table:table-cell table:formula="of:=RAND()" office:value-type="float" office:value="0.295939467148855">
            <text:p>0.2959394671</text:p>
          </table:table-cell>
          <table:table-cell table:formula="of:=RAND()" office:value-type="float" office:value="0.035193188348785">
            <text:p>0.0351931883</text:p>
          </table:table-cell>
          <table:table-cell table:formula="of:=RAND()" office:value-type="float" office:value="0.382505582179874">
            <text:p>0.3825055822</text:p>
          </table:table-cell>
          <table:table-cell table:formula="of:=RAND()" office:value-type="float" office:value="0.572379748569801">
            <text:p>0.5723797486</text:p>
          </table:table-cell>
          <table:table-cell table:formula="of:=RAND()" office:value-type="float" office:value="0.541765628615394">
            <text:p>0.5417656286</text:p>
          </table:table-cell>
          <table:table-cell table:formula="of:=SUM([.B826:.M826])-6" office:value-type="float" office:value="-1.0222784106154">
            <text:p>-1.0222784106</text:p>
          </table:table-cell>
          <table:table-cell table:formula="of:=[.N826]-[.$G$6]" office:value-type="float" office:value="-1.00925323547563">
            <text:p>-1.0092532355</text:p>
          </table:table-cell>
          <table:table-cell table:formula="of:=[.O826]*[.O826]" office:value-type="float" office:value="1.01859209331802">
            <text:p>1.0185920933</text:p>
          </table:table-cell>
        </table:table-row>
        <table:table-row table:style-name="ro1">
          <table:table-cell/>
          <table:table-cell table:formula="of:=RAND()" office:value-type="float" office:value="0.575731894699857">
            <text:p>0.5757318947</text:p>
          </table:table-cell>
          <table:table-cell table:formula="of:=RAND()" office:value-type="float" office:value="0.805377538548783">
            <text:p>0.8053775385</text:p>
          </table:table-cell>
          <table:table-cell table:formula="of:=RAND()" office:value-type="float" office:value="0.583066147053614">
            <text:p>0.5830661471</text:p>
          </table:table-cell>
          <table:table-cell table:formula="of:=RAND()" office:value-type="float" office:value="0.816384696867317">
            <text:p>0.8163846969</text:p>
          </table:table-cell>
          <table:table-cell table:formula="of:=RAND()" office:value-type="float" office:value="0.433491668198258">
            <text:p>0.4334916682</text:p>
          </table:table-cell>
          <table:table-cell table:formula="of:=RAND()" office:value-type="float" office:value="0.193182638147846">
            <text:p>0.1931826381</text:p>
          </table:table-cell>
          <table:table-cell table:formula="of:=RAND()" office:value-type="float" office:value="0.262320208130404">
            <text:p>0.2623202081</text:p>
          </table:table-cell>
          <table:table-cell table:formula="of:=RAND()" office:value-type="float" office:value="0.726797419367358">
            <text:p>0.7267974194</text:p>
          </table:table-cell>
          <table:table-cell table:formula="of:=RAND()" office:value-type="float" office:value="0.0765241193585098">
            <text:p>0.0765241194</text:p>
          </table:table-cell>
          <table:table-cell table:formula="of:=RAND()" office:value-type="float" office:value="0.489363318774849">
            <text:p>0.4893633188</text:p>
          </table:table-cell>
          <table:table-cell table:formula="of:=RAND()" office:value-type="float" office:value="0.228251719847321">
            <text:p>0.2282517198</text:p>
          </table:table-cell>
          <table:table-cell table:formula="of:=RAND()" office:value-type="float" office:value="0.363428697455674">
            <text:p>0.3634286975</text:p>
          </table:table-cell>
          <table:table-cell table:formula="of:=SUM([.B827:.M827])-6" office:value-type="float" office:value="-0.446079933550209">
            <text:p>-0.4460799336</text:p>
          </table:table-cell>
          <table:table-cell table:formula="of:=[.N827]-[.$G$6]" office:value-type="float" office:value="-0.433054758410435">
            <text:p>-0.4330547584</text:p>
          </table:table-cell>
          <table:table-cell table:formula="of:=[.O827]*[.O827]" office:value-type="float" office:value="0.18753642378192">
            <text:p>0.1875364238</text:p>
          </table:table-cell>
        </table:table-row>
        <table:table-row table:style-name="ro1">
          <table:table-cell/>
          <table:table-cell table:formula="of:=RAND()" office:value-type="float" office:value="0.258192013483495">
            <text:p>0.2581920135</text:p>
          </table:table-cell>
          <table:table-cell table:formula="of:=RAND()" office:value-type="float" office:value="0.300119981402531">
            <text:p>0.3001199814</text:p>
          </table:table-cell>
          <table:table-cell table:formula="of:=RAND()" office:value-type="float" office:value="0.672313204267994">
            <text:p>0.6723132043</text:p>
          </table:table-cell>
          <table:table-cell table:formula="of:=RAND()" office:value-type="float" office:value="0.958958660950884">
            <text:p>0.958958661</text:p>
          </table:table-cell>
          <table:table-cell table:formula="of:=RAND()" office:value-type="float" office:value="0.215602018171921">
            <text:p>0.2156020182</text:p>
          </table:table-cell>
          <table:table-cell table:formula="of:=RAND()" office:value-type="float" office:value="0.678346408065409">
            <text:p>0.6783464081</text:p>
          </table:table-cell>
          <table:table-cell table:formula="of:=RAND()" office:value-type="float" office:value="0.615850809961557">
            <text:p>0.61585081</text:p>
          </table:table-cell>
          <table:table-cell table:formula="of:=RAND()" office:value-type="float" office:value="0.0298757997807115">
            <text:p>0.0298757998</text:p>
          </table:table-cell>
          <table:table-cell table:formula="of:=RAND()" office:value-type="float" office:value="0.492610224988312">
            <text:p>0.492610225</text:p>
          </table:table-cell>
          <table:table-cell table:formula="of:=RAND()" office:value-type="float" office:value="0.323768691625446">
            <text:p>0.3237686916</text:p>
          </table:table-cell>
          <table:table-cell table:formula="of:=RAND()" office:value-type="float" office:value="0.414840885438025">
            <text:p>0.4148408854</text:p>
          </table:table-cell>
          <table:table-cell table:formula="of:=RAND()" office:value-type="float" office:value="0.363972873659804">
            <text:p>0.3639728737</text:p>
          </table:table-cell>
          <table:table-cell table:formula="of:=SUM([.B828:.M828])-6" office:value-type="float" office:value="-0.675548428203911">
            <text:p>-0.6755484282</text:p>
          </table:table-cell>
          <table:table-cell table:formula="of:=[.N828]-[.$G$6]" office:value-type="float" office:value="-0.662523253064137">
            <text:p>-0.6625232531</text:p>
          </table:table-cell>
          <table:table-cell table:formula="of:=[.O828]*[.O828]" office:value-type="float" office:value="0.438937060850686">
            <text:p>0.4389370609</text:p>
          </table:table-cell>
        </table:table-row>
        <table:table-row table:style-name="ro1">
          <table:table-cell/>
          <table:table-cell table:formula="of:=RAND()" office:value-type="float" office:value="0.318334295880049">
            <text:p>0.3183342959</text:p>
          </table:table-cell>
          <table:table-cell table:formula="of:=RAND()" office:value-type="float" office:value="0.889213338959962">
            <text:p>0.889213339</text:p>
          </table:table-cell>
          <table:table-cell table:formula="of:=RAND()" office:value-type="float" office:value="0.703550538979471">
            <text:p>0.703550539</text:p>
          </table:table-cell>
          <table:table-cell table:formula="of:=RAND()" office:value-type="float" office:value="0.213766360189766">
            <text:p>0.2137663602</text:p>
          </table:table-cell>
          <table:table-cell table:formula="of:=RAND()" office:value-type="float" office:value="0.602288101566955">
            <text:p>0.6022881016</text:p>
          </table:table-cell>
          <table:table-cell table:formula="of:=RAND()" office:value-type="float" office:value="0.428528898628429">
            <text:p>0.4285288986</text:p>
          </table:table-cell>
          <table:table-cell table:formula="of:=RAND()" office:value-type="float" office:value="0.972541229333729">
            <text:p>0.9725412293</text:p>
          </table:table-cell>
          <table:table-cell table:formula="of:=RAND()" office:value-type="float" office:value="0.50097428727895">
            <text:p>0.5009742873</text:p>
          </table:table-cell>
          <table:table-cell table:formula="of:=RAND()" office:value-type="float" office:value="0.334615892032161">
            <text:p>0.334615892</text:p>
          </table:table-cell>
          <table:table-cell table:formula="of:=RAND()" office:value-type="float" office:value="0.504495509900153">
            <text:p>0.5044955099</text:p>
          </table:table-cell>
          <table:table-cell table:formula="of:=RAND()" office:value-type="float" office:value="0.707190235378221">
            <text:p>0.7071902354</text:p>
          </table:table-cell>
          <table:table-cell table:formula="of:=RAND()" office:value-type="float" office:value="0.63127840263769">
            <text:p>0.6312784026</text:p>
          </table:table-cell>
          <table:table-cell table:formula="of:=SUM([.B829:.M829])-6" office:value-type="float" office:value="0.806777090765536">
            <text:p>0.8067770908</text:p>
          </table:table-cell>
          <table:table-cell table:formula="of:=[.N829]-[.$G$6]" office:value-type="float" office:value="0.81980226590531">
            <text:p>0.8198022659</text:p>
          </table:table-cell>
          <table:table-cell table:formula="of:=[.O829]*[.O829]" office:value-type="float" office:value="0.67207575518348">
            <text:p>0.6720757552</text:p>
          </table:table-cell>
        </table:table-row>
        <table:table-row table:style-name="ro1">
          <table:table-cell/>
          <table:table-cell table:formula="of:=RAND()" office:value-type="float" office:value="0.0708988641854376">
            <text:p>0.0708988642</text:p>
          </table:table-cell>
          <table:table-cell table:formula="of:=RAND()" office:value-type="float" office:value="0.511921817436814">
            <text:p>0.5119218174</text:p>
          </table:table-cell>
          <table:table-cell table:formula="of:=RAND()" office:value-type="float" office:value="0.518479319056496">
            <text:p>0.5184793191</text:p>
          </table:table-cell>
          <table:table-cell table:formula="of:=RAND()" office:value-type="float" office:value="0.52784051373601">
            <text:p>0.5278405137</text:p>
          </table:table-cell>
          <table:table-cell table:formula="of:=RAND()" office:value-type="float" office:value="0.988077049376443">
            <text:p>0.9880770494</text:p>
          </table:table-cell>
          <table:table-cell table:formula="of:=RAND()" office:value-type="float" office:value="0.619798570405692">
            <text:p>0.6197985704</text:p>
          </table:table-cell>
          <table:table-cell table:formula="of:=RAND()" office:value-type="float" office:value="0.679275531787425">
            <text:p>0.6792755318</text:p>
          </table:table-cell>
          <table:table-cell table:formula="of:=RAND()" office:value-type="float" office:value="0.327735367231071">
            <text:p>0.3277353672</text:p>
          </table:table-cell>
          <table:table-cell table:formula="of:=RAND()" office:value-type="float" office:value="0.189952911576256">
            <text:p>0.1899529116</text:p>
          </table:table-cell>
          <table:table-cell table:formula="of:=RAND()" office:value-type="float" office:value="0.877671969588846">
            <text:p>0.8776719696</text:p>
          </table:table-cell>
          <table:table-cell table:formula="of:=RAND()" office:value-type="float" office:value="0.758524474222213">
            <text:p>0.7585244742</text:p>
          </table:table-cell>
          <table:table-cell table:formula="of:=RAND()" office:value-type="float" office:value="0.0522333688568324">
            <text:p>0.0522333689</text:p>
          </table:table-cell>
          <table:table-cell table:formula="of:=SUM([.B830:.M830])-6" office:value-type="float" office:value="0.122409757459536">
            <text:p>0.1224097575</text:p>
          </table:table-cell>
          <table:table-cell table:formula="of:=[.N830]-[.$G$6]" office:value-type="float" office:value="0.13543493259931">
            <text:p>0.1354349326</text:p>
          </table:table-cell>
          <table:table-cell table:formula="of:=[.O830]*[.O830]" office:value-type="float" office:value="0.0183426209681796">
            <text:p>0.018342621</text:p>
          </table:table-cell>
        </table:table-row>
        <table:table-row table:style-name="ro1">
          <table:table-cell/>
          <table:table-cell table:formula="of:=RAND()" office:value-type="float" office:value="0.511825538706034">
            <text:p>0.5118255387</text:p>
          </table:table-cell>
          <table:table-cell table:formula="of:=RAND()" office:value-type="float" office:value="0.841099225683138">
            <text:p>0.8410992257</text:p>
          </table:table-cell>
          <table:table-cell table:formula="of:=RAND()" office:value-type="float" office:value="0.492859570775181">
            <text:p>0.4928595708</text:p>
          </table:table-cell>
          <table:table-cell table:formula="of:=RAND()" office:value-type="float" office:value="0.728973910911009">
            <text:p>0.7289739109</text:p>
          </table:table-cell>
          <table:table-cell table:formula="of:=RAND()" office:value-type="float" office:value="0.83693989738822">
            <text:p>0.8369398974</text:p>
          </table:table-cell>
          <table:table-cell table:formula="of:=RAND()" office:value-type="float" office:value="0.00824267929419875">
            <text:p>0.0082426793</text:p>
          </table:table-cell>
          <table:table-cell table:formula="of:=RAND()" office:value-type="float" office:value="0.824990633642301">
            <text:p>0.8249906336</text:p>
          </table:table-cell>
          <table:table-cell table:formula="of:=RAND()" office:value-type="float" office:value="0.0455167582258582">
            <text:p>0.0455167582</text:p>
          </table:table-cell>
          <table:table-cell table:formula="of:=RAND()" office:value-type="float" office:value="0.93107185466215">
            <text:p>0.9310718547</text:p>
          </table:table-cell>
          <table:table-cell table:formula="of:=RAND()" office:value-type="float" office:value="0.595670003909618">
            <text:p>0.5956700039</text:p>
          </table:table-cell>
          <table:table-cell table:formula="of:=RAND()" office:value-type="float" office:value="0.268709233263507">
            <text:p>0.2687092333</text:p>
          </table:table-cell>
          <table:table-cell table:formula="of:=RAND()" office:value-type="float" office:value="0.119958126917481">
            <text:p>0.1199581269</text:p>
          </table:table-cell>
          <table:table-cell table:formula="of:=SUM([.B831:.M831])-6" office:value-type="float" office:value="0.205857433378696">
            <text:p>0.2058574334</text:p>
          </table:table-cell>
          <table:table-cell table:formula="of:=[.N831]-[.$G$6]" office:value-type="float" office:value="0.21888260851847">
            <text:p>0.2188826085</text:p>
          </table:table-cell>
          <table:table-cell table:formula="of:=[.O831]*[.O831]" office:value-type="float" office:value="0.0479095963118498">
            <text:p>0.0479095963</text:p>
          </table:table-cell>
        </table:table-row>
        <table:table-row table:style-name="ro1">
          <table:table-cell/>
          <table:table-cell table:formula="of:=RAND()" office:value-type="float" office:value="0.877587015042082">
            <text:p>0.877587015</text:p>
          </table:table-cell>
          <table:table-cell table:formula="of:=RAND()" office:value-type="float" office:value="0.955393884098157">
            <text:p>0.9553938841</text:p>
          </table:table-cell>
          <table:table-cell table:formula="of:=RAND()" office:value-type="float" office:value="0.78422870230861">
            <text:p>0.7842287023</text:p>
          </table:table-cell>
          <table:table-cell table:formula="of:=RAND()" office:value-type="float" office:value="0.0400265662465245">
            <text:p>0.0400265662</text:p>
          </table:table-cell>
          <table:table-cell table:formula="of:=RAND()" office:value-type="float" office:value="0.728790201246738">
            <text:p>0.7287902012</text:p>
          </table:table-cell>
          <table:table-cell table:formula="of:=RAND()" office:value-type="float" office:value="0.393626623786986">
            <text:p>0.3936266238</text:p>
          </table:table-cell>
          <table:table-cell table:formula="of:=RAND()" office:value-type="float" office:value="0.639050520258024">
            <text:p>0.6390505203</text:p>
          </table:table-cell>
          <table:table-cell table:formula="of:=RAND()" office:value-type="float" office:value="0.246507819043472">
            <text:p>0.246507819</text:p>
          </table:table-cell>
          <table:table-cell table:formula="of:=RAND()" office:value-type="float" office:value="0.342725357040763">
            <text:p>0.342725357</text:p>
          </table:table-cell>
          <table:table-cell table:formula="of:=RAND()" office:value-type="float" office:value="0.0274236933328211">
            <text:p>0.0274236933</text:p>
          </table:table-cell>
          <table:table-cell table:formula="of:=RAND()" office:value-type="float" office:value="0.404872856335714">
            <text:p>0.4048728563</text:p>
          </table:table-cell>
          <table:table-cell table:formula="of:=RAND()" office:value-type="float" office:value="0.506455049151555">
            <text:p>0.5064550492</text:p>
          </table:table-cell>
          <table:table-cell table:formula="of:=SUM([.B832:.M832])-6" office:value-type="float" office:value="-0.0533117121085525">
            <text:p>-0.0533117121</text:p>
          </table:table-cell>
          <table:table-cell table:formula="of:=[.N832]-[.$G$6]" office:value-type="float" office:value="-0.0402865369687788">
            <text:p>-0.040286537</text:p>
          </table:table-cell>
          <table:table-cell table:formula="of:=[.O832]*[.O832]" office:value-type="float" office:value="0.00162300506093678">
            <text:p>0.0016230051</text:p>
          </table:table-cell>
        </table:table-row>
        <table:table-row table:style-name="ro1">
          <table:table-cell/>
          <table:table-cell table:formula="of:=RAND()" office:value-type="float" office:value="0.281598794041201">
            <text:p>0.281598794</text:p>
          </table:table-cell>
          <table:table-cell table:formula="of:=RAND()" office:value-type="float" office:value="0.386994858039543">
            <text:p>0.386994858</text:p>
          </table:table-cell>
          <table:table-cell table:formula="of:=RAND()" office:value-type="float" office:value="0.774926856160164">
            <text:p>0.7749268562</text:p>
          </table:table-cell>
          <table:table-cell table:formula="of:=RAND()" office:value-type="float" office:value="0.558508471120149">
            <text:p>0.5585084711</text:p>
          </table:table-cell>
          <table:table-cell table:formula="of:=RAND()" office:value-type="float" office:value="0.553966321749613">
            <text:p>0.5539663217</text:p>
          </table:table-cell>
          <table:table-cell table:formula="of:=RAND()" office:value-type="float" office:value="0.827273898525164">
            <text:p>0.8272738985</text:p>
          </table:table-cell>
          <table:table-cell table:formula="of:=RAND()" office:value-type="float" office:value="0.344163957284763">
            <text:p>0.3441639573</text:p>
          </table:table-cell>
          <table:table-cell table:formula="of:=RAND()" office:value-type="float" office:value="0.384474989725277">
            <text:p>0.3844749897</text:p>
          </table:table-cell>
          <table:table-cell table:formula="of:=RAND()" office:value-type="float" office:value="0.215312410611659">
            <text:p>0.2153124106</text:p>
          </table:table-cell>
          <table:table-cell table:formula="of:=RAND()" office:value-type="float" office:value="0.689206964103505">
            <text:p>0.6892069641</text:p>
          </table:table-cell>
          <table:table-cell table:formula="of:=RAND()" office:value-type="float" office:value="0.224257862661034">
            <text:p>0.2242578627</text:p>
          </table:table-cell>
          <table:table-cell table:formula="of:=RAND()" office:value-type="float" office:value="0.142911173170432">
            <text:p>0.1429111732</text:p>
          </table:table-cell>
          <table:table-cell table:formula="of:=SUM([.B833:.M833])-6" office:value-type="float" office:value="-0.616403442807496">
            <text:p>-0.6164034428</text:p>
          </table:table-cell>
          <table:table-cell table:formula="of:=[.N833]-[.$G$6]" office:value-type="float" office:value="-0.603378267667722">
            <text:p>-0.6033782677</text:p>
          </table:table-cell>
          <table:table-cell table:formula="of:=[.O833]*[.O833]" office:value-type="float" office:value="0.364065333893701">
            <text:p>0.3640653339</text:p>
          </table:table-cell>
        </table:table-row>
        <table:table-row table:style-name="ro1">
          <table:table-cell/>
          <table:table-cell table:formula="of:=RAND()" office:value-type="float" office:value="0.800910927355289">
            <text:p>0.8009109274</text:p>
          </table:table-cell>
          <table:table-cell table:formula="of:=RAND()" office:value-type="float" office:value="0.0422077167313546">
            <text:p>0.0422077167</text:p>
          </table:table-cell>
          <table:table-cell table:formula="of:=RAND()" office:value-type="float" office:value="0.397113639628515">
            <text:p>0.3971136396</text:p>
          </table:table-cell>
          <table:table-cell table:formula="of:=RAND()" office:value-type="float" office:value="0.82276374893263">
            <text:p>0.8227637489</text:p>
          </table:table-cell>
          <table:table-cell table:formula="of:=RAND()" office:value-type="float" office:value="0.767603013664484">
            <text:p>0.7676030137</text:p>
          </table:table-cell>
          <table:table-cell table:formula="of:=RAND()" office:value-type="float" office:value="0.680221059592441">
            <text:p>0.6802210596</text:p>
          </table:table-cell>
          <table:table-cell table:formula="of:=RAND()" office:value-type="float" office:value="0.854849918978289">
            <text:p>0.854849919</text:p>
          </table:table-cell>
          <table:table-cell table:formula="of:=RAND()" office:value-type="float" office:value="0.754323703469709">
            <text:p>0.7543237035</text:p>
          </table:table-cell>
          <table:table-cell table:formula="of:=RAND()" office:value-type="float" office:value="0.444382361369208">
            <text:p>0.4443823614</text:p>
          </table:table-cell>
          <table:table-cell table:formula="of:=RAND()" office:value-type="float" office:value="0.586596948094666">
            <text:p>0.5865969481</text:p>
          </table:table-cell>
          <table:table-cell table:formula="of:=RAND()" office:value-type="float" office:value="0.755076419329271">
            <text:p>0.7550764193</text:p>
          </table:table-cell>
          <table:table-cell table:formula="of:=RAND()" office:value-type="float" office:value="0.531501164659858">
            <text:p>0.5315011647</text:p>
          </table:table-cell>
          <table:table-cell table:formula="of:=SUM([.B834:.M834])-6" office:value-type="float" office:value="1.43755062180571">
            <text:p>1.4375506218</text:p>
          </table:table-cell>
          <table:table-cell table:formula="of:=[.N834]-[.$G$6]" office:value-type="float" office:value="1.45057579694549">
            <text:p>1.4505757969</text:p>
          </table:table-cell>
          <table:table-cell table:formula="of:=[.O834]*[.O834]" office:value-type="float" office:value="2.10417014268403">
            <text:p>2.1041701427</text:p>
          </table:table-cell>
        </table:table-row>
        <table:table-row table:style-name="ro1">
          <table:table-cell/>
          <table:table-cell table:formula="of:=RAND()" office:value-type="float" office:value="0.41617097845301">
            <text:p>0.4161709785</text:p>
          </table:table-cell>
          <table:table-cell table:formula="of:=RAND()" office:value-type="float" office:value="0.373357634991407">
            <text:p>0.373357635</text:p>
          </table:table-cell>
          <table:table-cell table:formula="of:=RAND()" office:value-type="float" office:value="0.699234295403585">
            <text:p>0.6992342954</text:p>
          </table:table-cell>
          <table:table-cell table:formula="of:=RAND()" office:value-type="float" office:value="0.476698610465974">
            <text:p>0.4766986105</text:p>
          </table:table-cell>
          <table:table-cell table:formula="of:=RAND()" office:value-type="float" office:value="0.0669881356880069">
            <text:p>0.0669881357</text:p>
          </table:table-cell>
          <table:table-cell table:formula="of:=RAND()" office:value-type="float" office:value="0.359917433932424">
            <text:p>0.3599174339</text:p>
          </table:table-cell>
          <table:table-cell table:formula="of:=RAND()" office:value-type="float" office:value="0.802938206121326">
            <text:p>0.8029382061</text:p>
          </table:table-cell>
          <table:table-cell table:formula="of:=RAND()" office:value-type="float" office:value="0.927193012554199">
            <text:p>0.9271930126</text:p>
          </table:table-cell>
          <table:table-cell table:formula="of:=RAND()" office:value-type="float" office:value="0.447358254576102">
            <text:p>0.4473582546</text:p>
          </table:table-cell>
          <table:table-cell table:formula="of:=RAND()" office:value-type="float" office:value="0.683810273418203">
            <text:p>0.6838102734</text:p>
          </table:table-cell>
          <table:table-cell table:formula="of:=RAND()" office:value-type="float" office:value="0.466698086587712">
            <text:p>0.4666980866</text:p>
          </table:table-cell>
          <table:table-cell table:formula="of:=RAND()" office:value-type="float" office:value="0.447300193365663">
            <text:p>0.4473001934</text:p>
          </table:table-cell>
          <table:table-cell table:formula="of:=SUM([.B835:.M835])-6" office:value-type="float" office:value="0.167665115557611">
            <text:p>0.1676651156</text:p>
          </table:table-cell>
          <table:table-cell table:formula="of:=[.N835]-[.$G$6]" office:value-type="float" office:value="0.180690290697385">
            <text:p>0.1806902907</text:p>
          </table:table-cell>
          <table:table-cell table:formula="of:=[.O835]*[.O835]" office:value-type="float" office:value="0.0326489811523054">
            <text:p>0.0326489812</text:p>
          </table:table-cell>
        </table:table-row>
        <table:table-row table:style-name="ro1">
          <table:table-cell/>
          <table:table-cell table:formula="of:=RAND()" office:value-type="float" office:value="0.744441981194541">
            <text:p>0.7444419812</text:p>
          </table:table-cell>
          <table:table-cell table:formula="of:=RAND()" office:value-type="float" office:value="0.991796448128298">
            <text:p>0.9917964481</text:p>
          </table:table-cell>
          <table:table-cell table:formula="of:=RAND()" office:value-type="float" office:value="0.990818819496781">
            <text:p>0.9908188195</text:p>
          </table:table-cell>
          <table:table-cell table:formula="of:=RAND()" office:value-type="float" office:value="0.877458053873852">
            <text:p>0.8774580539</text:p>
          </table:table-cell>
          <table:table-cell table:formula="of:=RAND()" office:value-type="float" office:value="0.306014049332589">
            <text:p>0.3060140493</text:p>
          </table:table-cell>
          <table:table-cell table:formula="of:=RAND()" office:value-type="float" office:value="0.584153088275343">
            <text:p>0.5841530883</text:p>
          </table:table-cell>
          <table:table-cell table:formula="of:=RAND()" office:value-type="float" office:value="0.557177017908543">
            <text:p>0.5571770179</text:p>
          </table:table-cell>
          <table:table-cell table:formula="of:=RAND()" office:value-type="float" office:value="0.804944780189544">
            <text:p>0.8049447802</text:p>
          </table:table-cell>
          <table:table-cell table:formula="of:=RAND()" office:value-type="float" office:value="0.910494975512847">
            <text:p>0.9104949755</text:p>
          </table:table-cell>
          <table:table-cell table:formula="of:=RAND()" office:value-type="float" office:value="0.150630162330344">
            <text:p>0.1506301623</text:p>
          </table:table-cell>
          <table:table-cell table:formula="of:=RAND()" office:value-type="float" office:value="0.675974291516468">
            <text:p>0.6759742915</text:p>
          </table:table-cell>
          <table:table-cell table:formula="of:=RAND()" office:value-type="float" office:value="0.627878634259105">
            <text:p>0.6278786343</text:p>
          </table:table-cell>
          <table:table-cell table:formula="of:=SUM([.B836:.M836])-6" office:value-type="float" office:value="2.22178230201825">
            <text:p>2.221782302</text:p>
          </table:table-cell>
          <table:table-cell table:formula="of:=[.N836]-[.$G$6]" office:value-type="float" office:value="2.23480747715803">
            <text:p>2.2348074772</text:p>
          </table:table-cell>
          <table:table-cell table:formula="of:=[.O836]*[.O836]" office:value-type="float" office:value="4.99436445996143">
            <text:p>4.99436446</text:p>
          </table:table-cell>
        </table:table-row>
        <table:table-row table:style-name="ro1">
          <table:table-cell/>
          <table:table-cell table:formula="of:=RAND()" office:value-type="float" office:value="0.472720552003011">
            <text:p>0.472720552</text:p>
          </table:table-cell>
          <table:table-cell table:formula="of:=RAND()" office:value-type="float" office:value="0.757857172982767">
            <text:p>0.757857173</text:p>
          </table:table-cell>
          <table:table-cell table:formula="of:=RAND()" office:value-type="float" office:value="0.247882382944226">
            <text:p>0.2478823829</text:p>
          </table:table-cell>
          <table:table-cell table:formula="of:=RAND()" office:value-type="float" office:value="0.616799138486385">
            <text:p>0.6167991385</text:p>
          </table:table-cell>
          <table:table-cell table:formula="of:=RAND()" office:value-type="float" office:value="0.50745071680285">
            <text:p>0.5074507168</text:p>
          </table:table-cell>
          <table:table-cell table:formula="of:=RAND()" office:value-type="float" office:value="0.638456091051921">
            <text:p>0.6384560911</text:p>
          </table:table-cell>
          <table:table-cell table:formula="of:=RAND()" office:value-type="float" office:value="0.776957217371091">
            <text:p>0.7769572174</text:p>
          </table:table-cell>
          <table:table-cell table:formula="of:=RAND()" office:value-type="float" office:value="0.996227022260428">
            <text:p>0.9962270223</text:p>
          </table:table-cell>
          <table:table-cell table:formula="of:=RAND()" office:value-type="float" office:value="0.197497075423598">
            <text:p>0.1974970754</text:p>
          </table:table-cell>
          <table:table-cell table:formula="of:=RAND()" office:value-type="float" office:value="0.38816965254955">
            <text:p>0.3881696525</text:p>
          </table:table-cell>
          <table:table-cell table:formula="of:=RAND()" office:value-type="float" office:value="0.33984313858673">
            <text:p>0.3398431386</text:p>
          </table:table-cell>
          <table:table-cell table:formula="of:=RAND()" office:value-type="float" office:value="0.265469575999305">
            <text:p>0.265469576</text:p>
          </table:table-cell>
          <table:table-cell table:formula="of:=SUM([.B837:.M837])-6" office:value-type="float" office:value="0.205329736461863">
            <text:p>0.2053297365</text:p>
          </table:table-cell>
          <table:table-cell table:formula="of:=[.N837]-[.$G$6]" office:value-type="float" office:value="0.218354911601637">
            <text:p>0.2183549116</text:p>
          </table:table-cell>
          <table:table-cell table:formula="of:=[.O837]*[.O837]" office:value-type="float" office:value="0.0476788674205585">
            <text:p>0.0476788674</text:p>
          </table:table-cell>
        </table:table-row>
        <table:table-row table:style-name="ro1">
          <table:table-cell/>
          <table:table-cell table:formula="of:=RAND()" office:value-type="float" office:value="0.898623401299119">
            <text:p>0.8986234013</text:p>
          </table:table-cell>
          <table:table-cell table:formula="of:=RAND()" office:value-type="float" office:value="0.0654313748236746">
            <text:p>0.0654313748</text:p>
          </table:table-cell>
          <table:table-cell table:formula="of:=RAND()" office:value-type="float" office:value="0.381252230145037">
            <text:p>0.3812522301</text:p>
          </table:table-cell>
          <table:table-cell table:formula="of:=RAND()" office:value-type="float" office:value="0.664669737452641">
            <text:p>0.6646697375</text:p>
          </table:table-cell>
          <table:table-cell table:formula="of:=RAND()" office:value-type="float" office:value="0.907212989870459">
            <text:p>0.9072129899</text:p>
          </table:table-cell>
          <table:table-cell table:formula="of:=RAND()" office:value-type="float" office:value="0.550874161766842">
            <text:p>0.5508741618</text:p>
          </table:table-cell>
          <table:table-cell table:formula="of:=RAND()" office:value-type="float" office:value="0.320823691319674">
            <text:p>0.3208236913</text:p>
          </table:table-cell>
          <table:table-cell table:formula="of:=RAND()" office:value-type="float" office:value="0.720054725883529">
            <text:p>0.7200547259</text:p>
          </table:table-cell>
          <table:table-cell table:formula="of:=RAND()" office:value-type="float" office:value="0.930589120369405">
            <text:p>0.9305891204</text:p>
          </table:table-cell>
          <table:table-cell table:formula="of:=RAND()" office:value-type="float" office:value="0.929560472723097">
            <text:p>0.9295604727</text:p>
          </table:table-cell>
          <table:table-cell table:formula="of:=RAND()" office:value-type="float" office:value="0.383957067737356">
            <text:p>0.3839570677</text:p>
          </table:table-cell>
          <table:table-cell table:formula="of:=RAND()" office:value-type="float" office:value="0.281978040467948">
            <text:p>0.2819780405</text:p>
          </table:table-cell>
          <table:table-cell table:formula="of:=SUM([.B838:.M838])-6" office:value-type="float" office:value="1.03502701385878">
            <text:p>1.0350270139</text:p>
          </table:table-cell>
          <table:table-cell table:formula="of:=[.N838]-[.$G$6]" office:value-type="float" office:value="1.04805218899855">
            <text:p>1.048052189</text:p>
          </table:table-cell>
          <table:table-cell table:formula="of:=[.O838]*[.O838]" office:value-type="float" office:value="1.09841339086466">
            <text:p>1.0984133909</text:p>
          </table:table-cell>
        </table:table-row>
        <table:table-row table:style-name="ro1">
          <table:table-cell/>
          <table:table-cell table:formula="of:=RAND()" office:value-type="float" office:value="0.0620359207969159">
            <text:p>0.0620359208</text:p>
          </table:table-cell>
          <table:table-cell table:formula="of:=RAND()" office:value-type="float" office:value="0.573579469928518">
            <text:p>0.5735794699</text:p>
          </table:table-cell>
          <table:table-cell table:formula="of:=RAND()" office:value-type="float" office:value="0.545344090554863">
            <text:p>0.5453440906</text:p>
          </table:table-cell>
          <table:table-cell table:formula="of:=RAND()" office:value-type="float" office:value="0.990156816551462">
            <text:p>0.9901568166</text:p>
          </table:table-cell>
          <table:table-cell table:formula="of:=RAND()" office:value-type="float" office:value="0.250891715288162">
            <text:p>0.2508917153</text:p>
          </table:table-cell>
          <table:table-cell table:formula="of:=RAND()" office:value-type="float" office:value="0.953990818932653">
            <text:p>0.9539908189</text:p>
          </table:table-cell>
          <table:table-cell table:formula="of:=RAND()" office:value-type="float" office:value="0.69987246976234">
            <text:p>0.6998724698</text:p>
          </table:table-cell>
          <table:table-cell table:formula="of:=RAND()" office:value-type="float" office:value="0.853865273529664">
            <text:p>0.8538652735</text:p>
          </table:table-cell>
          <table:table-cell table:formula="of:=RAND()" office:value-type="float" office:value="0.900431488873437">
            <text:p>0.9004314889</text:p>
          </table:table-cell>
          <table:table-cell table:formula="of:=RAND()" office:value-type="float" office:value="0.271436833776534">
            <text:p>0.2714368338</text:p>
          </table:table-cell>
          <table:table-cell table:formula="of:=RAND()" office:value-type="float" office:value="0.0646176149602979">
            <text:p>0.064617615</text:p>
          </table:table-cell>
          <table:table-cell table:formula="of:=RAND()" office:value-type="float" office:value="0.279771414352581">
            <text:p>0.2797714144</text:p>
          </table:table-cell>
          <table:table-cell table:formula="of:=SUM([.B839:.M839])-6" office:value-type="float" office:value="0.445993927307427">
            <text:p>0.4459939273</text:p>
          </table:table-cell>
          <table:table-cell table:formula="of:=[.N839]-[.$G$6]" office:value-type="float" office:value="0.459019102447201">
            <text:p>0.4590191024</text:p>
          </table:table-cell>
          <table:table-cell table:formula="of:=[.O839]*[.O839]" office:value-type="float" office:value="0.210698536411434">
            <text:p>0.2106985364</text:p>
          </table:table-cell>
        </table:table-row>
        <table:table-row table:style-name="ro1">
          <table:table-cell/>
          <table:table-cell table:formula="of:=RAND()" office:value-type="float" office:value="0.880766845541075">
            <text:p>0.8807668455</text:p>
          </table:table-cell>
          <table:table-cell table:formula="of:=RAND()" office:value-type="float" office:value="0.791958143468946">
            <text:p>0.7919581435</text:p>
          </table:table-cell>
          <table:table-cell table:formula="of:=RAND()" office:value-type="float" office:value="0.611563633894548">
            <text:p>0.6115636339</text:p>
          </table:table-cell>
          <table:table-cell table:formula="of:=RAND()" office:value-type="float" office:value="0.877313315402716">
            <text:p>0.8773133154</text:p>
          </table:table-cell>
          <table:table-cell table:formula="of:=RAND()" office:value-type="float" office:value="0.597600715234876">
            <text:p>0.5976007152</text:p>
          </table:table-cell>
          <table:table-cell table:formula="of:=RAND()" office:value-type="float" office:value="0.452980827307329">
            <text:p>0.4529808273</text:p>
          </table:table-cell>
          <table:table-cell table:formula="of:=RAND()" office:value-type="float" office:value="0.747502835700288">
            <text:p>0.7475028357</text:p>
          </table:table-cell>
          <table:table-cell table:formula="of:=RAND()" office:value-type="float" office:value="0.624424462905154">
            <text:p>0.6244244629</text:p>
          </table:table-cell>
          <table:table-cell table:formula="of:=RAND()" office:value-type="float" office:value="0.960333519615233">
            <text:p>0.9603335196</text:p>
          </table:table-cell>
          <table:table-cell table:formula="of:=RAND()" office:value-type="float" office:value="0.827058302937076">
            <text:p>0.8270583029</text:p>
          </table:table-cell>
          <table:table-cell table:formula="of:=RAND()" office:value-type="float" office:value="0.888515764381737">
            <text:p>0.8885157644</text:p>
          </table:table-cell>
          <table:table-cell table:formula="of:=RAND()" office:value-type="float" office:value="0.434022151632234">
            <text:p>0.4340221516</text:p>
          </table:table-cell>
          <table:table-cell table:formula="of:=SUM([.B840:.M840])-6" office:value-type="float" office:value="2.69404051802121">
            <text:p>2.694040518</text:p>
          </table:table-cell>
          <table:table-cell table:formula="of:=[.N840]-[.$G$6]" office:value-type="float" office:value="2.70706569316098">
            <text:p>2.7070656932</text:p>
          </table:table-cell>
          <table:table-cell table:formula="of:=[.O840]*[.O840]" office:value-type="float" office:value="7.32820466708916">
            <text:p>7.3282046671</text:p>
          </table:table-cell>
        </table:table-row>
        <table:table-row table:style-name="ro1">
          <table:table-cell/>
          <table:table-cell table:formula="of:=RAND()" office:value-type="float" office:value="0.255235903197899">
            <text:p>0.2552359032</text:p>
          </table:table-cell>
          <table:table-cell table:formula="of:=RAND()" office:value-type="float" office:value="0.0654723006300628">
            <text:p>0.0654723006</text:p>
          </table:table-cell>
          <table:table-cell table:formula="of:=RAND()" office:value-type="float" office:value="0.627947898348793">
            <text:p>0.6279478983</text:p>
          </table:table-cell>
          <table:table-cell table:formula="of:=RAND()" office:value-type="float" office:value="0.397540718782693">
            <text:p>0.3975407188</text:p>
          </table:table-cell>
          <table:table-cell table:formula="of:=RAND()" office:value-type="float" office:value="0.243768089683726">
            <text:p>0.2437680897</text:p>
          </table:table-cell>
          <table:table-cell table:formula="of:=RAND()" office:value-type="float" office:value="0.19378544180654">
            <text:p>0.1937854418</text:p>
          </table:table-cell>
          <table:table-cell table:formula="of:=RAND()" office:value-type="float" office:value="0.818675700342283">
            <text:p>0.8186757003</text:p>
          </table:table-cell>
          <table:table-cell table:formula="of:=RAND()" office:value-type="float" office:value="0.876385546056554">
            <text:p>0.8763855461</text:p>
          </table:table-cell>
          <table:table-cell table:formula="of:=RAND()" office:value-type="float" office:value="0.779058817541227">
            <text:p>0.7790588175</text:p>
          </table:table-cell>
          <table:table-cell table:formula="of:=RAND()" office:value-type="float" office:value="0.769179058028385">
            <text:p>0.769179058</text:p>
          </table:table-cell>
          <table:table-cell table:formula="of:=RAND()" office:value-type="float" office:value="0.816980906529352">
            <text:p>0.8169809065</text:p>
          </table:table-cell>
          <table:table-cell table:formula="of:=RAND()" office:value-type="float" office:value="0.703157769748941">
            <text:p>0.7031577697</text:p>
          </table:table-cell>
          <table:table-cell table:formula="of:=SUM([.B841:.M841])-6" office:value-type="float" office:value="0.547188150696456">
            <text:p>0.5471881507</text:p>
          </table:table-cell>
          <table:table-cell table:formula="of:=[.N841]-[.$G$6]" office:value-type="float" office:value="0.56021332583623">
            <text:p>0.5602133258</text:p>
          </table:table-cell>
          <table:table-cell table:formula="of:=[.O841]*[.O841]" office:value-type="float" office:value="0.31383897044449">
            <text:p>0.3138389704</text:p>
          </table:table-cell>
        </table:table-row>
        <table:table-row table:style-name="ro1">
          <table:table-cell/>
          <table:table-cell table:formula="of:=RAND()" office:value-type="float" office:value="0.290037045720965">
            <text:p>0.2900370457</text:p>
          </table:table-cell>
          <table:table-cell table:formula="of:=RAND()" office:value-type="float" office:value="0.811924905749038">
            <text:p>0.8119249057</text:p>
          </table:table-cell>
          <table:table-cell table:formula="of:=RAND()" office:value-type="float" office:value="0.247200152371079">
            <text:p>0.2472001524</text:p>
          </table:table-cell>
          <table:table-cell table:formula="of:=RAND()" office:value-type="float" office:value="0.868303110590205">
            <text:p>0.8683031106</text:p>
          </table:table-cell>
          <table:table-cell table:formula="of:=RAND()" office:value-type="float" office:value="0.737923365086317">
            <text:p>0.7379233651</text:p>
          </table:table-cell>
          <table:table-cell table:formula="of:=RAND()" office:value-type="float" office:value="0.961756704840809">
            <text:p>0.9617567048</text:p>
          </table:table-cell>
          <table:table-cell table:formula="of:=RAND()" office:value-type="float" office:value="0.295797062106431">
            <text:p>0.2957970621</text:p>
          </table:table-cell>
          <table:table-cell table:formula="of:=RAND()" office:value-type="float" office:value="0.401091630570591">
            <text:p>0.4010916306</text:p>
          </table:table-cell>
          <table:table-cell table:formula="of:=RAND()" office:value-type="float" office:value="0.884846806293353">
            <text:p>0.8848468063</text:p>
          </table:table-cell>
          <table:table-cell table:formula="of:=RAND()" office:value-type="float" office:value="0.288310567615554">
            <text:p>0.2883105676</text:p>
          </table:table-cell>
          <table:table-cell table:formula="of:=RAND()" office:value-type="float" office:value="0.69130648788996">
            <text:p>0.6913064879</text:p>
          </table:table-cell>
          <table:table-cell table:formula="of:=RAND()" office:value-type="float" office:value="0.0779310879297555">
            <text:p>0.0779310879</text:p>
          </table:table-cell>
          <table:table-cell table:formula="of:=SUM([.B842:.M842])-6" office:value-type="float" office:value="0.556428926764056">
            <text:p>0.5564289268</text:p>
          </table:table-cell>
          <table:table-cell table:formula="of:=[.N842]-[.$G$6]" office:value-type="float" office:value="0.56945410190383">
            <text:p>0.5694541019</text:p>
          </table:table-cell>
          <table:table-cell table:formula="of:=[.O842]*[.O842]" office:value-type="float" office:value="0.324277974175097">
            <text:p>0.3242779742</text:p>
          </table:table-cell>
        </table:table-row>
        <table:table-row table:style-name="ro1">
          <table:table-cell/>
          <table:table-cell table:formula="of:=RAND()" office:value-type="float" office:value="0.95170671842061">
            <text:p>0.9517067184</text:p>
          </table:table-cell>
          <table:table-cell table:formula="of:=RAND()" office:value-type="float" office:value="0.0199391557835042">
            <text:p>0.0199391558</text:p>
          </table:table-cell>
          <table:table-cell table:formula="of:=RAND()" office:value-type="float" office:value="0.617228085873649">
            <text:p>0.6172280859</text:p>
          </table:table-cell>
          <table:table-cell table:formula="of:=RAND()" office:value-type="float" office:value="0.702571178553626">
            <text:p>0.7025711786</text:p>
          </table:table-cell>
          <table:table-cell table:formula="of:=RAND()" office:value-type="float" office:value="0.438970374874771">
            <text:p>0.4389703749</text:p>
          </table:table-cell>
          <table:table-cell table:formula="of:=RAND()" office:value-type="float" office:value="0.792897232808173">
            <text:p>0.7928972328</text:p>
          </table:table-cell>
          <table:table-cell table:formula="of:=RAND()" office:value-type="float" office:value="0.88933808542788">
            <text:p>0.8893380854</text:p>
          </table:table-cell>
          <table:table-cell table:formula="of:=RAND()" office:value-type="float" office:value="0.433089064434171">
            <text:p>0.4330890644</text:p>
          </table:table-cell>
          <table:table-cell table:formula="of:=RAND()" office:value-type="float" office:value="0.319223184837028">
            <text:p>0.3192231848</text:p>
          </table:table-cell>
          <table:table-cell table:formula="of:=RAND()" office:value-type="float" office:value="0.0948130711913109">
            <text:p>0.0948130712</text:p>
          </table:table-cell>
          <table:table-cell table:formula="of:=RAND()" office:value-type="float" office:value="0.316563758533448">
            <text:p>0.3165637585</text:p>
          </table:table-cell>
          <table:table-cell table:formula="of:=RAND()" office:value-type="float" office:value="0.347371168900281">
            <text:p>0.3473711689</text:p>
          </table:table-cell>
          <table:table-cell table:formula="of:=SUM([.B843:.M843])-6" office:value-type="float" office:value="-0.0762889203615487">
            <text:p>-0.0762889204</text:p>
          </table:table-cell>
          <table:table-cell table:formula="of:=[.N843]-[.$G$6]" office:value-type="float" office:value="-0.063263745221775">
            <text:p>-0.0632637452</text:p>
          </table:table-cell>
          <table:table-cell table:formula="of:=[.O843]*[.O843]" office:value-type="float" office:value="0.00400230145948566">
            <text:p>0.0040023015</text:p>
          </table:table-cell>
        </table:table-row>
        <table:table-row table:style-name="ro1">
          <table:table-cell/>
          <table:table-cell table:formula="of:=RAND()" office:value-type="float" office:value="0.525120650418103">
            <text:p>0.5251206504</text:p>
          </table:table-cell>
          <table:table-cell table:formula="of:=RAND()" office:value-type="float" office:value="0.23990947403945">
            <text:p>0.239909474</text:p>
          </table:table-cell>
          <table:table-cell table:formula="of:=RAND()" office:value-type="float" office:value="0.176583434455097">
            <text:p>0.1765834345</text:p>
          </table:table-cell>
          <table:table-cell table:formula="of:=RAND()" office:value-type="float" office:value="0.710980916162953">
            <text:p>0.7109809162</text:p>
          </table:table-cell>
          <table:table-cell table:formula="of:=RAND()" office:value-type="float" office:value="0.345469119492918">
            <text:p>0.3454691195</text:p>
          </table:table-cell>
          <table:table-cell table:formula="of:=RAND()" office:value-type="float" office:value="0.909682710887864">
            <text:p>0.9096827109</text:p>
          </table:table-cell>
          <table:table-cell table:formula="of:=RAND()" office:value-type="float" office:value="0.0456892536021769">
            <text:p>0.0456892536</text:p>
          </table:table-cell>
          <table:table-cell table:formula="of:=RAND()" office:value-type="float" office:value="0.445889994036406">
            <text:p>0.445889994</text:p>
          </table:table-cell>
          <table:table-cell table:formula="of:=RAND()" office:value-type="float" office:value="0.447921727085486">
            <text:p>0.4479217271</text:p>
          </table:table-cell>
          <table:table-cell table:formula="of:=RAND()" office:value-type="float" office:value="0.656367989489809">
            <text:p>0.6563679895</text:p>
          </table:table-cell>
          <table:table-cell table:formula="of:=RAND()" office:value-type="float" office:value="0.877517483197153">
            <text:p>0.8775174832</text:p>
          </table:table-cell>
          <table:table-cell table:formula="of:=RAND()" office:value-type="float" office:value="0.861225953092799">
            <text:p>0.8612259531</text:p>
          </table:table-cell>
          <table:table-cell table:formula="of:=SUM([.B844:.M844])-6" office:value-type="float" office:value="0.242358705960214">
            <text:p>0.242358706</text:p>
          </table:table-cell>
          <table:table-cell table:formula="of:=[.N844]-[.$G$6]" office:value-type="float" office:value="0.255383881099988">
            <text:p>0.2553838811</text:p>
          </table:table-cell>
          <table:table-cell table:formula="of:=[.O844]*[.O844]" office:value-type="float" office:value="0.0652209267256927">
            <text:p>0.0652209267</text:p>
          </table:table-cell>
        </table:table-row>
        <table:table-row table:style-name="ro1">
          <table:table-cell/>
          <table:table-cell table:formula="of:=RAND()" office:value-type="float" office:value="0.167338266735896">
            <text:p>0.1673382667</text:p>
          </table:table-cell>
          <table:table-cell table:formula="of:=RAND()" office:value-type="float" office:value="0.390745079377666">
            <text:p>0.3907450794</text:p>
          </table:table-cell>
          <table:table-cell table:formula="of:=RAND()" office:value-type="float" office:value="0.658687381772324">
            <text:p>0.6586873818</text:p>
          </table:table-cell>
          <table:table-cell table:formula="of:=RAND()" office:value-type="float" office:value="0.880115127889439">
            <text:p>0.8801151279</text:p>
          </table:table-cell>
          <table:table-cell table:formula="of:=RAND()" office:value-type="float" office:value="0.290471087908372">
            <text:p>0.2904710879</text:p>
          </table:table-cell>
          <table:table-cell table:formula="of:=RAND()" office:value-type="float" office:value="0.555437217233703">
            <text:p>0.5554372172</text:p>
          </table:table-cell>
          <table:table-cell table:formula="of:=RAND()" office:value-type="float" office:value="0.66282827896066">
            <text:p>0.662828279</text:p>
          </table:table-cell>
          <table:table-cell table:formula="of:=RAND()" office:value-type="float" office:value="0.640910366084427">
            <text:p>0.6409103661</text:p>
          </table:table-cell>
          <table:table-cell table:formula="of:=RAND()" office:value-type="float" office:value="0.340718885185197">
            <text:p>0.3407188852</text:p>
          </table:table-cell>
          <table:table-cell table:formula="of:=RAND()" office:value-type="float" office:value="0.863966757431626">
            <text:p>0.8639667574</text:p>
          </table:table-cell>
          <table:table-cell table:formula="of:=RAND()" office:value-type="float" office:value="0.835322861326858">
            <text:p>0.8353228613</text:p>
          </table:table-cell>
          <table:table-cell table:formula="of:=RAND()" office:value-type="float" office:value="0.731043831445277">
            <text:p>0.7310438314</text:p>
          </table:table-cell>
          <table:table-cell table:formula="of:=SUM([.B845:.M845])-6" office:value-type="float" office:value="1.01758514135145">
            <text:p>1.0175851414</text:p>
          </table:table-cell>
          <table:table-cell table:formula="of:=[.N845]-[.$G$6]" office:value-type="float" office:value="1.03061031649122">
            <text:p>1.0306103165</text:p>
          </table:table-cell>
          <table:table-cell table:formula="of:=[.O845]*[.O845]" office:value-type="float" office:value="1.06215762445813">
            <text:p>1.0621576245</text:p>
          </table:table-cell>
        </table:table-row>
        <table:table-row table:style-name="ro1">
          <table:table-cell/>
          <table:table-cell table:formula="of:=RAND()" office:value-type="float" office:value="0.425100345863029">
            <text:p>0.4251003459</text:p>
          </table:table-cell>
          <table:table-cell table:formula="of:=RAND()" office:value-type="float" office:value="0.308780730236322">
            <text:p>0.3087807302</text:p>
          </table:table-cell>
          <table:table-cell table:formula="of:=RAND()" office:value-type="float" office:value="0.331609283108264">
            <text:p>0.3316092831</text:p>
          </table:table-cell>
          <table:table-cell table:formula="of:=RAND()" office:value-type="float" office:value="0.0771325868554413">
            <text:p>0.0771325869</text:p>
          </table:table-cell>
          <table:table-cell table:formula="of:=RAND()" office:value-type="float" office:value="0.0324642977211624">
            <text:p>0.0324642977</text:p>
          </table:table-cell>
          <table:table-cell table:formula="of:=RAND()" office:value-type="float" office:value="0.721049521118403">
            <text:p>0.7210495211</text:p>
          </table:table-cell>
          <table:table-cell table:formula="of:=RAND()" office:value-type="float" office:value="0.351468015927821">
            <text:p>0.3514680159</text:p>
          </table:table-cell>
          <table:table-cell table:formula="of:=RAND()" office:value-type="float" office:value="0.202909329440445">
            <text:p>0.2029093294</text:p>
          </table:table-cell>
          <table:table-cell table:formula="of:=RAND()" office:value-type="float" office:value="0.29668302484788">
            <text:p>0.2966830248</text:p>
          </table:table-cell>
          <table:table-cell table:formula="of:=RAND()" office:value-type="float" office:value="0.0976655492559075">
            <text:p>0.0976655493</text:p>
          </table:table-cell>
          <table:table-cell table:formula="of:=RAND()" office:value-type="float" office:value="0.0275287753902376">
            <text:p>0.0275287754</text:p>
          </table:table-cell>
          <table:table-cell table:formula="of:=RAND()" office:value-type="float" office:value="0.218213415006176">
            <text:p>0.218213415</text:p>
          </table:table-cell>
          <table:table-cell table:formula="of:=SUM([.B846:.M846])-6" office:value-type="float" office:value="-2.90939512522891">
            <text:p>-2.9093951252</text:p>
          </table:table-cell>
          <table:table-cell table:formula="of:=[.N846]-[.$G$6]" office:value-type="float" office:value="-2.89636995008914">
            <text:p>-2.8963699501</text:p>
          </table:table-cell>
          <table:table-cell table:formula="of:=[.O846]*[.O846]" office:value-type="float" office:value="8.38895888777936">
            <text:p>8.3889588878</text:p>
          </table:table-cell>
        </table:table-row>
        <table:table-row table:style-name="ro1">
          <table:table-cell/>
          <table:table-cell table:formula="of:=RAND()" office:value-type="float" office:value="0.447614410659298">
            <text:p>0.4476144107</text:p>
          </table:table-cell>
          <table:table-cell table:formula="of:=RAND()" office:value-type="float" office:value="0.925048680277541">
            <text:p>0.9250486803</text:p>
          </table:table-cell>
          <table:table-cell table:formula="of:=RAND()" office:value-type="float" office:value="0.0322771677747369">
            <text:p>0.0322771678</text:p>
          </table:table-cell>
          <table:table-cell table:formula="of:=RAND()" office:value-type="float" office:value="0.0825014319270849">
            <text:p>0.0825014319</text:p>
          </table:table-cell>
          <table:table-cell table:formula="of:=RAND()" office:value-type="float" office:value="0.505842057522386">
            <text:p>0.5058420575</text:p>
          </table:table-cell>
          <table:table-cell table:formula="of:=RAND()" office:value-type="float" office:value="0.64690508809872">
            <text:p>0.6469050881</text:p>
          </table:table-cell>
          <table:table-cell table:formula="of:=RAND()" office:value-type="float" office:value="0.641943903174251">
            <text:p>0.6419439032</text:p>
          </table:table-cell>
          <table:table-cell table:formula="of:=RAND()" office:value-type="float" office:value="0.368878555251285">
            <text:p>0.3688785553</text:p>
          </table:table-cell>
          <table:table-cell table:formula="of:=RAND()" office:value-type="float" office:value="0.827892541419715">
            <text:p>0.8278925414</text:p>
          </table:table-cell>
          <table:table-cell table:formula="of:=RAND()" office:value-type="float" office:value="0.683858513599262">
            <text:p>0.6838585136</text:p>
          </table:table-cell>
          <table:table-cell table:formula="of:=RAND()" office:value-type="float" office:value="0.0134309316053987">
            <text:p>0.0134309316</text:p>
          </table:table-cell>
          <table:table-cell table:formula="of:=RAND()" office:value-type="float" office:value="0.256679585203528">
            <text:p>0.2566795852</text:p>
          </table:table-cell>
          <table:table-cell table:formula="of:=SUM([.B847:.M847])-6" office:value-type="float" office:value="-0.567127133486792">
            <text:p>-0.5671271335</text:p>
          </table:table-cell>
          <table:table-cell table:formula="of:=[.N847]-[.$G$6]" office:value-type="float" office:value="-0.554101958347019">
            <text:p>-0.5541019583</text:p>
          </table:table-cell>
          <table:table-cell table:formula="of:=[.O847]*[.O847]" office:value-type="float" office:value="0.307028980244001">
            <text:p>0.3070289802</text:p>
          </table:table-cell>
        </table:table-row>
        <table:table-row table:style-name="ro1">
          <table:table-cell/>
          <table:table-cell table:formula="of:=RAND()" office:value-type="float" office:value="0.0117669384926558">
            <text:p>0.0117669385</text:p>
          </table:table-cell>
          <table:table-cell table:formula="of:=RAND()" office:value-type="float" office:value="0.0356417936272919">
            <text:p>0.0356417936</text:p>
          </table:table-cell>
          <table:table-cell table:formula="of:=RAND()" office:value-type="float" office:value="0.259701486444101">
            <text:p>0.2597014864</text:p>
          </table:table-cell>
          <table:table-cell table:formula="of:=RAND()" office:value-type="float" office:value="0.592693360988051">
            <text:p>0.592693361</text:p>
          </table:table-cell>
          <table:table-cell table:formula="of:=RAND()" office:value-type="float" office:value="0.991958554834127">
            <text:p>0.9919585548</text:p>
          </table:table-cell>
          <table:table-cell table:formula="of:=RAND()" office:value-type="float" office:value="0.479771886020899">
            <text:p>0.479771886</text:p>
          </table:table-cell>
          <table:table-cell table:formula="of:=RAND()" office:value-type="float" office:value="0.27249081316404">
            <text:p>0.2724908132</text:p>
          </table:table-cell>
          <table:table-cell table:formula="of:=RAND()" office:value-type="float" office:value="0.954408540623263">
            <text:p>0.9544085406</text:p>
          </table:table-cell>
          <table:table-cell table:formula="of:=RAND()" office:value-type="float" office:value="0.443498485721648">
            <text:p>0.4434984857</text:p>
          </table:table-cell>
          <table:table-cell table:formula="of:=RAND()" office:value-type="float" office:value="0.0766507079824805">
            <text:p>0.076650708</text:p>
          </table:table-cell>
          <table:table-cell table:formula="of:=RAND()" office:value-type="float" office:value="0.622655713930726">
            <text:p>0.6226557139</text:p>
          </table:table-cell>
          <table:table-cell table:formula="of:=RAND()" office:value-type="float" office:value="0.0381200602278113">
            <text:p>0.0381200602</text:p>
          </table:table-cell>
          <table:table-cell table:formula="of:=SUM([.B848:.M848])-6" office:value-type="float" office:value="-1.22064165794291">
            <text:p>-1.2206416579</text:p>
          </table:table-cell>
          <table:table-cell table:formula="of:=[.N848]-[.$G$6]" office:value-type="float" office:value="-1.20761648280313">
            <text:p>-1.2076164828</text:p>
          </table:table-cell>
          <table:table-cell table:formula="of:=[.O848]*[.O848]" office:value-type="float" office:value="1.45833756953781">
            <text:p>1.4583375695</text:p>
          </table:table-cell>
        </table:table-row>
        <table:table-row table:style-name="ro1">
          <table:table-cell/>
          <table:table-cell table:formula="of:=RAND()" office:value-type="float" office:value="0.847993516363204">
            <text:p>0.8479935164</text:p>
          </table:table-cell>
          <table:table-cell table:formula="of:=RAND()" office:value-type="float" office:value="0.955952452728525">
            <text:p>0.9559524527</text:p>
          </table:table-cell>
          <table:table-cell table:formula="of:=RAND()" office:value-type="float" office:value="0.462119781877846">
            <text:p>0.4621197819</text:p>
          </table:table-cell>
          <table:table-cell table:formula="of:=RAND()" office:value-type="float" office:value="0.987425087485462">
            <text:p>0.9874250875</text:p>
          </table:table-cell>
          <table:table-cell table:formula="of:=RAND()" office:value-type="float" office:value="0.822297239210457">
            <text:p>0.8222972392</text:p>
          </table:table-cell>
          <table:table-cell table:formula="of:=RAND()" office:value-type="float" office:value="0.402124484535307">
            <text:p>0.4021244845</text:p>
          </table:table-cell>
          <table:table-cell table:formula="of:=RAND()" office:value-type="float" office:value="0.180246656993404">
            <text:p>0.180246657</text:p>
          </table:table-cell>
          <table:table-cell table:formula="of:=RAND()" office:value-type="float" office:value="0.653731675120071">
            <text:p>0.6537316751</text:p>
          </table:table-cell>
          <table:table-cell table:formula="of:=RAND()" office:value-type="float" office:value="0.0338586575817317">
            <text:p>0.0338586576</text:p>
          </table:table-cell>
          <table:table-cell table:formula="of:=RAND()" office:value-type="float" office:value="0.790499082999304">
            <text:p>0.790499083</text:p>
          </table:table-cell>
          <table:table-cell table:formula="of:=RAND()" office:value-type="float" office:value="0.502928682370111">
            <text:p>0.5029286824</text:p>
          </table:table-cell>
          <table:table-cell table:formula="of:=RAND()" office:value-type="float" office:value="0.965939169749618">
            <text:p>0.9659391697</text:p>
          </table:table-cell>
          <table:table-cell table:formula="of:=SUM([.B849:.M849])-6" office:value-type="float" office:value="1.60511648701504">
            <text:p>1.605116487</text:p>
          </table:table-cell>
          <table:table-cell table:formula="of:=[.N849]-[.$G$6]" office:value-type="float" office:value="1.61814166215481">
            <text:p>1.6181416622</text:p>
          </table:table-cell>
          <table:table-cell table:formula="of:=[.O849]*[.O849]" office:value-type="float" office:value="2.61838243880114">
            <text:p>2.6183824388</text:p>
          </table:table-cell>
        </table:table-row>
        <table:table-row table:style-name="ro1">
          <table:table-cell/>
          <table:table-cell table:formula="of:=RAND()" office:value-type="float" office:value="0.544777911156416">
            <text:p>0.5447779112</text:p>
          </table:table-cell>
          <table:table-cell table:formula="of:=RAND()" office:value-type="float" office:value="0.09143060981296">
            <text:p>0.0914306098</text:p>
          </table:table-cell>
          <table:table-cell table:formula="of:=RAND()" office:value-type="float" office:value="0.71735744504258">
            <text:p>0.717357445</text:p>
          </table:table-cell>
          <table:table-cell table:formula="of:=RAND()" office:value-type="float" office:value="0.765261963242665">
            <text:p>0.7652619632</text:p>
          </table:table-cell>
          <table:table-cell table:formula="of:=RAND()" office:value-type="float" office:value="0.202287956606597">
            <text:p>0.2022879566</text:p>
          </table:table-cell>
          <table:table-cell table:formula="of:=RAND()" office:value-type="float" office:value="0.170482564484701">
            <text:p>0.1704825645</text:p>
          </table:table-cell>
          <table:table-cell table:formula="of:=RAND()" office:value-type="float" office:value="0.569245455553755">
            <text:p>0.5692454556</text:p>
          </table:table-cell>
          <table:table-cell table:formula="of:=RAND()" office:value-type="float" office:value="0.827906033955514">
            <text:p>0.827906034</text:p>
          </table:table-cell>
          <table:table-cell table:formula="of:=RAND()" office:value-type="float" office:value="0.529126125155017">
            <text:p>0.5291261252</text:p>
          </table:table-cell>
          <table:table-cell table:formula="of:=RAND()" office:value-type="float" office:value="0.37786779133603">
            <text:p>0.3778677913</text:p>
          </table:table-cell>
          <table:table-cell table:formula="of:=RAND()" office:value-type="float" office:value="0.58297668886371">
            <text:p>0.5829766889</text:p>
          </table:table-cell>
          <table:table-cell table:formula="of:=RAND()" office:value-type="float" office:value="0.86306121875532">
            <text:p>0.8630612188</text:p>
          </table:table-cell>
          <table:table-cell table:formula="of:=SUM([.B850:.M850])-6" office:value-type="float" office:value="0.241781763965264">
            <text:p>0.241781764</text:p>
          </table:table-cell>
          <table:table-cell table:formula="of:=[.N850]-[.$G$6]" office:value-type="float" office:value="0.254806939105038">
            <text:p>0.2548069391</text:p>
          </table:table-cell>
          <table:table-cell table:formula="of:=[.O850]*[.O850]" office:value-type="float" office:value="0.0649265762160783">
            <text:p>0.0649265762</text:p>
          </table:table-cell>
        </table:table-row>
        <table:table-row table:style-name="ro1">
          <table:table-cell/>
          <table:table-cell table:formula="of:=RAND()" office:value-type="float" office:value="0.356807659845799">
            <text:p>0.3568076598</text:p>
          </table:table-cell>
          <table:table-cell table:formula="of:=RAND()" office:value-type="float" office:value="0.616149630397558">
            <text:p>0.6161496304</text:p>
          </table:table-cell>
          <table:table-cell table:formula="of:=RAND()" office:value-type="float" office:value="0.32502793171443">
            <text:p>0.3250279317</text:p>
          </table:table-cell>
          <table:table-cell table:formula="of:=RAND()" office:value-type="float" office:value="0.835993536515161">
            <text:p>0.8359935365</text:p>
          </table:table-cell>
          <table:table-cell table:formula="of:=RAND()" office:value-type="float" office:value="0.821319019421935">
            <text:p>0.8213190194</text:p>
          </table:table-cell>
          <table:table-cell table:formula="of:=RAND()" office:value-type="float" office:value="0.378840193618089">
            <text:p>0.3788401936</text:p>
          </table:table-cell>
          <table:table-cell table:formula="of:=RAND()" office:value-type="float" office:value="0.163177289068699">
            <text:p>0.1631772891</text:p>
          </table:table-cell>
          <table:table-cell table:formula="of:=RAND()" office:value-type="float" office:value="0.370226288214326">
            <text:p>0.3702262882</text:p>
          </table:table-cell>
          <table:table-cell table:formula="of:=RAND()" office:value-type="float" office:value="0.221576164942235">
            <text:p>0.2215761649</text:p>
          </table:table-cell>
          <table:table-cell table:formula="of:=RAND()" office:value-type="float" office:value="0.732618032256141">
            <text:p>0.7326180323</text:p>
          </table:table-cell>
          <table:table-cell table:formula="of:=RAND()" office:value-type="float" office:value="0.435009022243321">
            <text:p>0.4350090222</text:p>
          </table:table-cell>
          <table:table-cell table:formula="of:=RAND()" office:value-type="float" office:value="0.216457581613213">
            <text:p>0.2164575816</text:p>
          </table:table-cell>
          <table:table-cell table:formula="of:=SUM([.B851:.M851])-6" office:value-type="float" office:value="-0.526797650149092">
            <text:p>-0.5267976501</text:p>
          </table:table-cell>
          <table:table-cell table:formula="of:=[.N851]-[.$G$6]" office:value-type="float" office:value="-0.513772475009318">
            <text:p>-0.513772475</text:p>
          </table:table-cell>
          <table:table-cell table:formula="of:=[.O851]*[.O851]" office:value-type="float" office:value="0.263962156077201">
            <text:p>0.2639621561</text:p>
          </table:table-cell>
        </table:table-row>
        <table:table-row table:style-name="ro1">
          <table:table-cell/>
          <table:table-cell table:formula="of:=RAND()" office:value-type="float" office:value="0.198699473869056">
            <text:p>0.1986994739</text:p>
          </table:table-cell>
          <table:table-cell table:formula="of:=RAND()" office:value-type="float" office:value="0.695039059966803">
            <text:p>0.69503906</text:p>
          </table:table-cell>
          <table:table-cell table:formula="of:=RAND()" office:value-type="float" office:value="0.0413963354658335">
            <text:p>0.0413963355</text:p>
          </table:table-cell>
          <table:table-cell table:formula="of:=RAND()" office:value-type="float" office:value="0.416358459973708">
            <text:p>0.41635846</text:p>
          </table:table-cell>
          <table:table-cell table:formula="of:=RAND()" office:value-type="float" office:value="0.5457456598524">
            <text:p>0.5457456599</text:p>
          </table:table-cell>
          <table:table-cell table:formula="of:=RAND()" office:value-type="float" office:value="0.355714390287176">
            <text:p>0.3557143903</text:p>
          </table:table-cell>
          <table:table-cell table:formula="of:=RAND()" office:value-type="float" office:value="0.701440602075309">
            <text:p>0.7014406021</text:p>
          </table:table-cell>
          <table:table-cell table:formula="of:=RAND()" office:value-type="float" office:value="0.887391043361276">
            <text:p>0.8873910434</text:p>
          </table:table-cell>
          <table:table-cell table:formula="of:=RAND()" office:value-type="float" office:value="0.396253966027871">
            <text:p>0.396253966</text:p>
          </table:table-cell>
          <table:table-cell table:formula="of:=RAND()" office:value-type="float" office:value="0.84703391068615">
            <text:p>0.8470339107</text:p>
          </table:table-cell>
          <table:table-cell table:formula="of:=RAND()" office:value-type="float" office:value="0.16117045446299">
            <text:p>0.1611704545</text:p>
          </table:table-cell>
          <table:table-cell table:formula="of:=RAND()" office:value-type="float" office:value="0.283327384619042">
            <text:p>0.2833273846</text:p>
          </table:table-cell>
          <table:table-cell table:formula="of:=SUM([.B852:.M852])-6" office:value-type="float" office:value="-0.470429259352386">
            <text:p>-0.4704292594</text:p>
          </table:table-cell>
          <table:table-cell table:formula="of:=[.N852]-[.$G$6]" office:value-type="float" office:value="-0.457404084212612">
            <text:p>-0.4574040842</text:p>
          </table:table-cell>
          <table:table-cell table:formula="of:=[.O852]*[.O852]" office:value-type="float" office:value="0.209218496254379">
            <text:p>0.2092184963</text:p>
          </table:table-cell>
        </table:table-row>
        <table:table-row table:style-name="ro1">
          <table:table-cell/>
          <table:table-cell table:formula="of:=RAND()" office:value-type="float" office:value="0.886870909016579">
            <text:p>0.886870909</text:p>
          </table:table-cell>
          <table:table-cell table:formula="of:=RAND()" office:value-type="float" office:value="0.273886980954558">
            <text:p>0.273886981</text:p>
          </table:table-cell>
          <table:table-cell table:formula="of:=RAND()" office:value-type="float" office:value="0.180663980310783">
            <text:p>0.1806639803</text:p>
          </table:table-cell>
          <table:table-cell table:formula="of:=RAND()" office:value-type="float" office:value="0.705395759083331">
            <text:p>0.7053957591</text:p>
          </table:table-cell>
          <table:table-cell table:formula="of:=RAND()" office:value-type="float" office:value="0.0884241254534572">
            <text:p>0.0884241255</text:p>
          </table:table-cell>
          <table:table-cell table:formula="of:=RAND()" office:value-type="float" office:value="0.502010580850765">
            <text:p>0.5020105809</text:p>
          </table:table-cell>
          <table:table-cell table:formula="of:=RAND()" office:value-type="float" office:value="0.462615643860772">
            <text:p>0.4626156439</text:p>
          </table:table-cell>
          <table:table-cell table:formula="of:=RAND()" office:value-type="float" office:value="0.107880261493847">
            <text:p>0.1078802615</text:p>
          </table:table-cell>
          <table:table-cell table:formula="of:=RAND()" office:value-type="float" office:value="0.728371414123103">
            <text:p>0.7283714141</text:p>
          </table:table-cell>
          <table:table-cell table:formula="of:=RAND()" office:value-type="float" office:value="0.0397312790155411">
            <text:p>0.039731279</text:p>
          </table:table-cell>
          <table:table-cell table:formula="of:=RAND()" office:value-type="float" office:value="0.737544607836753">
            <text:p>0.7375446078</text:p>
          </table:table-cell>
          <table:table-cell table:formula="of:=RAND()" office:value-type="float" office:value="0.965990812284872">
            <text:p>0.9659908123</text:p>
          </table:table-cell>
          <table:table-cell table:formula="of:=SUM([.B853:.M853])-6" office:value-type="float" office:value="-0.320613645715639">
            <text:p>-0.3206136457</text:p>
          </table:table-cell>
          <table:table-cell table:formula="of:=[.N853]-[.$G$6]" office:value-type="float" office:value="-0.307588470575865">
            <text:p>-0.3075884706</text:p>
          </table:table-cell>
          <table:table-cell table:formula="of:=[.O853]*[.O853]" office:value-type="float" office:value="0.0946106672312">
            <text:p>0.0946106672</text:p>
          </table:table-cell>
        </table:table-row>
        <table:table-row table:style-name="ro1">
          <table:table-cell/>
          <table:table-cell table:formula="of:=RAND()" office:value-type="float" office:value="0.915340037783608">
            <text:p>0.9153400378</text:p>
          </table:table-cell>
          <table:table-cell table:formula="of:=RAND()" office:value-type="float" office:value="0.721508759772405">
            <text:p>0.7215087598</text:p>
          </table:table-cell>
          <table:table-cell table:formula="of:=RAND()" office:value-type="float" office:value="0.771621946711093">
            <text:p>0.7716219467</text:p>
          </table:table-cell>
          <table:table-cell table:formula="of:=RAND()" office:value-type="float" office:value="0.497636916348711">
            <text:p>0.4976369163</text:p>
          </table:table-cell>
          <table:table-cell table:formula="of:=RAND()" office:value-type="float" office:value="0.98776247096248">
            <text:p>0.987762471</text:p>
          </table:table-cell>
          <table:table-cell table:formula="of:=RAND()" office:value-type="float" office:value="0.326028990792111">
            <text:p>0.3260289908</text:p>
          </table:table-cell>
          <table:table-cell table:formula="of:=RAND()" office:value-type="float" office:value="0.806162467459217">
            <text:p>0.8061624675</text:p>
          </table:table-cell>
          <table:table-cell table:formula="of:=RAND()" office:value-type="float" office:value="0.221610094886273">
            <text:p>0.2216100949</text:p>
          </table:table-cell>
          <table:table-cell table:formula="of:=RAND()" office:value-type="float" office:value="0.602340713841841">
            <text:p>0.6023407138</text:p>
          </table:table-cell>
          <table:table-cell table:formula="of:=RAND()" office:value-type="float" office:value="0.517990241525695">
            <text:p>0.5179902415</text:p>
          </table:table-cell>
          <table:table-cell table:formula="of:=RAND()" office:value-type="float" office:value="0.116501957643777">
            <text:p>0.1165019576</text:p>
          </table:table-cell>
          <table:table-cell table:formula="of:=RAND()" office:value-type="float" office:value="0.74524105573073">
            <text:p>0.7452410557</text:p>
          </table:table-cell>
          <table:table-cell table:formula="of:=SUM([.B854:.M854])-6" office:value-type="float" office:value="1.22974565345794">
            <text:p>1.2297456535</text:p>
          </table:table-cell>
          <table:table-cell table:formula="of:=[.N854]-[.$G$6]" office:value-type="float" office:value="1.24277082859771">
            <text:p>1.2427708286</text:p>
          </table:table-cell>
          <table:table-cell table:formula="of:=[.O854]*[.O854]" office:value-type="float" office:value="1.54447933241345">
            <text:p>1.5444793324</text:p>
          </table:table-cell>
        </table:table-row>
        <table:table-row table:style-name="ro1">
          <table:table-cell/>
          <table:table-cell table:formula="of:=RAND()" office:value-type="float" office:value="0.295029167784378">
            <text:p>0.2950291678</text:p>
          </table:table-cell>
          <table:table-cell table:formula="of:=RAND()" office:value-type="float" office:value="0.485975729068741">
            <text:p>0.4859757291</text:p>
          </table:table-cell>
          <table:table-cell table:formula="of:=RAND()" office:value-type="float" office:value="0.812795331701636">
            <text:p>0.8127953317</text:p>
          </table:table-cell>
          <table:table-cell table:formula="of:=RAND()" office:value-type="float" office:value="0.0104323206469417">
            <text:p>0.0104323206</text:p>
          </table:table-cell>
          <table:table-cell table:formula="of:=RAND()" office:value-type="float" office:value="0.132728442084044">
            <text:p>0.1327284421</text:p>
          </table:table-cell>
          <table:table-cell table:formula="of:=RAND()" office:value-type="float" office:value="0.0117936851456761">
            <text:p>0.0117936851</text:p>
          </table:table-cell>
          <table:table-cell table:formula="of:=RAND()" office:value-type="float" office:value="0.254203192191198">
            <text:p>0.2542031922</text:p>
          </table:table-cell>
          <table:table-cell table:formula="of:=RAND()" office:value-type="float" office:value="0.0635063105728477">
            <text:p>0.0635063106</text:p>
          </table:table-cell>
          <table:table-cell table:formula="of:=RAND()" office:value-type="float" office:value="0.214524724287912">
            <text:p>0.2145247243</text:p>
          </table:table-cell>
          <table:table-cell table:formula="of:=RAND()" office:value-type="float" office:value="0.721609107218683">
            <text:p>0.7216091072</text:p>
          </table:table-cell>
          <table:table-cell table:formula="of:=RAND()" office:value-type="float" office:value="0.0819546333514154">
            <text:p>0.0819546334</text:p>
          </table:table-cell>
          <table:table-cell table:formula="of:=RAND()" office:value-type="float" office:value="0.461729409173131">
            <text:p>0.4617294092</text:p>
          </table:table-cell>
          <table:table-cell table:formula="of:=SUM([.B855:.M855])-6" office:value-type="float" office:value="-2.45371794677339">
            <text:p>-2.4537179468</text:p>
          </table:table-cell>
          <table:table-cell table:formula="of:=[.N855]-[.$G$6]" office:value-type="float" office:value="-2.44069277163362">
            <text:p>-2.4406927716</text:p>
          </table:table-cell>
          <table:table-cell table:formula="of:=[.O855]*[.O855]" office:value-type="float" office:value="5.95698120550461">
            <text:p>5.9569812055</text:p>
          </table:table-cell>
        </table:table-row>
        <table:table-row table:style-name="ro1">
          <table:table-cell/>
          <table:table-cell table:formula="of:=RAND()" office:value-type="float" office:value="0.137293062871322">
            <text:p>0.1372930629</text:p>
          </table:table-cell>
          <table:table-cell table:formula="of:=RAND()" office:value-type="float" office:value="0.856311760144308">
            <text:p>0.8563117601</text:p>
          </table:table-cell>
          <table:table-cell table:formula="of:=RAND()" office:value-type="float" office:value="0.181309311417863">
            <text:p>0.1813093114</text:p>
          </table:table-cell>
          <table:table-cell table:formula="of:=RAND()" office:value-type="float" office:value="0.118265270255506">
            <text:p>0.1182652703</text:p>
          </table:table-cell>
          <table:table-cell table:formula="of:=RAND()" office:value-type="float" office:value="0.930680505232886">
            <text:p>0.9306805052</text:p>
          </table:table-cell>
          <table:table-cell table:formula="of:=RAND()" office:value-type="float" office:value="0.0940028398763388">
            <text:p>0.0940028399</text:p>
          </table:table-cell>
          <table:table-cell table:formula="of:=RAND()" office:value-type="float" office:value="0.209680152591318">
            <text:p>0.2096801526</text:p>
          </table:table-cell>
          <table:table-cell table:formula="of:=RAND()" office:value-type="float" office:value="0.205060605192557">
            <text:p>0.2050606052</text:p>
          </table:table-cell>
          <table:table-cell table:formula="of:=RAND()" office:value-type="float" office:value="0.263430146733299">
            <text:p>0.2634301467</text:p>
          </table:table-cell>
          <table:table-cell table:formula="of:=RAND()" office:value-type="float" office:value="0.721720115048811">
            <text:p>0.721720115</text:p>
          </table:table-cell>
          <table:table-cell table:formula="of:=RAND()" office:value-type="float" office:value="0.418521562125534">
            <text:p>0.4185215621</text:p>
          </table:table-cell>
          <table:table-cell table:formula="of:=RAND()" office:value-type="float" office:value="0.0350595461204648">
            <text:p>0.0350595461</text:p>
          </table:table-cell>
          <table:table-cell table:formula="of:=SUM([.B856:.M856])-6" office:value-type="float" office:value="-1.82866512238979">
            <text:p>-1.8286651224</text:p>
          </table:table-cell>
          <table:table-cell table:formula="of:=[.N856]-[.$G$6]" office:value-type="float" office:value="-1.81563994725002">
            <text:p>-1.8156399473</text:p>
          </table:table-cell>
          <table:table-cell table:formula="of:=[.O856]*[.O856]" office:value-type="float" office:value="3.29654841805005">
            <text:p>3.2965484181</text:p>
          </table:table-cell>
        </table:table-row>
        <table:table-row table:style-name="ro1">
          <table:table-cell/>
          <table:table-cell table:formula="of:=RAND()" office:value-type="float" office:value="0.686599303968251">
            <text:p>0.686599304</text:p>
          </table:table-cell>
          <table:table-cell table:formula="of:=RAND()" office:value-type="float" office:value="0.0573971478734165">
            <text:p>0.0573971479</text:p>
          </table:table-cell>
          <table:table-cell table:formula="of:=RAND()" office:value-type="float" office:value="0.253540572710335">
            <text:p>0.2535405727</text:p>
          </table:table-cell>
          <table:table-cell table:formula="of:=RAND()" office:value-type="float" office:value="0.498991590226069">
            <text:p>0.4989915902</text:p>
          </table:table-cell>
          <table:table-cell table:formula="of:=RAND()" office:value-type="float" office:value="0.377629010006785">
            <text:p>0.37762901</text:p>
          </table:table-cell>
          <table:table-cell table:formula="of:=RAND()" office:value-type="float" office:value="0.327832703944296">
            <text:p>0.3278327039</text:p>
          </table:table-cell>
          <table:table-cell table:formula="of:=RAND()" office:value-type="float" office:value="0.202650422463194">
            <text:p>0.2026504225</text:p>
          </table:table-cell>
          <table:table-cell table:formula="of:=RAND()" office:value-type="float" office:value="0.879496774403378">
            <text:p>0.8794967744</text:p>
          </table:table-cell>
          <table:table-cell table:formula="of:=RAND()" office:value-type="float" office:value="0.648565432988107">
            <text:p>0.648565433</text:p>
          </table:table-cell>
          <table:table-cell table:formula="of:=RAND()" office:value-type="float" office:value="0.355012305080891">
            <text:p>0.3550123051</text:p>
          </table:table-cell>
          <table:table-cell table:formula="of:=RAND()" office:value-type="float" office:value="0.279075210681185">
            <text:p>0.2790752107</text:p>
          </table:table-cell>
          <table:table-cell table:formula="of:=RAND()" office:value-type="float" office:value="0.933190496172756">
            <text:p>0.9331904962</text:p>
          </table:table-cell>
          <table:table-cell table:formula="of:=SUM([.B857:.M857])-6" office:value-type="float" office:value="-0.500019029481337">
            <text:p>-0.5000190295</text:p>
          </table:table-cell>
          <table:table-cell table:formula="of:=[.N857]-[.$G$6]" office:value-type="float" office:value="-0.486993854341563">
            <text:p>-0.4869938543</text:p>
          </table:table-cell>
          <table:table-cell table:formula="of:=[.O857]*[.O857]" office:value-type="float" office:value="0.237163014166451">
            <text:p>0.2371630142</text:p>
          </table:table-cell>
        </table:table-row>
        <table:table-row table:style-name="ro1">
          <table:table-cell/>
          <table:table-cell table:formula="of:=RAND()" office:value-type="float" office:value="0.261983437696472">
            <text:p>0.2619834377</text:p>
          </table:table-cell>
          <table:table-cell table:formula="of:=RAND()" office:value-type="float" office:value="0.33031558431685">
            <text:p>0.3303155843</text:p>
          </table:table-cell>
          <table:table-cell table:formula="of:=RAND()" office:value-type="float" office:value="0.596795060439035">
            <text:p>0.5967950604</text:p>
          </table:table-cell>
          <table:table-cell table:formula="of:=RAND()" office:value-type="float" office:value="0.560050560161471">
            <text:p>0.5600505602</text:p>
          </table:table-cell>
          <table:table-cell table:formula="of:=RAND()" office:value-type="float" office:value="0.175625725416467">
            <text:p>0.1756257254</text:p>
          </table:table-cell>
          <table:table-cell table:formula="of:=RAND()" office:value-type="float" office:value="0.00847322144545615">
            <text:p>0.0084732214</text:p>
          </table:table-cell>
          <table:table-cell table:formula="of:=RAND()" office:value-type="float" office:value="0.814987051766366">
            <text:p>0.8149870518</text:p>
          </table:table-cell>
          <table:table-cell table:formula="of:=RAND()" office:value-type="float" office:value="0.480639012064785">
            <text:p>0.4806390121</text:p>
          </table:table-cell>
          <table:table-cell table:formula="of:=RAND()" office:value-type="float" office:value="0.425745989894494">
            <text:p>0.4257459899</text:p>
          </table:table-cell>
          <table:table-cell table:formula="of:=RAND()" office:value-type="float" office:value="0.0383123308420181">
            <text:p>0.0383123308</text:p>
          </table:table-cell>
          <table:table-cell table:formula="of:=RAND()" office:value-type="float" office:value="0.0636950749903917">
            <text:p>0.063695075</text:p>
          </table:table-cell>
          <table:table-cell table:formula="of:=RAND()" office:value-type="float" office:value="0.865312535548583">
            <text:p>0.8653125355</text:p>
          </table:table-cell>
          <table:table-cell table:formula="of:=SUM([.B858:.M858])-6" office:value-type="float" office:value="-1.37806441541761">
            <text:p>-1.3780644154</text:p>
          </table:table-cell>
          <table:table-cell table:formula="of:=[.N858]-[.$G$6]" office:value-type="float" office:value="-1.36503924027784">
            <text:p>-1.3650392403</text:p>
          </table:table-cell>
          <table:table-cell table:formula="of:=[.O858]*[.O858]" office:value-type="float" office:value="1.8633321274983">
            <text:p>1.8633321275</text:p>
          </table:table-cell>
        </table:table-row>
        <table:table-row table:style-name="ro1">
          <table:table-cell/>
          <table:table-cell table:formula="of:=RAND()" office:value-type="float" office:value="0.899284673156217">
            <text:p>0.8992846732</text:p>
          </table:table-cell>
          <table:table-cell table:formula="of:=RAND()" office:value-type="float" office:value="0.906589735066518">
            <text:p>0.9065897351</text:p>
          </table:table-cell>
          <table:table-cell table:formula="of:=RAND()" office:value-type="float" office:value="0.956728026503697">
            <text:p>0.9567280265</text:p>
          </table:table-cell>
          <table:table-cell table:formula="of:=RAND()" office:value-type="float" office:value="0.142745688091964">
            <text:p>0.1427456881</text:p>
          </table:table-cell>
          <table:table-cell table:formula="of:=RAND()" office:value-type="float" office:value="0.666279397672042">
            <text:p>0.6662793977</text:p>
          </table:table-cell>
          <table:table-cell table:formula="of:=RAND()" office:value-type="float" office:value="0.193671717774123">
            <text:p>0.1936717178</text:p>
          </table:table-cell>
          <table:table-cell table:formula="of:=RAND()" office:value-type="float" office:value="0.00213720020838082">
            <text:p>0.0021372002</text:p>
          </table:table-cell>
          <table:table-cell table:formula="of:=RAND()" office:value-type="float" office:value="0.330324035137892">
            <text:p>0.3303240351</text:p>
          </table:table-cell>
          <table:table-cell table:formula="of:=RAND()" office:value-type="float" office:value="0.562878746306524">
            <text:p>0.5628787463</text:p>
          </table:table-cell>
          <table:table-cell table:formula="of:=RAND()" office:value-type="float" office:value="0.912264324491844">
            <text:p>0.9122643245</text:p>
          </table:table-cell>
          <table:table-cell table:formula="of:=RAND()" office:value-type="float" office:value="0.0536685225088149">
            <text:p>0.0536685225</text:p>
          </table:table-cell>
          <table:table-cell table:formula="of:=RAND()" office:value-type="float" office:value="0.212992011103779">
            <text:p>0.2129920111</text:p>
          </table:table-cell>
          <table:table-cell table:formula="of:=SUM([.B859:.M859])-6" office:value-type="float" office:value="-0.160435921978205">
            <text:p>-0.160435922</text:p>
          </table:table-cell>
          <table:table-cell table:formula="of:=[.N859]-[.$G$6]" office:value-type="float" office:value="-0.147410746838432">
            <text:p>-0.1474107468</text:p>
          </table:table-cell>
          <table:table-cell table:formula="of:=[.O859]*[.O859]" office:value-type="float" office:value="0.0217299282834642">
            <text:p>0.0217299283</text:p>
          </table:table-cell>
        </table:table-row>
        <table:table-row table:style-name="ro1">
          <table:table-cell/>
          <table:table-cell table:formula="of:=RAND()" office:value-type="float" office:value="0.809203654993326">
            <text:p>0.809203655</text:p>
          </table:table-cell>
          <table:table-cell table:formula="of:=RAND()" office:value-type="float" office:value="0.760913246311247">
            <text:p>0.7609132463</text:p>
          </table:table-cell>
          <table:table-cell table:formula="of:=RAND()" office:value-type="float" office:value="0.93398594041355">
            <text:p>0.9339859404</text:p>
          </table:table-cell>
          <table:table-cell table:formula="of:=RAND()" office:value-type="float" office:value="0.487586412578821">
            <text:p>0.4875864126</text:p>
          </table:table-cell>
          <table:table-cell table:formula="of:=RAND()" office:value-type="float" office:value="0.517435859655961">
            <text:p>0.5174358597</text:p>
          </table:table-cell>
          <table:table-cell table:formula="of:=RAND()" office:value-type="float" office:value="0.583384256577119">
            <text:p>0.5833842566</text:p>
          </table:table-cell>
          <table:table-cell table:formula="of:=RAND()" office:value-type="float" office:value="0.44845545780845">
            <text:p>0.4484554578</text:p>
          </table:table-cell>
          <table:table-cell table:formula="of:=RAND()" office:value-type="float" office:value="0.996960947290063">
            <text:p>0.9969609473</text:p>
          </table:table-cell>
          <table:table-cell table:formula="of:=RAND()" office:value-type="float" office:value="0.564254438970238">
            <text:p>0.564254439</text:p>
          </table:table-cell>
          <table:table-cell table:formula="of:=RAND()" office:value-type="float" office:value="0.3165412414819">
            <text:p>0.3165412415</text:p>
          </table:table-cell>
          <table:table-cell table:formula="of:=RAND()" office:value-type="float" office:value="0.659564687171951">
            <text:p>0.6595646872</text:p>
          </table:table-cell>
          <table:table-cell table:formula="of:=RAND()" office:value-type="float" office:value="0.931748677743599">
            <text:p>0.9317486777</text:p>
          </table:table-cell>
          <table:table-cell table:formula="of:=SUM([.B860:.M860])-6" office:value-type="float" office:value="2.01003482099622">
            <text:p>2.010034821</text:p>
          </table:table-cell>
          <table:table-cell table:formula="of:=[.N860]-[.$G$6]" office:value-type="float" office:value="2.023059996136">
            <text:p>2.0230599961</text:p>
          </table:table-cell>
          <table:table-cell table:formula="of:=[.O860]*[.O860]" office:value-type="float" office:value="4.09277174796579">
            <text:p>4.092771748</text:p>
          </table:table-cell>
        </table:table-row>
        <table:table-row table:style-name="ro1">
          <table:table-cell/>
          <table:table-cell table:formula="of:=RAND()" office:value-type="float" office:value="0.461567892460153">
            <text:p>0.4615678925</text:p>
          </table:table-cell>
          <table:table-cell table:formula="of:=RAND()" office:value-type="float" office:value="0.509367424761876">
            <text:p>0.5093674248</text:p>
          </table:table-cell>
          <table:table-cell table:formula="of:=RAND()" office:value-type="float" office:value="0.610044444678351">
            <text:p>0.6100444447</text:p>
          </table:table-cell>
          <table:table-cell table:formula="of:=RAND()" office:value-type="float" office:value="0.151869251392782">
            <text:p>0.1518692514</text:p>
          </table:table-cell>
          <table:table-cell table:formula="of:=RAND()" office:value-type="float" office:value="0.106154885143042">
            <text:p>0.1061548851</text:p>
          </table:table-cell>
          <table:table-cell table:formula="of:=RAND()" office:value-type="float" office:value="0.975559696089476">
            <text:p>0.9755596961</text:p>
          </table:table-cell>
          <table:table-cell table:formula="of:=RAND()" office:value-type="float" office:value="0.0311519720125943">
            <text:p>0.031151972</text:p>
          </table:table-cell>
          <table:table-cell table:formula="of:=RAND()" office:value-type="float" office:value="0.231795790139586">
            <text:p>0.2317957901</text:p>
          </table:table-cell>
          <table:table-cell table:formula="of:=RAND()" office:value-type="float" office:value="0.775357673410326">
            <text:p>0.7753576734</text:p>
          </table:table-cell>
          <table:table-cell table:formula="of:=RAND()" office:value-type="float" office:value="0.105686694849283">
            <text:p>0.1056866948</text:p>
          </table:table-cell>
          <table:table-cell table:formula="of:=RAND()" office:value-type="float" office:value="0.982886890182272">
            <text:p>0.9828868902</text:p>
          </table:table-cell>
          <table:table-cell table:formula="of:=RAND()" office:value-type="float" office:value="0.644851107383147">
            <text:p>0.6448511074</text:p>
          </table:table-cell>
          <table:table-cell table:formula="of:=SUM([.B861:.M861])-6" office:value-type="float" office:value="-0.413706277497113">
            <text:p>-0.4137062775</text:p>
          </table:table-cell>
          <table:table-cell table:formula="of:=[.N861]-[.$G$6]" office:value-type="float" office:value="-0.400681102357339">
            <text:p>-0.4006811024</text:p>
          </table:table-cell>
          <table:table-cell table:formula="of:=[.O861]*[.O861]" office:value-type="float" office:value="0.160545345786292">
            <text:p>0.1605453458</text:p>
          </table:table-cell>
        </table:table-row>
        <table:table-row table:style-name="ro1">
          <table:table-cell/>
          <table:table-cell table:formula="of:=RAND()" office:value-type="float" office:value="0.170395945897326">
            <text:p>0.1703959459</text:p>
          </table:table-cell>
          <table:table-cell table:formula="of:=RAND()" office:value-type="float" office:value="0.840473894262686">
            <text:p>0.8404738943</text:p>
          </table:table-cell>
          <table:table-cell table:formula="of:=RAND()" office:value-type="float" office:value="0.411663515726104">
            <text:p>0.4116635157</text:p>
          </table:table-cell>
          <table:table-cell table:formula="of:=RAND()" office:value-type="float" office:value="0.912345703458414">
            <text:p>0.9123457035</text:p>
          </table:table-cell>
          <table:table-cell table:formula="of:=RAND()" office:value-type="float" office:value="0.585092051886022">
            <text:p>0.5850920519</text:p>
          </table:table-cell>
          <table:table-cell table:formula="of:=RAND()" office:value-type="float" office:value="0.290331435156986">
            <text:p>0.2903314352</text:p>
          </table:table-cell>
          <table:table-cell table:formula="of:=RAND()" office:value-type="float" office:value="0.470528907841072">
            <text:p>0.4705289078</text:p>
          </table:table-cell>
          <table:table-cell table:formula="of:=RAND()" office:value-type="float" office:value="0.256710172630846">
            <text:p>0.2567101726</text:p>
          </table:table-cell>
          <table:table-cell table:formula="of:=RAND()" office:value-type="float" office:value="0.313491254812106">
            <text:p>0.3134912548</text:p>
          </table:table-cell>
          <table:table-cell table:formula="of:=RAND()" office:value-type="float" office:value="0.366726720705628">
            <text:p>0.3667267207</text:p>
          </table:table-cell>
          <table:table-cell table:formula="of:=RAND()" office:value-type="float" office:value="0.518059836467728">
            <text:p>0.5180598365</text:p>
          </table:table-cell>
          <table:table-cell table:formula="of:=RAND()" office:value-type="float" office:value="0.888955682748929">
            <text:p>0.8889556827</text:p>
          </table:table-cell>
          <table:table-cell table:formula="of:=SUM([.B862:.M862])-6" office:value-type="float" office:value="0.0247751215938479">
            <text:p>0.0247751216</text:p>
          </table:table-cell>
          <table:table-cell table:formula="of:=[.N862]-[.$G$6]" office:value-type="float" office:value="0.0378002967336215">
            <text:p>0.0378002967</text:p>
          </table:table-cell>
          <table:table-cell table:formula="of:=[.O862]*[.O862]" office:value-type="float" office:value="0.00142886243314984">
            <text:p>0.0014288624</text:p>
          </table:table-cell>
        </table:table-row>
        <table:table-row table:style-name="ro1">
          <table:table-cell/>
          <table:table-cell table:formula="of:=RAND()" office:value-type="float" office:value="0.297871703049168">
            <text:p>0.297871703</text:p>
          </table:table-cell>
          <table:table-cell table:formula="of:=RAND()" office:value-type="float" office:value="0.70086519792676">
            <text:p>0.7008651979</text:p>
          </table:table-cell>
          <table:table-cell table:formula="of:=RAND()" office:value-type="float" office:value="0.823607716942206">
            <text:p>0.8236077169</text:p>
          </table:table-cell>
          <table:table-cell table:formula="of:=RAND()" office:value-type="float" office:value="0.13320944388397">
            <text:p>0.1332094439</text:p>
          </table:table-cell>
          <table:table-cell table:formula="of:=RAND()" office:value-type="float" office:value="0.692238590680063">
            <text:p>0.6922385907</text:p>
          </table:table-cell>
          <table:table-cell table:formula="of:=RAND()" office:value-type="float" office:value="0.435491966316476">
            <text:p>0.4354919663</text:p>
          </table:table-cell>
          <table:table-cell table:formula="of:=RAND()" office:value-type="float" office:value="0.931795729324222">
            <text:p>0.9317957293</text:p>
          </table:table-cell>
          <table:table-cell table:formula="of:=RAND()" office:value-type="float" office:value="0.226406172150746">
            <text:p>0.2264061722</text:p>
          </table:table-cell>
          <table:table-cell table:formula="of:=RAND()" office:value-type="float" office:value="0.449884550645947">
            <text:p>0.4498845506</text:p>
          </table:table-cell>
          <table:table-cell table:formula="of:=RAND()" office:value-type="float" office:value="0.157866794150323">
            <text:p>0.1578667942</text:p>
          </table:table-cell>
          <table:table-cell table:formula="of:=RAND()" office:value-type="float" office:value="0.692802858538926">
            <text:p>0.6928028585</text:p>
          </table:table-cell>
          <table:table-cell table:formula="of:=RAND()" office:value-type="float" office:value="0.194009643513709">
            <text:p>0.1940096435</text:p>
          </table:table-cell>
          <table:table-cell table:formula="of:=SUM([.B863:.M863])-6" office:value-type="float" office:value="-0.263949632877484">
            <text:p>-0.2639496329</text:p>
          </table:table-cell>
          <table:table-cell table:formula="of:=[.N863]-[.$G$6]" office:value-type="float" office:value="-0.25092445773771">
            <text:p>-0.2509244577</text:p>
          </table:table-cell>
          <table:table-cell table:formula="of:=[.O863]*[.O863]" office:value-type="float" office:value="0.062963083490964">
            <text:p>0.0629630835</text:p>
          </table:table-cell>
        </table:table-row>
        <table:table-row table:style-name="ro1">
          <table:table-cell/>
          <table:table-cell table:formula="of:=RAND()" office:value-type="float" office:value="0.0530994776636362">
            <text:p>0.0530994777</text:p>
          </table:table-cell>
          <table:table-cell table:formula="of:=RAND()" office:value-type="float" office:value="0.240971089340746">
            <text:p>0.2409710893</text:p>
          </table:table-cell>
          <table:table-cell table:formula="of:=RAND()" office:value-type="float" office:value="0.833180154208094">
            <text:p>0.8331801542</text:p>
          </table:table-cell>
          <table:table-cell table:formula="of:=RAND()" office:value-type="float" office:value="0.937137616798282">
            <text:p>0.9371376168</text:p>
          </table:table-cell>
          <table:table-cell table:formula="of:=RAND()" office:value-type="float" office:value="0.0719637428410351">
            <text:p>0.0719637428</text:p>
          </table:table-cell>
          <table:table-cell table:formula="of:=RAND()" office:value-type="float" office:value="0.091616039397195">
            <text:p>0.0916160394</text:p>
          </table:table-cell>
          <table:table-cell table:formula="of:=RAND()" office:value-type="float" office:value="0.672895391937345">
            <text:p>0.6728953919</text:p>
          </table:table-cell>
          <table:table-cell table:formula="of:=RAND()" office:value-type="float" office:value="0.274425079580396">
            <text:p>0.2744250796</text:p>
          </table:table-cell>
          <table:table-cell table:formula="of:=RAND()" office:value-type="float" office:value="0.600229209754616">
            <text:p>0.6002292098</text:p>
          </table:table-cell>
          <table:table-cell table:formula="of:=RAND()" office:value-type="float" office:value="0.576035703998059">
            <text:p>0.576035704</text:p>
          </table:table-cell>
          <table:table-cell table:formula="of:=RAND()" office:value-type="float" office:value="0.761441501555964">
            <text:p>0.7614415016</text:p>
          </table:table-cell>
          <table:table-cell table:formula="of:=RAND()" office:value-type="float" office:value="0.309840392787009">
            <text:p>0.3098403928</text:p>
          </table:table-cell>
          <table:table-cell table:formula="of:=SUM([.B864:.M864])-6" office:value-type="float" office:value="-0.577164600137621">
            <text:p>-0.5771646001</text:p>
          </table:table-cell>
          <table:table-cell table:formula="of:=[.N864]-[.$G$6]" office:value-type="float" office:value="-0.564139424997848">
            <text:p>-0.564139425</text:p>
          </table:table-cell>
          <table:table-cell table:formula="of:=[.O864]*[.O864]" office:value-type="float" office:value="0.318253290836902">
            <text:p>0.3182532908</text:p>
          </table:table-cell>
        </table:table-row>
        <table:table-row table:style-name="ro1">
          <table:table-cell/>
          <table:table-cell table:formula="of:=RAND()" office:value-type="float" office:value="0.80984749388881">
            <text:p>0.8098474939</text:p>
          </table:table-cell>
          <table:table-cell table:formula="of:=RAND()" office:value-type="float" office:value="0.512727319961414">
            <text:p>0.51272732</text:p>
          </table:table-cell>
          <table:table-cell table:formula="of:=RAND()" office:value-type="float" office:value="0.388419929426163">
            <text:p>0.3884199294</text:p>
          </table:table-cell>
          <table:table-cell table:formula="of:=RAND()" office:value-type="float" office:value="0.579636790324003">
            <text:p>0.5796367903</text:p>
          </table:table-cell>
          <table:table-cell table:formula="of:=RAND()" office:value-type="float" office:value="0.272660441463813">
            <text:p>0.2726604415</text:p>
          </table:table-cell>
          <table:table-cell table:formula="of:=RAND()" office:value-type="float" office:value="0.369031423237175">
            <text:p>0.3690314232</text:p>
          </table:table-cell>
          <table:table-cell table:formula="of:=RAND()" office:value-type="float" office:value="0.941828473238274">
            <text:p>0.9418284732</text:p>
          </table:table-cell>
          <table:table-cell table:formula="of:=RAND()" office:value-type="float" office:value="0.0231913020834327">
            <text:p>0.0231913021</text:p>
          </table:table-cell>
          <table:table-cell table:formula="of:=RAND()" office:value-type="float" office:value="0.977033070288599">
            <text:p>0.9770330703</text:p>
          </table:table-cell>
          <table:table-cell table:formula="of:=RAND()" office:value-type="float" office:value="0.755262074060738">
            <text:p>0.7552620741</text:p>
          </table:table-cell>
          <table:table-cell table:formula="of:=RAND()" office:value-type="float" office:value="0.50241206260398">
            <text:p>0.5024120626</text:p>
          </table:table-cell>
          <table:table-cell table:formula="of:=RAND()" office:value-type="float" office:value="0.157311494229361">
            <text:p>0.1573114942</text:p>
          </table:table-cell>
          <table:table-cell table:formula="of:=SUM([.B865:.M865])-6" office:value-type="float" office:value="0.289361874805763">
            <text:p>0.2893618748</text:p>
          </table:table-cell>
          <table:table-cell table:formula="of:=[.N865]-[.$G$6]" office:value-type="float" office:value="0.302387049945537">
            <text:p>0.3023870499</text:p>
          </table:table-cell>
          <table:table-cell table:formula="of:=[.O865]*[.O865]" office:value-type="float" office:value="0.0914379279747647">
            <text:p>0.091437928</text:p>
          </table:table-cell>
        </table:table-row>
        <table:table-row table:style-name="ro1">
          <table:table-cell/>
          <table:table-cell table:formula="of:=RAND()" office:value-type="float" office:value="0.630310624372214">
            <text:p>0.6303106244</text:p>
          </table:table-cell>
          <table:table-cell table:formula="of:=RAND()" office:value-type="float" office:value="0.779594210674986">
            <text:p>0.7795942107</text:p>
          </table:table-cell>
          <table:table-cell table:formula="of:=RAND()" office:value-type="float" office:value="0.79643435170874">
            <text:p>0.7964343517</text:p>
          </table:table-cell>
          <table:table-cell table:formula="of:=RAND()" office:value-type="float" office:value="0.2248201710172">
            <text:p>0.224820171</text:p>
          </table:table-cell>
          <table:table-cell table:formula="of:=RAND()" office:value-type="float" office:value="0.889133756747469">
            <text:p>0.8891337567</text:p>
          </table:table-cell>
          <table:table-cell table:formula="of:=RAND()" office:value-type="float" office:value="0.817231183638796">
            <text:p>0.8172311836</text:p>
          </table:table-cell>
          <table:table-cell table:formula="of:=RAND()" office:value-type="float" office:value="0.522724239388481">
            <text:p>0.5227242394</text:p>
          </table:table-cell>
          <table:table-cell table:formula="of:=RAND()" office:value-type="float" office:value="0.0944812551606447">
            <text:p>0.0944812552</text:p>
          </table:table-cell>
          <table:table-cell table:formula="of:=RAND()" office:value-type="float" office:value="0.533234282396734">
            <text:p>0.5332342824</text:p>
          </table:table-cell>
          <table:table-cell table:formula="of:=RAND()" office:value-type="float" office:value="0.956822147127241">
            <text:p>0.9568221471</text:p>
          </table:table-cell>
          <table:table-cell table:formula="of:=RAND()" office:value-type="float" office:value="0.609685978619382">
            <text:p>0.6096859786</text:p>
          </table:table-cell>
          <table:table-cell table:formula="of:=RAND()" office:value-type="float" office:value="0.405383809003979">
            <text:p>0.405383809</text:p>
          </table:table-cell>
          <table:table-cell table:formula="of:=SUM([.B866:.M866])-6" office:value-type="float" office:value="1.25985600985587">
            <text:p>1.2598560099</text:p>
          </table:table-cell>
          <table:table-cell table:formula="of:=[.N866]-[.$G$6]" office:value-type="float" office:value="1.27288118499564">
            <text:p>1.272881185</text:p>
          </table:table-cell>
          <table:table-cell table:formula="of:=[.O866]*[.O866]" office:value-type="float" office:value="1.62022651111591">
            <text:p>1.6202265111</text:p>
          </table:table-cell>
        </table:table-row>
        <table:table-row table:style-name="ro1">
          <table:table-cell/>
          <table:table-cell table:formula="of:=RAND()" office:value-type="float" office:value="0.804617811692879">
            <text:p>0.8046178117</text:p>
          </table:table-cell>
          <table:table-cell table:formula="of:=RAND()" office:value-type="float" office:value="0.227270330302417">
            <text:p>0.2272703303</text:p>
          </table:table-cell>
          <table:table-cell table:formula="of:=RAND()" office:value-type="float" office:value="0.933620325988159">
            <text:p>0.933620326</text:p>
          </table:table-cell>
          <table:table-cell table:formula="of:=RAND()" office:value-type="float" office:value="0.625646258005872">
            <text:p>0.625646258</text:p>
          </table:table-cell>
          <table:table-cell table:formula="of:=RAND()" office:value-type="float" office:value="0.326279245316982">
            <text:p>0.3262792453</text:p>
          </table:table-cell>
          <table:table-cell table:formula="of:=RAND()" office:value-type="float" office:value="0.321707851020619">
            <text:p>0.321707851</text:p>
          </table:table-cell>
          <table:table-cell table:formula="of:=RAND()" office:value-type="float" office:value="0.591941728256643">
            <text:p>0.5919417283</text:p>
          </table:table-cell>
          <table:table-cell table:formula="of:=RAND()" office:value-type="float" office:value="0.846259628422558">
            <text:p>0.8462596284</text:p>
          </table:table-cell>
          <table:table-cell table:formula="of:=RAND()" office:value-type="float" office:value="0.757193521829322">
            <text:p>0.7571935218</text:p>
          </table:table-cell>
          <table:table-cell table:formula="of:=RAND()" office:value-type="float" office:value="0.578985313186422">
            <text:p>0.5789853132</text:p>
          </table:table-cell>
          <table:table-cell table:formula="of:=RAND()" office:value-type="float" office:value="0.298333890270442">
            <text:p>0.2983338903</text:p>
          </table:table-cell>
          <table:table-cell table:formula="of:=RAND()" office:value-type="float" office:value="0.0853202596772462">
            <text:p>0.0853202597</text:p>
          </table:table-cell>
          <table:table-cell table:formula="of:=SUM([.B867:.M867])-6" office:value-type="float" office:value="0.397176163969561">
            <text:p>0.397176164</text:p>
          </table:table-cell>
          <table:table-cell table:formula="of:=[.N867]-[.$G$6]" office:value-type="float" office:value="0.410201339109335">
            <text:p>0.4102013391</text:p>
          </table:table-cell>
          <table:table-cell table:formula="of:=[.O867]*[.O867]" office:value-type="float" office:value="0.168265138607092">
            <text:p>0.1682651386</text:p>
          </table:table-cell>
        </table:table-row>
        <table:table-row table:style-name="ro1">
          <table:table-cell/>
          <table:table-cell table:formula="of:=RAND()" office:value-type="float" office:value="0.270951445680112">
            <text:p>0.2709514457</text:p>
          </table:table-cell>
          <table:table-cell table:formula="of:=RAND()" office:value-type="float" office:value="0.553708238294348">
            <text:p>0.5537082383</text:p>
          </table:table-cell>
          <table:table-cell table:formula="of:=RAND()" office:value-type="float" office:value="0.598921520169824">
            <text:p>0.5989215202</text:p>
          </table:table-cell>
          <table:table-cell table:formula="of:=RAND()" office:value-type="float" office:value="0.518860135925934">
            <text:p>0.5188601359</text:p>
          </table:table-cell>
          <table:table-cell table:formula="of:=RAND()" office:value-type="float" office:value="0.409103911370039">
            <text:p>0.4091039114</text:p>
          </table:table-cell>
          <table:table-cell table:formula="of:=RAND()" office:value-type="float" office:value="0.573701774235815">
            <text:p>0.5737017742</text:p>
          </table:table-cell>
          <table:table-cell table:formula="of:=RAND()" office:value-type="float" office:value="0.708417828194797">
            <text:p>0.7084178282</text:p>
          </table:table-cell>
          <table:table-cell table:formula="of:=RAND()" office:value-type="float" office:value="0.241153872106224">
            <text:p>0.2411538721</text:p>
          </table:table-cell>
          <table:table-cell table:formula="of:=RAND()" office:value-type="float" office:value="0.790615363279358">
            <text:p>0.7906153633</text:p>
          </table:table-cell>
          <table:table-cell table:formula="of:=RAND()" office:value-type="float" office:value="0.125496858963743">
            <text:p>0.125496859</text:p>
          </table:table-cell>
          <table:table-cell table:formula="of:=RAND()" office:value-type="float" office:value="0.737793532432988">
            <text:p>0.7377935324</text:p>
          </table:table-cell>
          <table:table-cell table:formula="of:=RAND()" office:value-type="float" office:value="0.174196053761989">
            <text:p>0.1741960538</text:p>
          </table:table-cell>
          <table:table-cell table:formula="of:=SUM([.B868:.M868])-6" office:value-type="float" office:value="-0.297079465584829">
            <text:p>-0.2970794656</text:p>
          </table:table-cell>
          <table:table-cell table:formula="of:=[.N868]-[.$G$6]" office:value-type="float" office:value="-0.284054290445056">
            <text:p>-0.2840542904</text:p>
          </table:table-cell>
          <table:table-cell table:formula="of:=[.O868]*[.O868]" office:value-type="float" office:value="0.0806868399202441">
            <text:p>0.0806868399</text:p>
          </table:table-cell>
        </table:table-row>
        <table:table-row table:style-name="ro1">
          <table:table-cell/>
          <table:table-cell table:formula="of:=RAND()" office:value-type="float" office:value="0.977485698182136">
            <text:p>0.9774856982</text:p>
          </table:table-cell>
          <table:table-cell table:formula="of:=RAND()" office:value-type="float" office:value="0.52891605743207">
            <text:p>0.5289160574</text:p>
          </table:table-cell>
          <table:table-cell table:formula="of:=RAND()" office:value-type="float" office:value="0.0848541182931513">
            <text:p>0.0848541183</text:p>
          </table:table-cell>
          <table:table-cell table:formula="of:=RAND()" office:value-type="float" office:value="0.92372370720841">
            <text:p>0.9237237072</text:p>
          </table:table-cell>
          <table:table-cell table:formula="of:=RAND()" office:value-type="float" office:value="0.0123535911552608">
            <text:p>0.0123535912</text:p>
          </table:table-cell>
          <table:table-cell table:formula="of:=RAND()" office:value-type="float" office:value="0.246546043548733">
            <text:p>0.2465460435</text:p>
          </table:table-cell>
          <table:table-cell table:formula="of:=RAND()" office:value-type="float" office:value="0.233888874063268">
            <text:p>0.2338888741</text:p>
          </table:table-cell>
          <table:table-cell table:formula="of:=RAND()" office:value-type="float" office:value="0.507156619802117">
            <text:p>0.5071566198</text:p>
          </table:table-cell>
          <table:table-cell table:formula="of:=RAND()" office:value-type="float" office:value="0.484249927103519">
            <text:p>0.4842499271</text:p>
          </table:table-cell>
          <table:table-cell table:formula="of:=RAND()" office:value-type="float" office:value="0.836003440897912">
            <text:p>0.8360034409</text:p>
          </table:table-cell>
          <table:table-cell table:formula="of:=RAND()" office:value-type="float" office:value="0.47207447513938">
            <text:p>0.4720744751</text:p>
          </table:table-cell>
          <table:table-cell table:formula="of:=RAND()" office:value-type="float" office:value="0.953808602644131">
            <text:p>0.9538086026</text:p>
          </table:table-cell>
          <table:table-cell table:formula="of:=SUM([.B869:.M869])-6" office:value-type="float" office:value="0.261061155470088">
            <text:p>0.2610611555</text:p>
          </table:table-cell>
          <table:table-cell table:formula="of:=[.N869]-[.$G$6]" office:value-type="float" office:value="0.274086330609862">
            <text:p>0.2740863306</text:p>
          </table:table-cell>
          <table:table-cell table:formula="of:=[.O869]*[.O869]" office:value-type="float" office:value="0.0751233166271784">
            <text:p>0.0751233166</text:p>
          </table:table-cell>
        </table:table-row>
        <table:table-row table:style-name="ro1">
          <table:table-cell/>
          <table:table-cell table:formula="of:=RAND()" office:value-type="float" office:value="0.63588080694899">
            <text:p>0.6358808069</text:p>
          </table:table-cell>
          <table:table-cell table:formula="of:=RAND()" office:value-type="float" office:value="0.664856489282101">
            <text:p>0.6648564893</text:p>
          </table:table-cell>
          <table:table-cell table:formula="of:=RAND()" office:value-type="float" office:value="0.214116060640663">
            <text:p>0.2141160606</text:p>
          </table:table-cell>
          <table:table-cell table:formula="of:=RAND()" office:value-type="float" office:value="0.852608028333634">
            <text:p>0.8526080283</text:p>
          </table:table-cell>
          <table:table-cell table:formula="of:=RAND()" office:value-type="float" office:value="0.731636187527329">
            <text:p>0.7316361875</text:p>
          </table:table-cell>
          <table:table-cell table:formula="of:=RAND()" office:value-type="float" office:value="0.713906250428408">
            <text:p>0.7139062504</text:p>
          </table:table-cell>
          <table:table-cell table:formula="of:=RAND()" office:value-type="float" office:value="0.821228770306334">
            <text:p>0.8212287703</text:p>
          </table:table-cell>
          <table:table-cell table:formula="of:=RAND()" office:value-type="float" office:value="0.156376880127937">
            <text:p>0.1563768801</text:p>
          </table:table-cell>
          <table:table-cell table:formula="of:=RAND()" office:value-type="float" office:value="0.954102965071797">
            <text:p>0.9541029651</text:p>
          </table:table-cell>
          <table:table-cell table:formula="of:=RAND()" office:value-type="float" office:value="0.691937939729542">
            <text:p>0.6919379397</text:p>
          </table:table-cell>
          <table:table-cell table:formula="of:=RAND()" office:value-type="float" office:value="0.491221188334748">
            <text:p>0.4912211883</text:p>
          </table:table-cell>
          <table:table-cell table:formula="of:=RAND()" office:value-type="float" office:value="0.620698857586831">
            <text:p>0.6206988576</text:p>
          </table:table-cell>
          <table:table-cell table:formula="of:=SUM([.B870:.M870])-6" office:value-type="float" office:value="1.54857042431831">
            <text:p>1.5485704243</text:p>
          </table:table-cell>
          <table:table-cell table:formula="of:=[.N870]-[.$G$6]" office:value-type="float" office:value="1.56159559945809">
            <text:p>1.5615955995</text:p>
          </table:table-cell>
          <table:table-cell table:formula="of:=[.O870]*[.O870]" office:value-type="float" office:value="2.43858081624686">
            <text:p>2.4385808162</text:p>
          </table:table-cell>
        </table:table-row>
        <table:table-row table:style-name="ro1">
          <table:table-cell/>
          <table:table-cell table:formula="of:=RAND()" office:value-type="float" office:value="0.853003579657525">
            <text:p>0.8530035797</text:p>
          </table:table-cell>
          <table:table-cell table:formula="of:=RAND()" office:value-type="float" office:value="0.681970558129251">
            <text:p>0.6819705581</text:p>
          </table:table-cell>
          <table:table-cell table:formula="of:=RAND()" office:value-type="float" office:value="0.937839331105351">
            <text:p>0.9378393311</text:p>
          </table:table-cell>
          <table:table-cell table:formula="of:=RAND()" office:value-type="float" office:value="0.417184766381979">
            <text:p>0.4171847664</text:p>
          </table:table-cell>
          <table:table-cell table:formula="of:=RAND()" office:value-type="float" office:value="0.990277982549742">
            <text:p>0.9902779825</text:p>
          </table:table-cell>
          <table:table-cell table:formula="of:=RAND()" office:value-type="float" office:value="0.677786900196224">
            <text:p>0.6777869002</text:p>
          </table:table-cell>
          <table:table-cell table:formula="of:=RAND()" office:value-type="float" office:value="0.346177005907521">
            <text:p>0.3461770059</text:p>
          </table:table-cell>
          <table:table-cell table:formula="of:=RAND()" office:value-type="float" office:value="0.427686052629724">
            <text:p>0.4276860526</text:p>
          </table:table-cell>
          <table:table-cell table:formula="of:=RAND()" office:value-type="float" office:value="0.307309837080538">
            <text:p>0.3073098371</text:p>
          </table:table-cell>
          <table:table-cell table:formula="of:=RAND()" office:value-type="float" office:value="0.875856110593304">
            <text:p>0.8758561106</text:p>
          </table:table-cell>
          <table:table-cell table:formula="of:=RAND()" office:value-type="float" office:value="0.390738235320896">
            <text:p>0.3907382353</text:p>
          </table:table-cell>
          <table:table-cell table:formula="of:=RAND()" office:value-type="float" office:value="0.605293387547135">
            <text:p>0.6052933875</text:p>
          </table:table-cell>
          <table:table-cell table:formula="of:=SUM([.B871:.M871])-6" office:value-type="float" office:value="1.51112374709919">
            <text:p>1.5111237471</text:p>
          </table:table-cell>
          <table:table-cell table:formula="of:=[.N871]-[.$G$6]" office:value-type="float" office:value="1.52414892223896">
            <text:p>1.5241489222</text:p>
          </table:table-cell>
          <table:table-cell table:formula="of:=[.O871]*[.O871]" office:value-type="float" office:value="2.3230299371622">
            <text:p>2.3230299372</text:p>
          </table:table-cell>
        </table:table-row>
        <table:table-row table:style-name="ro1">
          <table:table-cell/>
          <table:table-cell table:formula="of:=RAND()" office:value-type="float" office:value="0.879568810807541">
            <text:p>0.8795688108</text:p>
          </table:table-cell>
          <table:table-cell table:formula="of:=RAND()" office:value-type="float" office:value="0.93351482367143">
            <text:p>0.9335148237</text:p>
          </table:table-cell>
          <table:table-cell table:formula="of:=RAND()" office:value-type="float" office:value="0.542358740931377">
            <text:p>0.5423587409</text:p>
          </table:table-cell>
          <table:table-cell table:formula="of:=RAND()" office:value-type="float" office:value="0.715947575168684">
            <text:p>0.7159475752</text:p>
          </table:table-cell>
          <table:table-cell table:formula="of:=RAND()" office:value-type="float" office:value="0.890945526305586">
            <text:p>0.8909455263</text:p>
          </table:table-cell>
          <table:table-cell table:formula="of:=RAND()" office:value-type="float" office:value="0.508145502069965">
            <text:p>0.5081455021</text:p>
          </table:table-cell>
          <table:table-cell table:formula="of:=RAND()" office:value-type="float" office:value="0.00594850326888263">
            <text:p>0.0059485033</text:p>
          </table:table-cell>
          <table:table-cell table:formula="of:=RAND()" office:value-type="float" office:value="0.460409429855645">
            <text:p>0.4604094299</text:p>
          </table:table-cell>
          <table:table-cell table:formula="of:=RAND()" office:value-type="float" office:value="0.949650797061622">
            <text:p>0.9496507971</text:p>
          </table:table-cell>
          <table:table-cell table:formula="of:=RAND()" office:value-type="float" office:value="0.720110855530947">
            <text:p>0.7201108555</text:p>
          </table:table-cell>
          <table:table-cell table:formula="of:=RAND()" office:value-type="float" office:value="0.297020247438923">
            <text:p>0.2970202474</text:p>
          </table:table-cell>
          <table:table-cell table:formula="of:=RAND()" office:value-type="float" office:value="0.0417012446559966">
            <text:p>0.0417012447</text:p>
          </table:table-cell>
          <table:table-cell table:formula="of:=SUM([.B872:.M872])-6" office:value-type="float" office:value="0.945322056766599">
            <text:p>0.9453220568</text:p>
          </table:table-cell>
          <table:table-cell table:formula="of:=[.N872]-[.$G$6]" office:value-type="float" office:value="0.958347231906373">
            <text:p>0.9583472319</text:p>
          </table:table-cell>
          <table:table-cell table:formula="of:=[.O872]*[.O872]" office:value-type="float" office:value="0.918429416902608">
            <text:p>0.9184294169</text:p>
          </table:table-cell>
        </table:table-row>
        <table:table-row table:style-name="ro1">
          <table:table-cell/>
          <table:table-cell table:formula="of:=RAND()" office:value-type="float" office:value="0.922783409245312">
            <text:p>0.9227834092</text:p>
          </table:table-cell>
          <table:table-cell table:formula="of:=RAND()" office:value-type="float" office:value="0.546618152875453">
            <text:p>0.5466181529</text:p>
          </table:table-cell>
          <table:table-cell table:formula="of:=RAND()" office:value-type="float" office:value="0.3753094621934">
            <text:p>0.3753094622</text:p>
          </table:table-cell>
          <table:table-cell table:formula="of:=RAND()" office:value-type="float" office:value="0.80970184947364">
            <text:p>0.8097018495</text:p>
          </table:table-cell>
          <table:table-cell table:formula="of:=RAND()" office:value-type="float" office:value="0.184948169160634">
            <text:p>0.1849481692</text:p>
          </table:table-cell>
          <table:table-cell table:formula="of:=RAND()" office:value-type="float" office:value="0.670607221778482">
            <text:p>0.6706072218</text:p>
          </table:table-cell>
          <table:table-cell table:formula="of:=RAND()" office:value-type="float" office:value="0.579759805230424">
            <text:p>0.5797598052</text:p>
          </table:table-cell>
          <table:table-cell table:formula="of:=RAND()" office:value-type="float" office:value="0.944855563808233">
            <text:p>0.9448555638</text:p>
          </table:table-cell>
          <table:table-cell table:formula="of:=RAND()" office:value-type="float" office:value="0.44743823306635">
            <text:p>0.4474382331</text:p>
          </table:table-cell>
          <table:table-cell table:formula="of:=RAND()" office:value-type="float" office:value="0.564752631122246">
            <text:p>0.5647526311</text:p>
          </table:table-cell>
          <table:table-cell table:formula="of:=RAND()" office:value-type="float" office:value="0.881585700204596">
            <text:p>0.8815857002</text:p>
          </table:table-cell>
          <table:table-cell table:formula="of:=RAND()" office:value-type="float" office:value="0.842637120513245">
            <text:p>0.8426371205</text:p>
          </table:table-cell>
          <table:table-cell table:formula="of:=SUM([.B873:.M873])-6" office:value-type="float" office:value="1.77099731867202">
            <text:p>1.7709973187</text:p>
          </table:table-cell>
          <table:table-cell table:formula="of:=[.N873]-[.$G$6]" office:value-type="float" office:value="1.78402249381179">
            <text:p>1.7840224938</text:p>
          </table:table-cell>
          <table:table-cell table:formula="of:=[.O873]*[.O873]" office:value-type="float" office:value="3.18273625842644">
            <text:p>3.1827362584</text:p>
          </table:table-cell>
        </table:table-row>
        <table:table-row table:style-name="ro1">
          <table:table-cell/>
          <table:table-cell table:formula="of:=RAND()" office:value-type="float" office:value="0.225318521959707">
            <text:p>0.225318522</text:p>
          </table:table-cell>
          <table:table-cell table:formula="of:=RAND()" office:value-type="float" office:value="0.423835508758202">
            <text:p>0.4238355088</text:p>
          </table:table-cell>
          <table:table-cell table:formula="of:=RAND()" office:value-type="float" office:value="0.449233972001821">
            <text:p>0.449233972</text:p>
          </table:table-cell>
          <table:table-cell table:formula="of:=RAND()" office:value-type="float" office:value="0.175805284641683">
            <text:p>0.1758052846</text:p>
          </table:table-cell>
          <table:table-cell table:formula="of:=RAND()" office:value-type="float" office:value="0.386547849047929">
            <text:p>0.386547849</text:p>
          </table:table-cell>
          <table:table-cell table:formula="of:=RAND()" office:value-type="float" office:value="0.235992455389351">
            <text:p>0.2359924554</text:p>
          </table:table-cell>
          <table:table-cell table:formula="of:=RAND()" office:value-type="float" office:value="0.0968544918578118">
            <text:p>0.0968544919</text:p>
          </table:table-cell>
          <table:table-cell table:formula="of:=RAND()" office:value-type="float" office:value="0.958827897207812">
            <text:p>0.9588278972</text:p>
          </table:table-cell>
          <table:table-cell table:formula="of:=RAND()" office:value-type="float" office:value="0.850460339570418">
            <text:p>0.8504603396</text:p>
          </table:table-cell>
          <table:table-cell table:formula="of:=RAND()" office:value-type="float" office:value="0.650955168530345">
            <text:p>0.6509551685</text:p>
          </table:table-cell>
          <table:table-cell table:formula="of:=RAND()" office:value-type="float" office:value="0.726590292295441">
            <text:p>0.7265902923</text:p>
          </table:table-cell>
          <table:table-cell table:formula="of:=RAND()" office:value-type="float" office:value="0.182201673975214">
            <text:p>0.182201674</text:p>
          </table:table-cell>
          <table:table-cell table:formula="of:=SUM([.B874:.M874])-6" office:value-type="float" office:value="-0.637376544764265">
            <text:p>-0.6373765448</text:p>
          </table:table-cell>
          <table:table-cell table:formula="of:=[.N874]-[.$G$6]" office:value-type="float" office:value="-0.624351369624492">
            <text:p>-0.6243513696</text:p>
          </table:table-cell>
          <table:table-cell table:formula="of:=[.O874]*[.O874]" office:value-type="float" office:value="0.389814632751979">
            <text:p>0.3898146328</text:p>
          </table:table-cell>
        </table:table-row>
        <table:table-row table:style-name="ro1">
          <table:table-cell/>
          <table:table-cell table:formula="of:=RAND()" office:value-type="float" office:value="0.228834815323353">
            <text:p>0.2288348153</text:p>
          </table:table-cell>
          <table:table-cell table:formula="of:=RAND()" office:value-type="float" office:value="0.96614294894971">
            <text:p>0.9661429489</text:p>
          </table:table-cell>
          <table:table-cell table:formula="of:=RAND()" office:value-type="float" office:value="0.73776224674657">
            <text:p>0.7377622467</text:p>
          </table:table-cell>
          <table:table-cell table:formula="of:=RAND()" office:value-type="float" office:value="0.552337163127959">
            <text:p>0.5523371631</text:p>
          </table:table-cell>
          <table:table-cell table:formula="of:=RAND()" office:value-type="float" office:value="0.828014395898208">
            <text:p>0.8280143959</text:p>
          </table:table-cell>
          <table:table-cell table:formula="of:=RAND()" office:value-type="float" office:value="0.0391752172727138">
            <text:p>0.0391752173</text:p>
          </table:table-cell>
          <table:table-cell table:formula="of:=RAND()" office:value-type="float" office:value="0.963893788633868">
            <text:p>0.9638937886</text:p>
          </table:table-cell>
          <table:table-cell table:formula="of:=RAND()" office:value-type="float" office:value="0.424857891630381">
            <text:p>0.4248578916</text:p>
          </table:table-cell>
          <table:table-cell table:formula="of:=RAND()" office:value-type="float" office:value="0.842503059888259">
            <text:p>0.8425030599</text:p>
          </table:table-cell>
          <table:table-cell table:formula="of:=RAND()" office:value-type="float" office:value="0.213853318942711">
            <text:p>0.2138533189</text:p>
          </table:table-cell>
          <table:table-cell table:formula="of:=RAND()" office:value-type="float" office:value="0.629089772934094">
            <text:p>0.6290897729</text:p>
          </table:table-cell>
          <table:table-cell table:formula="of:=RAND()" office:value-type="float" office:value="0.797292559407651">
            <text:p>0.7972925594</text:p>
          </table:table-cell>
          <table:table-cell table:formula="of:=SUM([.B875:.M875])-6" office:value-type="float" office:value="1.22375717875548">
            <text:p>1.2237571788</text:p>
          </table:table-cell>
          <table:table-cell table:formula="of:=[.N875]-[.$G$6]" office:value-type="float" office:value="1.23678235389525">
            <text:p>1.2367823539</text:p>
          </table:table-cell>
          <table:table-cell table:formula="of:=[.O875]*[.O875]" office:value-type="float" office:value="1.52963059090668">
            <text:p>1.5296305909</text:p>
          </table:table-cell>
        </table:table-row>
        <table:table-row table:style-name="ro1">
          <table:table-cell/>
          <table:table-cell table:formula="of:=RAND()" office:value-type="float" office:value="0.395874103298411">
            <text:p>0.3958741033</text:p>
          </table:table-cell>
          <table:table-cell table:formula="of:=RAND()" office:value-type="float" office:value="0.0230768318288028">
            <text:p>0.0230768318</text:p>
          </table:table-cell>
          <table:table-cell table:formula="of:=RAND()" office:value-type="float" office:value="0.434780115494505">
            <text:p>0.4347801155</text:p>
          </table:table-cell>
          <table:table-cell table:formula="of:=RAND()" office:value-type="float" office:value="0.912567680701613">
            <text:p>0.9125676807</text:p>
          </table:table-cell>
          <table:table-cell table:formula="of:=RAND()" office:value-type="float" office:value="0.65847542276606">
            <text:p>0.6584754228</text:p>
          </table:table-cell>
          <table:table-cell table:formula="of:=RAND()" office:value-type="float" office:value="0.648687526816502">
            <text:p>0.6486875268</text:p>
          </table:table-cell>
          <table:table-cell table:formula="of:=RAND()" office:value-type="float" office:value="0.916880106087774">
            <text:p>0.9168801061</text:p>
          </table:table-cell>
          <table:table-cell table:formula="of:=RAND()" office:value-type="float" office:value="0.147015797905624">
            <text:p>0.1470157979</text:p>
          </table:table-cell>
          <table:table-cell table:formula="of:=RAND()" office:value-type="float" office:value="0.905099613359198">
            <text:p>0.9050996134</text:p>
          </table:table-cell>
          <table:table-cell table:formula="of:=RAND()" office:value-type="float" office:value="0.306623022770509">
            <text:p>0.3066230228</text:p>
          </table:table-cell>
          <table:table-cell table:formula="of:=RAND()" office:value-type="float" office:value="0.0561279691755772">
            <text:p>0.0561279692</text:p>
          </table:table-cell>
          <table:table-cell table:formula="of:=RAND()" office:value-type="float" office:value="0.720013013575226">
            <text:p>0.7200130136</text:p>
          </table:table-cell>
          <table:table-cell table:formula="of:=SUM([.B876:.M876])-6" office:value-type="float" office:value="0.125221203779802">
            <text:p>0.1252212038</text:p>
          </table:table-cell>
          <table:table-cell table:formula="of:=[.N876]-[.$G$6]" office:value-type="float" office:value="0.138246378919575">
            <text:p>0.1382463789</text:p>
          </table:table-cell>
          <table:table-cell table:formula="of:=[.O876]*[.O876]" office:value-type="float" office:value="0.0191120612843748">
            <text:p>0.0191120613</text:p>
          </table:table-cell>
        </table:table-row>
        <table:table-row table:style-name="ro1">
          <table:table-cell/>
          <table:table-cell table:formula="of:=RAND()" office:value-type="float" office:value="0.198158274404705">
            <text:p>0.1981582744</text:p>
          </table:table-cell>
          <table:table-cell table:formula="of:=RAND()" office:value-type="float" office:value="0.636184982256964">
            <text:p>0.6361849823</text:p>
          </table:table-cell>
          <table:table-cell table:formula="of:=RAND()" office:value-type="float" office:value="0.021554718259722">
            <text:p>0.0215547183</text:p>
          </table:table-cell>
          <table:table-cell table:formula="of:=RAND()" office:value-type="float" office:value="0.188425987027586">
            <text:p>0.188425987</text:p>
          </table:table-cell>
          <table:table-cell table:formula="of:=RAND()" office:value-type="float" office:value="0.538738938048482">
            <text:p>0.538738938</text:p>
          </table:table-cell>
          <table:table-cell table:formula="of:=RAND()" office:value-type="float" office:value="0.165750401094556">
            <text:p>0.1657504011</text:p>
          </table:table-cell>
          <table:table-cell table:formula="of:=RAND()" office:value-type="float" office:value="0.418929032282904">
            <text:p>0.4189290323</text:p>
          </table:table-cell>
          <table:table-cell table:formula="of:=RAND()" office:value-type="float" office:value="0.0594575349241495">
            <text:p>0.0594575349</text:p>
          </table:table-cell>
          <table:table-cell table:formula="of:=RAND()" office:value-type="float" office:value="0.243537782225758">
            <text:p>0.2435377822</text:p>
          </table:table-cell>
          <table:table-cell table:formula="of:=RAND()" office:value-type="float" office:value="0.898022437468171">
            <text:p>0.8980224375</text:p>
          </table:table-cell>
          <table:table-cell table:formula="of:=RAND()" office:value-type="float" office:value="0.691983484430239">
            <text:p>0.6919834844</text:p>
          </table:table-cell>
          <table:table-cell table:formula="of:=RAND()" office:value-type="float" office:value="0.531419273698702">
            <text:p>0.5314192737</text:p>
          </table:table-cell>
          <table:table-cell table:formula="of:=SUM([.B877:.M877])-6" office:value-type="float" office:value="-1.40783715387806">
            <text:p>-1.4078371539</text:p>
          </table:table-cell>
          <table:table-cell table:formula="of:=[.N877]-[.$G$6]" office:value-type="float" office:value="-1.39481197873829">
            <text:p>-1.3948119787</text:p>
          </table:table-cell>
          <table:table-cell table:formula="of:=[.O877]*[.O877]" office:value-type="float" office:value="1.94550045603182">
            <text:p>1.945500456</text:p>
          </table:table-cell>
        </table:table-row>
        <table:table-row table:style-name="ro1">
          <table:table-cell/>
          <table:table-cell table:formula="of:=RAND()" office:value-type="float" office:value="0.253316069720313">
            <text:p>0.2533160697</text:p>
          </table:table-cell>
          <table:table-cell table:formula="of:=RAND()" office:value-type="float" office:value="0.249651052290574">
            <text:p>0.2496510523</text:p>
          </table:table-cell>
          <table:table-cell table:formula="of:=RAND()" office:value-type="float" office:value="0.264902528608218">
            <text:p>0.2649025286</text:p>
          </table:table-cell>
          <table:table-cell table:formula="of:=RAND()" office:value-type="float" office:value="0.589226327370852">
            <text:p>0.5892263274</text:p>
          </table:table-cell>
          <table:table-cell table:formula="of:=RAND()" office:value-type="float" office:value="0.819166690576822">
            <text:p>0.8191666906</text:p>
          </table:table-cell>
          <table:table-cell table:formula="of:=RAND()" office:value-type="float" office:value="0.0365508766844869">
            <text:p>0.0365508767</text:p>
          </table:table-cell>
          <table:table-cell table:formula="of:=RAND()" office:value-type="float" office:value="0.00170170143246651">
            <text:p>0.0017017014</text:p>
          </table:table-cell>
          <table:table-cell table:formula="of:=RAND()" office:value-type="float" office:value="0.807380203157663">
            <text:p>0.8073802032</text:p>
          </table:table-cell>
          <table:table-cell table:formula="of:=RAND()" office:value-type="float" office:value="0.497787904227152">
            <text:p>0.4977879042</text:p>
          </table:table-cell>
          <table:table-cell table:formula="of:=RAND()" office:value-type="float" office:value="0.913978232769296">
            <text:p>0.9139782328</text:p>
          </table:table-cell>
          <table:table-cell table:formula="of:=RAND()" office:value-type="float" office:value="0.278760593151674">
            <text:p>0.2787605932</text:p>
          </table:table-cell>
          <table:table-cell table:formula="of:=RAND()" office:value-type="float" office:value="0.279119318118319">
            <text:p>0.2791193181</text:p>
          </table:table-cell>
          <table:table-cell table:formula="of:=SUM([.B878:.M878])-6" office:value-type="float" office:value="-1.00845850189216">
            <text:p>-1.0084585019</text:p>
          </table:table-cell>
          <table:table-cell table:formula="of:=[.N878]-[.$G$6]" office:value-type="float" office:value="-0.995433326752391">
            <text:p>-0.9954333268</text:p>
          </table:table-cell>
          <table:table-cell table:formula="of:=[.O878]*[.O878]" office:value-type="float" office:value="0.990887508009332">
            <text:p>0.990887508</text:p>
          </table:table-cell>
        </table:table-row>
        <table:table-row table:style-name="ro1">
          <table:table-cell/>
          <table:table-cell table:formula="of:=RAND()" office:value-type="float" office:value="0.199234063737094">
            <text:p>0.1992340637</text:p>
          </table:table-cell>
          <table:table-cell table:formula="of:=RAND()" office:value-type="float" office:value="0.420896771596745">
            <text:p>0.4208967716</text:p>
          </table:table-cell>
          <table:table-cell table:formula="of:=RAND()" office:value-type="float" office:value="0.515887129120529">
            <text:p>0.5158871291</text:p>
          </table:table-cell>
          <table:table-cell table:formula="of:=RAND()" office:value-type="float" office:value="0.160691561177373">
            <text:p>0.1606915612</text:p>
          </table:table-cell>
          <table:table-cell table:formula="of:=RAND()" office:value-type="float" office:value="0.565486463485286">
            <text:p>0.5654864635</text:p>
          </table:table-cell>
          <table:table-cell table:formula="of:=RAND()" office:value-type="float" office:value="0.699640432372689">
            <text:p>0.6996404324</text:p>
          </table:table-cell>
          <table:table-cell table:formula="of:=RAND()" office:value-type="float" office:value="0.537553631933406">
            <text:p>0.5375536319</text:p>
          </table:table-cell>
          <table:table-cell table:formula="of:=RAND()" office:value-type="float" office:value="0.0389243268873543">
            <text:p>0.0389243269</text:p>
          </table:table-cell>
          <table:table-cell table:formula="of:=RAND()" office:value-type="float" office:value="0.0363123856950551">
            <text:p>0.0363123857</text:p>
          </table:table-cell>
          <table:table-cell table:formula="of:=RAND()" office:value-type="float" office:value="0.691901981364936">
            <text:p>0.6919019814</text:p>
          </table:table-cell>
          <table:table-cell table:formula="of:=RAND()" office:value-type="float" office:value="0.113553491886705">
            <text:p>0.1135534919</text:p>
          </table:table-cell>
          <table:table-cell table:formula="of:=RAND()" office:value-type="float" office:value="0.199818531982601">
            <text:p>0.199818532</text:p>
          </table:table-cell>
          <table:table-cell table:formula="of:=SUM([.B879:.M879])-6" office:value-type="float" office:value="-1.82009922876023">
            <text:p>-1.8200992288</text:p>
          </table:table-cell>
          <table:table-cell table:formula="of:=[.N879]-[.$G$6]" office:value-type="float" office:value="-1.80707405362045">
            <text:p>-1.8070740536</text:p>
          </table:table-cell>
          <table:table-cell table:formula="of:=[.O879]*[.O879]" office:value-type="float" office:value="3.26551663526826">
            <text:p>3.2655166353</text:p>
          </table:table-cell>
        </table:table-row>
        <table:table-row table:style-name="ro1">
          <table:table-cell/>
          <table:table-cell table:formula="of:=RAND()" office:value-type="float" office:value="0.595937059726566">
            <text:p>0.5959370597</text:p>
          </table:table-cell>
          <table:table-cell table:formula="of:=RAND()" office:value-type="float" office:value="0.568155754823238">
            <text:p>0.5681557548</text:p>
          </table:table-cell>
          <table:table-cell table:formula="of:=RAND()" office:value-type="float" office:value="0.833652999950573">
            <text:p>0.833653</text:p>
          </table:table-cell>
          <table:table-cell table:formula="of:=RAND()" office:value-type="float" office:value="0.517810340505093">
            <text:p>0.5178103405</text:p>
          </table:table-cell>
          <table:table-cell table:formula="of:=RAND()" office:value-type="float" office:value="0.532945000566542">
            <text:p>0.5329450006</text:p>
          </table:table-cell>
          <table:table-cell table:formula="of:=RAND()" office:value-type="float" office:value="0.212797343730927">
            <text:p>0.2127973437</text:p>
          </table:table-cell>
          <table:table-cell table:formula="of:=RAND()" office:value-type="float" office:value="0.304462941363454">
            <text:p>0.3044629414</text:p>
          </table:table-cell>
          <table:table-cell table:formula="of:=RAND()" office:value-type="float" office:value="0.769201896851882">
            <text:p>0.7692018969</text:p>
          </table:table-cell>
          <table:table-cell table:formula="of:=RAND()" office:value-type="float" office:value="0.35013480996713">
            <text:p>0.35013481</text:p>
          </table:table-cell>
          <table:table-cell table:formula="of:=RAND()" office:value-type="float" office:value="0.727379625430331">
            <text:p>0.7273796254</text:p>
          </table:table-cell>
          <table:table-cell table:formula="of:=RAND()" office:value-type="float" office:value="0.232369863661006">
            <text:p>0.2323698637</text:p>
          </table:table-cell>
          <table:table-cell table:formula="of:=RAND()" office:value-type="float" office:value="0.567225784994662">
            <text:p>0.567225785</text:p>
          </table:table-cell>
          <table:table-cell table:formula="of:=SUM([.B880:.M880])-6" office:value-type="float" office:value="0.212073421571404">
            <text:p>0.2120734216</text:p>
          </table:table-cell>
          <table:table-cell table:formula="of:=[.N880]-[.$G$6]" office:value-type="float" office:value="0.225098596711177">
            <text:p>0.2250985967</text:p>
          </table:table-cell>
          <table:table-cell table:formula="of:=[.O880]*[.O880]" office:value-type="float" office:value="0.0506693782413413">
            <text:p>0.0506693782</text:p>
          </table:table-cell>
        </table:table-row>
        <table:table-row table:style-name="ro1">
          <table:table-cell/>
          <table:table-cell table:formula="of:=RAND()" office:value-type="float" office:value="0.607528725173324">
            <text:p>0.6075287252</text:p>
          </table:table-cell>
          <table:table-cell table:formula="of:=RAND()" office:value-type="float" office:value="0.832257167901844">
            <text:p>0.8322571679</text:p>
          </table:table-cell>
          <table:table-cell table:formula="of:=RAND()" office:value-type="float" office:value="0.0818104343488812">
            <text:p>0.0818104343</text:p>
          </table:table-cell>
          <table:table-cell table:formula="of:=RAND()" office:value-type="float" office:value="0.296613987535238">
            <text:p>0.2966139875</text:p>
          </table:table-cell>
          <table:table-cell table:formula="of:=RAND()" office:value-type="float" office:value="0.428634974407032">
            <text:p>0.4286349744</text:p>
          </table:table-cell>
          <table:table-cell table:formula="of:=RAND()" office:value-type="float" office:value="0.305032773641869">
            <text:p>0.3050327736</text:p>
          </table:table-cell>
          <table:table-cell table:formula="of:=RAND()" office:value-type="float" office:value="0.112818253459409">
            <text:p>0.1128182535</text:p>
          </table:table-cell>
          <table:table-cell table:formula="of:=RAND()" office:value-type="float" office:value="0.0637162206694484">
            <text:p>0.0637162207</text:p>
          </table:table-cell>
          <table:table-cell table:formula="of:=RAND()" office:value-type="float" office:value="0.596826215274632">
            <text:p>0.5968262153</text:p>
          </table:table-cell>
          <table:table-cell table:formula="of:=RAND()" office:value-type="float" office:value="0.688603367656469">
            <text:p>0.6886033677</text:p>
          </table:table-cell>
          <table:table-cell table:formula="of:=RAND()" office:value-type="float" office:value="0.0678522156085819">
            <text:p>0.0678522156</text:p>
          </table:table-cell>
          <table:table-cell table:formula="of:=RAND()" office:value-type="float" office:value="0.277693955227733">
            <text:p>0.2776939552</text:p>
          </table:table-cell>
          <table:table-cell table:formula="of:=SUM([.B881:.M881])-6" office:value-type="float" office:value="-1.64061170909554">
            <text:p>-1.6406117091</text:p>
          </table:table-cell>
          <table:table-cell table:formula="of:=[.N881]-[.$G$6]" office:value-type="float" office:value="-1.62758653395576">
            <text:p>-1.627586534</text:p>
          </table:table-cell>
          <table:table-cell table:formula="of:=[.O881]*[.O881]" office:value-type="float" office:value="2.64903792551414">
            <text:p>2.6490379255</text:p>
          </table:table-cell>
        </table:table-row>
        <table:table-row table:style-name="ro1">
          <table:table-cell/>
          <table:table-cell table:formula="of:=RAND()" office:value-type="float" office:value="0.936148536857218">
            <text:p>0.9361485369</text:p>
          </table:table-cell>
          <table:table-cell table:formula="of:=RAND()" office:value-type="float" office:value="0.44811384845525">
            <text:p>0.4481138485</text:p>
          </table:table-cell>
          <table:table-cell table:formula="of:=RAND()" office:value-type="float" office:value="0.123477887362242">
            <text:p>0.1234778874</text:p>
          </table:table-cell>
          <table:table-cell table:formula="of:=RAND()" office:value-type="float" office:value="0.457023976836354">
            <text:p>0.4570239768</text:p>
          </table:table-cell>
          <table:table-cell table:formula="of:=RAND()" office:value-type="float" office:value="0.576518064597622">
            <text:p>0.5765180646</text:p>
          </table:table-cell>
          <table:table-cell table:formula="of:=RAND()" office:value-type="float" office:value="0.47542047011666">
            <text:p>0.4754204701</text:p>
          </table:table-cell>
          <table:table-cell table:formula="of:=RAND()" office:value-type="float" office:value="0.356145859695971">
            <text:p>0.3561458597</text:p>
          </table:table-cell>
          <table:table-cell table:formula="of:=RAND()" office:value-type="float" office:value="0.347910378361121">
            <text:p>0.3479103784</text:p>
          </table:table-cell>
          <table:table-cell table:formula="of:=RAND()" office:value-type="float" office:value="0.414986125193536">
            <text:p>0.4149861252</text:p>
          </table:table-cell>
          <table:table-cell table:formula="of:=RAND()" office:value-type="float" office:value="0.61711098998785">
            <text:p>0.61711099</text:p>
          </table:table-cell>
          <table:table-cell table:formula="of:=RAND()" office:value-type="float" office:value="0.660851430147886">
            <text:p>0.6608514301</text:p>
          </table:table-cell>
          <table:table-cell table:formula="of:=RAND()" office:value-type="float" office:value="0.19525099452585">
            <text:p>0.1952509945</text:p>
          </table:table-cell>
          <table:table-cell table:formula="of:=SUM([.B882:.M882])-6" office:value-type="float" office:value="-0.391041437862441">
            <text:p>-0.3910414379</text:p>
          </table:table-cell>
          <table:table-cell table:formula="of:=[.N882]-[.$G$6]" office:value-type="float" office:value="-0.378016262722667">
            <text:p>-0.3780162627</text:p>
          </table:table-cell>
          <table:table-cell table:formula="of:=[.O882]*[.O882]" office:value-type="float" office:value="0.142896294882813">
            <text:p>0.1428962949</text:p>
          </table:table-cell>
        </table:table-row>
        <table:table-row table:style-name="ro1">
          <table:table-cell/>
          <table:table-cell table:formula="of:=RAND()" office:value-type="float" office:value="0.212702461984009">
            <text:p>0.212702462</text:p>
          </table:table-cell>
          <table:table-cell table:formula="of:=RAND()" office:value-type="float" office:value="0.700947097502649">
            <text:p>0.7009470975</text:p>
          </table:table-cell>
          <table:table-cell table:formula="of:=RAND()" office:value-type="float" office:value="0.965550197986886">
            <text:p>0.965550198</text:p>
          </table:table-cell>
          <table:table-cell table:formula="of:=RAND()" office:value-type="float" office:value="0.466260224115104">
            <text:p>0.4662602241</text:p>
          </table:table-cell>
          <table:table-cell table:formula="of:=RAND()" office:value-type="float" office:value="0.669286580057815">
            <text:p>0.6692865801</text:p>
          </table:table-cell>
          <table:table-cell table:formula="of:=RAND()" office:value-type="float" office:value="0.58232978801243">
            <text:p>0.582329788</text:p>
          </table:table-cell>
          <table:table-cell table:formula="of:=RAND()" office:value-type="float" office:value="0.709398948354647">
            <text:p>0.7093989484</text:p>
          </table:table-cell>
          <table:table-cell table:formula="of:=RAND()" office:value-type="float" office:value="0.280185510171577">
            <text:p>0.2801855102</text:p>
          </table:table-cell>
          <table:table-cell table:formula="of:=RAND()" office:value-type="float" office:value="0.107070509111509">
            <text:p>0.1070705091</text:p>
          </table:table-cell>
          <table:table-cell table:formula="of:=RAND()" office:value-type="float" office:value="0.742177855921909">
            <text:p>0.7421778559</text:p>
          </table:table-cell>
          <table:table-cell table:formula="of:=RAND()" office:value-type="float" office:value="0.871128798462451">
            <text:p>0.8711287985</text:p>
          </table:table-cell>
          <table:table-cell table:formula="of:=RAND()" office:value-type="float" office:value="0.669051822507754">
            <text:p>0.6690518225</text:p>
          </table:table-cell>
          <table:table-cell table:formula="of:=SUM([.B883:.M883])-6" office:value-type="float" office:value="0.976089794188738">
            <text:p>0.9760897942</text:p>
          </table:table-cell>
          <table:table-cell table:formula="of:=[.N883]-[.$G$6]" office:value-type="float" office:value="0.989114969328512">
            <text:p>0.9891149693</text:p>
          </table:table-cell>
          <table:table-cell table:formula="of:=[.O883]*[.O883]" office:value-type="float" office:value="0.978348422549742">
            <text:p>0.9783484225</text:p>
          </table:table-cell>
        </table:table-row>
        <table:table-row table:style-name="ro1">
          <table:table-cell/>
          <table:table-cell table:formula="of:=RAND()" office:value-type="float" office:value="0.431065405718982">
            <text:p>0.4310654057</text:p>
          </table:table-cell>
          <table:table-cell table:formula="of:=RAND()" office:value-type="float" office:value="0.865599260199815">
            <text:p>0.8655992602</text:p>
          </table:table-cell>
          <table:table-cell table:formula="of:=RAND()" office:value-type="float" office:value="0.771662008715794">
            <text:p>0.7716620087</text:p>
          </table:table-cell>
          <table:table-cell table:formula="of:=RAND()" office:value-type="float" office:value="0.291823968989775">
            <text:p>0.291823969</text:p>
          </table:table-cell>
          <table:table-cell table:formula="of:=RAND()" office:value-type="float" office:value="0.0395164687652141">
            <text:p>0.0395164688</text:p>
          </table:table-cell>
          <table:table-cell table:formula="of:=RAND()" office:value-type="float" office:value="0.455959926825017">
            <text:p>0.4559599268</text:p>
          </table:table-cell>
          <table:table-cell table:formula="of:=RAND()" office:value-type="float" office:value="0.947999894153327">
            <text:p>0.9479998942</text:p>
          </table:table-cell>
          <table:table-cell table:formula="of:=RAND()" office:value-type="float" office:value="0.925909864483401">
            <text:p>0.9259098645</text:p>
          </table:table-cell>
          <table:table-cell table:formula="of:=RAND()" office:value-type="float" office:value="0.418512798380107">
            <text:p>0.4185127984</text:p>
          </table:table-cell>
          <table:table-cell table:formula="of:=RAND()" office:value-type="float" office:value="0.565524859121069">
            <text:p>0.5655248591</text:p>
          </table:table-cell>
          <table:table-cell table:formula="of:=RAND()" office:value-type="float" office:value="0.840520137222484">
            <text:p>0.8405201372</text:p>
          </table:table-cell>
          <table:table-cell table:formula="of:=RAND()" office:value-type="float" office:value="0.674135173438117">
            <text:p>0.6741351734</text:p>
          </table:table-cell>
          <table:table-cell table:formula="of:=SUM([.B884:.M884])-6" office:value-type="float" office:value="1.2282297660131">
            <text:p>1.228229766</text:p>
          </table:table-cell>
          <table:table-cell table:formula="of:=[.N884]-[.$G$6]" office:value-type="float" office:value="1.24125494115287">
            <text:p>1.2412549412</text:p>
          </table:table-cell>
          <table:table-cell table:formula="of:=[.O884]*[.O884]" office:value-type="float" office:value="1.54071382893643">
            <text:p>1.5407138289</text:p>
          </table:table-cell>
        </table:table-row>
        <table:table-row table:style-name="ro1">
          <table:table-cell/>
          <table:table-cell table:formula="of:=RAND()" office:value-type="float" office:value="0.378773697884753">
            <text:p>0.3787736979</text:p>
          </table:table-cell>
          <table:table-cell table:formula="of:=RAND()" office:value-type="float" office:value="0.579501922475174">
            <text:p>0.5795019225</text:p>
          </table:table-cell>
          <table:table-cell table:formula="of:=RAND()" office:value-type="float" office:value="0.104615536518395">
            <text:p>0.1046155365</text:p>
          </table:table-cell>
          <table:table-cell table:formula="of:=RAND()" office:value-type="float" office:value="0.797627737512812">
            <text:p>0.7976277375</text:p>
          </table:table-cell>
          <table:table-cell table:formula="of:=RAND()" office:value-type="float" office:value="0.0911230181809515">
            <text:p>0.0911230182</text:p>
          </table:table-cell>
          <table:table-cell table:formula="of:=RAND()" office:value-type="float" office:value="0.228931465884671">
            <text:p>0.2289314659</text:p>
          </table:table-cell>
          <table:table-cell table:formula="of:=RAND()" office:value-type="float" office:value="0.797423651907593">
            <text:p>0.7974236519</text:p>
          </table:table-cell>
          <table:table-cell table:formula="of:=RAND()" office:value-type="float" office:value="0.491120291873813">
            <text:p>0.4911202919</text:p>
          </table:table-cell>
          <table:table-cell table:formula="of:=RAND()" office:value-type="float" office:value="0.859045764664188">
            <text:p>0.8590457647</text:p>
          </table:table-cell>
          <table:table-cell table:formula="of:=RAND()" office:value-type="float" office:value="0.418789251241833">
            <text:p>0.4187892512</text:p>
          </table:table-cell>
          <table:table-cell table:formula="of:=RAND()" office:value-type="float" office:value="0.463928112294525">
            <text:p>0.4639281123</text:p>
          </table:table-cell>
          <table:table-cell table:formula="of:=RAND()" office:value-type="float" office:value="0.398885420290753">
            <text:p>0.3988854203</text:p>
          </table:table-cell>
          <table:table-cell table:formula="of:=SUM([.B885:.M885])-6" office:value-type="float" office:value="-0.390234129270539">
            <text:p>-0.3902341293</text:p>
          </table:table-cell>
          <table:table-cell table:formula="of:=[.N885]-[.$G$6]" office:value-type="float" office:value="-0.377208954130765">
            <text:p>-0.3772089541</text:p>
          </table:table-cell>
          <table:table-cell table:formula="of:=[.O885]*[.O885]" office:value-type="float" office:value="0.142286595076426">
            <text:p>0.1422865951</text:p>
          </table:table-cell>
        </table:table-row>
        <table:table-row table:style-name="ro1">
          <table:table-cell/>
          <table:table-cell table:formula="of:=RAND()" office:value-type="float" office:value="0.510789152933285">
            <text:p>0.5107891529</text:p>
          </table:table-cell>
          <table:table-cell table:formula="of:=RAND()" office:value-type="float" office:value="0.184995878953487">
            <text:p>0.184995879</text:p>
          </table:table-cell>
          <table:table-cell table:formula="of:=RAND()" office:value-type="float" office:value="0.518519297242165">
            <text:p>0.5185192972</text:p>
          </table:table-cell>
          <table:table-cell table:formula="of:=RAND()" office:value-type="float" office:value="0.614441619021818">
            <text:p>0.614441619</text:p>
          </table:table-cell>
          <table:table-cell table:formula="of:=RAND()" office:value-type="float" office:value="0.335467614931986">
            <text:p>0.3354676149</text:p>
          </table:table-cell>
          <table:table-cell table:formula="of:=RAND()" office:value-type="float" office:value="0.878621408715844">
            <text:p>0.8786214087</text:p>
          </table:table-cell>
          <table:table-cell table:formula="of:=RAND()" office:value-type="float" office:value="0.895634390180931">
            <text:p>0.8956343902</text:p>
          </table:table-cell>
          <table:table-cell table:formula="of:=RAND()" office:value-type="float" office:value="0.507814939832315">
            <text:p>0.5078149398</text:p>
          </table:table-cell>
          <table:table-cell table:formula="of:=RAND()" office:value-type="float" office:value="0.105114371050149">
            <text:p>0.1051143711</text:p>
          </table:table-cell>
          <table:table-cell table:formula="of:=RAND()" office:value-type="float" office:value="0.298020626418293">
            <text:p>0.2980206264</text:p>
          </table:table-cell>
          <table:table-cell table:formula="of:=RAND()" office:value-type="float" office:value="0.525102802552283">
            <text:p>0.5251028026</text:p>
          </table:table-cell>
          <table:table-cell table:formula="of:=RAND()" office:value-type="float" office:value="0.852520651416853">
            <text:p>0.8525206514</text:p>
          </table:table-cell>
          <table:table-cell table:formula="of:=SUM([.B886:.M886])-6" office:value-type="float" office:value="0.227042753249407">
            <text:p>0.2270427532</text:p>
          </table:table-cell>
          <table:table-cell table:formula="of:=[.N886]-[.$G$6]" office:value-type="float" office:value="0.24006792838918">
            <text:p>0.2400679284</text:p>
          </table:table-cell>
          <table:table-cell table:formula="of:=[.O886]*[.O886]" office:value-type="float" office:value="0.0576326102410727">
            <text:p>0.0576326102</text:p>
          </table:table-cell>
        </table:table-row>
        <table:table-row table:style-name="ro1">
          <table:table-cell/>
          <table:table-cell table:formula="of:=RAND()" office:value-type="float" office:value="0.736248890869319">
            <text:p>0.7362488909</text:p>
          </table:table-cell>
          <table:table-cell table:formula="of:=RAND()" office:value-type="float" office:value="0.54884880897589">
            <text:p>0.548848809</text:p>
          </table:table-cell>
          <table:table-cell table:formula="of:=RAND()" office:value-type="float" office:value="0.019060080870986">
            <text:p>0.0190600809</text:p>
          </table:table-cell>
          <table:table-cell table:formula="of:=RAND()" office:value-type="float" office:value="0.332747030537575">
            <text:p>0.3327470305</text:p>
          </table:table-cell>
          <table:table-cell table:formula="of:=RAND()" office:value-type="float" office:value="0.294273686595261">
            <text:p>0.2942736866</text:p>
          </table:table-cell>
          <table:table-cell table:formula="of:=RAND()" office:value-type="float" office:value="0.423669651849195">
            <text:p>0.4236696518</text:p>
          </table:table-cell>
          <table:table-cell table:formula="of:=RAND()" office:value-type="float" office:value="0.686382592422888">
            <text:p>0.6863825924</text:p>
          </table:table-cell>
          <table:table-cell table:formula="of:=RAND()" office:value-type="float" office:value="0.404552734456956">
            <text:p>0.4045527345</text:p>
          </table:table-cell>
          <table:table-cell table:formula="of:=RAND()" office:value-type="float" office:value="0.902133830124512">
            <text:p>0.9021338301</text:p>
          </table:table-cell>
          <table:table-cell table:formula="of:=RAND()" office:value-type="float" office:value="0.00378893874585628">
            <text:p>0.0037889387</text:p>
          </table:table-cell>
          <table:table-cell table:formula="of:=RAND()" office:value-type="float" office:value="0.838158440310508">
            <text:p>0.8381584403</text:p>
          </table:table-cell>
          <table:table-cell table:formula="of:=RAND()" office:value-type="float" office:value="0.578547929646447">
            <text:p>0.5785479296</text:p>
          </table:table-cell>
          <table:table-cell table:formula="of:=SUM([.B887:.M887])-6" office:value-type="float" office:value="-0.231587384594604">
            <text:p>-0.2315873846</text:p>
          </table:table-cell>
          <table:table-cell table:formula="of:=[.N887]-[.$G$6]" office:value-type="float" office:value="-0.218562209454831">
            <text:p>-0.2185622095</text:p>
          </table:table-cell>
          <table:table-cell table:formula="of:=[.O887]*[.O887]" office:value-type="float" office:value="0.0477694394017773">
            <text:p>0.0477694394</text:p>
          </table:table-cell>
        </table:table-row>
        <table:table-row table:style-name="ro1">
          <table:table-cell/>
          <table:table-cell table:formula="of:=RAND()" office:value-type="float" office:value="0.275799685390666">
            <text:p>0.2757996854</text:p>
          </table:table-cell>
          <table:table-cell table:formula="of:=RAND()" office:value-type="float" office:value="0.289797346340492">
            <text:p>0.2897973463</text:p>
          </table:table-cell>
          <table:table-cell table:formula="of:=RAND()" office:value-type="float" office:value="0.731244268128648">
            <text:p>0.7312442681</text:p>
          </table:table-cell>
          <table:table-cell table:formula="of:=RAND()" office:value-type="float" office:value="0.372849608771503">
            <text:p>0.3728496088</text:p>
          </table:table-cell>
          <table:table-cell table:formula="of:=RAND()" office:value-type="float" office:value="0.505407709861174">
            <text:p>0.5054077099</text:p>
          </table:table-cell>
          <table:table-cell table:formula="of:=RAND()" office:value-type="float" office:value="0.839346523396671">
            <text:p>0.8393465234</text:p>
          </table:table-cell>
          <table:table-cell table:formula="of:=RAND()" office:value-type="float" office:value="0.029696449637413">
            <text:p>0.0296964496</text:p>
          </table:table-cell>
          <table:table-cell table:formula="of:=RAND()" office:value-type="float" office:value="0.611493390519172">
            <text:p>0.6114933905</text:p>
          </table:table-cell>
          <table:table-cell table:formula="of:=RAND()" office:value-type="float" office:value="0.598496494814754">
            <text:p>0.5984964948</text:p>
          </table:table-cell>
          <table:table-cell table:formula="of:=RAND()" office:value-type="float" office:value="0.813626269809902">
            <text:p>0.8136262698</text:p>
          </table:table-cell>
          <table:table-cell table:formula="of:=RAND()" office:value-type="float" office:value="0.781462762504816">
            <text:p>0.7814627625</text:p>
          </table:table-cell>
          <table:table-cell table:formula="of:=RAND()" office:value-type="float" office:value="0.262574679451063">
            <text:p>0.2625746795</text:p>
          </table:table-cell>
          <table:table-cell table:formula="of:=SUM([.B888:.M888])-6" office:value-type="float" office:value="0.111795188626274">
            <text:p>0.1117951886</text:p>
          </table:table-cell>
          <table:table-cell table:formula="of:=[.N888]-[.$G$6]" office:value-type="float" office:value="0.124820363766048">
            <text:p>0.1248203638</text:p>
          </table:table-cell>
          <table:table-cell table:formula="of:=[.O888]*[.O888]" office:value-type="float" office:value="0.0155801232106886">
            <text:p>0.0155801232</text:p>
          </table:table-cell>
        </table:table-row>
        <table:table-row table:style-name="ro1">
          <table:table-cell/>
          <table:table-cell table:formula="of:=RAND()" office:value-type="float" office:value="0.372037133900449">
            <text:p>0.3720371339</text:p>
          </table:table-cell>
          <table:table-cell table:formula="of:=RAND()" office:value-type="float" office:value="0.479863622924313">
            <text:p>0.4798636229</text:p>
          </table:table-cell>
          <table:table-cell table:formula="of:=RAND()" office:value-type="float" office:value="0.568824022309855">
            <text:p>0.5688240223</text:p>
          </table:table-cell>
          <table:table-cell table:formula="of:=RAND()" office:value-type="float" office:value="0.306296557886526">
            <text:p>0.3062965579</text:p>
          </table:table-cell>
          <table:table-cell table:formula="of:=RAND()" office:value-type="float" office:value="0.0277425257954746">
            <text:p>0.0277425258</text:p>
          </table:table-cell>
          <table:table-cell table:formula="of:=RAND()" office:value-type="float" office:value="0.53539557219483">
            <text:p>0.5353955722</text:p>
          </table:table-cell>
          <table:table-cell table:formula="of:=RAND()" office:value-type="float" office:value="0.0699472620617598">
            <text:p>0.0699472621</text:p>
          </table:table-cell>
          <table:table-cell table:formula="of:=RAND()" office:value-type="float" office:value="0.0933218293357641">
            <text:p>0.0933218293</text:p>
          </table:table-cell>
          <table:table-cell table:formula="of:=RAND()" office:value-type="float" office:value="0.45961822825484">
            <text:p>0.4596182283</text:p>
          </table:table-cell>
          <table:table-cell table:formula="of:=RAND()" office:value-type="float" office:value="0.348136099986732">
            <text:p>0.3481361</text:p>
          </table:table-cell>
          <table:table-cell table:formula="of:=RAND()" office:value-type="float" office:value="0.907497802749276">
            <text:p>0.9074978027</text:p>
          </table:table-cell>
          <table:table-cell table:formula="of:=RAND()" office:value-type="float" office:value="0.490600496530533">
            <text:p>0.4906004965</text:p>
          </table:table-cell>
          <table:table-cell table:formula="of:=SUM([.B889:.M889])-6" office:value-type="float" office:value="-1.34071884606965">
            <text:p>-1.3407188461</text:p>
          </table:table-cell>
          <table:table-cell table:formula="of:=[.N889]-[.$G$6]" office:value-type="float" office:value="-1.32769367092988">
            <text:p>-1.3276936709</text:p>
          </table:table-cell>
          <table:table-cell table:formula="of:=[.O889]*[.O889]" office:value-type="float" office:value="1.76277048382725">
            <text:p>1.7627704838</text:p>
          </table:table-cell>
        </table:table-row>
        <table:table-row table:style-name="ro1">
          <table:table-cell/>
          <table:table-cell table:formula="of:=RAND()" office:value-type="float" office:value="0.758749052882195">
            <text:p>0.7587490529</text:p>
          </table:table-cell>
          <table:table-cell table:formula="of:=RAND()" office:value-type="float" office:value="0.393349830061197">
            <text:p>0.3933498301</text:p>
          </table:table-cell>
          <table:table-cell table:formula="of:=RAND()" office:value-type="float" office:value="0.3101686979644">
            <text:p>0.310168698</text:p>
          </table:table-cell>
          <table:table-cell table:formula="of:=RAND()" office:value-type="float" office:value="0.705379423219711">
            <text:p>0.7053794232</text:p>
          </table:table-cell>
          <table:table-cell table:formula="of:=RAND()" office:value-type="float" office:value="0.668561822734773">
            <text:p>0.6685618227</text:p>
          </table:table-cell>
          <table:table-cell table:formula="of:=RAND()" office:value-type="float" office:value="0.34102101274766">
            <text:p>0.3410210127</text:p>
          </table:table-cell>
          <table:table-cell table:formula="of:=RAND()" office:value-type="float" office:value="0.885232547065243">
            <text:p>0.8852325471</text:p>
          </table:table-cell>
          <table:table-cell table:formula="of:=RAND()" office:value-type="float" office:value="0.43218757933937">
            <text:p>0.4321875793</text:p>
          </table:table-cell>
          <table:table-cell table:formula="of:=RAND()" office:value-type="float" office:value="0.049140352755785">
            <text:p>0.0491403528</text:p>
          </table:table-cell>
          <table:table-cell table:formula="of:=RAND()" office:value-type="float" office:value="0.747606846271083">
            <text:p>0.7476068463</text:p>
          </table:table-cell>
          <table:table-cell table:formula="of:=RAND()" office:value-type="float" office:value="0.780421053059399">
            <text:p>0.7804210531</text:p>
          </table:table-cell>
          <table:table-cell table:formula="of:=RAND()" office:value-type="float" office:value="0.19531418918632">
            <text:p>0.1953141892</text:p>
          </table:table-cell>
          <table:table-cell table:formula="of:=SUM([.B890:.M890])-6" office:value-type="float" office:value="0.267132407287136">
            <text:p>0.2671324073</text:p>
          </table:table-cell>
          <table:table-cell table:formula="of:=[.N890]-[.$G$6]" office:value-type="float" office:value="0.280157582426909">
            <text:p>0.2801575824</text:p>
          </table:table-cell>
          <table:table-cell table:formula="of:=[.O890]*[.O890]" office:value-type="float" office:value="0.0784882709912905">
            <text:p>0.078488271</text:p>
          </table:table-cell>
        </table:table-row>
        <table:table-row table:style-name="ro1">
          <table:table-cell/>
          <table:table-cell table:formula="of:=RAND()" office:value-type="float" office:value="0.992657535010949">
            <text:p>0.992657535</text:p>
          </table:table-cell>
          <table:table-cell table:formula="of:=RAND()" office:value-type="float" office:value="0.606159997405484">
            <text:p>0.6061599974</text:p>
          </table:table-cell>
          <table:table-cell table:formula="of:=RAND()" office:value-type="float" office:value="0.506830268073827">
            <text:p>0.5068302681</text:p>
          </table:table-cell>
          <table:table-cell table:formula="of:=RAND()" office:value-type="float" office:value="0.19322111364454">
            <text:p>0.1932211136</text:p>
          </table:table-cell>
          <table:table-cell table:formula="of:=RAND()" office:value-type="float" office:value="0.118666993221268">
            <text:p>0.1186669932</text:p>
          </table:table-cell>
          <table:table-cell table:formula="of:=RAND()" office:value-type="float" office:value="0.437359192874283">
            <text:p>0.4373591929</text:p>
          </table:table-cell>
          <table:table-cell table:formula="of:=RAND()" office:value-type="float" office:value="0.367632017936558">
            <text:p>0.3676320179</text:p>
          </table:table-cell>
          <table:table-cell table:formula="of:=RAND()" office:value-type="float" office:value="0.47069932683371">
            <text:p>0.4706993268</text:p>
          </table:table-cell>
          <table:table-cell table:formula="of:=RAND()" office:value-type="float" office:value="0.947313827695325">
            <text:p>0.9473138277</text:p>
          </table:table-cell>
          <table:table-cell table:formula="of:=RAND()" office:value-type="float" office:value="0.389979341998696">
            <text:p>0.389979342</text:p>
          </table:table-cell>
          <table:table-cell table:formula="of:=RAND()" office:value-type="float" office:value="0.741644046269357">
            <text:p>0.7416440463</text:p>
          </table:table-cell>
          <table:table-cell table:formula="of:=RAND()" office:value-type="float" office:value="0.852553092408925">
            <text:p>0.8525530924</text:p>
          </table:table-cell>
          <table:table-cell table:formula="of:=SUM([.B891:.M891])-6" office:value-type="float" office:value="0.624716753372923">
            <text:p>0.6247167534</text:p>
          </table:table-cell>
          <table:table-cell table:formula="of:=[.N891]-[.$G$6]" office:value-type="float" office:value="0.637741928512696">
            <text:p>0.6377419285</text:p>
          </table:table-cell>
          <table:table-cell table:formula="of:=[.O891]*[.O891]" office:value-type="float" office:value="0.406714767383093">
            <text:p>0.4067147674</text:p>
          </table:table-cell>
        </table:table-row>
        <table:table-row table:style-name="ro1">
          <table:table-cell/>
          <table:table-cell table:formula="of:=RAND()" office:value-type="float" office:value="0.0000320738181471825">
            <text:p>3.20738181471825E-005</text:p>
          </table:table-cell>
          <table:table-cell table:formula="of:=RAND()" office:value-type="float" office:value="0.528794197132811">
            <text:p>0.5287941971</text:p>
          </table:table-cell>
          <table:table-cell table:formula="of:=RAND()" office:value-type="float" office:value="0.178945772117004">
            <text:p>0.1789457721</text:p>
          </table:table-cell>
          <table:table-cell table:formula="of:=RAND()" office:value-type="float" office:value="0.367035536793992">
            <text:p>0.3670355368</text:p>
          </table:table-cell>
          <table:table-cell table:formula="of:=RAND()" office:value-type="float" office:value="0.998226364608854">
            <text:p>0.9982263646</text:p>
          </table:table-cell>
          <table:table-cell table:formula="of:=RAND()" office:value-type="float" office:value="0.840080783702433">
            <text:p>0.8400807837</text:p>
          </table:table-cell>
          <table:table-cell table:formula="of:=RAND()" office:value-type="float" office:value="0.295735167106614">
            <text:p>0.2957351671</text:p>
          </table:table-cell>
          <table:table-cell table:formula="of:=RAND()" office:value-type="float" office:value="0.992357465205714">
            <text:p>0.9923574652</text:p>
          </table:table-cell>
          <table:table-cell table:formula="of:=RAND()" office:value-type="float" office:value="0.668945524375886">
            <text:p>0.6689455244</text:p>
          </table:table-cell>
          <table:table-cell table:formula="of:=RAND()" office:value-type="float" office:value="0.132517707301304">
            <text:p>0.1325177073</text:p>
          </table:table-cell>
          <table:table-cell table:formula="of:=RAND()" office:value-type="float" office:value="0.687532679177821">
            <text:p>0.6875326792</text:p>
          </table:table-cell>
          <table:table-cell table:formula="of:=RAND()" office:value-type="float" office:value="0.448007560800761">
            <text:p>0.4480075608</text:p>
          </table:table-cell>
          <table:table-cell table:formula="of:=SUM([.B892:.M892])-6" office:value-type="float" office:value="0.13821083214134">
            <text:p>0.1382108321</text:p>
          </table:table-cell>
          <table:table-cell table:formula="of:=[.N892]-[.$G$6]" office:value-type="float" office:value="0.151236007281113">
            <text:p>0.1512360073</text:p>
          </table:table-cell>
          <table:table-cell table:formula="of:=[.O892]*[.O892]" office:value-type="float" office:value="0.022872329898333">
            <text:p>0.0228723299</text:p>
          </table:table-cell>
        </table:table-row>
        <table:table-row table:style-name="ro1">
          <table:table-cell/>
          <table:table-cell table:formula="of:=RAND()" office:value-type="float" office:value="0.25271554547362">
            <text:p>0.2527155455</text:p>
          </table:table-cell>
          <table:table-cell table:formula="of:=RAND()" office:value-type="float" office:value="0.765732986852527">
            <text:p>0.7657329869</text:p>
          </table:table-cell>
          <table:table-cell table:formula="of:=RAND()" office:value-type="float" office:value="0.766001763287932">
            <text:p>0.7660017633</text:p>
          </table:table-cell>
          <table:table-cell table:formula="of:=RAND()" office:value-type="float" office:value="0.900028100935742">
            <text:p>0.9000281009</text:p>
          </table:table-cell>
          <table:table-cell table:formula="of:=RAND()" office:value-type="float" office:value="0.0569475870579481">
            <text:p>0.0569475871</text:p>
          </table:table-cell>
          <table:table-cell table:formula="of:=RAND()" office:value-type="float" office:value="0.132639916613698">
            <text:p>0.1326399166</text:p>
          </table:table-cell>
          <table:table-cell table:formula="of:=RAND()" office:value-type="float" office:value="0.759130342397839">
            <text:p>0.7591303424</text:p>
          </table:table-cell>
          <table:table-cell table:formula="of:=RAND()" office:value-type="float" office:value="0.487980359932408">
            <text:p>0.4879803599</text:p>
          </table:table-cell>
          <table:table-cell table:formula="of:=RAND()" office:value-type="float" office:value="0.243854598840699">
            <text:p>0.2438545988</text:p>
          </table:table-cell>
          <table:table-cell table:formula="of:=RAND()" office:value-type="float" office:value="0.521219186484814">
            <text:p>0.5212191865</text:p>
          </table:table-cell>
          <table:table-cell table:formula="of:=RAND()" office:value-type="float" office:value="0.088257533730939">
            <text:p>0.0882575337</text:p>
          </table:table-cell>
          <table:table-cell table:formula="of:=RAND()" office:value-type="float" office:value="0.63098095334135">
            <text:p>0.6309809533</text:p>
          </table:table-cell>
          <table:table-cell table:formula="of:=SUM([.B893:.M893])-6" office:value-type="float" office:value="-0.394511125050485">
            <text:p>-0.3945111251</text:p>
          </table:table-cell>
          <table:table-cell table:formula="of:=[.N893]-[.$G$6]" office:value-type="float" office:value="-0.381485949910711">
            <text:p>-0.3814859499</text:p>
          </table:table-cell>
          <table:table-cell table:formula="of:=[.O893]*[.O893]" office:value-type="float" office:value="0.145531529979278">
            <text:p>0.14553153</text:p>
          </table:table-cell>
        </table:table-row>
        <table:table-row table:style-name="ro1">
          <table:table-cell/>
          <table:table-cell table:formula="of:=RAND()" office:value-type="float" office:value="0.921416546218097">
            <text:p>0.9214165462</text:p>
          </table:table-cell>
          <table:table-cell table:formula="of:=RAND()" office:value-type="float" office:value="0.249941816320643">
            <text:p>0.2499418163</text:p>
          </table:table-cell>
          <table:table-cell table:formula="of:=RAND()" office:value-type="float" office:value="0.420989984413609">
            <text:p>0.4209899844</text:p>
          </table:table-cell>
          <table:table-cell table:formula="of:=RAND()" office:value-type="float" office:value="0.261178423417732">
            <text:p>0.2611784234</text:p>
          </table:table-cell>
          <table:table-cell table:formula="of:=RAND()" office:value-type="float" office:value="0.769400662509725">
            <text:p>0.7694006625</text:p>
          </table:table-cell>
          <table:table-cell table:formula="of:=RAND()" office:value-type="float" office:value="0.232351141050458">
            <text:p>0.2323511411</text:p>
          </table:table-cell>
          <table:table-cell table:formula="of:=RAND()" office:value-type="float" office:value="0.179670911747962">
            <text:p>0.1796709117</text:p>
          </table:table-cell>
          <table:table-cell table:formula="of:=RAND()" office:value-type="float" office:value="0.434270715108141">
            <text:p>0.4342707151</text:p>
          </table:table-cell>
          <table:table-cell table:formula="of:=RAND()" office:value-type="float" office:value="0.177027079509571">
            <text:p>0.1770270795</text:p>
          </table:table-cell>
          <table:table-cell table:formula="of:=RAND()" office:value-type="float" office:value="0.295432634186">
            <text:p>0.2954326342</text:p>
          </table:table-cell>
          <table:table-cell table:formula="of:=RAND()" office:value-type="float" office:value="0.801542971516028">
            <text:p>0.8015429715</text:p>
          </table:table-cell>
          <table:table-cell table:formula="of:=RAND()" office:value-type="float" office:value="0.931166334543377">
            <text:p>0.9311663345</text:p>
          </table:table-cell>
          <table:table-cell table:formula="of:=SUM([.B894:.M894])-6" office:value-type="float" office:value="-0.325610779458657">
            <text:p>-0.3256107795</text:p>
          </table:table-cell>
          <table:table-cell table:formula="of:=[.N894]-[.$G$6]" office:value-type="float" office:value="-0.312585604318883">
            <text:p>-0.3125856043</text:p>
          </table:table-cell>
          <table:table-cell table:formula="of:=[.O894]*[.O894]" office:value-type="float" office:value="0.0977097600274015">
            <text:p>0.09770976</text:p>
          </table:table-cell>
        </table:table-row>
        <table:table-row table:style-name="ro1">
          <table:table-cell/>
          <table:table-cell table:formula="of:=RAND()" office:value-type="float" office:value="0.83982881042175">
            <text:p>0.8398288104</text:p>
          </table:table-cell>
          <table:table-cell table:formula="of:=RAND()" office:value-type="float" office:value="0.557597689330578">
            <text:p>0.5575976893</text:p>
          </table:table-cell>
          <table:table-cell table:formula="of:=RAND()" office:value-type="float" office:value="0.449049401097">
            <text:p>0.4490494011</text:p>
          </table:table-cell>
          <table:table-cell table:formula="of:=RAND()" office:value-type="float" office:value="0.291091295192018">
            <text:p>0.2910912952</text:p>
          </table:table-cell>
          <table:table-cell table:formula="of:=RAND()" office:value-type="float" office:value="0.619292805436999">
            <text:p>0.6192928054</text:p>
          </table:table-cell>
          <table:table-cell table:formula="of:=RAND()" office:value-type="float" office:value="0.363935908768326">
            <text:p>0.3639359088</text:p>
          </table:table-cell>
          <table:table-cell table:formula="of:=RAND()" office:value-type="float" office:value="0.195935268187895">
            <text:p>0.1959352682</text:p>
          </table:table-cell>
          <table:table-cell table:formula="of:=RAND()" office:value-type="float" office:value="0.0521207044366747">
            <text:p>0.0521207044</text:p>
          </table:table-cell>
          <table:table-cell table:formula="of:=RAND()" office:value-type="float" office:value="0.300745471846312">
            <text:p>0.3007454718</text:p>
          </table:table-cell>
          <table:table-cell table:formula="of:=RAND()" office:value-type="float" office:value="0.0933479259256274">
            <text:p>0.0933479259</text:p>
          </table:table-cell>
          <table:table-cell table:formula="of:=RAND()" office:value-type="float" office:value="0.4536162042059">
            <text:p>0.4536162042</text:p>
          </table:table-cell>
          <table:table-cell table:formula="of:=RAND()" office:value-type="float" office:value="0.893817348405719">
            <text:p>0.8938173484</text:p>
          </table:table-cell>
          <table:table-cell table:formula="of:=SUM([.B895:.M895])-6" office:value-type="float" office:value="-0.889621166745201">
            <text:p>-0.8896211667</text:p>
          </table:table-cell>
          <table:table-cell table:formula="of:=[.N895]-[.$G$6]" office:value-type="float" office:value="-0.876595991605427">
            <text:p>-0.8765959916</text:p>
          </table:table-cell>
          <table:table-cell table:formula="of:=[.O895]*[.O895]" office:value-type="float" office:value="0.768420532498702">
            <text:p>0.7684205325</text:p>
          </table:table-cell>
        </table:table-row>
        <table:table-row table:style-name="ro1">
          <table:table-cell/>
          <table:table-cell table:formula="of:=RAND()" office:value-type="float" office:value="0.836145476670936">
            <text:p>0.8361454767</text:p>
          </table:table-cell>
          <table:table-cell table:formula="of:=RAND()" office:value-type="float" office:value="0.465524930506945">
            <text:p>0.4655249305</text:p>
          </table:table-cell>
          <table:table-cell table:formula="of:=RAND()" office:value-type="float" office:value="0.312081558862701">
            <text:p>0.3120815589</text:p>
          </table:table-cell>
          <table:table-cell table:formula="of:=RAND()" office:value-type="float" office:value="0.987267335411161">
            <text:p>0.9872673354</text:p>
          </table:table-cell>
          <table:table-cell table:formula="of:=RAND()" office:value-type="float" office:value="0.541541860438883">
            <text:p>0.5415418604</text:p>
          </table:table-cell>
          <table:table-cell table:formula="of:=RAND()" office:value-type="float" office:value="0.910290694562718">
            <text:p>0.9102906946</text:p>
          </table:table-cell>
          <table:table-cell table:formula="of:=RAND()" office:value-type="float" office:value="0.35083894431591">
            <text:p>0.3508389443</text:p>
          </table:table-cell>
          <table:table-cell table:formula="of:=RAND()" office:value-type="float" office:value="0.775246375473216">
            <text:p>0.7752463755</text:p>
          </table:table-cell>
          <table:table-cell table:formula="of:=RAND()" office:value-type="float" office:value="0.976207190658897">
            <text:p>0.9762071907</text:p>
          </table:table-cell>
          <table:table-cell table:formula="of:=RAND()" office:value-type="float" office:value="0.151572922710329">
            <text:p>0.1515729227</text:p>
          </table:table-cell>
          <table:table-cell table:formula="of:=RAND()" office:value-type="float" office:value="0.945398589130491">
            <text:p>0.9453985891</text:p>
          </table:table-cell>
          <table:table-cell table:formula="of:=RAND()" office:value-type="float" office:value="0.6149000977166">
            <text:p>0.6149000977</text:p>
          </table:table-cell>
          <table:table-cell table:formula="of:=SUM([.B896:.M896])-6" office:value-type="float" office:value="1.86701597645879">
            <text:p>1.8670159765</text:p>
          </table:table-cell>
          <table:table-cell table:formula="of:=[.N896]-[.$G$6]" office:value-type="float" office:value="1.88004115159856">
            <text:p>1.8800411516</text:p>
          </table:table-cell>
          <table:table-cell table:formula="of:=[.O896]*[.O896]" office:value-type="float" office:value="3.53455473170405">
            <text:p>3.5345547317</text:p>
          </table:table-cell>
        </table:table-row>
        <table:table-row table:style-name="ro1">
          <table:table-cell/>
          <table:table-cell table:formula="of:=RAND()" office:value-type="float" office:value="0.820210017263889">
            <text:p>0.8202100173</text:p>
          </table:table-cell>
          <table:table-cell table:formula="of:=RAND()" office:value-type="float" office:value="0.864171945722774">
            <text:p>0.8641719457</text:p>
          </table:table-cell>
          <table:table-cell table:formula="of:=RAND()" office:value-type="float" office:value="0.0343073748517781">
            <text:p>0.0343073749</text:p>
          </table:table-cell>
          <table:table-cell table:formula="of:=RAND()" office:value-type="float" office:value="0.401226527523249">
            <text:p>0.4012265275</text:p>
          </table:table-cell>
          <table:table-cell table:formula="of:=RAND()" office:value-type="float" office:value="0.219278378644958">
            <text:p>0.2192783786</text:p>
          </table:table-cell>
          <table:table-cell table:formula="of:=RAND()" office:value-type="float" office:value="0.697226016549394">
            <text:p>0.6972260165</text:p>
          </table:table-cell>
          <table:table-cell table:formula="of:=RAND()" office:value-type="float" office:value="0.302295518340543">
            <text:p>0.3022955183</text:p>
          </table:table-cell>
          <table:table-cell table:formula="of:=RAND()" office:value-type="float" office:value="0.539337883237749">
            <text:p>0.5393378832</text:p>
          </table:table-cell>
          <table:table-cell table:formula="of:=RAND()" office:value-type="float" office:value="0.373682496836409">
            <text:p>0.3736824968</text:p>
          </table:table-cell>
          <table:table-cell table:formula="of:=RAND()" office:value-type="float" office:value="0.82550624711439">
            <text:p>0.8255062471</text:p>
          </table:table-cell>
          <table:table-cell table:formula="of:=RAND()" office:value-type="float" office:value="0.216588637093082">
            <text:p>0.2165886371</text:p>
          </table:table-cell>
          <table:table-cell table:formula="of:=RAND()" office:value-type="float" office:value="0.852480625966564">
            <text:p>0.852480626</text:p>
          </table:table-cell>
          <table:table-cell table:formula="of:=SUM([.B897:.M897])-6" office:value-type="float" office:value="0.146311669144779">
            <text:p>0.1463116691</text:p>
          </table:table-cell>
          <table:table-cell table:formula="of:=[.N897]-[.$G$6]" office:value-type="float" office:value="0.159336844284553">
            <text:p>0.1593368443</text:p>
          </table:table-cell>
          <table:table-cell table:formula="of:=[.O897]*[.O897]" office:value-type="float" office:value="0.0253882299465599">
            <text:p>0.0253882299</text:p>
          </table:table-cell>
        </table:table-row>
        <table:table-row table:style-name="ro1">
          <table:table-cell/>
          <table:table-cell table:formula="of:=RAND()" office:value-type="float" office:value="0.7696832716465">
            <text:p>0.7696832716</text:p>
          </table:table-cell>
          <table:table-cell table:formula="of:=RAND()" office:value-type="float" office:value="0.0979216455016285">
            <text:p>0.0979216455</text:p>
          </table:table-cell>
          <table:table-cell table:formula="of:=RAND()" office:value-type="float" office:value="0.64211001386866">
            <text:p>0.6421100139</text:p>
          </table:table-cell>
          <table:table-cell table:formula="of:=RAND()" office:value-type="float" office:value="0.821171281859279">
            <text:p>0.8211712819</text:p>
          </table:table-cell>
          <table:table-cell table:formula="of:=RAND()" office:value-type="float" office:value="0.6533270732034">
            <text:p>0.6533270732</text:p>
          </table:table-cell>
          <table:table-cell table:formula="of:=RAND()" office:value-type="float" office:value="0.804521344602108">
            <text:p>0.8045213446</text:p>
          </table:table-cell>
          <table:table-cell table:formula="of:=RAND()" office:value-type="float" office:value="0.265221250941977">
            <text:p>0.2652212509</text:p>
          </table:table-cell>
          <table:table-cell table:formula="of:=RAND()" office:value-type="float" office:value="0.867326545296237">
            <text:p>0.8673265453</text:p>
          </table:table-cell>
          <table:table-cell table:formula="of:=RAND()" office:value-type="float" office:value="0.797316244337708">
            <text:p>0.7973162443</text:p>
          </table:table-cell>
          <table:table-cell table:formula="of:=RAND()" office:value-type="float" office:value="0.428505354560912">
            <text:p>0.4285053546</text:p>
          </table:table-cell>
          <table:table-cell table:formula="of:=RAND()" office:value-type="float" office:value="0.15518559422344">
            <text:p>0.1551855942</text:p>
          </table:table-cell>
          <table:table-cell table:formula="of:=RAND()" office:value-type="float" office:value="0.0632985776755959">
            <text:p>0.0632985777</text:p>
          </table:table-cell>
          <table:table-cell table:formula="of:=SUM([.B898:.M898])-6" office:value-type="float" office:value="0.365588197717443">
            <text:p>0.3655881977</text:p>
          </table:table-cell>
          <table:table-cell table:formula="of:=[.N898]-[.$G$6]" office:value-type="float" office:value="0.378613372857217">
            <text:p>0.3786133729</text:p>
          </table:table-cell>
          <table:table-cell table:formula="of:=[.O898]*[.O898]" office:value-type="float" office:value="0.143348086106318">
            <text:p>0.1433480861</text:p>
          </table:table-cell>
        </table:table-row>
        <table:table-row table:style-name="ro1">
          <table:table-cell/>
          <table:table-cell table:formula="of:=RAND()" office:value-type="float" office:value="0.456425689859316">
            <text:p>0.4564256899</text:p>
          </table:table-cell>
          <table:table-cell table:formula="of:=RAND()" office:value-type="float" office:value="0.0439647571183741">
            <text:p>0.0439647571</text:p>
          </table:table-cell>
          <table:table-cell table:formula="of:=RAND()" office:value-type="float" office:value="0.775314172031358">
            <text:p>0.775314172</text:p>
          </table:table-cell>
          <table:table-cell table:formula="of:=RAND()" office:value-type="float" office:value="0.101287042954937">
            <text:p>0.101287043</text:p>
          </table:table-cell>
          <table:table-cell table:formula="of:=RAND()" office:value-type="float" office:value="0.55197814386338">
            <text:p>0.5519781439</text:p>
          </table:table-cell>
          <table:table-cell table:formula="of:=RAND()" office:value-type="float" office:value="0.948144292924553">
            <text:p>0.9481442929</text:p>
          </table:table-cell>
          <table:table-cell table:formula="of:=RAND()" office:value-type="float" office:value="0.247514659073204">
            <text:p>0.2475146591</text:p>
          </table:table-cell>
          <table:table-cell table:formula="of:=RAND()" office:value-type="float" office:value="0.893397233216092">
            <text:p>0.8933972332</text:p>
          </table:table-cell>
          <table:table-cell table:formula="of:=RAND()" office:value-type="float" office:value="0.782940929057077">
            <text:p>0.7829409291</text:p>
          </table:table-cell>
          <table:table-cell table:formula="of:=RAND()" office:value-type="float" office:value="0.966174578759819">
            <text:p>0.9661745788</text:p>
          </table:table-cell>
          <table:table-cell table:formula="of:=RAND()" office:value-type="float" office:value="0.214759434806183">
            <text:p>0.2147594348</text:p>
          </table:table-cell>
          <table:table-cell table:formula="of:=RAND()" office:value-type="float" office:value="0.526256543816999">
            <text:p>0.5262565438</text:p>
          </table:table-cell>
          <table:table-cell table:formula="of:=SUM([.B899:.M899])-6" office:value-type="float" office:value="0.508157477481291">
            <text:p>0.5081574775</text:p>
          </table:table-cell>
          <table:table-cell table:formula="of:=[.N899]-[.$G$6]" office:value-type="float" office:value="0.521182652621064">
            <text:p>0.5211826526</text:p>
          </table:table-cell>
          <table:table-cell table:formula="of:=[.O899]*[.O899]" office:value-type="float" office:value="0.271631357393129">
            <text:p>0.2716313574</text:p>
          </table:table-cell>
        </table:table-row>
        <table:table-row table:style-name="ro1">
          <table:table-cell/>
          <table:table-cell table:formula="of:=RAND()" office:value-type="float" office:value="0.19036859460175">
            <text:p>0.1903685946</text:p>
          </table:table-cell>
          <table:table-cell table:formula="of:=RAND()" office:value-type="float" office:value="0.636565112508833">
            <text:p>0.6365651125</text:p>
          </table:table-cell>
          <table:table-cell table:formula="of:=RAND()" office:value-type="float" office:value="0.189496135571972">
            <text:p>0.1894961356</text:p>
          </table:table-cell>
          <table:table-cell table:formula="of:=RAND()" office:value-type="float" office:value="0.899568957975134">
            <text:p>0.899568958</text:p>
          </table:table-cell>
          <table:table-cell table:formula="of:=RAND()" office:value-type="float" office:value="0.706736689200625">
            <text:p>0.7067366892</text:p>
          </table:table-cell>
          <table:table-cell table:formula="of:=RAND()" office:value-type="float" office:value="0.731952857226133">
            <text:p>0.7319528572</text:p>
          </table:table-cell>
          <table:table-cell table:formula="of:=RAND()" office:value-type="float" office:value="0.917877598665655">
            <text:p>0.9178775987</text:p>
          </table:table-cell>
          <table:table-cell table:formula="of:=RAND()" office:value-type="float" office:value="0.659723420627415">
            <text:p>0.6597234206</text:p>
          </table:table-cell>
          <table:table-cell table:formula="of:=RAND()" office:value-type="float" office:value="0.0682917351368815">
            <text:p>0.0682917351</text:p>
          </table:table-cell>
          <table:table-cell table:formula="of:=RAND()" office:value-type="float" office:value="0.26702732546255">
            <text:p>0.2670273255</text:p>
          </table:table-cell>
          <table:table-cell table:formula="of:=RAND()" office:value-type="float" office:value="0.849560433067381">
            <text:p>0.8495604331</text:p>
          </table:table-cell>
          <table:table-cell table:formula="of:=RAND()" office:value-type="float" office:value="0.788060776889324">
            <text:p>0.7880607769</text:p>
          </table:table-cell>
          <table:table-cell table:formula="of:=SUM([.B900:.M900])-6" office:value-type="float" office:value="0.905229636933655">
            <text:p>0.9052296369</text:p>
          </table:table-cell>
          <table:table-cell table:formula="of:=[.N900]-[.$G$6]" office:value-type="float" office:value="0.918254812073428">
            <text:p>0.9182548121</text:p>
          </table:table-cell>
          <table:table-cell table:formula="of:=[.O900]*[.O900]" office:value-type="float" office:value="0.843191899896007">
            <text:p>0.8431918999</text:p>
          </table:table-cell>
        </table:table-row>
        <table:table-row table:style-name="ro1">
          <table:table-cell/>
          <table:table-cell table:formula="of:=RAND()" office:value-type="float" office:value="0.9319201069884">
            <text:p>0.931920107</text:p>
          </table:table-cell>
          <table:table-cell table:formula="of:=RAND()" office:value-type="float" office:value="0.301030211150646">
            <text:p>0.3010302112</text:p>
          </table:table-cell>
          <table:table-cell table:formula="of:=RAND()" office:value-type="float" office:value="0.317603242350742">
            <text:p>0.3176032424</text:p>
          </table:table-cell>
          <table:table-cell table:formula="of:=RAND()" office:value-type="float" office:value="0.0652069733478129">
            <text:p>0.0652069733</text:p>
          </table:table-cell>
          <table:table-cell table:formula="of:=RAND()" office:value-type="float" office:value="0.453248335048556">
            <text:p>0.453248335</text:p>
          </table:table-cell>
          <table:table-cell table:formula="of:=RAND()" office:value-type="float" office:value="0.0864257847424597">
            <text:p>0.0864257847</text:p>
          </table:table-cell>
          <table:table-cell table:formula="of:=RAND()" office:value-type="float" office:value="0.499208541121334">
            <text:p>0.4992085411</text:p>
          </table:table-cell>
          <table:table-cell table:formula="of:=RAND()" office:value-type="float" office:value="0.809908485738561">
            <text:p>0.8099084857</text:p>
          </table:table-cell>
          <table:table-cell table:formula="of:=RAND()" office:value-type="float" office:value="0.744178463239223">
            <text:p>0.7441784632</text:p>
          </table:table-cell>
          <table:table-cell table:formula="of:=RAND()" office:value-type="float" office:value="0.89195153885521">
            <text:p>0.8919515389</text:p>
          </table:table-cell>
          <table:table-cell table:formula="of:=RAND()" office:value-type="float" office:value="0.274774259421974">
            <text:p>0.2747742594</text:p>
          </table:table-cell>
          <table:table-cell table:formula="of:=RAND()" office:value-type="float" office:value="0.904083196073771">
            <text:p>0.9040831961</text:p>
          </table:table-cell>
          <table:table-cell table:formula="of:=SUM([.B901:.M901])-6" office:value-type="float" office:value="0.27953913807869">
            <text:p>0.2795391381</text:p>
          </table:table-cell>
          <table:table-cell table:formula="of:=[.N901]-[.$G$6]" office:value-type="float" office:value="0.292564313218463">
            <text:p>0.2925643132</text:p>
          </table:table-cell>
          <table:table-cell table:formula="of:=[.O901]*[.O901]" office:value-type="float" office:value="0.085593877368991">
            <text:p>0.0855938774</text:p>
          </table:table-cell>
        </table:table-row>
        <table:table-row table:style-name="ro1">
          <table:table-cell/>
          <table:table-cell table:formula="of:=RAND()" office:value-type="float" office:value="0.834446238586679">
            <text:p>0.8344462386</text:p>
          </table:table-cell>
          <table:table-cell table:formula="of:=RAND()" office:value-type="float" office:value="0.465249548666179">
            <text:p>0.4652495487</text:p>
          </table:table-cell>
          <table:table-cell table:formula="of:=RAND()" office:value-type="float" office:value="0.794240961084142">
            <text:p>0.7942409611</text:p>
          </table:table-cell>
          <table:table-cell table:formula="of:=RAND()" office:value-type="float" office:value="0.89333792636171">
            <text:p>0.8933379264</text:p>
          </table:table-cell>
          <table:table-cell table:formula="of:=RAND()" office:value-type="float" office:value="0.287612206302583">
            <text:p>0.2876122063</text:p>
          </table:table-cell>
          <table:table-cell table:formula="of:=RAND()" office:value-type="float" office:value="0.5112681502942">
            <text:p>0.5112681503</text:p>
          </table:table-cell>
          <table:table-cell table:formula="of:=RAND()" office:value-type="float" office:value="0.931075571803376">
            <text:p>0.9310755718</text:p>
          </table:table-cell>
          <table:table-cell table:formula="of:=RAND()" office:value-type="float" office:value="0.484533746959642">
            <text:p>0.484533747</text:p>
          </table:table-cell>
          <table:table-cell table:formula="of:=RAND()" office:value-type="float" office:value="0.375624989625067">
            <text:p>0.3756249896</text:p>
          </table:table-cell>
          <table:table-cell table:formula="of:=RAND()" office:value-type="float" office:value="0.426871840143576">
            <text:p>0.4268718401</text:p>
          </table:table-cell>
          <table:table-cell table:formula="of:=RAND()" office:value-type="float" office:value="0.707128316396847">
            <text:p>0.7071283164</text:p>
          </table:table-cell>
          <table:table-cell table:formula="of:=RAND()" office:value-type="float" office:value="0.399410681799054">
            <text:p>0.3994106818</text:p>
          </table:table-cell>
          <table:table-cell table:formula="of:=SUM([.B902:.M902])-6" office:value-type="float" office:value="1.11080017802306">
            <text:p>1.110800178</text:p>
          </table:table-cell>
          <table:table-cell table:formula="of:=[.N902]-[.$G$6]" office:value-type="float" office:value="1.12382535316283">
            <text:p>1.1238253532</text:p>
          </table:table-cell>
          <table:table-cell table:formula="of:=[.O902]*[.O902]" office:value-type="float" office:value="1.26298342441156">
            <text:p>1.2629834244</text:p>
          </table:table-cell>
        </table:table-row>
        <table:table-row table:style-name="ro1">
          <table:table-cell/>
          <table:table-cell table:formula="of:=RAND()" office:value-type="float" office:value="0.746746997116134">
            <text:p>0.7467469971</text:p>
          </table:table-cell>
          <table:table-cell table:formula="of:=RAND()" office:value-type="float" office:value="0.78168367408216">
            <text:p>0.7816836741</text:p>
          </table:table-cell>
          <table:table-cell table:formula="of:=RAND()" office:value-type="float" office:value="0.933235260657966">
            <text:p>0.9332352607</text:p>
          </table:table-cell>
          <table:table-cell table:formula="of:=RAND()" office:value-type="float" office:value="0.361738307634369">
            <text:p>0.3617383076</text:p>
          </table:table-cell>
          <table:table-cell table:formula="of:=RAND()" office:value-type="float" office:value="0.395773569587618">
            <text:p>0.3957735696</text:p>
          </table:table-cell>
          <table:table-cell table:formula="of:=RAND()" office:value-type="float" office:value="0.803972916444764">
            <text:p>0.8039729164</text:p>
          </table:table-cell>
          <table:table-cell table:formula="of:=RAND()" office:value-type="float" office:value="0.0950971529819071">
            <text:p>0.095097153</text:p>
          </table:table-cell>
          <table:table-cell table:formula="of:=RAND()" office:value-type="float" office:value="0.894203999312595">
            <text:p>0.8942039993</text:p>
          </table:table-cell>
          <table:table-cell table:formula="of:=RAND()" office:value-type="float" office:value="0.825993706937879">
            <text:p>0.8259937069</text:p>
          </table:table-cell>
          <table:table-cell table:formula="of:=RAND()" office:value-type="float" office:value="0.315679496852681">
            <text:p>0.3156794969</text:p>
          </table:table-cell>
          <table:table-cell table:formula="of:=RAND()" office:value-type="float" office:value="0.96916183270514">
            <text:p>0.9691618327</text:p>
          </table:table-cell>
          <table:table-cell table:formula="of:=RAND()" office:value-type="float" office:value="0.133485331665725">
            <text:p>0.1334853317</text:p>
          </table:table-cell>
          <table:table-cell table:formula="of:=SUM([.B903:.M903])-6" office:value-type="float" office:value="1.25677224597894">
            <text:p>1.256772246</text:p>
          </table:table-cell>
          <table:table-cell table:formula="of:=[.N903]-[.$G$6]" office:value-type="float" office:value="1.26979742111871">
            <text:p>1.2697974211</text:p>
          </table:table-cell>
          <table:table-cell table:formula="of:=[.O903]*[.O903]" office:value-type="float" office:value="1.61238549067973">
            <text:p>1.6123854907</text:p>
          </table:table-cell>
        </table:table-row>
        <table:table-row table:style-name="ro1">
          <table:table-cell/>
          <table:table-cell table:formula="of:=RAND()" office:value-type="float" office:value="0.93714592163451">
            <text:p>0.9371459216</text:p>
          </table:table-cell>
          <table:table-cell table:formula="of:=RAND()" office:value-type="float" office:value="0.475054506910965">
            <text:p>0.4750545069</text:p>
          </table:table-cell>
          <table:table-cell table:formula="of:=RAND()" office:value-type="float" office:value="0.466717062052339">
            <text:p>0.4667170621</text:p>
          </table:table-cell>
          <table:table-cell table:formula="of:=RAND()" office:value-type="float" office:value="0.246611342765391">
            <text:p>0.2466113428</text:p>
          </table:table-cell>
          <table:table-cell table:formula="of:=RAND()" office:value-type="float" office:value="0.0924034172203392">
            <text:p>0.0924034172</text:p>
          </table:table-cell>
          <table:table-cell table:formula="of:=RAND()" office:value-type="float" office:value="0.695812396239489">
            <text:p>0.6958123962</text:p>
          </table:table-cell>
          <table:table-cell table:formula="of:=RAND()" office:value-type="float" office:value="0.734519595745951">
            <text:p>0.7345195957</text:p>
          </table:table-cell>
          <table:table-cell table:formula="of:=RAND()" office:value-type="float" office:value="0.241738456301391">
            <text:p>0.2417384563</text:p>
          </table:table-cell>
          <table:table-cell table:formula="of:=RAND()" office:value-type="float" office:value="0.284720906289294">
            <text:p>0.2847209063</text:p>
          </table:table-cell>
          <table:table-cell table:formula="of:=RAND()" office:value-type="float" office:value="0.842128595337272">
            <text:p>0.8421285953</text:p>
          </table:table-cell>
          <table:table-cell table:formula="of:=RAND()" office:value-type="float" office:value="0.599448803113773">
            <text:p>0.5994488031</text:p>
          </table:table-cell>
          <table:table-cell table:formula="of:=RAND()" office:value-type="float" office:value="0.642562589142472">
            <text:p>0.6425625891</text:p>
          </table:table-cell>
          <table:table-cell table:formula="of:=SUM([.B904:.M904])-6" office:value-type="float" office:value="0.258863592753187">
            <text:p>0.2588635928</text:p>
          </table:table-cell>
          <table:table-cell table:formula="of:=[.N904]-[.$G$6]" office:value-type="float" office:value="0.27188876789296">
            <text:p>0.2718887679</text:p>
          </table:table-cell>
          <table:table-cell table:formula="of:=[.O904]*[.O904]" office:value-type="float" office:value="0.0739235021063521">
            <text:p>0.0739235021</text:p>
          </table:table-cell>
        </table:table-row>
        <table:table-row table:style-name="ro1">
          <table:table-cell/>
          <table:table-cell table:formula="of:=RAND()" office:value-type="float" office:value="0.775091802934185">
            <text:p>0.7750918029</text:p>
          </table:table-cell>
          <table:table-cell table:formula="of:=RAND()" office:value-type="float" office:value="0.406710378825665">
            <text:p>0.4067103788</text:p>
          </table:table-cell>
          <table:table-cell table:formula="of:=RAND()" office:value-type="float" office:value="0.121650519082323">
            <text:p>0.1216505191</text:p>
          </table:table-cell>
          <table:table-cell table:formula="of:=RAND()" office:value-type="float" office:value="0.358626970555633">
            <text:p>0.3586269706</text:p>
          </table:table-cell>
          <table:table-cell table:formula="of:=RAND()" office:value-type="float" office:value="0.275281527079642">
            <text:p>0.2752815271</text:p>
          </table:table-cell>
          <table:table-cell table:formula="of:=RAND()" office:value-type="float" office:value="0.807009109528735">
            <text:p>0.8070091095</text:p>
          </table:table-cell>
          <table:table-cell table:formula="of:=RAND()" office:value-type="float" office:value="0.872926532058045">
            <text:p>0.8729265321</text:p>
          </table:table-cell>
          <table:table-cell table:formula="of:=RAND()" office:value-type="float" office:value="0.150898475665599">
            <text:p>0.1508984757</text:p>
          </table:table-cell>
          <table:table-cell table:formula="of:=RAND()" office:value-type="float" office:value="0.476579148788005">
            <text:p>0.4765791488</text:p>
          </table:table-cell>
          <table:table-cell table:formula="of:=RAND()" office:value-type="float" office:value="0.553509388817474">
            <text:p>0.5535093888</text:p>
          </table:table-cell>
          <table:table-cell table:formula="of:=RAND()" office:value-type="float" office:value="0.605699999490753">
            <text:p>0.6056999995</text:p>
          </table:table-cell>
          <table:table-cell table:formula="of:=RAND()" office:value-type="float" office:value="0.983024243731052">
            <text:p>0.9830242437</text:p>
          </table:table-cell>
          <table:table-cell table:formula="of:=SUM([.B905:.M905])-6" office:value-type="float" office:value="0.387008096557111">
            <text:p>0.3870080966</text:p>
          </table:table-cell>
          <table:table-cell table:formula="of:=[.N905]-[.$G$6]" office:value-type="float" office:value="0.400033271696884">
            <text:p>0.4000332717</text:p>
          </table:table-cell>
          <table:table-cell table:formula="of:=[.O905]*[.O905]" office:value-type="float" office:value="0.160026618464513">
            <text:p>0.1600266185</text:p>
          </table:table-cell>
        </table:table-row>
        <table:table-row table:style-name="ro1">
          <table:table-cell/>
          <table:table-cell table:formula="of:=RAND()" office:value-type="float" office:value="0.529833822511137">
            <text:p>0.5298338225</text:p>
          </table:table-cell>
          <table:table-cell table:formula="of:=RAND()" office:value-type="float" office:value="0.773954931646585">
            <text:p>0.7739549316</text:p>
          </table:table-cell>
          <table:table-cell table:formula="of:=RAND()" office:value-type="float" office:value="0.688444982049987">
            <text:p>0.688444982</text:p>
          </table:table-cell>
          <table:table-cell table:formula="of:=RAND()" office:value-type="float" office:value="0.281139444094151">
            <text:p>0.2811394441</text:p>
          </table:table-cell>
          <table:table-cell table:formula="of:=RAND()" office:value-type="float" office:value="0.386552133131772">
            <text:p>0.3865521331</text:p>
          </table:table-cell>
          <table:table-cell table:formula="of:=RAND()" office:value-type="float" office:value="0.660818848060444">
            <text:p>0.6608188481</text:p>
          </table:table-cell>
          <table:table-cell table:formula="of:=RAND()" office:value-type="float" office:value="0.815560527844355">
            <text:p>0.8155605278</text:p>
          </table:table-cell>
          <table:table-cell table:formula="of:=RAND()" office:value-type="float" office:value="0.976604206953198">
            <text:p>0.976604207</text:p>
          </table:table-cell>
          <table:table-cell table:formula="of:=RAND()" office:value-type="float" office:value="0.842702837428078">
            <text:p>0.8427028374</text:p>
          </table:table-cell>
          <table:table-cell table:formula="of:=RAND()" office:value-type="float" office:value="0.447346883825958">
            <text:p>0.4473468838</text:p>
          </table:table-cell>
          <table:table-cell table:formula="of:=RAND()" office:value-type="float" office:value="0.14178319578059">
            <text:p>0.1417831958</text:p>
          </table:table-cell>
          <table:table-cell table:formula="of:=RAND()" office:value-type="float" office:value="0.475211192620918">
            <text:p>0.4752111926</text:p>
          </table:table-cell>
          <table:table-cell table:formula="of:=SUM([.B906:.M906])-6" office:value-type="float" office:value="1.01995300594717">
            <text:p>1.0199530059</text:p>
          </table:table-cell>
          <table:table-cell table:formula="of:=[.N906]-[.$G$6]" office:value-type="float" office:value="1.03297818108695">
            <text:p>1.0329781811</text:p>
          </table:table-cell>
          <table:table-cell table:formula="of:=[.O906]*[.O906]" office:value-type="float" office:value="1.0670439226017">
            <text:p>1.0670439226</text:p>
          </table:table-cell>
        </table:table-row>
        <table:table-row table:style-name="ro1">
          <table:table-cell/>
          <table:table-cell table:formula="of:=RAND()" office:value-type="float" office:value="0.883108827052638">
            <text:p>0.8831088271</text:p>
          </table:table-cell>
          <table:table-cell table:formula="of:=RAND()" office:value-type="float" office:value="0.06867193011567">
            <text:p>0.0686719301</text:p>
          </table:table-cell>
          <table:table-cell table:formula="of:=RAND()" office:value-type="float" office:value="0.0875313319265842">
            <text:p>0.0875313319</text:p>
          </table:table-cell>
          <table:table-cell table:formula="of:=RAND()" office:value-type="float" office:value="0.895495751406997">
            <text:p>0.8954957514</text:p>
          </table:table-cell>
          <table:table-cell table:formula="of:=RAND()" office:value-type="float" office:value="0.0540411390829831">
            <text:p>0.0540411391</text:p>
          </table:table-cell>
          <table:table-cell table:formula="of:=RAND()" office:value-type="float" office:value="0.283810288412496">
            <text:p>0.2838102884</text:p>
          </table:table-cell>
          <table:table-cell table:formula="of:=RAND()" office:value-type="float" office:value="0.745167159242556">
            <text:p>0.7451671592</text:p>
          </table:table-cell>
          <table:table-cell table:formula="of:=RAND()" office:value-type="float" office:value="0.430714674293995">
            <text:p>0.4307146743</text:p>
          </table:table-cell>
          <table:table-cell table:formula="of:=RAND()" office:value-type="float" office:value="0.58764356863685">
            <text:p>0.5876435686</text:p>
          </table:table-cell>
          <table:table-cell table:formula="of:=RAND()" office:value-type="float" office:value="0.274979626527056">
            <text:p>0.2749796265</text:p>
          </table:table-cell>
          <table:table-cell table:formula="of:=RAND()" office:value-type="float" office:value="0.576823292998597">
            <text:p>0.576823293</text:p>
          </table:table-cell>
          <table:table-cell table:formula="of:=RAND()" office:value-type="float" office:value="0.206794374389574">
            <text:p>0.2067943744</text:p>
          </table:table-cell>
          <table:table-cell table:formula="of:=SUM([.B907:.M907])-6" office:value-type="float" office:value="-0.905218035914004">
            <text:p>-0.9052180359</text:p>
          </table:table-cell>
          <table:table-cell table:formula="of:=[.N907]-[.$G$6]" office:value-type="float" office:value="-0.89219286077423">
            <text:p>-0.8921928608</text:p>
          </table:table-cell>
          <table:table-cell table:formula="of:=[.O907]*[.O907]" office:value-type="float" office:value="0.796008100816505">
            <text:p>0.7960081008</text:p>
          </table:table-cell>
        </table:table-row>
        <table:table-row table:style-name="ro1">
          <table:table-cell/>
          <table:table-cell table:formula="of:=RAND()" office:value-type="float" office:value="0.148279228247702">
            <text:p>0.1482792282</text:p>
          </table:table-cell>
          <table:table-cell table:formula="of:=RAND()" office:value-type="float" office:value="0.392770901322365">
            <text:p>0.3927709013</text:p>
          </table:table-cell>
          <table:table-cell table:formula="of:=RAND()" office:value-type="float" office:value="0.328050527954474">
            <text:p>0.328050528</text:p>
          </table:table-cell>
          <table:table-cell table:formula="of:=RAND()" office:value-type="float" office:value="0.869970566825941">
            <text:p>0.8699705668</text:p>
          </table:table-cell>
          <table:table-cell table:formula="of:=RAND()" office:value-type="float" office:value="0.997232706053183">
            <text:p>0.9972327061</text:p>
          </table:table-cell>
          <table:table-cell table:formula="of:=RAND()" office:value-type="float" office:value="0.732728059170768">
            <text:p>0.7327280592</text:p>
          </table:table-cell>
          <table:table-cell table:formula="of:=RAND()" office:value-type="float" office:value="0.0770577278453857">
            <text:p>0.0770577278</text:p>
          </table:table-cell>
          <table:table-cell table:formula="of:=RAND()" office:value-type="float" office:value="0.114052146440372">
            <text:p>0.1140521464</text:p>
          </table:table-cell>
          <table:table-cell table:formula="of:=RAND()" office:value-type="float" office:value="0.148922025226057">
            <text:p>0.1489220252</text:p>
          </table:table-cell>
          <table:table-cell table:formula="of:=RAND()" office:value-type="float" office:value="0.144730165833607">
            <text:p>0.1447301658</text:p>
          </table:table-cell>
          <table:table-cell table:formula="of:=RAND()" office:value-type="float" office:value="0.918559264391661">
            <text:p>0.9185592644</text:p>
          </table:table-cell>
          <table:table-cell table:formula="of:=RAND()" office:value-type="float" office:value="0.941382207442075">
            <text:p>0.9413822074</text:p>
          </table:table-cell>
          <table:table-cell table:formula="of:=SUM([.B908:.M908])-6" office:value-type="float" office:value="-0.186264473246411">
            <text:p>-0.1862644732</text:p>
          </table:table-cell>
          <table:table-cell table:formula="of:=[.N908]-[.$G$6]" office:value-type="float" office:value="-0.173239298106637">
            <text:p>-0.1732392981</text:p>
          </table:table-cell>
          <table:table-cell table:formula="of:=[.O908]*[.O908]" office:value-type="float" office:value="0.0300118544084802">
            <text:p>0.0300118544</text:p>
          </table:table-cell>
        </table:table-row>
        <table:table-row table:style-name="ro1">
          <table:table-cell/>
          <table:table-cell table:formula="of:=RAND()" office:value-type="float" office:value="0.601184546714649">
            <text:p>0.6011845467</text:p>
          </table:table-cell>
          <table:table-cell table:formula="of:=RAND()" office:value-type="float" office:value="0.351438176818192">
            <text:p>0.3514381768</text:p>
          </table:table-cell>
          <table:table-cell table:formula="of:=RAND()" office:value-type="float" office:value="0.114143026759848">
            <text:p>0.1141430268</text:p>
          </table:table-cell>
          <table:table-cell table:formula="of:=RAND()" office:value-type="float" office:value="0.354178093140945">
            <text:p>0.3541780931</text:p>
          </table:table-cell>
          <table:table-cell table:formula="of:=RAND()" office:value-type="float" office:value="0.654791130684316">
            <text:p>0.6547911307</text:p>
          </table:table-cell>
          <table:table-cell table:formula="of:=RAND()" office:value-type="float" office:value="0.667469871696085">
            <text:p>0.6674698717</text:p>
          </table:table-cell>
          <table:table-cell table:formula="of:=RAND()" office:value-type="float" office:value="0.274551757844165">
            <text:p>0.2745517578</text:p>
          </table:table-cell>
          <table:table-cell table:formula="of:=RAND()" office:value-type="float" office:value="0.203112238319591">
            <text:p>0.2031122383</text:p>
          </table:table-cell>
          <table:table-cell table:formula="of:=RAND()" office:value-type="float" office:value="0.818940547760576">
            <text:p>0.8189405478</text:p>
          </table:table-cell>
          <table:table-cell table:formula="of:=RAND()" office:value-type="float" office:value="0.43754802714102">
            <text:p>0.4375480271</text:p>
          </table:table-cell>
          <table:table-cell table:formula="of:=RAND()" office:value-type="float" office:value="0.510045790346339">
            <text:p>0.5100457903</text:p>
          </table:table-cell>
          <table:table-cell table:formula="of:=RAND()" office:value-type="float" office:value="0.763936757110059">
            <text:p>0.7639367571</text:p>
          </table:table-cell>
          <table:table-cell table:formula="of:=SUM([.B909:.M909])-6" office:value-type="float" office:value="-0.248660035664216">
            <text:p>-0.2486600357</text:p>
          </table:table-cell>
          <table:table-cell table:formula="of:=[.N909]-[.$G$6]" office:value-type="float" office:value="-0.235634860524442">
            <text:p>-0.2356348605</text:p>
          </table:table-cell>
          <table:table-cell table:formula="of:=[.O909]*[.O909]" office:value-type="float" office:value="0.0555237874943733">
            <text:p>0.0555237875</text:p>
          </table:table-cell>
        </table:table-row>
        <table:table-row table:style-name="ro1">
          <table:table-cell/>
          <table:table-cell table:formula="of:=RAND()" office:value-type="float" office:value="0.836903966264799">
            <text:p>0.8369039663</text:p>
          </table:table-cell>
          <table:table-cell table:formula="of:=RAND()" office:value-type="float" office:value="0.849942440167069">
            <text:p>0.8499424402</text:p>
          </table:table-cell>
          <table:table-cell table:formula="of:=RAND()" office:value-type="float" office:value="0.676306008826941">
            <text:p>0.6763060088</text:p>
          </table:table-cell>
          <table:table-cell table:formula="of:=RAND()" office:value-type="float" office:value="0.474051433149725">
            <text:p>0.4740514331</text:p>
          </table:table-cell>
          <table:table-cell table:formula="of:=RAND()" office:value-type="float" office:value="0.439498260384426">
            <text:p>0.4394982604</text:p>
          </table:table-cell>
          <table:table-cell table:formula="of:=RAND()" office:value-type="float" office:value="0.365344782127067">
            <text:p>0.3653447821</text:p>
          </table:table-cell>
          <table:table-cell table:formula="of:=RAND()" office:value-type="float" office:value="0.271290132310241">
            <text:p>0.2712901323</text:p>
          </table:table-cell>
          <table:table-cell table:formula="of:=RAND()" office:value-type="float" office:value="0.940851780353114">
            <text:p>0.9408517804</text:p>
          </table:table-cell>
          <table:table-cell table:formula="of:=RAND()" office:value-type="float" office:value="0.386091780150309">
            <text:p>0.3860917802</text:p>
          </table:table-cell>
          <table:table-cell table:formula="of:=RAND()" office:value-type="float" office:value="0.715811679372564">
            <text:p>0.7158116794</text:p>
          </table:table-cell>
          <table:table-cell table:formula="of:=RAND()" office:value-type="float" office:value="0.258110055467114">
            <text:p>0.2581100555</text:p>
          </table:table-cell>
          <table:table-cell table:formula="of:=RAND()" office:value-type="float" office:value="0.673946582013741">
            <text:p>0.673946582</text:p>
          </table:table-cell>
          <table:table-cell table:formula="of:=SUM([.B910:.M910])-6" office:value-type="float" office:value="0.888148900587112">
            <text:p>0.8881489006</text:p>
          </table:table-cell>
          <table:table-cell table:formula="of:=[.N910]-[.$G$6]" office:value-type="float" office:value="0.901174075726885">
            <text:p>0.9011740757</text:p>
          </table:table-cell>
          <table:table-cell table:formula="of:=[.O910]*[.O910]" office:value-type="float" office:value="0.812114714762206">
            <text:p>0.8121147148</text:p>
          </table:table-cell>
        </table:table-row>
        <table:table-row table:style-name="ro1">
          <table:table-cell/>
          <table:table-cell table:formula="of:=RAND()" office:value-type="float" office:value="0.330909186974168">
            <text:p>0.330909187</text:p>
          </table:table-cell>
          <table:table-cell table:formula="of:=RAND()" office:value-type="float" office:value="0.251234027557075">
            <text:p>0.2512340276</text:p>
          </table:table-cell>
          <table:table-cell table:formula="of:=RAND()" office:value-type="float" office:value="0.0783445860724896">
            <text:p>0.0783445861</text:p>
          </table:table-cell>
          <table:table-cell table:formula="of:=RAND()" office:value-type="float" office:value="0.311508321668953">
            <text:p>0.3115083217</text:p>
          </table:table-cell>
          <table:table-cell table:formula="of:=RAND()" office:value-type="float" office:value="0.879369669593871">
            <text:p>0.8793696696</text:p>
          </table:table-cell>
          <table:table-cell table:formula="of:=RAND()" office:value-type="float" office:value="0.518347663106397">
            <text:p>0.5183476631</text:p>
          </table:table-cell>
          <table:table-cell table:formula="of:=RAND()" office:value-type="float" office:value="0.0291173825971782">
            <text:p>0.0291173826</text:p>
          </table:table-cell>
          <table:table-cell table:formula="of:=RAND()" office:value-type="float" office:value="0.535088855074719">
            <text:p>0.5350888551</text:p>
          </table:table-cell>
          <table:table-cell table:formula="of:=RAND()" office:value-type="float" office:value="0.340228406945243">
            <text:p>0.3402284069</text:p>
          </table:table-cell>
          <table:table-cell table:formula="of:=RAND()" office:value-type="float" office:value="0.144669132772833">
            <text:p>0.1446691328</text:p>
          </table:table-cell>
          <table:table-cell table:formula="of:=RAND()" office:value-type="float" office:value="0.0392705118283629">
            <text:p>0.0392705118</text:p>
          </table:table-cell>
          <table:table-cell table:formula="of:=RAND()" office:value-type="float" office:value="0.370123249012977">
            <text:p>0.370123249</text:p>
          </table:table-cell>
          <table:table-cell table:formula="of:=SUM([.B911:.M911])-6" office:value-type="float" office:value="-2.17178900679573">
            <text:p>-2.1717890068</text:p>
          </table:table-cell>
          <table:table-cell table:formula="of:=[.N911]-[.$G$6]" office:value-type="float" office:value="-2.15876383165596">
            <text:p>-2.1587638317</text:p>
          </table:table-cell>
          <table:table-cell table:formula="of:=[.O911]*[.O911]" office:value-type="float" office:value="4.66026128086592">
            <text:p>4.6602612809</text:p>
          </table:table-cell>
        </table:table-row>
        <table:table-row table:style-name="ro1">
          <table:table-cell/>
          <table:table-cell table:formula="of:=RAND()" office:value-type="float" office:value="0.153200690867379">
            <text:p>0.1532006909</text:p>
          </table:table-cell>
          <table:table-cell table:formula="of:=RAND()" office:value-type="float" office:value="0.218420817283913">
            <text:p>0.2184208173</text:p>
          </table:table-cell>
          <table:table-cell table:formula="of:=RAND()" office:value-type="float" office:value="0.36409923969768">
            <text:p>0.3640992397</text:p>
          </table:table-cell>
          <table:table-cell table:formula="of:=RAND()" office:value-type="float" office:value="0.0948688290081918">
            <text:p>0.094868829</text:p>
          </table:table-cell>
          <table:table-cell table:formula="of:=RAND()" office:value-type="float" office:value="0.630230641923845">
            <text:p>0.6302306419</text:p>
          </table:table-cell>
          <table:table-cell table:formula="of:=RAND()" office:value-type="float" office:value="0.400294207502157">
            <text:p>0.4002942075</text:p>
          </table:table-cell>
          <table:table-cell table:formula="of:=RAND()" office:value-type="float" office:value="0.00859192828647792">
            <text:p>0.0085919283</text:p>
          </table:table-cell>
          <table:table-cell table:formula="of:=RAND()" office:value-type="float" office:value="0.355480407830328">
            <text:p>0.3554804078</text:p>
          </table:table-cell>
          <table:table-cell table:formula="of:=RAND()" office:value-type="float" office:value="0.170424675103277">
            <text:p>0.1704246751</text:p>
          </table:table-cell>
          <table:table-cell table:formula="of:=RAND()" office:value-type="float" office:value="0.701748593943194">
            <text:p>0.7017485939</text:p>
          </table:table-cell>
          <table:table-cell table:formula="of:=RAND()" office:value-type="float" office:value="0.783538075862452">
            <text:p>0.7835380759</text:p>
          </table:table-cell>
          <table:table-cell table:formula="of:=RAND()" office:value-type="float" office:value="0.302198533434421">
            <text:p>0.3021985334</text:p>
          </table:table-cell>
          <table:table-cell table:formula="of:=SUM([.B912:.M912])-6" office:value-type="float" office:value="-1.81690335925668">
            <text:p>-1.8169033593</text:p>
          </table:table-cell>
          <table:table-cell table:formula="of:=[.N912]-[.$G$6]" office:value-type="float" office:value="-1.80387818411691">
            <text:p>-1.8038781841</text:p>
          </table:table-cell>
          <table:table-cell table:formula="of:=[.O912]*[.O912]" office:value-type="float" office:value="3.25397650313292">
            <text:p>3.2539765031</text:p>
          </table:table-cell>
        </table:table-row>
        <table:table-row table:style-name="ro1">
          <table:table-cell/>
          <table:table-cell table:formula="of:=RAND()" office:value-type="float" office:value="0.505914100212976">
            <text:p>0.5059141002</text:p>
          </table:table-cell>
          <table:table-cell table:formula="of:=RAND()" office:value-type="float" office:value="0.712677775416523">
            <text:p>0.7126777754</text:p>
          </table:table-cell>
          <table:table-cell table:formula="of:=RAND()" office:value-type="float" office:value="0.446168534690514">
            <text:p>0.4461685347</text:p>
          </table:table-cell>
          <table:table-cell table:formula="of:=RAND()" office:value-type="float" office:value="0.379721430595964">
            <text:p>0.3797214306</text:p>
          </table:table-cell>
          <table:table-cell table:formula="of:=RAND()" office:value-type="float" office:value="0.107634101994336">
            <text:p>0.107634102</text:p>
          </table:table-cell>
          <table:table-cell table:formula="of:=RAND()" office:value-type="float" office:value="0.339201189577579">
            <text:p>0.3392011896</text:p>
          </table:table-cell>
          <table:table-cell table:formula="of:=RAND()" office:value-type="float" office:value="0.846768113551661">
            <text:p>0.8467681136</text:p>
          </table:table-cell>
          <table:table-cell table:formula="of:=RAND()" office:value-type="float" office:value="0.187096503330395">
            <text:p>0.1870965033</text:p>
          </table:table-cell>
          <table:table-cell table:formula="of:=RAND()" office:value-type="float" office:value="0.846378966467455">
            <text:p>0.8463789665</text:p>
          </table:table-cell>
          <table:table-cell table:formula="of:=RAND()" office:value-type="float" office:value="0.53978779562749">
            <text:p>0.5397877956</text:p>
          </table:table-cell>
          <table:table-cell table:formula="of:=RAND()" office:value-type="float" office:value="0.461947646224871">
            <text:p>0.4619476462</text:p>
          </table:table-cell>
          <table:table-cell table:formula="of:=RAND()" office:value-type="float" office:value="0.316911719040945">
            <text:p>0.316911719</text:p>
          </table:table-cell>
          <table:table-cell table:formula="of:=SUM([.B913:.M913])-6" office:value-type="float" office:value="-0.30979212326929">
            <text:p>-0.3097921233</text:p>
          </table:table-cell>
          <table:table-cell table:formula="of:=[.N913]-[.$G$6]" office:value-type="float" office:value="-0.296766948129516">
            <text:p>-0.2967669481</text:p>
          </table:table-cell>
          <table:table-cell table:formula="of:=[.O913]*[.O913]" office:value-type="float" office:value="0.0880706215021069">
            <text:p>0.0880706215</text:p>
          </table:table-cell>
        </table:table-row>
        <table:table-row table:style-name="ro1">
          <table:table-cell/>
          <table:table-cell table:formula="of:=RAND()" office:value-type="float" office:value="0.741386970737949">
            <text:p>0.7413869707</text:p>
          </table:table-cell>
          <table:table-cell table:formula="of:=RAND()" office:value-type="float" office:value="0.249508095439523">
            <text:p>0.2495080954</text:p>
          </table:table-cell>
          <table:table-cell table:formula="of:=RAND()" office:value-type="float" office:value="0.259607358369976">
            <text:p>0.2596073584</text:p>
          </table:table-cell>
          <table:table-cell table:formula="of:=RAND()" office:value-type="float" office:value="0.0828353841789067">
            <text:p>0.0828353842</text:p>
          </table:table-cell>
          <table:table-cell table:formula="of:=RAND()" office:value-type="float" office:value="0.585571376839653">
            <text:p>0.5855713768</text:p>
          </table:table-cell>
          <table:table-cell table:formula="of:=RAND()" office:value-type="float" office:value="0.22840638551861">
            <text:p>0.2284063855</text:p>
          </table:table-cell>
          <table:table-cell table:formula="of:=RAND()" office:value-type="float" office:value="0.29571329546161">
            <text:p>0.2957132955</text:p>
          </table:table-cell>
          <table:table-cell table:formula="of:=RAND()" office:value-type="float" office:value="0.889477050630376">
            <text:p>0.8894770506</text:p>
          </table:table-cell>
          <table:table-cell table:formula="of:=RAND()" office:value-type="float" office:value="0.485036233905703">
            <text:p>0.4850362339</text:p>
          </table:table-cell>
          <table:table-cell table:formula="of:=RAND()" office:value-type="float" office:value="0.122560434741899">
            <text:p>0.1225604347</text:p>
          </table:table-cell>
          <table:table-cell table:formula="of:=RAND()" office:value-type="float" office:value="0.786113826557994">
            <text:p>0.7861138266</text:p>
          </table:table-cell>
          <table:table-cell table:formula="of:=RAND()" office:value-type="float" office:value="0.838985950918868">
            <text:p>0.8389859509</text:p>
          </table:table-cell>
          <table:table-cell table:formula="of:=SUM([.B914:.M914])-6" office:value-type="float" office:value="-0.434797636698931">
            <text:p>-0.4347976367</text:p>
          </table:table-cell>
          <table:table-cell table:formula="of:=[.N914]-[.$G$6]" office:value-type="float" office:value="-0.421772461559158">
            <text:p>-0.4217724616</text:p>
          </table:table-cell>
          <table:table-cell table:formula="of:=[.O914]*[.O914]" office:value-type="float" office:value="0.177892009329671">
            <text:p>0.1778920093</text:p>
          </table:table-cell>
        </table:table-row>
        <table:table-row table:style-name="ro1">
          <table:table-cell/>
          <table:table-cell table:formula="of:=RAND()" office:value-type="float" office:value="0.423511923290789">
            <text:p>0.4235119233</text:p>
          </table:table-cell>
          <table:table-cell table:formula="of:=RAND()" office:value-type="float" office:value="0.107936558080837">
            <text:p>0.1079365581</text:p>
          </table:table-cell>
          <table:table-cell table:formula="of:=RAND()" office:value-type="float" office:value="0.802351023303345">
            <text:p>0.8023510233</text:p>
          </table:table-cell>
          <table:table-cell table:formula="of:=RAND()" office:value-type="float" office:value="0.887127379653975">
            <text:p>0.8871273797</text:p>
          </table:table-cell>
          <table:table-cell table:formula="of:=RAND()" office:value-type="float" office:value="0.190941030625254">
            <text:p>0.1909410306</text:p>
          </table:table-cell>
          <table:table-cell table:formula="of:=RAND()" office:value-type="float" office:value="0.640473562525585">
            <text:p>0.6404735625</text:p>
          </table:table-cell>
          <table:table-cell table:formula="of:=RAND()" office:value-type="float" office:value="0.748950900509954">
            <text:p>0.7489509005</text:p>
          </table:table-cell>
          <table:table-cell table:formula="of:=RAND()" office:value-type="float" office:value="0.100211215205491">
            <text:p>0.1002112152</text:p>
          </table:table-cell>
          <table:table-cell table:formula="of:=RAND()" office:value-type="float" office:value="0.335186824202538">
            <text:p>0.3351868242</text:p>
          </table:table-cell>
          <table:table-cell table:formula="of:=RAND()" office:value-type="float" office:value="0.372100961860269">
            <text:p>0.3721009619</text:p>
          </table:table-cell>
          <table:table-cell table:formula="of:=RAND()" office:value-type="float" office:value="0.518386367708445">
            <text:p>0.5183863677</text:p>
          </table:table-cell>
          <table:table-cell table:formula="of:=RAND()" office:value-type="float" office:value="0.0412850519642234">
            <text:p>0.041285052</text:p>
          </table:table-cell>
          <table:table-cell table:formula="of:=SUM([.B915:.M915])-6" office:value-type="float" office:value="-0.831537201069295">
            <text:p>-0.8315372011</text:p>
          </table:table-cell>
          <table:table-cell table:formula="of:=[.N915]-[.$G$6]" office:value-type="float" office:value="-0.818512025929522">
            <text:p>-0.8185120259</text:p>
          </table:table-cell>
          <table:table-cell table:formula="of:=[.O915]*[.O915]" office:value-type="float" office:value="0.66996193659125">
            <text:p>0.6699619366</text:p>
          </table:table-cell>
        </table:table-row>
        <table:table-row table:style-name="ro1">
          <table:table-cell/>
          <table:table-cell table:formula="of:=RAND()" office:value-type="float" office:value="0.222566463286057">
            <text:p>0.2225664633</text:p>
          </table:table-cell>
          <table:table-cell table:formula="of:=RAND()" office:value-type="float" office:value="0.417907099472359">
            <text:p>0.4179070995</text:p>
          </table:table-cell>
          <table:table-cell table:formula="of:=RAND()" office:value-type="float" office:value="0.37010754365474">
            <text:p>0.3701075437</text:p>
          </table:table-cell>
          <table:table-cell table:formula="of:=RAND()" office:value-type="float" office:value="0.178455188637599">
            <text:p>0.1784551886</text:p>
          </table:table-cell>
          <table:table-cell table:formula="of:=RAND()" office:value-type="float" office:value="0.367053835885599">
            <text:p>0.3670538359</text:p>
          </table:table-cell>
          <table:table-cell table:formula="of:=RAND()" office:value-type="float" office:value="0.137277144473046">
            <text:p>0.1372771445</text:p>
          </table:table-cell>
          <table:table-cell table:formula="of:=RAND()" office:value-type="float" office:value="0.845109796850011">
            <text:p>0.8451097969</text:p>
          </table:table-cell>
          <table:table-cell table:formula="of:=RAND()" office:value-type="float" office:value="0.799992970889434">
            <text:p>0.7999929709</text:p>
          </table:table-cell>
          <table:table-cell table:formula="of:=RAND()" office:value-type="float" office:value="0.810980199836195">
            <text:p>0.8109801998</text:p>
          </table:table-cell>
          <table:table-cell table:formula="of:=RAND()" office:value-type="float" office:value="0.889271035091952">
            <text:p>0.8892710351</text:p>
          </table:table-cell>
          <table:table-cell table:formula="of:=RAND()" office:value-type="float" office:value="0.749112789519131">
            <text:p>0.7491127895</text:p>
          </table:table-cell>
          <table:table-cell table:formula="of:=RAND()" office:value-type="float" office:value="0.503946960438043">
            <text:p>0.5039469604</text:p>
          </table:table-cell>
          <table:table-cell table:formula="of:=SUM([.B916:.M916])-6" office:value-type="float" office:value="0.291781028034165">
            <text:p>0.291781028</text:p>
          </table:table-cell>
          <table:table-cell table:formula="of:=[.N916]-[.$G$6]" office:value-type="float" office:value="0.304806203173939">
            <text:p>0.3048062032</text:p>
          </table:table-cell>
          <table:table-cell table:formula="of:=[.O916]*[.O916]" office:value-type="float" office:value="0.0929068214933127">
            <text:p>0.0929068215</text:p>
          </table:table-cell>
        </table:table-row>
        <table:table-row table:style-name="ro1">
          <table:table-cell/>
          <table:table-cell table:formula="of:=RAND()" office:value-type="float" office:value="0.245919107925147">
            <text:p>0.2459191079</text:p>
          </table:table-cell>
          <table:table-cell table:formula="of:=RAND()" office:value-type="float" office:value="0.105412431526929">
            <text:p>0.1054124315</text:p>
          </table:table-cell>
          <table:table-cell table:formula="of:=RAND()" office:value-type="float" office:value="0.593595584388822">
            <text:p>0.5935955844</text:p>
          </table:table-cell>
          <table:table-cell table:formula="of:=RAND()" office:value-type="float" office:value="0.653079751413316">
            <text:p>0.6530797514</text:p>
          </table:table-cell>
          <table:table-cell table:formula="of:=RAND()" office:value-type="float" office:value="0.575845879036933">
            <text:p>0.575845879</text:p>
          </table:table-cell>
          <table:table-cell table:formula="of:=RAND()" office:value-type="float" office:value="0.527056562481448">
            <text:p>0.5270565625</text:p>
          </table:table-cell>
          <table:table-cell table:formula="of:=RAND()" office:value-type="float" office:value="0.884918771917">
            <text:p>0.8849187719</text:p>
          </table:table-cell>
          <table:table-cell table:formula="of:=RAND()" office:value-type="float" office:value="0.878870073473081">
            <text:p>0.8788700735</text:p>
          </table:table-cell>
          <table:table-cell table:formula="of:=RAND()" office:value-type="float" office:value="0.667163826990873">
            <text:p>0.667163827</text:p>
          </table:table-cell>
          <table:table-cell table:formula="of:=RAND()" office:value-type="float" office:value="0.344978171400726">
            <text:p>0.3449781714</text:p>
          </table:table-cell>
          <table:table-cell table:formula="of:=RAND()" office:value-type="float" office:value="0.710317143471912">
            <text:p>0.7103171435</text:p>
          </table:table-cell>
          <table:table-cell table:formula="of:=RAND()" office:value-type="float" office:value="0.345430588815361">
            <text:p>0.3454305888</text:p>
          </table:table-cell>
          <table:table-cell table:formula="of:=SUM([.B917:.M917])-6" office:value-type="float" office:value="0.532587892841548">
            <text:p>0.5325878928</text:p>
          </table:table-cell>
          <table:table-cell table:formula="of:=[.N917]-[.$G$6]" office:value-type="float" office:value="0.545613067981321">
            <text:p>0.545613068</text:p>
          </table:table-cell>
          <table:table-cell table:formula="of:=[.O917]*[.O917]" office:value-type="float" office:value="0.29769361995199">
            <text:p>0.29769362</text:p>
          </table:table-cell>
        </table:table-row>
        <table:table-row table:style-name="ro1">
          <table:table-cell/>
          <table:table-cell table:formula="of:=RAND()" office:value-type="float" office:value="0.210594106465578">
            <text:p>0.2105941065</text:p>
          </table:table-cell>
          <table:table-cell table:formula="of:=RAND()" office:value-type="float" office:value="0.484068160643801">
            <text:p>0.4840681606</text:p>
          </table:table-cell>
          <table:table-cell table:formula="of:=RAND()" office:value-type="float" office:value="0.467450110474601">
            <text:p>0.4674501105</text:p>
          </table:table-cell>
          <table:table-cell table:formula="of:=RAND()" office:value-type="float" office:value="0.344467590562999">
            <text:p>0.3444675906</text:p>
          </table:table-cell>
          <table:table-cell table:formula="of:=RAND()" office:value-type="float" office:value="0.597389795351774">
            <text:p>0.5973897954</text:p>
          </table:table-cell>
          <table:table-cell table:formula="of:=RAND()" office:value-type="float" office:value="0.690256854984909">
            <text:p>0.690256855</text:p>
          </table:table-cell>
          <table:table-cell table:formula="of:=RAND()" office:value-type="float" office:value="0.260967150097713">
            <text:p>0.2609671501</text:p>
          </table:table-cell>
          <table:table-cell table:formula="of:=RAND()" office:value-type="float" office:value="0.822645598556846">
            <text:p>0.8226455986</text:p>
          </table:table-cell>
          <table:table-cell table:formula="of:=RAND()" office:value-type="float" office:value="0.596774074016139">
            <text:p>0.596774074</text:p>
          </table:table-cell>
          <table:table-cell table:formula="of:=RAND()" office:value-type="float" office:value="0.385335614206269">
            <text:p>0.3853356142</text:p>
          </table:table-cell>
          <table:table-cell table:formula="of:=RAND()" office:value-type="float" office:value="0.631028628908098">
            <text:p>0.6310286289</text:p>
          </table:table-cell>
          <table:table-cell table:formula="of:=RAND()" office:value-type="float" office:value="0.894488189136609">
            <text:p>0.8944881891</text:p>
          </table:table-cell>
          <table:table-cell table:formula="of:=SUM([.B918:.M918])-6" office:value-type="float" office:value="0.385465873405337">
            <text:p>0.3854658734</text:p>
          </table:table-cell>
          <table:table-cell table:formula="of:=[.N918]-[.$G$6]" office:value-type="float" office:value="0.398491048545111">
            <text:p>0.3984910485</text:p>
          </table:table-cell>
          <table:table-cell table:formula="of:=[.O918]*[.O918]" office:value-type="float" office:value="0.158795115770582">
            <text:p>0.1587951158</text:p>
          </table:table-cell>
        </table:table-row>
        <table:table-row table:style-name="ro1">
          <table:table-cell/>
          <table:table-cell table:formula="of:=RAND()" office:value-type="float" office:value="0.130957887042314">
            <text:p>0.130957887</text:p>
          </table:table-cell>
          <table:table-cell table:formula="of:=RAND()" office:value-type="float" office:value="0.24574098107405">
            <text:p>0.2457409811</text:p>
          </table:table-cell>
          <table:table-cell table:formula="of:=RAND()" office:value-type="float" office:value="0.867202527122572">
            <text:p>0.8672025271</text:p>
          </table:table-cell>
          <table:table-cell table:formula="of:=RAND()" office:value-type="float" office:value="0.8168135068845">
            <text:p>0.8168135069</text:p>
          </table:table-cell>
          <table:table-cell table:formula="of:=RAND()" office:value-type="float" office:value="0.450837522046641">
            <text:p>0.450837522</text:p>
          </table:table-cell>
          <table:table-cell table:formula="of:=RAND()" office:value-type="float" office:value="0.559841616312042">
            <text:p>0.5598416163</text:p>
          </table:table-cell>
          <table:table-cell table:formula="of:=RAND()" office:value-type="float" office:value="0.24636036134325">
            <text:p>0.2463603613</text:p>
          </table:table-cell>
          <table:table-cell table:formula="of:=RAND()" office:value-type="float" office:value="0.0899421698413789">
            <text:p>0.0899421698</text:p>
          </table:table-cell>
          <table:table-cell table:formula="of:=RAND()" office:value-type="float" office:value="0.055646781809628">
            <text:p>0.0556467818</text:p>
          </table:table-cell>
          <table:table-cell table:formula="of:=RAND()" office:value-type="float" office:value="0.462868908653036">
            <text:p>0.4628689087</text:p>
          </table:table-cell>
          <table:table-cell table:formula="of:=RAND()" office:value-type="float" office:value="0.441222622757778">
            <text:p>0.4412226228</text:p>
          </table:table-cell>
          <table:table-cell table:formula="of:=RAND()" office:value-type="float" office:value="0.080314083956182">
            <text:p>0.080314084</text:p>
          </table:table-cell>
          <table:table-cell table:formula="of:=SUM([.B919:.M919])-6" office:value-type="float" office:value="-1.55225103115663">
            <text:p>-1.5522510312</text:p>
          </table:table-cell>
          <table:table-cell table:formula="of:=[.N919]-[.$G$6]" office:value-type="float" office:value="-1.53922585601686">
            <text:p>-1.539225856</text:p>
          </table:table-cell>
          <table:table-cell table:formula="of:=[.O919]*[.O919]" office:value-type="float" office:value="2.36921623583082">
            <text:p>2.3692162358</text:p>
          </table:table-cell>
        </table:table-row>
        <table:table-row table:style-name="ro1">
          <table:table-cell/>
          <table:table-cell table:formula="of:=RAND()" office:value-type="float" office:value="0.0775775290094316">
            <text:p>0.077577529</text:p>
          </table:table-cell>
          <table:table-cell table:formula="of:=RAND()" office:value-type="float" office:value="0.596596447285265">
            <text:p>0.5965964473</text:p>
          </table:table-cell>
          <table:table-cell table:formula="of:=RAND()" office:value-type="float" office:value="0.475250627612695">
            <text:p>0.4752506276</text:p>
          </table:table-cell>
          <table:table-cell table:formula="of:=RAND()" office:value-type="float" office:value="0.926624950254336">
            <text:p>0.9266249503</text:p>
          </table:table-cell>
          <table:table-cell table:formula="of:=RAND()" office:value-type="float" office:value="0.98161097150296">
            <text:p>0.9816109715</text:p>
          </table:table-cell>
          <table:table-cell table:formula="of:=RAND()" office:value-type="float" office:value="0.61189341568388">
            <text:p>0.6118934157</text:p>
          </table:table-cell>
          <table:table-cell table:formula="of:=RAND()" office:value-type="float" office:value="0.00452738790772855">
            <text:p>0.0045273879</text:p>
          </table:table-cell>
          <table:table-cell table:formula="of:=RAND()" office:value-type="float" office:value="0.17223311541602">
            <text:p>0.1722331154</text:p>
          </table:table-cell>
          <table:table-cell table:formula="of:=RAND()" office:value-type="float" office:value="0.0401429880876094">
            <text:p>0.0401429881</text:p>
          </table:table-cell>
          <table:table-cell table:formula="of:=RAND()" office:value-type="float" office:value="0.0361124663613737">
            <text:p>0.0361124664</text:p>
          </table:table-cell>
          <table:table-cell table:formula="of:=RAND()" office:value-type="float" office:value="0.46715501556173">
            <text:p>0.4671550156</text:p>
          </table:table-cell>
          <table:table-cell table:formula="of:=RAND()" office:value-type="float" office:value="0.381700254278257">
            <text:p>0.3817002543</text:p>
          </table:table-cell>
          <table:table-cell table:formula="of:=SUM([.B920:.M920])-6" office:value-type="float" office:value="-1.22857483103871">
            <text:p>-1.228574831</text:p>
          </table:table-cell>
          <table:table-cell table:formula="of:=[.N920]-[.$G$6]" office:value-type="float" office:value="-1.21554965589894">
            <text:p>-1.2155496559</text:p>
          </table:table-cell>
          <table:table-cell table:formula="of:=[.O920]*[.O920]" office:value-type="float" office:value="1.47756096595603">
            <text:p>1.477560966</text:p>
          </table:table-cell>
        </table:table-row>
        <table:table-row table:style-name="ro1">
          <table:table-cell/>
          <table:table-cell table:formula="of:=RAND()" office:value-type="float" office:value="0.293507260736078">
            <text:p>0.2935072607</text:p>
          </table:table-cell>
          <table:table-cell table:formula="of:=RAND()" office:value-type="float" office:value="0.461165141081438">
            <text:p>0.4611651411</text:p>
          </table:table-cell>
          <table:table-cell table:formula="of:=RAND()" office:value-type="float" office:value="0.151735282270238">
            <text:p>0.1517352823</text:p>
          </table:table-cell>
          <table:table-cell table:formula="of:=RAND()" office:value-type="float" office:value="0.959057231899351">
            <text:p>0.9590572319</text:p>
          </table:table-cell>
          <table:table-cell table:formula="of:=RAND()" office:value-type="float" office:value="0.0818481601309031">
            <text:p>0.0818481601</text:p>
          </table:table-cell>
          <table:table-cell table:formula="of:=RAND()" office:value-type="float" office:value="0.439526640810072">
            <text:p>0.4395266408</text:p>
          </table:table-cell>
          <table:table-cell table:formula="of:=RAND()" office:value-type="float" office:value="0.183560641016811">
            <text:p>0.183560641</text:p>
          </table:table-cell>
          <table:table-cell table:formula="of:=RAND()" office:value-type="float" office:value="0.693334411131218">
            <text:p>0.6933344111</text:p>
          </table:table-cell>
          <table:table-cell table:formula="of:=RAND()" office:value-type="float" office:value="0.649355525150895">
            <text:p>0.6493555252</text:p>
          </table:table-cell>
          <table:table-cell table:formula="of:=RAND()" office:value-type="float" office:value="0.849672543583438">
            <text:p>0.8496725436</text:p>
          </table:table-cell>
          <table:table-cell table:formula="of:=RAND()" office:value-type="float" office:value="0.510653487406671">
            <text:p>0.5106534874</text:p>
          </table:table-cell>
          <table:table-cell table:formula="of:=RAND()" office:value-type="float" office:value="0.0830268103163689">
            <text:p>0.0830268103</text:p>
          </table:table-cell>
          <table:table-cell table:formula="of:=SUM([.B921:.M921])-6" office:value-type="float" office:value="-0.643556864466518">
            <text:p>-0.6435568645</text:p>
          </table:table-cell>
          <table:table-cell table:formula="of:=[.N921]-[.$G$6]" office:value-type="float" office:value="-0.630531689326745">
            <text:p>-0.6305316893</text:p>
          </table:table-cell>
          <table:table-cell table:formula="of:=[.O921]*[.O921]" office:value-type="float" office:value="0.397570211245238">
            <text:p>0.3975702112</text:p>
          </table:table-cell>
        </table:table-row>
        <table:table-row table:style-name="ro1">
          <table:table-cell/>
          <table:table-cell table:formula="of:=RAND()" office:value-type="float" office:value="0.877954324474558">
            <text:p>0.8779543245</text:p>
          </table:table-cell>
          <table:table-cell table:formula="of:=RAND()" office:value-type="float" office:value="0.421580621041358">
            <text:p>0.421580621</text:p>
          </table:table-cell>
          <table:table-cell table:formula="of:=RAND()" office:value-type="float" office:value="0.903839469188824">
            <text:p>0.9038394692</text:p>
          </table:table-cell>
          <table:table-cell table:formula="of:=RAND()" office:value-type="float" office:value="0.218584539135918">
            <text:p>0.2185845391</text:p>
          </table:table-cell>
          <table:table-cell table:formula="of:=RAND()" office:value-type="float" office:value="0.318014420103282">
            <text:p>0.3180144201</text:p>
          </table:table-cell>
          <table:table-cell table:formula="of:=RAND()" office:value-type="float" office:value="0.626713219098747">
            <text:p>0.6267132191</text:p>
          </table:table-cell>
          <table:table-cell table:formula="of:=RAND()" office:value-type="float" office:value="0.710092109860852">
            <text:p>0.7100921099</text:p>
          </table:table-cell>
          <table:table-cell table:formula="of:=RAND()" office:value-type="float" office:value="0.351403501583263">
            <text:p>0.3514035016</text:p>
          </table:table-cell>
          <table:table-cell table:formula="of:=RAND()" office:value-type="float" office:value="0.827026621904224">
            <text:p>0.8270266219</text:p>
          </table:table-cell>
          <table:table-cell table:formula="of:=RAND()" office:value-type="float" office:value="0.715536201605573">
            <text:p>0.7155362016</text:p>
          </table:table-cell>
          <table:table-cell table:formula="of:=RAND()" office:value-type="float" office:value="0.144892558921129">
            <text:p>0.1448925589</text:p>
          </table:table-cell>
          <table:table-cell table:formula="of:=RAND()" office:value-type="float" office:value="0.769109944580123">
            <text:p>0.7691099446</text:p>
          </table:table-cell>
          <table:table-cell table:formula="of:=SUM([.B922:.M922])-6" office:value-type="float" office:value="0.884747531497851">
            <text:p>0.8847475315</text:p>
          </table:table-cell>
          <table:table-cell table:formula="of:=[.N922]-[.$G$6]" office:value-type="float" office:value="0.897772706637625">
            <text:p>0.8977727066</text:p>
          </table:table-cell>
          <table:table-cell table:formula="of:=[.O922]*[.O922]" office:value-type="float" office:value="0.805995832783446">
            <text:p>0.8059958328</text:p>
          </table:table-cell>
        </table:table-row>
        <table:table-row table:style-name="ro1">
          <table:table-cell/>
          <table:table-cell table:formula="of:=RAND()" office:value-type="float" office:value="0.48760864045471">
            <text:p>0.4876086405</text:p>
          </table:table-cell>
          <table:table-cell table:formula="of:=RAND()" office:value-type="float" office:value="0.583973465487361">
            <text:p>0.5839734655</text:p>
          </table:table-cell>
          <table:table-cell table:formula="of:=RAND()" office:value-type="float" office:value="0.333000399637967">
            <text:p>0.3330003996</text:p>
          </table:table-cell>
          <table:table-cell table:formula="of:=RAND()" office:value-type="float" office:value="0.675712704192847">
            <text:p>0.6757127042</text:p>
          </table:table-cell>
          <table:table-cell table:formula="of:=RAND()" office:value-type="float" office:value="0.526010697707534">
            <text:p>0.5260106977</text:p>
          </table:table-cell>
          <table:table-cell table:formula="of:=RAND()" office:value-type="float" office:value="0.884203379740939">
            <text:p>0.8842033797</text:p>
          </table:table-cell>
          <table:table-cell table:formula="of:=RAND()" office:value-type="float" office:value="0.0591428556945175">
            <text:p>0.0591428557</text:p>
          </table:table-cell>
          <table:table-cell table:formula="of:=RAND()" office:value-type="float" office:value="0.0227405854966491">
            <text:p>0.0227405855</text:p>
          </table:table-cell>
          <table:table-cell table:formula="of:=RAND()" office:value-type="float" office:value="0.437716969056055">
            <text:p>0.4377169691</text:p>
          </table:table-cell>
          <table:table-cell table:formula="of:=RAND()" office:value-type="float" office:value="0.908444333821535">
            <text:p>0.9084443338</text:p>
          </table:table-cell>
          <table:table-cell table:formula="of:=RAND()" office:value-type="float" office:value="0.117949672741815">
            <text:p>0.1179496727</text:p>
          </table:table-cell>
          <table:table-cell table:formula="of:=RAND()" office:value-type="float" office:value="0.828133467817679">
            <text:p>0.8281334678</text:p>
          </table:table-cell>
          <table:table-cell table:formula="of:=SUM([.B923:.M923])-6" office:value-type="float" office:value="-0.135362828150392">
            <text:p>-0.1353628282</text:p>
          </table:table-cell>
          <table:table-cell table:formula="of:=[.N923]-[.$G$6]" office:value-type="float" office:value="-0.122337653010618">
            <text:p>-0.122337653</text:p>
          </table:table-cell>
          <table:table-cell table:formula="of:=[.O923]*[.O923]" office:value-type="float" office:value="0.0149665013441464">
            <text:p>0.0149665013</text:p>
          </table:table-cell>
        </table:table-row>
        <table:table-row table:style-name="ro1">
          <table:table-cell/>
          <table:table-cell table:formula="of:=RAND()" office:value-type="float" office:value="0.358784386189654">
            <text:p>0.3587843862</text:p>
          </table:table-cell>
          <table:table-cell table:formula="of:=RAND()" office:value-type="float" office:value="0.130127031356096">
            <text:p>0.1301270314</text:p>
          </table:table-cell>
          <table:table-cell table:formula="of:=RAND()" office:value-type="float" office:value="0.312772063072771">
            <text:p>0.3127720631</text:p>
          </table:table-cell>
          <table:table-cell table:formula="of:=RAND()" office:value-type="float" office:value="0.334084843518212">
            <text:p>0.3340848435</text:p>
          </table:table-cell>
          <table:table-cell table:formula="of:=RAND()" office:value-type="float" office:value="0.85802932176739">
            <text:p>0.8580293218</text:p>
          </table:table-cell>
          <table:table-cell table:formula="of:=RAND()" office:value-type="float" office:value="0.174904289888218">
            <text:p>0.1749042899</text:p>
          </table:table-cell>
          <table:table-cell table:formula="of:=RAND()" office:value-type="float" office:value="0.807044704444706">
            <text:p>0.8070447044</text:p>
          </table:table-cell>
          <table:table-cell table:formula="of:=RAND()" office:value-type="float" office:value="0.315507592167705">
            <text:p>0.3155075922</text:p>
          </table:table-cell>
          <table:table-cell table:formula="of:=RAND()" office:value-type="float" office:value="0.0782762207090855">
            <text:p>0.0782762207</text:p>
          </table:table-cell>
          <table:table-cell table:formula="of:=RAND()" office:value-type="float" office:value="0.274651513434947">
            <text:p>0.2746515134</text:p>
          </table:table-cell>
          <table:table-cell table:formula="of:=RAND()" office:value-type="float" office:value="0.917407050030306">
            <text:p>0.91740705</text:p>
          </table:table-cell>
          <table:table-cell table:formula="of:=RAND()" office:value-type="float" office:value="0.706868450390175">
            <text:p>0.7068684504</text:p>
          </table:table-cell>
          <table:table-cell table:formula="of:=SUM([.B924:.M924])-6" office:value-type="float" office:value="-0.731542533030733">
            <text:p>-0.731542533</text:p>
          </table:table-cell>
          <table:table-cell table:formula="of:=[.N924]-[.$G$6]" office:value-type="float" office:value="-0.71851735789096">
            <text:p>-0.7185173579</text:p>
          </table:table-cell>
          <table:table-cell table:formula="of:=[.O924]*[.O924]" office:value-type="float" office:value="0.516267193590606">
            <text:p>0.5162671936</text:p>
          </table:table-cell>
        </table:table-row>
        <table:table-row table:style-name="ro1">
          <table:table-cell/>
          <table:table-cell table:formula="of:=RAND()" office:value-type="float" office:value="0.409480791771784">
            <text:p>0.4094807918</text:p>
          </table:table-cell>
          <table:table-cell table:formula="of:=RAND()" office:value-type="float" office:value="0.327445368748158">
            <text:p>0.3274453687</text:p>
          </table:table-cell>
          <table:table-cell table:formula="of:=RAND()" office:value-type="float" office:value="0.648210176499561">
            <text:p>0.6482101765</text:p>
          </table:table-cell>
          <table:table-cell table:formula="of:=RAND()" office:value-type="float" office:value="0.612452938687056">
            <text:p>0.6124529387</text:p>
          </table:table-cell>
          <table:table-cell table:formula="of:=RAND()" office:value-type="float" office:value="0.690919865155593">
            <text:p>0.6909198652</text:p>
          </table:table-cell>
          <table:table-cell table:formula="of:=RAND()" office:value-type="float" office:value="0.759356318041682">
            <text:p>0.759356318</text:p>
          </table:table-cell>
          <table:table-cell table:formula="of:=RAND()" office:value-type="float" office:value="0.433714074548334">
            <text:p>0.4337140745</text:p>
          </table:table-cell>
          <table:table-cell table:formula="of:=RAND()" office:value-type="float" office:value="0.837625880260021">
            <text:p>0.8376258803</text:p>
          </table:table-cell>
          <table:table-cell table:formula="of:=RAND()" office:value-type="float" office:value="0.899500213097781">
            <text:p>0.8995002131</text:p>
          </table:table-cell>
          <table:table-cell table:formula="of:=RAND()" office:value-type="float" office:value="0.61960943765007">
            <text:p>0.6196094377</text:p>
          </table:table-cell>
          <table:table-cell table:formula="of:=RAND()" office:value-type="float" office:value="0.475367061095312">
            <text:p>0.4753670611</text:p>
          </table:table-cell>
          <table:table-cell table:formula="of:=RAND()" office:value-type="float" office:value="0.402280571870506">
            <text:p>0.4022805719</text:p>
          </table:table-cell>
          <table:table-cell table:formula="of:=SUM([.B925:.M925])-6" office:value-type="float" office:value="1.11596269742586">
            <text:p>1.1159626974</text:p>
          </table:table-cell>
          <table:table-cell table:formula="of:=[.N925]-[.$G$6]" office:value-type="float" office:value="1.12898787256563">
            <text:p>1.1289878726</text:p>
          </table:table-cell>
          <table:table-cell table:formula="of:=[.O925]*[.O925]" office:value-type="float" office:value="1.27461361640027">
            <text:p>1.2746136164</text:p>
          </table:table-cell>
        </table:table-row>
        <table:table-row table:style-name="ro1">
          <table:table-cell/>
          <table:table-cell table:formula="of:=RAND()" office:value-type="float" office:value="0.390202012378722">
            <text:p>0.3902020124</text:p>
          </table:table-cell>
          <table:table-cell table:formula="of:=RAND()" office:value-type="float" office:value="0.496942661469802">
            <text:p>0.4969426615</text:p>
          </table:table-cell>
          <table:table-cell table:formula="of:=RAND()" office:value-type="float" office:value="0.777453981107101">
            <text:p>0.7774539811</text:p>
          </table:table-cell>
          <table:table-cell table:formula="of:=RAND()" office:value-type="float" office:value="0.948406928451732">
            <text:p>0.9484069285</text:p>
          </table:table-cell>
          <table:table-cell table:formula="of:=RAND()" office:value-type="float" office:value="0.656580452108756">
            <text:p>0.6565804521</text:p>
          </table:table-cell>
          <table:table-cell table:formula="of:=RAND()" office:value-type="float" office:value="0.834124623797834">
            <text:p>0.8341246238</text:p>
          </table:table-cell>
          <table:table-cell table:formula="of:=RAND()" office:value-type="float" office:value="0.499541087076068">
            <text:p>0.4995410871</text:p>
          </table:table-cell>
          <table:table-cell table:formula="of:=RAND()" office:value-type="float" office:value="0.0417314288206399">
            <text:p>0.0417314288</text:p>
          </table:table-cell>
          <table:table-cell table:formula="of:=RAND()" office:value-type="float" office:value="0.359915326815099">
            <text:p>0.3599153268</text:p>
          </table:table-cell>
          <table:table-cell table:formula="of:=RAND()" office:value-type="float" office:value="0.716530032455921">
            <text:p>0.7165300325</text:p>
          </table:table-cell>
          <table:table-cell table:formula="of:=RAND()" office:value-type="float" office:value="0.141762896208093">
            <text:p>0.1417628962</text:p>
          </table:table-cell>
          <table:table-cell table:formula="of:=RAND()" office:value-type="float" office:value="0.584697674959898">
            <text:p>0.584697675</text:p>
          </table:table-cell>
          <table:table-cell table:formula="of:=SUM([.B926:.M926])-6" office:value-type="float" office:value="0.447889105649665">
            <text:p>0.4478891056</text:p>
          </table:table-cell>
          <table:table-cell table:formula="of:=[.N926]-[.$G$6]" office:value-type="float" office:value="0.460914280789439">
            <text:p>0.4609142808</text:p>
          </table:table-cell>
          <table:table-cell table:formula="of:=[.O926]*[.O926]" office:value-type="float" office:value="0.212441974235645">
            <text:p>0.2124419742</text:p>
          </table:table-cell>
        </table:table-row>
        <table:table-row table:style-name="ro1">
          <table:table-cell/>
          <table:table-cell table:formula="of:=RAND()" office:value-type="float" office:value="0.434286429081112">
            <text:p>0.4342864291</text:p>
          </table:table-cell>
          <table:table-cell table:formula="of:=RAND()" office:value-type="float" office:value="0.265921514481306">
            <text:p>0.2659215145</text:p>
          </table:table-cell>
          <table:table-cell table:formula="of:=RAND()" office:value-type="float" office:value="0.439552174415439">
            <text:p>0.4395521744</text:p>
          </table:table-cell>
          <table:table-cell table:formula="of:=RAND()" office:value-type="float" office:value="0.211810202803463">
            <text:p>0.2118102028</text:p>
          </table:table-cell>
          <table:table-cell table:formula="of:=RAND()" office:value-type="float" office:value="0.686112725175917">
            <text:p>0.6861127252</text:p>
          </table:table-cell>
          <table:table-cell table:formula="of:=RAND()" office:value-type="float" office:value="0.480611591832712">
            <text:p>0.4806115918</text:p>
          </table:table-cell>
          <table:table-cell table:formula="of:=RAND()" office:value-type="float" office:value="0.565223472192884">
            <text:p>0.5652234722</text:p>
          </table:table-cell>
          <table:table-cell table:formula="of:=RAND()" office:value-type="float" office:value="0.0667262456845492">
            <text:p>0.0667262457</text:p>
          </table:table-cell>
          <table:table-cell table:formula="of:=RAND()" office:value-type="float" office:value="0.890221149893478">
            <text:p>0.8902211499</text:p>
          </table:table-cell>
          <table:table-cell table:formula="of:=RAND()" office:value-type="float" office:value="0.638507085852325">
            <text:p>0.6385070859</text:p>
          </table:table-cell>
          <table:table-cell table:formula="of:=RAND()" office:value-type="float" office:value="0.229280517669395">
            <text:p>0.2292805177</text:p>
          </table:table-cell>
          <table:table-cell table:formula="of:=RAND()" office:value-type="float" office:value="0.253035887610167">
            <text:p>0.2530358876</text:p>
          </table:table-cell>
          <table:table-cell table:formula="of:=SUM([.B927:.M927])-6" office:value-type="float" office:value="-0.838711003307253">
            <text:p>-0.8387110033</text:p>
          </table:table-cell>
          <table:table-cell table:formula="of:=[.N927]-[.$G$6]" office:value-type="float" office:value="-0.82568582816748">
            <text:p>-0.8256858282</text:p>
          </table:table-cell>
          <table:table-cell table:formula="of:=[.O927]*[.O927]" office:value-type="float" office:value="0.681757086836616">
            <text:p>0.6817570868</text:p>
          </table:table-cell>
        </table:table-row>
        <table:table-row table:style-name="ro1">
          <table:table-cell/>
          <table:table-cell table:formula="of:=RAND()" office:value-type="float" office:value="0.815420325146988">
            <text:p>0.8154203251</text:p>
          </table:table-cell>
          <table:table-cell table:formula="of:=RAND()" office:value-type="float" office:value="0.540608656592667">
            <text:p>0.5406086566</text:p>
          </table:table-cell>
          <table:table-cell table:formula="of:=RAND()" office:value-type="float" office:value="0.68809329206124">
            <text:p>0.6880932921</text:p>
          </table:table-cell>
          <table:table-cell table:formula="of:=RAND()" office:value-type="float" office:value="0.63111186423339">
            <text:p>0.6311118642</text:p>
          </table:table-cell>
          <table:table-cell table:formula="of:=RAND()" office:value-type="float" office:value="0.753234883304685">
            <text:p>0.7532348833</text:p>
          </table:table-cell>
          <table:table-cell table:formula="of:=RAND()" office:value-type="float" office:value="0.912673595128581">
            <text:p>0.9126735951</text:p>
          </table:table-cell>
          <table:table-cell table:formula="of:=RAND()" office:value-type="float" office:value="0.377524934941903">
            <text:p>0.3775249349</text:p>
          </table:table-cell>
          <table:table-cell table:formula="of:=RAND()" office:value-type="float" office:value="0.390998763032258">
            <text:p>0.390998763</text:p>
          </table:table-cell>
          <table:table-cell table:formula="of:=RAND()" office:value-type="float" office:value="0.209016634849831">
            <text:p>0.2090166348</text:p>
          </table:table-cell>
          <table:table-cell table:formula="of:=RAND()" office:value-type="float" office:value="0.378227367764339">
            <text:p>0.3782273678</text:p>
          </table:table-cell>
          <table:table-cell table:formula="of:=RAND()" office:value-type="float" office:value="0.0698965971823782">
            <text:p>0.0698965972</text:p>
          </table:table-cell>
          <table:table-cell table:formula="of:=RAND()" office:value-type="float" office:value="0.346558808581904">
            <text:p>0.3465588086</text:p>
          </table:table-cell>
          <table:table-cell table:formula="of:=SUM([.B928:.M928])-6" office:value-type="float" office:value="0.113365722820163">
            <text:p>0.1133657228</text:p>
          </table:table-cell>
          <table:table-cell table:formula="of:=[.N928]-[.$G$6]" office:value-type="float" office:value="0.126390897959936">
            <text:p>0.126390898</text:p>
          </table:table-cell>
          <table:table-cell table:formula="of:=[.O928]*[.O928]" office:value-type="float" office:value="0.0159746590871191">
            <text:p>0.0159746591</text:p>
          </table:table-cell>
        </table:table-row>
        <table:table-row table:style-name="ro1">
          <table:table-cell/>
          <table:table-cell table:formula="of:=RAND()" office:value-type="float" office:value="0.850484689231962">
            <text:p>0.8504846892</text:p>
          </table:table-cell>
          <table:table-cell table:formula="of:=RAND()" office:value-type="float" office:value="0.00235694390721619">
            <text:p>0.0023569439</text:p>
          </table:table-cell>
          <table:table-cell table:formula="of:=RAND()" office:value-type="float" office:value="0.971415938576683">
            <text:p>0.9714159386</text:p>
          </table:table-cell>
          <table:table-cell table:formula="of:=RAND()" office:value-type="float" office:value="0.488985740579665">
            <text:p>0.4889857406</text:p>
          </table:table-cell>
          <table:table-cell table:formula="of:=RAND()" office:value-type="float" office:value="0.491756419185549">
            <text:p>0.4917564192</text:p>
          </table:table-cell>
          <table:table-cell table:formula="of:=RAND()" office:value-type="float" office:value="0.683960032882169">
            <text:p>0.6839600329</text:p>
          </table:table-cell>
          <table:table-cell table:formula="of:=RAND()" office:value-type="float" office:value="0.0574192281346768">
            <text:p>0.0574192281</text:p>
          </table:table-cell>
          <table:table-cell table:formula="of:=RAND()" office:value-type="float" office:value="0.517397278454155">
            <text:p>0.5173972785</text:p>
          </table:table-cell>
          <table:table-cell table:formula="of:=RAND()" office:value-type="float" office:value="0.175313418265432">
            <text:p>0.1753134183</text:p>
          </table:table-cell>
          <table:table-cell table:formula="of:=RAND()" office:value-type="float" office:value="0.989815601613373">
            <text:p>0.9898156016</text:p>
          </table:table-cell>
          <table:table-cell table:formula="of:=RAND()" office:value-type="float" office:value="0.611054026056081">
            <text:p>0.6110540261</text:p>
          </table:table-cell>
          <table:table-cell table:formula="of:=RAND()" office:value-type="float" office:value="0.991695932112634">
            <text:p>0.9916959321</text:p>
          </table:table-cell>
          <table:table-cell table:formula="of:=SUM([.B929:.M929])-6" office:value-type="float" office:value="0.831655248999596">
            <text:p>0.831655249</text:p>
          </table:table-cell>
          <table:table-cell table:formula="of:=[.N929]-[.$G$6]" office:value-type="float" office:value="0.844680424139369">
            <text:p>0.8446804241</text:p>
          </table:table-cell>
          <table:table-cell table:formula="of:=[.O929]*[.O929]" office:value-type="float" office:value="0.713485018924265">
            <text:p>0.7134850189</text:p>
          </table:table-cell>
        </table:table-row>
        <table:table-row table:style-name="ro1">
          <table:table-cell/>
          <table:table-cell table:formula="of:=RAND()" office:value-type="float" office:value="0.69307836308144">
            <text:p>0.6930783631</text:p>
          </table:table-cell>
          <table:table-cell table:formula="of:=RAND()" office:value-type="float" office:value="0.936998411314562">
            <text:p>0.9369984113</text:p>
          </table:table-cell>
          <table:table-cell table:formula="of:=RAND()" office:value-type="float" office:value="0.762190817622468">
            <text:p>0.7621908176</text:p>
          </table:table-cell>
          <table:table-cell table:formula="of:=RAND()" office:value-type="float" office:value="0.476575545268133">
            <text:p>0.4765755453</text:p>
          </table:table-cell>
          <table:table-cell table:formula="of:=RAND()" office:value-type="float" office:value="0.722652135184035">
            <text:p>0.7226521352</text:p>
          </table:table-cell>
          <table:table-cell table:formula="of:=RAND()" office:value-type="float" office:value="0.57452958310023">
            <text:p>0.5745295831</text:p>
          </table:table-cell>
          <table:table-cell table:formula="of:=RAND()" office:value-type="float" office:value="0.560743111651391">
            <text:p>0.5607431117</text:p>
          </table:table-cell>
          <table:table-cell table:formula="of:=RAND()" office:value-type="float" office:value="0.600759949767962">
            <text:p>0.6007599498</text:p>
          </table:table-cell>
          <table:table-cell table:formula="of:=RAND()" office:value-type="float" office:value="0.373001498403028">
            <text:p>0.3730014984</text:p>
          </table:table-cell>
          <table:table-cell table:formula="of:=RAND()" office:value-type="float" office:value="0.525722221937031">
            <text:p>0.5257222219</text:p>
          </table:table-cell>
          <table:table-cell table:formula="of:=RAND()" office:value-type="float" office:value="0.619256380712613">
            <text:p>0.6192563807</text:p>
          </table:table-cell>
          <table:table-cell table:formula="of:=RAND()" office:value-type="float" office:value="0.274115267908201">
            <text:p>0.2741152679</text:p>
          </table:table-cell>
          <table:table-cell table:formula="of:=SUM([.B930:.M930])-6" office:value-type="float" office:value="1.11962328595109">
            <text:p>1.119623286</text:p>
          </table:table-cell>
          <table:table-cell table:formula="of:=[.N930]-[.$G$6]" office:value-type="float" office:value="1.13264846109087">
            <text:p>1.1326484611</text:p>
          </table:table-cell>
          <table:table-cell table:formula="of:=[.O930]*[.O930]" office:value-type="float" office:value="1.28289253641151">
            <text:p>1.2828925364</text:p>
          </table:table-cell>
        </table:table-row>
        <table:table-row table:style-name="ro1">
          <table:table-cell/>
          <table:table-cell table:formula="of:=RAND()" office:value-type="float" office:value="0.503776970552281">
            <text:p>0.5037769706</text:p>
          </table:table-cell>
          <table:table-cell table:formula="of:=RAND()" office:value-type="float" office:value="0.527574270265177">
            <text:p>0.5275742703</text:p>
          </table:table-cell>
          <table:table-cell table:formula="of:=RAND()" office:value-type="float" office:value="0.600791476201266">
            <text:p>0.6007914762</text:p>
          </table:table-cell>
          <table:table-cell table:formula="of:=RAND()" office:value-type="float" office:value="0.921769837383181">
            <text:p>0.9217698374</text:p>
          </table:table-cell>
          <table:table-cell table:formula="of:=RAND()" office:value-type="float" office:value="0.537240885198116">
            <text:p>0.5372408852</text:p>
          </table:table-cell>
          <table:table-cell table:formula="of:=RAND()" office:value-type="float" office:value="0.0629898568149656">
            <text:p>0.0629898568</text:p>
          </table:table-cell>
          <table:table-cell table:formula="of:=RAND()" office:value-type="float" office:value="0.903259146260098">
            <text:p>0.9032591463</text:p>
          </table:table-cell>
          <table:table-cell table:formula="of:=RAND()" office:value-type="float" office:value="0.297909114509821">
            <text:p>0.2979091145</text:p>
          </table:table-cell>
          <table:table-cell table:formula="of:=RAND()" office:value-type="float" office:value="0.577256394317374">
            <text:p>0.5772563943</text:p>
          </table:table-cell>
          <table:table-cell table:formula="of:=RAND()" office:value-type="float" office:value="0.829606067156419">
            <text:p>0.8296060672</text:p>
          </table:table-cell>
          <table:table-cell table:formula="of:=RAND()" office:value-type="float" office:value="0.444604875985533">
            <text:p>0.444604876</text:p>
          </table:table-cell>
          <table:table-cell table:formula="of:=RAND()" office:value-type="float" office:value="0.540973003488034">
            <text:p>0.5409730035</text:p>
          </table:table-cell>
          <table:table-cell table:formula="of:=SUM([.B931:.M931])-6" office:value-type="float" office:value="0.747751898132265">
            <text:p>0.7477518981</text:p>
          </table:table-cell>
          <table:table-cell table:formula="of:=[.N931]-[.$G$6]" office:value-type="float" office:value="0.760777073272038">
            <text:p>0.7607770733</text:p>
          </table:table-cell>
          <table:table-cell table:formula="of:=[.O931]*[.O931]" office:value-type="float" office:value="0.578781755216368">
            <text:p>0.5787817552</text:p>
          </table:table-cell>
        </table:table-row>
        <table:table-row table:style-name="ro1">
          <table:table-cell/>
          <table:table-cell table:formula="of:=RAND()" office:value-type="float" office:value="0.871493750950322">
            <text:p>0.871493751</text:p>
          </table:table-cell>
          <table:table-cell table:formula="of:=RAND()" office:value-type="float" office:value="0.783458044286817">
            <text:p>0.7834580443</text:p>
          </table:table-cell>
          <table:table-cell table:formula="of:=RAND()" office:value-type="float" office:value="0.983700806507841">
            <text:p>0.9837008065</text:p>
          </table:table-cell>
          <table:table-cell table:formula="of:=RAND()" office:value-type="float" office:value="0.669542480492964">
            <text:p>0.6695424805</text:p>
          </table:table-cell>
          <table:table-cell table:formula="of:=RAND()" office:value-type="float" office:value="0.168731413548812">
            <text:p>0.1687314135</text:p>
          </table:table-cell>
          <table:table-cell table:formula="of:=RAND()" office:value-type="float" office:value="0.732510978356004">
            <text:p>0.7325109784</text:p>
          </table:table-cell>
          <table:table-cell table:formula="of:=RAND()" office:value-type="float" office:value="0.861392203718424">
            <text:p>0.8613922037</text:p>
          </table:table-cell>
          <table:table-cell table:formula="of:=RAND()" office:value-type="float" office:value="0.188443470513448">
            <text:p>0.1884434705</text:p>
          </table:table-cell>
          <table:table-cell table:formula="of:=RAND()" office:value-type="float" office:value="0.828109622234479">
            <text:p>0.8281096222</text:p>
          </table:table-cell>
          <table:table-cell table:formula="of:=RAND()" office:value-type="float" office:value="0.438442705664784">
            <text:p>0.4384427057</text:p>
          </table:table-cell>
          <table:table-cell table:formula="of:=RAND()" office:value-type="float" office:value="0.389582894509658">
            <text:p>0.3895828945</text:p>
          </table:table-cell>
          <table:table-cell table:formula="of:=RAND()" office:value-type="float" office:value="0.294170577544719">
            <text:p>0.2941705775</text:p>
          </table:table-cell>
          <table:table-cell table:formula="of:=SUM([.B932:.M932])-6" office:value-type="float" office:value="1.20957894832827">
            <text:p>1.2095789483</text:p>
          </table:table-cell>
          <table:table-cell table:formula="of:=[.N932]-[.$G$6]" office:value-type="float" office:value="1.22260412346805">
            <text:p>1.2226041235</text:p>
          </table:table-cell>
          <table:table-cell table:formula="of:=[.O932]*[.O932]" office:value-type="float" office:value="1.49476084272107">
            <text:p>1.4947608427</text:p>
          </table:table-cell>
        </table:table-row>
        <table:table-row table:style-name="ro1">
          <table:table-cell/>
          <table:table-cell table:formula="of:=RAND()" office:value-type="float" office:value="0.163999228971079">
            <text:p>0.163999229</text:p>
          </table:table-cell>
          <table:table-cell table:formula="of:=RAND()" office:value-type="float" office:value="0.678506327327341">
            <text:p>0.6785063273</text:p>
          </table:table-cell>
          <table:table-cell table:formula="of:=RAND()" office:value-type="float" office:value="0.734920658636838">
            <text:p>0.7349206586</text:p>
          </table:table-cell>
          <table:table-cell table:formula="of:=RAND()" office:value-type="float" office:value="0.274543250212446">
            <text:p>0.2745432502</text:p>
          </table:table-cell>
          <table:table-cell table:formula="of:=RAND()" office:value-type="float" office:value="0.717145927250385">
            <text:p>0.7171459273</text:p>
          </table:table-cell>
          <table:table-cell table:formula="of:=RAND()" office:value-type="float" office:value="0.513420845614746">
            <text:p>0.5134208456</text:p>
          </table:table-cell>
          <table:table-cell table:formula="of:=RAND()" office:value-type="float" office:value="0.09292420046404">
            <text:p>0.0929242005</text:p>
          </table:table-cell>
          <table:table-cell table:formula="of:=RAND()" office:value-type="float" office:value="0.402901938650757">
            <text:p>0.4029019387</text:p>
          </table:table-cell>
          <table:table-cell table:formula="of:=RAND()" office:value-type="float" office:value="0.599662967724726">
            <text:p>0.5996629677</text:p>
          </table:table-cell>
          <table:table-cell table:formula="of:=RAND()" office:value-type="float" office:value="0.104401072487235">
            <text:p>0.1044010725</text:p>
          </table:table-cell>
          <table:table-cell table:formula="of:=RAND()" office:value-type="float" office:value="0.24160089250654">
            <text:p>0.2416008925</text:p>
          </table:table-cell>
          <table:table-cell table:formula="of:=RAND()" office:value-type="float" office:value="0.215907029807568">
            <text:p>0.2159070298</text:p>
          </table:table-cell>
          <table:table-cell table:formula="of:=SUM([.B933:.M933])-6" office:value-type="float" office:value="-1.2600656603463">
            <text:p>-1.2600656603</text:p>
          </table:table-cell>
          <table:table-cell table:formula="of:=[.N933]-[.$G$6]" office:value-type="float" office:value="-1.24704048520653">
            <text:p>-1.2470404852</text:p>
          </table:table-cell>
          <table:table-cell table:formula="of:=[.O933]*[.O933]" office:value-type="float" office:value="1.55510997174413">
            <text:p>1.5551099717</text:p>
          </table:table-cell>
        </table:table-row>
        <table:table-row table:style-name="ro1">
          <table:table-cell/>
          <table:table-cell table:formula="of:=RAND()" office:value-type="float" office:value="0.184758109040558">
            <text:p>0.184758109</text:p>
          </table:table-cell>
          <table:table-cell table:formula="of:=RAND()" office:value-type="float" office:value="0.415406540036202">
            <text:p>0.41540654</text:p>
          </table:table-cell>
          <table:table-cell table:formula="of:=RAND()" office:value-type="float" office:value="0.585663271136582">
            <text:p>0.5856632711</text:p>
          </table:table-cell>
          <table:table-cell table:formula="of:=RAND()" office:value-type="float" office:value="0.613770227180794">
            <text:p>0.6137702272</text:p>
          </table:table-cell>
          <table:table-cell table:formula="of:=RAND()" office:value-type="float" office:value="0.380369105376303">
            <text:p>0.3803691054</text:p>
          </table:table-cell>
          <table:table-cell table:formula="of:=RAND()" office:value-type="float" office:value="0.321597029455006">
            <text:p>0.3215970295</text:p>
          </table:table-cell>
          <table:table-cell table:formula="of:=RAND()" office:value-type="float" office:value="0.75455157388933">
            <text:p>0.7545515739</text:p>
          </table:table-cell>
          <table:table-cell table:formula="of:=RAND()" office:value-type="float" office:value="0.291609790874645">
            <text:p>0.2916097909</text:p>
          </table:table-cell>
          <table:table-cell table:formula="of:=RAND()" office:value-type="float" office:value="0.46582223311998">
            <text:p>0.4658222331</text:p>
          </table:table-cell>
          <table:table-cell table:formula="of:=RAND()" office:value-type="float" office:value="0.784325613407418">
            <text:p>0.7843256134</text:p>
          </table:table-cell>
          <table:table-cell table:formula="of:=RAND()" office:value-type="float" office:value="0.914118282496929">
            <text:p>0.9141182825</text:p>
          </table:table-cell>
          <table:table-cell table:formula="of:=RAND()" office:value-type="float" office:value="0.680172429652885">
            <text:p>0.6801724297</text:p>
          </table:table-cell>
          <table:table-cell table:formula="of:=SUM([.B934:.M934])-6" office:value-type="float" office:value="0.392164205666631">
            <text:p>0.3921642057</text:p>
          </table:table-cell>
          <table:table-cell table:formula="of:=[.N934]-[.$G$6]" office:value-type="float" office:value="0.405189380806405">
            <text:p>0.4051893808</text:p>
          </table:table-cell>
          <table:table-cell table:formula="of:=[.O934]*[.O934]" office:value-type="float" office:value="0.164178434318278">
            <text:p>0.1641784343</text:p>
          </table:table-cell>
        </table:table-row>
        <table:table-row table:style-name="ro1">
          <table:table-cell/>
          <table:table-cell table:formula="of:=RAND()" office:value-type="float" office:value="0.97792658326216">
            <text:p>0.9779265833</text:p>
          </table:table-cell>
          <table:table-cell table:formula="of:=RAND()" office:value-type="float" office:value="0.992491226177663">
            <text:p>0.9924912262</text:p>
          </table:table-cell>
          <table:table-cell table:formula="of:=RAND()" office:value-type="float" office:value="0.887010694481432">
            <text:p>0.8870106945</text:p>
          </table:table-cell>
          <table:table-cell table:formula="of:=RAND()" office:value-type="float" office:value="0.325676215346903">
            <text:p>0.3256762153</text:p>
          </table:table-cell>
          <table:table-cell table:formula="of:=RAND()" office:value-type="float" office:value="0.849306460237131">
            <text:p>0.8493064602</text:p>
          </table:table-cell>
          <table:table-cell table:formula="of:=RAND()" office:value-type="float" office:value="0.72891915589571">
            <text:p>0.7289191559</text:p>
          </table:table-cell>
          <table:table-cell table:formula="of:=RAND()" office:value-type="float" office:value="0.771578748477623">
            <text:p>0.7715787485</text:p>
          </table:table-cell>
          <table:table-cell table:formula="of:=RAND()" office:value-type="float" office:value="0.192252217791975">
            <text:p>0.1922522178</text:p>
          </table:table-cell>
          <table:table-cell table:formula="of:=RAND()" office:value-type="float" office:value="0.138035352807492">
            <text:p>0.1380353528</text:p>
          </table:table-cell>
          <table:table-cell table:formula="of:=RAND()" office:value-type="float" office:value="0.452875434421003">
            <text:p>0.4528754344</text:p>
          </table:table-cell>
          <table:table-cell table:formula="of:=RAND()" office:value-type="float" office:value="0.185641644988209">
            <text:p>0.185641645</text:p>
          </table:table-cell>
          <table:table-cell table:formula="of:=RAND()" office:value-type="float" office:value="0.813318353844807">
            <text:p>0.8133183538</text:p>
          </table:table-cell>
          <table:table-cell table:formula="of:=SUM([.B935:.M935])-6" office:value-type="float" office:value="1.31503208773211">
            <text:p>1.3150320877</text:p>
          </table:table-cell>
          <table:table-cell table:formula="of:=[.N935]-[.$G$6]" office:value-type="float" office:value="1.32805726287188">
            <text:p>1.3280572629</text:p>
          </table:table-cell>
          <table:table-cell table:formula="of:=[.O935]*[.O935]" office:value-type="float" office:value="1.76373609346675">
            <text:p>1.7637360935</text:p>
          </table:table-cell>
        </table:table-row>
        <table:table-row table:style-name="ro1">
          <table:table-cell/>
          <table:table-cell table:formula="of:=RAND()" office:value-type="float" office:value="0.0564495238941163">
            <text:p>0.0564495239</text:p>
          </table:table-cell>
          <table:table-cell table:formula="of:=RAND()" office:value-type="float" office:value="0.129206139128655">
            <text:p>0.1292061391</text:p>
          </table:table-cell>
          <table:table-cell table:formula="of:=RAND()" office:value-type="float" office:value="0.295028588967398">
            <text:p>0.295028589</text:p>
          </table:table-cell>
          <table:table-cell table:formula="of:=RAND()" office:value-type="float" office:value="0.631709018023685">
            <text:p>0.631709018</text:p>
          </table:table-cell>
          <table:table-cell table:formula="of:=RAND()" office:value-type="float" office:value="0.298854161053896">
            <text:p>0.2988541611</text:p>
          </table:table-cell>
          <table:table-cell table:formula="of:=RAND()" office:value-type="float" office:value="0.350069168256596">
            <text:p>0.3500691683</text:p>
          </table:table-cell>
          <table:table-cell table:formula="of:=RAND()" office:value-type="float" office:value="0.325220518745482">
            <text:p>0.3252205187</text:p>
          </table:table-cell>
          <table:table-cell table:formula="of:=RAND()" office:value-type="float" office:value="0.266271261498332">
            <text:p>0.2662712615</text:p>
          </table:table-cell>
          <table:table-cell table:formula="of:=RAND()" office:value-type="float" office:value="0.657710657687858">
            <text:p>0.6577106577</text:p>
          </table:table-cell>
          <table:table-cell table:formula="of:=RAND()" office:value-type="float" office:value="0.273687259061262">
            <text:p>0.2736872591</text:p>
          </table:table-cell>
          <table:table-cell table:formula="of:=RAND()" office:value-type="float" office:value="0.298540904419497">
            <text:p>0.2985409044</text:p>
          </table:table-cell>
          <table:table-cell table:formula="of:=RAND()" office:value-type="float" office:value="0.773512014886364">
            <text:p>0.7735120149</text:p>
          </table:table-cell>
          <table:table-cell table:formula="of:=SUM([.B936:.M936])-6" office:value-type="float" office:value="-1.64374078437686">
            <text:p>-1.6437407844</text:p>
          </table:table-cell>
          <table:table-cell table:formula="of:=[.N936]-[.$G$6]" office:value-type="float" office:value="-1.63071560923709">
            <text:p>-1.6307156092</text:p>
          </table:table-cell>
          <table:table-cell table:formula="of:=[.O936]*[.O936]" office:value-type="float" office:value="2.65923339820948">
            <text:p>2.6592333982</text:p>
          </table:table-cell>
        </table:table-row>
        <table:table-row table:style-name="ro1">
          <table:table-cell/>
          <table:table-cell table:formula="of:=RAND()" office:value-type="float" office:value="0.863778924569488">
            <text:p>0.8637789246</text:p>
          </table:table-cell>
          <table:table-cell table:formula="of:=RAND()" office:value-type="float" office:value="0.323238275712356">
            <text:p>0.3232382757</text:p>
          </table:table-cell>
          <table:table-cell table:formula="of:=RAND()" office:value-type="float" office:value="0.598691007588059">
            <text:p>0.5986910076</text:p>
          </table:table-cell>
          <table:table-cell table:formula="of:=RAND()" office:value-type="float" office:value="0.744798503350467">
            <text:p>0.7447985034</text:p>
          </table:table-cell>
          <table:table-cell table:formula="of:=RAND()" office:value-type="float" office:value="0.478318790672347">
            <text:p>0.4783187907</text:p>
          </table:table-cell>
          <table:table-cell table:formula="of:=RAND()" office:value-type="float" office:value="0.705150696681812">
            <text:p>0.7051506967</text:p>
          </table:table-cell>
          <table:table-cell table:formula="of:=RAND()" office:value-type="float" office:value="0.884902434656397">
            <text:p>0.8849024347</text:p>
          </table:table-cell>
          <table:table-cell table:formula="of:=RAND()" office:value-type="float" office:value="0.901505803922191">
            <text:p>0.9015058039</text:p>
          </table:table-cell>
          <table:table-cell table:formula="of:=RAND()" office:value-type="float" office:value="0.661513943457976">
            <text:p>0.6615139435</text:p>
          </table:table-cell>
          <table:table-cell table:formula="of:=RAND()" office:value-type="float" office:value="0.375605805777013">
            <text:p>0.3756058058</text:p>
          </table:table-cell>
          <table:table-cell table:formula="of:=RAND()" office:value-type="float" office:value="0.671612435253337">
            <text:p>0.6716124353</text:p>
          </table:table-cell>
          <table:table-cell table:formula="of:=RAND()" office:value-type="float" office:value="0.086785334860906">
            <text:p>0.0867853349</text:p>
          </table:table-cell>
          <table:table-cell table:formula="of:=SUM([.B937:.M937])-6" office:value-type="float" office:value="1.29590195650235">
            <text:p>1.2959019565</text:p>
          </table:table-cell>
          <table:table-cell table:formula="of:=[.N937]-[.$G$6]" office:value-type="float" office:value="1.30892713164212">
            <text:p>1.3089271316</text:p>
          </table:table-cell>
          <table:table-cell table:formula="of:=[.O937]*[.O937]" office:value-type="float" office:value="1.71329023594887">
            <text:p>1.7132902359</text:p>
          </table:table-cell>
        </table:table-row>
        <table:table-row table:style-name="ro1">
          <table:table-cell/>
          <table:table-cell table:formula="of:=RAND()" office:value-type="float" office:value="0.886690348852426">
            <text:p>0.8866903489</text:p>
          </table:table-cell>
          <table:table-cell table:formula="of:=RAND()" office:value-type="float" office:value="0.692098237806931">
            <text:p>0.6920982378</text:p>
          </table:table-cell>
          <table:table-cell table:formula="of:=RAND()" office:value-type="float" office:value="0.660481073195115">
            <text:p>0.6604810732</text:p>
          </table:table-cell>
          <table:table-cell table:formula="of:=RAND()" office:value-type="float" office:value="0.767107656924054">
            <text:p>0.7671076569</text:p>
          </table:table-cell>
          <table:table-cell table:formula="of:=RAND()" office:value-type="float" office:value="0.664043967146426">
            <text:p>0.6640439671</text:p>
          </table:table-cell>
          <table:table-cell table:formula="of:=RAND()" office:value-type="float" office:value="0.38323323847726">
            <text:p>0.3832332385</text:p>
          </table:table-cell>
          <table:table-cell table:formula="of:=RAND()" office:value-type="float" office:value="0.0950515915174037">
            <text:p>0.0950515915</text:p>
          </table:table-cell>
          <table:table-cell table:formula="of:=RAND()" office:value-type="float" office:value="0.48012509662658">
            <text:p>0.4801250966</text:p>
          </table:table-cell>
          <table:table-cell table:formula="of:=RAND()" office:value-type="float" office:value="0.316552222240716">
            <text:p>0.3165522222</text:p>
          </table:table-cell>
          <table:table-cell table:formula="of:=RAND()" office:value-type="float" office:value="0.793815618380904">
            <text:p>0.7938156184</text:p>
          </table:table-cell>
          <table:table-cell table:formula="of:=RAND()" office:value-type="float" office:value="0.575657665962353">
            <text:p>0.575657666</text:p>
          </table:table-cell>
          <table:table-cell table:formula="of:=RAND()" office:value-type="float" office:value="0.699907933128998">
            <text:p>0.6999079331</text:p>
          </table:table-cell>
          <table:table-cell table:formula="of:=SUM([.B938:.M938])-6" office:value-type="float" office:value="1.01476465025917">
            <text:p>1.0147646503</text:p>
          </table:table-cell>
          <table:table-cell table:formula="of:=[.N938]-[.$G$6]" office:value-type="float" office:value="1.02778982539894">
            <text:p>1.0277898254</text:p>
          </table:table-cell>
          <table:table-cell table:formula="of:=[.O938]*[.O938]" office:value-type="float" office:value="1.05635192519359">
            <text:p>1.0563519252</text:p>
          </table:table-cell>
        </table:table-row>
        <table:table-row table:style-name="ro1">
          <table:table-cell/>
          <table:table-cell table:formula="of:=RAND()" office:value-type="float" office:value="0.281145689077675">
            <text:p>0.2811456891</text:p>
          </table:table-cell>
          <table:table-cell table:formula="of:=RAND()" office:value-type="float" office:value="0.917246200377122">
            <text:p>0.9172462004</text:p>
          </table:table-cell>
          <table:table-cell table:formula="of:=RAND()" office:value-type="float" office:value="0.584545023273677">
            <text:p>0.5845450233</text:p>
          </table:table-cell>
          <table:table-cell table:formula="of:=RAND()" office:value-type="float" office:value="0.0526065961457789">
            <text:p>0.0526065961</text:p>
          </table:table-cell>
          <table:table-cell table:formula="of:=RAND()" office:value-type="float" office:value="0.306354244472459">
            <text:p>0.3063542445</text:p>
          </table:table-cell>
          <table:table-cell table:formula="of:=RAND()" office:value-type="float" office:value="0.317274929024279">
            <text:p>0.317274929</text:p>
          </table:table-cell>
          <table:table-cell table:formula="of:=RAND()" office:value-type="float" office:value="0.62302702688612">
            <text:p>0.6230270269</text:p>
          </table:table-cell>
          <table:table-cell table:formula="of:=RAND()" office:value-type="float" office:value="0.625083372462541">
            <text:p>0.6250833725</text:p>
          </table:table-cell>
          <table:table-cell table:formula="of:=RAND()" office:value-type="float" office:value="0.791840642224997">
            <text:p>0.7918406422</text:p>
          </table:table-cell>
          <table:table-cell table:formula="of:=RAND()" office:value-type="float" office:value="0.0059907934628427">
            <text:p>0.0059907935</text:p>
          </table:table-cell>
          <table:table-cell table:formula="of:=RAND()" office:value-type="float" office:value="0.990096160210669">
            <text:p>0.9900961602</text:p>
          </table:table-cell>
          <table:table-cell table:formula="of:=RAND()" office:value-type="float" office:value="0.818549363873899">
            <text:p>0.8185493639</text:p>
          </table:table-cell>
          <table:table-cell table:formula="of:=SUM([.B939:.M939])-6" office:value-type="float" office:value="0.31376004149206">
            <text:p>0.3137600415</text:p>
          </table:table-cell>
          <table:table-cell table:formula="of:=[.N939]-[.$G$6]" office:value-type="float" office:value="0.326785216631833">
            <text:p>0.3267852166</text:p>
          </table:table-cell>
          <table:table-cell table:formula="of:=[.O939]*[.O939]" office:value-type="float" office:value="0.106788577809114">
            <text:p>0.1067885778</text:p>
          </table:table-cell>
        </table:table-row>
        <table:table-row table:style-name="ro1">
          <table:table-cell/>
          <table:table-cell table:formula="of:=RAND()" office:value-type="float" office:value="0.85163816739805">
            <text:p>0.8516381674</text:p>
          </table:table-cell>
          <table:table-cell table:formula="of:=RAND()" office:value-type="float" office:value="0.633877059211955">
            <text:p>0.6338770592</text:p>
          </table:table-cell>
          <table:table-cell table:formula="of:=RAND()" office:value-type="float" office:value="0.228532511508092">
            <text:p>0.2285325115</text:p>
          </table:table-cell>
          <table:table-cell table:formula="of:=RAND()" office:value-type="float" office:value="0.319535391638055">
            <text:p>0.3195353916</text:p>
          </table:table-cell>
          <table:table-cell table:formula="of:=RAND()" office:value-type="float" office:value="0.41678764228709">
            <text:p>0.4167876423</text:p>
          </table:table-cell>
          <table:table-cell table:formula="of:=RAND()" office:value-type="float" office:value="0.603091387543827">
            <text:p>0.6030913875</text:p>
          </table:table-cell>
          <table:table-cell table:formula="of:=RAND()" office:value-type="float" office:value="0.934211863437668">
            <text:p>0.9342118634</text:p>
          </table:table-cell>
          <table:table-cell table:formula="of:=RAND()" office:value-type="float" office:value="0.19144596089609">
            <text:p>0.1914459609</text:p>
          </table:table-cell>
          <table:table-cell table:formula="of:=RAND()" office:value-type="float" office:value="0.951056264806539">
            <text:p>0.9510562648</text:p>
          </table:table-cell>
          <table:table-cell table:formula="of:=RAND()" office:value-type="float" office:value="0.76514592836611">
            <text:p>0.7651459284</text:p>
          </table:table-cell>
          <table:table-cell table:formula="of:=RAND()" office:value-type="float" office:value="0.0749050825834274">
            <text:p>0.0749050826</text:p>
          </table:table-cell>
          <table:table-cell table:formula="of:=RAND()" office:value-type="float" office:value="0.690637310734019">
            <text:p>0.6906373107</text:p>
          </table:table-cell>
          <table:table-cell table:formula="of:=SUM([.B940:.M940])-6" office:value-type="float" office:value="0.660864570410922">
            <text:p>0.6608645704</text:p>
          </table:table-cell>
          <table:table-cell table:formula="of:=[.N940]-[.$G$6]" office:value-type="float" office:value="0.673889745550696">
            <text:p>0.6738897456</text:p>
          </table:table-cell>
          <table:table-cell table:formula="of:=[.O940]*[.O940]" office:value-type="float" office:value="0.454127389158382">
            <text:p>0.4541273892</text:p>
          </table:table-cell>
        </table:table-row>
        <table:table-row table:style-name="ro1">
          <table:table-cell/>
          <table:table-cell table:formula="of:=RAND()" office:value-type="float" office:value="0.301165169104934">
            <text:p>0.3011651691</text:p>
          </table:table-cell>
          <table:table-cell table:formula="of:=RAND()" office:value-type="float" office:value="0.865133734885603">
            <text:p>0.8651337349</text:p>
          </table:table-cell>
          <table:table-cell table:formula="of:=RAND()" office:value-type="float" office:value="0.866295264801011">
            <text:p>0.8662952648</text:p>
          </table:table-cell>
          <table:table-cell table:formula="of:=RAND()" office:value-type="float" office:value="0.683609905419871">
            <text:p>0.6836099054</text:p>
          </table:table-cell>
          <table:table-cell table:formula="of:=RAND()" office:value-type="float" office:value="0.216829868964851">
            <text:p>0.216829869</text:p>
          </table:table-cell>
          <table:table-cell table:formula="of:=RAND()" office:value-type="float" office:value="0.180246120784432">
            <text:p>0.1802461208</text:p>
          </table:table-cell>
          <table:table-cell table:formula="of:=RAND()" office:value-type="float" office:value="0.570354954572395">
            <text:p>0.5703549546</text:p>
          </table:table-cell>
          <table:table-cell table:formula="of:=RAND()" office:value-type="float" office:value="0.960014060372487">
            <text:p>0.9600140604</text:p>
          </table:table-cell>
          <table:table-cell table:formula="of:=RAND()" office:value-type="float" office:value="0.599041480803862">
            <text:p>0.5990414808</text:p>
          </table:table-cell>
          <table:table-cell table:formula="of:=RAND()" office:value-type="float" office:value="0.943963943282142">
            <text:p>0.9439639433</text:p>
          </table:table-cell>
          <table:table-cell table:formula="of:=RAND()" office:value-type="float" office:value="0.850567657267675">
            <text:p>0.8505676573</text:p>
          </table:table-cell>
          <table:table-cell table:formula="of:=RAND()" office:value-type="float" office:value="0.996391721535474">
            <text:p>0.9963917215</text:p>
          </table:table-cell>
          <table:table-cell table:formula="of:=SUM([.B941:.M941])-6" office:value-type="float" office:value="2.03361388179474">
            <text:p>2.0336138818</text:p>
          </table:table-cell>
          <table:table-cell table:formula="of:=[.N941]-[.$G$6]" office:value-type="float" office:value="2.04663905693451">
            <text:p>2.0466390569</text:p>
          </table:table-cell>
          <table:table-cell table:formula="of:=[.O941]*[.O941]" office:value-type="float" office:value="4.18873142936978">
            <text:p>4.1887314294</text:p>
          </table:table-cell>
        </table:table-row>
        <table:table-row table:style-name="ro1">
          <table:table-cell/>
          <table:table-cell table:formula="of:=RAND()" office:value-type="float" office:value="0.113631707848981">
            <text:p>0.1136317078</text:p>
          </table:table-cell>
          <table:table-cell table:formula="of:=RAND()" office:value-type="float" office:value="0.562422508606687">
            <text:p>0.5624225086</text:p>
          </table:table-cell>
          <table:table-cell table:formula="of:=RAND()" office:value-type="float" office:value="0.206921509467065">
            <text:p>0.2069215095</text:p>
          </table:table-cell>
          <table:table-cell table:formula="of:=RAND()" office:value-type="float" office:value="0.838605415774509">
            <text:p>0.8386054158</text:p>
          </table:table-cell>
          <table:table-cell table:formula="of:=RAND()" office:value-type="float" office:value="0.0412252440582961">
            <text:p>0.0412252441</text:p>
          </table:table-cell>
          <table:table-cell table:formula="of:=RAND()" office:value-type="float" office:value="0.319534021429718">
            <text:p>0.3195340214</text:p>
          </table:table-cell>
          <table:table-cell table:formula="of:=RAND()" office:value-type="float" office:value="0.868512715445831">
            <text:p>0.8685127154</text:p>
          </table:table-cell>
          <table:table-cell table:formula="of:=RAND()" office:value-type="float" office:value="0.733743214514107">
            <text:p>0.7337432145</text:p>
          </table:table-cell>
          <table:table-cell table:formula="of:=RAND()" office:value-type="float" office:value="0.429357074201107">
            <text:p>0.4293570742</text:p>
          </table:table-cell>
          <table:table-cell table:formula="of:=RAND()" office:value-type="float" office:value="0.526340615702793">
            <text:p>0.5263406157</text:p>
          </table:table-cell>
          <table:table-cell table:formula="of:=RAND()" office:value-type="float" office:value="0.818078212672845">
            <text:p>0.8180782127</text:p>
          </table:table-cell>
          <table:table-cell table:formula="of:=RAND()" office:value-type="float" office:value="0.715439835796133">
            <text:p>0.7154398358</text:p>
          </table:table-cell>
          <table:table-cell table:formula="of:=SUM([.B942:.M942])-6" office:value-type="float" office:value="0.173812075518072">
            <text:p>0.1738120755</text:p>
          </table:table-cell>
          <table:table-cell table:formula="of:=[.N942]-[.$G$6]" office:value-type="float" office:value="0.186837250657845">
            <text:p>0.1868372507</text:p>
          </table:table-cell>
          <table:table-cell table:formula="of:=[.O942]*[.O942]" office:value-type="float" office:value="0.0349081582333825">
            <text:p>0.0349081582</text:p>
          </table:table-cell>
        </table:table-row>
        <table:table-row table:style-name="ro1">
          <table:table-cell/>
          <table:table-cell table:formula="of:=RAND()" office:value-type="float" office:value="0.31106296624057">
            <text:p>0.3110629662</text:p>
          </table:table-cell>
          <table:table-cell table:formula="of:=RAND()" office:value-type="float" office:value="0.259019011398777">
            <text:p>0.2590190114</text:p>
          </table:table-cell>
          <table:table-cell table:formula="of:=RAND()" office:value-type="float" office:value="0.988406464224681">
            <text:p>0.9884064642</text:p>
          </table:table-cell>
          <table:table-cell table:formula="of:=RAND()" office:value-type="float" office:value="0.835853590629995">
            <text:p>0.8358535906</text:p>
          </table:table-cell>
          <table:table-cell table:formula="of:=RAND()" office:value-type="float" office:value="0.407289060065523">
            <text:p>0.4072890601</text:p>
          </table:table-cell>
          <table:table-cell table:formula="of:=RAND()" office:value-type="float" office:value="0.101855300134048">
            <text:p>0.1018553001</text:p>
          </table:table-cell>
          <table:table-cell table:formula="of:=RAND()" office:value-type="float" office:value="0.137771415058523">
            <text:p>0.1377714151</text:p>
          </table:table-cell>
          <table:table-cell table:formula="of:=RAND()" office:value-type="float" office:value="0.840860590571538">
            <text:p>0.8408605906</text:p>
          </table:table-cell>
          <table:table-cell table:formula="of:=RAND()" office:value-type="float" office:value="0.529664121335372">
            <text:p>0.5296641213</text:p>
          </table:table-cell>
          <table:table-cell table:formula="of:=RAND()" office:value-type="float" office:value="0.68702283105813">
            <text:p>0.6870228311</text:p>
          </table:table-cell>
          <table:table-cell table:formula="of:=RAND()" office:value-type="float" office:value="0.359568216605112">
            <text:p>0.3595682166</text:p>
          </table:table-cell>
          <table:table-cell table:formula="of:=RAND()" office:value-type="float" office:value="0.838902082759887">
            <text:p>0.8389020828</text:p>
          </table:table-cell>
          <table:table-cell table:formula="of:=SUM([.B943:.M943])-6" office:value-type="float" office:value="0.297275650082156">
            <text:p>0.2972756501</text:p>
          </table:table-cell>
          <table:table-cell table:formula="of:=[.N943]-[.$G$6]" office:value-type="float" office:value="0.31030082522193">
            <text:p>0.3103008252</text:p>
          </table:table-cell>
          <table:table-cell table:formula="of:=[.O943]*[.O943]" office:value-type="float" office:value="0.0962866021334106">
            <text:p>0.0962866021</text:p>
          </table:table-cell>
        </table:table-row>
        <table:table-row table:style-name="ro1">
          <table:table-cell/>
          <table:table-cell table:formula="of:=RAND()" office:value-type="float" office:value="0.00905295251868665">
            <text:p>0.0090529525</text:p>
          </table:table-cell>
          <table:table-cell table:formula="of:=RAND()" office:value-type="float" office:value="0.32865037349984">
            <text:p>0.3286503735</text:p>
          </table:table-cell>
          <table:table-cell table:formula="of:=RAND()" office:value-type="float" office:value="0.0194376821164042">
            <text:p>0.0194376821</text:p>
          </table:table-cell>
          <table:table-cell table:formula="of:=RAND()" office:value-type="float" office:value="0.510417944053188">
            <text:p>0.5104179441</text:p>
          </table:table-cell>
          <table:table-cell table:formula="of:=RAND()" office:value-type="float" office:value="0.754296504892409">
            <text:p>0.7542965049</text:p>
          </table:table-cell>
          <table:table-cell table:formula="of:=RAND()" office:value-type="float" office:value="0.629282231675461">
            <text:p>0.6292822317</text:p>
          </table:table-cell>
          <table:table-cell table:formula="of:=RAND()" office:value-type="float" office:value="0.413958069635555">
            <text:p>0.4139580696</text:p>
          </table:table-cell>
          <table:table-cell table:formula="of:=RAND()" office:value-type="float" office:value="0.506515356246382">
            <text:p>0.5065153562</text:p>
          </table:table-cell>
          <table:table-cell table:formula="of:=RAND()" office:value-type="float" office:value="0.651842184830457">
            <text:p>0.6518421848</text:p>
          </table:table-cell>
          <table:table-cell table:formula="of:=RAND()" office:value-type="float" office:value="0.572942581260577">
            <text:p>0.5729425813</text:p>
          </table:table-cell>
          <table:table-cell table:formula="of:=RAND()" office:value-type="float" office:value="0.733518979046494">
            <text:p>0.733518979</text:p>
          </table:table-cell>
          <table:table-cell table:formula="of:=RAND()" office:value-type="float" office:value="0.54397787922062">
            <text:p>0.5439778792</text:p>
          </table:table-cell>
          <table:table-cell table:formula="of:=SUM([.B944:.M944])-6" office:value-type="float" office:value="-0.326107261003926">
            <text:p>-0.326107261</text:p>
          </table:table-cell>
          <table:table-cell table:formula="of:=[.N944]-[.$G$6]" office:value-type="float" office:value="-0.313082085864153">
            <text:p>-0.3130820859</text:p>
          </table:table-cell>
          <table:table-cell table:formula="of:=[.O944]*[.O944]" office:value-type="float" office:value="0.0980203924890487">
            <text:p>0.0980203925</text:p>
          </table:table-cell>
        </table:table-row>
        <table:table-row table:style-name="ro1">
          <table:table-cell/>
          <table:table-cell table:formula="of:=RAND()" office:value-type="float" office:value="0.771729583386332">
            <text:p>0.7717295834</text:p>
          </table:table-cell>
          <table:table-cell table:formula="of:=RAND()" office:value-type="float" office:value="0.399083141703159">
            <text:p>0.3990831417</text:p>
          </table:table-cell>
          <table:table-cell table:formula="of:=RAND()" office:value-type="float" office:value="0.874617743771523">
            <text:p>0.8746177438</text:p>
          </table:table-cell>
          <table:table-cell table:formula="of:=RAND()" office:value-type="float" office:value="0.383798653725535">
            <text:p>0.3837986537</text:p>
          </table:table-cell>
          <table:table-cell table:formula="of:=RAND()" office:value-type="float" office:value="0.26361587527208">
            <text:p>0.2636158753</text:p>
          </table:table-cell>
          <table:table-cell table:formula="of:=RAND()" office:value-type="float" office:value="0.545385105768219">
            <text:p>0.5453851058</text:p>
          </table:table-cell>
          <table:table-cell table:formula="of:=RAND()" office:value-type="float" office:value="0.0679953033104539">
            <text:p>0.0679953033</text:p>
          </table:table-cell>
          <table:table-cell table:formula="of:=RAND()" office:value-type="float" office:value="0.143145570531487">
            <text:p>0.1431455705</text:p>
          </table:table-cell>
          <table:table-cell table:formula="of:=RAND()" office:value-type="float" office:value="0.859856300288811">
            <text:p>0.8598563003</text:p>
          </table:table-cell>
          <table:table-cell table:formula="of:=RAND()" office:value-type="float" office:value="0.165415940340608">
            <text:p>0.1654159403</text:p>
          </table:table-cell>
          <table:table-cell table:formula="of:=RAND()" office:value-type="float" office:value="0.158722526393831">
            <text:p>0.1587225264</text:p>
          </table:table-cell>
          <table:table-cell table:formula="of:=RAND()" office:value-type="float" office:value="0.450278588337824">
            <text:p>0.4502785883</text:p>
          </table:table-cell>
          <table:table-cell table:formula="of:=SUM([.B945:.M945])-6" office:value-type="float" office:value="-0.916355667170137">
            <text:p>-0.9163556672</text:p>
          </table:table-cell>
          <table:table-cell table:formula="of:=[.N945]-[.$G$6]" office:value-type="float" office:value="-0.903330492030364">
            <text:p>-0.903330492</text:p>
          </table:table-cell>
          <table:table-cell table:formula="of:=[.O945]*[.O945]" office:value-type="float" office:value="0.816005977831819">
            <text:p>0.8160059778</text:p>
          </table:table-cell>
        </table:table-row>
        <table:table-row table:style-name="ro1">
          <table:table-cell/>
          <table:table-cell table:formula="of:=RAND()" office:value-type="float" office:value="0.474406046094373">
            <text:p>0.4744060461</text:p>
          </table:table-cell>
          <table:table-cell table:formula="of:=RAND()" office:value-type="float" office:value="0.0646671964786947">
            <text:p>0.0646671965</text:p>
          </table:table-cell>
          <table:table-cell table:formula="of:=RAND()" office:value-type="float" office:value="0.191066699335352">
            <text:p>0.1910666993</text:p>
          </table:table-cell>
          <table:table-cell table:formula="of:=RAND()" office:value-type="float" office:value="0.2054490710143">
            <text:p>0.205449071</text:p>
          </table:table-cell>
          <table:table-cell table:formula="of:=RAND()" office:value-type="float" office:value="0.5638682176359">
            <text:p>0.5638682176</text:p>
          </table:table-cell>
          <table:table-cell table:formula="of:=RAND()" office:value-type="float" office:value="0.180845653871074">
            <text:p>0.1808456539</text:p>
          </table:table-cell>
          <table:table-cell table:formula="of:=RAND()" office:value-type="float" office:value="0.729002263164148">
            <text:p>0.7290022632</text:p>
          </table:table-cell>
          <table:table-cell table:formula="of:=RAND()" office:value-type="float" office:value="0.465872675180435">
            <text:p>0.4658726752</text:p>
          </table:table-cell>
          <table:table-cell table:formula="of:=RAND()" office:value-type="float" office:value="0.655318862292916">
            <text:p>0.6553188623</text:p>
          </table:table-cell>
          <table:table-cell table:formula="of:=RAND()" office:value-type="float" office:value="0.166657009162009">
            <text:p>0.1666570092</text:p>
          </table:table-cell>
          <table:table-cell table:formula="of:=RAND()" office:value-type="float" office:value="0.16053930320777">
            <text:p>0.1605393032</text:p>
          </table:table-cell>
          <table:table-cell table:formula="of:=RAND()" office:value-type="float" office:value="0.470488171093166">
            <text:p>0.4704881711</text:p>
          </table:table-cell>
          <table:table-cell table:formula="of:=SUM([.B946:.M946])-6" office:value-type="float" office:value="-1.67181883146986">
            <text:p>-1.6718188315</text:p>
          </table:table-cell>
          <table:table-cell table:formula="of:=[.N946]-[.$G$6]" office:value-type="float" office:value="-1.65879365633009">
            <text:p>-1.6587936563</text:p>
          </table:table-cell>
          <table:table-cell table:formula="of:=[.O946]*[.O946]" office:value-type="float" office:value="2.75159639428095">
            <text:p>2.7515963943</text:p>
          </table:table-cell>
        </table:table-row>
        <table:table-row table:style-name="ro1">
          <table:table-cell/>
          <table:table-cell table:formula="of:=RAND()" office:value-type="float" office:value="0.143696067854762">
            <text:p>0.1436960679</text:p>
          </table:table-cell>
          <table:table-cell table:formula="of:=RAND()" office:value-type="float" office:value="0.960653575370088">
            <text:p>0.9606535754</text:p>
          </table:table-cell>
          <table:table-cell table:formula="of:=RAND()" office:value-type="float" office:value="0.980142674176022">
            <text:p>0.9801426742</text:p>
          </table:table-cell>
          <table:table-cell table:formula="of:=RAND()" office:value-type="float" office:value="0.810833737952635">
            <text:p>0.810833738</text:p>
          </table:table-cell>
          <table:table-cell table:formula="of:=RAND()" office:value-type="float" office:value="0.0996967579703778">
            <text:p>0.099696758</text:p>
          </table:table-cell>
          <table:table-cell table:formula="of:=RAND()" office:value-type="float" office:value="0.552504416555166">
            <text:p>0.5525044166</text:p>
          </table:table-cell>
          <table:table-cell table:formula="of:=RAND()" office:value-type="float" office:value="0.023571175057441">
            <text:p>0.0235711751</text:p>
          </table:table-cell>
          <table:table-cell table:formula="of:=RAND()" office:value-type="float" office:value="0.392135980073363">
            <text:p>0.3921359801</text:p>
          </table:table-cell>
          <table:table-cell table:formula="of:=RAND()" office:value-type="float" office:value="0.770402107620612">
            <text:p>0.7704021076</text:p>
          </table:table-cell>
          <table:table-cell table:formula="of:=RAND()" office:value-type="float" office:value="0.0942611671052873">
            <text:p>0.0942611671</text:p>
          </table:table-cell>
          <table:table-cell table:formula="of:=RAND()" office:value-type="float" office:value="0.954895690316334">
            <text:p>0.9548956903</text:p>
          </table:table-cell>
          <table:table-cell table:formula="of:=RAND()" office:value-type="float" office:value="0.818137276452035">
            <text:p>0.8181372765</text:p>
          </table:table-cell>
          <table:table-cell table:formula="of:=SUM([.B947:.M947])-6" office:value-type="float" office:value="0.600930626504123">
            <text:p>0.6009306265</text:p>
          </table:table-cell>
          <table:table-cell table:formula="of:=[.N947]-[.$G$6]" office:value-type="float" office:value="0.613955801643897">
            <text:p>0.6139558016</text:p>
          </table:table-cell>
          <table:table-cell table:formula="of:=[.O947]*[.O947]" office:value-type="float" office:value="0.3769417263722">
            <text:p>0.3769417264</text:p>
          </table:table-cell>
        </table:table-row>
        <table:table-row table:style-name="ro1">
          <table:table-cell/>
          <table:table-cell table:formula="of:=RAND()" office:value-type="float" office:value="0.245448358822614">
            <text:p>0.2454483588</text:p>
          </table:table-cell>
          <table:table-cell table:formula="of:=RAND()" office:value-type="float" office:value="0.972338825231418">
            <text:p>0.9723388252</text:p>
          </table:table-cell>
          <table:table-cell table:formula="of:=RAND()" office:value-type="float" office:value="0.726000453345478">
            <text:p>0.7260004533</text:p>
          </table:table-cell>
          <table:table-cell table:formula="of:=RAND()" office:value-type="float" office:value="0.87009358452633">
            <text:p>0.8700935845</text:p>
          </table:table-cell>
          <table:table-cell table:formula="of:=RAND()" office:value-type="float" office:value="0.220703750615939">
            <text:p>0.2207037506</text:p>
          </table:table-cell>
          <table:table-cell table:formula="of:=RAND()" office:value-type="float" office:value="0.633884529583156">
            <text:p>0.6338845296</text:p>
          </table:table-cell>
          <table:table-cell table:formula="of:=RAND()" office:value-type="float" office:value="0.940940499072894">
            <text:p>0.9409404991</text:p>
          </table:table-cell>
          <table:table-cell table:formula="of:=RAND()" office:value-type="float" office:value="0.181974622420967">
            <text:p>0.1819746224</text:p>
          </table:table-cell>
          <table:table-cell table:formula="of:=RAND()" office:value-type="float" office:value="0.375094663817435">
            <text:p>0.3750946638</text:p>
          </table:table-cell>
          <table:table-cell table:formula="of:=RAND()" office:value-type="float" office:value="0.0300924456678331">
            <text:p>0.0300924457</text:p>
          </table:table-cell>
          <table:table-cell table:formula="of:=RAND()" office:value-type="float" office:value="0.222027171868831">
            <text:p>0.2220271719</text:p>
          </table:table-cell>
          <table:table-cell table:formula="of:=RAND()" office:value-type="float" office:value="0.442901358474046">
            <text:p>0.4429013585</text:p>
          </table:table-cell>
          <table:table-cell table:formula="of:=SUM([.B948:.M948])-6" office:value-type="float" office:value="-0.138499736553058">
            <text:p>-0.1384997366</text:p>
          </table:table-cell>
          <table:table-cell table:formula="of:=[.N948]-[.$G$6]" office:value-type="float" office:value="-0.125474561413284">
            <text:p>-0.1254745614</text:p>
          </table:table-cell>
          <table:table-cell table:formula="of:=[.O948]*[.O948]" office:value-type="float" office:value="0.0157438655618561">
            <text:p>0.0157438656</text:p>
          </table:table-cell>
        </table:table-row>
        <table:table-row table:style-name="ro1">
          <table:table-cell/>
          <table:table-cell table:formula="of:=RAND()" office:value-type="float" office:value="0.349610447650775">
            <text:p>0.3496104477</text:p>
          </table:table-cell>
          <table:table-cell table:formula="of:=RAND()" office:value-type="float" office:value="0.475312939146534">
            <text:p>0.4753129391</text:p>
          </table:table-cell>
          <table:table-cell table:formula="of:=RAND()" office:value-type="float" office:value="0.181883567711338">
            <text:p>0.1818835677</text:p>
          </table:table-cell>
          <table:table-cell table:formula="of:=RAND()" office:value-type="float" office:value="0.0156113146804273">
            <text:p>0.0156113147</text:p>
          </table:table-cell>
          <table:table-cell table:formula="of:=RAND()" office:value-type="float" office:value="0.0336676656734198">
            <text:p>0.0336676657</text:p>
          </table:table-cell>
          <table:table-cell table:formula="of:=RAND()" office:value-type="float" office:value="0.520410886965692">
            <text:p>0.520410887</text:p>
          </table:table-cell>
          <table:table-cell table:formula="of:=RAND()" office:value-type="float" office:value="0.774189850315452">
            <text:p>0.7741898503</text:p>
          </table:table-cell>
          <table:table-cell table:formula="of:=RAND()" office:value-type="float" office:value="0.754074644064531">
            <text:p>0.7540746441</text:p>
          </table:table-cell>
          <table:table-cell table:formula="of:=RAND()" office:value-type="float" office:value="0.880733034340665">
            <text:p>0.8807330343</text:p>
          </table:table-cell>
          <table:table-cell table:formula="of:=RAND()" office:value-type="float" office:value="0.285524138016626">
            <text:p>0.285524138</text:p>
          </table:table-cell>
          <table:table-cell table:formula="of:=RAND()" office:value-type="float" office:value="0.218306138645858">
            <text:p>0.2183061386</text:p>
          </table:table-cell>
          <table:table-cell table:formula="of:=RAND()" office:value-type="float" office:value="0.713452141964808">
            <text:p>0.713452142</text:p>
          </table:table-cell>
          <table:table-cell table:formula="of:=SUM([.B949:.M949])-6" office:value-type="float" office:value="-0.797223230823875">
            <text:p>-0.7972232308</text:p>
          </table:table-cell>
          <table:table-cell table:formula="of:=[.N949]-[.$G$6]" office:value-type="float" office:value="-0.784198055684101">
            <text:p>-0.7841980557</text:p>
          </table:table-cell>
          <table:table-cell table:formula="of:=[.O949]*[.O949]" office:value-type="float" office:value="0.614966590538724">
            <text:p>0.6149665905</text:p>
          </table:table-cell>
        </table:table-row>
        <table:table-row table:style-name="ro1">
          <table:table-cell/>
          <table:table-cell table:formula="of:=RAND()" office:value-type="float" office:value="0.284096523653716">
            <text:p>0.2840965237</text:p>
          </table:table-cell>
          <table:table-cell table:formula="of:=RAND()" office:value-type="float" office:value="0.428263036999851">
            <text:p>0.428263037</text:p>
          </table:table-cell>
          <table:table-cell table:formula="of:=RAND()" office:value-type="float" office:value="0.948005304438993">
            <text:p>0.9480053044</text:p>
          </table:table-cell>
          <table:table-cell table:formula="of:=RAND()" office:value-type="float" office:value="0.797358399955556">
            <text:p>0.7973584</text:p>
          </table:table-cell>
          <table:table-cell table:formula="of:=RAND()" office:value-type="float" office:value="0.950470280833542">
            <text:p>0.9504702808</text:p>
          </table:table-cell>
          <table:table-cell table:formula="of:=RAND()" office:value-type="float" office:value="0.214933420531452">
            <text:p>0.2149334205</text:p>
          </table:table-cell>
          <table:table-cell table:formula="of:=RAND()" office:value-type="float" office:value="0.52082933136262">
            <text:p>0.5208293314</text:p>
          </table:table-cell>
          <table:table-cell table:formula="of:=RAND()" office:value-type="float" office:value="0.6416312570218">
            <text:p>0.641631257</text:p>
          </table:table-cell>
          <table:table-cell table:formula="of:=RAND()" office:value-type="float" office:value="0.813144682208076">
            <text:p>0.8131446822</text:p>
          </table:table-cell>
          <table:table-cell table:formula="of:=RAND()" office:value-type="float" office:value="0.165756986709312">
            <text:p>0.1657569867</text:p>
          </table:table-cell>
          <table:table-cell table:formula="of:=RAND()" office:value-type="float" office:value="0.569606229197234">
            <text:p>0.5696062292</text:p>
          </table:table-cell>
          <table:table-cell table:formula="of:=RAND()" office:value-type="float" office:value="0.448831273941323">
            <text:p>0.4488312739</text:p>
          </table:table-cell>
          <table:table-cell table:formula="of:=SUM([.B950:.M950])-6" office:value-type="float" office:value="0.782926726853475">
            <text:p>0.7829267269</text:p>
          </table:table-cell>
          <table:table-cell table:formula="of:=[.N950]-[.$G$6]" office:value-type="float" office:value="0.795951901993249">
            <text:p>0.795951902</text:p>
          </table:table-cell>
          <table:table-cell table:formula="of:=[.O950]*[.O950]" office:value-type="float" office:value="0.63353943028667">
            <text:p>0.6335394303</text:p>
          </table:table-cell>
        </table:table-row>
        <table:table-row table:style-name="ro1">
          <table:table-cell/>
          <table:table-cell table:formula="of:=RAND()" office:value-type="float" office:value="0.837282750988379">
            <text:p>0.837282751</text:p>
          </table:table-cell>
          <table:table-cell table:formula="of:=RAND()" office:value-type="float" office:value="0.258736146381125">
            <text:p>0.2587361464</text:p>
          </table:table-cell>
          <table:table-cell table:formula="of:=RAND()" office:value-type="float" office:value="0.440823960816488">
            <text:p>0.4408239608</text:p>
          </table:table-cell>
          <table:table-cell table:formula="of:=RAND()" office:value-type="float" office:value="0.929632397834212">
            <text:p>0.9296323978</text:p>
          </table:table-cell>
          <table:table-cell table:formula="of:=RAND()" office:value-type="float" office:value="0.325708389747888">
            <text:p>0.3257083897</text:p>
          </table:table-cell>
          <table:table-cell table:formula="of:=RAND()" office:value-type="float" office:value="0.446151518262923">
            <text:p>0.4461515183</text:p>
          </table:table-cell>
          <table:table-cell table:formula="of:=RAND()" office:value-type="float" office:value="0.425816877512261">
            <text:p>0.4258168775</text:p>
          </table:table-cell>
          <table:table-cell table:formula="of:=RAND()" office:value-type="float" office:value="0.139269313076511">
            <text:p>0.1392693131</text:p>
          </table:table-cell>
          <table:table-cell table:formula="of:=RAND()" office:value-type="float" office:value="0.425088967895135">
            <text:p>0.4250889679</text:p>
          </table:table-cell>
          <table:table-cell table:formula="of:=RAND()" office:value-type="float" office:value="0.0650226753205061">
            <text:p>0.0650226753</text:p>
          </table:table-cell>
          <table:table-cell table:formula="of:=RAND()" office:value-type="float" office:value="0.0563465261366218">
            <text:p>0.0563465261</text:p>
          </table:table-cell>
          <table:table-cell table:formula="of:=RAND()" office:value-type="float" office:value="0.310050235828385">
            <text:p>0.3100502358</text:p>
          </table:table-cell>
          <table:table-cell table:formula="of:=SUM([.B951:.M951])-6" office:value-type="float" office:value="-1.34007024019957">
            <text:p>-1.3400702402</text:p>
          </table:table-cell>
          <table:table-cell table:formula="of:=[.N951]-[.$G$6]" office:value-type="float" office:value="-1.32704506505979">
            <text:p>-1.3270450651</text:p>
          </table:table-cell>
          <table:table-cell table:formula="of:=[.O951]*[.O951]" office:value-type="float" office:value="1.76104860469955">
            <text:p>1.7610486047</text:p>
          </table:table-cell>
        </table:table-row>
        <table:table-row table:style-name="ro1">
          <table:table-cell/>
          <table:table-cell table:formula="of:=RAND()" office:value-type="float" office:value="0.110406469320878">
            <text:p>0.1104064693</text:p>
          </table:table-cell>
          <table:table-cell table:formula="of:=RAND()" office:value-type="float" office:value="0.235886895796284">
            <text:p>0.2358868958</text:p>
          </table:table-cell>
          <table:table-cell table:formula="of:=RAND()" office:value-type="float" office:value="0.970244137570262">
            <text:p>0.9702441376</text:p>
          </table:table-cell>
          <table:table-cell table:formula="of:=RAND()" office:value-type="float" office:value="0.620299153262749">
            <text:p>0.6202991533</text:p>
          </table:table-cell>
          <table:table-cell table:formula="of:=RAND()" office:value-type="float" office:value="0.337442551506683">
            <text:p>0.3374425515</text:p>
          </table:table-cell>
          <table:table-cell table:formula="of:=RAND()" office:value-type="float" office:value="0.997906076721847">
            <text:p>0.9979060767</text:p>
          </table:table-cell>
          <table:table-cell table:formula="of:=RAND()" office:value-type="float" office:value="0.179540356621146">
            <text:p>0.1795403566</text:p>
          </table:table-cell>
          <table:table-cell table:formula="of:=RAND()" office:value-type="float" office:value="0.432846875628457">
            <text:p>0.4328468756</text:p>
          </table:table-cell>
          <table:table-cell table:formula="of:=RAND()" office:value-type="float" office:value="0.545655091991648">
            <text:p>0.545655092</text:p>
          </table:table-cell>
          <table:table-cell table:formula="of:=RAND()" office:value-type="float" office:value="0.782009227899835">
            <text:p>0.7820092279</text:p>
          </table:table-cell>
          <table:table-cell table:formula="of:=RAND()" office:value-type="float" office:value="0.761691257357597">
            <text:p>0.7616912574</text:p>
          </table:table-cell>
          <table:table-cell table:formula="of:=RAND()" office:value-type="float" office:value="0.587048566201702">
            <text:p>0.5870485662</text:p>
          </table:table-cell>
          <table:table-cell table:formula="of:=SUM([.B952:.M952])-6" office:value-type="float" office:value="0.560976659879088">
            <text:p>0.5609766599</text:p>
          </table:table-cell>
          <table:table-cell table:formula="of:=[.N952]-[.$G$6]" office:value-type="float" office:value="0.574001835018862">
            <text:p>0.574001835</text:p>
          </table:table-cell>
          <table:table-cell table:formula="of:=[.O952]*[.O952]" office:value-type="float" office:value="0.329478106605021">
            <text:p>0.3294781066</text:p>
          </table:table-cell>
        </table:table-row>
        <table:table-row table:style-name="ro1">
          <table:table-cell/>
          <table:table-cell table:formula="of:=RAND()" office:value-type="float" office:value="0.329689462669194">
            <text:p>0.3296894627</text:p>
          </table:table-cell>
          <table:table-cell table:formula="of:=RAND()" office:value-type="float" office:value="0.0245188267435879">
            <text:p>0.0245188267</text:p>
          </table:table-cell>
          <table:table-cell table:formula="of:=RAND()" office:value-type="float" office:value="0.152919830521569">
            <text:p>0.1529198305</text:p>
          </table:table-cell>
          <table:table-cell table:formula="of:=RAND()" office:value-type="float" office:value="0.904329465469345">
            <text:p>0.9043294655</text:p>
          </table:table-cell>
          <table:table-cell table:formula="of:=RAND()" office:value-type="float" office:value="0.926471831509844">
            <text:p>0.9264718315</text:p>
          </table:table-cell>
          <table:table-cell table:formula="of:=RAND()" office:value-type="float" office:value="0.829173614503816">
            <text:p>0.8291736145</text:p>
          </table:table-cell>
          <table:table-cell table:formula="of:=RAND()" office:value-type="float" office:value="0.714093435090035">
            <text:p>0.7140934351</text:p>
          </table:table-cell>
          <table:table-cell table:formula="of:=RAND()" office:value-type="float" office:value="0.573691332479939">
            <text:p>0.5736913325</text:p>
          </table:table-cell>
          <table:table-cell table:formula="of:=RAND()" office:value-type="float" office:value="0.427368106786162">
            <text:p>0.4273681068</text:p>
          </table:table-cell>
          <table:table-cell table:formula="of:=RAND()" office:value-type="float" office:value="0.0348412909079343">
            <text:p>0.0348412909</text:p>
          </table:table-cell>
          <table:table-cell table:formula="of:=RAND()" office:value-type="float" office:value="0.252657774602994">
            <text:p>0.2526577746</text:p>
          </table:table-cell>
          <table:table-cell table:formula="of:=RAND()" office:value-type="float" office:value="0.269055259646848">
            <text:p>0.2690552596</text:p>
          </table:table-cell>
          <table:table-cell table:formula="of:=SUM([.B953:.M953])-6" office:value-type="float" office:value="-0.561189769068733">
            <text:p>-0.5611897691</text:p>
          </table:table-cell>
          <table:table-cell table:formula="of:=[.N953]-[.$G$6]" office:value-type="float" office:value="-0.548164593928959">
            <text:p>-0.5481645939</text:p>
          </table:table-cell>
          <table:table-cell table:formula="of:=[.O953]*[.O953]" office:value-type="float" office:value="0.300484422037301">
            <text:p>0.300484422</text:p>
          </table:table-cell>
        </table:table-row>
        <table:table-row table:style-name="ro1">
          <table:table-cell/>
          <table:table-cell table:formula="of:=RAND()" office:value-type="float" office:value="0.526750005781651">
            <text:p>0.5267500058</text:p>
          </table:table-cell>
          <table:table-cell table:formula="of:=RAND()" office:value-type="float" office:value="0.904667038703337">
            <text:p>0.9046670387</text:p>
          </table:table-cell>
          <table:table-cell table:formula="of:=RAND()" office:value-type="float" office:value="0.716710657812655">
            <text:p>0.7167106578</text:p>
          </table:table-cell>
          <table:table-cell table:formula="of:=RAND()" office:value-type="float" office:value="0.927875931374729">
            <text:p>0.9278759314</text:p>
          </table:table-cell>
          <table:table-cell table:formula="of:=RAND()" office:value-type="float" office:value="0.927021732088178">
            <text:p>0.9270217321</text:p>
          </table:table-cell>
          <table:table-cell table:formula="of:=RAND()" office:value-type="float" office:value="0.0179379675537348">
            <text:p>0.0179379676</text:p>
          </table:table-cell>
          <table:table-cell table:formula="of:=RAND()" office:value-type="float" office:value="0.347494328161702">
            <text:p>0.3474943282</text:p>
          </table:table-cell>
          <table:table-cell table:formula="of:=RAND()" office:value-type="float" office:value="0.247152098454535">
            <text:p>0.2471520985</text:p>
          </table:table-cell>
          <table:table-cell table:formula="of:=RAND()" office:value-type="float" office:value="0.243343590758741">
            <text:p>0.2433435908</text:p>
          </table:table-cell>
          <table:table-cell table:formula="of:=RAND()" office:value-type="float" office:value="0.422648950945586">
            <text:p>0.4226489509</text:p>
          </table:table-cell>
          <table:table-cell table:formula="of:=RAND()" office:value-type="float" office:value="0.0679737359751016">
            <text:p>0.067973736</text:p>
          </table:table-cell>
          <table:table-cell table:formula="of:=RAND()" office:value-type="float" office:value="0.999295743647963">
            <text:p>0.9992957436</text:p>
          </table:table-cell>
          <table:table-cell table:formula="of:=SUM([.B954:.M954])-6" office:value-type="float" office:value="0.348871781257913">
            <text:p>0.3488717813</text:p>
          </table:table-cell>
          <table:table-cell table:formula="of:=[.N954]-[.$G$6]" office:value-type="float" office:value="0.361896956397686">
            <text:p>0.3618969564</text:p>
          </table:table-cell>
          <table:table-cell table:formula="of:=[.O954]*[.O954]" office:value-type="float" office:value="0.130969407049909">
            <text:p>0.130969407</text:p>
          </table:table-cell>
        </table:table-row>
        <table:table-row table:style-name="ro1">
          <table:table-cell/>
          <table:table-cell table:formula="of:=RAND()" office:value-type="float" office:value="0.0818637798074633">
            <text:p>0.0818637798</text:p>
          </table:table-cell>
          <table:table-cell table:formula="of:=RAND()" office:value-type="float" office:value="0.396814659703523">
            <text:p>0.3968146597</text:p>
          </table:table-cell>
          <table:table-cell table:formula="of:=RAND()" office:value-type="float" office:value="0.26623399881646">
            <text:p>0.2662339988</text:p>
          </table:table-cell>
          <table:table-cell table:formula="of:=RAND()" office:value-type="float" office:value="0.801945737563074">
            <text:p>0.8019457376</text:p>
          </table:table-cell>
          <table:table-cell table:formula="of:=RAND()" office:value-type="float" office:value="0.823233922244981">
            <text:p>0.8232339222</text:p>
          </table:table-cell>
          <table:table-cell table:formula="of:=RAND()" office:value-type="float" office:value="0.216655812924728">
            <text:p>0.2166558129</text:p>
          </table:table-cell>
          <table:table-cell table:formula="of:=RAND()" office:value-type="float" office:value="0.027553586056456">
            <text:p>0.0275535861</text:p>
          </table:table-cell>
          <table:table-cell table:formula="of:=RAND()" office:value-type="float" office:value="0.787806659005582">
            <text:p>0.787806659</text:p>
          </table:table-cell>
          <table:table-cell table:formula="of:=RAND()" office:value-type="float" office:value="0.447827007621527">
            <text:p>0.4478270076</text:p>
          </table:table-cell>
          <table:table-cell table:formula="of:=RAND()" office:value-type="float" office:value="0.302995053352788">
            <text:p>0.3029950534</text:p>
          </table:table-cell>
          <table:table-cell table:formula="of:=RAND()" office:value-type="float" office:value="0.774412584258243">
            <text:p>0.7744125843</text:p>
          </table:table-cell>
          <table:table-cell table:formula="of:=RAND()" office:value-type="float" office:value="0.682522089453414">
            <text:p>0.6825220895</text:p>
          </table:table-cell>
          <table:table-cell table:formula="of:=SUM([.B955:.M955])-6" office:value-type="float" office:value="-0.39013510919176">
            <text:p>-0.3901351092</text:p>
          </table:table-cell>
          <table:table-cell table:formula="of:=[.N955]-[.$G$6]" office:value-type="float" office:value="-0.377109934051987">
            <text:p>-0.3771099341</text:p>
          </table:table-cell>
          <table:table-cell table:formula="of:=[.O955]*[.O955]" office:value-type="float" office:value="0.142211902360694">
            <text:p>0.1422119024</text:p>
          </table:table-cell>
        </table:table-row>
        <table:table-row table:style-name="ro1">
          <table:table-cell/>
          <table:table-cell table:formula="of:=RAND()" office:value-type="float" office:value="0.935365026583895">
            <text:p>0.9353650266</text:p>
          </table:table-cell>
          <table:table-cell table:formula="of:=RAND()" office:value-type="float" office:value="0.516799184726551">
            <text:p>0.5167991847</text:p>
          </table:table-cell>
          <table:table-cell table:formula="of:=RAND()" office:value-type="float" office:value="0.48454087600112">
            <text:p>0.484540876</text:p>
          </table:table-cell>
          <table:table-cell table:formula="of:=RAND()" office:value-type="float" office:value="0.656164467101917">
            <text:p>0.6561644671</text:p>
          </table:table-cell>
          <table:table-cell table:formula="of:=RAND()" office:value-type="float" office:value="0.76740135694854">
            <text:p>0.7674013569</text:p>
          </table:table-cell>
          <table:table-cell table:formula="of:=RAND()" office:value-type="float" office:value="0.551691686734557">
            <text:p>0.5516916867</text:p>
          </table:table-cell>
          <table:table-cell table:formula="of:=RAND()" office:value-type="float" office:value="0.061022540088743">
            <text:p>0.0610225401</text:p>
          </table:table-cell>
          <table:table-cell table:formula="of:=RAND()" office:value-type="float" office:value="0.489159244578332">
            <text:p>0.4891592446</text:p>
          </table:table-cell>
          <table:table-cell table:formula="of:=RAND()" office:value-type="float" office:value="0.876915931003168">
            <text:p>0.876915931</text:p>
          </table:table-cell>
          <table:table-cell table:formula="of:=RAND()" office:value-type="float" office:value="0.419101768173277">
            <text:p>0.4191017682</text:p>
          </table:table-cell>
          <table:table-cell table:formula="of:=RAND()" office:value-type="float" office:value="0.287626253440976">
            <text:p>0.2876262534</text:p>
          </table:table-cell>
          <table:table-cell table:formula="of:=RAND()" office:value-type="float" office:value="0.381262680981308">
            <text:p>0.381262681</text:p>
          </table:table-cell>
          <table:table-cell table:formula="of:=SUM([.B956:.M956])-6" office:value-type="float" office:value="0.427051016362384">
            <text:p>0.4270510164</text:p>
          </table:table-cell>
          <table:table-cell table:formula="of:=[.N956]-[.$G$6]" office:value-type="float" office:value="0.440076191502158">
            <text:p>0.4400761915</text:p>
          </table:table-cell>
          <table:table-cell table:formula="of:=[.O956]*[.O956]" office:value-type="float" office:value="0.193667054327044">
            <text:p>0.1936670543</text:p>
          </table:table-cell>
        </table:table-row>
        <table:table-row table:style-name="ro1">
          <table:table-cell/>
          <table:table-cell table:formula="of:=RAND()" office:value-type="float" office:value="0.698411489604041">
            <text:p>0.6984114896</text:p>
          </table:table-cell>
          <table:table-cell table:formula="of:=RAND()" office:value-type="float" office:value="0.143270950531587">
            <text:p>0.1432709505</text:p>
          </table:table-cell>
          <table:table-cell table:formula="of:=RAND()" office:value-type="float" office:value="0.988544921623543">
            <text:p>0.9885449216</text:p>
          </table:table-cell>
          <table:table-cell table:formula="of:=RAND()" office:value-type="float" office:value="0.284127823775634">
            <text:p>0.2841278238</text:p>
          </table:table-cell>
          <table:table-cell table:formula="of:=RAND()" office:value-type="float" office:value="0.442380672786385">
            <text:p>0.4423806728</text:p>
          </table:table-cell>
          <table:table-cell table:formula="of:=RAND()" office:value-type="float" office:value="0.689175516366959">
            <text:p>0.6891755164</text:p>
          </table:table-cell>
          <table:table-cell table:formula="of:=RAND()" office:value-type="float" office:value="0.493201399687678">
            <text:p>0.4932013997</text:p>
          </table:table-cell>
          <table:table-cell table:formula="of:=RAND()" office:value-type="float" office:value="0.841785488184541">
            <text:p>0.8417854882</text:p>
          </table:table-cell>
          <table:table-cell table:formula="of:=RAND()" office:value-type="float" office:value="0.326879160478711">
            <text:p>0.3268791605</text:p>
          </table:table-cell>
          <table:table-cell table:formula="of:=RAND()" office:value-type="float" office:value="0.937950725667179">
            <text:p>0.9379507257</text:p>
          </table:table-cell>
          <table:table-cell table:formula="of:=RAND()" office:value-type="float" office:value="0.257975125452504">
            <text:p>0.2579751255</text:p>
          </table:table-cell>
          <table:table-cell table:formula="of:=RAND()" office:value-type="float" office:value="0.304719152161852">
            <text:p>0.3047191522</text:p>
          </table:table-cell>
          <table:table-cell table:formula="of:=SUM([.B957:.M957])-6" office:value-type="float" office:value="0.408422426320612">
            <text:p>0.4084224263</text:p>
          </table:table-cell>
          <table:table-cell table:formula="of:=[.N957]-[.$G$6]" office:value-type="float" office:value="0.421447601460386">
            <text:p>0.4214476015</text:p>
          </table:table-cell>
          <table:table-cell table:formula="of:=[.O957]*[.O957]" office:value-type="float" office:value="0.177618080776712">
            <text:p>0.1776180808</text:p>
          </table:table-cell>
        </table:table-row>
        <table:table-row table:style-name="ro1">
          <table:table-cell/>
          <table:table-cell table:formula="of:=RAND()" office:value-type="float" office:value="0.303928623441607">
            <text:p>0.3039286234</text:p>
          </table:table-cell>
          <table:table-cell table:formula="of:=RAND()" office:value-type="float" office:value="0.345877008279786">
            <text:p>0.3458770083</text:p>
          </table:table-cell>
          <table:table-cell table:formula="of:=RAND()" office:value-type="float" office:value="0.689572523813695">
            <text:p>0.6895725238</text:p>
          </table:table-cell>
          <table:table-cell table:formula="of:=RAND()" office:value-type="float" office:value="0.0893456933554262">
            <text:p>0.0893456934</text:p>
          </table:table-cell>
          <table:table-cell table:formula="of:=RAND()" office:value-type="float" office:value="0.560003950726241">
            <text:p>0.5600039507</text:p>
          </table:table-cell>
          <table:table-cell table:formula="of:=RAND()" office:value-type="float" office:value="0.0591831726487726">
            <text:p>0.0591831726</text:p>
          </table:table-cell>
          <table:table-cell table:formula="of:=RAND()" office:value-type="float" office:value="0.222173625137657">
            <text:p>0.2221736251</text:p>
          </table:table-cell>
          <table:table-cell table:formula="of:=RAND()" office:value-type="float" office:value="0.694969347910956">
            <text:p>0.6949693479</text:p>
          </table:table-cell>
          <table:table-cell table:formula="of:=RAND()" office:value-type="float" office:value="0.411845032125711">
            <text:p>0.4118450321</text:p>
          </table:table-cell>
          <table:table-cell table:formula="of:=RAND()" office:value-type="float" office:value="0.582580363145098">
            <text:p>0.5825803631</text:p>
          </table:table-cell>
          <table:table-cell table:formula="of:=RAND()" office:value-type="float" office:value="0.627715404611081">
            <text:p>0.6277154046</text:p>
          </table:table-cell>
          <table:table-cell table:formula="of:=RAND()" office:value-type="float" office:value="0.884092712309212">
            <text:p>0.8840927123</text:p>
          </table:table-cell>
          <table:table-cell table:formula="of:=SUM([.B958:.M958])-6" office:value-type="float" office:value="-0.528712542494759">
            <text:p>-0.5287125425</text:p>
          </table:table-cell>
          <table:table-cell table:formula="of:=[.N958]-[.$G$6]" office:value-type="float" office:value="-0.515687367354985">
            <text:p>-0.5156873674</text:p>
          </table:table-cell>
          <table:table-cell table:formula="of:=[.O958]*[.O958]" office:value-type="float" office:value="0.265933460849516">
            <text:p>0.2659334608</text:p>
          </table:table-cell>
        </table:table-row>
        <table:table-row table:style-name="ro1">
          <table:table-cell/>
          <table:table-cell table:formula="of:=RAND()" office:value-type="float" office:value="0.739904507994652">
            <text:p>0.739904508</text:p>
          </table:table-cell>
          <table:table-cell table:formula="of:=RAND()" office:value-type="float" office:value="0.534628845052794">
            <text:p>0.5346288451</text:p>
          </table:table-cell>
          <table:table-cell table:formula="of:=RAND()" office:value-type="float" office:value="0.751579127740115">
            <text:p>0.7515791277</text:p>
          </table:table-cell>
          <table:table-cell table:formula="of:=RAND()" office:value-type="float" office:value="0.133795866044238">
            <text:p>0.133795866</text:p>
          </table:table-cell>
          <table:table-cell table:formula="of:=RAND()" office:value-type="float" office:value="0.484219479141757">
            <text:p>0.4842194791</text:p>
          </table:table-cell>
          <table:table-cell table:formula="of:=RAND()" office:value-type="float" office:value="0.530265343608335">
            <text:p>0.5302653436</text:p>
          </table:table-cell>
          <table:table-cell table:formula="of:=RAND()" office:value-type="float" office:value="0.926070282235742">
            <text:p>0.9260702822</text:p>
          </table:table-cell>
          <table:table-cell table:formula="of:=RAND()" office:value-type="float" office:value="0.613578227814287">
            <text:p>0.6135782278</text:p>
          </table:table-cell>
          <table:table-cell table:formula="of:=RAND()" office:value-type="float" office:value="0.164256376679987">
            <text:p>0.1642563767</text:p>
          </table:table-cell>
          <table:table-cell table:formula="of:=RAND()" office:value-type="float" office:value="0.386022433172911">
            <text:p>0.3860224332</text:p>
          </table:table-cell>
          <table:table-cell table:formula="of:=RAND()" office:value-type="float" office:value="0.0209854145068675">
            <text:p>0.0209854145</text:p>
          </table:table-cell>
          <table:table-cell table:formula="of:=RAND()" office:value-type="float" office:value="0.472254085121676">
            <text:p>0.4722540851</text:p>
          </table:table-cell>
          <table:table-cell table:formula="of:=SUM([.B959:.M959])-6" office:value-type="float" office:value="-0.242440010886639">
            <text:p>-0.2424400109</text:p>
          </table:table-cell>
          <table:table-cell table:formula="of:=[.N959]-[.$G$6]" office:value-type="float" office:value="-0.229414835746866">
            <text:p>-0.2294148357</text:p>
          </table:table-cell>
          <table:table-cell table:formula="of:=[.O959]*[.O959]" office:value-type="float" office:value="0.0526311668607614">
            <text:p>0.0526311669</text:p>
          </table:table-cell>
        </table:table-row>
        <table:table-row table:style-name="ro1">
          <table:table-cell/>
          <table:table-cell table:formula="of:=RAND()" office:value-type="float" office:value="0.801960406359285">
            <text:p>0.8019604064</text:p>
          </table:table-cell>
          <table:table-cell table:formula="of:=RAND()" office:value-type="float" office:value="0.587844704976305">
            <text:p>0.587844705</text:p>
          </table:table-cell>
          <table:table-cell table:formula="of:=RAND()" office:value-type="float" office:value="0.0992690324783325">
            <text:p>0.0992690325</text:p>
          </table:table-cell>
          <table:table-cell table:formula="of:=RAND()" office:value-type="float" office:value="0.535383853595704">
            <text:p>0.5353838536</text:p>
          </table:table-cell>
          <table:table-cell table:formula="of:=RAND()" office:value-type="float" office:value="0.274205077672377">
            <text:p>0.2742050777</text:p>
          </table:table-cell>
          <table:table-cell table:formula="of:=RAND()" office:value-type="float" office:value="0.482943698996678">
            <text:p>0.482943699</text:p>
          </table:table-cell>
          <table:table-cell table:formula="of:=RAND()" office:value-type="float" office:value="0.75478833517991">
            <text:p>0.7547883352</text:p>
          </table:table-cell>
          <table:table-cell table:formula="of:=RAND()" office:value-type="float" office:value="0.69426501262933">
            <text:p>0.6942650126</text:p>
          </table:table-cell>
          <table:table-cell table:formula="of:=RAND()" office:value-type="float" office:value="0.626480700680986">
            <text:p>0.6264807007</text:p>
          </table:table-cell>
          <table:table-cell table:formula="of:=RAND()" office:value-type="float" office:value="0.168765788897872">
            <text:p>0.1687657889</text:p>
          </table:table-cell>
          <table:table-cell table:formula="of:=RAND()" office:value-type="float" office:value="0.419164326507598">
            <text:p>0.4191643265</text:p>
          </table:table-cell>
          <table:table-cell table:formula="of:=RAND()" office:value-type="float" office:value="0.427758282516152">
            <text:p>0.4277582825</text:p>
          </table:table-cell>
          <table:table-cell table:formula="of:=SUM([.B960:.M960])-6" office:value-type="float" office:value="-0.12717077950947">
            <text:p>-0.1271707795</text:p>
          </table:table-cell>
          <table:table-cell table:formula="of:=[.N960]-[.$G$6]" office:value-type="float" office:value="-0.114145604369696">
            <text:p>-0.1141456044</text:p>
          </table:table-cell>
          <table:table-cell table:formula="of:=[.O960]*[.O960]" office:value-type="float" office:value="0.0130292189969232">
            <text:p>0.013029219</text:p>
          </table:table-cell>
        </table:table-row>
        <table:table-row table:style-name="ro1">
          <table:table-cell/>
          <table:table-cell table:formula="of:=RAND()" office:value-type="float" office:value="0.328931702068076">
            <text:p>0.3289317021</text:p>
          </table:table-cell>
          <table:table-cell table:formula="of:=RAND()" office:value-type="float" office:value="0.80631557200104">
            <text:p>0.806315572</text:p>
          </table:table-cell>
          <table:table-cell table:formula="of:=RAND()" office:value-type="float" office:value="0.00322889513336122">
            <text:p>0.0032288951</text:p>
          </table:table-cell>
          <table:table-cell table:formula="of:=RAND()" office:value-type="float" office:value="0.947186530567706">
            <text:p>0.9471865306</text:p>
          </table:table-cell>
          <table:table-cell table:formula="of:=RAND()" office:value-type="float" office:value="0.131050114752725">
            <text:p>0.1310501148</text:p>
          </table:table-cell>
          <table:table-cell table:formula="of:=RAND()" office:value-type="float" office:value="0.65430952841416">
            <text:p>0.6543095284</text:p>
          </table:table-cell>
          <table:table-cell table:formula="of:=RAND()" office:value-type="float" office:value="0.892372893868014">
            <text:p>0.8923728939</text:p>
          </table:table-cell>
          <table:table-cell table:formula="of:=RAND()" office:value-type="float" office:value="0.943170472979546">
            <text:p>0.943170473</text:p>
          </table:table-cell>
          <table:table-cell table:formula="of:=RAND()" office:value-type="float" office:value="0.967930258717388">
            <text:p>0.9679302587</text:p>
          </table:table-cell>
          <table:table-cell table:formula="of:=RAND()" office:value-type="float" office:value="0.675925646210089">
            <text:p>0.6759256462</text:p>
          </table:table-cell>
          <table:table-cell table:formula="of:=RAND()" office:value-type="float" office:value="0.571872546337545">
            <text:p>0.5718725463</text:p>
          </table:table-cell>
          <table:table-cell table:formula="of:=RAND()" office:value-type="float" office:value="0.114779660943896">
            <text:p>0.1147796609</text:p>
          </table:table-cell>
          <table:table-cell table:formula="of:=SUM([.B961:.M961])-6" office:value-type="float" office:value="1.03707382199354">
            <text:p>1.037073822</text:p>
          </table:table-cell>
          <table:table-cell table:formula="of:=[.N961]-[.$G$6]" office:value-type="float" office:value="1.05009899713332">
            <text:p>1.0500989971</text:p>
          </table:table-cell>
          <table:table-cell table:formula="of:=[.O961]*[.O961]" office:value-type="float" office:value="1.1027079037804">
            <text:p>1.1027079038</text:p>
          </table:table-cell>
        </table:table-row>
        <table:table-row table:style-name="ro1">
          <table:table-cell/>
          <table:table-cell table:formula="of:=RAND()" office:value-type="float" office:value="0.0258285601157695">
            <text:p>0.0258285601</text:p>
          </table:table-cell>
          <table:table-cell table:formula="of:=RAND()" office:value-type="float" office:value="0.931613547960296">
            <text:p>0.931613548</text:p>
          </table:table-cell>
          <table:table-cell table:formula="of:=RAND()" office:value-type="float" office:value="0.485801849979907">
            <text:p>0.48580185</text:p>
          </table:table-cell>
          <table:table-cell table:formula="of:=RAND()" office:value-type="float" office:value="0.417633618460968">
            <text:p>0.4176336185</text:p>
          </table:table-cell>
          <table:table-cell table:formula="of:=RAND()" office:value-type="float" office:value="0.150531003484502">
            <text:p>0.1505310035</text:p>
          </table:table-cell>
          <table:table-cell table:formula="of:=RAND()" office:value-type="float" office:value="0.705913231242448">
            <text:p>0.7059132312</text:p>
          </table:table-cell>
          <table:table-cell table:formula="of:=RAND()" office:value-type="float" office:value="0.688322591362521">
            <text:p>0.6883225914</text:p>
          </table:table-cell>
          <table:table-cell table:formula="of:=RAND()" office:value-type="float" office:value="0.0526453342754394">
            <text:p>0.0526453343</text:p>
          </table:table-cell>
          <table:table-cell table:formula="of:=RAND()" office:value-type="float" office:value="0.527496214723215">
            <text:p>0.5274962147</text:p>
          </table:table-cell>
          <table:table-cell table:formula="of:=RAND()" office:value-type="float" office:value="0.163169160485268">
            <text:p>0.1631691605</text:p>
          </table:table-cell>
          <table:table-cell table:formula="of:=RAND()" office:value-type="float" office:value="0.91657203482464">
            <text:p>0.9165720348</text:p>
          </table:table-cell>
          <table:table-cell table:formula="of:=RAND()" office:value-type="float" office:value="0.287890973733738">
            <text:p>0.2878909737</text:p>
          </table:table-cell>
          <table:table-cell table:formula="of:=SUM([.B962:.M962])-6" office:value-type="float" office:value="-0.646581879351288">
            <text:p>-0.6465818794</text:p>
          </table:table-cell>
          <table:table-cell table:formula="of:=[.N962]-[.$G$6]" office:value-type="float" office:value="-0.633556704211514">
            <text:p>-0.6335567042</text:p>
          </table:table-cell>
          <table:table-cell table:formula="of:=[.O962]*[.O962]" office:value-type="float" office:value="0.401394097451356">
            <text:p>0.4013940975</text:p>
          </table:table-cell>
        </table:table-row>
        <table:table-row table:style-name="ro1">
          <table:table-cell/>
          <table:table-cell table:formula="of:=RAND()" office:value-type="float" office:value="0.47112583485432">
            <text:p>0.4711258349</text:p>
          </table:table-cell>
          <table:table-cell table:formula="of:=RAND()" office:value-type="float" office:value="0.954690132755786">
            <text:p>0.9546901328</text:p>
          </table:table-cell>
          <table:table-cell table:formula="of:=RAND()" office:value-type="float" office:value="0.585282162297517">
            <text:p>0.5852821623</text:p>
          </table:table-cell>
          <table:table-cell table:formula="of:=RAND()" office:value-type="float" office:value="0.720317284110934">
            <text:p>0.7203172841</text:p>
          </table:table-cell>
          <table:table-cell table:formula="of:=RAND()" office:value-type="float" office:value="0.482057792134583">
            <text:p>0.4820577921</text:p>
          </table:table-cell>
          <table:table-cell table:formula="of:=RAND()" office:value-type="float" office:value="0.900615633931011">
            <text:p>0.9006156339</text:p>
          </table:table-cell>
          <table:table-cell table:formula="of:=RAND()" office:value-type="float" office:value="0.707570541882888">
            <text:p>0.7075705419</text:p>
          </table:table-cell>
          <table:table-cell table:formula="of:=RAND()" office:value-type="float" office:value="0.836771042784676">
            <text:p>0.8367710428</text:p>
          </table:table-cell>
          <table:table-cell table:formula="of:=RAND()" office:value-type="float" office:value="0.527844910975546">
            <text:p>0.527844911</text:p>
          </table:table-cell>
          <table:table-cell table:formula="of:=RAND()" office:value-type="float" office:value="0.141169579001144">
            <text:p>0.141169579</text:p>
          </table:table-cell>
          <table:table-cell table:formula="of:=RAND()" office:value-type="float" office:value="0.56612826930359">
            <text:p>0.5661282693</text:p>
          </table:table-cell>
          <table:table-cell table:formula="of:=RAND()" office:value-type="float" office:value="0.0288108575623482">
            <text:p>0.0288108576</text:p>
          </table:table-cell>
          <table:table-cell table:formula="of:=SUM([.B963:.M963])-6" office:value-type="float" office:value="0.922384041594341">
            <text:p>0.9223840416</text:p>
          </table:table-cell>
          <table:table-cell table:formula="of:=[.N963]-[.$G$6]" office:value-type="float" office:value="0.935409216734115">
            <text:p>0.9354092167</text:p>
          </table:table-cell>
          <table:table-cell table:formula="of:=[.O963]*[.O963]" office:value-type="float" office:value="0.874990402751131">
            <text:p>0.8749904028</text:p>
          </table:table-cell>
        </table:table-row>
        <table:table-row table:style-name="ro1">
          <table:table-cell/>
          <table:table-cell table:formula="of:=RAND()" office:value-type="float" office:value="0.835823628818616">
            <text:p>0.8358236288</text:p>
          </table:table-cell>
          <table:table-cell table:formula="of:=RAND()" office:value-type="float" office:value="0.164707023650408">
            <text:p>0.1647070237</text:p>
          </table:table-cell>
          <table:table-cell table:formula="of:=RAND()" office:value-type="float" office:value="0.21199313015677">
            <text:p>0.2119931302</text:p>
          </table:table-cell>
          <table:table-cell table:formula="of:=RAND()" office:value-type="float" office:value="0.116588070755824">
            <text:p>0.1165880708</text:p>
          </table:table-cell>
          <table:table-cell table:formula="of:=RAND()" office:value-type="float" office:value="0.350460636662319">
            <text:p>0.3504606367</text:p>
          </table:table-cell>
          <table:table-cell table:formula="of:=RAND()" office:value-type="float" office:value="0.918814416276291">
            <text:p>0.9188144163</text:p>
          </table:table-cell>
          <table:table-cell table:formula="of:=RAND()" office:value-type="float" office:value="0.958377568982542">
            <text:p>0.958377569</text:p>
          </table:table-cell>
          <table:table-cell table:formula="of:=RAND()" office:value-type="float" office:value="0.00450574443675578">
            <text:p>0.0045057444</text:p>
          </table:table-cell>
          <table:table-cell table:formula="of:=RAND()" office:value-type="float" office:value="0.768542283447459">
            <text:p>0.7685422834</text:p>
          </table:table-cell>
          <table:table-cell table:formula="of:=RAND()" office:value-type="float" office:value="0.329075404675677">
            <text:p>0.3290754047</text:p>
          </table:table-cell>
          <table:table-cell table:formula="of:=RAND()" office:value-type="float" office:value="0.69058681325987">
            <text:p>0.6905868133</text:p>
          </table:table-cell>
          <table:table-cell table:formula="of:=RAND()" office:value-type="float" office:value="0.757152331061661">
            <text:p>0.7571523311</text:p>
          </table:table-cell>
          <table:table-cell table:formula="of:=SUM([.B964:.M964])-6" office:value-type="float" office:value="0.106627052184194">
            <text:p>0.1066270522</text:p>
          </table:table-cell>
          <table:table-cell table:formula="of:=[.N964]-[.$G$6]" office:value-type="float" office:value="0.119652227323968">
            <text:p>0.1196522273</text:p>
          </table:table-cell>
          <table:table-cell table:formula="of:=[.O964]*[.O964]" office:value-type="float" office:value="0.0143166555035865">
            <text:p>0.0143166555</text:p>
          </table:table-cell>
        </table:table-row>
        <table:table-row table:style-name="ro1">
          <table:table-cell/>
          <table:table-cell table:formula="of:=RAND()" office:value-type="float" office:value="0.0152835336048156">
            <text:p>0.0152835336</text:p>
          </table:table-cell>
          <table:table-cell table:formula="of:=RAND()" office:value-type="float" office:value="0.102342352503911">
            <text:p>0.1023423525</text:p>
          </table:table-cell>
          <table:table-cell table:formula="of:=RAND()" office:value-type="float" office:value="0.378190634539351">
            <text:p>0.3781906345</text:p>
          </table:table-cell>
          <table:table-cell table:formula="of:=RAND()" office:value-type="float" office:value="0.296636041952297">
            <text:p>0.296636042</text:p>
          </table:table-cell>
          <table:table-cell table:formula="of:=RAND()" office:value-type="float" office:value="0.781311109662056">
            <text:p>0.7813111097</text:p>
          </table:table-cell>
          <table:table-cell table:formula="of:=RAND()" office:value-type="float" office:value="0.824901168933138">
            <text:p>0.8249011689</text:p>
          </table:table-cell>
          <table:table-cell table:formula="of:=RAND()" office:value-type="float" office:value="0.00344569538719952">
            <text:p>0.0034456954</text:p>
          </table:table-cell>
          <table:table-cell table:formula="of:=RAND()" office:value-type="float" office:value="0.507750056451187">
            <text:p>0.5077500565</text:p>
          </table:table-cell>
          <table:table-cell table:formula="of:=RAND()" office:value-type="float" office:value="0.470275277970359">
            <text:p>0.470275278</text:p>
          </table:table-cell>
          <table:table-cell table:formula="of:=RAND()" office:value-type="float" office:value="0.584262520773336">
            <text:p>0.5842625208</text:p>
          </table:table-cell>
          <table:table-cell table:formula="of:=RAND()" office:value-type="float" office:value="0.884332964895293">
            <text:p>0.8843329649</text:p>
          </table:table-cell>
          <table:table-cell table:formula="of:=RAND()" office:value-type="float" office:value="0.155589635018259">
            <text:p>0.155589635</text:p>
          </table:table-cell>
          <table:table-cell table:formula="of:=SUM([.B965:.M965])-6" office:value-type="float" office:value="-0.995679008308798">
            <text:p>-0.9956790083</text:p>
          </table:table-cell>
          <table:table-cell table:formula="of:=[.N965]-[.$G$6]" office:value-type="float" office:value="-0.982653833169024">
            <text:p>-0.9826538332</text:p>
          </table:table-cell>
          <table:table-cell table:formula="of:=[.O965]*[.O965]" office:value-type="float" office:value="0.965608555841777">
            <text:p>0.9656085558</text:p>
          </table:table-cell>
        </table:table-row>
        <table:table-row table:style-name="ro1">
          <table:table-cell/>
          <table:table-cell table:formula="of:=RAND()" office:value-type="float" office:value="0.439707992132753">
            <text:p>0.4397079921</text:p>
          </table:table-cell>
          <table:table-cell table:formula="of:=RAND()" office:value-type="float" office:value="0.760274803731591">
            <text:p>0.7602748037</text:p>
          </table:table-cell>
          <table:table-cell table:formula="of:=RAND()" office:value-type="float" office:value="0.234104536939412">
            <text:p>0.2341045369</text:p>
          </table:table-cell>
          <table:table-cell table:formula="of:=RAND()" office:value-type="float" office:value="0.801296108169481">
            <text:p>0.8012961082</text:p>
          </table:table-cell>
          <table:table-cell table:formula="of:=RAND()" office:value-type="float" office:value="0.830523889278993">
            <text:p>0.8305238893</text:p>
          </table:table-cell>
          <table:table-cell table:formula="of:=RAND()" office:value-type="float" office:value="0.841667007887736">
            <text:p>0.8416670079</text:p>
          </table:table-cell>
          <table:table-cell table:formula="of:=RAND()" office:value-type="float" office:value="0.224024278577417">
            <text:p>0.2240242786</text:p>
          </table:table-cell>
          <table:table-cell table:formula="of:=RAND()" office:value-type="float" office:value="0.494364808313549">
            <text:p>0.4943648083</text:p>
          </table:table-cell>
          <table:table-cell table:formula="of:=RAND()" office:value-type="float" office:value="0.122326567303389">
            <text:p>0.1223265673</text:p>
          </table:table-cell>
          <table:table-cell table:formula="of:=RAND()" office:value-type="float" office:value="0.326444844249636">
            <text:p>0.3264448442</text:p>
          </table:table-cell>
          <table:table-cell table:formula="of:=RAND()" office:value-type="float" office:value="0.81502927117981">
            <text:p>0.8150292712</text:p>
          </table:table-cell>
          <table:table-cell table:formula="of:=RAND()" office:value-type="float" office:value="0.805650925030932">
            <text:p>0.805650925</text:p>
          </table:table-cell>
          <table:table-cell table:formula="of:=SUM([.B966:.M966])-6" office:value-type="float" office:value="0.695415032794699">
            <text:p>0.6954150328</text:p>
          </table:table-cell>
          <table:table-cell table:formula="of:=[.N966]-[.$G$6]" office:value-type="float" office:value="0.708440207934473">
            <text:p>0.7084402079</text:p>
          </table:table-cell>
          <table:table-cell table:formula="of:=[.O966]*[.O966]" office:value-type="float" office:value="0.501887528218239">
            <text:p>0.5018875282</text:p>
          </table:table-cell>
        </table:table-row>
        <table:table-row table:style-name="ro1">
          <table:table-cell/>
          <table:table-cell table:formula="of:=RAND()" office:value-type="float" office:value="0.973843148676679">
            <text:p>0.9738431487</text:p>
          </table:table-cell>
          <table:table-cell table:formula="of:=RAND()" office:value-type="float" office:value="0.258833250263706">
            <text:p>0.2588332503</text:p>
          </table:table-cell>
          <table:table-cell table:formula="of:=RAND()" office:value-type="float" office:value="0.599981501000002">
            <text:p>0.599981501</text:p>
          </table:table-cell>
          <table:table-cell table:formula="of:=RAND()" office:value-type="float" office:value="0.317279260838404">
            <text:p>0.3172792608</text:p>
          </table:table-cell>
          <table:table-cell table:formula="of:=RAND()" office:value-type="float" office:value="0.388989763567224">
            <text:p>0.3889897636</text:p>
          </table:table-cell>
          <table:table-cell table:formula="of:=RAND()" office:value-type="float" office:value="0.794221142539755">
            <text:p>0.7942211425</text:p>
          </table:table-cell>
          <table:table-cell table:formula="of:=RAND()" office:value-type="float" office:value="0.423292672494426">
            <text:p>0.4232926725</text:p>
          </table:table-cell>
          <table:table-cell table:formula="of:=RAND()" office:value-type="float" office:value="0.602530130418018">
            <text:p>0.6025301304</text:p>
          </table:table-cell>
          <table:table-cell table:formula="of:=RAND()" office:value-type="float" office:value="0.00360595132224262">
            <text:p>0.0036059513</text:p>
          </table:table-cell>
          <table:table-cell table:formula="of:=RAND()" office:value-type="float" office:value="0.787658233428374">
            <text:p>0.7876582334</text:p>
          </table:table-cell>
          <table:table-cell table:formula="of:=RAND()" office:value-type="float" office:value="0.680530390469357">
            <text:p>0.6805303905</text:p>
          </table:table-cell>
          <table:table-cell table:formula="of:=RAND()" office:value-type="float" office:value="0.611446021124721">
            <text:p>0.6114460211</text:p>
          </table:table-cell>
          <table:table-cell table:formula="of:=SUM([.B967:.M967])-6" office:value-type="float" office:value="0.442211466142908">
            <text:p>0.4422114661</text:p>
          </table:table-cell>
          <table:table-cell table:formula="of:=[.N967]-[.$G$6]" office:value-type="float" office:value="0.455236641282681">
            <text:p>0.4552366413</text:p>
          </table:table-cell>
          <table:table-cell table:formula="of:=[.O967]*[.O967]" office:value-type="float" office:value="0.207240399566337">
            <text:p>0.2072403996</text:p>
          </table:table-cell>
        </table:table-row>
        <table:table-row table:style-name="ro1">
          <table:table-cell/>
          <table:table-cell table:formula="of:=RAND()" office:value-type="float" office:value="0.108066877350211">
            <text:p>0.1080668774</text:p>
          </table:table-cell>
          <table:table-cell table:formula="of:=RAND()" office:value-type="float" office:value="0.854398946743459">
            <text:p>0.8543989467</text:p>
          </table:table-cell>
          <table:table-cell table:formula="of:=RAND()" office:value-type="float" office:value="0.822961812838912">
            <text:p>0.8229618128</text:p>
          </table:table-cell>
          <table:table-cell table:formula="of:=RAND()" office:value-type="float" office:value="0.730099211679772">
            <text:p>0.7300992117</text:p>
          </table:table-cell>
          <table:table-cell table:formula="of:=RAND()" office:value-type="float" office:value="0.530928428051993">
            <text:p>0.5309284281</text:p>
          </table:table-cell>
          <table:table-cell table:formula="of:=RAND()" office:value-type="float" office:value="0.000834189122542739">
            <text:p>0.0008341891</text:p>
          </table:table-cell>
          <table:table-cell table:formula="of:=RAND()" office:value-type="float" office:value="0.825260537210852">
            <text:p>0.8252605372</text:p>
          </table:table-cell>
          <table:table-cell table:formula="of:=RAND()" office:value-type="float" office:value="0.181187695357949">
            <text:p>0.1811876954</text:p>
          </table:table-cell>
          <table:table-cell table:formula="of:=RAND()" office:value-type="float" office:value="0.470285122748464">
            <text:p>0.4702851227</text:p>
          </table:table-cell>
          <table:table-cell table:formula="of:=RAND()" office:value-type="float" office:value="0.279400072060525">
            <text:p>0.2794000721</text:p>
          </table:table-cell>
          <table:table-cell table:formula="of:=RAND()" office:value-type="float" office:value="0.880128451623023">
            <text:p>0.8801284516</text:p>
          </table:table-cell>
          <table:table-cell table:formula="of:=RAND()" office:value-type="float" office:value="0.791883341735229">
            <text:p>0.7918833417</text:p>
          </table:table-cell>
          <table:table-cell table:formula="of:=SUM([.B968:.M968])-6" office:value-type="float" office:value="0.475434686522931">
            <text:p>0.4754346865</text:p>
          </table:table-cell>
          <table:table-cell table:formula="of:=[.N968]-[.$G$6]" office:value-type="float" office:value="0.488459861662705">
            <text:p>0.4884598617</text:p>
          </table:table-cell>
          <table:table-cell table:formula="of:=[.O968]*[.O968]" office:value-type="float" office:value="0.238593036455548">
            <text:p>0.2385930365</text:p>
          </table:table-cell>
        </table:table-row>
        <table:table-row table:style-name="ro1">
          <table:table-cell/>
          <table:table-cell table:formula="of:=RAND()" office:value-type="float" office:value="0.0700051723979414">
            <text:p>0.0700051724</text:p>
          </table:table-cell>
          <table:table-cell table:formula="of:=RAND()" office:value-type="float" office:value="0.0685652978718281">
            <text:p>0.0685652979</text:p>
          </table:table-cell>
          <table:table-cell table:formula="of:=RAND()" office:value-type="float" office:value="0.37268292484805">
            <text:p>0.3726829248</text:p>
          </table:table-cell>
          <table:table-cell table:formula="of:=RAND()" office:value-type="float" office:value="0.600838775048032">
            <text:p>0.600838775</text:p>
          </table:table-cell>
          <table:table-cell table:formula="of:=RAND()" office:value-type="float" office:value="0.415854277089238">
            <text:p>0.4158542771</text:p>
          </table:table-cell>
          <table:table-cell table:formula="of:=RAND()" office:value-type="float" office:value="0.519414572743699">
            <text:p>0.5194145727</text:p>
          </table:table-cell>
          <table:table-cell table:formula="of:=RAND()" office:value-type="float" office:value="0.875387415057048">
            <text:p>0.8753874151</text:p>
          </table:table-cell>
          <table:table-cell table:formula="of:=RAND()" office:value-type="float" office:value="0.802065098425373">
            <text:p>0.8020650984</text:p>
          </table:table-cell>
          <table:table-cell table:formula="of:=RAND()" office:value-type="float" office:value="0.391990595497191">
            <text:p>0.3919905955</text:p>
          </table:table-cell>
          <table:table-cell table:formula="of:=RAND()" office:value-type="float" office:value="0.313381024869159">
            <text:p>0.3133810249</text:p>
          </table:table-cell>
          <table:table-cell table:formula="of:=RAND()" office:value-type="float" office:value="0.554293346125633">
            <text:p>0.5542933461</text:p>
          </table:table-cell>
          <table:table-cell table:formula="of:=RAND()" office:value-type="float" office:value="0.952223875327036">
            <text:p>0.9522238753</text:p>
          </table:table-cell>
          <table:table-cell table:formula="of:=SUM([.B969:.M969])-6" office:value-type="float" office:value="-0.0632976246997714">
            <text:p>-0.0632976247</text:p>
          </table:table-cell>
          <table:table-cell table:formula="of:=[.N969]-[.$G$6]" office:value-type="float" office:value="-0.0502724495599978">
            <text:p>-0.0502724496</text:p>
          </table:table-cell>
          <table:table-cell table:formula="of:=[.O969]*[.O969]" office:value-type="float" office:value="0.00252731918476252">
            <text:p>0.0025273192</text:p>
          </table:table-cell>
        </table:table-row>
        <table:table-row table:style-name="ro1">
          <table:table-cell/>
          <table:table-cell table:formula="of:=RAND()" office:value-type="float" office:value="0.91141169378534">
            <text:p>0.9114116938</text:p>
          </table:table-cell>
          <table:table-cell table:formula="of:=RAND()" office:value-type="float" office:value="0.0384619846008718">
            <text:p>0.0384619846</text:p>
          </table:table-cell>
          <table:table-cell table:formula="of:=RAND()" office:value-type="float" office:value="0.0963961342349649">
            <text:p>0.0963961342</text:p>
          </table:table-cell>
          <table:table-cell table:formula="of:=RAND()" office:value-type="float" office:value="0.213267024606466">
            <text:p>0.2132670246</text:p>
          </table:table-cell>
          <table:table-cell table:formula="of:=RAND()" office:value-type="float" office:value="0.365331603679806">
            <text:p>0.3653316037</text:p>
          </table:table-cell>
          <table:table-cell table:formula="of:=RAND()" office:value-type="float" office:value="0.73977295588702">
            <text:p>0.7397729559</text:p>
          </table:table-cell>
          <table:table-cell table:formula="of:=RAND()" office:value-type="float" office:value="0.839163013733923">
            <text:p>0.8391630137</text:p>
          </table:table-cell>
          <table:table-cell table:formula="of:=RAND()" office:value-type="float" office:value="0.233643158106133">
            <text:p>0.2336431581</text:p>
          </table:table-cell>
          <table:table-cell table:formula="of:=RAND()" office:value-type="float" office:value="0.476241414668039">
            <text:p>0.4762414147</text:p>
          </table:table-cell>
          <table:table-cell table:formula="of:=RAND()" office:value-type="float" office:value="0.68112871889025">
            <text:p>0.6811287189</text:p>
          </table:table-cell>
          <table:table-cell table:formula="of:=RAND()" office:value-type="float" office:value="0.71908428077586">
            <text:p>0.7190842808</text:p>
          </table:table-cell>
          <table:table-cell table:formula="of:=RAND()" office:value-type="float" office:value="0.995807788334787">
            <text:p>0.9958077883</text:p>
          </table:table-cell>
          <table:table-cell table:formula="of:=SUM([.B970:.M970])-6" office:value-type="float" office:value="0.30970977130346">
            <text:p>0.3097097713</text:p>
          </table:table-cell>
          <table:table-cell table:formula="of:=[.N970]-[.$G$6]" office:value-type="float" office:value="0.322734946443234">
            <text:p>0.3227349464</text:p>
          </table:table-cell>
          <table:table-cell table:formula="of:=[.O970]*[.O970]" office:value-type="float" office:value="0.104157845655717">
            <text:p>0.1041578457</text:p>
          </table:table-cell>
        </table:table-row>
        <table:table-row table:style-name="ro1">
          <table:table-cell/>
          <table:table-cell table:formula="of:=RAND()" office:value-type="float" office:value="0.327873293776065">
            <text:p>0.3278732938</text:p>
          </table:table-cell>
          <table:table-cell table:formula="of:=RAND()" office:value-type="float" office:value="0.0621511556673795">
            <text:p>0.0621511557</text:p>
          </table:table-cell>
          <table:table-cell table:formula="of:=RAND()" office:value-type="float" office:value="0.432854403275996">
            <text:p>0.4328544033</text:p>
          </table:table-cell>
          <table:table-cell table:formula="of:=RAND()" office:value-type="float" office:value="0.91486365091987">
            <text:p>0.9148636509</text:p>
          </table:table-cell>
          <table:table-cell table:formula="of:=RAND()" office:value-type="float" office:value="0.249866402242333">
            <text:p>0.2498664022</text:p>
          </table:table-cell>
          <table:table-cell table:formula="of:=RAND()" office:value-type="float" office:value="0.717491141054779">
            <text:p>0.7174911411</text:p>
          </table:table-cell>
          <table:table-cell table:formula="of:=RAND()" office:value-type="float" office:value="0.151263781124726">
            <text:p>0.1512637811</text:p>
          </table:table-cell>
          <table:table-cell table:formula="of:=RAND()" office:value-type="float" office:value="0.835554452147335">
            <text:p>0.8355544521</text:p>
          </table:table-cell>
          <table:table-cell table:formula="of:=RAND()" office:value-type="float" office:value="0.648095150943846">
            <text:p>0.6480951509</text:p>
          </table:table-cell>
          <table:table-cell table:formula="of:=RAND()" office:value-type="float" office:value="0.679602207848802">
            <text:p>0.6796022078</text:p>
          </table:table-cell>
          <table:table-cell table:formula="of:=RAND()" office:value-type="float" office:value="0.699129445943981">
            <text:p>0.6991294459</text:p>
          </table:table-cell>
          <table:table-cell table:formula="of:=RAND()" office:value-type="float" office:value="0.199423225363716">
            <text:p>0.1994232254</text:p>
          </table:table-cell>
          <table:table-cell table:formula="of:=SUM([.B971:.M971])-6" office:value-type="float" office:value="-0.0818316896911711">
            <text:p>-0.0818316897</text:p>
          </table:table-cell>
          <table:table-cell table:formula="of:=[.N971]-[.$G$6]" office:value-type="float" office:value="-0.0688065145513974">
            <text:p>-0.0688065146</text:p>
          </table:table-cell>
          <table:table-cell table:formula="of:=[.O971]*[.O971]" office:value-type="float" office:value="0.00473433644471166">
            <text:p>0.0047343364</text:p>
          </table:table-cell>
        </table:table-row>
        <table:table-row table:style-name="ro1">
          <table:table-cell/>
          <table:table-cell table:formula="of:=RAND()" office:value-type="float" office:value="0.828647545306012">
            <text:p>0.8286475453</text:p>
          </table:table-cell>
          <table:table-cell table:formula="of:=RAND()" office:value-type="float" office:value="0.118833666201681">
            <text:p>0.1188336662</text:p>
          </table:table-cell>
          <table:table-cell table:formula="of:=RAND()" office:value-type="float" office:value="0.00444197468459606">
            <text:p>0.0044419747</text:p>
          </table:table-cell>
          <table:table-cell table:formula="of:=RAND()" office:value-type="float" office:value="0.676960311364383">
            <text:p>0.6769603114</text:p>
          </table:table-cell>
          <table:table-cell table:formula="of:=RAND()" office:value-type="float" office:value="0.310601650038734">
            <text:p>0.31060165</text:p>
          </table:table-cell>
          <table:table-cell table:formula="of:=RAND()" office:value-type="float" office:value="0.935052079148591">
            <text:p>0.9350520791</text:p>
          </table:table-cell>
          <table:table-cell table:formula="of:=RAND()" office:value-type="float" office:value="0.509787525050342">
            <text:p>0.5097875251</text:p>
          </table:table-cell>
          <table:table-cell table:formula="of:=RAND()" office:value-type="float" office:value="0.0507774907164276">
            <text:p>0.0507774907</text:p>
          </table:table-cell>
          <table:table-cell table:formula="of:=RAND()" office:value-type="float" office:value="0.40395887196064">
            <text:p>0.403958872</text:p>
          </table:table-cell>
          <table:table-cell table:formula="of:=RAND()" office:value-type="float" office:value="0.942369005875662">
            <text:p>0.9423690059</text:p>
          </table:table-cell>
          <table:table-cell table:formula="of:=RAND()" office:value-type="float" office:value="0.465223936829716">
            <text:p>0.4652239368</text:p>
          </table:table-cell>
          <table:table-cell table:formula="of:=RAND()" office:value-type="float" office:value="0.511847682762891">
            <text:p>0.5118476828</text:p>
          </table:table-cell>
          <table:table-cell table:formula="of:=SUM([.B972:.M972])-6" office:value-type="float" office:value="-0.241498260060325">
            <text:p>-0.2414982601</text:p>
          </table:table-cell>
          <table:table-cell table:formula="of:=[.N972]-[.$G$6]" office:value-type="float" office:value="-0.228473084920552">
            <text:p>-0.2284730849</text:p>
          </table:table-cell>
          <table:table-cell table:formula="of:=[.O972]*[.O972]" office:value-type="float" office:value="0.0521999505331136">
            <text:p>0.0521999505</text:p>
          </table:table-cell>
        </table:table-row>
        <table:table-row table:style-name="ro1">
          <table:table-cell/>
          <table:table-cell table:formula="of:=RAND()" office:value-type="float" office:value="0.158355148974806">
            <text:p>0.158355149</text:p>
          </table:table-cell>
          <table:table-cell table:formula="of:=RAND()" office:value-type="float" office:value="0.465077150380239">
            <text:p>0.4650771504</text:p>
          </table:table-cell>
          <table:table-cell table:formula="of:=RAND()" office:value-type="float" office:value="0.410712695680559">
            <text:p>0.4107126957</text:p>
          </table:table-cell>
          <table:table-cell table:formula="of:=RAND()" office:value-type="float" office:value="0.132598074153066">
            <text:p>0.1325980742</text:p>
          </table:table-cell>
          <table:table-cell table:formula="of:=RAND()" office:value-type="float" office:value="0.269387413281947">
            <text:p>0.2693874133</text:p>
          </table:table-cell>
          <table:table-cell table:formula="of:=RAND()" office:value-type="float" office:value="0.563263402087614">
            <text:p>0.5632634021</text:p>
          </table:table-cell>
          <table:table-cell table:formula="of:=RAND()" office:value-type="float" office:value="0.471587936161086">
            <text:p>0.4715879362</text:p>
          </table:table-cell>
          <table:table-cell table:formula="of:=RAND()" office:value-type="float" office:value="0.60392799647525">
            <text:p>0.6039279965</text:p>
          </table:table-cell>
          <table:table-cell table:formula="of:=RAND()" office:value-type="float" office:value="0.0394147734623402">
            <text:p>0.0394147735</text:p>
          </table:table-cell>
          <table:table-cell table:formula="of:=RAND()" office:value-type="float" office:value="0.271028607152402">
            <text:p>0.2710286072</text:p>
          </table:table-cell>
          <table:table-cell table:formula="of:=RAND()" office:value-type="float" office:value="0.816819551633671">
            <text:p>0.8168195516</text:p>
          </table:table-cell>
          <table:table-cell table:formula="of:=RAND()" office:value-type="float" office:value="0.0739238644018769">
            <text:p>0.0739238644</text:p>
          </table:table-cell>
          <table:table-cell table:formula="of:=SUM([.B973:.M973])-6" office:value-type="float" office:value="-1.72390338615514">
            <text:p>-1.7239033862</text:p>
          </table:table-cell>
          <table:table-cell table:formula="of:=[.N973]-[.$G$6]" office:value-type="float" office:value="-1.71087821101537">
            <text:p>-1.710878211</text:p>
          </table:table-cell>
          <table:table-cell table:formula="of:=[.O973]*[.O973]" office:value-type="float" office:value="2.92710425292715">
            <text:p>2.9271042529</text:p>
          </table:table-cell>
        </table:table-row>
        <table:table-row table:style-name="ro1">
          <table:table-cell/>
          <table:table-cell table:formula="of:=RAND()" office:value-type="float" office:value="0.69208635459654">
            <text:p>0.6920863546</text:p>
          </table:table-cell>
          <table:table-cell table:formula="of:=RAND()" office:value-type="float" office:value="0.574960181256756">
            <text:p>0.5749601813</text:p>
          </table:table-cell>
          <table:table-cell table:formula="of:=RAND()" office:value-type="float" office:value="0.698404386639595">
            <text:p>0.6984043866</text:p>
          </table:table-cell>
          <table:table-cell table:formula="of:=RAND()" office:value-type="float" office:value="0.180339996237308">
            <text:p>0.1803399962</text:p>
          </table:table-cell>
          <table:table-cell table:formula="of:=RAND()" office:value-type="float" office:value="0.782601184211671">
            <text:p>0.7826011842</text:p>
          </table:table-cell>
          <table:table-cell table:formula="of:=RAND()" office:value-type="float" office:value="0.778307799482718">
            <text:p>0.7783077995</text:p>
          </table:table-cell>
          <table:table-cell table:formula="of:=RAND()" office:value-type="float" office:value="0.561183345271274">
            <text:p>0.5611833453</text:p>
          </table:table-cell>
          <table:table-cell table:formula="of:=RAND()" office:value-type="float" office:value="0.229846801841632">
            <text:p>0.2298468018</text:p>
          </table:table-cell>
          <table:table-cell table:formula="of:=RAND()" office:value-type="float" office:value="0.0876091334503144">
            <text:p>0.0876091335</text:p>
          </table:table-cell>
          <table:table-cell table:formula="of:=RAND()" office:value-type="float" office:value="0.286942922044545">
            <text:p>0.286942922</text:p>
          </table:table-cell>
          <table:table-cell table:formula="of:=RAND()" office:value-type="float" office:value="0.615963312098756">
            <text:p>0.6159633121</text:p>
          </table:table-cell>
          <table:table-cell table:formula="of:=RAND()" office:value-type="float" office:value="0.422638575313613">
            <text:p>0.4226385753</text:p>
          </table:table-cell>
          <table:table-cell table:formula="of:=SUM([.B974:.M974])-6" office:value-type="float" office:value="-0.0891160075552762">
            <text:p>-0.0891160076</text:p>
          </table:table-cell>
          <table:table-cell table:formula="of:=[.N974]-[.$G$6]" office:value-type="float" office:value="-0.0760908324155025">
            <text:p>-0.0760908324</text:p>
          </table:table-cell>
          <table:table-cell table:formula="of:=[.O974]*[.O974]" office:value-type="float" office:value="0.00578981477768409">
            <text:p>0.0057898148</text:p>
          </table:table-cell>
        </table:table-row>
        <table:table-row table:style-name="ro1">
          <table:table-cell/>
          <table:table-cell table:formula="of:=RAND()" office:value-type="float" office:value="0.460940364049748">
            <text:p>0.460940364</text:p>
          </table:table-cell>
          <table:table-cell table:formula="of:=RAND()" office:value-type="float" office:value="0.781557187670842">
            <text:p>0.7815571877</text:p>
          </table:table-cell>
          <table:table-cell table:formula="of:=RAND()" office:value-type="float" office:value="0.783238353207707">
            <text:p>0.7832383532</text:p>
          </table:table-cell>
          <table:table-cell table:formula="of:=RAND()" office:value-type="float" office:value="0.687069424893707">
            <text:p>0.6870694249</text:p>
          </table:table-cell>
          <table:table-cell table:formula="of:=RAND()" office:value-type="float" office:value="0.366032673744485">
            <text:p>0.3660326737</text:p>
          </table:table-cell>
          <table:table-cell table:formula="of:=RAND()" office:value-type="float" office:value="0.610571858473122">
            <text:p>0.6105718585</text:p>
          </table:table-cell>
          <table:table-cell table:formula="of:=RAND()" office:value-type="float" office:value="0.358267725678161">
            <text:p>0.3582677257</text:p>
          </table:table-cell>
          <table:table-cell table:formula="of:=RAND()" office:value-type="float" office:value="0.585732016246766">
            <text:p>0.5857320162</text:p>
          </table:table-cell>
          <table:table-cell table:formula="of:=RAND()" office:value-type="float" office:value="0.354761733440682">
            <text:p>0.3547617334</text:p>
          </table:table-cell>
          <table:table-cell table:formula="of:=RAND()" office:value-type="float" office:value="0.812134611653164">
            <text:p>0.8121346117</text:p>
          </table:table-cell>
          <table:table-cell table:formula="of:=RAND()" office:value-type="float" office:value="0.385320148663595">
            <text:p>0.3853201487</text:p>
          </table:table-cell>
          <table:table-cell table:formula="of:=RAND()" office:value-type="float" office:value="0.891875737346709">
            <text:p>0.8918757373</text:p>
          </table:table-cell>
          <table:table-cell table:formula="of:=SUM([.B975:.M975])-6" office:value-type="float" office:value="1.07750183506869">
            <text:p>1.0775018351</text:p>
          </table:table-cell>
          <table:table-cell table:formula="of:=[.N975]-[.$G$6]" office:value-type="float" office:value="1.09052701020846">
            <text:p>1.0905270102</text:p>
          </table:table-cell>
          <table:table-cell table:formula="of:=[.O975]*[.O975]" office:value-type="float" office:value="1.18924915999421">
            <text:p>1.18924916</text:p>
          </table:table-cell>
        </table:table-row>
        <table:table-row table:style-name="ro1">
          <table:table-cell/>
          <table:table-cell table:formula="of:=RAND()" office:value-type="float" office:value="0.519623415311798">
            <text:p>0.5196234153</text:p>
          </table:table-cell>
          <table:table-cell table:formula="of:=RAND()" office:value-type="float" office:value="0.552332343766466">
            <text:p>0.5523323438</text:p>
          </table:table-cell>
          <table:table-cell table:formula="of:=RAND()" office:value-type="float" office:value="0.755814767442644">
            <text:p>0.7558147674</text:p>
          </table:table-cell>
          <table:table-cell table:formula="of:=RAND()" office:value-type="float" office:value="0.0620214608497918">
            <text:p>0.0620214608</text:p>
          </table:table-cell>
          <table:table-cell table:formula="of:=RAND()" office:value-type="float" office:value="0.467311169253662">
            <text:p>0.4673111693</text:p>
          </table:table-cell>
          <table:table-cell table:formula="of:=RAND()" office:value-type="float" office:value="0.33949856297113">
            <text:p>0.339498563</text:p>
          </table:table-cell>
          <table:table-cell table:formula="of:=RAND()" office:value-type="float" office:value="0.444661516230553">
            <text:p>0.4446615162</text:p>
          </table:table-cell>
          <table:table-cell table:formula="of:=RAND()" office:value-type="float" office:value="0.243215975118801">
            <text:p>0.2432159751</text:p>
          </table:table-cell>
          <table:table-cell table:formula="of:=RAND()" office:value-type="float" office:value="0.200478947954252">
            <text:p>0.200478948</text:p>
          </table:table-cell>
          <table:table-cell table:formula="of:=RAND()" office:value-type="float" office:value="0.209063530201092">
            <text:p>0.2090635302</text:p>
          </table:table-cell>
          <table:table-cell table:formula="of:=RAND()" office:value-type="float" office:value="0.823260886594653">
            <text:p>0.8232608866</text:p>
          </table:table-cell>
          <table:table-cell table:formula="of:=RAND()" office:value-type="float" office:value="0.920672028791159">
            <text:p>0.9206720288</text:p>
          </table:table-cell>
          <table:table-cell table:formula="of:=SUM([.B976:.M976])-6" office:value-type="float" office:value="-0.462045395513997">
            <text:p>-0.4620453955</text:p>
          </table:table-cell>
          <table:table-cell table:formula="of:=[.N976]-[.$G$6]" office:value-type="float" office:value="-0.449020220374223">
            <text:p>-0.4490202204</text:p>
          </table:table-cell>
          <table:table-cell table:formula="of:=[.O976]*[.O976]" office:value-type="float" office:value="0.201619158304916">
            <text:p>0.2016191583</text:p>
          </table:table-cell>
        </table:table-row>
        <table:table-row table:style-name="ro1">
          <table:table-cell/>
          <table:table-cell table:formula="of:=RAND()" office:value-type="float" office:value="0.672506871400401">
            <text:p>0.6725068714</text:p>
          </table:table-cell>
          <table:table-cell table:formula="of:=RAND()" office:value-type="float" office:value="0.591479731956497">
            <text:p>0.591479732</text:p>
          </table:table-cell>
          <table:table-cell table:formula="of:=RAND()" office:value-type="float" office:value="0.199299739208072">
            <text:p>0.1992997392</text:p>
          </table:table-cell>
          <table:table-cell table:formula="of:=RAND()" office:value-type="float" office:value="0.0336283561773598">
            <text:p>0.0336283562</text:p>
          </table:table-cell>
          <table:table-cell table:formula="of:=RAND()" office:value-type="float" office:value="0.549101057229564">
            <text:p>0.5491010572</text:p>
          </table:table-cell>
          <table:table-cell table:formula="of:=RAND()" office:value-type="float" office:value="0.974806772079319">
            <text:p>0.9748067721</text:p>
          </table:table-cell>
          <table:table-cell table:formula="of:=RAND()" office:value-type="float" office:value="0.284201650414616">
            <text:p>0.2842016504</text:p>
          </table:table-cell>
          <table:table-cell table:formula="of:=RAND()" office:value-type="float" office:value="0.81664065620862">
            <text:p>0.8166406562</text:p>
          </table:table-cell>
          <table:table-cell table:formula="of:=RAND()" office:value-type="float" office:value="0.281169614987448">
            <text:p>0.281169615</text:p>
          </table:table-cell>
          <table:table-cell table:formula="of:=RAND()" office:value-type="float" office:value="0.351448978530243">
            <text:p>0.3514489785</text:p>
          </table:table-cell>
          <table:table-cell table:formula="of:=RAND()" office:value-type="float" office:value="0.155919630313292">
            <text:p>0.1559196303</text:p>
          </table:table-cell>
          <table:table-cell table:formula="of:=RAND()" office:value-type="float" office:value="0.749665164621547">
            <text:p>0.7496651646</text:p>
          </table:table-cell>
          <table:table-cell table:formula="of:=SUM([.B977:.M977])-6" office:value-type="float" office:value="-0.340131776873022">
            <text:p>-0.3401317769</text:p>
          </table:table-cell>
          <table:table-cell table:formula="of:=[.N977]-[.$G$6]" office:value-type="float" office:value="-0.327106601733249">
            <text:p>-0.3271066017</text:p>
          </table:table-cell>
          <table:table-cell table:formula="of:=[.O977]*[.O977]" office:value-type="float" office:value="0.106998728897474">
            <text:p>0.1069987289</text:p>
          </table:table-cell>
        </table:table-row>
        <table:table-row table:style-name="ro1">
          <table:table-cell/>
          <table:table-cell table:formula="of:=RAND()" office:value-type="float" office:value="0.295179666718468">
            <text:p>0.2951796667</text:p>
          </table:table-cell>
          <table:table-cell table:formula="of:=RAND()" office:value-type="float" office:value="0.437804254703224">
            <text:p>0.4378042547</text:p>
          </table:table-cell>
          <table:table-cell table:formula="of:=RAND()" office:value-type="float" office:value="0.491217355709523">
            <text:p>0.4912173557</text:p>
          </table:table-cell>
          <table:table-cell table:formula="of:=RAND()" office:value-type="float" office:value="0.675205173436552">
            <text:p>0.6752051734</text:p>
          </table:table-cell>
          <table:table-cell table:formula="of:=RAND()" office:value-type="float" office:value="0.135153023991734">
            <text:p>0.135153024</text:p>
          </table:table-cell>
          <table:table-cell table:formula="of:=RAND()" office:value-type="float" office:value="0.790123228915036">
            <text:p>0.7901232289</text:p>
          </table:table-cell>
          <table:table-cell table:formula="of:=RAND()" office:value-type="float" office:value="0.0440325229428709">
            <text:p>0.0440325229</text:p>
          </table:table-cell>
          <table:table-cell table:formula="of:=RAND()" office:value-type="float" office:value="0.153592361835763">
            <text:p>0.1535923618</text:p>
          </table:table-cell>
          <table:table-cell table:formula="of:=RAND()" office:value-type="float" office:value="0.99479968030937">
            <text:p>0.9947996803</text:p>
          </table:table-cell>
          <table:table-cell table:formula="of:=RAND()" office:value-type="float" office:value="0.695196414366365">
            <text:p>0.6951964144</text:p>
          </table:table-cell>
          <table:table-cell table:formula="of:=RAND()" office:value-type="float" office:value="0.975662078242749">
            <text:p>0.9756620782</text:p>
          </table:table-cell>
          <table:table-cell table:formula="of:=RAND()" office:value-type="float" office:value="0.267487692181021">
            <text:p>0.2674876922</text:p>
          </table:table-cell>
          <table:table-cell table:formula="of:=SUM([.B978:.M978])-6" office:value-type="float" office:value="-0.0445465466473252">
            <text:p>-0.0445465466</text:p>
          </table:table-cell>
          <table:table-cell table:formula="of:=[.N978]-[.$G$6]" office:value-type="float" office:value="-0.0315213715075515">
            <text:p>-0.0315213715</text:p>
          </table:table-cell>
          <table:table-cell table:formula="of:=[.O978]*[.O978]" office:value-type="float" office:value="0.000993596861717081">
            <text:p>0.0009935969</text:p>
          </table:table-cell>
        </table:table-row>
        <table:table-row table:style-name="ro1">
          <table:table-cell/>
          <table:table-cell table:formula="of:=RAND()" office:value-type="float" office:value="0.124298879411072">
            <text:p>0.1242988794</text:p>
          </table:table-cell>
          <table:table-cell table:formula="of:=RAND()" office:value-type="float" office:value="0.0266702689696103">
            <text:p>0.026670269</text:p>
          </table:table-cell>
          <table:table-cell table:formula="of:=RAND()" office:value-type="float" office:value="0.127068259054795">
            <text:p>0.1270682591</text:p>
          </table:table-cell>
          <table:table-cell table:formula="of:=RAND()" office:value-type="float" office:value="0.204530359478667">
            <text:p>0.2045303595</text:p>
          </table:table-cell>
          <table:table-cell table:formula="of:=RAND()" office:value-type="float" office:value="0.270928494632244">
            <text:p>0.2709284946</text:p>
          </table:table-cell>
          <table:table-cell table:formula="of:=RAND()" office:value-type="float" office:value="0.181336716050282">
            <text:p>0.1813367161</text:p>
          </table:table-cell>
          <table:table-cell table:formula="of:=RAND()" office:value-type="float" office:value="0.974396695615724">
            <text:p>0.9743966956</text:p>
          </table:table-cell>
          <table:table-cell table:formula="of:=RAND()" office:value-type="float" office:value="0.223285446874797">
            <text:p>0.2232854469</text:p>
          </table:table-cell>
          <table:table-cell table:formula="of:=RAND()" office:value-type="float" office:value="0.854138014605269">
            <text:p>0.8541380146</text:p>
          </table:table-cell>
          <table:table-cell table:formula="of:=RAND()" office:value-type="float" office:value="0.939656493719667">
            <text:p>0.9396564937</text:p>
          </table:table-cell>
          <table:table-cell table:formula="of:=RAND()" office:value-type="float" office:value="0.0455998701509088">
            <text:p>0.0455998702</text:p>
          </table:table-cell>
          <table:table-cell table:formula="of:=RAND()" office:value-type="float" office:value="0.793406923534349">
            <text:p>0.7934069235</text:p>
          </table:table-cell>
          <table:table-cell table:formula="of:=SUM([.B979:.M979])-6" office:value-type="float" office:value="-1.23468357790262">
            <text:p>-1.2346835779</text:p>
          </table:table-cell>
          <table:table-cell table:formula="of:=[.N979]-[.$G$6]" office:value-type="float" office:value="-1.22165840276284">
            <text:p>-1.2216584028</text:p>
          </table:table-cell>
          <table:table-cell table:formula="of:=[.O979]*[.O979]" office:value-type="float" office:value="1.49244925304106">
            <text:p>1.492449253</text:p>
          </table:table-cell>
        </table:table-row>
        <table:table-row table:style-name="ro1">
          <table:table-cell/>
          <table:table-cell table:formula="of:=RAND()" office:value-type="float" office:value="0.913923039101064">
            <text:p>0.9139230391</text:p>
          </table:table-cell>
          <table:table-cell table:formula="of:=RAND()" office:value-type="float" office:value="0.806721397209913">
            <text:p>0.8067213972</text:p>
          </table:table-cell>
          <table:table-cell table:formula="of:=RAND()" office:value-type="float" office:value="0.109623949276283">
            <text:p>0.1096239493</text:p>
          </table:table-cell>
          <table:table-cell table:formula="of:=RAND()" office:value-type="float" office:value="0.331035474315286">
            <text:p>0.3310354743</text:p>
          </table:table-cell>
          <table:table-cell table:formula="of:=RAND()" office:value-type="float" office:value="0.78190178074874">
            <text:p>0.7819017807</text:p>
          </table:table-cell>
          <table:table-cell table:formula="of:=RAND()" office:value-type="float" office:value="0.625739902025089">
            <text:p>0.625739902</text:p>
          </table:table-cell>
          <table:table-cell table:formula="of:=RAND()" office:value-type="float" office:value="0.826234604464844">
            <text:p>0.8262346045</text:p>
          </table:table-cell>
          <table:table-cell table:formula="of:=RAND()" office:value-type="float" office:value="0.868173882365227">
            <text:p>0.8681738824</text:p>
          </table:table-cell>
          <table:table-cell table:formula="of:=RAND()" office:value-type="float" office:value="0.707233912311494">
            <text:p>0.7072339123</text:p>
          </table:table-cell>
          <table:table-cell table:formula="of:=RAND()" office:value-type="float" office:value="0.269460201263428">
            <text:p>0.2694602013</text:p>
          </table:table-cell>
          <table:table-cell table:formula="of:=RAND()" office:value-type="float" office:value="0.802037302171811">
            <text:p>0.8020373022</text:p>
          </table:table-cell>
          <table:table-cell table:formula="of:=RAND()" office:value-type="float" office:value="0.667140280129388">
            <text:p>0.6671402801</text:p>
          </table:table-cell>
          <table:table-cell table:formula="of:=SUM([.B980:.M980])-6" office:value-type="float" office:value="1.70922572538257">
            <text:p>1.7092257254</text:p>
          </table:table-cell>
          <table:table-cell table:formula="of:=[.N980]-[.$G$6]" office:value-type="float" office:value="1.72225090052234">
            <text:p>1.7222509005</text:p>
          </table:table-cell>
          <table:table-cell table:formula="of:=[.O980]*[.O980]" office:value-type="float" office:value="2.96614816435001">
            <text:p>2.9661481644</text:p>
          </table:table-cell>
        </table:table-row>
        <table:table-row table:style-name="ro1">
          <table:table-cell/>
          <table:table-cell table:formula="of:=RAND()" office:value-type="float" office:value="0.925034924410284">
            <text:p>0.9250349244</text:p>
          </table:table-cell>
          <table:table-cell table:formula="of:=RAND()" office:value-type="float" office:value="0.62192360102199">
            <text:p>0.621923601</text:p>
          </table:table-cell>
          <table:table-cell table:formula="of:=RAND()" office:value-type="float" office:value="0.391417281003669">
            <text:p>0.391417281</text:p>
          </table:table-cell>
          <table:table-cell table:formula="of:=RAND()" office:value-type="float" office:value="0.604079770622775">
            <text:p>0.6040797706</text:p>
          </table:table-cell>
          <table:table-cell table:formula="of:=RAND()" office:value-type="float" office:value="0.542044263100252">
            <text:p>0.5420442631</text:p>
          </table:table-cell>
          <table:table-cell table:formula="of:=RAND()" office:value-type="float" office:value="0.40299911564216">
            <text:p>0.4029991156</text:p>
          </table:table-cell>
          <table:table-cell table:formula="of:=RAND()" office:value-type="float" office:value="0.241026752395555">
            <text:p>0.2410267524</text:p>
          </table:table-cell>
          <table:table-cell table:formula="of:=RAND()" office:value-type="float" office:value="0.566930767614394">
            <text:p>0.5669307676</text:p>
          </table:table-cell>
          <table:table-cell table:formula="of:=RAND()" office:value-type="float" office:value="0.644568565767258">
            <text:p>0.6445685658</text:p>
          </table:table-cell>
          <table:table-cell table:formula="of:=RAND()" office:value-type="float" office:value="0.303140698000789">
            <text:p>0.303140698</text:p>
          </table:table-cell>
          <table:table-cell table:formula="of:=RAND()" office:value-type="float" office:value="0.715139447012916">
            <text:p>0.715139447</text:p>
          </table:table-cell>
          <table:table-cell table:formula="of:=RAND()" office:value-type="float" office:value="0.847809441154823">
            <text:p>0.8478094412</text:p>
          </table:table-cell>
          <table:table-cell table:formula="of:=SUM([.B981:.M981])-6" office:value-type="float" office:value="0.806114627746865">
            <text:p>0.8061146277</text:p>
          </table:table-cell>
          <table:table-cell table:formula="of:=[.N981]-[.$G$6]" office:value-type="float" office:value="0.819139802886639">
            <text:p>0.8191398029</text:p>
          </table:table-cell>
          <table:table-cell table:formula="of:=[.O981]*[.O981]" office:value-type="float" office:value="0.670990016673161">
            <text:p>0.6709900167</text:p>
          </table:table-cell>
        </table:table-row>
        <table:table-row table:style-name="ro1">
          <table:table-cell/>
          <table:table-cell table:formula="of:=RAND()" office:value-type="float" office:value="0.743215396534652">
            <text:p>0.7432153965</text:p>
          </table:table-cell>
          <table:table-cell table:formula="of:=RAND()" office:value-type="float" office:value="0.247967734467238">
            <text:p>0.2479677345</text:p>
          </table:table-cell>
          <table:table-cell table:formula="of:=RAND()" office:value-type="float" office:value="0.628237880999222">
            <text:p>0.628237881</text:p>
          </table:table-cell>
          <table:table-cell table:formula="of:=RAND()" office:value-type="float" office:value="0.435666854260489">
            <text:p>0.4356668543</text:p>
          </table:table-cell>
          <table:table-cell table:formula="of:=RAND()" office:value-type="float" office:value="0.712032311363146">
            <text:p>0.7120323114</text:p>
          </table:table-cell>
          <table:table-cell table:formula="of:=RAND()" office:value-type="float" office:value="0.888330555520952">
            <text:p>0.8883305555</text:p>
          </table:table-cell>
          <table:table-cell table:formula="of:=RAND()" office:value-type="float" office:value="0.219045359408483">
            <text:p>0.2190453594</text:p>
          </table:table-cell>
          <table:table-cell table:formula="of:=RAND()" office:value-type="float" office:value="0.657376687973738">
            <text:p>0.657376688</text:p>
          </table:table-cell>
          <table:table-cell table:formula="of:=RAND()" office:value-type="float" office:value="0.0066638644784689">
            <text:p>0.0066638645</text:p>
          </table:table-cell>
          <table:table-cell table:formula="of:=RAND()" office:value-type="float" office:value="0.851207620697096">
            <text:p>0.8512076207</text:p>
          </table:table-cell>
          <table:table-cell table:formula="of:=RAND()" office:value-type="float" office:value="0.173297134693712">
            <text:p>0.1732971347</text:p>
          </table:table-cell>
          <table:table-cell table:formula="of:=RAND()" office:value-type="float" office:value="0.338758680503815">
            <text:p>0.3387586805</text:p>
          </table:table-cell>
          <table:table-cell table:formula="of:=SUM([.B982:.M982])-6" office:value-type="float" office:value="-0.0981999190989882">
            <text:p>-0.0981999191</text:p>
          </table:table-cell>
          <table:table-cell table:formula="of:=[.N982]-[.$G$6]" office:value-type="float" office:value="-0.0851747439592145">
            <text:p>-0.085174744</text:p>
          </table:table-cell>
          <table:table-cell table:formula="of:=[.O982]*[.O982]" office:value-type="float" office:value="0.00725473700851775">
            <text:p>0.007254737</text:p>
          </table:table-cell>
        </table:table-row>
        <table:table-row table:style-name="ro1">
          <table:table-cell/>
          <table:table-cell table:formula="of:=RAND()" office:value-type="float" office:value="0.954387311125174">
            <text:p>0.9543873111</text:p>
          </table:table-cell>
          <table:table-cell table:formula="of:=RAND()" office:value-type="float" office:value="0.528309928253293">
            <text:p>0.5283099283</text:p>
          </table:table-cell>
          <table:table-cell table:formula="of:=RAND()" office:value-type="float" office:value="0.885598661145195">
            <text:p>0.8855986611</text:p>
          </table:table-cell>
          <table:table-cell table:formula="of:=RAND()" office:value-type="float" office:value="0.166234898148105">
            <text:p>0.1662348981</text:p>
          </table:table-cell>
          <table:table-cell table:formula="of:=RAND()" office:value-type="float" office:value="0.93146302131936">
            <text:p>0.9314630213</text:p>
          </table:table-cell>
          <table:table-cell table:formula="of:=RAND()" office:value-type="float" office:value="0.916781130712479">
            <text:p>0.9167811307</text:p>
          </table:table-cell>
          <table:table-cell table:formula="of:=RAND()" office:value-type="float" office:value="0.443582457257435">
            <text:p>0.4435824573</text:p>
          </table:table-cell>
          <table:table-cell table:formula="of:=RAND()" office:value-type="float" office:value="0.916714549530298">
            <text:p>0.9167145495</text:p>
          </table:table-cell>
          <table:table-cell table:formula="of:=RAND()" office:value-type="float" office:value="0.0248357595410198">
            <text:p>0.0248357595</text:p>
          </table:table-cell>
          <table:table-cell table:formula="of:=RAND()" office:value-type="float" office:value="0.618370308540762">
            <text:p>0.6183703085</text:p>
          </table:table-cell>
          <table:table-cell table:formula="of:=RAND()" office:value-type="float" office:value="0.851532773580402">
            <text:p>0.8515327736</text:p>
          </table:table-cell>
          <table:table-cell table:formula="of:=RAND()" office:value-type="float" office:value="0.712449065875262">
            <text:p>0.7124490659</text:p>
          </table:table-cell>
          <table:table-cell table:formula="of:=SUM([.B983:.M983])-6" office:value-type="float" office:value="1.95025986502878">
            <text:p>1.950259865</text:p>
          </table:table-cell>
          <table:table-cell table:formula="of:=[.N983]-[.$G$6]" office:value-type="float" office:value="1.96328504016856">
            <text:p>1.9632850402</text:p>
          </table:table-cell>
          <table:table-cell table:formula="of:=[.O983]*[.O983]" office:value-type="float" office:value="3.85448814894965">
            <text:p>3.8544881489</text:p>
          </table:table-cell>
        </table:table-row>
        <table:table-row table:style-name="ro1">
          <table:table-cell/>
          <table:table-cell table:formula="of:=RAND()" office:value-type="float" office:value="0.0964461455587298">
            <text:p>0.0964461456</text:p>
          </table:table-cell>
          <table:table-cell table:formula="of:=RAND()" office:value-type="float" office:value="0.910159857012332">
            <text:p>0.910159857</text:p>
          </table:table-cell>
          <table:table-cell table:formula="of:=RAND()" office:value-type="float" office:value="0.0615503776352853">
            <text:p>0.0615503776</text:p>
          </table:table-cell>
          <table:table-cell table:formula="of:=RAND()" office:value-type="float" office:value="0.209968699142337">
            <text:p>0.2099686991</text:p>
          </table:table-cell>
          <table:table-cell table:formula="of:=RAND()" office:value-type="float" office:value="0.0695241640787572">
            <text:p>0.0695241641</text:p>
          </table:table-cell>
          <table:table-cell table:formula="of:=RAND()" office:value-type="float" office:value="0.0825223503634334">
            <text:p>0.0825223504</text:p>
          </table:table-cell>
          <table:table-cell table:formula="of:=RAND()" office:value-type="float" office:value="0.569933904334903">
            <text:p>0.5699339043</text:p>
          </table:table-cell>
          <table:table-cell table:formula="of:=RAND()" office:value-type="float" office:value="0.440620092209429">
            <text:p>0.4406200922</text:p>
          </table:table-cell>
          <table:table-cell table:formula="of:=RAND()" office:value-type="float" office:value="0.996281018247828">
            <text:p>0.9962810182</text:p>
          </table:table-cell>
          <table:table-cell table:formula="of:=RAND()" office:value-type="float" office:value="0.697872060118243">
            <text:p>0.6978720601</text:p>
          </table:table-cell>
          <table:table-cell table:formula="of:=RAND()" office:value-type="float" office:value="0.537054928252474">
            <text:p>0.5370549283</text:p>
          </table:table-cell>
          <table:table-cell table:formula="of:=RAND()" office:value-type="float" office:value="0.627034139353782">
            <text:p>0.6270341394</text:p>
          </table:table-cell>
          <table:table-cell table:formula="of:=SUM([.B984:.M984])-6" office:value-type="float" office:value="-0.701032263692468">
            <text:p>-0.7010322637</text:p>
          </table:table-cell>
          <table:table-cell table:formula="of:=[.N984]-[.$G$6]" office:value-type="float" office:value="-0.688007088552695">
            <text:p>-0.6880070886</text:p>
          </table:table-cell>
          <table:table-cell table:formula="of:=[.O984]*[.O984]" office:value-type="float" office:value="0.473353753898756">
            <text:p>0.4733537539</text:p>
          </table:table-cell>
        </table:table-row>
        <table:table-row table:style-name="ro1">
          <table:table-cell/>
          <table:table-cell table:formula="of:=RAND()" office:value-type="float" office:value="0.41409178590402">
            <text:p>0.4140917859</text:p>
          </table:table-cell>
          <table:table-cell table:formula="of:=RAND()" office:value-type="float" office:value="0.0437901022378355">
            <text:p>0.0437901022</text:p>
          </table:table-cell>
          <table:table-cell table:formula="of:=RAND()" office:value-type="float" office:value="0.280981400050223">
            <text:p>0.2809814001</text:p>
          </table:table-cell>
          <table:table-cell table:formula="of:=RAND()" office:value-type="float" office:value="0.364669216098264">
            <text:p>0.3646692161</text:p>
          </table:table-cell>
          <table:table-cell table:formula="of:=RAND()" office:value-type="float" office:value="0.384773186873645">
            <text:p>0.3847731869</text:p>
          </table:table-cell>
          <table:table-cell table:formula="of:=RAND()" office:value-type="float" office:value="0.18251729151234">
            <text:p>0.1825172915</text:p>
          </table:table-cell>
          <table:table-cell table:formula="of:=RAND()" office:value-type="float" office:value="0.419473059009761">
            <text:p>0.419473059</text:p>
          </table:table-cell>
          <table:table-cell table:formula="of:=RAND()" office:value-type="float" office:value="0.788918122416362">
            <text:p>0.7889181224</text:p>
          </table:table-cell>
          <table:table-cell table:formula="of:=RAND()" office:value-type="float" office:value="0.119847824564204">
            <text:p>0.1198478246</text:p>
          </table:table-cell>
          <table:table-cell table:formula="of:=RAND()" office:value-type="float" office:value="0.272441520122811">
            <text:p>0.2724415201</text:p>
          </table:table-cell>
          <table:table-cell table:formula="of:=RAND()" office:value-type="float" office:value="0.174463684204966">
            <text:p>0.1744636842</text:p>
          </table:table-cell>
          <table:table-cell table:formula="of:=RAND()" office:value-type="float" office:value="0.0298259302508086">
            <text:p>0.0298259303</text:p>
          </table:table-cell>
          <table:table-cell table:formula="of:=SUM([.B985:.M985])-6" office:value-type="float" office:value="-2.52420687675476">
            <text:p>-2.5242068768</text:p>
          </table:table-cell>
          <table:table-cell table:formula="of:=[.N985]-[.$G$6]" office:value-type="float" office:value="-2.51118170161499">
            <text:p>-2.5111817016</text:p>
          </table:table-cell>
          <table:table-cell table:formula="of:=[.O985]*[.O985]" office:value-type="float" office:value="6.30603353852594">
            <text:p>6.3060335385</text:p>
          </table:table-cell>
        </table:table-row>
        <table:table-row table:style-name="ro1">
          <table:table-cell/>
          <table:table-cell table:formula="of:=RAND()" office:value-type="float" office:value="0.127172159031034">
            <text:p>0.127172159</text:p>
          </table:table-cell>
          <table:table-cell table:formula="of:=RAND()" office:value-type="float" office:value="0.522434522164986">
            <text:p>0.5224345222</text:p>
          </table:table-cell>
          <table:table-cell table:formula="of:=RAND()" office:value-type="float" office:value="0.961269676918164">
            <text:p>0.9612696769</text:p>
          </table:table-cell>
          <table:table-cell table:formula="of:=RAND()" office:value-type="float" office:value="0.712658569216728">
            <text:p>0.7126585692</text:p>
          </table:table-cell>
          <table:table-cell table:formula="of:=RAND()" office:value-type="float" office:value="0.542937989113852">
            <text:p>0.5429379891</text:p>
          </table:table-cell>
          <table:table-cell table:formula="of:=RAND()" office:value-type="float" office:value="0.96730396617204">
            <text:p>0.9673039662</text:p>
          </table:table-cell>
          <table:table-cell table:formula="of:=RAND()" office:value-type="float" office:value="0.0283182712737471">
            <text:p>0.0283182713</text:p>
          </table:table-cell>
          <table:table-cell table:formula="of:=RAND()" office:value-type="float" office:value="0.107148261507973">
            <text:p>0.1071482615</text:p>
          </table:table-cell>
          <table:table-cell table:formula="of:=RAND()" office:value-type="float" office:value="0.964828894007951">
            <text:p>0.964828894</text:p>
          </table:table-cell>
          <table:table-cell table:formula="of:=RAND()" office:value-type="float" office:value="0.78130192658864">
            <text:p>0.7813019266</text:p>
          </table:table-cell>
          <table:table-cell table:formula="of:=RAND()" office:value-type="float" office:value="0.905846880748868">
            <text:p>0.9058468807</text:p>
          </table:table-cell>
          <table:table-cell table:formula="of:=RAND()" office:value-type="float" office:value="0.481800162931904">
            <text:p>0.4818001629</text:p>
          </table:table-cell>
          <table:table-cell table:formula="of:=SUM([.B986:.M986])-6" office:value-type="float" office:value="1.10302127967589">
            <text:p>1.1030212797</text:p>
          </table:table-cell>
          <table:table-cell table:formula="of:=[.N986]-[.$G$6]" office:value-type="float" office:value="1.11604645481566">
            <text:p>1.1160464548</text:p>
          </table:table-cell>
          <table:table-cell table:formula="of:=[.O986]*[.O986]" office:value-type="float" office:value="1.2455596893066">
            <text:p>1.2455596893</text:p>
          </table:table-cell>
        </table:table-row>
        <table:table-row table:style-name="ro1">
          <table:table-cell/>
          <table:table-cell table:formula="of:=RAND()" office:value-type="float" office:value="0.061857650289312">
            <text:p>0.0618576503</text:p>
          </table:table-cell>
          <table:table-cell table:formula="of:=RAND()" office:value-type="float" office:value="0.971040246542543">
            <text:p>0.9710402465</text:p>
          </table:table-cell>
          <table:table-cell table:formula="of:=RAND()" office:value-type="float" office:value="0.384277074132115">
            <text:p>0.3842770741</text:p>
          </table:table-cell>
          <table:table-cell table:formula="of:=RAND()" office:value-type="float" office:value="0.290553767932579">
            <text:p>0.2905537679</text:p>
          </table:table-cell>
          <table:table-cell table:formula="of:=RAND()" office:value-type="float" office:value="0.0959569637198001">
            <text:p>0.0959569637</text:p>
          </table:table-cell>
          <table:table-cell table:formula="of:=RAND()" office:value-type="float" office:value="0.304179622791708">
            <text:p>0.3041796228</text:p>
          </table:table-cell>
          <table:table-cell table:formula="of:=RAND()" office:value-type="float" office:value="0.511110150488094">
            <text:p>0.5111101505</text:p>
          </table:table-cell>
          <table:table-cell table:formula="of:=RAND()" office:value-type="float" office:value="0.160209868568927">
            <text:p>0.1602098686</text:p>
          </table:table-cell>
          <table:table-cell table:formula="of:=RAND()" office:value-type="float" office:value="0.34420658275485">
            <text:p>0.3442065828</text:p>
          </table:table-cell>
          <table:table-cell table:formula="of:=RAND()" office:value-type="float" office:value="0.481521870009601">
            <text:p>0.48152187</text:p>
          </table:table-cell>
          <table:table-cell table:formula="of:=RAND()" office:value-type="float" office:value="0.165536403423175">
            <text:p>0.1655364034</text:p>
          </table:table-cell>
          <table:table-cell table:formula="of:=RAND()" office:value-type="float" office:value="0.435647835722193">
            <text:p>0.4356478357</text:p>
          </table:table-cell>
          <table:table-cell table:formula="of:=SUM([.B987:.M987])-6" office:value-type="float" office:value="-1.7939019636251">
            <text:p>-1.7939019636</text:p>
          </table:table-cell>
          <table:table-cell table:formula="of:=[.N987]-[.$G$6]" office:value-type="float" office:value="-1.78087678848533">
            <text:p>-1.7808767885</text:p>
          </table:table-cell>
          <table:table-cell table:formula="of:=[.O987]*[.O987]" office:value-type="float" office:value="3.17152213576582">
            <text:p>3.1715221358</text:p>
          </table:table-cell>
        </table:table-row>
        <table:table-row table:style-name="ro1">
          <table:table-cell/>
          <table:table-cell table:formula="of:=RAND()" office:value-type="float" office:value="0.591691799694672">
            <text:p>0.5916917997</text:p>
          </table:table-cell>
          <table:table-cell table:formula="of:=RAND()" office:value-type="float" office:value="0.449897147947922">
            <text:p>0.4498971479</text:p>
          </table:table-cell>
          <table:table-cell table:formula="of:=RAND()" office:value-type="float" office:value="0.433785107685253">
            <text:p>0.4337851077</text:p>
          </table:table-cell>
          <table:table-cell table:formula="of:=RAND()" office:value-type="float" office:value="0.0105904063675553">
            <text:p>0.0105904064</text:p>
          </table:table-cell>
          <table:table-cell table:formula="of:=RAND()" office:value-type="float" office:value="0.68358339718543">
            <text:p>0.6835833972</text:p>
          </table:table-cell>
          <table:table-cell table:formula="of:=RAND()" office:value-type="float" office:value="0.410205880645663">
            <text:p>0.4102058806</text:p>
          </table:table-cell>
          <table:table-cell table:formula="of:=RAND()" office:value-type="float" office:value="0.679696545470506">
            <text:p>0.6796965455</text:p>
          </table:table-cell>
          <table:table-cell table:formula="of:=RAND()" office:value-type="float" office:value="0.607955720974132">
            <text:p>0.607955721</text:p>
          </table:table-cell>
          <table:table-cell table:formula="of:=RAND()" office:value-type="float" office:value="0.143875327892602">
            <text:p>0.1438753279</text:p>
          </table:table-cell>
          <table:table-cell table:formula="of:=RAND()" office:value-type="float" office:value="0.943658991716802">
            <text:p>0.9436589917</text:p>
          </table:table-cell>
          <table:table-cell table:formula="of:=RAND()" office:value-type="float" office:value="0.293213519267738">
            <text:p>0.2932135193</text:p>
          </table:table-cell>
          <table:table-cell table:formula="of:=RAND()" office:value-type="float" office:value="0.581485320115462">
            <text:p>0.5814853201</text:p>
          </table:table-cell>
          <table:table-cell table:formula="of:=SUM([.B988:.M988])-6" office:value-type="float" office:value="-0.170360835036263">
            <text:p>-0.170360835</text:p>
          </table:table-cell>
          <table:table-cell table:formula="of:=[.N988]-[.$G$6]" office:value-type="float" office:value="-0.157335659896489">
            <text:p>-0.1573356599</text:p>
          </table:table-cell>
          <table:table-cell table:formula="of:=[.O988]*[.O988]" office:value-type="float" office:value="0.0247545098750637">
            <text:p>0.0247545099</text:p>
          </table:table-cell>
        </table:table-row>
        <table:table-row table:style-name="ro1">
          <table:table-cell/>
          <table:table-cell table:formula="of:=RAND()" office:value-type="float" office:value="0.211322996299714">
            <text:p>0.2113229963</text:p>
          </table:table-cell>
          <table:table-cell table:formula="of:=RAND()" office:value-type="float" office:value="0.880424170522019">
            <text:p>0.8804241705</text:p>
          </table:table-cell>
          <table:table-cell table:formula="of:=RAND()" office:value-type="float" office:value="0.265255368314683">
            <text:p>0.2652553683</text:p>
          </table:table-cell>
          <table:table-cell table:formula="of:=RAND()" office:value-type="float" office:value="0.31400597654283">
            <text:p>0.3140059765</text:p>
          </table:table-cell>
          <table:table-cell table:formula="of:=RAND()" office:value-type="float" office:value="0.656869450584054">
            <text:p>0.6568694506</text:p>
          </table:table-cell>
          <table:table-cell table:formula="of:=RAND()" office:value-type="float" office:value="0.208293063566089">
            <text:p>0.2082930636</text:p>
          </table:table-cell>
          <table:table-cell table:formula="of:=RAND()" office:value-type="float" office:value="0.665913003729656">
            <text:p>0.6659130037</text:p>
          </table:table-cell>
          <table:table-cell table:formula="of:=RAND()" office:value-type="float" office:value="0.910882526775822">
            <text:p>0.9108825268</text:p>
          </table:table-cell>
          <table:table-cell table:formula="of:=RAND()" office:value-type="float" office:value="0.345169303705916">
            <text:p>0.3451693037</text:p>
          </table:table-cell>
          <table:table-cell table:formula="of:=RAND()" office:value-type="float" office:value="0.857548738829792">
            <text:p>0.8575487388</text:p>
          </table:table-cell>
          <table:table-cell table:formula="of:=RAND()" office:value-type="float" office:value="0.940203600330278">
            <text:p>0.9402036003</text:p>
          </table:table-cell>
          <table:table-cell table:formula="of:=RAND()" office:value-type="float" office:value="0.162356025073677">
            <text:p>0.1623560251</text:p>
          </table:table-cell>
          <table:table-cell table:formula="of:=SUM([.B989:.M989])-6" office:value-type="float" office:value="0.418244224274531">
            <text:p>0.4182442243</text:p>
          </table:table-cell>
          <table:table-cell table:formula="of:=[.N989]-[.$G$6]" office:value-type="float" office:value="0.431269399414305">
            <text:p>0.4312693994</text:p>
          </table:table-cell>
          <table:table-cell table:formula="of:=[.O989]*[.O989]" office:value-type="float" office:value="0.185993294871175">
            <text:p>0.1859932949</text:p>
          </table:table-cell>
        </table:table-row>
        <table:table-row table:style-name="ro1">
          <table:table-cell/>
          <table:table-cell table:formula="of:=RAND()" office:value-type="float" office:value="0.045047132531181">
            <text:p>0.0450471325</text:p>
          </table:table-cell>
          <table:table-cell table:formula="of:=RAND()" office:value-type="float" office:value="0.140556641854346">
            <text:p>0.1405566419</text:p>
          </table:table-cell>
          <table:table-cell table:formula="of:=RAND()" office:value-type="float" office:value="0.888280771672726">
            <text:p>0.8882807717</text:p>
          </table:table-cell>
          <table:table-cell table:formula="of:=RAND()" office:value-type="float" office:value="0.311052946606651">
            <text:p>0.3110529466</text:p>
          </table:table-cell>
          <table:table-cell table:formula="of:=RAND()" office:value-type="float" office:value="0.95935691613704">
            <text:p>0.9593569161</text:p>
          </table:table-cell>
          <table:table-cell table:formula="of:=RAND()" office:value-type="float" office:value="0.291042785858735">
            <text:p>0.2910427859</text:p>
          </table:table-cell>
          <table:table-cell table:formula="of:=RAND()" office:value-type="float" office:value="0.2343043028377">
            <text:p>0.2343043028</text:p>
          </table:table-cell>
          <table:table-cell table:formula="of:=RAND()" office:value-type="float" office:value="0.403521679108962">
            <text:p>0.4035216791</text:p>
          </table:table-cell>
          <table:table-cell table:formula="of:=RAND()" office:value-type="float" office:value="0.35126639297232">
            <text:p>0.351266393</text:p>
          </table:table-cell>
          <table:table-cell table:formula="of:=RAND()" office:value-type="float" office:value="0.957727457629517">
            <text:p>0.9577274576</text:p>
          </table:table-cell>
          <table:table-cell table:formula="of:=RAND()" office:value-type="float" office:value="0.385252345120534">
            <text:p>0.3852523451</text:p>
          </table:table-cell>
          <table:table-cell table:formula="of:=RAND()" office:value-type="float" office:value="0.18586139078252">
            <text:p>0.1858613908</text:p>
          </table:table-cell>
          <table:table-cell table:formula="of:=SUM([.B990:.M990])-6" office:value-type="float" office:value="-0.846729236887768">
            <text:p>-0.8467292369</text:p>
          </table:table-cell>
          <table:table-cell table:formula="of:=[.N990]-[.$G$6]" office:value-type="float" office:value="-0.833704061747994">
            <text:p>-0.8337040617</text:p>
          </table:table-cell>
          <table:table-cell table:formula="of:=[.O990]*[.O990]" office:value-type="float" office:value="0.695062462575103">
            <text:p>0.6950624626</text:p>
          </table:table-cell>
        </table:table-row>
        <table:table-row table:style-name="ro1">
          <table:table-cell/>
          <table:table-cell table:formula="of:=RAND()" office:value-type="float" office:value="0.377609380753711">
            <text:p>0.3776093808</text:p>
          </table:table-cell>
          <table:table-cell table:formula="of:=RAND()" office:value-type="float" office:value="0.881074169650674">
            <text:p>0.8810741697</text:p>
          </table:table-cell>
          <table:table-cell table:formula="of:=RAND()" office:value-type="float" office:value="0.843871146207675">
            <text:p>0.8438711462</text:p>
          </table:table-cell>
          <table:table-cell table:formula="of:=RAND()" office:value-type="float" office:value="0.567654722137377">
            <text:p>0.5676547221</text:p>
          </table:table-cell>
          <table:table-cell table:formula="of:=RAND()" office:value-type="float" office:value="0.16085980925709">
            <text:p>0.1608598093</text:p>
          </table:table-cell>
          <table:table-cell table:formula="of:=RAND()" office:value-type="float" office:value="0.530930629232898">
            <text:p>0.5309306292</text:p>
          </table:table-cell>
          <table:table-cell table:formula="of:=RAND()" office:value-type="float" office:value="0.172128810780123">
            <text:p>0.1721288108</text:p>
          </table:table-cell>
          <table:table-cell table:formula="of:=RAND()" office:value-type="float" office:value="0.194801912643015">
            <text:p>0.1948019126</text:p>
          </table:table-cell>
          <table:table-cell table:formula="of:=RAND()" office:value-type="float" office:value="0.628485646331683">
            <text:p>0.6284856463</text:p>
          </table:table-cell>
          <table:table-cell table:formula="of:=RAND()" office:value-type="float" office:value="0.728795479284599">
            <text:p>0.7287954793</text:p>
          </table:table-cell>
          <table:table-cell table:formula="of:=RAND()" office:value-type="float" office:value="0.3949714677874">
            <text:p>0.3949714678</text:p>
          </table:table-cell>
          <table:table-cell table:formula="of:=RAND()" office:value-type="float" office:value="0.824478260008618">
            <text:p>0.82447826</text:p>
          </table:table-cell>
          <table:table-cell table:formula="of:=SUM([.B991:.M991])-6" office:value-type="float" office:value="0.305661434074864">
            <text:p>0.3056614341</text:p>
          </table:table-cell>
          <table:table-cell table:formula="of:=[.N991]-[.$G$6]" office:value-type="float" office:value="0.318686609214637">
            <text:p>0.3186866092</text:p>
          </table:table-cell>
          <table:table-cell table:formula="of:=[.O991]*[.O991]" office:value-type="float" office:value="0.101561154892723">
            <text:p>0.1015611549</text:p>
          </table:table-cell>
        </table:table-row>
        <table:table-row table:style-name="ro1">
          <table:table-cell/>
          <table:table-cell table:formula="of:=RAND()" office:value-type="float" office:value="0.0349315763451159">
            <text:p>0.0349315763</text:p>
          </table:table-cell>
          <table:table-cell table:formula="of:=RAND()" office:value-type="float" office:value="0.800988055998459">
            <text:p>0.800988056</text:p>
          </table:table-cell>
          <table:table-cell table:formula="of:=RAND()" office:value-type="float" office:value="0.14765413547866">
            <text:p>0.1476541355</text:p>
          </table:table-cell>
          <table:table-cell table:formula="of:=RAND()" office:value-type="float" office:value="0.168576245661825">
            <text:p>0.1685762457</text:p>
          </table:table-cell>
          <table:table-cell table:formula="of:=RAND()" office:value-type="float" office:value="0.417968662455678">
            <text:p>0.4179686625</text:p>
          </table:table-cell>
          <table:table-cell table:formula="of:=RAND()" office:value-type="float" office:value="0.253847586456686">
            <text:p>0.2538475865</text:p>
          </table:table-cell>
          <table:table-cell table:formula="of:=RAND()" office:value-type="float" office:value="0.950084637152031">
            <text:p>0.9500846372</text:p>
          </table:table-cell>
          <table:table-cell table:formula="of:=RAND()" office:value-type="float" office:value="0.134858686709777">
            <text:p>0.1348586867</text:p>
          </table:table-cell>
          <table:table-cell table:formula="of:=RAND()" office:value-type="float" office:value="0.306573811452836">
            <text:p>0.3065738115</text:p>
          </table:table-cell>
          <table:table-cell table:formula="of:=RAND()" office:value-type="float" office:value="0.523183641256765">
            <text:p>0.5231836413</text:p>
          </table:table-cell>
          <table:table-cell table:formula="of:=RAND()" office:value-type="float" office:value="0.512525508413091">
            <text:p>0.5125255084</text:p>
          </table:table-cell>
          <table:table-cell table:formula="of:=RAND()" office:value-type="float" office:value="0.669811796396971">
            <text:p>0.6698117964</text:p>
          </table:table-cell>
          <table:table-cell table:formula="of:=SUM([.B992:.M992])-6" office:value-type="float" office:value="-1.07899565622211">
            <text:p>-1.0789956562</text:p>
          </table:table-cell>
          <table:table-cell table:formula="of:=[.N992]-[.$G$6]" office:value-type="float" office:value="-1.06597048108233">
            <text:p>-1.0659704811</text:p>
          </table:table-cell>
          <table:table-cell table:formula="of:=[.O992]*[.O992]" office:value-type="float" office:value="1.1362930665389">
            <text:p>1.1362930665</text:p>
          </table:table-cell>
        </table:table-row>
        <table:table-row table:style-name="ro1">
          <table:table-cell/>
          <table:table-cell table:formula="of:=RAND()" office:value-type="float" office:value="0.404925788519904">
            <text:p>0.4049257885</text:p>
          </table:table-cell>
          <table:table-cell table:formula="of:=RAND()" office:value-type="float" office:value="0.451006201095879">
            <text:p>0.4510062011</text:p>
          </table:table-cell>
          <table:table-cell table:formula="of:=RAND()" office:value-type="float" office:value="0.424962106859311">
            <text:p>0.4249621069</text:p>
          </table:table-cell>
          <table:table-cell table:formula="of:=RAND()" office:value-type="float" office:value="0.578377796337009">
            <text:p>0.5783777963</text:p>
          </table:table-cell>
          <table:table-cell table:formula="of:=RAND()" office:value-type="float" office:value="0.630511793540791">
            <text:p>0.6305117935</text:p>
          </table:table-cell>
          <table:table-cell table:formula="of:=RAND()" office:value-type="float" office:value="0.225161186186597">
            <text:p>0.2251611862</text:p>
          </table:table-cell>
          <table:table-cell table:formula="of:=RAND()" office:value-type="float" office:value="0.0183523707091808">
            <text:p>0.0183523707</text:p>
          </table:table-cell>
          <table:table-cell table:formula="of:=RAND()" office:value-type="float" office:value="0.186462440760806">
            <text:p>0.1864624408</text:p>
          </table:table-cell>
          <table:table-cell table:formula="of:=RAND()" office:value-type="float" office:value="0.0807666827458888">
            <text:p>0.0807666827</text:p>
          </table:table-cell>
          <table:table-cell table:formula="of:=RAND()" office:value-type="float" office:value="0.708331074099988">
            <text:p>0.7083310741</text:p>
          </table:table-cell>
          <table:table-cell table:formula="of:=RAND()" office:value-type="float" office:value="0.509412098210305">
            <text:p>0.5094120982</text:p>
          </table:table-cell>
          <table:table-cell table:formula="of:=RAND()" office:value-type="float" office:value="0.271860948298126">
            <text:p>0.2718609483</text:p>
          </table:table-cell>
          <table:table-cell table:formula="of:=SUM([.B993:.M993])-6" office:value-type="float" office:value="-1.50986951263621">
            <text:p>-1.5098695126</text:p>
          </table:table-cell>
          <table:table-cell table:formula="of:=[.N993]-[.$G$6]" office:value-type="float" office:value="-1.49684433749644">
            <text:p>-1.4968443375</text:p>
          </table:table-cell>
          <table:table-cell table:formula="of:=[.O993]*[.O993]" office:value-type="float" office:value="2.24054297069516">
            <text:p>2.2405429707</text:p>
          </table:table-cell>
        </table:table-row>
        <table:table-row table:style-name="ro1">
          <table:table-cell/>
          <table:table-cell table:formula="of:=RAND()" office:value-type="float" office:value="0.689844809472561">
            <text:p>0.6898448095</text:p>
          </table:table-cell>
          <table:table-cell table:formula="of:=RAND()" office:value-type="float" office:value="0.916845259256661">
            <text:p>0.9168452593</text:p>
          </table:table-cell>
          <table:table-cell table:formula="of:=RAND()" office:value-type="float" office:value="0.410933218430728">
            <text:p>0.4109332184</text:p>
          </table:table-cell>
          <table:table-cell table:formula="of:=RAND()" office:value-type="float" office:value="0.883963150205091">
            <text:p>0.8839631502</text:p>
          </table:table-cell>
          <table:table-cell table:formula="of:=RAND()" office:value-type="float" office:value="0.380258539458737">
            <text:p>0.3802585395</text:p>
          </table:table-cell>
          <table:table-cell table:formula="of:=RAND()" office:value-type="float" office:value="0.373137488029897">
            <text:p>0.373137488</text:p>
          </table:table-cell>
          <table:table-cell table:formula="of:=RAND()" office:value-type="float" office:value="0.731598488986492">
            <text:p>0.731598489</text:p>
          </table:table-cell>
          <table:table-cell table:formula="of:=RAND()" office:value-type="float" office:value="0.216537538915873">
            <text:p>0.2165375389</text:p>
          </table:table-cell>
          <table:table-cell table:formula="of:=RAND()" office:value-type="float" office:value="0.869225029135123">
            <text:p>0.8692250291</text:p>
          </table:table-cell>
          <table:table-cell table:formula="of:=RAND()" office:value-type="float" office:value="0.516823841724545">
            <text:p>0.5168238417</text:p>
          </table:table-cell>
          <table:table-cell table:formula="of:=RAND()" office:value-type="float" office:value="0.897947579156607">
            <text:p>0.8979475792</text:p>
          </table:table-cell>
          <table:table-cell table:formula="of:=RAND()" office:value-type="float" office:value="0.629475264577195">
            <text:p>0.6294752646</text:p>
          </table:table-cell>
          <table:table-cell table:formula="of:=SUM([.B994:.M994])-6" office:value-type="float" office:value="1.51659020734951">
            <text:p>1.5165902073</text:p>
          </table:table-cell>
          <table:table-cell table:formula="of:=[.N994]-[.$G$6]" office:value-type="float" office:value="1.52961538248928">
            <text:p>1.5296153825</text:p>
          </table:table-cell>
          <table:table-cell table:formula="of:=[.O994]*[.O994]" office:value-type="float" office:value="2.33972321834783">
            <text:p>2.3397232183</text:p>
          </table:table-cell>
        </table:table-row>
        <table:table-row table:style-name="ro1">
          <table:table-cell/>
          <table:table-cell table:formula="of:=RAND()" office:value-type="float" office:value="0.66150897485204">
            <text:p>0.6615089749</text:p>
          </table:table-cell>
          <table:table-cell table:formula="of:=RAND()" office:value-type="float" office:value="0.981469207443297">
            <text:p>0.9814692074</text:p>
          </table:table-cell>
          <table:table-cell table:formula="of:=RAND()" office:value-type="float" office:value="0.935215247794986">
            <text:p>0.9352152478</text:p>
          </table:table-cell>
          <table:table-cell table:formula="of:=RAND()" office:value-type="float" office:value="0.00670699123293161">
            <text:p>0.0067069912</text:p>
          </table:table-cell>
          <table:table-cell table:formula="of:=RAND()" office:value-type="float" office:value="0.789257536875084">
            <text:p>0.7892575369</text:p>
          </table:table-cell>
          <table:table-cell table:formula="of:=RAND()" office:value-type="float" office:value="0.156663831323385">
            <text:p>0.1566638313</text:p>
          </table:table-cell>
          <table:table-cell table:formula="of:=RAND()" office:value-type="float" office:value="0.755343823693693">
            <text:p>0.7553438237</text:p>
          </table:table-cell>
          <table:table-cell table:formula="of:=RAND()" office:value-type="float" office:value="0.67850716249086">
            <text:p>0.6785071625</text:p>
          </table:table-cell>
          <table:table-cell table:formula="of:=RAND()" office:value-type="float" office:value="0.971433343598619">
            <text:p>0.9714333436</text:p>
          </table:table-cell>
          <table:table-cell table:formula="of:=RAND()" office:value-type="float" office:value="0.136191542958841">
            <text:p>0.136191543</text:p>
          </table:table-cell>
          <table:table-cell table:formula="of:=RAND()" office:value-type="float" office:value="0.912688393844292">
            <text:p>0.9126883938</text:p>
          </table:table-cell>
          <table:table-cell table:formula="of:=RAND()" office:value-type="float" office:value="0.32988943066448">
            <text:p>0.3298894307</text:p>
          </table:table-cell>
          <table:table-cell table:formula="of:=SUM([.B995:.M995])-6" office:value-type="float" office:value="1.31487548677251">
            <text:p>1.3148754868</text:p>
          </table:table-cell>
          <table:table-cell table:formula="of:=[.N995]-[.$G$6]" office:value-type="float" office:value="1.32790066191228">
            <text:p>1.3279006619</text:p>
          </table:table-cell>
          <table:table-cell table:formula="of:=[.O995]*[.O995]" office:value-type="float" office:value="1.76332016790707">
            <text:p>1.7633201679</text:p>
          </table:table-cell>
        </table:table-row>
        <table:table-row table:style-name="ro1">
          <table:table-cell/>
          <table:table-cell table:formula="of:=RAND()" office:value-type="float" office:value="0.45408192416653">
            <text:p>0.4540819242</text:p>
          </table:table-cell>
          <table:table-cell table:formula="of:=RAND()" office:value-type="float" office:value="0.935747320298106">
            <text:p>0.9357473203</text:p>
          </table:table-cell>
          <table:table-cell table:formula="of:=RAND()" office:value-type="float" office:value="0.262125986395404">
            <text:p>0.2621259864</text:p>
          </table:table-cell>
          <table:table-cell table:formula="of:=RAND()" office:value-type="float" office:value="0.751791544957086">
            <text:p>0.751791545</text:p>
          </table:table-cell>
          <table:table-cell table:formula="of:=RAND()" office:value-type="float" office:value="0.155715945642442">
            <text:p>0.1557159456</text:p>
          </table:table-cell>
          <table:table-cell table:formula="of:=RAND()" office:value-type="float" office:value="0.328470753738657">
            <text:p>0.3284707537</text:p>
          </table:table-cell>
          <table:table-cell table:formula="of:=RAND()" office:value-type="float" office:value="0.743535133544356">
            <text:p>0.7435351335</text:p>
          </table:table-cell>
          <table:table-cell table:formula="of:=RAND()" office:value-type="float" office:value="0.813386896392331">
            <text:p>0.8133868964</text:p>
          </table:table-cell>
          <table:table-cell table:formula="of:=RAND()" office:value-type="float" office:value="0.967909607104957">
            <text:p>0.9679096071</text:p>
          </table:table-cell>
          <table:table-cell table:formula="of:=RAND()" office:value-type="float" office:value="0.163386719767004">
            <text:p>0.1633867198</text:p>
          </table:table-cell>
          <table:table-cell table:formula="of:=RAND()" office:value-type="float" office:value="0.267347921151668">
            <text:p>0.2673479212</text:p>
          </table:table-cell>
          <table:table-cell table:formula="of:=RAND()" office:value-type="float" office:value="0.307464644312859">
            <text:p>0.3074646443</text:p>
          </table:table-cell>
          <table:table-cell table:formula="of:=SUM([.B996:.M996])-6" office:value-type="float" office:value="0.150964397471398">
            <text:p>0.1509643975</text:p>
          </table:table-cell>
          <table:table-cell table:formula="of:=[.N996]-[.$G$6]" office:value-type="float" office:value="0.163989572611172">
            <text:p>0.1639895726</text:p>
          </table:table-cell>
          <table:table-cell table:formula="of:=[.O996]*[.O996]" office:value-type="float" office:value="0.0268925799251948">
            <text:p>0.0268925799</text:p>
          </table:table-cell>
        </table:table-row>
        <table:table-row table:style-name="ro1">
          <table:table-cell/>
          <table:table-cell table:formula="of:=RAND()" office:value-type="float" office:value="0.139169971458614">
            <text:p>0.1391699715</text:p>
          </table:table-cell>
          <table:table-cell table:formula="of:=RAND()" office:value-type="float" office:value="0.202613320667297">
            <text:p>0.2026133207</text:p>
          </table:table-cell>
          <table:table-cell table:formula="of:=RAND()" office:value-type="float" office:value="0.0452322000637651">
            <text:p>0.0452322001</text:p>
          </table:table-cell>
          <table:table-cell table:formula="of:=RAND()" office:value-type="float" office:value="0.586033168947324">
            <text:p>0.5860331689</text:p>
          </table:table-cell>
          <table:table-cell table:formula="of:=RAND()" office:value-type="float" office:value="0.510775227798149">
            <text:p>0.5107752278</text:p>
          </table:table-cell>
          <table:table-cell table:formula="of:=RAND()" office:value-type="float" office:value="0.15827569575049">
            <text:p>0.1582756958</text:p>
          </table:table-cell>
          <table:table-cell table:formula="of:=RAND()" office:value-type="float" office:value="0.121477538952604">
            <text:p>0.121477539</text:p>
          </table:table-cell>
          <table:table-cell table:formula="of:=RAND()" office:value-type="float" office:value="0.38463886664249">
            <text:p>0.3846388666</text:p>
          </table:table-cell>
          <table:table-cell table:formula="of:=RAND()" office:value-type="float" office:value="0.203094532946125">
            <text:p>0.2030945329</text:p>
          </table:table-cell>
          <table:table-cell table:formula="of:=RAND()" office:value-type="float" office:value="0.910414949292317">
            <text:p>0.9104149493</text:p>
          </table:table-cell>
          <table:table-cell table:formula="of:=RAND()" office:value-type="float" office:value="0.465347479097545">
            <text:p>0.4653474791</text:p>
          </table:table-cell>
          <table:table-cell table:formula="of:=RAND()" office:value-type="float" office:value="0.361275296658278">
            <text:p>0.3612752967</text:p>
          </table:table-cell>
          <table:table-cell table:formula="of:=SUM([.B997:.M997])-6" office:value-type="float" office:value="-1.911651751725">
            <text:p>-1.9116517517</text:p>
          </table:table-cell>
          <table:table-cell table:formula="of:=[.N997]-[.$G$6]" office:value-type="float" office:value="-1.89862657658523">
            <text:p>-1.8986265766</text:p>
          </table:table-cell>
          <table:table-cell table:formula="of:=[.O997]*[.O997]" office:value-type="float" office:value="3.60478287731575">
            <text:p>3.6047828773</text:p>
          </table:table-cell>
        </table:table-row>
        <table:table-row table:style-name="ro1">
          <table:table-cell/>
          <table:table-cell table:formula="of:=RAND()" office:value-type="float" office:value="0.481285763438791">
            <text:p>0.4812857634</text:p>
          </table:table-cell>
          <table:table-cell table:formula="of:=RAND()" office:value-type="float" office:value="0.0333121325820684">
            <text:p>0.0333121326</text:p>
          </table:table-cell>
          <table:table-cell table:formula="of:=RAND()" office:value-type="float" office:value="0.284221917390823">
            <text:p>0.2842219174</text:p>
          </table:table-cell>
          <table:table-cell table:formula="of:=RAND()" office:value-type="float" office:value="0.988152546808124">
            <text:p>0.9881525468</text:p>
          </table:table-cell>
          <table:table-cell table:formula="of:=RAND()" office:value-type="float" office:value="0.17657986911945">
            <text:p>0.1765798691</text:p>
          </table:table-cell>
          <table:table-cell table:formula="of:=RAND()" office:value-type="float" office:value="0.686520517338067">
            <text:p>0.6865205173</text:p>
          </table:table-cell>
          <table:table-cell table:formula="of:=RAND()" office:value-type="float" office:value="0.61137662245892">
            <text:p>0.6113766225</text:p>
          </table:table-cell>
          <table:table-cell table:formula="of:=RAND()" office:value-type="float" office:value="0.955228033009917">
            <text:p>0.955228033</text:p>
          </table:table-cell>
          <table:table-cell table:formula="of:=RAND()" office:value-type="float" office:value="0.383079042192549">
            <text:p>0.3830790422</text:p>
          </table:table-cell>
          <table:table-cell table:formula="of:=RAND()" office:value-type="float" office:value="0.520596552174538">
            <text:p>0.5205965522</text:p>
          </table:table-cell>
          <table:table-cell table:formula="of:=RAND()" office:value-type="float" office:value="0.301269591320306">
            <text:p>0.3012695913</text:p>
          </table:table-cell>
          <table:table-cell table:formula="of:=RAND()" office:value-type="float" office:value="0.372675967402756">
            <text:p>0.3726759674</text:p>
          </table:table-cell>
          <table:table-cell table:formula="of:=SUM([.B998:.M998])-6" office:value-type="float" office:value="-0.20570144476369">
            <text:p>-0.2057014448</text:p>
          </table:table-cell>
          <table:table-cell table:formula="of:=[.N998]-[.$G$6]" office:value-type="float" office:value="-0.192676269623917">
            <text:p>-0.1926762696</text:p>
          </table:table-cell>
          <table:table-cell table:formula="of:=[.O998]*[.O998]" office:value-type="float" office:value="0.0371241448761882">
            <text:p>0.0371241449</text:p>
          </table:table-cell>
        </table:table-row>
        <table:table-row table:style-name="ro1">
          <table:table-cell/>
          <table:table-cell table:formula="of:=RAND()" office:value-type="float" office:value="0.447423998499289">
            <text:p>0.4474239985</text:p>
          </table:table-cell>
          <table:table-cell table:formula="of:=RAND()" office:value-type="float" office:value="0.80821917206049">
            <text:p>0.8082191721</text:p>
          </table:table-cell>
          <table:table-cell table:formula="of:=RAND()" office:value-type="float" office:value="0.0570791631471366">
            <text:p>0.0570791631</text:p>
          </table:table-cell>
          <table:table-cell table:formula="of:=RAND()" office:value-type="float" office:value="0.730922229588032">
            <text:p>0.7309222296</text:p>
          </table:table-cell>
          <table:table-cell table:formula="of:=RAND()" office:value-type="float" office:value="0.305127973435447">
            <text:p>0.3051279734</text:p>
          </table:table-cell>
          <table:table-cell table:formula="of:=RAND()" office:value-type="float" office:value="0.385682924417779">
            <text:p>0.3856829244</text:p>
          </table:table-cell>
          <table:table-cell table:formula="of:=RAND()" office:value-type="float" office:value="0.866080236621201">
            <text:p>0.8660802366</text:p>
          </table:table-cell>
          <table:table-cell table:formula="of:=RAND()" office:value-type="float" office:value="0.152292776620016">
            <text:p>0.1522927766</text:p>
          </table:table-cell>
          <table:table-cell table:formula="of:=RAND()" office:value-type="float" office:value="0.916209392715246">
            <text:p>0.9162093927</text:p>
          </table:table-cell>
          <table:table-cell table:formula="of:=RAND()" office:value-type="float" office:value="0.117107287514955">
            <text:p>0.1171072875</text:p>
          </table:table-cell>
          <table:table-cell table:formula="of:=RAND()" office:value-type="float" office:value="0.187825466273353">
            <text:p>0.1878254663</text:p>
          </table:table-cell>
          <table:table-cell table:formula="of:=RAND()" office:value-type="float" office:value="0.859047144185752">
            <text:p>0.8590471442</text:p>
          </table:table-cell>
          <table:table-cell table:formula="of:=SUM([.B999:.M999])-6" office:value-type="float" office:value="-0.166982234921306">
            <text:p>-0.1669822349</text:p>
          </table:table-cell>
          <table:table-cell table:formula="of:=[.N999]-[.$G$6]" office:value-type="float" office:value="-0.153957059781533">
            <text:p>-0.1539570598</text:p>
          </table:table-cell>
          <table:table-cell table:formula="of:=[.O999]*[.O999]" office:value-type="float" office:value="0.0237027762565744">
            <text:p>0.0237027763</text:p>
          </table:table-cell>
        </table:table-row>
        <table:table-row table:style-name="ro1">
          <table:table-cell/>
          <table:table-cell table:formula="of:=RAND()" office:value-type="float" office:value="0.759019367862493">
            <text:p>0.7590193679</text:p>
          </table:table-cell>
          <table:table-cell table:formula="of:=RAND()" office:value-type="float" office:value="0.842004026751965">
            <text:p>0.8420040268</text:p>
          </table:table-cell>
          <table:table-cell table:formula="of:=RAND()" office:value-type="float" office:value="0.0675460486672819">
            <text:p>0.0675460487</text:p>
          </table:table-cell>
          <table:table-cell table:formula="of:=RAND()" office:value-type="float" office:value="0.403468156931922">
            <text:p>0.4034681569</text:p>
          </table:table-cell>
          <table:table-cell table:formula="of:=RAND()" office:value-type="float" office:value="0.394798230146989">
            <text:p>0.3947982301</text:p>
          </table:table-cell>
          <table:table-cell table:formula="of:=RAND()" office:value-type="float" office:value="0.762297878973186">
            <text:p>0.762297879</text:p>
          </table:table-cell>
          <table:table-cell table:formula="of:=RAND()" office:value-type="float" office:value="0.0986729706637561">
            <text:p>0.0986729707</text:p>
          </table:table-cell>
          <table:table-cell table:formula="of:=RAND()" office:value-type="float" office:value="0.851064197719097">
            <text:p>0.8510641977</text:p>
          </table:table-cell>
          <table:table-cell table:formula="of:=RAND()" office:value-type="float" office:value="0.563057071063668">
            <text:p>0.5630570711</text:p>
          </table:table-cell>
          <table:table-cell table:formula="of:=RAND()" office:value-type="float" office:value="0.568898522760719">
            <text:p>0.5688985228</text:p>
          </table:table-cell>
          <table:table-cell table:formula="of:=RAND()" office:value-type="float" office:value="0.355327467666939">
            <text:p>0.3553274677</text:p>
          </table:table-cell>
          <table:table-cell table:formula="of:=RAND()" office:value-type="float" office:value="0.882416537031531">
            <text:p>0.882416537</text:p>
          </table:table-cell>
          <table:table-cell table:formula="of:=SUM([.B1000:.M1000])-6" office:value-type="float" office:value="0.548570476239547">
            <text:p>0.5485704762</text:p>
          </table:table-cell>
          <table:table-cell table:formula="of:=[.N1000]-[.$G$6]" office:value-type="float" office:value="0.561595651379321">
            <text:p>0.5615956514</text:p>
          </table:table-cell>
          <table:table-cell table:formula="of:=[.O1000]*[.O1000]" office:value-type="float" office:value="0.315389675648164">
            <text:p>0.3153896756</text:p>
          </table:table-cell>
        </table:table-row>
        <table:table-row table:style-name="ro1">
          <table:table-cell/>
          <table:table-cell table:formula="of:=RAND()" office:value-type="float" office:value="0.557712987298146">
            <text:p>0.5577129873</text:p>
          </table:table-cell>
          <table:table-cell table:formula="of:=RAND()" office:value-type="float" office:value="0.375532373320311">
            <text:p>0.3755323733</text:p>
          </table:table-cell>
          <table:table-cell table:formula="of:=RAND()" office:value-type="float" office:value="0.41342666442506">
            <text:p>0.4134266644</text:p>
          </table:table-cell>
          <table:table-cell table:formula="of:=RAND()" office:value-type="float" office:value="0.38760395324789">
            <text:p>0.3876039532</text:p>
          </table:table-cell>
          <table:table-cell table:formula="of:=RAND()" office:value-type="float" office:value="0.559425893006846">
            <text:p>0.559425893</text:p>
          </table:table-cell>
          <table:table-cell table:formula="of:=RAND()" office:value-type="float" office:value="0.742869386915118">
            <text:p>0.7428693869</text:p>
          </table:table-cell>
          <table:table-cell table:formula="of:=RAND()" office:value-type="float" office:value="0.91551421652548">
            <text:p>0.9155142165</text:p>
          </table:table-cell>
          <table:table-cell table:formula="of:=RAND()" office:value-type="float" office:value="0.869043000275269">
            <text:p>0.8690430003</text:p>
          </table:table-cell>
          <table:table-cell table:formula="of:=RAND()" office:value-type="float" office:value="0.689324976876378">
            <text:p>0.6893249769</text:p>
          </table:table-cell>
          <table:table-cell table:formula="of:=RAND()" office:value-type="float" office:value="0.403890750138089">
            <text:p>0.4038907501</text:p>
          </table:table-cell>
          <table:table-cell table:formula="of:=RAND()" office:value-type="float" office:value="0.718123397091404">
            <text:p>0.7181233971</text:p>
          </table:table-cell>
          <table:table-cell table:formula="of:=RAND()" office:value-type="float" office:value="0.52956853271462">
            <text:p>0.5295685327</text:p>
          </table:table-cell>
          <table:table-cell table:formula="of:=SUM([.B1001:.M1001])-6" office:value-type="float" office:value="1.16203613183461">
            <text:p>1.1620361318</text:p>
          </table:table-cell>
          <table:table-cell table:formula="of:=[.N1001]-[.$G$6]" office:value-type="float" office:value="1.17506130697439">
            <text:p>1.175061307</text:p>
          </table:table-cell>
          <table:table-cell table:formula="of:=[.O1001]*[.O1001]" office:value-type="float" office:value="1.38076907514835">
            <text:p>1.3807690751</text:p>
          </table:table-cell>
        </table:table-row>
        <table:table-row table:style-name="ro1">
          <table:table-cell/>
          <table:table-cell table:formula="of:=RAND()" office:value-type="float" office:value="0.260252855718136">
            <text:p>0.2602528557</text:p>
          </table:table-cell>
          <table:table-cell table:formula="of:=RAND()" office:value-type="float" office:value="0.867921417579055">
            <text:p>0.8679214176</text:p>
          </table:table-cell>
          <table:table-cell table:formula="of:=RAND()" office:value-type="float" office:value="0.0691079355310649">
            <text:p>0.0691079355</text:p>
          </table:table-cell>
          <table:table-cell table:formula="of:=RAND()" office:value-type="float" office:value="0.0350468354299664">
            <text:p>0.0350468354</text:p>
          </table:table-cell>
          <table:table-cell table:formula="of:=RAND()" office:value-type="float" office:value="0.627873618621379">
            <text:p>0.6278736186</text:p>
          </table:table-cell>
          <table:table-cell table:formula="of:=RAND()" office:value-type="float" office:value="0.221597255440429">
            <text:p>0.2215972554</text:p>
          </table:table-cell>
          <table:table-cell table:formula="of:=RAND()" office:value-type="float" office:value="0.137583553325385">
            <text:p>0.1375835533</text:p>
          </table:table-cell>
          <table:table-cell table:formula="of:=RAND()" office:value-type="float" office:value="0.184557247441262">
            <text:p>0.1845572474</text:p>
          </table:table-cell>
          <table:table-cell table:formula="of:=RAND()" office:value-type="float" office:value="0.410659432644025">
            <text:p>0.4106594326</text:p>
          </table:table-cell>
          <table:table-cell table:formula="of:=RAND()" office:value-type="float" office:value="0.602644223021343">
            <text:p>0.602644223</text:p>
          </table:table-cell>
          <table:table-cell table:formula="of:=RAND()" office:value-type="float" office:value="0.182617826154456">
            <text:p>0.1826178262</text:p>
          </table:table-cell>
          <table:table-cell table:formula="of:=RAND()" office:value-type="float" office:value="0.360723160440102">
            <text:p>0.3607231604</text:p>
          </table:table-cell>
          <table:table-cell table:formula="of:=SUM([.B1002:.M1002])-6" office:value-type="float" office:value="-2.0394146386534">
            <text:p>-2.0394146387</text:p>
          </table:table-cell>
          <table:table-cell table:formula="of:=[.N1002]-[.$G$6]" office:value-type="float" office:value="-2.02638946351362">
            <text:p>-2.0263894635</text:p>
          </table:table-cell>
          <table:table-cell table:formula="of:=[.O1002]*[.O1002]" office:value-type="float" office:value="4.10625425783903">
            <text:p>4.1062542578</text:p>
          </table:table-cell>
        </table:table-row>
        <table:table-row table:style-name="ro1">
          <table:table-cell/>
          <table:table-cell table:formula="of:=RAND()" office:value-type="float" office:value="0.36341010639444">
            <text:p>0.3634101064</text:p>
          </table:table-cell>
          <table:table-cell table:formula="of:=RAND()" office:value-type="float" office:value="0.413011750439182">
            <text:p>0.4130117504</text:p>
          </table:table-cell>
          <table:table-cell table:formula="of:=RAND()" office:value-type="float" office:value="0.605493110138923">
            <text:p>0.6054931101</text:p>
          </table:table-cell>
          <table:table-cell table:formula="of:=RAND()" office:value-type="float" office:value="0.238902106648311">
            <text:p>0.2389021066</text:p>
          </table:table-cell>
          <table:table-cell table:formula="of:=RAND()" office:value-type="float" office:value="0.182301139924675">
            <text:p>0.1823011399</text:p>
          </table:table-cell>
          <table:table-cell table:formula="of:=RAND()" office:value-type="float" office:value="0.0821533175185323">
            <text:p>0.0821533175</text:p>
          </table:table-cell>
          <table:table-cell table:formula="of:=RAND()" office:value-type="float" office:value="0.850245235254988">
            <text:p>0.8502452353</text:p>
          </table:table-cell>
          <table:table-cell table:formula="of:=RAND()" office:value-type="float" office:value="0.652541127754375">
            <text:p>0.6525411278</text:p>
          </table:table-cell>
          <table:table-cell table:formula="of:=RAND()" office:value-type="float" office:value="0.739848560187966">
            <text:p>0.7398485602</text:p>
          </table:table-cell>
          <table:table-cell table:formula="of:=RAND()" office:value-type="float" office:value="0.622576186433435">
            <text:p>0.6225761864</text:p>
          </table:table-cell>
          <table:table-cell table:formula="of:=RAND()" office:value-type="float" office:value="0.203751286491752">
            <text:p>0.2037512865</text:p>
          </table:table-cell>
          <table:table-cell table:formula="of:=RAND()" office:value-type="float" office:value="0.0323603344149888">
            <text:p>0.0323603344</text:p>
          </table:table-cell>
          <table:table-cell table:formula="of:=SUM([.B1003:.M1003])-6" office:value-type="float" office:value="-1.01340573839843">
            <text:p>-1.0134057384</text:p>
          </table:table-cell>
          <table:table-cell table:formula="of:=[.N1003]-[.$G$6]" office:value-type="float" office:value="-1.00038056325866">
            <text:p>-1.0003805633</text:p>
          </table:table-cell>
          <table:table-cell table:formula="of:=[.O1003]*[.O1003]" office:value-type="float" office:value="1.00076127134571">
            <text:p>1.0007612713</text:p>
          </table:table-cell>
        </table:table-row>
        <table:table-row table:style-name="ro1">
          <table:table-cell/>
          <table:table-cell table:formula="of:=RAND()" office:value-type="float" office:value="0.708078275201842">
            <text:p>0.7080782752</text:p>
          </table:table-cell>
          <table:table-cell table:formula="of:=RAND()" office:value-type="float" office:value="0.412003157660365">
            <text:p>0.4120031577</text:p>
          </table:table-cell>
          <table:table-cell table:formula="of:=RAND()" office:value-type="float" office:value="0.770730260759592">
            <text:p>0.7707302608</text:p>
          </table:table-cell>
          <table:table-cell table:formula="of:=RAND()" office:value-type="float" office:value="0.946432212600485">
            <text:p>0.9464322126</text:p>
          </table:table-cell>
          <table:table-cell table:formula="of:=RAND()" office:value-type="float" office:value="0.903256082674488">
            <text:p>0.9032560827</text:p>
          </table:table-cell>
          <table:table-cell table:formula="of:=RAND()" office:value-type="float" office:value="0.48462787643075">
            <text:p>0.4846278764</text:p>
          </table:table-cell>
          <table:table-cell table:formula="of:=RAND()" office:value-type="float" office:value="0.0685413449537009">
            <text:p>0.068541345</text:p>
          </table:table-cell>
          <table:table-cell table:formula="of:=RAND()" office:value-type="float" office:value="0.865354912588373">
            <text:p>0.8653549126</text:p>
          </table:table-cell>
          <table:table-cell table:formula="of:=RAND()" office:value-type="float" office:value="0.796679359627888">
            <text:p>0.7966793596</text:p>
          </table:table-cell>
          <table:table-cell table:formula="of:=RAND()" office:value-type="float" office:value="0.574275374179706">
            <text:p>0.5742753742</text:p>
          </table:table-cell>
          <table:table-cell table:formula="of:=RAND()" office:value-type="float" office:value="0.132427202304825">
            <text:p>0.1324272023</text:p>
          </table:table-cell>
          <table:table-cell table:formula="of:=RAND()" office:value-type="float" office:value="0.312686834018677">
            <text:p>0.312686834</text:p>
          </table:table-cell>
          <table:table-cell table:formula="of:=SUM([.B1004:.M1004])-6" office:value-type="float" office:value="0.975092893000692">
            <text:p>0.975092893</text:p>
          </table:table-cell>
          <table:table-cell table:formula="of:=[.N1004]-[.$G$6]" office:value-type="float" office:value="0.988118068140466">
            <text:p>0.9881180681</text:p>
          </table:table-cell>
          <table:table-cell table:formula="of:=[.O1004]*[.O1004]" office:value-type="float" office:value="0.976377316585646">
            <text:p>0.9763773166</text:p>
          </table:table-cell>
        </table:table-row>
        <table:table-row table:style-name="ro1">
          <table:table-cell/>
          <table:table-cell table:formula="of:=RAND()" office:value-type="float" office:value="0.767123654251918">
            <text:p>0.7671236543</text:p>
          </table:table-cell>
          <table:table-cell table:formula="of:=RAND()" office:value-type="float" office:value="0.659363228827715">
            <text:p>0.6593632288</text:p>
          </table:table-cell>
          <table:table-cell table:formula="of:=RAND()" office:value-type="float" office:value="0.37650460540317">
            <text:p>0.3765046054</text:p>
          </table:table-cell>
          <table:table-cell table:formula="of:=RAND()" office:value-type="float" office:value="0.447860514046624">
            <text:p>0.447860514</text:p>
          </table:table-cell>
          <table:table-cell table:formula="of:=RAND()" office:value-type="float" office:value="0.30883735883981">
            <text:p>0.3088373588</text:p>
          </table:table-cell>
          <table:table-cell table:formula="of:=RAND()" office:value-type="float" office:value="0.903815441066399">
            <text:p>0.9038154411</text:p>
          </table:table-cell>
          <table:table-cell table:formula="of:=RAND()" office:value-type="float" office:value="0.0653242960106581">
            <text:p>0.065324296</text:p>
          </table:table-cell>
          <table:table-cell table:formula="of:=RAND()" office:value-type="float" office:value="0.764172404073179">
            <text:p>0.7641724041</text:p>
          </table:table-cell>
          <table:table-cell table:formula="of:=RAND()" office:value-type="float" office:value="0.95125752617605">
            <text:p>0.9512575262</text:p>
          </table:table-cell>
          <table:table-cell table:formula="of:=RAND()" office:value-type="float" office:value="0.967503756517544">
            <text:p>0.9675037565</text:p>
          </table:table-cell>
          <table:table-cell table:formula="of:=RAND()" office:value-type="float" office:value="0.756282112328336">
            <text:p>0.7562821123</text:p>
          </table:table-cell>
          <table:table-cell table:formula="of:=RAND()" office:value-type="float" office:value="0.0327747776173055">
            <text:p>0.0327747776</text:p>
          </table:table-cell>
          <table:table-cell table:formula="of:=SUM([.B1005:.M1005])-6" office:value-type="float" office:value="1.00081967515871">
            <text:p>1.0008196752</text:p>
          </table:table-cell>
          <table:table-cell table:formula="of:=[.N1005]-[.$G$6]" office:value-type="float" office:value="1.01384485029848">
            <text:p>1.0138448503</text:p>
          </table:table-cell>
          <table:table-cell table:formula="of:=[.O1005]*[.O1005]" office:value-type="float" office:value="1.02788138047675">
            <text:p>1.0278813805</text:p>
          </table:table-cell>
        </table:table-row>
        <table:table-row table:style-name="ro1">
          <table:table-cell/>
          <table:table-cell table:formula="of:=RAND()" office:value-type="float" office:value="0.0964743301738054">
            <text:p>0.0964743302</text:p>
          </table:table-cell>
          <table:table-cell table:formula="of:=RAND()" office:value-type="float" office:value="0.00245810323394835">
            <text:p>0.0024581032</text:p>
          </table:table-cell>
          <table:table-cell table:formula="of:=RAND()" office:value-type="float" office:value="0.315527125494555">
            <text:p>0.3155271255</text:p>
          </table:table-cell>
          <table:table-cell table:formula="of:=RAND()" office:value-type="float" office:value="0.438844697084278">
            <text:p>0.4388446971</text:p>
          </table:table-cell>
          <table:table-cell table:formula="of:=RAND()" office:value-type="float" office:value="0.201959053054452">
            <text:p>0.2019590531</text:p>
          </table:table-cell>
          <table:table-cell table:formula="of:=RAND()" office:value-type="float" office:value="0.939105670200661">
            <text:p>0.9391056702</text:p>
          </table:table-cell>
          <table:table-cell table:formula="of:=RAND()" office:value-type="float" office:value="0.94939547101967">
            <text:p>0.949395471</text:p>
          </table:table-cell>
          <table:table-cell table:formula="of:=RAND()" office:value-type="float" office:value="0.0615695975720882">
            <text:p>0.0615695976</text:p>
          </table:table-cell>
          <table:table-cell table:formula="of:=RAND()" office:value-type="float" office:value="0.293455148581415">
            <text:p>0.2934551486</text:p>
          </table:table-cell>
          <table:table-cell table:formula="of:=RAND()" office:value-type="float" office:value="0.697219599504024">
            <text:p>0.6972195995</text:p>
          </table:table-cell>
          <table:table-cell table:formula="of:=RAND()" office:value-type="float" office:value="0.310744204325601">
            <text:p>0.3107442043</text:p>
          </table:table-cell>
          <table:table-cell table:formula="of:=RAND()" office:value-type="float" office:value="0.865554952295497">
            <text:p>0.8655549523</text:p>
          </table:table-cell>
          <table:table-cell table:formula="of:=SUM([.B1006:.M1006])-6" office:value-type="float" office:value="-0.827692047460005">
            <text:p>-0.8276920475</text:p>
          </table:table-cell>
          <table:table-cell table:formula="of:=[.N1006]-[.$G$6]" office:value-type="float" office:value="-0.814666872320231">
            <text:p>-0.8146668723</text:p>
          </table:table-cell>
          <table:table-cell table:formula="of:=[.O1006]*[.O1006]" office:value-type="float" office:value="0.663682112856028">
            <text:p>0.6636821129</text:p>
          </table:table-cell>
        </table:table-row>
        <table:table-row table:style-name="ro1">
          <table:table-cell/>
          <table:table-cell table:formula="of:=RAND()" office:value-type="float" office:value="0.303185335826129">
            <text:p>0.3031853358</text:p>
          </table:table-cell>
          <table:table-cell table:formula="of:=RAND()" office:value-type="float" office:value="0.37482140539214">
            <text:p>0.3748214054</text:p>
          </table:table-cell>
          <table:table-cell table:formula="of:=RAND()" office:value-type="float" office:value="0.14438827871345">
            <text:p>0.1443882787</text:p>
          </table:table-cell>
          <table:table-cell table:formula="of:=RAND()" office:value-type="float" office:value="0.0775673505850136">
            <text:p>0.0775673506</text:p>
          </table:table-cell>
          <table:table-cell table:formula="of:=RAND()" office:value-type="float" office:value="0.347257575718686">
            <text:p>0.3472575757</text:p>
          </table:table-cell>
          <table:table-cell table:formula="of:=RAND()" office:value-type="float" office:value="0.187941124197096">
            <text:p>0.1879411242</text:p>
          </table:table-cell>
          <table:table-cell table:formula="of:=RAND()" office:value-type="float" office:value="0.768048956524581">
            <text:p>0.7680489565</text:p>
          </table:table-cell>
          <table:table-cell table:formula="of:=RAND()" office:value-type="float" office:value="0.0687781001906842">
            <text:p>0.0687781002</text:p>
          </table:table-cell>
          <table:table-cell table:formula="of:=RAND()" office:value-type="float" office:value="0.671276461100206">
            <text:p>0.6712764611</text:p>
          </table:table-cell>
          <table:table-cell table:formula="of:=RAND()" office:value-type="float" office:value="0.570757856592536">
            <text:p>0.5707578566</text:p>
          </table:table-cell>
          <table:table-cell table:formula="of:=RAND()" office:value-type="float" office:value="0.749674635240808">
            <text:p>0.7496746352</text:p>
          </table:table-cell>
          <table:table-cell table:formula="of:=RAND()" office:value-type="float" office:value="0.743386460235342">
            <text:p>0.7433864602</text:p>
          </table:table-cell>
          <table:table-cell table:formula="of:=SUM([.B1007:.M1007])-6" office:value-type="float" office:value="-0.992916459683329">
            <text:p>-0.9929164597</text:p>
          </table:table-cell>
          <table:table-cell table:formula="of:=[.N1007]-[.$G$6]" office:value-type="float" office:value="-0.979891284543555">
            <text:p>-0.9798912845</text:p>
          </table:table-cell>
          <table:table-cell table:formula="of:=[.O1007]*[.O1007]" office:value-type="float" office:value="0.960186929524419">
            <text:p>0.9601869295</text:p>
          </table:table-cell>
        </table:table-row>
        <table:table-row table:style-name="ro1">
          <table:table-cell/>
          <table:table-cell table:formula="of:=RAND()" office:value-type="float" office:value="0.19140640925616">
            <text:p>0.1914064093</text:p>
          </table:table-cell>
          <table:table-cell table:formula="of:=RAND()" office:value-type="float" office:value="0.428482307353988">
            <text:p>0.4284823074</text:p>
          </table:table-cell>
          <table:table-cell table:formula="of:=RAND()" office:value-type="float" office:value="0.369295249460265">
            <text:p>0.3692952495</text:p>
          </table:table-cell>
          <table:table-cell table:formula="of:=RAND()" office:value-type="float" office:value="0.379910876275972">
            <text:p>0.3799108763</text:p>
          </table:table-cell>
          <table:table-cell table:formula="of:=RAND()" office:value-type="float" office:value="0.0394296052400023">
            <text:p>0.0394296052</text:p>
          </table:table-cell>
          <table:table-cell table:formula="of:=RAND()" office:value-type="float" office:value="0.912221454782411">
            <text:p>0.9122214548</text:p>
          </table:table-cell>
          <table:table-cell table:formula="of:=RAND()" office:value-type="float" office:value="0.217089043930173">
            <text:p>0.2170890439</text:p>
          </table:table-cell>
          <table:table-cell table:formula="of:=RAND()" office:value-type="float" office:value="0.543755791382864">
            <text:p>0.5437557914</text:p>
          </table:table-cell>
          <table:table-cell table:formula="of:=RAND()" office:value-type="float" office:value="0.187291020760313">
            <text:p>0.1872910208</text:p>
          </table:table-cell>
          <table:table-cell table:formula="of:=RAND()" office:value-type="float" office:value="0.200737999519333">
            <text:p>0.2007379995</text:p>
          </table:table-cell>
          <table:table-cell table:formula="of:=RAND()" office:value-type="float" office:value="0.518557984381914">
            <text:p>0.5185579844</text:p>
          </table:table-cell>
          <table:table-cell table:formula="of:=RAND()" office:value-type="float" office:value="0.171362282941118">
            <text:p>0.1713622829</text:p>
          </table:table-cell>
          <table:table-cell table:formula="of:=SUM([.B1008:.M1008])-6" office:value-type="float" office:value="-1.84045997471549">
            <text:p>-1.8404599747</text:p>
          </table:table-cell>
          <table:table-cell table:formula="of:=[.N1008]-[.$G$6]" office:value-type="float" office:value="-1.82743479957571">
            <text:p>-1.8274347996</text:p>
          </table:table-cell>
          <table:table-cell table:formula="of:=[.O1008]*[.O1008]" office:value-type="float" office:value="3.33951794670032">
            <text:p>3.3395179467</text:p>
          </table:table-cell>
        </table:table-row>
        <table:table-row table:style-name="ro1">
          <table:table-cell/>
          <table:table-cell table:formula="of:=RAND()" office:value-type="float" office:value="0.232514707604423">
            <text:p>0.2325147076</text:p>
          </table:table-cell>
          <table:table-cell table:formula="of:=RAND()" office:value-type="float" office:value="0.153367881663144">
            <text:p>0.1533678817</text:p>
          </table:table-cell>
          <table:table-cell table:formula="of:=RAND()" office:value-type="float" office:value="0.0855868502985686">
            <text:p>0.0855868503</text:p>
          </table:table-cell>
          <table:table-cell table:formula="of:=RAND()" office:value-type="float" office:value="0.180623828899115">
            <text:p>0.1806238289</text:p>
          </table:table-cell>
          <table:table-cell table:formula="of:=RAND()" office:value-type="float" office:value="0.939282049890608">
            <text:p>0.9392820499</text:p>
          </table:table-cell>
          <table:table-cell table:formula="of:=RAND()" office:value-type="float" office:value="0.057187051512301">
            <text:p>0.0571870515</text:p>
          </table:table-cell>
          <table:table-cell table:formula="of:=RAND()" office:value-type="float" office:value="0.900188491679728">
            <text:p>0.9001884917</text:p>
          </table:table-cell>
          <table:table-cell table:formula="of:=RAND()" office:value-type="float" office:value="0.0560068525373936">
            <text:p>0.0560068525</text:p>
          </table:table-cell>
          <table:table-cell table:formula="of:=RAND()" office:value-type="float" office:value="0.497604417381808">
            <text:p>0.4976044174</text:p>
          </table:table-cell>
          <table:table-cell table:formula="of:=RAND()" office:value-type="float" office:value="0.166113358456641">
            <text:p>0.1661133585</text:p>
          </table:table-cell>
          <table:table-cell table:formula="of:=RAND()" office:value-type="float" office:value="0.114220625953749">
            <text:p>0.114220626</text:p>
          </table:table-cell>
          <table:table-cell table:formula="of:=RAND()" office:value-type="float" office:value="0.174931455636397">
            <text:p>0.1749314556</text:p>
          </table:table-cell>
          <table:table-cell table:formula="of:=SUM([.B1009:.M1009])-6" office:value-type="float" office:value="-2.44237242848612">
            <text:p>-2.4423724285</text:p>
          </table:table-cell>
          <table:table-cell table:formula="of:=[.N1009]-[.$G$6]" office:value-type="float" office:value="-2.42934725334635">
            <text:p>-2.4293472533</text:p>
          </table:table-cell>
          <table:table-cell table:formula="of:=[.O1009]*[.O1009]" office:value-type="float" office:value="5.90172807734146">
            <text:p>5.9017280773</text:p>
          </table:table-cell>
        </table:table-row>
        <table:table-row table:style-name="ro1">
          <table:table-cell/>
          <table:table-cell table:formula="of:=RAND()" office:value-type="float" office:value="0.00728213950060308">
            <text:p>0.0072821395</text:p>
          </table:table-cell>
          <table:table-cell table:formula="of:=RAND()" office:value-type="float" office:value="0.248647201806307">
            <text:p>0.2486472018</text:p>
          </table:table-cell>
          <table:table-cell table:formula="of:=RAND()" office:value-type="float" office:value="0.0768479388207197">
            <text:p>0.0768479388</text:p>
          </table:table-cell>
          <table:table-cell table:formula="of:=RAND()" office:value-type="float" office:value="0.967682858230546">
            <text:p>0.9676828582</text:p>
          </table:table-cell>
          <table:table-cell table:formula="of:=RAND()" office:value-type="float" office:value="0.170245099114254">
            <text:p>0.1702450991</text:p>
          </table:table-cell>
          <table:table-cell table:formula="of:=RAND()" office:value-type="float" office:value="0.675989126088098">
            <text:p>0.6759891261</text:p>
          </table:table-cell>
          <table:table-cell table:formula="of:=RAND()" office:value-type="float" office:value="0.14211000315845">
            <text:p>0.1421100032</text:p>
          </table:table-cell>
          <table:table-cell table:formula="of:=RAND()" office:value-type="float" office:value="0.893239320954308">
            <text:p>0.893239321</text:p>
          </table:table-cell>
          <table:table-cell table:formula="of:=RAND()" office:value-type="float" office:value="0.399460583692417">
            <text:p>0.3994605837</text:p>
          </table:table-cell>
          <table:table-cell table:formula="of:=RAND()" office:value-type="float" office:value="0.976778061129153">
            <text:p>0.9767780611</text:p>
          </table:table-cell>
          <table:table-cell table:formula="of:=RAND()" office:value-type="float" office:value="0.763321128906682">
            <text:p>0.7633211289</text:p>
          </table:table-cell>
          <table:table-cell table:formula="of:=RAND()" office:value-type="float" office:value="0.969568978762254">
            <text:p>0.9695689788</text:p>
          </table:table-cell>
          <table:table-cell table:formula="of:=SUM([.B1010:.M1010])-6" office:value-type="float" office:value="0.291172440163791">
            <text:p>0.2911724402</text:p>
          </table:table-cell>
          <table:table-cell table:formula="of:=[.N1010]-[.$G$6]" office:value-type="float" office:value="0.304197615303565">
            <text:p>0.3041976153</text:p>
          </table:table-cell>
          <table:table-cell table:formula="of:=[.O1010]*[.O1010]" office:value-type="float" office:value="0.0925361891563756">
            <text:p>0.0925361892</text:p>
          </table:table-cell>
        </table:table-row>
        <table:table-row table:style-name="ro1">
          <table:table-cell/>
          <table:table-cell table:formula="of:=RAND()" office:value-type="float" office:value="0.760110220639035">
            <text:p>0.7601102206</text:p>
          </table:table-cell>
          <table:table-cell table:formula="of:=RAND()" office:value-type="float" office:value="0.0768379494547844">
            <text:p>0.0768379495</text:p>
          </table:table-cell>
          <table:table-cell table:formula="of:=RAND()" office:value-type="float" office:value="0.145399304805323">
            <text:p>0.1453993048</text:p>
          </table:table-cell>
          <table:table-cell table:formula="of:=RAND()" office:value-type="float" office:value="0.917723558377475">
            <text:p>0.9177235584</text:p>
          </table:table-cell>
          <table:table-cell table:formula="of:=RAND()" office:value-type="float" office:value="0.425017635105178">
            <text:p>0.4250176351</text:p>
          </table:table-cell>
          <table:table-cell table:formula="of:=RAND()" office:value-type="float" office:value="0.131303964881226">
            <text:p>0.1313039649</text:p>
          </table:table-cell>
          <table:table-cell table:formula="of:=RAND()" office:value-type="float" office:value="0.62041964312084">
            <text:p>0.6204196431</text:p>
          </table:table-cell>
          <table:table-cell table:formula="of:=RAND()" office:value-type="float" office:value="0.840862935874611">
            <text:p>0.8408629359</text:p>
          </table:table-cell>
          <table:table-cell table:formula="of:=RAND()" office:value-type="float" office:value="0.936675142496824">
            <text:p>0.9366751425</text:p>
          </table:table-cell>
          <table:table-cell table:formula="of:=RAND()" office:value-type="float" office:value="0.30442807613872">
            <text:p>0.3044280761</text:p>
          </table:table-cell>
          <table:table-cell table:formula="of:=RAND()" office:value-type="float" office:value="0.421078543178737">
            <text:p>0.4210785432</text:p>
          </table:table-cell>
          <table:table-cell table:formula="of:=RAND()" office:value-type="float" office:value="0.752460029441863">
            <text:p>0.7524600294</text:p>
          </table:table-cell>
          <table:table-cell table:formula="of:=SUM([.B1011:.M1011])-6" office:value-type="float" office:value="0.332317003514618">
            <text:p>0.3323170035</text:p>
          </table:table-cell>
          <table:table-cell table:formula="of:=[.N1011]-[.$G$6]" office:value-type="float" office:value="0.345342178654391">
            <text:p>0.3453421787</text:p>
          </table:table-cell>
          <table:table-cell table:formula="of:=[.O1011]*[.O1011]" office:value-type="float" office:value="0.119261220357762">
            <text:p>0.1192612204</text:p>
          </table:table-cell>
        </table:table-row>
        <table:table-row table:style-name="ro1">
          <table:table-cell/>
          <table:table-cell table:formula="of:=RAND()" office:value-type="float" office:value="0.990011926973239">
            <text:p>0.990011927</text:p>
          </table:table-cell>
          <table:table-cell table:formula="of:=RAND()" office:value-type="float" office:value="0.0373127297498286">
            <text:p>0.0373127297</text:p>
          </table:table-cell>
          <table:table-cell table:formula="of:=RAND()" office:value-type="float" office:value="0.396775079658255">
            <text:p>0.3967750797</text:p>
          </table:table-cell>
          <table:table-cell table:formula="of:=RAND()" office:value-type="float" office:value="0.605334104038775">
            <text:p>0.605334104</text:p>
          </table:table-cell>
          <table:table-cell table:formula="of:=RAND()" office:value-type="float" office:value="0.542712888913229">
            <text:p>0.5427128889</text:p>
          </table:table-cell>
          <table:table-cell table:formula="of:=RAND()" office:value-type="float" office:value="0.084527711616829">
            <text:p>0.0845277116</text:p>
          </table:table-cell>
          <table:table-cell table:formula="of:=RAND()" office:value-type="float" office:value="0.401210150215775">
            <text:p>0.4012101502</text:p>
          </table:table-cell>
          <table:table-cell table:formula="of:=RAND()" office:value-type="float" office:value="0.119164933916181">
            <text:p>0.1191649339</text:p>
          </table:table-cell>
          <table:table-cell table:formula="of:=RAND()" office:value-type="float" office:value="0.444855714449659">
            <text:p>0.4448557144</text:p>
          </table:table-cell>
          <table:table-cell table:formula="of:=RAND()" office:value-type="float" office:value="0.0971688751596957">
            <text:p>0.0971688752</text:p>
          </table:table-cell>
          <table:table-cell table:formula="of:=RAND()" office:value-type="float" office:value="0.771995611488819">
            <text:p>0.7719956115</text:p>
          </table:table-cell>
          <table:table-cell table:formula="of:=RAND()" office:value-type="float" office:value="0.0679091983474791">
            <text:p>0.0679091983</text:p>
          </table:table-cell>
          <table:table-cell table:formula="of:=SUM([.B1012:.M1012])-6" office:value-type="float" office:value="-1.44102107547224">
            <text:p>-1.4410210755</text:p>
          </table:table-cell>
          <table:table-cell table:formula="of:=[.N1012]-[.$G$6]" office:value-type="float" office:value="-1.42799590033246">
            <text:p>-1.4279959003</text:p>
          </table:table-cell>
          <table:table-cell table:formula="of:=[.O1012]*[.O1012]" office:value-type="float" office:value="2.03917229136632">
            <text:p>2.0391722914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11/21/2017</text:date>, <text:time>10:5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11-21T10:00:45.31</meta:creation-date>
    <meta:generator>OpenOffice/4.1.3$Win32 OpenOffice.org_project/413m1$Build-9783</meta:generator>
    <dc:date>2017-11-21T10:52:17.46</dc:date>
    <dc:creator>RCC RCCD</dc:creator>
    <meta:editing-duration>PT51M36S</meta:editing-duration>
    <meta:editing-cycles>2</meta:editing-cycles>
    <meta:document-statistic meta:table-count="1" meta:cell-count="15026" meta:object-count="0"/>
  </office:meta>
</office:document-meta>
</file>